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 style:font-pitch="variable"/>
    <style:font-face style:name="Luxi Sans" svg:font-family="'Luxi Sans'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Bitstream Vera Serif" fo:font-size="9pt" fo:font-style="normal" fo:text-shadow="none" style:text-underline-style="none" fo:font-weight="normal" style:text-underline-mode="continuous" style:text-overline-mode="continuous" style:text-line-through-mode="continuous" style:font-name-asian="Luxi Sans" style:font-size-asian="9pt" style:font-style-asian="normal" style:font-weight-asian="normal" style:font-name-complex="Lucidasans" style:font-size-complex="12pt" style:font-style-complex="normal" style:font-weight-complex="normal" style:text-emphasize="none" style:font-relief="none"/>
    </style:style>
    <style:style style:name="ce2" style:family="table-cell" style:parent-style-name="Default" style:data-style-name="N3"/>
    <style:style style:name="ce3" style:family="table-cell" style:parent-style-name="Default" style:data-style-name="N110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Bitstream Vera Serif" fo:font-size="9pt" fo:font-style="normal" fo:text-shadow="none" style:text-underline-style="none" fo:font-weight="normal" style:text-underline-mode="continuous" style:text-overline-mode="continuous" style:text-line-through-mode="continuous" style:font-name-asian="Luxi Sans" style:font-size-asian="9pt" style:font-style-asian="normal" style:font-weight-asian="normal" style:font-name-complex="Lucidasans" style:font-size-complex="12pt" style:font-style-complex="normal" style:font-weight-complex="normal" style:text-emphasize="none" style:font-relief="none"/>
    </style:style>
    <style:style style:name="ce4" style:family="table-cell" style:parent-style-name="Default" style:data-style-name="N110"/>
    <style:style style:name="ce5" style:family="table-cell" style:parent-style-name="Default" style:data-style-name="N110">
      <style:table-cell-properties fo:background-color="#ff6633"/>
    </style:style>
    <style:style style:name="ce6" style:family="table-cell" style:parent-style-name="Default" style:data-style-name="N110">
      <style:table-cell-properties fo:background-color="#33cc66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14"/>
    <style:style style:name="ce9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xi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xi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visibility="collapse" table:default-cell-style-name="Default"/>
        <table:table-column table:style-name="co1" table:number-columns-repeated="252" table:default-cell-style-name="Default"/>
        <table:table-row table:style-name="ro1">
          <table:table-cell table:style-name="ce1" office:value-type="string">
            <text:p>Sample nb</text:p>
          </table:table-cell>
          <table:table-cell table:style-name="ce3" office:value-type="string">
            <text:p>Chirp</text:p>
          </table:table-cell>
          <table:table-cell table:style-name="ce4" office:value-type="string">
            <text:p>256*Chirp</text:p>
          </table:table-cell>
          <table:table-cell table:style-name="ce2"/>
          <table:table-cell table:style-name="ce4" office:value-type="string">
            <text:p>Hex</text:p>
          </table:table-cell>
          <table:table-cell table:style-name="ce4" office:value-type="string">
            <text:p>RMS Calc</text:p>
          </table:table-cell>
          <table:table-cell table:style-name="ce4" office:value-type="string">
            <text:p>Dérivée</text:p>
          </table:table-cell>
          <table:table-cell table:style-name="ce6"/>
          <table:table-cell table:style-name="ce4" table:number-columns-repeated="248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float" office:value="0">
            <text:p>0,0000</text:p>
          </table:table-cell>
          <table:table-cell table:style-name="ce4" table:formula="of:=([.F8]-[.$H$2])*256" office:value-type="float" office:value="10.66414336">
            <text:p>10,6641</text:p>
          </table:table-cell>
          <table:table-cell table:style-name="ce2" table:formula="of:=ROUND([.C2])+128" office:value-type="float" office:value="139">
            <text:p>139</text:p>
          </table:table-cell>
          <table:table-cell table:style-name="ce4" table:formula="of:=DEC2HEX([.D2])" office:value-type="string" office:string-value="8B">
            <text:p>8B</text:p>
          </table:table-cell>
          <table:table-cell table:style-name="ce4" table:formula="of:=([.B2]*[.B2])" office:value-type="float" office:value="0">
            <text:p>0,0000</text:p>
          </table:table-cell>
          <table:table-cell table:style-name="ce4" table:formula="of:=[.B2]-[.B362]" office:value-type="float" office:value="0">
            <text:p>0,0000</text:p>
          </table:table-cell>
          <table:table-cell table:style-name="ce6"/>
          <table:table-cell table:style-name="ce4" table:formula="of:=[.H2]*256" office:value-type="float" office:value="0">
            <text:p>0,0000</text:p>
          </table:table-cell>
          <table:table-cell table:style-name="ce4"/>
          <table:table-cell table:style-name="ce4" table:formula="of:=SUM([.D2:.D361])/360" office:value-type="float" office:value="126.366666666667">
            <text:p>126,3667</text:p>
          </table:table-cell>
          <table:table-cell table:style-name="ce4" table:number-columns-repeated="24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0.0816">
            <text:p>0,0816</text:p>
          </table:table-cell>
          <table:table-cell table:style-name="ce4" table:formula="of:=([.B3]-[.$H$2])*256" office:value-type="float" office:value="20.8896">
            <text:p>20,8896</text:p>
          </table:table-cell>
          <table:table-cell table:style-name="ce2" table:formula="of:=ROUND([.C3])+128" office:value-type="float" office:value="149">
            <text:p>149</text:p>
          </table:table-cell>
          <table:table-cell table:style-name="ce4" table:formula="of:=DEC2HEX([.D3])" office:value-type="string" office:string-value="95">
            <text:p>95</text:p>
          </table:table-cell>
          <table:table-cell table:style-name="ce4" table:formula="of:=([.B3]*[.B3])" office:value-type="float" office:value="0.00665856">
            <text:p>0,0067</text:p>
          </table:table-cell>
          <table:table-cell table:style-name="ce4" table:formula="of:=[.B3]-[.B2]" office:value-type="float" office:value="0.0816">
            <text:p>0,0816</text:p>
          </table:table-cell>
          <table:table-cell table:style-name="ce6"/>
          <table:table-cell table:style-name="ce4" table:formula="of:=[.H3]*256" office:value-type="float" office:value="0">
            <text:p>0,0000</text:p>
          </table:table-cell>
          <table:table-cell table:style-name="ce4" table:number-columns-repeated="247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float" office:value="0.1328">
            <text:p>0,1328</text:p>
          </table:table-cell>
          <table:table-cell table:style-name="ce4" table:formula="of:=([.B4]-[.$H$2])*256" office:value-type="float" office:value="33.9968">
            <text:p>33,9968</text:p>
          </table:table-cell>
          <table:table-cell table:style-name="ce2" table:formula="of:=ROUND([.C4])+128" office:value-type="float" office:value="162">
            <text:p>162</text:p>
          </table:table-cell>
          <table:table-cell table:style-name="ce4" table:formula="of:=DEC2HEX([.D4])" office:value-type="string" office:string-value="A2">
            <text:p>A2</text:p>
          </table:table-cell>
          <table:table-cell table:style-name="ce4" table:formula="of:=([.B4]*[.B4])" office:value-type="float" office:value="0.01763584">
            <text:p>0,0176</text:p>
          </table:table-cell>
          <table:table-cell table:style-name="ce4" table:formula="of:=[.B4]-[.B3]" office:value-type="float" office:value="0.0512">
            <text:p>0,0512</text:p>
          </table:table-cell>
          <table:table-cell table:style-name="ce6"/>
          <table:table-cell table:style-name="ce4" table:formula="of:=[.H4]*256" office:value-type="float" office:value="0">
            <text:p>0,0000</text:p>
          </table:table-cell>
          <table:table-cell table:style-name="ce4" table:number-columns-repeated="247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float" office:value="0.1827">
            <text:p>0,1827</text:p>
          </table:table-cell>
          <table:table-cell table:style-name="ce4" table:formula="of:=([.B5]-[.$H$2])*256" office:value-type="float" office:value="46.7712">
            <text:p>46,7712</text:p>
          </table:table-cell>
          <table:table-cell table:style-name="ce2" table:formula="of:=ROUND([.C5])+128" office:value-type="float" office:value="175">
            <text:p>175</text:p>
          </table:table-cell>
          <table:table-cell table:style-name="ce4" table:formula="of:=DEC2HEX([.D5])" office:value-type="string" office:string-value="AF">
            <text:p>AF</text:p>
          </table:table-cell>
          <table:table-cell table:style-name="ce4" table:formula="of:=([.B5]*[.B5])" office:value-type="float" office:value="0.03337929">
            <text:p>0,0334</text:p>
          </table:table-cell>
          <table:table-cell table:style-name="ce4" table:formula="of:=[.B5]-[.B4]" office:value-type="float" office:value="0.0499">
            <text:p>0,0499</text:p>
          </table:table-cell>
          <table:table-cell table:style-name="ce4" table:number-columns-repeated="4"/>
          <table:table-cell table:style-name="ce4">
            <draw:frame table:end-cell-address="Sheet1.R35" table:end-x="2.203cm" table:end-y="0.347cm" draw:z-index="0" draw:style-name="gr1" svg:width="15.788cm" svg:height="13.574cm" svg:x="0.016cm" svg:y="0.373cm">
              <draw:object draw:notify-on-update-of-ranges="Sheet1.B2:Sheet1.B36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" table:number-columns-repeated="244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float" office:value="0.2149">
            <text:p>0,2149</text:p>
          </table:table-cell>
          <table:table-cell table:style-name="ce4" table:formula="of:=([.B6]-[.$H$2])*256" office:value-type="float" office:value="55.0144">
            <text:p>55,0144</text:p>
          </table:table-cell>
          <table:table-cell table:style-name="ce2" table:formula="of:=ROUND([.C6])+128" office:value-type="float" office:value="183">
            <text:p>183</text:p>
          </table:table-cell>
          <table:table-cell table:style-name="ce4" table:formula="of:=DEC2HEX([.D6])" office:value-type="string" office:string-value="B7">
            <text:p>B7</text:p>
          </table:table-cell>
          <table:table-cell table:style-name="ce4" table:formula="of:=([.B6]*[.B6])" office:value-type="float" office:value="0.04618201">
            <text:p>0,0462</text:p>
          </table:table-cell>
          <table:table-cell table:style-name="ce4" table:formula="of:=[.B6]-[.B5]" office:value-type="float" office:value="0.0322">
            <text:p>0,032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float" office:value="0.2149">
            <text:p>0,2149</text:p>
          </table:table-cell>
          <table:table-cell table:style-name="ce4" table:formula="of:=([.B7]-[.$H$2])*256" office:value-type="float" office:value="55.0144">
            <text:p>55,0144</text:p>
          </table:table-cell>
          <table:table-cell table:style-name="ce2" table:formula="of:=ROUND([.C7])+128" office:value-type="float" office:value="183">
            <text:p>183</text:p>
          </table:table-cell>
          <table:table-cell table:style-name="ce4" table:formula="of:=DEC2HEX([.D7])" office:value-type="string" office:string-value="B7">
            <text:p>B7</text:p>
          </table:table-cell>
          <table:table-cell table:style-name="ce4" table:formula="of:=([.B7]*[.B7])" office:value-type="float" office:value="0.04618201">
            <text:p>0,0462</text:p>
          </table:table-cell>
          <table:table-cell table:style-name="ce4" table:formula="of:=[.B7]-[.B6]" office:value-type="float" office:value="0">
            <text:p>0,0000</text:p>
          </table:table-cell>
          <table:table-cell table:style-name="ce4" office:value-type="string">
            <text:p>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Z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float" office:value="0.2041">
            <text:p>0,2041</text:p>
          </table:table-cell>
          <table:table-cell table:style-name="ce4" table:formula="of:=([.B8]-[.$H$2])*256" office:value-type="float" office:value="52.2496">
            <text:p>52,2496</text:p>
          </table:table-cell>
          <table:table-cell table:style-name="ce2" table:formula="of:=ROUND([.C8])+128" office:value-type="float" office:value="180">
            <text:p>180</text:p>
          </table:table-cell>
          <table:table-cell table:style-name="ce4" table:formula="of:=DEC2HEX([.D8])" office:value-type="string" office:string-value="B4">
            <text:p>B4</text:p>
          </table:table-cell>
          <table:table-cell table:style-name="ce4" table:formula="of:=([.B8]*[.B8])" office:value-type="float" office:value="0.04165681">
            <text:p>0,0417</text:p>
          </table:table-cell>
          <table:table-cell table:style-name="ce4" table:formula="of:=[.B8]-[.B7]" office:value-type="float" office:value="-0.0108">
            <text:p>-0,01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float" office:value="0.1585">
            <text:p>0,1585</text:p>
          </table:table-cell>
          <table:table-cell table:style-name="ce4" table:formula="of:=([.B9]-[.$H$2])*256" office:value-type="float" office:value="40.576">
            <text:p>40,5760</text:p>
          </table:table-cell>
          <table:table-cell table:style-name="ce2" table:formula="of:=ROUND([.C9])+128" office:value-type="float" office:value="169">
            <text:p>169</text:p>
          </table:table-cell>
          <table:table-cell table:style-name="ce4" table:formula="of:=DEC2HEX([.D9])" office:value-type="string" office:string-value="A9">
            <text:p>A9</text:p>
          </table:table-cell>
          <table:table-cell table:style-name="ce4" table:formula="of:=([.B9]*[.B9])" office:value-type="float" office:value="0.02512225">
            <text:p>0,0251</text:p>
          </table:table-cell>
          <table:table-cell table:style-name="ce4" table:formula="of:=[.B9]-[.B8]" office:value-type="float" office:value="-0.0456">
            <text:p>-0,045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float" office:value="0.0784">
            <text:p>0,0784</text:p>
          </table:table-cell>
          <table:table-cell table:style-name="ce4" table:formula="of:=([.B10]-[.$H$2])*256" office:value-type="float" office:value="20.0704">
            <text:p>20,0704</text:p>
          </table:table-cell>
          <table:table-cell table:style-name="ce2" table:formula="of:=ROUND([.C10])+128" office:value-type="float" office:value="148">
            <text:p>148</text:p>
          </table:table-cell>
          <table:table-cell table:style-name="ce4" table:formula="of:=DEC2HEX([.D10])" office:value-type="string" office:string-value="94">
            <text:p>94</text:p>
          </table:table-cell>
          <table:table-cell table:style-name="ce4" table:formula="of:=([.B10]*[.B10])" office:value-type="float" office:value="0.00614656">
            <text:p>0,0061</text:p>
          </table:table-cell>
          <table:table-cell table:style-name="ce4" table:formula="of:=[.B10]-[.B9]" office:value-type="float" office:value="-0.0801">
            <text:p>-0,0801</text:p>
          </table:table-cell>
          <table:table-cell table:style-name="ce4" table:formula="of:=([.B11]-[.B10])/([.A11]-[.A10])" office:value-type="float" office:value="-0.103">
            <text:p>-0,1030</text:p>
          </table:table-cell>
          <table:table-cell table:style-name="ce4" table:formula="of:=[.B10]-[.H10]*[.A10]" office:value-type="float" office:value="0.9024">
            <text:p>0,9024</text:p>
          </table:table-cell>
          <table:table-cell table:style-name="ce4" table:formula="of:=-[.I10]/[.H10]" office:value-type="float" office:value="8.76116504854369">
            <text:p>8,7612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float" office:value="-0.0246">
            <text:p>-0,0246</text:p>
          </table:table-cell>
          <table:table-cell table:style-name="ce4" table:formula="of:=([.B11]-[.$H$2])*256" office:value-type="float" office:value="-6.2976">
            <text:p>-6,2976</text:p>
          </table:table-cell>
          <table:table-cell table:style-name="ce2" table:formula="of:=ROUND([.C11])+128" office:value-type="float" office:value="122">
            <text:p>122</text:p>
          </table:table-cell>
          <table:table-cell table:style-name="ce4" table:formula="of:=DEC2HEX([.D11])" office:value-type="string" office:string-value="7A">
            <text:p>7A</text:p>
          </table:table-cell>
          <table:table-cell table:style-name="ce4" table:formula="of:=([.B11]*[.B11])" office:value-type="float" office:value="0.00060516">
            <text:p>0,0006</text:p>
          </table:table-cell>
          <table:table-cell table:style-name="ce4" table:formula="of:=[.B11]-[.B10]" office:value-type="float" office:value="-0.103">
            <text:p>-0,103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float" office:value="-0.1479">
            <text:p>-0,1479</text:p>
          </table:table-cell>
          <table:table-cell table:style-name="ce4" table:formula="of:=([.B12]-[.$H$2])*256" office:value-type="float" office:value="-37.8624">
            <text:p>-37,8624</text:p>
          </table:table-cell>
          <table:table-cell table:style-name="ce2" table:formula="of:=ROUND([.C12])+128" office:value-type="float" office:value="90">
            <text:p>90</text:p>
          </table:table-cell>
          <table:table-cell table:style-name="ce4" table:formula="of:=DEC2HEX([.D12])" office:value-type="string" office:string-value="5A">
            <text:p>5A</text:p>
          </table:table-cell>
          <table:table-cell table:style-name="ce4" table:formula="of:=([.B12]*[.B12])" office:value-type="float" office:value="0.02187441">
            <text:p>0,0219</text:p>
          </table:table-cell>
          <table:table-cell table:style-name="ce4" table:formula="of:=[.B12]-[.B11]" office:value-type="float" office:value="-0.1233">
            <text:p>-0,123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3" office:value-type="float" office:value="-0.2628">
            <text:p>-0,2628</text:p>
          </table:table-cell>
          <table:table-cell table:style-name="ce4" table:formula="of:=([.B13]-[.$H$2])*256" office:value-type="float" office:value="-67.2768">
            <text:p>-67,2768</text:p>
          </table:table-cell>
          <table:table-cell table:style-name="ce2" table:formula="of:=ROUND([.C13])+128" office:value-type="float" office:value="61">
            <text:p>61</text:p>
          </table:table-cell>
          <table:table-cell table:style-name="ce4" table:formula="of:=DEC2HEX([.D13])" office:value-type="string" office:string-value="3D">
            <text:p>3D</text:p>
          </table:table-cell>
          <table:table-cell table:style-name="ce4" table:formula="of:=([.B13]*[.B13])" office:value-type="float" office:value="0.06906384">
            <text:p>0,0691</text:p>
          </table:table-cell>
          <table:table-cell table:style-name="ce4" table:formula="of:=[.B13]-[.B12]" office:value-type="float" office:value="-0.1149">
            <text:p>-0,114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3" office:value-type="float" office:value="-0.355">
            <text:p>-0,3550</text:p>
          </table:table-cell>
          <table:table-cell table:style-name="ce4" table:formula="of:=([.B14]-[.$H$2])*256" office:value-type="float" office:value="-90.88">
            <text:p>-90,8800</text:p>
          </table:table-cell>
          <table:table-cell table:style-name="ce2" table:formula="of:=ROUND([.C14])+128" office:value-type="float" office:value="37">
            <text:p>37</text:p>
          </table:table-cell>
          <table:table-cell table:style-name="ce4" table:formula="of:=DEC2HEX([.D14])" office:value-type="string" office:string-value="25">
            <text:p>25</text:p>
          </table:table-cell>
          <table:table-cell table:style-name="ce4" table:formula="of:=([.B14]*[.B14])" office:value-type="float" office:value="0.126025">
            <text:p>0,1260</text:p>
          </table:table-cell>
          <table:table-cell table:style-name="ce4" table:formula="of:=[.B14]-[.B13]" office:value-type="float" office:value="-0.0922">
            <text:p>-0,092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3" office:value-type="float" office:value="-0.3973">
            <text:p>-0,3973</text:p>
          </table:table-cell>
          <table:table-cell table:style-name="ce4" table:formula="of:=([.B15]-[.$H$2])*256" office:value-type="float" office:value="-101.7088">
            <text:p>-101,7088</text:p>
          </table:table-cell>
          <table:table-cell table:style-name="ce2" table:formula="of:=ROUND([.C15])+128" office:value-type="float" office:value="26">
            <text:p>26</text:p>
          </table:table-cell>
          <table:table-cell table:style-name="ce4" table:formula="of:=DEC2HEX([.D15])" office:value-type="string" office:string-value="1A">
            <text:p>1A</text:p>
          </table:table-cell>
          <table:table-cell table:style-name="ce4" table:formula="of:=([.B15]*[.B15])" office:value-type="float" office:value="0.15784729">
            <text:p>0,1578</text:p>
          </table:table-cell>
          <table:table-cell table:style-name="ce4" table:formula="of:=[.B15]-[.B14]" office:value-type="float" office:value="-0.0423000000000001">
            <text:p>-0,042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3" office:value-type="float" office:value="-0.3973">
            <text:p>-0,3973</text:p>
          </table:table-cell>
          <table:table-cell table:style-name="ce4" table:formula="of:=([.B16]-[.$H$2])*256" office:value-type="float" office:value="-101.7088">
            <text:p>-101,7088</text:p>
          </table:table-cell>
          <table:table-cell table:style-name="ce2" table:formula="of:=ROUND([.C16])+128" office:value-type="float" office:value="26">
            <text:p>26</text:p>
          </table:table-cell>
          <table:table-cell table:style-name="ce4" table:formula="of:=DEC2HEX([.D16])" office:value-type="string" office:string-value="1A">
            <text:p>1A</text:p>
          </table:table-cell>
          <table:table-cell table:style-name="ce4" table:formula="of:=([.B16]*[.B16])" office:value-type="float" office:value="0.15784729">
            <text:p>0,1578</text:p>
          </table:table-cell>
          <table:table-cell table:style-name="ce4" table:formula="of:=[.B16]-[.B15]" office:value-type="float" office:value="0">
            <text:p>0,00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3" office:value-type="float" office:value="-0.3257">
            <text:p>-0,3257</text:p>
          </table:table-cell>
          <table:table-cell table:style-name="ce4" table:formula="of:=([.B17]-[.$H$2])*256" office:value-type="float" office:value="-83.3792">
            <text:p>-83,3792</text:p>
          </table:table-cell>
          <table:table-cell table:style-name="ce2" table:formula="of:=ROUND([.C17])+128" office:value-type="float" office:value="45">
            <text:p>45</text:p>
          </table:table-cell>
          <table:table-cell table:style-name="ce4" table:formula="of:=DEC2HEX([.D17])" office:value-type="string" office:string-value="2D">
            <text:p>2D</text:p>
          </table:table-cell>
          <table:table-cell table:style-name="ce4" table:formula="of:=([.B17]*[.B17])" office:value-type="float" office:value="0.10608049">
            <text:p>0,1061</text:p>
          </table:table-cell>
          <table:table-cell table:style-name="ce4" table:formula="of:=[.B17]-[.B16]" office:value-type="float" office:value="0.0716000000000001">
            <text:p>0,071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3" office:value-type="float" office:value="-0.2056">
            <text:p>-0,2056</text:p>
          </table:table-cell>
          <table:table-cell table:style-name="ce4" table:formula="of:=([.B18]-[.$H$2])*256" office:value-type="float" office:value="-52.6336">
            <text:p>-52,6336</text:p>
          </table:table-cell>
          <table:table-cell table:style-name="ce2" table:formula="of:=ROUND([.C18])+128" office:value-type="float" office:value="75">
            <text:p>75</text:p>
          </table:table-cell>
          <table:table-cell table:style-name="ce4" table:formula="of:=DEC2HEX([.D18])" office:value-type="string" office:string-value="4B">
            <text:p>4B</text:p>
          </table:table-cell>
          <table:table-cell table:style-name="ce4" table:formula="of:=([.B18]*[.B18])" office:value-type="float" office:value="0.04227136">
            <text:p>0,0423</text:p>
          </table:table-cell>
          <table:table-cell table:style-name="ce4" table:formula="of:=[.B18]-[.B17]" office:value-type="float" office:value="0.1201">
            <text:p>0,120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3" office:value-type="float" office:value="-0.0533">
            <text:p>-0,0533</text:p>
          </table:table-cell>
          <table:table-cell table:style-name="ce4" table:formula="of:=([.B19]-[.$H$2])*256" office:value-type="float" office:value="-13.6448">
            <text:p>-13,6448</text:p>
          </table:table-cell>
          <table:table-cell table:style-name="ce2" table:formula="of:=ROUND([.C19])+128" office:value-type="float" office:value="114">
            <text:p>114</text:p>
          </table:table-cell>
          <table:table-cell table:style-name="ce4" table:formula="of:=DEC2HEX([.D19])" office:value-type="string" office:string-value="72">
            <text:p>72</text:p>
          </table:table-cell>
          <table:table-cell table:style-name="ce4" table:formula="of:=([.B19]*[.B19])" office:value-type="float" office:value="0.00284089">
            <text:p>0,0028</text:p>
          </table:table-cell>
          <table:table-cell table:style-name="ce4" table:formula="of:=[.B19]-[.B18]" office:value-type="float" office:value="0.1523">
            <text:p>0,1523</text:p>
          </table:table-cell>
          <table:table-cell table:style-name="ce4" table:formula="of:=([.B20]-[.B19])/([.A20]-[.A19])" office:value-type="float" office:value="0.1694">
            <text:p>0,1694</text:p>
          </table:table-cell>
          <table:table-cell table:style-name="ce4" table:formula="of:=[.B19]-[.H19]*[.A19]" office:value-type="float" office:value="-2.9331">
            <text:p>-2,9331</text:p>
          </table:table-cell>
          <table:table-cell table:style-name="ce4" table:formula="of:=-[.I19]/[.H19]" office:value-type="float" office:value="17.314639905549">
            <text:p>17,3146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3" office:value-type="float" office:value="0.1161">
            <text:p>0,1161</text:p>
          </table:table-cell>
          <table:table-cell table:style-name="ce4" table:formula="of:=([.B20]-[.$H$2])*256" office:value-type="float" office:value="29.7216">
            <text:p>29,7216</text:p>
          </table:table-cell>
          <table:table-cell table:style-name="ce2" table:formula="of:=ROUND([.C20])+128" office:value-type="float" office:value="158">
            <text:p>158</text:p>
          </table:table-cell>
          <table:table-cell table:style-name="ce4" table:formula="of:=DEC2HEX([.D20])" office:value-type="string" office:string-value="9E">
            <text:p>9E</text:p>
          </table:table-cell>
          <table:table-cell table:style-name="ce4" table:formula="of:=([.B20]*[.B20])" office:value-type="float" office:value="0.01347921">
            <text:p>0,0135</text:p>
          </table:table-cell>
          <table:table-cell table:style-name="ce4" table:formula="of:=[.B20]-[.B19]" office:value-type="float" office:value="0.1694">
            <text:p>0,169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3" office:value-type="float" office:value="0.2619">
            <text:p>0,2619</text:p>
          </table:table-cell>
          <table:table-cell table:style-name="ce4" table:formula="of:=([.B21]-[.$H$2])*256" office:value-type="float" office:value="67.0464">
            <text:p>67,0464</text:p>
          </table:table-cell>
          <table:table-cell table:style-name="ce2" table:formula="of:=ROUND([.C21])+128" office:value-type="float" office:value="195">
            <text:p>195</text:p>
          </table:table-cell>
          <table:table-cell table:style-name="ce4" table:formula="of:=DEC2HEX([.D21])" office:value-type="string" office:string-value="C3">
            <text:p>C3</text:p>
          </table:table-cell>
          <table:table-cell table:style-name="ce4" table:formula="of:=([.B21]*[.B21])" office:value-type="float" office:value="0.06859161">
            <text:p>0,0686</text:p>
          </table:table-cell>
          <table:table-cell table:style-name="ce4" table:formula="of:=[.B21]-[.B20]" office:value-type="float" office:value="0.1458">
            <text:p>0,145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3" office:value-type="float" office:value="0.3736">
            <text:p>0,3736</text:p>
          </table:table-cell>
          <table:table-cell table:style-name="ce4" table:formula="of:=([.B22]-[.$H$2])*256" office:value-type="float" office:value="95.6416">
            <text:p>95,6416</text:p>
          </table:table-cell>
          <table:table-cell table:style-name="ce2" table:formula="of:=ROUND([.C22])+128" office:value-type="float" office:value="224">
            <text:p>224</text:p>
          </table:table-cell>
          <table:table-cell table:style-name="ce4" table:formula="of:=DEC2HEX([.D22])" office:value-type="string" office:string-value="E0">
            <text:p>E0</text:p>
          </table:table-cell>
          <table:table-cell table:style-name="ce4" table:formula="of:=([.B22]*[.B22])" office:value-type="float" office:value="0.13957696">
            <text:p>0,1396</text:p>
          </table:table-cell>
          <table:table-cell table:style-name="ce4" table:formula="of:=[.B22]-[.B21]" office:value-type="float" office:value="0.1117">
            <text:p>0,111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3" office:value-type="float" office:value="0.4404">
            <text:p>0,4404</text:p>
          </table:table-cell>
          <table:table-cell table:style-name="ce4" table:formula="of:=([.B23]-[.$H$2])*256" office:value-type="float" office:value="112.7424">
            <text:p>112,7424</text:p>
          </table:table-cell>
          <table:table-cell table:style-name="ce2" table:formula="of:=ROUND([.C23])+128" office:value-type="float" office:value="241">
            <text:p>241</text:p>
          </table:table-cell>
          <table:table-cell table:style-name="ce4" table:formula="of:=DEC2HEX([.D23])" office:value-type="string" office:string-value="F1">
            <text:p>F1</text:p>
          </table:table-cell>
          <table:table-cell table:style-name="ce4" table:formula="of:=([.B23]*[.B23])" office:value-type="float" office:value="0.19395216">
            <text:p>0,1940</text:p>
          </table:table-cell>
          <table:table-cell table:style-name="ce4" table:formula="of:=[.B23]-[.B22]" office:value-type="float" office:value="0.0668">
            <text:p>0,066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3" office:value-type="float" office:value="0.4301">
            <text:p>0,4301</text:p>
          </table:table-cell>
          <table:table-cell table:style-name="ce4" table:formula="of:=([.B24]-[.$H$2])*256" office:value-type="float" office:value="110.1056">
            <text:p>110,1056</text:p>
          </table:table-cell>
          <table:table-cell table:style-name="ce2" table:formula="of:=ROUND([.C24])+128" office:value-type="float" office:value="238">
            <text:p>238</text:p>
          </table:table-cell>
          <table:table-cell table:style-name="ce4" table:formula="of:=DEC2HEX([.D24])" office:value-type="string" office:string-value="EE">
            <text:p>EE</text:p>
          </table:table-cell>
          <table:table-cell table:style-name="ce4" table:formula="of:=([.B24]*[.B24])" office:value-type="float" office:value="0.18498601">
            <text:p>0,1850</text:p>
          </table:table-cell>
          <table:table-cell table:style-name="ce4" table:formula="of:=[.B24]-[.B23]" office:value-type="float" office:value="-0.0103">
            <text:p>-0,010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3" office:value-type="float" office:value="0.3652">
            <text:p>0,3652</text:p>
          </table:table-cell>
          <table:table-cell table:style-name="ce4" table:formula="of:=([.B25]-[.$H$2])*256" office:value-type="float" office:value="93.4912">
            <text:p>93,4912</text:p>
          </table:table-cell>
          <table:table-cell table:style-name="ce2" table:formula="of:=ROUND([.C25])+128" office:value-type="float" office:value="221">
            <text:p>221</text:p>
          </table:table-cell>
          <table:table-cell table:style-name="ce4" table:formula="of:=DEC2HEX([.D25])" office:value-type="string" office:string-value="DD">
            <text:p>DD</text:p>
          </table:table-cell>
          <table:table-cell table:style-name="ce4" table:formula="of:=([.B25]*[.B25])" office:value-type="float" office:value="0.13337104">
            <text:p>0,1334</text:p>
          </table:table-cell>
          <table:table-cell table:style-name="ce4" table:formula="of:=[.B25]-[.B24]" office:value-type="float" office:value="-0.0649">
            <text:p>-0,064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3" office:value-type="float" office:value="0.2442">
            <text:p>0,2442</text:p>
          </table:table-cell>
          <table:table-cell table:style-name="ce4" table:formula="of:=([.B26]-[.$H$2])*256" office:value-type="float" office:value="62.5152">
            <text:p>62,5152</text:p>
          </table:table-cell>
          <table:table-cell table:style-name="ce2" table:formula="of:=ROUND([.C26])+128" office:value-type="float" office:value="191">
            <text:p>191</text:p>
          </table:table-cell>
          <table:table-cell table:style-name="ce4" table:formula="of:=DEC2HEX([.D26])" office:value-type="string" office:string-value="BF">
            <text:p>BF</text:p>
          </table:table-cell>
          <table:table-cell table:style-name="ce4" table:formula="of:=([.B26]*[.B26])" office:value-type="float" office:value="0.05963364">
            <text:p>0,0596</text:p>
          </table:table-cell>
          <table:table-cell table:style-name="ce4" table:formula="of:=[.B26]-[.B25]" office:value-type="float" office:value="-0.121">
            <text:p>-0,121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3" office:value-type="float" office:value="0.0997">
            <text:p>0,0997</text:p>
          </table:table-cell>
          <table:table-cell table:style-name="ce4" table:formula="of:=([.B27]-[.$H$2])*256" office:value-type="float" office:value="25.5232">
            <text:p>25,5232</text:p>
          </table:table-cell>
          <table:table-cell table:style-name="ce2" table:formula="of:=ROUND([.C27])+128" office:value-type="float" office:value="154">
            <text:p>154</text:p>
          </table:table-cell>
          <table:table-cell table:style-name="ce4" table:formula="of:=DEC2HEX([.D27])" office:value-type="string" office:string-value="9A">
            <text:p>9A</text:p>
          </table:table-cell>
          <table:table-cell table:style-name="ce4" table:formula="of:=([.B27]*[.B27])" office:value-type="float" office:value="0.00994009">
            <text:p>0,0099</text:p>
          </table:table-cell>
          <table:table-cell table:style-name="ce4" table:formula="of:=[.B27]-[.B26]" office:value-type="float" office:value="-0.1445">
            <text:p>-0,1445</text:p>
          </table:table-cell>
          <table:table-cell table:style-name="ce4" table:formula="of:=([.B28]-[.B27])/([.A28]-[.A27])" office:value-type="float" office:value="-0.1526">
            <text:p>-0,1526</text:p>
          </table:table-cell>
          <table:table-cell table:style-name="ce4" table:formula="of:=[.B27]-[.H27]*[.A27]" office:value-type="float" office:value="3.9147">
            <text:p>3,9147</text:p>
          </table:table-cell>
          <table:table-cell table:style-name="ce4" table:formula="of:=-[.I27]/[.H27]" office:value-type="float" office:value="25.6533420707733">
            <text:p>25,6533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3" office:value-type="float" office:value="-0.0529">
            <text:p>-0,0529</text:p>
          </table:table-cell>
          <table:table-cell table:style-name="ce4" table:formula="of:=([.B28]-[.$H$2])*256" office:value-type="float" office:value="-13.5424">
            <text:p>-13,5424</text:p>
          </table:table-cell>
          <table:table-cell table:style-name="ce2" table:formula="of:=ROUND([.C28])+128" office:value-type="float" office:value="114">
            <text:p>114</text:p>
          </table:table-cell>
          <table:table-cell table:style-name="ce4" table:formula="of:=DEC2HEX([.D28])" office:value-type="string" office:string-value="72">
            <text:p>72</text:p>
          </table:table-cell>
          <table:table-cell table:style-name="ce4" table:formula="of:=([.B28]*[.B28])" office:value-type="float" office:value="0.00279841">
            <text:p>0,0028</text:p>
          </table:table-cell>
          <table:table-cell table:style-name="ce4" table:formula="of:=[.B28]-[.B27]" office:value-type="float" office:value="-0.1526">
            <text:p>-0,152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3" office:value-type="float" office:value="-0.2115">
            <text:p>-0,2115</text:p>
          </table:table-cell>
          <table:table-cell table:style-name="ce4" table:formula="of:=([.B29]-[.$H$2])*256" office:value-type="float" office:value="-54.144">
            <text:p>-54,1440</text:p>
          </table:table-cell>
          <table:table-cell table:style-name="ce2" table:formula="of:=ROUND([.C29])+128" office:value-type="float" office:value="74">
            <text:p>74</text:p>
          </table:table-cell>
          <table:table-cell table:style-name="ce4" table:formula="of:=DEC2HEX([.D29])" office:value-type="string" office:string-value="4A">
            <text:p>4A</text:p>
          </table:table-cell>
          <table:table-cell table:style-name="ce4" table:formula="of:=([.B29]*[.B29])" office:value-type="float" office:value="0.04473225">
            <text:p>0,0447</text:p>
          </table:table-cell>
          <table:table-cell table:style-name="ce4" table:formula="of:=[.B29]-[.B28]" office:value-type="float" office:value="-0.1586">
            <text:p>-0,158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3" office:value-type="float" office:value="-0.3218">
            <text:p>-0,3218</text:p>
          </table:table-cell>
          <table:table-cell table:style-name="ce4" table:formula="of:=([.B30]-[.$H$2])*256" office:value-type="float" office:value="-82.3808">
            <text:p>-82,3808</text:p>
          </table:table-cell>
          <table:table-cell table:style-name="ce2" table:formula="of:=ROUND([.C30])+128" office:value-type="float" office:value="46">
            <text:p>46</text:p>
          </table:table-cell>
          <table:table-cell table:style-name="ce4" table:formula="of:=DEC2HEX([.D30])" office:value-type="string" office:string-value="2E">
            <text:p>2E</text:p>
          </table:table-cell>
          <table:table-cell table:style-name="ce4" table:formula="of:=([.B30]*[.B30])" office:value-type="float" office:value="0.10355524">
            <text:p>0,1036</text:p>
          </table:table-cell>
          <table:table-cell table:style-name="ce4" table:formula="of:=[.B30]-[.B29]" office:value-type="float" office:value="-0.1103">
            <text:p>-0,110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3" office:value-type="float" office:value="-0.3973">
            <text:p>-0,3973</text:p>
          </table:table-cell>
          <table:table-cell table:style-name="ce4" table:formula="of:=([.B31]-[.$H$2])*256" office:value-type="float" office:value="-101.7088">
            <text:p>-101,7088</text:p>
          </table:table-cell>
          <table:table-cell table:style-name="ce2" table:formula="of:=ROUND([.C31])+128" office:value-type="float" office:value="26">
            <text:p>26</text:p>
          </table:table-cell>
          <table:table-cell table:style-name="ce4" table:formula="of:=DEC2HEX([.D31])" office:value-type="string" office:string-value="1A">
            <text:p>1A</text:p>
          </table:table-cell>
          <table:table-cell table:style-name="ce4" table:formula="of:=([.B31]*[.B31])" office:value-type="float" office:value="0.15784729">
            <text:p>0,1578</text:p>
          </table:table-cell>
          <table:table-cell table:style-name="ce4" table:formula="of:=[.B31]-[.B30]" office:value-type="float" office:value="-0.0755">
            <text:p>-0,075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3" office:value-type="float" office:value="-0.4008">
            <text:p>-0,4008</text:p>
          </table:table-cell>
          <table:table-cell table:style-name="ce4" table:formula="of:=([.B32]-[.$H$2])*256" office:value-type="float" office:value="-102.6048">
            <text:p>-102,6048</text:p>
          </table:table-cell>
          <table:table-cell table:style-name="ce2" table:formula="of:=ROUND([.C32])+128" office:value-type="float" office:value="25">
            <text:p>25</text:p>
          </table:table-cell>
          <table:table-cell table:style-name="ce4" table:formula="of:=DEC2HEX([.D32])" office:value-type="string" office:string-value="19">
            <text:p>19</text:p>
          </table:table-cell>
          <table:table-cell table:style-name="ce4" table:formula="of:=([.B32]*[.B32])" office:value-type="float" office:value="0.16064064">
            <text:p>0,1606</text:p>
          </table:table-cell>
          <table:table-cell table:style-name="ce4" table:formula="of:=[.B32]-[.B31]" office:value-type="float" office:value="-0.0035">
            <text:p>-0,003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3" office:value-type="float" office:value="-0.3596">
            <text:p>-0,3596</text:p>
          </table:table-cell>
          <table:table-cell table:style-name="ce4" table:formula="of:=([.B33]-[.$H$2])*256" office:value-type="float" office:value="-92.0576">
            <text:p>-92,0576</text:p>
          </table:table-cell>
          <table:table-cell table:style-name="ce2" table:formula="of:=ROUND([.C33])+128" office:value-type="float" office:value="36">
            <text:p>36</text:p>
          </table:table-cell>
          <table:table-cell table:style-name="ce4" table:formula="of:=DEC2HEX([.D33])" office:value-type="string" office:string-value="24">
            <text:p>24</text:p>
          </table:table-cell>
          <table:table-cell table:style-name="ce4" table:formula="of:=([.B33]*[.B33])" office:value-type="float" office:value="0.12931216">
            <text:p>0,1293</text:p>
          </table:table-cell>
          <table:table-cell table:style-name="ce4" table:formula="of:=[.B33]-[.B32]" office:value-type="float" office:value="0.0412">
            <text:p>0,041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3" office:value-type="float" office:value="-0.261">
            <text:p>-0,2610</text:p>
          </table:table-cell>
          <table:table-cell table:style-name="ce4" table:formula="of:=([.B34]-[.$H$2])*256" office:value-type="float" office:value="-66.816">
            <text:p>-66,8160</text:p>
          </table:table-cell>
          <table:table-cell table:style-name="ce2" table:formula="of:=ROUND([.C34])+128" office:value-type="float" office:value="61">
            <text:p>61</text:p>
          </table:table-cell>
          <table:table-cell table:style-name="ce4" table:formula="of:=DEC2HEX([.D34])" office:value-type="string" office:string-value="3D">
            <text:p>3D</text:p>
          </table:table-cell>
          <table:table-cell table:style-name="ce4" table:formula="of:=([.B34]*[.B34])" office:value-type="float" office:value="0.068121">
            <text:p>0,0681</text:p>
          </table:table-cell>
          <table:table-cell table:style-name="ce4" table:formula="of:=[.B34]-[.B33]" office:value-type="float" office:value="0.0986">
            <text:p>0,098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3" office:value-type="float" office:value="-0.1148">
            <text:p>-0,1148</text:p>
          </table:table-cell>
          <table:table-cell table:style-name="ce4" table:formula="of:=([.B35]-[.$H$2])*256" office:value-type="float" office:value="-29.3888">
            <text:p>-29,3888</text:p>
          </table:table-cell>
          <table:table-cell table:style-name="ce2" table:formula="of:=ROUND([.C35])+128" office:value-type="float" office:value="99">
            <text:p>99</text:p>
          </table:table-cell>
          <table:table-cell table:style-name="ce4" table:formula="of:=DEC2HEX([.D35])" office:value-type="string" office:string-value="63">
            <text:p>63</text:p>
          </table:table-cell>
          <table:table-cell table:style-name="ce4" table:formula="of:=([.B35]*[.B35])" office:value-type="float" office:value="0.01317904">
            <text:p>0,0132</text:p>
          </table:table-cell>
          <table:table-cell table:style-name="ce4" table:formula="of:=[.B35]-[.B34]" office:value-type="float" office:value="0.1462">
            <text:p>0,1462</text:p>
          </table:table-cell>
          <table:table-cell table:style-name="ce4" table:formula="of:=([.B36]-[.B35])/([.A36]-[.A35])" office:value-type="float" office:value="0.1796">
            <text:p>0,1796</text:p>
          </table:table-cell>
          <table:table-cell table:style-name="ce4" table:formula="of:=[.B35]-[.H35]*[.A35]" office:value-type="float" office:value="-6.0416">
            <text:p>-6,0416</text:p>
          </table:table-cell>
          <table:table-cell table:style-name="ce4" table:formula="of:=-[.I35]/[.H35]" office:value-type="float" office:value="33.6391982182628">
            <text:p>33,6392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3" office:value-type="float" office:value="0.0648">
            <text:p>0,0648</text:p>
          </table:table-cell>
          <table:table-cell table:style-name="ce4" table:formula="of:=([.B36]-[.$H$2])*256" office:value-type="float" office:value="16.5888">
            <text:p>16,5888</text:p>
          </table:table-cell>
          <table:table-cell table:style-name="ce2" table:formula="of:=ROUND([.C36])+128" office:value-type="float" office:value="145">
            <text:p>145</text:p>
          </table:table-cell>
          <table:table-cell table:style-name="ce4" table:formula="of:=DEC2HEX([.D36])" office:value-type="string" office:string-value="91">
            <text:p>91</text:p>
          </table:table-cell>
          <table:table-cell table:style-name="ce4" table:formula="of:=([.B36]*[.B36])" office:value-type="float" office:value="0.00419904">
            <text:p>0,0042</text:p>
          </table:table-cell>
          <table:table-cell table:style-name="ce4" table:formula="of:=[.B36]-[.B35]" office:value-type="float" office:value="0.1796">
            <text:p>0,179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3" office:value-type="float" office:value="0.2065">
            <text:p>0,2065</text:p>
          </table:table-cell>
          <table:table-cell table:style-name="ce4" table:formula="of:=([.B37]-[.$H$2])*256" office:value-type="float" office:value="52.864">
            <text:p>52,8640</text:p>
          </table:table-cell>
          <table:table-cell table:style-name="ce2" table:formula="of:=ROUND([.C37])+128" office:value-type="float" office:value="181">
            <text:p>181</text:p>
          </table:table-cell>
          <table:table-cell table:style-name="ce4" table:formula="of:=DEC2HEX([.D37])" office:value-type="string" office:string-value="B5">
            <text:p>B5</text:p>
          </table:table-cell>
          <table:table-cell table:style-name="ce4" table:formula="of:=([.B37]*[.B37])" office:value-type="float" office:value="0.04264225">
            <text:p>0,0426</text:p>
          </table:table-cell>
          <table:table-cell table:style-name="ce4" table:formula="of:=[.B37]-[.B36]" office:value-type="float" office:value="0.1417">
            <text:p>0,141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3" office:value-type="float" office:value="0.3373">
            <text:p>0,3373</text:p>
          </table:table-cell>
          <table:table-cell table:style-name="ce4" table:formula="of:=([.B38]-[.$H$2])*256" office:value-type="float" office:value="86.3488">
            <text:p>86,3488</text:p>
          </table:table-cell>
          <table:table-cell table:style-name="ce2" table:formula="of:=ROUND([.C38])+128" office:value-type="float" office:value="214">
            <text:p>214</text:p>
          </table:table-cell>
          <table:table-cell table:style-name="ce4" table:formula="of:=DEC2HEX([.D38])" office:value-type="string" office:string-value="D6">
            <text:p>D6</text:p>
          </table:table-cell>
          <table:table-cell table:style-name="ce4" table:formula="of:=([.B38]*[.B38])" office:value-type="float" office:value="0.11377129">
            <text:p>0,1138</text:p>
          </table:table-cell>
          <table:table-cell table:style-name="ce4" table:formula="of:=[.B38]-[.B37]" office:value-type="float" office:value="0.1308">
            <text:p>0,1308</text:p>
          </table:table-cell>
          <table:table-cell table:style-name="ce4" table:number-columns-repeated="4"/>
          <table:table-cell table:style-name="ce4">
            <draw:frame table:end-cell-address="Sheet1.R66" table:end-x="2.204cm" table:end-y="0.401cm" draw:z-index="1" draw:style-name="gr1" svg:width="15.803cm" svg:height="12.694cm" svg:x="0.002cm" svg:y="0.401cm">
              <draw:object draw:notify-on-update-of-ranges="Sheet1.G2:Sheet1.G36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4" table:number-columns-repeated="244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3" office:value-type="float" office:value="0.4082">
            <text:p>0,4082</text:p>
          </table:table-cell>
          <table:table-cell table:style-name="ce4" table:formula="of:=([.B39]-[.$H$2])*256" office:value-type="float" office:value="104.4992">
            <text:p>104,4992</text:p>
          </table:table-cell>
          <table:table-cell table:style-name="ce2" table:formula="of:=ROUND([.C39])+128" office:value-type="float" office:value="232">
            <text:p>232</text:p>
          </table:table-cell>
          <table:table-cell table:style-name="ce4" table:formula="of:=DEC2HEX([.D39])" office:value-type="string" office:string-value="E8">
            <text:p>E8</text:p>
          </table:table-cell>
          <table:table-cell table:style-name="ce4" table:formula="of:=([.B39]*[.B39])" office:value-type="float" office:value="0.16662724">
            <text:p>0,1666</text:p>
          </table:table-cell>
          <table:table-cell table:style-name="ce4" table:formula="of:=[.B39]-[.B38]" office:value-type="float" office:value="0.0709">
            <text:p>0,070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3" office:value-type="float" office:value="0.4082">
            <text:p>0,4082</text:p>
          </table:table-cell>
          <table:table-cell table:style-name="ce4" table:formula="of:=([.B40]-[.$H$2])*256" office:value-type="float" office:value="104.4992">
            <text:p>104,4992</text:p>
          </table:table-cell>
          <table:table-cell table:style-name="ce2" table:formula="of:=ROUND([.C40])+128" office:value-type="float" office:value="232">
            <text:p>232</text:p>
          </table:table-cell>
          <table:table-cell table:style-name="ce4" table:formula="of:=DEC2HEX([.D40])" office:value-type="string" office:string-value="E8">
            <text:p>E8</text:p>
          </table:table-cell>
          <table:table-cell table:style-name="ce4" table:formula="of:=([.B40]*[.B40])" office:value-type="float" office:value="0.16662724">
            <text:p>0,1666</text:p>
          </table:table-cell>
          <table:table-cell table:style-name="ce4" table:formula="of:=[.B40]-[.B39]" office:value-type="float" office:value="0">
            <text:p>0,00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3" office:value-type="float" office:value="0.3334">
            <text:p>0,3334</text:p>
          </table:table-cell>
          <table:table-cell table:style-name="ce4" table:formula="of:=([.B41]-[.$H$2])*256" office:value-type="float" office:value="85.3504">
            <text:p>85,3504</text:p>
          </table:table-cell>
          <table:table-cell table:style-name="ce2" table:formula="of:=ROUND([.C41])+128" office:value-type="float" office:value="213">
            <text:p>213</text:p>
          </table:table-cell>
          <table:table-cell table:style-name="ce4" table:formula="of:=DEC2HEX([.D41])" office:value-type="string" office:string-value="D5">
            <text:p>D5</text:p>
          </table:table-cell>
          <table:table-cell table:style-name="ce4" table:formula="of:=([.B41]*[.B41])" office:value-type="float" office:value="0.11115556">
            <text:p>0,1112</text:p>
          </table:table-cell>
          <table:table-cell table:style-name="ce4" table:formula="of:=[.B41]-[.B40]" office:value-type="float" office:value="-0.0748">
            <text:p>-0,074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3" office:value-type="float" office:value="0.1922">
            <text:p>0,1922</text:p>
          </table:table-cell>
          <table:table-cell table:style-name="ce4" table:formula="of:=([.B42]-[.$H$2])*256" office:value-type="float" office:value="49.2032">
            <text:p>49,2032</text:p>
          </table:table-cell>
          <table:table-cell table:style-name="ce2" table:formula="of:=ROUND([.C42])+128" office:value-type="float" office:value="177">
            <text:p>177</text:p>
          </table:table-cell>
          <table:table-cell table:style-name="ce4" table:formula="of:=DEC2HEX([.D42])" office:value-type="string" office:string-value="B1">
            <text:p>B1</text:p>
          </table:table-cell>
          <table:table-cell table:style-name="ce4" table:formula="of:=([.B42]*[.B42])" office:value-type="float" office:value="0.03694084">
            <text:p>0,0369</text:p>
          </table:table-cell>
          <table:table-cell table:style-name="ce4" table:formula="of:=[.B42]-[.B41]" office:value-type="float" office:value="-0.1412">
            <text:p>-0,141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3" office:value-type="float" office:value="0.0277">
            <text:p>0,0277</text:p>
          </table:table-cell>
          <table:table-cell table:style-name="ce4" table:formula="of:=([.B43]-[.$H$2])*256" office:value-type="float" office:value="7.0912">
            <text:p>7,0912</text:p>
          </table:table-cell>
          <table:table-cell table:style-name="ce2" table:formula="of:=ROUND([.C43])+128" office:value-type="float" office:value="135">
            <text:p>135</text:p>
          </table:table-cell>
          <table:table-cell table:style-name="ce4" table:formula="of:=DEC2HEX([.D43])" office:value-type="string" office:string-value="87">
            <text:p>87</text:p>
          </table:table-cell>
          <table:table-cell table:style-name="ce4" table:formula="of:=([.B43]*[.B43])" office:value-type="float" office:value="0.00076729">
            <text:p>0,0008</text:p>
          </table:table-cell>
          <table:table-cell table:style-name="ce4" table:formula="of:=[.B43]-[.B42]" office:value-type="float" office:value="-0.1645">
            <text:p>-0,1645</text:p>
          </table:table-cell>
          <table:table-cell table:style-name="ce4" table:formula="of:=([.B44]-[.B43])/([.A44]-[.A43])" office:value-type="float" office:value="-0.1801">
            <text:p>-0,1801</text:p>
          </table:table-cell>
          <table:table-cell table:style-name="ce4" table:formula="of:=[.B43]-[.H43]*[.A43]" office:value-type="float" office:value="7.4118">
            <text:p>7,4118</text:p>
          </table:table-cell>
          <table:table-cell table:style-name="ce4" table:formula="of:=-[.I43]/[.H43]" office:value-type="float" office:value="41.1538034425319">
            <text:p>41,1538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3" office:value-type="float" office:value="-0.1524">
            <text:p>-0,1524</text:p>
          </table:table-cell>
          <table:table-cell table:style-name="ce4" table:formula="of:=([.B44]-[.$H$2])*256" office:value-type="float" office:value="-39.0144">
            <text:p>-39,0144</text:p>
          </table:table-cell>
          <table:table-cell table:style-name="ce2" table:formula="of:=ROUND([.C44])+128" office:value-type="float" office:value="89">
            <text:p>89</text:p>
          </table:table-cell>
          <table:table-cell table:style-name="ce4" table:formula="of:=DEC2HEX([.D44])" office:value-type="string" office:string-value="59">
            <text:p>59</text:p>
          </table:table-cell>
          <table:table-cell table:style-name="ce4" table:formula="of:=([.B44]*[.B44])" office:value-type="float" office:value="0.02322576">
            <text:p>0,0232</text:p>
          </table:table-cell>
          <table:table-cell table:style-name="ce4" table:formula="of:=[.B44]-[.B43]" office:value-type="float" office:value="-0.1801">
            <text:p>-0,180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3" office:value-type="float" office:value="-0.2968">
            <text:p>-0,2968</text:p>
          </table:table-cell>
          <table:table-cell table:style-name="ce4" table:formula="of:=([.B45]-[.$H$2])*256" office:value-type="float" office:value="-75.9808">
            <text:p>-75,9808</text:p>
          </table:table-cell>
          <table:table-cell table:style-name="ce2" table:formula="of:=ROUND([.C45])+128" office:value-type="float" office:value="52">
            <text:p>52</text:p>
          </table:table-cell>
          <table:table-cell table:style-name="ce4" table:formula="of:=DEC2HEX([.D45])" office:value-type="string" office:string-value="34">
            <text:p>34</text:p>
          </table:table-cell>
          <table:table-cell table:style-name="ce4" table:formula="of:=([.B45]*[.B45])" office:value-type="float" office:value="0.08809024">
            <text:p>0,0881</text:p>
          </table:table-cell>
          <table:table-cell table:style-name="ce4" table:formula="of:=[.B45]-[.B44]" office:value-type="float" office:value="-0.1444">
            <text:p>-0,144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3" office:value-type="float" office:value="-0.3963">
            <text:p>-0,3963</text:p>
          </table:table-cell>
          <table:table-cell table:style-name="ce4" table:formula="of:=([.B46]-[.$H$2])*256" office:value-type="float" office:value="-101.4528">
            <text:p>-101,4528</text:p>
          </table:table-cell>
          <table:table-cell table:style-name="ce2" table:formula="of:=ROUND([.C46])+128" office:value-type="float" office:value="27">
            <text:p>27</text:p>
          </table:table-cell>
          <table:table-cell table:style-name="ce4" table:formula="of:=DEC2HEX([.D46])" office:value-type="string" office:string-value="1B">
            <text:p>1B</text:p>
          </table:table-cell>
          <table:table-cell table:style-name="ce4" table:formula="of:=([.B46]*[.B46])" office:value-type="float" office:value="0.15705369">
            <text:p>0,1571</text:p>
          </table:table-cell>
          <table:table-cell table:style-name="ce4" table:formula="of:=[.B46]-[.B45]" office:value-type="float" office:value="-0.0995">
            <text:p>-0,099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3" office:value-type="float" office:value="-0.4295">
            <text:p>-0,4295</text:p>
          </table:table-cell>
          <table:table-cell table:style-name="ce4" table:formula="of:=([.B47]-[.$H$2])*256" office:value-type="float" office:value="-109.952">
            <text:p>-109,9520</text:p>
          </table:table-cell>
          <table:table-cell table:style-name="ce2" table:formula="of:=ROUND([.C47])+128" office:value-type="float" office:value="18">
            <text:p>18</text:p>
          </table:table-cell>
          <table:table-cell table:style-name="ce4" table:formula="of:=DEC2HEX([.D47])" office:value-type="string" office:string-value="12">
            <text:p>12</text:p>
          </table:table-cell>
          <table:table-cell table:style-name="ce4" table:formula="of:=([.B47]*[.B47])" office:value-type="float" office:value="0.18447025">
            <text:p>0,1845</text:p>
          </table:table-cell>
          <table:table-cell table:style-name="ce4" table:formula="of:=[.B47]-[.B46]" office:value-type="float" office:value="-0.0331999999999999">
            <text:p>-0,033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3" office:value-type="float" office:value="-0.3944">
            <text:p>-0,3944</text:p>
          </table:table-cell>
          <table:table-cell table:style-name="ce4" table:formula="of:=([.B48]-[.$H$2])*256" office:value-type="float" office:value="-100.9664">
            <text:p>-100,9664</text:p>
          </table:table-cell>
          <table:table-cell table:style-name="ce2" table:formula="of:=ROUND([.C48])+128" office:value-type="float" office:value="27">
            <text:p>27</text:p>
          </table:table-cell>
          <table:table-cell table:style-name="ce4" table:formula="of:=DEC2HEX([.D48])" office:value-type="string" office:string-value="1B">
            <text:p>1B</text:p>
          </table:table-cell>
          <table:table-cell table:style-name="ce4" table:formula="of:=([.B48]*[.B48])" office:value-type="float" office:value="0.15555136">
            <text:p>0,1556</text:p>
          </table:table-cell>
          <table:table-cell table:style-name="ce4" table:formula="of:=[.B48]-[.B47]" office:value-type="float" office:value="0.0351">
            <text:p>0,035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3" office:value-type="float" office:value="-0.2861">
            <text:p>-0,2861</text:p>
          </table:table-cell>
          <table:table-cell table:style-name="ce4" table:formula="of:=([.B49]-[.$H$2])*256" office:value-type="float" office:value="-73.2416">
            <text:p>-73,2416</text:p>
          </table:table-cell>
          <table:table-cell table:style-name="ce2" table:formula="of:=ROUND([.C49])+128" office:value-type="float" office:value="55">
            <text:p>55</text:p>
          </table:table-cell>
          <table:table-cell table:style-name="ce4" table:formula="of:=DEC2HEX([.D49])" office:value-type="string" office:string-value="37">
            <text:p>37</text:p>
          </table:table-cell>
          <table:table-cell table:style-name="ce4" table:formula="of:=([.B49]*[.B49])" office:value-type="float" office:value="0.08185321">
            <text:p>0,0819</text:p>
          </table:table-cell>
          <table:table-cell table:style-name="ce4" table:formula="of:=[.B49]-[.B48]" office:value-type="float" office:value="0.1083">
            <text:p>0,108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3" office:value-type="float" office:value="-0.1417">
            <text:p>-0,1417</text:p>
          </table:table-cell>
          <table:table-cell table:style-name="ce4" table:formula="of:=([.B50]-[.$H$2])*256" office:value-type="float" office:value="-36.2752">
            <text:p>-36,2752</text:p>
          </table:table-cell>
          <table:table-cell table:style-name="ce2" table:formula="of:=ROUND([.C50])+128" office:value-type="float" office:value="92">
            <text:p>92</text:p>
          </table:table-cell>
          <table:table-cell table:style-name="ce4" table:formula="of:=DEC2HEX([.D50])" office:value-type="string" office:string-value="5C">
            <text:p>5C</text:p>
          </table:table-cell>
          <table:table-cell table:style-name="ce4" table:formula="of:=([.B50]*[.B50])" office:value-type="float" office:value="0.02007889">
            <text:p>0,0201</text:p>
          </table:table-cell>
          <table:table-cell table:style-name="ce4" table:formula="of:=[.B50]-[.B49]" office:value-type="float" office:value="0.1444">
            <text:p>0,1444</text:p>
          </table:table-cell>
          <table:table-cell table:style-name="ce4" table:formula="of:=([.B51]-[.B50])/([.A51]-[.A50])" office:value-type="float" office:value="0.1694">
            <text:p>0,1694</text:p>
          </table:table-cell>
          <table:table-cell table:style-name="ce4" table:formula="of:=[.B50]-[.H50]*[.A50]" office:value-type="float" office:value="-8.2729">
            <text:p>-8,2729</text:p>
          </table:table-cell>
          <table:table-cell table:style-name="ce4" table:formula="of:=-[.I50]/[.H50]" office:value-type="float" office:value="48.8364817001181">
            <text:p>48,8365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3" office:value-type="float" office:value="0.0277">
            <text:p>0,0277</text:p>
          </table:table-cell>
          <table:table-cell table:style-name="ce4" table:formula="of:=([.B51]-[.$H$2])*256" office:value-type="float" office:value="7.0912">
            <text:p>7,0912</text:p>
          </table:table-cell>
          <table:table-cell table:style-name="ce2" table:formula="of:=ROUND([.C51])+128" office:value-type="float" office:value="135">
            <text:p>135</text:p>
          </table:table-cell>
          <table:table-cell table:style-name="ce4" table:formula="of:=DEC2HEX([.D51])" office:value-type="string" office:string-value="87">
            <text:p>87</text:p>
          </table:table-cell>
          <table:table-cell table:style-name="ce4" table:formula="of:=([.B51]*[.B51])" office:value-type="float" office:value="0.00076729">
            <text:p>0,0008</text:p>
          </table:table-cell>
          <table:table-cell table:style-name="ce4" table:formula="of:=[.B51]-[.B50]" office:value-type="float" office:value="0.1694">
            <text:p>0,169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3" office:value-type="float" office:value="0.1922">
            <text:p>0,1922</text:p>
          </table:table-cell>
          <table:table-cell table:style-name="ce4" table:formula="of:=([.B52]-[.$H$2])*256" office:value-type="float" office:value="49.2032">
            <text:p>49,2032</text:p>
          </table:table-cell>
          <table:table-cell table:style-name="ce2" table:formula="of:=ROUND([.C52])+128" office:value-type="float" office:value="177">
            <text:p>177</text:p>
          </table:table-cell>
          <table:table-cell table:style-name="ce4" table:formula="of:=DEC2HEX([.D52])" office:value-type="string" office:string-value="B1">
            <text:p>B1</text:p>
          </table:table-cell>
          <table:table-cell table:style-name="ce4" table:formula="of:=([.B52]*[.B52])" office:value-type="float" office:value="0.03694084">
            <text:p>0,0369</text:p>
          </table:table-cell>
          <table:table-cell table:style-name="ce4" table:formula="of:=[.B52]-[.B51]" office:value-type="float" office:value="0.1645">
            <text:p>0,164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3" office:value-type="float" office:value="0.323">
            <text:p>0,3230</text:p>
          </table:table-cell>
          <table:table-cell table:style-name="ce4" table:formula="of:=([.B53]-[.$H$2])*256" office:value-type="float" office:value="82.688">
            <text:p>82,6880</text:p>
          </table:table-cell>
          <table:table-cell table:style-name="ce2" table:formula="of:=ROUND([.C53])+128" office:value-type="float" office:value="211">
            <text:p>211</text:p>
          </table:table-cell>
          <table:table-cell table:style-name="ce4" table:formula="of:=DEC2HEX([.D53])" office:value-type="string" office:string-value="D3">
            <text:p>D3</text:p>
          </table:table-cell>
          <table:table-cell table:style-name="ce4" table:formula="of:=([.B53]*[.B53])" office:value-type="float" office:value="0.104329">
            <text:p>0,1043</text:p>
          </table:table-cell>
          <table:table-cell table:style-name="ce4" table:formula="of:=[.B53]-[.B52]" office:value-type="float" office:value="0.1308">
            <text:p>0,13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3" office:value-type="float" office:value="0.4001">
            <text:p>0,4001</text:p>
          </table:table-cell>
          <table:table-cell table:style-name="ce4" table:formula="of:=([.B54]-[.$H$2])*256" office:value-type="float" office:value="102.4256">
            <text:p>102,4256</text:p>
          </table:table-cell>
          <table:table-cell table:style-name="ce2" table:formula="of:=ROUND([.C54])+128" office:value-type="float" office:value="230">
            <text:p>230</text:p>
          </table:table-cell>
          <table:table-cell table:style-name="ce4" table:formula="of:=DEC2HEX([.D54])" office:value-type="string" office:string-value="E6">
            <text:p>E6</text:p>
          </table:table-cell>
          <table:table-cell table:style-name="ce4" table:formula="of:=([.B54]*[.B54])" office:value-type="float" office:value="0.16008001">
            <text:p>0,1601</text:p>
          </table:table-cell>
          <table:table-cell table:style-name="ce4" table:formula="of:=[.B54]-[.B53]" office:value-type="float" office:value="0.0771">
            <text:p>0,077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3" office:value-type="float" office:value="0.4082">
            <text:p>0,4082</text:p>
          </table:table-cell>
          <table:table-cell table:style-name="ce4" table:formula="of:=([.B55]-[.$H$2])*256" office:value-type="float" office:value="104.4992">
            <text:p>104,4992</text:p>
          </table:table-cell>
          <table:table-cell table:style-name="ce2" table:formula="of:=ROUND([.C55])+128" office:value-type="float" office:value="232">
            <text:p>232</text:p>
          </table:table-cell>
          <table:table-cell table:style-name="ce4" table:formula="of:=DEC2HEX([.D55])" office:value-type="string" office:string-value="E8">
            <text:p>E8</text:p>
          </table:table-cell>
          <table:table-cell table:style-name="ce4" table:formula="of:=([.B55]*[.B55])" office:value-type="float" office:value="0.16662724">
            <text:p>0,1666</text:p>
          </table:table-cell>
          <table:table-cell table:style-name="ce4" table:formula="of:=[.B55]-[.B54]" office:value-type="float" office:value="0.0081">
            <text:p>0,008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3" office:value-type="float" office:value="0.3351">
            <text:p>0,3351</text:p>
          </table:table-cell>
          <table:table-cell table:style-name="ce4" table:formula="of:=([.B56]-[.$H$2])*256" office:value-type="float" office:value="85.7856">
            <text:p>85,7856</text:p>
          </table:table-cell>
          <table:table-cell table:style-name="ce2" table:formula="of:=ROUND([.C56])+128" office:value-type="float" office:value="214">
            <text:p>214</text:p>
          </table:table-cell>
          <table:table-cell table:style-name="ce4" table:formula="of:=DEC2HEX([.D56])" office:value-type="string" office:string-value="D6">
            <text:p>D6</text:p>
          </table:table-cell>
          <table:table-cell table:style-name="ce4" table:formula="of:=([.B56]*[.B56])" office:value-type="float" office:value="0.11229201">
            <text:p>0,1123</text:p>
          </table:table-cell>
          <table:table-cell table:style-name="ce4" table:formula="of:=[.B56]-[.B55]" office:value-type="float" office:value="-0.0731">
            <text:p>-0,073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3" office:value-type="float" office:value="0.1916">
            <text:p>0,1916</text:p>
          </table:table-cell>
          <table:table-cell table:style-name="ce4" table:formula="of:=([.B57]-[.$H$2])*256" office:value-type="float" office:value="49.0496">
            <text:p>49,0496</text:p>
          </table:table-cell>
          <table:table-cell table:style-name="ce2" table:formula="of:=ROUND([.C57])+128" office:value-type="float" office:value="177">
            <text:p>177</text:p>
          </table:table-cell>
          <table:table-cell table:style-name="ce4" table:formula="of:=DEC2HEX([.D57])" office:value-type="string" office:string-value="B1">
            <text:p>B1</text:p>
          </table:table-cell>
          <table:table-cell table:style-name="ce4" table:formula="of:=([.B57]*[.B57])" office:value-type="float" office:value="0.03671056">
            <text:p>0,0367</text:p>
          </table:table-cell>
          <table:table-cell table:style-name="ce4" table:formula="of:=[.B57]-[.B56]" office:value-type="float" office:value="-0.1435">
            <text:p>-0,143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3" office:value-type="float" office:value="0.0225">
            <text:p>0,0225</text:p>
          </table:table-cell>
          <table:table-cell table:style-name="ce4" table:formula="of:=([.B58]-[.$H$2])*256" office:value-type="float" office:value="5.76">
            <text:p>5,7600</text:p>
          </table:table-cell>
          <table:table-cell table:style-name="ce2" table:formula="of:=ROUND([.C58])+128" office:value-type="float" office:value="134">
            <text:p>134</text:p>
          </table:table-cell>
          <table:table-cell table:style-name="ce4" table:formula="of:=DEC2HEX([.D58])" office:value-type="string" office:string-value="86">
            <text:p>86</text:p>
          </table:table-cell>
          <table:table-cell table:style-name="ce4" table:formula="of:=([.B58]*[.B58])" office:value-type="float" office:value="0.00050625">
            <text:p>0,0005</text:p>
          </table:table-cell>
          <table:table-cell table:style-name="ce4" table:formula="of:=[.B58]-[.B57]" office:value-type="float" office:value="-0.1691">
            <text:p>-0,1691</text:p>
          </table:table-cell>
          <table:table-cell table:style-name="ce4" table:formula="of:=([.B59]-[.B58])/([.A59]-[.A58])" office:value-type="float" office:value="-0.1742">
            <text:p>-0,1742</text:p>
          </table:table-cell>
          <table:table-cell table:style-name="ce4" table:formula="of:=[.B58]-[.H58]*[.A58]" office:value-type="float" office:value="9.7777">
            <text:p>9,7777</text:p>
          </table:table-cell>
          <table:table-cell table:style-name="ce4" table:formula="of:=-[.I58]/[.H58]" office:value-type="float" office:value="56.1291618828932">
            <text:p>56,1292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3" office:value-type="float" office:value="-0.1517">
            <text:p>-0,1517</text:p>
          </table:table-cell>
          <table:table-cell table:style-name="ce4" table:formula="of:=([.B59]-[.$H$2])*256" office:value-type="float" office:value="-38.8352">
            <text:p>-38,8352</text:p>
          </table:table-cell>
          <table:table-cell table:style-name="ce2" table:formula="of:=ROUND([.C59])+128" office:value-type="float" office:value="89">
            <text:p>89</text:p>
          </table:table-cell>
          <table:table-cell table:style-name="ce4" table:formula="of:=DEC2HEX([.D59])" office:value-type="string" office:string-value="59">
            <text:p>59</text:p>
          </table:table-cell>
          <table:table-cell table:style-name="ce4" table:formula="of:=([.B59]*[.B59])" office:value-type="float" office:value="0.02301289">
            <text:p>0,0230</text:p>
          </table:table-cell>
          <table:table-cell table:style-name="ce4" table:formula="of:=[.B59]-[.B58]" office:value-type="float" office:value="-0.1742">
            <text:p>-0,174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3" office:value-type="float" office:value="-0.304">
            <text:p>-0,3040</text:p>
          </table:table-cell>
          <table:table-cell table:style-name="ce4" table:formula="of:=([.B60]-[.$H$2])*256" office:value-type="float" office:value="-77.824">
            <text:p>-77,8240</text:p>
          </table:table-cell>
          <table:table-cell table:style-name="ce2" table:formula="of:=ROUND([.C60])+128" office:value-type="float" office:value="50">
            <text:p>50</text:p>
          </table:table-cell>
          <table:table-cell table:style-name="ce4" table:formula="of:=DEC2HEX([.D60])" office:value-type="string" office:string-value="32">
            <text:p>32</text:p>
          </table:table-cell>
          <table:table-cell table:style-name="ce4" table:formula="of:=([.B60]*[.B60])" office:value-type="float" office:value="0.092416">
            <text:p>0,0924</text:p>
          </table:table-cell>
          <table:table-cell table:style-name="ce4" table:formula="of:=[.B60]-[.B59]" office:value-type="float" office:value="-0.1523">
            <text:p>-0,152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3" office:value-type="float" office:value="-0.4053">
            <text:p>-0,4053</text:p>
          </table:table-cell>
          <table:table-cell table:style-name="ce4" table:formula="of:=([.B61]-[.$H$2])*256" office:value-type="float" office:value="-103.7568">
            <text:p>-103,7568</text:p>
          </table:table-cell>
          <table:table-cell table:style-name="ce2" table:formula="of:=ROUND([.C61])+128" office:value-type="float" office:value="24">
            <text:p>24</text:p>
          </table:table-cell>
          <table:table-cell table:style-name="ce4" table:formula="of:=DEC2HEX([.D61])" office:value-type="string" office:string-value="18">
            <text:p>18</text:p>
          </table:table-cell>
          <table:table-cell table:style-name="ce4" table:formula="of:=([.B61]*[.B61])" office:value-type="float" office:value="0.16426809">
            <text:p>0,1643</text:p>
          </table:table-cell>
          <table:table-cell table:style-name="ce4" table:formula="of:=[.B61]-[.B60]" office:value-type="float" office:value="-0.1013">
            <text:p>-0,101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3" office:value-type="float" office:value="-0.4295">
            <text:p>-0,4295</text:p>
          </table:table-cell>
          <table:table-cell table:style-name="ce4" table:formula="of:=([.B62]-[.$H$2])*256" office:value-type="float" office:value="-109.952">
            <text:p>-109,9520</text:p>
          </table:table-cell>
          <table:table-cell table:style-name="ce2" table:formula="of:=ROUND([.C62])+128" office:value-type="float" office:value="18">
            <text:p>18</text:p>
          </table:table-cell>
          <table:table-cell table:style-name="ce4" table:formula="of:=DEC2HEX([.D62])" office:value-type="string" office:string-value="12">
            <text:p>12</text:p>
          </table:table-cell>
          <table:table-cell table:style-name="ce4" table:formula="of:=([.B62]*[.B62])" office:value-type="float" office:value="0.18447025">
            <text:p>0,1845</text:p>
          </table:table-cell>
          <table:table-cell table:style-name="ce4" table:formula="of:=[.B62]-[.B61]" office:value-type="float" office:value="-0.0242">
            <text:p>-0,024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3" office:value-type="float" office:value="-0.356">
            <text:p>-0,3560</text:p>
          </table:table-cell>
          <table:table-cell table:style-name="ce4" table:formula="of:=([.B63]-[.$H$2])*256" office:value-type="float" office:value="-91.136">
            <text:p>-91,1360</text:p>
          </table:table-cell>
          <table:table-cell table:style-name="ce2" table:formula="of:=ROUND([.C63])+128" office:value-type="float" office:value="37">
            <text:p>37</text:p>
          </table:table-cell>
          <table:table-cell table:style-name="ce4" table:formula="of:=DEC2HEX([.D63])" office:value-type="string" office:string-value="25">
            <text:p>25</text:p>
          </table:table-cell>
          <table:table-cell table:style-name="ce4" table:formula="of:=([.B63]*[.B63])" office:value-type="float" office:value="0.126736">
            <text:p>0,1267</text:p>
          </table:table-cell>
          <table:table-cell table:style-name="ce4" table:formula="of:=[.B63]-[.B62]" office:value-type="float" office:value="0.0735">
            <text:p>0,073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3" office:value-type="float" office:value="-0.2197">
            <text:p>-0,2197</text:p>
          </table:table-cell>
          <table:table-cell table:style-name="ce4" table:formula="of:=([.B64]-[.$H$2])*256" office:value-type="float" office:value="-56.2432">
            <text:p>-56,2432</text:p>
          </table:table-cell>
          <table:table-cell table:style-name="ce2" table:formula="of:=ROUND([.C64])+128" office:value-type="float" office:value="72">
            <text:p>72</text:p>
          </table:table-cell>
          <table:table-cell table:style-name="ce4" table:formula="of:=DEC2HEX([.D64])" office:value-type="string" office:string-value="48">
            <text:p>48</text:p>
          </table:table-cell>
          <table:table-cell table:style-name="ce4" table:formula="of:=([.B64]*[.B64])" office:value-type="float" office:value="0.04826809">
            <text:p>0,0483</text:p>
          </table:table-cell>
          <table:table-cell table:style-name="ce4" table:formula="of:=[.B64]-[.B63]" office:value-type="float" office:value="0.1363">
            <text:p>0,136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3" office:value-type="float" office:value="-0.0397">
            <text:p>-0,0397</text:p>
          </table:table-cell>
          <table:table-cell table:style-name="ce4" table:formula="of:=([.B65]-[.$H$2])*256" office:value-type="float" office:value="-10.1632">
            <text:p>-10,1632</text:p>
          </table:table-cell>
          <table:table-cell table:style-name="ce2" table:formula="of:=ROUND([.C65])+128" office:value-type="float" office:value="118">
            <text:p>118</text:p>
          </table:table-cell>
          <table:table-cell table:style-name="ce4" table:formula="of:=DEC2HEX([.D65])" office:value-type="string" office:string-value="76">
            <text:p>76</text:p>
          </table:table-cell>
          <table:table-cell table:style-name="ce4" table:formula="of:=([.B65]*[.B65])" office:value-type="float" office:value="0.00157609">
            <text:p>0,0016</text:p>
          </table:table-cell>
          <table:table-cell table:style-name="ce4" table:formula="of:=[.B65]-[.B64]" office:value-type="float" office:value="0.18">
            <text:p>0,1800</text:p>
          </table:table-cell>
          <table:table-cell table:style-name="ce4" table:formula="of:=([.B66]-[.B65])/([.A66]-[.A65])" office:value-type="float" office:value="0.1908">
            <text:p>0,1908</text:p>
          </table:table-cell>
          <table:table-cell table:style-name="ce4" table:formula="of:=[.B65]-[.H65]*[.A65]" office:value-type="float" office:value="-12.0601">
            <text:p>-12,0601</text:p>
          </table:table-cell>
          <table:table-cell table:style-name="ce4" table:formula="of:=-[.I65]/[.H65]" office:value-type="float" office:value="63.208071278826">
            <text:p>63,2081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3" office:value-type="float" office:value="0.1511">
            <text:p>0,1511</text:p>
          </table:table-cell>
          <table:table-cell table:style-name="ce4" table:formula="of:=([.B66]-[.$H$2])*256" office:value-type="float" office:value="38.6816">
            <text:p>38,6816</text:p>
          </table:table-cell>
          <table:table-cell table:style-name="ce2" table:formula="of:=ROUND([.C66])+128" office:value-type="float" office:value="167">
            <text:p>167</text:p>
          </table:table-cell>
          <table:table-cell table:style-name="ce4" table:formula="of:=DEC2HEX([.D66])" office:value-type="string" office:string-value="A7">
            <text:p>A7</text:p>
          </table:table-cell>
          <table:table-cell table:style-name="ce4" table:formula="of:=([.B66]*[.B66])" office:value-type="float" office:value="0.02283121">
            <text:p>0,0228</text:p>
          </table:table-cell>
          <table:table-cell table:style-name="ce4" table:formula="of:=[.B66]-[.B65]" office:value-type="float" office:value="0.1908">
            <text:p>0,19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3" office:value-type="float" office:value="0.3067">
            <text:p>0,3067</text:p>
          </table:table-cell>
          <table:table-cell table:style-name="ce4" table:formula="of:=([.B67]-[.$H$2])*256" office:value-type="float" office:value="78.5152">
            <text:p>78,5152</text:p>
          </table:table-cell>
          <table:table-cell table:style-name="ce2" table:formula="of:=ROUND([.C67])+128" office:value-type="float" office:value="207">
            <text:p>207</text:p>
          </table:table-cell>
          <table:table-cell table:style-name="ce4" table:formula="of:=DEC2HEX([.D67])" office:value-type="string" office:string-value="CF">
            <text:p>CF</text:p>
          </table:table-cell>
          <table:table-cell table:style-name="ce4" table:formula="of:=([.B67]*[.B67])" office:value-type="float" office:value="0.09406489">
            <text:p>0,0941</text:p>
          </table:table-cell>
          <table:table-cell table:style-name="ce4" table:formula="of:=[.B67]-[.B66]" office:value-type="float" office:value="0.1556">
            <text:p>0,155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3" office:value-type="float" office:value="0.4053">
            <text:p>0,4053</text:p>
          </table:table-cell>
          <table:table-cell table:style-name="ce4" table:formula="of:=([.B68]-[.$H$2])*256" office:value-type="float" office:value="103.7568">
            <text:p>103,7568</text:p>
          </table:table-cell>
          <table:table-cell table:style-name="ce2" table:formula="of:=ROUND([.C68])+128" office:value-type="float" office:value="232">
            <text:p>232</text:p>
          </table:table-cell>
          <table:table-cell table:style-name="ce4" table:formula="of:=DEC2HEX([.D68])" office:value-type="string" office:string-value="E8">
            <text:p>E8</text:p>
          </table:table-cell>
          <table:table-cell table:style-name="ce4" table:formula="of:=([.B68]*[.B68])" office:value-type="float" office:value="0.16426809">
            <text:p>0,1643</text:p>
          </table:table-cell>
          <table:table-cell table:style-name="ce4" table:formula="of:=[.B68]-[.B67]" office:value-type="float" office:value="0.0986">
            <text:p>0,098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3" office:value-type="float" office:value="0.414">
            <text:p>0,4140</text:p>
          </table:table-cell>
          <table:table-cell table:style-name="ce4" table:formula="of:=([.B69]-[.$H$2])*256" office:value-type="float" office:value="105.984">
            <text:p>105,9840</text:p>
          </table:table-cell>
          <table:table-cell table:style-name="ce2" table:formula="of:=ROUND([.C69])+128" office:value-type="float" office:value="234">
            <text:p>234</text:p>
          </table:table-cell>
          <table:table-cell table:style-name="ce4" table:formula="of:=DEC2HEX([.D69])" office:value-type="string" office:string-value="EA">
            <text:p>EA</text:p>
          </table:table-cell>
          <table:table-cell table:style-name="ce4" table:formula="of:=([.B69]*[.B69])" office:value-type="float" office:value="0.171396">
            <text:p>0,1714</text:p>
          </table:table-cell>
          <table:table-cell table:style-name="ce4" table:formula="of:=[.B69]-[.B68]" office:value-type="float" office:value="0.00870000000000004">
            <text:p>0,008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3" office:value-type="float" office:value="0.3428">
            <text:p>0,3428</text:p>
          </table:table-cell>
          <table:table-cell table:style-name="ce4" table:formula="of:=([.B70]-[.$H$2])*256" office:value-type="float" office:value="87.7568">
            <text:p>87,7568</text:p>
          </table:table-cell>
          <table:table-cell table:style-name="ce2" table:formula="of:=ROUND([.C70])+128" office:value-type="float" office:value="216">
            <text:p>216</text:p>
          </table:table-cell>
          <table:table-cell table:style-name="ce4" table:formula="of:=DEC2HEX([.D70])" office:value-type="string" office:string-value="D8">
            <text:p>D8</text:p>
          </table:table-cell>
          <table:table-cell table:style-name="ce4" table:formula="of:=([.B70]*[.B70])" office:value-type="float" office:value="0.11751184">
            <text:p>0,1175</text:p>
          </table:table-cell>
          <table:table-cell table:style-name="ce4" table:formula="of:=[.B70]-[.B69]" office:value-type="float" office:value="-0.0712">
            <text:p>-0,071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3" office:value-type="float" office:value="0.2091">
            <text:p>0,2091</text:p>
          </table:table-cell>
          <table:table-cell table:style-name="ce4" table:formula="of:=([.B71]-[.$H$2])*256" office:value-type="float" office:value="53.5296">
            <text:p>53,5296</text:p>
          </table:table-cell>
          <table:table-cell table:style-name="ce2" table:formula="of:=ROUND([.C71])+128" office:value-type="float" office:value="182">
            <text:p>182</text:p>
          </table:table-cell>
          <table:table-cell table:style-name="ce4" table:formula="of:=DEC2HEX([.D71])" office:value-type="string" office:string-value="B6">
            <text:p>B6</text:p>
          </table:table-cell>
          <table:table-cell table:style-name="ce4" table:formula="of:=([.B71]*[.B71])" office:value-type="float" office:value="0.04372281">
            <text:p>0,0437</text:p>
          </table:table-cell>
          <table:table-cell table:style-name="ce4" table:formula="of:=[.B71]-[.B70]" office:value-type="float" office:value="-0.1337">
            <text:p>-0,133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3" office:value-type="float" office:value="0.0251">
            <text:p>0,0251</text:p>
          </table:table-cell>
          <table:table-cell table:style-name="ce4" table:formula="of:=([.B72]-[.$H$2])*256" office:value-type="float" office:value="6.4256">
            <text:p>6,4256</text:p>
          </table:table-cell>
          <table:table-cell table:style-name="ce2" table:formula="of:=ROUND([.C72])+128" office:value-type="float" office:value="134">
            <text:p>134</text:p>
          </table:table-cell>
          <table:table-cell table:style-name="ce4" table:formula="of:=DEC2HEX([.D72])" office:value-type="string" office:string-value="86">
            <text:p>86</text:p>
          </table:table-cell>
          <table:table-cell table:style-name="ce4" table:formula="of:=([.B72]*[.B72])" office:value-type="float" office:value="0.00063001">
            <text:p>0,0006</text:p>
          </table:table-cell>
          <table:table-cell table:style-name="ce4" table:formula="of:=[.B72]-[.B71]" office:value-type="float" office:value="-0.184">
            <text:p>-0,1840</text:p>
          </table:table-cell>
          <table:table-cell table:style-name="ce4" table:formula="of:=([.B73]-[.B72])/([.A73]-[.A72])" office:value-type="float" office:value="-0.1887">
            <text:p>-0,1887</text:p>
          </table:table-cell>
          <table:table-cell table:style-name="ce4" table:formula="of:=[.B72]-[.H72]*[.A72]" office:value-type="float" office:value="13.2341">
            <text:p>13,2341</text:p>
          </table:table-cell>
          <table:table-cell table:style-name="ce4" table:formula="of:=-[.I72]/[.H72]" office:value-type="float" office:value="70.1330153683095">
            <text:p>70,1330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3" office:value-type="float" office:value="-0.1636">
            <text:p>-0,1636</text:p>
          </table:table-cell>
          <table:table-cell table:style-name="ce4" table:formula="of:=([.B73]-[.$H$2])*256" office:value-type="float" office:value="-41.8816">
            <text:p>-41,8816</text:p>
          </table:table-cell>
          <table:table-cell table:style-name="ce2" table:formula="of:=ROUND([.C73])+128" office:value-type="float" office:value="86">
            <text:p>86</text:p>
          </table:table-cell>
          <table:table-cell table:style-name="ce4" table:formula="of:=DEC2HEX([.D73])" office:value-type="string" office:string-value="56">
            <text:p>56</text:p>
          </table:table-cell>
          <table:table-cell table:style-name="ce4" table:formula="of:=([.B73]*[.B73])" office:value-type="float" office:value="0.02676496">
            <text:p>0,0268</text:p>
          </table:table-cell>
          <table:table-cell table:style-name="ce4" table:formula="of:=[.B73]-[.B72]" office:value-type="float" office:value="-0.1887">
            <text:p>-0,188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3" office:value-type="float" office:value="-0.3028">
            <text:p>-0,3028</text:p>
          </table:table-cell>
          <table:table-cell table:style-name="ce4" table:formula="of:=([.B74]-[.$H$2])*256" office:value-type="float" office:value="-77.5168">
            <text:p>-77,5168</text:p>
          </table:table-cell>
          <table:table-cell table:style-name="ce2" table:formula="of:=ROUND([.C74])+128" office:value-type="float" office:value="50">
            <text:p>50</text:p>
          </table:table-cell>
          <table:table-cell table:style-name="ce4" table:formula="of:=DEC2HEX([.D74])" office:value-type="string" office:string-value="32">
            <text:p>32</text:p>
          </table:table-cell>
          <table:table-cell table:style-name="ce4" table:formula="of:=([.B74]*[.B74])" office:value-type="float" office:value="0.09168784">
            <text:p>0,0917</text:p>
          </table:table-cell>
          <table:table-cell table:style-name="ce4" table:formula="of:=[.B74]-[.B73]" office:value-type="float" office:value="-0.1392">
            <text:p>-0,139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3" office:value-type="float" office:value="-0.3971">
            <text:p>-0,3971</text:p>
          </table:table-cell>
          <table:table-cell table:style-name="ce4" table:formula="of:=([.B75]-[.$H$2])*256" office:value-type="float" office:value="-101.6576">
            <text:p>-101,6576</text:p>
          </table:table-cell>
          <table:table-cell table:style-name="ce2" table:formula="of:=ROUND([.C75])+128" office:value-type="float" office:value="26">
            <text:p>26</text:p>
          </table:table-cell>
          <table:table-cell table:style-name="ce4" table:formula="of:=DEC2HEX([.D75])" office:value-type="string" office:string-value="1A">
            <text:p>1A</text:p>
          </table:table-cell>
          <table:table-cell table:style-name="ce4" table:formula="of:=([.B75]*[.B75])" office:value-type="float" office:value="0.15768841">
            <text:p>0,1577</text:p>
          </table:table-cell>
          <table:table-cell table:style-name="ce4" table:formula="of:=[.B75]-[.B74]" office:value-type="float" office:value="-0.0943">
            <text:p>-0,094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3" office:value-type="float" office:value="-0.4018">
            <text:p>-0,4018</text:p>
          </table:table-cell>
          <table:table-cell table:style-name="ce4" table:formula="of:=([.B76]-[.$H$2])*256" office:value-type="float" office:value="-102.8608">
            <text:p>-102,8608</text:p>
          </table:table-cell>
          <table:table-cell table:style-name="ce2" table:formula="of:=ROUND([.C76])+128" office:value-type="float" office:value="25">
            <text:p>25</text:p>
          </table:table-cell>
          <table:table-cell table:style-name="ce4" table:formula="of:=DEC2HEX([.D76])" office:value-type="string" office:string-value="19">
            <text:p>19</text:p>
          </table:table-cell>
          <table:table-cell table:style-name="ce4" table:formula="of:=([.B76]*[.B76])" office:value-type="float" office:value="0.16144324">
            <text:p>0,1614</text:p>
          </table:table-cell>
          <table:table-cell table:style-name="ce4" table:formula="of:=[.B76]-[.B75]" office:value-type="float" office:value="-0.00470000000000004">
            <text:p>-0,004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3" office:value-type="float" office:value="-0.331">
            <text:p>-0,3310</text:p>
          </table:table-cell>
          <table:table-cell table:style-name="ce4" table:formula="of:=([.B77]-[.$H$2])*256" office:value-type="float" office:value="-84.736">
            <text:p>-84,7360</text:p>
          </table:table-cell>
          <table:table-cell table:style-name="ce2" table:formula="of:=ROUND([.C77])+128" office:value-type="float" office:value="43">
            <text:p>43</text:p>
          </table:table-cell>
          <table:table-cell table:style-name="ce4" table:formula="of:=DEC2HEX([.D77])" office:value-type="string" office:string-value="2B">
            <text:p>2B</text:p>
          </table:table-cell>
          <table:table-cell table:style-name="ce4" table:formula="of:=([.B77]*[.B77])" office:value-type="float" office:value="0.109561">
            <text:p>0,1096</text:p>
          </table:table-cell>
          <table:table-cell table:style-name="ce4" table:formula="of:=[.B77]-[.B76]" office:value-type="float" office:value="0.0708">
            <text:p>0,07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3" office:value-type="float" office:value="-0.1904">
            <text:p>-0,1904</text:p>
          </table:table-cell>
          <table:table-cell table:style-name="ce4" table:formula="of:=([.B78]-[.$H$2])*256" office:value-type="float" office:value="-48.7424">
            <text:p>-48,7424</text:p>
          </table:table-cell>
          <table:table-cell table:style-name="ce2" table:formula="of:=ROUND([.C78])+128" office:value-type="float" office:value="79">
            <text:p>79</text:p>
          </table:table-cell>
          <table:table-cell table:style-name="ce4" table:formula="of:=DEC2HEX([.D78])" office:value-type="string" office:string-value="4F">
            <text:p>4F</text:p>
          </table:table-cell>
          <table:table-cell table:style-name="ce4" table:formula="of:=([.B78]*[.B78])" office:value-type="float" office:value="0.03625216">
            <text:p>0,0363</text:p>
          </table:table-cell>
          <table:table-cell table:style-name="ce4" table:formula="of:=[.B78]-[.B77]" office:value-type="float" office:value="0.1406">
            <text:p>0,140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3" office:value-type="float" office:value="-0.0173">
            <text:p>-0,0173</text:p>
          </table:table-cell>
          <table:table-cell table:style-name="ce4" table:formula="of:=([.B79]-[.$H$2])*256" office:value-type="float" office:value="-4.4288">
            <text:p>-4,4288</text:p>
          </table:table-cell>
          <table:table-cell table:style-name="ce2" table:formula="of:=ROUND([.C79])+128" office:value-type="float" office:value="124">
            <text:p>124</text:p>
          </table:table-cell>
          <table:table-cell table:style-name="ce4" table:formula="of:=DEC2HEX([.D79])" office:value-type="string" office:string-value="7C">
            <text:p>7C</text:p>
          </table:table-cell>
          <table:table-cell table:style-name="ce4" table:formula="of:=([.B79]*[.B79])" office:value-type="float" office:value="0.00029929">
            <text:p>0,0003</text:p>
          </table:table-cell>
          <table:table-cell table:style-name="ce4" table:formula="of:=[.B79]-[.B78]" office:value-type="float" office:value="0.1731">
            <text:p>0,1731</text:p>
          </table:table-cell>
          <table:table-cell table:style-name="ce4" table:formula="of:=([.B80]-[.B79])/([.A80]-[.A79])" office:value-type="float" office:value="0.1863">
            <text:p>0,1863</text:p>
          </table:table-cell>
          <table:table-cell table:style-name="ce4" table:formula="of:=[.B79]-[.H79]*[.A79]" office:value-type="float" office:value="-14.3624">
            <text:p>-14,3624</text:p>
          </table:table-cell>
          <table:table-cell table:style-name="ce4" table:formula="of:=-[.I79]/[.H79]" office:value-type="float" office:value="77.092860976919">
            <text:p>77,0929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3" office:value-type="float" office:value="0.169">
            <text:p>0,1690</text:p>
          </table:table-cell>
          <table:table-cell table:style-name="ce4" table:formula="of:=([.B80]-[.$H$2])*256" office:value-type="float" office:value="43.264">
            <text:p>43,2640</text:p>
          </table:table-cell>
          <table:table-cell table:style-name="ce2" table:formula="of:=ROUND([.C80])+128" office:value-type="float" office:value="171">
            <text:p>171</text:p>
          </table:table-cell>
          <table:table-cell table:style-name="ce4" table:formula="of:=DEC2HEX([.D80])" office:value-type="string" office:string-value="AB">
            <text:p>AB</text:p>
          </table:table-cell>
          <table:table-cell table:style-name="ce4" table:formula="of:=([.B80]*[.B80])" office:value-type="float" office:value="0.028561">
            <text:p>0,0286</text:p>
          </table:table-cell>
          <table:table-cell table:style-name="ce4" table:formula="of:=[.B80]-[.B79]" office:value-type="float" office:value="0.1863">
            <text:p>0,186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3" office:value-type="float" office:value="0.312">
            <text:p>0,3120</text:p>
          </table:table-cell>
          <table:table-cell table:style-name="ce4" table:formula="of:=([.B81]-[.$H$2])*256" office:value-type="float" office:value="79.872">
            <text:p>79,8720</text:p>
          </table:table-cell>
          <table:table-cell table:style-name="ce2" table:formula="of:=ROUND([.C81])+128" office:value-type="float" office:value="208">
            <text:p>208</text:p>
          </table:table-cell>
          <table:table-cell table:style-name="ce4" table:formula="of:=DEC2HEX([.D81])" office:value-type="string" office:string-value="D0">
            <text:p>D0</text:p>
          </table:table-cell>
          <table:table-cell table:style-name="ce4" table:formula="of:=([.B81]*[.B81])" office:value-type="float" office:value="0.097344">
            <text:p>0,0973</text:p>
          </table:table-cell>
          <table:table-cell table:style-name="ce4" table:formula="of:=[.B81]-[.B80]" office:value-type="float" office:value="0.143">
            <text:p>0,143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3" office:value-type="float" office:value="0.4082">
            <text:p>0,4082</text:p>
          </table:table-cell>
          <table:table-cell table:style-name="ce4" table:formula="of:=([.B82]-[.$H$2])*256" office:value-type="float" office:value="104.4992">
            <text:p>104,4992</text:p>
          </table:table-cell>
          <table:table-cell table:style-name="ce2" table:formula="of:=ROUND([.C82])+128" office:value-type="float" office:value="232">
            <text:p>232</text:p>
          </table:table-cell>
          <table:table-cell table:style-name="ce4" table:formula="of:=DEC2HEX([.D82])" office:value-type="string" office:string-value="E8">
            <text:p>E8</text:p>
          </table:table-cell>
          <table:table-cell table:style-name="ce4" table:formula="of:=([.B82]*[.B82])" office:value-type="float" office:value="0.16662724">
            <text:p>0,1666</text:p>
          </table:table-cell>
          <table:table-cell table:style-name="ce4" table:formula="of:=[.B82]-[.B81]" office:value-type="float" office:value="0.0962">
            <text:p>0,096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3" office:value-type="float" office:value="0.3867">
            <text:p>0,3867</text:p>
          </table:table-cell>
          <table:table-cell table:style-name="ce4" table:formula="of:=([.B83]-[.$H$2])*256" office:value-type="float" office:value="98.9952">
            <text:p>98,9952</text:p>
          </table:table-cell>
          <table:table-cell table:style-name="ce2" table:formula="of:=ROUND([.C83])+128" office:value-type="float" office:value="227">
            <text:p>227</text:p>
          </table:table-cell>
          <table:table-cell table:style-name="ce4" table:formula="of:=DEC2HEX([.D83])" office:value-type="string" office:string-value="E3">
            <text:p>E3</text:p>
          </table:table-cell>
          <table:table-cell table:style-name="ce4" table:formula="of:=([.B83]*[.B83])" office:value-type="float" office:value="0.14953689">
            <text:p>0,1495</text:p>
          </table:table-cell>
          <table:table-cell table:style-name="ce4" table:formula="of:=[.B83]-[.B82]" office:value-type="float" office:value="-0.0215">
            <text:p>-0,021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3" office:value-type="float" office:value="0.2915">
            <text:p>0,2915</text:p>
          </table:table-cell>
          <table:table-cell table:style-name="ce4" table:formula="of:=([.B84]-[.$H$2])*256" office:value-type="float" office:value="74.624">
            <text:p>74,6240</text:p>
          </table:table-cell>
          <table:table-cell table:style-name="ce2" table:formula="of:=ROUND([.C84])+128" office:value-type="float" office:value="203">
            <text:p>203</text:p>
          </table:table-cell>
          <table:table-cell table:style-name="ce4" table:formula="of:=DEC2HEX([.D84])" office:value-type="string" office:string-value="CB">
            <text:p>CB</text:p>
          </table:table-cell>
          <table:table-cell table:style-name="ce4" table:formula="of:=([.B84]*[.B84])" office:value-type="float" office:value="0.08497225">
            <text:p>0,0850</text:p>
          </table:table-cell>
          <table:table-cell table:style-name="ce4" table:formula="of:=[.B84]-[.B83]" office:value-type="float" office:value="-0.0952">
            <text:p>-0,095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3" office:value-type="float" office:value="0.1316">
            <text:p>0,1316</text:p>
          </table:table-cell>
          <table:table-cell table:style-name="ce4" table:formula="of:=([.B85]-[.$H$2])*256" office:value-type="float" office:value="33.6896">
            <text:p>33,6896</text:p>
          </table:table-cell>
          <table:table-cell table:style-name="ce2" table:formula="of:=ROUND([.C85])+128" office:value-type="float" office:value="162">
            <text:p>162</text:p>
          </table:table-cell>
          <table:table-cell table:style-name="ce4" table:formula="of:=DEC2HEX([.D85])" office:value-type="string" office:string-value="A2">
            <text:p>A2</text:p>
          </table:table-cell>
          <table:table-cell table:style-name="ce4" table:formula="of:=([.B85]*[.B85])" office:value-type="float" office:value="0.01731856">
            <text:p>0,0173</text:p>
          </table:table-cell>
          <table:table-cell table:style-name="ce4" table:formula="of:=[.B85]-[.B84]" office:value-type="float" office:value="-0.1599">
            <text:p>-0,1599</text:p>
          </table:table-cell>
          <table:table-cell table:style-name="ce4" table:formula="of:=([.B86]-[.B85])/([.A86]-[.A85])" office:value-type="float" office:value="-0.2002">
            <text:p>-0,2002</text:p>
          </table:table-cell>
          <table:table-cell table:style-name="ce4" table:formula="of:=[.B85]-[.H85]*[.A85]" office:value-type="float" office:value="16.7482">
            <text:p>16,7482</text:p>
          </table:table-cell>
          <table:table-cell table:style-name="ce4" table:formula="of:=-[.I85]/[.H85]" office:value-type="float" office:value="83.6573426573426">
            <text:p>83,6573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3" office:value-type="float" office:value="-0.0686">
            <text:p>-0,0686</text:p>
          </table:table-cell>
          <table:table-cell table:style-name="ce4" table:formula="of:=([.B86]-[.$H$2])*256" office:value-type="float" office:value="-17.5616">
            <text:p>-17,5616</text:p>
          </table:table-cell>
          <table:table-cell table:style-name="ce2" table:formula="of:=ROUND([.C86])+128" office:value-type="float" office:value="110">
            <text:p>110</text:p>
          </table:table-cell>
          <table:table-cell table:style-name="ce4" table:formula="of:=DEC2HEX([.D86])" office:value-type="string" office:string-value="6E">
            <text:p>6E</text:p>
          </table:table-cell>
          <table:table-cell table:style-name="ce4" table:formula="of:=([.B86]*[.B86])" office:value-type="float" office:value="0.00470596">
            <text:p>0,0047</text:p>
          </table:table-cell>
          <table:table-cell table:style-name="ce4" table:formula="of:=[.B86]-[.B85]" office:value-type="float" office:value="-0.2002">
            <text:p>-0,200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3" office:value-type="float" office:value="-0.2594">
            <text:p>-0,2594</text:p>
          </table:table-cell>
          <table:table-cell table:style-name="ce4" table:formula="of:=([.B87]-[.$H$2])*256" office:value-type="float" office:value="-66.4064">
            <text:p>-66,4064</text:p>
          </table:table-cell>
          <table:table-cell table:style-name="ce2" table:formula="of:=ROUND([.C87])+128" office:value-type="float" office:value="62">
            <text:p>62</text:p>
          </table:table-cell>
          <table:table-cell table:style-name="ce4" table:formula="of:=DEC2HEX([.D87])" office:value-type="string" office:string-value="3E">
            <text:p>3E</text:p>
          </table:table-cell>
          <table:table-cell table:style-name="ce4" table:formula="of:=([.B87]*[.B87])" office:value-type="float" office:value="0.06728836">
            <text:p>0,0673</text:p>
          </table:table-cell>
          <table:table-cell table:style-name="ce4" table:formula="of:=[.B87]-[.B86]" office:value-type="float" office:value="-0.1908">
            <text:p>-0,19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3" office:value-type="float" office:value="-0.3827">
            <text:p>-0,3827</text:p>
          </table:table-cell>
          <table:table-cell table:style-name="ce4" table:formula="of:=([.B88]-[.$H$2])*256" office:value-type="float" office:value="-97.9712">
            <text:p>-97,9712</text:p>
          </table:table-cell>
          <table:table-cell table:style-name="ce2" table:formula="of:=ROUND([.C88])+128" office:value-type="float" office:value="30">
            <text:p>30</text:p>
          </table:table-cell>
          <table:table-cell table:style-name="ce4" table:formula="of:=DEC2HEX([.D88])" office:value-type="string" office:string-value="1E">
            <text:p>1E</text:p>
          </table:table-cell>
          <table:table-cell table:style-name="ce4" table:formula="of:=([.B88]*[.B88])" office:value-type="float" office:value="0.14645929">
            <text:p>0,1465</text:p>
          </table:table-cell>
          <table:table-cell table:style-name="ce4" table:formula="of:=[.B88]-[.B87]" office:value-type="float" office:value="-0.1233">
            <text:p>-0,123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3" office:value-type="float" office:value="-0.4295">
            <text:p>-0,4295</text:p>
          </table:table-cell>
          <table:table-cell table:style-name="ce4" table:formula="of:=([.B89]-[.$H$2])*256" office:value-type="float" office:value="-109.952">
            <text:p>-109,9520</text:p>
          </table:table-cell>
          <table:table-cell table:style-name="ce2" table:formula="of:=ROUND([.C89])+128" office:value-type="float" office:value="18">
            <text:p>18</text:p>
          </table:table-cell>
          <table:table-cell table:style-name="ce4" table:formula="of:=DEC2HEX([.D89])" office:value-type="string" office:string-value="12">
            <text:p>12</text:p>
          </table:table-cell>
          <table:table-cell table:style-name="ce4" table:formula="of:=([.B89]*[.B89])" office:value-type="float" office:value="0.18447025">
            <text:p>0,1845</text:p>
          </table:table-cell>
          <table:table-cell table:style-name="ce4" table:formula="of:=[.B89]-[.B88]" office:value-type="float" office:value="-0.0468">
            <text:p>-0,046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3" office:value-type="float" office:value="-0.3796">
            <text:p>-0,3796</text:p>
          </table:table-cell>
          <table:table-cell table:style-name="ce4" table:formula="of:=([.B90]-[.$H$2])*256" office:value-type="float" office:value="-97.1776">
            <text:p>-97,1776</text:p>
          </table:table-cell>
          <table:table-cell table:style-name="ce2" table:formula="of:=ROUND([.C90])+128" office:value-type="float" office:value="31">
            <text:p>31</text:p>
          </table:table-cell>
          <table:table-cell table:style-name="ce4" table:formula="of:=DEC2HEX([.D90])" office:value-type="string" office:string-value="1F">
            <text:p>1F</text:p>
          </table:table-cell>
          <table:table-cell table:style-name="ce4" table:formula="of:=([.B90]*[.B90])" office:value-type="float" office:value="0.14409616">
            <text:p>0,1441</text:p>
          </table:table-cell>
          <table:table-cell table:style-name="ce4" table:formula="of:=[.B90]-[.B89]" office:value-type="float" office:value="0.0499">
            <text:p>0,049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3" office:value-type="float" office:value="-0.2444">
            <text:p>-0,2444</text:p>
          </table:table-cell>
          <table:table-cell table:style-name="ce4" table:formula="of:=([.B91]-[.$H$2])*256" office:value-type="float" office:value="-62.5664">
            <text:p>-62,5664</text:p>
          </table:table-cell>
          <table:table-cell table:style-name="ce2" table:formula="of:=ROUND([.C91])+128" office:value-type="float" office:value="65">
            <text:p>65</text:p>
          </table:table-cell>
          <table:table-cell table:style-name="ce4" table:formula="of:=DEC2HEX([.D91])" office:value-type="string" office:string-value="41">
            <text:p>41</text:p>
          </table:table-cell>
          <table:table-cell table:style-name="ce4" table:formula="of:=([.B91]*[.B91])" office:value-type="float" office:value="0.05973136">
            <text:p>0,0597</text:p>
          </table:table-cell>
          <table:table-cell table:style-name="ce4" table:formula="of:=[.B91]-[.B90]" office:value-type="float" office:value="0.1352">
            <text:p>0,135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3" office:value-type="float" office:value="-0.0536">
            <text:p>-0,0536</text:p>
          </table:table-cell>
          <table:table-cell table:style-name="ce4" table:formula="of:=([.B92]-[.$H$2])*256" office:value-type="float" office:value="-13.7216">
            <text:p>-13,7216</text:p>
          </table:table-cell>
          <table:table-cell table:style-name="ce2" table:formula="of:=ROUND([.C92])+128" office:value-type="float" office:value="114">
            <text:p>114</text:p>
          </table:table-cell>
          <table:table-cell table:style-name="ce4" table:formula="of:=DEC2HEX([.D92])" office:value-type="string" office:string-value="72">
            <text:p>72</text:p>
          </table:table-cell>
          <table:table-cell table:style-name="ce4" table:formula="of:=([.B92]*[.B92])" office:value-type="float" office:value="0.00287296">
            <text:p>0,0029</text:p>
          </table:table-cell>
          <table:table-cell table:style-name="ce4" table:formula="of:=[.B92]-[.B91]" office:value-type="float" office:value="0.1908">
            <text:p>0,1908</text:p>
          </table:table-cell>
          <table:table-cell table:style-name="ce4" table:formula="of:=([.B93]-[.B92])/([.A93]-[.A92])" office:value-type="float" office:value="0.2015">
            <text:p>0,2015</text:p>
          </table:table-cell>
          <table:table-cell table:style-name="ce4" table:formula="of:=[.B92]-[.H92]*[.A92]" office:value-type="float" office:value="-18.1886">
            <text:p>-18,1886</text:p>
          </table:table-cell>
          <table:table-cell table:style-name="ce4" table:formula="of:=-[.I92]/[.H92]" office:value-type="float" office:value="90.2660049627792">
            <text:p>90,2660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3" office:value-type="float" office:value="0.1479">
            <text:p>0,1479</text:p>
          </table:table-cell>
          <table:table-cell table:style-name="ce4" table:formula="of:=([.B93]-[.$H$2])*256" office:value-type="float" office:value="37.8624">
            <text:p>37,8624</text:p>
          </table:table-cell>
          <table:table-cell table:style-name="ce2" table:formula="of:=ROUND([.C93])+128" office:value-type="float" office:value="166">
            <text:p>166</text:p>
          </table:table-cell>
          <table:table-cell table:style-name="ce4" table:formula="of:=DEC2HEX([.D93])" office:value-type="string" office:string-value="A6">
            <text:p>A6</text:p>
          </table:table-cell>
          <table:table-cell table:style-name="ce4" table:formula="of:=([.B93]*[.B93])" office:value-type="float" office:value="0.02187441">
            <text:p>0,0219</text:p>
          </table:table-cell>
          <table:table-cell table:style-name="ce4" table:formula="of:=[.B93]-[.B92]" office:value-type="float" office:value="0.2015">
            <text:p>0,201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3" office:value-type="float" office:value="0.3134">
            <text:p>0,3134</text:p>
          </table:table-cell>
          <table:table-cell table:style-name="ce4" table:formula="of:=([.B94]-[.$H$2])*256" office:value-type="float" office:value="80.2304">
            <text:p>80,2304</text:p>
          </table:table-cell>
          <table:table-cell table:style-name="ce2" table:formula="of:=ROUND([.C94])+128" office:value-type="float" office:value="208">
            <text:p>208</text:p>
          </table:table-cell>
          <table:table-cell table:style-name="ce4" table:formula="of:=DEC2HEX([.D94])" office:value-type="string" office:string-value="D0">
            <text:p>D0</text:p>
          </table:table-cell>
          <table:table-cell table:style-name="ce4" table:formula="of:=([.B94]*[.B94])" office:value-type="float" office:value="0.09821956">
            <text:p>0,0982</text:p>
          </table:table-cell>
          <table:table-cell table:style-name="ce4" table:formula="of:=[.B94]-[.B93]" office:value-type="float" office:value="0.1655">
            <text:p>0,165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3" office:value-type="float" office:value="0.4032">
            <text:p>0,4032</text:p>
          </table:table-cell>
          <table:table-cell table:style-name="ce4" table:formula="of:=([.B95]-[.$H$2])*256" office:value-type="float" office:value="103.2192">
            <text:p>103,2192</text:p>
          </table:table-cell>
          <table:table-cell table:style-name="ce2" table:formula="of:=ROUND([.C95])+128" office:value-type="float" office:value="231">
            <text:p>231</text:p>
          </table:table-cell>
          <table:table-cell table:style-name="ce4" table:formula="of:=DEC2HEX([.D95])" office:value-type="string" office:string-value="E7">
            <text:p>E7</text:p>
          </table:table-cell>
          <table:table-cell table:style-name="ce4" table:formula="of:=([.B95]*[.B95])" office:value-type="float" office:value="0.16257024">
            <text:p>0,1626</text:p>
          </table:table-cell>
          <table:table-cell table:style-name="ce4" table:formula="of:=[.B95]-[.B94]" office:value-type="float" office:value="0.0898">
            <text:p>0,089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3" office:value-type="float" office:value="0.3829">
            <text:p>0,3829</text:p>
          </table:table-cell>
          <table:table-cell table:style-name="ce4" table:formula="of:=([.B96]-[.$H$2])*256" office:value-type="float" office:value="98.0224">
            <text:p>98,0224</text:p>
          </table:table-cell>
          <table:table-cell table:style-name="ce2" table:formula="of:=ROUND([.C96])+128" office:value-type="float" office:value="226">
            <text:p>226</text:p>
          </table:table-cell>
          <table:table-cell table:style-name="ce4" table:formula="of:=DEC2HEX([.D96])" office:value-type="string" office:string-value="E2">
            <text:p>E2</text:p>
          </table:table-cell>
          <table:table-cell table:style-name="ce4" table:formula="of:=([.B96]*[.B96])" office:value-type="float" office:value="0.14661241">
            <text:p>0,1466</text:p>
          </table:table-cell>
          <table:table-cell table:style-name="ce4" table:formula="of:=[.B96]-[.B95]" office:value-type="float" office:value="-0.0203">
            <text:p>-0,020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3" office:value-type="float" office:value="0.2805">
            <text:p>0,2805</text:p>
          </table:table-cell>
          <table:table-cell table:style-name="ce4" table:formula="of:=([.B97]-[.$H$2])*256" office:value-type="float" office:value="71.808">
            <text:p>71,8080</text:p>
          </table:table-cell>
          <table:table-cell table:style-name="ce2" table:formula="of:=ROUND([.C97])+128" office:value-type="float" office:value="200">
            <text:p>200</text:p>
          </table:table-cell>
          <table:table-cell table:style-name="ce4" table:formula="of:=DEC2HEX([.D97])" office:value-type="string" office:string-value="C8">
            <text:p>C8</text:p>
          </table:table-cell>
          <table:table-cell table:style-name="ce4" table:formula="of:=([.B97]*[.B97])" office:value-type="float" office:value="0.07868025">
            <text:p>0,0787</text:p>
          </table:table-cell>
          <table:table-cell table:style-name="ce4" table:formula="of:=[.B97]-[.B96]" office:value-type="float" office:value="-0.1024">
            <text:p>-0,102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3" office:value-type="float" office:value="0.0953">
            <text:p>0,0953</text:p>
          </table:table-cell>
          <table:table-cell table:style-name="ce4" table:formula="of:=([.B98]-[.$H$2])*256" office:value-type="float" office:value="24.3968">
            <text:p>24,3968</text:p>
          </table:table-cell>
          <table:table-cell table:style-name="ce2" table:formula="of:=ROUND([.C98])+128" office:value-type="float" office:value="152">
            <text:p>152</text:p>
          </table:table-cell>
          <table:table-cell table:style-name="ce4" table:formula="of:=DEC2HEX([.D98])" office:value-type="string" office:string-value="98">
            <text:p>98</text:p>
          </table:table-cell>
          <table:table-cell table:style-name="ce4" table:formula="of:=([.B98]*[.B98])" office:value-type="float" office:value="0.00908209">
            <text:p>0,0091</text:p>
          </table:table-cell>
          <table:table-cell table:style-name="ce4" table:formula="of:=[.B98]-[.B97]" office:value-type="float" office:value="-0.1852">
            <text:p>-0,1852</text:p>
          </table:table-cell>
          <table:table-cell table:style-name="ce4" table:formula="of:=([.B99]-[.B98])/([.A99]-[.A98])" office:value-type="float" office:value="-0.1945">
            <text:p>-0,1945</text:p>
          </table:table-cell>
          <table:table-cell table:style-name="ce4" table:formula="of:=[.B98]-[.H98]*[.A98]" office:value-type="float" office:value="18.7673">
            <text:p>18,7673</text:p>
          </table:table-cell>
          <table:table-cell table:style-name="ce4" table:formula="of:=-[.I98]/[.H98]" office:value-type="float" office:value="96.4899742930591">
            <text:p>96,4900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3" office:value-type="float" office:value="-0.0992">
            <text:p>-0,0992</text:p>
          </table:table-cell>
          <table:table-cell table:style-name="ce4" table:formula="of:=([.B99]-[.$H$2])*256" office:value-type="float" office:value="-25.3952">
            <text:p>-25,3952</text:p>
          </table:table-cell>
          <table:table-cell table:style-name="ce2" table:formula="of:=ROUND([.C99])+128" office:value-type="float" office:value="103">
            <text:p>103</text:p>
          </table:table-cell>
          <table:table-cell table:style-name="ce4" table:formula="of:=DEC2HEX([.D99])" office:value-type="string" office:string-value="67">
            <text:p>67</text:p>
          </table:table-cell>
          <table:table-cell table:style-name="ce4" table:formula="of:=([.B99]*[.B99])" office:value-type="float" office:value="0.00984064">
            <text:p>0,0098</text:p>
          </table:table-cell>
          <table:table-cell table:style-name="ce4" table:formula="of:=[.B99]-[.B98]" office:value-type="float" office:value="-0.1945">
            <text:p>-0,194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3" office:value-type="float" office:value="-0.2729">
            <text:p>-0,2729</text:p>
          </table:table-cell>
          <table:table-cell table:style-name="ce4" table:formula="of:=([.B100]-[.$H$2])*256" office:value-type="float" office:value="-69.8624">
            <text:p>-69,8624</text:p>
          </table:table-cell>
          <table:table-cell table:style-name="ce2" table:formula="of:=ROUND([.C100])+128" office:value-type="float" office:value="58">
            <text:p>58</text:p>
          </table:table-cell>
          <table:table-cell table:style-name="ce4" table:formula="of:=DEC2HEX([.D100])" office:value-type="string" office:string-value="3A">
            <text:p>3A</text:p>
          </table:table-cell>
          <table:table-cell table:style-name="ce4" table:formula="of:=([.B100]*[.B100])" office:value-type="float" office:value="0.07447441">
            <text:p>0,0745</text:p>
          </table:table-cell>
          <table:table-cell table:style-name="ce4" table:formula="of:=[.B100]-[.B99]" office:value-type="float" office:value="-0.1737">
            <text:p>-0,173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3" office:value-type="float" office:value="-0.379">
            <text:p>-0,3790</text:p>
          </table:table-cell>
          <table:table-cell table:style-name="ce4" table:formula="of:=([.B101]-[.$H$2])*256" office:value-type="float" office:value="-97.024">
            <text:p>-97,0240</text:p>
          </table:table-cell>
          <table:table-cell table:style-name="ce2" table:formula="of:=ROUND([.C101])+128" office:value-type="float" office:value="31">
            <text:p>31</text:p>
          </table:table-cell>
          <table:table-cell table:style-name="ce4" table:formula="of:=DEC2HEX([.D101])" office:value-type="string" office:string-value="1F">
            <text:p>1F</text:p>
          </table:table-cell>
          <table:table-cell table:style-name="ce4" table:formula="of:=([.B101]*[.B101])" office:value-type="float" office:value="0.143641">
            <text:p>0,1436</text:p>
          </table:table-cell>
          <table:table-cell table:style-name="ce4" table:formula="of:=[.B101]-[.B100]" office:value-type="float" office:value="-0.1061">
            <text:p>-0,106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3" office:value-type="float" office:value="-0.3865">
            <text:p>-0,3865</text:p>
          </table:table-cell>
          <table:table-cell table:style-name="ce4" table:formula="of:=([.B102]-[.$H$2])*256" office:value-type="float" office:value="-98.944">
            <text:p>-98,9440</text:p>
          </table:table-cell>
          <table:table-cell table:style-name="ce2" table:formula="of:=ROUND([.C102])+128" office:value-type="float" office:value="29">
            <text:p>29</text:p>
          </table:table-cell>
          <table:table-cell table:style-name="ce4" table:formula="of:=DEC2HEX([.D102])" office:value-type="string" office:string-value="1D">
            <text:p>1D</text:p>
          </table:table-cell>
          <table:table-cell table:style-name="ce4" table:formula="of:=([.B102]*[.B102])" office:value-type="float" office:value="0.14938225">
            <text:p>0,1494</text:p>
          </table:table-cell>
          <table:table-cell table:style-name="ce4" table:formula="of:=[.B102]-[.B101]" office:value-type="float" office:value="-0.00750000000000001">
            <text:p>-0,007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3" office:value-type="float" office:value="-0.3174">
            <text:p>-0,3174</text:p>
          </table:table-cell>
          <table:table-cell table:style-name="ce4" table:formula="of:=([.B103]-[.$H$2])*256" office:value-type="float" office:value="-81.2544">
            <text:p>-81,2544</text:p>
          </table:table-cell>
          <table:table-cell table:style-name="ce2" table:formula="of:=ROUND([.C103])+128" office:value-type="float" office:value="47">
            <text:p>47</text:p>
          </table:table-cell>
          <table:table-cell table:style-name="ce4" table:formula="of:=DEC2HEX([.D103])" office:value-type="string" office:string-value="2F">
            <text:p>2F</text:p>
          </table:table-cell>
          <table:table-cell table:style-name="ce4" table:formula="of:=([.B103]*[.B103])" office:value-type="float" office:value="0.10074276">
            <text:p>0,1007</text:p>
          </table:table-cell>
          <table:table-cell table:style-name="ce4" table:formula="of:=[.B103]-[.B102]" office:value-type="float" office:value="0.0691">
            <text:p>0,069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02">
            <text:p>102</text:p>
          </table:table-cell>
          <table:table-cell table:style-name="ce3" office:value-type="float" office:value="-0.1589">
            <text:p>-0,1589</text:p>
          </table:table-cell>
          <table:table-cell table:style-name="ce4" table:formula="of:=([.B104]-[.$H$2])*256" office:value-type="float" office:value="-40.6784">
            <text:p>-40,6784</text:p>
          </table:table-cell>
          <table:table-cell table:style-name="ce2" table:formula="of:=ROUND([.C104])+128" office:value-type="float" office:value="87">
            <text:p>87</text:p>
          </table:table-cell>
          <table:table-cell table:style-name="ce4" table:formula="of:=DEC2HEX([.D104])" office:value-type="string" office:string-value="57">
            <text:p>57</text:p>
          </table:table-cell>
          <table:table-cell table:style-name="ce4" table:formula="of:=([.B104]*[.B104])" office:value-type="float" office:value="0.02524921">
            <text:p>0,0252</text:p>
          </table:table-cell>
          <table:table-cell table:style-name="ce4" table:formula="of:=[.B104]-[.B103]" office:value-type="float" office:value="0.1585">
            <text:p>0,1585</text:p>
          </table:table-cell>
          <table:table-cell table:style-name="ce4" table:formula="of:=([.B105]-[.B104])/([.A105]-[.A104])" office:value-type="float" office:value="0.1872">
            <text:p>0,1872</text:p>
          </table:table-cell>
          <table:table-cell table:style-name="ce4" table:formula="of:=[.B104]-[.H104]*[.A104]" office:value-type="float" office:value="-19.2533">
            <text:p>-19,2533</text:p>
          </table:table-cell>
          <table:table-cell table:style-name="ce4" table:formula="of:=-[.I104]/[.H104]" office:value-type="float" office:value="102.848824786325">
            <text:p>102,8488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03">
            <text:p>103</text:p>
          </table:table-cell>
          <table:table-cell table:style-name="ce3" office:value-type="float" office:value="0.0283">
            <text:p>0,0283</text:p>
          </table:table-cell>
          <table:table-cell table:style-name="ce4" table:formula="of:=([.B105]-[.$H$2])*256" office:value-type="float" office:value="7.2448">
            <text:p>7,2448</text:p>
          </table:table-cell>
          <table:table-cell table:style-name="ce2" table:formula="of:=ROUND([.C105])+128" office:value-type="float" office:value="135">
            <text:p>135</text:p>
          </table:table-cell>
          <table:table-cell table:style-name="ce4" table:formula="of:=DEC2HEX([.D105])" office:value-type="string" office:string-value="87">
            <text:p>87</text:p>
          </table:table-cell>
          <table:table-cell table:style-name="ce4" table:formula="of:=([.B105]*[.B105])" office:value-type="float" office:value="0.00080089">
            <text:p>0,0008</text:p>
          </table:table-cell>
          <table:table-cell table:style-name="ce4" table:formula="of:=[.B105]-[.B104]" office:value-type="float" office:value="0.1872">
            <text:p>0,187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3" office:value-type="float" office:value="0.2039">
            <text:p>0,2039</text:p>
          </table:table-cell>
          <table:table-cell table:style-name="ce4" table:formula="of:=([.B106]-[.$H$2])*256" office:value-type="float" office:value="52.1984">
            <text:p>52,1984</text:p>
          </table:table-cell>
          <table:table-cell table:style-name="ce2" table:formula="of:=ROUND([.C106])+128" office:value-type="float" office:value="180">
            <text:p>180</text:p>
          </table:table-cell>
          <table:table-cell table:style-name="ce4" table:formula="of:=DEC2HEX([.D106])" office:value-type="string" office:string-value="B4">
            <text:p>B4</text:p>
          </table:table-cell>
          <table:table-cell table:style-name="ce4" table:formula="of:=([.B106]*[.B106])" office:value-type="float" office:value="0.04157521">
            <text:p>0,0416</text:p>
          </table:table-cell>
          <table:table-cell table:style-name="ce4" table:formula="of:=[.B106]-[.B105]" office:value-type="float" office:value="0.1756">
            <text:p>0,175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05">
            <text:p>105</text:p>
          </table:table-cell>
          <table:table-cell table:style-name="ce3" office:value-type="float" office:value="0.3419">
            <text:p>0,3419</text:p>
          </table:table-cell>
          <table:table-cell table:style-name="ce4" table:formula="of:=([.B107]-[.$H$2])*256" office:value-type="float" office:value="87.5264">
            <text:p>87,5264</text:p>
          </table:table-cell>
          <table:table-cell table:style-name="ce2" table:formula="of:=ROUND([.C107])+128" office:value-type="float" office:value="216">
            <text:p>216</text:p>
          </table:table-cell>
          <table:table-cell table:style-name="ce4" table:formula="of:=DEC2HEX([.D107])" office:value-type="string" office:string-value="D8">
            <text:p>D8</text:p>
          </table:table-cell>
          <table:table-cell table:style-name="ce4" table:formula="of:=([.B107]*[.B107])" office:value-type="float" office:value="0.11689561">
            <text:p>0,1169</text:p>
          </table:table-cell>
          <table:table-cell table:style-name="ce4" table:formula="of:=[.B107]-[.B106]" office:value-type="float" office:value="0.138">
            <text:p>0,138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3" office:value-type="float" office:value="0.3867">
            <text:p>0,3867</text:p>
          </table:table-cell>
          <table:table-cell table:style-name="ce4" table:formula="of:=([.B108]-[.$H$2])*256" office:value-type="float" office:value="98.9952">
            <text:p>98,9952</text:p>
          </table:table-cell>
          <table:table-cell table:style-name="ce2" table:formula="of:=ROUND([.C108])+128" office:value-type="float" office:value="227">
            <text:p>227</text:p>
          </table:table-cell>
          <table:table-cell table:style-name="ce4" table:formula="of:=DEC2HEX([.D108])" office:value-type="string" office:string-value="E3">
            <text:p>E3</text:p>
          </table:table-cell>
          <table:table-cell table:style-name="ce4" table:formula="of:=([.B108]*[.B108])" office:value-type="float" office:value="0.14953689">
            <text:p>0,1495</text:p>
          </table:table-cell>
          <table:table-cell table:style-name="ce4" table:formula="of:=[.B108]-[.B107]" office:value-type="float" office:value="0.0448">
            <text:p>0,044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3" office:value-type="float" office:value="0.3435">
            <text:p>0,3435</text:p>
          </table:table-cell>
          <table:table-cell table:style-name="ce4" table:formula="of:=([.B109]-[.$H$2])*256" office:value-type="float" office:value="87.936">
            <text:p>87,9360</text:p>
          </table:table-cell>
          <table:table-cell table:style-name="ce2" table:formula="of:=ROUND([.C109])+128" office:value-type="float" office:value="216">
            <text:p>216</text:p>
          </table:table-cell>
          <table:table-cell table:style-name="ce4" table:formula="of:=DEC2HEX([.D109])" office:value-type="string" office:string-value="D8">
            <text:p>D8</text:p>
          </table:table-cell>
          <table:table-cell table:style-name="ce4" table:formula="of:=([.B109]*[.B109])" office:value-type="float" office:value="0.11799225">
            <text:p>0,1180</text:p>
          </table:table-cell>
          <table:table-cell table:style-name="ce4" table:formula="of:=[.B109]-[.B108]" office:value-type="float" office:value="-0.0432">
            <text:p>-0,043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3" office:value-type="float" office:value="0.1955">
            <text:p>0,1955</text:p>
          </table:table-cell>
          <table:table-cell table:style-name="ce4" table:formula="of:=([.B110]-[.$H$2])*256" office:value-type="float" office:value="50.048">
            <text:p>50,0480</text:p>
          </table:table-cell>
          <table:table-cell table:style-name="ce2" table:formula="of:=ROUND([.C110])+128" office:value-type="float" office:value="178">
            <text:p>178</text:p>
          </table:table-cell>
          <table:table-cell table:style-name="ce4" table:formula="of:=DEC2HEX([.D110])" office:value-type="string" office:string-value="B2">
            <text:p>B2</text:p>
          </table:table-cell>
          <table:table-cell table:style-name="ce4" table:formula="of:=([.B110]*[.B110])" office:value-type="float" office:value="0.03822025">
            <text:p>0,0382</text:p>
          </table:table-cell>
          <table:table-cell table:style-name="ce4" table:formula="of:=[.B110]-[.B109]" office:value-type="float" office:value="-0.148">
            <text:p>-0,148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09">
            <text:p>109</text:p>
          </table:table-cell>
          <table:table-cell table:style-name="ce3" office:value-type="float" office:value="0.0135">
            <text:p>0,0135</text:p>
          </table:table-cell>
          <table:table-cell table:style-name="ce4" table:formula="of:=([.B111]-[.$H$2])*256" office:value-type="float" office:value="3.456">
            <text:p>3,4560</text:p>
          </table:table-cell>
          <table:table-cell table:style-name="ce2" table:formula="of:=ROUND([.C111])+128" office:value-type="float" office:value="131">
            <text:p>131</text:p>
          </table:table-cell>
          <table:table-cell table:style-name="ce4" table:formula="of:=DEC2HEX([.D111])" office:value-type="string" office:string-value="83">
            <text:p>83</text:p>
          </table:table-cell>
          <table:table-cell table:style-name="ce4" table:formula="of:=([.B111]*[.B111])" office:value-type="float" office:value="0.00018225">
            <text:p>0,0002</text:p>
          </table:table-cell>
          <table:table-cell table:style-name="ce4" table:formula="of:=[.B111]-[.B110]" office:value-type="float" office:value="-0.182">
            <text:p>-0,1820</text:p>
          </table:table-cell>
          <table:table-cell table:style-name="ce4" table:formula="of:=([.B112]-[.B111])/([.A112]-[.A111])" office:value-type="float" office:value="-0.1912">
            <text:p>-0,1912</text:p>
          </table:table-cell>
          <table:table-cell table:style-name="ce4" table:formula="of:=[.B111]-[.H111]*[.A111]" office:value-type="float" office:value="20.8543">
            <text:p>20,8543</text:p>
          </table:table-cell>
          <table:table-cell table:style-name="ce4" table:formula="of:=-[.I111]/[.H111]" office:value-type="float" office:value="109.070606694561">
            <text:p>109,0706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3" office:value-type="float" office:value="-0.1777">
            <text:p>-0,1777</text:p>
          </table:table-cell>
          <table:table-cell table:style-name="ce4" table:formula="of:=([.B112]-[.$H$2])*256" office:value-type="float" office:value="-45.4912">
            <text:p>-45,4912</text:p>
          </table:table-cell>
          <table:table-cell table:style-name="ce2" table:formula="of:=ROUND([.C112])+128" office:value-type="float" office:value="83">
            <text:p>83</text:p>
          </table:table-cell>
          <table:table-cell table:style-name="ce4" table:formula="of:=DEC2HEX([.D112])" office:value-type="string" office:string-value="53">
            <text:p>53</text:p>
          </table:table-cell>
          <table:table-cell table:style-name="ce4" table:formula="of:=([.B112]*[.B112])" office:value-type="float" office:value="0.03157729">
            <text:p>0,0316</text:p>
          </table:table-cell>
          <table:table-cell table:style-name="ce4" table:formula="of:=[.B112]-[.B111]" office:value-type="float" office:value="-0.1912">
            <text:p>-0,191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11">
            <text:p>111</text:p>
          </table:table-cell>
          <table:table-cell table:style-name="ce3" office:value-type="float" office:value="-0.33">
            <text:p>-0,3300</text:p>
          </table:table-cell>
          <table:table-cell table:style-name="ce4" table:formula="of:=([.B113]-[.$H$2])*256" office:value-type="float" office:value="-84.48">
            <text:p>-84,4800</text:p>
          </table:table-cell>
          <table:table-cell table:style-name="ce2" table:formula="of:=ROUND([.C113])+128" office:value-type="float" office:value="44">
            <text:p>44</text:p>
          </table:table-cell>
          <table:table-cell table:style-name="ce4" table:formula="of:=DEC2HEX([.D113])" office:value-type="string" office:string-value="2C">
            <text:p>2C</text:p>
          </table:table-cell>
          <table:table-cell table:style-name="ce4" table:formula="of:=([.B113]*[.B113])" office:value-type="float" office:value="0.1089">
            <text:p>0,1089</text:p>
          </table:table-cell>
          <table:table-cell table:style-name="ce4" table:formula="of:=[.B113]-[.B112]" office:value-type="float" office:value="-0.1523">
            <text:p>-0,152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3" office:value-type="float" office:value="-0.3968">
            <text:p>-0,3968</text:p>
          </table:table-cell>
          <table:table-cell table:style-name="ce4" table:formula="of:=([.B114]-[.$H$2])*256" office:value-type="float" office:value="-101.5808">
            <text:p>-101,5808</text:p>
          </table:table-cell>
          <table:table-cell table:style-name="ce2" table:formula="of:=ROUND([.C114])+128" office:value-type="float" office:value="26">
            <text:p>26</text:p>
          </table:table-cell>
          <table:table-cell table:style-name="ce4" table:formula="of:=DEC2HEX([.D114])" office:value-type="string" office:string-value="1A">
            <text:p>1A</text:p>
          </table:table-cell>
          <table:table-cell table:style-name="ce4" table:formula="of:=([.B114]*[.B114])" office:value-type="float" office:value="0.15745024">
            <text:p>0,1575</text:p>
          </table:table-cell>
          <table:table-cell table:style-name="ce4" table:formula="of:=[.B114]-[.B113]" office:value-type="float" office:value="-0.0668">
            <text:p>-0,066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13">
            <text:p>113</text:p>
          </table:table-cell>
          <table:table-cell table:style-name="ce3" office:value-type="float" office:value="-0.3592">
            <text:p>-0,3592</text:p>
          </table:table-cell>
          <table:table-cell table:style-name="ce4" table:formula="of:=([.B115]-[.$H$2])*256" office:value-type="float" office:value="-91.9552">
            <text:p>-91,9552</text:p>
          </table:table-cell>
          <table:table-cell table:style-name="ce2" table:formula="of:=ROUND([.C115])+128" office:value-type="float" office:value="36">
            <text:p>36</text:p>
          </table:table-cell>
          <table:table-cell table:style-name="ce4" table:formula="of:=DEC2HEX([.D115])" office:value-type="string" office:string-value="24">
            <text:p>24</text:p>
          </table:table-cell>
          <table:table-cell table:style-name="ce4" table:formula="of:=([.B115]*[.B115])" office:value-type="float" office:value="0.12902464">
            <text:p>0,1290</text:p>
          </table:table-cell>
          <table:table-cell table:style-name="ce4" table:formula="of:=[.B115]-[.B114]" office:value-type="float" office:value="0.0376">
            <text:p>0,037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14">
            <text:p>114</text:p>
          </table:table-cell>
          <table:table-cell table:style-name="ce3" office:value-type="float" office:value="-0.2226">
            <text:p>-0,2226</text:p>
          </table:table-cell>
          <table:table-cell table:style-name="ce4" table:formula="of:=([.B116]-[.$H$2])*256" office:value-type="float" office:value="-56.9856">
            <text:p>-56,9856</text:p>
          </table:table-cell>
          <table:table-cell table:style-name="ce2" table:formula="of:=ROUND([.C116])+128" office:value-type="float" office:value="71">
            <text:p>71</text:p>
          </table:table-cell>
          <table:table-cell table:style-name="ce4" table:formula="of:=DEC2HEX([.D116])" office:value-type="string" office:string-value="47">
            <text:p>47</text:p>
          </table:table-cell>
          <table:table-cell table:style-name="ce4" table:formula="of:=([.B116]*[.B116])" office:value-type="float" office:value="0.04955076">
            <text:p>0,0496</text:p>
          </table:table-cell>
          <table:table-cell table:style-name="ce4" table:formula="of:=[.B116]-[.B115]" office:value-type="float" office:value="0.1366">
            <text:p>0,136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3" office:value-type="float" office:value="-0.0333">
            <text:p>-0,0333</text:p>
          </table:table-cell>
          <table:table-cell table:style-name="ce4" table:formula="of:=([.B117]-[.$H$2])*256" office:value-type="float" office:value="-8.5248">
            <text:p>-8,5248</text:p>
          </table:table-cell>
          <table:table-cell table:style-name="ce2" table:formula="of:=ROUND([.C117])+128" office:value-type="float" office:value="119">
            <text:p>119</text:p>
          </table:table-cell>
          <table:table-cell table:style-name="ce4" table:formula="of:=DEC2HEX([.D117])" office:value-type="string" office:string-value="77">
            <text:p>77</text:p>
          </table:table-cell>
          <table:table-cell table:style-name="ce4" table:formula="of:=([.B117]*[.B117])" office:value-type="float" office:value="0.00110889">
            <text:p>0,0011</text:p>
          </table:table-cell>
          <table:table-cell table:style-name="ce4" table:formula="of:=[.B117]-[.B116]" office:value-type="float" office:value="0.1893">
            <text:p>0,1893</text:p>
          </table:table-cell>
          <table:table-cell table:style-name="ce4" table:formula="of:=([.B118]-[.B117])/([.A118]-[.A117])" office:value-type="float" office:value="0.2012">
            <text:p>0,2012</text:p>
          </table:table-cell>
          <table:table-cell table:style-name="ce4" table:formula="of:=[.B117]-[.H117]*[.A117]" office:value-type="float" office:value="-23.1713">
            <text:p>-23,1713</text:p>
          </table:table-cell>
          <table:table-cell table:style-name="ce4" table:formula="of:=-[.I117]/[.H117]" office:value-type="float" office:value="115.165506958251">
            <text:p>115,1655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16">
            <text:p>116</text:p>
          </table:table-cell>
          <table:table-cell table:style-name="ce3" office:value-type="float" office:value="0.1679">
            <text:p>0,1679</text:p>
          </table:table-cell>
          <table:table-cell table:style-name="ce4" table:formula="of:=([.B118]-[.$H$2])*256" office:value-type="float" office:value="42.9824">
            <text:p>42,9824</text:p>
          </table:table-cell>
          <table:table-cell table:style-name="ce2" table:formula="of:=ROUND([.C118])+128" office:value-type="float" office:value="171">
            <text:p>171</text:p>
          </table:table-cell>
          <table:table-cell table:style-name="ce4" table:formula="of:=DEC2HEX([.D118])" office:value-type="string" office:string-value="AB">
            <text:p>AB</text:p>
          </table:table-cell>
          <table:table-cell table:style-name="ce4" table:formula="of:=([.B118]*[.B118])" office:value-type="float" office:value="0.02819041">
            <text:p>0,0282</text:p>
          </table:table-cell>
          <table:table-cell table:style-name="ce4" table:formula="of:=[.B118]-[.B117]" office:value-type="float" office:value="0.2012">
            <text:p>0,201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17">
            <text:p>117</text:p>
          </table:table-cell>
          <table:table-cell table:style-name="ce3" office:value-type="float" office:value="0.3104">
            <text:p>0,3104</text:p>
          </table:table-cell>
          <table:table-cell table:style-name="ce4" table:formula="of:=([.B119]-[.$H$2])*256" office:value-type="float" office:value="79.4624">
            <text:p>79,4624</text:p>
          </table:table-cell>
          <table:table-cell table:style-name="ce2" table:formula="of:=ROUND([.C119])+128" office:value-type="float" office:value="207">
            <text:p>207</text:p>
          </table:table-cell>
          <table:table-cell table:style-name="ce4" table:formula="of:=DEC2HEX([.D119])" office:value-type="string" office:string-value="CF">
            <text:p>CF</text:p>
          </table:table-cell>
          <table:table-cell table:style-name="ce4" table:formula="of:=([.B119]*[.B119])" office:value-type="float" office:value="0.09634816">
            <text:p>0,0963</text:p>
          </table:table-cell>
          <table:table-cell table:style-name="ce4" table:formula="of:=[.B119]-[.B118]" office:value-type="float" office:value="0.1425">
            <text:p>0,142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3" office:value-type="float" office:value="0.376">
            <text:p>0,3760</text:p>
          </table:table-cell>
          <table:table-cell table:style-name="ce4" table:formula="of:=([.B120]-[.$H$2])*256" office:value-type="float" office:value="96.256">
            <text:p>96,2560</text:p>
          </table:table-cell>
          <table:table-cell table:style-name="ce2" table:formula="of:=ROUND([.C120])+128" office:value-type="float" office:value="224">
            <text:p>224</text:p>
          </table:table-cell>
          <table:table-cell table:style-name="ce4" table:formula="of:=DEC2HEX([.D120])" office:value-type="string" office:string-value="E0">
            <text:p>E0</text:p>
          </table:table-cell>
          <table:table-cell table:style-name="ce4" table:formula="of:=([.B120]*[.B120])" office:value-type="float" office:value="0.141376">
            <text:p>0,1414</text:p>
          </table:table-cell>
          <table:table-cell table:style-name="ce4" table:formula="of:=[.B120]-[.B119]" office:value-type="float" office:value="0.0656">
            <text:p>0,065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19">
            <text:p>119</text:p>
          </table:table-cell>
          <table:table-cell table:style-name="ce3" office:value-type="float" office:value="0.352">
            <text:p>0,3520</text:p>
          </table:table-cell>
          <table:table-cell table:style-name="ce4" table:formula="of:=([.B121]-[.$H$2])*256" office:value-type="float" office:value="90.112">
            <text:p>90,1120</text:p>
          </table:table-cell>
          <table:table-cell table:style-name="ce2" table:formula="of:=ROUND([.C121])+128" office:value-type="float" office:value="218">
            <text:p>218</text:p>
          </table:table-cell>
          <table:table-cell table:style-name="ce4" table:formula="of:=DEC2HEX([.D121])" office:value-type="string" office:string-value="DA">
            <text:p>DA</text:p>
          </table:table-cell>
          <table:table-cell table:style-name="ce4" table:formula="of:=([.B121]*[.B121])" office:value-type="float" office:value="0.123904">
            <text:p>0,1239</text:p>
          </table:table-cell>
          <table:table-cell table:style-name="ce4" table:formula="of:=[.B121]-[.B120]" office:value-type="float" office:value="-0.024">
            <text:p>-0,024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20">
            <text:p>120</text:p>
          </table:table-cell>
          <table:table-cell table:style-name="ce3" office:value-type="float" office:value="0.197">
            <text:p>0,1970</text:p>
          </table:table-cell>
          <table:table-cell table:style-name="ce4" table:formula="of:=([.B122]-[.$H$2])*256" office:value-type="float" office:value="50.432">
            <text:p>50,4320</text:p>
          </table:table-cell>
          <table:table-cell table:style-name="ce2" table:formula="of:=ROUND([.C122])+128" office:value-type="float" office:value="178">
            <text:p>178</text:p>
          </table:table-cell>
          <table:table-cell table:style-name="ce4" table:formula="of:=DEC2HEX([.D122])" office:value-type="string" office:string-value="B2">
            <text:p>B2</text:p>
          </table:table-cell>
          <table:table-cell table:style-name="ce4" table:formula="of:=([.B122]*[.B122])" office:value-type="float" office:value="0.038809">
            <text:p>0,0388</text:p>
          </table:table-cell>
          <table:table-cell table:style-name="ce4" table:formula="of:=[.B122]-[.B121]" office:value-type="float" office:value="-0.155">
            <text:p>-0,1550</text:p>
          </table:table-cell>
          <table:table-cell table:style-name="ce4" table:formula="of:=([.B123]-[.B122])/([.A123]-[.A122])" office:value-type="float" office:value="-0.1972">
            <text:p>-0,1972</text:p>
          </table:table-cell>
          <table:table-cell table:style-name="ce4" table:formula="of:=[.B122]-[.H122]*[.A122]" office:value-type="float" office:value="23.861">
            <text:p>23,8610</text:p>
          </table:table-cell>
          <table:table-cell table:style-name="ce4" table:formula="of:=-[.I122]/[.H122]" office:value-type="float" office:value="120.998985801217">
            <text:p>120,9990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21">
            <text:p>121</text:p>
          </table:table-cell>
          <table:table-cell table:style-name="ce3" office:value-type="float" office:value="-0.0002">
            <text:p>-0,0002</text:p>
          </table:table-cell>
          <table:table-cell table:style-name="ce4" table:formula="of:=([.B123]-[.$H$2])*256" office:value-type="float" office:value="-0.0512">
            <text:p>-0,0512</text:p>
          </table:table-cell>
          <table:table-cell table:style-name="ce2" table:formula="of:=ROUND([.C123])+128" office:value-type="float" office:value="128">
            <text:p>128</text:p>
          </table:table-cell>
          <table:table-cell table:style-name="ce4" table:formula="of:=DEC2HEX([.D123])" office:value-type="string" office:string-value="80">
            <text:p>80</text:p>
          </table:table-cell>
          <table:table-cell table:style-name="ce4" table:formula="of:=([.B123]*[.B123])" office:value-type="float" office:value="0.00000004">
            <text:p>0,0000</text:p>
          </table:table-cell>
          <table:table-cell table:style-name="ce4" table:formula="of:=[.B123]-[.B122]" office:value-type="float" office:value="-0.1972">
            <text:p>-0,197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22">
            <text:p>122</text:p>
          </table:table-cell>
          <table:table-cell table:style-name="ce3" office:value-type="float" office:value="-0.2097">
            <text:p>-0,2097</text:p>
          </table:table-cell>
          <table:table-cell table:style-name="ce4" table:formula="of:=([.B124]-[.$H$2])*256" office:value-type="float" office:value="-53.6832">
            <text:p>-53,6832</text:p>
          </table:table-cell>
          <table:table-cell table:style-name="ce2" table:formula="of:=ROUND([.C124])+128" office:value-type="float" office:value="74">
            <text:p>74</text:p>
          </table:table-cell>
          <table:table-cell table:style-name="ce4" table:formula="of:=DEC2HEX([.D124])" office:value-type="string" office:string-value="4A">
            <text:p>4A</text:p>
          </table:table-cell>
          <table:table-cell table:style-name="ce4" table:formula="of:=([.B124]*[.B124])" office:value-type="float" office:value="0.04397409">
            <text:p>0,0440</text:p>
          </table:table-cell>
          <table:table-cell table:style-name="ce4" table:formula="of:=[.B124]-[.B123]" office:value-type="float" office:value="-0.2095">
            <text:p>-0,209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23">
            <text:p>123</text:p>
          </table:table-cell>
          <table:table-cell table:style-name="ce3" office:value-type="float" office:value="-0.359">
            <text:p>-0,3590</text:p>
          </table:table-cell>
          <table:table-cell table:style-name="ce4" table:formula="of:=([.B125]-[.$H$2])*256" office:value-type="float" office:value="-91.904">
            <text:p>-91,9040</text:p>
          </table:table-cell>
          <table:table-cell table:style-name="ce2" table:formula="of:=ROUND([.C125])+128" office:value-type="float" office:value="36">
            <text:p>36</text:p>
          </table:table-cell>
          <table:table-cell table:style-name="ce4" table:formula="of:=DEC2HEX([.D125])" office:value-type="string" office:string-value="24">
            <text:p>24</text:p>
          </table:table-cell>
          <table:table-cell table:style-name="ce4" table:formula="of:=([.B125]*[.B125])" office:value-type="float" office:value="0.128881">
            <text:p>0,1289</text:p>
          </table:table-cell>
          <table:table-cell table:style-name="ce4" table:formula="of:=[.B125]-[.B124]" office:value-type="float" office:value="-0.1493">
            <text:p>-0,149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24">
            <text:p>124</text:p>
          </table:table-cell>
          <table:table-cell table:style-name="ce3" office:value-type="float" office:value="-0.4078">
            <text:p>-0,4078</text:p>
          </table:table-cell>
          <table:table-cell table:style-name="ce4" table:formula="of:=([.B126]-[.$H$2])*256" office:value-type="float" office:value="-104.3968">
            <text:p>-104,3968</text:p>
          </table:table-cell>
          <table:table-cell table:style-name="ce2" table:formula="of:=ROUND([.C126])+128" office:value-type="float" office:value="24">
            <text:p>24</text:p>
          </table:table-cell>
          <table:table-cell table:style-name="ce4" table:formula="of:=DEC2HEX([.D126])" office:value-type="string" office:string-value="18">
            <text:p>18</text:p>
          </table:table-cell>
          <table:table-cell table:style-name="ce4" table:formula="of:=([.B126]*[.B126])" office:value-type="float" office:value="0.16630084">
            <text:p>0,1663</text:p>
          </table:table-cell>
          <table:table-cell table:style-name="ce4" table:formula="of:=[.B126]-[.B125]" office:value-type="float" office:value="-0.0488">
            <text:p>-0,048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25">
            <text:p>125</text:p>
          </table:table-cell>
          <table:table-cell table:style-name="ce3" office:value-type="float" office:value="-0.3412">
            <text:p>-0,3412</text:p>
          </table:table-cell>
          <table:table-cell table:style-name="ce4" table:formula="of:=([.B127]-[.$H$2])*256" office:value-type="float" office:value="-87.3472">
            <text:p>-87,3472</text:p>
          </table:table-cell>
          <table:table-cell table:style-name="ce2" table:formula="of:=ROUND([.C127])+128" office:value-type="float" office:value="41">
            <text:p>41</text:p>
          </table:table-cell>
          <table:table-cell table:style-name="ce4" table:formula="of:=DEC2HEX([.D127])" office:value-type="string" office:string-value="29">
            <text:p>29</text:p>
          </table:table-cell>
          <table:table-cell table:style-name="ce4" table:formula="of:=([.B127]*[.B127])" office:value-type="float" office:value="0.11641744">
            <text:p>0,1164</text:p>
          </table:table-cell>
          <table:table-cell table:style-name="ce4" table:formula="of:=[.B127]-[.B126]" office:value-type="float" office:value="0.0666">
            <text:p>0,066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26">
            <text:p>126</text:p>
          </table:table-cell>
          <table:table-cell table:style-name="ce3" office:value-type="float" office:value="-0.1846">
            <text:p>-0,1846</text:p>
          </table:table-cell>
          <table:table-cell table:style-name="ce4" table:formula="of:=([.B128]-[.$H$2])*256" office:value-type="float" office:value="-47.2576">
            <text:p>-47,2576</text:p>
          </table:table-cell>
          <table:table-cell table:style-name="ce2" table:formula="of:=ROUND([.C128])+128" office:value-type="float" office:value="81">
            <text:p>81</text:p>
          </table:table-cell>
          <table:table-cell table:style-name="ce4" table:formula="of:=DEC2HEX([.D128])" office:value-type="string" office:string-value="51">
            <text:p>51</text:p>
          </table:table-cell>
          <table:table-cell table:style-name="ce4" table:formula="of:=([.B128]*[.B128])" office:value-type="float" office:value="0.03407716">
            <text:p>0,0341</text:p>
          </table:table-cell>
          <table:table-cell table:style-name="ce4" table:formula="of:=[.B128]-[.B127]" office:value-type="float" office:value="0.1566">
            <text:p>0,1566</text:p>
          </table:table-cell>
          <table:table-cell table:style-name="ce4" table:formula="of:=([.B129]-[.B128])/([.A129]-[.A128])" office:value-type="float" office:value="0.2101">
            <text:p>0,2101</text:p>
          </table:table-cell>
          <table:table-cell table:style-name="ce4" table:formula="of:=[.B128]-[.H128]*[.A128]" office:value-type="float" office:value="-26.6572">
            <text:p>-26,6572</text:p>
          </table:table-cell>
          <table:table-cell table:style-name="ce4" table:formula="of:=-[.I128]/[.H128]" office:value-type="float" office:value="126.878629224179">
            <text:p>126,8786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27">
            <text:p>127</text:p>
          </table:table-cell>
          <table:table-cell table:style-name="ce3" office:value-type="float" office:value="0.0255">
            <text:p>0,0255</text:p>
          </table:table-cell>
          <table:table-cell table:style-name="ce4" table:formula="of:=([.B129]-[.$H$2])*256" office:value-type="float" office:value="6.528">
            <text:p>6,5280</text:p>
          </table:table-cell>
          <table:table-cell table:style-name="ce2" table:formula="of:=ROUND([.C129])+128" office:value-type="float" office:value="135">
            <text:p>135</text:p>
          </table:table-cell>
          <table:table-cell table:style-name="ce4" table:formula="of:=DEC2HEX([.D129])" office:value-type="string" office:string-value="87">
            <text:p>87</text:p>
          </table:table-cell>
          <table:table-cell table:style-name="ce4" table:formula="of:=([.B129]*[.B129])" office:value-type="float" office:value="0.00065025">
            <text:p>0,0007</text:p>
          </table:table-cell>
          <table:table-cell table:style-name="ce4" table:formula="of:=[.B129]-[.B128]" office:value-type="float" office:value="0.2101">
            <text:p>0,210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3" office:value-type="float" office:value="0.2122">
            <text:p>0,2122</text:p>
          </table:table-cell>
          <table:table-cell table:style-name="ce4" table:formula="of:=([.B130]-[.$H$2])*256" office:value-type="float" office:value="54.3232">
            <text:p>54,3232</text:p>
          </table:table-cell>
          <table:table-cell table:style-name="ce2" table:formula="of:=ROUND([.C130])+128" office:value-type="float" office:value="182">
            <text:p>182</text:p>
          </table:table-cell>
          <table:table-cell table:style-name="ce4" table:formula="of:=DEC2HEX([.D130])" office:value-type="string" office:string-value="B6">
            <text:p>B6</text:p>
          </table:table-cell>
          <table:table-cell table:style-name="ce4" table:formula="of:=([.B130]*[.B130])" office:value-type="float" office:value="0.04502884">
            <text:p>0,0450</text:p>
          </table:table-cell>
          <table:table-cell table:style-name="ce4" table:formula="of:=[.B130]-[.B129]" office:value-type="float" office:value="0.1867">
            <text:p>0,186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29">
            <text:p>129</text:p>
          </table:table-cell>
          <table:table-cell table:style-name="ce3" office:value-type="float" office:value="0.343">
            <text:p>0,3430</text:p>
          </table:table-cell>
          <table:table-cell table:style-name="ce4" table:formula="of:=([.B131]-[.$H$2])*256" office:value-type="float" office:value="87.808">
            <text:p>87,8080</text:p>
          </table:table-cell>
          <table:table-cell table:style-name="ce2" table:formula="of:=ROUND([.C131])+128" office:value-type="float" office:value="216">
            <text:p>216</text:p>
          </table:table-cell>
          <table:table-cell table:style-name="ce4" table:formula="of:=DEC2HEX([.D131])" office:value-type="string" office:string-value="D8">
            <text:p>D8</text:p>
          </table:table-cell>
          <table:table-cell table:style-name="ce4" table:formula="of:=([.B131]*[.B131])" office:value-type="float" office:value="0.117649">
            <text:p>0,1176</text:p>
          </table:table-cell>
          <table:table-cell table:style-name="ce4" table:formula="of:=[.B131]-[.B130]" office:value-type="float" office:value="0.1308">
            <text:p>0,13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30">
            <text:p>130</text:p>
          </table:table-cell>
          <table:table-cell table:style-name="ce3" office:value-type="float" office:value="0.3652">
            <text:p>0,3652</text:p>
          </table:table-cell>
          <table:table-cell table:style-name="ce4" table:formula="of:=([.B132]-[.$H$2])*256" office:value-type="float" office:value="93.4912">
            <text:p>93,4912</text:p>
          </table:table-cell>
          <table:table-cell table:style-name="ce2" table:formula="of:=ROUND([.C132])+128" office:value-type="float" office:value="221">
            <text:p>221</text:p>
          </table:table-cell>
          <table:table-cell table:style-name="ce4" table:formula="of:=DEC2HEX([.D132])" office:value-type="string" office:string-value="DD">
            <text:p>DD</text:p>
          </table:table-cell>
          <table:table-cell table:style-name="ce4" table:formula="of:=([.B132]*[.B132])" office:value-type="float" office:value="0.13337104">
            <text:p>0,1334</text:p>
          </table:table-cell>
          <table:table-cell table:style-name="ce4" table:formula="of:=[.B132]-[.B131]" office:value-type="float" office:value="0.0222">
            <text:p>0,022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31">
            <text:p>131</text:p>
          </table:table-cell>
          <table:table-cell table:style-name="ce3" office:value-type="float" office:value="0.2746">
            <text:p>0,2746</text:p>
          </table:table-cell>
          <table:table-cell table:style-name="ce4" table:formula="of:=([.B133]-[.$H$2])*256" office:value-type="float" office:value="70.2976">
            <text:p>70,2976</text:p>
          </table:table-cell>
          <table:table-cell table:style-name="ce2" table:formula="of:=ROUND([.C133])+128" office:value-type="float" office:value="198">
            <text:p>198</text:p>
          </table:table-cell>
          <table:table-cell table:style-name="ce4" table:formula="of:=DEC2HEX([.D133])" office:value-type="string" office:string-value="C6">
            <text:p>C6</text:p>
          </table:table-cell>
          <table:table-cell table:style-name="ce4" table:formula="of:=([.B133]*[.B133])" office:value-type="float" office:value="0.07540516">
            <text:p>0,0754</text:p>
          </table:table-cell>
          <table:table-cell table:style-name="ce4" table:formula="of:=[.B133]-[.B132]" office:value-type="float" office:value="-0.0906">
            <text:p>-0,090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32">
            <text:p>132</text:p>
          </table:table-cell>
          <table:table-cell table:style-name="ce3" office:value-type="float" office:value="0.1053">
            <text:p>0,1053</text:p>
          </table:table-cell>
          <table:table-cell table:style-name="ce4" table:formula="of:=([.B134]-[.$H$2])*256" office:value-type="float" office:value="26.9568">
            <text:p>26,9568</text:p>
          </table:table-cell>
          <table:table-cell table:style-name="ce2" table:formula="of:=ROUND([.C134])+128" office:value-type="float" office:value="155">
            <text:p>155</text:p>
          </table:table-cell>
          <table:table-cell table:style-name="ce4" table:formula="of:=DEC2HEX([.D134])" office:value-type="string" office:string-value="9B">
            <text:p>9B</text:p>
          </table:table-cell>
          <table:table-cell table:style-name="ce4" table:formula="of:=([.B134]*[.B134])" office:value-type="float" office:value="0.01108809">
            <text:p>0,0111</text:p>
          </table:table-cell>
          <table:table-cell table:style-name="ce4" table:formula="of:=[.B134]-[.B133]" office:value-type="float" office:value="-0.1693">
            <text:p>-0,1693</text:p>
          </table:table-cell>
          <table:table-cell table:style-name="ce4" table:formula="of:=([.B135]-[.B134])/([.A135]-[.A134])" office:value-type="float" office:value="-0.2088">
            <text:p>-0,2088</text:p>
          </table:table-cell>
          <table:table-cell table:style-name="ce4" table:formula="of:=[.B134]-[.H134]*[.A134]" office:value-type="float" office:value="27.6669">
            <text:p>27,6669</text:p>
          </table:table-cell>
          <table:table-cell table:style-name="ce4" table:formula="of:=-[.I134]/[.H134]" office:value-type="float" office:value="132.504310344828">
            <text:p>132,5043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33">
            <text:p>133</text:p>
          </table:table-cell>
          <table:table-cell table:style-name="ce3" office:value-type="float" office:value="-0.1035">
            <text:p>-0,1035</text:p>
          </table:table-cell>
          <table:table-cell table:style-name="ce4" table:formula="of:=([.B135]-[.$H$2])*256" office:value-type="float" office:value="-26.496">
            <text:p>-26,4960</text:p>
          </table:table-cell>
          <table:table-cell table:style-name="ce2" table:formula="of:=ROUND([.C135])+128" office:value-type="float" office:value="102">
            <text:p>102</text:p>
          </table:table-cell>
          <table:table-cell table:style-name="ce4" table:formula="of:=DEC2HEX([.D135])" office:value-type="string" office:string-value="66">
            <text:p>66</text:p>
          </table:table-cell>
          <table:table-cell table:style-name="ce4" table:formula="of:=([.B135]*[.B135])" office:value-type="float" office:value="0.01071225">
            <text:p>0,0107</text:p>
          </table:table-cell>
          <table:table-cell table:style-name="ce4" table:formula="of:=[.B135]-[.B134]" office:value-type="float" office:value="-0.2088">
            <text:p>-0,208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34">
            <text:p>134</text:p>
          </table:table-cell>
          <table:table-cell table:style-name="ce3" office:value-type="float" office:value="-0.2753">
            <text:p>-0,2753</text:p>
          </table:table-cell>
          <table:table-cell table:style-name="ce4" table:formula="of:=([.B136]-[.$H$2])*256" office:value-type="float" office:value="-70.4768">
            <text:p>-70,4768</text:p>
          </table:table-cell>
          <table:table-cell table:style-name="ce2" table:formula="of:=ROUND([.C136])+128" office:value-type="float" office:value="58">
            <text:p>58</text:p>
          </table:table-cell>
          <table:table-cell table:style-name="ce4" table:formula="of:=DEC2HEX([.D136])" office:value-type="string" office:string-value="3A">
            <text:p>3A</text:p>
          </table:table-cell>
          <table:table-cell table:style-name="ce4" table:formula="of:=([.B136]*[.B136])" office:value-type="float" office:value="0.07579009">
            <text:p>0,0758</text:p>
          </table:table-cell>
          <table:table-cell table:style-name="ce4" table:formula="of:=[.B136]-[.B135]" office:value-type="float" office:value="-0.1718">
            <text:p>-0,171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35">
            <text:p>135</text:p>
          </table:table-cell>
          <table:table-cell table:style-name="ce3" office:value-type="float" office:value="-0.3597">
            <text:p>-0,3597</text:p>
          </table:table-cell>
          <table:table-cell table:style-name="ce4" table:formula="of:=([.B137]-[.$H$2])*256" office:value-type="float" office:value="-92.0832">
            <text:p>-92,0832</text:p>
          </table:table-cell>
          <table:table-cell table:style-name="ce2" table:formula="of:=ROUND([.C137])+128" office:value-type="float" office:value="36">
            <text:p>36</text:p>
          </table:table-cell>
          <table:table-cell table:style-name="ce4" table:formula="of:=DEC2HEX([.D137])" office:value-type="string" office:string-value="24">
            <text:p>24</text:p>
          </table:table-cell>
          <table:table-cell table:style-name="ce4" table:formula="of:=([.B137]*[.B137])" office:value-type="float" office:value="0.12938409">
            <text:p>0,1294</text:p>
          </table:table-cell>
          <table:table-cell table:style-name="ce4" table:formula="of:=[.B137]-[.B136]" office:value-type="float" office:value="-0.0844">
            <text:p>-0,084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36">
            <text:p>136</text:p>
          </table:table-cell>
          <table:table-cell table:style-name="ce3" office:value-type="float" office:value="-0.3426">
            <text:p>-0,3426</text:p>
          </table:table-cell>
          <table:table-cell table:style-name="ce4" table:formula="of:=([.B138]-[.$H$2])*256" office:value-type="float" office:value="-87.7056">
            <text:p>-87,7056</text:p>
          </table:table-cell>
          <table:table-cell table:style-name="ce2" table:formula="of:=ROUND([.C138])+128" office:value-type="float" office:value="40">
            <text:p>40</text:p>
          </table:table-cell>
          <table:table-cell table:style-name="ce4" table:formula="of:=DEC2HEX([.D138])" office:value-type="string" office:string-value="28">
            <text:p>28</text:p>
          </table:table-cell>
          <table:table-cell table:style-name="ce4" table:formula="of:=([.B138]*[.B138])" office:value-type="float" office:value="0.11737476">
            <text:p>0,1174</text:p>
          </table:table-cell>
          <table:table-cell table:style-name="ce4" table:formula="of:=[.B138]-[.B137]" office:value-type="float" office:value="0.0171">
            <text:p>0,017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37">
            <text:p>137</text:p>
          </table:table-cell>
          <table:table-cell table:style-name="ce3" office:value-type="float" office:value="-0.2216">
            <text:p>-0,2216</text:p>
          </table:table-cell>
          <table:table-cell table:style-name="ce4" table:formula="of:=([.B139]-[.$H$2])*256" office:value-type="float" office:value="-56.7296">
            <text:p>-56,7296</text:p>
          </table:table-cell>
          <table:table-cell table:style-name="ce2" table:formula="of:=ROUND([.C139])+128" office:value-type="float" office:value="71">
            <text:p>71</text:p>
          </table:table-cell>
          <table:table-cell table:style-name="ce4" table:formula="of:=DEC2HEX([.D139])" office:value-type="string" office:string-value="47">
            <text:p>47</text:p>
          </table:table-cell>
          <table:table-cell table:style-name="ce4" table:formula="of:=([.B139]*[.B139])" office:value-type="float" office:value="0.04910656">
            <text:p>0,0491</text:p>
          </table:table-cell>
          <table:table-cell table:style-name="ce4" table:formula="of:=[.B139]-[.B138]" office:value-type="float" office:value="0.121">
            <text:p>0,121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38">
            <text:p>138</text:p>
          </table:table-cell>
          <table:table-cell table:style-name="ce3" office:value-type="float" office:value="-0.045">
            <text:p>-0,0450</text:p>
          </table:table-cell>
          <table:table-cell table:style-name="ce4" table:formula="of:=([.B140]-[.$H$2])*256" office:value-type="float" office:value="-11.52">
            <text:p>-11,5200</text:p>
          </table:table-cell>
          <table:table-cell table:style-name="ce2" table:formula="of:=ROUND([.C140])+128" office:value-type="float" office:value="116">
            <text:p>116</text:p>
          </table:table-cell>
          <table:table-cell table:style-name="ce4" table:formula="of:=DEC2HEX([.D140])" office:value-type="string" office:string-value="74">
            <text:p>74</text:p>
          </table:table-cell>
          <table:table-cell table:style-name="ce4" table:formula="of:=([.B140]*[.B140])" office:value-type="float" office:value="0.002025">
            <text:p>0,0020</text:p>
          </table:table-cell>
          <table:table-cell table:style-name="ce4" table:formula="of:=[.B140]-[.B139]" office:value-type="float" office:value="0.1766">
            <text:p>0,1766</text:p>
          </table:table-cell>
          <table:table-cell table:style-name="ce4" table:formula="of:=([.B141]-[.B140])/([.A141]-[.A140])" office:value-type="float" office:value="0.1816">
            <text:p>0,1816</text:p>
          </table:table-cell>
          <table:table-cell table:style-name="ce4" table:formula="of:=[.B140]-[.H140]*[.A140]" office:value-type="float" office:value="-25.1058">
            <text:p>-25,1058</text:p>
          </table:table-cell>
          <table:table-cell table:style-name="ce4" table:formula="of:=-[.I140]/[.H140]" office:value-type="float" office:value="138.247797356828">
            <text:p>138,2478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39">
            <text:p>139</text:p>
          </table:table-cell>
          <table:table-cell table:style-name="ce3" office:value-type="float" office:value="0.1366">
            <text:p>0,1366</text:p>
          </table:table-cell>
          <table:table-cell table:style-name="ce4" table:formula="of:=([.B141]-[.$H$2])*256" office:value-type="float" office:value="34.9696">
            <text:p>34,9696</text:p>
          </table:table-cell>
          <table:table-cell table:style-name="ce2" table:formula="of:=ROUND([.C141])+128" office:value-type="float" office:value="163">
            <text:p>163</text:p>
          </table:table-cell>
          <table:table-cell table:style-name="ce4" table:formula="of:=DEC2HEX([.D141])" office:value-type="string" office:string-value="A3">
            <text:p>A3</text:p>
          </table:table-cell>
          <table:table-cell table:style-name="ce4" table:formula="of:=([.B141]*[.B141])" office:value-type="float" office:value="0.01865956">
            <text:p>0,0187</text:p>
          </table:table-cell>
          <table:table-cell table:style-name="ce4" table:formula="of:=[.B141]-[.B140]" office:value-type="float" office:value="0.1816">
            <text:p>0,181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40">
            <text:p>140</text:p>
          </table:table-cell>
          <table:table-cell table:style-name="ce3" office:value-type="float" office:value="0.2936">
            <text:p>0,2936</text:p>
          </table:table-cell>
          <table:table-cell table:style-name="ce4" table:formula="of:=([.B142]-[.$H$2])*256" office:value-type="float" office:value="75.1616">
            <text:p>75,1616</text:p>
          </table:table-cell>
          <table:table-cell table:style-name="ce2" table:formula="of:=ROUND([.C142])+128" office:value-type="float" office:value="203">
            <text:p>203</text:p>
          </table:table-cell>
          <table:table-cell table:style-name="ce4" table:formula="of:=DEC2HEX([.D142])" office:value-type="string" office:string-value="CB">
            <text:p>CB</text:p>
          </table:table-cell>
          <table:table-cell table:style-name="ce4" table:formula="of:=([.B142]*[.B142])" office:value-type="float" office:value="0.08620096">
            <text:p>0,0862</text:p>
          </table:table-cell>
          <table:table-cell table:style-name="ce4" table:formula="of:=[.B142]-[.B141]" office:value-type="float" office:value="0.157">
            <text:p>0,157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41">
            <text:p>141</text:p>
          </table:table-cell>
          <table:table-cell table:style-name="ce3" office:value-type="float" office:value="0.3545">
            <text:p>0,3545</text:p>
          </table:table-cell>
          <table:table-cell table:style-name="ce4" table:formula="of:=([.B143]-[.$H$2])*256" office:value-type="float" office:value="90.752">
            <text:p>90,7520</text:p>
          </table:table-cell>
          <table:table-cell table:style-name="ce2" table:formula="of:=ROUND([.C143])+128" office:value-type="float" office:value="219">
            <text:p>219</text:p>
          </table:table-cell>
          <table:table-cell table:style-name="ce4" table:formula="of:=DEC2HEX([.D143])" office:value-type="string" office:string-value="DB">
            <text:p>DB</text:p>
          </table:table-cell>
          <table:table-cell table:style-name="ce4" table:formula="of:=([.B143]*[.B143])" office:value-type="float" office:value="0.12567025">
            <text:p>0,1257</text:p>
          </table:table-cell>
          <table:table-cell table:style-name="ce4" table:formula="of:=[.B143]-[.B142]" office:value-type="float" office:value="0.0609">
            <text:p>0,060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42">
            <text:p>142</text:p>
          </table:table-cell>
          <table:table-cell table:style-name="ce3" office:value-type="float" office:value="0.3048">
            <text:p>0,3048</text:p>
          </table:table-cell>
          <table:table-cell table:style-name="ce4" table:formula="of:=([.B144]-[.$H$2])*256" office:value-type="float" office:value="78.0288">
            <text:p>78,0288</text:p>
          </table:table-cell>
          <table:table-cell table:style-name="ce2" table:formula="of:=ROUND([.C144])+128" office:value-type="float" office:value="206">
            <text:p>206</text:p>
          </table:table-cell>
          <table:table-cell table:style-name="ce4" table:formula="of:=DEC2HEX([.D144])" office:value-type="string" office:string-value="CE">
            <text:p>CE</text:p>
          </table:table-cell>
          <table:table-cell table:style-name="ce4" table:formula="of:=([.B144]*[.B144])" office:value-type="float" office:value="0.09290304">
            <text:p>0,0929</text:p>
          </table:table-cell>
          <table:table-cell table:style-name="ce4" table:formula="of:=[.B144]-[.B143]" office:value-type="float" office:value="-0.0497">
            <text:p>-0,049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43">
            <text:p>143</text:p>
          </table:table-cell>
          <table:table-cell table:style-name="ce3" office:value-type="float" office:value="0.1651">
            <text:p>0,1651</text:p>
          </table:table-cell>
          <table:table-cell table:style-name="ce4" table:formula="of:=([.B145]-[.$H$2])*256" office:value-type="float" office:value="42.2656">
            <text:p>42,2656</text:p>
          </table:table-cell>
          <table:table-cell table:style-name="ce2" table:formula="of:=ROUND([.C145])+128" office:value-type="float" office:value="170">
            <text:p>170</text:p>
          </table:table-cell>
          <table:table-cell table:style-name="ce4" table:formula="of:=DEC2HEX([.D145])" office:value-type="string" office:string-value="AA">
            <text:p>AA</text:p>
          </table:table-cell>
          <table:table-cell table:style-name="ce4" table:formula="of:=([.B145]*[.B145])" office:value-type="float" office:value="0.02725801">
            <text:p>0,0273</text:p>
          </table:table-cell>
          <table:table-cell table:style-name="ce4" table:formula="of:=[.B145]-[.B144]" office:value-type="float" office:value="-0.1397">
            <text:p>-0,1397</text:p>
          </table:table-cell>
          <table:table-cell table:style-name="ce4" table:formula="of:=([.B146]-[.B145])/([.A146]-[.A145])" office:value-type="float" office:value="-0.1886">
            <text:p>-0,1886</text:p>
          </table:table-cell>
          <table:table-cell table:style-name="ce4" table:formula="of:=[.B145]-[.H145]*[.A145]" office:value-type="float" office:value="27.1349">
            <text:p>27,1349</text:p>
          </table:table-cell>
          <table:table-cell table:style-name="ce4" table:formula="of:=-[.I145]/[.H145]" office:value-type="float" office:value="143.87539766702">
            <text:p>143,8754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44">
            <text:p>144</text:p>
          </table:table-cell>
          <table:table-cell table:style-name="ce3" office:value-type="float" office:value="-0.0235">
            <text:p>-0,0235</text:p>
          </table:table-cell>
          <table:table-cell table:style-name="ce4" table:formula="of:=([.B146]-[.$H$2])*256" office:value-type="float" office:value="-6.016">
            <text:p>-6,0160</text:p>
          </table:table-cell>
          <table:table-cell table:style-name="ce2" table:formula="of:=ROUND([.C146])+128" office:value-type="float" office:value="122">
            <text:p>122</text:p>
          </table:table-cell>
          <table:table-cell table:style-name="ce4" table:formula="of:=DEC2HEX([.D146])" office:value-type="string" office:string-value="7A">
            <text:p>7A</text:p>
          </table:table-cell>
          <table:table-cell table:style-name="ce4" table:formula="of:=([.B146]*[.B146])" office:value-type="float" office:value="0.00055225">
            <text:p>0,0006</text:p>
          </table:table-cell>
          <table:table-cell table:style-name="ce4" table:formula="of:=[.B146]-[.B145]" office:value-type="float" office:value="-0.1886">
            <text:p>-0,188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45">
            <text:p>145</text:p>
          </table:table-cell>
          <table:table-cell table:style-name="ce3" office:value-type="float" office:value="-0.1992">
            <text:p>-0,1992</text:p>
          </table:table-cell>
          <table:table-cell table:style-name="ce4" table:formula="of:=([.B147]-[.$H$2])*256" office:value-type="float" office:value="-50.9952">
            <text:p>-50,9952</text:p>
          </table:table-cell>
          <table:table-cell table:style-name="ce2" table:formula="of:=ROUND([.C147])+128" office:value-type="float" office:value="77">
            <text:p>77</text:p>
          </table:table-cell>
          <table:table-cell table:style-name="ce4" table:formula="of:=DEC2HEX([.D147])" office:value-type="string" office:string-value="4D">
            <text:p>4D</text:p>
          </table:table-cell>
          <table:table-cell table:style-name="ce4" table:formula="of:=([.B147]*[.B147])" office:value-type="float" office:value="0.03968064">
            <text:p>0,0397</text:p>
          </table:table-cell>
          <table:table-cell table:style-name="ce4" table:formula="of:=[.B147]-[.B146]" office:value-type="float" office:value="-0.1757">
            <text:p>-0,175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46">
            <text:p>146</text:p>
          </table:table-cell>
          <table:table-cell table:style-name="ce3" office:value-type="float" office:value="-0.3111">
            <text:p>-0,3111</text:p>
          </table:table-cell>
          <table:table-cell table:style-name="ce4" table:formula="of:=([.B148]-[.$H$2])*256" office:value-type="float" office:value="-79.6416">
            <text:p>-79,6416</text:p>
          </table:table-cell>
          <table:table-cell table:style-name="ce2" table:formula="of:=ROUND([.C148])+128" office:value-type="float" office:value="48">
            <text:p>48</text:p>
          </table:table-cell>
          <table:table-cell table:style-name="ce4" table:formula="of:=DEC2HEX([.D148])" office:value-type="string" office:string-value="30">
            <text:p>30</text:p>
          </table:table-cell>
          <table:table-cell table:style-name="ce4" table:formula="of:=([.B148]*[.B148])" office:value-type="float" office:value="0.09678321">
            <text:p>0,0968</text:p>
          </table:table-cell>
          <table:table-cell table:style-name="ce4" table:formula="of:=[.B148]-[.B147]" office:value-type="float" office:value="-0.1119">
            <text:p>-0,111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47">
            <text:p>147</text:p>
          </table:table-cell>
          <table:table-cell table:style-name="ce3" office:value-type="float" office:value="-0.3328">
            <text:p>-0,3328</text:p>
          </table:table-cell>
          <table:table-cell table:style-name="ce4" table:formula="of:=([.B149]-[.$H$2])*256" office:value-type="float" office:value="-85.1968">
            <text:p>-85,1968</text:p>
          </table:table-cell>
          <table:table-cell table:style-name="ce2" table:formula="of:=ROUND([.C149])+128" office:value-type="float" office:value="43">
            <text:p>43</text:p>
          </table:table-cell>
          <table:table-cell table:style-name="ce4" table:formula="of:=DEC2HEX([.D149])" office:value-type="string" office:string-value="2B">
            <text:p>2B</text:p>
          </table:table-cell>
          <table:table-cell table:style-name="ce4" table:formula="of:=([.B149]*[.B149])" office:value-type="float" office:value="0.11075584">
            <text:p>0,1108</text:p>
          </table:table-cell>
          <table:table-cell table:style-name="ce4" table:formula="of:=[.B149]-[.B148]" office:value-type="float" office:value="-0.0217000000000001">
            <text:p>-0,021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48">
            <text:p>148</text:p>
          </table:table-cell>
          <table:table-cell table:style-name="ce3" office:value-type="float" office:value="-0.2436">
            <text:p>-0,2436</text:p>
          </table:table-cell>
          <table:table-cell table:style-name="ce4" table:formula="of:=([.B150]-[.$H$2])*256" office:value-type="float" office:value="-62.3616">
            <text:p>-62,3616</text:p>
          </table:table-cell>
          <table:table-cell table:style-name="ce2" table:formula="of:=ROUND([.C150])+128" office:value-type="float" office:value="66">
            <text:p>66</text:p>
          </table:table-cell>
          <table:table-cell table:style-name="ce4" table:formula="of:=DEC2HEX([.D150])" office:value-type="string" office:string-value="42">
            <text:p>42</text:p>
          </table:table-cell>
          <table:table-cell table:style-name="ce4" table:formula="of:=([.B150]*[.B150])" office:value-type="float" office:value="0.05934096">
            <text:p>0,0593</text:p>
          </table:table-cell>
          <table:table-cell table:style-name="ce4" table:formula="of:=[.B150]-[.B149]" office:value-type="float" office:value="0.0892">
            <text:p>0,089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49">
            <text:p>149</text:p>
          </table:table-cell>
          <table:table-cell table:style-name="ce3" office:value-type="float" office:value="-0.0753">
            <text:p>-0,0753</text:p>
          </table:table-cell>
          <table:table-cell table:style-name="ce4" table:formula="of:=([.B151]-[.$H$2])*256" office:value-type="float" office:value="-19.2768">
            <text:p>-19,2768</text:p>
          </table:table-cell>
          <table:table-cell table:style-name="ce2" table:formula="of:=ROUND([.C151])+128" office:value-type="float" office:value="109">
            <text:p>109</text:p>
          </table:table-cell>
          <table:table-cell table:style-name="ce4" table:formula="of:=DEC2HEX([.D151])" office:value-type="string" office:string-value="6D">
            <text:p>6D</text:p>
          </table:table-cell>
          <table:table-cell table:style-name="ce4" table:formula="of:=([.B151]*[.B151])" office:value-type="float" office:value="0.00567009">
            <text:p>0,0057</text:p>
          </table:table-cell>
          <table:table-cell table:style-name="ce4" table:formula="of:=[.B151]-[.B150]" office:value-type="float" office:value="0.1683">
            <text:p>0,1683</text:p>
          </table:table-cell>
          <table:table-cell table:style-name="ce4" table:formula="of:=([.B152]-[.B151])/([.A152]-[.A151])" office:value-type="float" office:value="0.1864">
            <text:p>0,1864</text:p>
          </table:table-cell>
          <table:table-cell table:style-name="ce4" table:formula="of:=[.B151]-[.H151]*[.A151]" office:value-type="float" office:value="-27.8489">
            <text:p>-27,8489</text:p>
          </table:table-cell>
          <table:table-cell table:style-name="ce4" table:formula="of:=-[.I151]/[.H151]" office:value-type="float" office:value="149.403969957082">
            <text:p>149,4040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50">
            <text:p>150</text:p>
          </table:table-cell>
          <table:table-cell table:style-name="ce3" office:value-type="float" office:value="0.1111">
            <text:p>0,1111</text:p>
          </table:table-cell>
          <table:table-cell table:style-name="ce4" table:formula="of:=([.B152]-[.$H$2])*256" office:value-type="float" office:value="28.4416">
            <text:p>28,4416</text:p>
          </table:table-cell>
          <table:table-cell table:style-name="ce2" table:formula="of:=ROUND([.C152])+128" office:value-type="float" office:value="156">
            <text:p>156</text:p>
          </table:table-cell>
          <table:table-cell table:style-name="ce4" table:formula="of:=DEC2HEX([.D152])" office:value-type="string" office:string-value="9C">
            <text:p>9C</text:p>
          </table:table-cell>
          <table:table-cell table:style-name="ce4" table:formula="of:=([.B152]*[.B152])" office:value-type="float" office:value="0.01234321">
            <text:p>0,0123</text:p>
          </table:table-cell>
          <table:table-cell table:style-name="ce4" table:formula="of:=[.B152]-[.B151]" office:value-type="float" office:value="0.1864">
            <text:p>0,186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51">
            <text:p>151</text:p>
          </table:table-cell>
          <table:table-cell table:style-name="ce3" office:value-type="float" office:value="0.2669">
            <text:p>0,2669</text:p>
          </table:table-cell>
          <table:table-cell table:style-name="ce4" table:formula="of:=([.B153]-[.$H$2])*256" office:value-type="float" office:value="68.3264">
            <text:p>68,3264</text:p>
          </table:table-cell>
          <table:table-cell table:style-name="ce2" table:formula="of:=ROUND([.C153])+128" office:value-type="float" office:value="196">
            <text:p>196</text:p>
          </table:table-cell>
          <table:table-cell table:style-name="ce4" table:formula="of:=DEC2HEX([.D153])" office:value-type="string" office:string-value="C4">
            <text:p>C4</text:p>
          </table:table-cell>
          <table:table-cell table:style-name="ce4" table:formula="of:=([.B153]*[.B153])" office:value-type="float" office:value="0.07123561">
            <text:p>0,0712</text:p>
          </table:table-cell>
          <table:table-cell table:style-name="ce4" table:formula="of:=[.B153]-[.B152]" office:value-type="float" office:value="0.1558">
            <text:p>0,155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52">
            <text:p>152</text:p>
          </table:table-cell>
          <table:table-cell table:style-name="ce3" office:value-type="float" office:value="0.3385">
            <text:p>0,3385</text:p>
          </table:table-cell>
          <table:table-cell table:style-name="ce4" table:formula="of:=([.B154]-[.$H$2])*256" office:value-type="float" office:value="86.656">
            <text:p>86,6560</text:p>
          </table:table-cell>
          <table:table-cell table:style-name="ce2" table:formula="of:=ROUND([.C154])+128" office:value-type="float" office:value="215">
            <text:p>215</text:p>
          </table:table-cell>
          <table:table-cell table:style-name="ce4" table:formula="of:=DEC2HEX([.D154])" office:value-type="string" office:string-value="D7">
            <text:p>D7</text:p>
          </table:table-cell>
          <table:table-cell table:style-name="ce4" table:formula="of:=([.B154]*[.B154])" office:value-type="float" office:value="0.11458225">
            <text:p>0,1146</text:p>
          </table:table-cell>
          <table:table-cell table:style-name="ce4" table:formula="of:=[.B154]-[.B153]" office:value-type="float" office:value="0.0716">
            <text:p>0,071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53">
            <text:p>153</text:p>
          </table:table-cell>
          <table:table-cell table:style-name="ce3" office:value-type="float" office:value="0.2986">
            <text:p>0,2986</text:p>
          </table:table-cell>
          <table:table-cell table:style-name="ce4" table:formula="of:=([.B155]-[.$H$2])*256" office:value-type="float" office:value="76.4416">
            <text:p>76,4416</text:p>
          </table:table-cell>
          <table:table-cell table:style-name="ce2" table:formula="of:=ROUND([.C155])+128" office:value-type="float" office:value="204">
            <text:p>204</text:p>
          </table:table-cell>
          <table:table-cell table:style-name="ce4" table:formula="of:=DEC2HEX([.D155])" office:value-type="string" office:string-value="CC">
            <text:p>CC</text:p>
          </table:table-cell>
          <table:table-cell table:style-name="ce4" table:formula="of:=([.B155]*[.B155])" office:value-type="float" office:value="0.08916196">
            <text:p>0,0892</text:p>
          </table:table-cell>
          <table:table-cell table:style-name="ce4" table:formula="of:=[.B155]-[.B154]" office:value-type="float" office:value="-0.0399">
            <text:p>-0,039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54">
            <text:p>154</text:p>
          </table:table-cell>
          <table:table-cell table:style-name="ce3" office:value-type="float" office:value="0.1497">
            <text:p>0,1497</text:p>
          </table:table-cell>
          <table:table-cell table:style-name="ce4" table:formula="of:=([.B156]-[.$H$2])*256" office:value-type="float" office:value="38.3232">
            <text:p>38,3232</text:p>
          </table:table-cell>
          <table:table-cell table:style-name="ce2" table:formula="of:=ROUND([.C156])+128" office:value-type="float" office:value="166">
            <text:p>166</text:p>
          </table:table-cell>
          <table:table-cell table:style-name="ce4" table:formula="of:=DEC2HEX([.D156])" office:value-type="string" office:string-value="A6">
            <text:p>A6</text:p>
          </table:table-cell>
          <table:table-cell table:style-name="ce4" table:formula="of:=([.B156]*[.B156])" office:value-type="float" office:value="0.02241009">
            <text:p>0,0224</text:p>
          </table:table-cell>
          <table:table-cell table:style-name="ce4" table:formula="of:=[.B156]-[.B155]" office:value-type="float" office:value="-0.1489">
            <text:p>-0,1489</text:p>
          </table:table-cell>
          <table:table-cell table:style-name="ce4" table:formula="of:=([.B157]-[.B156])/([.A157]-[.A156])" office:value-type="float" office:value="-0.1938">
            <text:p>-0,1938</text:p>
          </table:table-cell>
          <table:table-cell table:style-name="ce4" table:formula="of:=[.B156]-[.H156]*[.A156]" office:value-type="float" office:value="29.9949">
            <text:p>29,9949</text:p>
          </table:table-cell>
          <table:table-cell table:style-name="ce4" table:formula="of:=-[.I156]/[.H156]" office:value-type="float" office:value="154.772445820433">
            <text:p>154,7724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55">
            <text:p>155</text:p>
          </table:table-cell>
          <table:table-cell table:style-name="ce3" office:value-type="float" office:value="-0.0441">
            <text:p>-0,0441</text:p>
          </table:table-cell>
          <table:table-cell table:style-name="ce4" table:formula="of:=([.B157]-[.$H$2])*256" office:value-type="float" office:value="-11.2896">
            <text:p>-11,2896</text:p>
          </table:table-cell>
          <table:table-cell table:style-name="ce2" table:formula="of:=ROUND([.C157])+128" office:value-type="float" office:value="117">
            <text:p>117</text:p>
          </table:table-cell>
          <table:table-cell table:style-name="ce4" table:formula="of:=DEC2HEX([.D157])" office:value-type="string" office:string-value="75">
            <text:p>75</text:p>
          </table:table-cell>
          <table:table-cell table:style-name="ce4" table:formula="of:=([.B157]*[.B157])" office:value-type="float" office:value="0.00194481">
            <text:p>0,0019</text:p>
          </table:table-cell>
          <table:table-cell table:style-name="ce4" table:formula="of:=[.B157]-[.B156]" office:value-type="float" office:value="-0.1938">
            <text:p>-0,193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56">
            <text:p>156</text:p>
          </table:table-cell>
          <table:table-cell table:style-name="ce3" office:value-type="float" office:value="-0.2319">
            <text:p>-0,2319</text:p>
          </table:table-cell>
          <table:table-cell table:style-name="ce4" table:formula="of:=([.B158]-[.$H$2])*256" office:value-type="float" office:value="-59.3664">
            <text:p>-59,3664</text:p>
          </table:table-cell>
          <table:table-cell table:style-name="ce2" table:formula="of:=ROUND([.C158])+128" office:value-type="float" office:value="69">
            <text:p>69</text:p>
          </table:table-cell>
          <table:table-cell table:style-name="ce4" table:formula="of:=DEC2HEX([.D158])" office:value-type="string" office:string-value="45">
            <text:p>45</text:p>
          </table:table-cell>
          <table:table-cell table:style-name="ce4" table:formula="of:=([.B158]*[.B158])" office:value-type="float" office:value="0.05377761">
            <text:p>0,0538</text:p>
          </table:table-cell>
          <table:table-cell table:style-name="ce4" table:formula="of:=[.B158]-[.B157]" office:value-type="float" office:value="-0.1878">
            <text:p>-0,187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57">
            <text:p>157</text:p>
          </table:table-cell>
          <table:table-cell table:style-name="ce3" office:value-type="float" office:value="-0.3436">
            <text:p>-0,3436</text:p>
          </table:table-cell>
          <table:table-cell table:style-name="ce4" table:formula="of:=([.B159]-[.$H$2])*256" office:value-type="float" office:value="-87.9616">
            <text:p>-87,9616</text:p>
          </table:table-cell>
          <table:table-cell table:style-name="ce2" table:formula="of:=ROUND([.C159])+128" office:value-type="float" office:value="40">
            <text:p>40</text:p>
          </table:table-cell>
          <table:table-cell table:style-name="ce4" table:formula="of:=DEC2HEX([.D159])" office:value-type="string" office:string-value="28">
            <text:p>28</text:p>
          </table:table-cell>
          <table:table-cell table:style-name="ce4" table:formula="of:=([.B159]*[.B159])" office:value-type="float" office:value="0.11806096">
            <text:p>0,1181</text:p>
          </table:table-cell>
          <table:table-cell table:style-name="ce4" table:formula="of:=[.B159]-[.B158]" office:value-type="float" office:value="-0.1117">
            <text:p>-0,111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58">
            <text:p>158</text:p>
          </table:table-cell>
          <table:table-cell table:style-name="ce3" office:value-type="float" office:value="-0.3534">
            <text:p>-0,3534</text:p>
          </table:table-cell>
          <table:table-cell table:style-name="ce4" table:formula="of:=([.B160]-[.$H$2])*256" office:value-type="float" office:value="-90.4704">
            <text:p>-90,4704</text:p>
          </table:table-cell>
          <table:table-cell table:style-name="ce2" table:formula="of:=ROUND([.C160])+128" office:value-type="float" office:value="38">
            <text:p>38</text:p>
          </table:table-cell>
          <table:table-cell table:style-name="ce4" table:formula="of:=DEC2HEX([.D160])" office:value-type="string" office:string-value="26">
            <text:p>26</text:p>
          </table:table-cell>
          <table:table-cell table:style-name="ce4" table:formula="of:=([.B160]*[.B160])" office:value-type="float" office:value="0.12489156">
            <text:p>0,1249</text:p>
          </table:table-cell>
          <table:table-cell table:style-name="ce4" table:formula="of:=[.B160]-[.B159]" office:value-type="float" office:value="-0.00979999999999998">
            <text:p>-0,009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59">
            <text:p>159</text:p>
          </table:table-cell>
          <table:table-cell table:style-name="ce3" office:value-type="float" office:value="-0.2372">
            <text:p>-0,2372</text:p>
          </table:table-cell>
          <table:table-cell table:style-name="ce4" table:formula="of:=([.B161]-[.$H$2])*256" office:value-type="float" office:value="-60.7232">
            <text:p>-60,7232</text:p>
          </table:table-cell>
          <table:table-cell table:style-name="ce2" table:formula="of:=ROUND([.C161])+128" office:value-type="float" office:value="67">
            <text:p>67</text:p>
          </table:table-cell>
          <table:table-cell table:style-name="ce4" table:formula="of:=DEC2HEX([.D161])" office:value-type="string" office:string-value="43">
            <text:p>43</text:p>
          </table:table-cell>
          <table:table-cell table:style-name="ce4" table:formula="of:=([.B161]*[.B161])" office:value-type="float" office:value="0.05626384">
            <text:p>0,0563</text:p>
          </table:table-cell>
          <table:table-cell table:style-name="ce4" table:formula="of:=[.B161]-[.B160]" office:value-type="float" office:value="0.1162">
            <text:p>0,116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60">
            <text:p>160</text:p>
          </table:table-cell>
          <table:table-cell table:style-name="ce3" office:value-type="float" office:value="-0.0465">
            <text:p>-0,0465</text:p>
          </table:table-cell>
          <table:table-cell table:style-name="ce4" table:formula="of:=([.B162]-[.$H$2])*256" office:value-type="float" office:value="-11.904">
            <text:p>-11,9040</text:p>
          </table:table-cell>
          <table:table-cell table:style-name="ce2" table:formula="of:=ROUND([.C162])+128" office:value-type="float" office:value="116">
            <text:p>116</text:p>
          </table:table-cell>
          <table:table-cell table:style-name="ce4" table:formula="of:=DEC2HEX([.D162])" office:value-type="string" office:string-value="74">
            <text:p>74</text:p>
          </table:table-cell>
          <table:table-cell table:style-name="ce4" table:formula="of:=([.B162]*[.B162])" office:value-type="float" office:value="0.00216225">
            <text:p>0,0022</text:p>
          </table:table-cell>
          <table:table-cell table:style-name="ce4" table:formula="of:=[.B162]-[.B161]" office:value-type="float" office:value="0.1907">
            <text:p>0,1907</text:p>
          </table:table-cell>
          <table:table-cell table:style-name="ce4" table:formula="of:=([.B163]-[.B162])/([.A163]-[.A162])" office:value-type="float" office:value="0.1908">
            <text:p>0,1908</text:p>
          </table:table-cell>
          <table:table-cell table:style-name="ce4" table:formula="of:=[.B162]-[.H162]*[.A162]" office:value-type="float" office:value="-30.5745">
            <text:p>-30,5745</text:p>
          </table:table-cell>
          <table:table-cell table:style-name="ce4" table:formula="of:=-[.I162]/[.H162]" office:value-type="float" office:value="160.243710691824">
            <text:p>160,2437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61">
            <text:p>161</text:p>
          </table:table-cell>
          <table:table-cell table:style-name="ce3" office:value-type="float" office:value="0.1443">
            <text:p>0,1443</text:p>
          </table:table-cell>
          <table:table-cell table:style-name="ce4" table:formula="of:=([.B163]-[.$H$2])*256" office:value-type="float" office:value="36.9408">
            <text:p>36,9408</text:p>
          </table:table-cell>
          <table:table-cell table:style-name="ce2" table:formula="of:=ROUND([.C163])+128" office:value-type="float" office:value="165">
            <text:p>165</text:p>
          </table:table-cell>
          <table:table-cell table:style-name="ce4" table:formula="of:=DEC2HEX([.D163])" office:value-type="string" office:string-value="A5">
            <text:p>A5</text:p>
          </table:table-cell>
          <table:table-cell table:style-name="ce4" table:formula="of:=([.B163]*[.B163])" office:value-type="float" office:value="0.02082249">
            <text:p>0,0208</text:p>
          </table:table-cell>
          <table:table-cell table:style-name="ce4" table:formula="of:=[.B163]-[.B162]" office:value-type="float" office:value="0.1908">
            <text:p>0,19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62">
            <text:p>162</text:p>
          </table:table-cell>
          <table:table-cell table:style-name="ce3" office:value-type="float" office:value="0.2879">
            <text:p>0,2879</text:p>
          </table:table-cell>
          <table:table-cell table:style-name="ce4" table:formula="of:=([.B164]-[.$H$2])*256" office:value-type="float" office:value="73.7024">
            <text:p>73,7024</text:p>
          </table:table-cell>
          <table:table-cell table:style-name="ce2" table:formula="of:=ROUND([.C164])+128" office:value-type="float" office:value="202">
            <text:p>202</text:p>
          </table:table-cell>
          <table:table-cell table:style-name="ce4" table:formula="of:=DEC2HEX([.D164])" office:value-type="string" office:string-value="CA">
            <text:p>CA</text:p>
          </table:table-cell>
          <table:table-cell table:style-name="ce4" table:formula="of:=([.B164]*[.B164])" office:value-type="float" office:value="0.08288641">
            <text:p>0,0829</text:p>
          </table:table-cell>
          <table:table-cell table:style-name="ce4" table:formula="of:=[.B164]-[.B163]" office:value-type="float" office:value="0.1436">
            <text:p>0,143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63">
            <text:p>163</text:p>
          </table:table-cell>
          <table:table-cell table:style-name="ce3" office:value-type="float" office:value="0.3224">
            <text:p>0,3224</text:p>
          </table:table-cell>
          <table:table-cell table:style-name="ce4" table:formula="of:=([.B165]-[.$H$2])*256" office:value-type="float" office:value="82.5344">
            <text:p>82,5344</text:p>
          </table:table-cell>
          <table:table-cell table:style-name="ce2" table:formula="of:=ROUND([.C165])+128" office:value-type="float" office:value="211">
            <text:p>211</text:p>
          </table:table-cell>
          <table:table-cell table:style-name="ce4" table:formula="of:=DEC2HEX([.D165])" office:value-type="string" office:string-value="D3">
            <text:p>D3</text:p>
          </table:table-cell>
          <table:table-cell table:style-name="ce4" table:formula="of:=([.B165]*[.B165])" office:value-type="float" office:value="0.10394176">
            <text:p>0,1039</text:p>
          </table:table-cell>
          <table:table-cell table:style-name="ce4" table:formula="of:=[.B165]-[.B164]" office:value-type="float" office:value="0.0345">
            <text:p>0,034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64">
            <text:p>164</text:p>
          </table:table-cell>
          <table:table-cell table:style-name="ce3" office:value-type="float" office:value="0.2392">
            <text:p>0,2392</text:p>
          </table:table-cell>
          <table:table-cell table:style-name="ce4" table:formula="of:=([.B166]-[.$H$2])*256" office:value-type="float" office:value="61.2352">
            <text:p>61,2352</text:p>
          </table:table-cell>
          <table:table-cell table:style-name="ce2" table:formula="of:=ROUND([.C166])+128" office:value-type="float" office:value="189">
            <text:p>189</text:p>
          </table:table-cell>
          <table:table-cell table:style-name="ce4" table:formula="of:=DEC2HEX([.D166])" office:value-type="string" office:string-value="BD">
            <text:p>BD</text:p>
          </table:table-cell>
          <table:table-cell table:style-name="ce4" table:formula="of:=([.B166]*[.B166])" office:value-type="float" office:value="0.05721664">
            <text:p>0,0572</text:p>
          </table:table-cell>
          <table:table-cell table:style-name="ce4" table:formula="of:=[.B166]-[.B165]" office:value-type="float" office:value="-0.0832">
            <text:p>-0,083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65">
            <text:p>165</text:p>
          </table:table-cell>
          <table:table-cell table:style-name="ce3" office:value-type="float" office:value="0.0663">
            <text:p>0,0663</text:p>
          </table:table-cell>
          <table:table-cell table:style-name="ce4" table:formula="of:=([.B167]-[.$H$2])*256" office:value-type="float" office:value="16.9728">
            <text:p>16,9728</text:p>
          </table:table-cell>
          <table:table-cell table:style-name="ce2" table:formula="of:=ROUND([.C167])+128" office:value-type="float" office:value="145">
            <text:p>145</text:p>
          </table:table-cell>
          <table:table-cell table:style-name="ce4" table:formula="of:=DEC2HEX([.D167])" office:value-type="string" office:string-value="91">
            <text:p>91</text:p>
          </table:table-cell>
          <table:table-cell table:style-name="ce4" table:formula="of:=([.B167]*[.B167])" office:value-type="float" office:value="0.00439569">
            <text:p>0,0044</text:p>
          </table:table-cell>
          <table:table-cell table:style-name="ce4" table:formula="of:=[.B167]-[.B166]" office:value-type="float" office:value="-0.1729">
            <text:p>-0,1729</text:p>
          </table:table-cell>
          <table:table-cell table:style-name="ce4" table:formula="of:=([.B168]-[.B167])/([.A168]-[.A167])" office:value-type="float" office:value="-0.2087">
            <text:p>-0,2087</text:p>
          </table:table-cell>
          <table:table-cell table:style-name="ce4" table:formula="of:=[.B167]-[.H167]*[.A167]" office:value-type="float" office:value="34.5018">
            <text:p>34,5018</text:p>
          </table:table-cell>
          <table:table-cell table:style-name="ce4" table:formula="of:=-[.I167]/[.H167]" office:value-type="float" office:value="165.317680881648">
            <text:p>165,3177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66">
            <text:p>166</text:p>
          </table:table-cell>
          <table:table-cell table:style-name="ce3" office:value-type="float" office:value="-0.1424">
            <text:p>-0,1424</text:p>
          </table:table-cell>
          <table:table-cell table:style-name="ce4" table:formula="of:=([.B168]-[.$H$2])*256" office:value-type="float" office:value="-36.4544">
            <text:p>-36,4544</text:p>
          </table:table-cell>
          <table:table-cell table:style-name="ce2" table:formula="of:=ROUND([.C168])+128" office:value-type="float" office:value="92">
            <text:p>92</text:p>
          </table:table-cell>
          <table:table-cell table:style-name="ce4" table:formula="of:=DEC2HEX([.D168])" office:value-type="string" office:string-value="5C">
            <text:p>5C</text:p>
          </table:table-cell>
          <table:table-cell table:style-name="ce4" table:formula="of:=([.B168]*[.B168])" office:value-type="float" office:value="0.02027776">
            <text:p>0,0203</text:p>
          </table:table-cell>
          <table:table-cell table:style-name="ce4" table:formula="of:=[.B168]-[.B167]" office:value-type="float" office:value="-0.2087">
            <text:p>-0,208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67">
            <text:p>167</text:p>
          </table:table-cell>
          <table:table-cell table:style-name="ce3" office:value-type="float" office:value="-0.2973">
            <text:p>-0,2973</text:p>
          </table:table-cell>
          <table:table-cell table:style-name="ce4" table:formula="of:=([.B169]-[.$H$2])*256" office:value-type="float" office:value="-76.1088">
            <text:p>-76,1088</text:p>
          </table:table-cell>
          <table:table-cell table:style-name="ce2" table:formula="of:=ROUND([.C169])+128" office:value-type="float" office:value="52">
            <text:p>52</text:p>
          </table:table-cell>
          <table:table-cell table:style-name="ce4" table:formula="of:=DEC2HEX([.D169])" office:value-type="string" office:string-value="34">
            <text:p>34</text:p>
          </table:table-cell>
          <table:table-cell table:style-name="ce4" table:formula="of:=([.B169]*[.B169])" office:value-type="float" office:value="0.08838729">
            <text:p>0,0884</text:p>
          </table:table-cell>
          <table:table-cell table:style-name="ce4" table:formula="of:=[.B169]-[.B168]" office:value-type="float" office:value="-0.1549">
            <text:p>-0,154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68">
            <text:p>168</text:p>
          </table:table-cell>
          <table:table-cell table:style-name="ce3" office:value-type="float" office:value="-0.3643">
            <text:p>-0,3643</text:p>
          </table:table-cell>
          <table:table-cell table:style-name="ce4" table:formula="of:=([.B170]-[.$H$2])*256" office:value-type="float" office:value="-93.2608">
            <text:p>-93,2608</text:p>
          </table:table-cell>
          <table:table-cell table:style-name="ce2" table:formula="of:=ROUND([.C170])+128" office:value-type="float" office:value="35">
            <text:p>35</text:p>
          </table:table-cell>
          <table:table-cell table:style-name="ce4" table:formula="of:=DEC2HEX([.D170])" office:value-type="string" office:string-value="23">
            <text:p>23</text:p>
          </table:table-cell>
          <table:table-cell table:style-name="ce4" table:formula="of:=([.B170]*[.B170])" office:value-type="float" office:value="0.13271449">
            <text:p>0,1327</text:p>
          </table:table-cell>
          <table:table-cell table:style-name="ce4" table:formula="of:=[.B170]-[.B169]" office:value-type="float" office:value="-0.067">
            <text:p>-0,067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69">
            <text:p>169</text:p>
          </table:table-cell>
          <table:table-cell table:style-name="ce3" office:value-type="float" office:value="-0.2894">
            <text:p>-0,2894</text:p>
          </table:table-cell>
          <table:table-cell table:style-name="ce4" table:formula="of:=([.B171]-[.$H$2])*256" office:value-type="float" office:value="-74.0864">
            <text:p>-74,0864</text:p>
          </table:table-cell>
          <table:table-cell table:style-name="ce2" table:formula="of:=ROUND([.C171])+128" office:value-type="float" office:value="54">
            <text:p>54</text:p>
          </table:table-cell>
          <table:table-cell table:style-name="ce4" table:formula="of:=DEC2HEX([.D171])" office:value-type="string" office:string-value="36">
            <text:p>36</text:p>
          </table:table-cell>
          <table:table-cell table:style-name="ce4" table:formula="of:=([.B171]*[.B171])" office:value-type="float" office:value="0.08375236">
            <text:p>0,0838</text:p>
          </table:table-cell>
          <table:table-cell table:style-name="ce4" table:formula="of:=[.B171]-[.B170]" office:value-type="float" office:value="0.0749">
            <text:p>0,074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70">
            <text:p>170</text:p>
          </table:table-cell>
          <table:table-cell table:style-name="ce3" office:value-type="float" office:value="-0.1157">
            <text:p>-0,1157</text:p>
          </table:table-cell>
          <table:table-cell table:style-name="ce4" table:formula="of:=([.B172]-[.$H$2])*256" office:value-type="float" office:value="-29.6192">
            <text:p>-29,6192</text:p>
          </table:table-cell>
          <table:table-cell table:style-name="ce2" table:formula="of:=ROUND([.C172])+128" office:value-type="float" office:value="98">
            <text:p>98</text:p>
          </table:table-cell>
          <table:table-cell table:style-name="ce4" table:formula="of:=DEC2HEX([.D172])" office:value-type="string" office:string-value="62">
            <text:p>62</text:p>
          </table:table-cell>
          <table:table-cell table:style-name="ce4" table:formula="of:=([.B172]*[.B172])" office:value-type="float" office:value="0.01338649">
            <text:p>0,0134</text:p>
          </table:table-cell>
          <table:table-cell table:style-name="ce4" table:formula="of:=[.B172]-[.B171]" office:value-type="float" office:value="0.1737">
            <text:p>0,1737</text:p>
          </table:table-cell>
          <table:table-cell table:style-name="ce4" table:formula="of:=([.B173]-[.B172])/([.A173]-[.A172])" office:value-type="float" office:value="0.2028">
            <text:p>0,2028</text:p>
          </table:table-cell>
          <table:table-cell table:style-name="ce4" table:formula="of:=[.B172]-[.H172]*[.A172]" office:value-type="float" office:value="-34.5917">
            <text:p>-34,5917</text:p>
          </table:table-cell>
          <table:table-cell table:style-name="ce4" table:formula="of:=-[.I172]/[.H172]" office:value-type="float" office:value="170.570512820513">
            <text:p>170,5705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71">
            <text:p>171</text:p>
          </table:table-cell>
          <table:table-cell table:style-name="ce3" office:value-type="float" office:value="0.0871">
            <text:p>0,0871</text:p>
          </table:table-cell>
          <table:table-cell table:style-name="ce4" table:formula="of:=([.B173]-[.$H$2])*256" office:value-type="float" office:value="22.2976">
            <text:p>22,2976</text:p>
          </table:table-cell>
          <table:table-cell table:style-name="ce2" table:formula="of:=ROUND([.C173])+128" office:value-type="float" office:value="150">
            <text:p>150</text:p>
          </table:table-cell>
          <table:table-cell table:style-name="ce4" table:formula="of:=DEC2HEX([.D173])" office:value-type="string" office:string-value="96">
            <text:p>96</text:p>
          </table:table-cell>
          <table:table-cell table:style-name="ce4" table:formula="of:=([.B173]*[.B173])" office:value-type="float" office:value="0.00758641">
            <text:p>0,0076</text:p>
          </table:table-cell>
          <table:table-cell table:style-name="ce4" table:formula="of:=[.B173]-[.B172]" office:value-type="float" office:value="0.2028">
            <text:p>0,202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72">
            <text:p>172</text:p>
          </table:table-cell>
          <table:table-cell table:style-name="ce3" office:value-type="float" office:value="0.264">
            <text:p>0,2640</text:p>
          </table:table-cell>
          <table:table-cell table:style-name="ce4" table:formula="of:=([.B174]-[.$H$2])*256" office:value-type="float" office:value="67.584">
            <text:p>67,5840</text:p>
          </table:table-cell>
          <table:table-cell table:style-name="ce2" table:formula="of:=ROUND([.C174])+128" office:value-type="float" office:value="196">
            <text:p>196</text:p>
          </table:table-cell>
          <table:table-cell table:style-name="ce4" table:formula="of:=DEC2HEX([.D174])" office:value-type="string" office:string-value="C4">
            <text:p>C4</text:p>
          </table:table-cell>
          <table:table-cell table:style-name="ce4" table:formula="of:=([.B174]*[.B174])" office:value-type="float" office:value="0.069696">
            <text:p>0,0697</text:p>
          </table:table-cell>
          <table:table-cell table:style-name="ce4" table:formula="of:=[.B174]-[.B173]" office:value-type="float" office:value="0.1769">
            <text:p>0,176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73">
            <text:p>173</text:p>
          </table:table-cell>
          <table:table-cell table:style-name="ce3" office:value-type="float" office:value="0.3424">
            <text:p>0,3424</text:p>
          </table:table-cell>
          <table:table-cell table:style-name="ce4" table:formula="of:=([.B175]-[.$H$2])*256" office:value-type="float" office:value="87.6544">
            <text:p>87,6544</text:p>
          </table:table-cell>
          <table:table-cell table:style-name="ce2" table:formula="of:=ROUND([.C175])+128" office:value-type="float" office:value="216">
            <text:p>216</text:p>
          </table:table-cell>
          <table:table-cell table:style-name="ce4" table:formula="of:=DEC2HEX([.D175])" office:value-type="string" office:string-value="D8">
            <text:p>D8</text:p>
          </table:table-cell>
          <table:table-cell table:style-name="ce4" table:formula="of:=([.B175]*[.B175])" office:value-type="float" office:value="0.11723776">
            <text:p>0,1172</text:p>
          </table:table-cell>
          <table:table-cell table:style-name="ce4" table:formula="of:=[.B175]-[.B174]" office:value-type="float" office:value="0.0784">
            <text:p>0,078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74">
            <text:p>174</text:p>
          </table:table-cell>
          <table:table-cell table:style-name="ce3" office:value-type="float" office:value="0.2908">
            <text:p>0,2908</text:p>
          </table:table-cell>
          <table:table-cell table:style-name="ce4" table:formula="of:=([.B176]-[.$H$2])*256" office:value-type="float" office:value="74.4448">
            <text:p>74,4448</text:p>
          </table:table-cell>
          <table:table-cell table:style-name="ce2" table:formula="of:=ROUND([.C176])+128" office:value-type="float" office:value="202">
            <text:p>202</text:p>
          </table:table-cell>
          <table:table-cell table:style-name="ce4" table:formula="of:=DEC2HEX([.D176])" office:value-type="string" office:string-value="CA">
            <text:p>CA</text:p>
          </table:table-cell>
          <table:table-cell table:style-name="ce4" table:formula="of:=([.B176]*[.B176])" office:value-type="float" office:value="0.08456464">
            <text:p>0,0846</text:p>
          </table:table-cell>
          <table:table-cell table:style-name="ce4" table:formula="of:=[.B176]-[.B175]" office:value-type="float" office:value="-0.0516">
            <text:p>-0,051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75">
            <text:p>175</text:p>
          </table:table-cell>
          <table:table-cell table:style-name="ce3" office:value-type="float" office:value="0.1266">
            <text:p>0,1266</text:p>
          </table:table-cell>
          <table:table-cell table:style-name="ce4" table:formula="of:=([.B177]-[.$H$2])*256" office:value-type="float" office:value="32.4096">
            <text:p>32,4096</text:p>
          </table:table-cell>
          <table:table-cell table:style-name="ce2" table:formula="of:=ROUND([.C177])+128" office:value-type="float" office:value="160">
            <text:p>160</text:p>
          </table:table-cell>
          <table:table-cell table:style-name="ce4" table:formula="of:=DEC2HEX([.D177])" office:value-type="string" office:string-value="A0">
            <text:p>A0</text:p>
          </table:table-cell>
          <table:table-cell table:style-name="ce4" table:formula="of:=([.B177]*[.B177])" office:value-type="float" office:value="0.01602756">
            <text:p>0,0160</text:p>
          </table:table-cell>
          <table:table-cell table:style-name="ce4" table:formula="of:=[.B177]-[.B176]" office:value-type="float" office:value="-0.1642">
            <text:p>-0,1642</text:p>
          </table:table-cell>
          <table:table-cell table:style-name="ce4" table:formula="of:=([.B178]-[.B177])/([.A178]-[.A177])" office:value-type="float" office:value="-0.2079">
            <text:p>-0,2079</text:p>
          </table:table-cell>
          <table:table-cell table:style-name="ce4" table:formula="of:=[.B177]-[.H177]*[.A177]" office:value-type="float" office:value="36.5091">
            <text:p>36,5091</text:p>
          </table:table-cell>
          <table:table-cell table:style-name="ce4" table:formula="of:=-[.I177]/[.H177]" office:value-type="float" office:value="175.608946608947">
            <text:p>175,6089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76">
            <text:p>176</text:p>
          </table:table-cell>
          <table:table-cell table:style-name="ce3" office:value-type="float" office:value="-0.0813">
            <text:p>-0,0813</text:p>
          </table:table-cell>
          <table:table-cell table:style-name="ce4" table:formula="of:=([.B178]-[.$H$2])*256" office:value-type="float" office:value="-20.8128">
            <text:p>-20,8128</text:p>
          </table:table-cell>
          <table:table-cell table:style-name="ce2" table:formula="of:=ROUND([.C178])+128" office:value-type="float" office:value="107">
            <text:p>107</text:p>
          </table:table-cell>
          <table:table-cell table:style-name="ce4" table:formula="of:=DEC2HEX([.D178])" office:value-type="string" office:string-value="6B">
            <text:p>6B</text:p>
          </table:table-cell>
          <table:table-cell table:style-name="ce4" table:formula="of:=([.B178]*[.B178])" office:value-type="float" office:value="0.00660969">
            <text:p>0,0066</text:p>
          </table:table-cell>
          <table:table-cell table:style-name="ce4" table:formula="of:=[.B178]-[.B177]" office:value-type="float" office:value="-0.2079">
            <text:p>-0,207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77">
            <text:p>177</text:p>
          </table:table-cell>
          <table:table-cell table:style-name="ce3" office:value-type="float" office:value="-0.2519">
            <text:p>-0,2519</text:p>
          </table:table-cell>
          <table:table-cell table:style-name="ce4" table:formula="of:=([.B179]-[.$H$2])*256" office:value-type="float" office:value="-64.4864">
            <text:p>-64,4864</text:p>
          </table:table-cell>
          <table:table-cell table:style-name="ce2" table:formula="of:=ROUND([.C179])+128" office:value-type="float" office:value="64">
            <text:p>64</text:p>
          </table:table-cell>
          <table:table-cell table:style-name="ce4" table:formula="of:=DEC2HEX([.D179])" office:value-type="string" office:string-value="40">
            <text:p>40</text:p>
          </table:table-cell>
          <table:table-cell table:style-name="ce4" table:formula="of:=([.B179]*[.B179])" office:value-type="float" office:value="0.06345361">
            <text:p>0,0635</text:p>
          </table:table-cell>
          <table:table-cell table:style-name="ce4" table:formula="of:=[.B179]-[.B178]" office:value-type="float" office:value="-0.1706">
            <text:p>-0,170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78">
            <text:p>178</text:p>
          </table:table-cell>
          <table:table-cell table:style-name="ce3" office:value-type="float" office:value="-0.3221">
            <text:p>-0,3221</text:p>
          </table:table-cell>
          <table:table-cell table:style-name="ce4" table:formula="of:=([.B180]-[.$H$2])*256" office:value-type="float" office:value="-82.4576">
            <text:p>-82,4576</text:p>
          </table:table-cell>
          <table:table-cell table:style-name="ce2" table:formula="of:=ROUND([.C180])+128" office:value-type="float" office:value="46">
            <text:p>46</text:p>
          </table:table-cell>
          <table:table-cell table:style-name="ce4" table:formula="of:=DEC2HEX([.D180])" office:value-type="string" office:string-value="2E">
            <text:p>2E</text:p>
          </table:table-cell>
          <table:table-cell table:style-name="ce4" table:formula="of:=([.B180]*[.B180])" office:value-type="float" office:value="0.10374841">
            <text:p>0,1037</text:p>
          </table:table-cell>
          <table:table-cell table:style-name="ce4" table:formula="of:=[.B180]-[.B179]" office:value-type="float" office:value="-0.0702">
            <text:p>-0,070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79">
            <text:p>179</text:p>
          </table:table-cell>
          <table:table-cell table:style-name="ce3" office:value-type="float" office:value="-0.264">
            <text:p>-0,2640</text:p>
          </table:table-cell>
          <table:table-cell table:style-name="ce4" table:formula="of:=([.B181]-[.$H$2])*256" office:value-type="float" office:value="-67.584">
            <text:p>-67,5840</text:p>
          </table:table-cell>
          <table:table-cell table:style-name="ce2" table:formula="of:=ROUND([.C181])+128" office:value-type="float" office:value="60">
            <text:p>60</text:p>
          </table:table-cell>
          <table:table-cell table:style-name="ce4" table:formula="of:=DEC2HEX([.D181])" office:value-type="string" office:string-value="3C">
            <text:p>3C</text:p>
          </table:table-cell>
          <table:table-cell table:style-name="ce4" table:formula="of:=([.B181]*[.B181])" office:value-type="float" office:value="0.069696">
            <text:p>0,0697</text:p>
          </table:table-cell>
          <table:table-cell table:style-name="ce4" table:formula="of:=[.B181]-[.B180]" office:value-type="float" office:value="0.0581">
            <text:p>0,058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80">
            <text:p>180</text:p>
          </table:table-cell>
          <table:table-cell table:style-name="ce3" office:value-type="float" office:value="-0.1073">
            <text:p>-0,1073</text:p>
          </table:table-cell>
          <table:table-cell table:style-name="ce4" table:formula="of:=([.B182]-[.$H$2])*256" office:value-type="float" office:value="-27.4688">
            <text:p>-27,4688</text:p>
          </table:table-cell>
          <table:table-cell table:style-name="ce2" table:formula="of:=ROUND([.C182])+128" office:value-type="float" office:value="101">
            <text:p>101</text:p>
          </table:table-cell>
          <table:table-cell table:style-name="ce4" table:formula="of:=DEC2HEX([.D182])" office:value-type="string" office:string-value="65">
            <text:p>65</text:p>
          </table:table-cell>
          <table:table-cell table:style-name="ce4" table:formula="of:=([.B182]*[.B182])" office:value-type="float" office:value="0.01151329">
            <text:p>0,0115</text:p>
          </table:table-cell>
          <table:table-cell table:style-name="ce4" table:formula="of:=[.B182]-[.B181]" office:value-type="float" office:value="0.1567">
            <text:p>0,1567</text:p>
          </table:table-cell>
          <table:table-cell table:style-name="ce4" table:formula="of:=([.B183]-[.B182])/([.A183]-[.A182])" office:value-type="float" office:value="0.1971">
            <text:p>0,1971</text:p>
          </table:table-cell>
          <table:table-cell table:style-name="ce4" table:formula="of:=[.B182]-[.H182]*[.A182]" office:value-type="float" office:value="-35.5853">
            <text:p>-35,5853</text:p>
          </table:table-cell>
          <table:table-cell table:style-name="ce4" table:formula="of:=-[.I182]/[.H182]" office:value-type="float" office:value="180.544393708777">
            <text:p>180,5444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81">
            <text:p>181</text:p>
          </table:table-cell>
          <table:table-cell table:style-name="ce3" office:value-type="float" office:value="0.0898">
            <text:p>0,0898</text:p>
          </table:table-cell>
          <table:table-cell table:style-name="ce4" table:formula="of:=([.B183]-[.$H$2])*256" office:value-type="float" office:value="22.9888">
            <text:p>22,9888</text:p>
          </table:table-cell>
          <table:table-cell table:style-name="ce2" table:formula="of:=ROUND([.C183])+128" office:value-type="float" office:value="151">
            <text:p>151</text:p>
          </table:table-cell>
          <table:table-cell table:style-name="ce4" table:formula="of:=DEC2HEX([.D183])" office:value-type="string" office:string-value="97">
            <text:p>97</text:p>
          </table:table-cell>
          <table:table-cell table:style-name="ce4" table:formula="of:=([.B183]*[.B183])" office:value-type="float" office:value="0.00806404">
            <text:p>0,0081</text:p>
          </table:table-cell>
          <table:table-cell table:style-name="ce4" table:formula="of:=[.B183]-[.B182]" office:value-type="float" office:value="0.1971">
            <text:p>0,197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82">
            <text:p>182</text:p>
          </table:table-cell>
          <table:table-cell table:style-name="ce3" office:value-type="float" office:value="0.2509">
            <text:p>0,2509</text:p>
          </table:table-cell>
          <table:table-cell table:style-name="ce4" table:formula="of:=([.B184]-[.$H$2])*256" office:value-type="float" office:value="64.2304">
            <text:p>64,2304</text:p>
          </table:table-cell>
          <table:table-cell table:style-name="ce2" table:formula="of:=ROUND([.C184])+128" office:value-type="float" office:value="192">
            <text:p>192</text:p>
          </table:table-cell>
          <table:table-cell table:style-name="ce4" table:formula="of:=DEC2HEX([.D184])" office:value-type="string" office:string-value="C0">
            <text:p>C0</text:p>
          </table:table-cell>
          <table:table-cell table:style-name="ce4" table:formula="of:=([.B184]*[.B184])" office:value-type="float" office:value="0.06295081">
            <text:p>0,0630</text:p>
          </table:table-cell>
          <table:table-cell table:style-name="ce4" table:formula="of:=[.B184]-[.B183]" office:value-type="float" office:value="0.1611">
            <text:p>0,161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83">
            <text:p>183</text:p>
          </table:table-cell>
          <table:table-cell table:style-name="ce3" office:value-type="float" office:value="0.3223">
            <text:p>0,3223</text:p>
          </table:table-cell>
          <table:table-cell table:style-name="ce4" table:formula="of:=([.B185]-[.$H$2])*256" office:value-type="float" office:value="82.5088">
            <text:p>82,5088</text:p>
          </table:table-cell>
          <table:table-cell table:style-name="ce2" table:formula="of:=ROUND([.C185])+128" office:value-type="float" office:value="211">
            <text:p>211</text:p>
          </table:table-cell>
          <table:table-cell table:style-name="ce4" table:formula="of:=DEC2HEX([.D185])" office:value-type="string" office:string-value="D3">
            <text:p>D3</text:p>
          </table:table-cell>
          <table:table-cell table:style-name="ce4" table:formula="of:=([.B185]*[.B185])" office:value-type="float" office:value="0.10387729">
            <text:p>0,1039</text:p>
          </table:table-cell>
          <table:table-cell table:style-name="ce4" table:formula="of:=[.B185]-[.B184]" office:value-type="float" office:value="0.0714">
            <text:p>0,071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84">
            <text:p>184</text:p>
          </table:table-cell>
          <table:table-cell table:style-name="ce3" office:value-type="float" office:value="0.2717">
            <text:p>0,2717</text:p>
          </table:table-cell>
          <table:table-cell table:style-name="ce4" table:formula="of:=([.B186]-[.$H$2])*256" office:value-type="float" office:value="69.5552">
            <text:p>69,5552</text:p>
          </table:table-cell>
          <table:table-cell table:style-name="ce2" table:formula="of:=ROUND([.C186])+128" office:value-type="float" office:value="198">
            <text:p>198</text:p>
          </table:table-cell>
          <table:table-cell table:style-name="ce4" table:formula="of:=DEC2HEX([.D186])" office:value-type="string" office:string-value="C6">
            <text:p>C6</text:p>
          </table:table-cell>
          <table:table-cell table:style-name="ce4" table:formula="of:=([.B186]*[.B186])" office:value-type="float" office:value="0.07382089">
            <text:p>0,0738</text:p>
          </table:table-cell>
          <table:table-cell table:style-name="ce4" table:formula="of:=[.B186]-[.B185]" office:value-type="float" office:value="-0.0506">
            <text:p>-0,050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85">
            <text:p>185</text:p>
          </table:table-cell>
          <table:table-cell table:style-name="ce3" office:value-type="float" office:value="0.1194">
            <text:p>0,1194</text:p>
          </table:table-cell>
          <table:table-cell table:style-name="ce4" table:formula="of:=([.B187]-[.$H$2])*256" office:value-type="float" office:value="30.5664">
            <text:p>30,5664</text:p>
          </table:table-cell>
          <table:table-cell table:style-name="ce2" table:formula="of:=ROUND([.C187])+128" office:value-type="float" office:value="159">
            <text:p>159</text:p>
          </table:table-cell>
          <table:table-cell table:style-name="ce4" table:formula="of:=DEC2HEX([.D187])" office:value-type="string" office:string-value="9F">
            <text:p>9F</text:p>
          </table:table-cell>
          <table:table-cell table:style-name="ce4" table:formula="of:=([.B187]*[.B187])" office:value-type="float" office:value="0.01425636">
            <text:p>0,0143</text:p>
          </table:table-cell>
          <table:table-cell table:style-name="ce4" table:formula="of:=[.B187]-[.B186]" office:value-type="float" office:value="-0.1523">
            <text:p>-0,1523</text:p>
          </table:table-cell>
          <table:table-cell table:style-name="ce4" table:formula="of:=([.B188]-[.B187])/([.A188]-[.A187])" office:value-type="float" office:value="-0.1959">
            <text:p>-0,1959</text:p>
          </table:table-cell>
          <table:table-cell table:style-name="ce4" table:formula="of:=[.B187]-[.H187]*[.A187]" office:value-type="float" office:value="36.3609">
            <text:p>36,3609</text:p>
          </table:table-cell>
          <table:table-cell table:style-name="ce4" table:formula="of:=-[.I187]/[.H187]" office:value-type="float" office:value="185.609494640123">
            <text:p>185,6095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86">
            <text:p>186</text:p>
          </table:table-cell>
          <table:table-cell table:style-name="ce3" office:value-type="float" office:value="-0.0765">
            <text:p>-0,0765</text:p>
          </table:table-cell>
          <table:table-cell table:style-name="ce4" table:formula="of:=([.B188]-[.$H$2])*256" office:value-type="float" office:value="-19.584">
            <text:p>-19,5840</text:p>
          </table:table-cell>
          <table:table-cell table:style-name="ce2" table:formula="of:=ROUND([.C188])+128" office:value-type="float" office:value="108">
            <text:p>108</text:p>
          </table:table-cell>
          <table:table-cell table:style-name="ce4" table:formula="of:=DEC2HEX([.D188])" office:value-type="string" office:string-value="6C">
            <text:p>6C</text:p>
          </table:table-cell>
          <table:table-cell table:style-name="ce4" table:formula="of:=([.B188]*[.B188])" office:value-type="float" office:value="0.00585225">
            <text:p>0,0059</text:p>
          </table:table-cell>
          <table:table-cell table:style-name="ce4" table:formula="of:=[.B188]-[.B187]" office:value-type="float" office:value="-0.1959">
            <text:p>-0,195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87">
            <text:p>187</text:p>
          </table:table-cell>
          <table:table-cell table:style-name="ce3" office:value-type="float" office:value="-0.2281">
            <text:p>-0,2281</text:p>
          </table:table-cell>
          <table:table-cell table:style-name="ce4" table:formula="of:=([.B189]-[.$H$2])*256" office:value-type="float" office:value="-58.3936">
            <text:p>-58,3936</text:p>
          </table:table-cell>
          <table:table-cell table:style-name="ce2" table:formula="of:=ROUND([.C189])+128" office:value-type="float" office:value="70">
            <text:p>70</text:p>
          </table:table-cell>
          <table:table-cell table:style-name="ce4" table:formula="of:=DEC2HEX([.D189])" office:value-type="string" office:string-value="46">
            <text:p>46</text:p>
          </table:table-cell>
          <table:table-cell table:style-name="ce4" table:formula="of:=([.B189]*[.B189])" office:value-type="float" office:value="0.05202961">
            <text:p>0,0520</text:p>
          </table:table-cell>
          <table:table-cell table:style-name="ce4" table:formula="of:=[.B189]-[.B188]" office:value-type="float" office:value="-0.1516">
            <text:p>-0,151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88">
            <text:p>188</text:p>
          </table:table-cell>
          <table:table-cell table:style-name="ce3" office:value-type="float" office:value="-0.2899">
            <text:p>-0,2899</text:p>
          </table:table-cell>
          <table:table-cell table:style-name="ce4" table:formula="of:=([.B190]-[.$H$2])*256" office:value-type="float" office:value="-74.2144">
            <text:p>-74,2144</text:p>
          </table:table-cell>
          <table:table-cell table:style-name="ce2" table:formula="of:=ROUND([.C190])+128" office:value-type="float" office:value="54">
            <text:p>54</text:p>
          </table:table-cell>
          <table:table-cell table:style-name="ce4" table:formula="of:=DEC2HEX([.D190])" office:value-type="string" office:string-value="36">
            <text:p>36</text:p>
          </table:table-cell>
          <table:table-cell table:style-name="ce4" table:formula="of:=([.B190]*[.B190])" office:value-type="float" office:value="0.08404201">
            <text:p>0,0840</text:p>
          </table:table-cell>
          <table:table-cell table:style-name="ce4" table:formula="of:=[.B190]-[.B189]" office:value-type="float" office:value="-0.0618">
            <text:p>-0,061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89">
            <text:p>189</text:p>
          </table:table-cell>
          <table:table-cell table:style-name="ce3" office:value-type="float" office:value="-0.2405">
            <text:p>-0,2405</text:p>
          </table:table-cell>
          <table:table-cell table:style-name="ce4" table:formula="of:=([.B191]-[.$H$2])*256" office:value-type="float" office:value="-61.568">
            <text:p>-61,5680</text:p>
          </table:table-cell>
          <table:table-cell table:style-name="ce2" table:formula="of:=ROUND([.C191])+128" office:value-type="float" office:value="66">
            <text:p>66</text:p>
          </table:table-cell>
          <table:table-cell table:style-name="ce4" table:formula="of:=DEC2HEX([.D191])" office:value-type="string" office:string-value="42">
            <text:p>42</text:p>
          </table:table-cell>
          <table:table-cell table:style-name="ce4" table:formula="of:=([.B191]*[.B191])" office:value-type="float" office:value="0.05784025">
            <text:p>0,0578</text:p>
          </table:table-cell>
          <table:table-cell table:style-name="ce4" table:formula="of:=[.B191]-[.B190]" office:value-type="float" office:value="0.0494">
            <text:p>0,049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90">
            <text:p>190</text:p>
          </table:table-cell>
          <table:table-cell table:style-name="ce3" office:value-type="float" office:value="-0.0906">
            <text:p>-0,0906</text:p>
          </table:table-cell>
          <table:table-cell table:style-name="ce4" table:formula="of:=([.B192]-[.$H$2])*256" office:value-type="float" office:value="-23.1936">
            <text:p>-23,1936</text:p>
          </table:table-cell>
          <table:table-cell table:style-name="ce2" table:formula="of:=ROUND([.C192])+128" office:value-type="float" office:value="105">
            <text:p>105</text:p>
          </table:table-cell>
          <table:table-cell table:style-name="ce4" table:formula="of:=DEC2HEX([.D192])" office:value-type="string" office:string-value="69">
            <text:p>69</text:p>
          </table:table-cell>
          <table:table-cell table:style-name="ce4" table:formula="of:=([.B192]*[.B192])" office:value-type="float" office:value="0.00820836">
            <text:p>0,0082</text:p>
          </table:table-cell>
          <table:table-cell table:style-name="ce4" table:formula="of:=[.B192]-[.B191]" office:value-type="float" office:value="0.1499">
            <text:p>0,1499</text:p>
          </table:table-cell>
          <table:table-cell table:style-name="ce4" table:formula="of:=([.B193]-[.B192])/([.A193]-[.A192])" office:value-type="float" office:value="0.1761">
            <text:p>0,1761</text:p>
          </table:table-cell>
          <table:table-cell table:style-name="ce4" table:formula="of:=[.B192]-[.H192]*[.A192]" office:value-type="float" office:value="-33.5496">
            <text:p>-33,5496</text:p>
          </table:table-cell>
          <table:table-cell table:style-name="ce4" table:formula="of:=-[.I192]/[.H192]" office:value-type="float" office:value="190.514480408859">
            <text:p>190,5145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91">
            <text:p>191</text:p>
          </table:table-cell>
          <table:table-cell table:style-name="ce3" office:value-type="float" office:value="0.0855">
            <text:p>0,0855</text:p>
          </table:table-cell>
          <table:table-cell table:style-name="ce4" table:formula="of:=([.B193]-[.$H$2])*256" office:value-type="float" office:value="21.888">
            <text:p>21,8880</text:p>
          </table:table-cell>
          <table:table-cell table:style-name="ce2" table:formula="of:=ROUND([.C193])+128" office:value-type="float" office:value="150">
            <text:p>150</text:p>
          </table:table-cell>
          <table:table-cell table:style-name="ce4" table:formula="of:=DEC2HEX([.D193])" office:value-type="string" office:string-value="96">
            <text:p>96</text:p>
          </table:table-cell>
          <table:table-cell table:style-name="ce4" table:formula="of:=([.B193]*[.B193])" office:value-type="float" office:value="0.00731025">
            <text:p>0,0073</text:p>
          </table:table-cell>
          <table:table-cell table:style-name="ce4" table:formula="of:=[.B193]-[.B192]" office:value-type="float" office:value="0.1761">
            <text:p>0,176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92">
            <text:p>192</text:p>
          </table:table-cell>
          <table:table-cell table:style-name="ce3" office:value-type="float" office:value="0.2163">
            <text:p>0,2163</text:p>
          </table:table-cell>
          <table:table-cell table:style-name="ce4" table:formula="of:=([.B194]-[.$H$2])*256" office:value-type="float" office:value="55.3728">
            <text:p>55,3728</text:p>
          </table:table-cell>
          <table:table-cell table:style-name="ce2" table:formula="of:=ROUND([.C194])+128" office:value-type="float" office:value="183">
            <text:p>183</text:p>
          </table:table-cell>
          <table:table-cell table:style-name="ce4" table:formula="of:=DEC2HEX([.D194])" office:value-type="string" office:string-value="B7">
            <text:p>B7</text:p>
          </table:table-cell>
          <table:table-cell table:style-name="ce4" table:formula="of:=([.B194]*[.B194])" office:value-type="float" office:value="0.04678569">
            <text:p>0,0468</text:p>
          </table:table-cell>
          <table:table-cell table:style-name="ce4" table:formula="of:=[.B194]-[.B193]" office:value-type="float" office:value="0.1308">
            <text:p>0,13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93">
            <text:p>193</text:p>
          </table:table-cell>
          <table:table-cell table:style-name="ce3" office:value-type="float" office:value="0.2578">
            <text:p>0,2578</text:p>
          </table:table-cell>
          <table:table-cell table:style-name="ce4" table:formula="of:=([.B195]-[.$H$2])*256" office:value-type="float" office:value="65.9968">
            <text:p>65,9968</text:p>
          </table:table-cell>
          <table:table-cell table:style-name="ce2" table:formula="of:=ROUND([.C195])+128" office:value-type="float" office:value="194">
            <text:p>194</text:p>
          </table:table-cell>
          <table:table-cell table:style-name="ce4" table:formula="of:=DEC2HEX([.D195])" office:value-type="string" office:string-value="C2">
            <text:p>C2</text:p>
          </table:table-cell>
          <table:table-cell table:style-name="ce4" table:formula="of:=([.B195]*[.B195])" office:value-type="float" office:value="0.06646084">
            <text:p>0,0665</text:p>
          </table:table-cell>
          <table:table-cell table:style-name="ce4" table:formula="of:=[.B195]-[.B194]" office:value-type="float" office:value="0.0415">
            <text:p>0,041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94">
            <text:p>194</text:p>
          </table:table-cell>
          <table:table-cell table:style-name="ce3" office:value-type="float" office:value="0.1963">
            <text:p>0,1963</text:p>
          </table:table-cell>
          <table:table-cell table:style-name="ce4" table:formula="of:=([.B196]-[.$H$2])*256" office:value-type="float" office:value="50.2528">
            <text:p>50,2528</text:p>
          </table:table-cell>
          <table:table-cell table:style-name="ce2" table:formula="of:=ROUND([.C196])+128" office:value-type="float" office:value="178">
            <text:p>178</text:p>
          </table:table-cell>
          <table:table-cell table:style-name="ce4" table:formula="of:=DEC2HEX([.D196])" office:value-type="string" office:string-value="B2">
            <text:p>B2</text:p>
          </table:table-cell>
          <table:table-cell table:style-name="ce4" table:formula="of:=([.B196]*[.B196])" office:value-type="float" office:value="0.03853369">
            <text:p>0,0385</text:p>
          </table:table-cell>
          <table:table-cell table:style-name="ce4" table:formula="of:=[.B196]-[.B195]" office:value-type="float" office:value="-0.0615">
            <text:p>-0,061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95">
            <text:p>195</text:p>
          </table:table-cell>
          <table:table-cell table:style-name="ce3" office:value-type="float" office:value="0.0377">
            <text:p>0,0377</text:p>
          </table:table-cell>
          <table:table-cell table:style-name="ce4" table:formula="of:=([.B197]-[.$H$2])*256" office:value-type="float" office:value="9.6512">
            <text:p>9,6512</text:p>
          </table:table-cell>
          <table:table-cell table:style-name="ce2" table:formula="of:=ROUND([.C197])+128" office:value-type="float" office:value="138">
            <text:p>138</text:p>
          </table:table-cell>
          <table:table-cell table:style-name="ce4" table:formula="of:=DEC2HEX([.D197])" office:value-type="string" office:string-value="8A">
            <text:p>8A</text:p>
          </table:table-cell>
          <table:table-cell table:style-name="ce4" table:formula="of:=([.B197]*[.B197])" office:value-type="float" office:value="0.00142129">
            <text:p>0,0014</text:p>
          </table:table-cell>
          <table:table-cell table:style-name="ce4" table:formula="of:=[.B197]-[.B196]" office:value-type="float" office:value="-0.1586">
            <text:p>-0,1586</text:p>
          </table:table-cell>
          <table:table-cell table:style-name="ce4" table:formula="of:=([.B198]-[.B197])/([.A198]-[.A197])" office:value-type="float" office:value="-0.1756">
            <text:p>-0,1756</text:p>
          </table:table-cell>
          <table:table-cell table:style-name="ce4" table:formula="of:=[.B197]-[.H197]*[.A197]" office:value-type="float" office:value="34.2797">
            <text:p>34,2797</text:p>
          </table:table-cell>
          <table:table-cell table:style-name="ce4" table:formula="of:=-[.I197]/[.H197]" office:value-type="float" office:value="195.214692482916">
            <text:p>195,2147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196">
            <text:p>196</text:p>
          </table:table-cell>
          <table:table-cell table:style-name="ce3" office:value-type="float" office:value="-0.1379">
            <text:p>-0,1379</text:p>
          </table:table-cell>
          <table:table-cell table:style-name="ce4" table:formula="of:=([.B198]-[.$H$2])*256" office:value-type="float" office:value="-35.3024">
            <text:p>-35,3024</text:p>
          </table:table-cell>
          <table:table-cell table:style-name="ce2" table:formula="of:=ROUND([.C198])+128" office:value-type="float" office:value="93">
            <text:p>93</text:p>
          </table:table-cell>
          <table:table-cell table:style-name="ce4" table:formula="of:=DEC2HEX([.D198])" office:value-type="string" office:string-value="5D">
            <text:p>5D</text:p>
          </table:table-cell>
          <table:table-cell table:style-name="ce4" table:formula="of:=([.B198]*[.B198])" office:value-type="float" office:value="0.01901641">
            <text:p>0,0190</text:p>
          </table:table-cell>
          <table:table-cell table:style-name="ce4" table:formula="of:=[.B198]-[.B197]" office:value-type="float" office:value="-0.1756">
            <text:p>-0,175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97">
            <text:p>197</text:p>
          </table:table-cell>
          <table:table-cell table:style-name="ce3" office:value-type="float" office:value="-0.2578">
            <text:p>-0,2578</text:p>
          </table:table-cell>
          <table:table-cell table:style-name="ce4" table:formula="of:=([.B199]-[.$H$2])*256" office:value-type="float" office:value="-65.9968">
            <text:p>-65,9968</text:p>
          </table:table-cell>
          <table:table-cell table:style-name="ce2" table:formula="of:=ROUND([.C199])+128" office:value-type="float" office:value="62">
            <text:p>62</text:p>
          </table:table-cell>
          <table:table-cell table:style-name="ce4" table:formula="of:=DEC2HEX([.D199])" office:value-type="string" office:string-value="3E">
            <text:p>3E</text:p>
          </table:table-cell>
          <table:table-cell table:style-name="ce4" table:formula="of:=([.B199]*[.B199])" office:value-type="float" office:value="0.06646084">
            <text:p>0,0665</text:p>
          </table:table-cell>
          <table:table-cell table:style-name="ce4" table:formula="of:=[.B199]-[.B198]" office:value-type="float" office:value="-0.1199">
            <text:p>-0,119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98">
            <text:p>198</text:p>
          </table:table-cell>
          <table:table-cell table:style-name="ce3" office:value-type="float" office:value="-0.2899">
            <text:p>-0,2899</text:p>
          </table:table-cell>
          <table:table-cell table:style-name="ce4" table:formula="of:=([.B200]-[.$H$2])*256" office:value-type="float" office:value="-74.2144">
            <text:p>-74,2144</text:p>
          </table:table-cell>
          <table:table-cell table:style-name="ce2" table:formula="of:=ROUND([.C200])+128" office:value-type="float" office:value="54">
            <text:p>54</text:p>
          </table:table-cell>
          <table:table-cell table:style-name="ce4" table:formula="of:=DEC2HEX([.D200])" office:value-type="string" office:string-value="36">
            <text:p>36</text:p>
          </table:table-cell>
          <table:table-cell table:style-name="ce4" table:formula="of:=([.B200]*[.B200])" office:value-type="float" office:value="0.08404201">
            <text:p>0,0840</text:p>
          </table:table-cell>
          <table:table-cell table:style-name="ce4" table:formula="of:=[.B200]-[.B199]" office:value-type="float" office:value="-0.0321">
            <text:p>-0,032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199">
            <text:p>199</text:p>
          </table:table-cell>
          <table:table-cell table:style-name="ce3" office:value-type="float" office:value="-0.2106">
            <text:p>-0,2106</text:p>
          </table:table-cell>
          <table:table-cell table:style-name="ce4" table:formula="of:=([.B201]-[.$H$2])*256" office:value-type="float" office:value="-53.9136">
            <text:p>-53,9136</text:p>
          </table:table-cell>
          <table:table-cell table:style-name="ce2" table:formula="of:=ROUND([.C201])+128" office:value-type="float" office:value="74">
            <text:p>74</text:p>
          </table:table-cell>
          <table:table-cell table:style-name="ce4" table:formula="of:=DEC2HEX([.D201])" office:value-type="string" office:string-value="4A">
            <text:p>4A</text:p>
          </table:table-cell>
          <table:table-cell table:style-name="ce4" table:formula="of:=([.B201]*[.B201])" office:value-type="float" office:value="0.04435236">
            <text:p>0,0444</text:p>
          </table:table-cell>
          <table:table-cell table:style-name="ce4" table:formula="of:=[.B201]-[.B200]" office:value-type="float" office:value="0.0793">
            <text:p>0,079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3" office:value-type="float" office:value="-0.0608">
            <text:p>-0,0608</text:p>
          </table:table-cell>
          <table:table-cell table:style-name="ce4" table:formula="of:=([.B202]-[.$H$2])*256" office:value-type="float" office:value="-15.5648">
            <text:p>-15,5648</text:p>
          </table:table-cell>
          <table:table-cell table:style-name="ce2" table:formula="of:=ROUND([.C202])+128" office:value-type="float" office:value="112">
            <text:p>112</text:p>
          </table:table-cell>
          <table:table-cell table:style-name="ce4" table:formula="of:=DEC2HEX([.D202])" office:value-type="string" office:string-value="70">
            <text:p>70</text:p>
          </table:table-cell>
          <table:table-cell table:style-name="ce4" table:formula="of:=([.B202]*[.B202])" office:value-type="float" office:value="0.00369664">
            <text:p>0,0037</text:p>
          </table:table-cell>
          <table:table-cell table:style-name="ce4" table:formula="of:=[.B202]-[.B201]" office:value-type="float" office:value="0.1498">
            <text:p>0,1498</text:p>
          </table:table-cell>
          <table:table-cell table:style-name="ce4" table:formula="of:=([.B203]-[.B202])/([.A203]-[.A202])" office:value-type="float" office:value="0.1547">
            <text:p>0,1547</text:p>
          </table:table-cell>
          <table:table-cell table:style-name="ce4" table:formula="of:=[.B202]-[.H202]*[.A202]" office:value-type="float" office:value="-31.0008">
            <text:p>-31,0008</text:p>
          </table:table-cell>
          <table:table-cell table:style-name="ce4" table:formula="of:=-[.I202]/[.H202]" office:value-type="float" office:value="200.39301874596">
            <text:p>200,3930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01">
            <text:p>201</text:p>
          </table:table-cell>
          <table:table-cell table:style-name="ce3" office:value-type="float" office:value="0.0939">
            <text:p>0,0939</text:p>
          </table:table-cell>
          <table:table-cell table:style-name="ce4" table:formula="of:=([.B203]-[.$H$2])*256" office:value-type="float" office:value="24.0384">
            <text:p>24,0384</text:p>
          </table:table-cell>
          <table:table-cell table:style-name="ce2" table:formula="of:=ROUND([.C203])+128" office:value-type="float" office:value="152">
            <text:p>152</text:p>
          </table:table-cell>
          <table:table-cell table:style-name="ce4" table:formula="of:=DEC2HEX([.D203])" office:value-type="string" office:string-value="98">
            <text:p>98</text:p>
          </table:table-cell>
          <table:table-cell table:style-name="ce4" table:formula="of:=([.B203]*[.B203])" office:value-type="float" office:value="0.00881721">
            <text:p>0,0088</text:p>
          </table:table-cell>
          <table:table-cell table:style-name="ce4" table:formula="of:=[.B203]-[.B202]" office:value-type="float" office:value="0.1547">
            <text:p>0,154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02">
            <text:p>202</text:p>
          </table:table-cell>
          <table:table-cell table:style-name="ce3" office:value-type="float" office:value="0.1929">
            <text:p>0,1929</text:p>
          </table:table-cell>
          <table:table-cell table:style-name="ce4" table:formula="of:=([.B204]-[.$H$2])*256" office:value-type="float" office:value="49.3824">
            <text:p>49,3824</text:p>
          </table:table-cell>
          <table:table-cell table:style-name="ce2" table:formula="of:=ROUND([.C204])+128" office:value-type="float" office:value="177">
            <text:p>177</text:p>
          </table:table-cell>
          <table:table-cell table:style-name="ce4" table:formula="of:=DEC2HEX([.D204])" office:value-type="string" office:string-value="B1">
            <text:p>B1</text:p>
          </table:table-cell>
          <table:table-cell table:style-name="ce4" table:formula="of:=([.B204]*[.B204])" office:value-type="float" office:value="0.03721041">
            <text:p>0,0372</text:p>
          </table:table-cell>
          <table:table-cell table:style-name="ce4" table:formula="of:=[.B204]-[.B203]" office:value-type="float" office:value="0.099">
            <text:p>0,099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03">
            <text:p>203</text:p>
          </table:table-cell>
          <table:table-cell table:style-name="ce3" office:value-type="float" office:value="0.2041">
            <text:p>0,2041</text:p>
          </table:table-cell>
          <table:table-cell table:style-name="ce4" table:formula="of:=([.B205]-[.$H$2])*256" office:value-type="float" office:value="52.2496">
            <text:p>52,2496</text:p>
          </table:table-cell>
          <table:table-cell table:style-name="ce2" table:formula="of:=ROUND([.C205])+128" office:value-type="float" office:value="180">
            <text:p>180</text:p>
          </table:table-cell>
          <table:table-cell table:style-name="ce4" table:formula="of:=DEC2HEX([.D205])" office:value-type="string" office:string-value="B4">
            <text:p>B4</text:p>
          </table:table-cell>
          <table:table-cell table:style-name="ce4" table:formula="of:=([.B205]*[.B205])" office:value-type="float" office:value="0.04165681">
            <text:p>0,0417</text:p>
          </table:table-cell>
          <table:table-cell table:style-name="ce4" table:formula="of:=[.B205]-[.B204]" office:value-type="float" office:value="0.0112">
            <text:p>0,011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04">
            <text:p>204</text:p>
          </table:table-cell>
          <table:table-cell table:style-name="ce3" office:value-type="float" office:value="0.1154">
            <text:p>0,1154</text:p>
          </table:table-cell>
          <table:table-cell table:style-name="ce4" table:formula="of:=([.B206]-[.$H$2])*256" office:value-type="float" office:value="29.5424">
            <text:p>29,5424</text:p>
          </table:table-cell>
          <table:table-cell table:style-name="ce2" table:formula="of:=ROUND([.C206])+128" office:value-type="float" office:value="158">
            <text:p>158</text:p>
          </table:table-cell>
          <table:table-cell table:style-name="ce4" table:formula="of:=DEC2HEX([.D206])" office:value-type="string" office:string-value="9E">
            <text:p>9E</text:p>
          </table:table-cell>
          <table:table-cell table:style-name="ce4" table:formula="of:=([.B206]*[.B206])" office:value-type="float" office:value="0.01331716">
            <text:p>0,0133</text:p>
          </table:table-cell>
          <table:table-cell table:style-name="ce4" table:formula="of:=[.B206]-[.B205]" office:value-type="float" office:value="-0.0887">
            <text:p>-0,0887</text:p>
          </table:table-cell>
          <table:table-cell table:style-name="ce4" table:formula="of:=([.B207]-[.B206])/([.A207]-[.A206])" office:value-type="float" office:value="-0.1416">
            <text:p>-0,1416</text:p>
          </table:table-cell>
          <table:table-cell table:style-name="ce4" table:formula="of:=[.B206]-[.H206]*[.A206]" office:value-type="float" office:value="29.0018">
            <text:p>29,0018</text:p>
          </table:table-cell>
          <table:table-cell table:style-name="ce4" table:formula="of:=-[.I206]/[.H206]" office:value-type="float" office:value="204.814971751412">
            <text:p>204,8150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05">
            <text:p>205</text:p>
          </table:table-cell>
          <table:table-cell table:style-name="ce3" office:value-type="float" office:value="-0.0262">
            <text:p>-0,0262</text:p>
          </table:table-cell>
          <table:table-cell table:style-name="ce4" table:formula="of:=([.B207]-[.$H$2])*256" office:value-type="float" office:value="-6.7072">
            <text:p>-6,7072</text:p>
          </table:table-cell>
          <table:table-cell table:style-name="ce2" table:formula="of:=ROUND([.C207])+128" office:value-type="float" office:value="121">
            <text:p>121</text:p>
          </table:table-cell>
          <table:table-cell table:style-name="ce4" table:formula="of:=DEC2HEX([.D207])" office:value-type="string" office:string-value="79">
            <text:p>79</text:p>
          </table:table-cell>
          <table:table-cell table:style-name="ce4" table:formula="of:=([.B207]*[.B207])" office:value-type="float" office:value="0.00068644">
            <text:p>0,0007</text:p>
          </table:table-cell>
          <table:table-cell table:style-name="ce4" table:formula="of:=[.B207]-[.B206]" office:value-type="float" office:value="-0.1416">
            <text:p>-0,141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06">
            <text:p>206</text:p>
          </table:table-cell>
          <table:table-cell table:style-name="ce3" office:value-type="float" office:value="-0.161">
            <text:p>-0,1610</text:p>
          </table:table-cell>
          <table:table-cell table:style-name="ce4" table:formula="of:=([.B208]-[.$H$2])*256" office:value-type="float" office:value="-41.216">
            <text:p>-41,2160</text:p>
          </table:table-cell>
          <table:table-cell table:style-name="ce2" table:formula="of:=ROUND([.C208])+128" office:value-type="float" office:value="87">
            <text:p>87</text:p>
          </table:table-cell>
          <table:table-cell table:style-name="ce4" table:formula="of:=DEC2HEX([.D208])" office:value-type="string" office:string-value="57">
            <text:p>57</text:p>
          </table:table-cell>
          <table:table-cell table:style-name="ce4" table:formula="of:=([.B208]*[.B208])" office:value-type="float" office:value="0.025921">
            <text:p>0,0259</text:p>
          </table:table-cell>
          <table:table-cell table:style-name="ce4" table:formula="of:=[.B208]-[.B207]" office:value-type="float" office:value="-0.1348">
            <text:p>-0,134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07">
            <text:p>207</text:p>
          </table:table-cell>
          <table:table-cell table:style-name="ce3" office:value-type="float" office:value="-0.2362">
            <text:p>-0,2362</text:p>
          </table:table-cell>
          <table:table-cell table:style-name="ce4" table:formula="of:=([.B209]-[.$H$2])*256" office:value-type="float" office:value="-60.4672">
            <text:p>-60,4672</text:p>
          </table:table-cell>
          <table:table-cell table:style-name="ce2" table:formula="of:=ROUND([.C209])+128" office:value-type="float" office:value="68">
            <text:p>68</text:p>
          </table:table-cell>
          <table:table-cell table:style-name="ce4" table:formula="of:=DEC2HEX([.D209])" office:value-type="string" office:string-value="44">
            <text:p>44</text:p>
          </table:table-cell>
          <table:table-cell table:style-name="ce4" table:formula="of:=([.B209]*[.B209])" office:value-type="float" office:value="0.05579044">
            <text:p>0,0558</text:p>
          </table:table-cell>
          <table:table-cell table:style-name="ce4" table:formula="of:=[.B209]-[.B208]" office:value-type="float" office:value="-0.0752">
            <text:p>-0,075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08">
            <text:p>208</text:p>
          </table:table-cell>
          <table:table-cell table:style-name="ce3" office:value-type="float" office:value="-0.2202">
            <text:p>-0,2202</text:p>
          </table:table-cell>
          <table:table-cell table:style-name="ce4" table:formula="of:=([.B210]-[.$H$2])*256" office:value-type="float" office:value="-56.3712">
            <text:p>-56,3712</text:p>
          </table:table-cell>
          <table:table-cell table:style-name="ce2" table:formula="of:=ROUND([.C210])+128" office:value-type="float" office:value="72">
            <text:p>72</text:p>
          </table:table-cell>
          <table:table-cell table:style-name="ce4" table:formula="of:=DEC2HEX([.D210])" office:value-type="string" office:string-value="48">
            <text:p>48</text:p>
          </table:table-cell>
          <table:table-cell table:style-name="ce4" table:formula="of:=([.B210]*[.B210])" office:value-type="float" office:value="0.04848804">
            <text:p>0,0485</text:p>
          </table:table-cell>
          <table:table-cell table:style-name="ce4" table:formula="of:=[.B210]-[.B209]" office:value-type="float" office:value="0.016">
            <text:p>0,016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09">
            <text:p>209</text:p>
          </table:table-cell>
          <table:table-cell table:style-name="ce3" office:value-type="float" office:value="-0.1164">
            <text:p>-0,1164</text:p>
          </table:table-cell>
          <table:table-cell table:style-name="ce4" table:formula="of:=([.B211]-[.$H$2])*256" office:value-type="float" office:value="-29.7984">
            <text:p>-29,7984</text:p>
          </table:table-cell>
          <table:table-cell table:style-name="ce2" table:formula="of:=ROUND([.C211])+128" office:value-type="float" office:value="98">
            <text:p>98</text:p>
          </table:table-cell>
          <table:table-cell table:style-name="ce4" table:formula="of:=DEC2HEX([.D211])" office:value-type="string" office:string-value="62">
            <text:p>62</text:p>
          </table:table-cell>
          <table:table-cell table:style-name="ce4" table:formula="of:=([.B211]*[.B211])" office:value-type="float" office:value="0.01354896">
            <text:p>0,0135</text:p>
          </table:table-cell>
          <table:table-cell table:style-name="ce4" table:formula="of:=[.B211]-[.B210]" office:value-type="float" office:value="0.1038">
            <text:p>0,1038</text:p>
          </table:table-cell>
          <table:table-cell table:style-name="ce4" table:formula="of:=([.B212]-[.B211])/([.A212]-[.A211])" office:value-type="float" office:value="0.1415">
            <text:p>0,1415</text:p>
          </table:table-cell>
          <table:table-cell table:style-name="ce4" table:formula="of:=[.B211]-[.H211]*[.A211]" office:value-type="float" office:value="-29.6899">
            <text:p>-29,6899</text:p>
          </table:table-cell>
          <table:table-cell table:style-name="ce4" table:formula="of:=-[.I211]/[.H211]" office:value-type="float" office:value="209.822614840989">
            <text:p>209,8226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10">
            <text:p>210</text:p>
          </table:table-cell>
          <table:table-cell table:style-name="ce3" office:value-type="float" office:value="0.0251">
            <text:p>0,0251</text:p>
          </table:table-cell>
          <table:table-cell table:style-name="ce4" table:formula="of:=([.B212]-[.$H$2])*256" office:value-type="float" office:value="6.4256">
            <text:p>6,4256</text:p>
          </table:table-cell>
          <table:table-cell table:style-name="ce2" table:formula="of:=ROUND([.C212])+128" office:value-type="float" office:value="134">
            <text:p>134</text:p>
          </table:table-cell>
          <table:table-cell table:style-name="ce4" table:formula="of:=DEC2HEX([.D212])" office:value-type="string" office:string-value="86">
            <text:p>86</text:p>
          </table:table-cell>
          <table:table-cell table:style-name="ce4" table:formula="of:=([.B212]*[.B212])" office:value-type="float" office:value="0.00063001">
            <text:p>0,0006</text:p>
          </table:table-cell>
          <table:table-cell table:style-name="ce4" table:formula="of:=[.B212]-[.B211]" office:value-type="float" office:value="0.1415">
            <text:p>0,141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11">
            <text:p>211</text:p>
          </table:table-cell>
          <table:table-cell table:style-name="ce3" office:value-type="float" office:value="0.1559">
            <text:p>0,1559</text:p>
          </table:table-cell>
          <table:table-cell table:style-name="ce4" table:formula="of:=([.B213]-[.$H$2])*256" office:value-type="float" office:value="39.9104">
            <text:p>39,9104</text:p>
          </table:table-cell>
          <table:table-cell table:style-name="ce2" table:formula="of:=ROUND([.C213])+128" office:value-type="float" office:value="168">
            <text:p>168</text:p>
          </table:table-cell>
          <table:table-cell table:style-name="ce4" table:formula="of:=DEC2HEX([.D213])" office:value-type="string" office:string-value="A8">
            <text:p>A8</text:p>
          </table:table-cell>
          <table:table-cell table:style-name="ce4" table:formula="of:=([.B213]*[.B213])" office:value-type="float" office:value="0.02430481">
            <text:p>0,0243</text:p>
          </table:table-cell>
          <table:table-cell table:style-name="ce4" table:formula="of:=[.B213]-[.B212]" office:value-type="float" office:value="0.1308">
            <text:p>0,13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12">
            <text:p>212</text:p>
          </table:table-cell>
          <table:table-cell table:style-name="ce3" office:value-type="float" office:value="0.2239">
            <text:p>0,2239</text:p>
          </table:table-cell>
          <table:table-cell table:style-name="ce4" table:formula="of:=([.B214]-[.$H$2])*256" office:value-type="float" office:value="57.3184">
            <text:p>57,3184</text:p>
          </table:table-cell>
          <table:table-cell table:style-name="ce2" table:formula="of:=ROUND([.C214])+128" office:value-type="float" office:value="185">
            <text:p>185</text:p>
          </table:table-cell>
          <table:table-cell table:style-name="ce4" table:formula="of:=DEC2HEX([.D214])" office:value-type="string" office:string-value="B9">
            <text:p>B9</text:p>
          </table:table-cell>
          <table:table-cell table:style-name="ce4" table:formula="of:=([.B214]*[.B214])" office:value-type="float" office:value="0.05013121">
            <text:p>0,0501</text:p>
          </table:table-cell>
          <table:table-cell table:style-name="ce4" table:formula="of:=[.B214]-[.B213]" office:value-type="float" office:value="0.068">
            <text:p>0,068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13">
            <text:p>213</text:p>
          </table:table-cell>
          <table:table-cell table:style-name="ce3" office:value-type="float" office:value="0.1887">
            <text:p>0,1887</text:p>
          </table:table-cell>
          <table:table-cell table:style-name="ce4" table:formula="of:=([.B215]-[.$H$2])*256" office:value-type="float" office:value="48.3072">
            <text:p>48,3072</text:p>
          </table:table-cell>
          <table:table-cell table:style-name="ce2" table:formula="of:=ROUND([.C215])+128" office:value-type="float" office:value="176">
            <text:p>176</text:p>
          </table:table-cell>
          <table:table-cell table:style-name="ce4" table:formula="of:=DEC2HEX([.D215])" office:value-type="string" office:string-value="B0">
            <text:p>B0</text:p>
          </table:table-cell>
          <table:table-cell table:style-name="ce4" table:formula="of:=([.B215]*[.B215])" office:value-type="float" office:value="0.03560769">
            <text:p>0,0356</text:p>
          </table:table-cell>
          <table:table-cell table:style-name="ce4" table:formula="of:=[.B215]-[.B214]" office:value-type="float" office:value="-0.0352">
            <text:p>-0,035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14">
            <text:p>214</text:p>
          </table:table-cell>
          <table:table-cell table:style-name="ce3" office:value-type="float" office:value="0.0855">
            <text:p>0,0855</text:p>
          </table:table-cell>
          <table:table-cell table:style-name="ce4" table:formula="of:=([.B216]-[.$H$2])*256" office:value-type="float" office:value="21.888">
            <text:p>21,8880</text:p>
          </table:table-cell>
          <table:table-cell table:style-name="ce2" table:formula="of:=ROUND([.C216])+128" office:value-type="float" office:value="150">
            <text:p>150</text:p>
          </table:table-cell>
          <table:table-cell table:style-name="ce4" table:formula="of:=DEC2HEX([.D216])" office:value-type="string" office:string-value="96">
            <text:p>96</text:p>
          </table:table-cell>
          <table:table-cell table:style-name="ce4" table:formula="of:=([.B216]*[.B216])" office:value-type="float" office:value="0.00731025">
            <text:p>0,0073</text:p>
          </table:table-cell>
          <table:table-cell table:style-name="ce4" table:formula="of:=[.B216]-[.B215]" office:value-type="float" office:value="-0.1032">
            <text:p>-0,1032</text:p>
          </table:table-cell>
          <table:table-cell table:style-name="ce4" table:formula="of:=([.B217]-[.B216])/([.A217]-[.A216])" office:value-type="float" office:value="-0.1224">
            <text:p>-0,1224</text:p>
          </table:table-cell>
          <table:table-cell table:style-name="ce4" table:formula="of:=[.B216]-[.H216]*[.A216]" office:value-type="float" office:value="26.2791">
            <text:p>26,2791</text:p>
          </table:table-cell>
          <table:table-cell table:style-name="ce4" table:formula="of:=-[.I216]/[.H216]" office:value-type="float" office:value="214.698529411765">
            <text:p>214,6985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15">
            <text:p>215</text:p>
          </table:table-cell>
          <table:table-cell table:style-name="ce3" office:value-type="float" office:value="-0.0369">
            <text:p>-0,0369</text:p>
          </table:table-cell>
          <table:table-cell table:style-name="ce4" table:formula="of:=([.B217]-[.$H$2])*256" office:value-type="float" office:value="-9.4464">
            <text:p>-9,4464</text:p>
          </table:table-cell>
          <table:table-cell table:style-name="ce2" table:formula="of:=ROUND([.C217])+128" office:value-type="float" office:value="119">
            <text:p>119</text:p>
          </table:table-cell>
          <table:table-cell table:style-name="ce4" table:formula="of:=DEC2HEX([.D217])" office:value-type="string" office:string-value="77">
            <text:p>77</text:p>
          </table:table-cell>
          <table:table-cell table:style-name="ce4" table:formula="of:=([.B217]*[.B217])" office:value-type="float" office:value="0.00136161">
            <text:p>0,0014</text:p>
          </table:table-cell>
          <table:table-cell table:style-name="ce4" table:formula="of:=[.B217]-[.B216]" office:value-type="float" office:value="-0.1224">
            <text:p>-0,122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16">
            <text:p>216</text:p>
          </table:table-cell>
          <table:table-cell table:style-name="ce3" office:value-type="float" office:value="-0.1417">
            <text:p>-0,1417</text:p>
          </table:table-cell>
          <table:table-cell table:style-name="ce4" table:formula="of:=([.B218]-[.$H$2])*256" office:value-type="float" office:value="-36.2752">
            <text:p>-36,2752</text:p>
          </table:table-cell>
          <table:table-cell table:style-name="ce2" table:formula="of:=ROUND([.C218])+128" office:value-type="float" office:value="92">
            <text:p>92</text:p>
          </table:table-cell>
          <table:table-cell table:style-name="ce4" table:formula="of:=DEC2HEX([.D218])" office:value-type="string" office:string-value="5C">
            <text:p>5C</text:p>
          </table:table-cell>
          <table:table-cell table:style-name="ce4" table:formula="of:=([.B218]*[.B218])" office:value-type="float" office:value="0.02007889">
            <text:p>0,0201</text:p>
          </table:table-cell>
          <table:table-cell table:style-name="ce4" table:formula="of:=[.B218]-[.B217]" office:value-type="float" office:value="-0.1048">
            <text:p>-0,104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17">
            <text:p>217</text:p>
          </table:table-cell>
          <table:table-cell table:style-name="ce3" office:value-type="float" office:value="-0.1717">
            <text:p>-0,1717</text:p>
          </table:table-cell>
          <table:table-cell table:style-name="ce4" table:formula="of:=([.B219]-[.$H$2])*256" office:value-type="float" office:value="-43.9552">
            <text:p>-43,9552</text:p>
          </table:table-cell>
          <table:table-cell table:style-name="ce2" table:formula="of:=ROUND([.C219])+128" office:value-type="float" office:value="84">
            <text:p>84</text:p>
          </table:table-cell>
          <table:table-cell table:style-name="ce4" table:formula="of:=DEC2HEX([.D219])" office:value-type="string" office:string-value="54">
            <text:p>54</text:p>
          </table:table-cell>
          <table:table-cell table:style-name="ce4" table:formula="of:=([.B219]*[.B219])" office:value-type="float" office:value="0.02948089">
            <text:p>0,0295</text:p>
          </table:table-cell>
          <table:table-cell table:style-name="ce4" table:formula="of:=[.B219]-[.B218]" office:value-type="float" office:value="-0.03">
            <text:p>-0,03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18">
            <text:p>218</text:p>
          </table:table-cell>
          <table:table-cell table:style-name="ce3" office:value-type="float" office:value="-0.1099">
            <text:p>-0,1099</text:p>
          </table:table-cell>
          <table:table-cell table:style-name="ce4" table:formula="of:=([.B220]-[.$H$2])*256" office:value-type="float" office:value="-28.1344">
            <text:p>-28,1344</text:p>
          </table:table-cell>
          <table:table-cell table:style-name="ce2" table:formula="of:=ROUND([.C220])+128" office:value-type="float" office:value="100">
            <text:p>100</text:p>
          </table:table-cell>
          <table:table-cell table:style-name="ce4" table:formula="of:=DEC2HEX([.D220])" office:value-type="string" office:string-value="64">
            <text:p>64</text:p>
          </table:table-cell>
          <table:table-cell table:style-name="ce4" table:formula="of:=([.B220]*[.B220])" office:value-type="float" office:value="0.01207801">
            <text:p>0,0121</text:p>
          </table:table-cell>
          <table:table-cell table:style-name="ce4" table:formula="of:=[.B220]-[.B219]" office:value-type="float" office:value="0.0618">
            <text:p>0,061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19">
            <text:p>219</text:p>
          </table:table-cell>
          <table:table-cell table:style-name="ce3" office:value-type="float" office:value="-0.0006">
            <text:p>-0,0006</text:p>
          </table:table-cell>
          <table:table-cell table:style-name="ce4" table:formula="of:=([.B221]-[.$H$2])*256" office:value-type="float" office:value="-0.1536">
            <text:p>-0,1536</text:p>
          </table:table-cell>
          <table:table-cell table:style-name="ce2" table:formula="of:=ROUND([.C221])+128" office:value-type="float" office:value="128">
            <text:p>128</text:p>
          </table:table-cell>
          <table:table-cell table:style-name="ce4" table:formula="of:=DEC2HEX([.D221])" office:value-type="string" office:string-value="80">
            <text:p>80</text:p>
          </table:table-cell>
          <table:table-cell table:style-name="ce4" table:formula="of:=([.B221]*[.B221])" office:value-type="float" office:value="0.00000036">
            <text:p>0,0000</text:p>
          </table:table-cell>
          <table:table-cell table:style-name="ce4" table:formula="of:=[.B221]-[.B220]" office:value-type="float" office:value="0.1093">
            <text:p>0,1093</text:p>
          </table:table-cell>
          <table:table-cell table:style-name="ce4" table:formula="of:=([.B222]-[.B221])/([.A222]-[.A221])" office:value-type="float" office:value="0.1307">
            <text:p>0,1307</text:p>
          </table:table-cell>
          <table:table-cell table:style-name="ce4" table:formula="of:=[.B221]-[.H221]*[.A221]" office:value-type="float" office:value="-28.6239">
            <text:p>-28,6239</text:p>
          </table:table-cell>
          <table:table-cell table:style-name="ce4" table:formula="of:=-[.I221]/[.H221]" office:value-type="float" office:value="219.004590665646">
            <text:p>219,0046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20">
            <text:p>220</text:p>
          </table:table-cell>
          <table:table-cell table:style-name="ce3" office:value-type="float" office:value="0.1301">
            <text:p>0,1301</text:p>
          </table:table-cell>
          <table:table-cell table:style-name="ce4" table:formula="of:=([.B222]-[.$H$2])*256" office:value-type="float" office:value="33.3056">
            <text:p>33,3056</text:p>
          </table:table-cell>
          <table:table-cell table:style-name="ce2" table:formula="of:=ROUND([.C222])+128" office:value-type="float" office:value="161">
            <text:p>161</text:p>
          </table:table-cell>
          <table:table-cell table:style-name="ce4" table:formula="of:=DEC2HEX([.D222])" office:value-type="string" office:string-value="A1">
            <text:p>A1</text:p>
          </table:table-cell>
          <table:table-cell table:style-name="ce4" table:formula="of:=([.B222]*[.B222])" office:value-type="float" office:value="0.01692601">
            <text:p>0,0169</text:p>
          </table:table-cell>
          <table:table-cell table:style-name="ce4" table:formula="of:=[.B222]-[.B221]" office:value-type="float" office:value="0.1307">
            <text:p>0,130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21">
            <text:p>221</text:p>
          </table:table-cell>
          <table:table-cell table:style-name="ce3" office:value-type="float" office:value="0.2072">
            <text:p>0,2072</text:p>
          </table:table-cell>
          <table:table-cell table:style-name="ce4" table:formula="of:=([.B223]-[.$H$2])*256" office:value-type="float" office:value="53.0432">
            <text:p>53,0432</text:p>
          </table:table-cell>
          <table:table-cell table:style-name="ce2" table:formula="of:=ROUND([.C223])+128" office:value-type="float" office:value="181">
            <text:p>181</text:p>
          </table:table-cell>
          <table:table-cell table:style-name="ce4" table:formula="of:=DEC2HEX([.D223])" office:value-type="string" office:string-value="B5">
            <text:p>B5</text:p>
          </table:table-cell>
          <table:table-cell table:style-name="ce4" table:formula="of:=([.B223]*[.B223])" office:value-type="float" office:value="0.04293184">
            <text:p>0,0429</text:p>
          </table:table-cell>
          <table:table-cell table:style-name="ce4" table:formula="of:=[.B223]-[.B222]" office:value-type="float" office:value="0.0771">
            <text:p>0,077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22">
            <text:p>222</text:p>
          </table:table-cell>
          <table:table-cell table:style-name="ce3" office:value-type="float" office:value="0.2285">
            <text:p>0,2285</text:p>
          </table:table-cell>
          <table:table-cell table:style-name="ce4" table:formula="of:=([.B224]-[.$H$2])*256" office:value-type="float" office:value="58.496">
            <text:p>58,4960</text:p>
          </table:table-cell>
          <table:table-cell table:style-name="ce2" table:formula="of:=ROUND([.C224])+128" office:value-type="float" office:value="186">
            <text:p>186</text:p>
          </table:table-cell>
          <table:table-cell table:style-name="ce4" table:formula="of:=DEC2HEX([.D224])" office:value-type="string" office:string-value="BA">
            <text:p>BA</text:p>
          </table:table-cell>
          <table:table-cell table:style-name="ce4" table:formula="of:=([.B224]*[.B224])" office:value-type="float" office:value="0.05221225">
            <text:p>0,0522</text:p>
          </table:table-cell>
          <table:table-cell table:style-name="ce4" table:formula="of:=[.B224]-[.B223]" office:value-type="float" office:value="0.0213">
            <text:p>0,021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23">
            <text:p>223</text:p>
          </table:table-cell>
          <table:table-cell table:style-name="ce3" office:value-type="float" office:value="0.1508">
            <text:p>0,1508</text:p>
          </table:table-cell>
          <table:table-cell table:style-name="ce4" table:formula="of:=([.B225]-[.$H$2])*256" office:value-type="float" office:value="38.6048">
            <text:p>38,6048</text:p>
          </table:table-cell>
          <table:table-cell table:style-name="ce2" table:formula="of:=ROUND([.C225])+128" office:value-type="float" office:value="167">
            <text:p>167</text:p>
          </table:table-cell>
          <table:table-cell table:style-name="ce4" table:formula="of:=DEC2HEX([.D225])" office:value-type="string" office:string-value="A7">
            <text:p>A7</text:p>
          </table:table-cell>
          <table:table-cell table:style-name="ce4" table:formula="of:=([.B225]*[.B225])" office:value-type="float" office:value="0.02274064">
            <text:p>0,0227</text:p>
          </table:table-cell>
          <table:table-cell table:style-name="ce4" table:formula="of:=[.B225]-[.B224]" office:value-type="float" office:value="-0.0777">
            <text:p>-0,077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24">
            <text:p>224</text:p>
          </table:table-cell>
          <table:table-cell table:style-name="ce3" office:value-type="float" office:value="0.0235">
            <text:p>0,0235</text:p>
          </table:table-cell>
          <table:table-cell table:style-name="ce4" table:formula="of:=([.B226]-[.$H$2])*256" office:value-type="float" office:value="6.016">
            <text:p>6,0160</text:p>
          </table:table-cell>
          <table:table-cell table:style-name="ce2" table:formula="of:=ROUND([.C226])+128" office:value-type="float" office:value="134">
            <text:p>134</text:p>
          </table:table-cell>
          <table:table-cell table:style-name="ce4" table:formula="of:=DEC2HEX([.D226])" office:value-type="string" office:string-value="86">
            <text:p>86</text:p>
          </table:table-cell>
          <table:table-cell table:style-name="ce4" table:formula="of:=([.B226]*[.B226])" office:value-type="float" office:value="0.00055225">
            <text:p>0,0006</text:p>
          </table:table-cell>
          <table:table-cell table:style-name="ce4" table:formula="of:=[.B226]-[.B225]" office:value-type="float" office:value="-0.1273">
            <text:p>-0,1273</text:p>
          </table:table-cell>
          <table:table-cell table:style-name="ce4" table:formula="of:=([.B227]-[.B226])/([.A227]-[.A226])" office:value-type="float" office:value="-0.1254">
            <text:p>-0,1254</text:p>
          </table:table-cell>
          <table:table-cell table:style-name="ce4" table:formula="of:=[.B226]-[.H226]*[.A226]" office:value-type="float" office:value="28.1131">
            <text:p>28,1131</text:p>
          </table:table-cell>
          <table:table-cell table:style-name="ce4" table:formula="of:=-[.I226]/[.H226]" office:value-type="float" office:value="224.187400318979">
            <text:p>224,1874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25">
            <text:p>225</text:p>
          </table:table-cell>
          <table:table-cell table:style-name="ce3" office:value-type="float" office:value="-0.1019">
            <text:p>-0,1019</text:p>
          </table:table-cell>
          <table:table-cell table:style-name="ce4" table:formula="of:=([.B227]-[.$H$2])*256" office:value-type="float" office:value="-26.0864">
            <text:p>-26,0864</text:p>
          </table:table-cell>
          <table:table-cell table:style-name="ce2" table:formula="of:=ROUND([.C227])+128" office:value-type="float" office:value="102">
            <text:p>102</text:p>
          </table:table-cell>
          <table:table-cell table:style-name="ce4" table:formula="of:=DEC2HEX([.D227])" office:value-type="string" office:string-value="66">
            <text:p>66</text:p>
          </table:table-cell>
          <table:table-cell table:style-name="ce4" table:formula="of:=([.B227]*[.B227])" office:value-type="float" office:value="0.01038361">
            <text:p>0,0104</text:p>
          </table:table-cell>
          <table:table-cell table:style-name="ce4" table:formula="of:=[.B227]-[.B226]" office:value-type="float" office:value="-0.1254">
            <text:p>-0,125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26">
            <text:p>226</text:p>
          </table:table-cell>
          <table:table-cell table:style-name="ce3" office:value-type="float" office:value="-0.1727">
            <text:p>-0,1727</text:p>
          </table:table-cell>
          <table:table-cell table:style-name="ce4" table:formula="of:=([.B228]-[.$H$2])*256" office:value-type="float" office:value="-44.2112">
            <text:p>-44,2112</text:p>
          </table:table-cell>
          <table:table-cell table:style-name="ce2" table:formula="of:=ROUND([.C228])+128" office:value-type="float" office:value="84">
            <text:p>84</text:p>
          </table:table-cell>
          <table:table-cell table:style-name="ce4" table:formula="of:=DEC2HEX([.D228])" office:value-type="string" office:string-value="54">
            <text:p>54</text:p>
          </table:table-cell>
          <table:table-cell table:style-name="ce4" table:formula="of:=([.B228]*[.B228])" office:value-type="float" office:value="0.02982529">
            <text:p>0,0298</text:p>
          </table:table-cell>
          <table:table-cell table:style-name="ce4" table:formula="of:=[.B228]-[.B227]" office:value-type="float" office:value="-0.0708">
            <text:p>-0,07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27">
            <text:p>227</text:p>
          </table:table-cell>
          <table:table-cell table:style-name="ce3" office:value-type="float" office:value="-0.1645">
            <text:p>-0,1645</text:p>
          </table:table-cell>
          <table:table-cell table:style-name="ce4" table:formula="of:=([.B229]-[.$H$2])*256" office:value-type="float" office:value="-42.112">
            <text:p>-42,1120</text:p>
          </table:table-cell>
          <table:table-cell table:style-name="ce2" table:formula="of:=ROUND([.C229])+128" office:value-type="float" office:value="86">
            <text:p>86</text:p>
          </table:table-cell>
          <table:table-cell table:style-name="ce4" table:formula="of:=DEC2HEX([.D229])" office:value-type="string" office:string-value="56">
            <text:p>56</text:p>
          </table:table-cell>
          <table:table-cell table:style-name="ce4" table:formula="of:=([.B229]*[.B229])" office:value-type="float" office:value="0.02706025">
            <text:p>0,0271</text:p>
          </table:table-cell>
          <table:table-cell table:style-name="ce4" table:formula="of:=[.B229]-[.B228]" office:value-type="float" office:value="0.00820000000000001">
            <text:p>0,008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28">
            <text:p>228</text:p>
          </table:table-cell>
          <table:table-cell table:style-name="ce3" office:value-type="float" office:value="-0.0615">
            <text:p>-0,0615</text:p>
          </table:table-cell>
          <table:table-cell table:style-name="ce4" table:formula="of:=([.B230]-[.$H$2])*256" office:value-type="float" office:value="-15.744">
            <text:p>-15,7440</text:p>
          </table:table-cell>
          <table:table-cell table:style-name="ce2" table:formula="of:=ROUND([.C230])+128" office:value-type="float" office:value="112">
            <text:p>112</text:p>
          </table:table-cell>
          <table:table-cell table:style-name="ce4" table:formula="of:=DEC2HEX([.D230])" office:value-type="string" office:string-value="70">
            <text:p>70</text:p>
          </table:table-cell>
          <table:table-cell table:style-name="ce4" table:formula="of:=([.B230]*[.B230])" office:value-type="float" office:value="0.00378225">
            <text:p>0,0038</text:p>
          </table:table-cell>
          <table:table-cell table:style-name="ce4" table:formula="of:=[.B230]-[.B229]" office:value-type="float" office:value="0.103">
            <text:p>0,1030</text:p>
          </table:table-cell>
          <table:table-cell table:style-name="ce4" table:formula="of:=([.B231]-[.B230])/([.A231]-[.A230])" office:value-type="float" office:value="0.1321">
            <text:p>0,1321</text:p>
          </table:table-cell>
          <table:table-cell table:style-name="ce4" table:formula="of:=[.B230]-[.H230]*[.A230]" office:value-type="float" office:value="-30.1803">
            <text:p>-30,1803</text:p>
          </table:table-cell>
          <table:table-cell table:style-name="ce4" table:formula="of:=-[.I230]/[.H230]" office:value-type="float" office:value="228.465556396669">
            <text:p>228,4656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29">
            <text:p>229</text:p>
          </table:table-cell>
          <table:table-cell table:style-name="ce3" office:value-type="float" office:value="0.0706">
            <text:p>0,0706</text:p>
          </table:table-cell>
          <table:table-cell table:style-name="ce4" table:formula="of:=([.B231]-[.$H$2])*256" office:value-type="float" office:value="18.0736">
            <text:p>18,0736</text:p>
          </table:table-cell>
          <table:table-cell table:style-name="ce2" table:formula="of:=ROUND([.C231])+128" office:value-type="float" office:value="146">
            <text:p>146</text:p>
          </table:table-cell>
          <table:table-cell table:style-name="ce4" table:formula="of:=DEC2HEX([.D231])" office:value-type="string" office:string-value="92">
            <text:p>92</text:p>
          </table:table-cell>
          <table:table-cell table:style-name="ce4" table:formula="of:=([.B231]*[.B231])" office:value-type="float" office:value="0.00498436">
            <text:p>0,0050</text:p>
          </table:table-cell>
          <table:table-cell table:style-name="ce4" table:formula="of:=[.B231]-[.B230]" office:value-type="float" office:value="0.1321">
            <text:p>0,132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30">
            <text:p>230</text:p>
          </table:table-cell>
          <table:table-cell table:style-name="ce3" office:value-type="float" office:value="0.1922">
            <text:p>0,1922</text:p>
          </table:table-cell>
          <table:table-cell table:style-name="ce4" table:formula="of:=([.B232]-[.$H$2])*256" office:value-type="float" office:value="49.2032">
            <text:p>49,2032</text:p>
          </table:table-cell>
          <table:table-cell table:style-name="ce2" table:formula="of:=ROUND([.C232])+128" office:value-type="float" office:value="177">
            <text:p>177</text:p>
          </table:table-cell>
          <table:table-cell table:style-name="ce4" table:formula="of:=DEC2HEX([.D232])" office:value-type="string" office:string-value="B1">
            <text:p>B1</text:p>
          </table:table-cell>
          <table:table-cell table:style-name="ce4" table:formula="of:=([.B232]*[.B232])" office:value-type="float" office:value="0.03694084">
            <text:p>0,0369</text:p>
          </table:table-cell>
          <table:table-cell table:style-name="ce4" table:formula="of:=[.B232]-[.B231]" office:value-type="float" office:value="0.1216">
            <text:p>0,121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31">
            <text:p>231</text:p>
          </table:table-cell>
          <table:table-cell table:style-name="ce3" office:value-type="float" office:value="0.2578">
            <text:p>0,2578</text:p>
          </table:table-cell>
          <table:table-cell table:style-name="ce4" table:formula="of:=([.B233]-[.$H$2])*256" office:value-type="float" office:value="65.9968">
            <text:p>65,9968</text:p>
          </table:table-cell>
          <table:table-cell table:style-name="ce2" table:formula="of:=ROUND([.C233])+128" office:value-type="float" office:value="194">
            <text:p>194</text:p>
          </table:table-cell>
          <table:table-cell table:style-name="ce4" table:formula="of:=DEC2HEX([.D233])" office:value-type="string" office:string-value="C2">
            <text:p>C2</text:p>
          </table:table-cell>
          <table:table-cell table:style-name="ce4" table:formula="of:=([.B233]*[.B233])" office:value-type="float" office:value="0.06646084">
            <text:p>0,0665</text:p>
          </table:table-cell>
          <table:table-cell table:style-name="ce4" table:formula="of:=[.B233]-[.B232]" office:value-type="float" office:value="0.0656">
            <text:p>0,065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32">
            <text:p>232</text:p>
          </table:table-cell>
          <table:table-cell table:style-name="ce3" office:value-type="float" office:value="0.2122">
            <text:p>0,2122</text:p>
          </table:table-cell>
          <table:table-cell table:style-name="ce4" table:formula="of:=([.B234]-[.$H$2])*256" office:value-type="float" office:value="54.3232">
            <text:p>54,3232</text:p>
          </table:table-cell>
          <table:table-cell table:style-name="ce2" table:formula="of:=ROUND([.C234])+128" office:value-type="float" office:value="182">
            <text:p>182</text:p>
          </table:table-cell>
          <table:table-cell table:style-name="ce4" table:formula="of:=DEC2HEX([.D234])" office:value-type="string" office:string-value="B6">
            <text:p>B6</text:p>
          </table:table-cell>
          <table:table-cell table:style-name="ce4" table:formula="of:=([.B234]*[.B234])" office:value-type="float" office:value="0.04502884">
            <text:p>0,0450</text:p>
          </table:table-cell>
          <table:table-cell table:style-name="ce4" table:formula="of:=[.B234]-[.B233]" office:value-type="float" office:value="-0.0456">
            <text:p>-0,045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33">
            <text:p>233</text:p>
          </table:table-cell>
          <table:table-cell table:style-name="ce3" office:value-type="float" office:value="0.0815">
            <text:p>0,0815</text:p>
          </table:table-cell>
          <table:table-cell table:style-name="ce4" table:formula="of:=([.B235]-[.$H$2])*256" office:value-type="float" office:value="20.864">
            <text:p>20,8640</text:p>
          </table:table-cell>
          <table:table-cell table:style-name="ce2" table:formula="of:=ROUND([.C235])+128" office:value-type="float" office:value="149">
            <text:p>149</text:p>
          </table:table-cell>
          <table:table-cell table:style-name="ce4" table:formula="of:=DEC2HEX([.D235])" office:value-type="string" office:string-value="95">
            <text:p>95</text:p>
          </table:table-cell>
          <table:table-cell table:style-name="ce4" table:formula="of:=([.B235]*[.B235])" office:value-type="float" office:value="0.00664225">
            <text:p>0,0066</text:p>
          </table:table-cell>
          <table:table-cell table:style-name="ce4" table:formula="of:=[.B235]-[.B234]" office:value-type="float" office:value="-0.1307">
            <text:p>-0,1307</text:p>
          </table:table-cell>
          <table:table-cell table:style-name="ce4" table:formula="of:=([.B236]-[.B235])/([.A236]-[.A235])" office:value-type="float" office:value="-0.1931">
            <text:p>-0,1931</text:p>
          </table:table-cell>
          <table:table-cell table:style-name="ce4" table:formula="of:=[.B235]-[.H235]*[.A235]" office:value-type="float" office:value="45.0738">
            <text:p>45,0738</text:p>
          </table:table-cell>
          <table:table-cell table:style-name="ce4" table:formula="of:=-[.I235]/[.H235]" office:value-type="float" office:value="233.422061108234">
            <text:p>233,4221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34">
            <text:p>234</text:p>
          </table:table-cell>
          <table:table-cell table:style-name="ce3" office:value-type="float" office:value="-0.1116">
            <text:p>-0,1116</text:p>
          </table:table-cell>
          <table:table-cell table:style-name="ce4" table:formula="of:=([.B236]-[.$H$2])*256" office:value-type="float" office:value="-28.5696">
            <text:p>-28,5696</text:p>
          </table:table-cell>
          <table:table-cell table:style-name="ce2" table:formula="of:=ROUND([.C236])+128" office:value-type="float" office:value="99">
            <text:p>99</text:p>
          </table:table-cell>
          <table:table-cell table:style-name="ce4" table:formula="of:=DEC2HEX([.D236])" office:value-type="string" office:string-value="63">
            <text:p>63</text:p>
          </table:table-cell>
          <table:table-cell table:style-name="ce4" table:formula="of:=([.B236]*[.B236])" office:value-type="float" office:value="0.01245456">
            <text:p>0,0125</text:p>
          </table:table-cell>
          <table:table-cell table:style-name="ce4" table:formula="of:=[.B236]-[.B235]" office:value-type="float" office:value="-0.1931">
            <text:p>-0,193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35">
            <text:p>235</text:p>
          </table:table-cell>
          <table:table-cell table:style-name="ce3" office:value-type="float" office:value="-0.309">
            <text:p>-0,3090</text:p>
          </table:table-cell>
          <table:table-cell table:style-name="ce4" table:formula="of:=([.B237]-[.$H$2])*256" office:value-type="float" office:value="-79.104">
            <text:p>-79,1040</text:p>
          </table:table-cell>
          <table:table-cell table:style-name="ce2" table:formula="of:=ROUND([.C237])+128" office:value-type="float" office:value="49">
            <text:p>49</text:p>
          </table:table-cell>
          <table:table-cell table:style-name="ce4" table:formula="of:=DEC2HEX([.D237])" office:value-type="string" office:string-value="31">
            <text:p>31</text:p>
          </table:table-cell>
          <table:table-cell table:style-name="ce4" table:formula="of:=([.B237]*[.B237])" office:value-type="float" office:value="0.095481">
            <text:p>0,0955</text:p>
          </table:table-cell>
          <table:table-cell table:style-name="ce4" table:formula="of:=[.B237]-[.B236]" office:value-type="float" office:value="-0.1974">
            <text:p>-0,197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36">
            <text:p>236</text:p>
          </table:table-cell>
          <table:table-cell table:style-name="ce3" office:value-type="float" office:value="-0.461">
            <text:p>-0,4610</text:p>
          </table:table-cell>
          <table:table-cell table:style-name="ce4" table:formula="of:=([.B238]-[.$H$2])*256" office:value-type="float" office:value="-118.016">
            <text:p>-118,0160</text:p>
          </table:table-cell>
          <table:table-cell table:style-name="ce2" table:formula="of:=ROUND([.C238])+128" office:value-type="float" office:value="10">
            <text:p>10</text:p>
          </table:table-cell>
          <table:table-cell table:style-name="ce4" table:formula="of:=DEC2HEX([.D238])" office:value-type="string" office:string-value="A">
            <text:p>A</text:p>
          </table:table-cell>
          <table:table-cell table:style-name="ce4" table:formula="of:=([.B238]*[.B238])" office:value-type="float" office:value="0.212521">
            <text:p>0,2125</text:p>
          </table:table-cell>
          <table:table-cell table:style-name="ce4" table:formula="of:=[.B238]-[.B237]" office:value-type="float" office:value="-0.152">
            <text:p>-0,152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37">
            <text:p>237</text:p>
          </table:table-cell>
          <table:table-cell table:style-name="ce3" office:value-type="float" office:value="-0.5">
            <text:p>-0,5000</text:p>
          </table:table-cell>
          <table:table-cell table:style-name="ce4" table:formula="of:=([.B239]-[.$H$2])*256" office:value-type="float" office:value="-128">
            <text:p>-128,0000</text:p>
          </table:table-cell>
          <table:table-cell table:style-name="ce2" table:formula="of:=ROUND([.C239])+128" office:value-type="float" office:value="0">
            <text:p>0</text:p>
          </table:table-cell>
          <table:table-cell table:style-name="ce4" table:formula="of:=DEC2HEX([.D239])" office:value-type="string" office:string-value="0">
            <text:p>0</text:p>
          </table:table-cell>
          <table:table-cell table:style-name="ce4" table:formula="of:=([.B239]*[.B239])" office:value-type="float" office:value="0.25">
            <text:p>0,2500</text:p>
          </table:table-cell>
          <table:table-cell table:style-name="ce4" table:formula="of:=[.B239]-[.B238]" office:value-type="float" office:value="-0.039">
            <text:p>-0,039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38">
            <text:p>238</text:p>
          </table:table-cell>
          <table:table-cell table:style-name="ce3" office:value-type="float" office:value="-0.46">
            <text:p>-0,4600</text:p>
          </table:table-cell>
          <table:table-cell table:style-name="ce4" table:formula="of:=([.B240]-[.$H$2])*256" office:value-type="float" office:value="-117.76">
            <text:p>-117,7600</text:p>
          </table:table-cell>
          <table:table-cell table:style-name="ce2" table:formula="of:=ROUND([.C240])+128" office:value-type="float" office:value="10">
            <text:p>10</text:p>
          </table:table-cell>
          <table:table-cell table:style-name="ce4" table:formula="of:=DEC2HEX([.D240])" office:value-type="string" office:string-value="A">
            <text:p>A</text:p>
          </table:table-cell>
          <table:table-cell table:style-name="ce4" table:formula="of:=([.B240]*[.B240])" office:value-type="float" office:value="0.2116">
            <text:p>0,2116</text:p>
          </table:table-cell>
          <table:table-cell table:style-name="ce4" table:formula="of:=[.B240]-[.B239]" office:value-type="float" office:value="0.04">
            <text:p>0,04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39">
            <text:p>239</text:p>
          </table:table-cell>
          <table:table-cell table:style-name="ce3" office:value-type="float" office:value="-0.3383">
            <text:p>-0,3383</text:p>
          </table:table-cell>
          <table:table-cell table:style-name="ce4" table:formula="of:=([.B241]-[.$H$2])*256" office:value-type="float" office:value="-86.6048">
            <text:p>-86,6048</text:p>
          </table:table-cell>
          <table:table-cell table:style-name="ce2" table:formula="of:=ROUND([.C241])+128" office:value-type="float" office:value="41">
            <text:p>41</text:p>
          </table:table-cell>
          <table:table-cell table:style-name="ce4" table:formula="of:=DEC2HEX([.D241])" office:value-type="string" office:string-value="29">
            <text:p>29</text:p>
          </table:table-cell>
          <table:table-cell table:style-name="ce4" table:formula="of:=([.B241]*[.B241])" office:value-type="float" office:value="0.11444689">
            <text:p>0,1144</text:p>
          </table:table-cell>
          <table:table-cell table:style-name="ce4" table:formula="of:=[.B241]-[.B240]" office:value-type="float" office:value="0.1217">
            <text:p>0,121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40">
            <text:p>240</text:p>
          </table:table-cell>
          <table:table-cell table:style-name="ce3" office:value-type="float" office:value="-0.1861">
            <text:p>-0,1861</text:p>
          </table:table-cell>
          <table:table-cell table:style-name="ce4" table:formula="of:=([.B242]-[.$H$2])*256" office:value-type="float" office:value="-47.6416">
            <text:p>-47,6416</text:p>
          </table:table-cell>
          <table:table-cell table:style-name="ce2" table:formula="of:=ROUND([.C242])+128" office:value-type="float" office:value="80">
            <text:p>80</text:p>
          </table:table-cell>
          <table:table-cell table:style-name="ce4" table:formula="of:=DEC2HEX([.D242])" office:value-type="string" office:string-value="50">
            <text:p>50</text:p>
          </table:table-cell>
          <table:table-cell table:style-name="ce4" table:formula="of:=([.B242]*[.B242])" office:value-type="float" office:value="0.03463321">
            <text:p>0,0346</text:p>
          </table:table-cell>
          <table:table-cell table:style-name="ce4" table:formula="of:=[.B242]-[.B241]" office:value-type="float" office:value="0.1522">
            <text:p>0,152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41">
            <text:p>241</text:p>
          </table:table-cell>
          <table:table-cell table:style-name="ce3" office:value-type="float" office:value="-0.0338">
            <text:p>-0,0338</text:p>
          </table:table-cell>
          <table:table-cell table:style-name="ce4" table:formula="of:=([.B243]-[.$H$2])*256" office:value-type="float" office:value="-8.6528">
            <text:p>-8,6528</text:p>
          </table:table-cell>
          <table:table-cell table:style-name="ce2" table:formula="of:=ROUND([.C243])+128" office:value-type="float" office:value="119">
            <text:p>119</text:p>
          </table:table-cell>
          <table:table-cell table:style-name="ce4" table:formula="of:=DEC2HEX([.D243])" office:value-type="string" office:string-value="77">
            <text:p>77</text:p>
          </table:table-cell>
          <table:table-cell table:style-name="ce4" table:formula="of:=([.B243]*[.B243])" office:value-type="float" office:value="0.00114244">
            <text:p>0,0011</text:p>
          </table:table-cell>
          <table:table-cell table:style-name="ce4" table:formula="of:=[.B243]-[.B242]" office:value-type="float" office:value="0.1523">
            <text:p>0,1523</text:p>
          </table:table-cell>
          <table:table-cell table:style-name="ce4" table:formula="of:=([.B244]-[.B243])/([.A244]-[.A243])" office:value-type="float" office:value="0.12">
            <text:p>0,1200</text:p>
          </table:table-cell>
          <table:table-cell table:style-name="ce4" table:formula="of:=[.B243]-[.H243]*[.A243]" office:value-type="float" office:value="-28.9538">
            <text:p>-28,9538</text:p>
          </table:table-cell>
          <table:table-cell table:style-name="ce4" table:formula="of:=-[.I243]/[.H243]" office:value-type="float" office:value="241.281666666667">
            <text:p>241,2817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42">
            <text:p>242</text:p>
          </table:table-cell>
          <table:table-cell table:style-name="ce3" office:value-type="float" office:value="0.0862">
            <text:p>0,0862</text:p>
          </table:table-cell>
          <table:table-cell table:style-name="ce4" table:formula="of:=([.B244]-[.$H$2])*256" office:value-type="float" office:value="22.0672">
            <text:p>22,0672</text:p>
          </table:table-cell>
          <table:table-cell table:style-name="ce2" table:formula="of:=ROUND([.C244])+128" office:value-type="float" office:value="150">
            <text:p>150</text:p>
          </table:table-cell>
          <table:table-cell table:style-name="ce4" table:formula="of:=DEC2HEX([.D244])" office:value-type="string" office:string-value="96">
            <text:p>96</text:p>
          </table:table-cell>
          <table:table-cell table:style-name="ce4" table:formula="of:=([.B244]*[.B244])" office:value-type="float" office:value="0.00743044">
            <text:p>0,0074</text:p>
          </table:table-cell>
          <table:table-cell table:style-name="ce4" table:formula="of:=[.B244]-[.B243]" office:value-type="float" office:value="0.12">
            <text:p>0,12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43">
            <text:p>243</text:p>
          </table:table-cell>
          <table:table-cell table:style-name="ce3" office:value-type="float" office:value="0.1612">
            <text:p>0,1612</text:p>
          </table:table-cell>
          <table:table-cell table:style-name="ce4" table:formula="of:=([.B245]-[.$H$2])*256" office:value-type="float" office:value="41.2672">
            <text:p>41,2672</text:p>
          </table:table-cell>
          <table:table-cell table:style-name="ce2" table:formula="of:=ROUND([.C245])+128" office:value-type="float" office:value="169">
            <text:p>169</text:p>
          </table:table-cell>
          <table:table-cell table:style-name="ce4" table:formula="of:=DEC2HEX([.D245])" office:value-type="string" office:string-value="A9">
            <text:p>A9</text:p>
          </table:table-cell>
          <table:table-cell table:style-name="ce4" table:formula="of:=([.B245]*[.B245])" office:value-type="float" office:value="0.02598544">
            <text:p>0,0260</text:p>
          </table:table-cell>
          <table:table-cell table:style-name="ce4" table:formula="of:=[.B245]-[.B244]" office:value-type="float" office:value="0.075">
            <text:p>0,075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44">
            <text:p>244</text:p>
          </table:table-cell>
          <table:table-cell table:style-name="ce3" office:value-type="float" office:value="0.1827">
            <text:p>0,1827</text:p>
          </table:table-cell>
          <table:table-cell table:style-name="ce4" table:formula="of:=([.B246]-[.$H$2])*256" office:value-type="float" office:value="46.7712">
            <text:p>46,7712</text:p>
          </table:table-cell>
          <table:table-cell table:style-name="ce2" table:formula="of:=ROUND([.C246])+128" office:value-type="float" office:value="175">
            <text:p>175</text:p>
          </table:table-cell>
          <table:table-cell table:style-name="ce4" table:formula="of:=DEC2HEX([.D246])" office:value-type="string" office:string-value="AF">
            <text:p>AF</text:p>
          </table:table-cell>
          <table:table-cell table:style-name="ce4" table:formula="of:=([.B246]*[.B246])" office:value-type="float" office:value="0.03337929">
            <text:p>0,0334</text:p>
          </table:table-cell>
          <table:table-cell table:style-name="ce4" table:formula="of:=[.B246]-[.B245]" office:value-type="float" office:value="0.0215">
            <text:p>0,021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45">
            <text:p>245</text:p>
          </table:table-cell>
          <table:table-cell table:style-name="ce3" office:value-type="float" office:value="0.2041">
            <text:p>0,2041</text:p>
          </table:table-cell>
          <table:table-cell table:style-name="ce4" table:formula="of:=([.B247]-[.$H$2])*256" office:value-type="float" office:value="52.2496">
            <text:p>52,2496</text:p>
          </table:table-cell>
          <table:table-cell table:style-name="ce2" table:formula="of:=ROUND([.C247])+128" office:value-type="float" office:value="180">
            <text:p>180</text:p>
          </table:table-cell>
          <table:table-cell table:style-name="ce4" table:formula="of:=DEC2HEX([.D247])" office:value-type="string" office:string-value="B4">
            <text:p>B4</text:p>
          </table:table-cell>
          <table:table-cell table:style-name="ce4" table:formula="of:=([.B247]*[.B247])" office:value-type="float" office:value="0.04165681">
            <text:p>0,0417</text:p>
          </table:table-cell>
          <table:table-cell table:style-name="ce4" table:formula="of:=[.B247]-[.B246]" office:value-type="float" office:value="0.0214">
            <text:p>0,021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46">
            <text:p>246</text:p>
          </table:table-cell>
          <table:table-cell table:style-name="ce3" office:value-type="float" office:value="0.2134">
            <text:p>0,2134</text:p>
          </table:table-cell>
          <table:table-cell table:style-name="ce4" table:formula="of:=([.B248]-[.$H$2])*256" office:value-type="float" office:value="54.6304">
            <text:p>54,6304</text:p>
          </table:table-cell>
          <table:table-cell table:style-name="ce2" table:formula="of:=ROUND([.C248])+128" office:value-type="float" office:value="183">
            <text:p>183</text:p>
          </table:table-cell>
          <table:table-cell table:style-name="ce4" table:formula="of:=DEC2HEX([.D248])" office:value-type="string" office:string-value="B7">
            <text:p>B7</text:p>
          </table:table-cell>
          <table:table-cell table:style-name="ce4" table:formula="of:=([.B248]*[.B248])" office:value-type="float" office:value="0.04553956">
            <text:p>0,0455</text:p>
          </table:table-cell>
          <table:table-cell table:style-name="ce4" table:formula="of:=[.B248]-[.B247]" office:value-type="float" office:value="0.0093">
            <text:p>0,009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47">
            <text:p>247</text:p>
          </table:table-cell>
          <table:table-cell table:style-name="ce3" office:value-type="float" office:value="0.2363">
            <text:p>0,2363</text:p>
          </table:table-cell>
          <table:table-cell table:style-name="ce4" table:formula="of:=([.B249]-[.$H$2])*256" office:value-type="float" office:value="60.4928">
            <text:p>60,4928</text:p>
          </table:table-cell>
          <table:table-cell table:style-name="ce2" table:formula="of:=ROUND([.C249])+128" office:value-type="float" office:value="188">
            <text:p>188</text:p>
          </table:table-cell>
          <table:table-cell table:style-name="ce4" table:formula="of:=DEC2HEX([.D249])" office:value-type="string" office:string-value="BC">
            <text:p>BC</text:p>
          </table:table-cell>
          <table:table-cell table:style-name="ce4" table:formula="of:=([.B249]*[.B249])" office:value-type="float" office:value="0.05583769">
            <text:p>0,0558</text:p>
          </table:table-cell>
          <table:table-cell table:style-name="ce4" table:formula="of:=[.B249]-[.B248]" office:value-type="float" office:value="0.0229">
            <text:p>0,022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48">
            <text:p>248</text:p>
          </table:table-cell>
          <table:table-cell table:style-name="ce3" office:value-type="float" office:value="0.2471">
            <text:p>0,2471</text:p>
          </table:table-cell>
          <table:table-cell table:style-name="ce4" table:formula="of:=([.B250]-[.$H$2])*256" office:value-type="float" office:value="63.2576">
            <text:p>63,2576</text:p>
          </table:table-cell>
          <table:table-cell table:style-name="ce2" table:formula="of:=ROUND([.C250])+128" office:value-type="float" office:value="191">
            <text:p>191</text:p>
          </table:table-cell>
          <table:table-cell table:style-name="ce4" table:formula="of:=DEC2HEX([.D250])" office:value-type="string" office:string-value="BF">
            <text:p>BF</text:p>
          </table:table-cell>
          <table:table-cell table:style-name="ce4" table:formula="of:=([.B250]*[.B250])" office:value-type="float" office:value="0.06105841">
            <text:p>0,0611</text:p>
          </table:table-cell>
          <table:table-cell table:style-name="ce4" table:formula="of:=[.B250]-[.B249]" office:value-type="float" office:value="0.0108">
            <text:p>0,01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49">
            <text:p>249</text:p>
          </table:table-cell>
          <table:table-cell table:style-name="ce3" office:value-type="float" office:value="0.2714">
            <text:p>0,2714</text:p>
          </table:table-cell>
          <table:table-cell table:style-name="ce4" table:formula="of:=([.B251]-[.$H$2])*256" office:value-type="float" office:value="69.4784">
            <text:p>69,4784</text:p>
          </table:table-cell>
          <table:table-cell table:style-name="ce2" table:formula="of:=ROUND([.C251])+128" office:value-type="float" office:value="197">
            <text:p>197</text:p>
          </table:table-cell>
          <table:table-cell table:style-name="ce4" table:formula="of:=DEC2HEX([.D251])" office:value-type="string" office:string-value="C5">
            <text:p>C5</text:p>
          </table:table-cell>
          <table:table-cell table:style-name="ce4" table:formula="of:=([.B251]*[.B251])" office:value-type="float" office:value="0.07365796">
            <text:p>0,0737</text:p>
          </table:table-cell>
          <table:table-cell table:style-name="ce4" table:formula="of:=[.B251]-[.B250]" office:value-type="float" office:value="0.0243">
            <text:p>0,024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50">
            <text:p>250</text:p>
          </table:table-cell>
          <table:table-cell table:style-name="ce3" office:value-type="float" office:value="0.2793">
            <text:p>0,2793</text:p>
          </table:table-cell>
          <table:table-cell table:style-name="ce4" table:formula="of:=([.B252]-[.$H$2])*256" office:value-type="float" office:value="71.5008">
            <text:p>71,5008</text:p>
          </table:table-cell>
          <table:table-cell table:style-name="ce2" table:formula="of:=ROUND([.C252])+128" office:value-type="float" office:value="200">
            <text:p>200</text:p>
          </table:table-cell>
          <table:table-cell table:style-name="ce4" table:formula="of:=DEC2HEX([.D252])" office:value-type="string" office:string-value="C8">
            <text:p>C8</text:p>
          </table:table-cell>
          <table:table-cell table:style-name="ce4" table:formula="of:=([.B252]*[.B252])" office:value-type="float" office:value="0.07800849">
            <text:p>0,0780</text:p>
          </table:table-cell>
          <table:table-cell table:style-name="ce4" table:formula="of:=[.B252]-[.B251]" office:value-type="float" office:value="0.00789999999999996">
            <text:p>0,007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51">
            <text:p>251</text:p>
          </table:table-cell>
          <table:table-cell table:style-name="ce3" office:value-type="float" office:value="0.2599">
            <text:p>0,2599</text:p>
          </table:table-cell>
          <table:table-cell table:style-name="ce4" table:formula="of:=([.B253]-[.$H$2])*256" office:value-type="float" office:value="66.5344">
            <text:p>66,5344</text:p>
          </table:table-cell>
          <table:table-cell table:style-name="ce2" table:formula="of:=ROUND([.C253])+128" office:value-type="float" office:value="195">
            <text:p>195</text:p>
          </table:table-cell>
          <table:table-cell table:style-name="ce4" table:formula="of:=DEC2HEX([.D253])" office:value-type="string" office:string-value="C3">
            <text:p>C3</text:p>
          </table:table-cell>
          <table:table-cell table:style-name="ce4" table:formula="of:=([.B253]*[.B253])" office:value-type="float" office:value="0.06754801">
            <text:p>0,0675</text:p>
          </table:table-cell>
          <table:table-cell table:style-name="ce4" table:formula="of:=[.B253]-[.B252]" office:value-type="float" office:value="-0.0194">
            <text:p>-0,019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52">
            <text:p>252</text:p>
          </table:table-cell>
          <table:table-cell table:style-name="ce3" office:value-type="float" office:value="0.2213">
            <text:p>0,2213</text:p>
          </table:table-cell>
          <table:table-cell table:style-name="ce4" table:formula="of:=([.B254]-[.$H$2])*256" office:value-type="float" office:value="56.6528">
            <text:p>56,6528</text:p>
          </table:table-cell>
          <table:table-cell table:style-name="ce2" table:formula="of:=ROUND([.C254])+128" office:value-type="float" office:value="185">
            <text:p>185</text:p>
          </table:table-cell>
          <table:table-cell table:style-name="ce4" table:formula="of:=DEC2HEX([.D254])" office:value-type="string" office:string-value="B9">
            <text:p>B9</text:p>
          </table:table-cell>
          <table:table-cell table:style-name="ce4" table:formula="of:=([.B254]*[.B254])" office:value-type="float" office:value="0.04897369">
            <text:p>0,0490</text:p>
          </table:table-cell>
          <table:table-cell table:style-name="ce4" table:formula="of:=[.B254]-[.B253]" office:value-type="float" office:value="-0.0386">
            <text:p>-0,038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53">
            <text:p>253</text:p>
          </table:table-cell>
          <table:table-cell table:style-name="ce3" office:value-type="float" office:value="0.1613">
            <text:p>0,1613</text:p>
          </table:table-cell>
          <table:table-cell table:style-name="ce4" table:formula="of:=([.B255]-[.$H$2])*256" office:value-type="float" office:value="41.2928">
            <text:p>41,2928</text:p>
          </table:table-cell>
          <table:table-cell table:style-name="ce2" table:formula="of:=ROUND([.C255])+128" office:value-type="float" office:value="169">
            <text:p>169</text:p>
          </table:table-cell>
          <table:table-cell table:style-name="ce4" table:formula="of:=DEC2HEX([.D255])" office:value-type="string" office:string-value="A9">
            <text:p>A9</text:p>
          </table:table-cell>
          <table:table-cell table:style-name="ce4" table:formula="of:=([.B255]*[.B255])" office:value-type="float" office:value="0.02601769">
            <text:p>0,0260</text:p>
          </table:table-cell>
          <table:table-cell table:style-name="ce4" table:formula="of:=[.B255]-[.B254]" office:value-type="float" office:value="-0.06">
            <text:p>-0,06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54">
            <text:p>254</text:p>
          </table:table-cell>
          <table:table-cell table:style-name="ce3" office:value-type="float" office:value="0.1013">
            <text:p>0,1013</text:p>
          </table:table-cell>
          <table:table-cell table:style-name="ce4" table:formula="of:=([.B256]-[.$H$2])*256" office:value-type="float" office:value="25.9328">
            <text:p>25,9328</text:p>
          </table:table-cell>
          <table:table-cell table:style-name="ce2" table:formula="of:=ROUND([.C256])+128" office:value-type="float" office:value="154">
            <text:p>154</text:p>
          </table:table-cell>
          <table:table-cell table:style-name="ce4" table:formula="of:=DEC2HEX([.D256])" office:value-type="string" office:string-value="9A">
            <text:p>9A</text:p>
          </table:table-cell>
          <table:table-cell table:style-name="ce4" table:formula="of:=([.B256]*[.B256])" office:value-type="float" office:value="0.01026169">
            <text:p>0,0103</text:p>
          </table:table-cell>
          <table:table-cell table:style-name="ce4" table:formula="of:=[.B256]-[.B255]" office:value-type="float" office:value="-0.06">
            <text:p>-0,06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55">
            <text:p>255</text:p>
          </table:table-cell>
          <table:table-cell table:style-name="ce3" office:value-type="float" office:value="0.0413">
            <text:p>0,0413</text:p>
          </table:table-cell>
          <table:table-cell table:style-name="ce4" table:formula="of:=([.B257]-[.$H$2])*256" office:value-type="float" office:value="10.5728">
            <text:p>10,5728</text:p>
          </table:table-cell>
          <table:table-cell table:style-name="ce2" table:formula="of:=ROUND([.C257])+128" office:value-type="float" office:value="139">
            <text:p>139</text:p>
          </table:table-cell>
          <table:table-cell table:style-name="ce4" table:formula="of:=DEC2HEX([.D257])" office:value-type="string" office:string-value="8B">
            <text:p>8B</text:p>
          </table:table-cell>
          <table:table-cell table:style-name="ce4" table:formula="of:=([.B257]*[.B257])" office:value-type="float" office:value="0.00170569">
            <text:p>0,0017</text:p>
          </table:table-cell>
          <table:table-cell table:style-name="ce4" table:formula="of:=[.B257]-[.B256]" office:value-type="float" office:value="-0.06">
            <text:p>-0,0600</text:p>
          </table:table-cell>
          <table:table-cell table:style-name="ce4" table:formula="of:=([.B258]-[.B257])/([.A258]-[.A257])" office:value-type="float" office:value="-0.0574">
            <text:p>-0,0574</text:p>
          </table:table-cell>
          <table:table-cell table:style-name="ce4" table:formula="of:=[.B257]-[.H257]*[.A257]" office:value-type="float" office:value="14.6783">
            <text:p>14,6783</text:p>
          </table:table-cell>
          <table:table-cell table:style-name="ce4" table:formula="of:=-[.I257]/[.H257]" office:value-type="float" office:value="255.719512195122">
            <text:p>255,7195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3" office:value-type="float" office:value="-0.0161">
            <text:p>-0,0161</text:p>
          </table:table-cell>
          <table:table-cell table:style-name="ce4" table:formula="of:=([.B258]-[.$H$2])*256" office:value-type="float" office:value="-4.1216">
            <text:p>-4,1216</text:p>
          </table:table-cell>
          <table:table-cell table:style-name="ce2" table:formula="of:=ROUND([.C258])+128" office:value-type="float" office:value="124">
            <text:p>124</text:p>
          </table:table-cell>
          <table:table-cell table:style-name="ce4" table:formula="of:=DEC2HEX([.D258])" office:value-type="string" office:string-value="7C">
            <text:p>7C</text:p>
          </table:table-cell>
          <table:table-cell table:style-name="ce4" table:formula="of:=([.B258]*[.B258])" office:value-type="float" office:value="0.00025921">
            <text:p>0,0003</text:p>
          </table:table-cell>
          <table:table-cell table:style-name="ce4" table:formula="of:=[.B258]-[.B257]" office:value-type="float" office:value="-0.0574">
            <text:p>-0,057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57">
            <text:p>257</text:p>
          </table:table-cell>
          <table:table-cell table:style-name="ce3" office:value-type="float" office:value="-0.0536">
            <text:p>-0,0536</text:p>
          </table:table-cell>
          <table:table-cell table:style-name="ce4" table:formula="of:=([.B259]-[.$H$2])*256" office:value-type="float" office:value="-13.7216">
            <text:p>-13,7216</text:p>
          </table:table-cell>
          <table:table-cell table:style-name="ce2" table:formula="of:=ROUND([.C259])+128" office:value-type="float" office:value="114">
            <text:p>114</text:p>
          </table:table-cell>
          <table:table-cell table:style-name="ce4" table:formula="of:=DEC2HEX([.D259])" office:value-type="string" office:string-value="72">
            <text:p>72</text:p>
          </table:table-cell>
          <table:table-cell table:style-name="ce4" table:formula="of:=([.B259]*[.B259])" office:value-type="float" office:value="0.00287296">
            <text:p>0,0029</text:p>
          </table:table-cell>
          <table:table-cell table:style-name="ce4" table:formula="of:=[.B259]-[.B258]" office:value-type="float" office:value="-0.0375">
            <text:p>-0,037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58">
            <text:p>258</text:p>
          </table:table-cell>
          <table:table-cell table:style-name="ce3" office:value-type="float" office:value="-0.0858">
            <text:p>-0,0858</text:p>
          </table:table-cell>
          <table:table-cell table:style-name="ce4" table:formula="of:=([.B260]-[.$H$2])*256" office:value-type="float" office:value="-21.9648">
            <text:p>-21,9648</text:p>
          </table:table-cell>
          <table:table-cell table:style-name="ce2" table:formula="of:=ROUND([.C260])+128" office:value-type="float" office:value="106">
            <text:p>106</text:p>
          </table:table-cell>
          <table:table-cell table:style-name="ce4" table:formula="of:=DEC2HEX([.D260])" office:value-type="string" office:string-value="6A">
            <text:p>6A</text:p>
          </table:table-cell>
          <table:table-cell table:style-name="ce4" table:formula="of:=([.B260]*[.B260])" office:value-type="float" office:value="0.00736164">
            <text:p>0,0074</text:p>
          </table:table-cell>
          <table:table-cell table:style-name="ce4" table:formula="of:=[.B260]-[.B259]" office:value-type="float" office:value="-0.0322">
            <text:p>-0,032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59">
            <text:p>259</text:p>
          </table:table-cell>
          <table:table-cell table:style-name="ce3" office:value-type="float" office:value="-0.14">
            <text:p>-0,1400</text:p>
          </table:table-cell>
          <table:table-cell table:style-name="ce4" table:formula="of:=([.B261]-[.$H$2])*256" office:value-type="float" office:value="-35.84">
            <text:p>-35,8400</text:p>
          </table:table-cell>
          <table:table-cell table:style-name="ce2" table:formula="of:=ROUND([.C261])+128" office:value-type="float" office:value="92">
            <text:p>92</text:p>
          </table:table-cell>
          <table:table-cell table:style-name="ce4" table:formula="of:=DEC2HEX([.D261])" office:value-type="string" office:string-value="5C">
            <text:p>5C</text:p>
          </table:table-cell>
          <table:table-cell table:style-name="ce4" table:formula="of:=([.B261]*[.B261])" office:value-type="float" office:value="0.0196">
            <text:p>0,0196</text:p>
          </table:table-cell>
          <table:table-cell table:style-name="ce4" table:formula="of:=[.B261]-[.B260]" office:value-type="float" office:value="-0.0542">
            <text:p>-0,054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60">
            <text:p>260</text:p>
          </table:table-cell>
          <table:table-cell table:style-name="ce3" office:value-type="float" office:value="-0.1932">
            <text:p>-0,1932</text:p>
          </table:table-cell>
          <table:table-cell table:style-name="ce4" table:formula="of:=([.B262]-[.$H$2])*256" office:value-type="float" office:value="-49.4592">
            <text:p>-49,4592</text:p>
          </table:table-cell>
          <table:table-cell table:style-name="ce2" table:formula="of:=ROUND([.C262])+128" office:value-type="float" office:value="79">
            <text:p>79</text:p>
          </table:table-cell>
          <table:table-cell table:style-name="ce4" table:formula="of:=DEC2HEX([.D262])" office:value-type="string" office:string-value="4F">
            <text:p>4F</text:p>
          </table:table-cell>
          <table:table-cell table:style-name="ce4" table:formula="of:=([.B262]*[.B262])" office:value-type="float" office:value="0.03732624">
            <text:p>0,0373</text:p>
          </table:table-cell>
          <table:table-cell table:style-name="ce4" table:formula="of:=[.B262]-[.B261]" office:value-type="float" office:value="-0.0532">
            <text:p>-0,053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61">
            <text:p>261</text:p>
          </table:table-cell>
          <table:table-cell table:style-name="ce3" office:value-type="float" office:value="-0.2437">
            <text:p>-0,2437</text:p>
          </table:table-cell>
          <table:table-cell table:style-name="ce4" table:formula="of:=([.B263]-[.$H$2])*256" office:value-type="float" office:value="-62.3872">
            <text:p>-62,3872</text:p>
          </table:table-cell>
          <table:table-cell table:style-name="ce2" table:formula="of:=ROUND([.C263])+128" office:value-type="float" office:value="66">
            <text:p>66</text:p>
          </table:table-cell>
          <table:table-cell table:style-name="ce4" table:formula="of:=DEC2HEX([.D263])" office:value-type="string" office:string-value="42">
            <text:p>42</text:p>
          </table:table-cell>
          <table:table-cell table:style-name="ce4" table:formula="of:=([.B263]*[.B263])" office:value-type="float" office:value="0.05938969">
            <text:p>0,0594</text:p>
          </table:table-cell>
          <table:table-cell table:style-name="ce4" table:formula="of:=[.B263]-[.B262]" office:value-type="float" office:value="-0.0505">
            <text:p>-0,050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62">
            <text:p>262</text:p>
          </table:table-cell>
          <table:table-cell table:style-name="ce3" office:value-type="float" office:value="-0.293">
            <text:p>-0,2930</text:p>
          </table:table-cell>
          <table:table-cell table:style-name="ce4" table:formula="of:=([.B264]-[.$H$2])*256" office:value-type="float" office:value="-75.008">
            <text:p>-75,0080</text:p>
          </table:table-cell>
          <table:table-cell table:style-name="ce2" table:formula="of:=ROUND([.C264])+128" office:value-type="float" office:value="53">
            <text:p>53</text:p>
          </table:table-cell>
          <table:table-cell table:style-name="ce4" table:formula="of:=DEC2HEX([.D264])" office:value-type="string" office:string-value="35">
            <text:p>35</text:p>
          </table:table-cell>
          <table:table-cell table:style-name="ce4" table:formula="of:=([.B264]*[.B264])" office:value-type="float" office:value="0.085849">
            <text:p>0,0858</text:p>
          </table:table-cell>
          <table:table-cell table:style-name="ce4" table:formula="of:=[.B264]-[.B263]" office:value-type="float" office:value="-0.0493">
            <text:p>-0,049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63">
            <text:p>263</text:p>
          </table:table-cell>
          <table:table-cell table:style-name="ce3" office:value-type="float" office:value="-0.3328">
            <text:p>-0,3328</text:p>
          </table:table-cell>
          <table:table-cell table:style-name="ce4" table:formula="of:=([.B265]-[.$H$2])*256" office:value-type="float" office:value="-85.1968">
            <text:p>-85,1968</text:p>
          </table:table-cell>
          <table:table-cell table:style-name="ce2" table:formula="of:=ROUND([.C265])+128" office:value-type="float" office:value="43">
            <text:p>43</text:p>
          </table:table-cell>
          <table:table-cell table:style-name="ce4" table:formula="of:=DEC2HEX([.D265])" office:value-type="string" office:string-value="2B">
            <text:p>2B</text:p>
          </table:table-cell>
          <table:table-cell table:style-name="ce4" table:formula="of:=([.B265]*[.B265])" office:value-type="float" office:value="0.11075584">
            <text:p>0,1108</text:p>
          </table:table-cell>
          <table:table-cell table:style-name="ce4" table:formula="of:=[.B265]-[.B264]" office:value-type="float" office:value="-0.0398000000000001">
            <text:p>-0,039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64">
            <text:p>264</text:p>
          </table:table-cell>
          <table:table-cell table:style-name="ce3" office:value-type="float" office:value="-0.3436">
            <text:p>-0,3436</text:p>
          </table:table-cell>
          <table:table-cell table:style-name="ce4" table:formula="of:=([.B266]-[.$H$2])*256" office:value-type="float" office:value="-87.9616">
            <text:p>-87,9616</text:p>
          </table:table-cell>
          <table:table-cell table:style-name="ce2" table:formula="of:=ROUND([.C266])+128" office:value-type="float" office:value="40">
            <text:p>40</text:p>
          </table:table-cell>
          <table:table-cell table:style-name="ce4" table:formula="of:=DEC2HEX([.D266])" office:value-type="string" office:string-value="28">
            <text:p>28</text:p>
          </table:table-cell>
          <table:table-cell table:style-name="ce4" table:formula="of:=([.B266]*[.B266])" office:value-type="float" office:value="0.11806096">
            <text:p>0,1181</text:p>
          </table:table-cell>
          <table:table-cell table:style-name="ce4" table:formula="of:=[.B266]-[.B265]" office:value-type="float" office:value="-0.0108">
            <text:p>-0,01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65">
            <text:p>265</text:p>
          </table:table-cell>
          <table:table-cell table:style-name="ce3" office:value-type="float" office:value="-0.3322">
            <text:p>-0,3322</text:p>
          </table:table-cell>
          <table:table-cell table:style-name="ce4" table:formula="of:=([.B267]-[.$H$2])*256" office:value-type="float" office:value="-85.0432">
            <text:p>-85,0432</text:p>
          </table:table-cell>
          <table:table-cell table:style-name="ce2" table:formula="of:=ROUND([.C267])+128" office:value-type="float" office:value="43">
            <text:p>43</text:p>
          </table:table-cell>
          <table:table-cell table:style-name="ce4" table:formula="of:=DEC2HEX([.D267])" office:value-type="string" office:string-value="2B">
            <text:p>2B</text:p>
          </table:table-cell>
          <table:table-cell table:style-name="ce4" table:formula="of:=([.B267]*[.B267])" office:value-type="float" office:value="0.11035684">
            <text:p>0,1104</text:p>
          </table:table-cell>
          <table:table-cell table:style-name="ce4" table:formula="of:=[.B267]-[.B266]" office:value-type="float" office:value="0.0114">
            <text:p>0,011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66">
            <text:p>266</text:p>
          </table:table-cell>
          <table:table-cell table:style-name="ce3" office:value-type="float" office:value="-0.2899">
            <text:p>-0,2899</text:p>
          </table:table-cell>
          <table:table-cell table:style-name="ce4" table:formula="of:=([.B268]-[.$H$2])*256" office:value-type="float" office:value="-74.2144">
            <text:p>-74,2144</text:p>
          </table:table-cell>
          <table:table-cell table:style-name="ce2" table:formula="of:=ROUND([.C268])+128" office:value-type="float" office:value="54">
            <text:p>54</text:p>
          </table:table-cell>
          <table:table-cell table:style-name="ce4" table:formula="of:=DEC2HEX([.D268])" office:value-type="string" office:string-value="36">
            <text:p>36</text:p>
          </table:table-cell>
          <table:table-cell table:style-name="ce4" table:formula="of:=([.B268]*[.B268])" office:value-type="float" office:value="0.08404201">
            <text:p>0,0840</text:p>
          </table:table-cell>
          <table:table-cell table:style-name="ce4" table:formula="of:=[.B268]-[.B267]" office:value-type="float" office:value="0.0423">
            <text:p>0,042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67">
            <text:p>267</text:p>
          </table:table-cell>
          <table:table-cell table:style-name="ce3" office:value-type="float" office:value="-0.2362">
            <text:p>-0,2362</text:p>
          </table:table-cell>
          <table:table-cell table:style-name="ce4" table:formula="of:=([.B269]-[.$H$2])*256" office:value-type="float" office:value="-60.4672">
            <text:p>-60,4672</text:p>
          </table:table-cell>
          <table:table-cell table:style-name="ce2" table:formula="of:=ROUND([.C269])+128" office:value-type="float" office:value="68">
            <text:p>68</text:p>
          </table:table-cell>
          <table:table-cell table:style-name="ce4" table:formula="of:=DEC2HEX([.D269])" office:value-type="string" office:string-value="44">
            <text:p>44</text:p>
          </table:table-cell>
          <table:table-cell table:style-name="ce4" table:formula="of:=([.B269]*[.B269])" office:value-type="float" office:value="0.05579044">
            <text:p>0,0558</text:p>
          </table:table-cell>
          <table:table-cell table:style-name="ce4" table:formula="of:=[.B269]-[.B268]" office:value-type="float" office:value="0.0537">
            <text:p>0,053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68">
            <text:p>268</text:p>
          </table:table-cell>
          <table:table-cell table:style-name="ce3" office:value-type="float" office:value="-0.1844">
            <text:p>-0,1844</text:p>
          </table:table-cell>
          <table:table-cell table:style-name="ce4" table:formula="of:=([.B270]-[.$H$2])*256" office:value-type="float" office:value="-47.2064">
            <text:p>-47,2064</text:p>
          </table:table-cell>
          <table:table-cell table:style-name="ce2" table:formula="of:=ROUND([.C270])+128" office:value-type="float" office:value="81">
            <text:p>81</text:p>
          </table:table-cell>
          <table:table-cell table:style-name="ce4" table:formula="of:=DEC2HEX([.D270])" office:value-type="string" office:string-value="51">
            <text:p>51</text:p>
          </table:table-cell>
          <table:table-cell table:style-name="ce4" table:formula="of:=([.B270]*[.B270])" office:value-type="float" office:value="0.03400336">
            <text:p>0,0340</text:p>
          </table:table-cell>
          <table:table-cell table:style-name="ce4" table:formula="of:=[.B270]-[.B269]" office:value-type="float" office:value="0.0518">
            <text:p>0,051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69">
            <text:p>269</text:p>
          </table:table-cell>
          <table:table-cell table:style-name="ce3" office:value-type="float" office:value="-0.1244">
            <text:p>-0,1244</text:p>
          </table:table-cell>
          <table:table-cell table:style-name="ce4" table:formula="of:=([.B271]-[.$H$2])*256" office:value-type="float" office:value="-31.8464">
            <text:p>-31,8464</text:p>
          </table:table-cell>
          <table:table-cell table:style-name="ce2" table:formula="of:=ROUND([.C271])+128" office:value-type="float" office:value="96">
            <text:p>96</text:p>
          </table:table-cell>
          <table:table-cell table:style-name="ce4" table:formula="of:=DEC2HEX([.D271])" office:value-type="string" office:string-value="60">
            <text:p>60</text:p>
          </table:table-cell>
          <table:table-cell table:style-name="ce4" table:formula="of:=([.B271]*[.B271])" office:value-type="float" office:value="0.01547536">
            <text:p>0,0155</text:p>
          </table:table-cell>
          <table:table-cell table:style-name="ce4" table:formula="of:=[.B271]-[.B270]" office:value-type="float" office:value="0.06">
            <text:p>0,06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70">
            <text:p>270</text:p>
          </table:table-cell>
          <table:table-cell table:style-name="ce3" office:value-type="float" office:value="-0.0644">
            <text:p>-0,0644</text:p>
          </table:table-cell>
          <table:table-cell table:style-name="ce4" table:formula="of:=([.B272]-[.$H$2])*256" office:value-type="float" office:value="-16.4864">
            <text:p>-16,4864</text:p>
          </table:table-cell>
          <table:table-cell table:style-name="ce2" table:formula="of:=ROUND([.C272])+128" office:value-type="float" office:value="112">
            <text:p>112</text:p>
          </table:table-cell>
          <table:table-cell table:style-name="ce4" table:formula="of:=DEC2HEX([.D272])" office:value-type="string" office:string-value="70">
            <text:p>70</text:p>
          </table:table-cell>
          <table:table-cell table:style-name="ce4" table:formula="of:=([.B272]*[.B272])" office:value-type="float" office:value="0.00414736">
            <text:p>0,0041</text:p>
          </table:table-cell>
          <table:table-cell table:style-name="ce4" table:formula="of:=[.B272]-[.B271]" office:value-type="float" office:value="0.06">
            <text:p>0,06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71">
            <text:p>271</text:p>
          </table:table-cell>
          <table:table-cell table:style-name="ce3" office:value-type="float" office:value="-0.0214">
            <text:p>-0,0214</text:p>
          </table:table-cell>
          <table:table-cell table:style-name="ce4" table:formula="of:=([.B273]-[.$H$2])*256" office:value-type="float" office:value="-5.4784">
            <text:p>-5,4784</text:p>
          </table:table-cell>
          <table:table-cell table:style-name="ce2" table:formula="of:=ROUND([.C273])+128" office:value-type="float" office:value="123">
            <text:p>123</text:p>
          </table:table-cell>
          <table:table-cell table:style-name="ce4" table:formula="of:=DEC2HEX([.D273])" office:value-type="string" office:string-value="7B">
            <text:p>7B</text:p>
          </table:table-cell>
          <table:table-cell table:style-name="ce4" table:formula="of:=([.B273]*[.B273])" office:value-type="float" office:value="0.00045796">
            <text:p>0,0005</text:p>
          </table:table-cell>
          <table:table-cell table:style-name="ce4" table:formula="of:=[.B273]-[.B272]" office:value-type="float" office:value="0.043">
            <text:p>0,0430</text:p>
          </table:table-cell>
          <table:table-cell table:style-name="ce4" table:formula="of:=([.B274]-[.B273])/([.A274]-[.A273])" office:value-type="float" office:value="0.0664">
            <text:p>0,0664</text:p>
          </table:table-cell>
          <table:table-cell table:style-name="ce4" table:formula="of:=[.B273]-[.H273]*[.A273]" office:value-type="float" office:value="-18.0158">
            <text:p>-18,0158</text:p>
          </table:table-cell>
          <table:table-cell table:style-name="ce4" table:formula="of:=-[.I273]/[.H273]" office:value-type="float" office:value="271.322289156626">
            <text:p>271,3223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72">
            <text:p>272</text:p>
          </table:table-cell>
          <table:table-cell table:style-name="ce3" office:value-type="float" office:value="0.045">
            <text:p>0,0450</text:p>
          </table:table-cell>
          <table:table-cell table:style-name="ce4" table:formula="of:=([.B274]-[.$H$2])*256" office:value-type="float" office:value="11.52">
            <text:p>11,5200</text:p>
          </table:table-cell>
          <table:table-cell table:style-name="ce2" table:formula="of:=ROUND([.C274])+128" office:value-type="float" office:value="140">
            <text:p>140</text:p>
          </table:table-cell>
          <table:table-cell table:style-name="ce4" table:formula="of:=DEC2HEX([.D274])" office:value-type="string" office:string-value="8C">
            <text:p>8C</text:p>
          </table:table-cell>
          <table:table-cell table:style-name="ce4" table:formula="of:=([.B274]*[.B274])" office:value-type="float" office:value="0.002025">
            <text:p>0,0020</text:p>
          </table:table-cell>
          <table:table-cell table:style-name="ce4" table:formula="of:=[.B274]-[.B273]" office:value-type="float" office:value="0.0664">
            <text:p>0,066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73">
            <text:p>273</text:p>
          </table:table-cell>
          <table:table-cell table:style-name="ce3" office:value-type="float" office:value="0.1182">
            <text:p>0,1182</text:p>
          </table:table-cell>
          <table:table-cell table:style-name="ce4" table:formula="of:=([.B275]-[.$H$2])*256" office:value-type="float" office:value="30.2592">
            <text:p>30,2592</text:p>
          </table:table-cell>
          <table:table-cell table:style-name="ce2" table:formula="of:=ROUND([.C275])+128" office:value-type="float" office:value="158">
            <text:p>158</text:p>
          </table:table-cell>
          <table:table-cell table:style-name="ce4" table:formula="of:=DEC2HEX([.D275])" office:value-type="string" office:string-value="9E">
            <text:p>9E</text:p>
          </table:table-cell>
          <table:table-cell table:style-name="ce4" table:formula="of:=([.B275]*[.B275])" office:value-type="float" office:value="0.01397124">
            <text:p>0,0140</text:p>
          </table:table-cell>
          <table:table-cell table:style-name="ce4" table:formula="of:=[.B275]-[.B274]" office:value-type="float" office:value="0.0732">
            <text:p>0,073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74">
            <text:p>274</text:p>
          </table:table-cell>
          <table:table-cell table:style-name="ce3" office:value-type="float" office:value="0.1903">
            <text:p>0,1903</text:p>
          </table:table-cell>
          <table:table-cell table:style-name="ce4" table:formula="of:=([.B276]-[.$H$2])*256" office:value-type="float" office:value="48.7168">
            <text:p>48,7168</text:p>
          </table:table-cell>
          <table:table-cell table:style-name="ce2" table:formula="of:=ROUND([.C276])+128" office:value-type="float" office:value="177">
            <text:p>177</text:p>
          </table:table-cell>
          <table:table-cell table:style-name="ce4" table:formula="of:=DEC2HEX([.D276])" office:value-type="string" office:string-value="B1">
            <text:p>B1</text:p>
          </table:table-cell>
          <table:table-cell table:style-name="ce4" table:formula="of:=([.B276]*[.B276])" office:value-type="float" office:value="0.03621409">
            <text:p>0,0362</text:p>
          </table:table-cell>
          <table:table-cell table:style-name="ce4" table:formula="of:=[.B276]-[.B275]" office:value-type="float" office:value="0.0721">
            <text:p>0,072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75">
            <text:p>275</text:p>
          </table:table-cell>
          <table:table-cell table:style-name="ce3" office:value-type="float" office:value="0.268">
            <text:p>0,2680</text:p>
          </table:table-cell>
          <table:table-cell table:style-name="ce4" table:formula="of:=([.B277]-[.$H$2])*256" office:value-type="float" office:value="68.608">
            <text:p>68,6080</text:p>
          </table:table-cell>
          <table:table-cell table:style-name="ce2" table:formula="of:=ROUND([.C277])+128" office:value-type="float" office:value="197">
            <text:p>197</text:p>
          </table:table-cell>
          <table:table-cell table:style-name="ce4" table:formula="of:=DEC2HEX([.D277])" office:value-type="string" office:string-value="C5">
            <text:p>C5</text:p>
          </table:table-cell>
          <table:table-cell table:style-name="ce4" table:formula="of:=([.B277]*[.B277])" office:value-type="float" office:value="0.071824">
            <text:p>0,0718</text:p>
          </table:table-cell>
          <table:table-cell table:style-name="ce4" table:formula="of:=[.B277]-[.B276]" office:value-type="float" office:value="0.0777">
            <text:p>0,077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76">
            <text:p>276</text:p>
          </table:table-cell>
          <table:table-cell table:style-name="ce3" office:value-type="float" office:value="0.333">
            <text:p>0,3330</text:p>
          </table:table-cell>
          <table:table-cell table:style-name="ce4" table:formula="of:=([.B278]-[.$H$2])*256" office:value-type="float" office:value="85.248">
            <text:p>85,2480</text:p>
          </table:table-cell>
          <table:table-cell table:style-name="ce2" table:formula="of:=ROUND([.C278])+128" office:value-type="float" office:value="213">
            <text:p>213</text:p>
          </table:table-cell>
          <table:table-cell table:style-name="ce4" table:formula="of:=DEC2HEX([.D278])" office:value-type="string" office:string-value="D5">
            <text:p>D5</text:p>
          </table:table-cell>
          <table:table-cell table:style-name="ce4" table:formula="of:=([.B278]*[.B278])" office:value-type="float" office:value="0.110889">
            <text:p>0,1109</text:p>
          </table:table-cell>
          <table:table-cell table:style-name="ce4" table:formula="of:=[.B278]-[.B277]" office:value-type="float" office:value="0.065">
            <text:p>0,065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77">
            <text:p>277</text:p>
          </table:table-cell>
          <table:table-cell table:style-name="ce3" office:value-type="float" office:value="0.376">
            <text:p>0,3760</text:p>
          </table:table-cell>
          <table:table-cell table:style-name="ce4" table:formula="of:=([.B279]-[.$H$2])*256" office:value-type="float" office:value="96.256">
            <text:p>96,2560</text:p>
          </table:table-cell>
          <table:table-cell table:style-name="ce2" table:formula="of:=ROUND([.C279])+128" office:value-type="float" office:value="224">
            <text:p>224</text:p>
          </table:table-cell>
          <table:table-cell table:style-name="ce4" table:formula="of:=DEC2HEX([.D279])" office:value-type="string" office:string-value="E0">
            <text:p>E0</text:p>
          </table:table-cell>
          <table:table-cell table:style-name="ce4" table:formula="of:=([.B279]*[.B279])" office:value-type="float" office:value="0.141376">
            <text:p>0,1414</text:p>
          </table:table-cell>
          <table:table-cell table:style-name="ce4" table:formula="of:=[.B279]-[.B278]" office:value-type="float" office:value="0.043">
            <text:p>0,043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78">
            <text:p>278</text:p>
          </table:table-cell>
          <table:table-cell table:style-name="ce3" office:value-type="float" office:value="0.3836">
            <text:p>0,3836</text:p>
          </table:table-cell>
          <table:table-cell table:style-name="ce4" table:formula="of:=([.B280]-[.$H$2])*256" office:value-type="float" office:value="98.2016">
            <text:p>98,2016</text:p>
          </table:table-cell>
          <table:table-cell table:style-name="ce2" table:formula="of:=ROUND([.C280])+128" office:value-type="float" office:value="226">
            <text:p>226</text:p>
          </table:table-cell>
          <table:table-cell table:style-name="ce4" table:formula="of:=DEC2HEX([.D280])" office:value-type="string" office:string-value="E2">
            <text:p>E2</text:p>
          </table:table-cell>
          <table:table-cell table:style-name="ce4" table:formula="of:=([.B280]*[.B280])" office:value-type="float" office:value="0.14714896">
            <text:p>0,1471</text:p>
          </table:table-cell>
          <table:table-cell table:style-name="ce4" table:formula="of:=[.B280]-[.B279]" office:value-type="float" office:value="0.0076">
            <text:p>0,007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79">
            <text:p>279</text:p>
          </table:table-cell>
          <table:table-cell table:style-name="ce3" office:value-type="float" office:value="0.3652">
            <text:p>0,3652</text:p>
          </table:table-cell>
          <table:table-cell table:style-name="ce4" table:formula="of:=([.B281]-[.$H$2])*256" office:value-type="float" office:value="93.4912">
            <text:p>93,4912</text:p>
          </table:table-cell>
          <table:table-cell table:style-name="ce2" table:formula="of:=ROUND([.C281])+128" office:value-type="float" office:value="221">
            <text:p>221</text:p>
          </table:table-cell>
          <table:table-cell table:style-name="ce4" table:formula="of:=DEC2HEX([.D281])" office:value-type="string" office:string-value="DD">
            <text:p>DD</text:p>
          </table:table-cell>
          <table:table-cell table:style-name="ce4" table:formula="of:=([.B281]*[.B281])" office:value-type="float" office:value="0.13337104">
            <text:p>0,1334</text:p>
          </table:table-cell>
          <table:table-cell table:style-name="ce4" table:formula="of:=[.B281]-[.B280]" office:value-type="float" office:value="-0.0184">
            <text:p>-0,018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80">
            <text:p>280</text:p>
          </table:table-cell>
          <table:table-cell table:style-name="ce3" office:value-type="float" office:value="0.333">
            <text:p>0,3330</text:p>
          </table:table-cell>
          <table:table-cell table:style-name="ce4" table:formula="of:=([.B282]-[.$H$2])*256" office:value-type="float" office:value="85.248">
            <text:p>85,2480</text:p>
          </table:table-cell>
          <table:table-cell table:style-name="ce2" table:formula="of:=ROUND([.C282])+128" office:value-type="float" office:value="213">
            <text:p>213</text:p>
          </table:table-cell>
          <table:table-cell table:style-name="ce4" table:formula="of:=DEC2HEX([.D282])" office:value-type="string" office:string-value="D5">
            <text:p>D5</text:p>
          </table:table-cell>
          <table:table-cell table:style-name="ce4" table:formula="of:=([.B282]*[.B282])" office:value-type="float" office:value="0.110889">
            <text:p>0,1109</text:p>
          </table:table-cell>
          <table:table-cell table:style-name="ce4" table:formula="of:=[.B282]-[.B281]" office:value-type="float" office:value="-0.0322">
            <text:p>-0,032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81">
            <text:p>281</text:p>
          </table:table-cell>
          <table:table-cell table:style-name="ce3" office:value-type="float" office:value="0.2849">
            <text:p>0,2849</text:p>
          </table:table-cell>
          <table:table-cell table:style-name="ce4" table:formula="of:=([.B283]-[.$H$2])*256" office:value-type="float" office:value="72.9344">
            <text:p>72,9344</text:p>
          </table:table-cell>
          <table:table-cell table:style-name="ce2" table:formula="of:=ROUND([.C283])+128" office:value-type="float" office:value="201">
            <text:p>201</text:p>
          </table:table-cell>
          <table:table-cell table:style-name="ce4" table:formula="of:=DEC2HEX([.D283])" office:value-type="string" office:string-value="C9">
            <text:p>C9</text:p>
          </table:table-cell>
          <table:table-cell table:style-name="ce4" table:formula="of:=([.B283]*[.B283])" office:value-type="float" office:value="0.08116801">
            <text:p>0,0812</text:p>
          </table:table-cell>
          <table:table-cell table:style-name="ce4" table:formula="of:=[.B283]-[.B282]" office:value-type="float" office:value="-0.0481">
            <text:p>-0,048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82">
            <text:p>282</text:p>
          </table:table-cell>
          <table:table-cell table:style-name="ce3" office:value-type="float" office:value="0.2142">
            <text:p>0,2142</text:p>
          </table:table-cell>
          <table:table-cell table:style-name="ce4" table:formula="of:=([.B284]-[.$H$2])*256" office:value-type="float" office:value="54.8352">
            <text:p>54,8352</text:p>
          </table:table-cell>
          <table:table-cell table:style-name="ce2" table:formula="of:=ROUND([.C284])+128" office:value-type="float" office:value="183">
            <text:p>183</text:p>
          </table:table-cell>
          <table:table-cell table:style-name="ce4" table:formula="of:=DEC2HEX([.D284])" office:value-type="string" office:string-value="B7">
            <text:p>B7</text:p>
          </table:table-cell>
          <table:table-cell table:style-name="ce4" table:formula="of:=([.B284]*[.B284])" office:value-type="float" office:value="0.04588164">
            <text:p>0,0459</text:p>
          </table:table-cell>
          <table:table-cell table:style-name="ce4" table:formula="of:=[.B284]-[.B283]" office:value-type="float" office:value="-0.0707">
            <text:p>-0,070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83">
            <text:p>283</text:p>
          </table:table-cell>
          <table:table-cell table:style-name="ce3" office:value-type="float" office:value="0.1541">
            <text:p>0,1541</text:p>
          </table:table-cell>
          <table:table-cell table:style-name="ce4" table:formula="of:=([.B285]-[.$H$2])*256" office:value-type="float" office:value="39.4496">
            <text:p>39,4496</text:p>
          </table:table-cell>
          <table:table-cell table:style-name="ce2" table:formula="of:=ROUND([.C285])+128" office:value-type="float" office:value="167">
            <text:p>167</text:p>
          </table:table-cell>
          <table:table-cell table:style-name="ce4" table:formula="of:=DEC2HEX([.D285])" office:value-type="string" office:string-value="A7">
            <text:p>A7</text:p>
          </table:table-cell>
          <table:table-cell table:style-name="ce4" table:formula="of:=([.B285]*[.B285])" office:value-type="float" office:value="0.02374681">
            <text:p>0,0237</text:p>
          </table:table-cell>
          <table:table-cell table:style-name="ce4" table:formula="of:=[.B285]-[.B284]" office:value-type="float" office:value="-0.0601">
            <text:p>-0,060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84">
            <text:p>284</text:p>
          </table:table-cell>
          <table:table-cell table:style-name="ce3" office:value-type="float" office:value="0.0834">
            <text:p>0,0834</text:p>
          </table:table-cell>
          <table:table-cell table:style-name="ce4" table:formula="of:=([.B286]-[.$H$2])*256" office:value-type="float" office:value="21.3504">
            <text:p>21,3504</text:p>
          </table:table-cell>
          <table:table-cell table:style-name="ce2" table:formula="of:=ROUND([.C286])+128" office:value-type="float" office:value="149">
            <text:p>149</text:p>
          </table:table-cell>
          <table:table-cell table:style-name="ce4" table:formula="of:=DEC2HEX([.D286])" office:value-type="string" office:string-value="95">
            <text:p>95</text:p>
          </table:table-cell>
          <table:table-cell table:style-name="ce4" table:formula="of:=([.B286]*[.B286])" office:value-type="float" office:value="0.00695556">
            <text:p>0,0070</text:p>
          </table:table-cell>
          <table:table-cell table:style-name="ce4" table:formula="of:=[.B286]-[.B285]" office:value-type="float" office:value="-0.0707">
            <text:p>-0,070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85">
            <text:p>285</text:p>
          </table:table-cell>
          <table:table-cell table:style-name="ce3" office:value-type="float" office:value="0.0126">
            <text:p>0,0126</text:p>
          </table:table-cell>
          <table:table-cell table:style-name="ce4" table:formula="of:=([.B287]-[.$H$2])*256" office:value-type="float" office:value="3.2256">
            <text:p>3,2256</text:p>
          </table:table-cell>
          <table:table-cell table:style-name="ce2" table:formula="of:=ROUND([.C287])+128" office:value-type="float" office:value="131">
            <text:p>131</text:p>
          </table:table-cell>
          <table:table-cell table:style-name="ce4" table:formula="of:=DEC2HEX([.D287])" office:value-type="string" office:string-value="83">
            <text:p>83</text:p>
          </table:table-cell>
          <table:table-cell table:style-name="ce4" table:formula="of:=([.B287]*[.B287])" office:value-type="float" office:value="0.00015876">
            <text:p>0,0002</text:p>
          </table:table-cell>
          <table:table-cell table:style-name="ce4" table:formula="of:=[.B287]-[.B286]" office:value-type="float" office:value="-0.0708">
            <text:p>-0,0708</text:p>
          </table:table-cell>
          <table:table-cell table:style-name="ce4" table:formula="of:=([.B288]-[.B287])/([.A288]-[.A287])" office:value-type="float" office:value="-0.0968">
            <text:p>-0,0968</text:p>
          </table:table-cell>
          <table:table-cell table:style-name="ce4" table:formula="of:=[.B287]-[.H287]*[.A287]" office:value-type="float" office:value="27.6006">
            <text:p>27,6006</text:p>
          </table:table-cell>
          <table:table-cell table:style-name="ce4" table:formula="of:=-[.I287]/[.H287]" office:value-type="float" office:value="285.130165289256">
            <text:p>285,1302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86">
            <text:p>286</text:p>
          </table:table-cell>
          <table:table-cell table:style-name="ce3" office:value-type="float" office:value="-0.0842">
            <text:p>-0,0842</text:p>
          </table:table-cell>
          <table:table-cell table:style-name="ce4" table:formula="of:=([.B288]-[.$H$2])*256" office:value-type="float" office:value="-21.5552">
            <text:p>-21,5552</text:p>
          </table:table-cell>
          <table:table-cell table:style-name="ce2" table:formula="of:=ROUND([.C288])+128" office:value-type="float" office:value="106">
            <text:p>106</text:p>
          </table:table-cell>
          <table:table-cell table:style-name="ce4" table:formula="of:=DEC2HEX([.D288])" office:value-type="string" office:string-value="6A">
            <text:p>6A</text:p>
          </table:table-cell>
          <table:table-cell table:style-name="ce4" table:formula="of:=([.B288]*[.B288])" office:value-type="float" office:value="0.00708964">
            <text:p>0,0071</text:p>
          </table:table-cell>
          <table:table-cell table:style-name="ce4" table:formula="of:=[.B288]-[.B287]" office:value-type="float" office:value="-0.0968">
            <text:p>-0,096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87">
            <text:p>287</text:p>
          </table:table-cell>
          <table:table-cell table:style-name="ce3" office:value-type="float" office:value="-0.1826">
            <text:p>-0,1826</text:p>
          </table:table-cell>
          <table:table-cell table:style-name="ce4" table:formula="of:=([.B289]-[.$H$2])*256" office:value-type="float" office:value="-46.7456">
            <text:p>-46,7456</text:p>
          </table:table-cell>
          <table:table-cell table:style-name="ce2" table:formula="of:=ROUND([.C289])+128" office:value-type="float" office:value="81">
            <text:p>81</text:p>
          </table:table-cell>
          <table:table-cell table:style-name="ce4" table:formula="of:=DEC2HEX([.D289])" office:value-type="string" office:string-value="51">
            <text:p>51</text:p>
          </table:table-cell>
          <table:table-cell table:style-name="ce4" table:formula="of:=([.B289]*[.B289])" office:value-type="float" office:value="0.03334276">
            <text:p>0,0333</text:p>
          </table:table-cell>
          <table:table-cell table:style-name="ce4" table:formula="of:=[.B289]-[.B288]" office:value-type="float" office:value="-0.0984">
            <text:p>-0,098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88">
            <text:p>288</text:p>
          </table:table-cell>
          <table:table-cell table:style-name="ce3" office:value-type="float" office:value="-0.2641">
            <text:p>-0,2641</text:p>
          </table:table-cell>
          <table:table-cell table:style-name="ce4" table:formula="of:=([.B290]-[.$H$2])*256" office:value-type="float" office:value="-67.6096">
            <text:p>-67,6096</text:p>
          </table:table-cell>
          <table:table-cell table:style-name="ce2" table:formula="of:=ROUND([.C290])+128" office:value-type="float" office:value="60">
            <text:p>60</text:p>
          </table:table-cell>
          <table:table-cell table:style-name="ce4" table:formula="of:=DEC2HEX([.D290])" office:value-type="string" office:string-value="3C">
            <text:p>3C</text:p>
          </table:table-cell>
          <table:table-cell table:style-name="ce4" table:formula="of:=([.B290]*[.B290])" office:value-type="float" office:value="0.06974881">
            <text:p>0,0697</text:p>
          </table:table-cell>
          <table:table-cell table:style-name="ce4" table:formula="of:=[.B290]-[.B289]" office:value-type="float" office:value="-0.0815">
            <text:p>-0,081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89">
            <text:p>289</text:p>
          </table:table-cell>
          <table:table-cell table:style-name="ce3" office:value-type="float" office:value="-0.3436">
            <text:p>-0,3436</text:p>
          </table:table-cell>
          <table:table-cell table:style-name="ce4" table:formula="of:=([.B291]-[.$H$2])*256" office:value-type="float" office:value="-87.9616">
            <text:p>-87,9616</text:p>
          </table:table-cell>
          <table:table-cell table:style-name="ce2" table:formula="of:=ROUND([.C291])+128" office:value-type="float" office:value="40">
            <text:p>40</text:p>
          </table:table-cell>
          <table:table-cell table:style-name="ce4" table:formula="of:=DEC2HEX([.D291])" office:value-type="string" office:string-value="28">
            <text:p>28</text:p>
          </table:table-cell>
          <table:table-cell table:style-name="ce4" table:formula="of:=([.B291]*[.B291])" office:value-type="float" office:value="0.11806096">
            <text:p>0,1181</text:p>
          </table:table-cell>
          <table:table-cell table:style-name="ce4" table:formula="of:=[.B291]-[.B290]" office:value-type="float" office:value="-0.0795">
            <text:p>-0,079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90">
            <text:p>290</text:p>
          </table:table-cell>
          <table:table-cell table:style-name="ce3" office:value-type="float" office:value="-0.3949">
            <text:p>-0,3949</text:p>
          </table:table-cell>
          <table:table-cell table:style-name="ce4" table:formula="of:=([.B292]-[.$H$2])*256" office:value-type="float" office:value="-101.0944">
            <text:p>-101,0944</text:p>
          </table:table-cell>
          <table:table-cell table:style-name="ce2" table:formula="of:=ROUND([.C292])+128" office:value-type="float" office:value="27">
            <text:p>27</text:p>
          </table:table-cell>
          <table:table-cell table:style-name="ce4" table:formula="of:=DEC2HEX([.D292])" office:value-type="string" office:string-value="1B">
            <text:p>1B</text:p>
          </table:table-cell>
          <table:table-cell table:style-name="ce4" table:formula="of:=([.B292]*[.B292])" office:value-type="float" office:value="0.15594601">
            <text:p>0,1559</text:p>
          </table:table-cell>
          <table:table-cell table:style-name="ce4" table:formula="of:=[.B292]-[.B291]" office:value-type="float" office:value="-0.0513">
            <text:p>-0,051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91">
            <text:p>291</text:p>
          </table:table-cell>
          <table:table-cell table:style-name="ce3" office:value-type="float" office:value="-0.4295">
            <text:p>-0,4295</text:p>
          </table:table-cell>
          <table:table-cell table:style-name="ce4" table:formula="of:=([.B293]-[.$H$2])*256" office:value-type="float" office:value="-109.952">
            <text:p>-109,9520</text:p>
          </table:table-cell>
          <table:table-cell table:style-name="ce2" table:formula="of:=ROUND([.C293])+128" office:value-type="float" office:value="18">
            <text:p>18</text:p>
          </table:table-cell>
          <table:table-cell table:style-name="ce4" table:formula="of:=DEC2HEX([.D293])" office:value-type="string" office:string-value="12">
            <text:p>12</text:p>
          </table:table-cell>
          <table:table-cell table:style-name="ce4" table:formula="of:=([.B293]*[.B293])" office:value-type="float" office:value="0.18447025">
            <text:p>0,1845</text:p>
          </table:table-cell>
          <table:table-cell table:style-name="ce4" table:formula="of:=[.B293]-[.B292]" office:value-type="float" office:value="-0.0346">
            <text:p>-0,034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92">
            <text:p>292</text:p>
          </table:table-cell>
          <table:table-cell table:style-name="ce3" office:value-type="float" office:value="-0.4295">
            <text:p>-0,4295</text:p>
          </table:table-cell>
          <table:table-cell table:style-name="ce4" table:formula="of:=([.B294]-[.$H$2])*256" office:value-type="float" office:value="-109.952">
            <text:p>-109,9520</text:p>
          </table:table-cell>
          <table:table-cell table:style-name="ce2" table:formula="of:=ROUND([.C294])+128" office:value-type="float" office:value="18">
            <text:p>18</text:p>
          </table:table-cell>
          <table:table-cell table:style-name="ce4" table:formula="of:=DEC2HEX([.D294])" office:value-type="string" office:string-value="12">
            <text:p>12</text:p>
          </table:table-cell>
          <table:table-cell table:style-name="ce4" table:formula="of:=([.B294]*[.B294])" office:value-type="float" office:value="0.18447025">
            <text:p>0,1845</text:p>
          </table:table-cell>
          <table:table-cell table:style-name="ce4" table:formula="of:=[.B294]-[.B293]" office:value-type="float" office:value="0">
            <text:p>0,00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93">
            <text:p>293</text:p>
          </table:table-cell>
          <table:table-cell table:style-name="ce3" office:value-type="float" office:value="-0.4022">
            <text:p>-0,4022</text:p>
          </table:table-cell>
          <table:table-cell table:style-name="ce4" table:formula="of:=([.B295]-[.$H$2])*256" office:value-type="float" office:value="-102.9632">
            <text:p>-102,9632</text:p>
          </table:table-cell>
          <table:table-cell table:style-name="ce2" table:formula="of:=ROUND([.C295])+128" office:value-type="float" office:value="25">
            <text:p>25</text:p>
          </table:table-cell>
          <table:table-cell table:style-name="ce4" table:formula="of:=DEC2HEX([.D295])" office:value-type="string" office:string-value="19">
            <text:p>19</text:p>
          </table:table-cell>
          <table:table-cell table:style-name="ce4" table:formula="of:=([.B295]*[.B295])" office:value-type="float" office:value="0.16176484">
            <text:p>0,1618</text:p>
          </table:table-cell>
          <table:table-cell table:style-name="ce4" table:formula="of:=[.B295]-[.B294]" office:value-type="float" office:value="0.0273">
            <text:p>0,027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94">
            <text:p>294</text:p>
          </table:table-cell>
          <table:table-cell table:style-name="ce3" office:value-type="float" office:value="-0.3514">
            <text:p>-0,3514</text:p>
          </table:table-cell>
          <table:table-cell table:style-name="ce4" table:formula="of:=([.B296]-[.$H$2])*256" office:value-type="float" office:value="-89.9584">
            <text:p>-89,9584</text:p>
          </table:table-cell>
          <table:table-cell table:style-name="ce2" table:formula="of:=ROUND([.C296])+128" office:value-type="float" office:value="38">
            <text:p>38</text:p>
          </table:table-cell>
          <table:table-cell table:style-name="ce4" table:formula="of:=DEC2HEX([.D296])" office:value-type="string" office:string-value="26">
            <text:p>26</text:p>
          </table:table-cell>
          <table:table-cell table:style-name="ce4" table:formula="of:=([.B296]*[.B296])" office:value-type="float" office:value="0.12348196">
            <text:p>0,1235</text:p>
          </table:table-cell>
          <table:table-cell table:style-name="ce4" table:formula="of:=[.B296]-[.B295]" office:value-type="float" office:value="0.0508">
            <text:p>0,05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95">
            <text:p>295</text:p>
          </table:table-cell>
          <table:table-cell table:style-name="ce3" office:value-type="float" office:value="-0.2821">
            <text:p>-0,2821</text:p>
          </table:table-cell>
          <table:table-cell table:style-name="ce4" table:formula="of:=([.B297]-[.$H$2])*256" office:value-type="float" office:value="-72.2176">
            <text:p>-72,2176</text:p>
          </table:table-cell>
          <table:table-cell table:style-name="ce2" table:formula="of:=ROUND([.C297])+128" office:value-type="float" office:value="56">
            <text:p>56</text:p>
          </table:table-cell>
          <table:table-cell table:style-name="ce4" table:formula="of:=DEC2HEX([.D297])" office:value-type="string" office:string-value="38">
            <text:p>38</text:p>
          </table:table-cell>
          <table:table-cell table:style-name="ce4" table:formula="of:=([.B297]*[.B297])" office:value-type="float" office:value="0.07958041">
            <text:p>0,0796</text:p>
          </table:table-cell>
          <table:table-cell table:style-name="ce4" table:formula="of:=[.B297]-[.B296]" office:value-type="float" office:value="0.0693">
            <text:p>0,069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96">
            <text:p>296</text:p>
          </table:table-cell>
          <table:table-cell table:style-name="ce3" office:value-type="float" office:value="-0.2006">
            <text:p>-0,2006</text:p>
          </table:table-cell>
          <table:table-cell table:style-name="ce4" table:formula="of:=([.B298]-[.$H$2])*256" office:value-type="float" office:value="-51.3536">
            <text:p>-51,3536</text:p>
          </table:table-cell>
          <table:table-cell table:style-name="ce2" table:formula="of:=ROUND([.C298])+128" office:value-type="float" office:value="77">
            <text:p>77</text:p>
          </table:table-cell>
          <table:table-cell table:style-name="ce4" table:formula="of:=DEC2HEX([.D298])" office:value-type="string" office:string-value="4D">
            <text:p>4D</text:p>
          </table:table-cell>
          <table:table-cell table:style-name="ce4" table:formula="of:=([.B298]*[.B298])" office:value-type="float" office:value="0.04024036">
            <text:p>0,0402</text:p>
          </table:table-cell>
          <table:table-cell table:style-name="ce4" table:formula="of:=[.B298]-[.B297]" office:value-type="float" office:value="0.0815">
            <text:p>0,081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97">
            <text:p>297</text:p>
          </table:table-cell>
          <table:table-cell table:style-name="ce3" office:value-type="float" office:value="-0.1202">
            <text:p>-0,1202</text:p>
          </table:table-cell>
          <table:table-cell table:style-name="ce4" table:formula="of:=([.B299]-[.$H$2])*256" office:value-type="float" office:value="-30.7712">
            <text:p>-30,7712</text:p>
          </table:table-cell>
          <table:table-cell table:style-name="ce2" table:formula="of:=ROUND([.C299])+128" office:value-type="float" office:value="97">
            <text:p>97</text:p>
          </table:table-cell>
          <table:table-cell table:style-name="ce4" table:formula="of:=DEC2HEX([.D299])" office:value-type="string" office:string-value="61">
            <text:p>61</text:p>
          </table:table-cell>
          <table:table-cell table:style-name="ce4" table:formula="of:=([.B299]*[.B299])" office:value-type="float" office:value="0.01444804">
            <text:p>0,0144</text:p>
          </table:table-cell>
          <table:table-cell table:style-name="ce4" table:formula="of:=[.B299]-[.B298]" office:value-type="float" office:value="0.0804">
            <text:p>0,080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298">
            <text:p>298</text:p>
          </table:table-cell>
          <table:table-cell table:style-name="ce3" office:value-type="float" office:value="-0.0269">
            <text:p>-0,0269</text:p>
          </table:table-cell>
          <table:table-cell table:style-name="ce4" table:formula="of:=([.B300]-[.$H$2])*256" office:value-type="float" office:value="-6.8864">
            <text:p>-6,8864</text:p>
          </table:table-cell>
          <table:table-cell table:style-name="ce2" table:formula="of:=ROUND([.C300])+128" office:value-type="float" office:value="121">
            <text:p>121</text:p>
          </table:table-cell>
          <table:table-cell table:style-name="ce4" table:formula="of:=DEC2HEX([.D300])" office:value-type="string" office:string-value="79">
            <text:p>79</text:p>
          </table:table-cell>
          <table:table-cell table:style-name="ce4" table:formula="of:=([.B300]*[.B300])" office:value-type="float" office:value="0.00072361">
            <text:p>0,0007</text:p>
          </table:table-cell>
          <table:table-cell table:style-name="ce4" table:formula="of:=[.B300]-[.B299]" office:value-type="float" office:value="0.0933">
            <text:p>0,0933</text:p>
          </table:table-cell>
          <table:table-cell table:style-name="ce4" table:formula="of:=([.B301]-[.B300])/([.A301]-[.A300])" office:value-type="float" office:value="0.1022">
            <text:p>0,1022</text:p>
          </table:table-cell>
          <table:table-cell table:style-name="ce4" table:formula="of:=[.B300]-[.H300]*[.A300]" office:value-type="float" office:value="-30.4825">
            <text:p>-30,4825</text:p>
          </table:table-cell>
          <table:table-cell table:style-name="ce4" table:formula="of:=-[.I300]/[.H300]" office:value-type="float" office:value="298.263209393346">
            <text:p>298,2632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299">
            <text:p>299</text:p>
          </table:table-cell>
          <table:table-cell table:style-name="ce3" office:value-type="float" office:value="0.0753">
            <text:p>0,0753</text:p>
          </table:table-cell>
          <table:table-cell table:style-name="ce4" table:formula="of:=([.B301]-[.$H$2])*256" office:value-type="float" office:value="19.2768">
            <text:p>19,2768</text:p>
          </table:table-cell>
          <table:table-cell table:style-name="ce2" table:formula="of:=ROUND([.C301])+128" office:value-type="float" office:value="147">
            <text:p>147</text:p>
          </table:table-cell>
          <table:table-cell table:style-name="ce4" table:formula="of:=DEC2HEX([.D301])" office:value-type="string" office:string-value="93">
            <text:p>93</text:p>
          </table:table-cell>
          <table:table-cell table:style-name="ce4" table:formula="of:=([.B301]*[.B301])" office:value-type="float" office:value="0.00567009">
            <text:p>0,0057</text:p>
          </table:table-cell>
          <table:table-cell table:style-name="ce4" table:formula="of:=[.B301]-[.B300]" office:value-type="float" office:value="0.1022">
            <text:p>0,102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0">
            <text:p>300</text:p>
          </table:table-cell>
          <table:table-cell table:style-name="ce3" office:value-type="float" office:value="0.1648">
            <text:p>0,1648</text:p>
          </table:table-cell>
          <table:table-cell table:style-name="ce4" table:formula="of:=([.B302]-[.$H$2])*256" office:value-type="float" office:value="42.1888">
            <text:p>42,1888</text:p>
          </table:table-cell>
          <table:table-cell table:style-name="ce2" table:formula="of:=ROUND([.C302])+128" office:value-type="float" office:value="170">
            <text:p>170</text:p>
          </table:table-cell>
          <table:table-cell table:style-name="ce4" table:formula="of:=DEC2HEX([.D302])" office:value-type="string" office:string-value="AA">
            <text:p>AA</text:p>
          </table:table-cell>
          <table:table-cell table:style-name="ce4" table:formula="of:=([.B302]*[.B302])" office:value-type="float" office:value="0.02715904">
            <text:p>0,0272</text:p>
          </table:table-cell>
          <table:table-cell table:style-name="ce4" table:formula="of:=[.B302]-[.B301]" office:value-type="float" office:value="0.0895">
            <text:p>0,089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1">
            <text:p>301</text:p>
          </table:table-cell>
          <table:table-cell table:style-name="ce3" office:value-type="float" office:value="0.2606">
            <text:p>0,2606</text:p>
          </table:table-cell>
          <table:table-cell table:style-name="ce4" table:formula="of:=([.B303]-[.$H$2])*256" office:value-type="float" office:value="66.7136">
            <text:p>66,7136</text:p>
          </table:table-cell>
          <table:table-cell table:style-name="ce2" table:formula="of:=ROUND([.C303])+128" office:value-type="float" office:value="195">
            <text:p>195</text:p>
          </table:table-cell>
          <table:table-cell table:style-name="ce4" table:formula="of:=DEC2HEX([.D303])" office:value-type="string" office:string-value="C3">
            <text:p>C3</text:p>
          </table:table-cell>
          <table:table-cell table:style-name="ce4" table:formula="of:=([.B303]*[.B303])" office:value-type="float" office:value="0.06791236">
            <text:p>0,0679</text:p>
          </table:table-cell>
          <table:table-cell table:style-name="ce4" table:formula="of:=[.B303]-[.B302]" office:value-type="float" office:value="0.0958">
            <text:p>0,095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2">
            <text:p>302</text:p>
          </table:table-cell>
          <table:table-cell table:style-name="ce3" office:value-type="float" office:value="0.3421">
            <text:p>0,3421</text:p>
          </table:table-cell>
          <table:table-cell table:style-name="ce4" table:formula="of:=([.B304]-[.$H$2])*256" office:value-type="float" office:value="87.5776">
            <text:p>87,5776</text:p>
          </table:table-cell>
          <table:table-cell table:style-name="ce2" table:formula="of:=ROUND([.C304])+128" office:value-type="float" office:value="216">
            <text:p>216</text:p>
          </table:table-cell>
          <table:table-cell table:style-name="ce4" table:formula="of:=DEC2HEX([.D304])" office:value-type="string" office:string-value="D8">
            <text:p>D8</text:p>
          </table:table-cell>
          <table:table-cell table:style-name="ce4" table:formula="of:=([.B304]*[.B304])" office:value-type="float" office:value="0.11703241">
            <text:p>0,1170</text:p>
          </table:table-cell>
          <table:table-cell table:style-name="ce4" table:formula="of:=[.B304]-[.B303]" office:value-type="float" office:value="0.0815">
            <text:p>0,081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3">
            <text:p>303</text:p>
          </table:table-cell>
          <table:table-cell table:style-name="ce3" office:value-type="float" office:value="0.396">
            <text:p>0,3960</text:p>
          </table:table-cell>
          <table:table-cell table:style-name="ce4" table:formula="of:=([.B305]-[.$H$2])*256" office:value-type="float" office:value="101.376">
            <text:p>101,3760</text:p>
          </table:table-cell>
          <table:table-cell table:style-name="ce2" table:formula="of:=ROUND([.C305])+128" office:value-type="float" office:value="229">
            <text:p>229</text:p>
          </table:table-cell>
          <table:table-cell table:style-name="ce4" table:formula="of:=DEC2HEX([.D305])" office:value-type="string" office:string-value="E5">
            <text:p>E5</text:p>
          </table:table-cell>
          <table:table-cell table:style-name="ce4" table:formula="of:=([.B305]*[.B305])" office:value-type="float" office:value="0.156816">
            <text:p>0,1568</text:p>
          </table:table-cell>
          <table:table-cell table:style-name="ce4" table:formula="of:=[.B305]-[.B304]" office:value-type="float" office:value="0.0539">
            <text:p>0,053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4">
            <text:p>304</text:p>
          </table:table-cell>
          <table:table-cell table:style-name="ce3" office:value-type="float" office:value="0.4189">
            <text:p>0,4189</text:p>
          </table:table-cell>
          <table:table-cell table:style-name="ce4" table:formula="of:=([.B306]-[.$H$2])*256" office:value-type="float" office:value="107.2384">
            <text:p>107,2384</text:p>
          </table:table-cell>
          <table:table-cell table:style-name="ce2" table:formula="of:=ROUND([.C306])+128" office:value-type="float" office:value="235">
            <text:p>235</text:p>
          </table:table-cell>
          <table:table-cell table:style-name="ce4" table:formula="of:=DEC2HEX([.D306])" office:value-type="string" office:string-value="EB">
            <text:p>EB</text:p>
          </table:table-cell>
          <table:table-cell table:style-name="ce4" table:formula="of:=([.B306]*[.B306])" office:value-type="float" office:value="0.17547721">
            <text:p>0,1755</text:p>
          </table:table-cell>
          <table:table-cell table:style-name="ce4" table:formula="of:=[.B306]-[.B305]" office:value-type="float" office:value="0.0229">
            <text:p>0,022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5">
            <text:p>305</text:p>
          </table:table-cell>
          <table:table-cell table:style-name="ce3" office:value-type="float" office:value="0.4082">
            <text:p>0,4082</text:p>
          </table:table-cell>
          <table:table-cell table:style-name="ce4" table:formula="of:=([.B307]-[.$H$2])*256" office:value-type="float" office:value="104.4992">
            <text:p>104,4992</text:p>
          </table:table-cell>
          <table:table-cell table:style-name="ce2" table:formula="of:=ROUND([.C307])+128" office:value-type="float" office:value="232">
            <text:p>232</text:p>
          </table:table-cell>
          <table:table-cell table:style-name="ce4" table:formula="of:=DEC2HEX([.D307])" office:value-type="string" office:string-value="E8">
            <text:p>E8</text:p>
          </table:table-cell>
          <table:table-cell table:style-name="ce4" table:formula="of:=([.B307]*[.B307])" office:value-type="float" office:value="0.16662724">
            <text:p>0,1666</text:p>
          </table:table-cell>
          <table:table-cell table:style-name="ce4" table:formula="of:=[.B307]-[.B306]" office:value-type="float" office:value="-0.0107">
            <text:p>-0,010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6">
            <text:p>306</text:p>
          </table:table-cell>
          <table:table-cell table:style-name="ce3" office:value-type="float" office:value="0.3738">
            <text:p>0,3738</text:p>
          </table:table-cell>
          <table:table-cell table:style-name="ce4" table:formula="of:=([.B308]-[.$H$2])*256" office:value-type="float" office:value="95.6928">
            <text:p>95,6928</text:p>
          </table:table-cell>
          <table:table-cell table:style-name="ce2" table:formula="of:=ROUND([.C308])+128" office:value-type="float" office:value="224">
            <text:p>224</text:p>
          </table:table-cell>
          <table:table-cell table:style-name="ce4" table:formula="of:=DEC2HEX([.D308])" office:value-type="string" office:string-value="E0">
            <text:p>E0</text:p>
          </table:table-cell>
          <table:table-cell table:style-name="ce4" table:formula="of:=([.B308]*[.B308])" office:value-type="float" office:value="0.13972644">
            <text:p>0,1397</text:p>
          </table:table-cell>
          <table:table-cell table:style-name="ce4" table:formula="of:=[.B308]-[.B307]" office:value-type="float" office:value="-0.0344">
            <text:p>-0,034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7">
            <text:p>307</text:p>
          </table:table-cell>
          <table:table-cell table:style-name="ce3" office:value-type="float" office:value="0.3008">
            <text:p>0,3008</text:p>
          </table:table-cell>
          <table:table-cell table:style-name="ce4" table:formula="of:=([.B309]-[.$H$2])*256" office:value-type="float" office:value="77.0048">
            <text:p>77,0048</text:p>
          </table:table-cell>
          <table:table-cell table:style-name="ce2" table:formula="of:=ROUND([.C309])+128" office:value-type="float" office:value="205">
            <text:p>205</text:p>
          </table:table-cell>
          <table:table-cell table:style-name="ce4" table:formula="of:=DEC2HEX([.D309])" office:value-type="string" office:string-value="CD">
            <text:p>CD</text:p>
          </table:table-cell>
          <table:table-cell table:style-name="ce4" table:formula="of:=([.B309]*[.B309])" office:value-type="float" office:value="0.09048064">
            <text:p>0,0905</text:p>
          </table:table-cell>
          <table:table-cell table:style-name="ce4" table:formula="of:=[.B309]-[.B308]" office:value-type="float" office:value="-0.073">
            <text:p>-0,073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8">
            <text:p>308</text:p>
          </table:table-cell>
          <table:table-cell table:style-name="ce3" office:value-type="float" office:value="0.2068">
            <text:p>0,2068</text:p>
          </table:table-cell>
          <table:table-cell table:style-name="ce4" table:formula="of:=([.B310]-[.$H$2])*256" office:value-type="float" office:value="52.9408">
            <text:p>52,9408</text:p>
          </table:table-cell>
          <table:table-cell table:style-name="ce2" table:formula="of:=ROUND([.C310])+128" office:value-type="float" office:value="181">
            <text:p>181</text:p>
          </table:table-cell>
          <table:table-cell table:style-name="ce4" table:formula="of:=DEC2HEX([.D310])" office:value-type="string" office:string-value="B5">
            <text:p>B5</text:p>
          </table:table-cell>
          <table:table-cell table:style-name="ce4" table:formula="of:=([.B310]*[.B310])" office:value-type="float" office:value="0.04276624">
            <text:p>0,0428</text:p>
          </table:table-cell>
          <table:table-cell table:style-name="ce4" table:formula="of:=[.B310]-[.B309]" office:value-type="float" office:value="-0.094">
            <text:p>-0,094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09">
            <text:p>309</text:p>
          </table:table-cell>
          <table:table-cell table:style-name="ce3" office:value-type="float" office:value="0.0975">
            <text:p>0,0975</text:p>
          </table:table-cell>
          <table:table-cell table:style-name="ce4" table:formula="of:=([.B311]-[.$H$2])*256" office:value-type="float" office:value="24.96">
            <text:p>24,9600</text:p>
          </table:table-cell>
          <table:table-cell table:style-name="ce2" table:formula="of:=ROUND([.C311])+128" office:value-type="float" office:value="153">
            <text:p>153</text:p>
          </table:table-cell>
          <table:table-cell table:style-name="ce4" table:formula="of:=DEC2HEX([.D311])" office:value-type="string" office:string-value="99">
            <text:p>99</text:p>
          </table:table-cell>
          <table:table-cell table:style-name="ce4" table:formula="of:=([.B311]*[.B311])" office:value-type="float" office:value="0.00950625">
            <text:p>0,0095</text:p>
          </table:table-cell>
          <table:table-cell table:style-name="ce4" table:formula="of:=[.B311]-[.B310]" office:value-type="float" office:value="-0.1093">
            <text:p>-0,109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10">
            <text:p>310</text:p>
          </table:table-cell>
          <table:table-cell table:style-name="ce3" office:value-type="float" office:value="0.0096">
            <text:p>0,0096</text:p>
          </table:table-cell>
          <table:table-cell table:style-name="ce4" table:formula="of:=([.B312]-[.$H$2])*256" office:value-type="float" office:value="2.4576">
            <text:p>2,4576</text:p>
          </table:table-cell>
          <table:table-cell table:style-name="ce2" table:formula="of:=ROUND([.C312])+128" office:value-type="float" office:value="130">
            <text:p>130</text:p>
          </table:table-cell>
          <table:table-cell table:style-name="ce4" table:formula="of:=DEC2HEX([.D312])" office:value-type="string" office:string-value="82">
            <text:p>82</text:p>
          </table:table-cell>
          <table:table-cell table:style-name="ce4" table:formula="of:=([.B312]*[.B312])" office:value-type="float" office:value="0.00009216">
            <text:p>0,0001</text:p>
          </table:table-cell>
          <table:table-cell table:style-name="ce4" table:formula="of:=[.B312]-[.B311]" office:value-type="float" office:value="-0.0879">
            <text:p>-0,0879</text:p>
          </table:table-cell>
          <table:table-cell table:style-name="ce4" table:formula="of:=([.B313]-[.B312])/([.A313]-[.A312])" office:value-type="float" office:value="-0.1077">
            <text:p>-0,1077</text:p>
          </table:table-cell>
          <table:table-cell table:style-name="ce4" table:formula="of:=[.B312]-[.H312]*[.A312]" office:value-type="float" office:value="33.3966">
            <text:p>33,3966</text:p>
          </table:table-cell>
          <table:table-cell table:style-name="ce4" table:formula="of:=-[.I312]/[.H312]" office:value-type="float" office:value="310.089136490251">
            <text:p>310,0891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311">
            <text:p>311</text:p>
          </table:table-cell>
          <table:table-cell table:style-name="ce3" office:value-type="float" office:value="-0.0981">
            <text:p>-0,0981</text:p>
          </table:table-cell>
          <table:table-cell table:style-name="ce4" table:formula="of:=([.B313]-[.$H$2])*256" office:value-type="float" office:value="-25.1136">
            <text:p>-25,1136</text:p>
          </table:table-cell>
          <table:table-cell table:style-name="ce2" table:formula="of:=ROUND([.C313])+128" office:value-type="float" office:value="103">
            <text:p>103</text:p>
          </table:table-cell>
          <table:table-cell table:style-name="ce4" table:formula="of:=DEC2HEX([.D313])" office:value-type="string" office:string-value="67">
            <text:p>67</text:p>
          </table:table-cell>
          <table:table-cell table:style-name="ce4" table:formula="of:=([.B313]*[.B313])" office:value-type="float" office:value="0.00962361">
            <text:p>0,0096</text:p>
          </table:table-cell>
          <table:table-cell table:style-name="ce4" table:formula="of:=[.B313]-[.B312]" office:value-type="float" office:value="-0.1077">
            <text:p>-0,107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12">
            <text:p>312</text:p>
          </table:table-cell>
          <table:table-cell table:style-name="ce3" office:value-type="float" office:value="-0.1875">
            <text:p>-0,1875</text:p>
          </table:table-cell>
          <table:table-cell table:style-name="ce4" table:formula="of:=([.B314]-[.$H$2])*256" office:value-type="float" office:value="-48">
            <text:p>-48,0000</text:p>
          </table:table-cell>
          <table:table-cell table:style-name="ce2" table:formula="of:=ROUND([.C314])+128" office:value-type="float" office:value="80">
            <text:p>80</text:p>
          </table:table-cell>
          <table:table-cell table:style-name="ce4" table:formula="of:=DEC2HEX([.D314])" office:value-type="string" office:string-value="50">
            <text:p>50</text:p>
          </table:table-cell>
          <table:table-cell table:style-name="ce4" table:formula="of:=([.B314]*[.B314])" office:value-type="float" office:value="0.03515625">
            <text:p>0,0352</text:p>
          </table:table-cell>
          <table:table-cell table:style-name="ce4" table:formula="of:=[.B314]-[.B313]" office:value-type="float" office:value="-0.0894">
            <text:p>-0,089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13">
            <text:p>313</text:p>
          </table:table-cell>
          <table:table-cell table:style-name="ce3" office:value-type="float" office:value="-0.2684">
            <text:p>-0,2684</text:p>
          </table:table-cell>
          <table:table-cell table:style-name="ce4" table:formula="of:=([.B315]-[.$H$2])*256" office:value-type="float" office:value="-68.7104">
            <text:p>-68,7104</text:p>
          </table:table-cell>
          <table:table-cell table:style-name="ce2" table:formula="of:=ROUND([.C315])+128" office:value-type="float" office:value="59">
            <text:p>59</text:p>
          </table:table-cell>
          <table:table-cell table:style-name="ce4" table:formula="of:=DEC2HEX([.D315])" office:value-type="string" office:string-value="3B">
            <text:p>3B</text:p>
          </table:table-cell>
          <table:table-cell table:style-name="ce4" table:formula="of:=([.B315]*[.B315])" office:value-type="float" office:value="0.07203856">
            <text:p>0,0720</text:p>
          </table:table-cell>
          <table:table-cell table:style-name="ce4" table:formula="of:=[.B315]-[.B314]" office:value-type="float" office:value="-0.0809">
            <text:p>-0,080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14">
            <text:p>314</text:p>
          </table:table-cell>
          <table:table-cell table:style-name="ce3" office:value-type="float" office:value="-0.3319">
            <text:p>-0,3319</text:p>
          </table:table-cell>
          <table:table-cell table:style-name="ce4" table:formula="of:=([.B316]-[.$H$2])*256" office:value-type="float" office:value="-84.9664">
            <text:p>-84,9664</text:p>
          </table:table-cell>
          <table:table-cell table:style-name="ce2" table:formula="of:=ROUND([.C316])+128" office:value-type="float" office:value="43">
            <text:p>43</text:p>
          </table:table-cell>
          <table:table-cell table:style-name="ce4" table:formula="of:=DEC2HEX([.D316])" office:value-type="string" office:string-value="2B">
            <text:p>2B</text:p>
          </table:table-cell>
          <table:table-cell table:style-name="ce4" table:formula="of:=([.B316]*[.B316])" office:value-type="float" office:value="0.11015761">
            <text:p>0,1102</text:p>
          </table:table-cell>
          <table:table-cell table:style-name="ce4" table:formula="of:=[.B316]-[.B315]" office:value-type="float" office:value="-0.0635">
            <text:p>-0,063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15">
            <text:p>315</text:p>
          </table:table-cell>
          <table:table-cell table:style-name="ce3" office:value-type="float" office:value="-0.3758">
            <text:p>-0,3758</text:p>
          </table:table-cell>
          <table:table-cell table:style-name="ce4" table:formula="of:=([.B317]-[.$H$2])*256" office:value-type="float" office:value="-96.2048">
            <text:p>-96,2048</text:p>
          </table:table-cell>
          <table:table-cell table:style-name="ce2" table:formula="of:=ROUND([.C317])+128" office:value-type="float" office:value="32">
            <text:p>32</text:p>
          </table:table-cell>
          <table:table-cell table:style-name="ce4" table:formula="of:=DEC2HEX([.D317])" office:value-type="string" office:string-value="20">
            <text:p>20</text:p>
          </table:table-cell>
          <table:table-cell table:style-name="ce4" table:formula="of:=([.B317]*[.B317])" office:value-type="float" office:value="0.14122564">
            <text:p>0,1412</text:p>
          </table:table-cell>
          <table:table-cell table:style-name="ce4" table:formula="of:=[.B317]-[.B316]" office:value-type="float" office:value="-0.0439">
            <text:p>-0,043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16">
            <text:p>316</text:p>
          </table:table-cell>
          <table:table-cell table:style-name="ce3" office:value-type="float" office:value="-0.3865">
            <text:p>-0,3865</text:p>
          </table:table-cell>
          <table:table-cell table:style-name="ce4" table:formula="of:=([.B318]-[.$H$2])*256" office:value-type="float" office:value="-98.944">
            <text:p>-98,9440</text:p>
          </table:table-cell>
          <table:table-cell table:style-name="ce2" table:formula="of:=ROUND([.C318])+128" office:value-type="float" office:value="29">
            <text:p>29</text:p>
          </table:table-cell>
          <table:table-cell table:style-name="ce4" table:formula="of:=DEC2HEX([.D318])" office:value-type="string" office:string-value="1D">
            <text:p>1D</text:p>
          </table:table-cell>
          <table:table-cell table:style-name="ce4" table:formula="of:=([.B318]*[.B318])" office:value-type="float" office:value="0.14938225">
            <text:p>0,1494</text:p>
          </table:table-cell>
          <table:table-cell table:style-name="ce4" table:formula="of:=[.B318]-[.B317]" office:value-type="float" office:value="-0.0107">
            <text:p>-0,010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17">
            <text:p>317</text:p>
          </table:table-cell>
          <table:table-cell table:style-name="ce3" office:value-type="float" office:value="-0.3758">
            <text:p>-0,3758</text:p>
          </table:table-cell>
          <table:table-cell table:style-name="ce4" table:formula="of:=([.B319]-[.$H$2])*256" office:value-type="float" office:value="-96.2048">
            <text:p>-96,2048</text:p>
          </table:table-cell>
          <table:table-cell table:style-name="ce2" table:formula="of:=ROUND([.C319])+128" office:value-type="float" office:value="32">
            <text:p>32</text:p>
          </table:table-cell>
          <table:table-cell table:style-name="ce4" table:formula="of:=DEC2HEX([.D319])" office:value-type="string" office:string-value="20">
            <text:p>20</text:p>
          </table:table-cell>
          <table:table-cell table:style-name="ce4" table:formula="of:=([.B319]*[.B319])" office:value-type="float" office:value="0.14122564">
            <text:p>0,1412</text:p>
          </table:table-cell>
          <table:table-cell table:style-name="ce4" table:formula="of:=[.B319]-[.B318]" office:value-type="float" office:value="0.0107">
            <text:p>0,010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18">
            <text:p>318</text:p>
          </table:table-cell>
          <table:table-cell table:style-name="ce3" office:value-type="float" office:value="-0.3192">
            <text:p>-0,3192</text:p>
          </table:table-cell>
          <table:table-cell table:style-name="ce4" table:formula="of:=([.B320]-[.$H$2])*256" office:value-type="float" office:value="-81.7152">
            <text:p>-81,7152</text:p>
          </table:table-cell>
          <table:table-cell table:style-name="ce2" table:formula="of:=ROUND([.C320])+128" office:value-type="float" office:value="46">
            <text:p>46</text:p>
          </table:table-cell>
          <table:table-cell table:style-name="ce4" table:formula="of:=DEC2HEX([.D320])" office:value-type="string" office:string-value="2E">
            <text:p>2E</text:p>
          </table:table-cell>
          <table:table-cell table:style-name="ce4" table:formula="of:=([.B320]*[.B320])" office:value-type="float" office:value="0.10188864">
            <text:p>0,1019</text:p>
          </table:table-cell>
          <table:table-cell table:style-name="ce4" table:formula="of:=[.B320]-[.B319]" office:value-type="float" office:value="0.0566">
            <text:p>0,056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19">
            <text:p>319</text:p>
          </table:table-cell>
          <table:table-cell table:style-name="ce3" office:value-type="float" office:value="-0.2377">
            <text:p>-0,2377</text:p>
          </table:table-cell>
          <table:table-cell table:style-name="ce4" table:formula="of:=([.B321]-[.$H$2])*256" office:value-type="float" office:value="-60.8512">
            <text:p>-60,8512</text:p>
          </table:table-cell>
          <table:table-cell table:style-name="ce2" table:formula="of:=ROUND([.C321])+128" office:value-type="float" office:value="67">
            <text:p>67</text:p>
          </table:table-cell>
          <table:table-cell table:style-name="ce4" table:formula="of:=DEC2HEX([.D321])" office:value-type="string" office:string-value="43">
            <text:p>43</text:p>
          </table:table-cell>
          <table:table-cell table:style-name="ce4" table:formula="of:=([.B321]*[.B321])" office:value-type="float" office:value="0.05650129">
            <text:p>0,0565</text:p>
          </table:table-cell>
          <table:table-cell table:style-name="ce4" table:formula="of:=[.B321]-[.B320]" office:value-type="float" office:value="0.0815">
            <text:p>0,081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20">
            <text:p>320</text:p>
          </table:table-cell>
          <table:table-cell table:style-name="ce3" office:value-type="float" office:value="-0.13">
            <text:p>-0,1300</text:p>
          </table:table-cell>
          <table:table-cell table:style-name="ce4" table:formula="of:=([.B322]-[.$H$2])*256" office:value-type="float" office:value="-33.28">
            <text:p>-33,2800</text:p>
          </table:table-cell>
          <table:table-cell table:style-name="ce2" table:formula="of:=ROUND([.C322])+128" office:value-type="float" office:value="95">
            <text:p>95</text:p>
          </table:table-cell>
          <table:table-cell table:style-name="ce4" table:formula="of:=DEC2HEX([.D322])" office:value-type="string" office:string-value="5F">
            <text:p>5F</text:p>
          </table:table-cell>
          <table:table-cell table:style-name="ce4" table:formula="of:=([.B322]*[.B322])" office:value-type="float" office:value="0.0169">
            <text:p>0,0169</text:p>
          </table:table-cell>
          <table:table-cell table:style-name="ce4" table:formula="of:=[.B322]-[.B321]" office:value-type="float" office:value="0.1077">
            <text:p>0,1077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21">
            <text:p>321</text:p>
          </table:table-cell>
          <table:table-cell table:style-name="ce3" office:value-type="float" office:value="-0.0099">
            <text:p>-0,0099</text:p>
          </table:table-cell>
          <table:table-cell table:style-name="ce4" table:formula="of:=([.B323]-[.$H$2])*256" office:value-type="float" office:value="-2.5344">
            <text:p>-2,5344</text:p>
          </table:table-cell>
          <table:table-cell table:style-name="ce2" table:formula="of:=ROUND([.C323])+128" office:value-type="float" office:value="125">
            <text:p>125</text:p>
          </table:table-cell>
          <table:table-cell table:style-name="ce4" table:formula="of:=DEC2HEX([.D323])" office:value-type="string" office:string-value="7D">
            <text:p>7D</text:p>
          </table:table-cell>
          <table:table-cell table:style-name="ce4" table:formula="of:=([.B323]*[.B323])" office:value-type="float" office:value="0.00009801">
            <text:p>0,0001</text:p>
          </table:table-cell>
          <table:table-cell table:style-name="ce4" table:formula="of:=[.B323]-[.B322]" office:value-type="float" office:value="0.1201">
            <text:p>0,1201</text:p>
          </table:table-cell>
          <table:table-cell table:style-name="ce4" table:formula="of:=([.B324]-[.B323])/([.A324]-[.A323])" office:value-type="float" office:value="0.12">
            <text:p>0,1200</text:p>
          </table:table-cell>
          <table:table-cell table:style-name="ce4" table:formula="of:=[.B323]-[.H323]*[.A323]" office:value-type="float" office:value="-38.5299">
            <text:p>-38,5299</text:p>
          </table:table-cell>
          <table:table-cell table:style-name="ce4" table:formula="of:=-[.I323]/[.H323]" office:value-type="float" office:value="321.0825">
            <text:p>321,0825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322">
            <text:p>322</text:p>
          </table:table-cell>
          <table:table-cell table:style-name="ce3" office:value-type="float" office:value="0.1101">
            <text:p>0,1101</text:p>
          </table:table-cell>
          <table:table-cell table:style-name="ce4" table:formula="of:=([.B324]-[.$H$2])*256" office:value-type="float" office:value="28.1856">
            <text:p>28,1856</text:p>
          </table:table-cell>
          <table:table-cell table:style-name="ce2" table:formula="of:=ROUND([.C324])+128" office:value-type="float" office:value="156">
            <text:p>156</text:p>
          </table:table-cell>
          <table:table-cell table:style-name="ce4" table:formula="of:=DEC2HEX([.D324])" office:value-type="string" office:string-value="9C">
            <text:p>9C</text:p>
          </table:table-cell>
          <table:table-cell table:style-name="ce4" table:formula="of:=([.B324]*[.B324])" office:value-type="float" office:value="0.01212201">
            <text:p>0,0121</text:p>
          </table:table-cell>
          <table:table-cell table:style-name="ce4" table:formula="of:=[.B324]-[.B323]" office:value-type="float" office:value="0.12">
            <text:p>0,12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23">
            <text:p>323</text:p>
          </table:table-cell>
          <table:table-cell table:style-name="ce3" office:value-type="float" office:value="0.2087">
            <text:p>0,2087</text:p>
          </table:table-cell>
          <table:table-cell table:style-name="ce4" table:formula="of:=([.B325]-[.$H$2])*256" office:value-type="float" office:value="53.4272">
            <text:p>53,4272</text:p>
          </table:table-cell>
          <table:table-cell table:style-name="ce2" table:formula="of:=ROUND([.C325])+128" office:value-type="float" office:value="181">
            <text:p>181</text:p>
          </table:table-cell>
          <table:table-cell table:style-name="ce4" table:formula="of:=DEC2HEX([.D325])" office:value-type="string" office:string-value="B5">
            <text:p>B5</text:p>
          </table:table-cell>
          <table:table-cell table:style-name="ce4" table:formula="of:=([.B325]*[.B325])" office:value-type="float" office:value="0.04355569">
            <text:p>0,0436</text:p>
          </table:table-cell>
          <table:table-cell table:style-name="ce4" table:formula="of:=[.B325]-[.B324]" office:value-type="float" office:value="0.0986">
            <text:p>0,098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24">
            <text:p>324</text:p>
          </table:table-cell>
          <table:table-cell table:style-name="ce3" office:value-type="float" office:value="0.2857">
            <text:p>0,2857</text:p>
          </table:table-cell>
          <table:table-cell table:style-name="ce4" table:formula="of:=([.B326]-[.$H$2])*256" office:value-type="float" office:value="73.1392">
            <text:p>73,1392</text:p>
          </table:table-cell>
          <table:table-cell table:style-name="ce2" table:formula="of:=ROUND([.C326])+128" office:value-type="float" office:value="201">
            <text:p>201</text:p>
          </table:table-cell>
          <table:table-cell table:style-name="ce4" table:formula="of:=DEC2HEX([.D326])" office:value-type="string" office:string-value="C9">
            <text:p>C9</text:p>
          </table:table-cell>
          <table:table-cell table:style-name="ce4" table:formula="of:=([.B326]*[.B326])" office:value-type="float" office:value="0.08162449">
            <text:p>0,0816</text:p>
          </table:table-cell>
          <table:table-cell table:style-name="ce4" table:formula="of:=[.B326]-[.B325]" office:value-type="float" office:value="0.077">
            <text:p>0,077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25">
            <text:p>325</text:p>
          </table:table-cell>
          <table:table-cell table:style-name="ce3" office:value-type="float" office:value="0.333">
            <text:p>0,3330</text:p>
          </table:table-cell>
          <table:table-cell table:style-name="ce4" table:formula="of:=([.B327]-[.$H$2])*256" office:value-type="float" office:value="85.248">
            <text:p>85,2480</text:p>
          </table:table-cell>
          <table:table-cell table:style-name="ce2" table:formula="of:=ROUND([.C327])+128" office:value-type="float" office:value="213">
            <text:p>213</text:p>
          </table:table-cell>
          <table:table-cell table:style-name="ce4" table:formula="of:=DEC2HEX([.D327])" office:value-type="string" office:string-value="D5">
            <text:p>D5</text:p>
          </table:table-cell>
          <table:table-cell table:style-name="ce4" table:formula="of:=([.B327]*[.B327])" office:value-type="float" office:value="0.110889">
            <text:p>0,1109</text:p>
          </table:table-cell>
          <table:table-cell table:style-name="ce4" table:formula="of:=[.B327]-[.B326]" office:value-type="float" office:value="0.0473">
            <text:p>0,047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26">
            <text:p>326</text:p>
          </table:table-cell>
          <table:table-cell table:style-name="ce3" office:value-type="float" office:value="0.3542">
            <text:p>0,3542</text:p>
          </table:table-cell>
          <table:table-cell table:style-name="ce4" table:formula="of:=([.B328]-[.$H$2])*256" office:value-type="float" office:value="90.6752">
            <text:p>90,6752</text:p>
          </table:table-cell>
          <table:table-cell table:style-name="ce2" table:formula="of:=ROUND([.C328])+128" office:value-type="float" office:value="219">
            <text:p>219</text:p>
          </table:table-cell>
          <table:table-cell table:style-name="ce4" table:formula="of:=DEC2HEX([.D328])" office:value-type="string" office:string-value="DB">
            <text:p>DB</text:p>
          </table:table-cell>
          <table:table-cell table:style-name="ce4" table:formula="of:=([.B328]*[.B328])" office:value-type="float" office:value="0.12545764">
            <text:p>0,1255</text:p>
          </table:table-cell>
          <table:table-cell table:style-name="ce4" table:formula="of:=[.B328]-[.B327]" office:value-type="float" office:value="0.0212">
            <text:p>0,021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27">
            <text:p>327</text:p>
          </table:table-cell>
          <table:table-cell table:style-name="ce3" office:value-type="float" office:value="0.3437">
            <text:p>0,3437</text:p>
          </table:table-cell>
          <table:table-cell table:style-name="ce4" table:formula="of:=([.B329]-[.$H$2])*256" office:value-type="float" office:value="87.9872">
            <text:p>87,9872</text:p>
          </table:table-cell>
          <table:table-cell table:style-name="ce2" table:formula="of:=ROUND([.C329])+128" office:value-type="float" office:value="216">
            <text:p>216</text:p>
          </table:table-cell>
          <table:table-cell table:style-name="ce4" table:formula="of:=DEC2HEX([.D329])" office:value-type="string" office:string-value="D8">
            <text:p>D8</text:p>
          </table:table-cell>
          <table:table-cell table:style-name="ce4" table:formula="of:=([.B329]*[.B329])" office:value-type="float" office:value="0.11812969">
            <text:p>0,1181</text:p>
          </table:table-cell>
          <table:table-cell table:style-name="ce4" table:formula="of:=[.B329]-[.B328]" office:value-type="float" office:value="-0.0105">
            <text:p>-0,010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28">
            <text:p>328</text:p>
          </table:table-cell>
          <table:table-cell table:style-name="ce3" office:value-type="float" office:value="0.3099">
            <text:p>0,3099</text:p>
          </table:table-cell>
          <table:table-cell table:style-name="ce4" table:formula="of:=([.B330]-[.$H$2])*256" office:value-type="float" office:value="79.3344">
            <text:p>79,3344</text:p>
          </table:table-cell>
          <table:table-cell table:style-name="ce2" table:formula="of:=ROUND([.C330])+128" office:value-type="float" office:value="207">
            <text:p>207</text:p>
          </table:table-cell>
          <table:table-cell table:style-name="ce4" table:formula="of:=DEC2HEX([.D330])" office:value-type="string" office:string-value="CF">
            <text:p>CF</text:p>
          </table:table-cell>
          <table:table-cell table:style-name="ce4" table:formula="of:=([.B330]*[.B330])" office:value-type="float" office:value="0.09603801">
            <text:p>0,0960</text:p>
          </table:table-cell>
          <table:table-cell table:style-name="ce4" table:formula="of:=[.B330]-[.B329]" office:value-type="float" office:value="-0.0338">
            <text:p>-0,033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29">
            <text:p>329</text:p>
          </table:table-cell>
          <table:table-cell table:style-name="ce3" office:value-type="float" office:value="0.2498">
            <text:p>0,2498</text:p>
          </table:table-cell>
          <table:table-cell table:style-name="ce4" table:formula="of:=([.B331]-[.$H$2])*256" office:value-type="float" office:value="63.9488">
            <text:p>63,9488</text:p>
          </table:table-cell>
          <table:table-cell table:style-name="ce2" table:formula="of:=ROUND([.C331])+128" office:value-type="float" office:value="192">
            <text:p>192</text:p>
          </table:table-cell>
          <table:table-cell table:style-name="ce4" table:formula="of:=DEC2HEX([.D331])" office:value-type="string" office:string-value="C0">
            <text:p>C0</text:p>
          </table:table-cell>
          <table:table-cell table:style-name="ce4" table:formula="of:=([.B331]*[.B331])" office:value-type="float" office:value="0.06240004">
            <text:p>0,0624</text:p>
          </table:table-cell>
          <table:table-cell table:style-name="ce4" table:formula="of:=[.B331]-[.B330]" office:value-type="float" office:value="-0.0601">
            <text:p>-0,060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30">
            <text:p>330</text:p>
          </table:table-cell>
          <table:table-cell table:style-name="ce3" office:value-type="float" office:value="0.1469">
            <text:p>0,1469</text:p>
          </table:table-cell>
          <table:table-cell table:style-name="ce4" table:formula="of:=([.B332]-[.$H$2])*256" office:value-type="float" office:value="37.6064">
            <text:p>37,6064</text:p>
          </table:table-cell>
          <table:table-cell table:style-name="ce2" table:formula="of:=ROUND([.C332])+128" office:value-type="float" office:value="166">
            <text:p>166</text:p>
          </table:table-cell>
          <table:table-cell table:style-name="ce4" table:formula="of:=DEC2HEX([.D332])" office:value-type="string" office:string-value="A6">
            <text:p>A6</text:p>
          </table:table-cell>
          <table:table-cell table:style-name="ce4" table:formula="of:=([.B332]*[.B332])" office:value-type="float" office:value="0.02157961">
            <text:p>0,0216</text:p>
          </table:table-cell>
          <table:table-cell table:style-name="ce4" table:formula="of:=[.B332]-[.B331]" office:value-type="float" office:value="-0.1029">
            <text:p>-0,1029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31">
            <text:p>331</text:p>
          </table:table-cell>
          <table:table-cell table:style-name="ce3" office:value-type="float" office:value="0.0447">
            <text:p>0,0447</text:p>
          </table:table-cell>
          <table:table-cell table:style-name="ce4" table:formula="of:=([.B333]-[.$H$2])*256" office:value-type="float" office:value="11.4432">
            <text:p>11,4432</text:p>
          </table:table-cell>
          <table:table-cell table:style-name="ce2" table:formula="of:=ROUND([.C333])+128" office:value-type="float" office:value="139">
            <text:p>139</text:p>
          </table:table-cell>
          <table:table-cell table:style-name="ce4" table:formula="of:=DEC2HEX([.D333])" office:value-type="string" office:string-value="8B">
            <text:p>8B</text:p>
          </table:table-cell>
          <table:table-cell table:style-name="ce4" table:formula="of:=([.B333]*[.B333])" office:value-type="float" office:value="0.00199809">
            <text:p>0,0020</text:p>
          </table:table-cell>
          <table:table-cell table:style-name="ce4" table:formula="of:=[.B333]-[.B332]" office:value-type="float" office:value="-0.1022">
            <text:p>-0,1022</text:p>
          </table:table-cell>
          <table:table-cell table:style-name="ce4" table:formula="of:=([.B334]-[.B333])/([.A334]-[.A333])" office:value-type="float" office:value="-0.1253">
            <text:p>-0,1253</text:p>
          </table:table-cell>
          <table:table-cell table:style-name="ce4" table:formula="of:=[.B333]-[.H333]*[.A333]" office:value-type="float" office:value="41.519">
            <text:p>41,5190</text:p>
          </table:table-cell>
          <table:table-cell table:style-name="ce4" table:formula="of:=-[.I333]/[.H333]" office:value-type="float" office:value="331.356743814844">
            <text:p>331,3567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332">
            <text:p>332</text:p>
          </table:table-cell>
          <table:table-cell table:style-name="ce3" office:value-type="float" office:value="-0.0806">
            <text:p>-0,0806</text:p>
          </table:table-cell>
          <table:table-cell table:style-name="ce4" table:formula="of:=([.B334]-[.$H$2])*256" office:value-type="float" office:value="-20.6336">
            <text:p>-20,6336</text:p>
          </table:table-cell>
          <table:table-cell table:style-name="ce2" table:formula="of:=ROUND([.C334])+128" office:value-type="float" office:value="107">
            <text:p>107</text:p>
          </table:table-cell>
          <table:table-cell table:style-name="ce4" table:formula="of:=DEC2HEX([.D334])" office:value-type="string" office:string-value="6B">
            <text:p>6B</text:p>
          </table:table-cell>
          <table:table-cell table:style-name="ce4" table:formula="of:=([.B334]*[.B334])" office:value-type="float" office:value="0.00649636">
            <text:p>0,0065</text:p>
          </table:table-cell>
          <table:table-cell table:style-name="ce4" table:formula="of:=[.B334]-[.B333]" office:value-type="float" office:value="-0.1253">
            <text:p>-0,125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33">
            <text:p>333</text:p>
          </table:table-cell>
          <table:table-cell table:style-name="ce3" office:value-type="float" office:value="-0.2061">
            <text:p>-0,2061</text:p>
          </table:table-cell>
          <table:table-cell table:style-name="ce4" table:formula="of:=([.B335]-[.$H$2])*256" office:value-type="float" office:value="-52.7616">
            <text:p>-52,7616</text:p>
          </table:table-cell>
          <table:table-cell table:style-name="ce2" table:formula="of:=ROUND([.C335])+128" office:value-type="float" office:value="75">
            <text:p>75</text:p>
          </table:table-cell>
          <table:table-cell table:style-name="ce4" table:formula="of:=DEC2HEX([.D335])" office:value-type="string" office:string-value="4B">
            <text:p>4B</text:p>
          </table:table-cell>
          <table:table-cell table:style-name="ce4" table:formula="of:=([.B335]*[.B335])" office:value-type="float" office:value="0.04247721">
            <text:p>0,0425</text:p>
          </table:table-cell>
          <table:table-cell table:style-name="ce4" table:formula="of:=[.B335]-[.B334]" office:value-type="float" office:value="-0.1255">
            <text:p>-0,125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34">
            <text:p>334</text:p>
          </table:table-cell>
          <table:table-cell table:style-name="ce3" office:value-type="float" office:value="-0.3261">
            <text:p>-0,3261</text:p>
          </table:table-cell>
          <table:table-cell table:style-name="ce4" table:formula="of:=([.B336]-[.$H$2])*256" office:value-type="float" office:value="-83.4816">
            <text:p>-83,4816</text:p>
          </table:table-cell>
          <table:table-cell table:style-name="ce2" table:formula="of:=ROUND([.C336])+128" office:value-type="float" office:value="45">
            <text:p>45</text:p>
          </table:table-cell>
          <table:table-cell table:style-name="ce4" table:formula="of:=DEC2HEX([.D336])" office:value-type="string" office:string-value="2D">
            <text:p>2D</text:p>
          </table:table-cell>
          <table:table-cell table:style-name="ce4" table:formula="of:=([.B336]*[.B336])" office:value-type="float" office:value="0.10634121">
            <text:p>0,1063</text:p>
          </table:table-cell>
          <table:table-cell table:style-name="ce4" table:formula="of:=[.B336]-[.B335]" office:value-type="float" office:value="-0.12">
            <text:p>-0,12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35">
            <text:p>335</text:p>
          </table:table-cell>
          <table:table-cell table:style-name="ce3" office:value-type="float" office:value="-0.3847">
            <text:p>-0,3847</text:p>
          </table:table-cell>
          <table:table-cell table:style-name="ce4" table:formula="of:=([.B337]-[.$H$2])*256" office:value-type="float" office:value="-98.4832">
            <text:p>-98,4832</text:p>
          </table:table-cell>
          <table:table-cell table:style-name="ce2" table:formula="of:=ROUND([.C337])+128" office:value-type="float" office:value="30">
            <text:p>30</text:p>
          </table:table-cell>
          <table:table-cell table:style-name="ce4" table:formula="of:=DEC2HEX([.D337])" office:value-type="string" office:string-value="1E">
            <text:p>1E</text:p>
          </table:table-cell>
          <table:table-cell table:style-name="ce4" table:formula="of:=([.B337]*[.B337])" office:value-type="float" office:value="0.14799409">
            <text:p>0,1480</text:p>
          </table:table-cell>
          <table:table-cell table:style-name="ce4" table:formula="of:=[.B337]-[.B336]" office:value-type="float" office:value="-0.0586">
            <text:p>-0,058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36">
            <text:p>336</text:p>
          </table:table-cell>
          <table:table-cell table:style-name="ce3" office:value-type="float" office:value="-0.4295">
            <text:p>-0,4295</text:p>
          </table:table-cell>
          <table:table-cell table:style-name="ce4" table:formula="of:=([.B338]-[.$H$2])*256" office:value-type="float" office:value="-109.952">
            <text:p>-109,9520</text:p>
          </table:table-cell>
          <table:table-cell table:style-name="ce2" table:formula="of:=ROUND([.C338])+128" office:value-type="float" office:value="18">
            <text:p>18</text:p>
          </table:table-cell>
          <table:table-cell table:style-name="ce4" table:formula="of:=DEC2HEX([.D338])" office:value-type="string" office:string-value="12">
            <text:p>12</text:p>
          </table:table-cell>
          <table:table-cell table:style-name="ce4" table:formula="of:=([.B338]*[.B338])" office:value-type="float" office:value="0.18447025">
            <text:p>0,1845</text:p>
          </table:table-cell>
          <table:table-cell table:style-name="ce4" table:formula="of:=[.B338]-[.B337]" office:value-type="float" office:value="-0.0448">
            <text:p>-0,044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37">
            <text:p>337</text:p>
          </table:table-cell>
          <table:table-cell table:style-name="ce3" office:value-type="float" office:value="-0.4197">
            <text:p>-0,4197</text:p>
          </table:table-cell>
          <table:table-cell table:style-name="ce4" table:formula="of:=([.B339]-[.$H$2])*256" office:value-type="float" office:value="-107.4432">
            <text:p>-107,4432</text:p>
          </table:table-cell>
          <table:table-cell table:style-name="ce2" table:formula="of:=ROUND([.C339])+128" office:value-type="float" office:value="21">
            <text:p>21</text:p>
          </table:table-cell>
          <table:table-cell table:style-name="ce4" table:formula="of:=DEC2HEX([.D339])" office:value-type="string" office:string-value="15">
            <text:p>15</text:p>
          </table:table-cell>
          <table:table-cell table:style-name="ce4" table:formula="of:=([.B339]*[.B339])" office:value-type="float" office:value="0.17614809">
            <text:p>0,1761</text:p>
          </table:table-cell>
          <table:table-cell table:style-name="ce4" table:formula="of:=[.B339]-[.B338]" office:value-type="float" office:value="0.00979999999999998">
            <text:p>0,009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38">
            <text:p>338</text:p>
          </table:table-cell>
          <table:table-cell table:style-name="ce3" office:value-type="float" office:value="-0.3646">
            <text:p>-0,3646</text:p>
          </table:table-cell>
          <table:table-cell table:style-name="ce4" table:formula="of:=([.B340]-[.$H$2])*256" office:value-type="float" office:value="-93.3376">
            <text:p>-93,3376</text:p>
          </table:table-cell>
          <table:table-cell table:style-name="ce2" table:formula="of:=ROUND([.C340])+128" office:value-type="float" office:value="35">
            <text:p>35</text:p>
          </table:table-cell>
          <table:table-cell table:style-name="ce4" table:formula="of:=DEC2HEX([.D340])" office:value-type="string" office:string-value="23">
            <text:p>23</text:p>
          </table:table-cell>
          <table:table-cell table:style-name="ce4" table:formula="of:=([.B340]*[.B340])" office:value-type="float" office:value="0.13293316">
            <text:p>0,1329</text:p>
          </table:table-cell>
          <table:table-cell table:style-name="ce4" table:formula="of:=[.B340]-[.B339]" office:value-type="float" office:value="0.0551">
            <text:p>0,055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39">
            <text:p>339</text:p>
          </table:table-cell>
          <table:table-cell table:style-name="ce3" office:value-type="float" office:value="-0.2791">
            <text:p>-0,2791</text:p>
          </table:table-cell>
          <table:table-cell table:style-name="ce4" table:formula="of:=([.B341]-[.$H$2])*256" office:value-type="float" office:value="-71.4496">
            <text:p>-71,4496</text:p>
          </table:table-cell>
          <table:table-cell table:style-name="ce2" table:formula="of:=ROUND([.C341])+128" office:value-type="float" office:value="57">
            <text:p>57</text:p>
          </table:table-cell>
          <table:table-cell table:style-name="ce4" table:formula="of:=DEC2HEX([.D341])" office:value-type="string" office:string-value="39">
            <text:p>39</text:p>
          </table:table-cell>
          <table:table-cell table:style-name="ce4" table:formula="of:=([.B341]*[.B341])" office:value-type="float" office:value="0.07789681">
            <text:p>0,0779</text:p>
          </table:table-cell>
          <table:table-cell table:style-name="ce4" table:formula="of:=[.B341]-[.B340]" office:value-type="float" office:value="0.0855">
            <text:p>0,085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40">
            <text:p>340</text:p>
          </table:table-cell>
          <table:table-cell table:style-name="ce3" office:value-type="float" office:value="-0.1586">
            <text:p>-0,1586</text:p>
          </table:table-cell>
          <table:table-cell table:style-name="ce4" table:formula="of:=([.B342]-[.$H$2])*256" office:value-type="float" office:value="-40.6016">
            <text:p>-40,6016</text:p>
          </table:table-cell>
          <table:table-cell table:style-name="ce2" table:formula="of:=ROUND([.C342])+128" office:value-type="float" office:value="87">
            <text:p>87</text:p>
          </table:table-cell>
          <table:table-cell table:style-name="ce4" table:formula="of:=DEC2HEX([.D342])" office:value-type="string" office:string-value="57">
            <text:p>57</text:p>
          </table:table-cell>
          <table:table-cell table:style-name="ce4" table:formula="of:=([.B342]*[.B342])" office:value-type="float" office:value="0.02515396">
            <text:p>0,0252</text:p>
          </table:table-cell>
          <table:table-cell table:style-name="ce4" table:formula="of:=[.B342]-[.B341]" office:value-type="float" office:value="0.1205">
            <text:p>0,1205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41">
            <text:p>341</text:p>
          </table:table-cell>
          <table:table-cell table:style-name="ce3" office:value-type="float" office:value="-0.0362">
            <text:p>-0,0362</text:p>
          </table:table-cell>
          <table:table-cell table:style-name="ce4" table:formula="of:=([.B343]-[.$H$2])*256" office:value-type="float" office:value="-9.2672">
            <text:p>-9,2672</text:p>
          </table:table-cell>
          <table:table-cell table:style-name="ce2" table:formula="of:=ROUND([.C343])+128" office:value-type="float" office:value="119">
            <text:p>119</text:p>
          </table:table-cell>
          <table:table-cell table:style-name="ce4" table:formula="of:=DEC2HEX([.D343])" office:value-type="string" office:string-value="77">
            <text:p>77</text:p>
          </table:table-cell>
          <table:table-cell table:style-name="ce4" table:formula="of:=([.B343]*[.B343])" office:value-type="float" office:value="0.00131044">
            <text:p>0,0013</text:p>
          </table:table-cell>
          <table:table-cell table:style-name="ce4" table:formula="of:=[.B343]-[.B342]" office:value-type="float" office:value="0.1224">
            <text:p>0,1224</text:p>
          </table:table-cell>
          <table:table-cell table:style-name="ce4" table:formula="of:=([.B344]-[.B343])/([.A344]-[.A343])" office:value-type="float" office:value="0.1201">
            <text:p>0,1201</text:p>
          </table:table-cell>
          <table:table-cell table:style-name="ce4" table:formula="of:=[.B343]-[.H343]*[.A343]" office:value-type="float" office:value="-40.9903">
            <text:p>-40,9903</text:p>
          </table:table-cell>
          <table:table-cell table:style-name="ce4" table:formula="of:=-[.I343]/[.H343]" office:value-type="float" office:value="341.301415487094">
            <text:p>341,3014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342">
            <text:p>342</text:p>
          </table:table-cell>
          <table:table-cell table:style-name="ce3" office:value-type="float" office:value="0.0839">
            <text:p>0,0839</text:p>
          </table:table-cell>
          <table:table-cell table:style-name="ce4" table:formula="of:=([.B344]-[.$H$2])*256" office:value-type="float" office:value="21.4784">
            <text:p>21,4784</text:p>
          </table:table-cell>
          <table:table-cell table:style-name="ce2" table:formula="of:=ROUND([.C344])+128" office:value-type="float" office:value="149">
            <text:p>149</text:p>
          </table:table-cell>
          <table:table-cell table:style-name="ce4" table:formula="of:=DEC2HEX([.D344])" office:value-type="string" office:string-value="95">
            <text:p>95</text:p>
          </table:table-cell>
          <table:table-cell table:style-name="ce4" table:formula="of:=([.B344]*[.B344])" office:value-type="float" office:value="0.00703921">
            <text:p>0,0070</text:p>
          </table:table-cell>
          <table:table-cell table:style-name="ce4" table:formula="of:=[.B344]-[.B343]" office:value-type="float" office:value="0.1201">
            <text:p>0,120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43">
            <text:p>343</text:p>
          </table:table-cell>
          <table:table-cell table:style-name="ce3" office:value-type="float" office:value="0.2039">
            <text:p>0,2039</text:p>
          </table:table-cell>
          <table:table-cell table:style-name="ce4" table:formula="of:=([.B345]-[.$H$2])*256" office:value-type="float" office:value="52.1984">
            <text:p>52,1984</text:p>
          </table:table-cell>
          <table:table-cell table:style-name="ce2" table:formula="of:=ROUND([.C345])+128" office:value-type="float" office:value="180">
            <text:p>180</text:p>
          </table:table-cell>
          <table:table-cell table:style-name="ce4" table:formula="of:=DEC2HEX([.D345])" office:value-type="string" office:string-value="B4">
            <text:p>B4</text:p>
          </table:table-cell>
          <table:table-cell table:style-name="ce4" table:formula="of:=([.B345]*[.B345])" office:value-type="float" office:value="0.04157521">
            <text:p>0,0416</text:p>
          </table:table-cell>
          <table:table-cell table:style-name="ce4" table:formula="of:=[.B345]-[.B344]" office:value-type="float" office:value="0.12">
            <text:p>0,12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44">
            <text:p>344</text:p>
          </table:table-cell>
          <table:table-cell table:style-name="ce3" office:value-type="float" office:value="0.2962">
            <text:p>0,2962</text:p>
          </table:table-cell>
          <table:table-cell table:style-name="ce4" table:formula="of:=([.B346]-[.$H$2])*256" office:value-type="float" office:value="75.8272">
            <text:p>75,8272</text:p>
          </table:table-cell>
          <table:table-cell table:style-name="ce2" table:formula="of:=ROUND([.C346])+128" office:value-type="float" office:value="204">
            <text:p>204</text:p>
          </table:table-cell>
          <table:table-cell table:style-name="ce4" table:formula="of:=DEC2HEX([.D346])" office:value-type="string" office:string-value="CC">
            <text:p>CC</text:p>
          </table:table-cell>
          <table:table-cell table:style-name="ce4" table:formula="of:=([.B346]*[.B346])" office:value-type="float" office:value="0.08773444">
            <text:p>0,0877</text:p>
          </table:table-cell>
          <table:table-cell table:style-name="ce4" table:formula="of:=[.B346]-[.B345]" office:value-type="float" office:value="0.0923">
            <text:p>0,092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45">
            <text:p>345</text:p>
          </table:table-cell>
          <table:table-cell table:style-name="ce3" office:value-type="float" office:value="0.367">
            <text:p>0,3670</text:p>
          </table:table-cell>
          <table:table-cell table:style-name="ce4" table:formula="of:=([.B347]-[.$H$2])*256" office:value-type="float" office:value="93.952">
            <text:p>93,9520</text:p>
          </table:table-cell>
          <table:table-cell table:style-name="ce2" table:formula="of:=ROUND([.C347])+128" office:value-type="float" office:value="222">
            <text:p>222</text:p>
          </table:table-cell>
          <table:table-cell table:style-name="ce4" table:formula="of:=DEC2HEX([.D347])" office:value-type="string" office:string-value="DE">
            <text:p>DE</text:p>
          </table:table-cell>
          <table:table-cell table:style-name="ce4" table:formula="of:=([.B347]*[.B347])" office:value-type="float" office:value="0.134689">
            <text:p>0,1347</text:p>
          </table:table-cell>
          <table:table-cell table:style-name="ce4" table:formula="of:=[.B347]-[.B346]" office:value-type="float" office:value="0.0708">
            <text:p>0,07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46">
            <text:p>346</text:p>
          </table:table-cell>
          <table:table-cell table:style-name="ce3" office:value-type="float" office:value="0.4108">
            <text:p>0,4108</text:p>
          </table:table-cell>
          <table:table-cell table:style-name="ce4" table:formula="of:=([.B348]-[.$H$2])*256" office:value-type="float" office:value="105.1648">
            <text:p>105,1648</text:p>
          </table:table-cell>
          <table:table-cell table:style-name="ce2" table:formula="of:=ROUND([.C348])+128" office:value-type="float" office:value="233">
            <text:p>233</text:p>
          </table:table-cell>
          <table:table-cell table:style-name="ce4" table:formula="of:=DEC2HEX([.D348])" office:value-type="string" office:string-value="E9">
            <text:p>E9</text:p>
          </table:table-cell>
          <table:table-cell table:style-name="ce4" table:formula="of:=([.B348]*[.B348])" office:value-type="float" office:value="0.16875664">
            <text:p>0,1688</text:p>
          </table:table-cell>
          <table:table-cell table:style-name="ce4" table:formula="of:=[.B348]-[.B347]" office:value-type="float" office:value="0.0438">
            <text:p>0,043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47">
            <text:p>347</text:p>
          </table:table-cell>
          <table:table-cell table:style-name="ce3" office:value-type="float" office:value="0.4189">
            <text:p>0,4189</text:p>
          </table:table-cell>
          <table:table-cell table:style-name="ce4" table:formula="of:=([.B349]-[.$H$2])*256" office:value-type="float" office:value="107.2384">
            <text:p>107,2384</text:p>
          </table:table-cell>
          <table:table-cell table:style-name="ce2" table:formula="of:=ROUND([.C349])+128" office:value-type="float" office:value="235">
            <text:p>235</text:p>
          </table:table-cell>
          <table:table-cell table:style-name="ce4" table:formula="of:=DEC2HEX([.D349])" office:value-type="string" office:string-value="EB">
            <text:p>EB</text:p>
          </table:table-cell>
          <table:table-cell table:style-name="ce4" table:formula="of:=([.B349]*[.B349])" office:value-type="float" office:value="0.17547721">
            <text:p>0,1755</text:p>
          </table:table-cell>
          <table:table-cell table:style-name="ce4" table:formula="of:=[.B349]-[.B348]" office:value-type="float" office:value="0.0081">
            <text:p>0,008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48">
            <text:p>348</text:p>
          </table:table-cell>
          <table:table-cell table:style-name="ce3" office:value-type="float" office:value="0.3781">
            <text:p>0,3781</text:p>
          </table:table-cell>
          <table:table-cell table:style-name="ce4" table:formula="of:=([.B350]-[.$H$2])*256" office:value-type="float" office:value="96.7936">
            <text:p>96,7936</text:p>
          </table:table-cell>
          <table:table-cell table:style-name="ce2" table:formula="of:=ROUND([.C350])+128" office:value-type="float" office:value="225">
            <text:p>225</text:p>
          </table:table-cell>
          <table:table-cell table:style-name="ce4" table:formula="of:=DEC2HEX([.D350])" office:value-type="string" office:string-value="E1">
            <text:p>E1</text:p>
          </table:table-cell>
          <table:table-cell table:style-name="ce4" table:formula="of:=([.B350]*[.B350])" office:value-type="float" office:value="0.14295961">
            <text:p>0,1430</text:p>
          </table:table-cell>
          <table:table-cell table:style-name="ce4" table:formula="of:=[.B350]-[.B349]" office:value-type="float" office:value="-0.0408">
            <text:p>-0,040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49">
            <text:p>349</text:p>
          </table:table-cell>
          <table:table-cell table:style-name="ce3" office:value-type="float" office:value="0.3059">
            <text:p>0,3059</text:p>
          </table:table-cell>
          <table:table-cell table:style-name="ce4" table:formula="of:=([.B351]-[.$H$2])*256" office:value-type="float" office:value="78.3104">
            <text:p>78,3104</text:p>
          </table:table-cell>
          <table:table-cell table:style-name="ce2" table:formula="of:=ROUND([.C351])+128" office:value-type="float" office:value="206">
            <text:p>206</text:p>
          </table:table-cell>
          <table:table-cell table:style-name="ce4" table:formula="of:=DEC2HEX([.D351])" office:value-type="string" office:string-value="CE">
            <text:p>CE</text:p>
          </table:table-cell>
          <table:table-cell table:style-name="ce4" table:formula="of:=([.B351]*[.B351])" office:value-type="float" office:value="0.09357481">
            <text:p>0,0936</text:p>
          </table:table-cell>
          <table:table-cell table:style-name="ce4" table:formula="of:=[.B351]-[.B350]" office:value-type="float" office:value="-0.0722">
            <text:p>-0,072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50">
            <text:p>350</text:p>
          </table:table-cell>
          <table:table-cell table:style-name="ce3" office:value-type="float" office:value="0.1803">
            <text:p>0,1803</text:p>
          </table:table-cell>
          <table:table-cell table:style-name="ce4" table:formula="of:=([.B352]-[.$H$2])*256" office:value-type="float" office:value="46.1568">
            <text:p>46,1568</text:p>
          </table:table-cell>
          <table:table-cell table:style-name="ce2" table:formula="of:=ROUND([.C352])+128" office:value-type="float" office:value="174">
            <text:p>174</text:p>
          </table:table-cell>
          <table:table-cell table:style-name="ce4" table:formula="of:=DEC2HEX([.D352])" office:value-type="string" office:string-value="AE">
            <text:p>AE</text:p>
          </table:table-cell>
          <table:table-cell table:style-name="ce4" table:formula="of:=([.B352]*[.B352])" office:value-type="float" office:value="0.03250809">
            <text:p>0,0325</text:p>
          </table:table-cell>
          <table:table-cell table:style-name="ce4" table:formula="of:=[.B352]-[.B351]" office:value-type="float" office:value="-0.1256">
            <text:p>-0,1256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51">
            <text:p>351</text:p>
          </table:table-cell>
          <table:table-cell table:style-name="ce3" office:value-type="float" office:value="0.0312">
            <text:p>0,0312</text:p>
          </table:table-cell>
          <table:table-cell table:style-name="ce4" table:formula="of:=([.B353]-[.$H$2])*256" office:value-type="float" office:value="7.9872">
            <text:p>7,9872</text:p>
          </table:table-cell>
          <table:table-cell table:style-name="ce2" table:formula="of:=ROUND([.C353])+128" office:value-type="float" office:value="136">
            <text:p>136</text:p>
          </table:table-cell>
          <table:table-cell table:style-name="ce4" table:formula="of:=DEC2HEX([.D353])" office:value-type="string" office:string-value="88">
            <text:p>88</text:p>
          </table:table-cell>
          <table:table-cell table:style-name="ce4" table:formula="of:=([.B353]*[.B353])" office:value-type="float" office:value="0.00097344">
            <text:p>0,0010</text:p>
          </table:table-cell>
          <table:table-cell table:style-name="ce4" table:formula="of:=[.B353]-[.B352]" office:value-type="float" office:value="-0.1491">
            <text:p>-0,1491</text:p>
          </table:table-cell>
          <table:table-cell table:style-name="ce4" table:formula="of:=([.B354]-[.B353])/([.A354]-[.A353])" office:value-type="float" office:value="-0.1523">
            <text:p>-0,1523</text:p>
          </table:table-cell>
          <table:table-cell table:style-name="ce4" table:formula="of:=[.B353]-[.H353]*[.A353]" office:value-type="float" office:value="53.4885">
            <text:p>53,4885</text:p>
          </table:table-cell>
          <table:table-cell table:style-name="ce4" table:formula="of:=-[.I353]/[.H353]" office:value-type="float" office:value="351.204858831254">
            <text:p>351,2049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352">
            <text:p>352</text:p>
          </table:table-cell>
          <table:table-cell table:style-name="ce3" office:value-type="float" office:value="-0.1211">
            <text:p>-0,1211</text:p>
          </table:table-cell>
          <table:table-cell table:style-name="ce4" table:formula="of:=([.B354]-[.$H$2])*256" office:value-type="float" office:value="-31.0016">
            <text:p>-31,0016</text:p>
          </table:table-cell>
          <table:table-cell table:style-name="ce2" table:formula="of:=ROUND([.C354])+128" office:value-type="float" office:value="97">
            <text:p>97</text:p>
          </table:table-cell>
          <table:table-cell table:style-name="ce4" table:formula="of:=DEC2HEX([.D354])" office:value-type="string" office:string-value="61">
            <text:p>61</text:p>
          </table:table-cell>
          <table:table-cell table:style-name="ce4" table:formula="of:=([.B354]*[.B354])" office:value-type="float" office:value="0.01466521">
            <text:p>0,0147</text:p>
          </table:table-cell>
          <table:table-cell table:style-name="ce4" table:formula="of:=[.B354]-[.B353]" office:value-type="float" office:value="-0.1523">
            <text:p>-0,1523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53">
            <text:p>353</text:p>
          </table:table-cell>
          <table:table-cell table:style-name="ce3" office:value-type="float" office:value="-0.2349">
            <text:p>-0,2349</text:p>
          </table:table-cell>
          <table:table-cell table:style-name="ce4" table:formula="of:=([.B355]-[.$H$2])*256" office:value-type="float" office:value="-60.1344">
            <text:p>-60,1344</text:p>
          </table:table-cell>
          <table:table-cell table:style-name="ce2" table:formula="of:=ROUND([.C355])+128" office:value-type="float" office:value="68">
            <text:p>68</text:p>
          </table:table-cell>
          <table:table-cell table:style-name="ce4" table:formula="of:=DEC2HEX([.D355])" office:value-type="string" office:string-value="44">
            <text:p>44</text:p>
          </table:table-cell>
          <table:table-cell table:style-name="ce4" table:formula="of:=([.B355]*[.B355])" office:value-type="float" office:value="0.05517801">
            <text:p>0,0552</text:p>
          </table:table-cell>
          <table:table-cell table:style-name="ce4" table:formula="of:=[.B355]-[.B354]" office:value-type="float" office:value="-0.1138">
            <text:p>-0,113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54">
            <text:p>354</text:p>
          </table:table-cell>
          <table:table-cell table:style-name="ce3" office:value-type="float" office:value="-0.3321">
            <text:p>-0,3321</text:p>
          </table:table-cell>
          <table:table-cell table:style-name="ce4" table:formula="of:=([.B356]-[.$H$2])*256" office:value-type="float" office:value="-85.0176">
            <text:p>-85,0176</text:p>
          </table:table-cell>
          <table:table-cell table:style-name="ce2" table:formula="of:=ROUND([.C356])+128" office:value-type="float" office:value="43">
            <text:p>43</text:p>
          </table:table-cell>
          <table:table-cell table:style-name="ce4" table:formula="of:=DEC2HEX([.D356])" office:value-type="string" office:string-value="2B">
            <text:p>2B</text:p>
          </table:table-cell>
          <table:table-cell table:style-name="ce4" table:formula="of:=([.B356]*[.B356])" office:value-type="float" office:value="0.11029041">
            <text:p>0,1103</text:p>
          </table:table-cell>
          <table:table-cell table:style-name="ce4" table:formula="of:=[.B356]-[.B355]" office:value-type="float" office:value="-0.0972">
            <text:p>-0,0972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55">
            <text:p>355</text:p>
          </table:table-cell>
          <table:table-cell table:style-name="ce3" office:value-type="float" office:value="-0.3752">
            <text:p>-0,3752</text:p>
          </table:table-cell>
          <table:table-cell table:style-name="ce4" table:formula="of:=([.B357]-[.$H$2])*256" office:value-type="float" office:value="-96.0512">
            <text:p>-96,0512</text:p>
          </table:table-cell>
          <table:table-cell table:style-name="ce2" table:formula="of:=ROUND([.C357])+128" office:value-type="float" office:value="32">
            <text:p>32</text:p>
          </table:table-cell>
          <table:table-cell table:style-name="ce4" table:formula="of:=DEC2HEX([.D357])" office:value-type="string" office:string-value="20">
            <text:p>20</text:p>
          </table:table-cell>
          <table:table-cell table:style-name="ce4" table:formula="of:=([.B357]*[.B357])" office:value-type="float" office:value="0.14077504">
            <text:p>0,1408</text:p>
          </table:table-cell>
          <table:table-cell table:style-name="ce4" table:formula="of:=[.B357]-[.B356]" office:value-type="float" office:value="-0.0431">
            <text:p>-0,0431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56">
            <text:p>356</text:p>
          </table:table-cell>
          <table:table-cell table:style-name="ce3" office:value-type="float" office:value="-0.3474">
            <text:p>-0,3474</text:p>
          </table:table-cell>
          <table:table-cell table:style-name="ce4" table:formula="of:=([.B358]-[.$H$2])*256" office:value-type="float" office:value="-88.9344">
            <text:p>-88,9344</text:p>
          </table:table-cell>
          <table:table-cell table:style-name="ce2" table:formula="of:=ROUND([.C358])+128" office:value-type="float" office:value="39">
            <text:p>39</text:p>
          </table:table-cell>
          <table:table-cell table:style-name="ce4" table:formula="of:=DEC2HEX([.D358])" office:value-type="string" office:string-value="27">
            <text:p>27</text:p>
          </table:table-cell>
          <table:table-cell table:style-name="ce4" table:formula="of:=([.B358]*[.B358])" office:value-type="float" office:value="0.12068676">
            <text:p>0,1207</text:p>
          </table:table-cell>
          <table:table-cell table:style-name="ce4" table:formula="of:=[.B358]-[.B357]" office:value-type="float" office:value="0.0278">
            <text:p>0,0278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57">
            <text:p>357</text:p>
          </table:table-cell>
          <table:table-cell table:style-name="ce3" office:value-type="float" office:value="-0.2874">
            <text:p>-0,2874</text:p>
          </table:table-cell>
          <table:table-cell table:style-name="ce4" table:formula="of:=([.B359]-[.$H$2])*256" office:value-type="float" office:value="-73.5744">
            <text:p>-73,5744</text:p>
          </table:table-cell>
          <table:table-cell table:style-name="ce2" table:formula="of:=ROUND([.C359])+128" office:value-type="float" office:value="54">
            <text:p>54</text:p>
          </table:table-cell>
          <table:table-cell table:style-name="ce4" table:formula="of:=DEC2HEX([.D359])" office:value-type="string" office:string-value="36">
            <text:p>36</text:p>
          </table:table-cell>
          <table:table-cell table:style-name="ce4" table:formula="of:=([.B359]*[.B359])" office:value-type="float" office:value="0.08259876">
            <text:p>0,0826</text:p>
          </table:table-cell>
          <table:table-cell table:style-name="ce4" table:formula="of:=[.B359]-[.B358]" office:value-type="float" office:value="0.0600000000000001">
            <text:p>0,0600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58">
            <text:p>358</text:p>
          </table:table-cell>
          <table:table-cell table:style-name="ce3" office:value-type="float" office:value="-0.197">
            <text:p>-0,1970</text:p>
          </table:table-cell>
          <table:table-cell table:style-name="ce4" table:formula="of:=([.B360]-[.$H$2])*256" office:value-type="float" office:value="-50.432">
            <text:p>-50,4320</text:p>
          </table:table-cell>
          <table:table-cell table:style-name="ce2" table:formula="of:=ROUND([.C360])+128" office:value-type="float" office:value="78">
            <text:p>78</text:p>
          </table:table-cell>
          <table:table-cell table:style-name="ce4" table:formula="of:=DEC2HEX([.D360])" office:value-type="string" office:string-value="4E">
            <text:p>4E</text:p>
          </table:table-cell>
          <table:table-cell table:style-name="ce4" table:formula="of:=([.B360]*[.B360])" office:value-type="float" office:value="0.038809">
            <text:p>0,0388</text:p>
          </table:table-cell>
          <table:table-cell table:style-name="ce4" table:formula="of:=[.B360]-[.B359]" office:value-type="float" office:value="0.0904">
            <text:p>0,0904</text:p>
          </table:table-cell>
          <table:table-cell table:style-name="ce4" table:number-columns-repeated="249"/>
        </table:table-row>
        <table:table-row table:style-name="ro1">
          <table:table-cell table:style-name="ce1" office:value-type="float" office:value="359">
            <text:p>359</text:p>
          </table:table-cell>
          <table:table-cell table:style-name="ce3" office:value-type="float" office:value="-0.0985">
            <text:p>-0,0985</text:p>
          </table:table-cell>
          <table:table-cell table:style-name="ce4" table:formula="of:=([.B361]-[.$H$2])*256" office:value-type="float" office:value="-25.216">
            <text:p>-25,2160</text:p>
          </table:table-cell>
          <table:table-cell table:style-name="ce2" table:formula="of:=ROUND([.C361])+128" office:value-type="float" office:value="103">
            <text:p>103</text:p>
          </table:table-cell>
          <table:table-cell table:style-name="ce4" table:formula="of:=DEC2HEX([.D361])" office:value-type="string" office:string-value="67">
            <text:p>67</text:p>
          </table:table-cell>
          <table:table-cell table:style-name="ce4" table:formula="of:=([.B361]*[.B361])" office:value-type="float" office:value="0.00970225">
            <text:p>0,0097</text:p>
          </table:table-cell>
          <table:table-cell table:style-name="ce4" table:formula="of:=[.B361]-[.B360]" office:value-type="float" office:value="0.0985">
            <text:p>0,0985</text:p>
          </table:table-cell>
          <table:table-cell table:style-name="ce4" table:formula="of:=([.B362]-[.B361])/([.A362]-[.A361])" office:value-type="float" office:value="0.0985">
            <text:p>0,0985</text:p>
          </table:table-cell>
          <table:table-cell table:style-name="ce4" table:formula="of:=[.B361]-[.H361]*[.A361]" office:value-type="float" office:value="-35.46">
            <text:p>-35,4600</text:p>
          </table:table-cell>
          <table:table-cell table:style-name="ce4" table:formula="of:=-[.I361]/[.H361]" office:value-type="float" office:value="360">
            <text:p>360,0000</text:p>
          </table:table-cell>
          <table:table-cell table:style-name="ce4" table:number-columns-repeated="246"/>
        </table:table-row>
        <table:table-row table:style-name="ro1">
          <table:table-cell table:style-name="ce1" office:value-type="float" office:value="360">
            <text:p>360</text:p>
          </table:table-cell>
          <table:table-cell table:style-name="ce3" office:value-type="float" office:value="0">
            <text:p>0,0000</text:p>
          </table:table-cell>
          <table:table-cell table:style-name="ce4" table:formula="of:=([.B362]-[.$H$2])*256" office:value-type="float" office:value="0">
            <text:p>0,0000</text:p>
          </table:table-cell>
          <table:table-cell table:style-name="ce2" table:formula="of:=ROUND([.C362])+128" office:value-type="float" office:value="128">
            <text:p>128</text:p>
          </table:table-cell>
          <table:table-cell table:style-name="ce4" table:formula="of:=DEC2HEX([.D362])" office:value-type="string" office:string-value="80">
            <text:p>80</text:p>
          </table:table-cell>
          <table:table-cell table:style-name="ce4" table:formula="of:=([.B362]*[.B362])" office:value-type="float" office:value="0">
            <text:p>0,0000</text:p>
          </table:table-cell>
          <table:table-cell table:style-name="ce4" table:formula="of:=[.B362]-[.B361]" office:value-type="float" office:value="0.0985">
            <text:p>0,0985</text:p>
          </table:table-cell>
          <table:table-cell table:style-name="ce4" table:number-columns-repeated="249"/>
        </table:table-row>
        <table:table-row table:style-name="ro1">
          <table:table-cell table:style-name="ce2"/>
          <table:table-cell table:style-name="ce4" table:number-columns-repeated="2"/>
          <table:table-cell table:style-name="ce2"/>
          <table:table-cell table:style-name="ce5" office:value-type="string">
            <text:p>RMS</text:p>
          </table:table-cell>
          <table:table-cell table:style-name="ce5" table:formula="of:=SQRT(ABS(SUM([.F2:.F361])/360))" office:value-type="float" office:value="0.260101635904121">
            <text:p>0,2601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Niveau DC</text:p>
          </table:table-cell>
          <table:table-cell table:style-name="ce4" table:formula="of:=SUM([.B2:.B362])/360" office:value-type="float" office:value="-0.00646">
            <text:p>-0,0065</text:p>
          </table:table-cell>
          <table:table-cell table:style-name="ce4" table:formula="of:=SUM([.C2:.C362])/360" office:value-type="float" office:value="-1.62413737955556">
            <text:p>-1,6241</text:p>
          </table:table-cell>
          <table:table-cell table:style-name="ce2"/>
          <table:table-cell table:style-name="ce4" table:number-columns-repeated="2"/>
          <table:table-cell table:style-name="ce4" table:formula="of:=SUM([.G2:.G362])/360" office:value-type="float" office:value="0">
            <text:p>0,0000</text:p>
          </table:table-cell>
          <table:table-cell table:style-name="ce4" table:number-columns-repeated="249"/>
        </table:table-row>
        <table:table-row table:style-name="ro1" table:number-rows-repeated="31637">
          <table:table-cell table:style-name="ce2"/>
          <table:table-cell table:style-name="ce4" table:number-columns-repeated="2"/>
          <table:table-cell table:style-name="ce2"/>
          <table:table-cell table:style-name="ce4" table:number-columns-repeated="252"/>
        </table:table-row>
        <table:table-row table:style-name="ro2" table:number-rows-repeated="101657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uille4" table:style-name="ta1">
        <table:shapes>
          <draw:frame draw:z-index="0" draw:style-name="gr2" draw:text-style-name="P1" svg:width="71.919cm" svg:height="20.469cm" svg:x="20.157cm" svg:y="2.097cm">
            <draw:object draw:notify-on-update-of-ranges="Feuille4.A2:Feuille4.A1441 Feuille4.V2:Feuille4.V1441 Feuille4.C2:Feuille4.C362 Feuille4.D2:Feuille4.D36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11" table:default-cell-style-name="Default"/>
        <table:table-column table:style-name="co2" table:visibility="collapse" table:number-columns-repeated="10" table:default-cell-style-name="Default"/>
        <table:table-column table:style-name="co3" table:default-cell-style-name="ce8"/>
        <table:table-column table:style-name="co2" table:number-columns-repeated="1002" table:default-cell-style-name="Default"/>
        <table:table-row table:style-name="ro2">
          <table:table-cell office:value-type="string">
            <text:p>Sample Nb</text:p>
          </table:table-cell>
          <table:table-cell office:value-type="string">
            <text:p>Bit</text:p>
          </table:table-cell>
          <table:table-cell table:number-columns-repeated="19"/>
          <table:table-cell office:value-type="string">
            <text:p>Output</text:p>
          </table:table-cell>
          <table:table-cell table:number-columns-repeated="100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Sheet1.A2]*4" office:value-type="float" office:value="0">
            <text:p>0</text:p>
          </table:table-cell>
          <table:table-cell table:formula="of:=[Sheet1.B2]*[.$K$4]+[.$K$5]" office:value-type="float" office:value="2.5">
            <text:p>2,5</text:p>
          </table:table-cell>
          <table:table-cell table:formula="of:=DEC2HEX(128*[.B2]+64*[.B3]+32*[.B4]+16*[.B5]+8*[.B6]+4*[.B7]+2*[.B8]+[.B9];2)" office:value-type="string" office:string-value="DA">
            <text:p>DA</text:p>
          </table:table-cell>
          <table:table-cell table:number-columns-repeated="5"/>
          <table:table-cell office:value-type="float" office:value="-0.05">
            <office:annotation draw:style-name="gr3" draw:text-style-name="P2" svg:width="2.899cm" svg:height="0.612cm" svg:x="25.435cm" svg:y="0cm" draw:caption-point-x="-0.61cm" draw:caption-point-y="0.436cm">
              <dc:date>2013-05-18T00:00:00</dc:date>
              <text:p text:style-name="P2"><text:span text:style-name="T1">Time constant</text:span></text:p>
            </office:annotation>
            <text:p>-0,05</text:p>
          </table:table-cell>
          <table:table-cell table:number-columns-repeated="10"/>
          <table:table-cell office:value-type="float" office:value="2.5">
            <text:p>2,500000</text:p>
          </table:table-cell>
          <table:table-cell table:number-columns-repeated="1002"/>
        </table:table-row>
        <table:table-row table:style-name="ro2">
          <table:table-cell table:formula="of:=[.A2]+1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Sheet1.A3]*4" office:value-type="float" office:value="4">
            <text:p>4</text:p>
          </table:table-cell>
          <table:table-cell table:formula="of:=[Sheet1.B3]*[.$K$4]+[.$K$5]" office:value-type="float" office:value="2.6632">
            <text:p>2,66</text:p>
          </table:table-cell>
          <table:table-cell table:number-columns-repeated="6"/>
          <table:table-cell office:value-type="float" office:value="5">
            <office:annotation draw:style-name="gr3" draw:text-style-name="P2" svg:width="2.899cm" svg:height="0.612cm" svg:x="25.435cm" svg:y="0cm" draw:caption-point-x="-0.61cm" draw:caption-point-y="0.863cm">
              <dc:date>2013-05-18T00:00:00</dc:date>
              <text:p text:style-name="P2"><text:span text:style-name="T1">Amplitude</text:span></text:p>
            </office:annotation>
            <text:p>5</text:p>
          </table:table-cell>
          <table:table-cell table:number-columns-repeated="10"/>
          <table:table-cell table:formula="of:=IF([.B2]=1;[.$K$3]-([.$K$3]-[.V2])*EXP([.$K$2]);[.V2]*EXP([.$K$2]))" office:value-type="float" office:value="2.62192643874821">
            <text:p>2,621926</text:p>
          </table:table-cell>
          <table:table-cell table:number-columns-repeated="1002"/>
        </table:table-row>
        <table:table-row table:style-name="ro2">
          <table:table-cell table:formula="of:=[.A3]+1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1.A4]*4" office:value-type="float" office:value="8">
            <text:p>8</text:p>
          </table:table-cell>
          <table:table-cell table:formula="of:=[Sheet1.B4]*[.$K$4]+[.$K$5]" office:value-type="float" office:value="2.7656">
            <text:p>2,77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"/>
          <table:table-cell table:formula="of:=IF([.B3]=1;[.$K$3]-([.$K$3]-[.V3])*EXP([.$K$2]);[.V3]*EXP([.$K$2]))" office:value-type="float" office:value="2.7379064549101">
            <text:p>2,737906</text:p>
          </table:table-cell>
          <table:table-cell table:number-columns-repeated="1002"/>
        </table:table-row>
        <table:table-row table:style-name="ro2">
          <table:table-cell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Sheet1.A5]*4" office:value-type="float" office:value="12">
            <text:p>12</text:p>
          </table:table-cell>
          <table:table-cell table:formula="of:=[Sheet1.B5]*[.$K$4]+[.$K$5]" office:value-type="float" office:value="2.8654">
            <text:p>2,87</text:p>
          </table:table-cell>
          <table:table-cell table:number-columns-repeated="6"/>
          <table:table-cell office:value-type="float" office:value="2.5">
            <text:p>2,5</text:p>
          </table:table-cell>
          <table:table-cell table:number-columns-repeated="10"/>
          <table:table-cell table:formula="of:=IF([.B4]=1;[.$K$3]-([.$K$3]-[.V4])*EXP([.$K$2]);[.V4]*EXP([.$K$2]))" office:value-type="float" office:value="2.60437718144093">
            <text:p>2,604377</text:p>
          </table:table-cell>
          <table:table-cell table:number-columns-repeated="1002"/>
        </table:table-row>
        <table:table-row table:style-name="ro2">
          <table:table-cell table:formula="of:=[.A5]+1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Sheet1.A6]*4" office:value-type="float" office:value="16">
            <text:p>16</text:p>
          </table:table-cell>
          <table:table-cell table:formula="of:=[Sheet1.B6]*[.$K$4]+[.$K$5]" office:value-type="float" office:value="2.9298">
            <text:p>2,93</text:p>
          </table:table-cell>
          <table:table-cell table:number-columns-repeated="17"/>
          <table:table-cell table:formula="of:=IF([.B5]=1;[.$K$3]-([.$K$3]-[.V5])*EXP([.$K$2]);[.V5]*EXP([.$K$2]))" office:value-type="float" office:value="2.72121308498127">
            <text:p>2,721213</text:p>
          </table:table-cell>
          <table:table-cell table:number-columns-repeated="1002"/>
        </table:table-row>
        <table:table-row table:style-name="ro2">
          <table:table-cell table:formula="of:=[.A6]+1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Sheet1.A7]*4" office:value-type="float" office:value="20">
            <text:p>20</text:p>
          </table:table-cell>
          <table:table-cell table:formula="of:=[Sheet1.B7]*[.$K$4]+[.$K$5]" office:value-type="float" office:value="2.9298">
            <text:p>2,93</text:p>
          </table:table-cell>
          <table:table-cell table:number-columns-repeated="17"/>
          <table:table-cell table:formula="of:=IF([.B6]=1;[.$K$3]-([.$K$3]-[.V6])*EXP([.$K$2]);[.V6]*EXP([.$K$2]))" office:value-type="float" office:value="2.83235083426698">
            <text:p>2,832351</text:p>
          </table:table-cell>
          <table:table-cell table:number-columns-repeated="1002"/>
        </table:table-row>
        <table:table-row table:style-name="ro2">
          <table:table-cell table:formula="of:=[.A7]+1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Sheet1.A8]*4" office:value-type="float" office:value="24">
            <text:p>24</text:p>
          </table:table-cell>
          <table:table-cell table:formula="of:=[Sheet1.B8]*[.$K$4]+[.$K$5]" office:value-type="float" office:value="2.9082">
            <text:p>2,91</text:p>
          </table:table-cell>
          <table:table-cell table:number-columns-repeated="17"/>
          <table:table-cell table:formula="of:=IF([.B7]=1;[.$K$3]-([.$K$3]-[.V7])*EXP([.$K$2]);[.V7]*EXP([.$K$2]))" office:value-type="float" office:value="2.6942154540639">
            <text:p>2,694215</text:p>
          </table:table-cell>
          <table:table-cell table:number-columns-repeated="1002"/>
        </table:table-row>
        <table:table-row table:style-name="ro2">
          <table:table-cell table:style-name="ce7" table:formula="of:=[.A8]+1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7" table:formula="of:=[Sheet1.A9]*4" office:value-type="float" office:value="28">
            <text:p>28</text:p>
          </table:table-cell>
          <table:table-cell table:style-name="ce7" table:formula="of:=[Sheet1.B9]*[.$K$4]+[.$K$5]" office:value-type="float" office:value="2.817">
            <text:p>2,82</text:p>
          </table:table-cell>
          <table:table-cell table:style-name="ce7" table:number-columns-repeated="17"/>
          <table:table-cell table:style-name="ce9" table:formula="of:=IF([.B8]=1;[.$K$3]-([.$K$3]-[.V8])*EXP([.$K$2]);[.V8]*EXP([.$K$2]))" office:value-type="float" office:value="2.80666989334656">
            <text:p>2,806670</text:p>
          </table:table-cell>
          <table:table-cell table:style-name="ce7" table:number-columns-repeated="1002"/>
        </table:table-row>
        <table:table-row table:style-name="ro2">
          <table:table-cell table:formula="of:=[.A9]+1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Sheet1.A10]*4" office:value-type="float" office:value="32">
            <text:p>32</text:p>
          </table:table-cell>
          <table:table-cell table:formula="of:=[Sheet1.B10]*[.$K$4]+[.$K$5]" office:value-type="float" office:value="2.6568">
            <text:p>2,66</text:p>
          </table:table-cell>
          <table:table-cell table:formula="of:=DEC2HEX(128*[.B10]+64*[.B11]+32*[.B12]+16*[.B13]+8*[.B14]+4*[.B15]+2*[.B16]+[.B17];2)" office:value-type="string" office:string-value="DA">
            <text:p>DA</text:p>
          </table:table-cell>
          <table:table-cell table:number-columns-repeated="16"/>
          <table:table-cell table:formula="of:=IF([.B9]=1;[.$K$3]-([.$K$3]-[.V9])*EXP([.$K$2]);[.V9]*EXP([.$K$2]))" office:value-type="float" office:value="2.66978698741153">
            <text:p>2,669787</text:p>
          </table:table-cell>
          <table:table-cell table:number-columns-repeated="1002"/>
        </table:table-row>
        <table:table-row table:style-name="ro2">
          <table:table-cell table:formula="of:=[.A10]+1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Sheet1.A11]*4" office:value-type="float" office:value="36">
            <text:p>36</text:p>
          </table:table-cell>
          <table:table-cell table:formula="of:=[Sheet1.B11]*[.$K$4]+[.$K$5]" office:value-type="float" office:value="2.4508">
            <text:p>2,45</text:p>
          </table:table-cell>
          <table:table-cell table:number-columns-repeated="17"/>
          <table:table-cell table:formula="of:=IF([.B10]=1;[.$K$3]-([.$K$3]-[.V10])*EXP([.$K$2]);[.V10]*EXP([.$K$2]))" office:value-type="float" office:value="2.78343281707139">
            <text:p>2,783433</text:p>
          </table:table-cell>
          <table:table-cell table:number-columns-repeated="1002"/>
        </table:table-row>
        <table:table-row table:style-name="ro2">
          <table:table-cell table:formula="of:=[.A11]+1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Sheet1.A12]*4" office:value-type="float" office:value="40">
            <text:p>40</text:p>
          </table:table-cell>
          <table:table-cell table:formula="of:=[Sheet1.B12]*[.$K$4]+[.$K$5]" office:value-type="float" office:value="2.2042">
            <text:p>2,2</text:p>
          </table:table-cell>
          <table:table-cell table:number-columns-repeated="17"/>
          <table:table-cell table:formula="of:=IF([.B11]=1;[.$K$3]-([.$K$3]-[.V11])*EXP([.$K$2]);[.V11]*EXP([.$K$2]))" office:value-type="float" office:value="2.89153607421565">
            <text:p>2,891536</text:p>
          </table:table-cell>
          <table:table-cell table:number-columns-repeated="1002"/>
        </table:table-row>
        <table:table-row table:style-name="ro2">
          <table:table-cell table:formula="of:=[.A12]+1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Sheet1.A13]*4" office:value-type="float" office:value="44">
            <text:p>44</text:p>
          </table:table-cell>
          <table:table-cell table:formula="of:=[Sheet1.B13]*[.$K$4]+[.$K$5]" office:value-type="float" office:value="1.9744">
            <text:p>1,97</text:p>
          </table:table-cell>
          <table:table-cell table:number-columns-repeated="17"/>
          <table:table-cell table:formula="of:=IF([.B12]=1;[.$K$3]-([.$K$3]-[.V12])*EXP([.$K$2]);[.V12]*EXP([.$K$2]))" office:value-type="float" office:value="2.75051419579921">
            <text:p>2,750514</text:p>
          </table:table-cell>
          <table:table-cell table:number-columns-repeated="1002"/>
        </table:table-row>
        <table:table-row table:style-name="ro2">
          <table:table-cell table:formula="of:=[.A13]+1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Sheet1.A14]*4" office:value-type="float" office:value="48">
            <text:p>48</text:p>
          </table:table-cell>
          <table:table-cell table:formula="of:=[Sheet1.B14]*[.$K$4]+[.$K$5]" office:value-type="float" office:value="1.79">
            <text:p>1,79</text:p>
          </table:table-cell>
          <table:table-cell table:number-columns-repeated="17"/>
          <table:table-cell table:formula="of:=IF([.B13]=1;[.$K$3]-([.$K$3]-[.V13])*EXP([.$K$2]);[.V13]*EXP([.$K$2]))" office:value-type="float" office:value="2.86022291304755">
            <text:p>2,860223</text:p>
          </table:table-cell>
          <table:table-cell table:number-columns-repeated="1002"/>
        </table:table-row>
        <table:table-row table:style-name="ro2">
          <table:table-cell table:formula="of:=[.A14]+1"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Sheet1.A15]*4" office:value-type="float" office:value="52">
            <text:p>52</text:p>
          </table:table-cell>
          <table:table-cell table:formula="of:=[Sheet1.B15]*[.$K$4]+[.$K$5]" office:value-type="float" office:value="1.7054">
            <text:p>1,71</text:p>
          </table:table-cell>
          <table:table-cell table:number-columns-repeated="17"/>
          <table:table-cell table:formula="of:=IF([.B14]=1;[.$K$3]-([.$K$3]-[.V14])*EXP([.$K$2]);[.V14]*EXP([.$K$2]))" office:value-type="float" office:value="2.96458107301841">
            <text:p>2,964581</text:p>
          </table:table-cell>
          <table:table-cell table:number-columns-repeated="1002"/>
        </table:table-row>
        <table:table-row table:style-name="ro2">
          <table:table-cell table:formula="of:=[.A15]+1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Sheet1.A16]*4" office:value-type="float" office:value="56">
            <text:p>56</text:p>
          </table:table-cell>
          <table:table-cell table:formula="of:=[Sheet1.B16]*[.$K$4]+[.$K$5]" office:value-type="float" office:value="1.7054">
            <text:p>1,71</text:p>
          </table:table-cell>
          <table:table-cell table:number-columns-repeated="17"/>
          <table:table-cell table:formula="of:=IF([.B15]=1;[.$K$3]-([.$K$3]-[.V15])*EXP([.$K$2]);[.V15]*EXP([.$K$2]))" office:value-type="float" office:value="2.81999674797301">
            <text:p>2,819997</text:p>
          </table:table-cell>
          <table:table-cell table:number-columns-repeated="1002"/>
        </table:table-row>
        <table:table-row table:style-name="ro2">
          <table:table-cell table:formula="of:=[.A16]+1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Sheet1.A17]*4" office:value-type="float" office:value="60">
            <text:p>60</text:p>
          </table:table-cell>
          <table:table-cell table:formula="of:=[Sheet1.B17]*[.$K$4]+[.$K$5]" office:value-type="float" office:value="1.8486">
            <text:p>1,85</text:p>
          </table:table-cell>
          <table:table-cell table:number-columns-repeated="17"/>
          <table:table-cell table:formula="of:=IF([.B16]=1;[.$K$3]-([.$K$3]-[.V16])*EXP([.$K$2]);[.V16]*EXP([.$K$2]))" office:value-type="float" office:value="2.92631676116468">
            <text:p>2,926317</text:p>
          </table:table-cell>
          <table:table-cell table:number-columns-repeated="1002"/>
        </table:table-row>
        <table:table-row table:style-name="ro2">
          <table:table-cell table:formula="of:=[.A17]+1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Sheet1.A18]*4" office:value-type="float" office:value="64">
            <text:p>64</text:p>
          </table:table-cell>
          <table:table-cell table:formula="of:=[Sheet1.B18]*[.$K$4]+[.$K$5]" office:value-type="float" office:value="2.0888">
            <text:p>2,09</text:p>
          </table:table-cell>
          <table:table-cell table:formula="of:=DEC2HEX(128*[.B18]+64*[.B19]+32*[.B20]+16*[.B21]+8*[.B22]+4*[.B23]+2*[.B24]+[.B25];2)" office:value-type="string" office:string-value="D5">
            <text:p>D5</text:p>
          </table:table-cell>
          <table:table-cell table:number-columns-repeated="16"/>
          <table:table-cell table:formula="of:=IF([.B17]=1;[.$K$3]-([.$K$3]-[.V17])*EXP([.$K$2]);[.V17]*EXP([.$K$2]))" office:value-type="float" office:value="2.78359860862948">
            <text:p>2,783599</text:p>
          </table:table-cell>
          <table:table-cell table:number-columns-repeated="1002"/>
        </table:table-row>
        <table:table-row table:style-name="ro2">
          <table:table-cell table:formula="of:=[.A18]+1"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Sheet1.A19]*4" office:value-type="float" office:value="68">
            <text:p>68</text:p>
          </table:table-cell>
          <table:table-cell table:formula="of:=[Sheet1.B19]*[.$K$4]+[.$K$5]" office:value-type="float" office:value="2.3934">
            <text:p>2,39</text:p>
          </table:table-cell>
          <table:table-cell table:number-columns-repeated="17"/>
          <table:table-cell table:formula="of:=IF([.B18]=1;[.$K$3]-([.$K$3]-[.V18])*EXP([.$K$2]);[.V18]*EXP([.$K$2]))" office:value-type="float" office:value="2.89169378002403">
            <text:p>2,891694</text:p>
          </table:table-cell>
          <table:table-cell table:number-columns-repeated="1002"/>
        </table:table-row>
        <table:table-row table:style-name="ro2">
          <table:table-cell table:formula="of:=[.A19]+1"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Sheet1.A20]*4" office:value-type="float" office:value="72">
            <text:p>72</text:p>
          </table:table-cell>
          <table:table-cell table:formula="of:=[Sheet1.B20]*[.$K$4]+[.$K$5]" office:value-type="float" office:value="2.7322">
            <text:p>2,73</text:p>
          </table:table-cell>
          <table:table-cell table:number-columns-repeated="17"/>
          <table:table-cell table:formula="of:=IF([.B19]=1;[.$K$3]-([.$K$3]-[.V19])*EXP([.$K$2]);[.V19]*EXP([.$K$2]))" office:value-type="float" office:value="2.99451708770099">
            <text:p>2,994517</text:p>
          </table:table-cell>
          <table:table-cell table:number-columns-repeated="1002"/>
        </table:table-row>
        <table:table-row table:style-name="ro2">
          <table:table-cell table:formula="of:=[.A20]+1"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Sheet1.A21]*4" office:value-type="float" office:value="76">
            <text:p>76</text:p>
          </table:table-cell>
          <table:table-cell table:formula="of:=[Sheet1.B21]*[.$K$4]+[.$K$5]" office:value-type="float" office:value="3.0238">
            <text:p>3,02</text:p>
          </table:table-cell>
          <table:table-cell table:number-columns-repeated="17"/>
          <table:table-cell table:formula="of:=IF([.B20]=1;[.$K$3]-([.$K$3]-[.V20])*EXP([.$K$2]);[.V20]*EXP([.$K$2]))" office:value-type="float" office:value="2.84847276599136">
            <text:p>2,848473</text:p>
          </table:table-cell>
          <table:table-cell table:number-columns-repeated="1002"/>
        </table:table-row>
        <table:table-row table:style-name="ro2">
          <table:table-cell table:formula="of:=[.A21]+1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Sheet1.A22]*4" office:value-type="float" office:value="80">
            <text:p>80</text:p>
          </table:table-cell>
          <table:table-cell table:formula="of:=[Sheet1.B22]*[.$K$4]+[.$K$5]" office:value-type="float" office:value="3.2472">
            <text:p>3,25</text:p>
          </table:table-cell>
          <table:table-cell table:number-columns-repeated="17"/>
          <table:table-cell table:formula="of:=IF([.B21]=1;[.$K$3]-([.$K$3]-[.V21])*EXP([.$K$2]);[.V21]*EXP([.$K$2]))" office:value-type="float" office:value="2.95340398739635">
            <text:p>2,953404</text:p>
          </table:table-cell>
          <table:table-cell table:number-columns-repeated="1002"/>
        </table:table-row>
        <table:table-row table:style-name="ro2">
          <table:table-cell table:formula="of:=[.A22]+1"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Sheet1.A23]*4" office:value-type="float" office:value="84">
            <text:p>84</text:p>
          </table:table-cell>
          <table:table-cell table:formula="of:=[Sheet1.B23]*[.$K$4]+[.$K$5]" office:value-type="float" office:value="3.3808">
            <text:p>3,38</text:p>
          </table:table-cell>
          <table:table-cell table:number-columns-repeated="17"/>
          <table:table-cell table:formula="of:=IF([.B22]=1;[.$K$3]-([.$K$3]-[.V22])*EXP([.$K$2]);[.V22]*EXP([.$K$2]))" office:value-type="float" office:value="2.80936477524915">
            <text:p>2,809365</text:p>
          </table:table-cell>
          <table:table-cell table:number-columns-repeated="1002"/>
        </table:table-row>
        <table:table-row table:style-name="ro2">
          <table:table-cell table:formula="of:=[.A23]+1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[Sheet1.A24]*4" office:value-type="float" office:value="88">
            <text:p>88</text:p>
          </table:table-cell>
          <table:table-cell table:formula="of:=[Sheet1.B24]*[.$K$4]+[.$K$5]" office:value-type="float" office:value="3.3602">
            <text:p>3,36</text:p>
          </table:table-cell>
          <table:table-cell table:number-columns-repeated="17"/>
          <table:table-cell table:formula="of:=IF([.B23]=1;[.$K$3]-([.$K$3]-[.V23])*EXP([.$K$2]);[.V23]*EXP([.$K$2]))" office:value-type="float" office:value="2.91620331586925">
            <text:p>2,916203</text:p>
          </table:table-cell>
          <table:table-cell table:number-columns-repeated="1002"/>
        </table:table-row>
        <table:table-row table:style-name="ro2">
          <table:table-cell table:formula="of:=[.A24]+1"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Sheet1.A25]*4" office:value-type="float" office:value="92">
            <text:p>92</text:p>
          </table:table-cell>
          <table:table-cell table:formula="of:=[Sheet1.B25]*[.$K$4]+[.$K$5]" office:value-type="float" office:value="3.2304">
            <text:p>3,23</text:p>
          </table:table-cell>
          <table:table-cell table:number-columns-repeated="17"/>
          <table:table-cell table:formula="of:=IF([.B24]=1;[.$K$3]-([.$K$3]-[.V24])*EXP([.$K$2]);[.V24]*EXP([.$K$2]))" office:value-type="float" office:value="2.77397840188138">
            <text:p>2,773978</text:p>
          </table:table-cell>
          <table:table-cell table:number-columns-repeated="1002"/>
        </table:table-row>
        <table:table-row table:style-name="ro2">
          <table:table-cell table:formula="of:=[.A25]+1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Sheet1.A26]*4" office:value-type="float" office:value="96">
            <text:p>96</text:p>
          </table:table-cell>
          <table:table-cell table:formula="of:=[Sheet1.B26]*[.$K$4]+[.$K$5]" office:value-type="float" office:value="2.9884">
            <text:p>2,99</text:p>
          </table:table-cell>
          <table:table-cell table:formula="of:=DEC2HEX(128*[.B26]+64*[.B27]+32*[.B28]+16*[.B29]+8*[.B30]+4*[.B31]+2*[.B32]+[.B33];2)" office:value-type="string" office:string-value="A3">
            <text:p>A3</text:p>
          </table:table-cell>
          <table:table-cell table:number-columns-repeated="16"/>
          <table:table-cell table:formula="of:=IF([.B25]=1;[.$K$3]-([.$K$3]-[.V25])*EXP([.$K$2]);[.V25]*EXP([.$K$2]))" office:value-type="float" office:value="2.88254275629547">
            <text:p>2,882543</text:p>
          </table:table-cell>
          <table:table-cell table:number-columns-repeated="1002"/>
        </table:table-row>
        <table:table-row table:style-name="ro2">
          <table:table-cell table:formula="of:=[.A26]+1"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Sheet1.A27]*4" office:value-type="float" office:value="100">
            <text:p>100</text:p>
          </table:table-cell>
          <table:table-cell table:formula="of:=[Sheet1.B27]*[.$K$4]+[.$K$5]" office:value-type="float" office:value="2.6994">
            <text:p>2,7</text:p>
          </table:table-cell>
          <table:table-cell table:number-columns-repeated="17"/>
          <table:table-cell table:formula="of:=IF([.B26]=1;[.$K$3]-([.$K$3]-[.V26])*EXP([.$K$2]);[.V26]*EXP([.$K$2]))" office:value-type="float" office:value="2.98581236466607">
            <text:p>2,985812</text:p>
          </table:table-cell>
          <table:table-cell table:number-columns-repeated="1002"/>
        </table:table-row>
        <table:table-row table:style-name="ro2">
          <table:table-cell table:formula="of:=[.A27]+1"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Sheet1.A28]*4" office:value-type="float" office:value="104">
            <text:p>104</text:p>
          </table:table-cell>
          <table:table-cell table:formula="of:=[Sheet1.B28]*[.$K$4]+[.$K$5]" office:value-type="float" office:value="2.3942">
            <text:p>2,39</text:p>
          </table:table-cell>
          <table:table-cell table:number-columns-repeated="17"/>
          <table:table-cell table:formula="of:=IF([.B27]=1;[.$K$3]-([.$K$3]-[.V27])*EXP([.$K$2]);[.V27]*EXP([.$K$2]))" office:value-type="float" office:value="2.84019257730842">
            <text:p>2,840193</text:p>
          </table:table-cell>
          <table:table-cell table:number-columns-repeated="1002"/>
        </table:table-row>
        <table:table-row table:style-name="ro2">
          <table:table-cell table:formula="of:=[.A28]+1"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Sheet1.A29]*4" office:value-type="float" office:value="108">
            <text:p>108</text:p>
          </table:table-cell>
          <table:table-cell table:formula="of:=[Sheet1.B29]*[.$K$4]+[.$K$5]" office:value-type="float" office:value="2.077">
            <text:p>2,08</text:p>
          </table:table-cell>
          <table:table-cell table:number-columns-repeated="17"/>
          <table:table-cell table:formula="of:=IF([.B28]=1;[.$K$3]-([.$K$3]-[.V28])*EXP([.$K$2]);[.V28]*EXP([.$K$2]))" office:value-type="float" office:value="2.94552762828072">
            <text:p>2,945528</text:p>
          </table:table-cell>
          <table:table-cell table:number-columns-repeated="1002"/>
        </table:table-row>
        <table:table-row table:style-name="ro2">
          <table:table-cell table:formula="of:=[.A29]+1"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[Sheet1.A30]*4" office:value-type="float" office:value="112">
            <text:p>112</text:p>
          </table:table-cell>
          <table:table-cell table:formula="of:=[Sheet1.B30]*[.$K$4]+[.$K$5]" office:value-type="float" office:value="1.8564">
            <text:p>1,86</text:p>
          </table:table-cell>
          <table:table-cell table:number-columns-repeated="17"/>
          <table:table-cell table:formula="of:=IF([.B29]=1;[.$K$3]-([.$K$3]-[.V29])*EXP([.$K$2]);[.V29]*EXP([.$K$2]))" office:value-type="float" office:value="2.80187255070042">
            <text:p>2,801873</text:p>
          </table:table-cell>
          <table:table-cell table:number-columns-repeated="1002"/>
        </table:table-row>
        <table:table-row table:style-name="ro2">
          <table:table-cell table:formula="of:=[.A30]+1"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[Sheet1.A31]*4" office:value-type="float" office:value="116">
            <text:p>116</text:p>
          </table:table-cell>
          <table:table-cell table:formula="of:=[Sheet1.B31]*[.$K$4]+[.$K$5]" office:value-type="float" office:value="1.7054">
            <text:p>1,71</text:p>
          </table:table-cell>
          <table:table-cell table:number-columns-repeated="17"/>
          <table:table-cell table:formula="of:=IF([.B30]=1;[.$K$3]-([.$K$3]-[.V30])*EXP([.$K$2]);[.V30]*EXP([.$K$2]))" office:value-type="float" office:value="2.66522361392711">
            <text:p>2,665224</text:p>
          </table:table-cell>
          <table:table-cell table:number-columns-repeated="1002"/>
        </table:table-row>
        <table:table-row table:style-name="ro2">
          <table:table-cell table:formula="of:=[.A31]+1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Sheet1.A32]*4" office:value-type="float" office:value="120">
            <text:p>120</text:p>
          </table:table-cell>
          <table:table-cell table:formula="of:=[Sheet1.B32]*[.$K$4]+[.$K$5]" office:value-type="float" office:value="1.6984">
            <text:p>1,7</text:p>
          </table:table-cell>
          <table:table-cell table:number-columns-repeated="17"/>
          <table:table-cell table:formula="of:=IF([.B31]=1;[.$K$3]-([.$K$3]-[.V31])*EXP([.$K$2]);[.V31]*EXP([.$K$2]))" office:value-type="float" office:value="2.5352391244416">
            <text:p>2,535239</text:p>
          </table:table-cell>
          <table:table-cell table:number-columns-repeated="1002"/>
        </table:table-row>
        <table:table-row table:style-name="ro2">
          <table:table-cell table:formula="of:=[.A32]+1"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Sheet1.A33]*4" office:value-type="float" office:value="124">
            <text:p>124</text:p>
          </table:table-cell>
          <table:table-cell table:formula="of:=[Sheet1.B33]*[.$K$4]+[.$K$5]" office:value-type="float" office:value="1.7808">
            <text:p>1,78</text:p>
          </table:table-cell>
          <table:table-cell table:number-columns-repeated="17"/>
          <table:table-cell table:formula="of:=IF([.B32]=1;[.$K$3]-([.$K$3]-[.V32])*EXP([.$K$2]);[.V32]*EXP([.$K$2]))" office:value-type="float" office:value="2.65544693081071">
            <text:p>2,655447</text:p>
          </table:table-cell>
          <table:table-cell table:number-columns-repeated="1002"/>
        </table:table-row>
        <table:table-row table:style-name="ro2">
          <table:table-cell table:formula="of:=[.A33]+1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Sheet1.A34]*4" office:value-type="float" office:value="128">
            <text:p>128</text:p>
          </table:table-cell>
          <table:table-cell table:formula="of:=[Sheet1.B34]*[.$K$4]+[.$K$5]" office:value-type="float" office:value="1.978">
            <text:p>1,98</text:p>
          </table:table-cell>
          <table:table-cell table:formula="of:=DEC2HEX(128*[.B34]+64*[.B35]+32*[.B36]+16*[.B37]+8*[.B38]+4*[.B39]+2*[.B40]+[.B41];2)" office:value-type="string" office:string-value="41">
            <text:p>41</text:p>
          </table:table-cell>
          <table:table-cell table:number-columns-repeated="16"/>
          <table:table-cell table:formula="of:=IF([.B33]=1;[.$K$3]-([.$K$3]-[.V33])*EXP([.$K$2]);[.V33]*EXP([.$K$2]))" office:value-type="float" office:value="2.76979213328368">
            <text:p>2,769792</text:p>
          </table:table-cell>
          <table:table-cell table:number-columns-repeated="1002"/>
        </table:table-row>
        <table:table-row table:style-name="ro2">
          <table:table-cell table:formula="of:=[.A34]+1"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Sheet1.A35]*4" office:value-type="float" office:value="132">
            <text:p>132</text:p>
          </table:table-cell>
          <table:table-cell table:formula="of:=[Sheet1.B35]*[.$K$4]+[.$K$5]" office:value-type="float" office:value="2.2704">
            <text:p>2,27</text:p>
          </table:table-cell>
          <table:table-cell table:number-columns-repeated="17"/>
          <table:table-cell table:formula="of:=IF([.B34]=1;[.$K$3]-([.$K$3]-[.V34])*EXP([.$K$2]);[.V34]*EXP([.$K$2]))" office:value-type="float" office:value="2.63470777693004">
            <text:p>2,634708</text:p>
          </table:table-cell>
          <table:table-cell table:number-columns-repeated="1002"/>
        </table:table-row>
        <table:table-row table:style-name="ro2">
          <table:table-cell table:formula="of:=[.A35]+1"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[Sheet1.A36]*4" office:value-type="float" office:value="136">
            <text:p>136</text:p>
          </table:table-cell>
          <table:table-cell table:formula="of:=[Sheet1.B36]*[.$K$4]+[.$K$5]" office:value-type="float" office:value="2.6296">
            <text:p>2,63</text:p>
          </table:table-cell>
          <table:table-cell table:number-columns-repeated="17"/>
          <table:table-cell table:formula="of:=IF([.B35]=1;[.$K$3]-([.$K$3]-[.V35])*EXP([.$K$2]);[.V35]*EXP([.$K$2]))" office:value-type="float" office:value="2.75006443987315">
            <text:p>2,750064</text:p>
          </table:table-cell>
          <table:table-cell table:number-columns-repeated="1002"/>
        </table:table-row>
        <table:table-row table:style-name="ro2">
          <table:table-cell table:formula="of:=[.A36]+1"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Sheet1.A37]*4" office:value-type="float" office:value="140">
            <text:p>140</text:p>
          </table:table-cell>
          <table:table-cell table:formula="of:=[Sheet1.B37]*[.$K$4]+[.$K$5]" office:value-type="float" office:value="2.913">
            <text:p>2,91</text:p>
          </table:table-cell>
          <table:table-cell table:number-columns-repeated="17"/>
          <table:table-cell table:formula="of:=IF([.B36]=1;[.$K$3]-([.$K$3]-[.V36])*EXP([.$K$2]);[.V36]*EXP([.$K$2]))" office:value-type="float" office:value="2.61594221448042">
            <text:p>2,615942</text:p>
          </table:table-cell>
          <table:table-cell table:number-columns-repeated="1002"/>
        </table:table-row>
        <table:table-row table:style-name="ro2">
          <table:table-cell table:formula="of:=[.A37]+1"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[Sheet1.A38]*4" office:value-type="float" office:value="144">
            <text:p>144</text:p>
          </table:table-cell>
          <table:table-cell table:formula="of:=[Sheet1.B38]*[.$K$4]+[.$K$5]" office:value-type="float" office:value="3.1746">
            <text:p>3,17</text:p>
          </table:table-cell>
          <table:table-cell table:number-columns-repeated="17"/>
          <table:table-cell table:formula="of:=IF([.B37]=1;[.$K$3]-([.$K$3]-[.V37])*EXP([.$K$2]);[.V37]*EXP([.$K$2]))" office:value-type="float" office:value="2.48836120720733">
            <text:p>2,488361</text:p>
          </table:table-cell>
          <table:table-cell table:number-columns-repeated="1002"/>
        </table:table-row>
        <table:table-row table:style-name="ro2">
          <table:table-cell table:formula="of:=[.A38]+1"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[Sheet1.A39]*4" office:value-type="float" office:value="148">
            <text:p>148</text:p>
          </table:table-cell>
          <table:table-cell table:formula="of:=[Sheet1.B39]*[.$K$4]+[.$K$5]" office:value-type="float" office:value="3.3164">
            <text:p>3,32</text:p>
          </table:table-cell>
          <table:table-cell table:number-columns-repeated="17"/>
          <table:table-cell table:formula="of:=IF([.B38]=1;[.$K$3]-([.$K$3]-[.V38])*EXP([.$K$2]);[.V38]*EXP([.$K$2]))" office:value-type="float" office:value="2.36700239908173">
            <text:p>2,367002</text:p>
          </table:table-cell>
          <table:table-cell table:number-columns-repeated="1002"/>
        </table:table-row>
        <table:table-row table:style-name="ro2">
          <table:table-cell table:formula="of:=[.A39]+1"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Sheet1.A40]*4" office:value-type="float" office:value="152">
            <text:p>152</text:p>
          </table:table-cell>
          <table:table-cell table:formula="of:=[Sheet1.B40]*[.$K$4]+[.$K$5]" office:value-type="float" office:value="3.3164">
            <text:p>3,32</text:p>
          </table:table-cell>
          <table:table-cell table:number-columns-repeated="17"/>
          <table:table-cell table:formula="of:=IF([.B39]=1;[.$K$3]-([.$K$3]-[.V39])*EXP([.$K$2]);[.V39]*EXP([.$K$2]))" office:value-type="float" office:value="2.25156232987032">
            <text:p>2,251562</text:p>
          </table:table-cell>
          <table:table-cell table:number-columns-repeated="1002"/>
        </table:table-row>
        <table:table-row table:style-name="ro2">
          <table:table-cell table:formula="of:=[.A40]+1"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Sheet1.A41]*4" office:value-type="float" office:value="156">
            <text:p>156</text:p>
          </table:table-cell>
          <table:table-cell table:formula="of:=[Sheet1.B41]*[.$K$4]+[.$K$5]" office:value-type="float" office:value="3.1668">
            <text:p>3,17</text:p>
          </table:table-cell>
          <table:table-cell table:number-columns-repeated="17"/>
          <table:table-cell table:formula="of:=IF([.B40]=1;[.$K$3]-([.$K$3]-[.V40])*EXP([.$K$2]);[.V40]*EXP([.$K$2]))" office:value-type="float" office:value="2.14175233927003">
            <text:p>2,141752</text:p>
          </table:table-cell>
          <table:table-cell table:number-columns-repeated="1002"/>
        </table:table-row>
        <table:table-row table:style-name="ro2">
          <table:table-cell table:formula="of:=[.A41]+1"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Sheet1.A42]*4" office:value-type="float" office:value="160">
            <text:p>160</text:p>
          </table:table-cell>
          <table:table-cell table:formula="of:=[Sheet1.B42]*[.$K$4]+[.$K$5]" office:value-type="float" office:value="2.8844">
            <text:p>2,88</text:p>
          </table:table-cell>
          <table:table-cell table:formula="of:=DEC2HEX(128*[.B42]+64*[.B43]+32*[.B44]+16*[.B45]+8*[.B46]+4*[.B47]+2*[.B48]+[.B49];2)" office:value-type="string" office:string-value="08">
            <text:p>08</text:p>
          </table:table-cell>
          <table:table-cell table:number-columns-repeated="16"/>
          <table:table-cell table:formula="of:=IF([.B41]=1;[.$K$3]-([.$K$3]-[.V41])*EXP([.$K$2]);[.V41]*EXP([.$K$2]))" office:value-type="float" office:value="2.28115072260332">
            <text:p>2,281151</text:p>
          </table:table-cell>
          <table:table-cell table:number-columns-repeated="1002"/>
        </table:table-row>
        <table:table-row table:style-name="ro2">
          <table:table-cell table:formula="of:=[.A42]+1"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[Sheet1.A43]*4" office:value-type="float" office:value="164">
            <text:p>164</text:p>
          </table:table-cell>
          <table:table-cell table:formula="of:=[Sheet1.B43]*[.$K$4]+[.$K$5]" office:value-type="float" office:value="2.5554">
            <text:p>2,56</text:p>
          </table:table-cell>
          <table:table-cell table:number-columns-repeated="17"/>
          <table:table-cell table:formula="of:=IF([.B42]=1;[.$K$3]-([.$K$3]-[.V42])*EXP([.$K$2]);[.V42]*EXP([.$K$2]))" office:value-type="float" office:value="2.16989768906135">
            <text:p>2,169898</text:p>
          </table:table-cell>
          <table:table-cell table:number-columns-repeated="1002"/>
        </table:table-row>
        <table:table-row table:style-name="ro2">
          <table:table-cell table:formula="of:=[.A43]+1"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[Sheet1.A44]*4" office:value-type="float" office:value="168">
            <text:p>168</text:p>
          </table:table-cell>
          <table:table-cell table:formula="of:=[Sheet1.B44]*[.$K$4]+[.$K$5]" office:value-type="float" office:value="2.1952">
            <text:p>2,2</text:p>
          </table:table-cell>
          <table:table-cell table:number-columns-repeated="17"/>
          <table:table-cell table:formula="of:=IF([.B43]=1;[.$K$3]-([.$K$3]-[.V43])*EXP([.$K$2]);[.V43]*EXP([.$K$2]))" office:value-type="float" office:value="2.06407052999125">
            <text:p>2,064071</text:p>
          </table:table-cell>
          <table:table-cell table:number-columns-repeated="1002"/>
        </table:table-row>
        <table:table-row table:style-name="ro2">
          <table:table-cell table:formula="of:=[.A44]+1"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Sheet1.A45]*4" office:value-type="float" office:value="172">
            <text:p>172</text:p>
          </table:table-cell>
          <table:table-cell table:formula="of:=[Sheet1.B45]*[.$K$4]+[.$K$5]" office:value-type="float" office:value="1.9064">
            <text:p>1,91</text:p>
          </table:table-cell>
          <table:table-cell table:number-columns-repeated="17"/>
          <table:table-cell table:formula="of:=IF([.B44]=1;[.$K$3]-([.$K$3]-[.V44])*EXP([.$K$2]);[.V44]*EXP([.$K$2]))" office:value-type="float" office:value="1.96340462237246">
            <text:p>1,963405</text:p>
          </table:table-cell>
          <table:table-cell table:number-columns-repeated="1002"/>
        </table:table-row>
        <table:table-row table:style-name="ro2">
          <table:table-cell table:formula="of:=[.A45]+1"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Sheet1.A46]*4" office:value-type="float" office:value="176">
            <text:p>176</text:p>
          </table:table-cell>
          <table:table-cell table:formula="of:=[Sheet1.B46]*[.$K$4]+[.$K$5]" office:value-type="float" office:value="1.7074">
            <text:p>1,71</text:p>
          </table:table-cell>
          <table:table-cell table:number-columns-repeated="17"/>
          <table:table-cell table:formula="of:=IF([.B45]=1;[.$K$3]-([.$K$3]-[.V45])*EXP([.$K$2]);[.V45]*EXP([.$K$2]))" office:value-type="float" office:value="1.8676482490014">
            <text:p>1,867648</text:p>
          </table:table-cell>
          <table:table-cell table:number-columns-repeated="1002"/>
        </table:table-row>
        <table:table-row table:style-name="ro2">
          <table:table-cell table:formula="of:=[.A46]+1"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[Sheet1.A47]*4" office:value-type="float" office:value="180">
            <text:p>180</text:p>
          </table:table-cell>
          <table:table-cell table:formula="of:=[Sheet1.B47]*[.$K$4]+[.$K$5]" office:value-type="float" office:value="1.641">
            <text:p>1,64</text:p>
          </table:table-cell>
          <table:table-cell table:number-columns-repeated="17"/>
          <table:table-cell table:formula="of:=IF([.B46]=1;[.$K$3]-([.$K$3]-[.V46])*EXP([.$K$2]);[.V46]*EXP([.$K$2]))" office:value-type="float" office:value="2.0204148465638">
            <text:p>2,020415</text:p>
          </table:table-cell>
          <table:table-cell table:number-columns-repeated="1002"/>
        </table:table-row>
        <table:table-row table:style-name="ro2">
          <table:table-cell table:formula="of:=[.A47]+1"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[Sheet1.A48]*4" office:value-type="float" office:value="184">
            <text:p>184</text:p>
          </table:table-cell>
          <table:table-cell table:formula="of:=[Sheet1.B48]*[.$K$4]+[.$K$5]" office:value-type="float" office:value="1.7112">
            <text:p>1,71</text:p>
          </table:table-cell>
          <table:table-cell table:number-columns-repeated="17"/>
          <table:table-cell table:formula="of:=IF([.B47]=1;[.$K$3]-([.$K$3]-[.V47])*EXP([.$K$2]);[.V47]*EXP([.$K$2]))" office:value-type="float" office:value="1.92187805174958">
            <text:p>1,921878</text:p>
          </table:table-cell>
          <table:table-cell table:number-columns-repeated="1002"/>
        </table:table-row>
        <table:table-row table:style-name="ro2">
          <table:table-cell table:formula="of:=[.A48]+1" office:value-type="float" office:value="47">
            <text:p>47</text:p>
          </table:table-cell>
          <table:table-cell office:value-type="float" office:value="0">
            <text:p>0</text:p>
          </table:table-cell>
          <table:table-cell table:formula="of:=[Sheet1.A49]*4" office:value-type="float" office:value="188">
            <text:p>188</text:p>
          </table:table-cell>
          <table:table-cell table:formula="of:=[Sheet1.B49]*[.$K$4]+[.$K$5]" office:value-type="float" office:value="1.9278">
            <text:p>1,93</text:p>
          </table:table-cell>
          <table:table-cell table:number-columns-repeated="17"/>
          <table:table-cell table:formula="of:=IF([.B48]=1;[.$K$3]-([.$K$3]-[.V48])*EXP([.$K$2]);[.V48]*EXP([.$K$2]))" office:value-type="float" office:value="1.82814695312631">
            <text:p>1,828147</text:p>
          </table:table-cell>
          <table:table-cell table:number-columns-repeated="1002"/>
        </table:table-row>
        <table:table-row table:style-name="ro2">
          <table:table-cell table:formula="of:=[.A49]+1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Sheet1.A50]*4" office:value-type="float" office:value="192">
            <text:p>192</text:p>
          </table:table-cell>
          <table:table-cell table:formula="of:=[Sheet1.B50]*[.$K$4]+[.$K$5]" office:value-type="float" office:value="2.2166">
            <text:p>2,22</text:p>
          </table:table-cell>
          <table:table-cell table:formula="of:=DEC2HEX(128*[.B50]+64*[.B51]+32*[.B52]+16*[.B53]+8*[.B54]+4*[.B55]+2*[.B56]+[.B57];2)" office:value-type="string" office:string-value="8A">
            <text:p>8A</text:p>
          </table:table-cell>
          <table:table-cell table:number-columns-repeated="16"/>
          <table:table-cell table:formula="of:=IF([.B49]=1;[.$K$3]-([.$K$3]-[.V49])*EXP([.$K$2]);[.V49]*EXP([.$K$2]))" office:value-type="float" office:value="1.73898717412507">
            <text:p>1,738987</text:p>
          </table:table-cell>
          <table:table-cell table:number-columns-repeated="1002"/>
        </table:table-row>
        <table:table-row table:style-name="ro2">
          <table:table-cell table:formula="of:=[.A50]+1"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f:=[Sheet1.A51]*4" office:value-type="float" office:value="196">
            <text:p>196</text:p>
          </table:table-cell>
          <table:table-cell table:formula="of:=[Sheet1.B51]*[.$K$4]+[.$K$5]" office:value-type="float" office:value="2.5554">
            <text:p>2,56</text:p>
          </table:table-cell>
          <table:table-cell table:number-columns-repeated="17"/>
          <table:table-cell table:formula="of:=IF([.B50]=1;[.$K$3]-([.$K$3]-[.V50])*EXP([.$K$2]);[.V50]*EXP([.$K$2]))" office:value-type="float" office:value="1.89802864635354">
            <text:p>1,898029</text:p>
          </table:table-cell>
          <table:table-cell table:number-columns-repeated="1002"/>
        </table:table-row>
        <table:table-row table:style-name="ro2">
          <table:table-cell table:formula="of:=[.A51]+1"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Sheet1.A52]*4" office:value-type="float" office:value="200">
            <text:p>200</text:p>
          </table:table-cell>
          <table:table-cell table:formula="of:=[Sheet1.B52]*[.$K$4]+[.$K$5]" office:value-type="float" office:value="2.8844">
            <text:p>2,88</text:p>
          </table:table-cell>
          <table:table-cell table:number-columns-repeated="17"/>
          <table:table-cell table:formula="of:=IF([.B51]=1;[.$K$3]-([.$K$3]-[.V51])*EXP([.$K$2]);[.V51]*EXP([.$K$2]))" office:value-type="float" office:value="1.80546069695675">
            <text:p>1,805461</text:p>
          </table:table-cell>
          <table:table-cell table:number-columns-repeated="1002"/>
        </table:table-row>
        <table:table-row table:style-name="ro2">
          <table:table-cell table:formula="of:=[.A52]+1"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Sheet1.A53]*4" office:value-type="float" office:value="204">
            <text:p>204</text:p>
          </table:table-cell>
          <table:table-cell table:formula="of:=[Sheet1.B53]*[.$K$4]+[.$K$5]" office:value-type="float" office:value="3.146">
            <text:p>3,15</text:p>
          </table:table-cell>
          <table:table-cell table:number-columns-repeated="17"/>
          <table:table-cell table:formula="of:=IF([.B52]=1;[.$K$3]-([.$K$3]-[.V52])*EXP([.$K$2]);[.V52]*EXP([.$K$2]))" office:value-type="float" office:value="1.71740733972483">
            <text:p>1,717407</text:p>
          </table:table-cell>
          <table:table-cell table:number-columns-repeated="1002"/>
        </table:table-row>
        <table:table-row table:style-name="ro2">
          <table:table-cell table:formula="of:=[.A53]+1" office:value-type="float" office:value="52">
            <text:p>52</text:p>
          </table:table-cell>
          <table:table-cell office:value-type="float" office:value="1">
            <text:p>1</text:p>
          </table:table-cell>
          <table:table-cell table:formula="of:=[Sheet1.A54]*4" office:value-type="float" office:value="208">
            <text:p>208</text:p>
          </table:table-cell>
          <table:table-cell table:formula="of:=[Sheet1.B54]*[.$K$4]+[.$K$5]" office:value-type="float" office:value="3.3002">
            <text:p>3,3</text:p>
          </table:table-cell>
          <table:table-cell table:number-columns-repeated="17"/>
          <table:table-cell table:formula="of:=IF([.B53]=1;[.$K$3]-([.$K$3]-[.V53])*EXP([.$K$2]);[.V53]*EXP([.$K$2]))" office:value-type="float" office:value="1.63364839539975">
            <text:p>1,633648</text:p>
          </table:table-cell>
          <table:table-cell table:number-columns-repeated="1002"/>
        </table:table-row>
        <table:table-row table:style-name="ro2">
          <table:table-cell table:formula="of:=[.A54]+1"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[Sheet1.A55]*4" office:value-type="float" office:value="212">
            <text:p>212</text:p>
          </table:table-cell>
          <table:table-cell table:formula="of:=[Sheet1.B55]*[.$K$4]+[.$K$5]" office:value-type="float" office:value="3.3164">
            <text:p>3,32</text:p>
          </table:table-cell>
          <table:table-cell table:number-columns-repeated="17"/>
          <table:table-cell table:formula="of:=IF([.B54]=1;[.$K$3]-([.$K$3]-[.V54])*EXP([.$K$2]);[.V54]*EXP([.$K$2]))" office:value-type="float" office:value="1.79782730048905">
            <text:p>1,797827</text:p>
          </table:table-cell>
          <table:table-cell table:number-columns-repeated="1002"/>
        </table:table-row>
        <table:table-row table:style-name="ro2">
          <table:table-cell table:formula="of:=[.A55]+1" office:value-type="float" office:value="54">
            <text:p>54</text:p>
          </table:table-cell>
          <table:table-cell office:value-type="float" office:value="1">
            <text:p>1</text:p>
          </table:table-cell>
          <table:table-cell table:formula="of:=[Sheet1.A56]*4" office:value-type="float" office:value="216">
            <text:p>216</text:p>
          </table:table-cell>
          <table:table-cell table:formula="of:=[Sheet1.B56]*[.$K$4]+[.$K$5]" office:value-type="float" office:value="3.1702">
            <text:p>3,17</text:p>
          </table:table-cell>
          <table:table-cell table:number-columns-repeated="17"/>
          <table:table-cell table:formula="of:=IF([.B55]=1;[.$K$3]-([.$K$3]-[.V55])*EXP([.$K$2]);[.V55]*EXP([.$K$2]))" office:value-type="float" office:value="1.71014622839587">
            <text:p>1,710146</text:p>
          </table:table-cell>
          <table:table-cell table:number-columns-repeated="1002"/>
        </table:table-row>
        <table:table-row table:style-name="ro2">
          <table:table-cell table:formula="of:=[.A56]+1"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Sheet1.A57]*4" office:value-type="float" office:value="220">
            <text:p>220</text:p>
          </table:table-cell>
          <table:table-cell table:formula="of:=[Sheet1.B57]*[.$K$4]+[.$K$5]" office:value-type="float" office:value="2.8832">
            <text:p>2,88</text:p>
          </table:table-cell>
          <table:table-cell table:number-columns-repeated="17"/>
          <table:table-cell table:formula="of:=IF([.B56]=1;[.$K$3]-([.$K$3]-[.V56])*EXP([.$K$2]);[.V56]*EXP([.$K$2]))" office:value-type="float" office:value="1.8705942901455">
            <text:p>1,870594</text:p>
          </table:table-cell>
          <table:table-cell table:number-columns-repeated="1002"/>
        </table:table-row>
        <table:table-row table:style-name="ro2">
          <table:table-cell table:formula="of:=[.A57]+1" office:value-type="float" office:value="56">
            <text:p>56</text:p>
          </table:table-cell>
          <table:table-cell office:value-type="float" office:value="1">
            <text:p>1</text:p>
          </table:table-cell>
          <table:table-cell table:formula="of:=[Sheet1.A58]*4" office:value-type="float" office:value="224">
            <text:p>224</text:p>
          </table:table-cell>
          <table:table-cell table:formula="of:=[Sheet1.B58]*[.$K$4]+[.$K$5]" office:value-type="float" office:value="2.545">
            <text:p>2,55</text:p>
          </table:table-cell>
          <table:table-cell table:formula="of:=DEC2HEX(128*[.B58]+64*[.B59]+32*[.B60]+16*[.B61]+8*[.B62]+4*[.B63]+2*[.B64]+[.B65];2)" office:value-type="string" office:string-value="96">
            <text:p>96</text:p>
          </table:table-cell>
          <table:table-cell table:number-columns-repeated="16"/>
          <table:table-cell table:formula="of:=IF([.B57]=1;[.$K$3]-([.$K$3]-[.V57])*EXP([.$K$2]);[.V57]*EXP([.$K$2]))" office:value-type="float" office:value="1.77936433008943">
            <text:p>1,779364</text:p>
          </table:table-cell>
          <table:table-cell table:number-columns-repeated="1002"/>
        </table:table-row>
        <table:table-row table:style-name="ro2">
          <table:table-cell table:formula="of:=[.A58]+1"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Sheet1.A59]*4" office:value-type="float" office:value="228">
            <text:p>228</text:p>
          </table:table-cell>
          <table:table-cell table:formula="of:=[Sheet1.B59]*[.$K$4]+[.$K$5]" office:value-type="float" office:value="2.1966">
            <text:p>2,2</text:p>
          </table:table-cell>
          <table:table-cell table:number-columns-repeated="17"/>
          <table:table-cell table:formula="of:=IF([.B58]=1;[.$K$3]-([.$K$3]-[.V58])*EXP([.$K$2]);[.V58]*EXP([.$K$2]))" office:value-type="float" office:value="1.93643658518449">
            <text:p>1,936437</text:p>
          </table:table-cell>
          <table:table-cell table:number-columns-repeated="1002"/>
        </table:table-row>
        <table:table-row table:style-name="ro2">
          <table:table-cell table:formula="of:=[.A59]+1" office:value-type="float" office:value="58">
            <text:p>58</text:p>
          </table:table-cell>
          <table:table-cell office:value-type="float" office:value="0">
            <text:p>0</text:p>
          </table:table-cell>
          <table:table-cell table:formula="of:=[Sheet1.A60]*4" office:value-type="float" office:value="232">
            <text:p>232</text:p>
          </table:table-cell>
          <table:table-cell table:formula="of:=[Sheet1.B60]*[.$K$4]+[.$K$5]" office:value-type="float" office:value="1.892">
            <text:p>1,89</text:p>
          </table:table-cell>
          <table:table-cell table:number-columns-repeated="17"/>
          <table:table-cell table:formula="of:=IF([.B59]=1;[.$K$3]-([.$K$3]-[.V59])*EXP([.$K$2]);[.V59]*EXP([.$K$2]))" office:value-type="float" office:value="1.84199545850717">
            <text:p>1,841995</text:p>
          </table:table-cell>
          <table:table-cell table:number-columns-repeated="1002"/>
        </table:table-row>
        <table:table-row table:style-name="ro2">
          <table:table-cell table:formula="of:=[.A60]+1" office:value-type="float" office:value="59">
            <text:p>59</text:p>
          </table:table-cell>
          <table:table-cell office:value-type="float" office:value="1">
            <text:p>1</text:p>
          </table:table-cell>
          <table:table-cell table:formula="of:=[Sheet1.A61]*4" office:value-type="float" office:value="236">
            <text:p>236</text:p>
          </table:table-cell>
          <table:table-cell table:formula="of:=[Sheet1.B61]*[.$K$4]+[.$K$5]" office:value-type="float" office:value="1.6894">
            <text:p>1,69</text:p>
          </table:table-cell>
          <table:table-cell table:number-columns-repeated="17"/>
          <table:table-cell table:formula="of:=IF([.B60]=1;[.$K$3]-([.$K$3]-[.V60])*EXP([.$K$2]);[.V60]*EXP([.$K$2]))" office:value-type="float" office:value="1.75216027992871">
            <text:p>1,752160</text:p>
          </table:table-cell>
          <table:table-cell table:number-columns-repeated="1002"/>
        </table:table-row>
        <table:table-row table:style-name="ro2">
          <table:table-cell table:formula="of:=[.A61]+1"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[Sheet1.A62]*4" office:value-type="float" office:value="240">
            <text:p>240</text:p>
          </table:table-cell>
          <table:table-cell table:formula="of:=[Sheet1.B62]*[.$K$4]+[.$K$5]" office:value-type="float" office:value="1.641">
            <text:p>1,64</text:p>
          </table:table-cell>
          <table:table-cell table:number-columns-repeated="17"/>
          <table:table-cell table:formula="of:=IF([.B61]=1;[.$K$3]-([.$K$3]-[.V61])*EXP([.$K$2]);[.V61]*EXP([.$K$2]))" office:value-type="float" office:value="1.91055929220602">
            <text:p>1,910559</text:p>
          </table:table-cell>
          <table:table-cell table:number-columns-repeated="1002"/>
        </table:table-row>
        <table:table-row table:style-name="ro2">
          <table:table-cell table:formula="of:=[.A62]+1" office:value-type="float" office:value="61">
            <text:p>61</text:p>
          </table:table-cell>
          <table:table-cell office:value-type="float" office:value="1">
            <text:p>1</text:p>
          </table:table-cell>
          <table:table-cell table:formula="of:=[Sheet1.A63]*4" office:value-type="float" office:value="244">
            <text:p>244</text:p>
          </table:table-cell>
          <table:table-cell table:formula="of:=[Sheet1.B63]*[.$K$4]+[.$K$5]" office:value-type="float" office:value="1.788">
            <text:p>1,79</text:p>
          </table:table-cell>
          <table:table-cell table:number-columns-repeated="17"/>
          <table:table-cell table:formula="of:=IF([.B62]=1;[.$K$3]-([.$K$3]-[.V62])*EXP([.$K$2]);[.V62]*EXP([.$K$2]))" office:value-type="float" office:value="1.81738021599963">
            <text:p>1,817380</text:p>
          </table:table-cell>
          <table:table-cell table:number-columns-repeated="1002"/>
        </table:table-row>
        <table:table-row table:style-name="ro2">
          <table:table-cell table:formula="of:=[.A63]+1"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[Sheet1.A64]*4" office:value-type="float" office:value="248">
            <text:p>248</text:p>
          </table:table-cell>
          <table:table-cell table:formula="of:=[Sheet1.B64]*[.$K$4]+[.$K$5]" office:value-type="float" office:value="2.0606">
            <text:p>2,06</text:p>
          </table:table-cell>
          <table:table-cell table:number-columns-repeated="17"/>
          <table:table-cell table:formula="of:=IF([.B63]=1;[.$K$3]-([.$K$3]-[.V63])*EXP([.$K$2]);[.V63]*EXP([.$K$2]))" office:value-type="float" office:value="1.97259841446074">
            <text:p>1,972598</text:p>
          </table:table-cell>
          <table:table-cell table:number-columns-repeated="1002"/>
        </table:table-row>
        <table:table-row table:style-name="ro2">
          <table:table-cell table:formula="of:=[.A64]+1" office:value-type="float" office:value="63">
            <text:p>63</text:p>
          </table:table-cell>
          <table:table-cell office:value-type="float" office:value="0">
            <text:p>0</text:p>
          </table:table-cell>
          <table:table-cell table:formula="of:=[Sheet1.A65]*4" office:value-type="float" office:value="252">
            <text:p>252</text:p>
          </table:table-cell>
          <table:table-cell table:formula="of:=[Sheet1.B65]*[.$K$4]+[.$K$5]" office:value-type="float" office:value="2.4206">
            <text:p>2,42</text:p>
          </table:table-cell>
          <table:table-cell table:number-columns-repeated="17"/>
          <table:table-cell table:formula="of:=IF([.B64]=1;[.$K$3]-([.$K$3]-[.V64])*EXP([.$K$2]);[.V64]*EXP([.$K$2]))" office:value-type="float" office:value="2.12024653205494">
            <text:p>2,120247</text:p>
          </table:table-cell>
          <table:table-cell table:number-columns-repeated="1002"/>
        </table:table-row>
        <table:table-row table:style-name="ro2">
          <table:table-cell table:formula="of:=[.A65]+1" office:value-type="float" office:value="64">
            <text:p>64</text:p>
          </table:table-cell>
          <table:table-cell office:value-type="float" office:value="1">
            <text:p>1</text:p>
          </table:table-cell>
          <table:table-cell table:formula="of:=[Sheet1.A66]*4" office:value-type="float" office:value="256">
            <text:p>256</text:p>
          </table:table-cell>
          <table:table-cell table:formula="of:=[Sheet1.B66]*[.$K$4]+[.$K$5]" office:value-type="float" office:value="2.8022">
            <text:p>2,8</text:p>
          </table:table-cell>
          <table:table-cell table:formula="of:=DEC2HEX(128*[.B66]+64*[.B67]+32*[.B68]+16*[.B69]+8*[.B70]+4*[.B71]+2*[.B72]+[.B73];2)" office:value-type="string" office:string-value="BD">
            <text:p>BD</text:p>
          </table:table-cell>
          <table:table-cell table:number-columns-repeated="16"/>
          <table:table-cell table:formula="of:=IF([.B65]=1;[.$K$3]-([.$K$3]-[.V65])*EXP([.$K$2]);[.V65]*EXP([.$K$2]))" office:value-type="float" office:value="2.01684088848626">
            <text:p>2,016841</text:p>
          </table:table-cell>
          <table:table-cell table:number-columns-repeated="1002"/>
        </table:table-row>
        <table:table-row table:style-name="ro2">
          <table:table-cell table:formula="of:=[.A66]+1" office:value-type="float" office:value="65">
            <text:p>65</text:p>
          </table:table-cell>
          <table:table-cell office:value-type="float" office:value="0">
            <text:p>0</text:p>
          </table:table-cell>
          <table:table-cell table:formula="of:=[Sheet1.A67]*4" office:value-type="float" office:value="260">
            <text:p>260</text:p>
          </table:table-cell>
          <table:table-cell table:formula="of:=[Sheet1.B67]*[.$K$4]+[.$K$5]" office:value-type="float" office:value="3.1134">
            <text:p>3,11</text:p>
          </table:table-cell>
          <table:table-cell table:number-columns-repeated="17"/>
          <table:table-cell table:formula="of:=IF([.B66]=1;[.$K$3]-([.$K$3]-[.V66])*EXP([.$K$2]);[.V66]*EXP([.$K$2]))" office:value-type="float" office:value="2.16233127516072">
            <text:p>2,162331</text:p>
          </table:table-cell>
          <table:table-cell table:number-columns-repeated="1002"/>
        </table:table-row>
        <table:table-row table:style-name="ro2">
          <table:table-cell table:formula="of:=[.A67]+1" office:value-type="float" office:value="66">
            <text:p>66</text:p>
          </table:table-cell>
          <table:table-cell office:value-type="float" office:value="1">
            <text:p>1</text:p>
          </table:table-cell>
          <table:table-cell table:formula="of:=[Sheet1.A68]*4" office:value-type="float" office:value="264">
            <text:p>264</text:p>
          </table:table-cell>
          <table:table-cell table:formula="of:=[Sheet1.B68]*[.$K$4]+[.$K$5]" office:value-type="float" office:value="3.3106">
            <text:p>3,31</text:p>
          </table:table-cell>
          <table:table-cell table:number-columns-repeated="17"/>
          <table:table-cell table:formula="of:=IF([.B67]=1;[.$K$3]-([.$K$3]-[.V67])*EXP([.$K$2]);[.V67]*EXP([.$K$2]))" office:value-type="float" office:value="2.05687313445103">
            <text:p>2,056873</text:p>
          </table:table-cell>
          <table:table-cell table:number-columns-repeated="1002"/>
        </table:table-row>
        <table:table-row table:style-name="ro2">
          <table:table-cell table:formula="of:=[.A68]+1" office:value-type="float" office:value="67">
            <text:p>67</text:p>
          </table:table-cell>
          <table:table-cell office:value-type="float" office:value="1">
            <text:p>1</text:p>
          </table:table-cell>
          <table:table-cell table:formula="of:=[Sheet1.A69]*4" office:value-type="float" office:value="268">
            <text:p>268</text:p>
          </table:table-cell>
          <table:table-cell table:formula="of:=[Sheet1.B69]*[.$K$4]+[.$K$5]" office:value-type="float" office:value="3.328">
            <text:p>3,33</text:p>
          </table:table-cell>
          <table:table-cell table:number-columns-repeated="17"/>
          <table:table-cell table:formula="of:=IF([.B68]=1;[.$K$3]-([.$K$3]-[.V68])*EXP([.$K$2]);[.V68]*EXP([.$K$2]))" office:value-type="float" office:value="2.20041112545126">
            <text:p>2,200411</text:p>
          </table:table-cell>
          <table:table-cell table:number-columns-repeated="1002"/>
        </table:table-row>
        <table:table-row table:style-name="ro2">
          <table:table-cell table:formula="of:=[.A69]+1" office:value-type="float" office:value="68">
            <text:p>68</text:p>
          </table:table-cell>
          <table:table-cell office:value-type="float" office:value="1">
            <text:p>1</text:p>
          </table:table-cell>
          <table:table-cell table:formula="of:=[Sheet1.A70]*4" office:value-type="float" office:value="272">
            <text:p>272</text:p>
          </table:table-cell>
          <table:table-cell table:formula="of:=[Sheet1.B70]*[.$K$4]+[.$K$5]" office:value-type="float" office:value="3.1856">
            <text:p>3,19</text:p>
          </table:table-cell>
          <table:table-cell table:number-columns-repeated="17"/>
          <table:table-cell table:formula="of:=IF([.B69]=1;[.$K$3]-([.$K$3]-[.V69])*EXP([.$K$2]);[.V69]*EXP([.$K$2]))" office:value-type="float" office:value="2.3369486860244">
            <text:p>2,336949</text:p>
          </table:table-cell>
          <table:table-cell table:number-columns-repeated="1002"/>
        </table:table-row>
        <table:table-row table:style-name="ro2">
          <table:table-cell table:formula="of:=[.A70]+1" office:value-type="float" office:value="69">
            <text:p>69</text:p>
          </table:table-cell>
          <table:table-cell office:value-type="float" office:value="1">
            <text:p>1</text:p>
          </table:table-cell>
          <table:table-cell table:formula="of:=[Sheet1.A71]*4" office:value-type="float" office:value="276">
            <text:p>276</text:p>
          </table:table-cell>
          <table:table-cell table:formula="of:=[Sheet1.B71]*[.$K$4]+[.$K$5]" office:value-type="float" office:value="2.9182">
            <text:p>2,92</text:p>
          </table:table-cell>
          <table:table-cell table:number-columns-repeated="17"/>
          <table:table-cell table:formula="of:=IF([.B70]=1;[.$K$3]-([.$K$3]-[.V70])*EXP([.$K$2]);[.V70]*EXP([.$K$2]))" office:value-type="float" office:value="2.46682723119112">
            <text:p>2,466827</text:p>
          </table:table-cell>
          <table:table-cell table:number-columns-repeated="1002"/>
        </table:table-row>
        <table:table-row table:style-name="ro2">
          <table:table-cell table:formula="of:=[.A71]+1"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[Sheet1.A72]*4" office:value-type="float" office:value="280">
            <text:p>280</text:p>
          </table:table-cell>
          <table:table-cell table:formula="of:=[Sheet1.B72]*[.$K$4]+[.$K$5]" office:value-type="float" office:value="2.5502">
            <text:p>2,55</text:p>
          </table:table-cell>
          <table:table-cell table:number-columns-repeated="17"/>
          <table:table-cell table:formula="of:=IF([.B71]=1;[.$K$3]-([.$K$3]-[.V71])*EXP([.$K$2]);[.V71]*EXP([.$K$2]))" office:value-type="float" office:value="2.59037152496505">
            <text:p>2,590372</text:p>
          </table:table-cell>
          <table:table-cell table:number-columns-repeated="1002"/>
        </table:table-row>
        <table:table-row table:style-name="ro2">
          <table:table-cell table:formula="of:=[.A72]+1" office:value-type="float" office:value="71">
            <text:p>71</text:p>
          </table:table-cell>
          <table:table-cell office:value-type="float" office:value="1">
            <text:p>1</text:p>
          </table:table-cell>
          <table:table-cell table:formula="of:=[Sheet1.A73]*4" office:value-type="float" office:value="284">
            <text:p>284</text:p>
          </table:table-cell>
          <table:table-cell table:formula="of:=[Sheet1.B73]*[.$K$4]+[.$K$5]" office:value-type="float" office:value="2.1728">
            <text:p>2,17</text:p>
          </table:table-cell>
          <table:table-cell table:number-columns-repeated="17"/>
          <table:table-cell table:formula="of:=IF([.B72]=1;[.$K$3]-([.$K$3]-[.V72])*EXP([.$K$2]);[.V72]*EXP([.$K$2]))" office:value-type="float" office:value="2.46403761493554">
            <text:p>2,464038</text:p>
          </table:table-cell>
          <table:table-cell table:number-columns-repeated="1002"/>
        </table:table-row>
        <table:table-row table:style-name="ro2">
          <table:table-cell table:formula="of:=[.A73]+1" office:value-type="float" office:value="72">
            <text:p>72</text:p>
          </table:table-cell>
          <table:table-cell office:value-type="float" office:value="1">
            <text:p>1</text:p>
          </table:table-cell>
          <table:table-cell table:formula="of:=[Sheet1.A74]*4" office:value-type="float" office:value="288">
            <text:p>288</text:p>
          </table:table-cell>
          <table:table-cell table:formula="of:=[Sheet1.B74]*[.$K$4]+[.$K$5]" office:value-type="float" office:value="1.8944">
            <text:p>1,89</text:p>
          </table:table-cell>
          <table:table-cell table:formula="of:=DEC2HEX(128*[.B74]+64*[.B75]+32*[.B76]+16*[.B77]+8*[.B78]+4*[.B79]+2*[.B80]+[.B81];2)" office:value-type="string" office:string-value="FE">
            <text:p>FE</text:p>
          </table:table-cell>
          <table:table-cell table:number-columns-repeated="16"/>
          <table:table-cell table:formula="of:=IF([.B73]=1;[.$K$3]-([.$K$3]-[.V73])*EXP([.$K$2]);[.V73]*EXP([.$K$2]))" office:value-type="float" office:value="2.58771795989968">
            <text:p>2,587718</text:p>
          </table:table-cell>
          <table:table-cell table:number-columns-repeated="1002"/>
        </table:table-row>
        <table:table-row table:style-name="ro2">
          <table:table-cell table:formula="of:=[.A74]+1" office:value-type="float" office:value="73">
            <text:p>73</text:p>
          </table:table-cell>
          <table:table-cell office:value-type="float" office:value="1">
            <text:p>1</text:p>
          </table:table-cell>
          <table:table-cell table:formula="of:=[Sheet1.A75]*4" office:value-type="float" office:value="292">
            <text:p>292</text:p>
          </table:table-cell>
          <table:table-cell table:formula="of:=[Sheet1.B75]*[.$K$4]+[.$K$5]" office:value-type="float" office:value="1.7058">
            <text:p>1,71</text:p>
          </table:table-cell>
          <table:table-cell table:number-columns-repeated="17"/>
          <table:table-cell table:formula="of:=IF([.B74]=1;[.$K$3]-([.$K$3]-[.V74])*EXP([.$K$2]);[.V74]*EXP([.$K$2]))" office:value-type="float" office:value="2.70536634326196">
            <text:p>2,705366</text:p>
          </table:table-cell>
          <table:table-cell table:number-columns-repeated="1002"/>
        </table:table-row>
        <table:table-row table:style-name="ro2">
          <table:table-cell table:formula="of:=[.A75]+1" office:value-type="float" office:value="74">
            <text:p>74</text:p>
          </table:table-cell>
          <table:table-cell office:value-type="float" office:value="1">
            <text:p>1</text:p>
          </table:table-cell>
          <table:table-cell table:formula="of:=[Sheet1.A76]*4" office:value-type="float" office:value="296">
            <text:p>296</text:p>
          </table:table-cell>
          <table:table-cell table:formula="of:=[Sheet1.B76]*[.$K$4]+[.$K$5]" office:value-type="float" office:value="1.6964">
            <text:p>1,7</text:p>
          </table:table-cell>
          <table:table-cell table:number-columns-repeated="17"/>
          <table:table-cell table:formula="of:=IF([.B75]=1;[.$K$3]-([.$K$3]-[.V75])*EXP([.$K$2]);[.V75]*EXP([.$K$2]))" office:value-type="float" office:value="2.81727694726111">
            <text:p>2,817277</text:p>
          </table:table-cell>
          <table:table-cell table:number-columns-repeated="1002"/>
        </table:table-row>
        <table:table-row table:style-name="ro2">
          <table:table-cell table:formula="of:=[.A76]+1"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[Sheet1.A77]*4" office:value-type="float" office:value="300">
            <text:p>300</text:p>
          </table:table-cell>
          <table:table-cell table:formula="of:=[Sheet1.B77]*[.$K$4]+[.$K$5]" office:value-type="float" office:value="1.838">
            <text:p>1,84</text:p>
          </table:table-cell>
          <table:table-cell table:number-columns-repeated="17"/>
          <table:table-cell table:formula="of:=IF([.B76]=1;[.$K$3]-([.$K$3]-[.V76])*EXP([.$K$2]);[.V76]*EXP([.$K$2]))" office:value-type="float" office:value="2.92372960669874">
            <text:p>2,923730</text:p>
          </table:table-cell>
          <table:table-cell table:number-columns-repeated="1002"/>
        </table:table-row>
        <table:table-row table:style-name="ro2">
          <table:table-cell table:formula="of:=[.A77]+1" office:value-type="float" office:value="76">
            <text:p>76</text:p>
          </table:table-cell>
          <table:table-cell office:value-type="float" office:value="1">
            <text:p>1</text:p>
          </table:table-cell>
          <table:table-cell table:formula="of:=[Sheet1.A78]*4" office:value-type="float" office:value="304">
            <text:p>304</text:p>
          </table:table-cell>
          <table:table-cell table:formula="of:=[Sheet1.B78]*[.$K$4]+[.$K$5]" office:value-type="float" office:value="2.1192">
            <text:p>2,12</text:p>
          </table:table-cell>
          <table:table-cell table:number-columns-repeated="17"/>
          <table:table-cell table:formula="of:=IF([.B77]=1;[.$K$3]-([.$K$3]-[.V77])*EXP([.$K$2]);[.V77]*EXP([.$K$2]))" office:value-type="float" office:value="3.02499050867217">
            <text:p>3,024991</text:p>
          </table:table-cell>
          <table:table-cell table:number-columns-repeated="1002"/>
        </table:table-row>
        <table:table-row table:style-name="ro2">
          <table:table-cell table:formula="of:=[.A78]+1" office:value-type="float" office:value="77">
            <text:p>77</text:p>
          </table:table-cell>
          <table:table-cell office:value-type="float" office:value="1">
            <text:p>1</text:p>
          </table:table-cell>
          <table:table-cell table:formula="of:=[Sheet1.A79]*4" office:value-type="float" office:value="308">
            <text:p>308</text:p>
          </table:table-cell>
          <table:table-cell table:formula="of:=[Sheet1.B79]*[.$K$4]+[.$K$5]" office:value-type="float" office:value="2.4654">
            <text:p>2,47</text:p>
          </table:table-cell>
          <table:table-cell table:number-columns-repeated="17"/>
          <table:table-cell table:formula="of:=IF([.B78]=1;[.$K$3]-([.$K$3]-[.V78])*EXP([.$K$2]);[.V78]*EXP([.$K$2]))" office:value-type="float" office:value="3.12131285818078">
            <text:p>3,121313</text:p>
          </table:table-cell>
          <table:table-cell table:number-columns-repeated="1002"/>
        </table:table-row>
        <table:table-row table:style-name="ro2">
          <table:table-cell table:formula="of:=[.A79]+1" office:value-type="float" office:value="78">
            <text:p>78</text:p>
          </table:table-cell>
          <table:table-cell office:value-type="float" office:value="1">
            <text:p>1</text:p>
          </table:table-cell>
          <table:table-cell table:formula="of:=[Sheet1.A80]*4" office:value-type="float" office:value="312">
            <text:p>312</text:p>
          </table:table-cell>
          <table:table-cell table:formula="of:=[Sheet1.B80]*[.$K$4]+[.$K$5]" office:value-type="float" office:value="2.838">
            <text:p>2,84</text:p>
          </table:table-cell>
          <table:table-cell table:number-columns-repeated="17"/>
          <table:table-cell table:formula="of:=IF([.B79]=1;[.$K$3]-([.$K$3]-[.V79])*EXP([.$K$2]);[.V79]*EXP([.$K$2]))" office:value-type="float" office:value="3.21293751127041">
            <text:p>3,212938</text:p>
          </table:table-cell>
          <table:table-cell table:number-columns-repeated="1002"/>
        </table:table-row>
        <table:table-row table:style-name="ro2">
          <table:table-cell table:formula="of:=[.A80]+1"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Sheet1.A81]*4" office:value-type="float" office:value="316">
            <text:p>316</text:p>
          </table:table-cell>
          <table:table-cell table:formula="of:=[Sheet1.B81]*[.$K$4]+[.$K$5]" office:value-type="float" office:value="3.124">
            <text:p>3,12</text:p>
          </table:table-cell>
          <table:table-cell table:number-columns-repeated="17"/>
          <table:table-cell table:formula="of:=IF([.B80]=1;[.$K$3]-([.$K$3]-[.V80])*EXP([.$K$2]);[.V80]*EXP([.$K$2]))" office:value-type="float" office:value="3.30009357729894">
            <text:p>3,300094</text:p>
          </table:table-cell>
          <table:table-cell table:number-columns-repeated="1002"/>
        </table:table-row>
        <table:table-row table:style-name="ro2">
          <table:table-cell table:formula="of:=[.A81]+1"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[Sheet1.A82]*4" office:value-type="float" office:value="320">
            <text:p>320</text:p>
          </table:table-cell>
          <table:table-cell table:formula="of:=[Sheet1.B82]*[.$K$4]+[.$K$5]" office:value-type="float" office:value="3.3164">
            <text:p>3,32</text:p>
          </table:table-cell>
          <table:table-cell table:formula="of:=DEC2HEX(128*[.B82]+64*[.B83]+32*[.B84]+16*[.B85]+8*[.B86]+4*[.B87]+2*[.B88]+[.B89];2)" office:value-type="string" office:string-value="EE">
            <text:p>EE</text:p>
          </table:table-cell>
          <table:table-cell table:number-columns-repeated="16"/>
          <table:table-cell table:formula="of:=IF([.B81]=1;[.$K$3]-([.$K$3]-[.V81])*EXP([.$K$2]);[.V81]*EXP([.$K$2]))" office:value-type="float" office:value="3.13914611433258">
            <text:p>3,139146</text:p>
          </table:table-cell>
          <table:table-cell table:number-columns-repeated="1002"/>
        </table:table-row>
        <table:table-row table:style-name="ro2">
          <table:table-cell table:formula="of:=[.A82]+1" office:value-type="float" office:value="81">
            <text:p>81</text:p>
          </table:table-cell>
          <table:table-cell office:value-type="float" office:value="1">
            <text:p>1</text:p>
          </table:table-cell>
          <table:table-cell table:formula="of:=[Sheet1.A83]*4" office:value-type="float" office:value="324">
            <text:p>324</text:p>
          </table:table-cell>
          <table:table-cell table:formula="of:=[Sheet1.B83]*[.$K$4]+[.$K$5]" office:value-type="float" office:value="3.2734">
            <text:p>3,27</text:p>
          </table:table-cell>
          <table:table-cell table:number-columns-repeated="17"/>
          <table:table-cell table:formula="of:=IF([.B82]=1;[.$K$3]-([.$K$3]-[.V82])*EXP([.$K$2]);[.V82]*EXP([.$K$2]))" office:value-type="float" office:value="3.22990102925666">
            <text:p>3,229901</text:p>
          </table:table-cell>
          <table:table-cell table:number-columns-repeated="1002"/>
        </table:table-row>
        <table:table-row table:style-name="ro2">
          <table:table-cell table:formula="of:=[.A83]+1" office:value-type="float" office:value="82">
            <text:p>82</text:p>
          </table:table-cell>
          <table:table-cell office:value-type="float" office:value="1">
            <text:p>1</text:p>
          </table:table-cell>
          <table:table-cell table:formula="of:=[Sheet1.A84]*4" office:value-type="float" office:value="328">
            <text:p>328</text:p>
          </table:table-cell>
          <table:table-cell table:formula="of:=[Sheet1.B84]*[.$K$4]+[.$K$5]" office:value-type="float" office:value="3.083">
            <text:p>3,08</text:p>
          </table:table-cell>
          <table:table-cell table:number-columns-repeated="17"/>
          <table:table-cell table:formula="of:=IF([.B83]=1;[.$K$3]-([.$K$3]-[.V83])*EXP([.$K$2]);[.V83]*EXP([.$K$2]))" office:value-type="float" office:value="3.3162297747505">
            <text:p>3,316230</text:p>
          </table:table-cell>
          <table:table-cell table:number-columns-repeated="1002"/>
        </table:table-row>
        <table:table-row table:style-name="ro2">
          <table:table-cell table:formula="of:=[.A84]+1" office:value-type="float" office:value="83">
            <text:p>83</text:p>
          </table:table-cell>
          <table:table-cell office:value-type="float" office:value="0">
            <text:p>0</text:p>
          </table:table-cell>
          <table:table-cell table:formula="of:=[Sheet1.A85]*4" office:value-type="float" office:value="332">
            <text:p>332</text:p>
          </table:table-cell>
          <table:table-cell table:formula="of:=[Sheet1.B85]*[.$K$4]+[.$K$5]" office:value-type="float" office:value="2.7632">
            <text:p>2,76</text:p>
          </table:table-cell>
          <table:table-cell table:number-columns-repeated="17"/>
          <table:table-cell table:formula="of:=IF([.B84]=1;[.$K$3]-([.$K$3]-[.V84])*EXP([.$K$2]);[.V84]*EXP([.$K$2]))" office:value-type="float" office:value="3.39834821764448">
            <text:p>3,398348</text:p>
          </table:table-cell>
          <table:table-cell table:number-columns-repeated="1002"/>
        </table:table-row>
        <table:table-row table:style-name="ro2">
          <table:table-cell table:formula="of:=[.A85]+1" office:value-type="float" office:value="84">
            <text:p>84</text:p>
          </table:table-cell>
          <table:table-cell office:value-type="float" office:value="1">
            <text:p>1</text:p>
          </table:table-cell>
          <table:table-cell table:formula="of:=[Sheet1.A86]*4" office:value-type="float" office:value="336">
            <text:p>336</text:p>
          </table:table-cell>
          <table:table-cell table:formula="of:=[Sheet1.B86]*[.$K$4]+[.$K$5]" office:value-type="float" office:value="2.3628">
            <text:p>2,36</text:p>
          </table:table-cell>
          <table:table-cell table:number-columns-repeated="17"/>
          <table:table-cell table:formula="of:=IF([.B85]=1;[.$K$3]-([.$K$3]-[.V85])*EXP([.$K$2]);[.V85]*EXP([.$K$2]))" office:value-type="float" office:value="3.23260881932299">
            <text:p>3,232609</text:p>
          </table:table-cell>
          <table:table-cell table:number-columns-repeated="1002"/>
        </table:table-row>
        <table:table-row table:style-name="ro2">
          <table:table-cell table:formula="of:=[.A86]+1"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[Sheet1.A87]*4" office:value-type="float" office:value="340">
            <text:p>340</text:p>
          </table:table-cell>
          <table:table-cell table:formula="of:=[Sheet1.B87]*[.$K$4]+[.$K$5]" office:value-type="float" office:value="1.9812">
            <text:p>1,98</text:p>
          </table:table-cell>
          <table:table-cell table:number-columns-repeated="17"/>
          <table:table-cell table:formula="of:=IF([.B86]=1;[.$K$3]-([.$K$3]-[.V86])*EXP([.$K$2]);[.V86]*EXP([.$K$2]))" office:value-type="float" office:value="3.31880550433697">
            <text:p>3,318806</text:p>
          </table:table-cell>
          <table:table-cell table:number-columns-repeated="1002"/>
        </table:table-row>
        <table:table-row table:style-name="ro2">
          <table:table-cell table:formula="of:=[.A87]+1" office:value-type="float" office:value="86">
            <text:p>86</text:p>
          </table:table-cell>
          <table:table-cell office:value-type="float" office:value="1">
            <text:p>1</text:p>
          </table:table-cell>
          <table:table-cell table:formula="of:=[Sheet1.A88]*4" office:value-type="float" office:value="344">
            <text:p>344</text:p>
          </table:table-cell>
          <table:table-cell table:formula="of:=[Sheet1.B88]*[.$K$4]+[.$K$5]" office:value-type="float" office:value="1.7346">
            <text:p>1,73</text:p>
          </table:table-cell>
          <table:table-cell table:number-columns-repeated="17"/>
          <table:table-cell table:formula="of:=IF([.B87]=1;[.$K$3]-([.$K$3]-[.V87])*EXP([.$K$2]);[.V87]*EXP([.$K$2]))" office:value-type="float" office:value="3.40079832741669">
            <text:p>3,400798</text:p>
          </table:table-cell>
          <table:table-cell table:number-columns-repeated="1002"/>
        </table:table-row>
        <table:table-row table:style-name="ro2">
          <table:table-cell table:formula="of:=[.A88]+1" office:value-type="float" office:value="87">
            <text:p>87</text:p>
          </table:table-cell>
          <table:table-cell office:value-type="float" office:value="0">
            <text:p>0</text:p>
          </table:table-cell>
          <table:table-cell table:formula="of:=[Sheet1.A89]*4" office:value-type="float" office:value="348">
            <text:p>348</text:p>
          </table:table-cell>
          <table:table-cell table:formula="of:=[Sheet1.B89]*[.$K$4]+[.$K$5]" office:value-type="float" office:value="1.641">
            <text:p>1,64</text:p>
          </table:table-cell>
          <table:table-cell table:number-columns-repeated="17"/>
          <table:table-cell table:formula="of:=IF([.B88]=1;[.$K$3]-([.$K$3]-[.V88])*EXP([.$K$2]);[.V88]*EXP([.$K$2]))" office:value-type="float" office:value="3.478792313328">
            <text:p>3,478792</text:p>
          </table:table-cell>
          <table:table-cell table:number-columns-repeated="1002"/>
        </table:table-row>
        <table:table-row table:style-name="ro2">
          <table:table-cell table:formula="of:=[.A89]+1" office:value-type="float" office:value="88">
            <text:p>88</text:p>
          </table:table-cell>
          <table:table-cell office:value-type="float" office:value="0">
            <text:p>0</text:p>
          </table:table-cell>
          <table:table-cell table:formula="of:=[Sheet1.A90]*4" office:value-type="float" office:value="352">
            <text:p>352</text:p>
          </table:table-cell>
          <table:table-cell table:formula="of:=[Sheet1.B90]*[.$K$4]+[.$K$5]" office:value-type="float" office:value="1.7408">
            <text:p>1,74</text:p>
          </table:table-cell>
          <table:table-cell table:formula="of:=DEC2HEX(128*[.B90]+64*[.B91]+32*[.B92]+16*[.B93]+8*[.B94]+4*[.B95]+2*[.B96]+[.B97];2)" office:value-type="string" office:string-value="6A">
            <text:p>6A</text:p>
          </table:table-cell>
          <table:table-cell table:number-columns-repeated="16"/>
          <table:table-cell table:formula="of:=IF([.B89]=1;[.$K$3]-([.$K$3]-[.V89])*EXP([.$K$2]);[.V89]*EXP([.$K$2]))" office:value-type="float" office:value="3.3091296101645">
            <text:p>3,309130</text:p>
          </table:table-cell>
          <table:table-cell table:number-columns-repeated="1002"/>
        </table:table-row>
        <table:table-row table:style-name="ro2">
          <table:table-cell table:formula="of:=[.A90]+1" office:value-type="float" office:value="89">
            <text:p>89</text:p>
          </table:table-cell>
          <table:table-cell office:value-type="float" office:value="1">
            <text:p>1</text:p>
          </table:table-cell>
          <table:table-cell table:formula="of:=[Sheet1.A91]*4" office:value-type="float" office:value="356">
            <text:p>356</text:p>
          </table:table-cell>
          <table:table-cell table:formula="of:=[Sheet1.B91]*[.$K$4]+[.$K$5]" office:value-type="float" office:value="2.0112">
            <text:p>2,01</text:p>
          </table:table-cell>
          <table:table-cell table:number-columns-repeated="17"/>
          <table:table-cell table:formula="of:=IF([.B90]=1;[.$K$3]-([.$K$3]-[.V90])*EXP([.$K$2]);[.V90]*EXP([.$K$2]))" office:value-type="float" office:value="3.14774145467505">
            <text:p>3,147741</text:p>
          </table:table-cell>
          <table:table-cell table:number-columns-repeated="1002"/>
        </table:table-row>
        <table:table-row table:style-name="ro2">
          <table:table-cell table:formula="of:=[.A91]+1"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[Sheet1.A92]*4" office:value-type="float" office:value="360">
            <text:p>360</text:p>
          </table:table-cell>
          <table:table-cell table:formula="of:=[Sheet1.B92]*[.$K$4]+[.$K$5]" office:value-type="float" office:value="2.3928">
            <text:p>2,39</text:p>
          </table:table-cell>
          <table:table-cell table:number-columns-repeated="17"/>
          <table:table-cell table:formula="of:=IF([.B91]=1;[.$K$3]-([.$K$3]-[.V91])*EXP([.$K$2]);[.V91]*EXP([.$K$2]))" office:value-type="float" office:value="3.23807716990402">
            <text:p>3,238077</text:p>
          </table:table-cell>
          <table:table-cell table:number-columns-repeated="1002"/>
        </table:table-row>
        <table:table-row table:style-name="ro2">
          <table:table-cell table:formula="of:=[.A92]+1" office:value-type="float" office:value="91">
            <text:p>91</text:p>
          </table:table-cell>
          <table:table-cell office:value-type="float" office:value="0">
            <text:p>0</text:p>
          </table:table-cell>
          <table:table-cell table:formula="of:=[Sheet1.A93]*4" office:value-type="float" office:value="364">
            <text:p>364</text:p>
          </table:table-cell>
          <table:table-cell table:formula="of:=[Sheet1.B93]*[.$K$4]+[.$K$5]" office:value-type="float" office:value="2.7958">
            <text:p>2,8</text:p>
          </table:table-cell>
          <table:table-cell table:number-columns-repeated="17"/>
          <table:table-cell table:formula="of:=IF([.B92]=1;[.$K$3]-([.$K$3]-[.V92])*EXP([.$K$2]);[.V92]*EXP([.$K$2]))" office:value-type="float" office:value="3.32400716031313">
            <text:p>3,324007</text:p>
          </table:table-cell>
          <table:table-cell table:number-columns-repeated="1002"/>
        </table:table-row>
        <table:table-row table:style-name="ro2">
          <table:table-cell table:formula="of:=[.A93]+1" office:value-type="float" office:value="92">
            <text:p>92</text:p>
          </table:table-cell>
          <table:table-cell office:value-type="float" office:value="1">
            <text:p>1</text:p>
          </table:table-cell>
          <table:table-cell table:formula="of:=[Sheet1.A94]*4" office:value-type="float" office:value="368">
            <text:p>368</text:p>
          </table:table-cell>
          <table:table-cell table:formula="of:=[Sheet1.B94]*[.$K$4]+[.$K$5]" office:value-type="float" office:value="3.1268">
            <text:p>3,13</text:p>
          </table:table-cell>
          <table:table-cell table:number-columns-repeated="17"/>
          <table:table-cell table:formula="of:=IF([.B93]=1;[.$K$3]-([.$K$3]-[.V93])*EXP([.$K$2]);[.V93]*EXP([.$K$2]))" office:value-type="float" office:value="3.16189341814091">
            <text:p>3,161893</text:p>
          </table:table-cell>
          <table:table-cell table:number-columns-repeated="1002"/>
        </table:table-row>
        <table:table-row table:style-name="ro2">
          <table:table-cell table:formula="of:=[.A94]+1" office:value-type="float" office:value="93">
            <text:p>93</text:p>
          </table:table-cell>
          <table:table-cell office:value-type="float" office:value="0">
            <text:p>0</text:p>
          </table:table-cell>
          <table:table-cell table:formula="of:=[Sheet1.A95]*4" office:value-type="float" office:value="372">
            <text:p>372</text:p>
          </table:table-cell>
          <table:table-cell table:formula="of:=[Sheet1.B95]*[.$K$4]+[.$K$5]" office:value-type="float" office:value="3.3064">
            <text:p>3,31</text:p>
          </table:table-cell>
          <table:table-cell table:number-columns-repeated="17"/>
          <table:table-cell table:formula="of:=IF([.B94]=1;[.$K$3]-([.$K$3]-[.V94])*EXP([.$K$2]);[.V94]*EXP([.$K$2]))" office:value-type="float" office:value="3.2515389339672">
            <text:p>3,251539</text:p>
          </table:table-cell>
          <table:table-cell table:number-columns-repeated="1002"/>
        </table:table-row>
        <table:table-row table:style-name="ro2">
          <table:table-cell table:formula="of:=[.A95]+1" office:value-type="float" office:value="94">
            <text:p>94</text:p>
          </table:table-cell>
          <table:table-cell office:value-type="float" office:value="1">
            <text:p>1</text:p>
          </table:table-cell>
          <table:table-cell table:formula="of:=[Sheet1.A96]*4" office:value-type="float" office:value="376">
            <text:p>376</text:p>
          </table:table-cell>
          <table:table-cell table:formula="of:=[Sheet1.B96]*[.$K$4]+[.$K$5]" office:value-type="float" office:value="3.2658">
            <text:p>3,27</text:p>
          </table:table-cell>
          <table:table-cell table:number-columns-repeated="17"/>
          <table:table-cell table:formula="of:=IF([.B95]=1;[.$K$3]-([.$K$3]-[.V95])*EXP([.$K$2]);[.V95]*EXP([.$K$2]))" office:value-type="float" office:value="3.09295950889929">
            <text:p>3,092960</text:p>
          </table:table-cell>
          <table:table-cell table:number-columns-repeated="1002"/>
        </table:table-row>
        <table:table-row table:style-name="ro2">
          <table:table-cell table:formula="of:=[.A96]+1" office:value-type="float" office:value="95">
            <text:p>95</text:p>
          </table:table-cell>
          <table:table-cell office:value-type="float" office:value="0">
            <text:p>0</text:p>
          </table:table-cell>
          <table:table-cell table:formula="of:=[Sheet1.A97]*4" office:value-type="float" office:value="380">
            <text:p>380</text:p>
          </table:table-cell>
          <table:table-cell table:formula="of:=[Sheet1.B97]*[.$K$4]+[.$K$5]" office:value-type="float" office:value="3.061">
            <text:p>3,06</text:p>
          </table:table-cell>
          <table:table-cell table:number-columns-repeated="17"/>
          <table:table-cell table:formula="of:=IF([.B96]=1;[.$K$3]-([.$K$3]-[.V96])*EXP([.$K$2]);[.V96]*EXP([.$K$2]))" office:value-type="float" office:value="3.18596697115071">
            <text:p>3,185967</text:p>
          </table:table-cell>
          <table:table-cell table:number-columns-repeated="1002"/>
        </table:table-row>
        <table:table-row table:style-name="ro2">
          <table:table-cell table:formula="of:=[.A97]+1" office:value-type="float" office:value="96">
            <text:p>96</text:p>
          </table:table-cell>
          <table:table-cell office:value-type="float" office:value="0">
            <text:p>0</text:p>
          </table:table-cell>
          <table:table-cell table:formula="of:=[Sheet1.A98]*4" office:value-type="float" office:value="384">
            <text:p>384</text:p>
          </table:table-cell>
          <table:table-cell table:formula="of:=[Sheet1.B98]*[.$K$4]+[.$K$5]" office:value-type="float" office:value="2.6906">
            <text:p>2,69</text:p>
          </table:table-cell>
          <table:table-cell table:formula="of:=DEC2HEX(128*[.B98]+64*[.B99]+32*[.B100]+16*[.B101]+8*[.B102]+4*[.B103]+2*[.B104]+[.B105];2)" office:value-type="string" office:string-value="51">
            <text:p>51</text:p>
          </table:table-cell>
          <table:table-cell table:number-columns-repeated="16"/>
          <table:table-cell table:formula="of:=IF([.B97]=1;[.$K$3]-([.$K$3]-[.V97])*EXP([.$K$2]);[.V97]*EXP([.$K$2]))" office:value-type="float" office:value="3.03058552844597">
            <text:p>3,030586</text:p>
          </table:table-cell>
          <table:table-cell table:number-columns-repeated="1002"/>
        </table:table-row>
        <table:table-row table:style-name="ro2">
          <table:table-cell table:formula="of:=[.A98]+1" office:value-type="float" office:value="97">
            <text:p>97</text:p>
          </table:table-cell>
          <table:table-cell office:value-type="float" office:value="1">
            <text:p>1</text:p>
          </table:table-cell>
          <table:table-cell table:formula="of:=[Sheet1.A99]*4" office:value-type="float" office:value="388">
            <text:p>388</text:p>
          </table:table-cell>
          <table:table-cell table:formula="of:=[Sheet1.B99]*[.$K$4]+[.$K$5]" office:value-type="float" office:value="2.3016">
            <text:p>2,3</text:p>
          </table:table-cell>
          <table:table-cell table:number-columns-repeated="17"/>
          <table:table-cell table:formula="of:=IF([.B98]=1;[.$K$3]-([.$K$3]-[.V98])*EXP([.$K$2]);[.V98]*EXP([.$K$2]))" office:value-type="float" office:value="2.88278212812386">
            <text:p>2,882782</text:p>
          </table:table-cell>
          <table:table-cell table:number-columns-repeated="1002"/>
        </table:table-row>
        <table:table-row table:style-name="ro2">
          <table:table-cell table:formula="of:=[.A99]+1" office:value-type="float" office:value="98">
            <text:p>98</text:p>
          </table:table-cell>
          <table:table-cell office:value-type="float" office:value="0">
            <text:p>0</text:p>
          </table:table-cell>
          <table:table-cell table:formula="of:=[Sheet1.A100]*4" office:value-type="float" office:value="392">
            <text:p>392</text:p>
          </table:table-cell>
          <table:table-cell table:formula="of:=[Sheet1.B100]*[.$K$4]+[.$K$5]" office:value-type="float" office:value="1.9542">
            <text:p>1,95</text:p>
          </table:table-cell>
          <table:table-cell table:number-columns-repeated="17"/>
          <table:table-cell table:formula="of:=IF([.B99]=1;[.$K$3]-([.$K$3]-[.V99])*EXP([.$K$2]);[.V99]*EXP([.$K$2]))" office:value-type="float" office:value="2.98604006219263">
            <text:p>2,986040</text:p>
          </table:table-cell>
          <table:table-cell table:number-columns-repeated="1002"/>
        </table:table-row>
        <table:table-row table:style-name="ro2">
          <table:table-cell table:formula="of:=[.A100]+1" office:value-type="float" office:value="99">
            <text:p>99</text:p>
          </table:table-cell>
          <table:table-cell office:value-type="float" office:value="1">
            <text:p>1</text:p>
          </table:table-cell>
          <table:table-cell table:formula="of:=[Sheet1.A101]*4" office:value-type="float" office:value="396">
            <text:p>396</text:p>
          </table:table-cell>
          <table:table-cell table:formula="of:=[Sheet1.B101]*[.$K$4]+[.$K$5]" office:value-type="float" office:value="1.742">
            <text:p>1,74</text:p>
          </table:table-cell>
          <table:table-cell table:number-columns-repeated="17"/>
          <table:table-cell table:formula="of:=IF([.B100]=1;[.$K$3]-([.$K$3]-[.V100])*EXP([.$K$2]);[.V100]*EXP([.$K$2]))" office:value-type="float" office:value="2.84040916989557">
            <text:p>2,840409</text:p>
          </table:table-cell>
          <table:table-cell table:number-columns-repeated="1002"/>
        </table:table-row>
        <table:table-row table:style-name="ro2">
          <table:table-cell table:formula="of:=[.A101]+1"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Sheet1.A102]*4" office:value-type="float" office:value="400">
            <text:p>400</text:p>
          </table:table-cell>
          <table:table-cell table:formula="of:=[Sheet1.B102]*[.$K$4]+[.$K$5]" office:value-type="float" office:value="1.727">
            <text:p>1,73</text:p>
          </table:table-cell>
          <table:table-cell table:number-columns-repeated="17"/>
          <table:table-cell table:formula="of:=IF([.B101]=1;[.$K$3]-([.$K$3]-[.V101])*EXP([.$K$2]);[.V101]*EXP([.$K$2]))" office:value-type="float" office:value="2.94573365752274">
            <text:p>2,945734</text:p>
          </table:table-cell>
          <table:table-cell table:number-columns-repeated="1002"/>
        </table:table-row>
        <table:table-row table:style-name="ro2">
          <table:table-cell table:formula="of:=[.A102]+1" office:value-type="float" office:value="101">
            <text:p>101</text:p>
          </table:table-cell>
          <table:table-cell office:value-type="float" office:value="0">
            <text:p>0</text:p>
          </table:table-cell>
          <table:table-cell table:formula="of:=[Sheet1.A103]*4" office:value-type="float" office:value="404">
            <text:p>404</text:p>
          </table:table-cell>
          <table:table-cell table:formula="of:=[Sheet1.B103]*[.$K$4]+[.$K$5]" office:value-type="float" office:value="1.8652">
            <text:p>1,87</text:p>
          </table:table-cell>
          <table:table-cell table:number-columns-repeated="17"/>
          <table:table-cell table:formula="of:=IF([.B102]=1;[.$K$3]-([.$K$3]-[.V102])*EXP([.$K$2]);[.V102]*EXP([.$K$2]))" office:value-type="float" office:value="2.80206853177774">
            <text:p>2,802069</text:p>
          </table:table-cell>
          <table:table-cell table:number-columns-repeated="1002"/>
        </table:table-row>
        <table:table-row table:style-name="ro2">
          <table:table-cell table:formula="of:=[.A103]+1" office:value-type="float" office:value="102">
            <text:p>102</text:p>
          </table:table-cell>
          <table:table-cell office:value-type="float" office:value="0">
            <text:p>0</text:p>
          </table:table-cell>
          <table:table-cell table:formula="of:=[Sheet1.A104]*4" office:value-type="float" office:value="408">
            <text:p>408</text:p>
          </table:table-cell>
          <table:table-cell table:formula="of:=[Sheet1.B104]*[.$K$4]+[.$K$5]" office:value-type="float" office:value="2.1822">
            <text:p>2,18</text:p>
          </table:table-cell>
          <table:table-cell table:number-columns-repeated="17"/>
          <table:table-cell table:formula="of:=IF([.B103]=1;[.$K$3]-([.$K$3]-[.V103])*EXP([.$K$2]);[.V103]*EXP([.$K$2]))" office:value-type="float" office:value="2.6654100368945">
            <text:p>2,665410</text:p>
          </table:table-cell>
          <table:table-cell table:number-columns-repeated="1002"/>
        </table:table-row>
        <table:table-row table:style-name="ro2">
          <table:table-cell table:formula="of:=[.A104]+1" office:value-type="float" office:value="103">
            <text:p>103</text:p>
          </table:table-cell>
          <table:table-cell office:value-type="float" office:value="1">
            <text:p>1</text:p>
          </table:table-cell>
          <table:table-cell table:formula="of:=[Sheet1.A105]*4" office:value-type="float" office:value="412">
            <text:p>412</text:p>
          </table:table-cell>
          <table:table-cell table:formula="of:=[Sheet1.B105]*[.$K$4]+[.$K$5]" office:value-type="float" office:value="2.5566">
            <text:p>2,56</text:p>
          </table:table-cell>
          <table:table-cell table:number-columns-repeated="17"/>
          <table:table-cell table:formula="of:=IF([.B104]=1;[.$K$3]-([.$K$3]-[.V104])*EXP([.$K$2]);[.V104]*EXP([.$K$2]))" office:value-type="float" office:value="2.53541645545359">
            <text:p>2,535416</text:p>
          </table:table-cell>
          <table:table-cell table:number-columns-repeated="1002"/>
        </table:table-row>
        <table:table-row table:style-name="ro2">
          <table:table-cell table:formula="of:=[.A105]+1" office:value-type="float" office:value="104">
            <text:p>104</text:p>
          </table:table-cell>
          <table:table-cell office:value-type="float" office:value="0">
            <text:p>0</text:p>
          </table:table-cell>
          <table:table-cell table:formula="of:=[Sheet1.A106]*4" office:value-type="float" office:value="416">
            <text:p>416</text:p>
          </table:table-cell>
          <table:table-cell table:formula="of:=[Sheet1.B106]*[.$K$4]+[.$K$5]" office:value-type="float" office:value="2.9078">
            <text:p>2,91</text:p>
          </table:table-cell>
          <table:table-cell table:formula="of:=DEC2HEX(128*[.B106]+64*[.B107]+32*[.B108]+16*[.B109]+8*[.B110]+4*[.B111]+2*[.B112]+[.B113];2)" office:value-type="string" office:string-value="00">
            <text:p>00</text:p>
          </table:table-cell>
          <table:table-cell table:number-columns-repeated="16"/>
          <table:table-cell table:formula="of:=IF([.B105]=1;[.$K$3]-([.$K$3]-[.V105])*EXP([.$K$2]);[.V105]*EXP([.$K$2]))" office:value-type="float" office:value="2.65561561328718">
            <text:p>2,655616</text:p>
          </table:table-cell>
          <table:table-cell table:number-columns-repeated="1002"/>
        </table:table-row>
        <table:table-row table:style-name="ro2">
          <table:table-cell table:formula="of:=[.A106]+1" office:value-type="float" office:value="105">
            <text:p>105</text:p>
          </table:table-cell>
          <table:table-cell office:value-type="float" office:value="0">
            <text:p>0</text:p>
          </table:table-cell>
          <table:table-cell table:formula="of:=[Sheet1.A107]*4" office:value-type="float" office:value="420">
            <text:p>420</text:p>
          </table:table-cell>
          <table:table-cell table:formula="of:=[Sheet1.B107]*[.$K$4]+[.$K$5]" office:value-type="float" office:value="3.1838">
            <text:p>3,18</text:p>
          </table:table-cell>
          <table:table-cell table:number-columns-repeated="17"/>
          <table:table-cell table:formula="of:=IF([.B106]=1;[.$K$3]-([.$K$3]-[.V106])*EXP([.$K$2]);[.V106]*EXP([.$K$2]))" office:value-type="float" office:value="2.52609971152228">
            <text:p>2,526100</text:p>
          </table:table-cell>
          <table:table-cell table:number-columns-repeated="1002"/>
        </table:table-row>
        <table:table-row table:style-name="ro2">
          <table:table-cell table:formula="of:=[.A107]+1" office:value-type="float" office:value="106">
            <text:p>106</text:p>
          </table:table-cell>
          <table:table-cell office:value-type="float" office:value="0">
            <text:p>0</text:p>
          </table:table-cell>
          <table:table-cell table:formula="of:=[Sheet1.A108]*4" office:value-type="float" office:value="424">
            <text:p>424</text:p>
          </table:table-cell>
          <table:table-cell table:formula="of:=[Sheet1.B108]*[.$K$4]+[.$K$5]" office:value-type="float" office:value="3.2734">
            <text:p>3,27</text:p>
          </table:table-cell>
          <table:table-cell table:number-columns-repeated="17"/>
          <table:table-cell table:formula="of:=IF([.B107]=1;[.$K$3]-([.$K$3]-[.V107])*EXP([.$K$2]);[.V107]*EXP([.$K$2]))" office:value-type="float" office:value="2.40290037482276">
            <text:p>2,402900</text:p>
          </table:table-cell>
          <table:table-cell table:number-columns-repeated="1002"/>
        </table:table-row>
        <table:table-row table:style-name="ro2">
          <table:table-cell table:formula="of:=[.A108]+1" office:value-type="float" office:value="107">
            <text:p>107</text:p>
          </table:table-cell>
          <table:table-cell office:value-type="float" office:value="0">
            <text:p>0</text:p>
          </table:table-cell>
          <table:table-cell table:formula="of:=[Sheet1.A109]*4" office:value-type="float" office:value="428">
            <text:p>428</text:p>
          </table:table-cell>
          <table:table-cell table:formula="of:=[Sheet1.B109]*[.$K$4]+[.$K$5]" office:value-type="float" office:value="3.187">
            <text:p>3,19</text:p>
          </table:table-cell>
          <table:table-cell table:number-columns-repeated="17"/>
          <table:table-cell table:formula="of:=IF([.B108]=1;[.$K$3]-([.$K$3]-[.V108])*EXP([.$K$2]);[.V108]*EXP([.$K$2]))" office:value-type="float" office:value="2.2857095406752">
            <text:p>2,285710</text:p>
          </table:table-cell>
          <table:table-cell table:number-columns-repeated="1002"/>
        </table:table-row>
        <table:table-row table:style-name="ro2">
          <table:table-cell table:formula="of:=[.A109]+1" office:value-type="float" office:value="108">
            <text:p>108</text:p>
          </table:table-cell>
          <table:table-cell office:value-type="float" office:value="0">
            <text:p>0</text:p>
          </table:table-cell>
          <table:table-cell table:formula="of:=[Sheet1.A110]*4" office:value-type="float" office:value="432">
            <text:p>432</text:p>
          </table:table-cell>
          <table:table-cell table:formula="of:=[Sheet1.B110]*[.$K$4]+[.$K$5]" office:value-type="float" office:value="2.891">
            <text:p>2,89</text:p>
          </table:table-cell>
          <table:table-cell table:number-columns-repeated="17"/>
          <table:table-cell table:formula="of:=IF([.B109]=1;[.$K$3]-([.$K$3]-[.V109])*EXP([.$K$2]);[.V109]*EXP([.$K$2]))" office:value-type="float" office:value="2.17423417095226">
            <text:p>2,174234</text:p>
          </table:table-cell>
          <table:table-cell table:number-columns-repeated="1002"/>
        </table:table-row>
        <table:table-row table:style-name="ro2">
          <table:table-cell table:formula="of:=[.A110]+1" office:value-type="float" office:value="109">
            <text:p>109</text:p>
          </table:table-cell>
          <table:table-cell office:value-type="float" office:value="0">
            <text:p>0</text:p>
          </table:table-cell>
          <table:table-cell table:formula="of:=[Sheet1.A111]*4" office:value-type="float" office:value="436">
            <text:p>436</text:p>
          </table:table-cell>
          <table:table-cell table:formula="of:=[Sheet1.B111]*[.$K$4]+[.$K$5]" office:value-type="float" office:value="2.527">
            <text:p>2,53</text:p>
          </table:table-cell>
          <table:table-cell table:number-columns-repeated="17"/>
          <table:table-cell table:formula="of:=IF([.B110]=1;[.$K$3]-([.$K$3]-[.V110])*EXP([.$K$2]);[.V110]*EXP([.$K$2]))" office:value-type="float" office:value="2.06819551916471">
            <text:p>2,068196</text:p>
          </table:table-cell>
          <table:table-cell table:number-columns-repeated="1002"/>
        </table:table-row>
        <table:table-row table:style-name="ro2">
          <table:table-cell table:formula="of:=[.A111]+1" office:value-type="float" office:value="110">
            <text:p>110</text:p>
          </table:table-cell>
          <table:table-cell office:value-type="float" office:value="0">
            <text:p>0</text:p>
          </table:table-cell>
          <table:table-cell table:formula="of:=[Sheet1.A112]*4" office:value-type="float" office:value="440">
            <text:p>440</text:p>
          </table:table-cell>
          <table:table-cell table:formula="of:=[Sheet1.B112]*[.$K$4]+[.$K$5]" office:value-type="float" office:value="2.1446">
            <text:p>2,14</text:p>
          </table:table-cell>
          <table:table-cell table:number-columns-repeated="17"/>
          <table:table-cell table:formula="of:=IF([.B111]=1;[.$K$3]-([.$K$3]-[.V111])*EXP([.$K$2]);[.V111]*EXP([.$K$2]))" office:value-type="float" office:value="1.96732843345">
            <text:p>1,967328</text:p>
          </table:table-cell>
          <table:table-cell table:number-columns-repeated="1002"/>
        </table:table-row>
        <table:table-row table:style-name="ro2">
          <table:table-cell table:formula="of:=[.A112]+1" office:value-type="float" office:value="111">
            <text:p>111</text:p>
          </table:table-cell>
          <table:table-cell office:value-type="float" office:value="0">
            <text:p>0</text:p>
          </table:table-cell>
          <table:table-cell table:formula="of:=[Sheet1.A113]*4" office:value-type="float" office:value="444">
            <text:p>444</text:p>
          </table:table-cell>
          <table:table-cell table:formula="of:=[Sheet1.B113]*[.$K$4]+[.$K$5]" office:value-type="float" office:value="1.84">
            <text:p>1,84</text:p>
          </table:table-cell>
          <table:table-cell table:number-columns-repeated="17"/>
          <table:table-cell table:formula="of:=IF([.B112]=1;[.$K$3]-([.$K$3]-[.V112])*EXP([.$K$2]);[.V112]*EXP([.$K$2]))" office:value-type="float" office:value="1.87138069355454">
            <text:p>1,871381</text:p>
          </table:table-cell>
          <table:table-cell table:number-columns-repeated="1002"/>
        </table:table-row>
        <table:table-row table:style-name="ro2">
          <table:table-cell table:formula="of:=[.A113]+1" office:value-type="float" office:value="112">
            <text:p>112</text:p>
          </table:table-cell>
          <table:table-cell office:value-type="float" office:value="0">
            <text:p>0</text:p>
          </table:table-cell>
          <table:table-cell table:formula="of:=[Sheet1.A114]*4" office:value-type="float" office:value="448">
            <text:p>448</text:p>
          </table:table-cell>
          <table:table-cell table:formula="of:=[Sheet1.B114]*[.$K$4]+[.$K$5]" office:value-type="float" office:value="1.7064">
            <text:p>1,71</text:p>
          </table:table-cell>
          <table:table-cell table:formula="of:=DEC2HEX(128*[.B114]+64*[.B115]+32*[.B116]+16*[.B117]+8*[.B118]+4*[.B119]+2*[.B120]+[.B121];2)" office:value-type="string" office:string-value="44">
            <text:p>44</text:p>
          </table:table-cell>
          <table:table-cell table:number-columns-repeated="16"/>
          <table:table-cell table:formula="of:=IF([.B113]=1;[.$K$3]-([.$K$3]-[.V113])*EXP([.$K$2]);[.V113]*EXP([.$K$2]))" office:value-type="float" office:value="1.78011238015163">
            <text:p>1,780112</text:p>
          </table:table-cell>
          <table:table-cell table:number-columns-repeated="1002"/>
        </table:table-row>
        <table:table-row table:style-name="ro2">
          <table:table-cell table:formula="of:=[.A114]+1" office:value-type="float" office:value="113">
            <text:p>113</text:p>
          </table:table-cell>
          <table:table-cell office:value-type="float" office:value="1">
            <text:p>1</text:p>
          </table:table-cell>
          <table:table-cell table:formula="of:=[Sheet1.A115]*4" office:value-type="float" office:value="452">
            <text:p>452</text:p>
          </table:table-cell>
          <table:table-cell table:formula="of:=[Sheet1.B115]*[.$K$4]+[.$K$5]" office:value-type="float" office:value="1.7816">
            <text:p>1,78</text:p>
          </table:table-cell>
          <table:table-cell table:number-columns-repeated="17"/>
          <table:table-cell table:formula="of:=IF([.B114]=1;[.$K$3]-([.$K$3]-[.V114])*EXP([.$K$2]);[.V114]*EXP([.$K$2]))" office:value-type="float" office:value="1.69329527491823">
            <text:p>1,693295</text:p>
          </table:table-cell>
          <table:table-cell table:number-columns-repeated="1002"/>
        </table:table-row>
        <table:table-row table:style-name="ro2">
          <table:table-cell table:formula="of:=[.A115]+1" office:value-type="float" office:value="114">
            <text:p>114</text:p>
          </table:table-cell>
          <table:table-cell office:value-type="float" office:value="0">
            <text:p>0</text:p>
          </table:table-cell>
          <table:table-cell table:formula="of:=[Sheet1.A116]*4" office:value-type="float" office:value="456">
            <text:p>456</text:p>
          </table:table-cell>
          <table:table-cell table:formula="of:=[Sheet1.B116]*[.$K$4]+[.$K$5]" office:value-type="float" office:value="2.0548">
            <text:p>2,05</text:p>
          </table:table-cell>
          <table:table-cell table:number-columns-repeated="17"/>
          <table:table-cell table:formula="of:=IF([.B115]=1;[.$K$3]-([.$K$3]-[.V115])*EXP([.$K$2]);[.V115]*EXP([.$K$2]))" office:value-type="float" office:value="1.85456516736668">
            <text:p>1,854565</text:p>
          </table:table-cell>
          <table:table-cell table:number-columns-repeated="1002"/>
        </table:table-row>
        <table:table-row table:style-name="ro2">
          <table:table-cell table:formula="of:=[.A116]+1" office:value-type="float" office:value="115">
            <text:p>115</text:p>
          </table:table-cell>
          <table:table-cell office:value-type="float" office:value="0">
            <text:p>0</text:p>
          </table:table-cell>
          <table:table-cell table:formula="of:=[Sheet1.A117]*4" office:value-type="float" office:value="460">
            <text:p>460</text:p>
          </table:table-cell>
          <table:table-cell table:formula="of:=[Sheet1.B117]*[.$K$4]+[.$K$5]" office:value-type="float" office:value="2.4334">
            <text:p>2,43</text:p>
          </table:table-cell>
          <table:table-cell table:number-columns-repeated="17"/>
          <table:table-cell table:formula="of:=IF([.B116]=1;[.$K$3]-([.$K$3]-[.V116])*EXP([.$K$2]);[.V116]*EXP([.$K$2]))" office:value-type="float" office:value="1.76411695685327">
            <text:p>1,764117</text:p>
          </table:table-cell>
          <table:table-cell table:number-columns-repeated="1002"/>
        </table:table-row>
        <table:table-row table:style-name="ro2">
          <table:table-cell table:formula="of:=[.A117]+1" office:value-type="float" office:value="116">
            <text:p>116</text:p>
          </table:table-cell>
          <table:table-cell office:value-type="float" office:value="0">
            <text:p>0</text:p>
          </table:table-cell>
          <table:table-cell table:formula="of:=[Sheet1.A118]*4" office:value-type="float" office:value="464">
            <text:p>464</text:p>
          </table:table-cell>
          <table:table-cell table:formula="of:=[Sheet1.B118]*[.$K$4]+[.$K$5]" office:value-type="float" office:value="2.8358">
            <text:p>2,84</text:p>
          </table:table-cell>
          <table:table-cell table:number-columns-repeated="17"/>
          <table:table-cell table:formula="of:=IF([.B117]=1;[.$K$3]-([.$K$3]-[.V117])*EXP([.$K$2]);[.V117]*EXP([.$K$2]))" office:value-type="float" office:value="1.67807995761949">
            <text:p>1,678080</text:p>
          </table:table-cell>
          <table:table-cell table:number-columns-repeated="1002"/>
        </table:table-row>
        <table:table-row table:style-name="ro2">
          <table:table-cell table:formula="of:=[.A118]+1" office:value-type="float" office:value="117">
            <text:p>117</text:p>
          </table:table-cell>
          <table:table-cell office:value-type="float" office:value="1">
            <text:p>1</text:p>
          </table:table-cell>
          <table:table-cell table:formula="of:=[Sheet1.A119]*4" office:value-type="float" office:value="468">
            <text:p>468</text:p>
          </table:table-cell>
          <table:table-cell table:formula="of:=[Sheet1.B119]*[.$K$4]+[.$K$5]" office:value-type="float" office:value="3.1208">
            <text:p>3,12</text:p>
          </table:table-cell>
          <table:table-cell table:number-columns-repeated="17"/>
          <table:table-cell table:formula="of:=IF([.B118]=1;[.$K$3]-([.$K$3]-[.V118])*EXP([.$K$2]);[.V118]*EXP([.$K$2]))" office:value-type="float" office:value="1.59623903235257">
            <text:p>1,596239</text:p>
          </table:table-cell>
          <table:table-cell table:number-columns-repeated="1002"/>
        </table:table-row>
        <table:table-row table:style-name="ro2">
          <table:table-cell table:formula="of:=[.A119]+1" office:value-type="float" office:value="118">
            <text:p>118</text:p>
          </table:table-cell>
          <table:table-cell office:value-type="float" office:value="0">
            <text:p>0</text:p>
          </table:table-cell>
          <table:table-cell table:formula="of:=[Sheet1.A120]*4" office:value-type="float" office:value="472">
            <text:p>472</text:p>
          </table:table-cell>
          <table:table-cell table:formula="of:=[Sheet1.B120]*[.$K$4]+[.$K$5]" office:value-type="float" office:value="3.252">
            <text:p>3,25</text:p>
          </table:table-cell>
          <table:table-cell table:number-columns-repeated="17"/>
          <table:table-cell table:formula="of:=IF([.B119]=1;[.$K$3]-([.$K$3]-[.V119])*EXP([.$K$2]);[.V119]*EXP([.$K$2]))" office:value-type="float" office:value="1.76224241360674">
            <text:p>1,762242</text:p>
          </table:table-cell>
          <table:table-cell table:number-columns-repeated="1002"/>
        </table:table-row>
        <table:table-row table:style-name="ro2">
          <table:table-cell table:formula="of:=[.A120]+1" office:value-type="float" office:value="119">
            <text:p>119</text:p>
          </table:table-cell>
          <table:table-cell office:value-type="float" office:value="0">
            <text:p>0</text:p>
          </table:table-cell>
          <table:table-cell table:formula="of:=[Sheet1.A121]*4" office:value-type="float" office:value="476">
            <text:p>476</text:p>
          </table:table-cell>
          <table:table-cell table:formula="of:=[Sheet1.B121]*[.$K$4]+[.$K$5]" office:value-type="float" office:value="3.204">
            <text:p>3,2</text:p>
          </table:table-cell>
          <table:table-cell table:number-columns-repeated="17"/>
          <table:table-cell table:formula="of:=IF([.B120]=1;[.$K$3]-([.$K$3]-[.V120])*EXP([.$K$2]);[.V120]*EXP([.$K$2]))" office:value-type="float" office:value="1.67629683692589">
            <text:p>1,676297</text:p>
          </table:table-cell>
          <table:table-cell table:number-columns-repeated="1002"/>
        </table:table-row>
        <table:table-row table:style-name="ro2">
          <table:table-cell table:formula="of:=[.A121]+1" office:value-type="float" office:value="120">
            <text:p>120</text:p>
          </table:table-cell>
          <table:table-cell office:value-type="float" office:value="1">
            <text:p>1</text:p>
          </table:table-cell>
          <table:table-cell table:formula="of:=[Sheet1.A122]*4" office:value-type="float" office:value="480">
            <text:p>480</text:p>
          </table:table-cell>
          <table:table-cell table:formula="of:=[Sheet1.B122]*[.$K$4]+[.$K$5]" office:value-type="float" office:value="2.894">
            <text:p>2,89</text:p>
          </table:table-cell>
          <table:table-cell table:formula="of:=DEC2HEX(128*[.B122]+64*[.B123]+32*[.B124]+16*[.B125]+8*[.B126]+4*[.B127]+2*[.B128]+[.B129];2)" office:value-type="string" office:string-value="AA">
            <text:p>AA</text:p>
          </table:table-cell>
          <table:table-cell table:number-columns-repeated="16"/>
          <table:table-cell table:formula="of:=IF([.B121]=1;[.$K$3]-([.$K$3]-[.V121])*EXP([.$K$2]);[.V121]*EXP([.$K$2]))" office:value-type="float" office:value="1.59454287548138">
            <text:p>1,594543</text:p>
          </table:table-cell>
          <table:table-cell table:number-columns-repeated="1002"/>
        </table:table-row>
        <table:table-row table:style-name="ro2">
          <table:table-cell table:formula="of:=[.A122]+1" office:value-type="float" office:value="121">
            <text:p>121</text:p>
          </table:table-cell>
          <table:table-cell office:value-type="float" office:value="0">
            <text:p>0</text:p>
          </table:table-cell>
          <table:table-cell table:formula="of:=[Sheet1.A123]*4" office:value-type="float" office:value="484">
            <text:p>484</text:p>
          </table:table-cell>
          <table:table-cell table:formula="of:=[Sheet1.B123]*[.$K$4]+[.$K$5]" office:value-type="float" office:value="2.4996">
            <text:p>2,5</text:p>
          </table:table-cell>
          <table:table-cell table:number-columns-repeated="17"/>
          <table:table-cell table:formula="of:=IF([.B122]=1;[.$K$3]-([.$K$3]-[.V122])*EXP([.$K$2]);[.V122]*EXP([.$K$2]))" office:value-type="float" office:value="1.7606289792823">
            <text:p>1,760629</text:p>
          </table:table-cell>
          <table:table-cell table:number-columns-repeated="1002"/>
        </table:table-row>
        <table:table-row table:style-name="ro2">
          <table:table-cell table:formula="of:=[.A123]+1" office:value-type="float" office:value="122">
            <text:p>122</text:p>
          </table:table-cell>
          <table:table-cell office:value-type="float" office:value="1">
            <text:p>1</text:p>
          </table:table-cell>
          <table:table-cell table:formula="of:=[Sheet1.A124]*4" office:value-type="float" office:value="488">
            <text:p>488</text:p>
          </table:table-cell>
          <table:table-cell table:formula="of:=[Sheet1.B124]*[.$K$4]+[.$K$5]" office:value-type="float" office:value="2.0806">
            <text:p>2,08</text:p>
          </table:table-cell>
          <table:table-cell table:number-columns-repeated="17"/>
          <table:table-cell table:formula="of:=IF([.B123]=1;[.$K$3]-([.$K$3]-[.V123])*EXP([.$K$2]);[.V123]*EXP([.$K$2]))" office:value-type="float" office:value="1.67476209072198">
            <text:p>1,674762</text:p>
          </table:table-cell>
          <table:table-cell table:number-columns-repeated="1002"/>
        </table:table-row>
        <table:table-row table:style-name="ro2">
          <table:table-cell table:formula="of:=[.A124]+1" office:value-type="float" office:value="123">
            <text:p>123</text:p>
          </table:table-cell>
          <table:table-cell office:value-type="float" office:value="0">
            <text:p>0</text:p>
          </table:table-cell>
          <table:table-cell table:formula="of:=[Sheet1.A125]*4" office:value-type="float" office:value="492">
            <text:p>492</text:p>
          </table:table-cell>
          <table:table-cell table:formula="of:=[Sheet1.B125]*[.$K$4]+[.$K$5]" office:value-type="float" office:value="1.782">
            <text:p>1,78</text:p>
          </table:table-cell>
          <table:table-cell table:number-columns-repeated="17"/>
          <table:table-cell table:formula="of:=IF([.B124]=1;[.$K$3]-([.$K$3]-[.V124])*EXP([.$K$2]);[.V124]*EXP([.$K$2]))" office:value-type="float" office:value="1.83693585722951">
            <text:p>1,836936</text:p>
          </table:table-cell>
          <table:table-cell table:number-columns-repeated="1002"/>
        </table:table-row>
        <table:table-row table:style-name="ro2">
          <table:table-cell table:formula="of:=[.A125]+1" office:value-type="float" office:value="124">
            <text:p>124</text:p>
          </table:table-cell>
          <table:table-cell office:value-type="float" office:value="1">
            <text:p>1</text:p>
          </table:table-cell>
          <table:table-cell table:formula="of:=[Sheet1.A126]*4" office:value-type="float" office:value="496">
            <text:p>496</text:p>
          </table:table-cell>
          <table:table-cell table:formula="of:=[Sheet1.B126]*[.$K$4]+[.$K$5]" office:value-type="float" office:value="1.6844">
            <text:p>1,68</text:p>
          </table:table-cell>
          <table:table-cell table:number-columns-repeated="17"/>
          <table:table-cell table:formula="of:=IF([.B125]=1;[.$K$3]-([.$K$3]-[.V125])*EXP([.$K$2]);[.V125]*EXP([.$K$2]))" office:value-type="float" office:value="1.74734743831715">
            <text:p>1,747347</text:p>
          </table:table-cell>
          <table:table-cell table:number-columns-repeated="1002"/>
        </table:table-row>
        <table:table-row table:style-name="ro2">
          <table:table-cell table:formula="of:=[.A126]+1" office:value-type="float" office:value="125">
            <text:p>125</text:p>
          </table:table-cell>
          <table:table-cell office:value-type="float" office:value="0">
            <text:p>0</text:p>
          </table:table-cell>
          <table:table-cell table:formula="of:=[Sheet1.A127]*4" office:value-type="float" office:value="500">
            <text:p>500</text:p>
          </table:table-cell>
          <table:table-cell table:formula="of:=[Sheet1.B127]*[.$K$4]+[.$K$5]" office:value-type="float" office:value="1.8176">
            <text:p>1,82</text:p>
          </table:table-cell>
          <table:table-cell table:number-columns-repeated="17"/>
          <table:table-cell table:formula="of:=IF([.B126]=1;[.$K$3]-([.$K$3]-[.V126])*EXP([.$K$2]);[.V126]*EXP([.$K$2]))" office:value-type="float" office:value="1.90598117564965">
            <text:p>1,905981</text:p>
          </table:table-cell>
          <table:table-cell table:number-columns-repeated="1002"/>
        </table:table-row>
        <table:table-row table:style-name="ro2">
          <table:table-cell table:formula="of:=[.A127]+1" office:value-type="float" office:value="126">
            <text:p>126</text:p>
          </table:table-cell>
          <table:table-cell office:value-type="float" office:value="1">
            <text:p>1</text:p>
          </table:table-cell>
          <table:table-cell table:formula="of:=[Sheet1.A128]*4" office:value-type="float" office:value="504">
            <text:p>504</text:p>
          </table:table-cell>
          <table:table-cell table:formula="of:=[Sheet1.B128]*[.$K$4]+[.$K$5]" office:value-type="float" office:value="2.1308">
            <text:p>2,13</text:p>
          </table:table-cell>
          <table:table-cell table:number-columns-repeated="17"/>
          <table:table-cell table:formula="of:=IF([.B127]=1;[.$K$3]-([.$K$3]-[.V127])*EXP([.$K$2]);[.V127]*EXP([.$K$2]))" office:value-type="float" office:value="1.81302537682241">
            <text:p>1,813025</text:p>
          </table:table-cell>
          <table:table-cell table:number-columns-repeated="1002"/>
        </table:table-row>
        <table:table-row table:style-name="ro2">
          <table:table-cell table:formula="of:=[.A128]+1" office:value-type="float" office:value="127">
            <text:p>127</text:p>
          </table:table-cell>
          <table:table-cell office:value-type="float" office:value="0">
            <text:p>0</text:p>
          </table:table-cell>
          <table:table-cell table:formula="of:=[Sheet1.A129]*4" office:value-type="float" office:value="508">
            <text:p>508</text:p>
          </table:table-cell>
          <table:table-cell table:formula="of:=[Sheet1.B129]*[.$K$4]+[.$K$5]" office:value-type="float" office:value="2.551">
            <text:p>2,55</text:p>
          </table:table-cell>
          <table:table-cell table:number-columns-repeated="17"/>
          <table:table-cell table:formula="of:=IF([.B128]=1;[.$K$3]-([.$K$3]-[.V128])*EXP([.$K$2]);[.V128]*EXP([.$K$2]))" office:value-type="float" office:value="1.96845596329641">
            <text:p>1,968456</text:p>
          </table:table-cell>
          <table:table-cell table:number-columns-repeated="1002"/>
        </table:table-row>
        <table:table-row table:style-name="ro2">
          <table:table-cell table:formula="of:=[.A129]+1" office:value-type="float" office:value="128">
            <text:p>128</text:p>
          </table:table-cell>
          <table:table-cell office:value-type="float" office:value="1">
            <text:p>1</text:p>
          </table:table-cell>
          <table:table-cell table:formula="of:=[Sheet1.A130]*4" office:value-type="float" office:value="512">
            <text:p>512</text:p>
          </table:table-cell>
          <table:table-cell table:formula="of:=[Sheet1.B130]*[.$K$4]+[.$K$5]" office:value-type="float" office:value="2.9244">
            <text:p>2,92</text:p>
          </table:table-cell>
          <table:table-cell table:formula="of:=DEC2HEX(128*[.B130]+64*[.B131]+32*[.B132]+16*[.B133]+8*[.B134]+4*[.B135]+2*[.B136]+[.B137];2)" office:value-type="string" office:string-value="DE">
            <text:p>DE</text:p>
          </table:table-cell>
          <table:table-cell table:number-columns-repeated="16"/>
          <table:table-cell table:formula="of:=IF([.B129]=1;[.$K$3]-([.$K$3]-[.V129])*EXP([.$K$2]);[.V129]*EXP([.$K$2]))" office:value-type="float" office:value="1.87245323312144">
            <text:p>1,872453</text:p>
          </table:table-cell>
          <table:table-cell table:number-columns-repeated="1002"/>
        </table:table-row>
        <table:table-row table:style-name="ro2">
          <table:table-cell table:formula="of:=[.A130]+1" office:value-type="float" office:value="129">
            <text:p>129</text:p>
          </table:table-cell>
          <table:table-cell office:value-type="float" office:value="1">
            <text:p>1</text:p>
          </table:table-cell>
          <table:table-cell table:formula="of:=[Sheet1.A131]*4" office:value-type="float" office:value="516">
            <text:p>516</text:p>
          </table:table-cell>
          <table:table-cell table:formula="of:=[Sheet1.B131]*[.$K$4]+[.$K$5]" office:value-type="float" office:value="3.186">
            <text:p>3,19</text:p>
          </table:table-cell>
          <table:table-cell table:number-columns-repeated="17"/>
          <table:table-cell table:formula="of:=IF([.B130]=1;[.$K$3]-([.$K$3]-[.V130])*EXP([.$K$2]);[.V130]*EXP([.$K$2]))" office:value-type="float" office:value="2.02498548884304">
            <text:p>2,024985</text:p>
          </table:table-cell>
          <table:table-cell table:number-columns-repeated="1002"/>
        </table:table-row>
        <table:table-row table:style-name="ro2">
          <table:table-cell table:formula="of:=[.A131]+1" office:value-type="float" office:value="130">
            <text:p>130</text:p>
          </table:table-cell>
          <table:table-cell office:value-type="float" office:value="0">
            <text:p>0</text:p>
          </table:table-cell>
          <table:table-cell table:formula="of:=[Sheet1.A132]*4" office:value-type="float" office:value="520">
            <text:p>520</text:p>
          </table:table-cell>
          <table:table-cell table:formula="of:=[Sheet1.B132]*[.$K$4]+[.$K$5]" office:value-type="float" office:value="3.2304">
            <text:p>3,23</text:p>
          </table:table-cell>
          <table:table-cell table:number-columns-repeated="17"/>
          <table:table-cell table:formula="of:=IF([.B131]=1;[.$K$3]-([.$K$3]-[.V131])*EXP([.$K$2]);[.V131]*EXP([.$K$2]))" office:value-type="float" office:value="2.17007865867089">
            <text:p>2,170079</text:p>
          </table:table-cell>
          <table:table-cell table:number-columns-repeated="1002"/>
        </table:table-row>
        <table:table-row table:style-name="ro2">
          <table:table-cell table:formula="of:=[.A132]+1" office:value-type="float" office:value="131">
            <text:p>131</text:p>
          </table:table-cell>
          <table:table-cell office:value-type="float" office:value="1">
            <text:p>1</text:p>
          </table:table-cell>
          <table:table-cell table:formula="of:=[Sheet1.A133]*4" office:value-type="float" office:value="524">
            <text:p>524</text:p>
          </table:table-cell>
          <table:table-cell table:formula="of:=[Sheet1.B133]*[.$K$4]+[.$K$5]" office:value-type="float" office:value="3.0492">
            <text:p>3,05</text:p>
          </table:table-cell>
          <table:table-cell table:number-columns-repeated="17"/>
          <table:table-cell table:formula="of:=IF([.B132]=1;[.$K$3]-([.$K$3]-[.V132])*EXP([.$K$2]);[.V132]*EXP([.$K$2]))" office:value-type="float" office:value="2.06424267360879">
            <text:p>2,064243</text:p>
          </table:table-cell>
          <table:table-cell table:number-columns-repeated="1002"/>
        </table:table-row>
        <table:table-row table:style-name="ro2">
          <table:table-cell table:formula="of:=[.A133]+1" office:value-type="float" office:value="132">
            <text:p>132</text:p>
          </table:table-cell>
          <table:table-cell office:value-type="float" office:value="1">
            <text:p>1</text:p>
          </table:table-cell>
          <table:table-cell table:formula="of:=[Sheet1.A134]*4" office:value-type="float" office:value="528">
            <text:p>528</text:p>
          </table:table-cell>
          <table:table-cell table:formula="of:=[Sheet1.B134]*[.$K$4]+[.$K$5]" office:value-type="float" office:value="2.7106">
            <text:p>2,71</text:p>
          </table:table-cell>
          <table:table-cell table:number-columns-repeated="17"/>
          <table:table-cell table:formula="of:=IF([.B133]=1;[.$K$3]-([.$K$3]-[.V133])*EXP([.$K$2]);[.V133]*EXP([.$K$2]))" office:value-type="float" office:value="2.20742124794313">
            <text:p>2,207421</text:p>
          </table:table-cell>
          <table:table-cell table:number-columns-repeated="1002"/>
        </table:table-row>
        <table:table-row table:style-name="ro2">
          <table:table-cell table:formula="of:=[.A134]+1" office:value-type="float" office:value="133">
            <text:p>133</text:p>
          </table:table-cell>
          <table:table-cell office:value-type="float" office:value="1">
            <text:p>1</text:p>
          </table:table-cell>
          <table:table-cell table:formula="of:=[Sheet1.A135]*4" office:value-type="float" office:value="532">
            <text:p>532</text:p>
          </table:table-cell>
          <table:table-cell table:formula="of:=[Sheet1.B135]*[.$K$4]+[.$K$5]" office:value-type="float" office:value="2.293">
            <text:p>2,29</text:p>
          </table:table-cell>
          <table:table-cell table:number-columns-repeated="17"/>
          <table:table-cell table:formula="of:=IF([.B134]=1;[.$K$3]-([.$K$3]-[.V134])*EXP([.$K$2]);[.V134]*EXP([.$K$2]))" office:value-type="float" office:value="2.34361692080803">
            <text:p>2,343617</text:p>
          </table:table-cell>
          <table:table-cell table:number-columns-repeated="1002"/>
        </table:table-row>
        <table:table-row table:style-name="ro2">
          <table:table-cell table:formula="of:=[.A135]+1" office:value-type="float" office:value="134">
            <text:p>134</text:p>
          </table:table-cell>
          <table:table-cell office:value-type="float" office:value="1">
            <text:p>1</text:p>
          </table:table-cell>
          <table:table-cell table:formula="of:=[Sheet1.A136]*4" office:value-type="float" office:value="536">
            <text:p>536</text:p>
          </table:table-cell>
          <table:table-cell table:formula="of:=[Sheet1.B136]*[.$K$4]+[.$K$5]" office:value-type="float" office:value="1.9494">
            <text:p>1,95</text:p>
          </table:table-cell>
          <table:table-cell table:number-columns-repeated="17"/>
          <table:table-cell table:formula="of:=IF([.B135]=1;[.$K$3]-([.$K$3]-[.V135])*EXP([.$K$2]);[.V135]*EXP([.$K$2]))" office:value-type="float" office:value="2.47317025232678">
            <text:p>2,473170</text:p>
          </table:table-cell>
          <table:table-cell table:number-columns-repeated="1002"/>
        </table:table-row>
        <table:table-row table:style-name="ro2">
          <table:table-cell table:formula="of:=[.A136]+1" office:value-type="float" office:value="135">
            <text:p>135</text:p>
          </table:table-cell>
          <table:table-cell office:value-type="float" office:value="0">
            <text:p>0</text:p>
          </table:table-cell>
          <table:table-cell table:formula="of:=[Sheet1.A137]*4" office:value-type="float" office:value="540">
            <text:p>540</text:p>
          </table:table-cell>
          <table:table-cell table:formula="of:=[Sheet1.B137]*[.$K$4]+[.$K$5]" office:value-type="float" office:value="1.7806">
            <text:p>1,78</text:p>
          </table:table-cell>
          <table:table-cell table:number-columns-repeated="17"/>
          <table:table-cell table:formula="of:=IF([.B136]=1;[.$K$3]-([.$K$3]-[.V136])*EXP([.$K$2]);[.V136]*EXP([.$K$2]))" office:value-type="float" office:value="2.59640519330952">
            <text:p>2,596405</text:p>
          </table:table-cell>
          <table:table-cell table:number-columns-repeated="1002"/>
        </table:table-row>
        <table:table-row table:style-name="ro2">
          <table:table-cell table:formula="of:=[.A137]+1" office:value-type="float" office:value="136">
            <text:p>136</text:p>
          </table:table-cell>
          <table:table-cell office:value-type="float" office:value="1">
            <text:p>1</text:p>
          </table:table-cell>
          <table:table-cell table:formula="of:=[Sheet1.A138]*4" office:value-type="float" office:value="544">
            <text:p>544</text:p>
          </table:table-cell>
          <table:table-cell table:formula="of:=[Sheet1.B138]*[.$K$4]+[.$K$5]" office:value-type="float" office:value="1.8148">
            <text:p>1,81</text:p>
          </table:table-cell>
          <table:table-cell table:formula="of:=DEC2HEX(128*[.B138]+64*[.B139]+32*[.B140]+16*[.B141]+8*[.B142]+4*[.B143]+2*[.B144]+[.B145];2)" office:value-type="string" office:string-value="FD">
            <text:p>FD</text:p>
          </table:table-cell>
          <table:table-cell table:number-columns-repeated="16"/>
          <table:table-cell table:formula="of:=IF([.B137]=1;[.$K$3]-([.$K$3]-[.V137])*EXP([.$K$2]);[.V137]*EXP([.$K$2]))" office:value-type="float" office:value="2.46977701780248">
            <text:p>2,469777</text:p>
          </table:table-cell>
          <table:table-cell table:number-columns-repeated="1002"/>
        </table:table-row>
        <table:table-row table:style-name="ro2">
          <table:table-cell table:formula="of:=[.A138]+1" office:value-type="float" office:value="137">
            <text:p>137</text:p>
          </table:table-cell>
          <table:table-cell office:value-type="float" office:value="1">
            <text:p>1</text:p>
          </table:table-cell>
          <table:table-cell table:formula="of:=[Sheet1.A139]*4" office:value-type="float" office:value="548">
            <text:p>548</text:p>
          </table:table-cell>
          <table:table-cell table:formula="of:=[Sheet1.B139]*[.$K$4]+[.$K$5]" office:value-type="float" office:value="2.0568">
            <text:p>2,06</text:p>
          </table:table-cell>
          <table:table-cell table:number-columns-repeated="17"/>
          <table:table-cell table:formula="of:=IF([.B138]=1;[.$K$3]-([.$K$3]-[.V138])*EXP([.$K$2]);[.V138]*EXP([.$K$2]))" office:value-type="float" office:value="2.59317744878577">
            <text:p>2,593177</text:p>
          </table:table-cell>
          <table:table-cell table:number-columns-repeated="1002"/>
        </table:table-row>
        <table:table-row table:style-name="ro2">
          <table:table-cell table:formula="of:=[.A139]+1" office:value-type="float" office:value="138">
            <text:p>138</text:p>
          </table:table-cell>
          <table:table-cell office:value-type="float" office:value="1">
            <text:p>1</text:p>
          </table:table-cell>
          <table:table-cell table:formula="of:=[Sheet1.A140]*4" office:value-type="float" office:value="552">
            <text:p>552</text:p>
          </table:table-cell>
          <table:table-cell table:formula="of:=[Sheet1.B140]*[.$K$4]+[.$K$5]" office:value-type="float" office:value="2.41">
            <text:p>2,41</text:p>
          </table:table-cell>
          <table:table-cell table:number-columns-repeated="17"/>
          <table:table-cell table:formula="of:=IF([.B139]=1;[.$K$3]-([.$K$3]-[.V139])*EXP([.$K$2]);[.V139]*EXP([.$K$2]))" office:value-type="float" office:value="2.71055956973315">
            <text:p>2,710560</text:p>
          </table:table-cell>
          <table:table-cell table:number-columns-repeated="1002"/>
        </table:table-row>
        <table:table-row table:style-name="ro2">
          <table:table-cell table:formula="of:=[.A140]+1" office:value-type="float" office:value="139">
            <text:p>139</text:p>
          </table:table-cell>
          <table:table-cell office:value-type="float" office:value="1">
            <text:p>1</text:p>
          </table:table-cell>
          <table:table-cell table:formula="of:=[Sheet1.A141]*4" office:value-type="float" office:value="556">
            <text:p>556</text:p>
          </table:table-cell>
          <table:table-cell table:formula="of:=[Sheet1.B141]*[.$K$4]+[.$K$5]" office:value-type="float" office:value="2.7732">
            <text:p>2,77</text:p>
          </table:table-cell>
          <table:table-cell table:number-columns-repeated="17"/>
          <table:table-cell table:formula="of:=IF([.B140]=1;[.$K$3]-([.$K$3]-[.V140])*EXP([.$K$2]);[.V140]*EXP([.$K$2]))" office:value-type="float" office:value="2.8222168970886">
            <text:p>2,822217</text:p>
          </table:table-cell>
          <table:table-cell table:number-columns-repeated="1002"/>
        </table:table-row>
        <table:table-row table:style-name="ro2">
          <table:table-cell table:formula="of:=[.A141]+1" office:value-type="float" office:value="140">
            <text:p>140</text:p>
          </table:table-cell>
          <table:table-cell office:value-type="float" office:value="1">
            <text:p>1</text:p>
          </table:table-cell>
          <table:table-cell table:formula="of:=[Sheet1.A142]*4" office:value-type="float" office:value="560">
            <text:p>560</text:p>
          </table:table-cell>
          <table:table-cell table:formula="of:=[Sheet1.B142]*[.$K$4]+[.$K$5]" office:value-type="float" office:value="3.0872">
            <text:p>3,09</text:p>
          </table:table-cell>
          <table:table-cell table:number-columns-repeated="17"/>
          <table:table-cell table:formula="of:=IF([.B141]=1;[.$K$3]-([.$K$3]-[.V141])*EXP([.$K$2]);[.V141]*EXP([.$K$2]))" office:value-type="float" office:value="2.92842863233021">
            <text:p>2,928429</text:p>
          </table:table-cell>
          <table:table-cell table:number-columns-repeated="1002"/>
        </table:table-row>
        <table:table-row table:style-name="ro2">
          <table:table-cell table:formula="of:=[.A142]+1" office:value-type="float" office:value="141">
            <text:p>141</text:p>
          </table:table-cell>
          <table:table-cell office:value-type="float" office:value="1">
            <text:p>1</text:p>
          </table:table-cell>
          <table:table-cell table:formula="of:=[Sheet1.A143]*4" office:value-type="float" office:value="564">
            <text:p>564</text:p>
          </table:table-cell>
          <table:table-cell table:formula="of:=[Sheet1.B143]*[.$K$4]+[.$K$5]" office:value-type="float" office:value="3.209">
            <text:p>3,21</text:p>
          </table:table-cell>
          <table:table-cell table:number-columns-repeated="17"/>
          <table:table-cell table:formula="of:=IF([.B142]=1;[.$K$3]-([.$K$3]-[.V142])*EXP([.$K$2]);[.V142]*EXP([.$K$2]))" office:value-type="float" office:value="3.02946036011931">
            <text:p>3,029460</text:p>
          </table:table-cell>
          <table:table-cell table:number-columns-repeated="1002"/>
        </table:table-row>
        <table:table-row table:style-name="ro2">
          <table:table-cell table:formula="of:=[.A143]+1" office:value-type="float" office:value="142">
            <text:p>142</text:p>
          </table:table-cell>
          <table:table-cell office:value-type="float" office:value="0">
            <text:p>0</text:p>
          </table:table-cell>
          <table:table-cell table:formula="of:=[Sheet1.A144]*4" office:value-type="float" office:value="568">
            <text:p>568</text:p>
          </table:table-cell>
          <table:table-cell table:formula="of:=[Sheet1.B144]*[.$K$4]+[.$K$5]" office:value-type="float" office:value="3.1096">
            <text:p>3,11</text:p>
          </table:table-cell>
          <table:table-cell table:number-columns-repeated="17"/>
          <table:table-cell table:formula="of:=IF([.B143]=1;[.$K$3]-([.$K$3]-[.V143])*EXP([.$K$2]);[.V143]*EXP([.$K$2]))" office:value-type="float" office:value="3.12556471240044">
            <text:p>3,125565</text:p>
          </table:table-cell>
          <table:table-cell table:number-columns-repeated="1002"/>
        </table:table-row>
        <table:table-row table:style-name="ro2">
          <table:table-cell table:formula="of:=[.A144]+1" office:value-type="float" office:value="143">
            <text:p>143</text:p>
          </table:table-cell>
          <table:table-cell office:value-type="float" office:value="1">
            <text:p>1</text:p>
          </table:table-cell>
          <table:table-cell table:formula="of:=[Sheet1.A145]*4" office:value-type="float" office:value="572">
            <text:p>572</text:p>
          </table:table-cell>
          <table:table-cell table:formula="of:=[Sheet1.B145]*[.$K$4]+[.$K$5]" office:value-type="float" office:value="2.8302">
            <text:p>2,83</text:p>
          </table:table-cell>
          <table:table-cell table:number-columns-repeated="17"/>
          <table:table-cell table:formula="of:=IF([.B144]=1;[.$K$3]-([.$K$3]-[.V144])*EXP([.$K$2]);[.V144]*EXP([.$K$2]))" office:value-type="float" office:value="2.97312912261641">
            <text:p>2,973129</text:p>
          </table:table-cell>
          <table:table-cell table:number-columns-repeated="1002"/>
        </table:table-row>
        <table:table-row table:style-name="ro2">
          <table:table-cell table:formula="of:=[.A145]+1" office:value-type="float" office:value="144">
            <text:p>144</text:p>
          </table:table-cell>
          <table:table-cell office:value-type="float" office:value="1">
            <text:p>1</text:p>
          </table:table-cell>
          <table:table-cell table:formula="of:=[Sheet1.A146]*4" office:value-type="float" office:value="576">
            <text:p>576</text:p>
          </table:table-cell>
          <table:table-cell table:formula="of:=[Sheet1.B146]*[.$K$4]+[.$K$5]" office:value-type="float" office:value="2.453">
            <text:p>2,45</text:p>
          </table:table-cell>
          <table:table-cell table:formula="of:=DEC2HEX(128*[.B146]+64*[.B147]+32*[.B148]+16*[.B149]+8*[.B150]+4*[.B151]+2*[.B152]+[.B153];2)" office:value-type="string" office:string-value="EE">
            <text:p>EE</text:p>
          </table:table-cell>
          <table:table-cell table:number-columns-repeated="16"/>
          <table:table-cell table:formula="of:=IF([.B145]=1;[.$K$3]-([.$K$3]-[.V145])*EXP([.$K$2]);[.V145]*EXP([.$K$2]))" office:value-type="float" office:value="3.07198078176916">
            <text:p>3,071981</text:p>
          </table:table-cell>
          <table:table-cell table:number-columns-repeated="1002"/>
        </table:table-row>
        <table:table-row table:style-name="ro2">
          <table:table-cell table:formula="of:=[.A146]+1" office:value-type="float" office:value="145">
            <text:p>145</text:p>
          </table:table-cell>
          <table:table-cell office:value-type="float" office:value="1">
            <text:p>1</text:p>
          </table:table-cell>
          <table:table-cell table:formula="of:=[Sheet1.A147]*4" office:value-type="float" office:value="580">
            <text:p>580</text:p>
          </table:table-cell>
          <table:table-cell table:formula="of:=[Sheet1.B147]*[.$K$4]+[.$K$5]" office:value-type="float" office:value="2.1016">
            <text:p>2,1</text:p>
          </table:table-cell>
          <table:table-cell table:number-columns-repeated="17"/>
          <table:table-cell table:formula="of:=IF([.B146]=1;[.$K$3]-([.$K$3]-[.V146])*EXP([.$K$2]);[.V146]*EXP([.$K$2]))" office:value-type="float" office:value="3.16601138861596">
            <text:p>3,166011</text:p>
          </table:table-cell>
          <table:table-cell table:number-columns-repeated="1002"/>
        </table:table-row>
        <table:table-row table:style-name="ro2">
          <table:table-cell table:formula="of:=[.A147]+1" office:value-type="float" office:value="146">
            <text:p>146</text:p>
          </table:table-cell>
          <table:table-cell office:value-type="float" office:value="1">
            <text:p>1</text:p>
          </table:table-cell>
          <table:table-cell table:formula="of:=[Sheet1.A148]*4" office:value-type="float" office:value="584">
            <text:p>584</text:p>
          </table:table-cell>
          <table:table-cell table:formula="of:=[Sheet1.B148]*[.$K$4]+[.$K$5]" office:value-type="float" office:value="1.8778">
            <text:p>1,88</text:p>
          </table:table-cell>
          <table:table-cell table:number-columns-repeated="17"/>
          <table:table-cell table:formula="of:=IF([.B147]=1;[.$K$3]-([.$K$3]-[.V147])*EXP([.$K$2]);[.V147]*EXP([.$K$2]))" office:value-type="float" office:value="3.25545606865229">
            <text:p>3,255456</text:p>
          </table:table-cell>
          <table:table-cell table:number-columns-repeated="1002"/>
        </table:table-row>
        <table:table-row table:style-name="ro2">
          <table:table-cell table:formula="of:=[.A148]+1" office:value-type="float" office:value="147">
            <text:p>147</text:p>
          </table:table-cell>
          <table:table-cell office:value-type="float" office:value="0">
            <text:p>0</text:p>
          </table:table-cell>
          <table:table-cell table:formula="of:=[Sheet1.A149]*4" office:value-type="float" office:value="588">
            <text:p>588</text:p>
          </table:table-cell>
          <table:table-cell table:formula="of:=[Sheet1.B149]*[.$K$4]+[.$K$5]" office:value-type="float" office:value="1.8344">
            <text:p>1,83</text:p>
          </table:table-cell>
          <table:table-cell table:number-columns-repeated="17"/>
          <table:table-cell table:formula="of:=IF([.B148]=1;[.$K$3]-([.$K$3]-[.V148])*EXP([.$K$2]);[.V148]*EXP([.$K$2]))" office:value-type="float" office:value="3.34053848016791">
            <text:p>3,340538</text:p>
          </table:table-cell>
          <table:table-cell table:number-columns-repeated="1002"/>
        </table:table-row>
        <table:table-row table:style-name="ro2">
          <table:table-cell table:formula="of:=[.A149]+1" office:value-type="float" office:value="148">
            <text:p>148</text:p>
          </table:table-cell>
          <table:table-cell office:value-type="float" office:value="1">
            <text:p>1</text:p>
          </table:table-cell>
          <table:table-cell table:formula="of:=[Sheet1.A150]*4" office:value-type="float" office:value="592">
            <text:p>592</text:p>
          </table:table-cell>
          <table:table-cell table:formula="of:=[Sheet1.B150]*[.$K$4]+[.$K$5]" office:value-type="float" office:value="2.0128">
            <text:p>2,01</text:p>
          </table:table-cell>
          <table:table-cell table:number-columns-repeated="17"/>
          <table:table-cell table:formula="of:=IF([.B149]=1;[.$K$3]-([.$K$3]-[.V149])*EXP([.$K$2]);[.V149]*EXP([.$K$2]))" office:value-type="float" office:value="3.17761849601261">
            <text:p>3,177618</text:p>
          </table:table-cell>
          <table:table-cell table:number-columns-repeated="1002"/>
        </table:table-row>
        <table:table-row table:style-name="ro2">
          <table:table-cell table:formula="of:=[.A150]+1" office:value-type="float" office:value="149">
            <text:p>149</text:p>
          </table:table-cell>
          <table:table-cell office:value-type="float" office:value="1">
            <text:p>1</text:p>
          </table:table-cell>
          <table:table-cell table:formula="of:=[Sheet1.A151]*4" office:value-type="float" office:value="596">
            <text:p>596</text:p>
          </table:table-cell>
          <table:table-cell table:formula="of:=[Sheet1.B151]*[.$K$4]+[.$K$5]" office:value-type="float" office:value="2.3494">
            <text:p>2,35</text:p>
          </table:table-cell>
          <table:table-cell table:number-columns-repeated="17"/>
          <table:table-cell table:formula="of:=IF([.B150]=1;[.$K$3]-([.$K$3]-[.V150])*EXP([.$K$2]);[.V150]*EXP([.$K$2]))" office:value-type="float" office:value="3.26649709074133">
            <text:p>3,266497</text:p>
          </table:table-cell>
          <table:table-cell table:number-columns-repeated="1002"/>
        </table:table-row>
        <table:table-row table:style-name="ro2">
          <table:table-cell table:formula="of:=[.A151]+1"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[Sheet1.A152]*4" office:value-type="float" office:value="600">
            <text:p>600</text:p>
          </table:table-cell>
          <table:table-cell table:formula="of:=[Sheet1.B152]*[.$K$4]+[.$K$5]" office:value-type="float" office:value="2.7222">
            <text:p>2,72</text:p>
          </table:table-cell>
          <table:table-cell table:number-columns-repeated="17"/>
          <table:table-cell table:formula="of:=IF([.B151]=1;[.$K$3]-([.$K$3]-[.V151])*EXP([.$K$2]);[.V151]*EXP([.$K$2]))" office:value-type="float" office:value="3.35104102525556">
            <text:p>3,351041</text:p>
          </table:table-cell>
          <table:table-cell table:number-columns-repeated="1002"/>
        </table:table-row>
        <table:table-row table:style-name="ro2">
          <table:table-cell table:formula="of:=[.A152]+1" office:value-type="float" office:value="151">
            <text:p>151</text:p>
          </table:table-cell>
          <table:table-cell office:value-type="float" office:value="0">
            <text:p>0</text:p>
          </table:table-cell>
          <table:table-cell table:formula="of:=[Sheet1.A153]*4" office:value-type="float" office:value="604">
            <text:p>604</text:p>
          </table:table-cell>
          <table:table-cell table:formula="of:=[Sheet1.B153]*[.$K$4]+[.$K$5]" office:value-type="float" office:value="3.0338">
            <text:p>3,03</text:p>
          </table:table-cell>
          <table:table-cell table:number-columns-repeated="17"/>
          <table:table-cell table:formula="of:=IF([.B152]=1;[.$K$3]-([.$K$3]-[.V152])*EXP([.$K$2]);[.V152]*EXP([.$K$2]))" office:value-type="float" office:value="3.43146170342856">
            <text:p>3,431462</text:p>
          </table:table-cell>
          <table:table-cell table:number-columns-repeated="1002"/>
        </table:table-row>
        <table:table-row table:style-name="ro2">
          <table:table-cell table:formula="of:=[.A153]+1" office:value-type="float" office:value="152">
            <text:p>152</text:p>
          </table:table-cell>
          <table:table-cell office:value-type="float" office:value="1">
            <text:p>1</text:p>
          </table:table-cell>
          <table:table-cell table:formula="of:=[Sheet1.A154]*4" office:value-type="float" office:value="608">
            <text:p>608</text:p>
          </table:table-cell>
          <table:table-cell table:formula="of:=[Sheet1.B154]*[.$K$4]+[.$K$5]" office:value-type="float" office:value="3.177">
            <text:p>3,18</text:p>
          </table:table-cell>
          <table:table-cell table:formula="of:=DEC2HEX(128*[.B154]+64*[.B155]+32*[.B156]+16*[.B157]+8*[.B158]+4*[.B159]+2*[.B160]+[.B161];2)" office:value-type="string" office:string-value="AA">
            <text:p>AA</text:p>
          </table:table-cell>
          <table:table-cell table:number-columns-repeated="16"/>
          <table:table-cell table:formula="of:=IF([.B153]=1;[.$K$3]-([.$K$3]-[.V153])*EXP([.$K$2]);[.V153]*EXP([.$K$2]))" office:value-type="float" office:value="3.26410734134859">
            <text:p>3,264107</text:p>
          </table:table-cell>
          <table:table-cell table:number-columns-repeated="1002"/>
        </table:table-row>
        <table:table-row table:style-name="ro2">
          <table:table-cell table:formula="of:=[.A154]+1" office:value-type="float" office:value="153">
            <text:p>153</text:p>
          </table:table-cell>
          <table:table-cell office:value-type="float" office:value="0">
            <text:p>0</text:p>
          </table:table-cell>
          <table:table-cell table:formula="of:=[Sheet1.A155]*4" office:value-type="float" office:value="612">
            <text:p>612</text:p>
          </table:table-cell>
          <table:table-cell table:formula="of:=[Sheet1.B155]*[.$K$4]+[.$K$5]" office:value-type="float" office:value="3.0972">
            <text:p>3,1</text:p>
          </table:table-cell>
          <table:table-cell table:number-columns-repeated="17"/>
          <table:table-cell table:formula="of:=IF([.B154]=1;[.$K$3]-([.$K$3]-[.V154])*EXP([.$K$2]);[.V154]*EXP([.$K$2]))" office:value-type="float" office:value="3.348767825316">
            <text:p>3,348768</text:p>
          </table:table-cell>
          <table:table-cell table:number-columns-repeated="1002"/>
        </table:table-row>
        <table:table-row table:style-name="ro2">
          <table:table-cell table:formula="of:=[.A155]+1" office:value-type="float" office:value="154">
            <text:p>154</text:p>
          </table:table-cell>
          <table:table-cell office:value-type="float" office:value="1">
            <text:p>1</text:p>
          </table:table-cell>
          <table:table-cell table:formula="of:=[Sheet1.A156]*4" office:value-type="float" office:value="616">
            <text:p>616</text:p>
          </table:table-cell>
          <table:table-cell table:formula="of:=[Sheet1.B156]*[.$K$4]+[.$K$5]" office:value-type="float" office:value="2.7994">
            <text:p>2,8</text:p>
          </table:table-cell>
          <table:table-cell table:number-columns-repeated="17"/>
          <table:table-cell table:formula="of:=IF([.B155]=1;[.$K$3]-([.$K$3]-[.V155])*EXP([.$K$2]);[.V155]*EXP([.$K$2]))" office:value-type="float" office:value="3.18544649126185">
            <text:p>3,185446</text:p>
          </table:table-cell>
          <table:table-cell table:number-columns-repeated="1002"/>
        </table:table-row>
        <table:table-row table:style-name="ro2">
          <table:table-cell table:formula="of:=[.A156]+1" office:value-type="float" office:value="155">
            <text:p>155</text:p>
          </table:table-cell>
          <table:table-cell office:value-type="float" office:value="0">
            <text:p>0</text:p>
          </table:table-cell>
          <table:table-cell table:formula="of:=[Sheet1.A157]*4" office:value-type="float" office:value="620">
            <text:p>620</text:p>
          </table:table-cell>
          <table:table-cell table:formula="of:=[Sheet1.B157]*[.$K$4]+[.$K$5]" office:value-type="float" office:value="2.4118">
            <text:p>2,41</text:p>
          </table:table-cell>
          <table:table-cell table:number-columns-repeated="17"/>
          <table:table-cell table:formula="of:=IF([.B156]=1;[.$K$3]-([.$K$3]-[.V156])*EXP([.$K$2]);[.V156]*EXP([.$K$2]))" office:value-type="float" office:value="3.27394331015726">
            <text:p>3,273943</text:p>
          </table:table-cell>
          <table:table-cell table:number-columns-repeated="1002"/>
        </table:table-row>
        <table:table-row table:style-name="ro2">
          <table:table-cell table:formula="of:=[.A157]+1" office:value-type="float" office:value="156">
            <text:p>156</text:p>
          </table:table-cell>
          <table:table-cell office:value-type="float" office:value="1">
            <text:p>1</text:p>
          </table:table-cell>
          <table:table-cell table:formula="of:=[Sheet1.A158]*4" office:value-type="float" office:value="624">
            <text:p>624</text:p>
          </table:table-cell>
          <table:table-cell table:formula="of:=[Sheet1.B158]*[.$K$4]+[.$K$5]" office:value-type="float" office:value="2.0362">
            <text:p>2,04</text:p>
          </table:table-cell>
          <table:table-cell table:number-columns-repeated="17"/>
          <table:table-cell table:formula="of:=IF([.B157]=1;[.$K$3]-([.$K$3]-[.V157])*EXP([.$K$2]);[.V157]*EXP([.$K$2]))" office:value-type="float" office:value="3.11427121076885">
            <text:p>3,114271</text:p>
          </table:table-cell>
          <table:table-cell table:number-columns-repeated="1002"/>
        </table:table-row>
        <table:table-row table:style-name="ro2">
          <table:table-cell table:formula="of:=[.A158]+1" office:value-type="float" office:value="157">
            <text:p>157</text:p>
          </table:table-cell>
          <table:table-cell office:value-type="float" office:value="0">
            <text:p>0</text:p>
          </table:table-cell>
          <table:table-cell table:formula="of:=[Sheet1.A159]*4" office:value-type="float" office:value="628">
            <text:p>628</text:p>
          </table:table-cell>
          <table:table-cell table:formula="of:=[Sheet1.B159]*[.$K$4]+[.$K$5]" office:value-type="float" office:value="1.8128">
            <text:p>1,81</text:p>
          </table:table-cell>
          <table:table-cell table:number-columns-repeated="17"/>
          <table:table-cell table:formula="of:=IF([.B158]=1;[.$K$3]-([.$K$3]-[.V158])*EXP([.$K$2]);[.V158]*EXP([.$K$2]))" office:value-type="float" office:value="3.20623928905523">
            <text:p>3,206239</text:p>
          </table:table-cell>
          <table:table-cell table:number-columns-repeated="1002"/>
        </table:table-row>
        <table:table-row table:style-name="ro2">
          <table:table-cell table:formula="of:=[.A159]+1" office:value-type="float" office:value="158">
            <text:p>158</text:p>
          </table:table-cell>
          <table:table-cell office:value-type="float" office:value="1">
            <text:p>1</text:p>
          </table:table-cell>
          <table:table-cell table:formula="of:=[Sheet1.A160]*4" office:value-type="float" office:value="632">
            <text:p>632</text:p>
          </table:table-cell>
          <table:table-cell table:formula="of:=[Sheet1.B160]*[.$K$4]+[.$K$5]" office:value-type="float" office:value="1.7932">
            <text:p>1,79</text:p>
          </table:table-cell>
          <table:table-cell table:number-columns-repeated="17"/>
          <table:table-cell table:formula="of:=IF([.B159]=1;[.$K$3]-([.$K$3]-[.V159])*EXP([.$K$2]);[.V159]*EXP([.$K$2]))" office:value-type="float" office:value="3.04986915373958">
            <text:p>3,049869</text:p>
          </table:table-cell>
          <table:table-cell table:number-columns-repeated="1002"/>
        </table:table-row>
        <table:table-row table:style-name="ro2">
          <table:table-cell table:formula="of:=[.A160]+1" office:value-type="float" office:value="159">
            <text:p>159</text:p>
          </table:table-cell>
          <table:table-cell office:value-type="float" office:value="0">
            <text:p>0</text:p>
          </table:table-cell>
          <table:table-cell table:formula="of:=[Sheet1.A161]*4" office:value-type="float" office:value="636">
            <text:p>636</text:p>
          </table:table-cell>
          <table:table-cell table:formula="of:=[Sheet1.B161]*[.$K$4]+[.$K$5]" office:value-type="float" office:value="2.0256">
            <text:p>2,03</text:p>
          </table:table-cell>
          <table:table-cell table:number-columns-repeated="17"/>
          <table:table-cell table:formula="of:=IF([.B160]=1;[.$K$3]-([.$K$3]-[.V160])*EXP([.$K$2]);[.V160]*EXP([.$K$2]))" office:value-type="float" office:value="3.14497815741061">
            <text:p>3,144978</text:p>
          </table:table-cell>
          <table:table-cell table:number-columns-repeated="1002"/>
        </table:table-row>
        <table:table-row table:style-name="ro2">
          <table:table-cell table:formula="of:=[.A161]+1" office:value-type="float" office:value="160">
            <text:p>160</text:p>
          </table:table-cell>
          <table:table-cell office:value-type="float" office:value="0">
            <text:p>0</text:p>
          </table:table-cell>
          <table:table-cell table:formula="of:=[Sheet1.A162]*4" office:value-type="float" office:value="640">
            <text:p>640</text:p>
          </table:table-cell>
          <table:table-cell table:formula="of:=[Sheet1.B162]*[.$K$4]+[.$K$5]" office:value-type="float" office:value="2.407">
            <text:p>2,41</text:p>
          </table:table-cell>
          <table:table-cell table:formula="of:=DEC2HEX(128*[.B162]+64*[.B163]+32*[.B164]+16*[.B165]+8*[.B166]+4*[.B167]+2*[.B168]+[.B169];2)" office:value-type="string" office:string-value="20">
            <text:p>20</text:p>
          </table:table-cell>
          <table:table-cell table:number-columns-repeated="16"/>
          <table:table-cell table:formula="of:=IF([.B161]=1;[.$K$3]-([.$K$3]-[.V161])*EXP([.$K$2]);[.V161]*EXP([.$K$2]))" office:value-type="float" office:value="2.99159576274101">
            <text:p>2,991596</text:p>
          </table:table-cell>
          <table:table-cell table:number-columns-repeated="1002"/>
        </table:table-row>
        <table:table-row table:style-name="ro2">
          <table:table-cell table:formula="of:=[.A162]+1" office:value-type="float" office:value="161">
            <text:p>161</text:p>
          </table:table-cell>
          <table:table-cell office:value-type="float" office:value="0">
            <text:p>0</text:p>
          </table:table-cell>
          <table:table-cell table:formula="of:=[Sheet1.A163]*4" office:value-type="float" office:value="644">
            <text:p>644</text:p>
          </table:table-cell>
          <table:table-cell table:formula="of:=[Sheet1.B163]*[.$K$4]+[.$K$5]" office:value-type="float" office:value="2.7886">
            <text:p>2,79</text:p>
          </table:table-cell>
          <table:table-cell table:number-columns-repeated="17"/>
          <table:table-cell table:formula="of:=IF([.B162]=1;[.$K$3]-([.$K$3]-[.V162])*EXP([.$K$2]);[.V162]*EXP([.$K$2]))" office:value-type="float" office:value="2.84569391573091">
            <text:p>2,845694</text:p>
          </table:table-cell>
          <table:table-cell table:number-columns-repeated="1002"/>
        </table:table-row>
        <table:table-row table:style-name="ro2">
          <table:table-cell table:formula="of:=[.A163]+1" office:value-type="float" office:value="162">
            <text:p>162</text:p>
          </table:table-cell>
          <table:table-cell office:value-type="float" office:value="1">
            <text:p>1</text:p>
          </table:table-cell>
          <table:table-cell table:formula="of:=[Sheet1.A164]*4" office:value-type="float" office:value="648">
            <text:p>648</text:p>
          </table:table-cell>
          <table:table-cell table:formula="of:=[Sheet1.B164]*[.$K$4]+[.$K$5]" office:value-type="float" office:value="3.0758">
            <text:p>3,08</text:p>
          </table:table-cell>
          <table:table-cell table:number-columns-repeated="17"/>
          <table:table-cell table:formula="of:=IF([.B163]=1;[.$K$3]-([.$K$3]-[.V163])*EXP([.$K$2]);[.V163]*EXP([.$K$2]))" office:value-type="float" office:value="2.70690778576589">
            <text:p>2,706908</text:p>
          </table:table-cell>
          <table:table-cell table:number-columns-repeated="1002"/>
        </table:table-row>
        <table:table-row table:style-name="ro2">
          <table:table-cell table:formula="of:=[.A164]+1"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Sheet1.A165]*4" office:value-type="float" office:value="652">
            <text:p>652</text:p>
          </table:table-cell>
          <table:table-cell table:formula="of:=[Sheet1.B165]*[.$K$4]+[.$K$5]" office:value-type="float" office:value="3.1448">
            <text:p>3,14</text:p>
          </table:table-cell>
          <table:table-cell table:number-columns-repeated="17"/>
          <table:table-cell table:formula="of:=IF([.B164]=1;[.$K$3]-([.$K$3]-[.V164])*EXP([.$K$2]);[.V164]*EXP([.$K$2]))" office:value-type="float" office:value="2.81874321272702">
            <text:p>2,818743</text:p>
          </table:table-cell>
          <table:table-cell table:number-columns-repeated="1002"/>
        </table:table-row>
        <table:table-row table:style-name="ro2">
          <table:table-cell table:formula="of:=[.A165]+1" office:value-type="float" office:value="164">
            <text:p>164</text:p>
          </table:table-cell>
          <table:table-cell office:value-type="float" office:value="0">
            <text:p>0</text:p>
          </table:table-cell>
          <table:table-cell table:formula="of:=[Sheet1.A166]*4" office:value-type="float" office:value="656">
            <text:p>656</text:p>
          </table:table-cell>
          <table:table-cell table:formula="of:=[Sheet1.B166]*[.$K$4]+[.$K$5]" office:value-type="float" office:value="2.9784">
            <text:p>2,98</text:p>
          </table:table-cell>
          <table:table-cell table:number-columns-repeated="17"/>
          <table:table-cell table:formula="of:=IF([.B165]=1;[.$K$3]-([.$K$3]-[.V165])*EXP([.$K$2]);[.V165]*EXP([.$K$2]))" office:value-type="float" office:value="2.68127148405762">
            <text:p>2,681271</text:p>
          </table:table-cell>
          <table:table-cell table:number-columns-repeated="1002"/>
        </table:table-row>
        <table:table-row table:style-name="ro2">
          <table:table-cell table:formula="of:=[.A166]+1" office:value-type="float" office:value="165">
            <text:p>165</text:p>
          </table:table-cell>
          <table:table-cell office:value-type="float" office:value="0">
            <text:p>0</text:p>
          </table:table-cell>
          <table:table-cell table:formula="of:=[Sheet1.A167]*4" office:value-type="float" office:value="660">
            <text:p>660</text:p>
          </table:table-cell>
          <table:table-cell table:formula="of:=[Sheet1.B167]*[.$K$4]+[.$K$5]" office:value-type="float" office:value="2.6326">
            <text:p>2,63</text:p>
          </table:table-cell>
          <table:table-cell table:number-columns-repeated="17"/>
          <table:table-cell table:formula="of:=IF([.B166]=1;[.$K$3]-([.$K$3]-[.V166])*EXP([.$K$2]);[.V166]*EXP([.$K$2]))" office:value-type="float" office:value="2.5505043307103">
            <text:p>2,550504</text:p>
          </table:table-cell>
          <table:table-cell table:number-columns-repeated="1002"/>
        </table:table-row>
        <table:table-row table:style-name="ro2">
          <table:table-cell table:formula="of:=[.A167]+1" office:value-type="float" office:value="166">
            <text:p>166</text:p>
          </table:table-cell>
          <table:table-cell office:value-type="float" office:value="0">
            <text:p>0</text:p>
          </table:table-cell>
          <table:table-cell table:formula="of:=[Sheet1.A168]*4" office:value-type="float" office:value="664">
            <text:p>664</text:p>
          </table:table-cell>
          <table:table-cell table:formula="of:=[Sheet1.B168]*[.$K$4]+[.$K$5]" office:value-type="float" office:value="2.2152">
            <text:p>2,22</text:p>
          </table:table-cell>
          <table:table-cell table:number-columns-repeated="17"/>
          <table:table-cell table:formula="of:=IF([.B167]=1;[.$K$3]-([.$K$3]-[.V167])*EXP([.$K$2]);[.V167]*EXP([.$K$2]))" office:value-type="float" office:value="2.42611476668814">
            <text:p>2,426115</text:p>
          </table:table-cell>
          <table:table-cell table:number-columns-repeated="1002"/>
        </table:table-row>
        <table:table-row table:style-name="ro2">
          <table:table-cell table:formula="of:=[.A168]+1" office:value-type="float" office:value="167">
            <text:p>167</text:p>
          </table:table-cell>
          <table:table-cell office:value-type="float" office:value="0">
            <text:p>0</text:p>
          </table:table-cell>
          <table:table-cell table:formula="of:=[Sheet1.A169]*4" office:value-type="float" office:value="668">
            <text:p>668</text:p>
          </table:table-cell>
          <table:table-cell table:formula="of:=[Sheet1.B169]*[.$K$4]+[.$K$5]" office:value-type="float" office:value="1.9054">
            <text:p>1,91</text:p>
          </table:table-cell>
          <table:table-cell table:number-columns-repeated="17"/>
          <table:table-cell table:formula="of:=IF([.B168]=1;[.$K$3]-([.$K$3]-[.V168])*EXP([.$K$2]);[.V168]*EXP([.$K$2]))" office:value-type="float" office:value="2.30779175328945">
            <text:p>2,307792</text:p>
          </table:table-cell>
          <table:table-cell table:number-columns-repeated="1002"/>
        </table:table-row>
        <table:table-row table:style-name="ro2">
          <table:table-cell table:formula="of:=[.A169]+1" office:value-type="float" office:value="168">
            <text:p>168</text:p>
          </table:table-cell>
          <table:table-cell office:value-type="float" office:value="0">
            <text:p>0</text:p>
          </table:table-cell>
          <table:table-cell table:formula="of:=[Sheet1.A170]*4" office:value-type="float" office:value="672">
            <text:p>672</text:p>
          </table:table-cell>
          <table:table-cell table:formula="of:=[Sheet1.B170]*[.$K$4]+[.$K$5]" office:value-type="float" office:value="1.7714">
            <text:p>1,77</text:p>
          </table:table-cell>
          <table:table-cell table:formula="of:=DEC2HEX(128*[.B170]+64*[.B171]+32*[.B172]+16*[.B173]+8*[.B174]+4*[.B175]+2*[.B176]+[.B177];2)" office:value-type="string" office:string-value="10">
            <text:p>10</text:p>
          </table:table-cell>
          <table:table-cell table:number-columns-repeated="16"/>
          <table:table-cell table:formula="of:=IF([.B169]=1;[.$K$3]-([.$K$3]-[.V169])*EXP([.$K$2]);[.V169]*EXP([.$K$2]))" office:value-type="float" office:value="2.19523942134901">
            <text:p>2,195239</text:p>
          </table:table-cell>
          <table:table-cell table:number-columns-repeated="1002"/>
        </table:table-row>
        <table:table-row table:style-name="ro2">
          <table:table-cell table:formula="of:=[.A170]+1" office:value-type="float" office:value="169">
            <text:p>169</text:p>
          </table:table-cell>
          <table:table-cell office:value-type="float" office:value="0">
            <text:p>0</text:p>
          </table:table-cell>
          <table:table-cell table:formula="of:=[Sheet1.A171]*4" office:value-type="float" office:value="676">
            <text:p>676</text:p>
          </table:table-cell>
          <table:table-cell table:formula="of:=[Sheet1.B171]*[.$K$4]+[.$K$5]" office:value-type="float" office:value="1.9212">
            <text:p>1,92</text:p>
          </table:table-cell>
          <table:table-cell table:number-columns-repeated="17"/>
          <table:table-cell table:formula="of:=IF([.B170]=1;[.$K$3]-([.$K$3]-[.V170])*EXP([.$K$2]);[.V170]*EXP([.$K$2]))" office:value-type="float" office:value="2.0881763314111">
            <text:p>2,088176</text:p>
          </table:table-cell>
          <table:table-cell table:number-columns-repeated="1002"/>
        </table:table-row>
        <table:table-row table:style-name="ro2">
          <table:table-cell table:formula="of:=[.A171]+1" office:value-type="float" office:value="170">
            <text:p>170</text:p>
          </table:table-cell>
          <table:table-cell office:value-type="float" office:value="0">
            <text:p>0</text:p>
          </table:table-cell>
          <table:table-cell table:formula="of:=[Sheet1.A172]*4" office:value-type="float" office:value="680">
            <text:p>680</text:p>
          </table:table-cell>
          <table:table-cell table:formula="of:=[Sheet1.B172]*[.$K$4]+[.$K$5]" office:value-type="float" office:value="2.2686">
            <text:p>2,27</text:p>
          </table:table-cell>
          <table:table-cell table:number-columns-repeated="17"/>
          <table:table-cell table:formula="of:=IF([.B171]=1;[.$K$3]-([.$K$3]-[.V171])*EXP([.$K$2]);[.V171]*EXP([.$K$2]))" office:value-type="float" office:value="1.9863347699842">
            <text:p>1,986335</text:p>
          </table:table-cell>
          <table:table-cell table:number-columns-repeated="1002"/>
        </table:table-row>
        <table:table-row table:style-name="ro2">
          <table:table-cell table:formula="of:=[.A172]+1" office:value-type="float" office:value="171">
            <text:p>171</text:p>
          </table:table-cell>
          <table:table-cell office:value-type="float" office:value="1">
            <text:p>1</text:p>
          </table:table-cell>
          <table:table-cell table:formula="of:=[Sheet1.A173]*4" office:value-type="float" office:value="684">
            <text:p>684</text:p>
          </table:table-cell>
          <table:table-cell table:formula="of:=[Sheet1.B173]*[.$K$4]+[.$K$5]" office:value-type="float" office:value="2.6742">
            <text:p>2,67</text:p>
          </table:table-cell>
          <table:table-cell table:number-columns-repeated="17"/>
          <table:table-cell table:formula="of:=IF([.B172]=1;[.$K$3]-([.$K$3]-[.V172])*EXP([.$K$2]);[.V172]*EXP([.$K$2]))" office:value-type="float" office:value="1.88946008011782">
            <text:p>1,889460</text:p>
          </table:table-cell>
          <table:table-cell table:number-columns-repeated="1002"/>
        </table:table-row>
        <table:table-row table:style-name="ro2">
          <table:table-cell table:formula="of:=[.A173]+1" office:value-type="float" office:value="172">
            <text:p>172</text:p>
          </table:table-cell>
          <table:table-cell office:value-type="float" office:value="0">
            <text:p>0</text:p>
          </table:table-cell>
          <table:table-cell table:formula="of:=[Sheet1.A174]*4" office:value-type="float" office:value="688">
            <text:p>688</text:p>
          </table:table-cell>
          <table:table-cell table:formula="of:=[Sheet1.B174]*[.$K$4]+[.$K$5]" office:value-type="float" office:value="3.028">
            <text:p>3,03</text:p>
          </table:table-cell>
          <table:table-cell table:number-columns-repeated="17"/>
          <table:table-cell table:formula="of:=IF([.B173]=1;[.$K$3]-([.$K$3]-[.V173])*EXP([.$K$2]);[.V173]*EXP([.$K$2]))" office:value-type="float" office:value="2.04116290212398">
            <text:p>2,041163</text:p>
          </table:table-cell>
          <table:table-cell table:number-columns-repeated="1002"/>
        </table:table-row>
        <table:table-row table:style-name="ro2">
          <table:table-cell table:formula="of:=[.A174]+1" office:value-type="float" office:value="173">
            <text:p>173</text:p>
          </table:table-cell>
          <table:table-cell office:value-type="float" office:value="0">
            <text:p>0</text:p>
          </table:table-cell>
          <table:table-cell table:formula="of:=[Sheet1.A175]*4" office:value-type="float" office:value="692">
            <text:p>692</text:p>
          </table:table-cell>
          <table:table-cell table:formula="of:=[Sheet1.B175]*[.$K$4]+[.$K$5]" office:value-type="float" office:value="3.1848">
            <text:p>3,18</text:p>
          </table:table-cell>
          <table:table-cell table:number-columns-repeated="17"/>
          <table:table-cell table:formula="of:=IF([.B174]=1;[.$K$3]-([.$K$3]-[.V174])*EXP([.$K$2]);[.V174]*EXP([.$K$2]))" office:value-type="float" office:value="1.9416142126996">
            <text:p>1,941614</text:p>
          </table:table-cell>
          <table:table-cell table:number-columns-repeated="1002"/>
        </table:table-row>
        <table:table-row table:style-name="ro2">
          <table:table-cell table:formula="of:=[.A175]+1" office:value-type="float" office:value="174">
            <text:p>174</text:p>
          </table:table-cell>
          <table:table-cell office:value-type="float" office:value="0">
            <text:p>0</text:p>
          </table:table-cell>
          <table:table-cell table:formula="of:=[Sheet1.A176]*4" office:value-type="float" office:value="696">
            <text:p>696</text:p>
          </table:table-cell>
          <table:table-cell table:formula="of:=[Sheet1.B176]*[.$K$4]+[.$K$5]" office:value-type="float" office:value="3.0816">
            <text:p>3,08</text:p>
          </table:table-cell>
          <table:table-cell table:number-columns-repeated="17"/>
          <table:table-cell table:formula="of:=IF([.B175]=1;[.$K$3]-([.$K$3]-[.V175])*EXP([.$K$2]);[.V175]*EXP([.$K$2]))" office:value-type="float" office:value="1.84692057014865">
            <text:p>1,846921</text:p>
          </table:table-cell>
          <table:table-cell table:number-columns-repeated="1002"/>
        </table:table-row>
        <table:table-row table:style-name="ro2">
          <table:table-cell table:formula="of:=[.A176]+1" office:value-type="float" office:value="175">
            <text:p>175</text:p>
          </table:table-cell>
          <table:table-cell office:value-type="float" office:value="0">
            <text:p>0</text:p>
          </table:table-cell>
          <table:table-cell table:formula="of:=[Sheet1.A177]*4" office:value-type="float" office:value="700">
            <text:p>700</text:p>
          </table:table-cell>
          <table:table-cell table:formula="of:=[Sheet1.B177]*[.$K$4]+[.$K$5]" office:value-type="float" office:value="2.7532">
            <text:p>2,75</text:p>
          </table:table-cell>
          <table:table-cell table:number-columns-repeated="17"/>
          <table:table-cell table:formula="of:=IF([.B176]=1;[.$K$3]-([.$K$3]-[.V176])*EXP([.$K$2]);[.V176]*EXP([.$K$2]))" office:value-type="float" office:value="1.75684519104103">
            <text:p>1,756845</text:p>
          </table:table-cell>
          <table:table-cell table:number-columns-repeated="1002"/>
        </table:table-row>
        <table:table-row table:style-name="ro2">
          <table:table-cell table:formula="of:=[.A177]+1" office:value-type="float" office:value="176">
            <text:p>176</text:p>
          </table:table-cell>
          <table:table-cell office:value-type="float" office:value="0">
            <text:p>0</text:p>
          </table:table-cell>
          <table:table-cell table:formula="of:=[Sheet1.A178]*4" office:value-type="float" office:value="704">
            <text:p>704</text:p>
          </table:table-cell>
          <table:table-cell table:formula="of:=[Sheet1.B178]*[.$K$4]+[.$K$5]" office:value-type="float" office:value="2.3374">
            <text:p>2,34</text:p>
          </table:table-cell>
          <table:table-cell table:formula="of:=DEC2HEX(128*[.B178]+64*[.B179]+32*[.B180]+16*[.B181]+8*[.B182]+4*[.B183]+2*[.B184]+[.B185];2)" office:value-type="string" office:string-value="45">
            <text:p>45</text:p>
          </table:table-cell>
          <table:table-cell table:number-columns-repeated="16"/>
          <table:table-cell table:formula="of:=IF([.B177]=1;[.$K$3]-([.$K$3]-[.V177])*EXP([.$K$2]);[.V177]*EXP([.$K$2]))" office:value-type="float" office:value="1.67116284001081">
            <text:p>1,671163</text:p>
          </table:table-cell>
          <table:table-cell table:number-columns-repeated="1002"/>
        </table:table-row>
        <table:table-row table:style-name="ro2">
          <table:table-cell table:formula="of:=[.A178]+1" office:value-type="float" office:value="177">
            <text:p>177</text:p>
          </table:table-cell>
          <table:table-cell office:value-type="float" office:value="1">
            <text:p>1</text:p>
          </table:table-cell>
          <table:table-cell table:formula="of:=[Sheet1.A179]*4" office:value-type="float" office:value="708">
            <text:p>708</text:p>
          </table:table-cell>
          <table:table-cell table:formula="of:=[Sheet1.B179]*[.$K$4]+[.$K$5]" office:value-type="float" office:value="1.9962">
            <text:p>2</text:p>
          </table:table-cell>
          <table:table-cell table:number-columns-repeated="17"/>
          <table:table-cell table:formula="of:=IF([.B178]=1;[.$K$3]-([.$K$3]-[.V178])*EXP([.$K$2]);[.V178]*EXP([.$K$2]))" office:value-type="float" office:value="1.58965926655046">
            <text:p>1,589659</text:p>
          </table:table-cell>
          <table:table-cell table:number-columns-repeated="1002"/>
        </table:table-row>
        <table:table-row table:style-name="ro2">
          <table:table-cell table:formula="of:=[.A179]+1" office:value-type="float" office:value="178">
            <text:p>178</text:p>
          </table:table-cell>
          <table:table-cell office:value-type="float" office:value="0">
            <text:p>0</text:p>
          </table:table-cell>
          <table:table-cell table:formula="of:=[Sheet1.A180]*4" office:value-type="float" office:value="712">
            <text:p>712</text:p>
          </table:table-cell>
          <table:table-cell table:formula="of:=[Sheet1.B180]*[.$K$4]+[.$K$5]" office:value-type="float" office:value="1.8558">
            <text:p>1,86</text:p>
          </table:table-cell>
          <table:table-cell table:number-columns-repeated="17"/>
          <table:table-cell table:formula="of:=IF([.B179]=1;[.$K$3]-([.$K$3]-[.V179])*EXP([.$K$2]);[.V179]*EXP([.$K$2]))" office:value-type="float" office:value="1.75598354676945">
            <text:p>1,755984</text:p>
          </table:table-cell>
          <table:table-cell table:number-columns-repeated="1002"/>
        </table:table-row>
        <table:table-row table:style-name="ro2">
          <table:table-cell table:formula="of:=[.A180]+1" office:value-type="float" office:value="179">
            <text:p>179</text:p>
          </table:table-cell>
          <table:table-cell office:value-type="float" office:value="0">
            <text:p>0</text:p>
          </table:table-cell>
          <table:table-cell table:formula="of:=[Sheet1.A181]*4" office:value-type="float" office:value="716">
            <text:p>716</text:p>
          </table:table-cell>
          <table:table-cell table:formula="of:=[Sheet1.B181]*[.$K$4]+[.$K$5]" office:value-type="float" office:value="1.972">
            <text:p>1,97</text:p>
          </table:table-cell>
          <table:table-cell table:number-columns-repeated="17"/>
          <table:table-cell table:formula="of:=IF([.B180]=1;[.$K$3]-([.$K$3]-[.V180])*EXP([.$K$2]);[.V180]*EXP([.$K$2]))" office:value-type="float" office:value="1.67034321862623">
            <text:p>1,670343</text:p>
          </table:table-cell>
          <table:table-cell table:number-columns-repeated="1002"/>
        </table:table-row>
        <table:table-row table:style-name="ro2">
          <table:table-cell table:formula="of:=[.A181]+1" office:value-type="float" office:value="180">
            <text:p>180</text:p>
          </table:table-cell>
          <table:table-cell office:value-type="float" office:value="0">
            <text:p>0</text:p>
          </table:table-cell>
          <table:table-cell table:formula="of:=[Sheet1.A182]*4" office:value-type="float" office:value="720">
            <text:p>720</text:p>
          </table:table-cell>
          <table:table-cell table:formula="of:=[Sheet1.B182]*[.$K$4]+[.$K$5]" office:value-type="float" office:value="2.2854">
            <text:p>2,29</text:p>
          </table:table-cell>
          <table:table-cell table:number-columns-repeated="17"/>
          <table:table-cell table:formula="of:=IF([.B181]=1;[.$K$3]-([.$K$3]-[.V181])*EXP([.$K$2]);[.V181]*EXP([.$K$2]))" office:value-type="float" office:value="1.58887961857249">
            <text:p>1,588880</text:p>
          </table:table-cell>
          <table:table-cell table:number-columns-repeated="1002"/>
        </table:table-row>
        <table:table-row table:style-name="ro2">
          <table:table-cell table:formula="of:=[.A182]+1" office:value-type="float" office:value="181">
            <text:p>181</text:p>
          </table:table-cell>
          <table:table-cell office:value-type="float" office:value="1">
            <text:p>1</text:p>
          </table:table-cell>
          <table:table-cell table:formula="of:=[Sheet1.A183]*4" office:value-type="float" office:value="724">
            <text:p>724</text:p>
          </table:table-cell>
          <table:table-cell table:formula="of:=[Sheet1.B183]*[.$K$4]+[.$K$5]" office:value-type="float" office:value="2.6796">
            <text:p>2,68</text:p>
          </table:table-cell>
          <table:table-cell table:number-columns-repeated="17"/>
          <table:table-cell table:formula="of:=IF([.B182]=1;[.$K$3]-([.$K$3]-[.V182])*EXP([.$K$2]);[.V182]*EXP([.$K$2]))" office:value-type="float" office:value="1.51138904517563">
            <text:p>1,511389</text:p>
          </table:table-cell>
          <table:table-cell table:number-columns-repeated="1002"/>
        </table:table-row>
        <table:table-row table:style-name="ro2">
          <table:table-cell table:formula="of:=[.A183]+1" office:value-type="float" office:value="182">
            <text:p>182</text:p>
          </table:table-cell>
          <table:table-cell office:value-type="float" office:value="0">
            <text:p>0</text:p>
          </table:table-cell>
          <table:table-cell table:formula="of:=[Sheet1.A184]*4" office:value-type="float" office:value="728">
            <text:p>728</text:p>
          </table:table-cell>
          <table:table-cell table:formula="of:=[Sheet1.B184]*[.$K$4]+[.$K$5]" office:value-type="float" office:value="3.0018">
            <text:p>3</text:p>
          </table:table-cell>
          <table:table-cell table:number-columns-repeated="17"/>
          <table:table-cell table:formula="of:=IF([.B183]=1;[.$K$3]-([.$K$3]-[.V183])*EXP([.$K$2]);[.V183]*EXP([.$K$2]))" office:value-type="float" office:value="1.68153060913553">
            <text:p>1,681531</text:p>
          </table:table-cell>
          <table:table-cell table:number-columns-repeated="1002"/>
        </table:table-row>
        <table:table-row table:style-name="ro2">
          <table:table-cell table:formula="of:=[.A184]+1" office:value-type="float" office:value="183">
            <text:p>183</text:p>
          </table:table-cell>
          <table:table-cell office:value-type="float" office:value="1">
            <text:p>1</text:p>
          </table:table-cell>
          <table:table-cell table:formula="of:=[Sheet1.A185]*4" office:value-type="float" office:value="732">
            <text:p>732</text:p>
          </table:table-cell>
          <table:table-cell table:formula="of:=[Sheet1.B185]*[.$K$4]+[.$K$5]" office:value-type="float" office:value="3.1446">
            <text:p>3,14</text:p>
          </table:table-cell>
          <table:table-cell table:number-columns-repeated="17"/>
          <table:table-cell table:formula="of:=IF([.B184]=1;[.$K$3]-([.$K$3]-[.V184])*EXP([.$K$2]);[.V184]*EXP([.$K$2]))" office:value-type="float" office:value="1.59952139360832">
            <text:p>1,599521</text:p>
          </table:table-cell>
          <table:table-cell table:number-columns-repeated="1002"/>
        </table:table-row>
        <table:table-row table:style-name="ro2">
          <table:table-cell table:formula="of:=[.A185]+1" office:value-type="float" office:value="184">
            <text:p>184</text:p>
          </table:table-cell>
          <table:table-cell office:value-type="float" office:value="0">
            <text:p>0</text:p>
          </table:table-cell>
          <table:table-cell table:formula="of:=[Sheet1.A186]*4" office:value-type="float" office:value="736">
            <text:p>736</text:p>
          </table:table-cell>
          <table:table-cell table:formula="of:=[Sheet1.B186]*[.$K$4]+[.$K$5]" office:value-type="float" office:value="3.0434">
            <text:p>3,04</text:p>
          </table:table-cell>
          <table:table-cell table:formula="of:=DEC2HEX(128*[.B186]+64*[.B187]+32*[.B188]+16*[.B189]+8*[.B190]+4*[.B191]+2*[.B192]+[.B193];2)" office:value-type="string" office:string-value="5B">
            <text:p>5B</text:p>
          </table:table-cell>
          <table:table-cell table:number-columns-repeated="16"/>
          <table:table-cell table:formula="of:=IF([.B185]=1;[.$K$3]-([.$K$3]-[.V185])*EXP([.$K$2]);[.V185]*EXP([.$K$2]))" office:value-type="float" office:value="1.76536469221505">
            <text:p>1,765365</text:p>
          </table:table-cell>
          <table:table-cell table:number-columns-repeated="1002"/>
        </table:table-row>
        <table:table-row table:style-name="ro2">
          <table:table-cell table:formula="of:=[.A186]+1" office:value-type="float" office:value="185">
            <text:p>185</text:p>
          </table:table-cell>
          <table:table-cell office:value-type="float" office:value="1">
            <text:p>1</text:p>
          </table:table-cell>
          <table:table-cell table:formula="of:=[Sheet1.A187]*4" office:value-type="float" office:value="740">
            <text:p>740</text:p>
          </table:table-cell>
          <table:table-cell table:formula="of:=[Sheet1.B187]*[.$K$4]+[.$K$5]" office:value-type="float" office:value="2.7388">
            <text:p>2,74</text:p>
          </table:table-cell>
          <table:table-cell table:number-columns-repeated="17"/>
          <table:table-cell table:formula="of:=IF([.B186]=1;[.$K$3]-([.$K$3]-[.V186])*EXP([.$K$2]);[.V186]*EXP([.$K$2]))" office:value-type="float" office:value="1.67926684020961">
            <text:p>1,679267</text:p>
          </table:table-cell>
          <table:table-cell table:number-columns-repeated="1002"/>
        </table:table-row>
        <table:table-row table:style-name="ro2">
          <table:table-cell table:formula="of:=[.A187]+1" office:value-type="float" office:value="186">
            <text:p>186</text:p>
          </table:table-cell>
          <table:table-cell office:value-type="float" office:value="0">
            <text:p>0</text:p>
          </table:table-cell>
          <table:table-cell table:formula="of:=[Sheet1.A188]*4" office:value-type="float" office:value="744">
            <text:p>744</text:p>
          </table:table-cell>
          <table:table-cell table:formula="of:=[Sheet1.B188]*[.$K$4]+[.$K$5]" office:value-type="float" office:value="2.347">
            <text:p>2,35</text:p>
          </table:table-cell>
          <table:table-cell table:number-columns-repeated="17"/>
          <table:table-cell table:formula="of:=IF([.B187]=1;[.$K$3]-([.$K$3]-[.V187])*EXP([.$K$2]);[.V187]*EXP([.$K$2]))" office:value-type="float" office:value="1.84122090749215">
            <text:p>1,841221</text:p>
          </table:table-cell>
          <table:table-cell table:number-columns-repeated="1002"/>
        </table:table-row>
        <table:table-row table:style-name="ro2">
          <table:table-cell table:formula="of:=[.A188]+1" office:value-type="float" office:value="187">
            <text:p>187</text:p>
          </table:table-cell>
          <table:table-cell office:value-type="float" office:value="1">
            <text:p>1</text:p>
          </table:table-cell>
          <table:table-cell table:formula="of:=[Sheet1.A189]*4" office:value-type="float" office:value="748">
            <text:p>748</text:p>
          </table:table-cell>
          <table:table-cell table:formula="of:=[Sheet1.B189]*[.$K$4]+[.$K$5]" office:value-type="float" office:value="2.0438">
            <text:p>2,04</text:p>
          </table:table-cell>
          <table:table-cell table:number-columns-repeated="17"/>
          <table:table-cell table:formula="of:=IF([.B188]=1;[.$K$3]-([.$K$3]-[.V188])*EXP([.$K$2]);[.V188]*EXP([.$K$2]))" office:value-type="float" office:value="1.75142350421244">
            <text:p>1,751424</text:p>
          </table:table-cell>
          <table:table-cell table:number-columns-repeated="1002"/>
        </table:table-row>
        <table:table-row table:style-name="ro2">
          <table:table-cell table:formula="of:=[.A189]+1" office:value-type="float" office:value="188">
            <text:p>188</text:p>
          </table:table-cell>
          <table:table-cell office:value-type="float" office:value="1">
            <text:p>1</text:p>
          </table:table-cell>
          <table:table-cell table:formula="of:=[Sheet1.A190]*4" office:value-type="float" office:value="752">
            <text:p>752</text:p>
          </table:table-cell>
          <table:table-cell table:formula="of:=[Sheet1.B190]*[.$K$4]+[.$K$5]" office:value-type="float" office:value="1.9202">
            <text:p>1,92</text:p>
          </table:table-cell>
          <table:table-cell table:number-columns-repeated="17"/>
          <table:table-cell table:formula="of:=IF([.B189]=1;[.$K$3]-([.$K$3]-[.V189])*EXP([.$K$2]);[.V189]*EXP([.$K$2]))" office:value-type="float" office:value="1.90985844946545">
            <text:p>1,909858</text:p>
          </table:table-cell>
          <table:table-cell table:number-columns-repeated="1002"/>
        </table:table-row>
        <table:table-row table:style-name="ro2">
          <table:table-cell table:formula="of:=[.A190]+1" office:value-type="float" office:value="189">
            <text:p>189</text:p>
          </table:table-cell>
          <table:table-cell office:value-type="float" office:value="0">
            <text:p>0</text:p>
          </table:table-cell>
          <table:table-cell table:formula="of:=[Sheet1.A191]*4" office:value-type="float" office:value="756">
            <text:p>756</text:p>
          </table:table-cell>
          <table:table-cell table:formula="of:=[Sheet1.B191]*[.$K$4]+[.$K$5]" office:value-type="float" office:value="2.019">
            <text:p>2,02</text:p>
          </table:table-cell>
          <table:table-cell table:number-columns-repeated="17"/>
          <table:table-cell table:formula="of:=IF([.B190]=1;[.$K$3]-([.$K$3]-[.V190])*EXP([.$K$2]);[.V190]*EXP([.$K$2]))" office:value-type="float" office:value="2.06056643125927">
            <text:p>2,060566</text:p>
          </table:table-cell>
          <table:table-cell table:number-columns-repeated="1002"/>
        </table:table-row>
        <table:table-row table:style-name="ro2">
          <table:table-cell table:formula="of:=[.A191]+1" office:value-type="float" office:value="190">
            <text:p>190</text:p>
          </table:table-cell>
          <table:table-cell office:value-type="float" office:value="1">
            <text:p>1</text:p>
          </table:table-cell>
          <table:table-cell table:formula="of:=[Sheet1.A192]*4" office:value-type="float" office:value="760">
            <text:p>760</text:p>
          </table:table-cell>
          <table:table-cell table:formula="of:=[Sheet1.B192]*[.$K$4]+[.$K$5]" office:value-type="float" office:value="2.3188">
            <text:p>2,32</text:p>
          </table:table-cell>
          <table:table-cell table:number-columns-repeated="17"/>
          <table:table-cell table:formula="of:=IF([.B191]=1;[.$K$3]-([.$K$3]-[.V191])*EXP([.$K$2]);[.V191]*EXP([.$K$2]))" office:value-type="float" office:value="1.96007142055225">
            <text:p>1,960071</text:p>
          </table:table-cell>
          <table:table-cell table:number-columns-repeated="1002"/>
        </table:table-row>
        <table:table-row table:style-name="ro2">
          <table:table-cell table:formula="of:=[.A192]+1" office:value-type="float" office:value="191">
            <text:p>191</text:p>
          </table:table-cell>
          <table:table-cell office:value-type="float" office:value="1">
            <text:p>1</text:p>
          </table:table-cell>
          <table:table-cell table:formula="of:=[Sheet1.A193]*4" office:value-type="float" office:value="764">
            <text:p>764</text:p>
          </table:table-cell>
          <table:table-cell table:formula="of:=[Sheet1.B193]*[.$K$4]+[.$K$5]" office:value-type="float" office:value="2.671">
            <text:p>2,67</text:p>
          </table:table-cell>
          <table:table-cell table:number-columns-repeated="17"/>
          <table:table-cell table:formula="of:=IF([.B192]=1;[.$K$3]-([.$K$3]-[.V192])*EXP([.$K$2]);[.V192]*EXP([.$K$2]))" office:value-type="float" office:value="2.10833048684864">
            <text:p>2,108330</text:p>
          </table:table-cell>
          <table:table-cell table:number-columns-repeated="1002"/>
        </table:table-row>
        <table:table-row table:style-name="ro2">
          <table:table-cell table:formula="of:=[.A193]+1" office:value-type="float" office:value="192">
            <text:p>192</text:p>
          </table:table-cell>
          <table:table-cell office:value-type="float" office:value="1">
            <text:p>1</text:p>
          </table:table-cell>
          <table:table-cell table:formula="of:=[Sheet1.A194]*4" office:value-type="float" office:value="768">
            <text:p>768</text:p>
          </table:table-cell>
          <table:table-cell table:formula="of:=[Sheet1.B194]*[.$K$4]+[.$K$5]" office:value-type="float" office:value="2.9326">
            <text:p>2,93</text:p>
          </table:table-cell>
          <table:table-cell table:formula="of:=DEC2HEX(128*[.B194]+64*[.B195]+32*[.B196]+16*[.B197]+8*[.B198]+4*[.B199]+2*[.B200]+[.B201];2)" office:value-type="string" office:string-value="BE">
            <text:p>BE</text:p>
          </table:table-cell>
          <table:table-cell table:number-columns-repeated="16"/>
          <table:table-cell table:formula="of:=IF([.B193]=1;[.$K$3]-([.$K$3]-[.V193])*EXP([.$K$2]);[.V193]*EXP([.$K$2]))" office:value-type="float" office:value="2.24935887315878">
            <text:p>2,249359</text:p>
          </table:table-cell>
          <table:table-cell table:number-columns-repeated="1002"/>
        </table:table-row>
        <table:table-row table:style-name="ro2">
          <table:table-cell table:formula="of:=[.A194]+1" office:value-type="float" office:value="193">
            <text:p>193</text:p>
          </table:table-cell>
          <table:table-cell office:value-type="float" office:value="0">
            <text:p>0</text:p>
          </table:table-cell>
          <table:table-cell table:formula="of:=[Sheet1.A195]*4" office:value-type="float" office:value="772">
            <text:p>772</text:p>
          </table:table-cell>
          <table:table-cell table:formula="of:=[Sheet1.B195]*[.$K$4]+[.$K$5]" office:value-type="float" office:value="3.0156">
            <text:p>3,02</text:p>
          </table:table-cell>
          <table:table-cell table:number-columns-repeated="17"/>
          <table:table-cell table:formula="of:=IF([.B194]=1;[.$K$3]-([.$K$3]-[.V194])*EXP([.$K$2]);[.V194]*EXP([.$K$2]))" office:value-type="float" office:value="2.38350922390683">
            <text:p>2,383509</text:p>
          </table:table-cell>
          <table:table-cell table:number-columns-repeated="1002"/>
        </table:table-row>
        <table:table-row table:style-name="ro2">
          <table:table-cell table:formula="of:=[.A195]+1" office:value-type="float" office:value="194">
            <text:p>194</text:p>
          </table:table-cell>
          <table:table-cell office:value-type="float" office:value="1">
            <text:p>1</text:p>
          </table:table-cell>
          <table:table-cell table:formula="of:=[Sheet1.A196]*4" office:value-type="float" office:value="776">
            <text:p>776</text:p>
          </table:table-cell>
          <table:table-cell table:formula="of:=[Sheet1.B196]*[.$K$4]+[.$K$5]" office:value-type="float" office:value="2.8926">
            <text:p>2,89</text:p>
          </table:table-cell>
          <table:table-cell table:number-columns-repeated="17"/>
          <table:table-cell table:formula="of:=IF([.B195]=1;[.$K$3]-([.$K$3]-[.V195])*EXP([.$K$2]);[.V195]*EXP([.$K$2]))" office:value-type="float" office:value="2.26726410734903">
            <text:p>2,267264</text:p>
          </table:table-cell>
          <table:table-cell table:number-columns-repeated="1002"/>
        </table:table-row>
        <table:table-row table:style-name="ro2">
          <table:table-cell table:formula="of:=[.A196]+1" office:value-type="float" office:value="195">
            <text:p>195</text:p>
          </table:table-cell>
          <table:table-cell office:value-type="float" office:value="1">
            <text:p>1</text:p>
          </table:table-cell>
          <table:table-cell table:formula="of:=[Sheet1.A197]*4" office:value-type="float" office:value="780">
            <text:p>780</text:p>
          </table:table-cell>
          <table:table-cell table:formula="of:=[Sheet1.B197]*[.$K$4]+[.$K$5]" office:value-type="float" office:value="2.5754">
            <text:p>2,58</text:p>
          </table:table-cell>
          <table:table-cell table:number-columns-repeated="17"/>
          <table:table-cell table:formula="of:=IF([.B196]=1;[.$K$3]-([.$K$3]-[.V196])*EXP([.$K$2]);[.V196]*EXP([.$K$2]))" office:value-type="float" office:value="2.40054120952118">
            <text:p>2,400541</text:p>
          </table:table-cell>
          <table:table-cell table:number-columns-repeated="1002"/>
        </table:table-row>
        <table:table-row table:style-name="ro2">
          <table:table-cell table:formula="of:=[.A197]+1" office:value-type="float" office:value="196">
            <text:p>196</text:p>
          </table:table-cell>
          <table:table-cell office:value-type="float" office:value="1">
            <text:p>1</text:p>
          </table:table-cell>
          <table:table-cell table:formula="of:=[Sheet1.A198]*4" office:value-type="float" office:value="784">
            <text:p>784</text:p>
          </table:table-cell>
          <table:table-cell table:formula="of:=[Sheet1.B198]*[.$K$4]+[.$K$5]" office:value-type="float" office:value="2.2242">
            <text:p>2,22</text:p>
          </table:table-cell>
          <table:table-cell table:number-columns-repeated="17"/>
          <table:table-cell table:formula="of:=IF([.B197]=1;[.$K$3]-([.$K$3]-[.V197])*EXP([.$K$2]);[.V197]*EXP([.$K$2]))" office:value-type="float" office:value="2.52731831071951">
            <text:p>2,527318</text:p>
          </table:table-cell>
          <table:table-cell table:number-columns-repeated="1002"/>
        </table:table-row>
        <table:table-row table:style-name="ro2">
          <table:table-cell table:formula="of:=[.A198]+1" office:value-type="float" office:value="197">
            <text:p>197</text:p>
          </table:table-cell>
          <table:table-cell office:value-type="float" office:value="1">
            <text:p>1</text:p>
          </table:table-cell>
          <table:table-cell table:formula="of:=[Sheet1.A199]*4" office:value-type="float" office:value="788">
            <text:p>788</text:p>
          </table:table-cell>
          <table:table-cell table:formula="of:=[Sheet1.B199]*[.$K$4]+[.$K$5]" office:value-type="float" office:value="1.9844">
            <text:p>1,98</text:p>
          </table:table-cell>
          <table:table-cell table:number-columns-repeated="17"/>
          <table:table-cell table:formula="of:=IF([.B198]=1;[.$K$3]-([.$K$3]-[.V198])*EXP([.$K$2]);[.V198]*EXP([.$K$2]))" office:value-type="float" office:value="2.64791241973226">
            <text:p>2,647912</text:p>
          </table:table-cell>
          <table:table-cell table:number-columns-repeated="1002"/>
        </table:table-row>
        <table:table-row table:style-name="ro2">
          <table:table-cell table:formula="of:=[.A199]+1" office:value-type="float" office:value="198">
            <text:p>198</text:p>
          </table:table-cell>
          <table:table-cell office:value-type="float" office:value="1">
            <text:p>1</text:p>
          </table:table-cell>
          <table:table-cell table:formula="of:=[Sheet1.A200]*4" office:value-type="float" office:value="792">
            <text:p>792</text:p>
          </table:table-cell>
          <table:table-cell table:formula="of:=[Sheet1.B200]*[.$K$4]+[.$K$5]" office:value-type="float" office:value="1.9202">
            <text:p>1,92</text:p>
          </table:table-cell>
          <table:table-cell table:number-columns-repeated="17"/>
          <table:table-cell table:formula="of:=IF([.B199]=1;[.$K$3]-([.$K$3]-[.V199])*EXP([.$K$2]);[.V199]*EXP([.$K$2]))" office:value-type="float" office:value="2.76262508464664">
            <text:p>2,762625</text:p>
          </table:table-cell>
          <table:table-cell table:number-columns-repeated="1002"/>
        </table:table-row>
        <table:table-row table:style-name="ro2">
          <table:table-cell table:formula="of:=[.A200]+1" office:value-type="float" office:value="199">
            <text:p>199</text:p>
          </table:table-cell>
          <table:table-cell office:value-type="float" office:value="0">
            <text:p>0</text:p>
          </table:table-cell>
          <table:table-cell table:formula="of:=[Sheet1.A201]*4" office:value-type="float" office:value="796">
            <text:p>796</text:p>
          </table:table-cell>
          <table:table-cell table:formula="of:=[Sheet1.B201]*[.$K$4]+[.$K$5]" office:value-type="float" office:value="2.0788">
            <text:p>2,08</text:p>
          </table:table-cell>
          <table:table-cell table:number-columns-repeated="17"/>
          <table:table-cell table:formula="of:=IF([.B200]=1;[.$K$3]-([.$K$3]-[.V200])*EXP([.$K$2]);[.V200]*EXP([.$K$2]))" office:value-type="float" office:value="2.87174314687609">
            <text:p>2,871743</text:p>
          </table:table-cell>
          <table:table-cell table:number-columns-repeated="1002"/>
        </table:table-row>
        <table:table-row table:style-name="ro2">
          <table:table-cell table:formula="of:=[.A201]+1"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[Sheet1.A202]*4" office:value-type="float" office:value="800">
            <text:p>800</text:p>
          </table:table-cell>
          <table:table-cell table:formula="of:=[Sheet1.B202]*[.$K$4]+[.$K$5]" office:value-type="float" office:value="2.3784">
            <text:p>2,38</text:p>
          </table:table-cell>
          <table:table-cell table:formula="of:=DEC2HEX(128*[.B202]+64*[.B203]+32*[.B204]+16*[.B205]+8*[.B206]+4*[.B207]+2*[.B208]+[.B209];2)" office:value-type="string" office:string-value="FB">
            <text:p>FB</text:p>
          </table:table-cell>
          <table:table-cell table:number-columns-repeated="16"/>
          <table:table-cell table:formula="of:=IF([.B201]=1;[.$K$3]-([.$K$3]-[.V201])*EXP([.$K$2]);[.V201]*EXP([.$K$2]))" office:value-type="float" office:value="2.73168658091682">
            <text:p>2,731687</text:p>
          </table:table-cell>
          <table:table-cell table:number-columns-repeated="1002"/>
        </table:table-row>
        <table:table-row table:style-name="ro2">
          <table:table-cell table:formula="of:=[.A202]+1" office:value-type="float" office:value="201">
            <text:p>201</text:p>
          </table:table-cell>
          <table:table-cell office:value-type="float" office:value="1">
            <text:p>1</text:p>
          </table:table-cell>
          <table:table-cell table:formula="of:=[Sheet1.A203]*4" office:value-type="float" office:value="804">
            <text:p>804</text:p>
          </table:table-cell>
          <table:table-cell table:formula="of:=[Sheet1.B203]*[.$K$4]+[.$K$5]" office:value-type="float" office:value="2.6878">
            <text:p>2,69</text:p>
          </table:table-cell>
          <table:table-cell table:number-columns-repeated="17"/>
          <table:table-cell table:formula="of:=IF([.B202]=1;[.$K$3]-([.$K$3]-[.V202])*EXP([.$K$2]);[.V202]*EXP([.$K$2]))" office:value-type="float" office:value="2.84231353177826">
            <text:p>2,842314</text:p>
          </table:table-cell>
          <table:table-cell table:number-columns-repeated="1002"/>
        </table:table-row>
        <table:table-row table:style-name="ro2">
          <table:table-cell table:formula="of:=[.A203]+1" office:value-type="float" office:value="202">
            <text:p>202</text:p>
          </table:table-cell>
          <table:table-cell office:value-type="float" office:value="1">
            <text:p>1</text:p>
          </table:table-cell>
          <table:table-cell table:formula="of:=[Sheet1.A204]*4" office:value-type="float" office:value="808">
            <text:p>808</text:p>
          </table:table-cell>
          <table:table-cell table:formula="of:=[Sheet1.B204]*[.$K$4]+[.$K$5]" office:value-type="float" office:value="2.8858">
            <text:p>2,89</text:p>
          </table:table-cell>
          <table:table-cell table:number-columns-repeated="17"/>
          <table:table-cell table:formula="of:=IF([.B203]=1;[.$K$3]-([.$K$3]-[.V203])*EXP([.$K$2]);[.V203]*EXP([.$K$2]))" office:value-type="float" office:value="2.94754514258045">
            <text:p>2,947545</text:p>
          </table:table-cell>
          <table:table-cell table:number-columns-repeated="1002"/>
        </table:table-row>
        <table:table-row table:style-name="ro2">
          <table:table-cell table:formula="of:=[.A204]+1" office:value-type="float" office:value="203">
            <text:p>203</text:p>
          </table:table-cell>
          <table:table-cell office:value-type="float" office:value="1">
            <text:p>1</text:p>
          </table:table-cell>
          <table:table-cell table:formula="of:=[Sheet1.A205]*4" office:value-type="float" office:value="812">
            <text:p>812</text:p>
          </table:table-cell>
          <table:table-cell table:formula="of:=[Sheet1.B205]*[.$K$4]+[.$K$5]" office:value-type="float" office:value="2.9082">
            <text:p>2,91</text:p>
          </table:table-cell>
          <table:table-cell table:number-columns-repeated="17"/>
          <table:table-cell table:formula="of:=IF([.B204]=1;[.$K$3]-([.$K$3]-[.V204])*EXP([.$K$2]);[.V204]*EXP([.$K$2]))" office:value-type="float" office:value="3.04764454716311">
            <text:p>3,047645</text:p>
          </table:table-cell>
          <table:table-cell table:number-columns-repeated="1002"/>
        </table:table-row>
        <table:table-row table:style-name="ro2">
          <table:table-cell table:formula="of:=[.A205]+1" office:value-type="float" office:value="204">
            <text:p>204</text:p>
          </table:table-cell>
          <table:table-cell office:value-type="float" office:value="1">
            <text:p>1</text:p>
          </table:table-cell>
          <table:table-cell table:formula="of:=[Sheet1.A206]*4" office:value-type="float" office:value="816">
            <text:p>816</text:p>
          </table:table-cell>
          <table:table-cell table:formula="of:=[Sheet1.B206]*[.$K$4]+[.$K$5]" office:value-type="float" office:value="2.7308">
            <text:p>2,73</text:p>
          </table:table-cell>
          <table:table-cell table:number-columns-repeated="17"/>
          <table:table-cell table:formula="of:=IF([.B205]=1;[.$K$3]-([.$K$3]-[.V205])*EXP([.$K$2]);[.V205]*EXP([.$K$2]))" office:value-type="float" office:value="3.14286204617713">
            <text:p>3,142862</text:p>
          </table:table-cell>
          <table:table-cell table:number-columns-repeated="1002"/>
        </table:table-row>
        <table:table-row table:style-name="ro2">
          <table:table-cell table:formula="of:=[.A206]+1" office:value-type="float" office:value="205">
            <text:p>205</text:p>
          </table:table-cell>
          <table:table-cell office:value-type="float" office:value="0">
            <text:p>0</text:p>
          </table:table-cell>
          <table:table-cell table:formula="of:=[Sheet1.A207]*4" office:value-type="float" office:value="820">
            <text:p>820</text:p>
          </table:table-cell>
          <table:table-cell table:formula="of:=[Sheet1.B207]*[.$K$4]+[.$K$5]" office:value-type="float" office:value="2.4476">
            <text:p>2,45</text:p>
          </table:table-cell>
          <table:table-cell table:number-columns-repeated="17"/>
          <table:table-cell table:formula="of:=IF([.B206]=1;[.$K$3]-([.$K$3]-[.V206])*EXP([.$K$2]);[.V206]*EXP([.$K$2]))" office:value-type="float" office:value="3.23343573296664">
            <text:p>3,233436</text:p>
          </table:table-cell>
          <table:table-cell table:number-columns-repeated="1002"/>
        </table:table-row>
        <table:table-row table:style-name="ro2">
          <table:table-cell table:formula="of:=[.A207]+1" office:value-type="float" office:value="206">
            <text:p>206</text:p>
          </table:table-cell>
          <table:table-cell office:value-type="float" office:value="1">
            <text:p>1</text:p>
          </table:table-cell>
          <table:table-cell table:formula="of:=[Sheet1.A208]*4" office:value-type="float" office:value="824">
            <text:p>824</text:p>
          </table:table-cell>
          <table:table-cell table:formula="of:=[Sheet1.B208]*[.$K$4]+[.$K$5]" office:value-type="float" office:value="2.178">
            <text:p>2,18</text:p>
          </table:table-cell>
          <table:table-cell table:number-columns-repeated="17"/>
          <table:table-cell table:formula="of:=IF([.B207]=1;[.$K$3]-([.$K$3]-[.V207])*EXP([.$K$2]);[.V207]*EXP([.$K$2]))" office:value-type="float" office:value="3.0757392114299">
            <text:p>3,075739</text:p>
          </table:table-cell>
          <table:table-cell table:number-columns-repeated="1002"/>
        </table:table-row>
        <table:table-row table:style-name="ro2">
          <table:table-cell table:formula="of:=[.A208]+1" office:value-type="float" office:value="207">
            <text:p>207</text:p>
          </table:table-cell>
          <table:table-cell office:value-type="float" office:value="1">
            <text:p>1</text:p>
          </table:table-cell>
          <table:table-cell table:formula="of:=[Sheet1.A209]*4" office:value-type="float" office:value="828">
            <text:p>828</text:p>
          </table:table-cell>
          <table:table-cell table:formula="of:=[Sheet1.B209]*[.$K$4]+[.$K$5]" office:value-type="float" office:value="2.0276">
            <text:p>2,03</text:p>
          </table:table-cell>
          <table:table-cell table:number-columns-repeated="17"/>
          <table:table-cell table:formula="of:=IF([.B208]=1;[.$K$3]-([.$K$3]-[.V208])*EXP([.$K$2]);[.V208]*EXP([.$K$2]))" office:value-type="float" office:value="3.16958651749917">
            <text:p>3,169587</text:p>
          </table:table-cell>
          <table:table-cell table:number-columns-repeated="1002"/>
        </table:table-row>
        <table:table-row table:style-name="ro2">
          <table:table-cell table:formula="of:=[.A209]+1" office:value-type="float" office:value="208">
            <text:p>208</text:p>
          </table:table-cell>
          <table:table-cell office:value-type="float" office:value="1">
            <text:p>1</text:p>
          </table:table-cell>
          <table:table-cell table:formula="of:=[Sheet1.A210]*4" office:value-type="float" office:value="832">
            <text:p>832</text:p>
          </table:table-cell>
          <table:table-cell table:formula="of:=[Sheet1.B210]*[.$K$4]+[.$K$5]" office:value-type="float" office:value="2.0596">
            <text:p>2,06</text:p>
          </table:table-cell>
          <table:table-cell table:formula="of:=DEC2HEX(128*[.B210]+64*[.B211]+32*[.B212]+16*[.B213]+8*[.B214]+4*[.B215]+2*[.B216]+[.B217];2)" office:value-type="string" office:string-value="DB">
            <text:p>DB</text:p>
          </table:table-cell>
          <table:table-cell table:number-columns-repeated="16"/>
          <table:table-cell table:formula="of:=IF([.B209]=1;[.$K$3]-([.$K$3]-[.V209])*EXP([.$K$2]);[.V209]*EXP([.$K$2]))" office:value-type="float" office:value="3.25885683644239">
            <text:p>3,258857</text:p>
          </table:table-cell>
          <table:table-cell table:number-columns-repeated="1002"/>
        </table:table-row>
        <table:table-row table:style-name="ro2">
          <table:table-cell table:formula="of:=[.A210]+1" office:value-type="float" office:value="209">
            <text:p>209</text:p>
          </table:table-cell>
          <table:table-cell office:value-type="float" office:value="1">
            <text:p>1</text:p>
          </table:table-cell>
          <table:table-cell table:formula="of:=[Sheet1.A211]*4" office:value-type="float" office:value="836">
            <text:p>836</text:p>
          </table:table-cell>
          <table:table-cell table:formula="of:=[Sheet1.B211]*[.$K$4]+[.$K$5]" office:value-type="float" office:value="2.2672">
            <text:p>2,27</text:p>
          </table:table-cell>
          <table:table-cell table:number-columns-repeated="17"/>
          <table:table-cell table:formula="of:=IF([.B210]=1;[.$K$3]-([.$K$3]-[.V210])*EXP([.$K$2]);[.V210]*EXP([.$K$2]))" office:value-type="float" office:value="3.34377339055574">
            <text:p>3,343773</text:p>
          </table:table-cell>
          <table:table-cell table:number-columns-repeated="1002"/>
        </table:table-row>
        <table:table-row table:style-name="ro2">
          <table:table-cell table:formula="of:=[.A211]+1" office:value-type="float" office:value="210">
            <text:p>210</text:p>
          </table:table-cell>
          <table:table-cell office:value-type="float" office:value="0">
            <text:p>0</text:p>
          </table:table-cell>
          <table:table-cell table:formula="of:=[Sheet1.A212]*4" office:value-type="float" office:value="840">
            <text:p>840</text:p>
          </table:table-cell>
          <table:table-cell table:formula="of:=[Sheet1.B212]*[.$K$4]+[.$K$5]" office:value-type="float" office:value="2.5502">
            <text:p>2,55</text:p>
          </table:table-cell>
          <table:table-cell table:number-columns-repeated="17"/>
          <table:table-cell table:formula="of:=IF([.B211]=1;[.$K$3]-([.$K$3]-[.V211])*EXP([.$K$2]);[.V211]*EXP([.$K$2]))" office:value-type="float" office:value="3.42454851545557">
            <text:p>3,424549</text:p>
          </table:table-cell>
          <table:table-cell table:number-columns-repeated="1002"/>
        </table:table-row>
        <table:table-row table:style-name="ro2">
          <table:table-cell table:formula="of:=[.A212]+1" office:value-type="float" office:value="211">
            <text:p>211</text:p>
          </table:table-cell>
          <table:table-cell office:value-type="float" office:value="1">
            <text:p>1</text:p>
          </table:table-cell>
          <table:table-cell table:formula="of:=[Sheet1.A213]*4" office:value-type="float" office:value="844">
            <text:p>844</text:p>
          </table:table-cell>
          <table:table-cell table:formula="of:=[Sheet1.B213]*[.$K$4]+[.$K$5]" office:value-type="float" office:value="2.8118">
            <text:p>2,81</text:p>
          </table:table-cell>
          <table:table-cell table:number-columns-repeated="17"/>
          <table:table-cell table:formula="of:=IF([.B212]=1;[.$K$3]-([.$K$3]-[.V212])*EXP([.$K$2]);[.V212]*EXP([.$K$2]))" office:value-type="float" office:value="3.25753131353158">
            <text:p>3,257531</text:p>
          </table:table-cell>
          <table:table-cell table:number-columns-repeated="1002"/>
        </table:table-row>
        <table:table-row table:style-name="ro2">
          <table:table-cell table:formula="of:=[.A213]+1" office:value-type="float" office:value="212">
            <text:p>212</text:p>
          </table:table-cell>
          <table:table-cell office:value-type="float" office:value="1">
            <text:p>1</text:p>
          </table:table-cell>
          <table:table-cell table:formula="of:=[Sheet1.A214]*4" office:value-type="float" office:value="848">
            <text:p>848</text:p>
          </table:table-cell>
          <table:table-cell table:formula="of:=[Sheet1.B214]*[.$K$4]+[.$K$5]" office:value-type="float" office:value="2.9478">
            <text:p>2,95</text:p>
          </table:table-cell>
          <table:table-cell table:number-columns-repeated="17"/>
          <table:table-cell table:formula="of:=IF([.B213]=1;[.$K$3]-([.$K$3]-[.V213])*EXP([.$K$2]);[.V213]*EXP([.$K$2]))" office:value-type="float" office:value="3.34251251416013">
            <text:p>3,342513</text:p>
          </table:table-cell>
          <table:table-cell table:number-columns-repeated="1002"/>
        </table:table-row>
        <table:table-row table:style-name="ro2">
          <table:table-cell table:formula="of:=[.A214]+1" office:value-type="float" office:value="213">
            <text:p>213</text:p>
          </table:table-cell>
          <table:table-cell office:value-type="float" office:value="0">
            <text:p>0</text:p>
          </table:table-cell>
          <table:table-cell table:formula="of:=[Sheet1.A215]*4" office:value-type="float" office:value="852">
            <text:p>852</text:p>
          </table:table-cell>
          <table:table-cell table:formula="of:=[Sheet1.B215]*[.$K$4]+[.$K$5]" office:value-type="float" office:value="2.8774">
            <text:p>2,88</text:p>
          </table:table-cell>
          <table:table-cell table:number-columns-repeated="17"/>
          <table:table-cell table:formula="of:=IF([.B214]=1;[.$K$3]-([.$K$3]-[.V214])*EXP([.$K$2]);[.V214]*EXP([.$K$2]))" office:value-type="float" office:value="3.4233491327274">
            <text:p>3,423349</text:p>
          </table:table-cell>
          <table:table-cell table:number-columns-repeated="1002"/>
        </table:table-row>
        <table:table-row table:style-name="ro2">
          <table:table-cell table:formula="of:=[.A215]+1" office:value-type="float" office:value="214">
            <text:p>214</text:p>
          </table:table-cell>
          <table:table-cell office:value-type="float" office:value="1">
            <text:p>1</text:p>
          </table:table-cell>
          <table:table-cell table:formula="of:=[Sheet1.A216]*4" office:value-type="float" office:value="856">
            <text:p>856</text:p>
          </table:table-cell>
          <table:table-cell table:formula="of:=[Sheet1.B216]*[.$K$4]+[.$K$5]" office:value-type="float" office:value="2.671">
            <text:p>2,67</text:p>
          </table:table-cell>
          <table:table-cell table:number-columns-repeated="17"/>
          <table:table-cell table:formula="of:=IF([.B215]=1;[.$K$3]-([.$K$3]-[.V215])*EXP([.$K$2]);[.V215]*EXP([.$K$2]))" office:value-type="float" office:value="3.25639042538931">
            <text:p>3,256390</text:p>
          </table:table-cell>
          <table:table-cell table:number-columns-repeated="1002"/>
        </table:table-row>
        <table:table-row table:style-name="ro2">
          <table:table-cell table:formula="of:=[.A216]+1" office:value-type="float" office:value="215">
            <text:p>215</text:p>
          </table:table-cell>
          <table:table-cell office:value-type="float" office:value="1">
            <text:p>1</text:p>
          </table:table-cell>
          <table:table-cell table:formula="of:=[Sheet1.A217]*4" office:value-type="float" office:value="860">
            <text:p>860</text:p>
          </table:table-cell>
          <table:table-cell table:formula="of:=[Sheet1.B217]*[.$K$4]+[.$K$5]" office:value-type="float" office:value="2.4262">
            <text:p>2,43</text:p>
          </table:table-cell>
          <table:table-cell table:number-columns-repeated="17"/>
          <table:table-cell table:formula="of:=IF([.B216]=1;[.$K$3]-([.$K$3]-[.V216])*EXP([.$K$2]);[.V216]*EXP([.$K$2]))" office:value-type="float" office:value="3.34142726778913">
            <text:p>3,341427</text:p>
          </table:table-cell>
          <table:table-cell table:number-columns-repeated="1002"/>
        </table:table-row>
        <table:table-row table:style-name="ro2">
          <table:table-cell table:formula="of:=[.A217]+1" office:value-type="float" office:value="216">
            <text:p>216</text:p>
          </table:table-cell>
          <table:table-cell office:value-type="float" office:value="0">
            <text:p>0</text:p>
          </table:table-cell>
          <table:table-cell table:formula="of:=[Sheet1.A218]*4" office:value-type="float" office:value="864">
            <text:p>864</text:p>
          </table:table-cell>
          <table:table-cell table:formula="of:=[Sheet1.B218]*[.$K$4]+[.$K$5]" office:value-type="float" office:value="2.2166">
            <text:p>2,22</text:p>
          </table:table-cell>
          <table:table-cell table:formula="of:=DEC2HEX(128*[.B218]+64*[.B219]+32*[.B220]+16*[.B221]+8*[.B222]+4*[.B223]+2*[.B224]+[.B225];2)" office:value-type="string" office:string-value="21">
            <text:p>21</text:p>
          </table:table-cell>
          <table:table-cell table:number-columns-repeated="16"/>
          <table:table-cell table:formula="of:=IF([.B217]=1;[.$K$3]-([.$K$3]-[.V217])*EXP([.$K$2]);[.V217]*EXP([.$K$2]))" office:value-type="float" office:value="3.42231681444648">
            <text:p>3,422317</text:p>
          </table:table-cell>
          <table:table-cell table:number-columns-repeated="1002"/>
        </table:table-row>
        <table:table-row table:style-name="ro2">
          <table:table-cell table:formula="of:=[.A218]+1" office:value-type="float" office:value="217">
            <text:p>217</text:p>
          </table:table-cell>
          <table:table-cell office:value-type="float" office:value="0">
            <text:p>0</text:p>
          </table:table-cell>
          <table:table-cell table:formula="of:=[Sheet1.A219]*4" office:value-type="float" office:value="868">
            <text:p>868</text:p>
          </table:table-cell>
          <table:table-cell table:formula="of:=[Sheet1.B219]*[.$K$4]+[.$K$5]" office:value-type="float" office:value="2.1566">
            <text:p>2,16</text:p>
          </table:table-cell>
          <table:table-cell table:number-columns-repeated="17"/>
          <table:table-cell table:formula="of:=IF([.B218]=1;[.$K$3]-([.$K$3]-[.V218])*EXP([.$K$2]);[.V218]*EXP([.$K$2]))" office:value-type="float" office:value="3.25540845386504">
            <text:p>3,255408</text:p>
          </table:table-cell>
          <table:table-cell table:number-columns-repeated="1002"/>
        </table:table-row>
        <table:table-row table:style-name="ro2">
          <table:table-cell table:formula="of:=[.A219]+1" office:value-type="float" office:value="218">
            <text:p>218</text:p>
          </table:table-cell>
          <table:table-cell office:value-type="float" office:value="1">
            <text:p>1</text:p>
          </table:table-cell>
          <table:table-cell table:formula="of:=[Sheet1.A220]*4" office:value-type="float" office:value="872">
            <text:p>872</text:p>
          </table:table-cell>
          <table:table-cell table:formula="of:=[Sheet1.B220]*[.$K$4]+[.$K$5]" office:value-type="float" office:value="2.2802">
            <text:p>2,28</text:p>
          </table:table-cell>
          <table:table-cell table:number-columns-repeated="17"/>
          <table:table-cell table:formula="of:=IF([.B219]=1;[.$K$3]-([.$K$3]-[.V219])*EXP([.$K$2]);[.V219]*EXP([.$K$2]))" office:value-type="float" office:value="3.0966403100848">
            <text:p>3,096640</text:p>
          </table:table-cell>
          <table:table-cell table:number-columns-repeated="1002"/>
        </table:table-row>
        <table:table-row table:style-name="ro2">
          <table:table-cell table:formula="of:=[.A220]+1" office:value-type="float" office:value="219">
            <text:p>219</text:p>
          </table:table-cell>
          <table:table-cell office:value-type="float" office:value="0">
            <text:p>0</text:p>
          </table:table-cell>
          <table:table-cell table:formula="of:=[Sheet1.A221]*4" office:value-type="float" office:value="876">
            <text:p>876</text:p>
          </table:table-cell>
          <table:table-cell table:formula="of:=[Sheet1.B221]*[.$K$4]+[.$K$5]" office:value-type="float" office:value="2.4988">
            <text:p>2,5</text:p>
          </table:table-cell>
          <table:table-cell table:number-columns-repeated="17"/>
          <table:table-cell table:formula="of:=IF([.B220]=1;[.$K$3]-([.$K$3]-[.V220])*EXP([.$K$2]);[.V220]*EXP([.$K$2]))" office:value-type="float" office:value="3.18946825754411">
            <text:p>3,189468</text:p>
          </table:table-cell>
          <table:table-cell table:number-columns-repeated="1002"/>
        </table:table-row>
        <table:table-row table:style-name="ro2">
          <table:table-cell table:formula="of:=[.A221]+1" office:value-type="float" office:value="220">
            <text:p>220</text:p>
          </table:table-cell>
          <table:table-cell office:value-type="float" office:value="0">
            <text:p>0</text:p>
          </table:table-cell>
          <table:table-cell table:formula="of:=[Sheet1.A222]*4" office:value-type="float" office:value="880">
            <text:p>880</text:p>
          </table:table-cell>
          <table:table-cell table:formula="of:=[Sheet1.B222]*[.$K$4]+[.$K$5]" office:value-type="float" office:value="2.7602">
            <text:p>2,76</text:p>
          </table:table-cell>
          <table:table-cell table:number-columns-repeated="17"/>
          <table:table-cell table:formula="of:=IF([.B221]=1;[.$K$3]-([.$K$3]-[.V221])*EXP([.$K$2]);[.V221]*EXP([.$K$2]))" office:value-type="float" office:value="3.03391605508698">
            <text:p>3,033916</text:p>
          </table:table-cell>
          <table:table-cell table:number-columns-repeated="1002"/>
        </table:table-row>
        <table:table-row table:style-name="ro2">
          <table:table-cell table:formula="of:=[.A222]+1" office:value-type="float" office:value="221">
            <text:p>221</text:p>
          </table:table-cell>
          <table:table-cell office:value-type="float" office:value="0">
            <text:p>0</text:p>
          </table:table-cell>
          <table:table-cell table:formula="of:=[Sheet1.A223]*4" office:value-type="float" office:value="884">
            <text:p>884</text:p>
          </table:table-cell>
          <table:table-cell table:formula="of:=[Sheet1.B223]*[.$K$4]+[.$K$5]" office:value-type="float" office:value="2.9144">
            <text:p>2,91</text:p>
          </table:table-cell>
          <table:table-cell table:number-columns-repeated="17"/>
          <table:table-cell table:formula="of:=IF([.B222]=1;[.$K$3]-([.$K$3]-[.V222])*EXP([.$K$2]);[.V222]*EXP([.$K$2]))" office:value-type="float" office:value="2.88595022306386">
            <text:p>2,885950</text:p>
          </table:table-cell>
          <table:table-cell table:number-columns-repeated="1002"/>
        </table:table-row>
        <table:table-row table:style-name="ro2">
          <table:table-cell table:formula="of:=[.A223]+1" office:value-type="float" office:value="222">
            <text:p>222</text:p>
          </table:table-cell>
          <table:table-cell office:value-type="float" office:value="0">
            <text:p>0</text:p>
          </table:table-cell>
          <table:table-cell table:formula="of:=[Sheet1.A224]*4" office:value-type="float" office:value="888">
            <text:p>888</text:p>
          </table:table-cell>
          <table:table-cell table:formula="of:=[Sheet1.B224]*[.$K$4]+[.$K$5]" office:value-type="float" office:value="2.957">
            <text:p>2,96</text:p>
          </table:table-cell>
          <table:table-cell table:number-columns-repeated="17"/>
          <table:table-cell table:formula="of:=IF([.B223]=1;[.$K$3]-([.$K$3]-[.V223])*EXP([.$K$2]);[.V223]*EXP([.$K$2]))" office:value-type="float" office:value="2.74520076982275">
            <text:p>2,745201</text:p>
          </table:table-cell>
          <table:table-cell table:number-columns-repeated="1002"/>
        </table:table-row>
        <table:table-row table:style-name="ro2">
          <table:table-cell table:formula="of:=[.A224]+1" office:value-type="float" office:value="223">
            <text:p>223</text:p>
          </table:table-cell>
          <table:table-cell office:value-type="float" office:value="1">
            <text:p>1</text:p>
          </table:table-cell>
          <table:table-cell table:formula="of:=[Sheet1.A225]*4" office:value-type="float" office:value="892">
            <text:p>892</text:p>
          </table:table-cell>
          <table:table-cell table:formula="of:=[Sheet1.B225]*[.$K$4]+[.$K$5]" office:value-type="float" office:value="2.8016">
            <text:p>2,8</text:p>
          </table:table-cell>
          <table:table-cell table:number-columns-repeated="17"/>
          <table:table-cell table:formula="of:=IF([.B224]=1;[.$K$3]-([.$K$3]-[.V224])*EXP([.$K$2]);[.V224]*EXP([.$K$2]))" office:value-type="float" office:value="2.61131574841741">
            <text:p>2,611316</text:p>
          </table:table-cell>
          <table:table-cell table:number-columns-repeated="1002"/>
        </table:table-row>
        <table:table-row table:style-name="ro2">
          <table:table-cell table:formula="of:=[.A225]+1" office:value-type="float" office:value="224">
            <text:p>224</text:p>
          </table:table-cell>
          <table:table-cell office:value-type="float" office:value="0">
            <text:p>0</text:p>
          </table:table-cell>
          <table:table-cell table:formula="of:=[Sheet1.A226]*4" office:value-type="float" office:value="896">
            <text:p>896</text:p>
          </table:table-cell>
          <table:table-cell table:formula="of:=[Sheet1.B226]*[.$K$4]+[.$K$5]" office:value-type="float" office:value="2.547">
            <text:p>2,55</text:p>
          </table:table-cell>
          <table:table-cell table:formula="of:=DEC2HEX(128*[.B226]+64*[.B227]+32*[.B228]+16*[.B229]+8*[.B230]+4*[.B231]+2*[.B232]+[.B233];2)" office:value-type="string" office:string-value="01">
            <text:p>01</text:p>
          </table:table-cell>
          <table:table-cell table:number-columns-repeated="16"/>
          <table:table-cell table:formula="of:=IF([.B225]=1;[.$K$3]-([.$K$3]-[.V225])*EXP([.$K$2]);[.V225]*EXP([.$K$2]))" office:value-type="float" office:value="2.72781325405317">
            <text:p>2,727813</text:p>
          </table:table-cell>
          <table:table-cell table:number-columns-repeated="1002"/>
        </table:table-row>
        <table:table-row table:style-name="ro2">
          <table:table-cell table:formula="of:=[.A226]+1"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[Sheet1.A227]*4" office:value-type="float" office:value="900">
            <text:p>900</text:p>
          </table:table-cell>
          <table:table-cell table:formula="of:=[Sheet1.B227]*[.$K$4]+[.$K$5]" office:value-type="float" office:value="2.2962">
            <text:p>2,3</text:p>
          </table:table-cell>
          <table:table-cell table:number-columns-repeated="17"/>
          <table:table-cell table:formula="of:=IF([.B226]=1;[.$K$3]-([.$K$3]-[.V226])*EXP([.$K$2]);[.V226]*EXP([.$K$2]))" office:value-type="float" office:value="2.59477623179842">
            <text:p>2,594776</text:p>
          </table:table-cell>
          <table:table-cell table:number-columns-repeated="1002"/>
        </table:table-row>
        <table:table-row table:style-name="ro2">
          <table:table-cell table:formula="of:=[.A227]+1" office:value-type="float" office:value="226">
            <text:p>226</text:p>
          </table:table-cell>
          <table:table-cell office:value-type="float" office:value="0">
            <text:p>0</text:p>
          </table:table-cell>
          <table:table-cell table:formula="of:=[Sheet1.A228]*4" office:value-type="float" office:value="904">
            <text:p>904</text:p>
          </table:table-cell>
          <table:table-cell table:formula="of:=[Sheet1.B228]*[.$K$4]+[.$K$5]" office:value-type="float" office:value="2.1546">
            <text:p>2,15</text:p>
          </table:table-cell>
          <table:table-cell table:number-columns-repeated="17"/>
          <table:table-cell table:formula="of:=IF([.B227]=1;[.$K$3]-([.$K$3]-[.V227])*EXP([.$K$2]);[.V227]*EXP([.$K$2]))" office:value-type="float" office:value="2.46822750168174">
            <text:p>2,468228</text:p>
          </table:table-cell>
          <table:table-cell table:number-columns-repeated="1002"/>
        </table:table-row>
        <table:table-row table:style-name="ro2">
          <table:table-cell table:formula="of:=[.A228]+1" office:value-type="float" office:value="227">
            <text:p>227</text:p>
          </table:table-cell>
          <table:table-cell office:value-type="float" office:value="0">
            <text:p>0</text:p>
          </table:table-cell>
          <table:table-cell table:formula="of:=[Sheet1.A229]*4" office:value-type="float" office:value="908">
            <text:p>908</text:p>
          </table:table-cell>
          <table:table-cell table:formula="of:=[Sheet1.B229]*[.$K$4]+[.$K$5]" office:value-type="float" office:value="2.171">
            <text:p>2,17</text:p>
          </table:table-cell>
          <table:table-cell table:number-columns-repeated="17"/>
          <table:table-cell table:formula="of:=IF([.B228]=1;[.$K$3]-([.$K$3]-[.V228])*EXP([.$K$2]);[.V228]*EXP([.$K$2]))" office:value-type="float" office:value="2.34785062596156">
            <text:p>2,347851</text:p>
          </table:table-cell>
          <table:table-cell table:number-columns-repeated="1002"/>
        </table:table-row>
        <table:table-row table:style-name="ro2">
          <table:table-cell table:formula="of:=[.A229]+1" office:value-type="float" office:value="228">
            <text:p>228</text:p>
          </table:table-cell>
          <table:table-cell office:value-type="float" office:value="0">
            <text:p>0</text:p>
          </table:table-cell>
          <table:table-cell table:formula="of:=[Sheet1.A230]*4" office:value-type="float" office:value="912">
            <text:p>912</text:p>
          </table:table-cell>
          <table:table-cell table:formula="of:=[Sheet1.B230]*[.$K$4]+[.$K$5]" office:value-type="float" office:value="2.377">
            <text:p>2,38</text:p>
          </table:table-cell>
          <table:table-cell table:number-columns-repeated="17"/>
          <table:table-cell table:formula="of:=IF([.B229]=1;[.$K$3]-([.$K$3]-[.V229])*EXP([.$K$2]);[.V229]*EXP([.$K$2]))" office:value-type="float" office:value="2.23334459974705">
            <text:p>2,233345</text:p>
          </table:table-cell>
          <table:table-cell table:number-columns-repeated="1002"/>
        </table:table-row>
        <table:table-row table:style-name="ro2">
          <table:table-cell table:formula="of:=[.A230]+1" office:value-type="float" office:value="229">
            <text:p>229</text:p>
          </table:table-cell>
          <table:table-cell office:value-type="float" office:value="0">
            <text:p>0</text:p>
          </table:table-cell>
          <table:table-cell table:formula="of:=[Sheet1.A231]*4" office:value-type="float" office:value="916">
            <text:p>916</text:p>
          </table:table-cell>
          <table:table-cell table:formula="of:=[Sheet1.B231]*[.$K$4]+[.$K$5]" office:value-type="float" office:value="2.6412">
            <text:p>2,64</text:p>
          </table:table-cell>
          <table:table-cell table:number-columns-repeated="17"/>
          <table:table-cell table:formula="of:=IF([.B230]=1;[.$K$3]-([.$K$3]-[.V230])*EXP([.$K$2]);[.V230]*EXP([.$K$2]))" office:value-type="float" office:value="2.12442309832917">
            <text:p>2,124423</text:p>
          </table:table-cell>
          <table:table-cell table:number-columns-repeated="1002"/>
        </table:table-row>
        <table:table-row table:style-name="ro2">
          <table:table-cell table:formula="of:=[.A231]+1" office:value-type="float" office:value="230">
            <text:p>230</text:p>
          </table:table-cell>
          <table:table-cell office:value-type="float" office:value="0">
            <text:p>0</text:p>
          </table:table-cell>
          <table:table-cell table:formula="of:=[Sheet1.A232]*4" office:value-type="float" office:value="920">
            <text:p>920</text:p>
          </table:table-cell>
          <table:table-cell table:formula="of:=[Sheet1.B232]*[.$K$4]+[.$K$5]" office:value-type="float" office:value="2.8844">
            <text:p>2,88</text:p>
          </table:table-cell>
          <table:table-cell table:number-columns-repeated="17"/>
          <table:table-cell table:formula="of:=IF([.B231]=1;[.$K$3]-([.$K$3]-[.V231])*EXP([.$K$2]);[.V231]*EXP([.$K$2]))" office:value-type="float" office:value="2.02081376121968">
            <text:p>2,020814</text:p>
          </table:table-cell>
          <table:table-cell table:number-columns-repeated="1002"/>
        </table:table-row>
        <table:table-row table:style-name="ro2">
          <table:table-cell table:formula="of:=[.A232]+1" office:value-type="float" office:value="231">
            <text:p>231</text:p>
          </table:table-cell>
          <table:table-cell office:value-type="float" office:value="1">
            <text:p>1</text:p>
          </table:table-cell>
          <table:table-cell table:formula="of:=[Sheet1.A233]*4" office:value-type="float" office:value="924">
            <text:p>924</text:p>
          </table:table-cell>
          <table:table-cell table:formula="of:=[Sheet1.B233]*[.$K$4]+[.$K$5]" office:value-type="float" office:value="3.0156">
            <text:p>3,02</text:p>
          </table:table-cell>
          <table:table-cell table:number-columns-repeated="17"/>
          <table:table-cell table:formula="of:=IF([.B232]=1;[.$K$3]-([.$K$3]-[.V232])*EXP([.$K$2]);[.V232]*EXP([.$K$2]))" office:value-type="float" office:value="1.92225751110812">
            <text:p>1,922258</text:p>
          </table:table-cell>
          <table:table-cell table:number-columns-repeated="1002"/>
        </table:table-row>
        <table:table-row table:style-name="ro2">
          <table:table-cell table:formula="of:=[.A233]+1" office:value-type="float" office:value="232">
            <text:p>232</text:p>
          </table:table-cell>
          <table:table-cell office:value-type="float" office:value="0">
            <text:p>0</text:p>
          </table:table-cell>
          <table:table-cell table:formula="of:=[Sheet1.A234]*4" office:value-type="float" office:value="928">
            <text:p>928</text:p>
          </table:table-cell>
          <table:table-cell table:formula="of:=[Sheet1.B234]*[.$K$4]+[.$K$5]" office:value-type="float" office:value="2.9244">
            <text:p>2,92</text:p>
          </table:table-cell>
          <table:table-cell table:formula="of:=DEC2HEX(128*[.B234]+64*[.B235]+32*[.B236]+16*[.B237]+8*[.B238]+4*[.B239]+2*[.B240]+[.B241];2)" office:value-type="string" office:string-value="04">
            <text:p>04</text:p>
          </table:table-cell>
          <table:table-cell table:number-columns-repeated="16"/>
          <table:table-cell table:formula="of:=IF([.B233]=1;[.$K$3]-([.$K$3]-[.V233])*EXP([.$K$2]);[.V233]*EXP([.$K$2]))" office:value-type="float" office:value="2.07236078352998">
            <text:p>2,072361</text:p>
          </table:table-cell>
          <table:table-cell table:number-columns-repeated="1002"/>
        </table:table-row>
        <table:table-row table:style-name="ro2">
          <table:table-cell table:formula="of:=[.A234]+1" office:value-type="float" office:value="233">
            <text:p>233</text:p>
          </table:table-cell>
          <table:table-cell office:value-type="float" office:value="0">
            <text:p>0</text:p>
          </table:table-cell>
          <table:table-cell table:formula="of:=[Sheet1.A235]*4" office:value-type="float" office:value="932">
            <text:p>932</text:p>
          </table:table-cell>
          <table:table-cell table:formula="of:=[Sheet1.B235]*[.$K$4]+[.$K$5]" office:value-type="float" office:value="2.663">
            <text:p>2,66</text:p>
          </table:table-cell>
          <table:table-cell table:number-columns-repeated="17"/>
          <table:table-cell table:formula="of:=IF([.B234]=1;[.$K$3]-([.$K$3]-[.V234])*EXP([.$K$2]);[.V234]*EXP([.$K$2]))" office:value-type="float" office:value="1.97129055547507">
            <text:p>1,971291</text:p>
          </table:table-cell>
          <table:table-cell table:number-columns-repeated="1002"/>
        </table:table-row>
        <table:table-row table:style-name="ro2">
          <table:table-cell table:formula="of:=[.A235]+1" office:value-type="float" office:value="234">
            <text:p>234</text:p>
          </table:table-cell>
          <table:table-cell office:value-type="float" office:value="0">
            <text:p>0</text:p>
          </table:table-cell>
          <table:table-cell table:formula="of:=[Sheet1.A236]*4" office:value-type="float" office:value="936">
            <text:p>936</text:p>
          </table:table-cell>
          <table:table-cell table:formula="of:=[Sheet1.B236]*[.$K$4]+[.$K$5]" office:value-type="float" office:value="2.2768">
            <text:p>2,28</text:p>
          </table:table-cell>
          <table:table-cell table:number-columns-repeated="17"/>
          <table:table-cell table:formula="of:=IF([.B235]=1;[.$K$3]-([.$K$3]-[.V235])*EXP([.$K$2]);[.V235]*EXP([.$K$2]))" office:value-type="float" office:value="1.87514958060825">
            <text:p>1,875150</text:p>
          </table:table-cell>
          <table:table-cell table:number-columns-repeated="1002"/>
        </table:table-row>
        <table:table-row table:style-name="ro2">
          <table:table-cell table:formula="of:=[.A236]+1" office:value-type="float" office:value="235">
            <text:p>235</text:p>
          </table:table-cell>
          <table:table-cell office:value-type="float" office:value="0">
            <text:p>0</text:p>
          </table:table-cell>
          <table:table-cell table:formula="of:=[Sheet1.A237]*4" office:value-type="float" office:value="940">
            <text:p>940</text:p>
          </table:table-cell>
          <table:table-cell table:formula="of:=[Sheet1.B237]*[.$K$4]+[.$K$5]" office:value-type="float" office:value="1.882">
            <text:p>1,88</text:p>
          </table:table-cell>
          <table:table-cell table:number-columns-repeated="17"/>
          <table:table-cell table:formula="of:=IF([.B236]=1;[.$K$3]-([.$K$3]-[.V236])*EXP([.$K$2]);[.V236]*EXP([.$K$2]))" office:value-type="float" office:value="1.78369745641474">
            <text:p>1,783697</text:p>
          </table:table-cell>
          <table:table-cell table:number-columns-repeated="1002"/>
        </table:table-row>
        <table:table-row table:style-name="ro2">
          <table:table-cell table:formula="of:=[.A237]+1" office:value-type="float" office:value="236">
            <text:p>236</text:p>
          </table:table-cell>
          <table:table-cell office:value-type="float" office:value="0">
            <text:p>0</text:p>
          </table:table-cell>
          <table:table-cell table:formula="of:=[Sheet1.A238]*4" office:value-type="float" office:value="944">
            <text:p>944</text:p>
          </table:table-cell>
          <table:table-cell table:formula="of:=[Sheet1.B238]*[.$K$4]+[.$K$5]" office:value-type="float" office:value="1.578">
            <text:p>1,58</text:p>
          </table:table-cell>
          <table:table-cell table:number-columns-repeated="17"/>
          <table:table-cell table:formula="of:=IF([.B237]=1;[.$K$3]-([.$K$3]-[.V237])*EXP([.$K$2]);[.V237]*EXP([.$K$2]))" office:value-type="float" office:value="1.69670550494878">
            <text:p>1,696706</text:p>
          </table:table-cell>
          <table:table-cell table:number-columns-repeated="1002"/>
        </table:table-row>
        <table:table-row table:style-name="ro2">
          <table:table-cell table:formula="of:=[.A238]+1" office:value-type="float" office:value="237">
            <text:p>237</text:p>
          </table:table-cell>
          <table:table-cell office:value-type="float" office:value="1">
            <text:p>1</text:p>
          </table:table-cell>
          <table:table-cell table:formula="of:=[Sheet1.A239]*4" office:value-type="float" office:value="948">
            <text:p>948</text:p>
          </table:table-cell>
          <table:table-cell table:formula="of:=[Sheet1.B239]*[.$K$4]+[.$K$5]" office:value-type="float" office:value="1.5">
            <text:p>1,5</text:p>
          </table:table-cell>
          <table:table-cell table:number-columns-repeated="17"/>
          <table:table-cell table:formula="of:=IF([.B238]=1;[.$K$3]-([.$K$3]-[.V238])*EXP([.$K$2]);[.V238]*EXP([.$K$2]))" office:value-type="float" office:value="1.61395620101962">
            <text:p>1,613956</text:p>
          </table:table-cell>
          <table:table-cell table:number-columns-repeated="1002"/>
        </table:table-row>
        <table:table-row table:style-name="ro2">
          <table:table-cell table:formula="of:=[.A239]+1" office:value-type="float" office:value="238">
            <text:p>238</text:p>
          </table:table-cell>
          <table:table-cell office:value-type="float" office:value="0">
            <text:p>0</text:p>
          </table:table-cell>
          <table:table-cell table:formula="of:=[Sheet1.A240]*4" office:value-type="float" office:value="952">
            <text:p>952</text:p>
          </table:table-cell>
          <table:table-cell table:formula="of:=[Sheet1.B240]*[.$K$4]+[.$K$5]" office:value-type="float" office:value="1.58">
            <text:p>1,58</text:p>
          </table:table-cell>
          <table:table-cell table:number-columns-repeated="17"/>
          <table:table-cell table:formula="of:=IF([.B239]=1;[.$K$3]-([.$K$3]-[.V239])*EXP([.$K$2]);[.V239]*EXP([.$K$2]))" office:value-type="float" office:value="1.77909550576168">
            <text:p>1,779096</text:p>
          </table:table-cell>
          <table:table-cell table:number-columns-repeated="1002"/>
        </table:table-row>
        <table:table-row table:style-name="ro2">
          <table:table-cell table:formula="of:=[.A240]+1" office:value-type="float" office:value="239">
            <text:p>239</text:p>
          </table:table-cell>
          <table:table-cell office:value-type="float" office:value="0">
            <text:p>0</text:p>
          </table:table-cell>
          <table:table-cell table:formula="of:=[Sheet1.A241]*4" office:value-type="float" office:value="956">
            <text:p>956</text:p>
          </table:table-cell>
          <table:table-cell table:formula="of:=[Sheet1.B241]*[.$K$4]+[.$K$5]" office:value-type="float" office:value="1.8234">
            <text:p>1,82</text:p>
          </table:table-cell>
          <table:table-cell table:number-columns-repeated="17"/>
          <table:table-cell table:formula="of:=IF([.B240]=1;[.$K$3]-([.$K$3]-[.V240])*EXP([.$K$2]);[.V240]*EXP([.$K$2]))" office:value-type="float" office:value="1.69232799407749">
            <text:p>1,692328</text:p>
          </table:table-cell>
          <table:table-cell table:number-columns-repeated="1002"/>
        </table:table-row>
        <table:table-row table:style-name="ro2">
          <table:table-cell table:formula="of:=[.A241]+1" office:value-type="float" office:value="240">
            <text:p>240</text:p>
          </table:table-cell>
          <table:table-cell office:value-type="float" office:value="1">
            <text:p>1</text:p>
          </table:table-cell>
          <table:table-cell table:formula="of:=[Sheet1.A242]*4" office:value-type="float" office:value="960">
            <text:p>960</text:p>
          </table:table-cell>
          <table:table-cell table:formula="of:=[Sheet1.B242]*[.$K$4]+[.$K$5]" office:value-type="float" office:value="2.1278">
            <text:p>2,13</text:p>
          </table:table-cell>
          <table:table-cell table:formula="of:=DEC2HEX(128*[.B242]+64*[.B243]+32*[.B244]+16*[.B245]+8*[.B246]+4*[.B247]+2*[.B248]+[.B249];2)" office:value-type="string" office:string-value="AB">
            <text:p>AB</text:p>
          </table:table-cell>
          <table:table-cell table:number-columns-repeated="16"/>
          <table:table-cell table:formula="of:=IF([.B241]=1;[.$K$3]-([.$K$3]-[.V241])*EXP([.$K$2]);[.V241]*EXP([.$K$2]))" office:value-type="float" office:value="1.60979218387278">
            <text:p>1,609792</text:p>
          </table:table-cell>
          <table:table-cell table:number-columns-repeated="1002"/>
        </table:table-row>
        <table:table-row table:style-name="ro2">
          <table:table-cell table:formula="of:=[.A242]+1" office:value-type="float" office:value="241">
            <text:p>241</text:p>
          </table:table-cell>
          <table:table-cell office:value-type="float" office:value="0">
            <text:p>0</text:p>
          </table:table-cell>
          <table:table-cell table:formula="of:=[Sheet1.A243]*4" office:value-type="float" office:value="964">
            <text:p>964</text:p>
          </table:table-cell>
          <table:table-cell table:formula="of:=[Sheet1.B243]*[.$K$4]+[.$K$5]" office:value-type="float" office:value="2.4324">
            <text:p>2,43</text:p>
          </table:table-cell>
          <table:table-cell table:number-columns-repeated="17"/>
          <table:table-cell table:formula="of:=IF([.B242]=1;[.$K$3]-([.$K$3]-[.V242])*EXP([.$K$2]);[.V242]*EXP([.$K$2]))" office:value-type="float" office:value="1.77513457012748">
            <text:p>1,775135</text:p>
          </table:table-cell>
          <table:table-cell table:number-columns-repeated="1002"/>
        </table:table-row>
        <table:table-row table:style-name="ro2">
          <table:table-cell table:formula="of:=[.A243]+1" office:value-type="float" office:value="242">
            <text:p>242</text:p>
          </table:table-cell>
          <table:table-cell office:value-type="float" office:value="1">
            <text:p>1</text:p>
          </table:table-cell>
          <table:table-cell table:formula="of:=[Sheet1.A244]*4" office:value-type="float" office:value="968">
            <text:p>968</text:p>
          </table:table-cell>
          <table:table-cell table:formula="of:=[Sheet1.B244]*[.$K$4]+[.$K$5]" office:value-type="float" office:value="2.6724">
            <text:p>2,67</text:p>
          </table:table-cell>
          <table:table-cell table:number-columns-repeated="17"/>
          <table:table-cell table:formula="of:=IF([.B243]=1;[.$K$3]-([.$K$3]-[.V243])*EXP([.$K$2]);[.V243]*EXP([.$K$2]))" office:value-type="float" office:value="1.68856023555369">
            <text:p>1,688560</text:p>
          </table:table-cell>
          <table:table-cell table:number-columns-repeated="1002"/>
        </table:table-row>
        <table:table-row table:style-name="ro2">
          <table:table-cell table:formula="of:=[.A244]+1" office:value-type="float" office:value="243">
            <text:p>243</text:p>
          </table:table-cell>
          <table:table-cell office:value-type="float" office:value="0">
            <text:p>0</text:p>
          </table:table-cell>
          <table:table-cell table:formula="of:=[Sheet1.A245]*4" office:value-type="float" office:value="972">
            <text:p>972</text:p>
          </table:table-cell>
          <table:table-cell table:formula="of:=[Sheet1.B245]*[.$K$4]+[.$K$5]" office:value-type="float" office:value="2.8224">
            <text:p>2,82</text:p>
          </table:table-cell>
          <table:table-cell table:number-columns-repeated="17"/>
          <table:table-cell table:formula="of:=IF([.B244]=1;[.$K$3]-([.$K$3]-[.V244])*EXP([.$K$2]);[.V244]*EXP([.$K$2]))" office:value-type="float" office:value="1.85006105859695">
            <text:p>1,850061</text:p>
          </table:table-cell>
          <table:table-cell table:number-columns-repeated="1002"/>
        </table:table-row>
        <table:table-row table:style-name="ro2">
          <table:table-cell table:formula="of:=[.A245]+1" office:value-type="float" office:value="244">
            <text:p>244</text:p>
          </table:table-cell>
          <table:table-cell office:value-type="float" office:value="1">
            <text:p>1</text:p>
          </table:table-cell>
          <table:table-cell table:formula="of:=[Sheet1.A246]*4" office:value-type="float" office:value="976">
            <text:p>976</text:p>
          </table:table-cell>
          <table:table-cell table:formula="of:=[Sheet1.B246]*[.$K$4]+[.$K$5]" office:value-type="float" office:value="2.8654">
            <text:p>2,87</text:p>
          </table:table-cell>
          <table:table-cell table:number-columns-repeated="17"/>
          <table:table-cell table:formula="of:=IF([.B245]=1;[.$K$3]-([.$K$3]-[.V245])*EXP([.$K$2]);[.V245]*EXP([.$K$2]))" office:value-type="float" office:value="1.75983251606036">
            <text:p>1,759833</text:p>
          </table:table-cell>
          <table:table-cell table:number-columns-repeated="1002"/>
        </table:table-row>
        <table:table-row table:style-name="ro2">
          <table:table-cell table:formula="of:=[.A246]+1" office:value-type="float" office:value="245">
            <text:p>245</text:p>
          </table:table-cell>
          <table:table-cell office:value-type="float" office:value="0">
            <text:p>0</text:p>
          </table:table-cell>
          <table:table-cell table:formula="of:=[Sheet1.A247]*4" office:value-type="float" office:value="980">
            <text:p>980</text:p>
          </table:table-cell>
          <table:table-cell table:formula="of:=[Sheet1.B247]*[.$K$4]+[.$K$5]" office:value-type="float" office:value="2.9082">
            <text:p>2,91</text:p>
          </table:table-cell>
          <table:table-cell table:number-columns-repeated="17"/>
          <table:table-cell table:formula="of:=IF([.B246]=1;[.$K$3]-([.$K$3]-[.V246])*EXP([.$K$2]);[.V246]*EXP([.$K$2]))" office:value-type="float" office:value="1.91785734896617">
            <text:p>1,917857</text:p>
          </table:table-cell>
          <table:table-cell table:number-columns-repeated="1002"/>
        </table:table-row>
        <table:table-row table:style-name="ro2">
          <table:table-cell table:formula="of:=[.A247]+1" office:value-type="float" office:value="246">
            <text:p>246</text:p>
          </table:table-cell>
          <table:table-cell office:value-type="float" office:value="1">
            <text:p>1</text:p>
          </table:table-cell>
          <table:table-cell table:formula="of:=[Sheet1.A248]*4" office:value-type="float" office:value="984">
            <text:p>984</text:p>
          </table:table-cell>
          <table:table-cell table:formula="of:=[Sheet1.B248]*[.$K$4]+[.$K$5]" office:value-type="float" office:value="2.9268">
            <text:p>2,93</text:p>
          </table:table-cell>
          <table:table-cell table:number-columns-repeated="17"/>
          <table:table-cell table:formula="of:=IF([.B247]=1;[.$K$3]-([.$K$3]-[.V247])*EXP([.$K$2]);[.V247]*EXP([.$K$2]))" office:value-type="float" office:value="1.82432234233156">
            <text:p>1,824322</text:p>
          </table:table-cell>
          <table:table-cell table:number-columns-repeated="1002"/>
        </table:table-row>
        <table:table-row table:style-name="ro2">
          <table:table-cell table:formula="of:=[.A248]+1" office:value-type="float" office:value="247">
            <text:p>247</text:p>
          </table:table-cell>
          <table:table-cell office:value-type="float" office:value="1">
            <text:p>1</text:p>
          </table:table-cell>
          <table:table-cell table:formula="of:=[Sheet1.A249]*4" office:value-type="float" office:value="988">
            <text:p>988</text:p>
          </table:table-cell>
          <table:table-cell table:formula="of:=[Sheet1.B249]*[.$K$4]+[.$K$5]" office:value-type="float" office:value="2.9726">
            <text:p>2,97</text:p>
          </table:table-cell>
          <table:table-cell table:number-columns-repeated="17"/>
          <table:table-cell table:formula="of:=IF([.B248]=1;[.$K$3]-([.$K$3]-[.V248])*EXP([.$K$2]);[.V248]*EXP([.$K$2]))" office:value-type="float" office:value="1.97920196929627">
            <text:p>1,979202</text:p>
          </table:table-cell>
          <table:table-cell table:number-columns-repeated="1002"/>
        </table:table-row>
        <table:table-row table:style-name="ro2">
          <table:table-cell table:formula="of:=[.A249]+1" office:value-type="float" office:value="248">
            <text:p>248</text:p>
          </table:table-cell>
          <table:table-cell office:value-type="float" office:value="0">
            <text:p>0</text:p>
          </table:table-cell>
          <table:table-cell table:formula="of:=[Sheet1.A250]*4" office:value-type="float" office:value="992">
            <text:p>992</text:p>
          </table:table-cell>
          <table:table-cell table:formula="of:=[Sheet1.B250]*[.$K$4]+[.$K$5]" office:value-type="float" office:value="2.9942">
            <text:p>2,99</text:p>
          </table:table-cell>
          <table:table-cell table:formula="of:=DEC2HEX(128*[.B250]+64*[.B251]+32*[.B252]+16*[.B253]+8*[.B254]+4*[.B255]+2*[.B256]+[.B257];2)" office:value-type="string" office:string-value="7F">
            <text:p>7F</text:p>
          </table:table-cell>
          <table:table-cell table:number-columns-repeated="16"/>
          <table:table-cell table:formula="of:=IF([.B249]=1;[.$K$3]-([.$K$3]-[.V249])*EXP([.$K$2]);[.V249]*EXP([.$K$2]))" office:value-type="float" office:value="2.1265280277208">
            <text:p>2,126528</text:p>
          </table:table-cell>
          <table:table-cell table:number-columns-repeated="1002"/>
        </table:table-row>
        <table:table-row table:style-name="ro2">
          <table:table-cell table:formula="of:=[.A250]+1" office:value-type="float" office:value="249">
            <text:p>249</text:p>
          </table:table-cell>
          <table:table-cell office:value-type="float" office:value="1">
            <text:p>1</text:p>
          </table:table-cell>
          <table:table-cell table:formula="of:=[Sheet1.A251]*4" office:value-type="float" office:value="996">
            <text:p>996</text:p>
          </table:table-cell>
          <table:table-cell table:formula="of:=[Sheet1.B251]*[.$K$4]+[.$K$5]" office:value-type="float" office:value="3.0428">
            <text:p>3,04</text:p>
          </table:table-cell>
          <table:table-cell table:number-columns-repeated="17"/>
          <table:table-cell table:formula="of:=IF([.B250]=1;[.$K$3]-([.$K$3]-[.V250])*EXP([.$K$2]);[.V250]*EXP([.$K$2]))" office:value-type="float" office:value="2.0228160319935">
            <text:p>2,022816</text:p>
          </table:table-cell>
          <table:table-cell table:number-columns-repeated="1002"/>
        </table:table-row>
        <table:table-row table:style-name="ro2">
          <table:table-cell table:formula="of:=[.A251]+1"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[Sheet1.A252]*4" office:value-type="float" office:value="1000">
            <text:p>1000</text:p>
          </table:table-cell>
          <table:table-cell table:formula="of:=[Sheet1.B252]*[.$K$4]+[.$K$5]" office:value-type="float" office:value="3.0586">
            <text:p>3,06</text:p>
          </table:table-cell>
          <table:table-cell table:number-columns-repeated="17"/>
          <table:table-cell table:formula="of:=IF([.B251]=1;[.$K$3]-([.$K$3]-[.V251])*EXP([.$K$2]);[.V251]*EXP([.$K$2]))" office:value-type="float" office:value="2.16801500748042">
            <text:p>2,168015</text:p>
          </table:table-cell>
          <table:table-cell table:number-columns-repeated="1002"/>
        </table:table-row>
        <table:table-row table:style-name="ro2">
          <table:table-cell table:formula="of:=[.A252]+1" office:value-type="float" office:value="251">
            <text:p>251</text:p>
          </table:table-cell>
          <table:table-cell office:value-type="float" office:value="1">
            <text:p>1</text:p>
          </table:table-cell>
          <table:table-cell table:formula="of:=[Sheet1.A253]*4" office:value-type="float" office:value="1004">
            <text:p>1004</text:p>
          </table:table-cell>
          <table:table-cell table:formula="of:=[Sheet1.B253]*[.$K$4]+[.$K$5]" office:value-type="float" office:value="3.0198">
            <text:p>3,02</text:p>
          </table:table-cell>
          <table:table-cell table:number-columns-repeated="17"/>
          <table:table-cell table:formula="of:=IF([.B252]=1;[.$K$3]-([.$K$3]-[.V252])*EXP([.$K$2]);[.V252]*EXP([.$K$2]))" office:value-type="float" office:value="2.30613254537094">
            <text:p>2,306133</text:p>
          </table:table-cell>
          <table:table-cell table:number-columns-repeated="1002"/>
        </table:table-row>
        <table:table-row table:style-name="ro2">
          <table:table-cell table:formula="of:=[.A253]+1" office:value-type="float" office:value="252">
            <text:p>252</text:p>
          </table:table-cell>
          <table:table-cell office:value-type="float" office:value="1">
            <text:p>1</text:p>
          </table:table-cell>
          <table:table-cell table:formula="of:=[Sheet1.A254]*4" office:value-type="float" office:value="1008">
            <text:p>1008</text:p>
          </table:table-cell>
          <table:table-cell table:formula="of:=[Sheet1.B254]*[.$K$4]+[.$K$5]" office:value-type="float" office:value="2.9426">
            <text:p>2,94</text:p>
          </table:table-cell>
          <table:table-cell table:number-columns-repeated="17"/>
          <table:table-cell table:formula="of:=IF([.B253]=1;[.$K$3]-([.$K$3]-[.V253])*EXP([.$K$2]);[.V253]*EXP([.$K$2]))" office:value-type="float" office:value="2.437514011452">
            <text:p>2,437514</text:p>
          </table:table-cell>
          <table:table-cell table:number-columns-repeated="1002"/>
        </table:table-row>
        <table:table-row table:style-name="ro2">
          <table:table-cell table:formula="of:=[.A254]+1" office:value-type="float" office:value="253">
            <text:p>253</text:p>
          </table:table-cell>
          <table:table-cell office:value-type="float" office:value="1">
            <text:p>1</text:p>
          </table:table-cell>
          <table:table-cell table:formula="of:=[Sheet1.A255]*4" office:value-type="float" office:value="1012">
            <text:p>1012</text:p>
          </table:table-cell>
          <table:table-cell table:formula="of:=[Sheet1.B255]*[.$K$4]+[.$K$5]" office:value-type="float" office:value="2.8226">
            <text:p>2,82</text:p>
          </table:table-cell>
          <table:table-cell table:number-columns-repeated="17"/>
          <table:table-cell table:formula="of:=IF([.B254]=1;[.$K$3]-([.$K$3]-[.V254])*EXP([.$K$2]);[.V254]*EXP([.$K$2]))" office:value-type="float" office:value="2.56248792782234">
            <text:p>2,562488</text:p>
          </table:table-cell>
          <table:table-cell table:number-columns-repeated="1002"/>
        </table:table-row>
        <table:table-row table:style-name="ro2">
          <table:table-cell table:formula="of:=[.A255]+1" office:value-type="float" office:value="254">
            <text:p>254</text:p>
          </table:table-cell>
          <table:table-cell office:value-type="float" office:value="1">
            <text:p>1</text:p>
          </table:table-cell>
          <table:table-cell table:formula="of:=[Sheet1.A256]*4" office:value-type="float" office:value="1016">
            <text:p>1016</text:p>
          </table:table-cell>
          <table:table-cell table:formula="of:=[Sheet1.B256]*[.$K$4]+[.$K$5]" office:value-type="float" office:value="2.7026">
            <text:p>2,7</text:p>
          </table:table-cell>
          <table:table-cell table:number-columns-repeated="17"/>
          <table:table-cell table:formula="of:=IF([.B255]=1;[.$K$3]-([.$K$3]-[.V255])*EXP([.$K$2]);[.V255]*EXP([.$K$2]))" office:value-type="float" office:value="2.6813667943689">
            <text:p>2,681367</text:p>
          </table:table-cell>
          <table:table-cell table:number-columns-repeated="1002"/>
        </table:table-row>
        <table:table-row table:style-name="ro2">
          <table:table-cell table:formula="of:=[.A256]+1" office:value-type="float" office:value="255">
            <text:p>255</text:p>
          </table:table-cell>
          <table:table-cell office:value-type="float" office:value="1">
            <text:p>1</text:p>
          </table:table-cell>
          <table:table-cell table:formula="of:=[Sheet1.A257]*4" office:value-type="float" office:value="1020">
            <text:p>1020</text:p>
          </table:table-cell>
          <table:table-cell table:formula="of:=[Sheet1.B257]*[.$K$4]+[.$K$5]" office:value-type="float" office:value="2.5826">
            <text:p>2,58</text:p>
          </table:table-cell>
          <table:table-cell table:number-columns-repeated="17"/>
          <table:table-cell table:formula="of:=IF([.B256]=1;[.$K$3]-([.$K$3]-[.V256])*EXP([.$K$2]);[.V256]*EXP([.$K$2]))" office:value-type="float" office:value="2.79444787017928">
            <text:p>2,794448</text:p>
          </table:table-cell>
          <table:table-cell table:number-columns-repeated="1002"/>
        </table:table-row>
        <table:table-row table:style-name="ro2">
          <table:table-cell table:formula="of:=[.A257]+1" office:value-type="float" office:value="256">
            <text:p>256</text:p>
          </table:table-cell>
          <table:table-cell office:value-type="float" office:value="0">
            <text:p>0</text:p>
          </table:table-cell>
          <table:table-cell table:formula="of:=[Sheet1.A258]*4" office:value-type="float" office:value="1024">
            <text:p>1024</text:p>
          </table:table-cell>
          <table:table-cell table:formula="of:=[Sheet1.B258]*[.$K$4]+[.$K$5]" office:value-type="float" office:value="2.4678">
            <text:p>2,47</text:p>
          </table:table-cell>
          <table:table-cell table:formula="of:=DEC2HEX(128*[.B258]+64*[.B259]+32*[.B260]+16*[.B261]+8*[.B262]+4*[.B263]+2*[.B264]+[.B265];2)" office:value-type="string" office:string-value="7D">
            <text:p>7D</text:p>
          </table:table-cell>
          <table:table-cell table:number-columns-repeated="16"/>
          <table:table-cell table:formula="of:=IF([.B257]=1;[.$K$3]-([.$K$3]-[.V257])*EXP([.$K$2]);[.V257]*EXP([.$K$2]))" office:value-type="float" office:value="2.90201391684432">
            <text:p>2,902014</text:p>
          </table:table-cell>
          <table:table-cell table:number-columns-repeated="1002"/>
        </table:table-row>
        <table:table-row table:style-name="ro2">
          <table:table-cell table:formula="of:=[.A258]+1" office:value-type="float" office:value="257">
            <text:p>257</text:p>
          </table:table-cell>
          <table:table-cell office:value-type="float" office:value="1">
            <text:p>1</text:p>
          </table:table-cell>
          <table:table-cell table:formula="of:=[Sheet1.A259]*4" office:value-type="float" office:value="1028">
            <text:p>1028</text:p>
          </table:table-cell>
          <table:table-cell table:formula="of:=[Sheet1.B259]*[.$K$4]+[.$K$5]" office:value-type="float" office:value="2.3928">
            <text:p>2,39</text:p>
          </table:table-cell>
          <table:table-cell table:number-columns-repeated="17"/>
          <table:table-cell table:formula="of:=IF([.B258]=1;[.$K$3]-([.$K$3]-[.V258])*EXP([.$K$2]);[.V258]*EXP([.$K$2]))" office:value-type="float" office:value="2.76048102801288">
            <text:p>2,760481</text:p>
          </table:table-cell>
          <table:table-cell table:number-columns-repeated="1002"/>
        </table:table-row>
        <table:table-row table:style-name="ro2">
          <table:table-cell table:formula="of:=[.A259]+1" office:value-type="float" office:value="258">
            <text:p>258</text:p>
          </table:table-cell>
          <table:table-cell office:value-type="float" office:value="1">
            <text:p>1</text:p>
          </table:table-cell>
          <table:table-cell table:formula="of:=[Sheet1.A260]*4" office:value-type="float" office:value="1032">
            <text:p>1032</text:p>
          </table:table-cell>
          <table:table-cell table:formula="of:=[Sheet1.B260]*[.$K$4]+[.$K$5]" office:value-type="float" office:value="2.3284">
            <text:p>2,33</text:p>
          </table:table-cell>
          <table:table-cell table:number-columns-repeated="17"/>
          <table:table-cell table:formula="of:=IF([.B259]=1;[.$K$3]-([.$K$3]-[.V259])*EXP([.$K$2]);[.V259]*EXP([.$K$2]))" office:value-type="float" office:value="2.86970365711826">
            <text:p>2,869704</text:p>
          </table:table-cell>
          <table:table-cell table:number-columns-repeated="1002"/>
        </table:table-row>
        <table:table-row table:style-name="ro2">
          <table:table-cell table:formula="of:=[.A260]+1" office:value-type="float" office:value="259">
            <text:p>259</text:p>
          </table:table-cell>
          <table:table-cell office:value-type="float" office:value="1">
            <text:p>1</text:p>
          </table:table-cell>
          <table:table-cell table:formula="of:=[Sheet1.A261]*4" office:value-type="float" office:value="1036">
            <text:p>1036</text:p>
          </table:table-cell>
          <table:table-cell table:formula="of:=[Sheet1.B261]*[.$K$4]+[.$K$5]" office:value-type="float" office:value="2.22">
            <text:p>2,22</text:p>
          </table:table-cell>
          <table:table-cell table:number-columns-repeated="17"/>
          <table:table-cell table:formula="of:=IF([.B260]=1;[.$K$3]-([.$K$3]-[.V260])*EXP([.$K$2]);[.V260]*EXP([.$K$2]))" office:value-type="float" office:value="2.97359943574463">
            <text:p>2,973599</text:p>
          </table:table-cell>
          <table:table-cell table:number-columns-repeated="1002"/>
        </table:table-row>
        <table:table-row table:style-name="ro2">
          <table:table-cell table:formula="of:=[.A261]+1" office:value-type="float" office:value="260">
            <text:p>260</text:p>
          </table:table-cell>
          <table:table-cell office:value-type="float" office:value="1">
            <text:p>1</text:p>
          </table:table-cell>
          <table:table-cell table:formula="of:=[Sheet1.A262]*4" office:value-type="float" office:value="1040">
            <text:p>1040</text:p>
          </table:table-cell>
          <table:table-cell table:formula="of:=[Sheet1.B262]*[.$K$4]+[.$K$5]" office:value-type="float" office:value="2.1136">
            <text:p>2,11</text:p>
          </table:table-cell>
          <table:table-cell table:number-columns-repeated="17"/>
          <table:table-cell table:formula="of:=IF([.B261]=1;[.$K$3]-([.$K$3]-[.V261])*EXP([.$K$2]);[.V261]*EXP([.$K$2]))" office:value-type="float" office:value="3.07242815745544">
            <text:p>3,072428</text:p>
          </table:table-cell>
          <table:table-cell table:number-columns-repeated="1002"/>
        </table:table-row>
        <table:table-row table:style-name="ro2">
          <table:table-cell table:formula="of:=[.A262]+1" office:value-type="float" office:value="261">
            <text:p>261</text:p>
          </table:table-cell>
          <table:table-cell office:value-type="float" office:value="1">
            <text:p>1</text:p>
          </table:table-cell>
          <table:table-cell table:formula="of:=[Sheet1.A263]*4" office:value-type="float" office:value="1044">
            <text:p>1044</text:p>
          </table:table-cell>
          <table:table-cell table:formula="of:=[Sheet1.B263]*[.$K$4]+[.$K$5]" office:value-type="float" office:value="2.0126">
            <text:p>2,01</text:p>
          </table:table-cell>
          <table:table-cell table:number-columns-repeated="17"/>
          <table:table-cell table:formula="of:=IF([.B262]=1;[.$K$3]-([.$K$3]-[.V262])*EXP([.$K$2]);[.V262]*EXP([.$K$2]))" office:value-type="float" office:value="3.16643694553256">
            <text:p>3,166437</text:p>
          </table:table-cell>
          <table:table-cell table:number-columns-repeated="1002"/>
        </table:table-row>
        <table:table-row table:style-name="ro2">
          <table:table-cell table:formula="of:=[.A263]+1" office:value-type="float" office:value="262">
            <text:p>262</text:p>
          </table:table-cell>
          <table:table-cell office:value-type="float" office:value="0">
            <text:p>0</text:p>
          </table:table-cell>
          <table:table-cell table:formula="of:=[Sheet1.A264]*4" office:value-type="float" office:value="1048">
            <text:p>1048</text:p>
          </table:table-cell>
          <table:table-cell table:formula="of:=[Sheet1.B264]*[.$K$4]+[.$K$5]" office:value-type="float" office:value="1.914">
            <text:p>1,91</text:p>
          </table:table-cell>
          <table:table-cell table:number-columns-repeated="17"/>
          <table:table-cell table:formula="of:=IF([.B263]=1;[.$K$3]-([.$K$3]-[.V263])*EXP([.$K$2]);[.V263]*EXP([.$K$2]))" office:value-type="float" office:value="3.25586087091317">
            <text:p>3,255861</text:p>
          </table:table-cell>
          <table:table-cell table:number-columns-repeated="1002"/>
        </table:table-row>
        <table:table-row table:style-name="ro2">
          <table:table-cell table:formula="of:=[.A264]+1" office:value-type="float" office:value="263">
            <text:p>263</text:p>
          </table:table-cell>
          <table:table-cell office:value-type="float" office:value="1">
            <text:p>1</text:p>
          </table:table-cell>
          <table:table-cell table:formula="of:=[Sheet1.A265]*4" office:value-type="float" office:value="1052">
            <text:p>1052</text:p>
          </table:table-cell>
          <table:table-cell table:formula="of:=[Sheet1.B265]*[.$K$4]+[.$K$5]" office:value-type="float" office:value="1.8344">
            <text:p>1,83</text:p>
          </table:table-cell>
          <table:table-cell table:number-columns-repeated="17"/>
          <table:table-cell table:formula="of:=IF([.B264]=1;[.$K$3]-([.$K$3]-[.V264])*EXP([.$K$2]);[.V264]*EXP([.$K$2]))" office:value-type="float" office:value="3.09707066249312">
            <text:p>3,097071</text:p>
          </table:table-cell>
          <table:table-cell table:number-columns-repeated="1002"/>
        </table:table-row>
        <table:table-row table:style-name="ro2">
          <table:table-cell table:formula="of:=[.A265]+1" office:value-type="float" office:value="264">
            <text:p>264</text:p>
          </table:table-cell>
          <table:table-cell office:value-type="float" office:value="1">
            <text:p>1</text:p>
          </table:table-cell>
          <table:table-cell table:formula="of:=[Sheet1.A266]*4" office:value-type="float" office:value="1056">
            <text:p>1056</text:p>
          </table:table-cell>
          <table:table-cell table:formula="of:=[Sheet1.B266]*[.$K$4]+[.$K$5]" office:value-type="float" office:value="1.8128">
            <text:p>1,81</text:p>
          </table:table-cell>
          <table:table-cell table:formula="of:=DEC2HEX(128*[.B266]+64*[.B267]+32*[.B268]+16*[.B269]+8*[.B270]+4*[.B271]+2*[.B272]+[.B273];2)" office:value-type="string" office:string-value="DB">
            <text:p>DB</text:p>
          </table:table-cell>
          <table:table-cell table:number-columns-repeated="16"/>
          <table:table-cell table:formula="of:=IF([.B265]=1;[.$K$3]-([.$K$3]-[.V265])*EXP([.$K$2]);[.V265]*EXP([.$K$2]))" office:value-type="float" office:value="3.18987762141781">
            <text:p>3,189878</text:p>
          </table:table-cell>
          <table:table-cell table:number-columns-repeated="1002"/>
        </table:table-row>
        <table:table-row table:style-name="ro2">
          <table:table-cell table:formula="of:=[.A266]+1" office:value-type="float" office:value="265">
            <text:p>265</text:p>
          </table:table-cell>
          <table:table-cell office:value-type="float" office:value="1">
            <text:p>1</text:p>
          </table:table-cell>
          <table:table-cell table:formula="of:=[Sheet1.A267]*4" office:value-type="float" office:value="1060">
            <text:p>1060</text:p>
          </table:table-cell>
          <table:table-cell table:formula="of:=[Sheet1.B267]*[.$K$4]+[.$K$5]" office:value-type="float" office:value="1.8356">
            <text:p>1,84</text:p>
          </table:table-cell>
          <table:table-cell table:number-columns-repeated="17"/>
          <table:table-cell table:formula="of:=IF([.B266]=1;[.$K$3]-([.$K$3]-[.V266])*EXP([.$K$2]);[.V266]*EXP([.$K$2]))" office:value-type="float" office:value="3.2781583315454">
            <text:p>3,278158</text:p>
          </table:table-cell>
          <table:table-cell table:number-columns-repeated="1002"/>
        </table:table-row>
        <table:table-row table:style-name="ro2">
          <table:table-cell table:formula="of:=[.A267]+1" office:value-type="float" office:value="266">
            <text:p>266</text:p>
          </table:table-cell>
          <table:table-cell office:value-type="float" office:value="0">
            <text:p>0</text:p>
          </table:table-cell>
          <table:table-cell table:formula="of:=[Sheet1.A268]*4" office:value-type="float" office:value="1064">
            <text:p>1064</text:p>
          </table:table-cell>
          <table:table-cell table:formula="of:=[Sheet1.B268]*[.$K$4]+[.$K$5]" office:value-type="float" office:value="1.9202">
            <text:p>1,92</text:p>
          </table:table-cell>
          <table:table-cell table:number-columns-repeated="17"/>
          <table:table-cell table:formula="of:=IF([.B267]=1;[.$K$3]-([.$K$3]-[.V267])*EXP([.$K$2]);[.V267]*EXP([.$K$2]))" office:value-type="float" office:value="3.36213354063458">
            <text:p>3,362134</text:p>
          </table:table-cell>
          <table:table-cell table:number-columns-repeated="1002"/>
        </table:table-row>
        <table:table-row table:style-name="ro2">
          <table:table-cell table:formula="of:=[.A268]+1" office:value-type="float" office:value="267">
            <text:p>267</text:p>
          </table:table-cell>
          <table:table-cell office:value-type="float" office:value="1">
            <text:p>1</text:p>
          </table:table-cell>
          <table:table-cell table:formula="of:=[Sheet1.A269]*4" office:value-type="float" office:value="1068">
            <text:p>1068</text:p>
          </table:table-cell>
          <table:table-cell table:formula="of:=[Sheet1.B269]*[.$K$4]+[.$K$5]" office:value-type="float" office:value="2.0276">
            <text:p>2,03</text:p>
          </table:table-cell>
          <table:table-cell table:number-columns-repeated="17"/>
          <table:table-cell table:formula="of:=IF([.B268]=1;[.$K$3]-([.$K$3]-[.V268])*EXP([.$K$2]);[.V268]*EXP([.$K$2]))" office:value-type="float" office:value="3.19816035295238">
            <text:p>3,198160</text:p>
          </table:table-cell>
          <table:table-cell table:number-columns-repeated="1002"/>
        </table:table-row>
        <table:table-row table:style-name="ro2">
          <table:table-cell table:formula="of:=[.A269]+1" office:value-type="float" office:value="268">
            <text:p>268</text:p>
          </table:table-cell>
          <table:table-cell office:value-type="float" office:value="1">
            <text:p>1</text:p>
          </table:table-cell>
          <table:table-cell table:formula="of:=[Sheet1.A270]*4" office:value-type="float" office:value="1072">
            <text:p>1072</text:p>
          </table:table-cell>
          <table:table-cell table:formula="of:=[Sheet1.B270]*[.$K$4]+[.$K$5]" office:value-type="float" office:value="2.1312">
            <text:p>2,13</text:p>
          </table:table-cell>
          <table:table-cell table:number-columns-repeated="17"/>
          <table:table-cell table:formula="of:=IF([.B269]=1;[.$K$3]-([.$K$3]-[.V269])*EXP([.$K$2]);[.V269]*EXP([.$K$2]))" office:value-type="float" office:value="3.28603710949632">
            <text:p>3,286037</text:p>
          </table:table-cell>
          <table:table-cell table:number-columns-repeated="1002"/>
        </table:table-row>
        <table:table-row table:style-name="ro2">
          <table:table-cell table:formula="of:=[.A270]+1" office:value-type="float" office:value="269">
            <text:p>269</text:p>
          </table:table-cell>
          <table:table-cell office:value-type="float" office:value="0">
            <text:p>0</text:p>
          </table:table-cell>
          <table:table-cell table:formula="of:=[Sheet1.A271]*4" office:value-type="float" office:value="1076">
            <text:p>1076</text:p>
          </table:table-cell>
          <table:table-cell table:formula="of:=[Sheet1.B271]*[.$K$4]+[.$K$5]" office:value-type="float" office:value="2.2512">
            <text:p>2,25</text:p>
          </table:table-cell>
          <table:table-cell table:number-columns-repeated="17"/>
          <table:table-cell table:formula="of:=IF([.B270]=1;[.$K$3]-([.$K$3]-[.V270])*EXP([.$K$2]);[.V270]*EXP([.$K$2]))" office:value-type="float" office:value="3.36962806605061">
            <text:p>3,369628</text:p>
          </table:table-cell>
          <table:table-cell table:number-columns-repeated="1002"/>
        </table:table-row>
        <table:table-row table:style-name="ro2">
          <table:table-cell table:formula="of:=[.A271]+1" office:value-type="float" office:value="270">
            <text:p>270</text:p>
          </table:table-cell>
          <table:table-cell office:value-type="float" office:value="1">
            <text:p>1</text:p>
          </table:table-cell>
          <table:table-cell table:formula="of:=[Sheet1.A272]*4" office:value-type="float" office:value="1080">
            <text:p>1080</text:p>
          </table:table-cell>
          <table:table-cell table:formula="of:=[Sheet1.B272]*[.$K$4]+[.$K$5]" office:value-type="float" office:value="2.3712">
            <text:p>2,37</text:p>
          </table:table-cell>
          <table:table-cell table:number-columns-repeated="17"/>
          <table:table-cell table:formula="of:=IF([.B271]=1;[.$K$3]-([.$K$3]-[.V271])*EXP([.$K$2]);[.V271]*EXP([.$K$2]))" office:value-type="float" office:value="3.20528936605077">
            <text:p>3,205289</text:p>
          </table:table-cell>
          <table:table-cell table:number-columns-repeated="1002"/>
        </table:table-row>
        <table:table-row table:style-name="ro2">
          <table:table-cell table:formula="of:=[.A272]+1" office:value-type="float" office:value="271">
            <text:p>271</text:p>
          </table:table-cell>
          <table:table-cell office:value-type="float" office:value="1">
            <text:p>1</text:p>
          </table:table-cell>
          <table:table-cell table:formula="of:=[Sheet1.A273]*4" office:value-type="float" office:value="1084">
            <text:p>1084</text:p>
          </table:table-cell>
          <table:table-cell table:formula="of:=[Sheet1.B273]*[.$K$4]+[.$K$5]" office:value-type="float" office:value="2.4572">
            <text:p>2,46</text:p>
          </table:table-cell>
          <table:table-cell table:number-columns-repeated="17"/>
          <table:table-cell table:formula="of:=IF([.B272]=1;[.$K$3]-([.$K$3]-[.V272])*EXP([.$K$2]);[.V272]*EXP([.$K$2]))" office:value-type="float" office:value="3.29281843652317">
            <text:p>3,292818</text:p>
          </table:table-cell>
          <table:table-cell table:number-columns-repeated="1002"/>
        </table:table-row>
        <table:table-row table:style-name="ro2">
          <table:table-cell table:formula="of:=[.A273]+1" office:value-type="float" office:value="272">
            <text:p>272</text:p>
          </table:table-cell>
          <table:table-cell office:value-type="float" office:value="0">
            <text:p>0</text:p>
          </table:table-cell>
          <table:table-cell table:formula="of:=[Sheet1.A274]*4" office:value-type="float" office:value="1088">
            <text:p>1088</text:p>
          </table:table-cell>
          <table:table-cell table:formula="of:=[Sheet1.B274]*[.$K$4]+[.$K$5]" office:value-type="float" office:value="2.59">
            <text:p>2,59</text:p>
          </table:table-cell>
          <table:table-cell table:formula="of:=DEC2HEX(128*[.B274]+64*[.B275]+32*[.B276]+16*[.B277]+8*[.B278]+4*[.B279]+2*[.B280]+[.B281];2)" office:value-type="string" office:string-value="10">
            <text:p>10</text:p>
          </table:table-cell>
          <table:table-cell table:number-columns-repeated="16"/>
          <table:table-cell table:formula="of:=IF([.B273]=1;[.$K$3]-([.$K$3]-[.V273])*EXP([.$K$2]);[.V273]*EXP([.$K$2]))" office:value-type="float" office:value="3.3760786638557">
            <text:p>3,376079</text:p>
          </table:table-cell>
          <table:table-cell table:number-columns-repeated="1002"/>
        </table:table-row>
        <table:table-row table:style-name="ro2">
          <table:table-cell table:formula="of:=[.A274]+1" office:value-type="float" office:value="273">
            <text:p>273</text:p>
          </table:table-cell>
          <table:table-cell office:value-type="float" office:value="0">
            <text:p>0</text:p>
          </table:table-cell>
          <table:table-cell table:formula="of:=[Sheet1.A275]*4" office:value-type="float" office:value="1092">
            <text:p>1092</text:p>
          </table:table-cell>
          <table:table-cell table:formula="of:=[Sheet1.B275]*[.$K$4]+[.$K$5]" office:value-type="float" office:value="2.7364">
            <text:p>2,74</text:p>
          </table:table-cell>
          <table:table-cell table:number-columns-repeated="17"/>
          <table:table-cell table:formula="of:=IF([.B274]=1;[.$K$3]-([.$K$3]-[.V274])*EXP([.$K$2]);[.V274]*EXP([.$K$2]))" office:value-type="float" office:value="3.2114253644886">
            <text:p>3,211425</text:p>
          </table:table-cell>
          <table:table-cell table:number-columns-repeated="1002"/>
        </table:table-row>
        <table:table-row table:style-name="ro2">
          <table:table-cell table:formula="of:=[.A275]+1" office:value-type="float" office:value="274">
            <text:p>274</text:p>
          </table:table-cell>
          <table:table-cell office:value-type="float" office:value="0">
            <text:p>0</text:p>
          </table:table-cell>
          <table:table-cell table:formula="of:=[Sheet1.A276]*4" office:value-type="float" office:value="1096">
            <text:p>1096</text:p>
          </table:table-cell>
          <table:table-cell table:formula="of:=[Sheet1.B276]*[.$K$4]+[.$K$5]" office:value-type="float" office:value="2.8806">
            <text:p>2,88</text:p>
          </table:table-cell>
          <table:table-cell table:number-columns-repeated="17"/>
          <table:table-cell table:formula="of:=IF([.B275]=1;[.$K$3]-([.$K$3]-[.V275])*EXP([.$K$2]);[.V275]*EXP([.$K$2]))" office:value-type="float" office:value="3.05480230128949">
            <text:p>3,054802</text:p>
          </table:table-cell>
          <table:table-cell table:number-columns-repeated="1002"/>
        </table:table-row>
        <table:table-row table:style-name="ro2">
          <table:table-cell table:formula="of:=[.A276]+1" office:value-type="float" office:value="275">
            <text:p>275</text:p>
          </table:table-cell>
          <table:table-cell office:value-type="float" office:value="1">
            <text:p>1</text:p>
          </table:table-cell>
          <table:table-cell table:formula="of:=[Sheet1.A277]*4" office:value-type="float" office:value="1100">
            <text:p>1100</text:p>
          </table:table-cell>
          <table:table-cell table:formula="of:=[Sheet1.B277]*[.$K$4]+[.$K$5]" office:value-type="float" office:value="3.036">
            <text:p>3,04</text:p>
          </table:table-cell>
          <table:table-cell table:number-columns-repeated="17"/>
          <table:table-cell table:formula="of:=IF([.B276]=1;[.$K$3]-([.$K$3]-[.V276])*EXP([.$K$2]);[.V276]*EXP([.$K$2]))" office:value-type="float" office:value="2.90581783501905">
            <text:p>2,905818</text:p>
          </table:table-cell>
          <table:table-cell table:number-columns-repeated="1002"/>
        </table:table-row>
        <table:table-row table:style-name="ro2">
          <table:table-cell table:formula="of:=[.A277]+1" office:value-type="float" office:value="276">
            <text:p>276</text:p>
          </table:table-cell>
          <table:table-cell office:value-type="float" office:value="0">
            <text:p>0</text:p>
          </table:table-cell>
          <table:table-cell table:formula="of:=[Sheet1.A278]*4" office:value-type="float" office:value="1104">
            <text:p>1104</text:p>
          </table:table-cell>
          <table:table-cell table:formula="of:=[Sheet1.B278]*[.$K$4]+[.$K$5]" office:value-type="float" office:value="3.166">
            <text:p>3,17</text:p>
          </table:table-cell>
          <table:table-cell table:number-columns-repeated="17"/>
          <table:table-cell table:formula="of:=IF([.B277]=1;[.$K$3]-([.$K$3]-[.V277])*EXP([.$K$2]);[.V277]*EXP([.$K$2]))" office:value-type="float" office:value="3.00795230440552">
            <text:p>3,007952</text:p>
          </table:table-cell>
          <table:table-cell table:number-columns-repeated="1002"/>
        </table:table-row>
        <table:table-row table:style-name="ro2">
          <table:table-cell table:formula="of:=[.A278]+1" office:value-type="float" office:value="277">
            <text:p>277</text:p>
          </table:table-cell>
          <table:table-cell office:value-type="float" office:value="0">
            <text:p>0</text:p>
          </table:table-cell>
          <table:table-cell table:formula="of:=[Sheet1.A279]*4" office:value-type="float" office:value="1108">
            <text:p>1108</text:p>
          </table:table-cell>
          <table:table-cell table:formula="of:=[Sheet1.B279]*[.$K$4]+[.$K$5]" office:value-type="float" office:value="3.252">
            <text:p>3,25</text:p>
          </table:table-cell>
          <table:table-cell table:number-columns-repeated="17"/>
          <table:table-cell table:formula="of:=IF([.B278]=1;[.$K$3]-([.$K$3]-[.V278])*EXP([.$K$2]);[.V278]*EXP([.$K$2]))" office:value-type="float" office:value="2.86125273944526">
            <text:p>2,861253</text:p>
          </table:table-cell>
          <table:table-cell table:number-columns-repeated="1002"/>
        </table:table-row>
        <table:table-row table:style-name="ro2">
          <table:table-cell table:formula="of:=[.A279]+1" office:value-type="float" office:value="278">
            <text:p>278</text:p>
          </table:table-cell>
          <table:table-cell office:value-type="float" office:value="0">
            <text:p>0</text:p>
          </table:table-cell>
          <table:table-cell table:formula="of:=[Sheet1.A280]*4" office:value-type="float" office:value="1112">
            <text:p>1112</text:p>
          </table:table-cell>
          <table:table-cell table:formula="of:=[Sheet1.B280]*[.$K$4]+[.$K$5]" office:value-type="float" office:value="3.2672">
            <text:p>3,27</text:p>
          </table:table-cell>
          <table:table-cell table:number-columns-repeated="17"/>
          <table:table-cell table:formula="of:=IF([.B279]=1;[.$K$3]-([.$K$3]-[.V279])*EXP([.$K$2]);[.V279]*EXP([.$K$2]))" office:value-type="float" office:value="2.7217077966936">
            <text:p>2,721708</text:p>
          </table:table-cell>
          <table:table-cell table:number-columns-repeated="1002"/>
        </table:table-row>
        <table:table-row table:style-name="ro2">
          <table:table-cell table:formula="of:=[.A280]+1" office:value-type="float" office:value="279">
            <text:p>279</text:p>
          </table:table-cell>
          <table:table-cell office:value-type="float" office:value="0">
            <text:p>0</text:p>
          </table:table-cell>
          <table:table-cell table:formula="of:=[Sheet1.A281]*4" office:value-type="float" office:value="1116">
            <text:p>1116</text:p>
          </table:table-cell>
          <table:table-cell table:formula="of:=[Sheet1.B281]*[.$K$4]+[.$K$5]" office:value-type="float" office:value="3.2304">
            <text:p>3,23</text:p>
          </table:table-cell>
          <table:table-cell table:number-columns-repeated="17"/>
          <table:table-cell table:formula="of:=IF([.B280]=1;[.$K$3]-([.$K$3]-[.V280])*EXP([.$K$2]);[.V280]*EXP([.$K$2]))" office:value-type="float" office:value="2.58896854110796">
            <text:p>2,588969</text:p>
          </table:table-cell>
          <table:table-cell table:number-columns-repeated="1002"/>
        </table:table-row>
        <table:table-row table:style-name="ro2">
          <table:table-cell table:formula="of:=[.A281]+1" office:value-type="float" office:value="280">
            <text:p>280</text:p>
          </table:table-cell>
          <table:table-cell office:value-type="float" office:value="0">
            <text:p>0</text:p>
          </table:table-cell>
          <table:table-cell table:formula="of:=[Sheet1.A282]*4" office:value-type="float" office:value="1120">
            <text:p>1120</text:p>
          </table:table-cell>
          <table:table-cell table:formula="of:=[Sheet1.B282]*[.$K$4]+[.$K$5]" office:value-type="float" office:value="3.166">
            <text:p>3,17</text:p>
          </table:table-cell>
          <table:table-cell table:formula="of:=DEC2HEX(128*[.B282]+64*[.B283]+32*[.B284]+16*[.B285]+8*[.B286]+4*[.B287]+2*[.B288]+[.B289];2)" office:value-type="string" office:string-value="40">
            <text:p>40</text:p>
          </table:table-cell>
          <table:table-cell table:number-columns-repeated="16"/>
          <table:table-cell table:formula="of:=IF([.B281]=1;[.$K$3]-([.$K$3]-[.V281])*EXP([.$K$2]);[.V281]*EXP([.$K$2]))" office:value-type="float" office:value="2.46270305540858">
            <text:p>2,462703</text:p>
          </table:table-cell>
          <table:table-cell table:number-columns-repeated="1002"/>
        </table:table-row>
        <table:table-row table:style-name="ro2">
          <table:table-cell table:formula="of:=[.A282]+1" office:value-type="float" office:value="281">
            <text:p>281</text:p>
          </table:table-cell>
          <table:table-cell office:value-type="float" office:value="1">
            <text:p>1</text:p>
          </table:table-cell>
          <table:table-cell table:formula="of:=[Sheet1.A283]*4" office:value-type="float" office:value="1124">
            <text:p>1124</text:p>
          </table:table-cell>
          <table:table-cell table:formula="of:=[Sheet1.B283]*[.$K$4]+[.$K$5]" office:value-type="float" office:value="3.0698">
            <text:p>3,07</text:p>
          </table:table-cell>
          <table:table-cell table:number-columns-repeated="17"/>
          <table:table-cell table:formula="of:=IF([.B282]=1;[.$K$3]-([.$K$3]-[.V282])*EXP([.$K$2]);[.V282]*EXP([.$K$2]))" office:value-type="float" office:value="2.34259561011245">
            <text:p>2,342596</text:p>
          </table:table-cell>
          <table:table-cell table:number-columns-repeated="1002"/>
        </table:table-row>
        <table:table-row table:style-name="ro2">
          <table:table-cell table:formula="of:=[.A283]+1" office:value-type="float" office:value="282">
            <text:p>282</text:p>
          </table:table-cell>
          <table:table-cell office:value-type="float" office:value="0">
            <text:p>0</text:p>
          </table:table-cell>
          <table:table-cell table:formula="of:=[Sheet1.A284]*4" office:value-type="float" office:value="1128">
            <text:p>1128</text:p>
          </table:table-cell>
          <table:table-cell table:formula="of:=[Sheet1.B284]*[.$K$4]+[.$K$5]" office:value-type="float" office:value="2.9284">
            <text:p>2,93</text:p>
          </table:table-cell>
          <table:table-cell table:number-columns-repeated="17"/>
          <table:table-cell table:formula="of:=IF([.B283]=1;[.$K$3]-([.$K$3]-[.V283])*EXP([.$K$2]);[.V283]*EXP([.$K$2]))" office:value-type="float" office:value="2.4721987515416">
            <text:p>2,472199</text:p>
          </table:table-cell>
          <table:table-cell table:number-columns-repeated="1002"/>
        </table:table-row>
        <table:table-row table:style-name="ro2">
          <table:table-cell table:formula="of:=[.A284]+1" office:value-type="float" office:value="283">
            <text:p>283</text:p>
          </table:table-cell>
          <table:table-cell office:value-type="float" office:value="0">
            <text:p>0</text:p>
          </table:table-cell>
          <table:table-cell table:formula="of:=[Sheet1.A285]*4" office:value-type="float" office:value="1132">
            <text:p>1132</text:p>
          </table:table-cell>
          <table:table-cell table:formula="of:=[Sheet1.B285]*[.$K$4]+[.$K$5]" office:value-type="float" office:value="2.8082">
            <text:p>2,81</text:p>
          </table:table-cell>
          <table:table-cell table:number-columns-repeated="17"/>
          <table:table-cell table:formula="of:=IF([.B284]=1;[.$K$3]-([.$K$3]-[.V284])*EXP([.$K$2]);[.V284]*EXP([.$K$2]))" office:value-type="float" office:value="2.3516281956803">
            <text:p>2,351628</text:p>
          </table:table-cell>
          <table:table-cell table:number-columns-repeated="1002"/>
        </table:table-row>
        <table:table-row table:style-name="ro2">
          <table:table-cell table:formula="of:=[.A285]+1" office:value-type="float" office:value="284">
            <text:p>284</text:p>
          </table:table-cell>
          <table:table-cell office:value-type="float" office:value="0">
            <text:p>0</text:p>
          </table:table-cell>
          <table:table-cell table:formula="of:=[Sheet1.A286]*4" office:value-type="float" office:value="1136">
            <text:p>1136</text:p>
          </table:table-cell>
          <table:table-cell table:formula="of:=[Sheet1.B286]*[.$K$4]+[.$K$5]" office:value-type="float" office:value="2.6668">
            <text:p>2,67</text:p>
          </table:table-cell>
          <table:table-cell table:number-columns-repeated="17"/>
          <table:table-cell table:formula="of:=IF([.B285]=1;[.$K$3]-([.$K$3]-[.V285])*EXP([.$K$2]);[.V285]*EXP([.$K$2]))" office:value-type="float" office:value="2.23693793521662">
            <text:p>2,236938</text:p>
          </table:table-cell>
          <table:table-cell table:number-columns-repeated="1002"/>
        </table:table-row>
        <table:table-row table:style-name="ro2">
          <table:table-cell table:formula="of:=[.A286]+1" office:value-type="float" office:value="285">
            <text:p>285</text:p>
          </table:table-cell>
          <table:table-cell office:value-type="float" office:value="0">
            <text:p>0</text:p>
          </table:table-cell>
          <table:table-cell table:formula="of:=[Sheet1.A287]*4" office:value-type="float" office:value="1140">
            <text:p>1140</text:p>
          </table:table-cell>
          <table:table-cell table:formula="of:=[Sheet1.B287]*[.$K$4]+[.$K$5]" office:value-type="float" office:value="2.5252">
            <text:p>2,53</text:p>
          </table:table-cell>
          <table:table-cell table:number-columns-repeated="17"/>
          <table:table-cell table:formula="of:=IF([.B286]=1;[.$K$3]-([.$K$3]-[.V286])*EXP([.$K$2]);[.V286]*EXP([.$K$2]))" office:value-type="float" office:value="2.12784118475992">
            <text:p>2,127841</text:p>
          </table:table-cell>
          <table:table-cell table:number-columns-repeated="1002"/>
        </table:table-row>
        <table:table-row table:style-name="ro2">
          <table:table-cell table:formula="of:=[.A287]+1" office:value-type="float" office:value="286">
            <text:p>286</text:p>
          </table:table-cell>
          <table:table-cell office:value-type="float" office:value="0">
            <text:p>0</text:p>
          </table:table-cell>
          <table:table-cell table:formula="of:=[Sheet1.A288]*4" office:value-type="float" office:value="1144">
            <text:p>1144</text:p>
          </table:table-cell>
          <table:table-cell table:formula="of:=[Sheet1.B288]*[.$K$4]+[.$K$5]" office:value-type="float" office:value="2.3316">
            <text:p>2,33</text:p>
          </table:table-cell>
          <table:table-cell table:number-columns-repeated="17"/>
          <table:table-cell table:formula="of:=IF([.B287]=1;[.$K$3]-([.$K$3]-[.V287])*EXP([.$K$2]);[.V287]*EXP([.$K$2]))" office:value-type="float" office:value="2.0240651456081">
            <text:p>2,024065</text:p>
          </table:table-cell>
          <table:table-cell table:number-columns-repeated="1002"/>
        </table:table-row>
        <table:table-row table:style-name="ro2">
          <table:table-cell table:formula="of:=[.A288]+1" office:value-type="float" office:value="287">
            <text:p>287</text:p>
          </table:table-cell>
          <table:table-cell office:value-type="float" office:value="0">
            <text:p>0</text:p>
          </table:table-cell>
          <table:table-cell table:formula="of:=[Sheet1.A289]*4" office:value-type="float" office:value="1148">
            <text:p>1148</text:p>
          </table:table-cell>
          <table:table-cell table:formula="of:=[Sheet1.B289]*[.$K$4]+[.$K$5]" office:value-type="float" office:value="2.1348">
            <text:p>2,13</text:p>
          </table:table-cell>
          <table:table-cell table:number-columns-repeated="17"/>
          <table:table-cell table:formula="of:=IF([.B288]=1;[.$K$3]-([.$K$3]-[.V288])*EXP([.$K$2]);[.V288]*EXP([.$K$2]))" office:value-type="float" office:value="1.92535032360875">
            <text:p>1,925350</text:p>
          </table:table-cell>
          <table:table-cell table:number-columns-repeated="1002"/>
        </table:table-row>
        <table:table-row table:style-name="ro2">
          <table:table-cell table:formula="of:=[.A289]+1" office:value-type="float" office:value="288">
            <text:p>288</text:p>
          </table:table-cell>
          <table:table-cell office:value-type="float" office:value="1">
            <text:p>1</text:p>
          </table:table-cell>
          <table:table-cell table:formula="of:=[Sheet1.A290]*4" office:value-type="float" office:value="1152">
            <text:p>1152</text:p>
          </table:table-cell>
          <table:table-cell table:formula="of:=[Sheet1.B290]*[.$K$4]+[.$K$5]" office:value-type="float" office:value="1.9718">
            <text:p>1,97</text:p>
          </table:table-cell>
          <table:table-cell table:formula="of:=DEC2HEX(128*[.B290]+64*[.B291]+32*[.B292]+16*[.B293]+8*[.B294]+4*[.B295]+2*[.B296]+[.B297];2)" office:value-type="string" office:string-value="85">
            <text:p>85</text:p>
          </table:table-cell>
          <table:table-cell table:number-columns-repeated="16"/>
          <table:table-cell table:formula="of:=IF([.B289]=1;[.$K$3]-([.$K$3]-[.V289])*EXP([.$K$2]);[.V289]*EXP([.$K$2]))" office:value-type="float" office:value="1.83144988028861">
            <text:p>1,831450</text:p>
          </table:table-cell>
          <table:table-cell table:number-columns-repeated="1002"/>
        </table:table-row>
        <table:table-row table:style-name="ro2">
          <table:table-cell table:formula="of:=[.A290]+1" office:value-type="float" office:value="289">
            <text:p>289</text:p>
          </table:table-cell>
          <table:table-cell office:value-type="float" office:value="0">
            <text:p>0</text:p>
          </table:table-cell>
          <table:table-cell table:formula="of:=[Sheet1.A291]*4" office:value-type="float" office:value="1156">
            <text:p>1156</text:p>
          </table:table-cell>
          <table:table-cell table:formula="of:=[Sheet1.B291]*[.$K$4]+[.$K$5]" office:value-type="float" office:value="1.8128">
            <text:p>1,81</text:p>
          </table:table-cell>
          <table:table-cell table:number-columns-repeated="17"/>
          <table:table-cell table:formula="of:=IF([.B290]=1;[.$K$3]-([.$K$3]-[.V290])*EXP([.$K$2]);[.V290]*EXP([.$K$2]))" office:value-type="float" office:value="1.98598189312527">
            <text:p>1,985982</text:p>
          </table:table-cell>
          <table:table-cell table:number-columns-repeated="1002"/>
        </table:table-row>
        <table:table-row table:style-name="ro2">
          <table:table-cell table:formula="of:=[.A291]+1" office:value-type="float" office:value="290">
            <text:p>290</text:p>
          </table:table-cell>
          <table:table-cell office:value-type="float" office:value="0">
            <text:p>0</text:p>
          </table:table-cell>
          <table:table-cell table:formula="of:=[Sheet1.A292]*4" office:value-type="float" office:value="1160">
            <text:p>1160</text:p>
          </table:table-cell>
          <table:table-cell table:formula="of:=[Sheet1.B292]*[.$K$4]+[.$K$5]" office:value-type="float" office:value="1.7102">
            <text:p>1,71</text:p>
          </table:table-cell>
          <table:table-cell table:number-columns-repeated="17"/>
          <table:table-cell table:formula="of:=IF([.B291]=1;[.$K$3]-([.$K$3]-[.V291])*EXP([.$K$2]);[.V291]*EXP([.$K$2]))" office:value-type="float" office:value="1.88912441326639">
            <text:p>1,889124</text:p>
          </table:table-cell>
          <table:table-cell table:number-columns-repeated="1002"/>
        </table:table-row>
        <table:table-row table:style-name="ro2">
          <table:table-cell table:formula="of:=[.A292]+1" office:value-type="float" office:value="291">
            <text:p>291</text:p>
          </table:table-cell>
          <table:table-cell office:value-type="float" office:value="0">
            <text:p>0</text:p>
          </table:table-cell>
          <table:table-cell table:formula="of:=[Sheet1.A293]*4" office:value-type="float" office:value="1164">
            <text:p>1164</text:p>
          </table:table-cell>
          <table:table-cell table:formula="of:=[Sheet1.B293]*[.$K$4]+[.$K$5]" office:value-type="float" office:value="1.641">
            <text:p>1,64</text:p>
          </table:table-cell>
          <table:table-cell table:number-columns-repeated="17"/>
          <table:table-cell table:formula="of:=IF([.B292]=1;[.$K$3]-([.$K$3]-[.V292])*EXP([.$K$2]);[.V292]*EXP([.$K$2]))" office:value-type="float" office:value="1.79699072844163">
            <text:p>1,796991</text:p>
          </table:table-cell>
          <table:table-cell table:number-columns-repeated="1002"/>
        </table:table-row>
        <table:table-row table:style-name="ro2">
          <table:table-cell table:formula="of:=[.A293]+1" office:value-type="float" office:value="292">
            <text:p>292</text:p>
          </table:table-cell>
          <table:table-cell office:value-type="float" office:value="0">
            <text:p>0</text:p>
          </table:table-cell>
          <table:table-cell table:formula="of:=[Sheet1.A294]*4" office:value-type="float" office:value="1168">
            <text:p>1168</text:p>
          </table:table-cell>
          <table:table-cell table:formula="of:=[Sheet1.B294]*[.$K$4]+[.$K$5]" office:value-type="float" office:value="1.641">
            <text:p>1,64</text:p>
          </table:table-cell>
          <table:table-cell table:number-columns-repeated="17"/>
          <table:table-cell table:formula="of:=IF([.B293]=1;[.$K$3]-([.$K$3]-[.V293])*EXP([.$K$2]);[.V293]*EXP([.$K$2]))" office:value-type="float" office:value="1.70935045644865">
            <text:p>1,709350</text:p>
          </table:table-cell>
          <table:table-cell table:number-columns-repeated="1002"/>
        </table:table-row>
        <table:table-row table:style-name="ro2">
          <table:table-cell table:formula="of:=[.A294]+1" office:value-type="float" office:value="293">
            <text:p>293</text:p>
          </table:table-cell>
          <table:table-cell office:value-type="float" office:value="1">
            <text:p>1</text:p>
          </table:table-cell>
          <table:table-cell table:formula="of:=[Sheet1.A295]*4" office:value-type="float" office:value="1172">
            <text:p>1172</text:p>
          </table:table-cell>
          <table:table-cell table:formula="of:=[Sheet1.B295]*[.$K$4]+[.$K$5]" office:value-type="float" office:value="1.6956">
            <text:p>1,7</text:p>
          </table:table-cell>
          <table:table-cell table:number-columns-repeated="17"/>
          <table:table-cell table:formula="of:=IF([.B294]=1;[.$K$3]-([.$K$3]-[.V294])*EXP([.$K$2]);[.V294]*EXP([.$K$2]))" office:value-type="float" office:value="1.62598445095769">
            <text:p>1,625984</text:p>
          </table:table-cell>
          <table:table-cell table:number-columns-repeated="1002"/>
        </table:table-row>
        <table:table-row table:style-name="ro2">
          <table:table-cell table:formula="of:=[.A295]+1" office:value-type="float" office:value="294">
            <text:p>294</text:p>
          </table:table-cell>
          <table:table-cell office:value-type="float" office:value="0">
            <text:p>0</text:p>
          </table:table-cell>
          <table:table-cell table:formula="of:=[Sheet1.A296]*4" office:value-type="float" office:value="1176">
            <text:p>1176</text:p>
          </table:table-cell>
          <table:table-cell table:formula="of:=[Sheet1.B296]*[.$K$4]+[.$K$5]" office:value-type="float" office:value="1.7972">
            <text:p>1,8</text:p>
          </table:table-cell>
          <table:table-cell table:number-columns-repeated="17"/>
          <table:table-cell table:formula="of:=IF([.B295]=1;[.$K$3]-([.$K$3]-[.V295])*EXP([.$K$2]);[.V295]*EXP([.$K$2]))" office:value-type="float" office:value="1.79053713102802">
            <text:p>1,790537</text:p>
          </table:table-cell>
          <table:table-cell table:number-columns-repeated="1002"/>
        </table:table-row>
        <table:table-row table:style-name="ro2">
          <table:table-cell table:formula="of:=[.A296]+1" office:value-type="float" office:value="295">
            <text:p>295</text:p>
          </table:table-cell>
          <table:table-cell office:value-type="float" office:value="1">
            <text:p>1</text:p>
          </table:table-cell>
          <table:table-cell table:formula="of:=[Sheet1.A297]*4" office:value-type="float" office:value="1180">
            <text:p>1180</text:p>
          </table:table-cell>
          <table:table-cell table:formula="of:=[Sheet1.B297]*[.$K$4]+[.$K$5]" office:value-type="float" office:value="1.9358">
            <text:p>1,94</text:p>
          </table:table-cell>
          <table:table-cell table:number-columns-repeated="17"/>
          <table:table-cell table:formula="of:=IF([.B296]=1;[.$K$3]-([.$K$3]-[.V296])*EXP([.$K$2]);[.V296]*EXP([.$K$2]))" office:value-type="float" office:value="1.70321160469494">
            <text:p>1,703212</text:p>
          </table:table-cell>
          <table:table-cell table:number-columns-repeated="1002"/>
        </table:table-row>
        <table:table-row table:style-name="ro2">
          <table:table-cell table:formula="of:=[.A297]+1" office:value-type="float" office:value="296">
            <text:p>296</text:p>
          </table:table-cell>
          <table:table-cell office:value-type="float" office:value="0">
            <text:p>0</text:p>
          </table:table-cell>
          <table:table-cell table:formula="of:=[Sheet1.A298]*4" office:value-type="float" office:value="1184">
            <text:p>1184</text:p>
          </table:table-cell>
          <table:table-cell table:formula="of:=[Sheet1.B298]*[.$K$4]+[.$K$5]" office:value-type="float" office:value="2.0988">
            <text:p>2,1</text:p>
          </table:table-cell>
          <table:table-cell table:formula="of:=DEC2HEX(128*[.B298]+64*[.B299]+32*[.B300]+16*[.B301]+8*[.B302]+4*[.B303]+2*[.B304]+[.B305];2)" office:value-type="string" office:string-value="2B">
            <text:p>2B</text:p>
          </table:table-cell>
          <table:table-cell table:number-columns-repeated="16"/>
          <table:table-cell table:formula="of:=IF([.B297]=1;[.$K$3]-([.$K$3]-[.V297])*EXP([.$K$2]);[.V297]*EXP([.$K$2]))" office:value-type="float" office:value="1.86399787203334">
            <text:p>1,863998</text:p>
          </table:table-cell>
          <table:table-cell table:number-columns-repeated="1002"/>
        </table:table-row>
        <table:table-row table:style-name="ro2">
          <table:table-cell table:formula="of:=[.A298]+1" office:value-type="float" office:value="297">
            <text:p>297</text:p>
          </table:table-cell>
          <table:table-cell office:value-type="float" office:value="0">
            <text:p>0</text:p>
          </table:table-cell>
          <table:table-cell table:formula="of:=[Sheet1.A299]*4" office:value-type="float" office:value="1188">
            <text:p>1188</text:p>
          </table:table-cell>
          <table:table-cell table:formula="of:=[Sheet1.B299]*[.$K$4]+[.$K$5]" office:value-type="float" office:value="2.2596">
            <text:p>2,26</text:p>
          </table:table-cell>
          <table:table-cell table:number-columns-repeated="17"/>
          <table:table-cell table:formula="of:=IF([.B298]=1;[.$K$3]-([.$K$3]-[.V298])*EXP([.$K$2]);[.V298]*EXP([.$K$2]))" office:value-type="float" office:value="1.77308962308483">
            <text:p>1,773090</text:p>
          </table:table-cell>
          <table:table-cell table:number-columns-repeated="1002"/>
        </table:table-row>
        <table:table-row table:style-name="ro2">
          <table:table-cell table:formula="of:=[.A299]+1" office:value-type="float" office:value="298">
            <text:p>298</text:p>
          </table:table-cell>
          <table:table-cell office:value-type="float" office:value="1">
            <text:p>1</text:p>
          </table:table-cell>
          <table:table-cell table:formula="of:=[Sheet1.A300]*4" office:value-type="float" office:value="1192">
            <text:p>1192</text:p>
          </table:table-cell>
          <table:table-cell table:formula="of:=[Sheet1.B300]*[.$K$4]+[.$K$5]" office:value-type="float" office:value="2.4462">
            <text:p>2,45</text:p>
          </table:table-cell>
          <table:table-cell table:number-columns-repeated="17"/>
          <table:table-cell table:formula="of:=IF([.B299]=1;[.$K$3]-([.$K$3]-[.V299])*EXP([.$K$2]);[.V299]*EXP([.$K$2]))" office:value-type="float" office:value="1.68661502175517">
            <text:p>1,686615</text:p>
          </table:table-cell>
          <table:table-cell table:number-columns-repeated="1002"/>
        </table:table-row>
        <table:table-row table:style-name="ro2">
          <table:table-cell table:formula="of:=[.A300]+1" office:value-type="float" office:value="299">
            <text:p>299</text:p>
          </table:table-cell>
          <table:table-cell office:value-type="float" office:value="0">
            <text:p>0</text:p>
          </table:table-cell>
          <table:table-cell table:formula="of:=[Sheet1.A301]*4" office:value-type="float" office:value="1196">
            <text:p>1196</text:p>
          </table:table-cell>
          <table:table-cell table:formula="of:=[Sheet1.B301]*[.$K$4]+[.$K$5]" office:value-type="float" office:value="2.6506">
            <text:p>2,65</text:p>
          </table:table-cell>
          <table:table-cell table:number-columns-repeated="17"/>
          <table:table-cell table:formula="of:=IF([.B300]=1;[.$K$3]-([.$K$3]-[.V300])*EXP([.$K$2]);[.V300]*EXP([.$K$2]))" office:value-type="float" office:value="1.84821071399486">
            <text:p>1,848211</text:p>
          </table:table-cell>
          <table:table-cell table:number-columns-repeated="1002"/>
        </table:table-row>
        <table:table-row table:style-name="ro2">
          <table:table-cell table:formula="of:=[.A301]+1"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Sheet1.A302]*4" office:value-type="float" office:value="1200">
            <text:p>1200</text:p>
          </table:table-cell>
          <table:table-cell table:formula="of:=[Sheet1.B302]*[.$K$4]+[.$K$5]" office:value-type="float" office:value="2.8296">
            <text:p>2,83</text:p>
          </table:table-cell>
          <table:table-cell table:number-columns-repeated="17"/>
          <table:table-cell table:formula="of:=IF([.B301]=1;[.$K$3]-([.$K$3]-[.V301])*EXP([.$K$2]);[.V301]*EXP([.$K$2]))" office:value-type="float" office:value="1.75807241382938">
            <text:p>1,758072</text:p>
          </table:table-cell>
          <table:table-cell table:number-columns-repeated="1002"/>
        </table:table-row>
        <table:table-row table:style-name="ro2">
          <table:table-cell table:formula="of:=[.A302]+1" office:value-type="float" office:value="301">
            <text:p>301</text:p>
          </table:table-cell>
          <table:table-cell office:value-type="float" office:value="0">
            <text:p>0</text:p>
          </table:table-cell>
          <table:table-cell table:formula="of:=[Sheet1.A303]*4" office:value-type="float" office:value="1204">
            <text:p>1204</text:p>
          </table:table-cell>
          <table:table-cell table:formula="of:=[Sheet1.B303]*[.$K$4]+[.$K$5]" office:value-type="float" office:value="3.0212">
            <text:p>3,02</text:p>
          </table:table-cell>
          <table:table-cell table:number-columns-repeated="17"/>
          <table:table-cell table:formula="of:=IF([.B302]=1;[.$K$3]-([.$K$3]-[.V302])*EXP([.$K$2]);[.V302]*EXP([.$K$2]))" office:value-type="float" office:value="1.91618308793393">
            <text:p>1,916183</text:p>
          </table:table-cell>
          <table:table-cell table:number-columns-repeated="1002"/>
        </table:table-row>
        <table:table-row table:style-name="ro2">
          <table:table-cell table:formula="of:=[.A303]+1" office:value-type="float" office:value="302">
            <text:p>302</text:p>
          </table:table-cell>
          <table:table-cell office:value-type="float" office:value="1">
            <text:p>1</text:p>
          </table:table-cell>
          <table:table-cell table:formula="of:=[Sheet1.A304]*4" office:value-type="float" office:value="1208">
            <text:p>1208</text:p>
          </table:table-cell>
          <table:table-cell table:formula="of:=[Sheet1.B304]*[.$K$4]+[.$K$5]" office:value-type="float" office:value="3.1842">
            <text:p>3,18</text:p>
          </table:table-cell>
          <table:table-cell table:number-columns-repeated="17"/>
          <table:table-cell table:formula="of:=IF([.B303]=1;[.$K$3]-([.$K$3]-[.V303])*EXP([.$K$2]);[.V303]*EXP([.$K$2]))" office:value-type="float" office:value="1.8227297359734">
            <text:p>1,822730</text:p>
          </table:table-cell>
          <table:table-cell table:number-columns-repeated="1002"/>
        </table:table-row>
        <table:table-row table:style-name="ro2">
          <table:table-cell table:formula="of:=[.A304]+1" office:value-type="float" office:value="303">
            <text:p>303</text:p>
          </table:table-cell>
          <table:table-cell office:value-type="float" office:value="1">
            <text:p>1</text:p>
          </table:table-cell>
          <table:table-cell table:formula="of:=[Sheet1.A305]*4" office:value-type="float" office:value="1212">
            <text:p>1212</text:p>
          </table:table-cell>
          <table:table-cell table:formula="of:=[Sheet1.B305]*[.$K$4]+[.$K$5]" office:value-type="float" office:value="3.292">
            <text:p>3,29</text:p>
          </table:table-cell>
          <table:table-cell table:number-columns-repeated="17"/>
          <table:table-cell table:formula="of:=IF([.B304]=1;[.$K$3]-([.$K$3]-[.V304])*EXP([.$K$2]);[.V304]*EXP([.$K$2]))" office:value-type="float" office:value="1.97768703526674">
            <text:p>1,977687</text:p>
          </table:table-cell>
          <table:table-cell table:number-columns-repeated="1002"/>
        </table:table-row>
        <table:table-row table:style-name="ro2">
          <table:table-cell table:formula="of:=[.A305]+1" office:value-type="float" office:value="304">
            <text:p>304</text:p>
          </table:table-cell>
          <table:table-cell office:value-type="float" office:value="1">
            <text:p>1</text:p>
          </table:table-cell>
          <table:table-cell table:formula="of:=[Sheet1.A306]*4" office:value-type="float" office:value="1216">
            <text:p>1216</text:p>
          </table:table-cell>
          <table:table-cell table:formula="of:=[Sheet1.B306]*[.$K$4]+[.$K$5]" office:value-type="float" office:value="3.3378">
            <text:p>3,34</text:p>
          </table:table-cell>
          <table:table-cell table:formula="of:=DEC2HEX(128*[.B306]+64*[.B307]+32*[.B308]+16*[.B309]+8*[.B310]+4*[.B311]+2*[.B312]+[.B313];2)" office:value-type="string" office:string-value="DF">
            <text:p>DF</text:p>
          </table:table-cell>
          <table:table-cell table:number-columns-repeated="16"/>
          <table:table-cell table:formula="of:=IF([.B305]=1;[.$K$3]-([.$K$3]-[.V305])*EXP([.$K$2]);[.V305]*EXP([.$K$2]))" office:value-type="float" office:value="2.12508697789574">
            <text:p>2,125087</text:p>
          </table:table-cell>
          <table:table-cell table:number-columns-repeated="1002"/>
        </table:table-row>
        <table:table-row table:style-name="ro2">
          <table:table-cell table:formula="of:=[.A306]+1" office:value-type="float" office:value="305">
            <text:p>305</text:p>
          </table:table-cell>
          <table:table-cell office:value-type="float" office:value="1">
            <text:p>1</text:p>
          </table:table-cell>
          <table:table-cell table:formula="of:=[Sheet1.A307]*4" office:value-type="float" office:value="1220">
            <text:p>1220</text:p>
          </table:table-cell>
          <table:table-cell table:formula="of:=[Sheet1.B307]*[.$K$4]+[.$K$5]" office:value-type="float" office:value="3.3164">
            <text:p>3,32</text:p>
          </table:table-cell>
          <table:table-cell table:number-columns-repeated="17"/>
          <table:table-cell table:formula="of:=IF([.B306]=1;[.$K$3]-([.$K$3]-[.V306])*EXP([.$K$2]);[.V306]*EXP([.$K$2]))" office:value-type="float" office:value="2.26529814049415">
            <text:p>2,265298</text:p>
          </table:table-cell>
          <table:table-cell table:number-columns-repeated="1002"/>
        </table:table-row>
        <table:table-row table:style-name="ro2">
          <table:table-cell table:formula="of:=[.A307]+1" office:value-type="float" office:value="306">
            <text:p>306</text:p>
          </table:table-cell>
          <table:table-cell office:value-type="float" office:value="0">
            <text:p>0</text:p>
          </table:table-cell>
          <table:table-cell table:formula="of:=[Sheet1.A308]*4" office:value-type="float" office:value="1224">
            <text:p>1224</text:p>
          </table:table-cell>
          <table:table-cell table:formula="of:=[Sheet1.B308]*[.$K$4]+[.$K$5]" office:value-type="float" office:value="3.2476">
            <text:p>3,25</text:p>
          </table:table-cell>
          <table:table-cell table:number-columns-repeated="17"/>
          <table:table-cell table:formula="of:=IF([.B307]=1;[.$K$3]-([.$K$3]-[.V307])*EXP([.$K$2]);[.V307]*EXP([.$K$2]))" office:value-type="float" office:value="2.39867112400122">
            <text:p>2,398671</text:p>
          </table:table-cell>
          <table:table-cell table:number-columns-repeated="1002"/>
        </table:table-row>
        <table:table-row table:style-name="ro2">
          <table:table-cell table:formula="of:=[.A308]+1" office:value-type="float" office:value="307">
            <text:p>307</text:p>
          </table:table-cell>
          <table:table-cell office:value-type="float" office:value="1">
            <text:p>1</text:p>
          </table:table-cell>
          <table:table-cell table:formula="of:=[Sheet1.A309]*4" office:value-type="float" office:value="1228">
            <text:p>1228</text:p>
          </table:table-cell>
          <table:table-cell table:formula="of:=[Sheet1.B309]*[.$K$4]+[.$K$5]" office:value-type="float" office:value="3.1016">
            <text:p>3,1</text:p>
          </table:table-cell>
          <table:table-cell table:number-columns-repeated="17"/>
          <table:table-cell table:formula="of:=IF([.B308]=1;[.$K$3]-([.$K$3]-[.V308])*EXP([.$K$2]);[.V308]*EXP([.$K$2]))" office:value-type="float" office:value="2.28168655285016">
            <text:p>2,281687</text:p>
          </table:table-cell>
          <table:table-cell table:number-columns-repeated="1002"/>
        </table:table-row>
        <table:table-row table:style-name="ro2">
          <table:table-cell table:formula="of:=[.A309]+1" office:value-type="float" office:value="308">
            <text:p>308</text:p>
          </table:table-cell>
          <table:table-cell office:value-type="float" office:value="1">
            <text:p>1</text:p>
          </table:table-cell>
          <table:table-cell table:formula="of:=[Sheet1.A310]*4" office:value-type="float" office:value="1232">
            <text:p>1232</text:p>
          </table:table-cell>
          <table:table-cell table:formula="of:=[Sheet1.B310]*[.$K$4]+[.$K$5]" office:value-type="float" office:value="2.9136">
            <text:p>2,91</text:p>
          </table:table-cell>
          <table:table-cell table:number-columns-repeated="17"/>
          <table:table-cell table:formula="of:=IF([.B309]=1;[.$K$3]-([.$K$3]-[.V309])*EXP([.$K$2]);[.V309]*EXP([.$K$2]))" office:value-type="float" office:value="2.41426026405511">
            <text:p>2,414260</text:p>
          </table:table-cell>
          <table:table-cell table:number-columns-repeated="1002"/>
        </table:table-row>
        <table:table-row table:style-name="ro2">
          <table:table-cell table:formula="of:=[.A310]+1" office:value-type="float" office:value="309">
            <text:p>309</text:p>
          </table:table-cell>
          <table:table-cell office:value-type="float" office:value="1">
            <text:p>1</text:p>
          </table:table-cell>
          <table:table-cell table:formula="of:=[Sheet1.A311]*4" office:value-type="float" office:value="1236">
            <text:p>1236</text:p>
          </table:table-cell>
          <table:table-cell table:formula="of:=[Sheet1.B311]*[.$K$4]+[.$K$5]" office:value-type="float" office:value="2.695">
            <text:p>2,7</text:p>
          </table:table-cell>
          <table:table-cell table:number-columns-repeated="17"/>
          <table:table-cell table:formula="of:=IF([.B310]=1;[.$K$3]-([.$K$3]-[.V310])*EXP([.$K$2]);[.V310]*EXP([.$K$2]))" office:value-type="float" office:value="2.54036827906851">
            <text:p>2,540368</text:p>
          </table:table-cell>
          <table:table-cell table:number-columns-repeated="1002"/>
        </table:table-row>
        <table:table-row table:style-name="ro2">
          <table:table-cell table:formula="of:=[.A311]+1" office:value-type="float" office:value="310">
            <text:p>310</text:p>
          </table:table-cell>
          <table:table-cell office:value-type="float" office:value="1">
            <text:p>1</text:p>
          </table:table-cell>
          <table:table-cell table:formula="of:=[Sheet1.A312]*4" office:value-type="float" office:value="1240">
            <text:p>1240</text:p>
          </table:table-cell>
          <table:table-cell table:formula="of:=[Sheet1.B312]*[.$K$4]+[.$K$5]" office:value-type="float" office:value="2.5192">
            <text:p>2,52</text:p>
          </table:table-cell>
          <table:table-cell table:number-columns-repeated="17"/>
          <table:table-cell table:formula="of:=IF([.B311]=1;[.$K$3]-([.$K$3]-[.V311])*EXP([.$K$2]);[.V311]*EXP([.$K$2]))" office:value-type="float" office:value="2.66032593361464">
            <text:p>2,660326</text:p>
          </table:table-cell>
          <table:table-cell table:number-columns-repeated="1002"/>
        </table:table-row>
        <table:table-row table:style-name="ro2">
          <table:table-cell table:formula="of:=[.A312]+1" office:value-type="float" office:value="311">
            <text:p>311</text:p>
          </table:table-cell>
          <table:table-cell office:value-type="float" office:value="1">
            <text:p>1</text:p>
          </table:table-cell>
          <table:table-cell table:formula="of:=[Sheet1.A313]*4" office:value-type="float" office:value="1244">
            <text:p>1244</text:p>
          </table:table-cell>
          <table:table-cell table:formula="of:=[Sheet1.B313]*[.$K$4]+[.$K$5]" office:value-type="float" office:value="2.3038">
            <text:p>2,3</text:p>
          </table:table-cell>
          <table:table-cell table:number-columns-repeated="17"/>
          <table:table-cell table:formula="of:=IF([.B312]=1;[.$K$3]-([.$K$3]-[.V312])*EXP([.$K$2]);[.V312]*EXP([.$K$2]))" office:value-type="float" office:value="2.77443318431301">
            <text:p>2,774433</text:p>
          </table:table-cell>
          <table:table-cell table:number-columns-repeated="1002"/>
        </table:table-row>
        <table:table-row table:style-name="ro2">
          <table:table-cell table:formula="of:=[.A313]+1" office:value-type="float" office:value="312">
            <text:p>312</text:p>
          </table:table-cell>
          <table:table-cell office:value-type="float" office:value="1">
            <text:p>1</text:p>
          </table:table-cell>
          <table:table-cell table:formula="of:=[Sheet1.A314]*4" office:value-type="float" office:value="1248">
            <text:p>1248</text:p>
          </table:table-cell>
          <table:table-cell table:formula="of:=[Sheet1.B314]*[.$K$4]+[.$K$5]" office:value-type="float" office:value="2.125">
            <text:p>2,13</text:p>
          </table:table-cell>
          <table:table-cell table:formula="of:=DEC2HEX(128*[.B314]+64*[.B315]+32*[.B316]+16*[.B317]+8*[.B318]+4*[.B319]+2*[.B320]+[.B321];2)" office:value-type="string" office:string-value="BE">
            <text:p>BE</text:p>
          </table:table-cell>
          <table:table-cell table:number-columns-repeated="16"/>
          <table:table-cell table:formula="of:=IF([.B313]=1;[.$K$3]-([.$K$3]-[.V313])*EXP([.$K$2]);[.V313]*EXP([.$K$2]))" office:value-type="float" office:value="2.88297535872618">
            <text:p>2,882975</text:p>
          </table:table-cell>
          <table:table-cell table:number-columns-repeated="1002"/>
        </table:table-row>
        <table:table-row table:style-name="ro2">
          <table:table-cell table:formula="of:=[.A314]+1" office:value-type="float" office:value="313">
            <text:p>313</text:p>
          </table:table-cell>
          <table:table-cell office:value-type="float" office:value="0">
            <text:p>0</text:p>
          </table:table-cell>
          <table:table-cell table:formula="of:=[Sheet1.A315]*4" office:value-type="float" office:value="1252">
            <text:p>1252</text:p>
          </table:table-cell>
          <table:table-cell table:formula="of:=[Sheet1.B315]*[.$K$4]+[.$K$5]" office:value-type="float" office:value="1.9632">
            <text:p>1,96</text:p>
          </table:table-cell>
          <table:table-cell table:number-columns-repeated="17"/>
          <table:table-cell table:formula="of:=IF([.B314]=1;[.$K$3]-([.$K$3]-[.V314])*EXP([.$K$2]);[.V314]*EXP([.$K$2]))" office:value-type="float" office:value="2.98622386882727">
            <text:p>2,986224</text:p>
          </table:table-cell>
          <table:table-cell table:number-columns-repeated="1002"/>
        </table:table-row>
        <table:table-row table:style-name="ro2">
          <table:table-cell table:formula="of:=[.A315]+1" office:value-type="float" office:value="314">
            <text:p>314</text:p>
          </table:table-cell>
          <table:table-cell office:value-type="float" office:value="1">
            <text:p>1</text:p>
          </table:table-cell>
          <table:table-cell table:formula="of:=[Sheet1.A316]*4" office:value-type="float" office:value="1256">
            <text:p>1256</text:p>
          </table:table-cell>
          <table:table-cell table:formula="of:=[Sheet1.B316]*[.$K$4]+[.$K$5]" office:value-type="float" office:value="1.8362">
            <text:p>1,84</text:p>
          </table:table-cell>
          <table:table-cell table:number-columns-repeated="17"/>
          <table:table-cell table:formula="of:=IF([.B315]=1;[.$K$3]-([.$K$3]-[.V315])*EXP([.$K$2]);[.V315]*EXP([.$K$2]))" office:value-type="float" office:value="2.84058401217486">
            <text:p>2,840584</text:p>
          </table:table-cell>
          <table:table-cell table:number-columns-repeated="1002"/>
        </table:table-row>
        <table:table-row table:style-name="ro2">
          <table:table-cell table:formula="of:=[.A316]+1" office:value-type="float" office:value="315">
            <text:p>315</text:p>
          </table:table-cell>
          <table:table-cell office:value-type="float" office:value="1">
            <text:p>1</text:p>
          </table:table-cell>
          <table:table-cell table:formula="of:=[Sheet1.A317]*4" office:value-type="float" office:value="1260">
            <text:p>1260</text:p>
          </table:table-cell>
          <table:table-cell table:formula="of:=[Sheet1.B317]*[.$K$4]+[.$K$5]" office:value-type="float" office:value="1.7484">
            <text:p>1,75</text:p>
          </table:table-cell>
          <table:table-cell table:number-columns-repeated="17"/>
          <table:table-cell table:formula="of:=IF([.B316]=1;[.$K$3]-([.$K$3]-[.V316])*EXP([.$K$2]);[.V316]*EXP([.$K$2]))" office:value-type="float" office:value="2.94589997264345">
            <text:p>2,945900</text:p>
          </table:table-cell>
          <table:table-cell table:number-columns-repeated="1002"/>
        </table:table-row>
        <table:table-row table:style-name="ro2">
          <table:table-cell table:formula="of:=[.A317]+1" office:value-type="float" office:value="316">
            <text:p>316</text:p>
          </table:table-cell>
          <table:table-cell office:value-type="float" office:value="1">
            <text:p>1</text:p>
          </table:table-cell>
          <table:table-cell table:formula="of:=[Sheet1.A318]*4" office:value-type="float" office:value="1264">
            <text:p>1264</text:p>
          </table:table-cell>
          <table:table-cell table:formula="of:=[Sheet1.B318]*[.$K$4]+[.$K$5]" office:value-type="float" office:value="1.727">
            <text:p>1,73</text:p>
          </table:table-cell>
          <table:table-cell table:number-columns-repeated="17"/>
          <table:table-cell table:formula="of:=IF([.B317]=1;[.$K$3]-([.$K$3]-[.V317])*EXP([.$K$2]);[.V317]*EXP([.$K$2]))" office:value-type="float" office:value="3.04607961311073">
            <text:p>3,046080</text:p>
          </table:table-cell>
          <table:table-cell table:number-columns-repeated="1002"/>
        </table:table-row>
        <table:table-row table:style-name="ro2">
          <table:table-cell table:formula="of:=[.A318]+1" office:value-type="float" office:value="317">
            <text:p>317</text:p>
          </table:table-cell>
          <table:table-cell office:value-type="float" office:value="1">
            <text:p>1</text:p>
          </table:table-cell>
          <table:table-cell table:formula="of:=[Sheet1.A319]*4" office:value-type="float" office:value="1268">
            <text:p>1268</text:p>
          </table:table-cell>
          <table:table-cell table:formula="of:=[Sheet1.B319]*[.$K$4]+[.$K$5]" office:value-type="float" office:value="1.7484">
            <text:p>1,75</text:p>
          </table:table-cell>
          <table:table-cell table:number-columns-repeated="17"/>
          <table:table-cell table:formula="of:=IF([.B318]=1;[.$K$3]-([.$K$3]-[.V318])*EXP([.$K$2]);[.V318]*EXP([.$K$2]))" office:value-type="float" office:value="3.14137343485911">
            <text:p>3,141373</text:p>
          </table:table-cell>
          <table:table-cell table:number-columns-repeated="1002"/>
        </table:table-row>
        <table:table-row table:style-name="ro2">
          <table:table-cell table:formula="of:=[.A319]+1" office:value-type="float" office:value="318">
            <text:p>318</text:p>
          </table:table-cell>
          <table:table-cell office:value-type="float" office:value="1">
            <text:p>1</text:p>
          </table:table-cell>
          <table:table-cell table:formula="of:=[Sheet1.A320]*4" office:value-type="float" office:value="1272">
            <text:p>1272</text:p>
          </table:table-cell>
          <table:table-cell table:formula="of:=[Sheet1.B320]*[.$K$4]+[.$K$5]" office:value-type="float" office:value="1.8616">
            <text:p>1,86</text:p>
          </table:table-cell>
          <table:table-cell table:number-columns-repeated="17"/>
          <table:table-cell table:formula="of:=IF([.B319]=1;[.$K$3]-([.$K$3]-[.V319])*EXP([.$K$2]);[.V319]*EXP([.$K$2]))" office:value-type="float" office:value="3.23201972207929">
            <text:p>3,232020</text:p>
          </table:table-cell>
          <table:table-cell table:number-columns-repeated="1002"/>
        </table:table-row>
        <table:table-row table:style-name="ro2">
          <table:table-cell table:formula="of:=[.A320]+1" office:value-type="float" office:value="319">
            <text:p>319</text:p>
          </table:table-cell>
          <table:table-cell office:value-type="float" office:value="0">
            <text:p>0</text:p>
          </table:table-cell>
          <table:table-cell table:formula="of:=[Sheet1.A321]*4" office:value-type="float" office:value="1276">
            <text:p>1276</text:p>
          </table:table-cell>
          <table:table-cell table:formula="of:=[Sheet1.B321]*[.$K$4]+[.$K$5]" office:value-type="float" office:value="2.0246">
            <text:p>2,02</text:p>
          </table:table-cell>
          <table:table-cell table:number-columns-repeated="17"/>
          <table:table-cell table:formula="of:=IF([.B320]=1;[.$K$3]-([.$K$3]-[.V320])*EXP([.$K$2]);[.V320]*EXP([.$K$2]))" office:value-type="float" office:value="3.31824513770487">
            <text:p>3,318245</text:p>
          </table:table-cell>
          <table:table-cell table:number-columns-repeated="1002"/>
        </table:table-row>
        <table:table-row table:style-name="ro2">
          <table:table-cell table:formula="of:=[.A321]+1" office:value-type="float" office:value="320">
            <text:p>320</text:p>
          </table:table-cell>
          <table:table-cell office:value-type="float" office:value="1">
            <text:p>1</text:p>
          </table:table-cell>
          <table:table-cell table:formula="of:=[Sheet1.A322]*4" office:value-type="float" office:value="1280">
            <text:p>1280</text:p>
          </table:table-cell>
          <table:table-cell table:formula="of:=[Sheet1.B322]*[.$K$4]+[.$K$5]" office:value-type="float" office:value="2.24">
            <text:p>2,24</text:p>
          </table:table-cell>
          <table:table-cell table:formula="of:=DEC2HEX(128*[.B322]+64*[.B323]+32*[.B324]+16*[.B325]+8*[.B326]+4*[.B327]+2*[.B328]+[.B329];2)" office:value-type="string" office:string-value="DA">
            <text:p>DA</text:p>
          </table:table-cell>
          <table:table-cell table:number-columns-repeated="16"/>
          <table:table-cell table:formula="of:=IF([.B321]=1;[.$K$3]-([.$K$3]-[.V321])*EXP([.$K$2]);[.V321]*EXP([.$K$2]))" office:value-type="float" office:value="3.15641241269129">
            <text:p>3,156412</text:p>
          </table:table-cell>
          <table:table-cell table:number-columns-repeated="1002"/>
        </table:table-row>
        <table:table-row table:style-name="ro2">
          <table:table-cell table:formula="of:=[.A322]+1" office:value-type="float" office:value="321">
            <text:p>321</text:p>
          </table:table-cell>
          <table:table-cell office:value-type="float" office:value="1">
            <text:p>1</text:p>
          </table:table-cell>
          <table:table-cell table:formula="of:=[Sheet1.A323]*4" office:value-type="float" office:value="1284">
            <text:p>1284</text:p>
          </table:table-cell>
          <table:table-cell table:formula="of:=[Sheet1.B323]*[.$K$4]+[.$K$5]" office:value-type="float" office:value="2.4802">
            <text:p>2,48</text:p>
          </table:table-cell>
          <table:table-cell table:number-columns-repeated="17"/>
          <table:table-cell table:formula="of:=IF([.B322]=1;[.$K$3]-([.$K$3]-[.V322])*EXP([.$K$2]);[.V322]*EXP([.$K$2]))" office:value-type="float" office:value="3.24632524030768">
            <text:p>3,246325</text:p>
          </table:table-cell>
          <table:table-cell table:number-columns-repeated="1002"/>
        </table:table-row>
        <table:table-row table:style-name="ro2">
          <table:table-cell table:formula="of:=[.A323]+1" office:value-type="float" office:value="322">
            <text:p>322</text:p>
          </table:table-cell>
          <table:table-cell office:value-type="float" office:value="0">
            <text:p>0</text:p>
          </table:table-cell>
          <table:table-cell table:formula="of:=[Sheet1.A324]*4" office:value-type="float" office:value="1288">
            <text:p>1288</text:p>
          </table:table-cell>
          <table:table-cell table:formula="of:=[Sheet1.B324]*[.$K$4]+[.$K$5]" office:value-type="float" office:value="2.7202">
            <text:p>2,72</text:p>
          </table:table-cell>
          <table:table-cell table:number-columns-repeated="17"/>
          <table:table-cell table:formula="of:=IF([.B323]=1;[.$K$3]-([.$K$3]-[.V323])*EXP([.$K$2]);[.V323]*EXP([.$K$2]))" office:value-type="float" office:value="3.33185296757645">
            <text:p>3,331853</text:p>
          </table:table-cell>
          <table:table-cell table:number-columns-repeated="1002"/>
        </table:table-row>
        <table:table-row table:style-name="ro2">
          <table:table-cell table:formula="of:=[.A324]+1" office:value-type="float" office:value="323">
            <text:p>323</text:p>
          </table:table-cell>
          <table:table-cell office:value-type="float" office:value="1">
            <text:p>1</text:p>
          </table:table-cell>
          <table:table-cell table:formula="of:=[Sheet1.A325]*4" office:value-type="float" office:value="1292">
            <text:p>1292</text:p>
          </table:table-cell>
          <table:table-cell table:formula="of:=[Sheet1.B325]*[.$K$4]+[.$K$5]" office:value-type="float" office:value="2.9174">
            <text:p>2,92</text:p>
          </table:table-cell>
          <table:table-cell table:number-columns-repeated="17"/>
          <table:table-cell table:formula="of:=IF([.B324]=1;[.$K$3]-([.$K$3]-[.V324])*EXP([.$K$2]);[.V324]*EXP([.$K$2]))" office:value-type="float" office:value="3.16935658086874">
            <text:p>3,169357</text:p>
          </table:table-cell>
          <table:table-cell table:number-columns-repeated="1002"/>
        </table:table-row>
        <table:table-row table:style-name="ro2">
          <table:table-cell table:formula="of:=[.A325]+1" office:value-type="float" office:value="324">
            <text:p>324</text:p>
          </table:table-cell>
          <table:table-cell office:value-type="float" office:value="1">
            <text:p>1</text:p>
          </table:table-cell>
          <table:table-cell table:formula="of:=[Sheet1.A326]*4" office:value-type="float" office:value="1296">
            <text:p>1296</text:p>
          </table:table-cell>
          <table:table-cell table:formula="of:=[Sheet1.B326]*[.$K$4]+[.$K$5]" office:value-type="float" office:value="3.0714">
            <text:p>3,07</text:p>
          </table:table-cell>
          <table:table-cell table:number-columns-repeated="17"/>
          <table:table-cell table:formula="of:=IF([.B325]=1;[.$K$3]-([.$K$3]-[.V325])*EXP([.$K$2]);[.V325]*EXP([.$K$2]))" office:value-type="float" office:value="3.25863811395375">
            <text:p>3,258638</text:p>
          </table:table-cell>
          <table:table-cell table:number-columns-repeated="1002"/>
        </table:table-row>
        <table:table-row table:style-name="ro2">
          <table:table-cell table:formula="of:=[.A326]+1" office:value-type="float" office:value="325">
            <text:p>325</text:p>
          </table:table-cell>
          <table:table-cell office:value-type="float" office:value="0">
            <text:p>0</text:p>
          </table:table-cell>
          <table:table-cell table:formula="of:=[Sheet1.A327]*4" office:value-type="float" office:value="1300">
            <text:p>1300</text:p>
          </table:table-cell>
          <table:table-cell table:formula="of:=[Sheet1.B327]*[.$K$4]+[.$K$5]" office:value-type="float" office:value="3.166">
            <text:p>3,17</text:p>
          </table:table-cell>
          <table:table-cell table:number-columns-repeated="17"/>
          <table:table-cell table:formula="of:=IF([.B326]=1;[.$K$3]-([.$K$3]-[.V326])*EXP([.$K$2]);[.V326]*EXP([.$K$2]))" office:value-type="float" office:value="3.34356533528875">
            <text:p>3,343565</text:p>
          </table:table-cell>
          <table:table-cell table:number-columns-repeated="1002"/>
        </table:table-row>
        <table:table-row table:style-name="ro2">
          <table:table-cell table:formula="of:=[.A327]+1" office:value-type="float" office:value="326">
            <text:p>326</text:p>
          </table:table-cell>
          <table:table-cell office:value-type="float" office:value="1">
            <text:p>1</text:p>
          </table:table-cell>
          <table:table-cell table:formula="of:=[Sheet1.A328]*4" office:value-type="float" office:value="1304">
            <text:p>1304</text:p>
          </table:table-cell>
          <table:table-cell table:formula="of:=[Sheet1.B328]*[.$K$4]+[.$K$5]" office:value-type="float" office:value="3.2084">
            <text:p>3,21</text:p>
          </table:table-cell>
          <table:table-cell table:number-columns-repeated="17"/>
          <table:table-cell table:formula="of:=IF([.B327]=1;[.$K$3]-([.$K$3]-[.V327])*EXP([.$K$2]);[.V327]*EXP([.$K$2]))" office:value-type="float" office:value="3.18049772966725">
            <text:p>3,180498</text:p>
          </table:table-cell>
          <table:table-cell table:number-columns-repeated="1002"/>
        </table:table-row>
        <table:table-row table:style-name="ro2">
          <table:table-cell table:formula="of:=[.A328]+1" office:value-type="float" office:value="327">
            <text:p>327</text:p>
          </table:table-cell>
          <table:table-cell office:value-type="float" office:value="0">
            <text:p>0</text:p>
          </table:table-cell>
          <table:table-cell table:formula="of:=[Sheet1.A329]*4" office:value-type="float" office:value="1308">
            <text:p>1308</text:p>
          </table:table-cell>
          <table:table-cell table:formula="of:=[Sheet1.B329]*[.$K$4]+[.$K$5]" office:value-type="float" office:value="3.1874">
            <text:p>3,19</text:p>
          </table:table-cell>
          <table:table-cell table:number-columns-repeated="17"/>
          <table:table-cell table:formula="of:=IF([.B328]=1;[.$K$3]-([.$K$3]-[.V328])*EXP([.$K$2]);[.V328]*EXP([.$K$2]))" office:value-type="float" office:value="3.26923590251364">
            <text:p>3,269236</text:p>
          </table:table-cell>
          <table:table-cell table:number-columns-repeated="1002"/>
        </table:table-row>
        <table:table-row table:style-name="ro2">
          <table:table-cell table:formula="of:=[.A329]+1" office:value-type="float" office:value="328">
            <text:p>328</text:p>
          </table:table-cell>
          <table:table-cell office:value-type="float" office:value="1">
            <text:p>1</text:p>
          </table:table-cell>
          <table:table-cell table:formula="of:=[Sheet1.A330]*4" office:value-type="float" office:value="1312">
            <text:p>1312</text:p>
          </table:table-cell>
          <table:table-cell table:formula="of:=[Sheet1.B330]*[.$K$4]+[.$K$5]" office:value-type="float" office:value="3.1198">
            <text:p>3,12</text:p>
          </table:table-cell>
          <table:table-cell table:formula="of:=DEC2HEX(128*[.B330]+64*[.B331]+32*[.B332]+16*[.B333]+8*[.B334]+4*[.B335]+2*[.B336]+[.B337];2)" office:value-type="string" office:string-value="88">
            <text:p>88</text:p>
          </table:table-cell>
          <table:table-cell table:number-columns-repeated="16"/>
          <table:table-cell table:formula="of:=IF([.B329]=1;[.$K$3]-([.$K$3]-[.V329])*EXP([.$K$2]);[.V329]*EXP([.$K$2]))" office:value-type="float" office:value="3.10979338610512">
            <text:p>3,109793</text:p>
          </table:table-cell>
          <table:table-cell table:number-columns-repeated="1002"/>
        </table:table-row>
        <table:table-row table:style-name="ro2">
          <table:table-cell table:formula="of:=[.A330]+1" office:value-type="float" office:value="329">
            <text:p>329</text:p>
          </table:table-cell>
          <table:table-cell office:value-type="float" office:value="0">
            <text:p>0</text:p>
          </table:table-cell>
          <table:table-cell table:formula="of:=[Sheet1.A331]*4" office:value-type="float" office:value="1316">
            <text:p>1316</text:p>
          </table:table-cell>
          <table:table-cell table:formula="of:=[Sheet1.B331]*[.$K$4]+[.$K$5]" office:value-type="float" office:value="2.9996">
            <text:p>3</text:p>
          </table:table-cell>
          <table:table-cell table:number-columns-repeated="17"/>
          <table:table-cell table:formula="of:=IF([.B330]=1;[.$K$3]-([.$K$3]-[.V330])*EXP([.$K$2]);[.V330]*EXP([.$K$2]))" office:value-type="float" office:value="3.20197985047733">
            <text:p>3,201980</text:p>
          </table:table-cell>
          <table:table-cell table:number-columns-repeated="1002"/>
        </table:table-row>
        <table:table-row table:style-name="ro2">
          <table:table-cell table:formula="of:=[.A331]+1" office:value-type="float" office:value="330">
            <text:p>330</text:p>
          </table:table-cell>
          <table:table-cell office:value-type="float" office:value="0">
            <text:p>0</text:p>
          </table:table-cell>
          <table:table-cell table:formula="of:=[Sheet1.A332]*4" office:value-type="float" office:value="1320">
            <text:p>1320</text:p>
          </table:table-cell>
          <table:table-cell table:formula="of:=[Sheet1.B332]*[.$K$4]+[.$K$5]" office:value-type="float" office:value="2.7938">
            <text:p>2,79</text:p>
          </table:table-cell>
          <table:table-cell table:number-columns-repeated="17"/>
          <table:table-cell table:formula="of:=IF([.B331]=1;[.$K$3]-([.$K$3]-[.V331])*EXP([.$K$2]);[.V331]*EXP([.$K$2]))" office:value-type="float" office:value="3.04581745043243">
            <text:p>3,045817</text:p>
          </table:table-cell>
          <table:table-cell table:number-columns-repeated="1002"/>
        </table:table-row>
        <table:table-row table:style-name="ro2">
          <table:table-cell table:formula="of:=[.A332]+1" office:value-type="float" office:value="331">
            <text:p>331</text:p>
          </table:table-cell>
          <table:table-cell office:value-type="float" office:value="0">
            <text:p>0</text:p>
          </table:table-cell>
          <table:table-cell table:formula="of:=[Sheet1.A333]*4" office:value-type="float" office:value="1324">
            <text:p>1324</text:p>
          </table:table-cell>
          <table:table-cell table:formula="of:=[Sheet1.B333]*[.$K$4]+[.$K$5]" office:value-type="float" office:value="2.5894">
            <text:p>2,59</text:p>
          </table:table-cell>
          <table:table-cell table:number-columns-repeated="17"/>
          <table:table-cell table:formula="of:=IF([.B332]=1;[.$K$3]-([.$K$3]-[.V332])*EXP([.$K$2]);[.V332]*EXP([.$K$2]))" office:value-type="float" office:value="2.89727118050908">
            <text:p>2,897271</text:p>
          </table:table-cell>
          <table:table-cell table:number-columns-repeated="1002"/>
        </table:table-row>
        <table:table-row table:style-name="ro2">
          <table:table-cell table:formula="of:=[.A333]+1" office:value-type="float" office:value="332">
            <text:p>332</text:p>
          </table:table-cell>
          <table:table-cell office:value-type="float" office:value="1">
            <text:p>1</text:p>
          </table:table-cell>
          <table:table-cell table:formula="of:=[Sheet1.A334]*4" office:value-type="float" office:value="1328">
            <text:p>1328</text:p>
          </table:table-cell>
          <table:table-cell table:formula="of:=[Sheet1.B334]*[.$K$4]+[.$K$5]" office:value-type="float" office:value="2.3388">
            <text:p>2,34</text:p>
          </table:table-cell>
          <table:table-cell table:number-columns-repeated="17"/>
          <table:table-cell table:formula="of:=IF([.B333]=1;[.$K$3]-([.$K$3]-[.V333])*EXP([.$K$2]);[.V333]*EXP([.$K$2]))" office:value-type="float" office:value="2.75596959765815">
            <text:p>2,755970</text:p>
          </table:table-cell>
          <table:table-cell table:number-columns-repeated="1002"/>
        </table:table-row>
        <table:table-row table:style-name="ro2">
          <table:table-cell table:formula="of:=[.A334]+1" office:value-type="float" office:value="333">
            <text:p>333</text:p>
          </table:table-cell>
          <table:table-cell office:value-type="float" office:value="0">
            <text:p>0</text:p>
          </table:table-cell>
          <table:table-cell table:formula="of:=[Sheet1.A335]*4" office:value-type="float" office:value="1332">
            <text:p>1332</text:p>
          </table:table-cell>
          <table:table-cell table:formula="of:=[Sheet1.B335]*[.$K$4]+[.$K$5]" office:value-type="float" office:value="2.0878">
            <text:p>2,09</text:p>
          </table:table-cell>
          <table:table-cell table:number-columns-repeated="17"/>
          <table:table-cell table:formula="of:=IF([.B334]=1;[.$K$3]-([.$K$3]-[.V334])*EXP([.$K$2]);[.V334]*EXP([.$K$2]))" office:value-type="float" office:value="2.86541225181826">
            <text:p>2,865412</text:p>
          </table:table-cell>
          <table:table-cell table:number-columns-repeated="1002"/>
        </table:table-row>
        <table:table-row table:style-name="ro2">
          <table:table-cell table:formula="of:=[.A335]+1" office:value-type="float" office:value="334">
            <text:p>334</text:p>
          </table:table-cell>
          <table:table-cell office:value-type="float" office:value="0">
            <text:p>0</text:p>
          </table:table-cell>
          <table:table-cell table:formula="of:=[Sheet1.A336]*4" office:value-type="float" office:value="1336">
            <text:p>1336</text:p>
          </table:table-cell>
          <table:table-cell table:formula="of:=[Sheet1.B336]*[.$K$4]+[.$K$5]" office:value-type="float" office:value="1.8478">
            <text:p>1,85</text:p>
          </table:table-cell>
          <table:table-cell table:number-columns-repeated="17"/>
          <table:table-cell table:formula="of:=IF([.B335]=1;[.$K$3]-([.$K$3]-[.V335])*EXP([.$K$2]);[.V335]*EXP([.$K$2]))" office:value-type="float" office:value="2.72566444725438">
            <text:p>2,725664</text:p>
          </table:table-cell>
          <table:table-cell table:number-columns-repeated="1002"/>
        </table:table-row>
        <table:table-row table:style-name="ro2">
          <table:table-cell table:formula="of:=[.A336]+1" office:value-type="float" office:value="335">
            <text:p>335</text:p>
          </table:table-cell>
          <table:table-cell office:value-type="float" office:value="0">
            <text:p>0</text:p>
          </table:table-cell>
          <table:table-cell table:formula="of:=[Sheet1.A337]*4" office:value-type="float" office:value="1340">
            <text:p>1340</text:p>
          </table:table-cell>
          <table:table-cell table:formula="of:=[Sheet1.B337]*[.$K$4]+[.$K$5]" office:value-type="float" office:value="1.7306">
            <text:p>1,73</text:p>
          </table:table-cell>
          <table:table-cell table:number-columns-repeated="17"/>
          <table:table-cell table:formula="of:=IF([.B336]=1;[.$K$3]-([.$K$3]-[.V336])*EXP([.$K$2]);[.V336]*EXP([.$K$2]))" office:value-type="float" office:value="2.59273222354384">
            <text:p>2,592732</text:p>
          </table:table-cell>
          <table:table-cell table:number-columns-repeated="1002"/>
        </table:table-row>
        <table:table-row table:style-name="ro2">
          <table:table-cell table:formula="of:=[.A337]+1" office:value-type="float" office:value="336">
            <text:p>336</text:p>
          </table:table-cell>
          <table:table-cell office:value-type="float" office:value="0">
            <text:p>0</text:p>
          </table:table-cell>
          <table:table-cell table:formula="of:=[Sheet1.A338]*4" office:value-type="float" office:value="1344">
            <text:p>1344</text:p>
          </table:table-cell>
          <table:table-cell table:formula="of:=[Sheet1.B338]*[.$K$4]+[.$K$5]" office:value-type="float" office:value="1.641">
            <text:p>1,64</text:p>
          </table:table-cell>
          <table:table-cell table:formula="of:=DEC2HEX(128*[.B338]+64*[.B339]+32*[.B340]+16*[.B341]+8*[.B342]+4*[.B343]+2*[.B344]+[.B345];2)" office:value-type="string" office:string-value="00">
            <text:p>00</text:p>
          </table:table-cell>
          <table:table-cell table:number-columns-repeated="16"/>
          <table:table-cell table:formula="of:=IF([.B337]=1;[.$K$3]-([.$K$3]-[.V337])*EXP([.$K$2]);[.V337]*EXP([.$K$2]))" office:value-type="float" office:value="2.46628318088606">
            <text:p>2,466283</text:p>
          </table:table-cell>
          <table:table-cell table:number-columns-repeated="1002"/>
        </table:table-row>
        <table:table-row table:style-name="ro2">
          <table:table-cell table:formula="of:=[.A338]+1" office:value-type="float" office:value="337">
            <text:p>337</text:p>
          </table:table-cell>
          <table:table-cell office:value-type="float" office:value="0">
            <text:p>0</text:p>
          </table:table-cell>
          <table:table-cell table:formula="of:=[Sheet1.A339]*4" office:value-type="float" office:value="1348">
            <text:p>1348</text:p>
          </table:table-cell>
          <table:table-cell table:formula="of:=[Sheet1.B339]*[.$K$4]+[.$K$5]" office:value-type="float" office:value="1.6606">
            <text:p>1,66</text:p>
          </table:table-cell>
          <table:table-cell table:number-columns-repeated="17"/>
          <table:table-cell table:formula="of:=IF([.B338]=1;[.$K$3]-([.$K$3]-[.V338])*EXP([.$K$2]);[.V338]*EXP([.$K$2]))" office:value-type="float" office:value="2.34600113081004">
            <text:p>2,346001</text:p>
          </table:table-cell>
          <table:table-cell table:number-columns-repeated="1002"/>
        </table:table-row>
        <table:table-row table:style-name="ro2">
          <table:table-cell table:formula="of:=[.A339]+1" office:value-type="float" office:value="338">
            <text:p>338</text:p>
          </table:table-cell>
          <table:table-cell office:value-type="float" office:value="0">
            <text:p>0</text:p>
          </table:table-cell>
          <table:table-cell table:formula="of:=[Sheet1.A340]*4" office:value-type="float" office:value="1352">
            <text:p>1352</text:p>
          </table:table-cell>
          <table:table-cell table:formula="of:=[Sheet1.B340]*[.$K$4]+[.$K$5]" office:value-type="float" office:value="1.7708">
            <text:p>1,77</text:p>
          </table:table-cell>
          <table:table-cell table:number-columns-repeated="17"/>
          <table:table-cell table:formula="of:=IF([.B339]=1;[.$K$3]-([.$K$3]-[.V339])*EXP([.$K$2]);[.V339]*EXP([.$K$2]))" office:value-type="float" office:value="2.23158530553846">
            <text:p>2,231585</text:p>
          </table:table-cell>
          <table:table-cell table:number-columns-repeated="1002"/>
        </table:table-row>
        <table:table-row table:style-name="ro2">
          <table:table-cell table:formula="of:=[.A340]+1" office:value-type="float" office:value="339">
            <text:p>339</text:p>
          </table:table-cell>
          <table:table-cell office:value-type="float" office:value="0">
            <text:p>0</text:p>
          </table:table-cell>
          <table:table-cell table:formula="of:=[Sheet1.A341]*4" office:value-type="float" office:value="1356">
            <text:p>1356</text:p>
          </table:table-cell>
          <table:table-cell table:formula="of:=[Sheet1.B341]*[.$K$4]+[.$K$5]" office:value-type="float" office:value="1.9418">
            <text:p>1,94</text:p>
          </table:table-cell>
          <table:table-cell table:number-columns-repeated="17"/>
          <table:table-cell table:formula="of:=IF([.B340]=1;[.$K$3]-([.$K$3]-[.V340])*EXP([.$K$2]);[.V340]*EXP([.$K$2]))" office:value-type="float" office:value="2.1227496059116">
            <text:p>2,122750</text:p>
          </table:table-cell>
          <table:table-cell table:number-columns-repeated="1002"/>
        </table:table-row>
        <table:table-row table:style-name="ro2">
          <table:table-cell table:formula="of:=[.A341]+1" office:value-type="float" office:value="340">
            <text:p>340</text:p>
          </table:table-cell>
          <table:table-cell office:value-type="float" office:value="0">
            <text:p>0</text:p>
          </table:table-cell>
          <table:table-cell table:formula="of:=[Sheet1.A342]*4" office:value-type="float" office:value="1360">
            <text:p>1360</text:p>
          </table:table-cell>
          <table:table-cell table:formula="of:=[Sheet1.B342]*[.$K$4]+[.$K$5]" office:value-type="float" office:value="2.1828">
            <text:p>2,18</text:p>
          </table:table-cell>
          <table:table-cell table:number-columns-repeated="17"/>
          <table:table-cell table:formula="of:=IF([.B341]=1;[.$K$3]-([.$K$3]-[.V341])*EXP([.$K$2]);[.V341]*EXP([.$K$2]))" office:value-type="float" office:value="2.01922188599041">
            <text:p>2,019222</text:p>
          </table:table-cell>
          <table:table-cell table:number-columns-repeated="1002"/>
        </table:table-row>
        <table:table-row table:style-name="ro2">
          <table:table-cell table:formula="of:=[.A342]+1" office:value-type="float" office:value="341">
            <text:p>341</text:p>
          </table:table-cell>
          <table:table-cell office:value-type="float" office:value="0">
            <text:p>0</text:p>
          </table:table-cell>
          <table:table-cell table:formula="of:=[Sheet1.A343]*4" office:value-type="float" office:value="1364">
            <text:p>1364</text:p>
          </table:table-cell>
          <table:table-cell table:formula="of:=[Sheet1.B343]*[.$K$4]+[.$K$5]" office:value-type="float" office:value="2.4276">
            <text:p>2,43</text:p>
          </table:table-cell>
          <table:table-cell table:number-columns-repeated="17"/>
          <table:table-cell table:formula="of:=IF([.B342]=1;[.$K$3]-([.$K$3]-[.V342])*EXP([.$K$2]);[.V342]*EXP([.$K$2]))" office:value-type="float" office:value="1.9207432725499">
            <text:p>1,920743</text:p>
          </table:table-cell>
          <table:table-cell table:number-columns-repeated="1002"/>
        </table:table-row>
        <table:table-row table:style-name="ro2">
          <table:table-cell table:formula="of:=[.A343]+1" office:value-type="float" office:value="342">
            <text:p>342</text:p>
          </table:table-cell>
          <table:table-cell office:value-type="float" office:value="0">
            <text:p>0</text:p>
          </table:table-cell>
          <table:table-cell table:formula="of:=[Sheet1.A344]*4" office:value-type="float" office:value="1368">
            <text:p>1368</text:p>
          </table:table-cell>
          <table:table-cell table:formula="of:=[Sheet1.B344]*[.$K$4]+[.$K$5]" office:value-type="float" office:value="2.6678">
            <text:p>2,67</text:p>
          </table:table-cell>
          <table:table-cell table:number-columns-repeated="17"/>
          <table:table-cell table:formula="of:=IF([.B343]=1;[.$K$3]-([.$K$3]-[.V343])*EXP([.$K$2]);[.V343]*EXP([.$K$2]))" office:value-type="float" office:value="1.82706751776126">
            <text:p>1,827068</text:p>
          </table:table-cell>
          <table:table-cell table:number-columns-repeated="1002"/>
        </table:table-row>
        <table:table-row table:style-name="ro2">
          <table:table-cell table:formula="of:=[.A344]+1" office:value-type="float" office:value="343">
            <text:p>343</text:p>
          </table:table-cell>
          <table:table-cell office:value-type="float" office:value="0">
            <text:p>0</text:p>
          </table:table-cell>
          <table:table-cell table:formula="of:=[Sheet1.A345]*4" office:value-type="float" office:value="1372">
            <text:p>1372</text:p>
          </table:table-cell>
          <table:table-cell table:formula="of:=[Sheet1.B345]*[.$K$4]+[.$K$5]" office:value-type="float" office:value="2.9078">
            <text:p>2,91</text:p>
          </table:table-cell>
          <table:table-cell table:number-columns-repeated="17"/>
          <table:table-cell table:formula="of:=IF([.B344]=1;[.$K$3]-([.$K$3]-[.V344])*EXP([.$K$2]);[.V344]*EXP([.$K$2]))" office:value-type="float" office:value="1.73796038344399">
            <text:p>1,737960</text:p>
          </table:table-cell>
          <table:table-cell table:number-columns-repeated="1002"/>
        </table:table-row>
        <table:table-row table:style-name="ro2">
          <table:table-cell table:formula="of:=[.A345]+1" office:value-type="float" office:value="344">
            <text:p>344</text:p>
          </table:table-cell>
          <table:table-cell office:value-type="float" office:value="1">
            <text:p>1</text:p>
          </table:table-cell>
          <table:table-cell table:formula="of:=[Sheet1.A346]*4" office:value-type="float" office:value="1376">
            <text:p>1376</text:p>
          </table:table-cell>
          <table:table-cell table:formula="of:=[Sheet1.B346]*[.$K$4]+[.$K$5]" office:value-type="float" office:value="3.0924">
            <text:p>3,09</text:p>
          </table:table-cell>
          <table:table-cell table:formula="of:=DEC2HEX(128*[.B346]+64*[.B347]+32*[.B348]+16*[.B349]+8*[.B350]+4*[.B351]+2*[.B352]+[.B353];2)" office:value-type="string" office:string-value="92">
            <text:p>92</text:p>
          </table:table-cell>
          <table:table-cell table:number-columns-repeated="16"/>
          <table:table-cell table:formula="of:=IF([.B345]=1;[.$K$3]-([.$K$3]-[.V345])*EXP([.$K$2]);[.V345]*EXP([.$K$2]))" office:value-type="float" office:value="1.65319905534847">
            <text:p>1,653199</text:p>
          </table:table-cell>
          <table:table-cell table:number-columns-repeated="1002"/>
        </table:table-row>
        <table:table-row table:style-name="ro2">
          <table:table-cell table:formula="of:=[.A346]+1" office:value-type="float" office:value="345">
            <text:p>345</text:p>
          </table:table-cell>
          <table:table-cell office:value-type="float" office:value="0">
            <text:p>0</text:p>
          </table:table-cell>
          <table:table-cell table:formula="of:=[Sheet1.A347]*4" office:value-type="float" office:value="1380">
            <text:p>1380</text:p>
          </table:table-cell>
          <table:table-cell table:formula="of:=[Sheet1.B347]*[.$K$4]+[.$K$5]" office:value-type="float" office:value="3.234">
            <text:p>3,23</text:p>
          </table:table-cell>
          <table:table-cell table:number-columns-repeated="17"/>
          <table:table-cell table:formula="of:=IF([.B346]=1;[.$K$3]-([.$K$3]-[.V346])*EXP([.$K$2]);[.V346]*EXP([.$K$2]))" office:value-type="float" office:value="1.81642446350068">
            <text:p>1,816424</text:p>
          </table:table-cell>
          <table:table-cell table:number-columns-repeated="1002"/>
        </table:table-row>
        <table:table-row table:style-name="ro2">
          <table:table-cell table:formula="of:=[.A347]+1" office:value-type="float" office:value="346">
            <text:p>346</text:p>
          </table:table-cell>
          <table:table-cell office:value-type="float" office:value="0">
            <text:p>0</text:p>
          </table:table-cell>
          <table:table-cell table:formula="of:=[Sheet1.A348]*4" office:value-type="float" office:value="1384">
            <text:p>1384</text:p>
          </table:table-cell>
          <table:table-cell table:formula="of:=[Sheet1.B348]*[.$K$4]+[.$K$5]" office:value-type="float" office:value="3.3216">
            <text:p>3,32</text:p>
          </table:table-cell>
          <table:table-cell table:number-columns-repeated="17"/>
          <table:table-cell table:formula="of:=IF([.B347]=1;[.$K$3]-([.$K$3]-[.V347])*EXP([.$K$2]);[.V347]*EXP([.$K$2]))" office:value-type="float" office:value="1.72783639706477">
            <text:p>1,727836</text:p>
          </table:table-cell>
          <table:table-cell table:number-columns-repeated="1002"/>
        </table:table-row>
        <table:table-row table:style-name="ro2">
          <table:table-cell table:formula="of:=[.A348]+1" office:value-type="float" office:value="347">
            <text:p>347</text:p>
          </table:table-cell>
          <table:table-cell office:value-type="float" office:value="1">
            <text:p>1</text:p>
          </table:table-cell>
          <table:table-cell table:formula="of:=[Sheet1.A349]*4" office:value-type="float" office:value="1388">
            <text:p>1388</text:p>
          </table:table-cell>
          <table:table-cell table:formula="of:=[Sheet1.B349]*[.$K$4]+[.$K$5]" office:value-type="float" office:value="3.3378">
            <text:p>3,34</text:p>
          </table:table-cell>
          <table:table-cell table:number-columns-repeated="17"/>
          <table:table-cell table:formula="of:=IF([.B348]=1;[.$K$3]-([.$K$3]-[.V348])*EXP([.$K$2]);[.V348]*EXP([.$K$2]))" office:value-type="float" office:value="1.64356882161131">
            <text:p>1,643569</text:p>
          </table:table-cell>
          <table:table-cell table:number-columns-repeated="1002"/>
        </table:table-row>
        <table:table-row table:style-name="ro2">
          <table:table-cell table:formula="of:=[.A349]+1" office:value-type="float" office:value="348">
            <text:p>348</text:p>
          </table:table-cell>
          <table:table-cell office:value-type="float" office:value="0">
            <text:p>0</text:p>
          </table:table-cell>
          <table:table-cell table:formula="of:=[Sheet1.A350]*4" office:value-type="float" office:value="1392">
            <text:p>1392</text:p>
          </table:table-cell>
          <table:table-cell table:formula="of:=[Sheet1.B350]*[.$K$4]+[.$K$5]" office:value-type="float" office:value="3.2562">
            <text:p>3,26</text:p>
          </table:table-cell>
          <table:table-cell table:number-columns-repeated="17"/>
          <table:table-cell table:formula="of:=IF([.B349]=1;[.$K$3]-([.$K$3]-[.V349])*EXP([.$K$2]);[.V349]*EXP([.$K$2]))" office:value-type="float" office:value="1.80726390180507">
            <text:p>1,807264</text:p>
          </table:table-cell>
          <table:table-cell table:number-columns-repeated="1002"/>
        </table:table-row>
        <table:table-row table:style-name="ro2">
          <table:table-cell table:formula="of:=[.A350]+1" office:value-type="float" office:value="349">
            <text:p>349</text:p>
          </table:table-cell>
          <table:table-cell office:value-type="float" office:value="0">
            <text:p>0</text:p>
          </table:table-cell>
          <table:table-cell table:formula="of:=[Sheet1.A351]*4" office:value-type="float" office:value="1396">
            <text:p>1396</text:p>
          </table:table-cell>
          <table:table-cell table:formula="of:=[Sheet1.B351]*[.$K$4]+[.$K$5]" office:value-type="float" office:value="3.1118">
            <text:p>3,11</text:p>
          </table:table-cell>
          <table:table-cell table:number-columns-repeated="17"/>
          <table:table-cell table:formula="of:=IF([.B350]=1;[.$K$3]-([.$K$3]-[.V350])*EXP([.$K$2]);[.V350]*EXP([.$K$2]))" office:value-type="float" office:value="1.71912260123495">
            <text:p>1,719123</text:p>
          </table:table-cell>
          <table:table-cell table:number-columns-repeated="1002"/>
        </table:table-row>
        <table:table-row table:style-name="ro2">
          <table:table-cell table:formula="of:=[.A351]+1" office:value-type="float" office:value="350">
            <text:p>350</text:p>
          </table:table-cell>
          <table:table-cell office:value-type="float" office:value="1">
            <text:p>1</text:p>
          </table:table-cell>
          <table:table-cell table:formula="of:=[Sheet1.A352]*4" office:value-type="float" office:value="1400">
            <text:p>1400</text:p>
          </table:table-cell>
          <table:table-cell table:formula="of:=[Sheet1.B352]*[.$K$4]+[.$K$5]" office:value-type="float" office:value="2.8606">
            <text:p>2,86</text:p>
          </table:table-cell>
          <table:table-cell table:number-columns-repeated="17"/>
          <table:table-cell table:formula="of:=IF([.B351]=1;[.$K$3]-([.$K$3]-[.V351])*EXP([.$K$2]);[.V351]*EXP([.$K$2]))" office:value-type="float" office:value="1.63528000261889">
            <text:p>1,635280</text:p>
          </table:table-cell>
          <table:table-cell table:number-columns-repeated="1002"/>
        </table:table-row>
        <table:table-row table:style-name="ro2">
          <table:table-cell table:formula="of:=[.A352]+1" office:value-type="float" office:value="351">
            <text:p>351</text:p>
          </table:table-cell>
          <table:table-cell office:value-type="float" office:value="0">
            <text:p>0</text:p>
          </table:table-cell>
          <table:table-cell table:formula="of:=[Sheet1.A353]*4" office:value-type="float" office:value="1404">
            <text:p>1404</text:p>
          </table:table-cell>
          <table:table-cell table:formula="of:=[Sheet1.B353]*[.$K$4]+[.$K$5]" office:value-type="float" office:value="2.5624">
            <text:p>2,56</text:p>
          </table:table-cell>
          <table:table-cell table:number-columns-repeated="17"/>
          <table:table-cell table:formula="of:=IF([.B352]=1;[.$K$3]-([.$K$3]-[.V352])*EXP([.$K$2]);[.V352]*EXP([.$K$2]))" office:value-type="float" office:value="1.79937933328513">
            <text:p>1,799379</text:p>
          </table:table-cell>
          <table:table-cell table:number-columns-repeated="1002"/>
        </table:table-row>
        <table:table-row table:style-name="ro2">
          <table:table-cell table:formula="of:=[.A353]+1" office:value-type="float" office:value="352">
            <text:p>352</text:p>
          </table:table-cell>
          <table:table-cell office:value-type="float" office:value="1">
            <text:p>1</text:p>
          </table:table-cell>
          <table:table-cell table:formula="of:=[Sheet1.A354]*4" office:value-type="float" office:value="1408">
            <text:p>1408</text:p>
          </table:table-cell>
          <table:table-cell table:formula="of:=[Sheet1.B354]*[.$K$4]+[.$K$5]" office:value-type="float" office:value="2.2578">
            <text:p>2,26</text:p>
          </table:table-cell>
          <table:table-cell table:formula="of:=DEC2HEX(128*[.B354]+64*[.B355]+32*[.B356]+16*[.B357]+8*[.B358]+4*[.B359]+2*[.B360]+[.B361];2)" office:value-type="string" office:string-value="B7">
            <text:p>B7</text:p>
          </table:table-cell>
          <table:table-cell table:number-columns-repeated="16"/>
          <table:table-cell table:formula="of:=IF([.B353]=1;[.$K$3]-([.$K$3]-[.V353])*EXP([.$K$2]);[.V353]*EXP([.$K$2]))" office:value-type="float" office:value="1.71162256765929">
            <text:p>1,711623</text:p>
          </table:table-cell>
          <table:table-cell table:number-columns-repeated="1002"/>
        </table:table-row>
        <table:table-row table:style-name="ro2">
          <table:table-cell table:formula="of:=[.A354]+1" office:value-type="float" office:value="353">
            <text:p>353</text:p>
          </table:table-cell>
          <table:table-cell office:value-type="float" office:value="0">
            <text:p>0</text:p>
          </table:table-cell>
          <table:table-cell table:formula="of:=[Sheet1.A355]*4" office:value-type="float" office:value="1412">
            <text:p>1412</text:p>
          </table:table-cell>
          <table:table-cell table:formula="of:=[Sheet1.B355]*[.$K$4]+[.$K$5]" office:value-type="float" office:value="2.0302">
            <text:p>2,03</text:p>
          </table:table-cell>
          <table:table-cell table:number-columns-repeated="17"/>
          <table:table-cell table:formula="of:=IF([.B354]=1;[.$K$3]-([.$K$3]-[.V354])*EXP([.$K$2]);[.V354]*EXP([.$K$2]))" office:value-type="float" office:value="1.87199862749341">
            <text:p>1,871999</text:p>
          </table:table-cell>
          <table:table-cell table:number-columns-repeated="1002"/>
        </table:table-row>
        <table:table-row table:style-name="ro2">
          <table:table-cell table:formula="of:=[.A355]+1" office:value-type="float" office:value="354">
            <text:p>354</text:p>
          </table:table-cell>
          <table:table-cell office:value-type="float" office:value="1">
            <text:p>1</text:p>
          </table:table-cell>
          <table:table-cell table:formula="of:=[Sheet1.A356]*4" office:value-type="float" office:value="1416">
            <text:p>1416</text:p>
          </table:table-cell>
          <table:table-cell table:formula="of:=[Sheet1.B356]*[.$K$4]+[.$K$5]" office:value-type="float" office:value="1.8358">
            <text:p>1,84</text:p>
          </table:table-cell>
          <table:table-cell table:number-columns-repeated="17"/>
          <table:table-cell table:formula="of:=IF([.B355]=1;[.$K$3]-([.$K$3]-[.V355])*EXP([.$K$2]);[.V355]*EXP([.$K$2]))" office:value-type="float" office:value="1.78070017709668">
            <text:p>1,780700</text:p>
          </table:table-cell>
          <table:table-cell table:number-columns-repeated="1002"/>
        </table:table-row>
        <table:table-row table:style-name="ro2">
          <table:table-cell table:formula="of:=[.A356]+1" office:value-type="float" office:value="355">
            <text:p>355</text:p>
          </table:table-cell>
          <table:table-cell office:value-type="float" office:value="1">
            <text:p>1</text:p>
          </table:table-cell>
          <table:table-cell table:formula="of:=[Sheet1.A357]*4" office:value-type="float" office:value="1420">
            <text:p>1420</text:p>
          </table:table-cell>
          <table:table-cell table:formula="of:=[Sheet1.B357]*[.$K$4]+[.$K$5]" office:value-type="float" office:value="1.7496">
            <text:p>1,75</text:p>
          </table:table-cell>
          <table:table-cell table:number-columns-repeated="17"/>
          <table:table-cell table:formula="of:=IF([.B356]=1;[.$K$3]-([.$K$3]-[.V356])*EXP([.$K$2]);[.V356]*EXP([.$K$2]))" office:value-type="float" office:value="1.93770728216443">
            <text:p>1,937707</text:p>
          </table:table-cell>
          <table:table-cell table:number-columns-repeated="1002"/>
        </table:table-row>
        <table:table-row table:style-name="ro2">
          <table:table-cell table:formula="of:=[.A357]+1" office:value-type="float" office:value="356">
            <text:p>356</text:p>
          </table:table-cell>
          <table:table-cell office:value-type="float" office:value="0">
            <text:p>0</text:p>
          </table:table-cell>
          <table:table-cell table:formula="of:=[Sheet1.A358]*4" office:value-type="float" office:value="1424">
            <text:p>1424</text:p>
          </table:table-cell>
          <table:table-cell table:formula="of:=[Sheet1.B358]*[.$K$4]+[.$K$5]" office:value-type="float" office:value="1.8052">
            <text:p>1,81</text:p>
          </table:table-cell>
          <table:table-cell table:number-columns-repeated="17"/>
          <table:table-cell table:formula="of:=IF([.B357]=1;[.$K$3]-([.$K$3]-[.V357])*EXP([.$K$2]);[.V357]*EXP([.$K$2]))" office:value-type="float" office:value="2.08705706036054">
            <text:p>2,087057</text:p>
          </table:table-cell>
          <table:table-cell table:number-columns-repeated="1002"/>
        </table:table-row>
        <table:table-row table:style-name="ro2">
          <table:table-cell table:formula="of:=[.A358]+1" office:value-type="float" office:value="357">
            <text:p>357</text:p>
          </table:table-cell>
          <table:table-cell office:value-type="float" office:value="1">
            <text:p>1</text:p>
          </table:table-cell>
          <table:table-cell table:formula="of:=[Sheet1.A359]*4" office:value-type="float" office:value="1428">
            <text:p>1428</text:p>
          </table:table-cell>
          <table:table-cell table:formula="of:=[Sheet1.B359]*[.$K$4]+[.$K$5]" office:value-type="float" office:value="1.9252">
            <text:p>1,93</text:p>
          </table:table-cell>
          <table:table-cell table:number-columns-repeated="17"/>
          <table:table-cell table:formula="of:=IF([.B358]=1;[.$K$3]-([.$K$3]-[.V358])*EXP([.$K$2]);[.V358]*EXP([.$K$2]))" office:value-type="float" office:value="1.98527008642691">
            <text:p>1,985270</text:p>
          </table:table-cell>
          <table:table-cell table:number-columns-repeated="1002"/>
        </table:table-row>
        <table:table-row table:style-name="ro2">
          <table:table-cell table:formula="of:=[.A359]+1" office:value-type="float" office:value="358">
            <text:p>358</text:p>
          </table:table-cell>
          <table:table-cell office:value-type="float" office:value="1">
            <text:p>1</text:p>
          </table:table-cell>
          <table:table-cell table:formula="of:=[Sheet1.A360]*4" office:value-type="float" office:value="1432">
            <text:p>1432</text:p>
          </table:table-cell>
          <table:table-cell table:formula="of:=[Sheet1.B360]*[.$K$4]+[.$K$5]" office:value-type="float" office:value="2.106">
            <text:p>2,11</text:p>
          </table:table-cell>
          <table:table-cell table:number-columns-repeated="17"/>
          <table:table-cell table:formula="of:=IF([.B359]=1;[.$K$3]-([.$K$3]-[.V359])*EXP([.$K$2]);[.V359]*EXP([.$K$2]))" office:value-type="float" office:value="2.13230019928678">
            <text:p>2,132300</text:p>
          </table:table-cell>
          <table:table-cell table:number-columns-repeated="1002"/>
        </table:table-row>
        <table:table-row table:style-name="ro2">
          <table:table-cell table:formula="of:=[.A360]+1" office:value-type="float" office:value="359">
            <text:p>359</text:p>
          </table:table-cell>
          <table:table-cell office:value-type="float" office:value="1">
            <text:p>1</text:p>
          </table:table-cell>
          <table:table-cell table:formula="of:=[Sheet1.A361]*4" office:value-type="float" office:value="1436">
            <text:p>1436</text:p>
          </table:table-cell>
          <table:table-cell table:formula="of:=[Sheet1.B361]*[.$K$4]+[.$K$5]" office:value-type="float" office:value="2.303">
            <text:p>2,3</text:p>
          </table:table-cell>
          <table:table-cell table:number-columns-repeated="17"/>
          <table:table-cell table:formula="of:=IF([.B360]=1;[.$K$3]-([.$K$3]-[.V360])*EXP([.$K$2]);[.V360]*EXP([.$K$2]))" office:value-type="float" office:value="2.27215956892675">
            <text:p>2,272160</text:p>
          </table:table-cell>
          <table:table-cell table:number-columns-repeated="1002"/>
        </table:table-row>
        <table:table-row table:style-name="ro2">
          <table:table-cell table:formula="of:=[.A361]+1" office:value-type="float" office:value="360">
            <text:p>360</text:p>
          </table:table-cell>
          <table:table-cell office:value-type="float" office:value="1">
            <text:p>1</text:p>
          </table:table-cell>
          <table:table-cell table:formula="of:=[Sheet1.A362]*4" office:value-type="float" office:value="1440">
            <text:p>1440</text:p>
          </table:table-cell>
          <table:table-cell table:formula="of:=[Sheet1.B362]*[.$K$4]+[.$K$5]" office:value-type="float" office:value="2.5">
            <text:p>2,5</text:p>
          </table:table-cell>
          <table:table-cell table:formula="of:=DEC2HEX(128*[.B362]+64*[.B363]+32*[.B364]+16*[.B365]+8*[.B366]+4*[.B367]+2*[.B368]+[.B369];2)" office:value-type="string" office:string-value="FD">
            <text:p>FD</text:p>
          </table:table-cell>
          <table:table-cell table:number-columns-repeated="16"/>
          <table:table-cell table:formula="of:=IF([.B361]=1;[.$K$3]-([.$K$3]-[.V361])*EXP([.$K$2]);[.V361]*EXP([.$K$2]))" office:value-type="float" office:value="2.40519791662042">
            <text:p>2,405198</text:p>
          </table:table-cell>
          <table:table-cell table:number-columns-repeated="1002"/>
        </table:table-row>
        <table:table-row table:style-name="ro2">
          <table:table-cell table:formula="of:=[.A362]+1" office:value-type="float" office:value="361">
            <text:p>36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362]=1;[.$K$3]-([.$K$3]-[.V362])*EXP([.$K$2]);[.V362]*EXP([.$K$2]))" office:value-type="float" office:value="2.53174790753358">
            <text:p>2,531748</text:p>
          </table:table-cell>
          <table:table-cell table:number-columns-repeated="1002"/>
        </table:table-row>
        <table:table-row table:style-name="ro2">
          <table:table-cell table:formula="of:=[.A363]+1" office:value-type="float" office:value="362">
            <text:p>36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363]=1;[.$K$3]-([.$K$3]-[.V363])*EXP([.$K$2]);[.V363]*EXP([.$K$2]))" office:value-type="float" office:value="2.65212598256049">
            <text:p>2,652126</text:p>
          </table:table-cell>
          <table:table-cell table:number-columns-repeated="1002"/>
        </table:table-row>
        <table:table-row table:style-name="ro2">
          <table:table-cell table:formula="of:=[.A364]+1" office:value-type="float" office:value="363">
            <text:p>36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364]=1;[.$K$3]-([.$K$3]-[.V364])*EXP([.$K$2]);[.V364]*EXP([.$K$2]))" office:value-type="float" office:value="2.76663314959083">
            <text:p>2,766633</text:p>
          </table:table-cell>
          <table:table-cell table:number-columns-repeated="1002"/>
        </table:table-row>
        <table:table-row table:style-name="ro2">
          <table:table-cell table:formula="of:=[.A365]+1" office:value-type="float" office:value="364">
            <text:p>36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365]=1;[.$K$3]-([.$K$3]-[.V365])*EXP([.$K$2]);[.V365]*EXP([.$K$2]))" office:value-type="float" office:value="2.87555573618632">
            <text:p>2,875556</text:p>
          </table:table-cell>
          <table:table-cell table:number-columns-repeated="1002"/>
        </table:table-row>
        <table:table-row table:style-name="ro2">
          <table:table-cell table:formula="of:=[.A366]+1" office:value-type="float" office:value="365">
            <text:p>36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366]=1;[.$K$3]-([.$K$3]-[.V366])*EXP([.$K$2]);[.V366]*EXP([.$K$2]))" office:value-type="float" office:value="2.97916610554867">
            <text:p>2,979166</text:p>
          </table:table-cell>
          <table:table-cell table:number-columns-repeated="1002"/>
        </table:table-row>
        <table:table-row table:style-name="ro2">
          <table:table-cell table:formula="of:=[.A367]+1" office:value-type="float" office:value="366">
            <text:p>36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367]=1;[.$K$3]-([.$K$3]-[.V367])*EXP([.$K$2]);[.V367]*EXP([.$K$2]))" office:value-type="float" office:value="3.07772333756952">
            <text:p>3,077723</text:p>
          </table:table-cell>
          <table:table-cell table:number-columns-repeated="1002"/>
        </table:table-row>
        <table:table-row table:style-name="ro2">
          <table:table-cell table:formula="of:=[.A368]+1" office:value-type="float" office:value="367">
            <text:p>36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368]=1;[.$K$3]-([.$K$3]-[.V368])*EXP([.$K$2]);[.V368]*EXP([.$K$2]))" office:value-type="float" office:value="2.92762099916867">
            <text:p>2,927621</text:p>
          </table:table-cell>
          <table:table-cell table:number-columns-repeated="1002"/>
        </table:table-row>
        <table:table-row table:style-name="ro2">
          <table:table-cell table:formula="of:=[.A369]+1" office:value-type="float" office:value="368">
            <text:p>36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370]+64*[.B371]+32*[.B372]+16*[.B373]+8*[.B374]+4*[.B375]+2*[.B376]+[.B377];2)" office:value-type="string" office:string-value="ED">
            <text:p>ED</text:p>
          </table:table-cell>
          <table:table-cell table:number-columns-repeated="16"/>
          <table:table-cell table:formula="of:=IF([.B369]=1;[.$K$3]-([.$K$3]-[.V369])*EXP([.$K$2]);[.V369]*EXP([.$K$2]))" office:value-type="float" office:value="3.02869211569185">
            <text:p>3,028692</text:p>
          </table:table-cell>
          <table:table-cell table:number-columns-repeated="1002"/>
        </table:table-row>
        <table:table-row table:style-name="ro2">
          <table:table-cell table:formula="of:=[.A370]+1" office:value-type="float" office:value="369">
            <text:p>36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370]=1;[.$K$3]-([.$K$3]-[.V370])*EXP([.$K$2]);[.V370]*EXP([.$K$2]))" office:value-type="float" office:value="3.12483393569584">
            <text:p>3,124834</text:p>
          </table:table-cell>
          <table:table-cell table:number-columns-repeated="1002"/>
        </table:table-row>
        <table:table-row table:style-name="ro2">
          <table:table-cell table:formula="of:=[.A371]+1" office:value-type="float" office:value="370">
            <text:p>37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371]=1;[.$K$3]-([.$K$3]-[.V371])*EXP([.$K$2]);[.V371]*EXP([.$K$2]))" office:value-type="float" office:value="3.21628686380869">
            <text:p>3,216287</text:p>
          </table:table-cell>
          <table:table-cell table:number-columns-repeated="1002"/>
        </table:table-row>
        <table:table-row table:style-name="ro2">
          <table:table-cell table:formula="of:=[.A372]+1" office:value-type="float" office:value="371">
            <text:p>37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372]=1;[.$K$3]-([.$K$3]-[.V372])*EXP([.$K$2]);[.V372]*EXP([.$K$2]))" office:value-type="float" office:value="3.30327957998637">
            <text:p>3,303280</text:p>
          </table:table-cell>
          <table:table-cell table:number-columns-repeated="1002"/>
        </table:table-row>
        <table:table-row table:style-name="ro2">
          <table:table-cell table:formula="of:=[.A373]+1" office:value-type="float" office:value="372">
            <text:p>37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373]=1;[.$K$3]-([.$K$3]-[.V373])*EXP([.$K$2]);[.V373]*EXP([.$K$2]))" office:value-type="float" office:value="3.1421767338354">
            <text:p>3,142177</text:p>
          </table:table-cell>
          <table:table-cell table:number-columns-repeated="1002"/>
        </table:table-row>
        <table:table-row table:style-name="ro2">
          <table:table-cell table:formula="of:=[.A374]+1" office:value-type="float" office:value="373">
            <text:p>37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374]=1;[.$K$3]-([.$K$3]-[.V374])*EXP([.$K$2]);[.V374]*EXP([.$K$2]))" office:value-type="float" office:value="3.23278384370221">
            <text:p>3,232784</text:p>
          </table:table-cell>
          <table:table-cell table:number-columns-repeated="1002"/>
        </table:table-row>
        <table:table-row table:style-name="ro2">
          <table:table-cell table:formula="of:=[.A375]+1" office:value-type="float" office:value="374">
            <text:p>37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375]=1;[.$K$3]-([.$K$3]-[.V375])*EXP([.$K$2]);[.V375]*EXP([.$K$2]))" office:value-type="float" office:value="3.31897199267649">
            <text:p>3,318972</text:p>
          </table:table-cell>
          <table:table-cell table:number-columns-repeated="1002"/>
        </table:table-row>
        <table:table-row table:style-name="ro2">
          <table:table-cell table:formula="of:=[.A376]+1" office:value-type="float" office:value="375">
            <text:p>37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376]=1;[.$K$3]-([.$K$3]-[.V376])*EXP([.$K$2]);[.V376]*EXP([.$K$2]))" office:value-type="float" office:value="3.15710381852764">
            <text:p>3,157104</text:p>
          </table:table-cell>
          <table:table-cell table:number-columns-repeated="1002"/>
        </table:table-row>
        <table:table-row table:style-name="ro2">
          <table:table-cell table:formula="of:=[.A377]+1" office:value-type="float" office:value="376">
            <text:p>37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378]+64*[.B379]+32*[.B380]+16*[.B381]+8*[.B382]+4*[.B383]+2*[.B384]+[.B385];2)" office:value-type="string" office:string-value="50">
            <text:p>50</text:p>
          </table:table-cell>
          <table:table-cell table:number-columns-repeated="16"/>
          <table:table-cell table:formula="of:=IF([.B377]=1;[.$K$3]-([.$K$3]-[.V377])*EXP([.$K$2]);[.V377]*EXP([.$K$2]))" office:value-type="float" office:value="3.24698292588349">
            <text:p>3,246983</text:p>
          </table:table-cell>
          <table:table-cell table:number-columns-repeated="1002"/>
        </table:table-row>
        <table:table-row table:style-name="ro2">
          <table:table-cell table:formula="of:=[.A378]+1" office:value-type="float" office:value="377">
            <text:p>37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378]=1;[.$K$3]-([.$K$3]-[.V378])*EXP([.$K$2]);[.V378]*EXP([.$K$2]))" office:value-type="float" office:value="3.08862569995179">
            <text:p>3,088626</text:p>
          </table:table-cell>
          <table:table-cell table:number-columns-repeated="1002"/>
        </table:table-row>
        <table:table-row table:style-name="ro2">
          <table:table-cell table:formula="of:=[.A379]+1" office:value-type="float" office:value="378">
            <text:p>37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379]=1;[.$K$3]-([.$K$3]-[.V379])*EXP([.$K$2]);[.V379]*EXP([.$K$2]))" office:value-type="float" office:value="3.18184452455969">
            <text:p>3,181845</text:p>
          </table:table-cell>
          <table:table-cell table:number-columns-repeated="1002"/>
        </table:table-row>
        <table:table-row table:style-name="ro2">
          <table:table-cell table:formula="of:=[.A380]+1" office:value-type="float" office:value="379">
            <text:p>37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380]=1;[.$K$3]-([.$K$3]-[.V380])*EXP([.$K$2]);[.V380]*EXP([.$K$2]))" office:value-type="float" office:value="3.02666413594766">
            <text:p>3,026664</text:p>
          </table:table-cell>
          <table:table-cell table:number-columns-repeated="1002"/>
        </table:table-row>
        <table:table-row table:style-name="ro2">
          <table:table-cell table:formula="of:=[.A381]+1" office:value-type="float" office:value="380">
            <text:p>38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381]=1;[.$K$3]-([.$K$3]-[.V381])*EXP([.$K$2]);[.V381]*EXP([.$K$2]))" office:value-type="float" office:value="3.12290486169087">
            <text:p>3,122905</text:p>
          </table:table-cell>
          <table:table-cell table:number-columns-repeated="1002"/>
        </table:table-row>
        <table:table-row table:style-name="ro2">
          <table:table-cell table:formula="of:=[.A382]+1" office:value-type="float" office:value="381">
            <text:p>38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382]=1;[.$K$3]-([.$K$3]-[.V382])*EXP([.$K$2]);[.V382]*EXP([.$K$2]))" office:value-type="float" office:value="2.97059899435669">
            <text:p>2,970599</text:p>
          </table:table-cell>
          <table:table-cell table:number-columns-repeated="1002"/>
        </table:table-row>
        <table:table-row table:style-name="ro2">
          <table:table-cell table:formula="of:=[.A383]+1" office:value-type="float" office:value="382">
            <text:p>38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383]=1;[.$K$3]-([.$K$3]-[.V383])*EXP([.$K$2]);[.V383]*EXP([.$K$2]))" office:value-type="float" office:value="2.82572117182432">
            <text:p>2,825721</text:p>
          </table:table-cell>
          <table:table-cell table:number-columns-repeated="1002"/>
        </table:table-row>
        <table:table-row table:style-name="ro2">
          <table:table-cell table:formula="of:=[.A384]+1" office:value-type="float" office:value="383">
            <text:p>38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384]=1;[.$K$3]-([.$K$3]-[.V384])*EXP([.$K$2]);[.V384]*EXP([.$K$2]))" office:value-type="float" office:value="2.68790912407393">
            <text:p>2,687909</text:p>
          </table:table-cell>
          <table:table-cell table:number-columns-repeated="1002"/>
        </table:table-row>
        <table:table-row table:style-name="ro2">
          <table:table-cell table:formula="of:=[.A385]+1" office:value-type="float" office:value="384">
            <text:p>384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386]+64*[.B387]+32*[.B388]+16*[.B389]+8*[.B390]+4*[.B391]+2*[.B392]+[.B393];2)" office:value-type="string" office:string-value="80">
            <text:p>80</text:p>
          </table:table-cell>
          <table:table-cell table:number-columns-repeated="16"/>
          <table:table-cell table:formula="of:=IF([.B385]=1;[.$K$3]-([.$K$3]-[.V385])*EXP([.$K$2]);[.V385]*EXP([.$K$2]))" office:value-type="float" office:value="2.55681824920306">
            <text:p>2,556818</text:p>
          </table:table-cell>
          <table:table-cell table:number-columns-repeated="1002"/>
        </table:table-row>
        <table:table-row table:style-name="ro2">
          <table:table-cell table:formula="of:=[.A386]+1" office:value-type="float" office:value="385">
            <text:p>38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386]=1;[.$K$3]-([.$K$3]-[.V386])*EXP([.$K$2]);[.V386]*EXP([.$K$2]))" office:value-type="float" office:value="2.67597362923878">
            <text:p>2,675974</text:p>
          </table:table-cell>
          <table:table-cell table:number-columns-repeated="1002"/>
        </table:table-row>
        <table:table-row table:style-name="ro2">
          <table:table-cell table:formula="of:=[.A387]+1" office:value-type="float" office:value="386">
            <text:p>38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387]=1;[.$K$3]-([.$K$3]-[.V387])*EXP([.$K$2]);[.V387]*EXP([.$K$2]))" office:value-type="float" office:value="2.54546485531989">
            <text:p>2,545465</text:p>
          </table:table-cell>
          <table:table-cell table:number-columns-repeated="1002"/>
        </table:table-row>
        <table:table-row table:style-name="ro2">
          <table:table-cell table:formula="of:=[.A388]+1" office:value-type="float" office:value="387">
            <text:p>38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388]=1;[.$K$3]-([.$K$3]-[.V388])*EXP([.$K$2]);[.V388]*EXP([.$K$2]))" office:value-type="float" office:value="2.42132106941273">
            <text:p>2,421321</text:p>
          </table:table-cell>
          <table:table-cell table:number-columns-repeated="1002"/>
        </table:table-row>
        <table:table-row table:style-name="ro2">
          <table:table-cell table:formula="of:=[.A389]+1" office:value-type="float" office:value="388">
            <text:p>38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389]=1;[.$K$3]-([.$K$3]-[.V389])*EXP([.$K$2]);[.V389]*EXP([.$K$2]))" office:value-type="float" office:value="2.30323184738893">
            <text:p>2,303232</text:p>
          </table:table-cell>
          <table:table-cell table:number-columns-repeated="1002"/>
        </table:table-row>
        <table:table-row table:style-name="ro2">
          <table:table-cell table:formula="of:=[.A390]+1" office:value-type="float" office:value="389">
            <text:p>38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390]=1;[.$K$3]-([.$K$3]-[.V390])*EXP([.$K$2]);[.V390]*EXP([.$K$2]))" office:value-type="float" office:value="2.19090190468349">
            <text:p>2,190902</text:p>
          </table:table-cell>
          <table:table-cell table:number-columns-repeated="1002"/>
        </table:table-row>
        <table:table-row table:style-name="ro2">
          <table:table-cell table:formula="of:=[.A391]+1" office:value-type="float" office:value="390">
            <text:p>39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391]=1;[.$K$3]-([.$K$3]-[.V391])*EXP([.$K$2]);[.V391]*EXP([.$K$2]))" office:value-type="float" office:value="2.08405035792959">
            <text:p>2,084050</text:p>
          </table:table-cell>
          <table:table-cell table:number-columns-repeated="1002"/>
        </table:table-row>
        <table:table-row table:style-name="ro2">
          <table:table-cell table:formula="of:=[.A392]+1" office:value-type="float" office:value="391">
            <text:p>39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392]=1;[.$K$3]-([.$K$3]-[.V392])*EXP([.$K$2]);[.V392]*EXP([.$K$2]))" office:value-type="float" office:value="1.98241002260387">
            <text:p>1,982410</text:p>
          </table:table-cell>
          <table:table-cell table:number-columns-repeated="1002"/>
        </table:table-row>
        <table:table-row table:style-name="ro2">
          <table:table-cell table:formula="of:=[.A393]+1" office:value-type="float" office:value="392">
            <text:p>39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394]+64*[.B395]+32*[.B396]+16*[.B397]+8*[.B398]+4*[.B399]+2*[.B400]+[.B401];2)" office:value-type="string" office:string-value="45">
            <text:p>45</text:p>
          </table:table-cell>
          <table:table-cell table:number-columns-repeated="16"/>
          <table:table-cell table:formula="of:=IF([.B393]=1;[.$K$3]-([.$K$3]-[.V393])*EXP([.$K$2]);[.V393]*EXP([.$K$2]))" office:value-type="float" office:value="1.88572674492593">
            <text:p>1,885727</text:p>
          </table:table-cell>
          <table:table-cell table:number-columns-repeated="1002"/>
        </table:table-row>
        <table:table-row table:style-name="ro2">
          <table:table-cell table:formula="of:=[.A394]+1" office:value-type="float" office:value="393">
            <text:p>39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394]=1;[.$K$3]-([.$K$3]-[.V394])*EXP([.$K$2]);[.V394]*EXP([.$K$2]))" office:value-type="float" office:value="1.7937587663415">
            <text:p>1,793759</text:p>
          </table:table-cell>
          <table:table-cell table:number-columns-repeated="1002"/>
        </table:table-row>
        <table:table-row table:style-name="ro2">
          <table:table-cell table:formula="of:=[.A395]+1" office:value-type="float" office:value="394">
            <text:p>39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395]=1;[.$K$3]-([.$K$3]-[.V395])*EXP([.$K$2]);[.V395]*EXP([.$K$2]))" office:value-type="float" office:value="1.95012899649656">
            <text:p>1,950129</text:p>
          </table:table-cell>
          <table:table-cell table:number-columns-repeated="1002"/>
        </table:table-row>
        <table:table-row table:style-name="ro2">
          <table:table-cell table:formula="of:=[.A396]+1" office:value-type="float" office:value="395">
            <text:p>39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396]=1;[.$K$3]-([.$K$3]-[.V396])*EXP([.$K$2]);[.V396]*EXP([.$K$2]))" office:value-type="float" office:value="1.85502008303958">
            <text:p>1,855020</text:p>
          </table:table-cell>
          <table:table-cell table:number-columns-repeated="1002"/>
        </table:table-row>
        <table:table-row table:style-name="ro2">
          <table:table-cell table:formula="of:=[.A397]+1" office:value-type="float" office:value="396">
            <text:p>39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397]=1;[.$K$3]-([.$K$3]-[.V397])*EXP([.$K$2]);[.V397]*EXP([.$K$2]))" office:value-type="float" office:value="1.76454968602701">
            <text:p>1,764550</text:p>
          </table:table-cell>
          <table:table-cell table:number-columns-repeated="1002"/>
        </table:table-row>
        <table:table-row table:style-name="ro2">
          <table:table-cell table:formula="of:=[.A398]+1" office:value-type="float" office:value="397">
            <text:p>39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398]=1;[.$K$3]-([.$K$3]-[.V398])*EXP([.$K$2]);[.V398]*EXP([.$K$2]))" office:value-type="float" office:value="1.67849158234238">
            <text:p>1,678492</text:p>
          </table:table-cell>
          <table:table-cell table:number-columns-repeated="1002"/>
        </table:table-row>
        <table:table-row table:style-name="ro2">
          <table:table-cell table:formula="of:=[.A399]+1" office:value-type="float" office:value="398">
            <text:p>39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399]=1;[.$K$3]-([.$K$3]-[.V399])*EXP([.$K$2]);[.V399]*EXP([.$K$2]))" office:value-type="float" office:value="1.84048345939727">
            <text:p>1,840483</text:p>
          </table:table-cell>
          <table:table-cell table:number-columns-repeated="1002"/>
        </table:table-row>
        <table:table-row table:style-name="ro2">
          <table:table-cell table:formula="of:=[.A400]+1" office:value-type="float" office:value="399">
            <text:p>39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00]=1;[.$K$3]-([.$K$3]-[.V400])*EXP([.$K$2]);[.V400]*EXP([.$K$2]))" office:value-type="float" office:value="1.75072202188555">
            <text:p>1,750722</text:p>
          </table:table-cell>
          <table:table-cell table:number-columns-repeated="1002"/>
        </table:table-row>
        <table:table-row table:style-name="ro2">
          <table:table-cell table:formula="of:=[.A401]+1" office:value-type="float" office:value="400">
            <text:p>4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402]+64*[.B403]+32*[.B404]+16*[.B405]+8*[.B406]+4*[.B407]+2*[.B408]+[.B409];2)" office:value-type="string" office:string-value="2E">
            <text:p>2E</text:p>
          </table:table-cell>
          <table:table-cell table:number-columns-repeated="16"/>
          <table:table-cell table:formula="of:=IF([.B401]=1;[.$K$3]-([.$K$3]-[.V401])*EXP([.$K$2]);[.V401]*EXP([.$K$2]))" office:value-type="float" office:value="1.90919117883535">
            <text:p>1,909191</text:p>
          </table:table-cell>
          <table:table-cell table:number-columns-repeated="1002"/>
        </table:table-row>
        <table:table-row table:style-name="ro2">
          <table:table-cell table:formula="of:=[.A402]+1" office:value-type="float" office:value="401">
            <text:p>40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02]=1;[.$K$3]-([.$K$3]-[.V402])*EXP([.$K$2]);[.V402]*EXP([.$K$2]))" office:value-type="float" office:value="1.81607882630539">
            <text:p>1,816079</text:p>
          </table:table-cell>
          <table:table-cell table:number-columns-repeated="1002"/>
        </table:table-row>
        <table:table-row table:style-name="ro2">
          <table:table-cell table:formula="of:=[.A403]+1" office:value-type="float" office:value="402">
            <text:p>40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03]=1;[.$K$3]-([.$K$3]-[.V403])*EXP([.$K$2]);[.V403]*EXP([.$K$2]))" office:value-type="float" office:value="1.7275076167944">
            <text:p>1,727508</text:p>
          </table:table-cell>
          <table:table-cell table:number-columns-repeated="1002"/>
        </table:table-row>
        <table:table-row table:style-name="ro2">
          <table:table-cell table:formula="of:=[.A404]+1" office:value-type="float" office:value="403">
            <text:p>40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04]=1;[.$K$3]-([.$K$3]-[.V404])*EXP([.$K$2]);[.V404]*EXP([.$K$2]))" office:value-type="float" office:value="1.88710895364037">
            <text:p>1,887109</text:p>
          </table:table-cell>
          <table:table-cell table:number-columns-repeated="1002"/>
        </table:table-row>
        <table:table-row table:style-name="ro2">
          <table:table-cell table:formula="of:=[.A405]+1" office:value-type="float" office:value="404">
            <text:p>40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05]=1;[.$K$3]-([.$K$3]-[.V405])*EXP([.$K$2]);[.V405]*EXP([.$K$2]))" office:value-type="float" office:value="1.79507356394147">
            <text:p>1,795074</text:p>
          </table:table-cell>
          <table:table-cell table:number-columns-repeated="1002"/>
        </table:table-row>
        <table:table-row table:style-name="ro2">
          <table:table-cell table:formula="of:=[.A406]+1" office:value-type="float" office:value="405">
            <text:p>40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06]=1;[.$K$3]-([.$K$3]-[.V406])*EXP([.$K$2]);[.V406]*EXP([.$K$2]))" office:value-type="float" office:value="1.95137967066092">
            <text:p>1,951380</text:p>
          </table:table-cell>
          <table:table-cell table:number-columns-repeated="1002"/>
        </table:table-row>
        <table:table-row table:style-name="ro2">
          <table:table-cell table:formula="of:=[.A407]+1" office:value-type="float" office:value="406">
            <text:p>40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07]=1;[.$K$3]-([.$K$3]-[.V407])*EXP([.$K$2]);[.V407]*EXP([.$K$2]))" office:value-type="float" office:value="2.10006263860161">
            <text:p>2,100063</text:p>
          </table:table-cell>
          <table:table-cell table:number-columns-repeated="1002"/>
        </table:table-row>
        <table:table-row table:style-name="ro2">
          <table:table-cell table:formula="of:=[.A408]+1" office:value-type="float" office:value="407">
            <text:p>40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08]=1;[.$K$3]-([.$K$3]-[.V408])*EXP([.$K$2]);[.V408]*EXP([.$K$2]))" office:value-type="float" office:value="2.24149425262889">
            <text:p>2,241494</text:p>
          </table:table-cell>
          <table:table-cell table:number-columns-repeated="1002"/>
        </table:table-row>
        <table:table-row table:style-name="ro2">
          <table:table-cell table:formula="of:=[.A409]+1" office:value-type="float" office:value="408">
            <text:p>40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410]+64*[.B411]+32*[.B412]+16*[.B413]+8*[.B414]+4*[.B415]+2*[.B416]+[.B417];2)" office:value-type="string" office:string-value="EF">
            <text:p>EF</text:p>
          </table:table-cell>
          <table:table-cell table:number-columns-repeated="16"/>
          <table:table-cell table:formula="of:=IF([.B409]=1;[.$K$3]-([.$K$3]-[.V409])*EXP([.$K$2]);[.V409]*EXP([.$K$2]))" office:value-type="float" office:value="2.13217528794984">
            <text:p>2,132175</text:p>
          </table:table-cell>
          <table:table-cell table:number-columns-repeated="1002"/>
        </table:table-row>
        <table:table-row table:style-name="ro2">
          <table:table-cell table:formula="of:=[.A410]+1" office:value-type="float" office:value="409">
            <text:p>40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10]=1;[.$K$3]-([.$K$3]-[.V410])*EXP([.$K$2]);[.V410]*EXP([.$K$2]))" office:value-type="float" office:value="2.2720407495876">
            <text:p>2,272041</text:p>
          </table:table-cell>
          <table:table-cell table:number-columns-repeated="1002"/>
        </table:table-row>
        <table:table-row table:style-name="ro2">
          <table:table-cell table:formula="of:=[.A411]+1" office:value-type="float" office:value="410">
            <text:p>41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11]=1;[.$K$3]-([.$K$3]-[.V411])*EXP([.$K$2]);[.V411]*EXP([.$K$2]))" office:value-type="float" office:value="2.40508489216881">
            <text:p>2,405085</text:p>
          </table:table-cell>
          <table:table-cell table:number-columns-repeated="1002"/>
        </table:table-row>
        <table:table-row table:style-name="ro2">
          <table:table-cell table:formula="of:=[.A412]+1" office:value-type="float" office:value="411">
            <text:p>41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12]=1;[.$K$3]-([.$K$3]-[.V412])*EXP([.$K$2]);[.V412]*EXP([.$K$2]))" office:value-type="float" office:value="2.53164039534953">
            <text:p>2,531640</text:p>
          </table:table-cell>
          <table:table-cell table:number-columns-repeated="1002"/>
        </table:table-row>
        <table:table-row table:style-name="ro2">
          <table:table-cell table:formula="of:=[.A413]+1" office:value-type="float" office:value="412">
            <text:p>41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13]=1;[.$K$3]-([.$K$3]-[.V413])*EXP([.$K$2]);[.V413]*EXP([.$K$2]))" office:value-type="float" office:value="2.4081708363111">
            <text:p>2,408171</text:p>
          </table:table-cell>
          <table:table-cell table:number-columns-repeated="1002"/>
        </table:table-row>
        <table:table-row table:style-name="ro2">
          <table:table-cell table:formula="of:=[.A414]+1" office:value-type="float" office:value="413">
            <text:p>41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14]=1;[.$K$3]-([.$K$3]-[.V414])*EXP([.$K$2]);[.V414]*EXP([.$K$2]))" office:value-type="float" office:value="2.53457583622004">
            <text:p>2,534576</text:p>
          </table:table-cell>
          <table:table-cell table:number-columns-repeated="1002"/>
        </table:table-row>
        <table:table-row table:style-name="ro2">
          <table:table-cell table:formula="of:=[.A415]+1" office:value-type="float" office:value="414">
            <text:p>41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15]=1;[.$K$3]-([.$K$3]-[.V415])*EXP([.$K$2]);[.V415]*EXP([.$K$2]))" office:value-type="float" office:value="2.65481599153743">
            <text:p>2,654816</text:p>
          </table:table-cell>
          <table:table-cell table:number-columns-repeated="1002"/>
        </table:table-row>
        <table:table-row table:style-name="ro2">
          <table:table-cell table:formula="of:=[.A416]+1" office:value-type="float" office:value="415">
            <text:p>41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16]=1;[.$K$3]-([.$K$3]-[.V416])*EXP([.$K$2]);[.V416]*EXP([.$K$2]))" office:value-type="float" office:value="2.76919196528187">
            <text:p>2,769192</text:p>
          </table:table-cell>
          <table:table-cell table:number-columns-repeated="1002"/>
        </table:table-row>
        <table:table-row table:style-name="ro2">
          <table:table-cell table:formula="of:=[.A417]+1" office:value-type="float" office:value="416">
            <text:p>41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418]+64*[.B419]+32*[.B420]+16*[.B421]+8*[.B422]+4*[.B423]+2*[.B424]+[.B425];2)" office:value-type="string" office:string-value="EE">
            <text:p>EE</text:p>
          </table:table-cell>
          <table:table-cell table:number-columns-repeated="16"/>
          <table:table-cell table:formula="of:=IF([.B417]=1;[.$K$3]-([.$K$3]-[.V417])*EXP([.$K$2]);[.V417]*EXP([.$K$2]))" office:value-type="float" office:value="2.87798975696351">
            <text:p>2,877990</text:p>
          </table:table-cell>
          <table:table-cell table:number-columns-repeated="1002"/>
        </table:table-row>
        <table:table-row table:style-name="ro2">
          <table:table-cell table:formula="of:=[.A418]+1" office:value-type="float" office:value="417">
            <text:p>41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18]=1;[.$K$3]-([.$K$3]-[.V418])*EXP([.$K$2]);[.V418]*EXP([.$K$2]))" office:value-type="float" office:value="2.98148141773178">
            <text:p>2,981481</text:p>
          </table:table-cell>
          <table:table-cell table:number-columns-repeated="1002"/>
        </table:table-row>
        <table:table-row table:style-name="ro2">
          <table:table-cell table:formula="of:=[.A419]+1" office:value-type="float" office:value="418">
            <text:p>41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19]=1;[.$K$3]-([.$K$3]-[.V419])*EXP([.$K$2]);[.V419]*EXP([.$K$2]))" office:value-type="float" office:value="3.079925730645">
            <text:p>3,079926</text:p>
          </table:table-cell>
          <table:table-cell table:number-columns-repeated="1002"/>
        </table:table-row>
        <table:table-row table:style-name="ro2">
          <table:table-cell table:formula="of:=[.A420]+1" office:value-type="float" office:value="419">
            <text:p>41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20]=1;[.$K$3]-([.$K$3]-[.V420])*EXP([.$K$2]);[.V420]*EXP([.$K$2]))" office:value-type="float" office:value="3.17356885776282">
            <text:p>3,173569</text:p>
          </table:table-cell>
          <table:table-cell table:number-columns-repeated="1002"/>
        </table:table-row>
        <table:table-row table:style-name="ro2">
          <table:table-cell table:formula="of:=[.A421]+1" office:value-type="float" office:value="420">
            <text:p>42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21]=1;[.$K$3]-([.$K$3]-[.V421])*EXP([.$K$2]);[.V421]*EXP([.$K$2]))" office:value-type="float" office:value="3.01879207818311">
            <text:p>3,018792</text:p>
          </table:table-cell>
          <table:table-cell table:number-columns-repeated="1002"/>
        </table:table-row>
        <table:table-row table:style-name="ro2">
          <table:table-cell table:formula="of:=[.A422]+1" office:value-type="float" office:value="421">
            <text:p>42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22]=1;[.$K$3]-([.$K$3]-[.V422])*EXP([.$K$2]);[.V422]*EXP([.$K$2]))" office:value-type="float" office:value="3.11541672871387">
            <text:p>3,115417</text:p>
          </table:table-cell>
          <table:table-cell table:number-columns-repeated="1002"/>
        </table:table-row>
        <table:table-row table:style-name="ro2">
          <table:table-cell table:formula="of:=[.A423]+1" office:value-type="float" office:value="422">
            <text:p>42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23]=1;[.$K$3]-([.$K$3]-[.V423])*EXP([.$K$2]);[.V423]*EXP([.$K$2]))" office:value-type="float" office:value="3.20732893943082">
            <text:p>3,207329</text:p>
          </table:table-cell>
          <table:table-cell table:number-columns-repeated="1002"/>
        </table:table-row>
        <table:table-row table:style-name="ro2">
          <table:table-cell table:formula="of:=[.A424]+1" office:value-type="float" office:value="423">
            <text:p>42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24]=1;[.$K$3]-([.$K$3]-[.V424])*EXP([.$K$2]);[.V424]*EXP([.$K$2]))" office:value-type="float" office:value="3.29475853873569">
            <text:p>3,294759</text:p>
          </table:table-cell>
          <table:table-cell table:number-columns-repeated="1002"/>
        </table:table-row>
        <table:table-row table:style-name="ro2">
          <table:table-cell table:formula="of:=[.A425]+1" office:value-type="float" office:value="424">
            <text:p>424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426]+64*[.B427]+32*[.B428]+16*[.B429]+8*[.B430]+4*[.B431]+2*[.B432]+[.B433];2)" office:value-type="string" office:string-value="D8">
            <text:p>D8</text:p>
          </table:table-cell>
          <table:table-cell table:number-columns-repeated="16"/>
          <table:table-cell table:formula="of:=IF([.B425]=1;[.$K$3]-([.$K$3]-[.V425])*EXP([.$K$2]);[.V425]*EXP([.$K$2]))" office:value-type="float" office:value="3.13407126867037">
            <text:p>3,134071</text:p>
          </table:table-cell>
          <table:table-cell table:number-columns-repeated="1002"/>
        </table:table-row>
        <table:table-row table:style-name="ro2">
          <table:table-cell table:formula="of:=[.A426]+1" office:value-type="float" office:value="425">
            <text:p>42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26]=1;[.$K$3]-([.$K$3]-[.V426])*EXP([.$K$2]);[.V426]*EXP([.$K$2]))" office:value-type="float" office:value="3.22507368673796">
            <text:p>3,225074</text:p>
          </table:table-cell>
          <table:table-cell table:number-columns-repeated="1002"/>
        </table:table-row>
        <table:table-row table:style-name="ro2">
          <table:table-cell table:formula="of:=[.A427]+1" office:value-type="float" office:value="426">
            <text:p>42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27]=1;[.$K$3]-([.$K$3]-[.V427])*EXP([.$K$2]);[.V427]*EXP([.$K$2]))" office:value-type="float" office:value="3.31163786450458">
            <text:p>3,311638</text:p>
          </table:table-cell>
          <table:table-cell table:number-columns-repeated="1002"/>
        </table:table-row>
        <table:table-row table:style-name="ro2">
          <table:table-cell table:formula="of:=[.A428]+1" office:value-type="float" office:value="427">
            <text:p>42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28]=1;[.$K$3]-([.$K$3]-[.V428])*EXP([.$K$2]);[.V428]*EXP([.$K$2]))" office:value-type="float" office:value="3.15012738000747">
            <text:p>3,150127</text:p>
          </table:table-cell>
          <table:table-cell table:number-columns-repeated="1002"/>
        </table:table-row>
        <table:table-row table:style-name="ro2">
          <table:table-cell table:formula="of:=[.A429]+1" office:value-type="float" office:value="428">
            <text:p>42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29]=1;[.$K$3]-([.$K$3]-[.V429])*EXP([.$K$2]);[.V429]*EXP([.$K$2]))" office:value-type="float" office:value="3.24034673228487">
            <text:p>3,240347</text:p>
          </table:table-cell>
          <table:table-cell table:number-columns-repeated="1002"/>
        </table:table-row>
        <table:table-row table:style-name="ro2">
          <table:table-cell table:formula="of:=[.A430]+1" office:value-type="float" office:value="429">
            <text:p>42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30]=1;[.$K$3]-([.$K$3]-[.V430])*EXP([.$K$2]);[.V430]*EXP([.$K$2]))" office:value-type="float" office:value="3.32616603483054">
            <text:p>3,326166</text:p>
          </table:table-cell>
          <table:table-cell table:number-columns-repeated="1002"/>
        </table:table-row>
        <table:table-row table:style-name="ro2">
          <table:table-cell table:formula="of:=[.A431]+1" office:value-type="float" office:value="430">
            <text:p>43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31]=1;[.$K$3]-([.$K$3]-[.V431])*EXP([.$K$2]);[.V431]*EXP([.$K$2]))" office:value-type="float" office:value="3.16394700310568">
            <text:p>3,163947</text:p>
          </table:table-cell>
          <table:table-cell table:number-columns-repeated="1002"/>
        </table:table-row>
        <table:table-row table:style-name="ro2">
          <table:table-cell table:formula="of:=[.A432]+1" office:value-type="float" office:value="431">
            <text:p>43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32]=1;[.$K$3]-([.$K$3]-[.V432])*EXP([.$K$2]);[.V432]*EXP([.$K$2]))" office:value-type="float" office:value="3.00963948691497">
            <text:p>3,009639</text:p>
          </table:table-cell>
          <table:table-cell table:number-columns-repeated="1002"/>
        </table:table-row>
        <table:table-row table:style-name="ro2">
          <table:table-cell table:formula="of:=[.A433]+1" office:value-type="float" office:value="432">
            <text:p>43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434]+64*[.B435]+32*[.B436]+16*[.B437]+8*[.B438]+4*[.B439]+2*[.B440]+[.B441];2)" office:value-type="string" office:string-value="01">
            <text:p>01</text:p>
          </table:table-cell>
          <table:table-cell table:number-columns-repeated="16"/>
          <table:table-cell table:formula="of:=IF([.B433]=1;[.$K$3]-([.$K$3]-[.V433])*EXP([.$K$2]);[.V433]*EXP([.$K$2]))" office:value-type="float" office:value="2.86285763709275">
            <text:p>2,862858</text:p>
          </table:table-cell>
          <table:table-cell table:number-columns-repeated="1002"/>
        </table:table-row>
        <table:table-row table:style-name="ro2">
          <table:table-cell table:formula="of:=[.A434]+1" office:value-type="float" office:value="433">
            <text:p>43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34]=1;[.$K$3]-([.$K$3]-[.V434])*EXP([.$K$2]);[.V434]*EXP([.$K$2]))" office:value-type="float" office:value="2.72323442255921">
            <text:p>2,723234</text:p>
          </table:table-cell>
          <table:table-cell table:number-columns-repeated="1002"/>
        </table:table-row>
        <table:table-row table:style-name="ro2">
          <table:table-cell table:formula="of:=[.A435]+1" office:value-type="float" office:value="434">
            <text:p>43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35]=1;[.$K$3]-([.$K$3]-[.V435])*EXP([.$K$2]);[.V435]*EXP([.$K$2]))" office:value-type="float" office:value="2.59042071255153">
            <text:p>2,590421</text:p>
          </table:table-cell>
          <table:table-cell table:number-columns-repeated="1002"/>
        </table:table-row>
        <table:table-row table:style-name="ro2">
          <table:table-cell table:formula="of:=[.A436]+1" office:value-type="float" office:value="435">
            <text:p>43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36]=1;[.$K$3]-([.$K$3]-[.V436])*EXP([.$K$2]);[.V436]*EXP([.$K$2]))" office:value-type="float" office:value="2.46408440361512">
            <text:p>2,464084</text:p>
          </table:table-cell>
          <table:table-cell table:number-columns-repeated="1002"/>
        </table:table-row>
        <table:table-row table:style-name="ro2">
          <table:table-cell table:formula="of:=[.A437]+1" office:value-type="float" office:value="436">
            <text:p>43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37]=1;[.$K$3]-([.$K$3]-[.V437])*EXP([.$K$2]);[.V437]*EXP([.$K$2]))" office:value-type="float" office:value="2.343909589172">
            <text:p>2,343910</text:p>
          </table:table-cell>
          <table:table-cell table:number-columns-repeated="1002"/>
        </table:table-row>
        <table:table-row table:style-name="ro2">
          <table:table-cell table:formula="of:=[.A438]+1" office:value-type="float" office:value="437">
            <text:p>43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38]=1;[.$K$3]-([.$K$3]-[.V438])*EXP([.$K$2]);[.V438]*EXP([.$K$2]))" office:value-type="float" office:value="2.22959576958979">
            <text:p>2,229596</text:p>
          </table:table-cell>
          <table:table-cell table:number-columns-repeated="1002"/>
        </table:table-row>
        <table:table-row table:style-name="ro2">
          <table:table-cell table:formula="of:=[.A439]+1" office:value-type="float" office:value="438">
            <text:p>43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39]=1;[.$K$3]-([.$K$3]-[.V439])*EXP([.$K$2]);[.V439]*EXP([.$K$2]))" office:value-type="float" office:value="2.12085710077612">
            <text:p>2,120857</text:p>
          </table:table-cell>
          <table:table-cell table:number-columns-repeated="1002"/>
        </table:table-row>
        <table:table-row table:style-name="ro2">
          <table:table-cell table:formula="of:=[.A440]+1" office:value-type="float" office:value="439">
            <text:p>43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40]=1;[.$K$3]-([.$K$3]-[.V440])*EXP([.$K$2]);[.V440]*EXP([.$K$2]))" office:value-type="float" office:value="2.01742167941952">
            <text:p>2,017422</text:p>
          </table:table-cell>
          <table:table-cell table:number-columns-repeated="1002"/>
        </table:table-row>
        <table:table-row table:style-name="ro2">
          <table:table-cell table:formula="of:=[.A441]+1" office:value-type="float" office:value="440">
            <text:p>44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442]+64*[.B443]+32*[.B444]+16*[.B445]+8*[.B446]+4*[.B447]+2*[.B448]+[.B449];2)" office:value-type="string" office:string-value="04">
            <text:p>04</text:p>
          </table:table-cell>
          <table:table-cell table:number-columns-repeated="16"/>
          <table:table-cell table:formula="of:=IF([.B441]=1;[.$K$3]-([.$K$3]-[.V441])*EXP([.$K$2]);[.V441]*EXP([.$K$2]))" office:value-type="float" office:value="2.16288374058592">
            <text:p>2,162884</text:p>
          </table:table-cell>
          <table:table-cell table:number-columns-repeated="1002"/>
        </table:table-row>
        <table:table-row table:style-name="ro2">
          <table:table-cell table:formula="of:=[.A442]+1" office:value-type="float" office:value="441">
            <text:p>44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42]=1;[.$K$3]-([.$K$3]-[.V442])*EXP([.$K$2]);[.V442]*EXP([.$K$2]))" office:value-type="float" office:value="2.0573986558195">
            <text:p>2,057399</text:p>
          </table:table-cell>
          <table:table-cell table:number-columns-repeated="1002"/>
        </table:table-row>
        <table:table-row table:style-name="ro2">
          <table:table-cell table:formula="of:=[.A443]+1" office:value-type="float" office:value="442">
            <text:p>44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43]=1;[.$K$3]-([.$K$3]-[.V443])*EXP([.$K$2]);[.V443]*EXP([.$K$2]))" office:value-type="float" office:value="1.95705813934373">
            <text:p>1,957058</text:p>
          </table:table-cell>
          <table:table-cell table:number-columns-repeated="1002"/>
        </table:table-row>
        <table:table-row table:style-name="ro2">
          <table:table-cell table:formula="of:=[.A444]+1" office:value-type="float" office:value="443">
            <text:p>44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44]=1;[.$K$3]-([.$K$3]-[.V444])*EXP([.$K$2]);[.V444]*EXP([.$K$2]))" office:value-type="float" office:value="1.86161128760237">
            <text:p>1,861611</text:p>
          </table:table-cell>
          <table:table-cell table:number-columns-repeated="1002"/>
        </table:table-row>
        <table:table-row table:style-name="ro2">
          <table:table-cell table:formula="of:=[.A445]+1" office:value-type="float" office:value="444">
            <text:p>44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45]=1;[.$K$3]-([.$K$3]-[.V445])*EXP([.$K$2]);[.V445]*EXP([.$K$2]))" office:value-type="float" office:value="1.77081943375004">
            <text:p>1,770819</text:p>
          </table:table-cell>
          <table:table-cell table:number-columns-repeated="1002"/>
        </table:table-row>
        <table:table-row table:style-name="ro2">
          <table:table-cell table:formula="of:=[.A446]+1" office:value-type="float" office:value="445">
            <text:p>44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46]=1;[.$K$3]-([.$K$3]-[.V446])*EXP([.$K$2]);[.V446]*EXP([.$K$2]))" office:value-type="float" office:value="1.68445555086073">
            <text:p>1,684456</text:p>
          </table:table-cell>
          <table:table-cell table:number-columns-repeated="1002"/>
        </table:table-row>
        <table:table-row table:style-name="ro2">
          <table:table-cell table:formula="of:=[.A447]+1" office:value-type="float" office:value="446">
            <text:p>44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47]=1;[.$K$3]-([.$K$3]-[.V447])*EXP([.$K$2]);[.V447]*EXP([.$K$2]))" office:value-type="float" office:value="1.84615656173871">
            <text:p>1,846157</text:p>
          </table:table-cell>
          <table:table-cell table:number-columns-repeated="1002"/>
        </table:table-row>
        <table:table-row table:style-name="ro2">
          <table:table-cell table:formula="of:=[.A448]+1" office:value-type="float" office:value="447">
            <text:p>44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48]=1;[.$K$3]-([.$K$3]-[.V448])*EXP([.$K$2]);[.V448]*EXP([.$K$2]))" office:value-type="float" office:value="1.75611844376093">
            <text:p>1,756118</text:p>
          </table:table-cell>
          <table:table-cell table:number-columns-repeated="1002"/>
        </table:table-row>
        <table:table-row table:style-name="ro2">
          <table:table-cell table:formula="of:=[.A449]+1" office:value-type="float" office:value="448">
            <text:p>44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450]+64*[.B451]+32*[.B452]+16*[.B453]+8*[.B454]+4*[.B455]+2*[.B456]+[.B457];2)" office:value-type="string" office:string-value="95">
            <text:p>95</text:p>
          </table:table-cell>
          <table:table-cell table:number-columns-repeated="16"/>
          <table:table-cell table:formula="of:=IF([.B449]=1;[.$K$3]-([.$K$3]-[.V449])*EXP([.$K$2]);[.V449]*EXP([.$K$2]))" office:value-type="float" office:value="1.6704715366138">
            <text:p>1,670472</text:p>
          </table:table-cell>
          <table:table-cell table:number-columns-repeated="1002"/>
        </table:table-row>
        <table:table-row table:style-name="ro2">
          <table:table-cell table:formula="of:=[.A450]+1" office:value-type="float" office:value="449">
            <text:p>44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50]=1;[.$K$3]-([.$K$3]-[.V450])*EXP([.$K$2]);[.V450]*EXP([.$K$2]))" office:value-type="float" office:value="1.8328545559144">
            <text:p>1,832855</text:p>
          </table:table-cell>
          <table:table-cell table:number-columns-repeated="1002"/>
        </table:table-row>
        <table:table-row table:style-name="ro2">
          <table:table-cell table:formula="of:=[.A451]+1"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51]=1;[.$K$3]-([.$K$3]-[.V451])*EXP([.$K$2]);[.V451]*EXP([.$K$2]))" office:value-type="float" office:value="1.74346518441597">
            <text:p>1,743465</text:p>
          </table:table-cell>
          <table:table-cell table:number-columns-repeated="1002"/>
        </table:table-row>
        <table:table-row table:style-name="ro2">
          <table:table-cell table:formula="of:=[.A452]+1" office:value-type="float" office:value="451">
            <text:p>45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52]=1;[.$K$3]-([.$K$3]-[.V452])*EXP([.$K$2]);[.V452]*EXP([.$K$2]))" office:value-type="float" office:value="1.65843538400903">
            <text:p>1,658435</text:p>
          </table:table-cell>
          <table:table-cell table:number-columns-repeated="1002"/>
        </table:table-row>
        <table:table-row table:style-name="ro2">
          <table:table-cell table:formula="of:=[.A453]+1" office:value-type="float" office:value="452">
            <text:p>45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53]=1;[.$K$3]-([.$K$3]-[.V453])*EXP([.$K$2]);[.V453]*EXP([.$K$2]))" office:value-type="float" office:value="1.82140541339896">
            <text:p>1,821405</text:p>
          </table:table-cell>
          <table:table-cell table:number-columns-repeated="1002"/>
        </table:table-row>
        <table:table-row table:style-name="ro2">
          <table:table-cell table:formula="of:=[.A454]+1" office:value-type="float" office:value="453">
            <text:p>45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54]=1;[.$K$3]-([.$K$3]-[.V454])*EXP([.$K$2]);[.V454]*EXP([.$K$2]))" office:value-type="float" office:value="1.73257442316998">
            <text:p>1,732574</text:p>
          </table:table-cell>
          <table:table-cell table:number-columns-repeated="1002"/>
        </table:table-row>
        <table:table-row table:style-name="ro2">
          <table:table-cell table:formula="of:=[.A455]+1" office:value-type="float" office:value="454">
            <text:p>45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55]=1;[.$K$3]-([.$K$3]-[.V455])*EXP([.$K$2]);[.V455]*EXP([.$K$2]))" office:value-type="float" office:value="1.89192864895307">
            <text:p>1,891929</text:p>
          </table:table-cell>
          <table:table-cell table:number-columns-repeated="1002"/>
        </table:table-row>
        <table:table-row table:style-name="ro2">
          <table:table-cell table:formula="of:=[.A456]+1" office:value-type="float" office:value="455">
            <text:p>45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56]=1;[.$K$3]-([.$K$3]-[.V456])*EXP([.$K$2]);[.V456]*EXP([.$K$2]))" office:value-type="float" office:value="1.79965819994004">
            <text:p>1,799658</text:p>
          </table:table-cell>
          <table:table-cell table:number-columns-repeated="1002"/>
        </table:table-row>
        <table:table-row table:style-name="ro2">
          <table:table-cell table:formula="of:=[.A457]+1" office:value-type="float" office:value="456">
            <text:p>45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458]+64*[.B459]+32*[.B460]+16*[.B461]+8*[.B462]+4*[.B463]+2*[.B464]+[.B465];2)" office:value-type="string" office:string-value="FE">
            <text:p>FE</text:p>
          </table:table-cell>
          <table:table-cell table:number-columns-repeated="16"/>
          <table:table-cell table:formula="of:=IF([.B457]=1;[.$K$3]-([.$K$3]-[.V457])*EXP([.$K$2]);[.V457]*EXP([.$K$2]))" office:value-type="float" office:value="1.95574071132338">
            <text:p>1,955741</text:p>
          </table:table-cell>
          <table:table-cell table:number-columns-repeated="1002"/>
        </table:table-row>
        <table:table-row table:style-name="ro2">
          <table:table-cell table:formula="of:=[.A458]+1" office:value-type="float" office:value="457">
            <text:p>45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58]=1;[.$K$3]-([.$K$3]-[.V458])*EXP([.$K$2]);[.V458]*EXP([.$K$2]))" office:value-type="float" office:value="2.10421098880119">
            <text:p>2,104211</text:p>
          </table:table-cell>
          <table:table-cell table:number-columns-repeated="1002"/>
        </table:table-row>
        <table:table-row table:style-name="ro2">
          <table:table-cell table:formula="of:=[.A459]+1" office:value-type="float" office:value="458">
            <text:p>45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59]=1;[.$K$3]-([.$K$3]-[.V459])*EXP([.$K$2]);[.V459]*EXP([.$K$2]))" office:value-type="float" office:value="2.24544028540186">
            <text:p>2,245440</text:p>
          </table:table-cell>
          <table:table-cell table:number-columns-repeated="1002"/>
        </table:table-row>
        <table:table-row table:style-name="ro2">
          <table:table-cell table:formula="of:=[.A460]+1" office:value-type="float" office:value="459">
            <text:p>45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60]=1;[.$K$3]-([.$K$3]-[.V460])*EXP([.$K$2]);[.V460]*EXP([.$K$2]))" office:value-type="float" office:value="2.37978174792996">
            <text:p>2,379782</text:p>
          </table:table-cell>
          <table:table-cell table:number-columns-repeated="1002"/>
        </table:table-row>
        <table:table-row table:style-name="ro2">
          <table:table-cell table:formula="of:=[.A461]+1" office:value-type="float" office:value="460">
            <text:p>46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61]=1;[.$K$3]-([.$K$3]-[.V461])*EXP([.$K$2]);[.V461]*EXP([.$K$2]))" office:value-type="float" office:value="2.50757130001715">
            <text:p>2,507571</text:p>
          </table:table-cell>
          <table:table-cell table:number-columns-repeated="1002"/>
        </table:table-row>
        <table:table-row table:style-name="ro2">
          <table:table-cell table:formula="of:=[.A462]+1" office:value-type="float" office:value="461">
            <text:p>46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62]=1;[.$K$3]-([.$K$3]-[.V462])*EXP([.$K$2]);[.V462]*EXP([.$K$2]))" office:value-type="float" office:value="2.62912848210625">
            <text:p>2,629128</text:p>
          </table:table-cell>
          <table:table-cell table:number-columns-repeated="1002"/>
        </table:table-row>
        <table:table-row table:style-name="ro2">
          <table:table-cell table:formula="of:=[.A463]+1" office:value-type="float" office:value="462">
            <text:p>46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63]=1;[.$K$3]-([.$K$3]-[.V463])*EXP([.$K$2]);[.V463]*EXP([.$K$2]))" office:value-type="float" office:value="2.7447572504688">
            <text:p>2,744757</text:p>
          </table:table-cell>
          <table:table-cell table:number-columns-repeated="1002"/>
        </table:table-row>
        <table:table-row table:style-name="ro2">
          <table:table-cell table:formula="of:=[.A464]+1" office:value-type="float" office:value="463">
            <text:p>46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64]=1;[.$K$3]-([.$K$3]-[.V464])*EXP([.$K$2]);[.V464]*EXP([.$K$2]))" office:value-type="float" office:value="2.85474673725403">
            <text:p>2,854747</text:p>
          </table:table-cell>
          <table:table-cell table:number-columns-repeated="1002"/>
        </table:table-row>
        <table:table-row table:style-name="ro2">
          <table:table-cell table:formula="of:=[.A465]+1" office:value-type="float" office:value="464">
            <text:p>464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466]+64*[.B467]+32*[.B468]+16*[.B469]+8*[.B470]+4*[.B471]+2*[.B472]+[.B473];2)" office:value-type="string" office:string-value="F7">
            <text:p>F7</text:p>
          </table:table-cell>
          <table:table-cell table:number-columns-repeated="16"/>
          <table:table-cell table:formula="of:=IF([.B465]=1;[.$K$3]-([.$K$3]-[.V465])*EXP([.$K$2]);[.V465]*EXP([.$K$2]))" office:value-type="float" office:value="2.71551909597344">
            <text:p>2,715519</text:p>
          </table:table-cell>
          <table:table-cell table:number-columns-repeated="1002"/>
        </table:table-row>
        <table:table-row table:style-name="ro2">
          <table:table-cell table:formula="of:=[.A466]+1" office:value-type="float" office:value="465">
            <text:p>46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66]=1;[.$K$3]-([.$K$3]-[.V466])*EXP([.$K$2]);[.V466]*EXP([.$K$2]))" office:value-type="float" office:value="2.82693454437994">
            <text:p>2,826935</text:p>
          </table:table-cell>
          <table:table-cell table:number-columns-repeated="1002"/>
        </table:table-row>
        <table:table-row table:style-name="ro2">
          <table:table-cell table:formula="of:=[.A467]+1" office:value-type="float" office:value="466">
            <text:p>46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67]=1;[.$K$3]-([.$K$3]-[.V467])*EXP([.$K$2]);[.V467]*EXP([.$K$2]))" office:value-type="float" office:value="2.93291619724815">
            <text:p>2,932916</text:p>
          </table:table-cell>
          <table:table-cell table:number-columns-repeated="1002"/>
        </table:table-row>
        <table:table-row table:style-name="ro2">
          <table:table-cell table:formula="of:=[.A468]+1" office:value-type="float" office:value="467">
            <text:p>46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68]=1;[.$K$3]-([.$K$3]-[.V468])*EXP([.$K$2]);[.V468]*EXP([.$K$2]))" office:value-type="float" office:value="3.03372906391361">
            <text:p>3,033729</text:p>
          </table:table-cell>
          <table:table-cell table:number-columns-repeated="1002"/>
        </table:table-row>
        <table:table-row table:style-name="ro2">
          <table:table-cell table:formula="of:=[.A469]+1" office:value-type="float" office:value="468">
            <text:p>46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69]=1;[.$K$3]-([.$K$3]-[.V469])*EXP([.$K$2]);[.V469]*EXP([.$K$2]))" office:value-type="float" office:value="3.12962522905406">
            <text:p>3,129625</text:p>
          </table:table-cell>
          <table:table-cell table:number-columns-repeated="1002"/>
        </table:table-row>
        <table:table-row table:style-name="ro2">
          <table:table-cell table:formula="of:=[.A470]+1" office:value-type="float" office:value="469">
            <text:p>46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70]=1;[.$K$3]-([.$K$3]-[.V470])*EXP([.$K$2]);[.V470]*EXP([.$K$2]))" office:value-type="float" office:value="2.97699160553601">
            <text:p>2,976992</text:p>
          </table:table-cell>
          <table:table-cell table:number-columns-repeated="1002"/>
        </table:table-row>
        <table:table-row table:style-name="ro2">
          <table:table-cell table:formula="of:=[.A471]+1" office:value-type="float" office:value="470">
            <text:p>47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71]=1;[.$K$3]-([.$K$3]-[.V471])*EXP([.$K$2]);[.V471]*EXP([.$K$2]))" office:value-type="float" office:value="3.07565488917391">
            <text:p>3,075655</text:p>
          </table:table-cell>
          <table:table-cell table:number-columns-repeated="1002"/>
        </table:table-row>
        <table:table-row table:style-name="ro2">
          <table:table-cell table:formula="of:=[.A472]+1" office:value-type="float" office:value="471">
            <text:p>47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72]=1;[.$K$3]-([.$K$3]-[.V472])*EXP([.$K$2]);[.V472]*EXP([.$K$2]))" office:value-type="float" office:value="3.16950630768813">
            <text:p>3,169506</text:p>
          </table:table-cell>
          <table:table-cell table:number-columns-repeated="1002"/>
        </table:table-row>
        <table:table-row table:style-name="ro2">
          <table:table-cell table:formula="of:=[.A473]+1" office:value-type="float" office:value="472">
            <text:p>47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474]+64*[.B475]+32*[.B476]+16*[.B477]+8*[.B478]+4*[.B479]+2*[.B480]+[.B481];2)" office:value-type="string" office:string-value="A6">
            <text:p>A6</text:p>
          </table:table-cell>
          <table:table-cell table:number-columns-repeated="16"/>
          <table:table-cell table:formula="of:=IF([.B473]=1;[.$K$3]-([.$K$3]-[.V473])*EXP([.$K$2]);[.V473]*EXP([.$K$2]))" office:value-type="float" office:value="3.25878053851">
            <text:p>3,258781</text:p>
          </table:table-cell>
          <table:table-cell table:number-columns-repeated="1002"/>
        </table:table-row>
        <table:table-row table:style-name="ro2">
          <table:table-cell table:formula="of:=[.A474]+1" office:value-type="float" office:value="473">
            <text:p>47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74]=1;[.$K$3]-([.$K$3]-[.V474])*EXP([.$K$2]);[.V474]*EXP([.$K$2]))" office:value-type="float" office:value="3.34370081371742">
            <text:p>3,343701</text:p>
          </table:table-cell>
          <table:table-cell table:number-columns-repeated="1002"/>
        </table:table-row>
        <table:table-row table:style-name="ro2">
          <table:table-cell table:formula="of:=[.A475]+1" office:value-type="float" office:value="474">
            <text:p>47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75]=1;[.$K$3]-([.$K$3]-[.V475])*EXP([.$K$2]);[.V475]*EXP([.$K$2]))" office:value-type="float" office:value="3.18062660073499">
            <text:p>3,180627</text:p>
          </table:table-cell>
          <table:table-cell table:number-columns-repeated="1002"/>
        </table:table-row>
        <table:table-row table:style-name="ro2">
          <table:table-cell table:formula="of:=[.A476]+1" office:value-type="float" office:value="475">
            <text:p>47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76]=1;[.$K$3]-([.$K$3]-[.V476])*EXP([.$K$2]);[.V476]*EXP([.$K$2]))" office:value-type="float" office:value="3.26935848846524">
            <text:p>3,269358</text:p>
          </table:table-cell>
          <table:table-cell table:number-columns-repeated="1002"/>
        </table:table-row>
        <table:table-row table:style-name="ro2">
          <table:table-cell table:formula="of:=[.A477]+1" office:value-type="float" office:value="476">
            <text:p>47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77]=1;[.$K$3]-([.$K$3]-[.V477])*EXP([.$K$2]);[.V477]*EXP([.$K$2]))" office:value-type="float" office:value="3.10990999346931">
            <text:p>3,109910</text:p>
          </table:table-cell>
          <table:table-cell table:number-columns-repeated="1002"/>
        </table:table-row>
        <table:table-row table:style-name="ro2">
          <table:table-cell table:formula="of:=[.A478]+1" office:value-type="float" office:value="477">
            <text:p>47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78]=1;[.$K$3]-([.$K$3]-[.V478])*EXP([.$K$2]);[.V478]*EXP([.$K$2]))" office:value-type="float" office:value="2.95823789333683">
            <text:p>2,958238</text:p>
          </table:table-cell>
          <table:table-cell table:number-columns-repeated="1002"/>
        </table:table-row>
        <table:table-row table:style-name="ro2">
          <table:table-cell table:formula="of:=[.A479]+1" office:value-type="float" office:value="478">
            <text:p>47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79]=1;[.$K$3]-([.$K$3]-[.V479])*EXP([.$K$2]);[.V479]*EXP([.$K$2]))" office:value-type="float" office:value="3.05781580631143">
            <text:p>3,057816</text:p>
          </table:table-cell>
          <table:table-cell table:number-columns-repeated="1002"/>
        </table:table-row>
        <table:table-row table:style-name="ro2">
          <table:table-cell table:formula="of:=[.A480]+1" office:value-type="float" office:value="479">
            <text:p>47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80]=1;[.$K$3]-([.$K$3]-[.V480])*EXP([.$K$2]);[.V480]*EXP([.$K$2]))" office:value-type="float" office:value="3.15253724716324">
            <text:p>3,152537</text:p>
          </table:table-cell>
          <table:table-cell table:number-columns-repeated="1002"/>
        </table:table-row>
        <table:table-row table:style-name="ro2">
          <table:table-cell table:formula="of:=[.A481]+1" office:value-type="float" office:value="480">
            <text:p>48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482]+64*[.B483]+32*[.B484]+16*[.B485]+8*[.B486]+4*[.B487]+2*[.B488]+[.B489];2)" office:value-type="string" office:string-value="00">
            <text:p>00</text:p>
          </table:table-cell>
          <table:table-cell table:number-columns-repeated="16"/>
          <table:table-cell table:formula="of:=IF([.B481]=1;[.$K$3]-([.$K$3]-[.V481])*EXP([.$K$2]);[.V481]*EXP([.$K$2]))" office:value-type="float" office:value="2.99878619133615">
            <text:p>2,998786</text:p>
          </table:table-cell>
          <table:table-cell table:number-columns-repeated="1002"/>
        </table:table-row>
        <table:table-row table:style-name="ro2">
          <table:table-cell table:formula="of:=[.A482]+1" office:value-type="float" office:value="481">
            <text:p>48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82]=1;[.$K$3]-([.$K$3]-[.V482])*EXP([.$K$2]);[.V482]*EXP([.$K$2]))" office:value-type="float" office:value="2.85253366298538">
            <text:p>2,852534</text:p>
          </table:table-cell>
          <table:table-cell table:number-columns-repeated="1002"/>
        </table:table-row>
        <table:table-row table:style-name="ro2">
          <table:table-cell table:formula="of:=[.A483]+1" office:value-type="float" office:value="482">
            <text:p>48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83]=1;[.$K$3]-([.$K$3]-[.V483])*EXP([.$K$2]);[.V483]*EXP([.$K$2]))" office:value-type="float" office:value="2.71341395461049">
            <text:p>2,713414</text:p>
          </table:table-cell>
          <table:table-cell table:number-columns-repeated="1002"/>
        </table:table-row>
        <table:table-row table:style-name="ro2">
          <table:table-cell table:formula="of:=[.A484]+1" office:value-type="float" office:value="483">
            <text:p>48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84]=1;[.$K$3]-([.$K$3]-[.V484])*EXP([.$K$2]);[.V484]*EXP([.$K$2]))" office:value-type="float" office:value="2.58107919447635">
            <text:p>2,581079</text:p>
          </table:table-cell>
          <table:table-cell table:number-columns-repeated="1002"/>
        </table:table-row>
        <table:table-row table:style-name="ro2">
          <table:table-cell table:formula="of:=[.A485]+1" office:value-type="float" office:value="484">
            <text:p>48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85]=1;[.$K$3]-([.$K$3]-[.V485])*EXP([.$K$2]);[.V485]*EXP([.$K$2]))" office:value-type="float" office:value="2.4551984767525">
            <text:p>2,455198</text:p>
          </table:table-cell>
          <table:table-cell table:number-columns-repeated="1002"/>
        </table:table-row>
        <table:table-row table:style-name="ro2">
          <table:table-cell table:formula="of:=[.A486]+1" office:value-type="float" office:value="485">
            <text:p>48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86]=1;[.$K$3]-([.$K$3]-[.V486])*EXP([.$K$2]);[.V486]*EXP([.$K$2]))" office:value-type="float" office:value="2.33545703407631">
            <text:p>2,335457</text:p>
          </table:table-cell>
          <table:table-cell table:number-columns-repeated="1002"/>
        </table:table-row>
        <table:table-row table:style-name="ro2">
          <table:table-cell table:formula="of:=[.A487]+1" office:value-type="float" office:value="486">
            <text:p>48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87]=1;[.$K$3]-([.$K$3]-[.V487])*EXP([.$K$2]);[.V487]*EXP([.$K$2]))" office:value-type="float" office:value="2.22155545047055">
            <text:p>2,221555</text:p>
          </table:table-cell>
          <table:table-cell table:number-columns-repeated="1002"/>
        </table:table-row>
        <table:table-row table:style-name="ro2">
          <table:table-cell table:formula="of:=[.A488]+1" office:value-type="float" office:value="487">
            <text:p>48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88]=1;[.$K$3]-([.$K$3]-[.V488])*EXP([.$K$2]);[.V488]*EXP([.$K$2]))" office:value-type="float" office:value="2.11320891264753">
            <text:p>2,113209</text:p>
          </table:table-cell>
          <table:table-cell table:number-columns-repeated="1002"/>
        </table:table-row>
        <table:table-row table:style-name="ro2">
          <table:table-cell table:formula="of:=[.A489]+1" office:value-type="float" office:value="488">
            <text:p>48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490]+64*[.B491]+32*[.B492]+16*[.B493]+8*[.B494]+4*[.B495]+2*[.B496]+[.B497];2)" office:value-type="string" office:string-value="11">
            <text:p>11</text:p>
          </table:table-cell>
          <table:table-cell table:number-columns-repeated="16"/>
          <table:table-cell table:formula="of:=IF([.B489]=1;[.$K$3]-([.$K$3]-[.V489])*EXP([.$K$2]);[.V489]*EXP([.$K$2]))" office:value-type="float" office:value="2.01014649782749">
            <text:p>2,010146</text:p>
          </table:table-cell>
          <table:table-cell table:number-columns-repeated="1002"/>
        </table:table-row>
        <table:table-row table:style-name="ro2">
          <table:table-cell table:formula="of:=[.A490]+1" office:value-type="float" office:value="489">
            <text:p>48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90]=1;[.$K$3]-([.$K$3]-[.V490])*EXP([.$K$2]);[.V490]*EXP([.$K$2]))" office:value-type="float" office:value="1.91211049629057">
            <text:p>1,912110</text:p>
          </table:table-cell>
          <table:table-cell table:number-columns-repeated="1002"/>
        </table:table-row>
        <table:table-row table:style-name="ro2">
          <table:table-cell table:formula="of:=[.A491]+1" office:value-type="float" office:value="490">
            <text:p>49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91]=1;[.$K$3]-([.$K$3]-[.V491])*EXP([.$K$2]);[.V491]*EXP([.$K$2]))" office:value-type="float" office:value="1.81885576696825">
            <text:p>1,818856</text:p>
          </table:table-cell>
          <table:table-cell table:number-columns-repeated="1002"/>
        </table:table-row>
        <table:table-row table:style-name="ro2">
          <table:table-cell table:formula="of:=[.A492]+1" office:value-type="float" office:value="491">
            <text:p>49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92]=1;[.$K$3]-([.$K$3]-[.V492])*EXP([.$K$2]);[.V492]*EXP([.$K$2]))" office:value-type="float" office:value="1.73014912446302">
            <text:p>1,730149</text:p>
          </table:table-cell>
          <table:table-cell table:number-columns-repeated="1002"/>
        </table:table-row>
        <table:table-row table:style-name="ro2">
          <table:table-cell table:formula="of:=[.A493]+1" office:value-type="float" office:value="492">
            <text:p>49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93]=1;[.$K$3]-([.$K$3]-[.V493])*EXP([.$K$2]);[.V493]*EXP([.$K$2]))" office:value-type="float" office:value="1.8896216334598">
            <text:p>1,889622</text:p>
          </table:table-cell>
          <table:table-cell table:number-columns-repeated="1002"/>
        </table:table-row>
        <table:table-row table:style-name="ro2">
          <table:table-cell table:formula="of:=[.A494]+1" office:value-type="float" office:value="493">
            <text:p>49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94]=1;[.$K$3]-([.$K$3]-[.V494])*EXP([.$K$2]);[.V494]*EXP([.$K$2]))" office:value-type="float" office:value="1.79746369892006">
            <text:p>1,797464</text:p>
          </table:table-cell>
          <table:table-cell table:number-columns-repeated="1002"/>
        </table:table-row>
        <table:table-row table:style-name="ro2">
          <table:table-cell table:formula="of:=[.A495]+1" office:value-type="float" office:value="494">
            <text:p>49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95]=1;[.$K$3]-([.$K$3]-[.V495])*EXP([.$K$2]);[.V495]*EXP([.$K$2]))" office:value-type="float" office:value="1.70980035988466">
            <text:p>1,709800</text:p>
          </table:table-cell>
          <table:table-cell table:number-columns-repeated="1002"/>
        </table:table-row>
        <table:table-row table:style-name="ro2">
          <table:table-cell table:formula="of:=[.A496]+1" office:value-type="float" office:value="495">
            <text:p>49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96]=1;[.$K$3]-([.$K$3]-[.V496])*EXP([.$K$2]);[.V496]*EXP([.$K$2]))" office:value-type="float" office:value="1.6264124123442">
            <text:p>1,626412</text:p>
          </table:table-cell>
          <table:table-cell table:number-columns-repeated="1002"/>
        </table:table-row>
        <table:table-row table:style-name="ro2">
          <table:table-cell table:formula="of:=[.A497]+1" office:value-type="float" office:value="496">
            <text:p>49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498]+64*[.B499]+32*[.B500]+16*[.B501]+8*[.B502]+4*[.B503]+2*[.B504]+[.B505];2)" office:value-type="string" office:string-value="57">
            <text:p>57</text:p>
          </table:table-cell>
          <table:table-cell table:number-columns-repeated="16"/>
          <table:table-cell table:formula="of:=IF([.B497]=1;[.$K$3]-([.$K$3]-[.V497])*EXP([.$K$2]);[.V497]*EXP([.$K$2]))" office:value-type="float" office:value="1.79094422049142">
            <text:p>1,790944</text:p>
          </table:table-cell>
          <table:table-cell table:number-columns-repeated="1002"/>
        </table:table-row>
        <table:table-row table:style-name="ro2">
          <table:table-cell table:formula="of:=[.A498]+1" office:value-type="float" office:value="497">
            <text:p>49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498]=1;[.$K$3]-([.$K$3]-[.V498])*EXP([.$K$2]);[.V498]*EXP([.$K$2]))" office:value-type="float" office:value="1.70359884017093">
            <text:p>1,703599</text:p>
          </table:table-cell>
          <table:table-cell table:number-columns-repeated="1002"/>
        </table:table-row>
        <table:table-row table:style-name="ro2">
          <table:table-cell table:formula="of:=[.A499]+1" office:value-type="float" office:value="498">
            <text:p>49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499]=1;[.$K$3]-([.$K$3]-[.V499])*EXP([.$K$2]);[.V499]*EXP([.$K$2]))" office:value-type="float" office:value="1.86436622181231">
            <text:p>1,864366</text:p>
          </table:table-cell>
          <table:table-cell table:number-columns-repeated="1002"/>
        </table:table-row>
        <table:table-row table:style-name="ro2">
          <table:table-cell table:formula="of:=[.A500]+1" office:value-type="float" office:value="499">
            <text:p>49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00]=1;[.$K$3]-([.$K$3]-[.V500])*EXP([.$K$2]);[.V500]*EXP([.$K$2]))" office:value-type="float" office:value="1.77344000823309">
            <text:p>1,773440</text:p>
          </table:table-cell>
          <table:table-cell table:number-columns-repeated="1002"/>
        </table:table-row>
        <table:table-row table:style-name="ro2">
          <table:table-cell table:formula="of:=[.A501]+1"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01]=1;[.$K$3]-([.$K$3]-[.V501])*EXP([.$K$2]);[.V501]*EXP([.$K$2]))" office:value-type="float" office:value="1.93080119591454">
            <text:p>1,930801</text:p>
          </table:table-cell>
          <table:table-cell table:number-columns-repeated="1002"/>
        </table:table-row>
        <table:table-row table:style-name="ro2">
          <table:table-cell table:formula="of:=[.A502]+1" office:value-type="float" office:value="501">
            <text:p>50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02]=1;[.$K$3]-([.$K$3]-[.V502])*EXP([.$K$2]);[.V502]*EXP([.$K$2]))" office:value-type="float" office:value="1.83663491041507">
            <text:p>1,836635</text:p>
          </table:table-cell>
          <table:table-cell table:number-columns-repeated="1002"/>
        </table:table-row>
        <table:table-row table:style-name="ro2">
          <table:table-cell table:formula="of:=[.A503]+1" office:value-type="float" office:value="502">
            <text:p>50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03]=1;[.$K$3]-([.$K$3]-[.V503])*EXP([.$K$2]);[.V503]*EXP([.$K$2]))" office:value-type="float" office:value="1.99091404634848">
            <text:p>1,990914</text:p>
          </table:table-cell>
          <table:table-cell table:number-columns-repeated="1002"/>
        </table:table-row>
        <table:table-row table:style-name="ro2">
          <table:table-cell table:formula="of:=[.A504]+1" office:value-type="float" office:value="503">
            <text:p>50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04]=1;[.$K$3]-([.$K$3]-[.V504])*EXP([.$K$2]);[.V504]*EXP([.$K$2]))" office:value-type="float" office:value="2.13766890003488">
            <text:p>2,137669</text:p>
          </table:table-cell>
          <table:table-cell table:number-columns-repeated="1002"/>
        </table:table-row>
        <table:table-row table:style-name="ro2">
          <table:table-cell table:formula="of:=[.A505]+1" office:value-type="float" office:value="504">
            <text:p>504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506]+64*[.B507]+32*[.B508]+16*[.B509]+8*[.B510]+4*[.B511]+2*[.B512]+[.B513];2)" office:value-type="string" office:string-value="BF">
            <text:p>BF</text:p>
          </table:table-cell>
          <table:table-cell table:number-columns-repeated="16"/>
          <table:table-cell table:formula="of:=IF([.B505]=1;[.$K$3]-([.$K$3]-[.V505])*EXP([.$K$2]);[.V505]*EXP([.$K$2]))" office:value-type="float" office:value="2.27726643504969">
            <text:p>2,277266</text:p>
          </table:table-cell>
          <table:table-cell table:number-columns-repeated="1002"/>
        </table:table-row>
        <table:table-row table:style-name="ro2">
          <table:table-cell table:formula="of:=[.A506]+1" office:value-type="float" office:value="505">
            <text:p>50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06]=1;[.$K$3]-([.$K$3]-[.V506])*EXP([.$K$2]);[.V506]*EXP([.$K$2]))" office:value-type="float" office:value="2.41005571794354">
            <text:p>2,410056</text:p>
          </table:table-cell>
          <table:table-cell table:number-columns-repeated="1002"/>
        </table:table-row>
        <table:table-row table:style-name="ro2">
          <table:table-cell table:formula="of:=[.A507]+1" office:value-type="float" office:value="506">
            <text:p>50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07]=1;[.$K$3]-([.$K$3]-[.V507])*EXP([.$K$2]);[.V507]*EXP([.$K$2]))" office:value-type="float" office:value="2.29251591359408">
            <text:p>2,292516</text:p>
          </table:table-cell>
          <table:table-cell table:number-columns-repeated="1002"/>
        </table:table-row>
        <table:table-row table:style-name="ro2">
          <table:table-cell table:formula="of:=[.A508]+1" office:value-type="float" office:value="507">
            <text:p>50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08]=1;[.$K$3]-([.$K$3]-[.V508])*EXP([.$K$2]);[.V508]*EXP([.$K$2]))" office:value-type="float" office:value="2.42456147064326">
            <text:p>2,424561</text:p>
          </table:table-cell>
          <table:table-cell table:number-columns-repeated="1002"/>
        </table:table-row>
        <table:table-row table:style-name="ro2">
          <table:table-cell table:formula="of:=[.A509]+1" office:value-type="float" office:value="508">
            <text:p>50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09]=1;[.$K$3]-([.$K$3]-[.V509])*EXP([.$K$2]);[.V509]*EXP([.$K$2]))" office:value-type="float" office:value="2.55016708988302">
            <text:p>2,550167</text:p>
          </table:table-cell>
          <table:table-cell table:number-columns-repeated="1002"/>
        </table:table-row>
        <table:table-row table:style-name="ro2">
          <table:table-cell table:formula="of:=[.A510]+1" office:value-type="float" office:value="509">
            <text:p>50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10]=1;[.$K$3]-([.$K$3]-[.V510])*EXP([.$K$2]);[.V510]*EXP([.$K$2]))" office:value-type="float" office:value="2.66964685078652">
            <text:p>2,669647</text:p>
          </table:table-cell>
          <table:table-cell table:number-columns-repeated="1002"/>
        </table:table-row>
        <table:table-row table:style-name="ro2">
          <table:table-cell table:formula="of:=[.A511]+1" office:value-type="float" office:value="510">
            <text:p>51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11]=1;[.$K$3]-([.$K$3]-[.V511])*EXP([.$K$2]);[.V511]*EXP([.$K$2]))" office:value-type="float" office:value="2.78329951499023">
            <text:p>2,783300</text:p>
          </table:table-cell>
          <table:table-cell table:number-columns-repeated="1002"/>
        </table:table-row>
        <table:table-row table:style-name="ro2">
          <table:table-cell table:formula="of:=[.A512]+1" office:value-type="float" office:value="511">
            <text:p>51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12]=1;[.$K$3]-([.$K$3]-[.V512])*EXP([.$K$2]);[.V512]*EXP([.$K$2]))" office:value-type="float" office:value="2.89140927335371">
            <text:p>2,891409</text:p>
          </table:table-cell>
          <table:table-cell table:number-columns-repeated="1002"/>
        </table:table-row>
        <table:table-row table:style-name="ro2">
          <table:table-cell table:formula="of:=[.A513]+1" office:value-type="float" office:value="512">
            <text:p>51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514]+64*[.B515]+32*[.B516]+16*[.B517]+8*[.B518]+4*[.B519]+2*[.B520]+[.B521];2)" office:value-type="string" office:string-value="7B">
            <text:p>7B</text:p>
          </table:table-cell>
          <table:table-cell table:number-columns-repeated="16"/>
          <table:table-cell table:formula="of:=IF([.B513]=1;[.$K$3]-([.$K$3]-[.V513])*EXP([.$K$2]);[.V513]*EXP([.$K$2]))" office:value-type="float" office:value="2.9942464565847">
            <text:p>2,994246</text:p>
          </table:table-cell>
          <table:table-cell table:number-columns-repeated="1002"/>
        </table:table-row>
        <table:table-row table:style-name="ro2">
          <table:table-cell table:formula="of:=[.A514]+1" office:value-type="float" office:value="513">
            <text:p>51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14]=1;[.$K$3]-([.$K$3]-[.V514])*EXP([.$K$2]);[.V514]*EXP([.$K$2]))" office:value-type="float" office:value="2.84821533371037">
            <text:p>2,848215</text:p>
          </table:table-cell>
          <table:table-cell table:number-columns-repeated="1002"/>
        </table:table-row>
        <table:table-row table:style-name="ro2">
          <table:table-cell table:formula="of:=[.A515]+1" office:value-type="float" office:value="514">
            <text:p>51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15]=1;[.$K$3]-([.$K$3]-[.V515])*EXP([.$K$2]);[.V515]*EXP([.$K$2]))" office:value-type="float" office:value="2.95315911023585">
            <text:p>2,953159</text:p>
          </table:table-cell>
          <table:table-cell table:number-columns-repeated="1002"/>
        </table:table-row>
        <table:table-row table:style-name="ro2">
          <table:table-cell table:formula="of:=[.A516]+1" office:value-type="float" office:value="515">
            <text:p>51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16]=1;[.$K$3]-([.$K$3]-[.V516])*EXP([.$K$2]);[.V516]*EXP([.$K$2]))" office:value-type="float" office:value="3.05298471838512">
            <text:p>3,052985</text:p>
          </table:table-cell>
          <table:table-cell table:number-columns-repeated="1002"/>
        </table:table-row>
        <table:table-row table:style-name="ro2">
          <table:table-cell table:formula="of:=[.A517]+1" office:value-type="float" office:value="516">
            <text:p>51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17]=1;[.$K$3]-([.$K$3]-[.V517])*EXP([.$K$2]);[.V517]*EXP([.$K$2]))" office:value-type="float" office:value="3.14794177417538">
            <text:p>3,147942</text:p>
          </table:table-cell>
          <table:table-cell table:number-columns-repeated="1002"/>
        </table:table-row>
        <table:table-row table:style-name="ro2">
          <table:table-cell table:formula="of:=[.A518]+1" office:value-type="float" office:value="517">
            <text:p>51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18]=1;[.$K$3]-([.$K$3]-[.V518])*EXP([.$K$2]);[.V518]*EXP([.$K$2]))" office:value-type="float" office:value="3.23826771970704">
            <text:p>3,238268</text:p>
          </table:table-cell>
          <table:table-cell table:number-columns-repeated="1002"/>
        </table:table-row>
        <table:table-row table:style-name="ro2">
          <table:table-cell table:formula="of:=[.A519]+1" office:value-type="float" office:value="518">
            <text:p>51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19]=1;[.$K$3]-([.$K$3]-[.V519])*EXP([.$K$2]);[.V519]*EXP([.$K$2]))" office:value-type="float" office:value="3.08033553939616">
            <text:p>3,080336</text:p>
          </table:table-cell>
          <table:table-cell table:number-columns-repeated="1002"/>
        </table:table-row>
        <table:table-row table:style-name="ro2">
          <table:table-cell table:formula="of:=[.A520]+1" office:value-type="float" office:value="519">
            <text:p>51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20]=1;[.$K$3]-([.$K$3]-[.V520])*EXP([.$K$2]);[.V520]*EXP([.$K$2]))" office:value-type="float" office:value="3.17395867990534">
            <text:p>3,173959</text:p>
          </table:table-cell>
          <table:table-cell table:number-columns-repeated="1002"/>
        </table:table-row>
        <table:table-row table:style-name="ro2">
          <table:table-cell table:formula="of:=[.A521]+1" office:value-type="float" office:value="520">
            <text:p>52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522]+64*[.B523]+32*[.B524]+16*[.B525]+8*[.B526]+4*[.B527]+2*[.B528]+[.B529];2)" office:value-type="string" office:string-value="90">
            <text:p>90</text:p>
          </table:table-cell>
          <table:table-cell table:number-columns-repeated="16"/>
          <table:table-cell table:formula="of:=IF([.B521]=1;[.$K$3]-([.$K$3]-[.V521])*EXP([.$K$2]);[.V521]*EXP([.$K$2]))" office:value-type="float" office:value="3.26301576597183">
            <text:p>3,263016</text:p>
          </table:table-cell>
          <table:table-cell table:number-columns-repeated="1002"/>
        </table:table-row>
        <table:table-row table:style-name="ro2">
          <table:table-cell table:formula="of:=[.A522]+1" office:value-type="float" office:value="521">
            <text:p>52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22]=1;[.$K$3]-([.$K$3]-[.V522])*EXP([.$K$2]);[.V522]*EXP([.$K$2]))" office:value-type="float" office:value="3.34772948669857">
            <text:p>3,347729</text:p>
          </table:table-cell>
          <table:table-cell table:number-columns-repeated="1002"/>
        </table:table-row>
        <table:table-row table:style-name="ro2">
          <table:table-cell table:formula="of:=[.A523]+1" office:value-type="float" office:value="522">
            <text:p>52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23]=1;[.$K$3]-([.$K$3]-[.V523])*EXP([.$K$2]);[.V523]*EXP([.$K$2]))" office:value-type="float" office:value="3.18445879301635">
            <text:p>3,184459</text:p>
          </table:table-cell>
          <table:table-cell table:number-columns-repeated="1002"/>
        </table:table-row>
        <table:table-row table:style-name="ro2">
          <table:table-cell table:formula="of:=[.A524]+1" office:value-type="float" office:value="523">
            <text:p>52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24]=1;[.$K$3]-([.$K$3]-[.V524])*EXP([.$K$2]);[.V524]*EXP([.$K$2]))" office:value-type="float" office:value="3.02915090502718">
            <text:p>3,029151</text:p>
          </table:table-cell>
          <table:table-cell table:number-columns-repeated="1002"/>
        </table:table-row>
        <table:table-row table:style-name="ro2">
          <table:table-cell table:formula="of:=[.A525]+1" office:value-type="float" office:value="524">
            <text:p>52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25]=1;[.$K$3]-([.$K$3]-[.V525])*EXP([.$K$2]);[.V525]*EXP([.$K$2]))" office:value-type="float" office:value="3.12527034961126">
            <text:p>3,125270</text:p>
          </table:table-cell>
          <table:table-cell table:number-columns-repeated="1002"/>
        </table:table-row>
        <table:table-row table:style-name="ro2">
          <table:table-cell table:formula="of:=[.A526]+1" office:value-type="float" office:value="525">
            <text:p>52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26]=1;[.$K$3]-([.$K$3]-[.V526])*EXP([.$K$2]);[.V526]*EXP([.$K$2]))" office:value-type="float" office:value="2.97284911606986">
            <text:p>2,972849</text:p>
          </table:table-cell>
          <table:table-cell table:number-columns-repeated="1002"/>
        </table:table-row>
        <table:table-row table:style-name="ro2">
          <table:table-cell table:formula="of:=[.A527]+1" office:value-type="float" office:value="526">
            <text:p>52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27]=1;[.$K$3]-([.$K$3]-[.V527])*EXP([.$K$2]);[.V527]*EXP([.$K$2]))" office:value-type="float" office:value="2.82786155380659">
            <text:p>2,827862</text:p>
          </table:table-cell>
          <table:table-cell table:number-columns-repeated="1002"/>
        </table:table-row>
        <table:table-row table:style-name="ro2">
          <table:table-cell table:formula="of:=[.A528]+1" office:value-type="float" office:value="527">
            <text:p>52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28]=1;[.$K$3]-([.$K$3]-[.V528])*EXP([.$K$2]);[.V528]*EXP([.$K$2]))" office:value-type="float" office:value="2.68994511839514">
            <text:p>2,689945</text:p>
          </table:table-cell>
          <table:table-cell table:number-columns-repeated="1002"/>
        </table:table-row>
        <table:table-row table:style-name="ro2">
          <table:table-cell table:formula="of:=[.A529]+1" office:value-type="float" office:value="528">
            <text:p>52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530]+64*[.B531]+32*[.B532]+16*[.B533]+8*[.B534]+4*[.B535]+2*[.B536]+[.B537];2)" office:value-type="string" office:string-value="20">
            <text:p>20</text:p>
          </table:table-cell>
          <table:table-cell table:number-columns-repeated="16"/>
          <table:table-cell table:formula="of:=IF([.B529]=1;[.$K$3]-([.$K$3]-[.V529])*EXP([.$K$2]);[.V529]*EXP([.$K$2]))" office:value-type="float" office:value="2.55875494690951">
            <text:p>2,558755</text:p>
          </table:table-cell>
          <table:table-cell table:number-columns-repeated="1002"/>
        </table:table-row>
        <table:table-row table:style-name="ro2">
          <table:table-cell table:formula="of:=[.A530]+1" office:value-type="float" office:value="529">
            <text:p>52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30]=1;[.$K$3]-([.$K$3]-[.V530])*EXP([.$K$2]);[.V530]*EXP([.$K$2]))" office:value-type="float" office:value="2.43396299558709">
            <text:p>2,433963</text:p>
          </table:table-cell>
          <table:table-cell table:number-columns-repeated="1002"/>
        </table:table-row>
        <table:table-row table:style-name="ro2">
          <table:table-cell table:formula="of:=[.A531]+1" office:value-type="float" office:value="530">
            <text:p>53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31]=1;[.$K$3]-([.$K$3]-[.V531])*EXP([.$K$2]);[.V531]*EXP([.$K$2]))" office:value-type="float" office:value="2.31525721954834">
            <text:p>2,315257</text:p>
          </table:table-cell>
          <table:table-cell table:number-columns-repeated="1002"/>
        </table:table-row>
        <table:table-row table:style-name="ro2">
          <table:table-cell table:formula="of:=[.A532]+1" office:value-type="float" office:value="531">
            <text:p>53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32]=1;[.$K$3]-([.$K$3]-[.V532])*EXP([.$K$2]);[.V532]*EXP([.$K$2]))" office:value-type="float" office:value="2.44619367001852">
            <text:p>2,446194</text:p>
          </table:table-cell>
          <table:table-cell table:number-columns-repeated="1002"/>
        </table:table-row>
        <table:table-row table:style-name="ro2">
          <table:table-cell table:formula="of:=[.A533]+1" office:value-type="float" office:value="532">
            <text:p>53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33]=1;[.$K$3]-([.$K$3]-[.V533])*EXP([.$K$2]);[.V533]*EXP([.$K$2]))" office:value-type="float" office:value="2.32689139694901">
            <text:p>2,326891</text:p>
          </table:table-cell>
          <table:table-cell table:number-columns-repeated="1002"/>
        </table:table-row>
        <table:table-row table:style-name="ro2">
          <table:table-cell table:formula="of:=[.A534]+1" office:value-type="float" office:value="533">
            <text:p>53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34]=1;[.$K$3]-([.$K$3]-[.V534])*EXP([.$K$2]);[.V534]*EXP([.$K$2]))" office:value-type="float" office:value="2.21340756439547">
            <text:p>2,213408</text:p>
          </table:table-cell>
          <table:table-cell table:number-columns-repeated="1002"/>
        </table:table-row>
        <table:table-row table:style-name="ro2">
          <table:table-cell table:formula="of:=[.A535]+1" office:value-type="float" office:value="534">
            <text:p>53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35]=1;[.$K$3]-([.$K$3]-[.V535])*EXP([.$K$2]);[.V535]*EXP([.$K$2]))" office:value-type="float" office:value="2.10545840366543">
            <text:p>2,105458</text:p>
          </table:table-cell>
          <table:table-cell table:number-columns-repeated="1002"/>
        </table:table-row>
        <table:table-row table:style-name="ro2">
          <table:table-cell table:formula="of:=[.A536]+1" office:value-type="float" office:value="535">
            <text:p>53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36]=1;[.$K$3]-([.$K$3]-[.V536])*EXP([.$K$2]);[.V536]*EXP([.$K$2]))" office:value-type="float" office:value="2.00277398562886">
            <text:p>2,002774</text:p>
          </table:table-cell>
          <table:table-cell table:number-columns-repeated="1002"/>
        </table:table-row>
        <table:table-row table:style-name="ro2">
          <table:table-cell table:formula="of:=[.A537]+1" office:value-type="float" office:value="536">
            <text:p>53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538]+64*[.B539]+32*[.B540]+16*[.B541]+8*[.B542]+4*[.B543]+2*[.B544]+[.B545];2)" office:value-type="string" office:string-value="45">
            <text:p>45</text:p>
          </table:table-cell>
          <table:table-cell table:number-columns-repeated="16"/>
          <table:table-cell table:formula="of:=IF([.B537]=1;[.$K$3]-([.$K$3]-[.V537])*EXP([.$K$2]);[.V537]*EXP([.$K$2]))" office:value-type="float" office:value="1.90509754575474">
            <text:p>1,905098</text:p>
          </table:table-cell>
          <table:table-cell table:number-columns-repeated="1002"/>
        </table:table-row>
        <table:table-row table:style-name="ro2">
          <table:table-cell table:formula="of:=[.A538]+1" office:value-type="float" office:value="537">
            <text:p>53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38]=1;[.$K$3]-([.$K$3]-[.V538])*EXP([.$K$2]);[.V538]*EXP([.$K$2]))" office:value-type="float" office:value="1.812184842066">
            <text:p>1,812185</text:p>
          </table:table-cell>
          <table:table-cell table:number-columns-repeated="1002"/>
        </table:table-row>
        <table:table-row table:style-name="ro2">
          <table:table-cell table:formula="of:=[.A539]+1" office:value-type="float" office:value="538">
            <text:p>53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39]=1;[.$K$3]-([.$K$3]-[.V539])*EXP([.$K$2]);[.V539]*EXP([.$K$2]))" office:value-type="float" office:value="1.96765642190379">
            <text:p>1,967656</text:p>
          </table:table-cell>
          <table:table-cell table:number-columns-repeated="1002"/>
        </table:table-row>
        <table:table-row table:style-name="ro2">
          <table:table-cell table:formula="of:=[.A540]+1" office:value-type="float" office:value="539">
            <text:p>53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40]=1;[.$K$3]-([.$K$3]-[.V540])*EXP([.$K$2]);[.V540]*EXP([.$K$2]))" office:value-type="float" office:value="1.87169268582268">
            <text:p>1,871693</text:p>
          </table:table-cell>
          <table:table-cell table:number-columns-repeated="1002"/>
        </table:table-row>
        <table:table-row table:style-name="ro2">
          <table:table-cell table:formula="of:=[.A541]+1" office:value-type="float" office:value="540">
            <text:p>54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41]=1;[.$K$3]-([.$K$3]-[.V541])*EXP([.$K$2]);[.V541]*EXP([.$K$2]))" office:value-type="float" office:value="1.7804091563773">
            <text:p>1,780409</text:p>
          </table:table-cell>
          <table:table-cell table:number-columns-repeated="1002"/>
        </table:table-row>
        <table:table-row table:style-name="ro2">
          <table:table-cell table:formula="of:=[.A542]+1" office:value-type="float" office:value="541">
            <text:p>54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42]=1;[.$K$3]-([.$K$3]-[.V542])*EXP([.$K$2]);[.V542]*EXP([.$K$2]))" office:value-type="float" office:value="1.69357757719658">
            <text:p>1,693578</text:p>
          </table:table-cell>
          <table:table-cell table:number-columns-repeated="1002"/>
        </table:table-row>
        <table:table-row table:style-name="ro2">
          <table:table-cell table:formula="of:=[.A543]+1" office:value-type="float" office:value="542">
            <text:p>54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43]=1;[.$K$3]-([.$K$3]-[.V543])*EXP([.$K$2]);[.V543]*EXP([.$K$2]))" office:value-type="float" office:value="1.85483370160045">
            <text:p>1,854834</text:p>
          </table:table-cell>
          <table:table-cell table:number-columns-repeated="1002"/>
        </table:table-row>
        <table:table-row table:style-name="ro2">
          <table:table-cell table:formula="of:=[.A544]+1" office:value-type="float" office:value="543">
            <text:p>54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44]=1;[.$K$3]-([.$K$3]-[.V544])*EXP([.$K$2]);[.V544]*EXP([.$K$2]))" office:value-type="float" office:value="1.76437239451792">
            <text:p>1,764372</text:p>
          </table:table-cell>
          <table:table-cell table:number-columns-repeated="1002"/>
        </table:table-row>
        <table:table-row table:style-name="ro2">
          <table:table-cell table:formula="of:=[.A545]+1" office:value-type="float" office:value="544">
            <text:p>54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546]+64*[.B547]+32*[.B548]+16*[.B549]+8*[.B550]+4*[.B551]+2*[.B552]+[.B553];2)" office:value-type="string" office:string-value="5F">
            <text:p>5F</text:p>
          </table:table-cell>
          <table:table-cell table:number-columns-repeated="16"/>
          <table:table-cell table:formula="of:=IF([.B545]=1;[.$K$3]-([.$K$3]-[.V545])*EXP([.$K$2]);[.V545]*EXP([.$K$2]))" office:value-type="float" office:value="1.92217581493866">
            <text:p>1,922176</text:p>
          </table:table-cell>
          <table:table-cell table:number-columns-repeated="1002"/>
        </table:table-row>
        <table:table-row table:style-name="ro2">
          <table:table-cell table:formula="of:=[.A546]+1" office:value-type="float" office:value="545">
            <text:p>54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46]=1;[.$K$3]-([.$K$3]-[.V546])*EXP([.$K$2]);[.V546]*EXP([.$K$2]))" office:value-type="float" office:value="1.82843019423329">
            <text:p>1,828430</text:p>
          </table:table-cell>
          <table:table-cell table:number-columns-repeated="1002"/>
        </table:table-row>
        <table:table-row table:style-name="ro2">
          <table:table-cell table:formula="of:=[.A547]+1" office:value-type="float" office:value="546">
            <text:p>54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47]=1;[.$K$3]-([.$K$3]-[.V547])*EXP([.$K$2]);[.V547]*EXP([.$K$2]))" office:value-type="float" office:value="1.98310947889669">
            <text:p>1,983109</text:p>
          </table:table-cell>
          <table:table-cell table:number-columns-repeated="1002"/>
        </table:table-row>
        <table:table-row table:style-name="ro2">
          <table:table-cell table:formula="of:=[.A548]+1" office:value-type="float" office:value="547">
            <text:p>54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48]=1;[.$K$3]-([.$K$3]-[.V548])*EXP([.$K$2]);[.V548]*EXP([.$K$2]))" office:value-type="float" office:value="1.88639208833281">
            <text:p>1,886392</text:p>
          </table:table-cell>
          <table:table-cell table:number-columns-repeated="1002"/>
        </table:table-row>
        <table:table-row table:style-name="ro2">
          <table:table-cell table:formula="of:=[.A549]+1" office:value-type="float" office:value="548">
            <text:p>54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49]=1;[.$K$3]-([.$K$3]-[.V549])*EXP([.$K$2]);[.V549]*EXP([.$K$2]))" office:value-type="float" office:value="2.03824453806395">
            <text:p>2,038245</text:p>
          </table:table-cell>
          <table:table-cell table:number-columns-repeated="1002"/>
        </table:table-row>
        <table:table-row table:style-name="ro2">
          <table:table-cell table:formula="of:=[.A550]+1" office:value-type="float" office:value="549">
            <text:p>54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50]=1;[.$K$3]-([.$K$3]-[.V550])*EXP([.$K$2]);[.V550]*EXP([.$K$2]))" office:value-type="float" office:value="2.18269105643073">
            <text:p>2,182691</text:p>
          </table:table-cell>
          <table:table-cell table:number-columns-repeated="1002"/>
        </table:table-row>
        <table:table-row table:style-name="ro2">
          <table:table-cell table:formula="of:=[.A551]+1" office:value-type="float" office:value="550">
            <text:p>55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51]=1;[.$K$3]-([.$K$3]-[.V551])*EXP([.$K$2]);[.V551]*EXP([.$K$2]))" office:value-type="float" office:value="2.32009283496789">
            <text:p>2,320093</text:p>
          </table:table-cell>
          <table:table-cell table:number-columns-repeated="1002"/>
        </table:table-row>
        <table:table-row table:style-name="ro2">
          <table:table-cell table:formula="of:=[.A552]+1" office:value-type="float" office:value="551">
            <text:p>55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52]=1;[.$K$3]-([.$K$3]-[.V552])*EXP([.$K$2]);[.V552]*EXP([.$K$2]))" office:value-type="float" office:value="2.45079344969116">
            <text:p>2,450793</text:p>
          </table:table-cell>
          <table:table-cell table:number-columns-repeated="1002"/>
        </table:table-row>
        <table:table-row table:style-name="ro2">
          <table:table-cell table:formula="of:=[.A553]+1" office:value-type="float" office:value="552">
            <text:p>55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554]+64*[.B555]+32*[.B556]+16*[.B557]+8*[.B558]+4*[.B559]+2*[.B560]+[.B561];2)" office:value-type="string" office:string-value="7F">
            <text:p>7F</text:p>
          </table:table-cell>
          <table:table-cell table:number-columns-repeated="16"/>
          <table:table-cell table:formula="of:=IF([.B553]=1;[.$K$3]-([.$K$3]-[.V553])*EXP([.$K$2]);[.V553]*EXP([.$K$2]))" office:value-type="float" office:value="2.57511972021627">
            <text:p>2,575120</text:p>
          </table:table-cell>
          <table:table-cell table:number-columns-repeated="1002"/>
        </table:table-row>
        <table:table-row table:style-name="ro2">
          <table:table-cell table:formula="of:=[.A554]+1" office:value-type="float" office:value="553">
            <text:p>55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54]=1;[.$K$3]-([.$K$3]-[.V554])*EXP([.$K$2]);[.V554]*EXP([.$K$2]))" office:value-type="float" office:value="2.44952964948177">
            <text:p>2,449530</text:p>
          </table:table-cell>
          <table:table-cell table:number-columns-repeated="1002"/>
        </table:table-row>
        <table:table-row table:style-name="ro2">
          <table:table-cell table:formula="of:=[.A555]+1" office:value-type="float" office:value="554">
            <text:p>55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55]=1;[.$K$3]-([.$K$3]-[.V555])*EXP([.$K$2]);[.V555]*EXP([.$K$2]))" office:value-type="float" office:value="2.57391755627041">
            <text:p>2,573918</text:p>
          </table:table-cell>
          <table:table-cell table:number-columns-repeated="1002"/>
        </table:table-row>
        <table:table-row table:style-name="ro2">
          <table:table-cell table:formula="of:=[.A556]+1" office:value-type="float" office:value="555">
            <text:p>55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56]=1;[.$K$3]-([.$K$3]-[.V556])*EXP([.$K$2]);[.V556]*EXP([.$K$2]))" office:value-type="float" office:value="2.69223899325981">
            <text:p>2,692239</text:p>
          </table:table-cell>
          <table:table-cell table:number-columns-repeated="1002"/>
        </table:table-row>
        <table:table-row table:style-name="ro2">
          <table:table-cell table:formula="of:=[.A557]+1" office:value-type="float" office:value="556">
            <text:p>55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57]=1;[.$K$3]-([.$K$3]-[.V557])*EXP([.$K$2]);[.V557]*EXP([.$K$2]))" office:value-type="float" office:value="2.80478982567334">
            <text:p>2,804790</text:p>
          </table:table-cell>
          <table:table-cell table:number-columns-repeated="1002"/>
        </table:table-row>
        <table:table-row table:style-name="ro2">
          <table:table-cell table:formula="of:=[.A558]+1" office:value-type="float" office:value="557">
            <text:p>55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58]=1;[.$K$3]-([.$K$3]-[.V558])*EXP([.$K$2]);[.V558]*EXP([.$K$2]))" office:value-type="float" office:value="2.91185148921714">
            <text:p>2,911851</text:p>
          </table:table-cell>
          <table:table-cell table:number-columns-repeated="1002"/>
        </table:table-row>
        <table:table-row table:style-name="ro2">
          <table:table-cell table:formula="of:=[.A559]+1" office:value-type="float" office:value="558">
            <text:p>55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59]=1;[.$K$3]-([.$K$3]-[.V559])*EXP([.$K$2]);[.V559]*EXP([.$K$2]))" office:value-type="float" office:value="3.013691693816">
            <text:p>3,013692</text:p>
          </table:table-cell>
          <table:table-cell table:number-columns-repeated="1002"/>
        </table:table-row>
        <table:table-row table:style-name="ro2">
          <table:table-cell table:formula="of:=[.A560]+1" office:value-type="float" office:value="559">
            <text:p>55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60]=1;[.$K$3]-([.$K$3]-[.V560])*EXP([.$K$2]);[.V560]*EXP([.$K$2]))" office:value-type="float" office:value="3.1105650930276">
            <text:p>3,110565</text:p>
          </table:table-cell>
          <table:table-cell table:number-columns-repeated="1002"/>
        </table:table-row>
        <table:table-row table:style-name="ro2">
          <table:table-cell table:formula="of:=[.A561]+1" office:value-type="float" office:value="560">
            <text:p>56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562]+64*[.B563]+32*[.B564]+16*[.B565]+8*[.B566]+4*[.B567]+2*[.B568]+[.B569];2)" office:value-type="string" office:string-value="6C">
            <text:p>6C</text:p>
          </table:table-cell>
          <table:table-cell table:number-columns-repeated="16"/>
          <table:table-cell table:formula="of:=IF([.B561]=1;[.$K$3]-([.$K$3]-[.V561])*EXP([.$K$2]);[.V561]*EXP([.$K$2]))" office:value-type="float" office:value="3.20271392080909">
            <text:p>3,202714</text:p>
          </table:table-cell>
          <table:table-cell table:number-columns-repeated="1002"/>
        </table:table-row>
        <table:table-row table:style-name="ro2">
          <table:table-cell table:formula="of:=[.A562]+1" office:value-type="float" office:value="561">
            <text:p>56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62]=1;[.$K$3]-([.$K$3]-[.V562])*EXP([.$K$2]);[.V562]*EXP([.$K$2]))" office:value-type="float" office:value="3.04651571973165">
            <text:p>3,046516</text:p>
          </table:table-cell>
          <table:table-cell table:number-columns-repeated="1002"/>
        </table:table-row>
        <table:table-row table:style-name="ro2">
          <table:table-cell table:formula="of:=[.A563]+1" office:value-type="float" office:value="562">
            <text:p>56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63]=1;[.$K$3]-([.$K$3]-[.V563])*EXP([.$K$2]);[.V563]*EXP([.$K$2]))" office:value-type="float" office:value="3.14178827230915">
            <text:p>3,141788</text:p>
          </table:table-cell>
          <table:table-cell table:number-columns-repeated="1002"/>
        </table:table-row>
        <table:table-row table:style-name="ro2">
          <table:table-cell table:formula="of:=[.A564]+1" office:value-type="float" office:value="563">
            <text:p>56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64]=1;[.$K$3]-([.$K$3]-[.V564])*EXP([.$K$2]);[.V564]*EXP([.$K$2]))" office:value-type="float" office:value="3.23241432766816">
            <text:p>3,232414</text:p>
          </table:table-cell>
          <table:table-cell table:number-columns-repeated="1002"/>
        </table:table-row>
        <table:table-row table:style-name="ro2">
          <table:table-cell table:formula="of:=[.A565]+1" office:value-type="float" office:value="564">
            <text:p>56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65]=1;[.$K$3]-([.$K$3]-[.V565])*EXP([.$K$2]);[.V565]*EXP([.$K$2]))" office:value-type="float" office:value="3.07476762065564">
            <text:p>3,074768</text:p>
          </table:table-cell>
          <table:table-cell table:number-columns-repeated="1002"/>
        </table:table-row>
        <table:table-row table:style-name="ro2">
          <table:table-cell table:formula="of:=[.A566]+1" office:value-type="float" office:value="565">
            <text:p>56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66]=1;[.$K$3]-([.$K$3]-[.V566])*EXP([.$K$2]);[.V566]*EXP([.$K$2]))" office:value-type="float" office:value="3.16866231176613">
            <text:p>3,168662</text:p>
          </table:table-cell>
          <table:table-cell table:number-columns-repeated="1002"/>
        </table:table-row>
        <table:table-row table:style-name="ro2">
          <table:table-cell table:formula="of:=[.A567]+1" office:value-type="float" office:value="566">
            <text:p>56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67]=1;[.$K$3]-([.$K$3]-[.V567])*EXP([.$K$2]);[.V567]*EXP([.$K$2]))" office:value-type="float" office:value="3.25797770475482">
            <text:p>3,257978</text:p>
          </table:table-cell>
          <table:table-cell table:number-columns-repeated="1002"/>
        </table:table-row>
        <table:table-row table:style-name="ro2">
          <table:table-cell table:formula="of:=[.A568]+1" office:value-type="float" office:value="567">
            <text:p>56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68]=1;[.$K$3]-([.$K$3]-[.V568])*EXP([.$K$2]);[.V568]*EXP([.$K$2]))" office:value-type="float" office:value="3.09908425713009">
            <text:p>3,099084</text:p>
          </table:table-cell>
          <table:table-cell table:number-columns-repeated="1002"/>
        </table:table-row>
        <table:table-row table:style-name="ro2">
          <table:table-cell table:formula="of:=[.A569]+1" office:value-type="float" office:value="568">
            <text:p>56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570]+64*[.B571]+32*[.B572]+16*[.B573]+8*[.B574]+4*[.B575]+2*[.B576]+[.B577];2)" office:value-type="string" office:string-value="88">
            <text:p>88</text:p>
          </table:table-cell>
          <table:table-cell table:number-columns-repeated="16"/>
          <table:table-cell table:formula="of:=IF([.B569]=1;[.$K$3]-([.$K$3]-[.V569])*EXP([.$K$2]);[.V569]*EXP([.$K$2]))" office:value-type="float" office:value="2.94794013438908">
            <text:p>2,947940</text:p>
          </table:table-cell>
          <table:table-cell table:number-columns-repeated="1002"/>
        </table:table-row>
        <table:table-row table:style-name="ro2">
          <table:table-cell table:formula="of:=[.A570]+1" office:value-type="float" office:value="569">
            <text:p>56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70]=1;[.$K$3]-([.$K$3]-[.V570])*EXP([.$K$2]);[.V570]*EXP([.$K$2]))" office:value-type="float" office:value="3.04802027499391">
            <text:p>3,048020</text:p>
          </table:table-cell>
          <table:table-cell table:number-columns-repeated="1002"/>
        </table:table-row>
        <table:table-row table:style-name="ro2">
          <table:table-cell table:formula="of:=[.A571]+1" office:value-type="float" office:value="570">
            <text:p>57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71]=1;[.$K$3]-([.$K$3]-[.V571])*EXP([.$K$2]);[.V571]*EXP([.$K$2]))" office:value-type="float" office:value="2.89936657204896">
            <text:p>2,899367</text:p>
          </table:table-cell>
          <table:table-cell table:number-columns-repeated="1002"/>
        </table:table-row>
        <table:table-row table:style-name="ro2">
          <table:table-cell table:formula="of:=[.A572]+1" office:value-type="float" office:value="571">
            <text:p>57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72]=1;[.$K$3]-([.$K$3]-[.V572])*EXP([.$K$2]);[.V572]*EXP([.$K$2]))" office:value-type="float" office:value="2.75796279574674">
            <text:p>2,757963</text:p>
          </table:table-cell>
          <table:table-cell table:number-columns-repeated="1002"/>
        </table:table-row>
        <table:table-row table:style-name="ro2">
          <table:table-cell table:formula="of:=[.A573]+1" office:value-type="float" office:value="572">
            <text:p>57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73]=1;[.$K$3]-([.$K$3]-[.V573])*EXP([.$K$2]);[.V573]*EXP([.$K$2]))" office:value-type="float" office:value="2.62345536299256">
            <text:p>2,623455</text:p>
          </table:table-cell>
          <table:table-cell table:number-columns-repeated="1002"/>
        </table:table-row>
        <table:table-row table:style-name="ro2">
          <table:table-cell table:formula="of:=[.A574]+1" office:value-type="float" office:value="573">
            <text:p>57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74]=1;[.$K$3]-([.$K$3]-[.V574])*EXP([.$K$2]);[.V574]*EXP([.$K$2]))" office:value-type="float" office:value="2.73936081263915">
            <text:p>2,739361</text:p>
          </table:table-cell>
          <table:table-cell table:number-columns-repeated="1002"/>
        </table:table-row>
        <table:table-row table:style-name="ro2">
          <table:table-cell table:formula="of:=[.A575]+1" office:value-type="float" office:value="574">
            <text:p>57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75]=1;[.$K$3]-([.$K$3]-[.V575])*EXP([.$K$2]);[.V575]*EXP([.$K$2]))" office:value-type="float" office:value="2.60576060930655">
            <text:p>2,605761</text:p>
          </table:table-cell>
          <table:table-cell table:number-columns-repeated="1002"/>
        </table:table-row>
        <table:table-row table:style-name="ro2">
          <table:table-cell table:formula="of:=[.A576]+1" office:value-type="float" office:value="575">
            <text:p>57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76]=1;[.$K$3]-([.$K$3]-[.V576])*EXP([.$K$2]);[.V576]*EXP([.$K$2]))" office:value-type="float" office:value="2.4786761647773">
            <text:p>2,478676</text:p>
          </table:table-cell>
          <table:table-cell table:number-columns-repeated="1002"/>
        </table:table-row>
        <table:table-row table:style-name="ro2">
          <table:table-cell table:formula="of:=[.A577]+1" office:value-type="float" office:value="576">
            <text:p>57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578]+64*[.B579]+32*[.B580]+16*[.B581]+8*[.B582]+4*[.B583]+2*[.B584]+[.B585];2)" office:value-type="string" office:string-value="41">
            <text:p>41</text:p>
          </table:table-cell>
          <table:table-cell table:number-columns-repeated="16"/>
          <table:table-cell table:formula="of:=IF([.B577]=1;[.$K$3]-([.$K$3]-[.V577])*EXP([.$K$2]);[.V577]*EXP([.$K$2]))" office:value-type="float" office:value="2.35778970174475">
            <text:p>2,357790</text:p>
          </table:table-cell>
          <table:table-cell table:number-columns-repeated="1002"/>
        </table:table-row>
        <table:table-row table:style-name="ro2">
          <table:table-cell table:formula="of:=[.A578]+1" office:value-type="float" office:value="577">
            <text:p>57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78]=1;[.$K$3]-([.$K$3]-[.V578])*EXP([.$K$2]);[.V578]*EXP([.$K$2]))" office:value-type="float" office:value="2.24279894108436">
            <text:p>2,242799</text:p>
          </table:table-cell>
          <table:table-cell table:number-columns-repeated="1002"/>
        </table:table-row>
        <table:table-row table:style-name="ro2">
          <table:table-cell table:formula="of:=[.A579]+1" office:value-type="float" office:value="578">
            <text:p>57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79]=1;[.$K$3]-([.$K$3]-[.V579])*EXP([.$K$2]);[.V579]*EXP([.$K$2]))" office:value-type="float" office:value="2.37726922349492">
            <text:p>2,377269</text:p>
          </table:table-cell>
          <table:table-cell table:number-columns-repeated="1002"/>
        </table:table-row>
        <table:table-row table:style-name="ro2">
          <table:table-cell table:formula="of:=[.A580]+1" office:value-type="float" office:value="579">
            <text:p>57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80]=1;[.$K$3]-([.$K$3]-[.V580])*EXP([.$K$2]);[.V580]*EXP([.$K$2]))" office:value-type="float" office:value="2.26132843534833">
            <text:p>2,261328</text:p>
          </table:table-cell>
          <table:table-cell table:number-columns-repeated="1002"/>
        </table:table-row>
        <table:table-row table:style-name="ro2">
          <table:table-cell table:formula="of:=[.A581]+1" office:value-type="float" office:value="580">
            <text:p>58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81]=1;[.$K$3]-([.$K$3]-[.V581])*EXP([.$K$2]);[.V581]*EXP([.$K$2]))" office:value-type="float" office:value="2.15104214616349">
            <text:p>2,151042</text:p>
          </table:table-cell>
          <table:table-cell table:number-columns-repeated="1002"/>
        </table:table-row>
        <table:table-row table:style-name="ro2">
          <table:table-cell table:formula="of:=[.A582]+1" office:value-type="float" office:value="581">
            <text:p>58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82]=1;[.$K$3]-([.$K$3]-[.V582])*EXP([.$K$2]);[.V582]*EXP([.$K$2]))" office:value-type="float" office:value="2.04613458277188">
            <text:p>2,046135</text:p>
          </table:table-cell>
          <table:table-cell table:number-columns-repeated="1002"/>
        </table:table-row>
        <table:table-row table:style-name="ro2">
          <table:table-cell table:formula="of:=[.A583]+1" office:value-type="float" office:value="582">
            <text:p>58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83]=1;[.$K$3]-([.$K$3]-[.V583])*EXP([.$K$2]);[.V583]*EXP([.$K$2]))" office:value-type="float" office:value="1.94634342162111">
            <text:p>1,946343</text:p>
          </table:table-cell>
          <table:table-cell table:number-columns-repeated="1002"/>
        </table:table-row>
        <table:table-row table:style-name="ro2">
          <table:table-cell table:formula="of:=[.A584]+1" office:value-type="float" office:value="583">
            <text:p>58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84]=1;[.$K$3]-([.$K$3]-[.V584])*EXP([.$K$2]);[.V584]*EXP([.$K$2]))" office:value-type="float" office:value="1.85141913282939">
            <text:p>1,851419</text:p>
          </table:table-cell>
          <table:table-cell table:number-columns-repeated="1002"/>
        </table:table-row>
        <table:table-row table:style-name="ro2">
          <table:table-cell table:formula="of:=[.A585]+1" office:value-type="float" office:value="584">
            <text:p>58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586]+64*[.B587]+32*[.B588]+16*[.B589]+8*[.B590]+4*[.B591]+2*[.B592]+[.B593];2)" office:value-type="string" office:string-value="15">
            <text:p>15</text:p>
          </table:table-cell>
          <table:table-cell table:number-columns-repeated="16"/>
          <table:table-cell table:formula="of:=IF([.B585]=1;[.$K$3]-([.$K$3]-[.V585])*EXP([.$K$2]);[.V585]*EXP([.$K$2]))" office:value-type="float" office:value="2.00497723372735">
            <text:p>2,004977</text:p>
          </table:table-cell>
          <table:table-cell table:number-columns-repeated="1002"/>
        </table:table-row>
        <table:table-row table:style-name="ro2">
          <table:table-cell table:formula="of:=[.A586]+1" office:value-type="float" office:value="585">
            <text:p>58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86]=1;[.$K$3]-([.$K$3]-[.V586])*EXP([.$K$2]);[.V586]*EXP([.$K$2]))" office:value-type="float" office:value="1.9071933401755">
            <text:p>1,907193</text:p>
          </table:table-cell>
          <table:table-cell table:number-columns-repeated="1002"/>
        </table:table-row>
        <table:table-row table:style-name="ro2">
          <table:table-cell table:formula="of:=[.A587]+1" office:value-type="float" office:value="586">
            <text:p>58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87]=1;[.$K$3]-([.$K$3]-[.V587])*EXP([.$K$2]);[.V587]*EXP([.$K$2]))" office:value-type="float" office:value="1.81417842338673">
            <text:p>1,814178</text:p>
          </table:table-cell>
          <table:table-cell table:number-columns-repeated="1002"/>
        </table:table-row>
        <table:table-row table:style-name="ro2">
          <table:table-cell table:formula="of:=[.A588]+1" office:value-type="float" office:value="587">
            <text:p>58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88]=1;[.$K$3]-([.$K$3]-[.V588])*EXP([.$K$2]);[.V588]*EXP([.$K$2]))" office:value-type="float" office:value="1.72569989761977">
            <text:p>1,725700</text:p>
          </table:table-cell>
          <table:table-cell table:number-columns-repeated="1002"/>
        </table:table-row>
        <table:table-row table:style-name="ro2">
          <table:table-cell table:formula="of:=[.A589]+1" office:value-type="float" office:value="588">
            <text:p>58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89]=1;[.$K$3]-([.$K$3]-[.V589])*EXP([.$K$2]);[.V589]*EXP([.$K$2]))" office:value-type="float" office:value="1.88538939797023">
            <text:p>1,885389</text:p>
          </table:table-cell>
          <table:table-cell table:number-columns-repeated="1002"/>
        </table:table-row>
        <table:table-row table:style-name="ro2">
          <table:table-cell table:formula="of:=[.A590]+1" office:value-type="float" office:value="589">
            <text:p>58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90]=1;[.$K$3]-([.$K$3]-[.V590])*EXP([.$K$2]);[.V590]*EXP([.$K$2]))" office:value-type="float" office:value="1.79343787199097">
            <text:p>1,793438</text:p>
          </table:table-cell>
          <table:table-cell table:number-columns-repeated="1002"/>
        </table:table-row>
        <table:table-row table:style-name="ro2">
          <table:table-cell table:formula="of:=[.A591]+1" office:value-type="float" office:value="590">
            <text:p>59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91]=1;[.$K$3]-([.$K$3]-[.V591])*EXP([.$K$2]);[.V591]*EXP([.$K$2]))" office:value-type="float" office:value="1.94982375234818">
            <text:p>1,949824</text:p>
          </table:table-cell>
          <table:table-cell table:number-columns-repeated="1002"/>
        </table:table-row>
        <table:table-row table:style-name="ro2">
          <table:table-cell table:formula="of:=[.A592]+1" office:value-type="float" office:value="591">
            <text:p>59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92]=1;[.$K$3]-([.$K$3]-[.V592])*EXP([.$K$2]);[.V592]*EXP([.$K$2]))" office:value-type="float" office:value="1.85472972582399">
            <text:p>1,854730</text:p>
          </table:table-cell>
          <table:table-cell table:number-columns-repeated="1002"/>
        </table:table-row>
        <table:table-row table:style-name="ro2">
          <table:table-cell table:formula="of:=[.A593]+1" office:value-type="float" office:value="592">
            <text:p>59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594]+64*[.B595]+32*[.B596]+16*[.B597]+8*[.B598]+4*[.B599]+2*[.B600]+[.B601];2)" office:value-type="string" office:string-value="DF">
            <text:p>DF</text:p>
          </table:table-cell>
          <table:table-cell table:number-columns-repeated="16"/>
          <table:table-cell table:formula="of:=IF([.B593]=1;[.$K$3]-([.$K$3]-[.V593])*EXP([.$K$2]);[.V593]*EXP([.$K$2]))" office:value-type="float" office:value="2.00812636719635">
            <text:p>2,008126</text:p>
          </table:table-cell>
          <table:table-cell table:number-columns-repeated="1002"/>
        </table:table-row>
        <table:table-row table:style-name="ro2">
          <table:table-cell table:formula="of:=[.A594]+1" office:value-type="float" office:value="593">
            <text:p>59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94]=1;[.$K$3]-([.$K$3]-[.V594])*EXP([.$K$2]);[.V594]*EXP([.$K$2]))" office:value-type="float" office:value="2.15404176608932">
            <text:p>2,154042</text:p>
          </table:table-cell>
          <table:table-cell table:number-columns-repeated="1002"/>
        </table:table-row>
        <table:table-row table:style-name="ro2">
          <table:table-cell table:formula="of:=[.A595]+1" office:value-type="float" office:value="594">
            <text:p>59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595]=1;[.$K$3]-([.$K$3]-[.V595])*EXP([.$K$2]);[.V595]*EXP([.$K$2]))" office:value-type="float" office:value="2.29284078700408">
            <text:p>2,292841</text:p>
          </table:table-cell>
          <table:table-cell table:number-columns-repeated="1002"/>
        </table:table-row>
        <table:table-row table:style-name="ro2">
          <table:table-cell table:formula="of:=[.A596]+1" office:value-type="float" office:value="595">
            <text:p>59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96]=1;[.$K$3]-([.$K$3]-[.V596])*EXP([.$K$2]);[.V596]*EXP([.$K$2]))" office:value-type="float" office:value="2.18101762229365">
            <text:p>2,181018</text:p>
          </table:table-cell>
          <table:table-cell table:number-columns-repeated="1002"/>
        </table:table-row>
        <table:table-row table:style-name="ro2">
          <table:table-cell table:formula="of:=[.A597]+1" office:value-type="float" office:value="596">
            <text:p>59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97]=1;[.$K$3]-([.$K$3]-[.V597])*EXP([.$K$2]);[.V597]*EXP([.$K$2]))" office:value-type="float" office:value="2.31850101517674">
            <text:p>2,318501</text:p>
          </table:table-cell>
          <table:table-cell table:number-columns-repeated="1002"/>
        </table:table-row>
        <table:table-row table:style-name="ro2">
          <table:table-cell table:formula="of:=[.A598]+1" office:value-type="float" office:value="597">
            <text:p>59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98]=1;[.$K$3]-([.$K$3]-[.V598])*EXP([.$K$2]);[.V598]*EXP([.$K$2]))" office:value-type="float" office:value="2.44927926386732">
            <text:p>2,449279</text:p>
          </table:table-cell>
          <table:table-cell table:number-columns-repeated="1002"/>
        </table:table-row>
        <table:table-row table:style-name="ro2">
          <table:table-cell table:formula="of:=[.A599]+1" office:value-type="float" office:value="598">
            <text:p>59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599]=1;[.$K$3]-([.$K$3]-[.V599])*EXP([.$K$2]);[.V599]*EXP([.$K$2]))" office:value-type="float" office:value="2.57367938210647">
            <text:p>2,573679</text:p>
          </table:table-cell>
          <table:table-cell table:number-columns-repeated="1002"/>
        </table:table-row>
        <table:table-row table:style-name="ro2">
          <table:table-cell table:formula="of:=[.A600]+1" office:value-type="float" office:value="599">
            <text:p>59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00]=1;[.$K$3]-([.$K$3]-[.V600])*EXP([.$K$2]);[.V600]*EXP([.$K$2]))" office:value-type="float" office:value="2.69201243498692">
            <text:p>2,692012</text:p>
          </table:table-cell>
          <table:table-cell table:number-columns-repeated="1002"/>
        </table:table-row>
        <table:table-row table:style-name="ro2">
          <table:table-cell table:formula="of:=[.A601]+1" office:value-type="float" office:value="600">
            <text:p>6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602]+64*[.B603]+32*[.B604]+16*[.B605]+8*[.B606]+4*[.B607]+2*[.B608]+[.B609];2)" office:value-type="string" office:string-value="7B">
            <text:p>7B</text:p>
          </table:table-cell>
          <table:table-cell table:number-columns-repeated="16"/>
          <table:table-cell table:formula="of:=IF([.B601]=1;[.$K$3]-([.$K$3]-[.V601])*EXP([.$K$2]);[.V601]*EXP([.$K$2]))" office:value-type="float" office:value="2.8045743167778">
            <text:p>2,804574</text:p>
          </table:table-cell>
          <table:table-cell table:number-columns-repeated="1002"/>
        </table:table-row>
        <table:table-row table:style-name="ro2">
          <table:table-cell table:formula="of:=[.A602]+1" office:value-type="float" office:value="601">
            <text:p>60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02]=1;[.$K$3]-([.$K$3]-[.V602])*EXP([.$K$2]);[.V602]*EXP([.$K$2]))" office:value-type="float" office:value="2.66779361331803">
            <text:p>2,667794</text:p>
          </table:table-cell>
          <table:table-cell table:number-columns-repeated="1002"/>
        </table:table-row>
        <table:table-row table:style-name="ro2">
          <table:table-cell table:formula="of:=[.A603]+1" office:value-type="float" office:value="602">
            <text:p>60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03]=1;[.$K$3]-([.$K$3]-[.V603])*EXP([.$K$2]);[.V603]*EXP([.$K$2]))" office:value-type="float" office:value="2.78153666097962">
            <text:p>2,781537</text:p>
          </table:table-cell>
          <table:table-cell table:number-columns-repeated="1002"/>
        </table:table-row>
        <table:table-row table:style-name="ro2">
          <table:table-cell table:formula="of:=[.A604]+1" office:value-type="float" office:value="603">
            <text:p>60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04]=1;[.$K$3]-([.$K$3]-[.V604])*EXP([.$K$2]);[.V604]*EXP([.$K$2]))" office:value-type="float" office:value="2.88973239474772">
            <text:p>2,889732</text:p>
          </table:table-cell>
          <table:table-cell table:number-columns-repeated="1002"/>
        </table:table-row>
        <table:table-row table:style-name="ro2">
          <table:table-cell table:formula="of:=[.A605]+1" office:value-type="float" office:value="604">
            <text:p>60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05]=1;[.$K$3]-([.$K$3]-[.V605])*EXP([.$K$2]);[.V605]*EXP([.$K$2]))" office:value-type="float" office:value="2.99265136031337">
            <text:p>2,992651</text:p>
          </table:table-cell>
          <table:table-cell table:number-columns-repeated="1002"/>
        </table:table-row>
        <table:table-row table:style-name="ro2">
          <table:table-cell table:formula="of:=[.A606]+1" office:value-type="float" office:value="605">
            <text:p>60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06]=1;[.$K$3]-([.$K$3]-[.V606])*EXP([.$K$2]);[.V606]*EXP([.$K$2]))" office:value-type="float" office:value="3.0905509086986">
            <text:p>3,090551</text:p>
          </table:table-cell>
          <table:table-cell table:number-columns-repeated="1002"/>
        </table:table-row>
        <table:table-row table:style-name="ro2">
          <table:table-cell table:formula="of:=[.A607]+1" office:value-type="float" office:value="606">
            <text:p>60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07]=1;[.$K$3]-([.$K$3]-[.V607])*EXP([.$K$2]);[.V607]*EXP([.$K$2]))" office:value-type="float" office:value="2.93982296227152">
            <text:p>2,939823</text:p>
          </table:table-cell>
          <table:table-cell table:number-columns-repeated="1002"/>
        </table:table-row>
        <table:table-row table:style-name="ro2">
          <table:table-cell table:formula="of:=[.A608]+1" office:value-type="float" office:value="607">
            <text:p>60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08]=1;[.$K$3]-([.$K$3]-[.V608])*EXP([.$K$2]);[.V608]*EXP([.$K$2]))" office:value-type="float" office:value="3.04029898203196">
            <text:p>3,040299</text:p>
          </table:table-cell>
          <table:table-cell table:number-columns-repeated="1002"/>
        </table:table-row>
        <table:table-row table:style-name="ro2">
          <table:table-cell table:formula="of:=[.A609]+1" office:value-type="float" office:value="608">
            <text:p>60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610]+64*[.B611]+32*[.B612]+16*[.B613]+8*[.B614]+4*[.B615]+2*[.B616]+[.B617];2)" office:value-type="string" office:string-value="A8">
            <text:p>A8</text:p>
          </table:table-cell>
          <table:table-cell table:number-columns-repeated="16"/>
          <table:table-cell table:formula="of:=IF([.B609]=1;[.$K$3]-([.$K$3]-[.V609])*EXP([.$K$2]);[.V609]*EXP([.$K$2]))" office:value-type="float" office:value="3.13587472848479">
            <text:p>3,135875</text:p>
          </table:table-cell>
          <table:table-cell table:number-columns-repeated="1002"/>
        </table:table-row>
        <table:table-row table:style-name="ro2">
          <table:table-cell table:formula="of:=[.A610]+1" office:value-type="float" office:value="609">
            <text:p>60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10]=1;[.$K$3]-([.$K$3]-[.V610])*EXP([.$K$2]);[.V610]*EXP([.$K$2]))" office:value-type="float" office:value="3.22678919077935">
            <text:p>3,226789</text:p>
          </table:table-cell>
          <table:table-cell table:number-columns-repeated="1002"/>
        </table:table-row>
        <table:table-row table:style-name="ro2">
          <table:table-cell table:formula="of:=[.A611]+1" office:value-type="float" office:value="610">
            <text:p>61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11]=1;[.$K$3]-([.$K$3]-[.V611])*EXP([.$K$2]);[.V611]*EXP([.$K$2]))" office:value-type="float" office:value="3.06941682493017">
            <text:p>3,069417</text:p>
          </table:table-cell>
          <table:table-cell table:number-columns-repeated="1002"/>
        </table:table-row>
        <table:table-row table:style-name="ro2">
          <table:table-cell table:formula="of:=[.A612]+1" office:value-type="float" office:value="611">
            <text:p>61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12]=1;[.$K$3]-([.$K$3]-[.V612])*EXP([.$K$2]);[.V612]*EXP([.$K$2]))" office:value-type="float" office:value="3.16357247742756">
            <text:p>3,163572</text:p>
          </table:table-cell>
          <table:table-cell table:number-columns-repeated="1002"/>
        </table:table-row>
        <table:table-row table:style-name="ro2">
          <table:table-cell table:formula="of:=[.A613]+1" office:value-type="float" office:value="612">
            <text:p>61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13]=1;[.$K$3]-([.$K$3]-[.V613])*EXP([.$K$2]);[.V613]*EXP([.$K$2]))" office:value-type="float" office:value="3.00928322706972">
            <text:p>3,009283</text:p>
          </table:table-cell>
          <table:table-cell table:number-columns-repeated="1002"/>
        </table:table-row>
        <table:table-row table:style-name="ro2">
          <table:table-cell table:formula="of:=[.A614]+1" office:value-type="float" office:value="613">
            <text:p>61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14]=1;[.$K$3]-([.$K$3]-[.V614])*EXP([.$K$2]);[.V614]*EXP([.$K$2]))" office:value-type="float" office:value="3.10637162974161">
            <text:p>3,106372</text:p>
          </table:table-cell>
          <table:table-cell table:number-columns-repeated="1002"/>
        </table:table-row>
        <table:table-row table:style-name="ro2">
          <table:table-cell table:formula="of:=[.A615]+1" office:value-type="float" office:value="614">
            <text:p>61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15]=1;[.$K$3]-([.$K$3]-[.V615])*EXP([.$K$2]);[.V615]*EXP([.$K$2]))" office:value-type="float" office:value="2.95487209764446">
            <text:p>2,954872</text:p>
          </table:table-cell>
          <table:table-cell table:number-columns-repeated="1002"/>
        </table:table-row>
        <table:table-row table:style-name="ro2">
          <table:table-cell table:formula="of:=[.A616]+1" office:value-type="float" office:value="615">
            <text:p>61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16]=1;[.$K$3]-([.$K$3]-[.V616])*EXP([.$K$2]);[.V616]*EXP([.$K$2]))" office:value-type="float" office:value="2.81076128491555">
            <text:p>2,810761</text:p>
          </table:table-cell>
          <table:table-cell table:number-columns-repeated="1002"/>
        </table:table-row>
        <table:table-row table:style-name="ro2">
          <table:table-cell table:formula="of:=[.A617]+1" office:value-type="float" office:value="616">
            <text:p>61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618]+64*[.B619]+32*[.B620]+16*[.B621]+8*[.B622]+4*[.B623]+2*[.B624]+[.B625];2)" office:value-type="string" office:string-value="40">
            <text:p>40</text:p>
          </table:table-cell>
          <table:table-cell table:number-columns-repeated="16"/>
          <table:table-cell table:formula="of:=IF([.B617]=1;[.$K$3]-([.$K$3]-[.V617])*EXP([.$K$2]);[.V617]*EXP([.$K$2]))" office:value-type="float" office:value="2.67367883945911">
            <text:p>2,673679</text:p>
          </table:table-cell>
          <table:table-cell table:number-columns-repeated="1002"/>
        </table:table-row>
        <table:table-row table:style-name="ro2">
          <table:table-cell table:formula="of:=[.A618]+1" office:value-type="float" office:value="617">
            <text:p>61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18]=1;[.$K$3]-([.$K$3]-[.V618])*EXP([.$K$2]);[.V618]*EXP([.$K$2]))" office:value-type="float" office:value="2.54328198375843">
            <text:p>2,543282</text:p>
          </table:table-cell>
          <table:table-cell table:number-columns-repeated="1002"/>
        </table:table-row>
        <table:table-row table:style-name="ro2">
          <table:table-cell table:formula="of:=[.A619]+1" office:value-type="float" office:value="618">
            <text:p>61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19]=1;[.$K$3]-([.$K$3]-[.V619])*EXP([.$K$2]);[.V619]*EXP([.$K$2]))" office:value-type="float" office:value="2.66309753524999">
            <text:p>2,663098</text:p>
          </table:table-cell>
          <table:table-cell table:number-columns-repeated="1002"/>
        </table:table-row>
        <table:table-row table:style-name="ro2">
          <table:table-cell table:formula="of:=[.A620]+1" office:value-type="float" office:value="619">
            <text:p>61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20]=1;[.$K$3]-([.$K$3]-[.V620])*EXP([.$K$2]);[.V620]*EXP([.$K$2]))" office:value-type="float" office:value="2.53321673584512">
            <text:p>2,533217</text:p>
          </table:table-cell>
          <table:table-cell table:number-columns-repeated="1002"/>
        </table:table-row>
        <table:table-row table:style-name="ro2">
          <table:table-cell table:formula="of:=[.A621]+1" office:value-type="float" office:value="620">
            <text:p>62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21]=1;[.$K$3]-([.$K$3]-[.V621])*EXP([.$K$2]);[.V621]*EXP([.$K$2]))" office:value-type="float" office:value="2.40967029777353">
            <text:p>2,409670</text:p>
          </table:table-cell>
          <table:table-cell table:number-columns-repeated="1002"/>
        </table:table-row>
        <table:table-row table:style-name="ro2">
          <table:table-cell table:formula="of:=[.A622]+1" office:value-type="float" office:value="621">
            <text:p>62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22]=1;[.$K$3]-([.$K$3]-[.V622])*EXP([.$K$2]);[.V622]*EXP([.$K$2]))" office:value-type="float" office:value="2.29214929058758">
            <text:p>2,292149</text:p>
          </table:table-cell>
          <table:table-cell table:number-columns-repeated="1002"/>
        </table:table-row>
        <table:table-row table:style-name="ro2">
          <table:table-cell table:formula="of:=[.A623]+1" office:value-type="float" office:value="622">
            <text:p>62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23]=1;[.$K$3]-([.$K$3]-[.V623])*EXP([.$K$2]);[.V623]*EXP([.$K$2]))" office:value-type="float" office:value="2.18035985055534">
            <text:p>2,180360</text:p>
          </table:table-cell>
          <table:table-cell table:number-columns-repeated="1002"/>
        </table:table-row>
        <table:table-row table:style-name="ro2">
          <table:table-cell table:formula="of:=[.A624]+1" office:value-type="float" office:value="623">
            <text:p>62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24]=1;[.$K$3]-([.$K$3]-[.V624])*EXP([.$K$2]);[.V624]*EXP([.$K$2]))" office:value-type="float" office:value="2.07402244584822">
            <text:p>2,074022</text:p>
          </table:table-cell>
          <table:table-cell table:number-columns-repeated="1002"/>
        </table:table-row>
        <table:table-row table:style-name="ro2">
          <table:table-cell table:formula="of:=[.A625]+1" office:value-type="float" office:value="624">
            <text:p>624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626]+64*[.B627]+32*[.B628]+16*[.B629]+8*[.B630]+4*[.B631]+2*[.B632]+[.B633];2)" office:value-type="string" office:string-value="85">
            <text:p>85</text:p>
          </table:table-cell>
          <table:table-cell table:number-columns-repeated="16"/>
          <table:table-cell table:formula="of:=IF([.B625]=1;[.$K$3]-([.$K$3]-[.V625])*EXP([.$K$2]);[.V625]*EXP([.$K$2]))" office:value-type="float" office:value="1.97287117756577">
            <text:p>1,972871</text:p>
          </table:table-cell>
          <table:table-cell table:number-columns-repeated="1002"/>
        </table:table-row>
        <table:table-row table:style-name="ro2">
          <table:table-cell table:formula="of:=[.A626]+1" office:value-type="float" office:value="625">
            <text:p>62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26]=1;[.$K$3]-([.$K$3]-[.V626])*EXP([.$K$2]);[.V626]*EXP([.$K$2]))" office:value-type="float" office:value="2.12050599234636">
            <text:p>2,120506</text:p>
          </table:table-cell>
          <table:table-cell table:number-columns-repeated="1002"/>
        </table:table-row>
        <table:table-row table:style-name="ro2">
          <table:table-cell table:formula="of:=[.A627]+1" office:value-type="float" office:value="626">
            <text:p>62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27]=1;[.$K$3]-([.$K$3]-[.V627])*EXP([.$K$2]);[.V627]*EXP([.$K$2]))" office:value-type="float" office:value="2.01708769474994">
            <text:p>2,017088</text:p>
          </table:table-cell>
          <table:table-cell table:number-columns-repeated="1002"/>
        </table:table-row>
        <table:table-row table:style-name="ro2">
          <table:table-cell table:formula="of:=[.A628]+1" office:value-type="float" office:value="627">
            <text:p>62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28]=1;[.$K$3]-([.$K$3]-[.V628])*EXP([.$K$2]);[.V628]*EXP([.$K$2]))" office:value-type="float" office:value="1.91871316704446">
            <text:p>1,918713</text:p>
          </table:table-cell>
          <table:table-cell table:number-columns-repeated="1002"/>
        </table:table-row>
        <table:table-row table:style-name="ro2">
          <table:table-cell table:formula="of:=[.A629]+1" office:value-type="float" office:value="628">
            <text:p>62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29]=1;[.$K$3]-([.$K$3]-[.V629])*EXP([.$K$2]);[.V629]*EXP([.$K$2]))" office:value-type="float" office:value="1.82513642166965">
            <text:p>1,825136</text:p>
          </table:table-cell>
          <table:table-cell table:number-columns-repeated="1002"/>
        </table:table-row>
        <table:table-row table:style-name="ro2">
          <table:table-cell table:formula="of:=[.A630]+1" office:value-type="float" office:value="629">
            <text:p>62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30]=1;[.$K$3]-([.$K$3]-[.V630])*EXP([.$K$2]);[.V630]*EXP([.$K$2]))" office:value-type="float" office:value="1.73612346802011">
            <text:p>1,736123</text:p>
          </table:table-cell>
          <table:table-cell table:number-columns-repeated="1002"/>
        </table:table-row>
        <table:table-row table:style-name="ro2">
          <table:table-cell table:formula="of:=[.A631]+1" office:value-type="float" office:value="630">
            <text:p>63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31]=1;[.$K$3]-([.$K$3]-[.V631])*EXP([.$K$2]);[.V631]*EXP([.$K$2]))" office:value-type="float" office:value="1.89530460484338">
            <text:p>1,895305</text:p>
          </table:table-cell>
          <table:table-cell table:number-columns-repeated="1002"/>
        </table:table-row>
        <table:table-row table:style-name="ro2">
          <table:table-cell table:formula="of:=[.A632]+1" office:value-type="float" office:value="631">
            <text:p>63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32]=1;[.$K$3]-([.$K$3]-[.V632])*EXP([.$K$2]);[.V632]*EXP([.$K$2]))" office:value-type="float" office:value="1.80286950851872">
            <text:p>1,802870</text:p>
          </table:table-cell>
          <table:table-cell table:number-columns-repeated="1002"/>
        </table:table-row>
        <table:table-row table:style-name="ro2">
          <table:table-cell table:formula="of:=[.A633]+1" office:value-type="float" office:value="632">
            <text:p>63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634]+64*[.B635]+32*[.B636]+16*[.B637]+8*[.B638]+4*[.B639]+2*[.B640]+[.B641];2)" office:value-type="string" office:string-value="3D">
            <text:p>3D</text:p>
          </table:table-cell>
          <table:table-cell table:number-columns-repeated="16"/>
          <table:table-cell table:formula="of:=IF([.B633]=1;[.$K$3]-([.$K$3]-[.V633])*EXP([.$K$2]);[.V633]*EXP([.$K$2]))" office:value-type="float" office:value="1.95879540253458">
            <text:p>1,958795</text:p>
          </table:table-cell>
          <table:table-cell table:number-columns-repeated="1002"/>
        </table:table-row>
        <table:table-row table:style-name="ro2">
          <table:table-cell table:formula="of:=[.A634]+1" office:value-type="float" office:value="633">
            <text:p>63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34]=1;[.$K$3]-([.$K$3]-[.V634])*EXP([.$K$2]);[.V634]*EXP([.$K$2]))" office:value-type="float" office:value="1.86326382346761">
            <text:p>1,863264</text:p>
          </table:table-cell>
          <table:table-cell table:number-columns-repeated="1002"/>
        </table:table-row>
        <table:table-row table:style-name="ro2">
          <table:table-cell table:formula="of:=[.A635]+1" office:value-type="float" office:value="634">
            <text:p>63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35]=1;[.$K$3]-([.$K$3]-[.V635])*EXP([.$K$2]);[.V635]*EXP([.$K$2]))" office:value-type="float" office:value="1.7723913744901">
            <text:p>1,772391</text:p>
          </table:table-cell>
          <table:table-cell table:number-columns-repeated="1002"/>
        </table:table-row>
        <table:table-row table:style-name="ro2">
          <table:table-cell table:formula="of:=[.A636]+1" office:value-type="float" office:value="635">
            <text:p>63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36]=1;[.$K$3]-([.$K$3]-[.V636])*EXP([.$K$2]);[.V636]*EXP([.$K$2]))" office:value-type="float" office:value="1.92980370464268">
            <text:p>1,929804</text:p>
          </table:table-cell>
          <table:table-cell table:number-columns-repeated="1002"/>
        </table:table-row>
        <table:table-row table:style-name="ro2">
          <table:table-cell table:formula="of:=[.A637]+1" office:value-type="float" office:value="636">
            <text:p>63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37]=1;[.$K$3]-([.$K$3]-[.V637])*EXP([.$K$2]);[.V637]*EXP([.$K$2]))" office:value-type="float" office:value="2.07953894486303">
            <text:p>2,079539</text:p>
          </table:table-cell>
          <table:table-cell table:number-columns-repeated="1002"/>
        </table:table-row>
        <table:table-row table:style-name="ro2">
          <table:table-cell table:formula="of:=[.A638]+1" office:value-type="float" office:value="637">
            <text:p>63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38]=1;[.$K$3]-([.$K$3]-[.V638])*EXP([.$K$2]);[.V638]*EXP([.$K$2]))" office:value-type="float" office:value="2.22197151124531">
            <text:p>2,221972</text:p>
          </table:table-cell>
          <table:table-cell table:number-columns-repeated="1002"/>
        </table:table-row>
        <table:table-row table:style-name="ro2">
          <table:table-cell table:formula="of:=[.A639]+1" office:value-type="float" office:value="638">
            <text:p>63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39]=1;[.$K$3]-([.$K$3]-[.V639])*EXP([.$K$2]);[.V639]*EXP([.$K$2]))" office:value-type="float" office:value="2.35745755939529">
            <text:p>2,357458</text:p>
          </table:table-cell>
          <table:table-cell table:number-columns-repeated="1002"/>
        </table:table-row>
        <table:table-row table:style-name="ro2">
          <table:table-cell table:formula="of:=[.A640]+1" office:value-type="float" office:value="639">
            <text:p>63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40]=1;[.$K$3]-([.$K$3]-[.V640])*EXP([.$K$2]);[.V640]*EXP([.$K$2]))" office:value-type="float" office:value="2.24248299750844">
            <text:p>2,242483</text:p>
          </table:table-cell>
          <table:table-cell table:number-columns-repeated="1002"/>
        </table:table-row>
        <table:table-row table:style-name="ro2">
          <table:table-cell table:formula="of:=[.A641]+1" office:value-type="float" office:value="640">
            <text:p>64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642]+64*[.B643]+32*[.B644]+16*[.B645]+8*[.B646]+4*[.B647]+2*[.B648]+[.B649];2)" office:value-type="string" office:string-value="F7">
            <text:p>F7</text:p>
          </table:table-cell>
          <table:table-cell table:number-columns-repeated="16"/>
          <table:table-cell table:formula="of:=IF([.B641]=1;[.$K$3]-([.$K$3]-[.V641])*EXP([.$K$2]);[.V641]*EXP([.$K$2]))" office:value-type="float" office:value="2.37696868866902">
            <text:p>2,376969</text:p>
          </table:table-cell>
          <table:table-cell table:number-columns-repeated="1002"/>
        </table:table-row>
        <table:table-row table:style-name="ro2">
          <table:table-cell table:formula="of:=[.A642]+1" office:value-type="float" office:value="641">
            <text:p>64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42]=1;[.$K$3]-([.$K$3]-[.V642])*EXP([.$K$2]);[.V642]*EXP([.$K$2]))" office:value-type="float" office:value="2.50489543527528">
            <text:p>2,504895</text:p>
          </table:table-cell>
          <table:table-cell table:number-columns-repeated="1002"/>
        </table:table-row>
        <table:table-row table:style-name="ro2">
          <table:table-cell table:formula="of:=[.A643]+1" office:value-type="float" office:value="642">
            <text:p>64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43]=1;[.$K$3]-([.$K$3]-[.V643])*EXP([.$K$2]);[.V643]*EXP([.$K$2]))" office:value-type="float" office:value="2.6265831208278">
            <text:p>2,626583</text:p>
          </table:table-cell>
          <table:table-cell table:number-columns-repeated="1002"/>
        </table:table-row>
        <table:table-row table:style-name="ro2">
          <table:table-cell table:formula="of:=[.A644]+1" office:value-type="float" office:value="643">
            <text:p>64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44]=1;[.$K$3]-([.$K$3]-[.V644])*EXP([.$K$2]);[.V644]*EXP([.$K$2]))" office:value-type="float" office:value="2.74233602792474">
            <text:p>2,742336</text:p>
          </table:table-cell>
          <table:table-cell table:number-columns-repeated="1002"/>
        </table:table-row>
        <table:table-row table:style-name="ro2">
          <table:table-cell table:formula="of:=[.A645]+1" office:value-type="float" office:value="644">
            <text:p>64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45]=1;[.$K$3]-([.$K$3]-[.V645])*EXP([.$K$2]);[.V645]*EXP([.$K$2]))" office:value-type="float" office:value="2.85244359912686">
            <text:p>2,852444</text:p>
          </table:table-cell>
          <table:table-cell table:number-columns-repeated="1002"/>
        </table:table-row>
        <table:table-row table:style-name="ro2">
          <table:table-cell table:formula="of:=[.A646]+1" office:value-type="float" office:value="645">
            <text:p>64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46]=1;[.$K$3]-([.$K$3]-[.V646])*EXP([.$K$2]);[.V646]*EXP([.$K$2]))" office:value-type="float" office:value="2.71332828321819">
            <text:p>2,713328</text:p>
          </table:table-cell>
          <table:table-cell table:number-columns-repeated="1002"/>
        </table:table-row>
        <table:table-row table:style-name="ro2">
          <table:table-cell table:formula="of:=[.A647]+1" office:value-type="float" office:value="646">
            <text:p>64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47]=1;[.$K$3]-([.$K$3]-[.V647])*EXP([.$K$2]);[.V647]*EXP([.$K$2]))" office:value-type="float" office:value="2.82485057882358">
            <text:p>2,824851</text:p>
          </table:table-cell>
          <table:table-cell table:number-columns-repeated="1002"/>
        </table:table-row>
        <table:table-row table:style-name="ro2">
          <table:table-cell table:formula="of:=[.A648]+1" office:value-type="float" office:value="647">
            <text:p>64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48]=1;[.$K$3]-([.$K$3]-[.V648])*EXP([.$K$2]);[.V648]*EXP([.$K$2]))" office:value-type="float" office:value="2.93093386789129">
            <text:p>2,930934</text:p>
          </table:table-cell>
          <table:table-cell table:number-columns-repeated="1002"/>
        </table:table-row>
        <table:table-row table:style-name="ro2">
          <table:table-cell table:formula="of:=[.A649]+1" office:value-type="float" office:value="648">
            <text:p>64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650]+64*[.B651]+32*[.B652]+16*[.B653]+8*[.B654]+4*[.B655]+2*[.B656]+[.B657];2)" office:value-type="string" office:string-value="DA">
            <text:p>DA</text:p>
          </table:table-cell>
          <table:table-cell table:number-columns-repeated="16"/>
          <table:table-cell table:formula="of:=IF([.B649]=1;[.$K$3]-([.$K$3]-[.V649])*EXP([.$K$2]);[.V649]*EXP([.$K$2]))" office:value-type="float" office:value="3.03184341390031">
            <text:p>3,031843</text:p>
          </table:table-cell>
          <table:table-cell table:number-columns-repeated="1002"/>
        </table:table-row>
        <table:table-row table:style-name="ro2">
          <table:table-cell table:formula="of:=[.A650]+1" office:value-type="float" office:value="649">
            <text:p>64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50]=1;[.$K$3]-([.$K$3]-[.V650])*EXP([.$K$2]);[.V650]*EXP([.$K$2]))" office:value-type="float" office:value="3.1278315432771">
            <text:p>3,127832</text:p>
          </table:table-cell>
          <table:table-cell table:number-columns-repeated="1002"/>
        </table:table-row>
        <table:table-row table:style-name="ro2">
          <table:table-cell table:formula="of:=[.A651]+1"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51]=1;[.$K$3]-([.$K$3]-[.V651])*EXP([.$K$2]);[.V651]*EXP([.$K$2]))" office:value-type="float" office:value="3.21913827634309">
            <text:p>3,219138</text:p>
          </table:table-cell>
          <table:table-cell table:number-columns-repeated="1002"/>
        </table:table-row>
        <table:table-row table:style-name="ro2">
          <table:table-cell table:formula="of:=[.A652]+1" office:value-type="float" office:value="651">
            <text:p>65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52]=1;[.$K$3]-([.$K$3]-[.V652])*EXP([.$K$2]);[.V652]*EXP([.$K$2]))" office:value-type="float" office:value="3.06213904999406">
            <text:p>3,062139</text:p>
          </table:table-cell>
          <table:table-cell table:number-columns-repeated="1002"/>
        </table:table-row>
        <table:table-row table:style-name="ro2">
          <table:table-cell table:formula="of:=[.A653]+1" office:value-type="float" office:value="652">
            <text:p>65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53]=1;[.$K$3]-([.$K$3]-[.V653])*EXP([.$K$2]);[.V653]*EXP([.$K$2]))" office:value-type="float" office:value="3.15664964376344">
            <text:p>3,156650</text:p>
          </table:table-cell>
          <table:table-cell table:number-columns-repeated="1002"/>
        </table:table-row>
        <table:table-row table:style-name="ro2">
          <table:table-cell table:formula="of:=[.A654]+1" office:value-type="float" office:value="653">
            <text:p>65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54]=1;[.$K$3]-([.$K$3]-[.V654])*EXP([.$K$2]);[.V654]*EXP([.$K$2]))" office:value-type="float" office:value="3.24655090148391">
            <text:p>3,246551</text:p>
          </table:table-cell>
          <table:table-cell table:number-columns-repeated="1002"/>
        </table:table-row>
        <table:table-row table:style-name="ro2">
          <table:table-cell table:formula="of:=[.A655]+1" office:value-type="float" office:value="654">
            <text:p>65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55]=1;[.$K$3]-([.$K$3]-[.V655])*EXP([.$K$2]);[.V655]*EXP([.$K$2]))" office:value-type="float" office:value="3.08821474563082">
            <text:p>3,088215</text:p>
          </table:table-cell>
          <table:table-cell table:number-columns-repeated="1002"/>
        </table:table-row>
        <table:table-row table:style-name="ro2">
          <table:table-cell table:formula="of:=[.A656]+1" office:value-type="float" office:value="655">
            <text:p>65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56]=1;[.$K$3]-([.$K$3]-[.V656])*EXP([.$K$2]);[.V656]*EXP([.$K$2]))" office:value-type="float" office:value="3.18145361271745">
            <text:p>3,181454</text:p>
          </table:table-cell>
          <table:table-cell table:number-columns-repeated="1002"/>
        </table:table-row>
        <table:table-row table:style-name="ro2">
          <table:table-cell table:formula="of:=[.A657]+1" office:value-type="float" office:value="656">
            <text:p>65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658]+64*[.B659]+32*[.B660]+16*[.B661]+8*[.B662]+4*[.B663]+2*[.B664]+[.B665];2)" office:value-type="string" office:string-value="01">
            <text:p>01</text:p>
          </table:table-cell>
          <table:table-cell table:number-columns-repeated="16"/>
          <table:table-cell table:formula="of:=IF([.B657]=1;[.$K$3]-([.$K$3]-[.V657])*EXP([.$K$2]);[.V657]*EXP([.$K$2]))" office:value-type="float" office:value="3.02629228910094">
            <text:p>3,026292</text:p>
          </table:table-cell>
          <table:table-cell table:number-columns-repeated="1002"/>
        </table:table-row>
        <table:table-row table:style-name="ro2">
          <table:table-cell table:formula="of:=[.A658]+1" office:value-type="float" office:value="657">
            <text:p>65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58]=1;[.$K$3]-([.$K$3]-[.V658])*EXP([.$K$2]);[.V658]*EXP([.$K$2]))" office:value-type="float" office:value="2.87869827253243">
            <text:p>2,878698</text:p>
          </table:table-cell>
          <table:table-cell table:number-columns-repeated="1002"/>
        </table:table-row>
        <table:table-row table:style-name="ro2">
          <table:table-cell table:formula="of:=[.A659]+1" office:value-type="float" office:value="658">
            <text:p>65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59]=1;[.$K$3]-([.$K$3]-[.V659])*EXP([.$K$2]);[.V659]*EXP([.$K$2]))" office:value-type="float" office:value="2.73830250109223">
            <text:p>2,738303</text:p>
          </table:table-cell>
          <table:table-cell table:number-columns-repeated="1002"/>
        </table:table-row>
        <table:table-row table:style-name="ro2">
          <table:table-cell table:formula="of:=[.A660]+1" office:value-type="float" office:value="659">
            <text:p>65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60]=1;[.$K$3]-([.$K$3]-[.V660])*EXP([.$K$2]);[.V660]*EXP([.$K$2]))" office:value-type="float" office:value="2.60475391222282">
            <text:p>2,604754</text:p>
          </table:table-cell>
          <table:table-cell table:number-columns-repeated="1002"/>
        </table:table-row>
        <table:table-row table:style-name="ro2">
          <table:table-cell table:formula="of:=[.A661]+1" office:value-type="float" office:value="660">
            <text:p>66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61]=1;[.$K$3]-([.$K$3]-[.V661])*EXP([.$K$2]);[.V661]*EXP([.$K$2]))" office:value-type="float" office:value="2.4777185648897">
            <text:p>2,477719</text:p>
          </table:table-cell>
          <table:table-cell table:number-columns-repeated="1002"/>
        </table:table-row>
        <table:table-row table:style-name="ro2">
          <table:table-cell table:formula="of:=[.A662]+1" office:value-type="float" office:value="661">
            <text:p>66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62]=1;[.$K$3]-([.$K$3]-[.V662])*EXP([.$K$2]);[.V662]*EXP([.$K$2]))" office:value-type="float" office:value="2.35687880455476">
            <text:p>2,356879</text:p>
          </table:table-cell>
          <table:table-cell table:number-columns-repeated="1002"/>
        </table:table-row>
        <table:table-row table:style-name="ro2">
          <table:table-cell table:formula="of:=[.A663]+1" office:value-type="float" office:value="662">
            <text:p>66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63]=1;[.$K$3]-([.$K$3]-[.V663])*EXP([.$K$2]);[.V663]*EXP([.$K$2]))" office:value-type="float" office:value="2.24193246887456">
            <text:p>2,241932</text:p>
          </table:table-cell>
          <table:table-cell table:number-columns-repeated="1002"/>
        </table:table-row>
        <table:table-row table:style-name="ro2">
          <table:table-cell table:formula="of:=[.A664]+1" office:value-type="float" office:value="663">
            <text:p>66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64]=1;[.$K$3]-([.$K$3]-[.V664])*EXP([.$K$2]);[.V664]*EXP([.$K$2]))" office:value-type="float" office:value="2.13259213213701">
            <text:p>2,132592</text:p>
          </table:table-cell>
          <table:table-cell table:number-columns-repeated="1002"/>
        </table:table-row>
        <table:table-row table:style-name="ro2">
          <table:table-cell table:formula="of:=[.A665]+1" office:value-type="float" office:value="664">
            <text:p>66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666]+64*[.B667]+32*[.B668]+16*[.B669]+8*[.B670]+4*[.B671]+2*[.B672]+[.B673];2)" office:value-type="string" office:string-value="04">
            <text:p>04</text:p>
          </table:table-cell>
          <table:table-cell table:number-columns-repeated="16"/>
          <table:table-cell table:formula="of:=IF([.B665]=1;[.$K$3]-([.$K$3]-[.V665])*EXP([.$K$2]);[.V665]*EXP([.$K$2]))" office:value-type="float" office:value="2.27243726404387">
            <text:p>2,272437</text:p>
          </table:table-cell>
          <table:table-cell table:number-columns-repeated="1002"/>
        </table:table-row>
        <table:table-row table:style-name="ro2">
          <table:table-cell table:formula="of:=[.A666]+1" office:value-type="float" office:value="665">
            <text:p>66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66]=1;[.$K$3]-([.$K$3]-[.V666])*EXP([.$K$2]);[.V666]*EXP([.$K$2]))" office:value-type="float" office:value="2.16160919089043">
            <text:p>2,161609</text:p>
          </table:table-cell>
          <table:table-cell table:number-columns-repeated="1002"/>
        </table:table-row>
        <table:table-row table:style-name="ro2">
          <table:table-cell table:formula="of:=[.A667]+1" office:value-type="float" office:value="666">
            <text:p>66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67]=1;[.$K$3]-([.$K$3]-[.V667])*EXP([.$K$2]);[.V667]*EXP([.$K$2]))" office:value-type="float" office:value="2.05618626664616">
            <text:p>2,056186</text:p>
          </table:table-cell>
          <table:table-cell table:number-columns-repeated="1002"/>
        </table:table-row>
        <table:table-row table:style-name="ro2">
          <table:table-cell table:formula="of:=[.A668]+1" office:value-type="float" office:value="667">
            <text:p>66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68]=1;[.$K$3]-([.$K$3]-[.V668])*EXP([.$K$2]);[.V668]*EXP([.$K$2]))" office:value-type="float" office:value="1.9559048790881">
            <text:p>1,955905</text:p>
          </table:table-cell>
          <table:table-cell table:number-columns-repeated="1002"/>
        </table:table-row>
        <table:table-row table:style-name="ro2">
          <table:table-cell table:formula="of:=[.A669]+1" office:value-type="float" office:value="668">
            <text:p>66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69]=1;[.$K$3]-([.$K$3]-[.V669])*EXP([.$K$2]);[.V669]*EXP([.$K$2]))" office:value-type="float" office:value="1.86051427251311">
            <text:p>1,860514</text:p>
          </table:table-cell>
          <table:table-cell table:number-columns-repeated="1002"/>
        </table:table-row>
        <table:table-row table:style-name="ro2">
          <table:table-cell table:formula="of:=[.A670]+1" office:value-type="float" office:value="669">
            <text:p>66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70]=1;[.$K$3]-([.$K$3]-[.V670])*EXP([.$K$2]);[.V670]*EXP([.$K$2]))" office:value-type="float" office:value="1.76977592071801">
            <text:p>1,769776</text:p>
          </table:table-cell>
          <table:table-cell table:number-columns-repeated="1002"/>
        </table:table-row>
        <table:table-row table:style-name="ro2">
          <table:table-cell table:formula="of:=[.A671]+1" office:value-type="float" office:value="670">
            <text:p>67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71]=1;[.$K$3]-([.$K$3]-[.V671])*EXP([.$K$2]);[.V671]*EXP([.$K$2]))" office:value-type="float" office:value="1.92731580805624">
            <text:p>1,927316</text:p>
          </table:table-cell>
          <table:table-cell table:number-columns-repeated="1002"/>
        </table:table-row>
        <table:table-row table:style-name="ro2">
          <table:table-cell table:formula="of:=[.A672]+1" office:value-type="float" office:value="671">
            <text:p>67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72]=1;[.$K$3]-([.$K$3]-[.V672])*EXP([.$K$2]);[.V672]*EXP([.$K$2]))" office:value-type="float" office:value="1.83331950692847">
            <text:p>1,833320</text:p>
          </table:table-cell>
          <table:table-cell table:number-columns-repeated="1002"/>
        </table:table-row>
        <table:table-row table:style-name="ro2">
          <table:table-cell table:formula="of:=[.A673]+1" office:value-type="float" office:value="672">
            <text:p>67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674]+64*[.B675]+32*[.B676]+16*[.B677]+8*[.B678]+4*[.B679]+2*[.B680]+[.B681];2)" office:value-type="string" office:string-value="AF">
            <text:p>AF</text:p>
          </table:table-cell>
          <table:table-cell table:number-columns-repeated="16"/>
          <table:table-cell table:formula="of:=IF([.B673]=1;[.$K$3]-([.$K$3]-[.V673])*EXP([.$K$2]);[.V673]*EXP([.$K$2]))" office:value-type="float" office:value="1.7439074595015">
            <text:p>1,743907</text:p>
          </table:table-cell>
          <table:table-cell table:number-columns-repeated="1002"/>
        </table:table-row>
        <table:table-row table:style-name="ro2">
          <table:table-cell table:formula="of:=[.A674]+1" office:value-type="float" office:value="673">
            <text:p>67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74]=1;[.$K$3]-([.$K$3]-[.V674])*EXP([.$K$2]);[.V674]*EXP([.$K$2]))" office:value-type="float" office:value="1.90270896658054">
            <text:p>1,902709</text:p>
          </table:table-cell>
          <table:table-cell table:number-columns-repeated="1002"/>
        </table:table-row>
        <table:table-row table:style-name="ro2">
          <table:table-cell table:formula="of:=[.A675]+1" office:value-type="float" office:value="674">
            <text:p>67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75]=1;[.$K$3]-([.$K$3]-[.V675])*EXP([.$K$2]);[.V675]*EXP([.$K$2]))" office:value-type="float" office:value="1.80991275527276">
            <text:p>1,809913</text:p>
          </table:table-cell>
          <table:table-cell table:number-columns-repeated="1002"/>
        </table:table-row>
        <table:table-row table:style-name="ro2">
          <table:table-cell table:formula="of:=[.A676]+1" office:value-type="float" office:value="675">
            <text:p>67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76]=1;[.$K$3]-([.$K$3]-[.V676])*EXP([.$K$2]);[.V676]*EXP([.$K$2]))" office:value-type="float" office:value="1.96549514609104">
            <text:p>1,965495</text:p>
          </table:table-cell>
          <table:table-cell table:number-columns-repeated="1002"/>
        </table:table-row>
        <table:table-row table:style-name="ro2">
          <table:table-cell table:formula="of:=[.A677]+1" office:value-type="float" office:value="676">
            <text:p>67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77]=1;[.$K$3]-([.$K$3]-[.V677])*EXP([.$K$2]);[.V677]*EXP([.$K$2]))" office:value-type="float" office:value="1.86963681667512">
            <text:p>1,869637</text:p>
          </table:table-cell>
          <table:table-cell table:number-columns-repeated="1002"/>
        </table:table-row>
        <table:table-row table:style-name="ro2">
          <table:table-cell table:formula="of:=[.A678]+1" office:value-type="float" office:value="677">
            <text:p>67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78]=1;[.$K$3]-([.$K$3]-[.V678])*EXP([.$K$2]);[.V678]*EXP([.$K$2]))" office:value-type="float" office:value="2.02230643064765">
            <text:p>2,022306</text:p>
          </table:table-cell>
          <table:table-cell table:number-columns-repeated="1002"/>
        </table:table-row>
        <table:table-row table:style-name="ro2">
          <table:table-cell table:formula="of:=[.A679]+1" office:value-type="float" office:value="678">
            <text:p>67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79]=1;[.$K$3]-([.$K$3]-[.V679])*EXP([.$K$2]);[.V679]*EXP([.$K$2]))" office:value-type="float" office:value="2.16753025968549">
            <text:p>2,167530</text:p>
          </table:table-cell>
          <table:table-cell table:number-columns-repeated="1002"/>
        </table:table-row>
        <table:table-row table:style-name="ro2">
          <table:table-cell table:formula="of:=[.A680]+1" office:value-type="float" office:value="679">
            <text:p>67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80]=1;[.$K$3]-([.$K$3]-[.V680])*EXP([.$K$2]);[.V680]*EXP([.$K$2]))" office:value-type="float" office:value="2.30567143900494">
            <text:p>2,305671</text:p>
          </table:table-cell>
          <table:table-cell table:number-columns-repeated="1002"/>
        </table:table-row>
        <table:table-row table:style-name="ro2">
          <table:table-cell table:formula="of:=[.A681]+1" office:value-type="float" office:value="680">
            <text:p>68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682]+64*[.B683]+32*[.B684]+16*[.B685]+8*[.B686]+4*[.B687]+2*[.B688]+[.B689];2)" office:value-type="string" office:string-value="7E">
            <text:p>7E</text:p>
          </table:table-cell>
          <table:table-cell table:number-columns-repeated="16"/>
          <table:table-cell table:formula="of:=IF([.B681]=1;[.$K$3]-([.$K$3]-[.V681])*EXP([.$K$2]);[.V681]*EXP([.$K$2]))" office:value-type="float" office:value="2.43707539350884">
            <text:p>2,437075</text:p>
          </table:table-cell>
          <table:table-cell table:number-columns-repeated="1002"/>
        </table:table-row>
        <table:table-row table:style-name="ro2">
          <table:table-cell table:formula="of:=[.A682]+1" office:value-type="float" office:value="681">
            <text:p>68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82]=1;[.$K$3]-([.$K$3]-[.V682])*EXP([.$K$2]);[.V682]*EXP([.$K$2]))" office:value-type="float" office:value="2.31821782403226">
            <text:p>2,318218</text:p>
          </table:table-cell>
          <table:table-cell table:number-columns-repeated="1002"/>
        </table:table-row>
        <table:table-row table:style-name="ro2">
          <table:table-cell table:formula="of:=[.A683]+1" office:value-type="float" office:value="682">
            <text:p>68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83]=1;[.$K$3]-([.$K$3]-[.V683])*EXP([.$K$2]);[.V683]*EXP([.$K$2]))" office:value-type="float" office:value="2.44900988411793">
            <text:p>2,449010</text:p>
          </table:table-cell>
          <table:table-cell table:number-columns-repeated="1002"/>
        </table:table-row>
        <table:table-row table:style-name="ro2">
          <table:table-cell table:formula="of:=[.A684]+1" office:value-type="float" office:value="683">
            <text:p>68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84]=1;[.$K$3]-([.$K$3]-[.V684])*EXP([.$K$2]);[.V684]*EXP([.$K$2]))" office:value-type="float" office:value="2.57342314016249">
            <text:p>2,573423</text:p>
          </table:table-cell>
          <table:table-cell table:number-columns-repeated="1002"/>
        </table:table-row>
        <table:table-row table:style-name="ro2">
          <table:table-cell table:formula="of:=[.A685]+1" office:value-type="float" office:value="684">
            <text:p>68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85]=1;[.$K$3]-([.$K$3]-[.V685])*EXP([.$K$2]);[.V685]*EXP([.$K$2]))" office:value-type="float" office:value="2.69176869011002">
            <text:p>2,691769</text:p>
          </table:table-cell>
          <table:table-cell table:number-columns-repeated="1002"/>
        </table:table-row>
        <table:table-row table:style-name="ro2">
          <table:table-cell table:formula="of:=[.A686]+1" office:value-type="float" office:value="685">
            <text:p>68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86]=1;[.$K$3]-([.$K$3]-[.V686])*EXP([.$K$2]);[.V686]*EXP([.$K$2]))" office:value-type="float" office:value="2.80434245947882">
            <text:p>2,804342</text:p>
          </table:table-cell>
          <table:table-cell table:number-columns-repeated="1002"/>
        </table:table-row>
        <table:table-row table:style-name="ro2">
          <table:table-cell table:formula="of:=[.A687]+1" office:value-type="float" office:value="686">
            <text:p>68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87]=1;[.$K$3]-([.$K$3]-[.V687])*EXP([.$K$2]);[.V687]*EXP([.$K$2]))" office:value-type="float" office:value="2.91142594132939">
            <text:p>2,911426</text:p>
          </table:table-cell>
          <table:table-cell table:number-columns-repeated="1002"/>
        </table:table-row>
        <table:table-row table:style-name="ro2">
          <table:table-cell table:formula="of:=[.A688]+1" office:value-type="float" office:value="687">
            <text:p>68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88]=1;[.$K$3]-([.$K$3]-[.V688])*EXP([.$K$2]);[.V688]*EXP([.$K$2]))" office:value-type="float" office:value="3.01328690014363">
            <text:p>3,013287</text:p>
          </table:table-cell>
          <table:table-cell table:number-columns-repeated="1002"/>
        </table:table-row>
        <table:table-row table:style-name="ro2">
          <table:table-cell table:formula="of:=[.A689]+1" office:value-type="float" office:value="688">
            <text:p>68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690]+64*[.B691]+32*[.B692]+16*[.B693]+8*[.B694]+4*[.B695]+2*[.B696]+[.B697];2)" office:value-type="string" office:string-value="ED">
            <text:p>ED</text:p>
          </table:table-cell>
          <table:table-cell table:number-columns-repeated="16"/>
          <table:table-cell table:formula="of:=IF([.B689]=1;[.$K$3]-([.$K$3]-[.V689])*EXP([.$K$2]);[.V689]*EXP([.$K$2]))" office:value-type="float" office:value="2.86632716387917">
            <text:p>2,866327</text:p>
          </table:table-cell>
          <table:table-cell table:number-columns-repeated="1002"/>
        </table:table-row>
        <table:table-row table:style-name="ro2">
          <table:table-cell table:formula="of:=[.A690]+1" office:value-type="float" office:value="689">
            <text:p>68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90]=1;[.$K$3]-([.$K$3]-[.V690])*EXP([.$K$2]);[.V690]*EXP([.$K$2]))" office:value-type="float" office:value="2.97038761602398">
            <text:p>2,970388</text:p>
          </table:table-cell>
          <table:table-cell table:number-columns-repeated="1002"/>
        </table:table-row>
        <table:table-row table:style-name="ro2">
          <table:table-cell table:formula="of:=[.A691]+1" office:value-type="float" office:value="690">
            <text:p>69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91]=1;[.$K$3]-([.$K$3]-[.V691])*EXP([.$K$2]);[.V691]*EXP([.$K$2]))" office:value-type="float" office:value="3.06937298003096">
            <text:p>3,069373</text:p>
          </table:table-cell>
          <table:table-cell table:number-columns-repeated="1002"/>
        </table:table-row>
        <table:table-row table:style-name="ro2">
          <table:table-cell table:formula="of:=[.A692]+1" office:value-type="float" office:value="691">
            <text:p>69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92]=1;[.$K$3]-([.$K$3]-[.V692])*EXP([.$K$2]);[.V692]*EXP([.$K$2]))" office:value-type="float" office:value="3.16353077086933">
            <text:p>3,163531</text:p>
          </table:table-cell>
          <table:table-cell table:number-columns-repeated="1002"/>
        </table:table-row>
        <table:table-row table:style-name="ro2">
          <table:table-cell table:formula="of:=[.A693]+1" office:value-type="float" office:value="692">
            <text:p>69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93]=1;[.$K$3]-([.$K$3]-[.V693])*EXP([.$K$2]);[.V693]*EXP([.$K$2]))" office:value-type="float" office:value="3.00924355456433">
            <text:p>3,009244</text:p>
          </table:table-cell>
          <table:table-cell table:number-columns-repeated="1002"/>
        </table:table-row>
        <table:table-row table:style-name="ro2">
          <table:table-cell table:formula="of:=[.A694]+1" office:value-type="float" office:value="693">
            <text:p>69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94]=1;[.$K$3]-([.$K$3]-[.V694])*EXP([.$K$2]);[.V694]*EXP([.$K$2]))" office:value-type="float" office:value="3.10633389208714">
            <text:p>3,106334</text:p>
          </table:table-cell>
          <table:table-cell table:number-columns-repeated="1002"/>
        </table:table-row>
        <table:table-row table:style-name="ro2">
          <table:table-cell table:formula="of:=[.A695]+1" office:value-type="float" office:value="694">
            <text:p>69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95]=1;[.$K$3]-([.$K$3]-[.V695])*EXP([.$K$2]);[.V695]*EXP([.$K$2]))" office:value-type="float" office:value="3.19868907797354">
            <text:p>3,198689</text:p>
          </table:table-cell>
          <table:table-cell table:number-columns-repeated="1002"/>
        </table:table-row>
        <table:table-row table:style-name="ro2">
          <table:table-cell table:formula="of:=[.A696]+1" office:value-type="float" office:value="695">
            <text:p>69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96]=1;[.$K$3]-([.$K$3]-[.V696])*EXP([.$K$2]);[.V696]*EXP([.$K$2]))" office:value-type="float" office:value="3.04268717079749">
            <text:p>3,042687</text:p>
          </table:table-cell>
          <table:table-cell table:number-columns-repeated="1002"/>
        </table:table-row>
        <table:table-row table:style-name="ro2">
          <table:table-cell table:formula="of:=[.A697]+1" office:value-type="float" office:value="696">
            <text:p>69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698]+64*[.B699]+32*[.B700]+16*[.B701]+8*[.B702]+4*[.B703]+2*[.B704]+[.B705];2)" office:value-type="string" office:string-value="40">
            <text:p>40</text:p>
          </table:table-cell>
          <table:table-cell table:number-columns-repeated="16"/>
          <table:table-cell table:formula="of:=IF([.B697]=1;[.$K$3]-([.$K$3]-[.V697])*EXP([.$K$2]);[.V697]*EXP([.$K$2]))" office:value-type="float" office:value="3.13814644390983">
            <text:p>3,138146</text:p>
          </table:table-cell>
          <table:table-cell table:number-columns-repeated="1002"/>
        </table:table-row>
        <table:table-row table:style-name="ro2">
          <table:table-cell table:formula="of:=[.A698]+1" office:value-type="float" office:value="697">
            <text:p>69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698]=1;[.$K$3]-([.$K$3]-[.V698])*EXP([.$K$2]);[.V698]*EXP([.$K$2]))" office:value-type="float" office:value="2.98509723583931">
            <text:p>2,985097</text:p>
          </table:table-cell>
          <table:table-cell table:number-columns-repeated="1002"/>
        </table:table-row>
        <table:table-row table:style-name="ro2">
          <table:table-cell table:formula="of:=[.A699]+1" office:value-type="float" office:value="698">
            <text:p>69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699]=1;[.$K$3]-([.$K$3]-[.V699])*EXP([.$K$2]);[.V699]*EXP([.$K$2]))" office:value-type="float" office:value="3.08336520322253">
            <text:p>3,083365</text:p>
          </table:table-cell>
          <table:table-cell table:number-columns-repeated="1002"/>
        </table:table-row>
        <table:table-row table:style-name="ro2">
          <table:table-cell table:formula="of:=[.A700]+1" office:value-type="float" office:value="699">
            <text:p>69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00]=1;[.$K$3]-([.$K$3]-[.V700])*EXP([.$K$2]);[.V700]*EXP([.$K$2]))" office:value-type="float" office:value="2.9329877077869">
            <text:p>2,932988</text:p>
          </table:table-cell>
          <table:table-cell table:number-columns-repeated="1002"/>
        </table:table-row>
        <table:table-row table:style-name="ro2">
          <table:table-cell table:formula="of:=[.A701]+1" office:value-type="float" office:value="700">
            <text:p>70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01]=1;[.$K$3]-([.$K$3]-[.V701])*EXP([.$K$2]);[.V701]*EXP([.$K$2]))" office:value-type="float" office:value="2.7899442093458">
            <text:p>2,789944</text:p>
          </table:table-cell>
          <table:table-cell table:number-columns-repeated="1002"/>
        </table:table-row>
        <table:table-row table:style-name="ro2">
          <table:table-cell table:formula="of:=[.A702]+1" office:value-type="float" office:value="701">
            <text:p>70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02]=1;[.$K$3]-([.$K$3]-[.V702])*EXP([.$K$2]);[.V702]*EXP([.$K$2]))" office:value-type="float" office:value="2.6538770246451">
            <text:p>2,653877</text:p>
          </table:table-cell>
          <table:table-cell table:number-columns-repeated="1002"/>
        </table:table-row>
        <table:table-row table:style-name="ro2">
          <table:table-cell table:formula="of:=[.A703]+1" office:value-type="float" office:value="702">
            <text:p>70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03]=1;[.$K$3]-([.$K$3]-[.V703])*EXP([.$K$2]);[.V703]*EXP([.$K$2]))" office:value-type="float" office:value="2.52444591484883">
            <text:p>2,524446</text:p>
          </table:table-cell>
          <table:table-cell table:number-columns-repeated="1002"/>
        </table:table-row>
        <table:table-row table:style-name="ro2">
          <table:table-cell table:formula="of:=[.A704]+1" office:value-type="float" office:value="703">
            <text:p>70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04]=1;[.$K$3]-([.$K$3]-[.V704])*EXP([.$K$2]);[.V704]*EXP([.$K$2]))" office:value-type="float" office:value="2.40132723476483">
            <text:p>2,401327</text:p>
          </table:table-cell>
          <table:table-cell table:number-columns-repeated="1002"/>
        </table:table-row>
        <table:table-row table:style-name="ro2">
          <table:table-cell table:formula="of:=[.A705]+1" office:value-type="float" office:value="704">
            <text:p>70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706]+64*[.B707]+32*[.B708]+16*[.B709]+8*[.B710]+4*[.B711]+2*[.B712]+[.B713];2)" office:value-type="string" office:string-value="21">
            <text:p>21</text:p>
          </table:table-cell>
          <table:table-cell table:number-columns-repeated="16"/>
          <table:table-cell table:formula="of:=IF([.B705]=1;[.$K$3]-([.$K$3]-[.V705])*EXP([.$K$2]);[.V705]*EXP([.$K$2]))" office:value-type="float" office:value="2.28421312356324">
            <text:p>2,284213</text:p>
          </table:table-cell>
          <table:table-cell table:number-columns-repeated="1002"/>
        </table:table-row>
        <table:table-row table:style-name="ro2">
          <table:table-cell table:formula="of:=[.A706]+1" office:value-type="float" office:value="705">
            <text:p>70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06]=1;[.$K$3]-([.$K$3]-[.V706])*EXP([.$K$2]);[.V706]*EXP([.$K$2]))" office:value-type="float" office:value="2.17281073496404">
            <text:p>2,172811</text:p>
          </table:table-cell>
          <table:table-cell table:number-columns-repeated="1002"/>
        </table:table-row>
        <table:table-row table:style-name="ro2">
          <table:table-cell table:formula="of:=[.A707]+1" office:value-type="float" office:value="706">
            <text:p>70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07]=1;[.$K$3]-([.$K$3]-[.V707])*EXP([.$K$2]);[.V707]*EXP([.$K$2]))" office:value-type="float" office:value="2.06684150496882">
            <text:p>2,066842</text:p>
          </table:table-cell>
          <table:table-cell table:number-columns-repeated="1002"/>
        </table:table-row>
        <table:table-row table:style-name="ro2">
          <table:table-cell table:formula="of:=[.A708]+1" office:value-type="float" office:value="707">
            <text:p>70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08]=1;[.$K$3]-([.$K$3]-[.V708])*EXP([.$K$2]);[.V708]*EXP([.$K$2]))" office:value-type="float" office:value="2.20989333280211">
            <text:p>2,209893</text:p>
          </table:table-cell>
          <table:table-cell table:number-columns-repeated="1002"/>
        </table:table-row>
        <table:table-row table:style-name="ro2">
          <table:table-cell table:formula="of:=[.A709]+1" office:value-type="float" office:value="708">
            <text:p>70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09]=1;[.$K$3]-([.$K$3]-[.V709])*EXP([.$K$2]);[.V709]*EXP([.$K$2]))" office:value-type="float" office:value="2.10211556316931">
            <text:p>2,102116</text:p>
          </table:table-cell>
          <table:table-cell table:number-columns-repeated="1002"/>
        </table:table-row>
        <table:table-row table:style-name="ro2">
          <table:table-cell table:formula="of:=[.A710]+1" office:value-type="float" office:value="709">
            <text:p>70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10]=1;[.$K$3]-([.$K$3]-[.V710])*EXP([.$K$2]);[.V710]*EXP([.$K$2]))" office:value-type="float" office:value="1.99959417738754">
            <text:p>1,999594</text:p>
          </table:table-cell>
          <table:table-cell table:number-columns-repeated="1002"/>
        </table:table-row>
        <table:table-row table:style-name="ro2">
          <table:table-cell table:formula="of:=[.A711]+1" office:value-type="float" office:value="710">
            <text:p>71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11]=1;[.$K$3]-([.$K$3]-[.V711])*EXP([.$K$2]);[.V711]*EXP([.$K$2]))" office:value-type="float" office:value="1.90207281859133">
            <text:p>1,902073</text:p>
          </table:table-cell>
          <table:table-cell table:number-columns-repeated="1002"/>
        </table:table-row>
        <table:table-row table:style-name="ro2">
          <table:table-cell table:formula="of:=[.A712]+1" office:value-type="float" office:value="711">
            <text:p>71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12]=1;[.$K$3]-([.$K$3]-[.V712])*EXP([.$K$2]);[.V712]*EXP([.$K$2]))" office:value-type="float" office:value="1.80930763258708">
            <text:p>1,809308</text:p>
          </table:table-cell>
          <table:table-cell table:number-columns-repeated="1002"/>
        </table:table-row>
        <table:table-row table:style-name="ro2">
          <table:table-cell table:formula="of:=[.A713]+1" office:value-type="float" office:value="712">
            <text:p>71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714]+64*[.B715]+32*[.B716]+16*[.B717]+8*[.B718]+4*[.B719]+2*[.B720]+[.B721];2)" office:value-type="string" office:string-value="57">
            <text:p>57</text:p>
          </table:table-cell>
          <table:table-cell table:number-columns-repeated="16"/>
          <table:table-cell table:formula="of:=IF([.B713]=1;[.$K$3]-([.$K$3]-[.V713])*EXP([.$K$2]);[.V713]*EXP([.$K$2]))" office:value-type="float" office:value="1.96491953558699">
            <text:p>1,964920</text:p>
          </table:table-cell>
          <table:table-cell table:number-columns-repeated="1002"/>
        </table:table-row>
        <table:table-row table:style-name="ro2">
          <table:table-cell table:formula="of:=[.A714]+1" office:value-type="float" office:value="713">
            <text:p>71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14]=1;[.$K$3]-([.$K$3]-[.V714])*EXP([.$K$2]);[.V714]*EXP([.$K$2]))" office:value-type="float" office:value="1.86908927902662">
            <text:p>1,869089</text:p>
          </table:table-cell>
          <table:table-cell table:number-columns-repeated="1002"/>
        </table:table-row>
        <table:table-row table:style-name="ro2">
          <table:table-cell table:formula="of:=[.A715]+1" office:value-type="float" office:value="714">
            <text:p>71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15]=1;[.$K$3]-([.$K$3]-[.V715])*EXP([.$K$2]);[.V715]*EXP([.$K$2]))" office:value-type="float" office:value="2.02178559672538">
            <text:p>2,021786</text:p>
          </table:table-cell>
          <table:table-cell table:number-columns-repeated="1002"/>
        </table:table-row>
        <table:table-row table:style-name="ro2">
          <table:table-cell table:formula="of:=[.A716]+1" office:value-type="float" office:value="715">
            <text:p>71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16]=1;[.$K$3]-([.$K$3]-[.V716])*EXP([.$K$2]);[.V716]*EXP([.$K$2]))" office:value-type="float" office:value="1.92318194963691">
            <text:p>1,923182</text:p>
          </table:table-cell>
          <table:table-cell table:number-columns-repeated="1002"/>
        </table:table-row>
        <table:table-row table:style-name="ro2">
          <table:table-cell table:formula="of:=[.A717]+1" office:value-type="float" office:value="716">
            <text:p>71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17]=1;[.$K$3]-([.$K$3]-[.V717])*EXP([.$K$2]);[.V717]*EXP([.$K$2]))" office:value-type="float" office:value="2.07324013665971">
            <text:p>2,073240</text:p>
          </table:table-cell>
          <table:table-cell table:number-columns-repeated="1002"/>
        </table:table-row>
        <table:table-row table:style-name="ro2">
          <table:table-cell table:formula="of:=[.A718]+1" office:value-type="float" office:value="717">
            <text:p>71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18]=1;[.$K$3]-([.$K$3]-[.V718])*EXP([.$K$2]);[.V718]*EXP([.$K$2]))" office:value-type="float" office:value="1.9721270220466">
            <text:p>1,972127</text:p>
          </table:table-cell>
          <table:table-cell table:number-columns-repeated="1002"/>
        </table:table-row>
        <table:table-row table:style-name="ro2">
          <table:table-cell table:formula="of:=[.A719]+1" office:value-type="float" office:value="718">
            <text:p>71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19]=1;[.$K$3]-([.$K$3]-[.V719])*EXP([.$K$2]);[.V719]*EXP([.$K$2]))" office:value-type="float" office:value="2.11979812972012">
            <text:p>2,119798</text:p>
          </table:table-cell>
          <table:table-cell table:number-columns-repeated="1002"/>
        </table:table-row>
        <table:table-row table:style-name="ro2">
          <table:table-cell table:formula="of:=[.A720]+1" office:value-type="float" office:value="719">
            <text:p>71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20]=1;[.$K$3]-([.$K$3]-[.V720])*EXP([.$K$2]);[.V720]*EXP([.$K$2]))" office:value-type="float" office:value="2.26026723248779">
            <text:p>2,260267</text:p>
          </table:table-cell>
          <table:table-cell table:number-columns-repeated="1002"/>
        </table:table-row>
        <table:table-row table:style-name="ro2">
          <table:table-cell table:formula="of:=[.A721]+1" office:value-type="float" office:value="720">
            <text:p>72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722]+64*[.B723]+32*[.B724]+16*[.B725]+8*[.B726]+4*[.B727]+2*[.B728]+[.B729];2)" office:value-type="string" office:string-value="7D">
            <text:p>7D</text:p>
          </table:table-cell>
          <table:table-cell table:number-columns-repeated="16"/>
          <table:table-cell table:formula="of:=IF([.B721]=1;[.$K$3]-([.$K$3]-[.V721])*EXP([.$K$2]);[.V721]*EXP([.$K$2]))" office:value-type="float" office:value="2.39388557627361">
            <text:p>2,393886</text:p>
          </table:table-cell>
          <table:table-cell table:number-columns-repeated="1002"/>
        </table:table-row>
        <table:table-row table:style-name="ro2">
          <table:table-cell table:formula="of:=[.A722]+1" office:value-type="float" office:value="721">
            <text:p>72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22]=1;[.$K$3]-([.$K$3]-[.V722])*EXP([.$K$2]);[.V722]*EXP([.$K$2]))" office:value-type="float" office:value="2.27713439903931">
            <text:p>2,277134</text:p>
          </table:table-cell>
          <table:table-cell table:number-columns-repeated="1002"/>
        </table:table-row>
        <table:table-row table:style-name="ro2">
          <table:table-cell table:formula="of:=[.A723]+1" office:value-type="float" office:value="722">
            <text:p>72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23]=1;[.$K$3]-([.$K$3]-[.V723])*EXP([.$K$2]);[.V723]*EXP([.$K$2]))" office:value-type="float" office:value="2.40993012140537">
            <text:p>2,409930</text:p>
          </table:table-cell>
          <table:table-cell table:number-columns-repeated="1002"/>
        </table:table-row>
        <table:table-row table:style-name="ro2">
          <table:table-cell table:formula="of:=[.A724]+1" office:value-type="float" office:value="723">
            <text:p>72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24]=1;[.$K$3]-([.$K$3]-[.V724])*EXP([.$K$2]);[.V724]*EXP([.$K$2]))" office:value-type="float" office:value="2.5362493199678">
            <text:p>2,536249</text:p>
          </table:table-cell>
          <table:table-cell table:number-columns-repeated="1002"/>
        </table:table-row>
        <table:table-row table:style-name="ro2">
          <table:table-cell table:formula="of:=[.A725]+1" office:value-type="float" office:value="724">
            <text:p>72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25]=1;[.$K$3]-([.$K$3]-[.V725])*EXP([.$K$2]);[.V725]*EXP([.$K$2]))" office:value-type="float" office:value="2.65640785851973">
            <text:p>2,656408</text:p>
          </table:table-cell>
          <table:table-cell table:number-columns-repeated="1002"/>
        </table:table-row>
        <table:table-row table:style-name="ro2">
          <table:table-cell table:formula="of:=[.A726]+1" office:value-type="float" office:value="725">
            <text:p>72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26]=1;[.$K$3]-([.$K$3]-[.V726])*EXP([.$K$2]);[.V726]*EXP([.$K$2]))" office:value-type="float" office:value="2.77070619599532">
            <text:p>2,770706</text:p>
          </table:table-cell>
          <table:table-cell table:number-columns-repeated="1002"/>
        </table:table-row>
        <table:table-row table:style-name="ro2">
          <table:table-cell table:formula="of:=[.A727]+1" office:value-type="float" office:value="726">
            <text:p>72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27]=1;[.$K$3]-([.$K$3]-[.V727])*EXP([.$K$2]);[.V727]*EXP([.$K$2]))" office:value-type="float" office:value="2.87943013777362">
            <text:p>2,879430</text:p>
          </table:table-cell>
          <table:table-cell table:number-columns-repeated="1002"/>
        </table:table-row>
        <table:table-row table:style-name="ro2">
          <table:table-cell table:formula="of:=[.A728]+1" office:value-type="float" office:value="727">
            <text:p>72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/>
          <table:table-cell table:number-columns-repeated="16"/>
          <table:table-cell table:formula="of:=IF([.B728]=1;[.$K$3]-([.$K$3]-[.V728])*EXP([.$K$2]);[.V728]*EXP([.$K$2]))" office:value-type="float" office:value="2.73899867284441">
            <text:p>2,738999</text:p>
          </table:table-cell>
          <table:table-cell table:number-columns-repeated="1002"/>
        </table:table-row>
        <table:table-row table:style-name="ro2">
          <table:table-cell table:formula="of:=[.A729]+1" office:value-type="float" office:value="728">
            <text:p>72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730]+64*[.B731]+32*[.B732]+16*[.B733]+8*[.B734]+4*[.B735]+2*[.B736]+[.B737];2)" office:value-type="string" office:string-value="EE">
            <text:p>EE</text:p>
          </table:table-cell>
          <table:table-cell table:number-columns-repeated="16"/>
          <table:table-cell table:formula="of:=IF([.B729]=1;[.$K$3]-([.$K$3]-[.V729])*EXP([.$K$2]);[.V729]*EXP([.$K$2]))" office:value-type="float" office:value="2.84926900877444">
            <text:p>2,849269</text:p>
          </table:table-cell>
          <table:table-cell table:number-columns-repeated="1002"/>
        </table:table-row>
        <table:table-row table:style-name="ro2">
          <table:table-cell table:formula="of:=[.A730]+1" office:value-type="float" office:value="729">
            <text:p>72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30]=1;[.$K$3]-([.$K$3]-[.V730])*EXP([.$K$2]);[.V730]*EXP([.$K$2]))" office:value-type="float" office:value="2.95416139696066">
            <text:p>2,954161</text:p>
          </table:table-cell>
          <table:table-cell table:number-columns-repeated="1002"/>
        </table:table-row>
        <table:table-row table:style-name="ro2">
          <table:table-cell table:formula="of:=[.A731]+1" office:value-type="float" office:value="730">
            <text:p>73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31]=1;[.$K$3]-([.$K$3]-[.V731])*EXP([.$K$2]);[.V731]*EXP([.$K$2]))" office:value-type="float" office:value="3.05393812300955">
            <text:p>3,053938</text:p>
          </table:table-cell>
          <table:table-cell table:number-columns-repeated="1002"/>
        </table:table-row>
        <table:table-row table:style-name="ro2">
          <table:table-cell table:formula="of:=[.A732]+1" office:value-type="float" office:value="731">
            <text:p>73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32]=1;[.$K$3]-([.$K$3]-[.V732])*EXP([.$K$2]);[.V732]*EXP([.$K$2]))" office:value-type="float" office:value="3.14884868070759">
            <text:p>3,148849</text:p>
          </table:table-cell>
          <table:table-cell table:number-columns-repeated="1002"/>
        </table:table-row>
        <table:table-row table:style-name="ro2">
          <table:table-cell table:formula="of:=[.A733]+1" office:value-type="float" office:value="732">
            <text:p>73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33]=1;[.$K$3]-([.$K$3]-[.V733])*EXP([.$K$2]);[.V733]*EXP([.$K$2]))" office:value-type="float" office:value="2.99527751838931">
            <text:p>2,995278</text:p>
          </table:table-cell>
          <table:table-cell table:number-columns-repeated="1002"/>
        </table:table-row>
        <table:table-row table:style-name="ro2">
          <table:table-cell table:formula="of:=[.A734]+1" office:value-type="float" office:value="733">
            <text:p>73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34]=1;[.$K$3]-([.$K$3]-[.V734])*EXP([.$K$2]);[.V734]*EXP([.$K$2]))" office:value-type="float" office:value="3.09304898753382">
            <text:p>3,093049</text:p>
          </table:table-cell>
          <table:table-cell table:number-columns-repeated="1002"/>
        </table:table-row>
        <table:table-row table:style-name="ro2">
          <table:table-cell table:formula="of:=[.A735]+1" office:value-type="float" office:value="734">
            <text:p>73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35]=1;[.$K$3]-([.$K$3]-[.V735])*EXP([.$K$2]);[.V735]*EXP([.$K$2]))" office:value-type="float" office:value="3.18605208586075">
            <text:p>3,186052</text:p>
          </table:table-cell>
          <table:table-cell table:number-columns-repeated="1002"/>
        </table:table-row>
        <table:table-row table:style-name="ro2">
          <table:table-cell table:formula="of:=[.A736]+1" office:value-type="float" office:value="735">
            <text:p>73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36]=1;[.$K$3]-([.$K$3]-[.V736])*EXP([.$K$2]);[.V736]*EXP([.$K$2]))" office:value-type="float" office:value="3.27451936955905">
            <text:p>3,274519</text:p>
          </table:table-cell>
          <table:table-cell table:number-columns-repeated="1002"/>
        </table:table-row>
        <table:table-row table:style-name="ro2">
          <table:table-cell table:formula="of:=[.A737]+1" office:value-type="float" office:value="736">
            <text:p>73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738]+64*[.B739]+32*[.B740]+16*[.B741]+8*[.B742]+4*[.B743]+2*[.B744]+[.B745];2)" office:value-type="string" office:string-value="08">
            <text:p>08</text:p>
          </table:table-cell>
          <table:table-cell table:number-columns-repeated="16"/>
          <table:table-cell table:formula="of:=IF([.B737]=1;[.$K$3]-([.$K$3]-[.V737])*EXP([.$K$2]);[.V737]*EXP([.$K$2]))" office:value-type="float" office:value="3.11481917542209">
            <text:p>3,114819</text:p>
          </table:table-cell>
          <table:table-cell table:number-columns-repeated="1002"/>
        </table:table-row>
        <table:table-row table:style-name="ro2">
          <table:table-cell table:formula="of:=[.A738]+1" office:value-type="float" office:value="737">
            <text:p>73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38]=1;[.$K$3]-([.$K$3]-[.V738])*EXP([.$K$2]);[.V738]*EXP([.$K$2]))" office:value-type="float" office:value="2.96290765166055">
            <text:p>2,962908</text:p>
          </table:table-cell>
          <table:table-cell table:number-columns-repeated="1002"/>
        </table:table-row>
        <table:table-row table:style-name="ro2">
          <table:table-cell table:formula="of:=[.A739]+1" office:value-type="float" office:value="738">
            <text:p>73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39]=1;[.$K$3]-([.$K$3]-[.V739])*EXP([.$K$2]);[.V739]*EXP([.$K$2]))" office:value-type="float" office:value="2.81840494033782">
            <text:p>2,818405</text:p>
          </table:table-cell>
          <table:table-cell table:number-columns-repeated="1002"/>
        </table:table-row>
        <table:table-row table:style-name="ro2">
          <table:table-cell table:formula="of:=[.A740]+1" office:value-type="float" office:value="739">
            <text:p>73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40]=1;[.$K$3]-([.$K$3]-[.V740])*EXP([.$K$2]);[.V740]*EXP([.$K$2]))" office:value-type="float" office:value="2.68094970940752">
            <text:p>2,680950</text:p>
          </table:table-cell>
          <table:table-cell table:number-columns-repeated="1002"/>
        </table:table-row>
        <table:table-row table:style-name="ro2">
          <table:table-cell table:formula="of:=[.A741]+1" office:value-type="float" office:value="740">
            <text:p>74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41]=1;[.$K$3]-([.$K$3]-[.V741])*EXP([.$K$2]);[.V741]*EXP([.$K$2]))" office:value-type="float" office:value="2.55019824919507">
            <text:p>2,550198</text:p>
          </table:table-cell>
          <table:table-cell table:number-columns-repeated="1002"/>
        </table:table-row>
        <table:table-row table:style-name="ro2">
          <table:table-cell table:formula="of:=[.A742]+1" office:value-type="float" office:value="741">
            <text:p>74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42]=1;[.$K$3]-([.$K$3]-[.V742])*EXP([.$K$2]);[.V742]*EXP([.$K$2]))" office:value-type="float" office:value="2.66967649044098">
            <text:p>2,669676</text:p>
          </table:table-cell>
          <table:table-cell table:number-columns-repeated="1002"/>
        </table:table-row>
        <table:table-row table:style-name="ro2">
          <table:table-cell table:formula="of:=[.A743]+1" office:value-type="float" office:value="742">
            <text:p>74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43]=1;[.$K$3]-([.$K$3]-[.V743])*EXP([.$K$2]);[.V743]*EXP([.$K$2]))" office:value-type="float" office:value="2.53947483160526">
            <text:p>2,539475</text:p>
          </table:table-cell>
          <table:table-cell table:number-columns-repeated="1002"/>
        </table:table-row>
        <table:table-row table:style-name="ro2">
          <table:table-cell table:formula="of:=[.A744]+1" office:value-type="float" office:value="743">
            <text:p>74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44]=1;[.$K$3]-([.$K$3]-[.V744])*EXP([.$K$2]);[.V744]*EXP([.$K$2]))" office:value-type="float" office:value="2.41562318260192">
            <text:p>2,415623</text:p>
          </table:table-cell>
          <table:table-cell table:number-columns-repeated="1002"/>
        </table:table-row>
        <table:table-row table:style-name="ro2">
          <table:table-cell table:formula="of:=[.A745]+1" office:value-type="float" office:value="744">
            <text:p>74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746]+64*[.B747]+32*[.B748]+16*[.B749]+8*[.B750]+4*[.B751]+2*[.B752]+[.B753];2)" office:value-type="string" office:string-value="44">
            <text:p>44</text:p>
          </table:table-cell>
          <table:table-cell table:number-columns-repeated="16"/>
          <table:table-cell table:formula="of:=IF([.B745]=1;[.$K$3]-([.$K$3]-[.V745])*EXP([.$K$2]);[.V745]*EXP([.$K$2]))" office:value-type="float" office:value="2.29781184979701">
            <text:p>2,297812</text:p>
          </table:table-cell>
          <table:table-cell table:number-columns-repeated="1002"/>
        </table:table-row>
        <table:table-row table:style-name="ro2">
          <table:table-cell table:formula="of:=[.A746]+1" office:value-type="float" office:value="745">
            <text:p>74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46]=1;[.$K$3]-([.$K$3]-[.V746])*EXP([.$K$2]);[.V746]*EXP([.$K$2]))" office:value-type="float" office:value="2.18574624349333">
            <text:p>2,185746</text:p>
          </table:table-cell>
          <table:table-cell table:number-columns-repeated="1002"/>
        </table:table-row>
        <table:table-row table:style-name="ro2">
          <table:table-cell table:formula="of:=[.A747]+1" office:value-type="float" office:value="746">
            <text:p>74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47]=1;[.$K$3]-([.$K$3]-[.V747])*EXP([.$K$2]);[.V747]*EXP([.$K$2]))" office:value-type="float" office:value="2.32299901879919">
            <text:p>2,322999</text:p>
          </table:table-cell>
          <table:table-cell table:number-columns-repeated="1002"/>
        </table:table-row>
        <table:table-row table:style-name="ro2">
          <table:table-cell table:formula="of:=[.A748]+1" office:value-type="float" office:value="747">
            <text:p>74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48]=1;[.$K$3]-([.$K$3]-[.V748])*EXP([.$K$2]);[.V748]*EXP([.$K$2]))" office:value-type="float" office:value="2.20970501976808">
            <text:p>2,209705</text:p>
          </table:table-cell>
          <table:table-cell table:number-columns-repeated="1002"/>
        </table:table-row>
        <table:table-row table:style-name="ro2">
          <table:table-cell table:formula="of:=[.A749]+1" office:value-type="float" office:value="748">
            <text:p>74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49]=1;[.$K$3]-([.$K$3]-[.V749])*EXP([.$K$2]);[.V749]*EXP([.$K$2]))" office:value-type="float" office:value="2.10193643427033">
            <text:p>2,101936</text:p>
          </table:table-cell>
          <table:table-cell table:number-columns-repeated="1002"/>
        </table:table-row>
        <table:table-row table:style-name="ro2">
          <table:table-cell table:formula="of:=[.A750]+1" office:value-type="float" office:value="749">
            <text:p>74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50]=1;[.$K$3]-([.$K$3]-[.V750])*EXP([.$K$2]);[.V750]*EXP([.$K$2]))" office:value-type="float" office:value="1.99942378470804">
            <text:p>1,999424</text:p>
          </table:table-cell>
          <table:table-cell table:number-columns-repeated="1002"/>
        </table:table-row>
        <table:table-row table:style-name="ro2">
          <table:table-cell table:formula="of:=[.A751]+1"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51]=1;[.$K$3]-([.$K$3]-[.V751])*EXP([.$K$2]);[.V751]*EXP([.$K$2]))" office:value-type="float" office:value="2.1457636135573">
            <text:p>2,145764</text:p>
          </table:table-cell>
          <table:table-cell table:number-columns-repeated="1002"/>
        </table:table-row>
        <table:table-row table:style-name="ro2">
          <table:table-cell table:formula="of:=[.A752]+1" office:value-type="float" office:value="751">
            <text:p>75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52]=1;[.$K$3]-([.$K$3]-[.V752])*EXP([.$K$2]);[.V752]*EXP([.$K$2]))" office:value-type="float" office:value="2.04111348723869">
            <text:p>2,041113</text:p>
          </table:table-cell>
          <table:table-cell table:number-columns-repeated="1002"/>
        </table:table-row>
        <table:table-row table:style-name="ro2">
          <table:table-cell table:formula="of:=[.A753]+1" office:value-type="float" office:value="752">
            <text:p>75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754]+64*[.B755]+32*[.B756]+16*[.B757]+8*[.B758]+4*[.B759]+2*[.B760]+[.B761];2)" office:value-type="string" office:string-value="57">
            <text:p>57</text:p>
          </table:table-cell>
          <table:table-cell table:number-columns-repeated="16"/>
          <table:table-cell table:formula="of:=IF([.B753]=1;[.$K$3]-([.$K$3]-[.V753])*EXP([.$K$2]);[.V753]*EXP([.$K$2]))" office:value-type="float" office:value="1.9415672078067">
            <text:p>1,941567</text:p>
          </table:table-cell>
          <table:table-cell table:number-columns-repeated="1002"/>
        </table:table-row>
        <table:table-row table:style-name="ro2">
          <table:table-cell table:formula="of:=[.A754]+1" office:value-type="float" office:value="753">
            <text:p>75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54]=1;[.$K$3]-([.$K$3]-[.V754])*EXP([.$K$2]);[.V754]*EXP([.$K$2]))" office:value-type="float" office:value="1.84687585771143">
            <text:p>1,846876</text:p>
          </table:table-cell>
          <table:table-cell table:number-columns-repeated="1002"/>
        </table:table-row>
        <table:table-row table:style-name="ro2">
          <table:table-cell table:formula="of:=[.A755]+1" office:value-type="float" office:value="754">
            <text:p>75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55]=1;[.$K$3]-([.$K$3]-[.V755])*EXP([.$K$2]);[.V755]*EXP([.$K$2]))" office:value-type="float" office:value="2.00065553675153">
            <text:p>2,000656</text:p>
          </table:table-cell>
          <table:table-cell table:number-columns-repeated="1002"/>
        </table:table-row>
        <table:table-row table:style-name="ro2">
          <table:table-cell table:formula="of:=[.A756]+1" office:value-type="float" office:value="755">
            <text:p>75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56]=1;[.$K$3]-([.$K$3]-[.V756])*EXP([.$K$2]);[.V756]*EXP([.$K$2]))" office:value-type="float" office:value="1.90308241484833">
            <text:p>1,903082</text:p>
          </table:table-cell>
          <table:table-cell table:number-columns-repeated="1002"/>
        </table:table-row>
        <table:table-row table:style-name="ro2">
          <table:table-cell table:formula="of:=[.A757]+1" office:value-type="float" office:value="756">
            <text:p>75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57]=1;[.$K$3]-([.$K$3]-[.V757])*EXP([.$K$2]);[.V757]*EXP([.$K$2]))" office:value-type="float" office:value="2.05412086775003">
            <text:p>2,054121</text:p>
          </table:table-cell>
          <table:table-cell table:number-columns-repeated="1002"/>
        </table:table-row>
        <table:table-row table:style-name="ro2">
          <table:table-cell table:formula="of:=[.A758]+1" office:value-type="float" office:value="757">
            <text:p>75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58]=1;[.$K$3]-([.$K$3]-[.V758])*EXP([.$K$2]);[.V758]*EXP([.$K$2]))" office:value-type="float" office:value="1.95394021088477">
            <text:p>1,953940</text:p>
          </table:table-cell>
          <table:table-cell table:number-columns-repeated="1002"/>
        </table:table-row>
        <table:table-row table:style-name="ro2">
          <table:table-cell table:formula="of:=[.A759]+1" office:value-type="float" office:value="758">
            <text:p>75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59]=1;[.$K$3]-([.$K$3]-[.V759])*EXP([.$K$2]);[.V759]*EXP([.$K$2]))" office:value-type="float" office:value="2.10249829980515">
            <text:p>2,102498</text:p>
          </table:table-cell>
          <table:table-cell table:number-columns-repeated="1002"/>
        </table:table-row>
        <table:table-row table:style-name="ro2">
          <table:table-cell table:formula="of:=[.A760]+1" office:value-type="float" office:value="759">
            <text:p>75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60]=1;[.$K$3]-([.$K$3]-[.V760])*EXP([.$K$2]);[.V760]*EXP([.$K$2]))" office:value-type="float" office:value="2.24381112523382">
            <text:p>2,243811</text:p>
          </table:table-cell>
          <table:table-cell table:number-columns-repeated="1002"/>
        </table:table-row>
        <table:table-row table:style-name="ro2">
          <table:table-cell table:formula="of:=[.A761]+1" office:value-type="float" office:value="760">
            <text:p>76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762]+64*[.B763]+32*[.B764]+16*[.B765]+8*[.B766]+4*[.B767]+2*[.B768]+[.B769];2)" office:value-type="string" office:string-value="BD">
            <text:p>BD</text:p>
          </table:table-cell>
          <table:table-cell table:number-columns-repeated="16"/>
          <table:table-cell table:formula="of:=IF([.B761]=1;[.$K$3]-([.$K$3]-[.V761])*EXP([.$K$2]);[.V761]*EXP([.$K$2]))" office:value-type="float" office:value="2.37823204284089">
            <text:p>2,378232</text:p>
          </table:table-cell>
          <table:table-cell table:number-columns-repeated="1002"/>
        </table:table-row>
        <table:table-row table:style-name="ro2">
          <table:table-cell table:formula="of:=[.A762]+1" office:value-type="float" office:value="761">
            <text:p>76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62]=1;[.$K$3]-([.$K$3]-[.V762])*EXP([.$K$2]);[.V762]*EXP([.$K$2]))" office:value-type="float" office:value="2.50609717493713">
            <text:p>2,506097</text:p>
          </table:table-cell>
          <table:table-cell table:number-columns-repeated="1002"/>
        </table:table-row>
        <table:table-row table:style-name="ro2">
          <table:table-cell table:formula="of:=[.A763]+1" office:value-type="float" office:value="762">
            <text:p>76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63]=1;[.$K$3]-([.$K$3]-[.V763])*EXP([.$K$2]);[.V763]*EXP([.$K$2]))" office:value-type="float" office:value="2.38387337345831">
            <text:p>2,383873</text:p>
          </table:table-cell>
          <table:table-cell table:number-columns-repeated="1002"/>
        </table:table-row>
        <table:table-row table:style-name="ro2">
          <table:table-cell table:formula="of:=[.A764]+1" office:value-type="float" office:value="763">
            <text:p>76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64]=1;[.$K$3]-([.$K$3]-[.V764])*EXP([.$K$2]);[.V764]*EXP([.$K$2]))" office:value-type="float" office:value="2.51146337461376">
            <text:p>2,511463</text:p>
          </table:table-cell>
          <table:table-cell table:number-columns-repeated="1002"/>
        </table:table-row>
        <table:table-row table:style-name="ro2">
          <table:table-cell table:formula="of:=[.A765]+1" office:value-type="float" office:value="764">
            <text:p>76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65]=1;[.$K$3]-([.$K$3]-[.V765])*EXP([.$K$2]);[.V765]*EXP([.$K$2]))" office:value-type="float" office:value="2.63283073798489">
            <text:p>2,632831</text:p>
          </table:table-cell>
          <table:table-cell table:number-columns-repeated="1002"/>
        </table:table-row>
        <table:table-row table:style-name="ro2">
          <table:table-cell table:formula="of:=[.A766]+1" office:value-type="float" office:value="765">
            <text:p>76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66]=1;[.$K$3]-([.$K$3]-[.V766])*EXP([.$K$2]);[.V766]*EXP([.$K$2]))" office:value-type="float" office:value="2.74827894519759">
            <text:p>2,748279</text:p>
          </table:table-cell>
          <table:table-cell table:number-columns-repeated="1002"/>
        </table:table-row>
        <table:table-row table:style-name="ro2">
          <table:table-cell table:formula="of:=[.A767]+1" office:value-type="float" office:value="766">
            <text:p>76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67]=1;[.$K$3]-([.$K$3]-[.V767])*EXP([.$K$2]);[.V767]*EXP([.$K$2]))" office:value-type="float" office:value="2.85809667690416">
            <text:p>2,858097</text:p>
          </table:table-cell>
          <table:table-cell table:number-columns-repeated="1002"/>
        </table:table-row>
        <table:table-row table:style-name="ro2">
          <table:table-cell table:formula="of:=[.A768]+1" office:value-type="float" office:value="767">
            <text:p>76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68]=1;[.$K$3]-([.$K$3]-[.V768])*EXP([.$K$2]);[.V768]*EXP([.$K$2]))" office:value-type="float" office:value="2.71870565713895">
            <text:p>2,718706</text:p>
          </table:table-cell>
          <table:table-cell table:number-columns-repeated="1002"/>
        </table:table-row>
        <table:table-row table:style-name="ro2">
          <table:table-cell table:formula="of:=[.A769]+1" office:value-type="float" office:value="768">
            <text:p>76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770]+64*[.B771]+32*[.B772]+16*[.B773]+8*[.B774]+4*[.B775]+2*[.B776]+[.B777];2)" office:value-type="string" office:string-value="D5">
            <text:p>D5</text:p>
          </table:table-cell>
          <table:table-cell table:number-columns-repeated="16"/>
          <table:table-cell table:formula="of:=IF([.B769]=1;[.$K$3]-([.$K$3]-[.V769])*EXP([.$K$2]);[.V769]*EXP([.$K$2]))" office:value-type="float" office:value="2.82996569512355">
            <text:p>2,829966</text:p>
          </table:table-cell>
          <table:table-cell table:number-columns-repeated="1002"/>
        </table:table-row>
        <table:table-row table:style-name="ro2">
          <table:table-cell table:formula="of:=[.A770]+1" office:value-type="float" office:value="769">
            <text:p>76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70]=1;[.$K$3]-([.$K$3]-[.V770])*EXP([.$K$2]);[.V770]*EXP([.$K$2]))" office:value-type="float" office:value="2.93579951702557">
            <text:p>2,935800</text:p>
          </table:table-cell>
          <table:table-cell table:number-columns-repeated="1002"/>
        </table:table-row>
        <table:table-row table:style-name="ro2">
          <table:table-cell table:formula="of:=[.A771]+1" office:value-type="float" office:value="770">
            <text:p>77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71]=1;[.$K$3]-([.$K$3]-[.V771])*EXP([.$K$2]);[.V771]*EXP([.$K$2]))" office:value-type="float" office:value="3.03647176252613">
            <text:p>3,036472</text:p>
          </table:table-cell>
          <table:table-cell table:number-columns-repeated="1002"/>
        </table:table-row>
        <table:table-row table:style-name="ro2">
          <table:table-cell table:formula="of:=[.A772]+1" office:value-type="float" office:value="771">
            <text:p>77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72]=1;[.$K$3]-([.$K$3]-[.V772])*EXP([.$K$2]);[.V772]*EXP([.$K$2]))" office:value-type="float" office:value="2.8883812871804">
            <text:p>2,888381</text:p>
          </table:table-cell>
          <table:table-cell table:number-columns-repeated="1002"/>
        </table:table-row>
        <table:table-row table:style-name="ro2">
          <table:table-cell table:formula="of:=[.A773]+1" office:value-type="float" office:value="772">
            <text:p>77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73]=1;[.$K$3]-([.$K$3]-[.V773])*EXP([.$K$2]);[.V773]*EXP([.$K$2]))" office:value-type="float" office:value="2.99136614703968">
            <text:p>2,991366</text:p>
          </table:table-cell>
          <table:table-cell table:number-columns-repeated="1002"/>
        </table:table-row>
        <table:table-row table:style-name="ro2">
          <table:table-cell table:formula="of:=[.A774]+1" office:value-type="float" office:value="773">
            <text:p>77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74]=1;[.$K$3]-([.$K$3]-[.V774])*EXP([.$K$2]);[.V774]*EXP([.$K$2]))" office:value-type="float" office:value="2.84547549851947">
            <text:p>2,845475</text:p>
          </table:table-cell>
          <table:table-cell table:number-columns-repeated="1002"/>
        </table:table-row>
        <table:table-row table:style-name="ro2">
          <table:table-cell table:formula="of:=[.A775]+1" office:value-type="float" office:value="774">
            <text:p>77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75]=1;[.$K$3]-([.$K$3]-[.V775])*EXP([.$K$2]);[.V775]*EXP([.$K$2]))" office:value-type="float" office:value="2.95055289838399">
            <text:p>2,950553</text:p>
          </table:table-cell>
          <table:table-cell table:number-columns-repeated="1002"/>
        </table:table-row>
        <table:table-row table:style-name="ro2">
          <table:table-cell table:formula="of:=[.A776]+1" office:value-type="float" office:value="775">
            <text:p>77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76]=1;[.$K$3]-([.$K$3]-[.V776])*EXP([.$K$2]);[.V776]*EXP([.$K$2]))" office:value-type="float" office:value="2.80665273548871">
            <text:p>2,806653</text:p>
          </table:table-cell>
          <table:table-cell table:number-columns-repeated="1002"/>
        </table:table-row>
        <table:table-row table:style-name="ro2">
          <table:table-cell table:formula="of:=[.A777]+1" office:value-type="float" office:value="776">
            <text:p>77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778]+64*[.B779]+32*[.B780]+16*[.B781]+8*[.B782]+4*[.B783]+2*[.B784]+[.B785];2)" office:value-type="string" office:string-value="08">
            <text:p>08</text:p>
          </table:table-cell>
          <table:table-cell table:number-columns-repeated="16"/>
          <table:table-cell table:formula="of:=IF([.B777]=1;[.$K$3]-([.$K$3]-[.V777])*EXP([.$K$2]);[.V777]*EXP([.$K$2]))" office:value-type="float" office:value="2.91362354384871">
            <text:p>2,913624</text:p>
          </table:table-cell>
          <table:table-cell table:number-columns-repeated="1002"/>
        </table:table-row>
        <table:table-row table:style-name="ro2">
          <table:table-cell table:formula="of:=[.A778]+1" office:value-type="float" office:value="777">
            <text:p>77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78]=1;[.$K$3]-([.$K$3]-[.V778])*EXP([.$K$2]);[.V778]*EXP([.$K$2]))" office:value-type="float" office:value="2.77152444682694">
            <text:p>2,771524</text:p>
          </table:table-cell>
          <table:table-cell table:number-columns-repeated="1002"/>
        </table:table-row>
        <table:table-row table:style-name="ro2">
          <table:table-cell table:formula="of:=[.A779]+1" office:value-type="float" office:value="778">
            <text:p>77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79]=1;[.$K$3]-([.$K$3]-[.V779])*EXP([.$K$2]);[.V779]*EXP([.$K$2]))" office:value-type="float" office:value="2.63635560454485">
            <text:p>2,636356</text:p>
          </table:table-cell>
          <table:table-cell table:number-columns-repeated="1002"/>
        </table:table-row>
        <table:table-row table:style-name="ro2">
          <table:table-cell table:formula="of:=[.A780]+1" office:value-type="float" office:value="779">
            <text:p>77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80]=1;[.$K$3]-([.$K$3]-[.V780])*EXP([.$K$2]);[.V780]*EXP([.$K$2]))" office:value-type="float" office:value="2.50777902449043">
            <text:p>2,507779</text:p>
          </table:table-cell>
          <table:table-cell table:number-columns-repeated="1002"/>
        </table:table-row>
        <table:table-row table:style-name="ro2">
          <table:table-cell table:formula="of:=[.A781]+1" office:value-type="float" office:value="780">
            <text:p>78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81]=1;[.$K$3]-([.$K$3]-[.V781])*EXP([.$K$2]);[.V781]*EXP([.$K$2]))" office:value-type="float" office:value="2.385473198241">
            <text:p>2,385473</text:p>
          </table:table-cell>
          <table:table-cell table:number-columns-repeated="1002"/>
        </table:table-row>
        <table:table-row table:style-name="ro2">
          <table:table-cell table:formula="of:=[.A782]+1" office:value-type="float" office:value="781">
            <text:p>78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82]=1;[.$K$3]-([.$K$3]-[.V782])*EXP([.$K$2]);[.V782]*EXP([.$K$2]))" office:value-type="float" office:value="2.51298517502109">
            <text:p>2,512985</text:p>
          </table:table-cell>
          <table:table-cell table:number-columns-repeated="1002"/>
        </table:table-row>
        <table:table-row table:style-name="ro2">
          <table:table-cell table:formula="of:=[.A783]+1" office:value-type="float" office:value="782">
            <text:p>78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83]=1;[.$K$3]-([.$K$3]-[.V783])*EXP([.$K$2]);[.V783]*EXP([.$K$2]))" office:value-type="float" office:value="2.39042544181414">
            <text:p>2,390425</text:p>
          </table:table-cell>
          <table:table-cell table:number-columns-repeated="1002"/>
        </table:table-row>
        <table:table-row table:style-name="ro2">
          <table:table-cell table:formula="of:=[.A784]+1" office:value-type="float" office:value="783">
            <text:p>78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84]=1;[.$K$3]-([.$K$3]-[.V784])*EXP([.$K$2]);[.V784]*EXP([.$K$2]))" office:value-type="float" office:value="2.27384301732873">
            <text:p>2,273843</text:p>
          </table:table-cell>
          <table:table-cell table:number-columns-repeated="1002"/>
        </table:table-row>
        <table:table-row table:style-name="ro2">
          <table:table-cell table:formula="of:=[.A785]+1" office:value-type="float" office:value="784">
            <text:p>78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786]+64*[.B787]+32*[.B788]+16*[.B789]+8*[.B790]+4*[.B791]+2*[.B792]+[.B793];2)" office:value-type="string" office:string-value="24">
            <text:p>24</text:p>
          </table:table-cell>
          <table:table-cell table:number-columns-repeated="16"/>
          <table:table-cell table:formula="of:=IF([.B785]=1;[.$K$3]-([.$K$3]-[.V785])*EXP([.$K$2]);[.V785]*EXP([.$K$2]))" office:value-type="float" office:value="2.16294638477857">
            <text:p>2,162946</text:p>
          </table:table-cell>
          <table:table-cell table:number-columns-repeated="1002"/>
        </table:table-row>
        <table:table-row table:style-name="ro2">
          <table:table-cell table:formula="of:=[.A786]+1" office:value-type="float" office:value="785">
            <text:p>78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86]=1;[.$K$3]-([.$K$3]-[.V786])*EXP([.$K$2]);[.V786]*EXP([.$K$2]))" office:value-type="float" office:value="2.05745824481882">
            <text:p>2,057458</text:p>
          </table:table-cell>
          <table:table-cell table:number-columns-repeated="1002"/>
        </table:table-row>
        <table:table-row table:style-name="ro2">
          <table:table-cell table:formula="of:=[.A787]+1" office:value-type="float" office:value="786">
            <text:p>78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87]=1;[.$K$3]-([.$K$3]-[.V787])*EXP([.$K$2]);[.V787]*EXP([.$K$2]))" office:value-type="float" office:value="1.95711482215326">
            <text:p>1,957115</text:p>
          </table:table-cell>
          <table:table-cell table:number-columns-repeated="1002"/>
        </table:table-row>
        <table:table-row table:style-name="ro2">
          <table:table-cell table:formula="of:=[.A788]+1" office:value-type="float" office:value="787">
            <text:p>78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88]=1;[.$K$3]-([.$K$3]-[.V788])*EXP([.$K$2]);[.V788]*EXP([.$K$2]))" office:value-type="float" office:value="2.10551808345509">
            <text:p>2,105518</text:p>
          </table:table-cell>
          <table:table-cell table:number-columns-repeated="1002"/>
        </table:table-row>
        <table:table-row table:style-name="ro2">
          <table:table-cell table:formula="of:=[.A789]+1" office:value-type="float" office:value="788">
            <text:p>78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89]=1;[.$K$3]-([.$K$3]-[.V789])*EXP([.$K$2]);[.V789]*EXP([.$K$2]))" office:value-type="float" office:value="2.00283075480083">
            <text:p>2,002831</text:p>
          </table:table-cell>
          <table:table-cell table:number-columns-repeated="1002"/>
        </table:table-row>
        <table:table-row table:style-name="ro2">
          <table:table-cell table:formula="of:=[.A790]+1" office:value-type="float" office:value="789">
            <text:p>78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90]=1;[.$K$3]-([.$K$3]-[.V790])*EXP([.$K$2]);[.V790]*EXP([.$K$2]))" office:value-type="float" office:value="1.90515154626153">
            <text:p>1,905152</text:p>
          </table:table-cell>
          <table:table-cell table:number-columns-repeated="1002"/>
        </table:table-row>
        <table:table-row table:style-name="ro2">
          <table:table-cell table:formula="of:=[.A791]+1" office:value-type="float" office:value="790">
            <text:p>79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91]=1;[.$K$3]-([.$K$3]-[.V791])*EXP([.$K$2]);[.V791]*EXP([.$K$2]))" office:value-type="float" office:value="2.05608908643343">
            <text:p>2,056089</text:p>
          </table:table-cell>
          <table:table-cell table:number-columns-repeated="1002"/>
        </table:table-row>
        <table:table-row table:style-name="ro2">
          <table:table-cell table:formula="of:=[.A792]+1" office:value-type="float" office:value="791">
            <text:p>79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92]=1;[.$K$3]-([.$K$3]-[.V792])*EXP([.$K$2]);[.V792]*EXP([.$K$2]))" office:value-type="float" office:value="1.95581243841027">
            <text:p>1,955812</text:p>
          </table:table-cell>
          <table:table-cell table:number-columns-repeated="1002"/>
        </table:table-row>
        <table:table-row table:style-name="ro2">
          <table:table-cell table:formula="of:=[.A793]+1" office:value-type="float" office:value="792">
            <text:p>79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794]+64*[.B795]+32*[.B796]+16*[.B797]+8*[.B798]+4*[.B799]+2*[.B800]+[.B801];2)" office:value-type="string" office:string-value="AE">
            <text:p>AE</text:p>
          </table:table-cell>
          <table:table-cell table:number-columns-repeated="16"/>
          <table:table-cell table:formula="of:=IF([.B793]=1;[.$K$3]-([.$K$3]-[.V793])*EXP([.$K$2]);[.V793]*EXP([.$K$2]))" office:value-type="float" office:value="1.86042634022034">
            <text:p>1,860426</text:p>
          </table:table-cell>
          <table:table-cell table:number-columns-repeated="1002"/>
        </table:table-row>
        <table:table-row table:style-name="ro2">
          <table:table-cell table:formula="of:=[.A794]+1" office:value-type="float" office:value="793">
            <text:p>79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94]=1;[.$K$3]-([.$K$3]-[.V794])*EXP([.$K$2]);[.V794]*EXP([.$K$2]))" office:value-type="float" office:value="2.01354515443019">
            <text:p>2,013545</text:p>
          </table:table-cell>
          <table:table-cell table:number-columns-repeated="1002"/>
        </table:table-row>
        <table:table-row table:style-name="ro2">
          <table:table-cell table:formula="of:=[.A795]+1" office:value-type="float" office:value="794">
            <text:p>79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95]=1;[.$K$3]-([.$K$3]-[.V795])*EXP([.$K$2]);[.V795]*EXP([.$K$2]))" office:value-type="float" office:value="1.91534339845483">
            <text:p>1,915343</text:p>
          </table:table-cell>
          <table:table-cell table:number-columns-repeated="1002"/>
        </table:table-row>
        <table:table-row table:style-name="ro2">
          <table:table-cell table:formula="of:=[.A796]+1" office:value-type="float" office:value="795">
            <text:p>79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796]=1;[.$K$3]-([.$K$3]-[.V796])*EXP([.$K$2]);[.V796]*EXP([.$K$2]))" office:value-type="float" office:value="2.06578387612986">
            <text:p>2,065784</text:p>
          </table:table-cell>
          <table:table-cell table:number-columns-repeated="1002"/>
        </table:table-row>
        <table:table-row table:style-name="ro2">
          <table:table-cell table:formula="of:=[.A797]+1" office:value-type="float" office:value="796">
            <text:p>79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97]=1;[.$K$3]-([.$K$3]-[.V797])*EXP([.$K$2]);[.V797]*EXP([.$K$2]))" office:value-type="float" office:value="1.96503440763386">
            <text:p>1,965034</text:p>
          </table:table-cell>
          <table:table-cell table:number-columns-repeated="1002"/>
        </table:table-row>
        <table:table-row table:style-name="ro2">
          <table:table-cell table:formula="of:=[.A798]+1" office:value-type="float" office:value="797">
            <text:p>79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98]=1;[.$K$3]-([.$K$3]-[.V798])*EXP([.$K$2]);[.V798]*EXP([.$K$2]))" office:value-type="float" office:value="2.11305142619409">
            <text:p>2,113051</text:p>
          </table:table-cell>
          <table:table-cell table:number-columns-repeated="1002"/>
        </table:table-row>
        <table:table-row table:style-name="ro2">
          <table:table-cell table:formula="of:=[.A799]+1" office:value-type="float" office:value="798">
            <text:p>79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799]=1;[.$K$3]-([.$K$3]-[.V799])*EXP([.$K$2]);[.V799]*EXP([.$K$2]))" office:value-type="float" office:value="2.25384956957545">
            <text:p>2,253850</text:p>
          </table:table-cell>
          <table:table-cell table:number-columns-repeated="1002"/>
        </table:table-row>
        <table:table-row table:style-name="ro2">
          <table:table-cell table:formula="of:=[.A800]+1" office:value-type="float" office:value="799">
            <text:p>79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00]=1;[.$K$3]-([.$K$3]-[.V800])*EXP([.$K$2]);[.V800]*EXP([.$K$2]))" office:value-type="float" office:value="2.38778090647486">
            <text:p>2,387781</text:p>
          </table:table-cell>
          <table:table-cell table:number-columns-repeated="1002"/>
        </table:table-row>
        <table:table-row table:style-name="ro2">
          <table:table-cell table:formula="of:=[.A801]+1" office:value-type="float" office:value="800">
            <text:p>80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802]+64*[.B803]+32*[.B804]+16*[.B805]+8*[.B806]+4*[.B807]+2*[.B808]+[.B809];2)" office:value-type="string" office:string-value="F7">
            <text:p>F7</text:p>
          </table:table-cell>
          <table:table-cell table:number-columns-repeated="16"/>
          <table:table-cell table:formula="of:=IF([.B801]=1;[.$K$3]-([.$K$3]-[.V801])*EXP([.$K$2]);[.V801]*EXP([.$K$2]))" office:value-type="float" office:value="2.27132745749988">
            <text:p>2,271327</text:p>
          </table:table-cell>
          <table:table-cell table:number-columns-repeated="1002"/>
        </table:table-row>
        <table:table-row table:style-name="ro2">
          <table:table-cell table:formula="of:=[.A802]+1" office:value-type="float" office:value="801">
            <text:p>80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02]=1;[.$K$3]-([.$K$3]-[.V802])*EXP([.$K$2]);[.V802]*EXP([.$K$2]))" office:value-type="float" office:value="2.40440638774671">
            <text:p>2,404406</text:p>
          </table:table-cell>
          <table:table-cell table:number-columns-repeated="1002"/>
        </table:table-row>
        <table:table-row table:style-name="ro2">
          <table:table-cell table:formula="of:=[.A803]+1" office:value-type="float" office:value="802">
            <text:p>80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03]=1;[.$K$3]-([.$K$3]-[.V803])*EXP([.$K$2]);[.V803]*EXP([.$K$2]))" office:value-type="float" office:value="2.53099498197857">
            <text:p>2,530995</text:p>
          </table:table-cell>
          <table:table-cell table:number-columns-repeated="1002"/>
        </table:table-row>
        <table:table-row table:style-name="ro2">
          <table:table-cell table:formula="of:=[.A804]+1" office:value-type="float" office:value="803">
            <text:p>80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04]=1;[.$K$3]-([.$K$3]-[.V804])*EXP([.$K$2]);[.V804]*EXP([.$K$2]))" office:value-type="float" office:value="2.6514097776181">
            <text:p>2,651410</text:p>
          </table:table-cell>
          <table:table-cell table:number-columns-repeated="1002"/>
        </table:table-row>
        <table:table-row table:style-name="ro2">
          <table:table-cell table:formula="of:=[.A805]+1" office:value-type="float" office:value="804">
            <text:p>80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05]=1;[.$K$3]-([.$K$3]-[.V805])*EXP([.$K$2]);[.V805]*EXP([.$K$2]))" office:value-type="float" office:value="2.76595187437566">
            <text:p>2,765952</text:p>
          </table:table-cell>
          <table:table-cell table:number-columns-repeated="1002"/>
        </table:table-row>
        <table:table-row table:style-name="ro2">
          <table:table-cell table:formula="of:=[.A806]+1" office:value-type="float" office:value="805">
            <text:p>80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06]=1;[.$K$3]-([.$K$3]-[.V806])*EXP([.$K$2]);[.V806]*EXP([.$K$2]))" office:value-type="float" office:value="2.63105480965903">
            <text:p>2,631055</text:p>
          </table:table-cell>
          <table:table-cell table:number-columns-repeated="1002"/>
        </table:table-row>
        <table:table-row table:style-name="ro2">
          <table:table-cell table:formula="of:=[.A807]+1" office:value-type="float" office:value="806">
            <text:p>80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07]=1;[.$K$3]-([.$K$3]-[.V807])*EXP([.$K$2]);[.V807]*EXP([.$K$2]))" office:value-type="float" office:value="2.74658962991823">
            <text:p>2,746590</text:p>
          </table:table-cell>
          <table:table-cell table:number-columns-repeated="1002"/>
        </table:table-row>
        <table:table-row table:style-name="ro2">
          <table:table-cell table:formula="of:=[.A808]+1" office:value-type="float" office:value="807">
            <text:p>80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08]=1;[.$K$3]-([.$K$3]-[.V808])*EXP([.$K$2]);[.V808]*EXP([.$K$2]))" office:value-type="float" office:value="2.85648975050317">
            <text:p>2,856490</text:p>
          </table:table-cell>
          <table:table-cell table:number-columns-repeated="1002"/>
        </table:table-row>
        <table:table-row table:style-name="ro2">
          <table:table-cell table:formula="of:=[.A809]+1" office:value-type="float" office:value="808">
            <text:p>80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810]+64*[.B811]+32*[.B812]+16*[.B813]+8*[.B814]+4*[.B815]+2*[.B816]+[.B817];2)" office:value-type="string" office:string-value="54">
            <text:p>54</text:p>
          </table:table-cell>
          <table:table-cell table:number-columns-repeated="16"/>
          <table:table-cell table:formula="of:=IF([.B809]=1;[.$K$3]-([.$K$3]-[.V809])*EXP([.$K$2]);[.V809]*EXP([.$K$2]))" office:value-type="float" office:value="2.96102997895975">
            <text:p>2,961030</text:p>
          </table:table-cell>
          <table:table-cell table:number-columns-repeated="1002"/>
        </table:table-row>
        <table:table-row table:style-name="ro2">
          <table:table-cell table:formula="of:=[.A810]+1" office:value-type="float" office:value="809">
            <text:p>80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10]=1;[.$K$3]-([.$K$3]-[.V810])*EXP([.$K$2]);[.V810]*EXP([.$K$2]))" office:value-type="float" office:value="2.81661884281525">
            <text:p>2,816619</text:p>
          </table:table-cell>
          <table:table-cell table:number-columns-repeated="1002"/>
        </table:table-row>
        <table:table-row table:style-name="ro2">
          <table:table-cell table:formula="of:=[.A811]+1" office:value-type="float" office:value="810">
            <text:p>81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11]=1;[.$K$3]-([.$K$3]-[.V811])*EXP([.$K$2]);[.V811]*EXP([.$K$2]))" office:value-type="float" office:value="2.92310359838544">
            <text:p>2,923104</text:p>
          </table:table-cell>
          <table:table-cell table:number-columns-repeated="1002"/>
        </table:table-row>
        <table:table-row table:style-name="ro2">
          <table:table-cell table:formula="of:=[.A812]+1" office:value-type="float" office:value="811">
            <text:p>81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12]=1;[.$K$3]-([.$K$3]-[.V812])*EXP([.$K$2]);[.V812]*EXP([.$K$2]))" office:value-type="float" office:value="2.78054215364815">
            <text:p>2,780542</text:p>
          </table:table-cell>
          <table:table-cell table:number-columns-repeated="1002"/>
        </table:table-row>
        <table:table-row table:style-name="ro2">
          <table:table-cell table:formula="of:=[.A813]+1" office:value-type="float" office:value="812">
            <text:p>81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13]=1;[.$K$3]-([.$K$3]-[.V813])*EXP([.$K$2]);[.V813]*EXP([.$K$2]))" office:value-type="float" office:value="2.88878639011114">
            <text:p>2,888786</text:p>
          </table:table-cell>
          <table:table-cell table:number-columns-repeated="1002"/>
        </table:table-row>
        <table:table-row table:style-name="ro2">
          <table:table-cell table:formula="of:=[.A814]+1" office:value-type="float" office:value="813">
            <text:p>81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14]=1;[.$K$3]-([.$K$3]-[.V814])*EXP([.$K$2]);[.V814]*EXP([.$K$2]))" office:value-type="float" office:value="2.74789861537091">
            <text:p>2,747899</text:p>
          </table:table-cell>
          <table:table-cell table:number-columns-repeated="1002"/>
        </table:table-row>
        <table:table-row table:style-name="ro2">
          <table:table-cell table:formula="of:=[.A815]+1" office:value-type="float" office:value="814">
            <text:p>81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15]=1;[.$K$3]-([.$K$3]-[.V815])*EXP([.$K$2]);[.V815]*EXP([.$K$2]))" office:value-type="float" office:value="2.85773489598201">
            <text:p>2,857735</text:p>
          </table:table-cell>
          <table:table-cell table:number-columns-repeated="1002"/>
        </table:table-row>
        <table:table-row table:style-name="ro2">
          <table:table-cell table:formula="of:=[.A816]+1" office:value-type="float" office:value="815">
            <text:p>81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16]=1;[.$K$3]-([.$K$3]-[.V816])*EXP([.$K$2]);[.V816]*EXP([.$K$2]))" office:value-type="float" office:value="2.71836152048058">
            <text:p>2,718362</text:p>
          </table:table-cell>
          <table:table-cell table:number-columns-repeated="1002"/>
        </table:table-row>
        <table:table-row table:style-name="ro2">
          <table:table-cell table:formula="of:=[.A817]+1" office:value-type="float" office:value="816">
            <text:p>81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818]+64*[.B819]+32*[.B820]+16*[.B821]+8*[.B822]+4*[.B823]+2*[.B824]+[.B825];2)" office:value-type="string" office:string-value="44">
            <text:p>44</text:p>
          </table:table-cell>
          <table:table-cell table:number-columns-repeated="16"/>
          <table:table-cell table:formula="of:=IF([.B817]=1;[.$K$3]-([.$K$3]-[.V817])*EXP([.$K$2]);[.V817]*EXP([.$K$2]))" office:value-type="float" office:value="2.58578546471163">
            <text:p>2,585785</text:p>
          </table:table-cell>
          <table:table-cell table:number-columns-repeated="1002"/>
        </table:table-row>
        <table:table-row table:style-name="ro2">
          <table:table-cell table:formula="of:=[.A818]+1" office:value-type="float" office:value="817">
            <text:p>81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18]=1;[.$K$3]-([.$K$3]-[.V818])*EXP([.$K$2]);[.V818]*EXP([.$K$2]))" office:value-type="float" office:value="2.45967521947995">
            <text:p>2,459675</text:p>
          </table:table-cell>
          <table:table-cell table:number-columns-repeated="1002"/>
        </table:table-row>
        <table:table-row table:style-name="ro2">
          <table:table-cell table:formula="of:=[.A819]+1" office:value-type="float" office:value="818">
            <text:p>81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19]=1;[.$K$3]-([.$K$3]-[.V819])*EXP([.$K$2]);[.V819]*EXP([.$K$2]))" office:value-type="float" office:value="2.58356832098101">
            <text:p>2,583568</text:p>
          </table:table-cell>
          <table:table-cell table:number-columns-repeated="1002"/>
        </table:table-row>
        <table:table-row table:style-name="ro2">
          <table:table-cell table:formula="of:=[.A820]+1" office:value-type="float" office:value="819">
            <text:p>81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20]=1;[.$K$3]-([.$K$3]-[.V820])*EXP([.$K$2]);[.V820]*EXP([.$K$2]))" office:value-type="float" office:value="2.45756620712504">
            <text:p>2,457566</text:p>
          </table:table-cell>
          <table:table-cell table:number-columns-repeated="1002"/>
        </table:table-row>
        <table:table-row table:style-name="ro2">
          <table:table-cell table:formula="of:=[.A821]+1" office:value-type="float" office:value="820">
            <text:p>82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21]=1;[.$K$3]-([.$K$3]-[.V821])*EXP([.$K$2]);[.V821]*EXP([.$K$2]))" office:value-type="float" office:value="2.33770928887596">
            <text:p>2,337709</text:p>
          </table:table-cell>
          <table:table-cell table:number-columns-repeated="1002"/>
        </table:table-row>
        <table:table-row table:style-name="ro2">
          <table:table-cell table:formula="of:=[.A822]+1" office:value-type="float" office:value="821">
            <text:p>82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22]=1;[.$K$3]-([.$K$3]-[.V822])*EXP([.$K$2]);[.V822]*EXP([.$K$2]))" office:value-type="float" office:value="2.22369786150745">
            <text:p>2,223698</text:p>
          </table:table-cell>
          <table:table-cell table:number-columns-repeated="1002"/>
        </table:table-row>
        <table:table-row table:style-name="ro2">
          <table:table-cell table:formula="of:=[.A823]+1" office:value-type="float" office:value="822">
            <text:p>82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23]=1;[.$K$3]-([.$K$3]-[.V823])*EXP([.$K$2]);[.V823]*EXP([.$K$2]))" office:value-type="float" office:value="2.35909971456163">
            <text:p>2,359100</text:p>
          </table:table-cell>
          <table:table-cell table:number-columns-repeated="1002"/>
        </table:table-row>
        <table:table-row table:style-name="ro2">
          <table:table-cell table:formula="of:=[.A824]+1" office:value-type="float" office:value="823">
            <text:p>82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24]=1;[.$K$3]-([.$K$3]-[.V824])*EXP([.$K$2]);[.V824]*EXP([.$K$2]))" office:value-type="float" office:value="2.24404506382226">
            <text:p>2,244045</text:p>
          </table:table-cell>
          <table:table-cell table:number-columns-repeated="1002"/>
        </table:table-row>
        <table:table-row table:style-name="ro2">
          <table:table-cell table:formula="of:=[.A825]+1" office:value-type="float" office:value="824">
            <text:p>82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826]+64*[.B827]+32*[.B828]+16*[.B829]+8*[.B830]+4*[.B831]+2*[.B832]+[.B833];2)" office:value-type="string" office:string-value="4A">
            <text:p>4A</text:p>
          </table:table-cell>
          <table:table-cell table:number-columns-repeated="16"/>
          <table:table-cell table:formula="of:=IF([.B825]=1;[.$K$3]-([.$K$3]-[.V825])*EXP([.$K$2]);[.V825]*EXP([.$K$2]))" office:value-type="float" office:value="2.13460169461332">
            <text:p>2,134602</text:p>
          </table:table-cell>
          <table:table-cell table:number-columns-repeated="1002"/>
        </table:table-row>
        <table:table-row table:style-name="ro2">
          <table:table-cell table:formula="of:=[.A826]+1" office:value-type="float" office:value="825">
            <text:p>82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26]=1;[.$K$3]-([.$K$3]-[.V826])*EXP([.$K$2]);[.V826]*EXP([.$K$2]))" office:value-type="float" office:value="2.03049594150527">
            <text:p>2,030496</text:p>
          </table:table-cell>
          <table:table-cell table:number-columns-repeated="1002"/>
        </table:table-row>
        <table:table-row table:style-name="ro2">
          <table:table-cell table:formula="of:=[.A827]+1" office:value-type="float" office:value="826">
            <text:p>82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27]=1;[.$K$3]-([.$K$3]-[.V827])*EXP([.$K$2]);[.V827]*EXP([.$K$2]))" office:value-type="float" office:value="2.17532036338553">
            <text:p>2,175320</text:p>
          </table:table-cell>
          <table:table-cell table:number-columns-repeated="1002"/>
        </table:table-row>
        <table:table-row table:style-name="ro2">
          <table:table-cell table:formula="of:=[.A828]+1" office:value-type="float" office:value="827">
            <text:p>82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28]=1;[.$K$3]-([.$K$3]-[.V828])*EXP([.$K$2]);[.V828]*EXP([.$K$2]))" office:value-type="float" office:value="2.0692287373679">
            <text:p>2,069229</text:p>
          </table:table-cell>
          <table:table-cell table:number-columns-repeated="1002"/>
        </table:table-row>
        <table:table-row table:style-name="ro2">
          <table:table-cell table:formula="of:=[.A829]+1" office:value-type="float" office:value="828">
            <text:p>82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29]=1;[.$K$3]-([.$K$3]-[.V829])*EXP([.$K$2]);[.V829]*EXP([.$K$2]))" office:value-type="float" office:value="1.9683112610068">
            <text:p>1,968311</text:p>
          </table:table-cell>
          <table:table-cell table:number-columns-repeated="1002"/>
        </table:table-row>
        <table:table-row table:style-name="ro2">
          <table:table-cell table:formula="of:=[.A830]+1" office:value-type="float" office:value="829">
            <text:p>82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30]=1;[.$K$3]-([.$K$3]-[.V830])*EXP([.$K$2]);[.V830]*EXP([.$K$2]))" office:value-type="float" office:value="2.11616846554221">
            <text:p>2,116168</text:p>
          </table:table-cell>
          <table:table-cell table:number-columns-repeated="1002"/>
        </table:table-row>
        <table:table-row table:style-name="ro2">
          <table:table-cell table:formula="of:=[.A831]+1" office:value-type="float" office:value="830">
            <text:p>83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31]=1;[.$K$3]-([.$K$3]-[.V831])*EXP([.$K$2]);[.V831]*EXP([.$K$2]))" office:value-type="float" office:value="2.01296171162427">
            <text:p>2,012962</text:p>
          </table:table-cell>
          <table:table-cell table:number-columns-repeated="1002"/>
        </table:table-row>
        <table:table-row table:style-name="ro2">
          <table:table-cell table:formula="of:=[.A832]+1" office:value-type="float" office:value="831">
            <text:p>83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32]=1;[.$K$3]-([.$K$3]-[.V832])*EXP([.$K$2]);[.V832]*EXP([.$K$2]))" office:value-type="float" office:value="2.15864128798676">
            <text:p>2,158641</text:p>
          </table:table-cell>
          <table:table-cell table:number-columns-repeated="1002"/>
        </table:table-row>
        <table:table-row table:style-name="ro2">
          <table:table-cell table:formula="of:=[.A833]+1" office:value-type="float" office:value="832">
            <text:p>83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834]+64*[.B835]+32*[.B836]+16*[.B837]+8*[.B838]+4*[.B839]+2*[.B840]+[.B841];2)" office:value-type="string" office:string-value="BB">
            <text:p>BB</text:p>
          </table:table-cell>
          <table:table-cell table:number-columns-repeated="16"/>
          <table:table-cell table:formula="of:=IF([.B833]=1;[.$K$3]-([.$K$3]-[.V833])*EXP([.$K$2]);[.V833]*EXP([.$K$2]))" office:value-type="float" office:value="2.05336311007513">
            <text:p>2,053363</text:p>
          </table:table-cell>
          <table:table-cell table:number-columns-repeated="1002"/>
        </table:table-row>
        <table:table-row table:style-name="ro2">
          <table:table-cell table:formula="of:=[.A834]+1" office:value-type="float" office:value="833">
            <text:p>83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34]=1;[.$K$3]-([.$K$3]-[.V834])*EXP([.$K$2]);[.V834]*EXP([.$K$2]))" office:value-type="float" office:value="2.19707228698419">
            <text:p>2,197072</text:p>
          </table:table-cell>
          <table:table-cell table:number-columns-repeated="1002"/>
        </table:table-row>
        <table:table-row table:style-name="ro2">
          <table:table-cell table:formula="of:=[.A835]+1" office:value-type="float" office:value="834">
            <text:p>83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35]=1;[.$K$3]-([.$K$3]-[.V835])*EXP([.$K$2]);[.V835]*EXP([.$K$2]))" office:value-type="float" office:value="2.08991980713444">
            <text:p>2,089920</text:p>
          </table:table-cell>
          <table:table-cell table:number-columns-repeated="1002"/>
        </table:table-row>
        <table:table-row table:style-name="ro2">
          <table:table-cell table:formula="of:=[.A836]+1" office:value-type="float" office:value="835">
            <text:p>83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36]=1;[.$K$3]-([.$K$3]-[.V836])*EXP([.$K$2]);[.V836]*EXP([.$K$2]))" office:value-type="float" office:value="2.23184609288956">
            <text:p>2,231846</text:p>
          </table:table-cell>
          <table:table-cell table:number-columns-repeated="1002"/>
        </table:table-row>
        <table:table-row table:style-name="ro2">
          <table:table-cell table:formula="of:=[.A837]+1" office:value-type="float" office:value="836">
            <text:p>83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37]=1;[.$K$3]-([.$K$3]-[.V837])*EXP([.$K$2]);[.V837]*EXP([.$K$2]))" office:value-type="float" office:value="2.36685055200994">
            <text:p>2,366851</text:p>
          </table:table-cell>
          <table:table-cell table:number-columns-repeated="1002"/>
        </table:table-row>
        <table:table-row table:style-name="ro2">
          <table:table-cell table:formula="of:=[.A838]+1" office:value-type="float" office:value="837">
            <text:p>83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38]=1;[.$K$3]-([.$K$3]-[.V838])*EXP([.$K$2]);[.V838]*EXP([.$K$2]))" office:value-type="float" office:value="2.49527076596404">
            <text:p>2,495271</text:p>
          </table:table-cell>
          <table:table-cell table:number-columns-repeated="1002"/>
        </table:table-row>
        <table:table-row table:style-name="ro2">
          <table:table-cell table:formula="of:=[.A839]+1" office:value-type="float" office:value="838">
            <text:p>83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39]=1;[.$K$3]-([.$K$3]-[.V839])*EXP([.$K$2]);[.V839]*EXP([.$K$2]))" office:value-type="float" office:value="2.37357497468143">
            <text:p>2,373575</text:p>
          </table:table-cell>
          <table:table-cell table:number-columns-repeated="1002"/>
        </table:table-row>
        <table:table-row table:style-name="ro2">
          <table:table-cell table:formula="of:=[.A840]+1" office:value-type="float" office:value="839">
            <text:p>83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40]=1;[.$K$3]-([.$K$3]-[.V840])*EXP([.$K$2]);[.V840]*EXP([.$K$2]))" office:value-type="float" office:value="2.50166723467194">
            <text:p>2,501667</text:p>
          </table:table-cell>
          <table:table-cell table:number-columns-repeated="1002"/>
        </table:table-row>
        <table:table-row table:style-name="ro2">
          <table:table-cell table:formula="of:=[.A841]+1" office:value-type="float" office:value="840">
            <text:p>84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842]+64*[.B843]+32*[.B844]+16*[.B845]+8*[.B846]+4*[.B847]+2*[.B848]+[.B849];2)" office:value-type="string" office:string-value="B6">
            <text:p>B6</text:p>
          </table:table-cell>
          <table:table-cell table:number-columns-repeated="16"/>
          <table:table-cell table:formula="of:=IF([.B841]=1;[.$K$3]-([.$K$3]-[.V841])*EXP([.$K$2]);[.V841]*EXP([.$K$2]))" office:value-type="float" office:value="2.62351236142571">
            <text:p>2,623512</text:p>
          </table:table-cell>
          <table:table-cell table:number-columns-repeated="1002"/>
        </table:table-row>
        <table:table-row table:style-name="ro2">
          <table:table-cell table:formula="of:=[.A842]+1" office:value-type="float" office:value="841">
            <text:p>84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42]=1;[.$K$3]-([.$K$3]-[.V842])*EXP([.$K$2]);[.V842]*EXP([.$K$2]))" office:value-type="float" office:value="2.73941503122592">
            <text:p>2,739415</text:p>
          </table:table-cell>
          <table:table-cell table:number-columns-repeated="1002"/>
        </table:table-row>
        <table:table-row table:style-name="ro2">
          <table:table-cell table:formula="of:=[.A843]+1" office:value-type="float" office:value="842">
            <text:p>84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43]=1;[.$K$3]-([.$K$3]-[.V843])*EXP([.$K$2]);[.V843]*EXP([.$K$2]))" office:value-type="float" office:value="2.60581218362164">
            <text:p>2,605812</text:p>
          </table:table-cell>
          <table:table-cell table:number-columns-repeated="1002"/>
        </table:table-row>
        <table:table-row table:style-name="ro2">
          <table:table-cell table:formula="of:=[.A844]+1" office:value-type="float" office:value="843">
            <text:p>84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44]=1;[.$K$3]-([.$K$3]-[.V844])*EXP([.$K$2]);[.V844]*EXP([.$K$2]))" office:value-type="float" office:value="2.72257810127979">
            <text:p>2,722578</text:p>
          </table:table-cell>
          <table:table-cell table:number-columns-repeated="1002"/>
        </table:table-row>
        <table:table-row table:style-name="ro2">
          <table:table-cell table:formula="of:=[.A845]+1" office:value-type="float" office:value="844">
            <text:p>84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45]=1;[.$K$3]-([.$K$3]-[.V845])*EXP([.$K$2]);[.V845]*EXP([.$K$2]))" office:value-type="float" office:value="2.83364927793505">
            <text:p>2,833649</text:p>
          </table:table-cell>
          <table:table-cell table:number-columns-repeated="1002"/>
        </table:table-row>
        <table:table-row table:style-name="ro2">
          <table:table-cell table:formula="of:=[.A846]+1" office:value-type="float" office:value="845">
            <text:p>84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46]=1;[.$K$3]-([.$K$3]-[.V846])*EXP([.$K$2]);[.V846]*EXP([.$K$2]))" office:value-type="float" office:value="2.69545057188702">
            <text:p>2,695451</text:p>
          </table:table-cell>
          <table:table-cell table:number-columns-repeated="1002"/>
        </table:table-row>
        <table:table-row table:style-name="ro2">
          <table:table-cell table:formula="of:=[.A847]+1" office:value-type="float" office:value="846">
            <text:p>84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47]=1;[.$K$3]-([.$K$3]-[.V847])*EXP([.$K$2]);[.V847]*EXP([.$K$2]))" office:value-type="float" office:value="2.80784477376264">
            <text:p>2,807845</text:p>
          </table:table-cell>
          <table:table-cell table:number-columns-repeated="1002"/>
        </table:table-row>
        <table:table-row table:style-name="ro2">
          <table:table-cell table:formula="of:=[.A848]+1" office:value-type="float" office:value="847">
            <text:p>84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48]=1;[.$K$3]-([.$K$3]-[.V848])*EXP([.$K$2]);[.V848]*EXP([.$K$2]))" office:value-type="float" office:value="2.91475744573001">
            <text:p>2,914757</text:p>
          </table:table-cell>
          <table:table-cell table:number-columns-repeated="1002"/>
        </table:table-row>
        <table:table-row table:style-name="ro2">
          <table:table-cell table:formula="of:=[.A849]+1" office:value-type="float" office:value="848">
            <text:p>84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850]+64*[.B851]+32*[.B852]+16*[.B853]+8*[.B854]+4*[.B855]+2*[.B856]+[.B857];2)" office:value-type="string" office:string-value="D4">
            <text:p>D4</text:p>
          </table:table-cell>
          <table:table-cell table:number-columns-repeated="16"/>
          <table:table-cell table:formula="of:=IF([.B849]=1;[.$K$3]-([.$K$3]-[.V849])*EXP([.$K$2]);[.V849]*EXP([.$K$2]))" office:value-type="float" office:value="2.77260304766093">
            <text:p>2,772603</text:p>
          </table:table-cell>
          <table:table-cell table:number-columns-repeated="1002"/>
        </table:table-row>
        <table:table-row table:style-name="ro2">
          <table:table-cell table:formula="of:=[.A850]+1" office:value-type="float" office:value="849">
            <text:p>84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50]=1;[.$K$3]-([.$K$3]-[.V850])*EXP([.$K$2]);[.V850]*EXP([.$K$2]))" office:value-type="float" office:value="2.88123447889186">
            <text:p>2,881234</text:p>
          </table:table-cell>
          <table:table-cell table:number-columns-repeated="1002"/>
        </table:table-row>
        <table:table-row table:style-name="ro2">
          <table:table-cell table:formula="of:=[.A851]+1" office:value-type="float" office:value="850">
            <text:p>85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51]=1;[.$K$3]-([.$K$3]-[.V851])*EXP([.$K$2]);[.V851]*EXP([.$K$2]))" office:value-type="float" office:value="2.98456789270435">
            <text:p>2,984568</text:p>
          </table:table-cell>
          <table:table-cell table:number-columns-repeated="1002"/>
        </table:table-row>
        <table:table-row table:style-name="ro2">
          <table:table-cell table:formula="of:=[.A852]+1" office:value-type="float" office:value="851">
            <text:p>85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52]=1;[.$K$3]-([.$K$3]-[.V852])*EXP([.$K$2]);[.V852]*EXP([.$K$2]))" office:value-type="float" office:value="2.83900879896046">
            <text:p>2,839009</text:p>
          </table:table-cell>
          <table:table-cell table:number-columns-repeated="1002"/>
        </table:table-row>
        <table:table-row table:style-name="ro2">
          <table:table-cell table:formula="of:=[.A853]+1" office:value-type="float" office:value="852">
            <text:p>85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53]=1;[.$K$3]-([.$K$3]-[.V853])*EXP([.$K$2]);[.V853]*EXP([.$K$2]))" office:value-type="float" office:value="2.94440158348406">
            <text:p>2,944402</text:p>
          </table:table-cell>
          <table:table-cell table:number-columns-repeated="1002"/>
        </table:table-row>
        <table:table-row table:style-name="ro2">
          <table:table-cell table:formula="of:=[.A854]+1" office:value-type="float" office:value="853">
            <text:p>85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54]=1;[.$K$3]-([.$K$3]-[.V854])*EXP([.$K$2]);[.V854]*EXP([.$K$2]))" office:value-type="float" office:value="2.80080142375653">
            <text:p>2,800801</text:p>
          </table:table-cell>
          <table:table-cell table:number-columns-repeated="1002"/>
        </table:table-row>
        <table:table-row table:style-name="ro2">
          <table:table-cell table:formula="of:=[.A855]+1" office:value-type="float" office:value="854">
            <text:p>85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55]=1;[.$K$3]-([.$K$3]-[.V855])*EXP([.$K$2]);[.V855]*EXP([.$K$2]))" office:value-type="float" office:value="2.90805760395713">
            <text:p>2,908058</text:p>
          </table:table-cell>
          <table:table-cell table:number-columns-repeated="1002"/>
        </table:table-row>
        <table:table-row table:style-name="ro2">
          <table:table-cell table:formula="of:=[.A856]+1" office:value-type="float" office:value="855">
            <text:p>85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56]=1;[.$K$3]-([.$K$3]-[.V856])*EXP([.$K$2]);[.V856]*EXP([.$K$2]))" office:value-type="float" office:value="2.76622996102707">
            <text:p>2,766230</text:p>
          </table:table-cell>
          <table:table-cell table:number-columns-repeated="1002"/>
        </table:table-row>
        <table:table-row table:style-name="ro2">
          <table:table-cell table:formula="of:=[.A857]+1" office:value-type="float" office:value="856">
            <text:p>85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858]+64*[.B859]+32*[.B860]+16*[.B861]+8*[.B862]+4*[.B863]+2*[.B864]+[.B865];2)" office:value-type="string" office:string-value="22">
            <text:p>22</text:p>
          </table:table-cell>
          <table:table-cell table:number-columns-repeated="16"/>
          <table:table-cell table:formula="of:=IF([.B857]=1;[.$K$3]-([.$K$3]-[.V857])*EXP([.$K$2]);[.V857]*EXP([.$K$2]))" office:value-type="float" office:value="2.63131933386441">
            <text:p>2,631319</text:p>
          </table:table-cell>
          <table:table-cell table:number-columns-repeated="1002"/>
        </table:table-row>
        <table:table-row table:style-name="ro2">
          <table:table-cell table:formula="of:=[.A858]+1" office:value-type="float" office:value="857">
            <text:p>85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58]=1;[.$K$3]-([.$K$3]-[.V858])*EXP([.$K$2]);[.V858]*EXP([.$K$2]))" office:value-type="float" office:value="2.50298837562945">
            <text:p>2,502988</text:p>
          </table:table-cell>
          <table:table-cell table:number-columns-repeated="1002"/>
        </table:table-row>
        <table:table-row table:style-name="ro2">
          <table:table-cell table:formula="of:=[.A859]+1" office:value-type="float" office:value="858">
            <text:p>85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59]=1;[.$K$3]-([.$K$3]-[.V859])*EXP([.$K$2]);[.V859]*EXP([.$K$2]))" office:value-type="float" office:value="2.38091619208198">
            <text:p>2,380916</text:p>
          </table:table-cell>
          <table:table-cell table:number-columns-repeated="1002"/>
        </table:table-row>
        <table:table-row table:style-name="ro2">
          <table:table-cell table:formula="of:=[.A860]+1" office:value-type="float" office:value="859">
            <text:p>85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60]=1;[.$K$3]-([.$K$3]-[.V860])*EXP([.$K$2]);[.V860]*EXP([.$K$2]))" office:value-type="float" office:value="2.508650416675">
            <text:p>2,508650</text:p>
          </table:table-cell>
          <table:table-cell table:number-columns-repeated="1002"/>
        </table:table-row>
        <table:table-row table:style-name="ro2">
          <table:table-cell table:formula="of:=[.A861]+1" office:value-type="float" office:value="860">
            <text:p>86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61]=1;[.$K$3]-([.$K$3]-[.V861])*EXP([.$K$2]);[.V861]*EXP([.$K$2]))" office:value-type="float" office:value="2.38630209212724">
            <text:p>2,386302</text:p>
          </table:table-cell>
          <table:table-cell table:number-columns-repeated="1002"/>
        </table:table-row>
        <table:table-row table:style-name="ro2">
          <table:table-cell table:formula="of:=[.A862]+1" office:value-type="float" office:value="861">
            <text:p>86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62]=1;[.$K$3]-([.$K$3]-[.V862])*EXP([.$K$2]);[.V862]*EXP([.$K$2]))" office:value-type="float" office:value="2.26992076577904">
            <text:p>2,269921</text:p>
          </table:table-cell>
          <table:table-cell table:number-columns-repeated="1002"/>
        </table:table-row>
        <table:table-row table:style-name="ro2">
          <table:table-cell table:formula="of:=[.A863]+1" office:value-type="float" office:value="862">
            <text:p>86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63]=1;[.$K$3]-([.$K$3]-[.V863])*EXP([.$K$2]);[.V863]*EXP([.$K$2]))" office:value-type="float" office:value="2.15921542369422">
            <text:p>2,159215</text:p>
          </table:table-cell>
          <table:table-cell table:number-columns-repeated="1002"/>
        </table:table-row>
        <table:table-row table:style-name="ro2">
          <table:table-cell table:formula="of:=[.A864]+1" office:value-type="float" office:value="863">
            <text:p>86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64]=1;[.$K$3]-([.$K$3]-[.V864])*EXP([.$K$2]);[.V864]*EXP([.$K$2]))" office:value-type="float" office:value="2.29776212235014">
            <text:p>2,297762</text:p>
          </table:table-cell>
          <table:table-cell table:number-columns-repeated="1002"/>
        </table:table-row>
        <table:table-row table:style-name="ro2">
          <table:table-cell table:formula="of:=[.A865]+1" office:value-type="float" office:value="864">
            <text:p>86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866]+64*[.B867]+32*[.B868]+16*[.B869]+8*[.B870]+4*[.B871]+2*[.B872]+[.B873];2)" office:value-type="string" office:string-value="55">
            <text:p>55</text:p>
          </table:table-cell>
          <table:table-cell table:number-columns-repeated="16"/>
          <table:table-cell table:formula="of:=IF([.B865]=1;[.$K$3]-([.$K$3]-[.V865])*EXP([.$K$2]);[.V865]*EXP([.$K$2]))" office:value-type="float" office:value="2.18569894128267">
            <text:p>2,185699</text:p>
          </table:table-cell>
          <table:table-cell table:number-columns-repeated="1002"/>
        </table:table-row>
        <table:table-row table:style-name="ro2">
          <table:table-cell table:formula="of:=[.A866]+1" office:value-type="float" office:value="865">
            <text:p>86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66]=1;[.$K$3]-([.$K$3]-[.V866])*EXP([.$K$2]);[.V866]*EXP([.$K$2]))" office:value-type="float" office:value="2.07910114604813">
            <text:p>2,079101</text:p>
          </table:table-cell>
          <table:table-cell table:number-columns-repeated="1002"/>
        </table:table-row>
        <table:table-row table:style-name="ro2">
          <table:table-cell table:formula="of:=[.A867]+1" office:value-type="float" office:value="866">
            <text:p>86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67]=1;[.$K$3]-([.$K$3]-[.V867])*EXP([.$K$2]);[.V867]*EXP([.$K$2]))" office:value-type="float" office:value="2.22155506413057">
            <text:p>2,221555</text:p>
          </table:table-cell>
          <table:table-cell table:number-columns-repeated="1002"/>
        </table:table-row>
        <table:table-row table:style-name="ro2">
          <table:table-cell table:formula="of:=[.A868]+1" office:value-type="float" office:value="867">
            <text:p>86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68]=1;[.$K$3]-([.$K$3]-[.V868])*EXP([.$K$2]);[.V868]*EXP([.$K$2]))" office:value-type="float" office:value="2.11320854514957">
            <text:p>2,113209</text:p>
          </table:table-cell>
          <table:table-cell table:number-columns-repeated="1002"/>
        </table:table-row>
        <table:table-row table:style-name="ro2">
          <table:table-cell table:formula="of:=[.A869]+1" office:value-type="float" office:value="868">
            <text:p>86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69]=1;[.$K$3]-([.$K$3]-[.V869])*EXP([.$K$2]);[.V869]*EXP([.$K$2]))" office:value-type="float" office:value="2.25399902574904">
            <text:p>2,253999</text:p>
          </table:table-cell>
          <table:table-cell table:number-columns-repeated="1002"/>
        </table:table-row>
        <table:table-row table:style-name="ro2">
          <table:table-cell table:formula="of:=[.A870]+1" office:value-type="float" office:value="869">
            <text:p>86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70]=1;[.$K$3]-([.$K$3]-[.V870])*EXP([.$K$2]);[.V870]*EXP([.$K$2]))" office:value-type="float" office:value="2.14407019608843">
            <text:p>2,144070</text:p>
          </table:table-cell>
          <table:table-cell table:number-columns-repeated="1002"/>
        </table:table-row>
        <table:table-row table:style-name="ro2">
          <table:table-cell table:formula="of:=[.A871]+1" office:value-type="float" office:value="870">
            <text:p>87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71]=1;[.$K$3]-([.$K$3]-[.V871])*EXP([.$K$2]);[.V871]*EXP([.$K$2]))" office:value-type="float" office:value="2.28335553621076">
            <text:p>2,283356</text:p>
          </table:table-cell>
          <table:table-cell table:number-columns-repeated="1002"/>
        </table:table-row>
        <table:table-row table:style-name="ro2">
          <table:table-cell table:formula="of:=[.A872]+1" office:value-type="float" office:value="871">
            <text:p>87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72]=1;[.$K$3]-([.$K$3]-[.V872])*EXP([.$K$2]);[.V872]*EXP([.$K$2]))" office:value-type="float" office:value="2.17199497264028">
            <text:p>2,171995</text:p>
          </table:table-cell>
          <table:table-cell table:number-columns-repeated="1002"/>
        </table:table-row>
        <table:table-row table:style-name="ro2">
          <table:table-cell table:formula="of:=[.A873]+1" office:value-type="float" office:value="872">
            <text:p>87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874]+64*[.B875]+32*[.B876]+16*[.B877]+8*[.B878]+4*[.B879]+2*[.B880]+[.B881];2)" office:value-type="string" office:string-value="DD">
            <text:p>DD</text:p>
          </table:table-cell>
          <table:table-cell table:number-columns-repeated="16"/>
          <table:table-cell table:formula="of:=IF([.B873]=1;[.$K$3]-([.$K$3]-[.V873])*EXP([.$K$2]);[.V873]*EXP([.$K$2]))" office:value-type="float" office:value="2.30991840533949">
            <text:p>2,309918</text:p>
          </table:table-cell>
          <table:table-cell table:number-columns-repeated="1002"/>
        </table:table-row>
        <table:table-row table:style-name="ro2">
          <table:table-cell table:formula="of:=[.A874]+1" office:value-type="float" office:value="873">
            <text:p>87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74]=1;[.$K$3]-([.$K$3]-[.V874])*EXP([.$K$2]);[.V874]*EXP([.$K$2]))" office:value-type="float" office:value="2.44111523285112">
            <text:p>2,441115</text:p>
          </table:table-cell>
          <table:table-cell table:number-columns-repeated="1002"/>
        </table:table-row>
        <table:table-row table:style-name="ro2">
          <table:table-cell table:formula="of:=[.A875]+1" office:value-type="float" office:value="874">
            <text:p>87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75]=1;[.$K$3]-([.$K$3]-[.V875])*EXP([.$K$2]);[.V875]*EXP([.$K$2]))" office:value-type="float" office:value="2.56591351558133">
            <text:p>2,565914</text:p>
          </table:table-cell>
          <table:table-cell table:number-columns-repeated="1002"/>
        </table:table-row>
        <table:table-row table:style-name="ro2">
          <table:table-cell table:formula="of:=[.A876]+1" office:value-type="float" office:value="875">
            <text:p>87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76]=1;[.$K$3]-([.$K$3]-[.V876])*EXP([.$K$2]);[.V876]*EXP([.$K$2]))" office:value-type="float" office:value="2.44077243674503">
            <text:p>2,440772</text:p>
          </table:table-cell>
          <table:table-cell table:number-columns-repeated="1002"/>
        </table:table-row>
        <table:table-row table:style-name="ro2">
          <table:table-cell table:formula="of:=[.A877]+1" office:value-type="float" office:value="876">
            <text:p>87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77]=1;[.$K$3]-([.$K$3]-[.V877])*EXP([.$K$2]);[.V877]*EXP([.$K$2]))" office:value-type="float" office:value="2.56558743783861">
            <text:p>2,565587</text:p>
          </table:table-cell>
          <table:table-cell table:number-columns-repeated="1002"/>
        </table:table-row>
        <table:table-row table:style-name="ro2">
          <table:table-cell table:formula="of:=[.A878]+1" office:value-type="float" office:value="877">
            <text:p>87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78]=1;[.$K$3]-([.$K$3]-[.V878])*EXP([.$K$2]);[.V878]*EXP([.$K$2]))" office:value-type="float" office:value="2.68431513949791">
            <text:p>2,684315</text:p>
          </table:table-cell>
          <table:table-cell table:number-columns-repeated="1002"/>
        </table:table-row>
        <table:table-row table:style-name="ro2">
          <table:table-cell table:formula="of:=[.A879]+1" office:value-type="float" office:value="878">
            <text:p>87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79]=1;[.$K$3]-([.$K$3]-[.V879])*EXP([.$K$2]);[.V879]*EXP([.$K$2]))" office:value-type="float" office:value="2.79725242281958">
            <text:p>2,797252</text:p>
          </table:table-cell>
          <table:table-cell table:number-columns-repeated="1002"/>
        </table:table-row>
        <table:table-row table:style-name="ro2">
          <table:table-cell table:formula="of:=[.A880]+1" office:value-type="float" office:value="879">
            <text:p>87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80]=1;[.$K$3]-([.$K$3]-[.V880])*EXP([.$K$2]);[.V880]*EXP([.$K$2]))" office:value-type="float" office:value="2.6608288123419">
            <text:p>2,660829</text:p>
          </table:table-cell>
          <table:table-cell table:number-columns-repeated="1002"/>
        </table:table-row>
        <table:table-row table:style-name="ro2">
          <table:table-cell table:formula="of:=[.A881]+1" office:value-type="float" office:value="880">
            <text:p>88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882]+64*[.B883]+32*[.B884]+16*[.B885]+8*[.B886]+4*[.B887]+2*[.B888]+[.B889];2)" office:value-type="string" office:string-value="B6">
            <text:p>B6</text:p>
          </table:table-cell>
          <table:table-cell table:number-columns-repeated="16"/>
          <table:table-cell table:formula="of:=IF([.B881]=1;[.$K$3]-([.$K$3]-[.V881])*EXP([.$K$2]);[.V881]*EXP([.$K$2]))" office:value-type="float" office:value="2.77491153735533">
            <text:p>2,774912</text:p>
          </table:table-cell>
          <table:table-cell table:number-columns-repeated="1002"/>
        </table:table-row>
        <table:table-row table:style-name="ro2">
          <table:table-cell table:formula="of:=[.A882]+1" office:value-type="float" office:value="881">
            <text:p>88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82]=1;[.$K$3]-([.$K$3]-[.V882])*EXP([.$K$2]);[.V882]*EXP([.$K$2]))" office:value-type="float" office:value="2.88343038221534">
            <text:p>2,883430</text:p>
          </table:table-cell>
          <table:table-cell table:number-columns-repeated="1002"/>
        </table:table-row>
        <table:table-row table:style-name="ro2">
          <table:table-cell table:formula="of:=[.A883]+1" office:value-type="float" office:value="882">
            <text:p>88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83]=1;[.$K$3]-([.$K$3]-[.V883])*EXP([.$K$2]);[.V883]*EXP([.$K$2]))" office:value-type="float" office:value="2.74280382306257">
            <text:p>2,742804</text:p>
          </table:table-cell>
          <table:table-cell table:number-columns-repeated="1002"/>
        </table:table-row>
        <table:table-row table:style-name="ro2">
          <table:table-cell table:formula="of:=[.A884]+1" office:value-type="float" office:value="883">
            <text:p>88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84]=1;[.$K$3]-([.$K$3]-[.V884])*EXP([.$K$2]);[.V884]*EXP([.$K$2]))" office:value-type="float" office:value="2.85288857962659">
            <text:p>2,852889</text:p>
          </table:table-cell>
          <table:table-cell table:number-columns-repeated="1002"/>
        </table:table-row>
        <table:table-row table:style-name="ro2">
          <table:table-cell table:formula="of:=[.A885]+1" office:value-type="float" office:value="884">
            <text:p>88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85]=1;[.$K$3]-([.$K$3]-[.V885])*EXP([.$K$2]);[.V885]*EXP([.$K$2]))" office:value-type="float" office:value="2.95760443925929">
            <text:p>2,957604</text:p>
          </table:table-cell>
          <table:table-cell table:number-columns-repeated="1002"/>
        </table:table-row>
        <table:table-row table:style-name="ro2">
          <table:table-cell table:formula="of:=[.A886]+1" office:value-type="float" office:value="885">
            <text:p>88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86]=1;[.$K$3]-([.$K$3]-[.V886])*EXP([.$K$2]);[.V886]*EXP([.$K$2]))" office:value-type="float" office:value="2.81336036865738">
            <text:p>2,813360</text:p>
          </table:table-cell>
          <table:table-cell table:number-columns-repeated="1002"/>
        </table:table-row>
        <table:table-row table:style-name="ro2">
          <table:table-cell table:formula="of:=[.A887]+1" office:value-type="float" office:value="886">
            <text:p>88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87]=1;[.$K$3]-([.$K$3]-[.V887])*EXP([.$K$2]);[.V887]*EXP([.$K$2]))" office:value-type="float" office:value="2.9200040418875">
            <text:p>2,920004</text:p>
          </table:table-cell>
          <table:table-cell table:number-columns-repeated="1002"/>
        </table:table-row>
        <table:table-row table:style-name="ro2">
          <table:table-cell table:formula="of:=[.A888]+1" office:value-type="float" office:value="887">
            <text:p>88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88]=1;[.$K$3]-([.$K$3]-[.V888])*EXP([.$K$2]);[.V888]*EXP([.$K$2]))" office:value-type="float" office:value="3.02144664180084">
            <text:p>3,021447</text:p>
          </table:table-cell>
          <table:table-cell table:number-columns-repeated="1002"/>
        </table:table-row>
        <table:table-row table:style-name="ro2">
          <table:table-cell table:formula="of:=[.A889]+1" office:value-type="float" office:value="888">
            <text:p>88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890]+64*[.B891]+32*[.B892]+16*[.B893]+8*[.B894]+4*[.B895]+2*[.B896]+[.B897];2)" office:value-type="string" office:string-value="A2">
            <text:p>A2</text:p>
          </table:table-cell>
          <table:table-cell table:number-columns-repeated="16"/>
          <table:table-cell table:formula="of:=IF([.B889]=1;[.$K$3]-([.$K$3]-[.V889])*EXP([.$K$2]);[.V889]*EXP([.$K$2]))" office:value-type="float" office:value="2.87408895023983">
            <text:p>2,874089</text:p>
          </table:table-cell>
          <table:table-cell table:number-columns-repeated="1002"/>
        </table:table-row>
        <table:table-row table:style-name="ro2">
          <table:table-cell table:formula="of:=[.A890]+1" office:value-type="float" office:value="889">
            <text:p>88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90]=1;[.$K$3]-([.$K$3]-[.V890])*EXP([.$K$2]);[.V890]*EXP([.$K$2]))" office:value-type="float" office:value="2.97777085559692">
            <text:p>2,977771</text:p>
          </table:table-cell>
          <table:table-cell table:number-columns-repeated="1002"/>
        </table:table-row>
        <table:table-row table:style-name="ro2">
          <table:table-cell table:formula="of:=[.A891]+1" office:value-type="float" office:value="890">
            <text:p>89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91]=1;[.$K$3]-([.$K$3]-[.V891])*EXP([.$K$2]);[.V891]*EXP([.$K$2]))" office:value-type="float" office:value="2.83254325726446">
            <text:p>2,832543</text:p>
          </table:table-cell>
          <table:table-cell table:number-columns-repeated="1002"/>
        </table:table-row>
        <table:table-row table:style-name="ro2">
          <table:table-cell table:formula="of:=[.A892]+1" office:value-type="float" office:value="891">
            <text:p>89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92]=1;[.$K$3]-([.$K$3]-[.V892])*EXP([.$K$2]);[.V892]*EXP([.$K$2]))" office:value-type="float" office:value="2.93825136997748">
            <text:p>2,938251</text:p>
          </table:table-cell>
          <table:table-cell table:number-columns-repeated="1002"/>
        </table:table-row>
        <table:table-row table:style-name="ro2">
          <table:table-cell table:formula="of:=[.A893]+1" office:value-type="float" office:value="892">
            <text:p>89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93]=1;[.$K$3]-([.$K$3]-[.V893])*EXP([.$K$2]);[.V893]*EXP([.$K$2]))" office:value-type="float" office:value="2.79495115970211">
            <text:p>2,794951</text:p>
          </table:table-cell>
          <table:table-cell table:number-columns-repeated="1002"/>
        </table:table-row>
        <table:table-row table:style-name="ro2">
          <table:table-cell table:formula="of:=[.A894]+1" office:value-type="float" office:value="893">
            <text:p>89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94]=1;[.$K$3]-([.$K$3]-[.V894])*EXP([.$K$2]);[.V894]*EXP([.$K$2]))" office:value-type="float" office:value="2.65863978315104">
            <text:p>2,658640</text:p>
          </table:table-cell>
          <table:table-cell table:number-columns-repeated="1002"/>
        </table:table-row>
        <table:table-row table:style-name="ro2">
          <table:table-cell table:formula="of:=[.A895]+1" office:value-type="float" office:value="894">
            <text:p>89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95]=1;[.$K$3]-([.$K$3]-[.V895])*EXP([.$K$2]);[.V895]*EXP([.$K$2]))" office:value-type="float" office:value="2.52897639088147">
            <text:p>2,528976</text:p>
          </table:table-cell>
          <table:table-cell table:number-columns-repeated="1002"/>
        </table:table-row>
        <table:table-row table:style-name="ro2">
          <table:table-cell table:formula="of:=[.A896]+1" office:value-type="float" office:value="895">
            <text:p>89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96]=1;[.$K$3]-([.$K$3]-[.V896])*EXP([.$K$2]);[.V896]*EXP([.$K$2]))" office:value-type="float" office:value="2.6494896343705">
            <text:p>2,649490</text:p>
          </table:table-cell>
          <table:table-cell table:number-columns-repeated="1002"/>
        </table:table-row>
        <table:table-row table:style-name="ro2">
          <table:table-cell table:formula="of:=[.A897]+1" office:value-type="float" office:value="896">
            <text:p>89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898]+64*[.B899]+32*[.B900]+16*[.B901]+8*[.B902]+4*[.B903]+2*[.B904]+[.B905];2)" office:value-type="string" office:string-value="24">
            <text:p>24</text:p>
          </table:table-cell>
          <table:table-cell table:number-columns-repeated="16"/>
          <table:table-cell table:formula="of:=IF([.B897]=1;[.$K$3]-([.$K$3]-[.V897])*EXP([.$K$2]);[.V897]*EXP([.$K$2]))" office:value-type="float" office:value="2.52027250012286">
            <text:p>2,520273</text:p>
          </table:table-cell>
          <table:table-cell table:number-columns-repeated="1002"/>
        </table:table-row>
        <table:table-row table:style-name="ro2">
          <table:table-cell table:formula="of:=[.A898]+1" office:value-type="float" office:value="897">
            <text:p>89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898]=1;[.$K$3]-([.$K$3]-[.V898])*EXP([.$K$2]);[.V898]*EXP([.$K$2]))" office:value-type="float" office:value="2.39735735987684">
            <text:p>2,397357</text:p>
          </table:table-cell>
          <table:table-cell table:number-columns-repeated="1002"/>
        </table:table-row>
        <table:table-row table:style-name="ro2">
          <table:table-cell table:formula="of:=[.A899]+1" office:value-type="float" office:value="898">
            <text:p>89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899]=1;[.$K$3]-([.$K$3]-[.V899])*EXP([.$K$2]);[.V899]*EXP([.$K$2]))" office:value-type="float" office:value="2.2804368617582">
            <text:p>2,280437</text:p>
          </table:table-cell>
          <table:table-cell table:number-columns-repeated="1002"/>
        </table:table-row>
        <table:table-row table:style-name="ro2">
          <table:table-cell table:formula="of:=[.A900]+1" office:value-type="float" office:value="899">
            <text:p>89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00]=1;[.$K$3]-([.$K$3]-[.V900])*EXP([.$K$2]);[.V900]*EXP([.$K$2]))" office:value-type="float" office:value="2.4130715211169">
            <text:p>2,413072</text:p>
          </table:table-cell>
          <table:table-cell table:number-columns-repeated="1002"/>
        </table:table-row>
        <table:table-row table:style-name="ro2">
          <table:table-cell table:formula="of:=[.A901]+1" office:value-type="float" office:value="900">
            <text:p>90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01]=1;[.$K$3]-([.$K$3]-[.V901])*EXP([.$K$2]);[.V901]*EXP([.$K$2]))" office:value-type="float" office:value="2.29538463431109">
            <text:p>2,295385</text:p>
          </table:table-cell>
          <table:table-cell table:number-columns-repeated="1002"/>
        </table:table-row>
        <table:table-row table:style-name="ro2">
          <table:table-cell table:formula="of:=[.A902]+1" office:value-type="float" office:value="901">
            <text:p>90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02]=1;[.$K$3]-([.$K$3]-[.V902])*EXP([.$K$2]);[.V902]*EXP([.$K$2]))" office:value-type="float" office:value="2.18343740470352">
            <text:p>2,183437</text:p>
          </table:table-cell>
          <table:table-cell table:number-columns-repeated="1002"/>
        </table:table-row>
        <table:table-row table:style-name="ro2">
          <table:table-cell table:formula="of:=[.A903]+1" office:value-type="float" office:value="902">
            <text:p>90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03]=1;[.$K$3]-([.$K$3]-[.V903])*EXP([.$K$2]);[.V903]*EXP([.$K$2]))" office:value-type="float" office:value="2.32080278340589">
            <text:p>2,320803</text:p>
          </table:table-cell>
          <table:table-cell table:number-columns-repeated="1002"/>
        </table:table-row>
        <table:table-row table:style-name="ro2">
          <table:table-cell table:formula="of:=[.A904]+1" office:value-type="float" office:value="903">
            <text:p>90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04]=1;[.$K$3]-([.$K$3]-[.V904])*EXP([.$K$2]);[.V904]*EXP([.$K$2]))" office:value-type="float" office:value="2.20761589603884">
            <text:p>2,207616</text:p>
          </table:table-cell>
          <table:table-cell table:number-columns-repeated="1002"/>
        </table:table-row>
        <table:table-row table:style-name="ro2">
          <table:table-cell table:formula="of:=[.A905]+1" office:value-type="float" office:value="904">
            <text:p>904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906]+64*[.B907]+32*[.B908]+16*[.B909]+8*[.B910]+4*[.B911]+2*[.B912]+[.B913];2)" office:value-type="string" office:string-value="AD">
            <text:p>AD</text:p>
          </table:table-cell>
          <table:table-cell table:number-columns-repeated="16"/>
          <table:table-cell table:formula="of:=IF([.B905]=1;[.$K$3]-([.$K$3]-[.V905])*EXP([.$K$2]);[.V905]*EXP([.$K$2]))" office:value-type="float" office:value="2.09994919830766">
            <text:p>2,099949</text:p>
          </table:table-cell>
          <table:table-cell table:number-columns-repeated="1002"/>
        </table:table-row>
        <table:table-row table:style-name="ro2">
          <table:table-cell table:formula="of:=[.A906]+1" office:value-type="float" office:value="905">
            <text:p>90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06]=1;[.$K$3]-([.$K$3]-[.V906])*EXP([.$K$2]);[.V906]*EXP([.$K$2]))" office:value-type="float" office:value="2.24138634488336">
            <text:p>2,241386</text:p>
          </table:table-cell>
          <table:table-cell table:number-columns-repeated="1002"/>
        </table:table-row>
        <table:table-row table:style-name="ro2">
          <table:table-cell table:formula="of:=[.A907]+1" office:value-type="float" office:value="906">
            <text:p>90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07]=1;[.$K$3]-([.$K$3]-[.V907])*EXP([.$K$2]);[.V907]*EXP([.$K$2]))" office:value-type="float" office:value="2.13207264292715">
            <text:p>2,132073</text:p>
          </table:table-cell>
          <table:table-cell table:number-columns-repeated="1002"/>
        </table:table-row>
        <table:table-row table:style-name="ro2">
          <table:table-cell table:formula="of:=[.A908]+1" office:value-type="float" office:value="907">
            <text:p>90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08]=1;[.$K$3]-([.$K$3]-[.V908])*EXP([.$K$2]);[.V908]*EXP([.$K$2]))" office:value-type="float" office:value="2.27194311062174">
            <text:p>2,271943</text:p>
          </table:table-cell>
          <table:table-cell table:number-columns-repeated="1002"/>
        </table:table-row>
        <table:table-row table:style-name="ro2">
          <table:table-cell table:formula="of:=[.A909]+1" office:value-type="float" office:value="908">
            <text:p>90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09]=1;[.$K$3]-([.$K$3]-[.V909])*EXP([.$K$2]);[.V909]*EXP([.$K$2]))" office:value-type="float" office:value="2.16113913761508">
            <text:p>2,161139</text:p>
          </table:table-cell>
          <table:table-cell table:number-columns-repeated="1002"/>
        </table:table-row>
        <table:table-row table:style-name="ro2">
          <table:table-cell table:formula="of:=[.A910]+1" office:value-type="float" office:value="909">
            <text:p>90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10]=1;[.$K$3]-([.$K$3]-[.V910])*EXP([.$K$2]);[.V910]*EXP([.$K$2]))" office:value-type="float" office:value="2.29959201563599">
            <text:p>2,299592</text:p>
          </table:table-cell>
          <table:table-cell table:number-columns-repeated="1002"/>
        </table:table-row>
        <table:table-row table:style-name="ro2">
          <table:table-cell table:formula="of:=[.A911]+1" office:value-type="float" office:value="910">
            <text:p>91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11]=1;[.$K$3]-([.$K$3]-[.V911])*EXP([.$K$2]);[.V911]*EXP([.$K$2]))" office:value-type="float" office:value="2.43129246711629">
            <text:p>2,431292</text:p>
          </table:table-cell>
          <table:table-cell table:number-columns-repeated="1002"/>
        </table:table-row>
        <table:table-row table:style-name="ro2">
          <table:table-cell table:formula="of:=[.A912]+1" office:value-type="float" office:value="911">
            <text:p>91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12]=1;[.$K$3]-([.$K$3]-[.V912])*EXP([.$K$2]);[.V912]*EXP([.$K$2]))" office:value-type="float" office:value="2.31271693428795">
            <text:p>2,312717</text:p>
          </table:table-cell>
          <table:table-cell table:number-columns-repeated="1002"/>
        </table:table-row>
        <table:table-row table:style-name="ro2">
          <table:table-cell table:formula="of:=[.A913]+1" office:value-type="float" office:value="912">
            <text:p>91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914]+64*[.B915]+32*[.B916]+16*[.B917]+8*[.B918]+4*[.B919]+2*[.B920]+[.B921];2)" office:value-type="string" office:string-value="B7">
            <text:p>B7</text:p>
          </table:table-cell>
          <table:table-cell table:number-columns-repeated="16"/>
          <table:table-cell table:formula="of:=IF([.B913]=1;[.$K$3]-([.$K$3]-[.V913])*EXP([.$K$2]);[.V913]*EXP([.$K$2]))" office:value-type="float" office:value="2.44377727593222">
            <text:p>2,443777</text:p>
          </table:table-cell>
          <table:table-cell table:number-columns-repeated="1002"/>
        </table:table-row>
        <table:table-row table:style-name="ro2">
          <table:table-cell table:formula="of:=[.A914]+1" office:value-type="float" office:value="913">
            <text:p>91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14]=1;[.$K$3]-([.$K$3]-[.V914])*EXP([.$K$2]);[.V914]*EXP([.$K$2]))" office:value-type="float" office:value="2.56844572928935">
            <text:p>2,568446</text:p>
          </table:table-cell>
          <table:table-cell table:number-columns-repeated="1002"/>
        </table:table-row>
        <table:table-row table:style-name="ro2">
          <table:table-cell table:formula="of:=[.A915]+1" office:value-type="float" office:value="914">
            <text:p>91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15]=1;[.$K$3]-([.$K$3]-[.V915])*EXP([.$K$2]);[.V915]*EXP([.$K$2]))" office:value-type="float" office:value="2.44318115293323">
            <text:p>2,443181</text:p>
          </table:table-cell>
          <table:table-cell table:number-columns-repeated="1002"/>
        </table:table-row>
        <table:table-row table:style-name="ro2">
          <table:table-cell table:formula="of:=[.A916]+1" office:value-type="float" office:value="915">
            <text:p>91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16]=1;[.$K$3]-([.$K$3]-[.V916])*EXP([.$K$2]);[.V916]*EXP([.$K$2]))" office:value-type="float" office:value="2.5678786795521">
            <text:p>2,567879</text:p>
          </table:table-cell>
          <table:table-cell table:number-columns-repeated="1002"/>
        </table:table-row>
        <table:table-row table:style-name="ro2">
          <table:table-cell table:formula="of:=[.A917]+1" office:value-type="float" office:value="916">
            <text:p>91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17]=1;[.$K$3]-([.$K$3]-[.V917])*EXP([.$K$2]);[.V917]*EXP([.$K$2]))" office:value-type="float" office:value="2.68649463603442">
            <text:p>2,686495</text:p>
          </table:table-cell>
          <table:table-cell table:number-columns-repeated="1002"/>
        </table:table-row>
        <table:table-row table:style-name="ro2">
          <table:table-cell table:formula="of:=[.A918]+1" office:value-type="float" office:value="917">
            <text:p>91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18]=1;[.$K$3]-([.$K$3]-[.V918])*EXP([.$K$2]);[.V918]*EXP([.$K$2]))" office:value-type="float" office:value="2.55547274655928">
            <text:p>2,555473</text:p>
          </table:table-cell>
          <table:table-cell table:number-columns-repeated="1002"/>
        </table:table-row>
        <table:table-row table:style-name="ro2">
          <table:table-cell table:formula="of:=[.A919]+1" office:value-type="float" office:value="918">
            <text:p>91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19]=1;[.$K$3]-([.$K$3]-[.V919])*EXP([.$K$2]);[.V919]*EXP([.$K$2]))" office:value-type="float" office:value="2.67469374753327">
            <text:p>2,674694</text:p>
          </table:table-cell>
          <table:table-cell table:number-columns-repeated="1002"/>
        </table:table-row>
        <table:table-row table:style-name="ro2">
          <table:table-cell table:formula="of:=[.A920]+1" office:value-type="float" office:value="919">
            <text:p>91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20]=1;[.$K$3]-([.$K$3]-[.V920])*EXP([.$K$2]);[.V920]*EXP([.$K$2]))" office:value-type="float" office:value="2.78810027167816">
            <text:p>2,788100</text:p>
          </table:table-cell>
          <table:table-cell table:number-columns-repeated="1002"/>
        </table:table-row>
        <table:table-row table:style-name="ro2">
          <table:table-cell table:formula="of:=[.A921]+1" office:value-type="float" office:value="920">
            <text:p>92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922]+64*[.B923]+32*[.B924]+16*[.B925]+8*[.B926]+4*[.B927]+2*[.B928]+[.B929];2)" office:value-type="string" office:string-value="75">
            <text:p>75</text:p>
          </table:table-cell>
          <table:table-cell table:number-columns-repeated="16"/>
          <table:table-cell table:formula="of:=IF([.B921]=1;[.$K$3]-([.$K$3]-[.V921])*EXP([.$K$2]);[.V921]*EXP([.$K$2]))" office:value-type="float" office:value="2.89597589437513">
            <text:p>2,895976</text:p>
          </table:table-cell>
          <table:table-cell table:number-columns-repeated="1002"/>
        </table:table-row>
        <table:table-row table:style-name="ro2">
          <table:table-cell table:formula="of:=[.A922]+1" office:value-type="float" office:value="921">
            <text:p>92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22]=1;[.$K$3]-([.$K$3]-[.V922])*EXP([.$K$2]);[.V922]*EXP([.$K$2]))" office:value-type="float" office:value="2.7547374833744">
            <text:p>2,754737</text:p>
          </table:table-cell>
          <table:table-cell table:number-columns-repeated="1002"/>
        </table:table-row>
        <table:table-row table:style-name="ro2">
          <table:table-cell table:formula="of:=[.A923]+1" office:value-type="float" office:value="922">
            <text:p>92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23]=1;[.$K$3]-([.$K$3]-[.V923])*EXP([.$K$2]);[.V923]*EXP([.$K$2]))" office:value-type="float" office:value="2.8642402284572">
            <text:p>2,864240</text:p>
          </table:table-cell>
          <table:table-cell table:number-columns-repeated="1002"/>
        </table:table-row>
        <table:table-row table:style-name="ro2">
          <table:table-cell table:formula="of:=[.A924]+1" office:value-type="float" office:value="923">
            <text:p>92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24]=1;[.$K$3]-([.$K$3]-[.V924])*EXP([.$K$2]);[.V924]*EXP([.$K$2]))" office:value-type="float" office:value="2.96840246164357">
            <text:p>2,968402</text:p>
          </table:table-cell>
          <table:table-cell table:number-columns-repeated="1002"/>
        </table:table-row>
        <table:table-row table:style-name="ro2">
          <table:table-cell table:formula="of:=[.A925]+1" office:value-type="float" office:value="924">
            <text:p>92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25]=1;[.$K$3]-([.$K$3]-[.V925])*EXP([.$K$2]);[.V925]*EXP([.$K$2]))" office:value-type="float" office:value="3.06748464277215">
            <text:p>3,067485</text:p>
          </table:table-cell>
          <table:table-cell table:number-columns-repeated="1002"/>
        </table:table-row>
        <table:table-row table:style-name="ro2">
          <table:table-cell table:formula="of:=[.A926]+1" office:value-type="float" office:value="925">
            <text:p>92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26]=1;[.$K$3]-([.$K$3]-[.V926])*EXP([.$K$2]);[.V926]*EXP([.$K$2]))" office:value-type="float" office:value="2.91788165140893">
            <text:p>2,917882</text:p>
          </table:table-cell>
          <table:table-cell table:number-columns-repeated="1002"/>
        </table:table-row>
        <table:table-row table:style-name="ro2">
          <table:table-cell table:formula="of:=[.A927]+1" office:value-type="float" office:value="926">
            <text:p>92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27]=1;[.$K$3]-([.$K$3]-[.V927])*EXP([.$K$2]);[.V927]*EXP([.$K$2]))" office:value-type="float" office:value="3.01942776152734">
            <text:p>3,019428</text:p>
          </table:table-cell>
          <table:table-cell table:number-columns-repeated="1002"/>
        </table:table-row>
        <table:table-row table:style-name="ro2">
          <table:table-cell table:formula="of:=[.A928]+1" office:value-type="float" office:value="927">
            <text:p>92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28]=1;[.$K$3]-([.$K$3]-[.V928])*EXP([.$K$2]);[.V928]*EXP([.$K$2]))" office:value-type="float" office:value="2.87216853191913">
            <text:p>2,872169</text:p>
          </table:table-cell>
          <table:table-cell table:number-columns-repeated="1002"/>
        </table:table-row>
        <table:table-row table:style-name="ro2">
          <table:table-cell table:formula="of:=[.A929]+1" office:value-type="float" office:value="928">
            <text:p>92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930]+64*[.B931]+32*[.B932]+16*[.B933]+8*[.B934]+4*[.B935]+2*[.B936]+[.B937];2)" office:value-type="string" office:string-value="40">
            <text:p>40</text:p>
          </table:table-cell>
          <table:table-cell table:number-columns-repeated="16"/>
          <table:table-cell table:formula="of:=IF([.B929]=1;[.$K$3]-([.$K$3]-[.V929])*EXP([.$K$2]);[.V929]*EXP([.$K$2]))" office:value-type="float" office:value="2.97594409718292">
            <text:p>2,975944</text:p>
          </table:table-cell>
          <table:table-cell table:number-columns-repeated="1002"/>
        </table:table-row>
        <table:table-row table:style-name="ro2">
          <table:table-cell table:formula="of:=[.A930]+1" office:value-type="float" office:value="929">
            <text:p>92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30]=1;[.$K$3]-([.$K$3]-[.V930])*EXP([.$K$2]);[.V930]*EXP([.$K$2]))" office:value-type="float" office:value="2.83080559090961">
            <text:p>2,830806</text:p>
          </table:table-cell>
          <table:table-cell table:number-columns-repeated="1002"/>
        </table:table-row>
        <table:table-row table:style-name="ro2">
          <table:table-cell table:formula="of:=[.A931]+1" office:value-type="float" office:value="930">
            <text:p>93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31]=1;[.$K$3]-([.$K$3]-[.V931])*EXP([.$K$2]);[.V931]*EXP([.$K$2]))" office:value-type="float" office:value="2.93659845061078">
            <text:p>2,936598</text:p>
          </table:table-cell>
          <table:table-cell table:number-columns-repeated="1002"/>
        </table:table-row>
        <table:table-row table:style-name="ro2">
          <table:table-cell table:formula="of:=[.A932]+1" office:value-type="float" office:value="931">
            <text:p>93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32]=1;[.$K$3]-([.$K$3]-[.V932])*EXP([.$K$2]);[.V932]*EXP([.$K$2]))" office:value-type="float" office:value="2.79337885416418">
            <text:p>2,793379</text:p>
          </table:table-cell>
          <table:table-cell table:number-columns-repeated="1002"/>
        </table:table-row>
        <table:table-row table:style-name="ro2">
          <table:table-cell table:formula="of:=[.A933]+1" office:value-type="float" office:value="932">
            <text:p>93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33]=1;[.$K$3]-([.$K$3]-[.V933])*EXP([.$K$2]);[.V933]*EXP([.$K$2]))" office:value-type="float" office:value="2.65714415985906">
            <text:p>2,657144</text:p>
          </table:table-cell>
          <table:table-cell table:number-columns-repeated="1002"/>
        </table:table-row>
        <table:table-row table:style-name="ro2">
          <table:table-cell table:formula="of:=[.A934]+1" office:value-type="float" office:value="933">
            <text:p>93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34]=1;[.$K$3]-([.$K$3]-[.V934])*EXP([.$K$2]);[.V934]*EXP([.$K$2]))" office:value-type="float" office:value="2.52755370999816">
            <text:p>2,527554</text:p>
          </table:table-cell>
          <table:table-cell table:number-columns-repeated="1002"/>
        </table:table-row>
        <table:table-row table:style-name="ro2">
          <table:table-cell table:formula="of:=[.A935]+1" office:value-type="float" office:value="934">
            <text:p>93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35]=1;[.$K$3]-([.$K$3]-[.V935])*EXP([.$K$2]);[.V935]*EXP([.$K$2]))" office:value-type="float" office:value="2.4042834609562">
            <text:p>2,404283</text:p>
          </table:table-cell>
          <table:table-cell table:number-columns-repeated="1002"/>
        </table:table-row>
        <table:table-row table:style-name="ro2">
          <table:table-cell table:formula="of:=[.A936]+1" office:value-type="float" office:value="935">
            <text:p>93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36]=1;[.$K$3]-([.$K$3]-[.V936])*EXP([.$K$2]);[.V936]*EXP([.$K$2]))" office:value-type="float" office:value="2.28702517290195">
            <text:p>2,287025</text:p>
          </table:table-cell>
          <table:table-cell table:number-columns-repeated="1002"/>
        </table:table-row>
        <table:table-row table:style-name="ro2">
          <table:table-cell table:formula="of:=[.A937]+1" office:value-type="float" office:value="936">
            <text:p>93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938]+64*[.B939]+32*[.B940]+16*[.B941]+8*[.B942]+4*[.B943]+2*[.B944]+[.B945];2)" office:value-type="string" office:string-value="01">
            <text:p>01</text:p>
          </table:table-cell>
          <table:table-cell table:number-columns-repeated="16"/>
          <table:table-cell table:formula="of:=IF([.B937]=1;[.$K$3]-([.$K$3]-[.V937])*EXP([.$K$2]);[.V937]*EXP([.$K$2]))" office:value-type="float" office:value="2.17548563903817">
            <text:p>2,175486</text:p>
          </table:table-cell>
          <table:table-cell table:number-columns-repeated="1002"/>
        </table:table-row>
        <table:table-row table:style-name="ro2">
          <table:table-cell table:formula="of:=[.A938]+1" office:value-type="float" office:value="937">
            <text:p>93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38]=1;[.$K$3]-([.$K$3]-[.V938])*EXP([.$K$2]);[.V938]*EXP([.$K$2]))" office:value-type="float" office:value="2.06938595243184">
            <text:p>2,069386</text:p>
          </table:table-cell>
          <table:table-cell table:number-columns-repeated="1002"/>
        </table:table-row>
        <table:table-row table:style-name="ro2">
          <table:table-cell table:formula="of:=[.A939]+1" office:value-type="float" office:value="938">
            <text:p>93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39]=1;[.$K$3]-([.$K$3]-[.V939])*EXP([.$K$2]);[.V939]*EXP([.$K$2]))" office:value-type="float" office:value="1.96846080860161">
            <text:p>1,968461</text:p>
          </table:table-cell>
          <table:table-cell table:number-columns-repeated="1002"/>
        </table:table-row>
        <table:table-row table:style-name="ro2">
          <table:table-cell table:formula="of:=[.A940]+1" office:value-type="float" office:value="939">
            <text:p>93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40]=1;[.$K$3]-([.$K$3]-[.V940])*EXP([.$K$2]);[.V940]*EXP([.$K$2]))" office:value-type="float" office:value="1.87245784211832">
            <text:p>1,872458</text:p>
          </table:table-cell>
          <table:table-cell table:number-columns-repeated="1002"/>
        </table:table-row>
        <table:table-row table:style-name="ro2">
          <table:table-cell table:formula="of:=[.A941]+1" office:value-type="float" office:value="940">
            <text:p>94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41]=1;[.$K$3]-([.$K$3]-[.V941])*EXP([.$K$2]);[.V941]*EXP([.$K$2]))" office:value-type="float" office:value="1.78113699556005">
            <text:p>1,781137</text:p>
          </table:table-cell>
          <table:table-cell table:number-columns-repeated="1002"/>
        </table:table-row>
        <table:table-row table:style-name="ro2">
          <table:table-cell table:formula="of:=[.A942]+1" office:value-type="float" office:value="941">
            <text:p>94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42]=1;[.$K$3]-([.$K$3]-[.V942])*EXP([.$K$2]);[.V942]*EXP([.$K$2]))" office:value-type="float" office:value="1.69426991924352">
            <text:p>1,694270</text:p>
          </table:table-cell>
          <table:table-cell table:number-columns-repeated="1002"/>
        </table:table-row>
        <table:table-row table:style-name="ro2">
          <table:table-cell table:formula="of:=[.A943]+1" office:value-type="float" office:value="942">
            <text:p>94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43]=1;[.$K$3]-([.$K$3]-[.V943])*EXP([.$K$2]);[.V943]*EXP([.$K$2]))" office:value-type="float" office:value="1.61163940023089">
            <text:p>1,611639</text:p>
          </table:table-cell>
          <table:table-cell table:number-columns-repeated="1002"/>
        </table:table-row>
        <table:table-row table:style-name="ro2">
          <table:table-cell table:formula="of:=[.A944]+1" office:value-type="float" office:value="943">
            <text:p>94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44]=1;[.$K$3]-([.$K$3]-[.V944])*EXP([.$K$2]);[.V944]*EXP([.$K$2]))" office:value-type="float" office:value="1.5330388191843">
            <text:p>1,533039</text:p>
          </table:table-cell>
          <table:table-cell table:number-columns-repeated="1002"/>
        </table:table-row>
        <table:table-row table:style-name="ro2">
          <table:table-cell table:formula="of:=[.A945]+1" office:value-type="float" office:value="944">
            <text:p>94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946]+64*[.B947]+32*[.B948]+16*[.B949]+8*[.B950]+4*[.B951]+2*[.B952]+[.B953];2)" office:value-type="string" office:string-value="12">
            <text:p>12</text:p>
          </table:table-cell>
          <table:table-cell table:number-columns-repeated="16"/>
          <table:table-cell table:formula="of:=IF([.B945]=1;[.$K$3]-([.$K$3]-[.V945])*EXP([.$K$2]);[.V945]*EXP([.$K$2]))" office:value-type="float" office:value="1.70212451120637">
            <text:p>1,702125</text:p>
          </table:table-cell>
          <table:table-cell table:number-columns-repeated="1002"/>
        </table:table-row>
        <table:table-row table:style-name="ro2">
          <table:table-cell table:formula="of:=[.A946]+1" office:value-type="float" office:value="945">
            <text:p>94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46]=1;[.$K$3]-([.$K$3]-[.V946])*EXP([.$K$2]);[.V946]*EXP([.$K$2]))" office:value-type="float" office:value="1.61911091922339">
            <text:p>1,619111</text:p>
          </table:table-cell>
          <table:table-cell table:number-columns-repeated="1002"/>
        </table:table-row>
        <table:table-row table:style-name="ro2">
          <table:table-cell table:formula="of:=[.A947]+1" office:value-type="float" office:value="946">
            <text:p>94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47]=1;[.$K$3]-([.$K$3]-[.V947])*EXP([.$K$2]);[.V947]*EXP([.$K$2]))" office:value-type="float" office:value="1.54014594789569">
            <text:p>1,540146</text:p>
          </table:table-cell>
          <table:table-cell table:number-columns-repeated="1002"/>
        </table:table-row>
        <table:table-row table:style-name="ro2">
          <table:table-cell table:formula="of:=[.A948]+1" office:value-type="float" office:value="947">
            <text:p>94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48]=1;[.$K$3]-([.$K$3]-[.V948])*EXP([.$K$2]);[.V948]*EXP([.$K$2]))" office:value-type="float" office:value="1.46503214366392">
            <text:p>1,465032</text:p>
          </table:table-cell>
          <table:table-cell table:number-columns-repeated="1002"/>
        </table:table-row>
        <table:table-row table:style-name="ro2">
          <table:table-cell table:formula="of:=[.A949]+1" office:value-type="float" office:value="948">
            <text:p>94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49]=1;[.$K$3]-([.$K$3]-[.V949])*EXP([.$K$2]);[.V949]*EXP([.$K$2]))" office:value-type="float" office:value="1.63743456038891">
            <text:p>1,637435</text:p>
          </table:table-cell>
          <table:table-cell table:number-columns-repeated="1002"/>
        </table:table-row>
        <table:table-row table:style-name="ro2">
          <table:table-cell table:formula="of:=[.A950]+1" office:value-type="float" office:value="949">
            <text:p>94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50]=1;[.$K$3]-([.$K$3]-[.V950])*EXP([.$K$2]);[.V950]*EXP([.$K$2]))" office:value-type="float" office:value="1.55757593453632">
            <text:p>1,557576</text:p>
          </table:table-cell>
          <table:table-cell table:number-columns-repeated="1002"/>
        </table:table-row>
        <table:table-row table:style-name="ro2">
          <table:table-cell table:formula="of:=[.A951]+1" office:value-type="float" office:value="950">
            <text:p>95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51]=1;[.$K$3]-([.$K$3]-[.V951])*EXP([.$K$2]);[.V951]*EXP([.$K$2]))" office:value-type="float" office:value="1.48161205982515">
            <text:p>1,481612</text:p>
          </table:table-cell>
          <table:table-cell table:number-columns-repeated="1002"/>
        </table:table-row>
        <table:table-row table:style-name="ro2">
          <table:table-cell table:formula="of:=[.A952]+1" office:value-type="float" office:value="951">
            <text:p>95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52]=1;[.$K$3]-([.$K$3]-[.V952])*EXP([.$K$2]);[.V952]*EXP([.$K$2]))" office:value-type="float" office:value="1.65320586449722">
            <text:p>1,653206</text:p>
          </table:table-cell>
          <table:table-cell table:number-columns-repeated="1002"/>
        </table:table-row>
        <table:table-row table:style-name="ro2">
          <table:table-cell table:formula="of:=[.A953]+1" office:value-type="float" office:value="952">
            <text:p>95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954]+64*[.B955]+32*[.B956]+16*[.B957]+8*[.B958]+4*[.B959]+2*[.B960]+[.B961];2)" office:value-type="string" office:string-value="B6">
            <text:p>B6</text:p>
          </table:table-cell>
          <table:table-cell table:number-columns-repeated="16"/>
          <table:table-cell table:formula="of:=IF([.B953]=1;[.$K$3]-([.$K$3]-[.V953])*EXP([.$K$2]);[.V953]*EXP([.$K$2]))" office:value-type="float" office:value="1.5725780630669">
            <text:p>1,572578</text:p>
          </table:table-cell>
          <table:table-cell table:number-columns-repeated="1002"/>
        </table:table-row>
        <table:table-row table:style-name="ro2">
          <table:table-cell table:formula="of:=[.A954]+1" office:value-type="float" office:value="953">
            <text:p>95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54]=1;[.$K$3]-([.$K$3]-[.V954])*EXP([.$K$2]);[.V954]*EXP([.$K$2]))" office:value-type="float" office:value="1.73973540341">
            <text:p>1,739735</text:p>
          </table:table-cell>
          <table:table-cell table:number-columns-repeated="1002"/>
        </table:table-row>
        <table:table-row table:style-name="ro2">
          <table:table-cell table:formula="of:=[.A955]+1" office:value-type="float" office:value="954">
            <text:p>95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55]=1;[.$K$3]-([.$K$3]-[.V955])*EXP([.$K$2]);[.V955]*EXP([.$K$2]))" office:value-type="float" office:value="1.65488750656922">
            <text:p>1,654888</text:p>
          </table:table-cell>
          <table:table-cell table:number-columns-repeated="1002"/>
        </table:table-row>
        <table:table-row table:style-name="ro2">
          <table:table-cell table:formula="of:=[.A956]+1" office:value-type="float" office:value="955">
            <text:p>95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56]=1;[.$K$3]-([.$K$3]-[.V956])*EXP([.$K$2]);[.V956]*EXP([.$K$2]))" office:value-type="float" office:value="1.81803056798369">
            <text:p>1,818031</text:p>
          </table:table-cell>
          <table:table-cell table:number-columns-repeated="1002"/>
        </table:table-row>
        <table:table-row table:style-name="ro2">
          <table:table-cell table:formula="of:=[.A957]+1" office:value-type="float" office:value="956">
            <text:p>95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57]=1;[.$K$3]-([.$K$3]-[.V957])*EXP([.$K$2]);[.V957]*EXP([.$K$2]))" office:value-type="float" office:value="1.97321704840426">
            <text:p>1,973217</text:p>
          </table:table-cell>
          <table:table-cell table:number-columns-repeated="1002"/>
        </table:table-row>
        <table:table-row table:style-name="ro2">
          <table:table-cell table:formula="of:=[.A958]+1" office:value-type="float" office:value="957">
            <text:p>95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58]=1;[.$K$3]-([.$K$3]-[.V958])*EXP([.$K$2]);[.V958]*EXP([.$K$2]))" office:value-type="float" office:value="1.87698211736858">
            <text:p>1,876982</text:p>
          </table:table-cell>
          <table:table-cell table:number-columns-repeated="1002"/>
        </table:table-row>
        <table:table-row table:style-name="ro2">
          <table:table-cell table:formula="of:=[.A959]+1" office:value-type="float" office:value="958">
            <text:p>95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59]=1;[.$K$3]-([.$K$3]-[.V959])*EXP([.$K$2]);[.V959]*EXP([.$K$2]))" office:value-type="float" office:value="2.02929349679908">
            <text:p>2,029293</text:p>
          </table:table-cell>
          <table:table-cell table:number-columns-repeated="1002"/>
        </table:table-row>
        <table:table-row table:style-name="ro2">
          <table:table-cell table:formula="of:=[.A960]+1" office:value-type="float" office:value="959">
            <text:p>95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60]=1;[.$K$3]-([.$K$3]-[.V960])*EXP([.$K$2]);[.V960]*EXP([.$K$2]))" office:value-type="float" office:value="2.17417656259966">
            <text:p>2,174177</text:p>
          </table:table-cell>
          <table:table-cell table:number-columns-repeated="1002"/>
        </table:table-row>
        <table:table-row table:style-name="ro2">
          <table:table-cell table:formula="of:=[.A961]+1" office:value-type="float" office:value="960">
            <text:p>96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962]+64*[.B963]+32*[.B964]+16*[.B965]+8*[.B966]+4*[.B967]+2*[.B968]+[.B969];2)" office:value-type="string" office:string-value="DD">
            <text:p>DD</text:p>
          </table:table-cell>
          <table:table-cell table:number-columns-repeated="16"/>
          <table:table-cell table:formula="of:=IF([.B961]=1;[.$K$3]-([.$K$3]-[.V961])*EXP([.$K$2]);[.V961]*EXP([.$K$2]))" office:value-type="float" office:value="2.06814072040461">
            <text:p>2,068141</text:p>
          </table:table-cell>
          <table:table-cell table:number-columns-repeated="1002"/>
        </table:table-row>
        <table:table-row table:style-name="ro2">
          <table:table-cell table:formula="of:=[.A962]+1" office:value-type="float" office:value="961">
            <text:p>96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62]=1;[.$K$3]-([.$K$3]-[.V962])*EXP([.$K$2]);[.V962]*EXP([.$K$2]))" office:value-type="float" office:value="2.2111291847534">
            <text:p>2,211129</text:p>
          </table:table-cell>
          <table:table-cell table:number-columns-repeated="1002"/>
        </table:table-row>
        <table:table-row table:style-name="ro2">
          <table:table-cell table:formula="of:=[.A963]+1" office:value-type="float" office:value="962">
            <text:p>96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63]=1;[.$K$3]-([.$K$3]-[.V963])*EXP([.$K$2]);[.V963]*EXP([.$K$2]))" office:value-type="float" office:value="2.34714401940614">
            <text:p>2,347144</text:p>
          </table:table-cell>
          <table:table-cell table:number-columns-repeated="1002"/>
        </table:table-row>
        <table:table-row table:style-name="ro2">
          <table:table-cell table:formula="of:=[.A964]+1" office:value-type="float" office:value="963">
            <text:p>96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64]=1;[.$K$3]-([.$K$3]-[.V964])*EXP([.$K$2]);[.V964]*EXP([.$K$2]))" office:value-type="float" office:value="2.2326724548">
            <text:p>2,232672</text:p>
          </table:table-cell>
          <table:table-cell table:number-columns-repeated="1002"/>
        </table:table-row>
        <table:table-row table:style-name="ro2">
          <table:table-cell table:formula="of:=[.A965]+1" office:value-type="float" office:value="964">
            <text:p>96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65]=1;[.$K$3]-([.$K$3]-[.V965])*EXP([.$K$2]);[.V965]*EXP([.$K$2]))" office:value-type="float" office:value="2.36763661177443">
            <text:p>2,367637</text:p>
          </table:table-cell>
          <table:table-cell table:number-columns-repeated="1002"/>
        </table:table-row>
        <table:table-row table:style-name="ro2">
          <table:table-cell table:formula="of:=[.A966]+1" office:value-type="float" office:value="965">
            <text:p>96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66]=1;[.$K$3]-([.$K$3]-[.V966])*EXP([.$K$2]);[.V966]*EXP([.$K$2]))" office:value-type="float" office:value="2.49601848914144">
            <text:p>2,496018</text:p>
          </table:table-cell>
          <table:table-cell table:number-columns-repeated="1002"/>
        </table:table-row>
        <table:table-row table:style-name="ro2">
          <table:table-cell table:formula="of:=[.A967]+1" office:value-type="float" office:value="966">
            <text:p>96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67]=1;[.$K$3]-([.$K$3]-[.V967])*EXP([.$K$2]);[.V967]*EXP([.$K$2]))" office:value-type="float" office:value="2.61813910846558">
            <text:p>2,618139</text:p>
          </table:table-cell>
          <table:table-cell table:number-columns-repeated="1002"/>
        </table:table-row>
        <table:table-row table:style-name="ro2">
          <table:table-cell table:formula="of:=[.A968]+1" office:value-type="float" office:value="967">
            <text:p>96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68]=1;[.$K$3]-([.$K$3]-[.V968])*EXP([.$K$2]);[.V968]*EXP([.$K$2]))" office:value-type="float" office:value="2.49045095740853">
            <text:p>2,490451</text:p>
          </table:table-cell>
          <table:table-cell table:number-columns-repeated="1002"/>
        </table:table-row>
        <table:table-row table:style-name="ro2">
          <table:table-cell table:formula="of:=[.A969]+1" office:value-type="float" office:value="968">
            <text:p>96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970]+64*[.B971]+32*[.B972]+16*[.B973]+8*[.B974]+4*[.B975]+2*[.B976]+[.B977];2)" office:value-type="string" office:string-value="DB">
            <text:p>DB</text:p>
          </table:table-cell>
          <table:table-cell table:number-columns-repeated="16"/>
          <table:table-cell table:formula="of:=IF([.B969]=1;[.$K$3]-([.$K$3]-[.V969])*EXP([.$K$2]);[.V969]*EXP([.$K$2]))" office:value-type="float" office:value="2.6128431084594">
            <text:p>2,612843</text:p>
          </table:table-cell>
          <table:table-cell table:number-columns-repeated="1002"/>
        </table:table-row>
        <table:table-row table:style-name="ro2">
          <table:table-cell table:formula="of:=[.A970]+1" office:value-type="float" office:value="969">
            <text:p>96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70]=1;[.$K$3]-([.$K$3]-[.V970])*EXP([.$K$2]);[.V970]*EXP([.$K$2]))" office:value-type="float" office:value="2.72926612386692">
            <text:p>2,729266</text:p>
          </table:table-cell>
          <table:table-cell table:number-columns-repeated="1002"/>
        </table:table-row>
        <table:table-row table:style-name="ro2">
          <table:table-cell table:formula="of:=[.A971]+1" office:value-type="float" office:value="970">
            <text:p>97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71]=1;[.$K$3]-([.$K$3]-[.V971])*EXP([.$K$2]);[.V971]*EXP([.$K$2]))" office:value-type="float" office:value="2.84001112181165">
            <text:p>2,840011</text:p>
          </table:table-cell>
          <table:table-cell table:number-columns-repeated="1002"/>
        </table:table-row>
        <table:table-row table:style-name="ro2">
          <table:table-cell table:formula="of:=[.A972]+1" office:value-type="float" office:value="971">
            <text:p>97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72]=1;[.$K$3]-([.$K$3]-[.V972])*EXP([.$K$2]);[.V972]*EXP([.$K$2]))" office:value-type="float" office:value="2.70150214497653">
            <text:p>2,701502</text:p>
          </table:table-cell>
          <table:table-cell table:number-columns-repeated="1002"/>
        </table:table-row>
        <table:table-row table:style-name="ro2">
          <table:table-cell table:formula="of:=[.A973]+1" office:value-type="float" office:value="972">
            <text:p>97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73]=1;[.$K$3]-([.$K$3]-[.V973])*EXP([.$K$2]);[.V973]*EXP([.$K$2]))" office:value-type="float" office:value="2.81360120814989">
            <text:p>2,813601</text:p>
          </table:table-cell>
          <table:table-cell table:number-columns-repeated="1002"/>
        </table:table-row>
        <table:table-row table:style-name="ro2">
          <table:table-cell table:formula="of:=[.A974]+1" office:value-type="float" office:value="973">
            <text:p>97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74]=1;[.$K$3]-([.$K$3]-[.V974])*EXP([.$K$2]);[.V974]*EXP([.$K$2]))" office:value-type="float" office:value="2.92023313549937">
            <text:p>2,920233</text:p>
          </table:table-cell>
          <table:table-cell table:number-columns-repeated="1002"/>
        </table:table-row>
        <table:table-row table:style-name="ro2">
          <table:table-cell table:formula="of:=[.A975]+1" office:value-type="float" office:value="974">
            <text:p>97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75]=1;[.$K$3]-([.$K$3]-[.V975])*EXP([.$K$2]);[.V975]*EXP([.$K$2]))" office:value-type="float" office:value="2.77781168488898">
            <text:p>2,777812</text:p>
          </table:table-cell>
          <table:table-cell table:number-columns-repeated="1002"/>
        </table:table-row>
        <table:table-row table:style-name="ro2">
          <table:table-cell table:formula="of:=[.A976]+1" office:value-type="float" office:value="975">
            <text:p>97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76]=1;[.$K$3]-([.$K$3]-[.V976])*EXP([.$K$2]);[.V976]*EXP([.$K$2]))" office:value-type="float" office:value="2.88618908788473">
            <text:p>2,886189</text:p>
          </table:table-cell>
          <table:table-cell table:number-columns-repeated="1002"/>
        </table:table-row>
        <table:table-row table:style-name="ro2">
          <table:table-cell table:formula="of:=[.A977]+1" office:value-type="float" office:value="976">
            <text:p>97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978]+64*[.B979]+32*[.B980]+16*[.B981]+8*[.B982]+4*[.B983]+2*[.B984]+[.B985];2)" office:value-type="string" office:string-value="66">
            <text:p>66</text:p>
          </table:table-cell>
          <table:table-cell table:number-columns-repeated="16"/>
          <table:table-cell table:formula="of:=IF([.B977]=1;[.$K$3]-([.$K$3]-[.V977])*EXP([.$K$2]);[.V977]*EXP([.$K$2]))" office:value-type="float" office:value="2.98928086256526">
            <text:p>2,989281</text:p>
          </table:table-cell>
          <table:table-cell table:number-columns-repeated="1002"/>
        </table:table-row>
        <table:table-row table:style-name="ro2">
          <table:table-cell table:formula="of:=[.A978]+1" office:value-type="float" office:value="977">
            <text:p>97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78]=1;[.$K$3]-([.$K$3]-[.V978])*EXP([.$K$2]);[.V978]*EXP([.$K$2]))" office:value-type="float" office:value="2.84349191456895">
            <text:p>2,843492</text:p>
          </table:table-cell>
          <table:table-cell table:number-columns-repeated="1002"/>
        </table:table-row>
        <table:table-row table:style-name="ro2">
          <table:table-cell table:formula="of:=[.A979]+1" office:value-type="float" office:value="978">
            <text:p>97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79]=1;[.$K$3]-([.$K$3]-[.V979])*EXP([.$K$2]);[.V979]*EXP([.$K$2]))" office:value-type="float" office:value="2.94866605496429">
            <text:p>2,948666</text:p>
          </table:table-cell>
          <table:table-cell table:number-columns-repeated="1002"/>
        </table:table-row>
        <table:table-row table:style-name="ro2">
          <table:table-cell table:formula="of:=[.A980]+1" office:value-type="float" office:value="979">
            <text:p>97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80]=1;[.$K$3]-([.$K$3]-[.V980])*EXP([.$K$2]);[.V980]*EXP([.$K$2]))" office:value-type="float" office:value="3.0487107920049">
            <text:p>3,048711</text:p>
          </table:table-cell>
          <table:table-cell table:number-columns-repeated="1002"/>
        </table:table-row>
        <table:table-row table:style-name="ro2">
          <table:table-cell table:formula="of:=[.A981]+1" office:value-type="float" office:value="980">
            <text:p>98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81]=1;[.$K$3]-([.$K$3]-[.V981])*EXP([.$K$2]);[.V981]*EXP([.$K$2]))" office:value-type="float" office:value="2.90002341214794">
            <text:p>2,900023</text:p>
          </table:table-cell>
          <table:table-cell table:number-columns-repeated="1002"/>
        </table:table-row>
        <table:table-row table:style-name="ro2">
          <table:table-cell table:formula="of:=[.A982]+1" office:value-type="float" office:value="981">
            <text:p>98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82]=1;[.$K$3]-([.$K$3]-[.V982])*EXP([.$K$2]);[.V982]*EXP([.$K$2]))" office:value-type="float" office:value="2.75858760137608">
            <text:p>2,758588</text:p>
          </table:table-cell>
          <table:table-cell table:number-columns-repeated="1002"/>
        </table:table-row>
        <table:table-row table:style-name="ro2">
          <table:table-cell table:formula="of:=[.A983]+1" office:value-type="float" office:value="982">
            <text:p>98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83]=1;[.$K$3]-([.$K$3]-[.V983])*EXP([.$K$2]);[.V983]*EXP([.$K$2]))" office:value-type="float" office:value="2.8679025739882">
            <text:p>2,867903</text:p>
          </table:table-cell>
          <table:table-cell table:number-columns-repeated="1002"/>
        </table:table-row>
        <table:table-row table:style-name="ro2">
          <table:table-cell table:formula="of:=[.A984]+1" office:value-type="float" office:value="983">
            <text:p>98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84]=1;[.$K$3]-([.$K$3]-[.V984])*EXP([.$K$2]);[.V984]*EXP([.$K$2]))" office:value-type="float" office:value="2.97188619247535">
            <text:p>2,971886</text:p>
          </table:table-cell>
          <table:table-cell table:number-columns-repeated="1002"/>
        </table:table-row>
        <table:table-row table:style-name="ro2">
          <table:table-cell table:formula="of:=[.A985]+1" office:value-type="float" office:value="984">
            <text:p>984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986]+64*[.B987]+32*[.B988]+16*[.B989]+8*[.B990]+4*[.B991]+2*[.B992]+[.B993];2)" office:value-type="string" office:string-value="DC">
            <text:p>DC</text:p>
          </table:table-cell>
          <table:table-cell table:number-columns-repeated="16"/>
          <table:table-cell table:formula="of:=IF([.B985]=1;[.$K$3]-([.$K$3]-[.V985])*EXP([.$K$2]);[.V985]*EXP([.$K$2]))" office:value-type="float" office:value="2.82694559254994">
            <text:p>2,826946</text:p>
          </table:table-cell>
          <table:table-cell table:number-columns-repeated="1002"/>
        </table:table-row>
        <table:table-row table:style-name="ro2">
          <table:table-cell table:formula="of:=[.A986]+1" office:value-type="float" office:value="985">
            <text:p>98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86]=1;[.$K$3]-([.$K$3]-[.V986])*EXP([.$K$2]);[.V986]*EXP([.$K$2]))" office:value-type="float" office:value="2.93292670659254">
            <text:p>2,932927</text:p>
          </table:table-cell>
          <table:table-cell table:number-columns-repeated="1002"/>
        </table:table-row>
        <table:table-row table:style-name="ro2">
          <table:table-cell table:formula="of:=[.A987]+1" office:value-type="float" office:value="986">
            <text:p>98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87]=1;[.$K$3]-([.$K$3]-[.V987])*EXP([.$K$2]);[.V987]*EXP([.$K$2]))" office:value-type="float" office:value="3.03373906071123">
            <text:p>3,033739</text:p>
          </table:table-cell>
          <table:table-cell table:number-columns-repeated="1002"/>
        </table:table-row>
        <table:table-row table:style-name="ro2">
          <table:table-cell table:formula="of:=[.A988]+1" office:value-type="float" office:value="987">
            <text:p>98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88]=1;[.$K$3]-([.$K$3]-[.V988])*EXP([.$K$2]);[.V988]*EXP([.$K$2]))" office:value-type="float" office:value="2.88578186080568">
            <text:p>2,885782</text:p>
          </table:table-cell>
          <table:table-cell table:number-columns-repeated="1002"/>
        </table:table-row>
        <table:table-row table:style-name="ro2">
          <table:table-cell table:formula="of:=[.A989]+1" office:value-type="float" office:value="988">
            <text:p>98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89]=1;[.$K$3]-([.$K$3]-[.V989])*EXP([.$K$2]);[.V989]*EXP([.$K$2]))" office:value-type="float" office:value="2.98889349618521">
            <text:p>2,988893</text:p>
          </table:table-cell>
          <table:table-cell table:number-columns-repeated="1002"/>
        </table:table-row>
        <table:table-row table:style-name="ro2">
          <table:table-cell table:formula="of:=[.A990]+1" office:value-type="float" office:value="989">
            <text:p>98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90]=1;[.$K$3]-([.$K$3]-[.V990])*EXP([.$K$2]);[.V990]*EXP([.$K$2]))" office:value-type="float" office:value="3.08697631776662">
            <text:p>3,086976</text:p>
          </table:table-cell>
          <table:table-cell table:number-columns-repeated="1002"/>
        </table:table-row>
        <table:table-row table:style-name="ro2">
          <table:table-cell table:formula="of:=[.A991]+1" office:value-type="float" office:value="990">
            <text:p>99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91]=1;[.$K$3]-([.$K$3]-[.V991])*EXP([.$K$2]);[.V991]*EXP([.$K$2]))" office:value-type="float" office:value="3.1802755836929">
            <text:p>3,180276</text:p>
          </table:table-cell>
          <table:table-cell table:number-columns-repeated="1002"/>
        </table:table-row>
        <table:table-row table:style-name="ro2">
          <table:table-cell table:formula="of:=[.A992]+1" office:value-type="float" office:value="991">
            <text:p>99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92]=1;[.$K$3]-([.$K$3]-[.V992])*EXP([.$K$2]);[.V992]*EXP([.$K$2]))" office:value-type="float" office:value="3.02517171322987">
            <text:p>3,025172</text:p>
          </table:table-cell>
          <table:table-cell table:number-columns-repeated="1002"/>
        </table:table-row>
        <table:table-row table:style-name="ro2">
          <table:table-cell table:formula="of:=[.A993]+1" office:value-type="float" office:value="992">
            <text:p>99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994]+64*[.B995]+32*[.B996]+16*[.B997]+8*[.B998]+4*[.B999]+2*[.B1000]+[.B1001];2)" office:value-type="string" office:string-value="BB">
            <text:p>BB</text:p>
          </table:table-cell>
          <table:table-cell table:number-columns-repeated="16"/>
          <table:table-cell table:formula="of:=IF([.B993]=1;[.$K$3]-([.$K$3]-[.V993])*EXP([.$K$2]);[.V993]*EXP([.$K$2]))" office:value-type="float" office:value="2.87763234779149">
            <text:p>2,877632</text:p>
          </table:table-cell>
          <table:table-cell table:number-columns-repeated="1002"/>
        </table:table-row>
        <table:table-row table:style-name="ro2">
          <table:table-cell table:formula="of:=[.A994]+1" office:value-type="float" office:value="993">
            <text:p>99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94]=1;[.$K$3]-([.$K$3]-[.V994])*EXP([.$K$2]);[.V994]*EXP([.$K$2]))" office:value-type="float" office:value="2.98114143961077">
            <text:p>2,981141</text:p>
          </table:table-cell>
          <table:table-cell table:number-columns-repeated="1002"/>
        </table:table-row>
        <table:table-row table:style-name="ro2">
          <table:table-cell table:formula="of:=[.A995]+1" office:value-type="float" office:value="994">
            <text:p>99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95]=1;[.$K$3]-([.$K$3]-[.V995])*EXP([.$K$2]);[.V995]*EXP([.$K$2]))" office:value-type="float" office:value="2.83574945595618">
            <text:p>2,835749</text:p>
          </table:table-cell>
          <table:table-cell table:number-columns-repeated="1002"/>
        </table:table-row>
        <table:table-row table:style-name="ro2">
          <table:table-cell table:formula="of:=[.A996]+1" office:value-type="float" office:value="995">
            <text:p>99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96]=1;[.$K$3]-([.$K$3]-[.V996])*EXP([.$K$2]);[.V996]*EXP([.$K$2]))" office:value-type="float" office:value="2.94130120051384">
            <text:p>2,941301</text:p>
          </table:table-cell>
          <table:table-cell table:number-columns-repeated="1002"/>
        </table:table-row>
        <table:table-row table:style-name="ro2">
          <table:table-cell table:formula="of:=[.A997]+1" office:value-type="float" office:value="996">
            <text:p>99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97]=1;[.$K$3]-([.$K$3]-[.V997])*EXP([.$K$2]);[.V997]*EXP([.$K$2]))" office:value-type="float" office:value="3.04170512574447">
            <text:p>3,041705</text:p>
          </table:table-cell>
          <table:table-cell table:number-columns-repeated="1002"/>
        </table:table-row>
        <table:table-row table:style-name="ro2">
          <table:table-cell table:formula="of:=[.A998]+1" office:value-type="float" office:value="997">
            <text:p>99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998]=1;[.$K$3]-([.$K$3]-[.V998])*EXP([.$K$2]);[.V998]*EXP([.$K$2]))" office:value-type="float" office:value="3.13721229375921">
            <text:p>3,137212</text:p>
          </table:table-cell>
          <table:table-cell table:number-columns-repeated="1002"/>
        </table:table-row>
        <table:table-row table:style-name="ro2">
          <table:table-cell table:formula="of:=[.A999]+1" office:value-type="float" office:value="998">
            <text:p>99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999]=1;[.$K$3]-([.$K$3]-[.V999])*EXP([.$K$2]);[.V999]*EXP([.$K$2]))" office:value-type="float" office:value="2.98420864472914">
            <text:p>2,984209</text:p>
          </table:table-cell>
          <table:table-cell table:number-columns-repeated="1002"/>
        </table:table-row>
        <table:table-row table:style-name="ro2">
          <table:table-cell table:formula="of:=[.A1000]+1" office:value-type="float" office:value="999">
            <text:p>99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00]=1;[.$K$3]-([.$K$3]-[.V1000])*EXP([.$K$2]);[.V1000]*EXP([.$K$2]))" office:value-type="float" office:value="3.08251994921219">
            <text:p>3,082520</text:p>
          </table:table-cell>
          <table:table-cell table:number-columns-repeated="1002"/>
        </table:table-row>
        <table:table-row table:style-name="ro2">
          <table:table-cell table:formula="of:=[.A1001]+1"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002]+64*[.B1003]+32*[.B1004]+16*[.B1005]+8*[.B1006]+4*[.B1007]+2*[.B1008]+[.B1009];2)" office:value-type="string" office:string-value="55">
            <text:p>55</text:p>
          </table:table-cell>
          <table:table-cell table:number-columns-repeated="16"/>
          <table:table-cell table:formula="of:=IF([.B1001]=1;[.$K$3]-([.$K$3]-[.V1001])*EXP([.$K$2]);[.V1001]*EXP([.$K$2]))" office:value-type="float" office:value="3.17603655479751">
            <text:p>3,176037</text:p>
          </table:table-cell>
          <table:table-cell table:number-columns-repeated="1002"/>
        </table:table-row>
        <table:table-row table:style-name="ro2">
          <table:table-cell table:formula="of:=[.A1002]+1" office:value-type="float" office:value="1001">
            <text:p>100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02]=1;[.$K$3]-([.$K$3]-[.V1002])*EXP([.$K$2]);[.V1002]*EXP([.$K$2]))" office:value-type="float" office:value="3.02113942421327">
            <text:p>3,021139</text:p>
          </table:table-cell>
          <table:table-cell table:number-columns-repeated="1002"/>
        </table:table-row>
        <table:table-row table:style-name="ro2">
          <table:table-cell table:formula="of:=[.A1003]+1" office:value-type="float" office:value="1002">
            <text:p>100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03]=1;[.$K$3]-([.$K$3]-[.V1003])*EXP([.$K$2]);[.V1003]*EXP([.$K$2]))" office:value-type="float" office:value="3.11764959332723">
            <text:p>3,117650</text:p>
          </table:table-cell>
          <table:table-cell table:number-columns-repeated="1002"/>
        </table:table-row>
        <table:table-row table:style-name="ro2">
          <table:table-cell table:formula="of:=[.A1004]+1" office:value-type="float" office:value="1003">
            <text:p>100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04]=1;[.$K$3]-([.$K$3]-[.V1004])*EXP([.$K$2]);[.V1004]*EXP([.$K$2]))" office:value-type="float" office:value="2.96560002845555">
            <text:p>2,965600</text:p>
          </table:table-cell>
          <table:table-cell table:number-columns-repeated="1002"/>
        </table:table-row>
        <table:table-row table:style-name="ro2">
          <table:table-cell table:formula="of:=[.A1005]+1" office:value-type="float" office:value="1004">
            <text:p>100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05]=1;[.$K$3]-([.$K$3]-[.V1005])*EXP([.$K$2]);[.V1005]*EXP([.$K$2]))" office:value-type="float" office:value="3.0648188858635">
            <text:p>3,064819</text:p>
          </table:table-cell>
          <table:table-cell table:number-columns-repeated="1002"/>
        </table:table-row>
        <table:table-row table:style-name="ro2">
          <table:table-cell table:formula="of:=[.A1006]+1" office:value-type="float" office:value="1005">
            <text:p>100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06]=1;[.$K$3]-([.$K$3]-[.V1006])*EXP([.$K$2]);[.V1006]*EXP([.$K$2]))" office:value-type="float" office:value="2.91534590499886">
            <text:p>2,915346</text:p>
          </table:table-cell>
          <table:table-cell table:number-columns-repeated="1002"/>
        </table:table-row>
        <table:table-row table:style-name="ro2">
          <table:table-cell table:formula="of:=[.A1007]+1" office:value-type="float" office:value="1006">
            <text:p>100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07]=1;[.$K$3]-([.$K$3]-[.V1007])*EXP([.$K$2]);[.V1007]*EXP([.$K$2]))" office:value-type="float" office:value="3.01701568492901">
            <text:p>3,017016</text:p>
          </table:table-cell>
          <table:table-cell table:number-columns-repeated="1002"/>
        </table:table-row>
        <table:table-row table:style-name="ro2">
          <table:table-cell table:formula="of:=[.A1008]+1" office:value-type="float" office:value="1007">
            <text:p>100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08]=1;[.$K$3]-([.$K$3]-[.V1008])*EXP([.$K$2]);[.V1008]*EXP([.$K$2]))" office:value-type="float" office:value="2.86987409368465">
            <text:p>2,869874</text:p>
          </table:table-cell>
          <table:table-cell table:number-columns-repeated="1002"/>
        </table:table-row>
        <table:table-row table:style-name="ro2">
          <table:table-cell table:formula="of:=[.A1009]+1" office:value-type="float" office:value="1008">
            <text:p>100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010]+64*[.B1011]+32*[.B1012]+16*[.B1013]+8*[.B1014]+4*[.B1015]+2*[.B1016]+[.B1017];2)" office:value-type="string" office:string-value="54">
            <text:p>54</text:p>
          </table:table-cell>
          <table:table-cell table:number-columns-repeated="16"/>
          <table:table-cell table:formula="of:=IF([.B1009]=1;[.$K$3]-([.$K$3]-[.V1009])*EXP([.$K$2]);[.V1009]*EXP([.$K$2]))" office:value-type="float" office:value="2.97376156002159">
            <text:p>2,973762</text:p>
          </table:table-cell>
          <table:table-cell table:number-columns-repeated="1002"/>
        </table:table-row>
        <table:table-row table:style-name="ro2">
          <table:table-cell table:formula="of:=[.A1010]+1" office:value-type="float" office:value="1009">
            <text:p>100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10]=1;[.$K$3]-([.$K$3]-[.V1010])*EXP([.$K$2]);[.V1010]*EXP([.$K$2]))" office:value-type="float" office:value="2.82872949734168">
            <text:p>2,828729</text:p>
          </table:table-cell>
          <table:table-cell table:number-columns-repeated="1002"/>
        </table:table-row>
        <table:table-row table:style-name="ro2">
          <table:table-cell table:formula="of:=[.A1011]+1" office:value-type="float" office:value="1010">
            <text:p>101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11]=1;[.$K$3]-([.$K$3]-[.V1011])*EXP([.$K$2]);[.V1011]*EXP([.$K$2]))" office:value-type="float" office:value="2.93462360932095">
            <text:p>2,934624</text:p>
          </table:table-cell>
          <table:table-cell table:number-columns-repeated="1002"/>
        </table:table-row>
        <table:table-row table:style-name="ro2">
          <table:table-cell table:formula="of:=[.A1012]+1" office:value-type="float" office:value="1011">
            <text:p>101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12]=1;[.$K$3]-([.$K$3]-[.V1012])*EXP([.$K$2]);[.V1012]*EXP([.$K$2]))" office:value-type="float" office:value="2.79150032702058">
            <text:p>2,791500</text:p>
          </table:table-cell>
          <table:table-cell table:number-columns-repeated="1002"/>
        </table:table-row>
        <table:table-row table:style-name="ro2">
          <table:table-cell table:formula="of:=[.A1013]+1" office:value-type="float" office:value="1012">
            <text:p>101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13]=1;[.$K$3]-([.$K$3]-[.V1013])*EXP([.$K$2]);[.V1013]*EXP([.$K$2]))" office:value-type="float" office:value="2.89921012706177">
            <text:p>2,899210</text:p>
          </table:table-cell>
          <table:table-cell table:number-columns-repeated="1002"/>
        </table:table-row>
        <table:table-row table:style-name="ro2">
          <table:table-cell table:formula="of:=[.A1014]+1" office:value-type="float" office:value="1013">
            <text:p>101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14]=1;[.$K$3]-([.$K$3]-[.V1014])*EXP([.$K$2]);[.V1014]*EXP([.$K$2]))" office:value-type="float" office:value="2.75781398067161">
            <text:p>2,757814</text:p>
          </table:table-cell>
          <table:table-cell table:number-columns-repeated="1002"/>
        </table:table-row>
        <table:table-row table:style-name="ro2">
          <table:table-cell table:formula="of:=[.A1015]+1" office:value-type="float" office:value="1014">
            <text:p>101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15]=1;[.$K$3]-([.$K$3]-[.V1015])*EXP([.$K$2]);[.V1015]*EXP([.$K$2]))" office:value-type="float" office:value="2.8671666832107">
            <text:p>2,867167</text:p>
          </table:table-cell>
          <table:table-cell table:number-columns-repeated="1002"/>
        </table:table-row>
        <table:table-row table:style-name="ro2">
          <table:table-cell table:formula="of:=[.A1016]+1" office:value-type="float" office:value="1015">
            <text:p>101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16]=1;[.$K$3]-([.$K$3]-[.V1016])*EXP([.$K$2]);[.V1016]*EXP([.$K$2]))" office:value-type="float" office:value="2.72733331401814">
            <text:p>2,727333</text:p>
          </table:table-cell>
          <table:table-cell table:number-columns-repeated="1002"/>
        </table:table-row>
        <table:table-row table:style-name="ro2">
          <table:table-cell table:formula="of:=[.A1017]+1" office:value-type="float" office:value="1016">
            <text:p>101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018]+64*[.B1019]+32*[.B1020]+16*[.B1021]+8*[.B1022]+4*[.B1023]+2*[.B1024]+[.B1025];2)" office:value-type="string" office:string-value="94">
            <text:p>94</text:p>
          </table:table-cell>
          <table:table-cell table:number-columns-repeated="16"/>
          <table:table-cell table:formula="of:=IF([.B1017]=1;[.$K$3]-([.$K$3]-[.V1017])*EXP([.$K$2]);[.V1017]*EXP([.$K$2]))" office:value-type="float" office:value="2.5943196987151">
            <text:p>2,594320</text:p>
          </table:table-cell>
          <table:table-cell table:number-columns-repeated="1002"/>
        </table:table-row>
        <table:table-row table:style-name="ro2">
          <table:table-cell table:formula="of:=[.A1018]+1" office:value-type="float" office:value="1017">
            <text:p>101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18]=1;[.$K$3]-([.$K$3]-[.V1018])*EXP([.$K$2]);[.V1018]*EXP([.$K$2]))" office:value-type="float" office:value="2.71164611147606">
            <text:p>2,711646</text:p>
          </table:table-cell>
          <table:table-cell table:number-columns-repeated="1002"/>
        </table:table-row>
        <table:table-row table:style-name="ro2">
          <table:table-cell table:formula="of:=[.A1019]+1" office:value-type="float" office:value="1018">
            <text:p>101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19]=1;[.$K$3]-([.$K$3]-[.V1019])*EXP([.$K$2]);[.V1019]*EXP([.$K$2]))" office:value-type="float" office:value="2.57939757006897">
            <text:p>2,579398</text:p>
          </table:table-cell>
          <table:table-cell table:number-columns-repeated="1002"/>
        </table:table-row>
        <table:table-row table:style-name="ro2">
          <table:table-cell table:formula="of:=[.A1020]+1" office:value-type="float" office:value="1019">
            <text:p>101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20]=1;[.$K$3]-([.$K$3]-[.V1020])*EXP([.$K$2]);[.V1020]*EXP([.$K$2]))" office:value-type="float" office:value="2.45359886613525">
            <text:p>2,453599</text:p>
          </table:table-cell>
          <table:table-cell table:number-columns-repeated="1002"/>
        </table:table-row>
        <table:table-row table:style-name="ro2">
          <table:table-cell table:formula="of:=[.A1021]+1" office:value-type="float" office:value="1020">
            <text:p>102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21]=1;[.$K$3]-([.$K$3]-[.V1021])*EXP([.$K$2]);[.V1021]*EXP([.$K$2]))" office:value-type="float" office:value="2.57778831488587">
            <text:p>2,577788</text:p>
          </table:table-cell>
          <table:table-cell table:number-columns-repeated="1002"/>
        </table:table-row>
        <table:table-row table:style-name="ro2">
          <table:table-cell table:formula="of:=[.A1022]+1" office:value-type="float" office:value="1021">
            <text:p>102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22]=1;[.$K$3]-([.$K$3]-[.V1022])*EXP([.$K$2]);[.V1022]*EXP([.$K$2]))" office:value-type="float" office:value="2.45206809525355">
            <text:p>2,452068</text:p>
          </table:table-cell>
          <table:table-cell table:number-columns-repeated="1002"/>
        </table:table-row>
        <table:table-row table:style-name="ro2">
          <table:table-cell table:formula="of:=[.A1023]+1" office:value-type="float" office:value="1022">
            <text:p>102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23]=1;[.$K$3]-([.$K$3]-[.V1023])*EXP([.$K$2]);[.V1023]*EXP([.$K$2]))" office:value-type="float" office:value="2.57633220058102">
            <text:p>2,576332</text:p>
          </table:table-cell>
          <table:table-cell table:number-columns-repeated="1002"/>
        </table:table-row>
        <table:table-row table:style-name="ro2">
          <table:table-cell table:formula="of:=[.A1024]+1" office:value-type="float" office:value="1023">
            <text:p>102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24]=1;[.$K$3]-([.$K$3]-[.V1024])*EXP([.$K$2]);[.V1024]*EXP([.$K$2]))" office:value-type="float" office:value="2.45068299648135">
            <text:p>2,450683</text:p>
          </table:table-cell>
          <table:table-cell table:number-columns-repeated="1002"/>
        </table:table-row>
        <table:table-row table:style-name="ro2">
          <table:table-cell table:formula="of:=[.A1025]+1"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026]+64*[.B1027]+32*[.B1028]+16*[.B1029]+8*[.B1030]+4*[.B1031]+2*[.B1032]+[.B1033];2)" office:value-type="string" office:string-value="C5">
            <text:p>C5</text:p>
          </table:table-cell>
          <table:table-cell table:number-columns-repeated="16"/>
          <table:table-cell table:formula="of:=IF([.B1025]=1;[.$K$3]-([.$K$3]-[.V1025])*EXP([.$K$2]);[.V1025]*EXP([.$K$2]))" office:value-type="float" office:value="2.33116177637664">
            <text:p>2,331162</text:p>
          </table:table-cell>
          <table:table-cell table:number-columns-repeated="1002"/>
        </table:table-row>
        <table:table-row table:style-name="ro2">
          <table:table-cell table:formula="of:=[.A1026]+1" office:value-type="float" office:value="1025">
            <text:p>102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26]=1;[.$K$3]-([.$K$3]-[.V1026])*EXP([.$K$2]);[.V1026]*EXP([.$K$2]))" office:value-type="float" office:value="2.46132255245724">
            <text:p>2,461323</text:p>
          </table:table-cell>
          <table:table-cell table:number-columns-repeated="1002"/>
        </table:table-row>
        <table:table-row table:style-name="ro2">
          <table:table-cell table:formula="of:=[.A1027]+1" office:value-type="float" office:value="1026">
            <text:p>102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27]=1;[.$K$3]-([.$K$3]-[.V1027])*EXP([.$K$2]);[.V1027]*EXP([.$K$2]))" office:value-type="float" office:value="2.58513531258096">
            <text:p>2,585135</text:p>
          </table:table-cell>
          <table:table-cell table:number-columns-repeated="1002"/>
        </table:table-row>
        <table:table-row table:style-name="ro2">
          <table:table-cell table:formula="of:=[.A1028]+1" office:value-type="float" office:value="1027">
            <text:p>102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28]=1;[.$K$3]-([.$K$3]-[.V1028])*EXP([.$K$2]);[.V1028]*EXP([.$K$2]))" office:value-type="float" office:value="2.45905677564286">
            <text:p>2,459057</text:p>
          </table:table-cell>
          <table:table-cell table:number-columns-repeated="1002"/>
        </table:table-row>
        <table:table-row table:style-name="ro2">
          <table:table-cell table:formula="of:=[.A1029]+1" office:value-type="float" office:value="1028">
            <text:p>102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29]=1;[.$K$3]-([.$K$3]-[.V1029])*EXP([.$K$2]);[.V1029]*EXP([.$K$2]))" office:value-type="float" office:value="2.33912716150934">
            <text:p>2,339127</text:p>
          </table:table-cell>
          <table:table-cell table:number-columns-repeated="1002"/>
        </table:table-row>
        <table:table-row table:style-name="ro2">
          <table:table-cell table:formula="of:=[.A1030]+1" office:value-type="float" office:value="1029">
            <text:p>102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30]=1;[.$K$3]-([.$K$3]-[.V1030])*EXP([.$K$2]);[.V1030]*EXP([.$K$2]))" office:value-type="float" office:value="2.22504658367652">
            <text:p>2,225047</text:p>
          </table:table-cell>
          <table:table-cell table:number-columns-repeated="1002"/>
        </table:table-row>
        <table:table-row table:style-name="ro2">
          <table:table-cell table:formula="of:=[.A1031]+1" office:value-type="float" office:value="1030">
            <text:p>103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31]=1;[.$K$3]-([.$K$3]-[.V1031])*EXP([.$K$2]);[.V1031]*EXP([.$K$2]))" office:value-type="float" office:value="2.36038265877432">
            <text:p>2,360383</text:p>
          </table:table-cell>
          <table:table-cell table:number-columns-repeated="1002"/>
        </table:table-row>
        <table:table-row table:style-name="ro2">
          <table:table-cell table:formula="of:=[.A1032]+1" office:value-type="float" office:value="1031">
            <text:p>103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32]=1;[.$K$3]-([.$K$3]-[.V1032])*EXP([.$K$2]);[.V1032]*EXP([.$K$2]))" office:value-type="float" office:value="2.24526543810736">
            <text:p>2,245265</text:p>
          </table:table-cell>
          <table:table-cell table:number-columns-repeated="1002"/>
        </table:table-row>
        <table:table-row table:style-name="ro2">
          <table:table-cell table:formula="of:=[.A1033]+1" office:value-type="float" office:value="1032">
            <text:p>103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034]+64*[.B1035]+32*[.B1036]+16*[.B1037]+8*[.B1038]+4*[.B1039]+2*[.B1040]+[.B1041];2)" office:value-type="string" office:string-value="24">
            <text:p>24</text:p>
          </table:table-cell>
          <table:table-cell table:number-columns-repeated="16"/>
          <table:table-cell table:formula="of:=IF([.B1033]=1;[.$K$3]-([.$K$3]-[.V1033])*EXP([.$K$2]);[.V1033]*EXP([.$K$2]))" office:value-type="float" office:value="2.37961542803864">
            <text:p>2,379615</text:p>
          </table:table-cell>
          <table:table-cell table:number-columns-repeated="1002"/>
        </table:table-row>
        <table:table-row table:style-name="ro2">
          <table:table-cell table:formula="of:=[.A1034]+1" office:value-type="float" office:value="1033">
            <text:p>103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34]=1;[.$K$3]-([.$K$3]-[.V1034])*EXP([.$K$2]);[.V1034]*EXP([.$K$2]))" office:value-type="float" office:value="2.26356021414622">
            <text:p>2,263560</text:p>
          </table:table-cell>
          <table:table-cell table:number-columns-repeated="1002"/>
        </table:table-row>
        <table:table-row table:style-name="ro2">
          <table:table-cell table:formula="of:=[.A1035]+1" office:value-type="float" office:value="1034">
            <text:p>103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35]=1;[.$K$3]-([.$K$3]-[.V1035])*EXP([.$K$2]);[.V1035]*EXP([.$K$2]))" office:value-type="float" office:value="2.15316507982502">
            <text:p>2,153165</text:p>
          </table:table-cell>
          <table:table-cell table:number-columns-repeated="1002"/>
        </table:table-row>
        <table:table-row table:style-name="ro2">
          <table:table-cell table:formula="of:=[.A1036]+1" office:value-type="float" office:value="1035">
            <text:p>103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36]=1;[.$K$3]-([.$K$3]-[.V1036])*EXP([.$K$2]);[.V1036]*EXP([.$K$2]))" office:value-type="float" office:value="2.29200685723342">
            <text:p>2,292007</text:p>
          </table:table-cell>
          <table:table-cell table:number-columns-repeated="1002"/>
        </table:table-row>
        <table:table-row table:style-name="ro2">
          <table:table-cell table:formula="of:=[.A1037]+1" office:value-type="float" office:value="1036">
            <text:p>103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37]=1;[.$K$3]-([.$K$3]-[.V1037])*EXP([.$K$2]);[.V1037]*EXP([.$K$2]))" office:value-type="float" office:value="2.18022436375783">
            <text:p>2,180224</text:p>
          </table:table-cell>
          <table:table-cell table:number-columns-repeated="1002"/>
        </table:table-row>
        <table:table-row table:style-name="ro2">
          <table:table-cell table:formula="of:=[.A1038]+1" office:value-type="float" office:value="1037">
            <text:p>103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38]=1;[.$K$3]-([.$K$3]-[.V1038])*EXP([.$K$2]);[.V1038]*EXP([.$K$2]))" office:value-type="float" office:value="2.0738935668198">
            <text:p>2,073894</text:p>
          </table:table-cell>
          <table:table-cell table:number-columns-repeated="1002"/>
        </table:table-row>
        <table:table-row table:style-name="ro2">
          <table:table-cell table:formula="of:=[.A1039]+1" office:value-type="float" office:value="1038">
            <text:p>103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39]=1;[.$K$3]-([.$K$3]-[.V1039])*EXP([.$K$2]);[.V1039]*EXP([.$K$2]))" office:value-type="float" office:value="2.21660146153816">
            <text:p>2,216601</text:p>
          </table:table-cell>
          <table:table-cell table:number-columns-repeated="1002"/>
        </table:table-row>
        <table:table-row table:style-name="ro2">
          <table:table-cell table:formula="of:=[.A1040]+1" office:value-type="float" office:value="1039">
            <text:p>103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40]=1;[.$K$3]-([.$K$3]-[.V1040])*EXP([.$K$2]);[.V1040]*EXP([.$K$2]))" office:value-type="float" office:value="2.10849653260638">
            <text:p>2,108497</text:p>
          </table:table-cell>
          <table:table-cell table:number-columns-repeated="1002"/>
        </table:table-row>
        <table:table-row table:style-name="ro2">
          <table:table-cell table:formula="of:=[.A1041]+1" office:value-type="float" office:value="1040">
            <text:p>104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042]+64*[.B1043]+32*[.B1044]+16*[.B1045]+8*[.B1046]+4*[.B1047]+2*[.B1048]+[.B1049];2)" office:value-type="string" office:string-value="91">
            <text:p>91</text:p>
          </table:table-cell>
          <table:table-cell table:number-columns-repeated="16"/>
          <table:table-cell table:formula="of:=IF([.B1041]=1;[.$K$3]-([.$K$3]-[.V1041])*EXP([.$K$2]);[.V1041]*EXP([.$K$2]))" office:value-type="float" office:value="2.00566394327292">
            <text:p>2,005664</text:p>
          </table:table-cell>
          <table:table-cell table:number-columns-repeated="1002"/>
        </table:table-row>
        <table:table-row table:style-name="ro2">
          <table:table-cell table:formula="of:=[.A1042]+1" office:value-type="float" office:value="1041">
            <text:p>104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42]=1;[.$K$3]-([.$K$3]-[.V1042])*EXP([.$K$2]);[.V1042]*EXP([.$K$2]))" office:value-type="float" office:value="2.15169943599776">
            <text:p>2,151699</text:p>
          </table:table-cell>
          <table:table-cell table:number-columns-repeated="1002"/>
        </table:table-row>
        <table:table-row table:style-name="ro2">
          <table:table-cell table:formula="of:=[.A1043]+1" office:value-type="float" office:value="1042">
            <text:p>104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43]=1;[.$K$3]-([.$K$3]-[.V1043])*EXP([.$K$2]);[.V1043]*EXP([.$K$2]))" office:value-type="float" office:value="2.04675981620266">
            <text:p>2,046760</text:p>
          </table:table-cell>
          <table:table-cell table:number-columns-repeated="1002"/>
        </table:table-row>
        <table:table-row table:style-name="ro2">
          <table:table-cell table:formula="of:=[.A1044]+1" office:value-type="float" office:value="1043">
            <text:p>104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44]=1;[.$K$3]-([.$K$3]-[.V1044])*EXP([.$K$2]);[.V1044]*EXP([.$K$2]))" office:value-type="float" office:value="1.94693816205765">
            <text:p>1,946938</text:p>
          </table:table-cell>
          <table:table-cell table:number-columns-repeated="1002"/>
        </table:table-row>
        <table:table-row table:style-name="ro2">
          <table:table-cell table:formula="of:=[.A1045]+1" office:value-type="float" office:value="1044">
            <text:p>104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45]=1;[.$K$3]-([.$K$3]-[.V1045])*EXP([.$K$2]);[.V1045]*EXP([.$K$2]))" office:value-type="float" office:value="2.095837744929">
            <text:p>2,095838</text:p>
          </table:table-cell>
          <table:table-cell table:number-columns-repeated="1002"/>
        </table:table-row>
        <table:table-row table:style-name="ro2">
          <table:table-cell table:formula="of:=[.A1046]+1" office:value-type="float" office:value="1045">
            <text:p>104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46]=1;[.$K$3]-([.$K$3]-[.V1046])*EXP([.$K$2]);[.V1046]*EXP([.$K$2]))" office:value-type="float" office:value="1.99362253195569">
            <text:p>1,993623</text:p>
          </table:table-cell>
          <table:table-cell table:number-columns-repeated="1002"/>
        </table:table-row>
        <table:table-row table:style-name="ro2">
          <table:table-cell table:formula="of:=[.A1047]+1" office:value-type="float" office:value="1046">
            <text:p>104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47]=1;[.$K$3]-([.$K$3]-[.V1047])*EXP([.$K$2]);[.V1047]*EXP([.$K$2]))" office:value-type="float" office:value="1.89639241374387">
            <text:p>1,896392</text:p>
          </table:table-cell>
          <table:table-cell table:number-columns-repeated="1002"/>
        </table:table-row>
        <table:table-row table:style-name="ro2">
          <table:table-cell table:formula="of:=[.A1048]+1" office:value-type="float" office:value="1047">
            <text:p>104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48]=1;[.$K$3]-([.$K$3]-[.V1048])*EXP([.$K$2]);[.V1048]*EXP([.$K$2]))" office:value-type="float" office:value="1.8039042643531">
            <text:p>1,803904</text:p>
          </table:table-cell>
          <table:table-cell table:number-columns-repeated="1002"/>
        </table:table-row>
        <table:table-row table:style-name="ro2">
          <table:table-cell table:formula="of:=[.A1049]+1" office:value-type="float" office:value="1048">
            <text:p>104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050]+64*[.B1051]+32*[.B1052]+16*[.B1053]+8*[.B1054]+4*[.B1055]+2*[.B1056]+[.B1057];2)" office:value-type="string" office:string-value="24">
            <text:p>24</text:p>
          </table:table-cell>
          <table:table-cell table:number-columns-repeated="16"/>
          <table:table-cell table:formula="of:=IF([.B1049]=1;[.$K$3]-([.$K$3]-[.V1049])*EXP([.$K$2]);[.V1049]*EXP([.$K$2]))" office:value-type="float" office:value="1.95977969273141">
            <text:p>1,959780</text:p>
          </table:table-cell>
          <table:table-cell table:number-columns-repeated="1002"/>
        </table:table-row>
        <table:table-row table:style-name="ro2">
          <table:table-cell table:formula="of:=[.A1050]+1" office:value-type="float" office:value="1049">
            <text:p>104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50]=1;[.$K$3]-([.$K$3]-[.V1050])*EXP([.$K$2]);[.V1050]*EXP([.$K$2]))" office:value-type="float" office:value="1.86420010926509">
            <text:p>1,864200</text:p>
          </table:table-cell>
          <table:table-cell table:number-columns-repeated="1002"/>
        </table:table-row>
        <table:table-row table:style-name="ro2">
          <table:table-cell table:formula="of:=[.A1051]+1" office:value-type="float" office:value="1050">
            <text:p>105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51]=1;[.$K$3]-([.$K$3]-[.V1051])*EXP([.$K$2]);[.V1051]*EXP([.$K$2]))" office:value-type="float" office:value="1.7732819970904">
            <text:p>1,773282</text:p>
          </table:table-cell>
          <table:table-cell table:number-columns-repeated="1002"/>
        </table:table-row>
        <table:table-row table:style-name="ro2">
          <table:table-cell table:formula="of:=[.A1052]+1" office:value-type="float" office:value="1051">
            <text:p>105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52]=1;[.$K$3]-([.$K$3]-[.V1052])*EXP([.$K$2]);[.V1052]*EXP([.$K$2]))" office:value-type="float" office:value="1.93065089106621">
            <text:p>1,930651</text:p>
          </table:table-cell>
          <table:table-cell table:number-columns-repeated="1002"/>
        </table:table-row>
        <table:table-row table:style-name="ro2">
          <table:table-cell table:formula="of:=[.A1053]+1" office:value-type="float" office:value="1052">
            <text:p>105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53]=1;[.$K$3]-([.$K$3]-[.V1053])*EXP([.$K$2]);[.V1053]*EXP([.$K$2]))" office:value-type="float" office:value="1.8364919360207">
            <text:p>1,836492</text:p>
          </table:table-cell>
          <table:table-cell table:number-columns-repeated="1002"/>
        </table:table-row>
        <table:table-row table:style-name="ro2">
          <table:table-cell table:formula="of:=[.A1054]+1" office:value-type="float" office:value="1053">
            <text:p>105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54]=1;[.$K$3]-([.$K$3]-[.V1054])*EXP([.$K$2]);[.V1054]*EXP([.$K$2]))" office:value-type="float" office:value="1.74692516740117">
            <text:p>1,746925</text:p>
          </table:table-cell>
          <table:table-cell table:number-columns-repeated="1002"/>
        </table:table-row>
        <table:table-row table:style-name="ro2">
          <table:table-cell table:formula="of:=[.A1055]+1" office:value-type="float" office:value="1054">
            <text:p>105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55]=1;[.$K$3]-([.$K$3]-[.V1055])*EXP([.$K$2]);[.V1055]*EXP([.$K$2]))" office:value-type="float" office:value="1.90557949912926">
            <text:p>1,905579</text:p>
          </table:table-cell>
          <table:table-cell table:number-columns-repeated="1002"/>
        </table:table-row>
        <table:table-row table:style-name="ro2">
          <table:table-cell table:formula="of:=[.A1056]+1" office:value-type="float" office:value="1055">
            <text:p>105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56]=1;[.$K$3]-([.$K$3]-[.V1056])*EXP([.$K$2]);[.V1056]*EXP([.$K$2]))" office:value-type="float" office:value="1.81264329029708">
            <text:p>1,812643</text:p>
          </table:table-cell>
          <table:table-cell table:number-columns-repeated="1002"/>
        </table:table-row>
        <table:table-row table:style-name="ro2">
          <table:table-cell table:formula="of:=[.A1057]+1" office:value-type="float" office:value="1056">
            <text:p>105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058]+64*[.B1059]+32*[.B1060]+16*[.B1061]+8*[.B1062]+4*[.B1063]+2*[.B1064]+[.B1065];2)" office:value-type="string" office:string-value="A5">
            <text:p>A5</text:p>
          </table:table-cell>
          <table:table-cell table:number-columns-repeated="16"/>
          <table:table-cell table:formula="of:=IF([.B1057]=1;[.$K$3]-([.$K$3]-[.V1057])*EXP([.$K$2]);[.V1057]*EXP([.$K$2]))" office:value-type="float" office:value="1.72423963385438">
            <text:p>1,724240</text:p>
          </table:table-cell>
          <table:table-cell table:number-columns-repeated="1002"/>
        </table:table-row>
        <table:table-row table:style-name="ro2">
          <table:table-cell table:formula="of:=[.A1058]+1" office:value-type="float" office:value="1057">
            <text:p>105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58]=1;[.$K$3]-([.$K$3]-[.V1058])*EXP([.$K$2]);[.V1058]*EXP([.$K$2]))" office:value-type="float" office:value="1.88400035210905">
            <text:p>1,884000</text:p>
          </table:table-cell>
          <table:table-cell table:number-columns-repeated="1002"/>
        </table:table-row>
        <table:table-row table:style-name="ro2">
          <table:table-cell table:formula="of:=[.A1059]+1" office:value-type="float" office:value="1058">
            <text:p>105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59]=1;[.$K$3]-([.$K$3]-[.V1059])*EXP([.$K$2]);[.V1059]*EXP([.$K$2]))" office:value-type="float" office:value="1.79211657069583">
            <text:p>1,792117</text:p>
          </table:table-cell>
          <table:table-cell table:number-columns-repeated="1002"/>
        </table:table-row>
        <table:table-row table:style-name="ro2">
          <table:table-cell table:formula="of:=[.A1060]+1" office:value-type="float" office:value="1059">
            <text:p>105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60]=1;[.$K$3]-([.$K$3]-[.V1060])*EXP([.$K$2]);[.V1060]*EXP([.$K$2]))" office:value-type="float" office:value="1.94856689167762">
            <text:p>1,948567</text:p>
          </table:table-cell>
          <table:table-cell table:number-columns-repeated="1002"/>
        </table:table-row>
        <table:table-row table:style-name="ro2">
          <table:table-cell table:formula="of:=[.A1061]+1" office:value-type="float" office:value="1060">
            <text:p>106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61]=1;[.$K$3]-([.$K$3]-[.V1061])*EXP([.$K$2]);[.V1061]*EXP([.$K$2]))" office:value-type="float" office:value="1.85353416297165">
            <text:p>1,853534</text:p>
          </table:table-cell>
          <table:table-cell table:number-columns-repeated="1002"/>
        </table:table-row>
        <table:table-row table:style-name="ro2">
          <table:table-cell table:formula="of:=[.A1062]+1" office:value-type="float" office:value="1061">
            <text:p>106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62]=1;[.$K$3]-([.$K$3]-[.V1062])*EXP([.$K$2]);[.V1062]*EXP([.$K$2]))" office:value-type="float" office:value="1.76313623513593">
            <text:p>1,763136</text:p>
          </table:table-cell>
          <table:table-cell table:number-columns-repeated="1002"/>
        </table:table-row>
        <table:table-row table:style-name="ro2">
          <table:table-cell table:formula="of:=[.A1063]+1" office:value-type="float" office:value="1062">
            <text:p>106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63]=1;[.$K$3]-([.$K$3]-[.V1063])*EXP([.$K$2]);[.V1063]*EXP([.$K$2]))" office:value-type="float" office:value="1.92099994376114">
            <text:p>1,921000</text:p>
          </table:table-cell>
          <table:table-cell table:number-columns-repeated="1002"/>
        </table:table-row>
        <table:table-row table:style-name="ro2">
          <table:table-cell table:formula="of:=[.A1064]+1" office:value-type="float" office:value="1063">
            <text:p>106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64]=1;[.$K$3]-([.$K$3]-[.V1064])*EXP([.$K$2]);[.V1064]*EXP([.$K$2]))" office:value-type="float" office:value="1.82731167096981">
            <text:p>1,827312</text:p>
          </table:table-cell>
          <table:table-cell table:number-columns-repeated="1002"/>
        </table:table-row>
        <table:table-row table:style-name="ro2">
          <table:table-cell table:formula="of:=[.A1065]+1" office:value-type="float" office:value="1064">
            <text:p>106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066]+64*[.B1067]+32*[.B1068]+16*[.B1069]+8*[.B1070]+4*[.B1071]+2*[.B1072]+[.B1073];2)" office:value-type="string" office:string-value="55">
            <text:p>55</text:p>
          </table:table-cell>
          <table:table-cell table:number-columns-repeated="16"/>
          <table:table-cell table:formula="of:=IF([.B1065]=1;[.$K$3]-([.$K$3]-[.V1065])*EXP([.$K$2]);[.V1065]*EXP([.$K$2]))" office:value-type="float" office:value="1.98204550665648">
            <text:p>1,982046</text:p>
          </table:table-cell>
          <table:table-cell table:number-columns-repeated="1002"/>
        </table:table-row>
        <table:table-row table:style-name="ro2">
          <table:table-cell table:formula="of:=[.A1066]+1" office:value-type="float" office:value="1065">
            <text:p>106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66]=1;[.$K$3]-([.$K$3]-[.V1066])*EXP([.$K$2]);[.V1066]*EXP([.$K$2]))" office:value-type="float" office:value="1.88538000663107">
            <text:p>1,885380</text:p>
          </table:table-cell>
          <table:table-cell table:number-columns-repeated="1002"/>
        </table:table-row>
        <table:table-row table:style-name="ro2">
          <table:table-cell table:formula="of:=[.A1067]+1" office:value-type="float" office:value="1066">
            <text:p>106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67]=1;[.$K$3]-([.$K$3]-[.V1067])*EXP([.$K$2]);[.V1067]*EXP([.$K$2]))" office:value-type="float" office:value="2.03728181616926">
            <text:p>2,037282</text:p>
          </table:table-cell>
          <table:table-cell table:number-columns-repeated="1002"/>
        </table:table-row>
        <table:table-row table:style-name="ro2">
          <table:table-cell table:formula="of:=[.A1068]+1" office:value-type="float" office:value="1067">
            <text:p>106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68]=1;[.$K$3]-([.$K$3]-[.V1068])*EXP([.$K$2]);[.V1068]*EXP([.$K$2]))" office:value-type="float" office:value="1.93792240954045">
            <text:p>1,937922</text:p>
          </table:table-cell>
          <table:table-cell table:number-columns-repeated="1002"/>
        </table:table-row>
        <table:table-row table:style-name="ro2">
          <table:table-cell table:formula="of:=[.A1069]+1" office:value-type="float" office:value="1068">
            <text:p>106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69]=1;[.$K$3]-([.$K$3]-[.V1069])*EXP([.$K$2]);[.V1069]*EXP([.$K$2]))" office:value-type="float" office:value="2.08726169585063">
            <text:p>2,087262</text:p>
          </table:table-cell>
          <table:table-cell table:number-columns-repeated="1002"/>
        </table:table-row>
        <table:table-row table:style-name="ro2">
          <table:table-cell table:formula="of:=[.A1070]+1" office:value-type="float" office:value="1069">
            <text:p>106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70]=1;[.$K$3]-([.$K$3]-[.V1070])*EXP([.$K$2]);[.V1070]*EXP([.$K$2]))" office:value-type="float" office:value="1.98546474172638">
            <text:p>1,985465</text:p>
          </table:table-cell>
          <table:table-cell table:number-columns-repeated="1002"/>
        </table:table-row>
        <table:table-row table:style-name="ro2">
          <table:table-cell table:formula="of:=[.A1071]+1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71]=1;[.$K$3]-([.$K$3]-[.V1071])*EXP([.$K$2]);[.V1071]*EXP([.$K$2]))" office:value-type="float" office:value="2.13248536113527">
            <text:p>2,132485</text:p>
          </table:table-cell>
          <table:table-cell table:number-columns-repeated="1002"/>
        </table:table-row>
        <table:table-row table:style-name="ro2">
          <table:table-cell table:formula="of:=[.A1072]+1" office:value-type="float" office:value="1071">
            <text:p>107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72]=1;[.$K$3]-([.$K$3]-[.V1072])*EXP([.$K$2]);[.V1072]*EXP([.$K$2]))" office:value-type="float" office:value="2.0284828228289">
            <text:p>2,028483</text:p>
          </table:table-cell>
          <table:table-cell table:number-columns-repeated="1002"/>
        </table:table-row>
        <table:table-row table:style-name="ro2">
          <table:table-cell table:formula="of:=[.A1073]+1" office:value-type="float" office:value="1072">
            <text:p>107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074]+64*[.B1075]+32*[.B1076]+16*[.B1077]+8*[.B1078]+4*[.B1079]+2*[.B1080]+[.B1081];2)" office:value-type="string" office:string-value="5A">
            <text:p>5A</text:p>
          </table:table-cell>
          <table:table-cell table:number-columns-repeated="16"/>
          <table:table-cell table:formula="of:=IF([.B1073]=1;[.$K$3]-([.$K$3]-[.V1073])*EXP([.$K$2]);[.V1073]*EXP([.$K$2]))" office:value-type="float" office:value="2.17340542566555">
            <text:p>2,173405</text:p>
          </table:table-cell>
          <table:table-cell table:number-columns-repeated="1002"/>
        </table:table-row>
        <table:table-row table:style-name="ro2">
          <table:table-cell table:formula="of:=[.A1074]+1" office:value-type="float" office:value="1073">
            <text:p>107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74]=1;[.$K$3]-([.$K$3]-[.V1074])*EXP([.$K$2]);[.V1074]*EXP([.$K$2]))" office:value-type="float" office:value="2.06740719226257">
            <text:p>2,067407</text:p>
          </table:table-cell>
          <table:table-cell table:number-columns-repeated="1002"/>
        </table:table-row>
        <table:table-row table:style-name="ro2">
          <table:table-cell table:formula="of:=[.A1075]+1" office:value-type="float" office:value="1074">
            <text:p>107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75]=1;[.$K$3]-([.$K$3]-[.V1075])*EXP([.$K$2]);[.V1075]*EXP([.$K$2]))" office:value-type="float" office:value="2.21043143120099">
            <text:p>2,210431</text:p>
          </table:table-cell>
          <table:table-cell table:number-columns-repeated="1002"/>
        </table:table-row>
        <table:table-row table:style-name="ro2">
          <table:table-cell table:formula="of:=[.A1076]+1" office:value-type="float" office:value="1075">
            <text:p>107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76]=1;[.$K$3]-([.$K$3]-[.V1076])*EXP([.$K$2]);[.V1076]*EXP([.$K$2]))" office:value-type="float" office:value="2.10262741819961">
            <text:p>2,102627</text:p>
          </table:table-cell>
          <table:table-cell table:number-columns-repeated="1002"/>
        </table:table-row>
        <table:table-row table:style-name="ro2">
          <table:table-cell table:formula="of:=[.A1077]+1" office:value-type="float" office:value="1076">
            <text:p>107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77]=1;[.$K$3]-([.$K$3]-[.V1077])*EXP([.$K$2]);[.V1077]*EXP([.$K$2]))" office:value-type="float" office:value="2.24393394644987">
            <text:p>2,243934</text:p>
          </table:table-cell>
          <table:table-cell table:number-columns-repeated="1002"/>
        </table:table-row>
        <table:table-row table:style-name="ro2">
          <table:table-cell table:formula="of:=[.A1078]+1" office:value-type="float" office:value="1077">
            <text:p>107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78]=1;[.$K$3]-([.$K$3]-[.V1078])*EXP([.$K$2]);[.V1078]*EXP([.$K$2]))" office:value-type="float" office:value="2.37834887399555">
            <text:p>2,378349</text:p>
          </table:table-cell>
          <table:table-cell table:number-columns-repeated="1002"/>
        </table:table-row>
        <table:table-row table:style-name="ro2">
          <table:table-cell table:formula="of:=[.A1079]+1" office:value-type="float" office:value="1078">
            <text:p>107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79]=1;[.$K$3]-([.$K$3]-[.V1079])*EXP([.$K$2]);[.V1079]*EXP([.$K$2]))" office:value-type="float" office:value="2.26235543067271">
            <text:p>2,262355</text:p>
          </table:table-cell>
          <table:table-cell table:number-columns-repeated="1002"/>
        </table:table-row>
        <table:table-row table:style-name="ro2">
          <table:table-cell table:formula="of:=[.A1080]+1" office:value-type="float" office:value="1079">
            <text:p>107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80]=1;[.$K$3]-([.$K$3]-[.V1080])*EXP([.$K$2]);[.V1080]*EXP([.$K$2]))" office:value-type="float" office:value="2.3958719318313">
            <text:p>2,395872</text:p>
          </table:table-cell>
          <table:table-cell table:number-columns-repeated="1002"/>
        </table:table-row>
        <table:table-row table:style-name="ro2">
          <table:table-cell table:formula="of:=[.A1081]+1" office:value-type="float" office:value="1080">
            <text:p>108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082]+64*[.B1083]+32*[.B1084]+16*[.B1085]+8*[.B1086]+4*[.B1087]+2*[.B1088]+[.B1089];2)" office:value-type="string" office:string-value="D6">
            <text:p>D6</text:p>
          </table:table-cell>
          <table:table-cell table:number-columns-repeated="16"/>
          <table:table-cell table:formula="of:=IF([.B1081]=1;[.$K$3]-([.$K$3]-[.V1081])*EXP([.$K$2]);[.V1081]*EXP([.$K$2]))" office:value-type="float" office:value="2.2790238788933">
            <text:p>2,279024</text:p>
          </table:table-cell>
          <table:table-cell table:number-columns-repeated="1002"/>
        </table:table-row>
        <table:table-row table:style-name="ro2">
          <table:table-cell table:formula="of:=[.A1082]+1" office:value-type="float" office:value="1081">
            <text:p>108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82]=1;[.$K$3]-([.$K$3]-[.V1082])*EXP([.$K$2]);[.V1082]*EXP([.$K$2]))" office:value-type="float" office:value="2.41172745023949">
            <text:p>2,411727</text:p>
          </table:table-cell>
          <table:table-cell table:number-columns-repeated="1002"/>
        </table:table-row>
        <table:table-row table:style-name="ro2">
          <table:table-cell table:formula="of:=[.A1083]+1" office:value-type="float" office:value="1082">
            <text:p>108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83]=1;[.$K$3]-([.$K$3]-[.V1083])*EXP([.$K$2]);[.V1083]*EXP([.$K$2]))" office:value-type="float" office:value="2.53795899204031">
            <text:p>2,537959</text:p>
          </table:table-cell>
          <table:table-cell table:number-columns-repeated="1002"/>
        </table:table-row>
        <table:table-row table:style-name="ro2">
          <table:table-cell table:formula="of:=[.A1084]+1" office:value-type="float" office:value="1083">
            <text:p>108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84]=1;[.$K$3]-([.$K$3]-[.V1084])*EXP([.$K$2]);[.V1084]*EXP([.$K$2]))" office:value-type="float" office:value="2.41418127140492">
            <text:p>2,414181</text:p>
          </table:table-cell>
          <table:table-cell table:number-columns-repeated="1002"/>
        </table:table-row>
        <table:table-row table:style-name="ro2">
          <table:table-cell table:formula="of:=[.A1085]+1" office:value-type="float" office:value="1084">
            <text:p>108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85]=1;[.$K$3]-([.$K$3]-[.V1085])*EXP([.$K$2]);[.V1085]*EXP([.$K$2]))" office:value-type="float" office:value="2.54029313893533">
            <text:p>2,540293</text:p>
          </table:table-cell>
          <table:table-cell table:number-columns-repeated="1002"/>
        </table:table-row>
        <table:table-row table:style-name="ro2">
          <table:table-cell table:formula="of:=[.A1086]+1" office:value-type="float" office:value="1085">
            <text:p>108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86]=1;[.$K$3]-([.$K$3]-[.V1086])*EXP([.$K$2]);[.V1086]*EXP([.$K$2]))" office:value-type="float" office:value="2.41640158061257">
            <text:p>2,416402</text:p>
          </table:table-cell>
          <table:table-cell table:number-columns-repeated="1002"/>
        </table:table-row>
        <table:table-row table:style-name="ro2">
          <table:table-cell table:formula="of:=[.A1087]+1" office:value-type="float" office:value="1086">
            <text:p>108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87]=1;[.$K$3]-([.$K$3]-[.V1087])*EXP([.$K$2]);[.V1087]*EXP([.$K$2]))" office:value-type="float" office:value="2.54240516238514">
            <text:p>2,542405</text:p>
          </table:table-cell>
          <table:table-cell table:number-columns-repeated="1002"/>
        </table:table-row>
        <table:table-row table:style-name="ro2">
          <table:table-cell table:formula="of:=[.A1088]+1" office:value-type="float" office:value="1087">
            <text:p>108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88]=1;[.$K$3]-([.$K$3]-[.V1088])*EXP([.$K$2]);[.V1088]*EXP([.$K$2]))" office:value-type="float" office:value="2.66226347695969">
            <text:p>2,662263</text:p>
          </table:table-cell>
          <table:table-cell table:number-columns-repeated="1002"/>
        </table:table-row>
        <table:table-row table:style-name="ro2">
          <table:table-cell table:formula="of:=[.A1089]+1" office:value-type="float" office:value="1088">
            <text:p>108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090]+64*[.B1091]+32*[.B1092]+16*[.B1093]+8*[.B1094]+4*[.B1095]+2*[.B1096]+[.B1097];2)" office:value-type="string" office:string-value="DB">
            <text:p>DB</text:p>
          </table:table-cell>
          <table:table-cell table:number-columns-repeated="16"/>
          <table:table-cell table:formula="of:=IF([.B1089]=1;[.$K$3]-([.$K$3]-[.V1089])*EXP([.$K$2]);[.V1089]*EXP([.$K$2]))" office:value-type="float" office:value="2.53242335505764">
            <text:p>2,532423</text:p>
          </table:table-cell>
          <table:table-cell table:number-columns-repeated="1002"/>
        </table:table-row>
        <table:table-row table:style-name="ro2">
          <table:table-cell table:formula="of:=[.A1090]+1" office:value-type="float" office:value="1089">
            <text:p>108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90]=1;[.$K$3]-([.$K$3]-[.V1090])*EXP([.$K$2]);[.V1090]*EXP([.$K$2]))" office:value-type="float" office:value="2.65276848812007">
            <text:p>2,652768</text:p>
          </table:table-cell>
          <table:table-cell table:number-columns-repeated="1002"/>
        </table:table-row>
        <table:table-row table:style-name="ro2">
          <table:table-cell table:formula="of:=[.A1091]+1" office:value-type="float" office:value="1090">
            <text:p>109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91]=1;[.$K$3]-([.$K$3]-[.V1091])*EXP([.$K$2]);[.V1091]*EXP([.$K$2]))" office:value-type="float" office:value="2.76724431978452">
            <text:p>2,767244</text:p>
          </table:table-cell>
          <table:table-cell table:number-columns-repeated="1002"/>
        </table:table-row>
        <table:table-row table:style-name="ro2">
          <table:table-cell table:formula="of:=[.A1092]+1" office:value-type="float" office:value="1091">
            <text:p>109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92]=1;[.$K$3]-([.$K$3]-[.V1092])*EXP([.$K$2]);[.V1092]*EXP([.$K$2]))" office:value-type="float" office:value="2.63228422176149">
            <text:p>2,632284</text:p>
          </table:table-cell>
          <table:table-cell table:number-columns-repeated="1002"/>
        </table:table-row>
        <table:table-row table:style-name="ro2">
          <table:table-cell table:formula="of:=[.A1093]+1" office:value-type="float" office:value="1092">
            <text:p>109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93]=1;[.$K$3]-([.$K$3]-[.V1093])*EXP([.$K$2]);[.V1093]*EXP([.$K$2]))" office:value-type="float" office:value="2.74775908288493">
            <text:p>2,747759</text:p>
          </table:table-cell>
          <table:table-cell table:number-columns-repeated="1002"/>
        </table:table-row>
        <table:table-row table:style-name="ro2">
          <table:table-cell table:formula="of:=[.A1094]+1" office:value-type="float" office:value="1093">
            <text:p>109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94]=1;[.$K$3]-([.$K$3]-[.V1094])*EXP([.$K$2]);[.V1094]*EXP([.$K$2]))" office:value-type="float" office:value="2.85760216857567">
            <text:p>2,857602</text:p>
          </table:table-cell>
          <table:table-cell table:number-columns-repeated="1002"/>
        </table:table-row>
        <table:table-row table:style-name="ro2">
          <table:table-cell table:formula="of:=[.A1095]+1" office:value-type="float" office:value="1094">
            <text:p>109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95]=1;[.$K$3]-([.$K$3]-[.V1095])*EXP([.$K$2]);[.V1095]*EXP([.$K$2]))" office:value-type="float" office:value="2.71823526626622">
            <text:p>2,718235</text:p>
          </table:table-cell>
          <table:table-cell table:number-columns-repeated="1002"/>
        </table:table-row>
        <table:table-row table:style-name="ro2">
          <table:table-cell table:formula="of:=[.A1096]+1" office:value-type="float" office:value="1095">
            <text:p>109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96]=1;[.$K$3]-([.$K$3]-[.V1096])*EXP([.$K$2]);[.V1096]*EXP([.$K$2]))" office:value-type="float" office:value="2.8295182454844">
            <text:p>2,829518</text:p>
          </table:table-cell>
          <table:table-cell table:number-columns-repeated="1002"/>
        </table:table-row>
        <table:table-row table:style-name="ro2">
          <table:table-cell table:formula="of:=[.A1097]+1" office:value-type="float" office:value="1096">
            <text:p>109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098]+64*[.B1099]+32*[.B1100]+16*[.B1101]+8*[.B1102]+4*[.B1103]+2*[.B1104]+[.B1105];2)" office:value-type="string" office:string-value="BB">
            <text:p>BB</text:p>
          </table:table-cell>
          <table:table-cell table:number-columns-repeated="16"/>
          <table:table-cell table:formula="of:=IF([.B1097]=1;[.$K$3]-([.$K$3]-[.V1097])*EXP([.$K$2]);[.V1097]*EXP([.$K$2]))" office:value-type="float" office:value="2.93537388976282">
            <text:p>2,935374</text:p>
          </table:table-cell>
          <table:table-cell table:number-columns-repeated="1002"/>
        </table:table-row>
        <table:table-row table:style-name="ro2">
          <table:table-cell table:formula="of:=[.A1098]+1" office:value-type="float" office:value="1097">
            <text:p>109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098]=1;[.$K$3]-([.$K$3]-[.V1098])*EXP([.$K$2]);[.V1098]*EXP([.$K$2]))" office:value-type="float" office:value="3.03606689334994">
            <text:p>3,036067</text:p>
          </table:table-cell>
          <table:table-cell table:number-columns-repeated="1002"/>
        </table:table-row>
        <table:table-row table:style-name="ro2">
          <table:table-cell table:formula="of:=[.A1099]+1" office:value-type="float" office:value="1098">
            <text:p>109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099]=1;[.$K$3]-([.$K$3]-[.V1099])*EXP([.$K$2]);[.V1099]*EXP([.$K$2]))" office:value-type="float" office:value="2.88799616370694">
            <text:p>2,887996</text:p>
          </table:table-cell>
          <table:table-cell table:number-columns-repeated="1002"/>
        </table:table-row>
        <table:table-row table:style-name="ro2">
          <table:table-cell table:formula="of:=[.A1100]+1" office:value-type="float" office:value="1099">
            <text:p>109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00]=1;[.$K$3]-([.$K$3]-[.V1100])*EXP([.$K$2]);[.V1100]*EXP([.$K$2]))" office:value-type="float" office:value="2.99099980625965">
            <text:p>2,991000</text:p>
          </table:table-cell>
          <table:table-cell table:number-columns-repeated="1002"/>
        </table:table-row>
        <table:table-row table:style-name="ro2">
          <table:table-cell table:formula="of:=[.A1101]+1" office:value-type="float" office:value="1100">
            <text:p>110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01]=1;[.$K$3]-([.$K$3]-[.V1101])*EXP([.$K$2]);[.V1101]*EXP([.$K$2]))" office:value-type="float" office:value="3.08897990188654">
            <text:p>3,088980</text:p>
          </table:table-cell>
          <table:table-cell table:number-columns-repeated="1002"/>
        </table:table-row>
        <table:table-row table:style-name="ro2">
          <table:table-cell table:formula="of:=[.A1102]+1" office:value-type="float" office:value="1101">
            <text:p>110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02]=1;[.$K$3]-([.$K$3]-[.V1102])*EXP([.$K$2]);[.V1102]*EXP([.$K$2]))" office:value-type="float" office:value="3.18218145186224">
            <text:p>3,182181</text:p>
          </table:table-cell>
          <table:table-cell table:number-columns-repeated="1002"/>
        </table:table-row>
        <table:table-row table:style-name="ro2">
          <table:table-cell table:formula="of:=[.A1103]+1" office:value-type="float" office:value="1102">
            <text:p>110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03]=1;[.$K$3]-([.$K$3]-[.V1103])*EXP([.$K$2]);[.V1103]*EXP([.$K$2]))" office:value-type="float" office:value="3.02698463111176">
            <text:p>3,026985</text:p>
          </table:table-cell>
          <table:table-cell table:number-columns-repeated="1002"/>
        </table:table-row>
        <table:table-row table:style-name="ro2">
          <table:table-cell table:formula="of:=[.A1104]+1" office:value-type="float" office:value="1103">
            <text:p>110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04]=1;[.$K$3]-([.$K$3]-[.V1104])*EXP([.$K$2]);[.V1104]*EXP([.$K$2]))" office:value-type="float" office:value="3.12320972612138">
            <text:p>3,123210</text:p>
          </table:table-cell>
          <table:table-cell table:number-columns-repeated="1002"/>
        </table:table-row>
        <table:table-row table:style-name="ro2">
          <table:table-cell table:formula="of:=[.A1105]+1" office:value-type="float" office:value="1104">
            <text:p>1104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106]+64*[.B1107]+32*[.B1108]+16*[.B1109]+8*[.B1110]+4*[.B1111]+2*[.B1112]+[.B1113];2)" office:value-type="string" office:string-value="B6">
            <text:p>B6</text:p>
          </table:table-cell>
          <table:table-cell table:number-columns-repeated="16"/>
          <table:table-cell table:formula="of:=IF([.B1105]=1;[.$K$3]-([.$K$3]-[.V1105])*EXP([.$K$2]);[.V1105]*EXP([.$K$2]))" office:value-type="float" office:value="3.2147418678699">
            <text:p>3,214742</text:p>
          </table:table-cell>
          <table:table-cell table:number-columns-repeated="1002"/>
        </table:table-row>
        <table:table-row table:style-name="ro2">
          <table:table-cell table:formula="of:=[.A1106]+1" office:value-type="float" office:value="1105">
            <text:p>110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06]=1;[.$K$3]-([.$K$3]-[.V1106])*EXP([.$K$2]);[.V1106]*EXP([.$K$2]))" office:value-type="float" office:value="3.30180993438867">
            <text:p>3,301810</text:p>
          </table:table-cell>
          <table:table-cell table:number-columns-repeated="1002"/>
        </table:table-row>
        <table:table-row table:style-name="ro2">
          <table:table-cell table:formula="of:=[.A1107]+1" office:value-type="float" office:value="1106">
            <text:p>110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07]=1;[.$K$3]-([.$K$3]-[.V1107])*EXP([.$K$2]);[.V1107]*EXP([.$K$2]))" office:value-type="float" office:value="3.14077876369927">
            <text:p>3,140779</text:p>
          </table:table-cell>
          <table:table-cell table:number-columns-repeated="1002"/>
        </table:table-row>
        <table:table-row table:style-name="ro2">
          <table:table-cell table:formula="of:=[.A1108]+1" office:value-type="float" office:value="1107">
            <text:p>110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08]=1;[.$K$3]-([.$K$3]-[.V1108])*EXP([.$K$2]);[.V1108]*EXP([.$K$2]))" office:value-type="float" office:value="3.23145405337415">
            <text:p>3,231454</text:p>
          </table:table-cell>
          <table:table-cell table:number-columns-repeated="1002"/>
        </table:table-row>
        <table:table-row table:style-name="ro2">
          <table:table-cell table:formula="of:=[.A1109]+1" office:value-type="float" office:value="1108">
            <text:p>110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09]=1;[.$K$3]-([.$K$3]-[.V1109])*EXP([.$K$2]);[.V1109]*EXP([.$K$2]))" office:value-type="float" office:value="3.31770705698802">
            <text:p>3,317707</text:p>
          </table:table-cell>
          <table:table-cell table:number-columns-repeated="1002"/>
        </table:table-row>
        <table:table-row table:style-name="ro2">
          <table:table-cell table:formula="of:=[.A1110]+1" office:value-type="float" office:value="1109">
            <text:p>110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10]=1;[.$K$3]-([.$K$3]-[.V1110])*EXP([.$K$2]);[.V1110]*EXP([.$K$2]))" office:value-type="float" office:value="3.15590057448068">
            <text:p>3,155901</text:p>
          </table:table-cell>
          <table:table-cell table:number-columns-repeated="1002"/>
        </table:table-row>
        <table:table-row table:style-name="ro2">
          <table:table-cell table:formula="of:=[.A1111]+1" office:value-type="float" office:value="1110">
            <text:p>111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11]=1;[.$K$3]-([.$K$3]-[.V1111])*EXP([.$K$2]);[.V1111]*EXP([.$K$2]))" office:value-type="float" office:value="3.24583836474116">
            <text:p>3,245838</text:p>
          </table:table-cell>
          <table:table-cell table:number-columns-repeated="1002"/>
        </table:table-row>
        <table:table-row table:style-name="ro2">
          <table:table-cell table:formula="of:=[.A1112]+1" office:value-type="float" office:value="1111">
            <text:p>111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12]=1;[.$K$3]-([.$K$3]-[.V1112])*EXP([.$K$2]);[.V1112]*EXP([.$K$2]))" office:value-type="float" office:value="3.3313898372115">
            <text:p>3,331390</text:p>
          </table:table-cell>
          <table:table-cell table:number-columns-repeated="1002"/>
        </table:table-row>
        <table:table-row table:style-name="ro2">
          <table:table-cell table:formula="of:=[.A1113]+1" office:value-type="float" office:value="1112">
            <text:p>111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114]+64*[.B1115]+32*[.B1116]+16*[.B1117]+8*[.B1118]+4*[.B1119]+2*[.B1120]+[.B1121];2)" office:value-type="string" office:string-value="B5">
            <text:p>B5</text:p>
          </table:table-cell>
          <table:table-cell table:number-columns-repeated="16"/>
          <table:table-cell table:formula="of:=IF([.B1113]=1;[.$K$3]-([.$K$3]-[.V1113])*EXP([.$K$2]);[.V1113]*EXP([.$K$2]))" office:value-type="float" office:value="3.16891603763822">
            <text:p>3,168916</text:p>
          </table:table-cell>
          <table:table-cell table:number-columns-repeated="1002"/>
        </table:table-row>
        <table:table-row table:style-name="ro2">
          <table:table-cell table:formula="of:=[.A1114]+1" office:value-type="float" office:value="1113">
            <text:p>111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14]=1;[.$K$3]-([.$K$3]-[.V1114])*EXP([.$K$2]);[.V1114]*EXP([.$K$2]))" office:value-type="float" office:value="3.25821905627012">
            <text:p>3,258219</text:p>
          </table:table-cell>
          <table:table-cell table:number-columns-repeated="1002"/>
        </table:table-row>
        <table:table-row table:style-name="ro2">
          <table:table-cell table:formula="of:=[.A1115]+1" office:value-type="float" office:value="1114">
            <text:p>111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15]=1;[.$K$3]-([.$K$3]-[.V1115])*EXP([.$K$2]);[.V1115]*EXP([.$K$2]))" office:value-type="float" office:value="3.09931383779308">
            <text:p>3,099314</text:p>
          </table:table-cell>
          <table:table-cell table:number-columns-repeated="1002"/>
        </table:table-row>
        <table:table-row table:style-name="ro2">
          <table:table-cell table:formula="of:=[.A1116]+1" office:value-type="float" office:value="1115">
            <text:p>111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16]=1;[.$K$3]-([.$K$3]-[.V1116])*EXP([.$K$2]);[.V1116]*EXP([.$K$2]))" office:value-type="float" office:value="3.19201139576744">
            <text:p>3,192011</text:p>
          </table:table-cell>
          <table:table-cell table:number-columns-repeated="1002"/>
        </table:table-row>
        <table:table-row table:style-name="ro2">
          <table:table-cell table:formula="of:=[.A1117]+1" office:value-type="float" office:value="1116">
            <text:p>111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17]=1;[.$K$3]-([.$K$3]-[.V1117])*EXP([.$K$2]);[.V1117]*EXP([.$K$2]))" office:value-type="float" office:value="3.28018804049202">
            <text:p>3,280188</text:p>
          </table:table-cell>
          <table:table-cell table:number-columns-repeated="1002"/>
        </table:table-row>
        <table:table-row table:style-name="ro2">
          <table:table-cell table:formula="of:=[.A1118]+1" office:value-type="float" office:value="1117">
            <text:p>111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18]=1;[.$K$3]-([.$K$3]-[.V1118])*EXP([.$K$2]);[.V1118]*EXP([.$K$2]))" office:value-type="float" office:value="3.12021138201135">
            <text:p>3,120211</text:p>
          </table:table-cell>
          <table:table-cell table:number-columns-repeated="1002"/>
        </table:table-row>
        <table:table-row table:style-name="ro2">
          <table:table-cell table:formula="of:=[.A1119]+1" office:value-type="float" office:value="1118">
            <text:p>111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19]=1;[.$K$3]-([.$K$3]-[.V1119])*EXP([.$K$2]);[.V1119]*EXP([.$K$2]))" office:value-type="float" office:value="3.21188975472766">
            <text:p>3,211890</text:p>
          </table:table-cell>
          <table:table-cell table:number-columns-repeated="1002"/>
        </table:table-row>
        <table:table-row table:style-name="ro2">
          <table:table-cell table:formula="of:=[.A1120]+1" office:value-type="float" office:value="1119">
            <text:p>111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20]=1;[.$K$3]-([.$K$3]-[.V1120])*EXP([.$K$2]);[.V1120]*EXP([.$K$2]))" office:value-type="float" office:value="3.05524404294933">
            <text:p>3,055244</text:p>
          </table:table-cell>
          <table:table-cell table:number-columns-repeated="1002"/>
        </table:table-row>
        <table:table-row table:style-name="ro2">
          <table:table-cell table:formula="of:=[.A1121]+1" office:value-type="float" office:value="1120">
            <text:p>112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122]+64*[.B1123]+32*[.B1124]+16*[.B1125]+8*[.B1126]+4*[.B1127]+2*[.B1128]+[.B1129];2)" office:value-type="string" office:string-value="55">
            <text:p>55</text:p>
          </table:table-cell>
          <table:table-cell table:number-columns-repeated="16"/>
          <table:table-cell table:formula="of:=IF([.B1121]=1;[.$K$3]-([.$K$3]-[.V1121])*EXP([.$K$2]);[.V1121]*EXP([.$K$2]))" office:value-type="float" office:value="3.15009091018036">
            <text:p>3,150091</text:p>
          </table:table-cell>
          <table:table-cell table:number-columns-repeated="1002"/>
        </table:table-row>
        <table:table-row table:style-name="ro2">
          <table:table-cell table:formula="of:=[.A1122]+1" office:value-type="float" office:value="1121">
            <text:p>112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22]=1;[.$K$3]-([.$K$3]-[.V1122])*EXP([.$K$2]);[.V1122]*EXP([.$K$2]))" office:value-type="float" office:value="2.99645916361579">
            <text:p>2,996459</text:p>
          </table:table-cell>
          <table:table-cell table:number-columns-repeated="1002"/>
        </table:table-row>
        <table:table-row table:style-name="ro2">
          <table:table-cell table:formula="of:=[.A1123]+1" office:value-type="float" office:value="1122">
            <text:p>112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23]=1;[.$K$3]-([.$K$3]-[.V1123])*EXP([.$K$2]);[.V1123]*EXP([.$K$2]))" office:value-type="float" office:value="3.09417300324257">
            <text:p>3,094173</text:p>
          </table:table-cell>
          <table:table-cell table:number-columns-repeated="1002"/>
        </table:table-row>
        <table:table-row table:style-name="ro2">
          <table:table-cell table:formula="of:=[.A1124]+1" office:value-type="float" office:value="1123">
            <text:p>112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24]=1;[.$K$3]-([.$K$3]-[.V1124])*EXP([.$K$2]);[.V1124]*EXP([.$K$2]))" office:value-type="float" office:value="2.94326840518008">
            <text:p>2,943268</text:p>
          </table:table-cell>
          <table:table-cell table:number-columns-repeated="1002"/>
        </table:table-row>
        <table:table-row table:style-name="ro2">
          <table:table-cell table:formula="of:=[.A1125]+1" office:value-type="float" office:value="1124">
            <text:p>112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25]=1;[.$K$3]-([.$K$3]-[.V1125])*EXP([.$K$2]);[.V1125]*EXP([.$K$2]))" office:value-type="float" office:value="3.04357638870701">
            <text:p>3,043576</text:p>
          </table:table-cell>
          <table:table-cell table:number-columns-repeated="1002"/>
        </table:table-row>
        <table:table-row table:style-name="ro2">
          <table:table-cell table:formula="of:=[.A1126]+1" office:value-type="float" office:value="1125">
            <text:p>112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26]=1;[.$K$3]-([.$K$3]-[.V1126])*EXP([.$K$2]);[.V1126]*EXP([.$K$2]))" office:value-type="float" office:value="2.89513941665373">
            <text:p>2,895139</text:p>
          </table:table-cell>
          <table:table-cell table:number-columns-repeated="1002"/>
        </table:table-row>
        <table:table-row table:style-name="ro2">
          <table:table-cell table:formula="of:=[.A1127]+1" office:value-type="float" office:value="1126">
            <text:p>112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27]=1;[.$K$3]-([.$K$3]-[.V1127])*EXP([.$K$2]);[.V1127]*EXP([.$K$2]))" office:value-type="float" office:value="2.99779467864929">
            <text:p>2,997795</text:p>
          </table:table-cell>
          <table:table-cell table:number-columns-repeated="1002"/>
        </table:table-row>
        <table:table-row table:style-name="ro2">
          <table:table-cell table:formula="of:=[.A1128]+1" office:value-type="float" office:value="1127">
            <text:p>112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28]=1;[.$K$3]-([.$K$3]-[.V1128])*EXP([.$K$2]);[.V1128]*EXP([.$K$2]))" office:value-type="float" office:value="2.85159050694287">
            <text:p>2,851591</text:p>
          </table:table-cell>
          <table:table-cell table:number-columns-repeated="1002"/>
        </table:table-row>
        <table:table-row table:style-name="ro2">
          <table:table-cell table:formula="of:=[.A1129]+1" office:value-type="float" office:value="1128">
            <text:p>112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130]+64*[.B1131]+32*[.B1132]+16*[.B1133]+8*[.B1134]+4*[.B1135]+2*[.B1136]+[.B1137];2)" office:value-type="string" office:string-value="52">
            <text:p>52</text:p>
          </table:table-cell>
          <table:table-cell table:number-columns-repeated="16"/>
          <table:table-cell table:formula="of:=IF([.B1129]=1;[.$K$3]-([.$K$3]-[.V1129])*EXP([.$K$2]);[.V1129]*EXP([.$K$2]))" office:value-type="float" office:value="2.95636967432739">
            <text:p>2,956370</text:p>
          </table:table-cell>
          <table:table-cell table:number-columns-repeated="1002"/>
        </table:table-row>
        <table:table-row table:style-name="ro2">
          <table:table-cell table:formula="of:=[.A1130]+1" office:value-type="float" office:value="1129">
            <text:p>112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30]=1;[.$K$3]-([.$K$3]-[.V1130])*EXP([.$K$2]);[.V1130]*EXP([.$K$2]))" office:value-type="float" office:value="2.81218582392181">
            <text:p>2,812186</text:p>
          </table:table-cell>
          <table:table-cell table:number-columns-repeated="1002"/>
        </table:table-row>
        <table:table-row table:style-name="ro2">
          <table:table-cell table:formula="of:=[.A1131]+1" office:value-type="float" office:value="1130">
            <text:p>113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31]=1;[.$K$3]-([.$K$3]-[.V1131])*EXP([.$K$2]);[.V1131]*EXP([.$K$2]))" office:value-type="float" office:value="2.91888678037464">
            <text:p>2,918887</text:p>
          </table:table-cell>
          <table:table-cell table:number-columns-repeated="1002"/>
        </table:table-row>
        <table:table-row table:style-name="ro2">
          <table:table-cell table:formula="of:=[.A1132]+1" office:value-type="float" office:value="1131">
            <text:p>113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32]=1;[.$K$3]-([.$K$3]-[.V1132])*EXP([.$K$2]);[.V1132]*EXP([.$K$2]))" office:value-type="float" office:value="2.77653099227851">
            <text:p>2,776531</text:p>
          </table:table-cell>
          <table:table-cell table:number-columns-repeated="1002"/>
        </table:table-row>
        <table:table-row table:style-name="ro2">
          <table:table-cell table:formula="of:=[.A1133]+1" office:value-type="float" office:value="1132">
            <text:p>113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33]=1;[.$K$3]-([.$K$3]-[.V1133])*EXP([.$K$2]);[.V1133]*EXP([.$K$2]))" office:value-type="float" office:value="2.88497085538991">
            <text:p>2,884971</text:p>
          </table:table-cell>
          <table:table-cell table:number-columns-repeated="1002"/>
        </table:table-row>
        <table:table-row table:style-name="ro2">
          <table:table-cell table:formula="of:=[.A1134]+1" office:value-type="float" office:value="1133">
            <text:p>113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34]=1;[.$K$3]-([.$K$3]-[.V1134])*EXP([.$K$2]);[.V1134]*EXP([.$K$2]))" office:value-type="float" office:value="2.74426916647388">
            <text:p>2,744269</text:p>
          </table:table-cell>
          <table:table-cell table:number-columns-repeated="1002"/>
        </table:table-row>
        <table:table-row table:style-name="ro2">
          <table:table-cell table:formula="of:=[.A1135]+1" office:value-type="float" office:value="1134">
            <text:p>113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35]=1;[.$K$3]-([.$K$3]-[.V1135])*EXP([.$K$2]);[.V1135]*EXP([.$K$2]))" office:value-type="float" office:value="2.6104295799">
            <text:p>2,610430</text:p>
          </table:table-cell>
          <table:table-cell table:number-columns-repeated="1002"/>
        </table:table-row>
        <table:table-row table:style-name="ro2">
          <table:table-cell table:formula="of:=[.A1136]+1" office:value-type="float" office:value="1135">
            <text:p>113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36]=1;[.$K$3]-([.$K$3]-[.V1136])*EXP([.$K$2]);[.V1136]*EXP([.$K$2]))" office:value-type="float" office:value="2.72697030448435">
            <text:p>2,726970</text:p>
          </table:table-cell>
          <table:table-cell table:number-columns-repeated="1002"/>
        </table:table-row>
        <table:table-row table:style-name="ro2">
          <table:table-cell table:formula="of:=[.A1137]+1" office:value-type="float" office:value="1136">
            <text:p>113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138]+64*[.B1139]+32*[.B1140]+16*[.B1141]+8*[.B1142]+4*[.B1143]+2*[.B1144]+[.B1145];2)" office:value-type="string" office:string-value="A4">
            <text:p>A4</text:p>
          </table:table-cell>
          <table:table-cell table:number-columns-repeated="16"/>
          <table:table-cell table:formula="of:=IF([.B1137]=1;[.$K$3]-([.$K$3]-[.V1137])*EXP([.$K$2]);[.V1137]*EXP([.$K$2]))" office:value-type="float" office:value="2.59397439336518">
            <text:p>2,593974</text:p>
          </table:table-cell>
          <table:table-cell table:number-columns-repeated="1002"/>
        </table:table-row>
        <table:table-row table:style-name="ro2">
          <table:table-cell table:formula="of:=[.A1138]+1" office:value-type="float" office:value="1137">
            <text:p>113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38]=1;[.$K$3]-([.$K$3]-[.V1138])*EXP([.$K$2]);[.V1138]*EXP([.$K$2]))" office:value-type="float" office:value="2.71131764686678">
            <text:p>2,711318</text:p>
          </table:table-cell>
          <table:table-cell table:number-columns-repeated="1002"/>
        </table:table-row>
        <table:table-row table:style-name="ro2">
          <table:table-cell table:formula="of:=[.A1139]+1" office:value-type="float" office:value="1138">
            <text:p>113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39]=1;[.$K$3]-([.$K$3]-[.V1139])*EXP([.$K$2]);[.V1139]*EXP([.$K$2]))" office:value-type="float" office:value="2.57908512486772">
            <text:p>2,579085</text:p>
          </table:table-cell>
          <table:table-cell table:number-columns-repeated="1002"/>
        </table:table-row>
        <table:table-row table:style-name="ro2">
          <table:table-cell table:formula="of:=[.A1140]+1" office:value-type="float" office:value="1139">
            <text:p>113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40]=1;[.$K$3]-([.$K$3]-[.V1140])*EXP([.$K$2]);[.V1140]*EXP([.$K$2]))" office:value-type="float" office:value="2.6971545365627">
            <text:p>2,697155</text:p>
          </table:table-cell>
          <table:table-cell table:number-columns-repeated="1002"/>
        </table:table-row>
        <table:table-row table:style-name="ro2">
          <table:table-cell table:formula="of:=[.A1141]+1" office:value-type="float" office:value="1140">
            <text:p>114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41]=1;[.$K$3]-([.$K$3]-[.V1141])*EXP([.$K$2]);[.V1141]*EXP([.$K$2]))" office:value-type="float" office:value="2.56561275760403">
            <text:p>2,565613</text:p>
          </table:table-cell>
          <table:table-cell table:number-columns-repeated="1002"/>
        </table:table-row>
        <table:table-row table:style-name="ro2">
          <table:table-cell table:formula="of:=[.A1142]+1" office:value-type="float" office:value="1141">
            <text:p>114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42]=1;[.$K$3]-([.$K$3]-[.V1142])*EXP([.$K$2]);[.V1142]*EXP([.$K$2]))" office:value-type="float" office:value="2.44048634690737">
            <text:p>2,440486</text:p>
          </table:table-cell>
          <table:table-cell table:number-columns-repeated="1002"/>
        </table:table-row>
        <table:table-row table:style-name="ro2">
          <table:table-cell table:formula="of:=[.A1143]+1" office:value-type="float" office:value="1142">
            <text:p>114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43]=1;[.$K$3]-([.$K$3]-[.V1143])*EXP([.$K$2]);[.V1143]*EXP([.$K$2]))" office:value-type="float" office:value="2.56531530076698">
            <text:p>2,565315</text:p>
          </table:table-cell>
          <table:table-cell table:number-columns-repeated="1002"/>
        </table:table-row>
        <table:table-row table:style-name="ro2">
          <table:table-cell table:formula="of:=[.A1144]+1" office:value-type="float" office:value="1143">
            <text:p>114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44]=1;[.$K$3]-([.$K$3]-[.V1144])*EXP([.$K$2]);[.V1144]*EXP([.$K$2]))" office:value-type="float" office:value="2.44020339721145">
            <text:p>2,440203</text:p>
          </table:table-cell>
          <table:table-cell table:number-columns-repeated="1002"/>
        </table:table-row>
        <table:table-row table:style-name="ro2">
          <table:table-cell table:formula="of:=[.A1145]+1" office:value-type="float" office:value="1144">
            <text:p>114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146]+64*[.B1147]+32*[.B1148]+16*[.B1149]+8*[.B1150]+4*[.B1151]+2*[.B1152]+[.B1153];2)" office:value-type="string" office:string-value="44">
            <text:p>44</text:p>
          </table:table-cell>
          <table:table-cell table:number-columns-repeated="16"/>
          <table:table-cell table:formula="of:=IF([.B1145]=1;[.$K$3]-([.$K$3]-[.V1145])*EXP([.$K$2]);[.V1145]*EXP([.$K$2]))" office:value-type="float" office:value="2.32119327319413">
            <text:p>2,321193</text:p>
          </table:table-cell>
          <table:table-cell table:number-columns-repeated="1002"/>
        </table:table-row>
        <table:table-row table:style-name="ro2">
          <table:table-cell table:formula="of:=[.A1146]+1" office:value-type="float" office:value="1145">
            <text:p>114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46]=1;[.$K$3]-([.$K$3]-[.V1146])*EXP([.$K$2]);[.V1146]*EXP([.$K$2]))" office:value-type="float" office:value="2.20798734141538">
            <text:p>2,207987</text:p>
          </table:table-cell>
          <table:table-cell table:number-columns-repeated="1002"/>
        </table:table-row>
        <table:table-row table:style-name="ro2">
          <table:table-cell table:formula="of:=[.A1147]+1" office:value-type="float" office:value="1146">
            <text:p>114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47]=1;[.$K$3]-([.$K$3]-[.V1147])*EXP([.$K$2]);[.V1147]*EXP([.$K$2]))" office:value-type="float" office:value="2.34415540557585">
            <text:p>2,344155</text:p>
          </table:table-cell>
          <table:table-cell table:number-columns-repeated="1002"/>
        </table:table-row>
        <table:table-row table:style-name="ro2">
          <table:table-cell table:formula="of:=[.A1148]+1" office:value-type="float" office:value="1147">
            <text:p>114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48]=1;[.$K$3]-([.$K$3]-[.V1148])*EXP([.$K$2]);[.V1148]*EXP([.$K$2]))" office:value-type="float" office:value="2.22982959738615">
            <text:p>2,229830</text:p>
          </table:table-cell>
          <table:table-cell table:number-columns-repeated="1002"/>
        </table:table-row>
        <table:table-row table:style-name="ro2">
          <table:table-cell table:formula="of:=[.A1149]+1" office:value-type="float" office:value="1148">
            <text:p>114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49]=1;[.$K$3]-([.$K$3]-[.V1149])*EXP([.$K$2]);[.V1149]*EXP([.$K$2]))" office:value-type="float" office:value="2.12107952465629">
            <text:p>2,121080</text:p>
          </table:table-cell>
          <table:table-cell table:number-columns-repeated="1002"/>
        </table:table-row>
        <table:table-row table:style-name="ro2">
          <table:table-cell table:formula="of:=[.A1150]+1" office:value-type="float" office:value="1149">
            <text:p>114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50]=1;[.$K$3]-([.$K$3]-[.V1150])*EXP([.$K$2]);[.V1150]*EXP([.$K$2]))" office:value-type="float" office:value="2.01763325555905">
            <text:p>2,017633</text:p>
          </table:table-cell>
          <table:table-cell table:number-columns-repeated="1002"/>
        </table:table-row>
        <table:table-row table:style-name="ro2">
          <table:table-cell table:formula="of:=[.A1151]+1" office:value-type="float" office:value="1150">
            <text:p>115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51]=1;[.$K$3]-([.$K$3]-[.V1151])*EXP([.$K$2]);[.V1151]*EXP([.$K$2]))" office:value-type="float" office:value="2.16308499803537">
            <text:p>2,163085</text:p>
          </table:table-cell>
          <table:table-cell table:number-columns-repeated="1002"/>
        </table:table-row>
        <table:table-row table:style-name="ro2">
          <table:table-cell table:formula="of:=[.A1152]+1" office:value-type="float" office:value="1151">
            <text:p>115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52]=1;[.$K$3]-([.$K$3]-[.V1152])*EXP([.$K$2]);[.V1152]*EXP([.$K$2]))" office:value-type="float" office:value="2.05759009782731">
            <text:p>2,057590</text:p>
          </table:table-cell>
          <table:table-cell table:number-columns-repeated="1002"/>
        </table:table-row>
        <table:table-row table:style-name="ro2">
          <table:table-cell table:formula="of:=[.A1153]+1" office:value-type="float" office:value="1152">
            <text:p>115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154]+64*[.B1155]+32*[.B1156]+16*[.B1157]+8*[.B1158]+4*[.B1159]+2*[.B1160]+[.B1161];2)" office:value-type="string" office:string-value="22">
            <text:p>22</text:p>
          </table:table-cell>
          <table:table-cell table:number-columns-repeated="16"/>
          <table:table-cell table:formula="of:=IF([.B1153]=1;[.$K$3]-([.$K$3]-[.V1153])*EXP([.$K$2]);[.V1153]*EXP([.$K$2]))" office:value-type="float" office:value="1.95724024461464">
            <text:p>1,957240</text:p>
          </table:table-cell>
          <table:table-cell table:number-columns-repeated="1002"/>
        </table:table-row>
        <table:table-row table:style-name="ro2">
          <table:table-cell table:formula="of:=[.A1154]+1" office:value-type="float" office:value="1153">
            <text:p>115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54]=1;[.$K$3]-([.$K$3]-[.V1154])*EXP([.$K$2]);[.V1154]*EXP([.$K$2]))" office:value-type="float" office:value="1.86178451149442">
            <text:p>1,861785</text:p>
          </table:table-cell>
          <table:table-cell table:number-columns-repeated="1002"/>
        </table:table-row>
        <table:table-row table:style-name="ro2">
          <table:table-cell table:formula="of:=[.A1155]+1" office:value-type="float" office:value="1154">
            <text:p>115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55]=1;[.$K$3]-([.$K$3]-[.V1155])*EXP([.$K$2]);[.V1155]*EXP([.$K$2]))" office:value-type="float" office:value="1.77098420941318">
            <text:p>1,770984</text:p>
          </table:table-cell>
          <table:table-cell table:number-columns-repeated="1002"/>
        </table:table-row>
        <table:table-row table:style-name="ro2">
          <table:table-cell table:formula="of:=[.A1156]+1" office:value-type="float" office:value="1155">
            <text:p>115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56]=1;[.$K$3]-([.$K$3]-[.V1156])*EXP([.$K$2]);[.V1156]*EXP([.$K$2]))" office:value-type="float" office:value="1.92846516781638">
            <text:p>1,928465</text:p>
          </table:table-cell>
          <table:table-cell table:number-columns-repeated="1002"/>
        </table:table-row>
        <table:table-row table:style-name="ro2">
          <table:table-cell table:formula="of:=[.A1157]+1" office:value-type="float" office:value="1156">
            <text:p>115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57]=1;[.$K$3]-([.$K$3]-[.V1157])*EXP([.$K$2]);[.V1157]*EXP([.$K$2]))" office:value-type="float" office:value="1.83441281175165">
            <text:p>1,834413</text:p>
          </table:table-cell>
          <table:table-cell table:number-columns-repeated="1002"/>
        </table:table-row>
        <table:table-row table:style-name="ro2">
          <table:table-cell table:formula="of:=[.A1158]+1" office:value-type="float" office:value="1157">
            <text:p>115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58]=1;[.$K$3]-([.$K$3]-[.V1158])*EXP([.$K$2]);[.V1158]*EXP([.$K$2]))" office:value-type="float" office:value="1.74494744321926">
            <text:p>1,744947</text:p>
          </table:table-cell>
          <table:table-cell table:number-columns-repeated="1002"/>
        </table:table-row>
        <table:table-row table:style-name="ro2">
          <table:table-cell table:formula="of:=[.A1159]+1" office:value-type="float" office:value="1158">
            <text:p>115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59]=1;[.$K$3]-([.$K$3]-[.V1159])*EXP([.$K$2]);[.V1159]*EXP([.$K$2]))" office:value-type="float" office:value="1.65984535219745">
            <text:p>1,659845</text:p>
          </table:table-cell>
          <table:table-cell table:number-columns-repeated="1002"/>
        </table:table-row>
        <table:table-row table:style-name="ro2">
          <table:table-cell table:formula="of:=[.A1160]+1" office:value-type="float" office:value="1159">
            <text:p>115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60]=1;[.$K$3]-([.$K$3]-[.V1160])*EXP([.$K$2]);[.V1160]*EXP([.$K$2]))" office:value-type="float" office:value="1.82274661662739">
            <text:p>1,822747</text:p>
          </table:table-cell>
          <table:table-cell table:number-columns-repeated="1002"/>
        </table:table-row>
        <table:table-row table:style-name="ro2">
          <table:table-cell table:formula="of:=[.A1161]+1" office:value-type="float" office:value="1160">
            <text:p>116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162]+64*[.B1163]+32*[.B1164]+16*[.B1165]+8*[.B1166]+4*[.B1167]+2*[.B1168]+[.B1169];2)" office:value-type="string" office:string-value="24">
            <text:p>24</text:p>
          </table:table-cell>
          <table:table-cell table:number-columns-repeated="16"/>
          <table:table-cell table:formula="of:=IF([.B1161]=1;[.$K$3]-([.$K$3]-[.V1161])*EXP([.$K$2]);[.V1161]*EXP([.$K$2]))" office:value-type="float" office:value="1.7338502151451">
            <text:p>1,733850</text:p>
          </table:table-cell>
          <table:table-cell table:number-columns-repeated="1002"/>
        </table:table-row>
        <table:table-row table:style-name="ro2">
          <table:table-cell table:formula="of:=[.A1162]+1" office:value-type="float" office:value="1161">
            <text:p>116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62]=1;[.$K$3]-([.$K$3]-[.V1162])*EXP([.$K$2]);[.V1162]*EXP([.$K$2]))" office:value-type="float" office:value="1.64928934232291">
            <text:p>1,649289</text:p>
          </table:table-cell>
          <table:table-cell table:number-columns-repeated="1002"/>
        </table:table-row>
        <table:table-row table:style-name="ro2">
          <table:table-cell table:formula="of:=[.A1163]+1" office:value-type="float" office:value="1162">
            <text:p>116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63]=1;[.$K$3]-([.$K$3]-[.V1163])*EXP([.$K$2]);[.V1163]*EXP([.$K$2]))" office:value-type="float" office:value="1.56885255193298">
            <text:p>1,568853</text:p>
          </table:table-cell>
          <table:table-cell table:number-columns-repeated="1002"/>
        </table:table-row>
        <table:table-row table:style-name="ro2">
          <table:table-cell table:formula="of:=[.A1164]+1" office:value-type="float" office:value="1163">
            <text:p>116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64]=1;[.$K$3]-([.$K$3]-[.V1164])*EXP([.$K$2]);[.V1164]*EXP([.$K$2]))" office:value-type="float" office:value="1.73619158759812">
            <text:p>1,736192</text:p>
          </table:table-cell>
          <table:table-cell table:number-columns-repeated="1002"/>
        </table:table-row>
        <table:table-row table:style-name="ro2">
          <table:table-cell table:formula="of:=[.A1165]+1" office:value-type="float" office:value="1164">
            <text:p>116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65]=1;[.$K$3]-([.$K$3]-[.V1165])*EXP([.$K$2]);[.V1165]*EXP([.$K$2]))" office:value-type="float" office:value="1.65151652469394">
            <text:p>1,651517</text:p>
          </table:table-cell>
          <table:table-cell table:number-columns-repeated="1002"/>
        </table:table-row>
        <table:table-row table:style-name="ro2">
          <table:table-cell table:formula="of:=[.A1166]+1" office:value-type="float" office:value="1165">
            <text:p>116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66]=1;[.$K$3]-([.$K$3]-[.V1166])*EXP([.$K$2]);[.V1166]*EXP([.$K$2]))" office:value-type="float" office:value="1.57097111333804">
            <text:p>1,570971</text:p>
          </table:table-cell>
          <table:table-cell table:number-columns-repeated="1002"/>
        </table:table-row>
        <table:table-row table:style-name="ro2">
          <table:table-cell table:formula="of:=[.A1167]+1" office:value-type="float" office:value="1166">
            <text:p>116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67]=1;[.$K$3]-([.$K$3]-[.V1167])*EXP([.$K$2]);[.V1167]*EXP([.$K$2]))" office:value-type="float" office:value="1.73820682554422">
            <text:p>1,738207</text:p>
          </table:table-cell>
          <table:table-cell table:number-columns-repeated="1002"/>
        </table:table-row>
        <table:table-row table:style-name="ro2">
          <table:table-cell table:formula="of:=[.A1168]+1" office:value-type="float" office:value="1167">
            <text:p>116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68]=1;[.$K$3]-([.$K$3]-[.V1168])*EXP([.$K$2]);[.V1168]*EXP([.$K$2]))" office:value-type="float" office:value="1.65343347832564">
            <text:p>1,653433</text:p>
          </table:table-cell>
          <table:table-cell table:number-columns-repeated="1002"/>
        </table:table-row>
        <table:table-row table:style-name="ro2">
          <table:table-cell table:formula="of:=[.A1169]+1" office:value-type="float" office:value="1168">
            <text:p>116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170]+64*[.B1171]+32*[.B1172]+16*[.B1173]+8*[.B1174]+4*[.B1175]+2*[.B1176]+[.B1177];2)" office:value-type="string" office:string-value="95">
            <text:p>95</text:p>
          </table:table-cell>
          <table:table-cell table:number-columns-repeated="16"/>
          <table:table-cell table:formula="of:=IF([.B1169]=1;[.$K$3]-([.$K$3]-[.V1169])*EXP([.$K$2]);[.V1169]*EXP([.$K$2]))" office:value-type="float" office:value="1.57279457603791">
            <text:p>1,572795</text:p>
          </table:table-cell>
          <table:table-cell table:number-columns-repeated="1002"/>
        </table:table-row>
        <table:table-row table:style-name="ro2">
          <table:table-cell table:formula="of:=[.A1170]+1" office:value-type="float" office:value="1169">
            <text:p>116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70]=1;[.$K$3]-([.$K$3]-[.V1170])*EXP([.$K$2]);[.V1170]*EXP([.$K$2]))" office:value-type="float" office:value="1.73994135691882">
            <text:p>1,739941</text:p>
          </table:table-cell>
          <table:table-cell table:number-columns-repeated="1002"/>
        </table:table-row>
        <table:table-row table:style-name="ro2">
          <table:table-cell table:formula="of:=[.A1171]+1" office:value-type="float" office:value="1170">
            <text:p>117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71]=1;[.$K$3]-([.$K$3]-[.V1171])*EXP([.$K$2]);[.V1171]*EXP([.$K$2]))" office:value-type="float" office:value="1.65508341560688">
            <text:p>1,655083</text:p>
          </table:table-cell>
          <table:table-cell table:number-columns-repeated="1002"/>
        </table:table-row>
        <table:table-row table:style-name="ro2">
          <table:table-cell table:formula="of:=[.A1172]+1" office:value-type="float" office:value="1171">
            <text:p>117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72]=1;[.$K$3]-([.$K$3]-[.V1172])*EXP([.$K$2]);[.V1172]*EXP([.$K$2]))" office:value-type="float" office:value="1.5743640449284">
            <text:p>1,574364</text:p>
          </table:table-cell>
          <table:table-cell table:number-columns-repeated="1002"/>
        </table:table-row>
        <table:table-row table:style-name="ro2">
          <table:table-cell table:formula="of:=[.A1173]+1" office:value-type="float" office:value="1172">
            <text:p>117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73]=1;[.$K$3]-([.$K$3]-[.V1173])*EXP([.$K$2]);[.V1173]*EXP([.$K$2]))" office:value-type="float" office:value="1.74143428190829">
            <text:p>1,741434</text:p>
          </table:table-cell>
          <table:table-cell table:number-columns-repeated="1002"/>
        </table:table-row>
        <table:table-row table:style-name="ro2">
          <table:table-cell table:formula="of:=[.A1174]+1" office:value-type="float" office:value="1173">
            <text:p>117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74]=1;[.$K$3]-([.$K$3]-[.V1174])*EXP([.$K$2]);[.V1174]*EXP([.$K$2]))" office:value-type="float" office:value="1.65650352978544">
            <text:p>1,656504</text:p>
          </table:table-cell>
          <table:table-cell table:number-columns-repeated="1002"/>
        </table:table-row>
        <table:table-row table:style-name="ro2">
          <table:table-cell table:formula="of:=[.A1175]+1" office:value-type="float" office:value="1174">
            <text:p>117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75]=1;[.$K$3]-([.$K$3]-[.V1175])*EXP([.$K$2]);[.V1175]*EXP([.$K$2]))" office:value-type="float" office:value="1.81956777681764">
            <text:p>1,819568</text:p>
          </table:table-cell>
          <table:table-cell table:number-columns-repeated="1002"/>
        </table:table-row>
        <table:table-row table:style-name="ro2">
          <table:table-cell table:formula="of:=[.A1176]+1" office:value-type="float" office:value="1175">
            <text:p>117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76]=1;[.$K$3]-([.$K$3]-[.V1176])*EXP([.$K$2]);[.V1176]*EXP([.$K$2]))" office:value-type="float" office:value="1.73082640918228">
            <text:p>1,730826</text:p>
          </table:table-cell>
          <table:table-cell table:number-columns-repeated="1002"/>
        </table:table-row>
        <table:table-row table:style-name="ro2">
          <table:table-cell table:formula="of:=[.A1177]+1" office:value-type="float" office:value="1176">
            <text:p>117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178]+64*[.B1179]+32*[.B1180]+16*[.B1181]+8*[.B1182]+4*[.B1183]+2*[.B1184]+[.B1185];2)" office:value-type="string" office:string-value="55">
            <text:p>55</text:p>
          </table:table-cell>
          <table:table-cell table:number-columns-repeated="16"/>
          <table:table-cell table:formula="of:=IF([.B1177]=1;[.$K$3]-([.$K$3]-[.V1177])*EXP([.$K$2]);[.V1177]*EXP([.$K$2]))" office:value-type="float" office:value="1.89026588661353">
            <text:p>1,890266</text:p>
          </table:table-cell>
          <table:table-cell table:number-columns-repeated="1002"/>
        </table:table-row>
        <table:table-row table:style-name="ro2">
          <table:table-cell table:formula="of:=[.A1178]+1" office:value-type="float" office:value="1177">
            <text:p>117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78]=1;[.$K$3]-([.$K$3]-[.V1178])*EXP([.$K$2]);[.V1178]*EXP([.$K$2]))" office:value-type="float" office:value="1.79807653147672">
            <text:p>1,798077</text:p>
          </table:table-cell>
          <table:table-cell table:number-columns-repeated="1002"/>
        </table:table-row>
        <table:table-row table:style-name="ro2">
          <table:table-cell table:formula="of:=[.A1179]+1" office:value-type="float" office:value="1178">
            <text:p>117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79]=1;[.$K$3]-([.$K$3]-[.V1179])*EXP([.$K$2]);[.V1179]*EXP([.$K$2]))" office:value-type="float" office:value="1.95423618174127">
            <text:p>1,954236</text:p>
          </table:table-cell>
          <table:table-cell table:number-columns-repeated="1002"/>
        </table:table-row>
        <table:table-row table:style-name="ro2">
          <table:table-cell table:formula="of:=[.A1180]+1" office:value-type="float" office:value="1179">
            <text:p>117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80]=1;[.$K$3]-([.$K$3]-[.V1180])*EXP([.$K$2]);[.V1180]*EXP([.$K$2]))" office:value-type="float" office:value="1.85892695849622">
            <text:p>1,858927</text:p>
          </table:table-cell>
          <table:table-cell table:number-columns-repeated="1002"/>
        </table:table-row>
        <table:table-row table:style-name="ro2">
          <table:table-cell table:formula="of:=[.A1181]+1" office:value-type="float" office:value="1180">
            <text:p>118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81]=1;[.$K$3]-([.$K$3]-[.V1181])*EXP([.$K$2]);[.V1181]*EXP([.$K$2]))" office:value-type="float" office:value="2.01211889841565">
            <text:p>2,012119</text:p>
          </table:table-cell>
          <table:table-cell table:number-columns-repeated="1002"/>
        </table:table-row>
        <table:table-row table:style-name="ro2">
          <table:table-cell table:formula="of:=[.A1182]+1" office:value-type="float" office:value="1181">
            <text:p>118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82]=1;[.$K$3]-([.$K$3]-[.V1182])*EXP([.$K$2]);[.V1182]*EXP([.$K$2]))" office:value-type="float" office:value="1.91398670176693">
            <text:p>1,913987</text:p>
          </table:table-cell>
          <table:table-cell table:number-columns-repeated="1002"/>
        </table:table-row>
        <table:table-row table:style-name="ro2">
          <table:table-cell table:formula="of:=[.A1183]+1" office:value-type="float" office:value="1182">
            <text:p>118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83]=1;[.$K$3]-([.$K$3]-[.V1183])*EXP([.$K$2]);[.V1183]*EXP([.$K$2]))" office:value-type="float" office:value="2.06449334632021">
            <text:p>2,064493</text:p>
          </table:table-cell>
          <table:table-cell table:number-columns-repeated="1002"/>
        </table:table-row>
        <table:table-row table:style-name="ro2">
          <table:table-cell table:formula="of:=[.A1184]+1" office:value-type="float" office:value="1183">
            <text:p>118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84]=1;[.$K$3]-([.$K$3]-[.V1184])*EXP([.$K$2]);[.V1184]*EXP([.$K$2]))" office:value-type="float" office:value="1.96380681770573">
            <text:p>1,963807</text:p>
          </table:table-cell>
          <table:table-cell table:number-columns-repeated="1002"/>
        </table:table-row>
        <table:table-row table:style-name="ro2">
          <table:table-cell table:formula="of:=[.A1185]+1" office:value-type="float" office:value="1184">
            <text:p>1184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186]+64*[.B1187]+32*[.B1188]+16*[.B1189]+8*[.B1190]+4*[.B1191]+2*[.B1192]+[.B1193];2)" office:value-type="string" office:string-value="AD">
            <text:p>AD</text:p>
          </table:table-cell>
          <table:table-cell table:number-columns-repeated="16"/>
          <table:table-cell table:formula="of:=IF([.B1185]=1;[.$K$3]-([.$K$3]-[.V1185])*EXP([.$K$2]);[.V1185]*EXP([.$K$2]))" office:value-type="float" office:value="2.11188370653323">
            <text:p>2,111884</text:p>
          </table:table-cell>
          <table:table-cell table:number-columns-repeated="1002"/>
        </table:table-row>
        <table:table-row table:style-name="ro2">
          <table:table-cell table:formula="of:=[.A1186]+1" office:value-type="float" office:value="1185">
            <text:p>118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86]=1;[.$K$3]-([.$K$3]-[.V1186])*EXP([.$K$2]);[.V1186]*EXP([.$K$2]))" office:value-type="float" office:value="2.25273880027447">
            <text:p>2,252739</text:p>
          </table:table-cell>
          <table:table-cell table:number-columns-repeated="1002"/>
        </table:table-row>
        <table:table-row table:style-name="ro2">
          <table:table-cell table:formula="of:=[.A1187]+1" office:value-type="float" office:value="1186">
            <text:p>118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87]=1;[.$K$3]-([.$K$3]-[.V1187])*EXP([.$K$2]);[.V1187]*EXP([.$K$2]))" office:value-type="float" office:value="2.14287143253551">
            <text:p>2,142871</text:p>
          </table:table-cell>
          <table:table-cell table:number-columns-repeated="1002"/>
        </table:table-row>
        <table:table-row table:style-name="ro2">
          <table:table-cell table:formula="of:=[.A1188]+1" office:value-type="float" office:value="1187">
            <text:p>118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88]=1;[.$K$3]-([.$K$3]-[.V1188])*EXP([.$K$2]);[.V1188]*EXP([.$K$2]))" office:value-type="float" office:value="2.2822152370462">
            <text:p>2,282215</text:p>
          </table:table-cell>
          <table:table-cell table:number-columns-repeated="1002"/>
        </table:table-row>
        <table:table-row table:style-name="ro2">
          <table:table-cell table:formula="of:=[.A1189]+1" office:value-type="float" office:value="1188">
            <text:p>118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89]=1;[.$K$3]-([.$K$3]-[.V1189])*EXP([.$K$2]);[.V1189]*EXP([.$K$2]))" office:value-type="float" office:value="2.17091028652222">
            <text:p>2,170910</text:p>
          </table:table-cell>
          <table:table-cell table:number-columns-repeated="1002"/>
        </table:table-row>
        <table:table-row table:style-name="ro2">
          <table:table-cell table:formula="of:=[.A1190]+1" office:value-type="float" office:value="1189">
            <text:p>118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90]=1;[.$K$3]-([.$K$3]-[.V1190])*EXP([.$K$2]);[.V1190]*EXP([.$K$2]))" office:value-type="float" office:value="2.30888661998764">
            <text:p>2,308887</text:p>
          </table:table-cell>
          <table:table-cell table:number-columns-repeated="1002"/>
        </table:table-row>
        <table:table-row table:style-name="ro2">
          <table:table-cell table:formula="of:=[.A1191]+1" office:value-type="float" office:value="1190">
            <text:p>119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91]=1;[.$K$3]-([.$K$3]-[.V1191])*EXP([.$K$2]);[.V1191]*EXP([.$K$2]))" office:value-type="float" office:value="2.44013376826467">
            <text:p>2,440134</text:p>
          </table:table-cell>
          <table:table-cell table:number-columns-repeated="1002"/>
        </table:table-row>
        <table:table-row table:style-name="ro2">
          <table:table-cell table:formula="of:=[.A1192]+1" office:value-type="float" office:value="1191">
            <text:p>119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92]=1;[.$K$3]-([.$K$3]-[.V1192])*EXP([.$K$2]);[.V1192]*EXP([.$K$2]))" office:value-type="float" office:value="2.32112704009116">
            <text:p>2,321127</text:p>
          </table:table-cell>
          <table:table-cell table:number-columns-repeated="1002"/>
        </table:table-row>
        <table:table-row table:style-name="ro2">
          <table:table-cell table:formula="of:=[.A1193]+1" office:value-type="float" office:value="1192">
            <text:p>119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194]+64*[.B1195]+32*[.B1196]+16*[.B1197]+8*[.B1198]+4*[.B1199]+2*[.B1200]+[.B1201];2)" office:value-type="string" office:string-value="B7">
            <text:p>B7</text:p>
          </table:table-cell>
          <table:table-cell table:number-columns-repeated="16"/>
          <table:table-cell table:formula="of:=IF([.B1193]=1;[.$K$3]-([.$K$3]-[.V1193])*EXP([.$K$2]);[.V1193]*EXP([.$K$2]))" office:value-type="float" office:value="2.45177721603539">
            <text:p>2,451777</text:p>
          </table:table-cell>
          <table:table-cell table:number-columns-repeated="1002"/>
        </table:table-row>
        <table:table-row table:style-name="ro2">
          <table:table-cell table:formula="of:=[.A1194]+1" office:value-type="float" office:value="1193">
            <text:p>119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94]=1;[.$K$3]-([.$K$3]-[.V1194])*EXP([.$K$2]);[.V1194]*EXP([.$K$2]))" office:value-type="float" office:value="2.57605550770974">
            <text:p>2,576056</text:p>
          </table:table-cell>
          <table:table-cell table:number-columns-repeated="1002"/>
        </table:table-row>
        <table:table-row table:style-name="ro2">
          <table:table-cell table:formula="of:=[.A1195]+1" office:value-type="float" office:value="1194">
            <text:p>119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95]=1;[.$K$3]-([.$K$3]-[.V1195])*EXP([.$K$2]);[.V1195]*EXP([.$K$2]))" office:value-type="float" office:value="2.45041979808063">
            <text:p>2,450420</text:p>
          </table:table-cell>
          <table:table-cell table:number-columns-repeated="1002"/>
        </table:table-row>
        <table:table-row table:style-name="ro2">
          <table:table-cell table:formula="of:=[.A1196]+1" office:value-type="float" office:value="1195">
            <text:p>119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96]=1;[.$K$3]-([.$K$3]-[.V1196])*EXP([.$K$2]);[.V1196]*EXP([.$K$2]))" office:value-type="float" office:value="2.57476429180982">
            <text:p>2,574764</text:p>
          </table:table-cell>
          <table:table-cell table:number-columns-repeated="1002"/>
        </table:table-row>
        <table:table-row table:style-name="ro2">
          <table:table-cell table:formula="of:=[.A1197]+1" office:value-type="float" office:value="1196">
            <text:p>119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197]=1;[.$K$3]-([.$K$3]-[.V1197])*EXP([.$K$2]);[.V1197]*EXP([.$K$2]))" office:value-type="float" office:value="2.69304443301968">
            <text:p>2,693044</text:p>
          </table:table-cell>
          <table:table-cell table:number-columns-repeated="1002"/>
        </table:table-row>
        <table:table-row table:style-name="ro2">
          <table:table-cell table:formula="of:=[.A1198]+1" office:value-type="float" office:value="1197">
            <text:p>119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98]=1;[.$K$3]-([.$K$3]-[.V1198])*EXP([.$K$2]);[.V1198]*EXP([.$K$2]))" office:value-type="float" office:value="2.56170310617616">
            <text:p>2,561703</text:p>
          </table:table-cell>
          <table:table-cell table:number-columns-repeated="1002"/>
        </table:table-row>
        <table:table-row table:style-name="ro2">
          <table:table-cell table:formula="of:=[.A1199]+1" office:value-type="float" office:value="1198">
            <text:p>119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199]=1;[.$K$3]-([.$K$3]-[.V1199])*EXP([.$K$2]);[.V1199]*EXP([.$K$2]))" office:value-type="float" office:value="2.68062024892607">
            <text:p>2,680620</text:p>
          </table:table-cell>
          <table:table-cell table:number-columns-repeated="1002"/>
        </table:table-row>
        <table:table-row table:style-name="ro2">
          <table:table-cell table:formula="of:=[.A1200]+1" office:value-type="float" office:value="1199">
            <text:p>119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00]=1;[.$K$3]-([.$K$3]-[.V1200])*EXP([.$K$2]);[.V1200]*EXP([.$K$2]))" office:value-type="float" office:value="2.79373773418734">
            <text:p>2,793738</text:p>
          </table:table-cell>
          <table:table-cell table:number-columns-repeated="1002"/>
        </table:table-row>
        <table:table-row table:style-name="ro2">
          <table:table-cell table:formula="of:=[.A1201]+1" office:value-type="float" office:value="1200">
            <text:p>12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202]+64*[.B1203]+32*[.B1204]+16*[.B1205]+8*[.B1206]+4*[.B1207]+2*[.B1208]+[.B1209];2)" office:value-type="string" office:string-value="77">
            <text:p>77</text:p>
          </table:table-cell>
          <table:table-cell table:number-columns-repeated="16"/>
          <table:table-cell table:formula="of:=IF([.B1201]=1;[.$K$3]-([.$K$3]-[.V1201])*EXP([.$K$2]);[.V1201]*EXP([.$K$2]))" office:value-type="float" office:value="2.90133841459338">
            <text:p>2,901338</text:p>
          </table:table-cell>
          <table:table-cell table:number-columns-repeated="1002"/>
        </table:table-row>
        <table:table-row table:style-name="ro2">
          <table:table-cell table:formula="of:=[.A1202]+1" office:value-type="float" office:value="1201">
            <text:p>120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02]=1;[.$K$3]-([.$K$3]-[.V1202])*EXP([.$K$2]);[.V1202]*EXP([.$K$2]))" office:value-type="float" office:value="2.75983847039547">
            <text:p>2,759838</text:p>
          </table:table-cell>
          <table:table-cell table:number-columns-repeated="1002"/>
        </table:table-row>
        <table:table-row table:style-name="ro2">
          <table:table-cell table:formula="of:=[.A1203]+1" office:value-type="float" office:value="1202">
            <text:p>120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03]=1;[.$K$3]-([.$K$3]-[.V1203])*EXP([.$K$2]);[.V1203]*EXP([.$K$2]))" office:value-type="float" office:value="2.86909243740565">
            <text:p>2,869092</text:p>
          </table:table-cell>
          <table:table-cell table:number-columns-repeated="1002"/>
        </table:table-row>
        <table:table-row table:style-name="ro2">
          <table:table-cell table:formula="of:=[.A1204]+1" office:value-type="float" office:value="1203">
            <text:p>120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04]=1;[.$K$3]-([.$K$3]-[.V1204])*EXP([.$K$2]);[.V1204]*EXP([.$K$2]))" office:value-type="float" office:value="2.97301802556915">
            <text:p>2,973018</text:p>
          </table:table-cell>
          <table:table-cell table:number-columns-repeated="1002"/>
        </table:table-row>
        <table:table-row table:style-name="ro2">
          <table:table-cell table:formula="of:=[.A1205]+1" office:value-type="float" office:value="1204">
            <text:p>120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05]=1;[.$K$3]-([.$K$3]-[.V1205])*EXP([.$K$2]);[.V1205]*EXP([.$K$2]))" office:value-type="float" office:value="3.07187510298882">
            <text:p>3,071875</text:p>
          </table:table-cell>
          <table:table-cell table:number-columns-repeated="1002"/>
        </table:table-row>
        <table:table-row table:style-name="ro2">
          <table:table-cell table:formula="of:=[.A1206]+1" office:value-type="float" office:value="1205">
            <text:p>120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06]=1;[.$K$3]-([.$K$3]-[.V1206])*EXP([.$K$2]);[.V1206]*EXP([.$K$2]))" office:value-type="float" office:value="2.92205798635413">
            <text:p>2,922058</text:p>
          </table:table-cell>
          <table:table-cell table:number-columns-repeated="1002"/>
        </table:table-row>
        <table:table-row table:style-name="ro2">
          <table:table-cell table:formula="of:=[.A1207]+1" office:value-type="float" office:value="1206">
            <text:p>120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07]=1;[.$K$3]-([.$K$3]-[.V1207])*EXP([.$K$2]);[.V1207]*EXP([.$K$2]))" office:value-type="float" office:value="3.02340041421379">
            <text:p>3,023400</text:p>
          </table:table-cell>
          <table:table-cell table:number-columns-repeated="1002"/>
        </table:table-row>
        <table:table-row table:style-name="ro2">
          <table:table-cell table:formula="of:=[.A1208]+1" office:value-type="float" office:value="1207">
            <text:p>120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08]=1;[.$K$3]-([.$K$3]-[.V1208])*EXP([.$K$2]);[.V1208]*EXP([.$K$2]))" office:value-type="float" office:value="3.11980031354423">
            <text:p>3,119800</text:p>
          </table:table-cell>
          <table:table-cell table:number-columns-repeated="1002"/>
        </table:table-row>
        <table:table-row table:style-name="ro2">
          <table:table-cell table:formula="of:=[.A1209]+1" office:value-type="float" office:value="1208">
            <text:p>120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210]+64*[.B1211]+32*[.B1212]+16*[.B1213]+8*[.B1214]+4*[.B1215]+2*[.B1216]+[.B1217];2)" office:value-type="string" office:string-value="77">
            <text:p>77</text:p>
          </table:table-cell>
          <table:table-cell table:number-columns-repeated="16"/>
          <table:table-cell table:formula="of:=IF([.B1209]=1;[.$K$3]-([.$K$3]-[.V1209])*EXP([.$K$2]);[.V1209]*EXP([.$K$2]))" office:value-type="float" office:value="3.21149873430625">
            <text:p>3,211499</text:p>
          </table:table-cell>
          <table:table-cell table:number-columns-repeated="1002"/>
        </table:table-row>
        <table:table-row table:style-name="ro2">
          <table:table-cell table:formula="of:=[.A1210]+1" office:value-type="float" office:value="1209">
            <text:p>120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10]=1;[.$K$3]-([.$K$3]-[.V1210])*EXP([.$K$2]);[.V1210]*EXP([.$K$2]))" office:value-type="float" office:value="3.05487209281891">
            <text:p>3,054872</text:p>
          </table:table-cell>
          <table:table-cell table:number-columns-repeated="1002"/>
        </table:table-row>
        <table:table-row table:style-name="ro2">
          <table:table-cell table:formula="of:=[.A1211]+1" office:value-type="float" office:value="1210">
            <text:p>121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11]=1;[.$K$3]-([.$K$3]-[.V1211])*EXP([.$K$2]);[.V1211]*EXP([.$K$2]))" office:value-type="float" office:value="3.14973710027185">
            <text:p>3,149737</text:p>
          </table:table-cell>
          <table:table-cell table:number-columns-repeated="1002"/>
        </table:table-row>
        <table:table-row table:style-name="ro2">
          <table:table-cell table:formula="of:=[.A1212]+1" office:value-type="float" office:value="1211">
            <text:p>121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12]=1;[.$K$3]-([.$K$3]-[.V1212])*EXP([.$K$2]);[.V1212]*EXP([.$K$2]))" office:value-type="float" office:value="3.23997548671657">
            <text:p>3,239975</text:p>
          </table:table-cell>
          <table:table-cell table:number-columns-repeated="1002"/>
        </table:table-row>
        <table:table-row table:style-name="ro2">
          <table:table-cell table:formula="of:=[.A1213]+1" office:value-type="float" office:value="1212">
            <text:p>121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13]=1;[.$K$3]-([.$K$3]-[.V1213])*EXP([.$K$2]);[.V1213]*EXP([.$K$2]))" office:value-type="float" office:value="3.32581289512226">
            <text:p>3,325813</text:p>
          </table:table-cell>
          <table:table-cell table:number-columns-repeated="1002"/>
        </table:table-row>
        <table:table-row table:style-name="ro2">
          <table:table-cell table:formula="of:=[.A1214]+1" office:value-type="float" office:value="1213">
            <text:p>121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14]=1;[.$K$3]-([.$K$3]-[.V1214])*EXP([.$K$2]);[.V1214]*EXP([.$K$2]))" office:value-type="float" office:value="3.1636110862242">
            <text:p>3,163611</text:p>
          </table:table-cell>
          <table:table-cell table:number-columns-repeated="1002"/>
        </table:table-row>
        <table:table-row table:style-name="ro2">
          <table:table-cell table:formula="of:=[.A1215]+1" office:value-type="float" office:value="1214">
            <text:p>121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15]=1;[.$K$3]-([.$K$3]-[.V1215])*EXP([.$K$2]);[.V1215]*EXP([.$K$2]))" office:value-type="float" office:value="3.25317283038955">
            <text:p>3,253173</text:p>
          </table:table-cell>
          <table:table-cell table:number-columns-repeated="1002"/>
        </table:table-row>
        <table:table-row table:style-name="ro2">
          <table:table-cell table:formula="of:=[.A1216]+1" office:value-type="float" office:value="1215">
            <text:p>121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16]=1;[.$K$3]-([.$K$3]-[.V1216])*EXP([.$K$2]);[.V1216]*EXP([.$K$2]))" office:value-type="float" office:value="3.33836659674924">
            <text:p>3,338367</text:p>
          </table:table-cell>
          <table:table-cell table:number-columns-repeated="1002"/>
        </table:table-row>
        <table:table-row table:style-name="ro2">
          <table:table-cell table:formula="of:=[.A1217]+1" office:value-type="float" office:value="1216">
            <text:p>121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218]+64*[.B1219]+32*[.B1220]+16*[.B1221]+8*[.B1222]+4*[.B1223]+2*[.B1224]+[.B1225];2)" office:value-type="string" office:string-value="6A">
            <text:p>6A</text:p>
          </table:table-cell>
          <table:table-cell table:number-columns-repeated="16"/>
          <table:table-cell table:formula="of:=IF([.B1217]=1;[.$K$3]-([.$K$3]-[.V1217])*EXP([.$K$2]);[.V1217]*EXP([.$K$2]))" office:value-type="float" office:value="3.41940541409462">
            <text:p>3,419405</text:p>
          </table:table-cell>
          <table:table-cell table:number-columns-repeated="1002"/>
        </table:table-row>
        <table:table-row table:style-name="ro2">
          <table:table-cell table:formula="of:=[.A1218]+1" office:value-type="float" office:value="1217">
            <text:p>121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18]=1;[.$K$3]-([.$K$3]-[.V1218])*EXP([.$K$2]);[.V1218]*EXP([.$K$2]))" office:value-type="float" office:value="3.25263904418385">
            <text:p>3,252639</text:p>
          </table:table-cell>
          <table:table-cell table:number-columns-repeated="1002"/>
        </table:table-row>
        <table:table-row table:style-name="ro2">
          <table:table-cell table:formula="of:=[.A1219]+1" office:value-type="float" office:value="1218">
            <text:p>121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19]=1;[.$K$3]-([.$K$3]-[.V1219])*EXP([.$K$2]);[.V1219]*EXP([.$K$2]))" office:value-type="float" office:value="3.33785884360399">
            <text:p>3,337859</text:p>
          </table:table-cell>
          <table:table-cell table:number-columns-repeated="1002"/>
        </table:table-row>
        <table:table-row table:style-name="ro2">
          <table:table-cell table:formula="of:=[.A1220]+1" office:value-type="float" office:value="1219">
            <text:p>121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20]=1;[.$K$3]-([.$K$3]-[.V1220])*EXP([.$K$2]);[.V1220]*EXP([.$K$2]))" office:value-type="float" office:value="3.41892242436247">
            <text:p>3,418922</text:p>
          </table:table-cell>
          <table:table-cell table:number-columns-repeated="1002"/>
        </table:table-row>
        <table:table-row table:style-name="ro2">
          <table:table-cell table:formula="of:=[.A1221]+1" office:value-type="float" office:value="1220">
            <text:p>122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21]=1;[.$K$3]-([.$K$3]-[.V1221])*EXP([.$K$2]);[.V1221]*EXP([.$K$2]))" office:value-type="float" office:value="3.2521796101389">
            <text:p>3,252180</text:p>
          </table:table-cell>
          <table:table-cell table:number-columns-repeated="1002"/>
        </table:table-row>
        <table:table-row table:style-name="ro2">
          <table:table-cell table:formula="of:=[.A1222]+1" office:value-type="float" office:value="1221">
            <text:p>122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22]=1;[.$K$3]-([.$K$3]-[.V1222])*EXP([.$K$2]);[.V1222]*EXP([.$K$2]))" office:value-type="float" office:value="3.33742181642181">
            <text:p>3,337422</text:p>
          </table:table-cell>
          <table:table-cell table:number-columns-repeated="1002"/>
        </table:table-row>
        <table:table-row table:style-name="ro2">
          <table:table-cell table:formula="of:=[.A1223]+1" office:value-type="float" office:value="1222">
            <text:p>122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23]=1;[.$K$3]-([.$K$3]-[.V1223])*EXP([.$K$2]);[.V1223]*EXP([.$K$2]))" office:value-type="float" office:value="3.17465383375105">
            <text:p>3,174654</text:p>
          </table:table-cell>
          <table:table-cell table:number-columns-repeated="1002"/>
        </table:table-row>
        <table:table-row table:style-name="ro2">
          <table:table-cell table:formula="of:=[.A1224]+1" office:value-type="float" office:value="1223">
            <text:p>122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24]=1;[.$K$3]-([.$K$3]-[.V1224])*EXP([.$K$2]);[.V1224]*EXP([.$K$2]))" office:value-type="float" office:value="3.26367701676442">
            <text:p>3,263677</text:p>
          </table:table-cell>
          <table:table-cell table:number-columns-repeated="1002"/>
        </table:table-row>
        <table:table-row table:style-name="ro2">
          <table:table-cell table:formula="of:=[.A1225]+1" office:value-type="float" office:value="1224">
            <text:p>1224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226]+64*[.B1227]+32*[.B1228]+16*[.B1229]+8*[.B1230]+4*[.B1231]+2*[.B1232]+[.B1233];2)" office:value-type="string" office:string-value="A9">
            <text:p>A9</text:p>
          </table:table-cell>
          <table:table-cell table:number-columns-repeated="16"/>
          <table:table-cell table:formula="of:=IF([.B1225]=1;[.$K$3]-([.$K$3]-[.V1225])*EXP([.$K$2]);[.V1225]*EXP([.$K$2]))" office:value-type="float" office:value="3.10450561041303">
            <text:p>3,104506</text:p>
          </table:table-cell>
          <table:table-cell table:number-columns-repeated="1002"/>
        </table:table-row>
        <table:table-row table:style-name="ro2">
          <table:table-cell table:formula="of:=[.A1226]+1" office:value-type="float" office:value="1225">
            <text:p>122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26]=1;[.$K$3]-([.$K$3]-[.V1226])*EXP([.$K$2]);[.V1226]*EXP([.$K$2]))" office:value-type="float" office:value="3.19694996264885">
            <text:p>3,196950</text:p>
          </table:table-cell>
          <table:table-cell table:number-columns-repeated="1002"/>
        </table:table-row>
        <table:table-row table:style-name="ro2">
          <table:table-cell table:formula="of:=[.A1227]+1" office:value-type="float" office:value="1226">
            <text:p>122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27]=1;[.$K$3]-([.$K$3]-[.V1227])*EXP([.$K$2]);[.V1227]*EXP([.$K$2]))" office:value-type="float" office:value="3.04103287312805">
            <text:p>3,041033</text:p>
          </table:table-cell>
          <table:table-cell table:number-columns-repeated="1002"/>
        </table:table-row>
        <table:table-row table:style-name="ro2">
          <table:table-cell table:formula="of:=[.A1228]+1" office:value-type="float" office:value="1227">
            <text:p>122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28]=1;[.$K$3]-([.$K$3]-[.V1228])*EXP([.$K$2]);[.V1228]*EXP([.$K$2]))" office:value-type="float" office:value="3.13657282728978">
            <text:p>3,136573</text:p>
          </table:table-cell>
          <table:table-cell table:number-columns-repeated="1002"/>
        </table:table-row>
        <table:table-row table:style-name="ro2">
          <table:table-cell table:formula="of:=[.A1229]+1" office:value-type="float" office:value="1228">
            <text:p>122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29]=1;[.$K$3]-([.$K$3]-[.V1229])*EXP([.$K$2]);[.V1229]*EXP([.$K$2]))" office:value-type="float" office:value="2.98360036540743">
            <text:p>2,983600</text:p>
          </table:table-cell>
          <table:table-cell table:number-columns-repeated="1002"/>
        </table:table-row>
        <table:table-row table:style-name="ro2">
          <table:table-cell table:formula="of:=[.A1230]+1" office:value-type="float" office:value="1229">
            <text:p>122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30]=1;[.$K$3]-([.$K$3]-[.V1230])*EXP([.$K$2]);[.V1230]*EXP([.$K$2]))" office:value-type="float" office:value="3.08194133602306">
            <text:p>3,081941</text:p>
          </table:table-cell>
          <table:table-cell table:number-columns-repeated="1002"/>
        </table:table-row>
        <table:table-row table:style-name="ro2">
          <table:table-cell table:formula="of:=[.A1231]+1" office:value-type="float" office:value="1230">
            <text:p>123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31]=1;[.$K$3]-([.$K$3]-[.V1231])*EXP([.$K$2]);[.V1231]*EXP([.$K$2]))" office:value-type="float" office:value="2.93163328341018">
            <text:p>2,931633</text:p>
          </table:table-cell>
          <table:table-cell table:number-columns-repeated="1002"/>
        </table:table-row>
        <table:table-row table:style-name="ro2">
          <table:table-cell table:formula="of:=[.A1232]+1" office:value-type="float" office:value="1231">
            <text:p>123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32]=1;[.$K$3]-([.$K$3]-[.V1232])*EXP([.$K$2]);[.V1232]*EXP([.$K$2]))" office:value-type="float" office:value="2.7886558410254">
            <text:p>2,788656</text:p>
          </table:table-cell>
          <table:table-cell table:number-columns-repeated="1002"/>
        </table:table-row>
        <table:table-row table:style-name="ro2">
          <table:table-cell table:formula="of:=[.A1233]+1" office:value-type="float" office:value="1232">
            <text:p>123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234]+64*[.B1235]+32*[.B1236]+16*[.B1237]+8*[.B1238]+4*[.B1239]+2*[.B1240]+[.B1241];2)" office:value-type="string" office:string-value="48">
            <text:p>48</text:p>
          </table:table-cell>
          <table:table-cell table:number-columns-repeated="16"/>
          <table:table-cell table:formula="of:=IF([.B1233]=1;[.$K$3]-([.$K$3]-[.V1233])*EXP([.$K$2]);[.V1233]*EXP([.$K$2]))" office:value-type="float" office:value="2.89650436828558">
            <text:p>2,896504</text:p>
          </table:table-cell>
          <table:table-cell table:number-columns-repeated="1002"/>
        </table:table-row>
        <table:table-row table:style-name="ro2">
          <table:table-cell table:formula="of:=[.A1234]+1" office:value-type="float" office:value="1233">
            <text:p>123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34]=1;[.$K$3]-([.$K$3]-[.V1234])*EXP([.$K$2]);[.V1234]*EXP([.$K$2]))" office:value-type="float" office:value="2.75524018330809">
            <text:p>2,755240</text:p>
          </table:table-cell>
          <table:table-cell table:number-columns-repeated="1002"/>
        </table:table-row>
        <table:table-row table:style-name="ro2">
          <table:table-cell table:formula="of:=[.A1235]+1" office:value-type="float" office:value="1234">
            <text:p>123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35]=1;[.$K$3]-([.$K$3]-[.V1235])*EXP([.$K$2]);[.V1235]*EXP([.$K$2]))" office:value-type="float" office:value="2.86471841142583">
            <text:p>2,864718</text:p>
          </table:table-cell>
          <table:table-cell table:number-columns-repeated="1002"/>
        </table:table-row>
        <table:table-row table:style-name="ro2">
          <table:table-cell table:formula="of:=[.A1236]+1" office:value-type="float" office:value="1235">
            <text:p>123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36]=1;[.$K$3]-([.$K$3]-[.V1236])*EXP([.$K$2]);[.V1236]*EXP([.$K$2]))" office:value-type="float" office:value="2.72500444585719">
            <text:p>2,725004</text:p>
          </table:table-cell>
          <table:table-cell table:number-columns-repeated="1002"/>
        </table:table-row>
        <table:table-row table:style-name="ro2">
          <table:table-cell table:formula="of:=[.A1237]+1" office:value-type="float" office:value="1236">
            <text:p>123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37]=1;[.$K$3]-([.$K$3]-[.V1237])*EXP([.$K$2]);[.V1237]*EXP([.$K$2]))" office:value-type="float" office:value="2.59210441079462">
            <text:p>2,592104</text:p>
          </table:table-cell>
          <table:table-cell table:number-columns-repeated="1002"/>
        </table:table-row>
        <table:table-row table:style-name="ro2">
          <table:table-cell table:formula="of:=[.A1238]+1" office:value-type="float" office:value="1237">
            <text:p>123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38]=1;[.$K$3]-([.$K$3]-[.V1238])*EXP([.$K$2]);[.V1238]*EXP([.$K$2]))" office:value-type="float" office:value="2.70953886442236">
            <text:p>2,709539</text:p>
          </table:table-cell>
          <table:table-cell table:number-columns-repeated="1002"/>
        </table:table-row>
        <table:table-row table:style-name="ro2">
          <table:table-cell table:formula="of:=[.A1239]+1" office:value-type="float" office:value="1238">
            <text:p>123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39]=1;[.$K$3]-([.$K$3]-[.V1239])*EXP([.$K$2]);[.V1239]*EXP([.$K$2]))" office:value-type="float" office:value="2.5773930946668">
            <text:p>2,577393</text:p>
          </table:table-cell>
          <table:table-cell table:number-columns-repeated="1002"/>
        </table:table-row>
        <table:table-row table:style-name="ro2">
          <table:table-cell table:formula="of:=[.A1240]+1" office:value-type="float" office:value="1239">
            <text:p>123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40]=1;[.$K$3]-([.$K$3]-[.V1240])*EXP([.$K$2]);[.V1240]*EXP([.$K$2]))" office:value-type="float" office:value="2.45169215015202">
            <text:p>2,451692</text:p>
          </table:table-cell>
          <table:table-cell table:number-columns-repeated="1002"/>
        </table:table-row>
        <table:table-row table:style-name="ro2">
          <table:table-cell table:formula="of:=[.A1241]+1" office:value-type="float" office:value="1240">
            <text:p>124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242]+64*[.B1243]+32*[.B1244]+16*[.B1245]+8*[.B1246]+4*[.B1247]+2*[.B1248]+[.B1249];2)" office:value-type="string" office:string-value="88">
            <text:p>88</text:p>
          </table:table-cell>
          <table:table-cell table:number-columns-repeated="16"/>
          <table:table-cell table:formula="of:=IF([.B1241]=1;[.$K$3]-([.$K$3]-[.V1241])*EXP([.$K$2]);[.V1241]*EXP([.$K$2]))" office:value-type="float" office:value="2.33212171304202">
            <text:p>2,332122</text:p>
          </table:table-cell>
          <table:table-cell table:number-columns-repeated="1002"/>
        </table:table-row>
        <table:table-row table:style-name="ro2">
          <table:table-cell table:formula="of:=[.A1242]+1" office:value-type="float" office:value="1241">
            <text:p>124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42]=1;[.$K$3]-([.$K$3]-[.V1242])*EXP([.$K$2]);[.V1242]*EXP([.$K$2]))" office:value-type="float" office:value="2.46223567245901">
            <text:p>2,462236</text:p>
          </table:table-cell>
          <table:table-cell table:number-columns-repeated="1002"/>
        </table:table-row>
        <table:table-row table:style-name="ro2">
          <table:table-cell table:formula="of:=[.A1243]+1" office:value-type="float" office:value="1242">
            <text:p>124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43]=1;[.$K$3]-([.$K$3]-[.V1243])*EXP([.$K$2]);[.V1243]*EXP([.$K$2]))" office:value-type="float" office:value="2.34215102169831">
            <text:p>2,342151</text:p>
          </table:table-cell>
          <table:table-cell table:number-columns-repeated="1002"/>
        </table:table-row>
        <table:table-row table:style-name="ro2">
          <table:table-cell table:formula="of:=[.A1244]+1" office:value-type="float" office:value="1243">
            <text:p>124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44]=1;[.$K$3]-([.$K$3]-[.V1244])*EXP([.$K$2]);[.V1244]*EXP([.$K$2]))" office:value-type="float" office:value="2.22792296846385">
            <text:p>2,227923</text:p>
          </table:table-cell>
          <table:table-cell table:number-columns-repeated="1002"/>
        </table:table-row>
        <table:table-row table:style-name="ro2">
          <table:table-cell table:formula="of:=[.A1245]+1" office:value-type="float" office:value="1244">
            <text:p>124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45]=1;[.$K$3]-([.$K$3]-[.V1245])*EXP([.$K$2]);[.V1245]*EXP([.$K$2]))" office:value-type="float" office:value="2.11926588312379">
            <text:p>2,119266</text:p>
          </table:table-cell>
          <table:table-cell table:number-columns-repeated="1002"/>
        </table:table-row>
        <table:table-row table:style-name="ro2">
          <table:table-cell table:formula="of:=[.A1246]+1" office:value-type="float" office:value="1245">
            <text:p>124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46]=1;[.$K$3]-([.$K$3]-[.V1246])*EXP([.$K$2]);[.V1246]*EXP([.$K$2]))" office:value-type="float" office:value="2.25976094386427">
            <text:p>2,259761</text:p>
          </table:table-cell>
          <table:table-cell table:number-columns-repeated="1002"/>
        </table:table-row>
        <table:table-row table:style-name="ro2">
          <table:table-cell table:formula="of:=[.A1247]+1" office:value-type="float" office:value="1246">
            <text:p>124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47]=1;[.$K$3]-([.$K$3]-[.V1247])*EXP([.$K$2]);[.V1247]*EXP([.$K$2]))" office:value-type="float" office:value="2.1495511021412">
            <text:p>2,149551</text:p>
          </table:table-cell>
          <table:table-cell table:number-columns-repeated="1002"/>
        </table:table-row>
        <table:table-row table:style-name="ro2">
          <table:table-cell table:formula="of:=[.A1248]+1" office:value-type="float" office:value="1247">
            <text:p>124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48]=1;[.$K$3]-([.$K$3]-[.V1248])*EXP([.$K$2]);[.V1248]*EXP([.$K$2]))" office:value-type="float" office:value="2.04471625782465">
            <text:p>2,044716</text:p>
          </table:table-cell>
          <table:table-cell table:number-columns-repeated="1002"/>
        </table:table-row>
        <table:table-row table:style-name="ro2">
          <table:table-cell table:formula="of:=[.A1249]+1" office:value-type="float" office:value="1248">
            <text:p>124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250]+64*[.B1251]+32*[.B1252]+16*[.B1253]+8*[.B1254]+4*[.B1255]+2*[.B1256]+[.B1257];2)" office:value-type="string" office:string-value="89">
            <text:p>89</text:p>
          </table:table-cell>
          <table:table-cell table:number-columns-repeated="16"/>
          <table:table-cell table:formula="of:=IF([.B1249]=1;[.$K$3]-([.$K$3]-[.V1249])*EXP([.$K$2]);[.V1249]*EXP([.$K$2]))" office:value-type="float" office:value="1.94499426919779">
            <text:p>1,944994</text:p>
          </table:table-cell>
          <table:table-cell table:number-columns-repeated="1002"/>
        </table:table-row>
        <table:table-row table:style-name="ro2">
          <table:table-cell table:formula="of:=[.A1250]+1" office:value-type="float" office:value="1249">
            <text:p>124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50]=1;[.$K$3]-([.$K$3]-[.V1250])*EXP([.$K$2]);[.V1250]*EXP([.$K$2]))" office:value-type="float" office:value="2.09398865684263">
            <text:p>2,093989</text:p>
          </table:table-cell>
          <table:table-cell table:number-columns-repeated="1002"/>
        </table:table-row>
        <table:table-row table:style-name="ro2">
          <table:table-cell table:formula="of:=[.A1251]+1" office:value-type="float" office:value="1250">
            <text:p>125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51]=1;[.$K$3]-([.$K$3]-[.V1251])*EXP([.$K$2]);[.V1251]*EXP([.$K$2]))" office:value-type="float" office:value="1.99186362495944">
            <text:p>1,991864</text:p>
          </table:table-cell>
          <table:table-cell table:number-columns-repeated="1002"/>
        </table:table-row>
        <table:table-row table:style-name="ro2">
          <table:table-cell table:formula="of:=[.A1252]+1" office:value-type="float" office:value="1251">
            <text:p>125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52]=1;[.$K$3]-([.$K$3]-[.V1252])*EXP([.$K$2]);[.V1252]*EXP([.$K$2]))" office:value-type="float" office:value="1.89471928965407">
            <text:p>1,894719</text:p>
          </table:table-cell>
          <table:table-cell table:number-columns-repeated="1002"/>
        </table:table-row>
        <table:table-row table:style-name="ro2">
          <table:table-cell table:formula="of:=[.A1253]+1" office:value-type="float" office:value="1252">
            <text:p>125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53]=1;[.$K$3]-([.$K$3]-[.V1253])*EXP([.$K$2]);[.V1253]*EXP([.$K$2]))" office:value-type="float" office:value="1.80231273948805">
            <text:p>1,802313</text:p>
          </table:table-cell>
          <table:table-cell table:number-columns-repeated="1002"/>
        </table:table-row>
        <table:table-row table:style-name="ro2">
          <table:table-cell table:formula="of:=[.A1254]+1" office:value-type="float" office:value="1253">
            <text:p>125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54]=1;[.$K$3]-([.$K$3]-[.V1254])*EXP([.$K$2]);[.V1254]*EXP([.$K$2]))" office:value-type="float" office:value="1.95826578744995">
            <text:p>1,958266</text:p>
          </table:table-cell>
          <table:table-cell table:number-columns-repeated="1002"/>
        </table:table-row>
        <table:table-row table:style-name="ro2">
          <table:table-cell table:formula="of:=[.A1255]+1" office:value-type="float" office:value="1254">
            <text:p>125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55]=1;[.$K$3]-([.$K$3]-[.V1255])*EXP([.$K$2]);[.V1255]*EXP([.$K$2]))" office:value-type="float" office:value="1.86276003801545">
            <text:p>1,862760</text:p>
          </table:table-cell>
          <table:table-cell table:number-columns-repeated="1002"/>
        </table:table-row>
        <table:table-row table:style-name="ro2">
          <table:table-cell table:formula="of:=[.A1256]+1" office:value-type="float" office:value="1255">
            <text:p>125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56]=1;[.$K$3]-([.$K$3]-[.V1256])*EXP([.$K$2]);[.V1256]*EXP([.$K$2]))" office:value-type="float" office:value="1.77191215894437">
            <text:p>1,771912</text:p>
          </table:table-cell>
          <table:table-cell table:number-columns-repeated="1002"/>
        </table:table-row>
        <table:table-row table:style-name="ro2">
          <table:table-cell table:formula="of:=[.A1257]+1" office:value-type="float" office:value="1256">
            <text:p>125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258]+64*[.B1259]+32*[.B1260]+16*[.B1261]+8*[.B1262]+4*[.B1263]+2*[.B1264]+[.B1265];2)" office:value-type="string" office:string-value="12">
            <text:p>12</text:p>
          </table:table-cell>
          <table:table-cell table:number-columns-repeated="16"/>
          <table:table-cell table:formula="of:=IF([.B1257]=1;[.$K$3]-([.$K$3]-[.V1257])*EXP([.$K$2]);[.V1257]*EXP([.$K$2]))" office:value-type="float" office:value="1.9293478607149">
            <text:p>1,929348</text:p>
          </table:table-cell>
          <table:table-cell table:number-columns-repeated="1002"/>
        </table:table-row>
        <table:table-row table:style-name="ro2">
          <table:table-cell table:formula="of:=[.A1258]+1" office:value-type="float" office:value="1257">
            <text:p>125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58]=1;[.$K$3]-([.$K$3]-[.V1258])*EXP([.$K$2]);[.V1258]*EXP([.$K$2]))" office:value-type="float" office:value="1.83525245520952">
            <text:p>1,835252</text:p>
          </table:table-cell>
          <table:table-cell table:number-columns-repeated="1002"/>
        </table:table-row>
        <table:table-row table:style-name="ro2">
          <table:table-cell table:formula="of:=[.A1259]+1" office:value-type="float" office:value="1258">
            <text:p>125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59]=1;[.$K$3]-([.$K$3]-[.V1259])*EXP([.$K$2]);[.V1259]*EXP([.$K$2]))" office:value-type="float" office:value="1.74574613678247">
            <text:p>1,745746</text:p>
          </table:table-cell>
          <table:table-cell table:number-columns-repeated="1002"/>
        </table:table-row>
        <table:table-row table:style-name="ro2">
          <table:table-cell table:formula="of:=[.A1260]+1" office:value-type="float" office:value="1259">
            <text:p>125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60]=1;[.$K$3]-([.$K$3]-[.V1260])*EXP([.$K$2]);[.V1260]*EXP([.$K$2]))" office:value-type="float" office:value="1.66060509301593">
            <text:p>1,660605</text:p>
          </table:table-cell>
          <table:table-cell table:number-columns-repeated="1002"/>
        </table:table-row>
        <table:table-row table:style-name="ro2">
          <table:table-cell table:formula="of:=[.A1261]+1" office:value-type="float" office:value="1260">
            <text:p>126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61]=1;[.$K$3]-([.$K$3]-[.V1261])*EXP([.$K$2]);[.V1261]*EXP([.$K$2]))" office:value-type="float" office:value="1.82346930444893">
            <text:p>1,823469</text:p>
          </table:table-cell>
          <table:table-cell table:number-columns-repeated="1002"/>
        </table:table-row>
        <table:table-row table:style-name="ro2">
          <table:table-cell table:formula="of:=[.A1262]+1" office:value-type="float" office:value="1261">
            <text:p>126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62]=1;[.$K$3]-([.$K$3]-[.V1262])*EXP([.$K$2]);[.V1262]*EXP([.$K$2]))" office:value-type="float" office:value="1.73453765706568">
            <text:p>1,734538</text:p>
          </table:table-cell>
          <table:table-cell table:number-columns-repeated="1002"/>
        </table:table-row>
        <table:table-row table:style-name="ro2">
          <table:table-cell table:formula="of:=[.A1263]+1" office:value-type="float" office:value="1262">
            <text:p>126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63]=1;[.$K$3]-([.$K$3]-[.V1263])*EXP([.$K$2]);[.V1263]*EXP([.$K$2]))" office:value-type="float" office:value="1.6499432573054">
            <text:p>1,649943</text:p>
          </table:table-cell>
          <table:table-cell table:number-columns-repeated="1002"/>
        </table:table-row>
        <table:table-row table:style-name="ro2">
          <table:table-cell table:formula="of:=[.A1264]+1" office:value-type="float" office:value="1263">
            <text:p>126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64]=1;[.$K$3]-([.$K$3]-[.V1264])*EXP([.$K$2]);[.V1264]*EXP([.$K$2]))" office:value-type="float" office:value="1.81332745260188">
            <text:p>1,813327</text:p>
          </table:table-cell>
          <table:table-cell table:number-columns-repeated="1002"/>
        </table:table-row>
        <table:table-row table:style-name="ro2">
          <table:table-cell table:formula="of:=[.A1265]+1" office:value-type="float" office:value="1264">
            <text:p>126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266]+64*[.B1267]+32*[.B1268]+16*[.B1269]+8*[.B1270]+4*[.B1271]+2*[.B1272]+[.B1273];2)" office:value-type="string" office:string-value="55">
            <text:p>55</text:p>
          </table:table-cell>
          <table:table-cell table:number-columns-repeated="16"/>
          <table:table-cell table:formula="of:=IF([.B1265]=1;[.$K$3]-([.$K$3]-[.V1265])*EXP([.$K$2]);[.V1265]*EXP([.$K$2]))" office:value-type="float" office:value="1.72489042916983">
            <text:p>1,724890</text:p>
          </table:table-cell>
          <table:table-cell table:number-columns-repeated="1002"/>
        </table:table-row>
        <table:table-row table:style-name="ro2">
          <table:table-cell table:formula="of:=[.A1266]+1" office:value-type="float" office:value="1265">
            <text:p>126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66]=1;[.$K$3]-([.$K$3]-[.V1266])*EXP([.$K$2]);[.V1266]*EXP([.$K$2]))" office:value-type="float" office:value="1.64076653026601">
            <text:p>1,640767</text:p>
          </table:table-cell>
          <table:table-cell table:number-columns-repeated="1002"/>
        </table:table-row>
        <table:table-row table:style-name="ro2">
          <table:table-cell table:formula="of:=[.A1267]+1" office:value-type="float" office:value="1266">
            <text:p>126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67]=1;[.$K$3]-([.$K$3]-[.V1267])*EXP([.$K$2]);[.V1267]*EXP([.$K$2]))" office:value-type="float" office:value="1.8045982798214">
            <text:p>1,804598</text:p>
          </table:table-cell>
          <table:table-cell table:number-columns-repeated="1002"/>
        </table:table-row>
        <table:table-row table:style-name="ro2">
          <table:table-cell table:formula="of:=[.A1268]+1" office:value-type="float" office:value="1267">
            <text:p>126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68]=1;[.$K$3]-([.$K$3]-[.V1268])*EXP([.$K$2]);[.V1268]*EXP([.$K$2]))" office:value-type="float" office:value="1.71658698316949">
            <text:p>1,716587</text:p>
          </table:table-cell>
          <table:table-cell table:number-columns-repeated="1002"/>
        </table:table-row>
        <table:table-row table:style-name="ro2">
          <table:table-cell table:formula="of:=[.A1269]+1" office:value-type="float" office:value="1268">
            <text:p>126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69]=1;[.$K$3]-([.$K$3]-[.V1269])*EXP([.$K$2]);[.V1269]*EXP([.$K$2]))" office:value-type="float" office:value="1.87672092560216">
            <text:p>1,876721</text:p>
          </table:table-cell>
          <table:table-cell table:number-columns-repeated="1002"/>
        </table:table-row>
        <table:table-row table:style-name="ro2">
          <table:table-cell table:formula="of:=[.A1270]+1" office:value-type="float" office:value="1269">
            <text:p>126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70]=1;[.$K$3]-([.$K$3]-[.V1270])*EXP([.$K$2]);[.V1270]*EXP([.$K$2]))" office:value-type="float" office:value="1.78519216600899">
            <text:p>1,785192</text:p>
          </table:table-cell>
          <table:table-cell table:number-columns-repeated="1002"/>
        </table:table-row>
        <table:table-row table:style-name="ro2">
          <table:table-cell table:formula="of:=[.A1271]+1" office:value-type="float" office:value="1270">
            <text:p>127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71]=1;[.$K$3]-([.$K$3]-[.V1271])*EXP([.$K$2]);[.V1271]*EXP([.$K$2]))" office:value-type="float" office:value="1.94198019419234">
            <text:p>1,941980</text:p>
          </table:table-cell>
          <table:table-cell table:number-columns-repeated="1002"/>
        </table:table-row>
        <table:table-row table:style-name="ro2">
          <table:table-cell table:formula="of:=[.A1272]+1" office:value-type="float" office:value="1271">
            <text:p>127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72]=1;[.$K$3]-([.$K$3]-[.V1272])*EXP([.$K$2]);[.V1272]*EXP([.$K$2]))" office:value-type="float" office:value="1.84726870251337">
            <text:p>1,847269</text:p>
          </table:table-cell>
          <table:table-cell table:number-columns-repeated="1002"/>
        </table:table-row>
        <table:table-row table:style-name="ro2">
          <table:table-cell table:formula="of:=[.A1273]+1" office:value-type="float" office:value="1272">
            <text:p>127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274]+64*[.B1275]+32*[.B1276]+16*[.B1277]+8*[.B1278]+4*[.B1279]+2*[.B1280]+[.B1281];2)" office:value-type="string" office:string-value="56">
            <text:p>56</text:p>
          </table:table-cell>
          <table:table-cell table:number-columns-repeated="16"/>
          <table:table-cell table:formula="of:=IF([.B1273]=1;[.$K$3]-([.$K$3]-[.V1273])*EXP([.$K$2]);[.V1273]*EXP([.$K$2]))" office:value-type="float" office:value="2.0010292222864">
            <text:p>2,001029</text:p>
          </table:table-cell>
          <table:table-cell table:number-columns-repeated="1002"/>
        </table:table-row>
        <table:table-row table:style-name="ro2">
          <table:table-cell table:formula="of:=[.A1274]+1" office:value-type="float" office:value="1273">
            <text:p>127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74]=1;[.$K$3]-([.$K$3]-[.V1274])*EXP([.$K$2]);[.V1274]*EXP([.$K$2]))" office:value-type="float" office:value="1.9034378755246">
            <text:p>1,903438</text:p>
          </table:table-cell>
          <table:table-cell table:number-columns-repeated="1002"/>
        </table:table-row>
        <table:table-row table:style-name="ro2">
          <table:table-cell table:formula="of:=[.A1275]+1" office:value-type="float" office:value="1274">
            <text:p>127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75]=1;[.$K$3]-([.$K$3]-[.V1275])*EXP([.$K$2]);[.V1275]*EXP([.$K$2]))" office:value-type="float" office:value="2.05445899240456">
            <text:p>2,054459</text:p>
          </table:table-cell>
          <table:table-cell table:number-columns-repeated="1002"/>
        </table:table-row>
        <table:table-row table:style-name="ro2">
          <table:table-cell table:formula="of:=[.A1276]+1" office:value-type="float" office:value="1275">
            <text:p>127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76]=1;[.$K$3]-([.$K$3]-[.V1276])*EXP([.$K$2]);[.V1276]*EXP([.$K$2]))" office:value-type="float" office:value="1.95426184500531">
            <text:p>1,954262</text:p>
          </table:table-cell>
          <table:table-cell table:number-columns-repeated="1002"/>
        </table:table-row>
        <table:table-row table:style-name="ro2">
          <table:table-cell table:formula="of:=[.A1277]+1" office:value-type="float" office:value="1276">
            <text:p>127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77]=1;[.$K$3]-([.$K$3]-[.V1277])*EXP([.$K$2]);[.V1277]*EXP([.$K$2]))" office:value-type="float" office:value="2.10280424764453">
            <text:p>2,102804</text:p>
          </table:table-cell>
          <table:table-cell table:number-columns-repeated="1002"/>
        </table:table-row>
        <table:table-row table:style-name="ro2">
          <table:table-cell table:formula="of:=[.A1278]+1" office:value-type="float" office:value="1277">
            <text:p>127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78]=1;[.$K$3]-([.$K$3]-[.V1278])*EXP([.$K$2]);[.V1278]*EXP([.$K$2]))" office:value-type="float" office:value="2.00024927432456">
            <text:p>2,000249</text:p>
          </table:table-cell>
          <table:table-cell table:number-columns-repeated="1002"/>
        </table:table-row>
        <table:table-row table:style-name="ro2">
          <table:table-cell table:formula="of:=[.A1279]+1" office:value-type="float" office:value="1278">
            <text:p>127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79]=1;[.$K$3]-([.$K$3]-[.V1279])*EXP([.$K$2]);[.V1279]*EXP([.$K$2]))" office:value-type="float" office:value="2.14654884357016">
            <text:p>2,146549</text:p>
          </table:table-cell>
          <table:table-cell table:number-columns-repeated="1002"/>
        </table:table-row>
        <table:table-row table:style-name="ro2">
          <table:table-cell table:formula="of:=[.A1280]+1" office:value-type="float" office:value="1279">
            <text:p>127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80]=1;[.$K$3]-([.$K$3]-[.V1280])*EXP([.$K$2]);[.V1280]*EXP([.$K$2]))" office:value-type="float" office:value="2.28571329862834">
            <text:p>2,285713</text:p>
          </table:table-cell>
          <table:table-cell table:number-columns-repeated="1002"/>
        </table:table-row>
        <table:table-row table:style-name="ro2">
          <table:table-cell table:formula="of:=[.A1281]+1" office:value-type="float" office:value="1280">
            <text:p>128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282]+64*[.B1283]+32*[.B1284]+16*[.B1285]+8*[.B1286]+4*[.B1287]+2*[.B1288]+[.B1289];2)" office:value-type="string" office:string-value="DB">
            <text:p>DB</text:p>
          </table:table-cell>
          <table:table-cell table:number-columns-repeated="16"/>
          <table:table-cell table:formula="of:=IF([.B1281]=1;[.$K$3]-([.$K$3]-[.V1281])*EXP([.$K$2]);[.V1281]*EXP([.$K$2]))" office:value-type="float" office:value="2.17423774562787">
            <text:p>2,174238</text:p>
          </table:table-cell>
          <table:table-cell table:number-columns-repeated="1002"/>
        </table:table-row>
        <table:table-row table:style-name="ro2">
          <table:table-cell table:formula="of:=[.A1282]+1" office:value-type="float" office:value="1281">
            <text:p>128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82]=1;[.$K$3]-([.$K$3]-[.V1282])*EXP([.$K$2]);[.V1282]*EXP([.$K$2]))" office:value-type="float" office:value="2.31205179699776">
            <text:p>2,312052</text:p>
          </table:table-cell>
          <table:table-cell table:number-columns-repeated="1002"/>
        </table:table-row>
        <table:table-row table:style-name="ro2">
          <table:table-cell table:formula="of:=[.A1283]+1" office:value-type="float" office:value="1282">
            <text:p>128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83]=1;[.$K$3]-([.$K$3]-[.V1283])*EXP([.$K$2]);[.V1283]*EXP([.$K$2]))" office:value-type="float" office:value="2.44314457777045">
            <text:p>2,443145</text:p>
          </table:table-cell>
          <table:table-cell table:number-columns-repeated="1002"/>
        </table:table-row>
        <table:table-row table:style-name="ro2">
          <table:table-cell table:formula="of:=[.A1284]+1" office:value-type="float" office:value="1283">
            <text:p>128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84]=1;[.$K$3]-([.$K$3]-[.V1284])*EXP([.$K$2]);[.V1284]*EXP([.$K$2]))" office:value-type="float" office:value="2.32399101068462">
            <text:p>2,323991</text:p>
          </table:table-cell>
          <table:table-cell table:number-columns-repeated="1002"/>
        </table:table-row>
        <table:table-row table:style-name="ro2">
          <table:table-cell table:formula="of:=[.A1285]+1" office:value-type="float" office:value="1284">
            <text:p>128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85]=1;[.$K$3]-([.$K$3]-[.V1285])*EXP([.$K$2]);[.V1285]*EXP([.$K$2]))" office:value-type="float" office:value="2.4545015091348">
            <text:p>2,454502</text:p>
          </table:table-cell>
          <table:table-cell table:number-columns-repeated="1002"/>
        </table:table-row>
        <table:table-row table:style-name="ro2">
          <table:table-cell table:formula="of:=[.A1286]+1" office:value-type="float" office:value="1285">
            <text:p>128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86]=1;[.$K$3]-([.$K$3]-[.V1286])*EXP([.$K$2]);[.V1286]*EXP([.$K$2]))" office:value-type="float" office:value="2.57864693546686">
            <text:p>2,578647</text:p>
          </table:table-cell>
          <table:table-cell table:number-columns-repeated="1002"/>
        </table:table-row>
        <table:table-row table:style-name="ro2">
          <table:table-cell table:formula="of:=[.A1287]+1" office:value-type="float" office:value="1286">
            <text:p>128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87]=1;[.$K$3]-([.$K$3]-[.V1287])*EXP([.$K$2]);[.V1287]*EXP([.$K$2]))" office:value-type="float" office:value="2.45288484041467">
            <text:p>2,452885</text:p>
          </table:table-cell>
          <table:table-cell table:number-columns-repeated="1002"/>
        </table:table-row>
        <table:table-row table:style-name="ro2">
          <table:table-cell table:formula="of:=[.A1288]+1" office:value-type="float" office:value="1287">
            <text:p>128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88]=1;[.$K$3]-([.$K$3]-[.V1288])*EXP([.$K$2]);[.V1288]*EXP([.$K$2]))" office:value-type="float" office:value="2.5771091126106">
            <text:p>2,577109</text:p>
          </table:table-cell>
          <table:table-cell table:number-columns-repeated="1002"/>
        </table:table-row>
        <table:table-row table:style-name="ro2">
          <table:table-cell table:formula="of:=[.A1289]+1" office:value-type="float" office:value="1288">
            <text:p>128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290]+64*[.B1291]+32*[.B1292]+16*[.B1293]+8*[.B1294]+4*[.B1295]+2*[.B1296]+[.B1297];2)" office:value-type="string" office:string-value="BB">
            <text:p>BB</text:p>
          </table:table-cell>
          <table:table-cell table:number-columns-repeated="16"/>
          <table:table-cell table:formula="of:=IF([.B1289]=1;[.$K$3]-([.$K$3]-[.V1289])*EXP([.$K$2]);[.V1289]*EXP([.$K$2]))" office:value-type="float" office:value="2.69527489556056">
            <text:p>2,695275</text:p>
          </table:table-cell>
          <table:table-cell table:number-columns-repeated="1002"/>
        </table:table-row>
        <table:table-row table:style-name="ro2">
          <table:table-cell table:formula="of:=[.A1290]+1" office:value-type="float" office:value="1289">
            <text:p>128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90]=1;[.$K$3]-([.$K$3]-[.V1290])*EXP([.$K$2]);[.V1290]*EXP([.$K$2]))" office:value-type="float" office:value="2.80767766527172">
            <text:p>2,807678</text:p>
          </table:table-cell>
          <table:table-cell table:number-columns-repeated="1002"/>
        </table:table-row>
        <table:table-row table:style-name="ro2">
          <table:table-cell table:formula="of:=[.A1291]+1" office:value-type="float" office:value="1290">
            <text:p>129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91]=1;[.$K$3]-([.$K$3]-[.V1291])*EXP([.$K$2]);[.V1291]*EXP([.$K$2]))" office:value-type="float" office:value="2.67074560971993">
            <text:p>2,670746</text:p>
          </table:table-cell>
          <table:table-cell table:number-columns-repeated="1002"/>
        </table:table-row>
        <table:table-row table:style-name="ro2">
          <table:table-cell table:formula="of:=[.A1292]+1" office:value-type="float" office:value="1291">
            <text:p>129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92]=1;[.$K$3]-([.$K$3]-[.V1292])*EXP([.$K$2]);[.V1292]*EXP([.$K$2]))" office:value-type="float" office:value="2.78434468681812">
            <text:p>2,784345</text:p>
          </table:table-cell>
          <table:table-cell table:number-columns-repeated="1002"/>
        </table:table-row>
        <table:table-row table:style-name="ro2">
          <table:table-cell table:formula="of:=[.A1293]+1" office:value-type="float" office:value="1292">
            <text:p>129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93]=1;[.$K$3]-([.$K$3]-[.V1293])*EXP([.$K$2]);[.V1293]*EXP([.$K$2]))" office:value-type="float" office:value="2.89240347155006">
            <text:p>2,892403</text:p>
          </table:table-cell>
          <table:table-cell table:number-columns-repeated="1002"/>
        </table:table-row>
        <table:table-row table:style-name="ro2">
          <table:table-cell table:formula="of:=[.A1294]+1" office:value-type="float" office:value="1293">
            <text:p>129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94]=1;[.$K$3]-([.$K$3]-[.V1294])*EXP([.$K$2]);[.V1294]*EXP([.$K$2]))" office:value-type="float" office:value="2.99519216716286">
            <text:p>2,995192</text:p>
          </table:table-cell>
          <table:table-cell table:number-columns-repeated="1002"/>
        </table:table-row>
        <table:table-row table:style-name="ro2">
          <table:table-cell table:formula="of:=[.A1295]+1" office:value-type="float" office:value="1294">
            <text:p>129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95]=1;[.$K$3]-([.$K$3]-[.V1295])*EXP([.$K$2]);[.V1295]*EXP([.$K$2]))" office:value-type="float" office:value="2.84911492143937">
            <text:p>2,849115</text:p>
          </table:table-cell>
          <table:table-cell table:number-columns-repeated="1002"/>
        </table:table-row>
        <table:table-row table:style-name="ro2">
          <table:table-cell table:formula="of:=[.A1296]+1" office:value-type="float" office:value="1295">
            <text:p>129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96]=1;[.$K$3]-([.$K$3]-[.V1296])*EXP([.$K$2]);[.V1296]*EXP([.$K$2]))" office:value-type="float" office:value="2.9540148245536">
            <text:p>2,954015</text:p>
          </table:table-cell>
          <table:table-cell table:number-columns-repeated="1002"/>
        </table:table-row>
        <table:table-row table:style-name="ro2">
          <table:table-cell table:formula="of:=[.A1297]+1" office:value-type="float" office:value="1296">
            <text:p>129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298]+64*[.B1299]+32*[.B1300]+16*[.B1301]+8*[.B1302]+4*[.B1303]+2*[.B1304]+[.B1305];2)" office:value-type="string" office:string-value="BB">
            <text:p>BB</text:p>
          </table:table-cell>
          <table:table-cell table:number-columns-repeated="16"/>
          <table:table-cell table:formula="of:=IF([.B1297]=1;[.$K$3]-([.$K$3]-[.V1297])*EXP([.$K$2]);[.V1297]*EXP([.$K$2]))" office:value-type="float" office:value="3.05379869902313">
            <text:p>3,053799</text:p>
          </table:table-cell>
          <table:table-cell table:number-columns-repeated="1002"/>
        </table:table-row>
        <table:table-row table:style-name="ro2">
          <table:table-cell table:formula="of:=[.A1298]+1" office:value-type="float" office:value="1297">
            <text:p>129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298]=1;[.$K$3]-([.$K$3]-[.V1298])*EXP([.$K$2]);[.V1298]*EXP([.$K$2]))" office:value-type="float" office:value="3.14871605650923">
            <text:p>3,148716</text:p>
          </table:table-cell>
          <table:table-cell table:number-columns-repeated="1002"/>
        </table:table-row>
        <table:table-row table:style-name="ro2">
          <table:table-cell table:formula="of:=[.A1299]+1" office:value-type="float" office:value="1298">
            <text:p>129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299]=1;[.$K$3]-([.$K$3]-[.V1299])*EXP([.$K$2]);[.V1299]*EXP([.$K$2]))" office:value-type="float" office:value="2.99515136234943">
            <text:p>2,995151</text:p>
          </table:table-cell>
          <table:table-cell table:number-columns-repeated="1002"/>
        </table:table-row>
        <table:table-row table:style-name="ro2">
          <table:table-cell table:formula="of:=[.A1300]+1" office:value-type="float" office:value="1299">
            <text:p>129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00]=1;[.$K$3]-([.$K$3]-[.V1300])*EXP([.$K$2]);[.V1300]*EXP([.$K$2]))" office:value-type="float" office:value="3.09292898419661">
            <text:p>3,092929</text:p>
          </table:table-cell>
          <table:table-cell table:number-columns-repeated="1002"/>
        </table:table-row>
        <table:table-row table:style-name="ro2">
          <table:table-cell table:formula="of:=[.A1301]+1" office:value-type="float" office:value="1300">
            <text:p>130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01]=1;[.$K$3]-([.$K$3]-[.V1301])*EXP([.$K$2]);[.V1301]*EXP([.$K$2]))" office:value-type="float" office:value="3.18593793515535">
            <text:p>3,185938</text:p>
          </table:table-cell>
          <table:table-cell table:number-columns-repeated="1002"/>
        </table:table-row>
        <table:table-row table:style-name="ro2">
          <table:table-cell table:formula="of:=[.A1302]+1" office:value-type="float" office:value="1301">
            <text:p>130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02]=1;[.$K$3]-([.$K$3]-[.V1302])*EXP([.$K$2]);[.V1302]*EXP([.$K$2]))" office:value-type="float" office:value="3.27441078604925">
            <text:p>3,274411</text:p>
          </table:table-cell>
          <table:table-cell table:number-columns-repeated="1002"/>
        </table:table-row>
        <table:table-row table:style-name="ro2">
          <table:table-cell table:formula="of:=[.A1303]+1" office:value-type="float" office:value="1302">
            <text:p>130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03]=1;[.$K$3]-([.$K$3]-[.V1303])*EXP([.$K$2]);[.V1303]*EXP([.$K$2]))" office:value-type="float" office:value="3.11471588759255">
            <text:p>3,114716</text:p>
          </table:table-cell>
          <table:table-cell table:number-columns-repeated="1002"/>
        </table:table-row>
        <table:table-row table:style-name="ro2">
          <table:table-cell table:formula="of:=[.A1304]+1" office:value-type="float" office:value="1303">
            <text:p>130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04]=1;[.$K$3]-([.$K$3]-[.V1304])*EXP([.$K$2]);[.V1304]*EXP([.$K$2]))" office:value-type="float" office:value="3.20666227873433">
            <text:p>3,206662</text:p>
          </table:table-cell>
          <table:table-cell table:number-columns-repeated="1002"/>
        </table:table-row>
        <table:table-row table:style-name="ro2">
          <table:table-cell table:formula="of:=[.A1305]+1" office:value-type="float" office:value="1304">
            <text:p>130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306]+64*[.B1307]+32*[.B1308]+16*[.B1309]+8*[.B1310]+4*[.B1311]+2*[.B1312]+[.B1313];2)" office:value-type="string" office:string-value="6A">
            <text:p>6A</text:p>
          </table:table-cell>
          <table:table-cell table:number-columns-repeated="16"/>
          <table:table-cell table:formula="of:=IF([.B1305]=1;[.$K$3]-([.$K$3]-[.V1305])*EXP([.$K$2]);[.V1305]*EXP([.$K$2]))" office:value-type="float" office:value="3.29412439146503">
            <text:p>3,294124</text:p>
          </table:table-cell>
          <table:table-cell table:number-columns-repeated="1002"/>
        </table:table-row>
        <table:table-row table:style-name="ro2">
          <table:table-cell table:formula="of:=[.A1306]+1" office:value-type="float" office:value="1305">
            <text:p>130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06]=1;[.$K$3]-([.$K$3]-[.V1306])*EXP([.$K$2]);[.V1306]*EXP([.$K$2]))" office:value-type="float" office:value="3.13346804912705">
            <text:p>3,133468</text:p>
          </table:table-cell>
          <table:table-cell table:number-columns-repeated="1002"/>
        </table:table-row>
        <table:table-row table:style-name="ro2">
          <table:table-cell table:formula="of:=[.A1307]+1" office:value-type="float" office:value="1306">
            <text:p>130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07]=1;[.$K$3]-([.$K$3]-[.V1307])*EXP([.$K$2]);[.V1307]*EXP([.$K$2]))" office:value-type="float" office:value="3.22449988655893">
            <text:p>3,224500</text:p>
          </table:table-cell>
          <table:table-cell table:number-columns-repeated="1002"/>
        </table:table-row>
        <table:table-row table:style-name="ro2">
          <table:table-cell table:formula="of:=[.A1308]+1" office:value-type="float" office:value="1307">
            <text:p>130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08]=1;[.$K$3]-([.$K$3]-[.V1308])*EXP([.$K$2]);[.V1308]*EXP([.$K$2]))" office:value-type="float" office:value="3.31109204889049">
            <text:p>3,311092</text:p>
          </table:table-cell>
          <table:table-cell table:number-columns-repeated="1002"/>
        </table:table-row>
        <table:table-row table:style-name="ro2">
          <table:table-cell table:formula="of:=[.A1309]+1" office:value-type="float" office:value="1308">
            <text:p>130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09]=1;[.$K$3]-([.$K$3]-[.V1309])*EXP([.$K$2]);[.V1309]*EXP([.$K$2]))" office:value-type="float" office:value="3.14960818413499">
            <text:p>3,149608</text:p>
          </table:table-cell>
          <table:table-cell table:number-columns-repeated="1002"/>
        </table:table-row>
        <table:table-row table:style-name="ro2">
          <table:table-cell table:formula="of:=[.A1310]+1" office:value-type="float" office:value="1309">
            <text:p>130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10]=1;[.$K$3]-([.$K$3]-[.V1310])*EXP([.$K$2]);[.V1310]*EXP([.$K$2]))" office:value-type="float" office:value="3.2398528578939">
            <text:p>3,239853</text:p>
          </table:table-cell>
          <table:table-cell table:number-columns-repeated="1002"/>
        </table:table-row>
        <table:table-row table:style-name="ro2">
          <table:table-cell table:formula="of:=[.A1311]+1" office:value-type="float" office:value="1310">
            <text:p>131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11]=1;[.$K$3]-([.$K$3]-[.V1311])*EXP([.$K$2]);[.V1311]*EXP([.$K$2]))" office:value-type="float" office:value="3.08184336948141">
            <text:p>3,081843</text:p>
          </table:table-cell>
          <table:table-cell table:number-columns-repeated="1002"/>
        </table:table-row>
        <table:table-row table:style-name="ro2">
          <table:table-cell table:formula="of:=[.A1312]+1" office:value-type="float" office:value="1311">
            <text:p>131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12]=1;[.$K$3]-([.$K$3]-[.V1312])*EXP([.$K$2]);[.V1312]*EXP([.$K$2]))" office:value-type="float" office:value="3.17539297224957">
            <text:p>3,175393</text:p>
          </table:table-cell>
          <table:table-cell table:number-columns-repeated="1002"/>
        </table:table-row>
        <table:table-row table:style-name="ro2">
          <table:table-cell table:formula="of:=[.A1313]+1" office:value-type="float" office:value="1312">
            <text:p>131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314]+64*[.B1315]+32*[.B1316]+16*[.B1317]+8*[.B1318]+4*[.B1319]+2*[.B1320]+[.B1321];2)" office:value-type="string" office:string-value="AA">
            <text:p>AA</text:p>
          </table:table-cell>
          <table:table-cell table:number-columns-repeated="16"/>
          <table:table-cell table:formula="of:=IF([.B1313]=1;[.$K$3]-([.$K$3]-[.V1313])*EXP([.$K$2]);[.V1313]*EXP([.$K$2]))" office:value-type="float" office:value="3.02052722955657">
            <text:p>3,020527</text:p>
          </table:table-cell>
          <table:table-cell table:number-columns-repeated="1002"/>
        </table:table-row>
        <table:table-row table:style-name="ro2">
          <table:table-cell table:formula="of:=[.A1314]+1" office:value-type="float" office:value="1313">
            <text:p>131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14]=1;[.$K$3]-([.$K$3]-[.V1314])*EXP([.$K$2]);[.V1314]*EXP([.$K$2]))" office:value-type="float" office:value="3.11706725575626">
            <text:p>3,117067</text:p>
          </table:table-cell>
          <table:table-cell table:number-columns-repeated="1002"/>
        </table:table-row>
        <table:table-row table:style-name="ro2">
          <table:table-cell table:formula="of:=[.A1315]+1" office:value-type="float" office:value="1314">
            <text:p>131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15]=1;[.$K$3]-([.$K$3]-[.V1315])*EXP([.$K$2]);[.V1315]*EXP([.$K$2]))" office:value-type="float" office:value="2.96504609182305">
            <text:p>2,965046</text:p>
          </table:table-cell>
          <table:table-cell table:number-columns-repeated="1002"/>
        </table:table-row>
        <table:table-row table:style-name="ro2">
          <table:table-cell table:formula="of:=[.A1316]+1" office:value-type="float" office:value="1315">
            <text:p>131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16]=1;[.$K$3]-([.$K$3]-[.V1316])*EXP([.$K$2]);[.V1316]*EXP([.$K$2]))" office:value-type="float" office:value="3.06429196503936">
            <text:p>3,064292</text:p>
          </table:table-cell>
          <table:table-cell table:number-columns-repeated="1002"/>
        </table:table-row>
        <table:table-row table:style-name="ro2">
          <table:table-cell table:formula="of:=[.A1317]+1" office:value-type="float" office:value="1316">
            <text:p>131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17]=1;[.$K$3]-([.$K$3]-[.V1317])*EXP([.$K$2]);[.V1317]*EXP([.$K$2]))" office:value-type="float" office:value="2.91484468240655">
            <text:p>2,914845</text:p>
          </table:table-cell>
          <table:table-cell table:number-columns-repeated="1002"/>
        </table:table-row>
        <table:table-row table:style-name="ro2">
          <table:table-cell table:formula="of:=[.A1318]+1" office:value-type="float" office:value="1317">
            <text:p>131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18]=1;[.$K$3]-([.$K$3]-[.V1318])*EXP([.$K$2]);[.V1318]*EXP([.$K$2]))" office:value-type="float" office:value="3.01653890725098">
            <text:p>3,016539</text:p>
          </table:table-cell>
          <table:table-cell table:number-columns-repeated="1002"/>
        </table:table-row>
        <table:table-row table:style-name="ro2">
          <table:table-cell table:formula="of:=[.A1319]+1" office:value-type="float" office:value="1318">
            <text:p>131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19]=1;[.$K$3]-([.$K$3]-[.V1319])*EXP([.$K$2]);[.V1319]*EXP([.$K$2]))" office:value-type="float" office:value="2.86942056872836">
            <text:p>2,869421</text:p>
          </table:table-cell>
          <table:table-cell table:number-columns-repeated="1002"/>
        </table:table-row>
        <table:table-row table:style-name="ro2">
          <table:table-cell table:formula="of:=[.A1320]+1" office:value-type="float" office:value="1319">
            <text:p>131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20]=1;[.$K$3]-([.$K$3]-[.V1320])*EXP([.$K$2]);[.V1320]*EXP([.$K$2]))" office:value-type="float" office:value="2.97333015373842">
            <text:p>2,973330</text:p>
          </table:table-cell>
          <table:table-cell table:number-columns-repeated="1002"/>
        </table:table-row>
        <table:table-row table:style-name="ro2">
          <table:table-cell table:formula="of:=[.A1321]+1" office:value-type="float" office:value="1320">
            <text:p>132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322]+64*[.B1323]+32*[.B1324]+16*[.B1325]+8*[.B1326]+4*[.B1327]+2*[.B1328]+[.B1329];2)" office:value-type="string" office:string-value="48">
            <text:p>48</text:p>
          </table:table-cell>
          <table:table-cell table:number-columns-repeated="16"/>
          <table:table-cell table:formula="of:=IF([.B1321]=1;[.$K$3]-([.$K$3]-[.V1321])*EXP([.$K$2]);[.V1321]*EXP([.$K$2]))" office:value-type="float" office:value="2.82831913099122">
            <text:p>2,828319</text:p>
          </table:table-cell>
          <table:table-cell table:number-columns-repeated="1002"/>
        </table:table-row>
        <table:table-row table:style-name="ro2">
          <table:table-cell table:formula="of:=[.A1322]+1" office:value-type="float" office:value="1321">
            <text:p>132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22]=1;[.$K$3]-([.$K$3]-[.V1322])*EXP([.$K$2]);[.V1322]*EXP([.$K$2]))" office:value-type="float" office:value="2.69038037927714">
            <text:p>2,690380</text:p>
          </table:table-cell>
          <table:table-cell table:number-columns-repeated="1002"/>
        </table:table-row>
        <table:table-row table:style-name="ro2">
          <table:table-cell table:formula="of:=[.A1323]+1" office:value-type="float" office:value="1322">
            <text:p>132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23]=1;[.$K$3]-([.$K$3]-[.V1323])*EXP([.$K$2]);[.V1323]*EXP([.$K$2]))" office:value-type="float" office:value="2.80302185736423">
            <text:p>2,803022</text:p>
          </table:table-cell>
          <table:table-cell table:number-columns-repeated="1002"/>
        </table:table-row>
        <table:table-row table:style-name="ro2">
          <table:table-cell table:formula="of:=[.A1324]+1" office:value-type="float" office:value="1323">
            <text:p>132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24]=1;[.$K$3]-([.$K$3]-[.V1324])*EXP([.$K$2]);[.V1324]*EXP([.$K$2]))" office:value-type="float" office:value="2.6663168682435">
            <text:p>2,666317</text:p>
          </table:table-cell>
          <table:table-cell table:number-columns-repeated="1002"/>
        </table:table-row>
        <table:table-row table:style-name="ro2">
          <table:table-cell table:formula="of:=[.A1325]+1" office:value-type="float" office:value="1324">
            <text:p>132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25]=1;[.$K$3]-([.$K$3]-[.V1325])*EXP([.$K$2]);[.V1325]*EXP([.$K$2]))" office:value-type="float" office:value="2.53627906011581">
            <text:p>2,536279</text:p>
          </table:table-cell>
          <table:table-cell table:number-columns-repeated="1002"/>
        </table:table-row>
        <table:table-row table:style-name="ro2">
          <table:table-cell table:formula="of:=[.A1326]+1" office:value-type="float" office:value="1325">
            <text:p>132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26]=1;[.$K$3]-([.$K$3]-[.V1326])*EXP([.$K$2]);[.V1326]*EXP([.$K$2]))" office:value-type="float" office:value="2.65643614822361">
            <text:p>2,656436</text:p>
          </table:table-cell>
          <table:table-cell table:number-columns-repeated="1002"/>
        </table:table-row>
        <table:table-row table:style-name="ro2">
          <table:table-cell table:formula="of:=[.A1327]+1" office:value-type="float" office:value="1326">
            <text:p>132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27]=1;[.$K$3]-([.$K$3]-[.V1327])*EXP([.$K$2]);[.V1327]*EXP([.$K$2]))" office:value-type="float" office:value="2.52688022849764">
            <text:p>2,526880</text:p>
          </table:table-cell>
          <table:table-cell table:number-columns-repeated="1002"/>
        </table:table-row>
        <table:table-row table:style-name="ro2">
          <table:table-cell table:formula="of:=[.A1328]+1" office:value-type="float" office:value="1327">
            <text:p>132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28]=1;[.$K$3]-([.$K$3]-[.V1328])*EXP([.$K$2]);[.V1328]*EXP([.$K$2]))" office:value-type="float" office:value="2.40364282553604">
            <text:p>2,403643</text:p>
          </table:table-cell>
          <table:table-cell table:number-columns-repeated="1002"/>
        </table:table-row>
        <table:table-row table:style-name="ro2">
          <table:table-cell table:formula="of:=[.A1329]+1" office:value-type="float" office:value="1328">
            <text:p>132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330]+64*[.B1331]+32*[.B1332]+16*[.B1333]+8*[.B1334]+4*[.B1335]+2*[.B1336]+[.B1337];2)" office:value-type="string" office:string-value="84">
            <text:p>84</text:p>
          </table:table-cell>
          <table:table-cell table:number-columns-repeated="16"/>
          <table:table-cell table:formula="of:=IF([.B1329]=1;[.$K$3]-([.$K$3]-[.V1329])*EXP([.$K$2]);[.V1329]*EXP([.$K$2]))" office:value-type="float" office:value="2.28641578163992">
            <text:p>2,286416</text:p>
          </table:table-cell>
          <table:table-cell table:number-columns-repeated="1002"/>
        </table:table-row>
        <table:table-row table:style-name="ro2">
          <table:table-cell table:formula="of:=[.A1330]+1" office:value-type="float" office:value="1329">
            <text:p>132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30]=1;[.$K$3]-([.$K$3]-[.V1330])*EXP([.$K$2]);[.V1330]*EXP([.$K$2]))" office:value-type="float" office:value="2.41875884563512">
            <text:p>2,418759</text:p>
          </table:table-cell>
          <table:table-cell table:number-columns-repeated="1002"/>
        </table:table-row>
        <table:table-row table:style-name="ro2">
          <table:table-cell table:formula="of:=[.A1331]+1" office:value-type="float" office:value="1330">
            <text:p>133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31]=1;[.$K$3]-([.$K$3]-[.V1331])*EXP([.$K$2]);[.V1331]*EXP([.$K$2]))" office:value-type="float" office:value="2.3007945847395">
            <text:p>2,300795</text:p>
          </table:table-cell>
          <table:table-cell table:number-columns-repeated="1002"/>
        </table:table-row>
        <table:table-row table:style-name="ro2">
          <table:table-cell table:formula="of:=[.A1332]+1" office:value-type="float" office:value="1331">
            <text:p>133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32]=1;[.$K$3]-([.$K$3]-[.V1332])*EXP([.$K$2]);[.V1332]*EXP([.$K$2]))" office:value-type="float" office:value="2.18858350873612">
            <text:p>2,188584</text:p>
          </table:table-cell>
          <table:table-cell table:number-columns-repeated="1002"/>
        </table:table-row>
        <table:table-row table:style-name="ro2">
          <table:table-cell table:formula="of:=[.A1333]+1" office:value-type="float" office:value="1332">
            <text:p>133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33]=1;[.$K$3]-([.$K$3]-[.V1333])*EXP([.$K$2]);[.V1333]*EXP([.$K$2]))" office:value-type="float" office:value="2.08184503148681">
            <text:p>2,081845</text:p>
          </table:table-cell>
          <table:table-cell table:number-columns-repeated="1002"/>
        </table:table-row>
        <table:table-row table:style-name="ro2">
          <table:table-cell table:formula="of:=[.A1334]+1" office:value-type="float" office:value="1333">
            <text:p>133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34]=1;[.$K$3]-([.$K$3]-[.V1334])*EXP([.$K$2]);[.V1334]*EXP([.$K$2]))" office:value-type="float" office:value="1.98031225120087">
            <text:p>1,980312</text:p>
          </table:table-cell>
          <table:table-cell table:number-columns-repeated="1002"/>
        </table:table-row>
        <table:table-row table:style-name="ro2">
          <table:table-cell table:formula="of:=[.A1335]+1" office:value-type="float" office:value="1334">
            <text:p>133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35]=1;[.$K$3]-([.$K$3]-[.V1335])*EXP([.$K$2]);[.V1335]*EXP([.$K$2]))" office:value-type="float" office:value="2.12758416053795">
            <text:p>2,127584</text:p>
          </table:table-cell>
          <table:table-cell table:number-columns-repeated="1002"/>
        </table:table-row>
        <table:table-row table:style-name="ro2">
          <table:table-cell table:formula="of:=[.A1336]+1" office:value-type="float" office:value="1335">
            <text:p>133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36]=1;[.$K$3]-([.$K$3]-[.V1336])*EXP([.$K$2]);[.V1336]*EXP([.$K$2]))" office:value-type="float" office:value="2.02382065660535">
            <text:p>2,023821</text:p>
          </table:table-cell>
          <table:table-cell table:number-columns-repeated="1002"/>
        </table:table-row>
        <table:table-row table:style-name="ro2">
          <table:table-cell table:formula="of:=[.A1337]+1" office:value-type="float" office:value="1336">
            <text:p>133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338]+64*[.B1339]+32*[.B1340]+16*[.B1341]+8*[.B1342]+4*[.B1343]+2*[.B1344]+[.B1345];2)" office:value-type="string" office:string-value="22">
            <text:p>22</text:p>
          </table:table-cell>
          <table:table-cell table:number-columns-repeated="16"/>
          <table:table-cell table:formula="of:=IF([.B1337]=1;[.$K$3]-([.$K$3]-[.V1337])*EXP([.$K$2]);[.V1337]*EXP([.$K$2]))" office:value-type="float" office:value="1.92511775847536">
            <text:p>1,925118</text:p>
          </table:table-cell>
          <table:table-cell table:number-columns-repeated="1002"/>
        </table:table-row>
        <table:table-row table:style-name="ro2">
          <table:table-cell table:formula="of:=[.A1338]+1" office:value-type="float" office:value="1337">
            <text:p>133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38]=1;[.$K$3]-([.$K$3]-[.V1338])*EXP([.$K$2]);[.V1338]*EXP([.$K$2]))" office:value-type="float" office:value="1.83122865749062">
            <text:p>1,831229</text:p>
          </table:table-cell>
          <table:table-cell table:number-columns-repeated="1002"/>
        </table:table-row>
        <table:table-row table:style-name="ro2">
          <table:table-cell table:formula="of:=[.A1339]+1" office:value-type="float" office:value="1338">
            <text:p>133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39]=1;[.$K$3]-([.$K$3]-[.V1339])*EXP([.$K$2]);[.V1339]*EXP([.$K$2]))" office:value-type="float" office:value="1.74191858199402">
            <text:p>1,741919</text:p>
          </table:table-cell>
          <table:table-cell table:number-columns-repeated="1002"/>
        </table:table-row>
        <table:table-row table:style-name="ro2">
          <table:table-cell table:formula="of:=[.A1340]+1" office:value-type="float" office:value="1339">
            <text:p>133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40]=1;[.$K$3]-([.$K$3]-[.V1340])*EXP([.$K$2]);[.V1340]*EXP([.$K$2]))" office:value-type="float" office:value="1.9008170877737">
            <text:p>1,900817</text:p>
          </table:table-cell>
          <table:table-cell table:number-columns-repeated="1002"/>
        </table:table-row>
        <table:table-row table:style-name="ro2">
          <table:table-cell table:formula="of:=[.A1341]+1" office:value-type="float" office:value="1340">
            <text:p>134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41]=1;[.$K$3]-([.$K$3]-[.V1341])*EXP([.$K$2]);[.V1341]*EXP([.$K$2]))" office:value-type="float" office:value="1.8081131444841">
            <text:p>1,808113</text:p>
          </table:table-cell>
          <table:table-cell table:number-columns-repeated="1002"/>
        </table:table-row>
        <table:table-row table:style-name="ro2">
          <table:table-cell table:formula="of:=[.A1342]+1" office:value-type="float" office:value="1341">
            <text:p>134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42]=1;[.$K$3]-([.$K$3]-[.V1342])*EXP([.$K$2]);[.V1342]*EXP([.$K$2]))" office:value-type="float" office:value="1.71993042585979">
            <text:p>1,719930</text:p>
          </table:table-cell>
          <table:table-cell table:number-columns-repeated="1002"/>
        </table:table-row>
        <table:table-row table:style-name="ro2">
          <table:table-cell table:formula="of:=[.A1343]+1" office:value-type="float" office:value="1342">
            <text:p>134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43]=1;[.$K$3]-([.$K$3]-[.V1343])*EXP([.$K$2]);[.V1343]*EXP([.$K$2]))" office:value-type="float" office:value="1.63604842917187">
            <text:p>1,636048</text:p>
          </table:table-cell>
          <table:table-cell table:number-columns-repeated="1002"/>
        </table:table-row>
        <table:table-row table:style-name="ro2">
          <table:table-cell table:formula="of:=[.A1344]+1" office:value-type="float" office:value="1343">
            <text:p>134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44]=1;[.$K$3]-([.$K$3]-[.V1344])*EXP([.$K$2]);[.V1344]*EXP([.$K$2]))" office:value-type="float" office:value="1.80011028323289">
            <text:p>1,800110</text:p>
          </table:table-cell>
          <table:table-cell table:number-columns-repeated="1002"/>
        </table:table-row>
        <table:table-row table:style-name="ro2">
          <table:table-cell table:formula="of:=[.A1345]+1" office:value-type="float" office:value="1344">
            <text:p>134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346]+64*[.B1347]+32*[.B1348]+16*[.B1349]+8*[.B1350]+4*[.B1351]+2*[.B1352]+[.B1353];2)" office:value-type="string" office:string-value="4A">
            <text:p>4A</text:p>
          </table:table-cell>
          <table:table-cell table:number-columns-repeated="16"/>
          <table:table-cell table:formula="of:=IF([.B1345]=1;[.$K$3]-([.$K$3]-[.V1345])*EXP([.$K$2]);[.V1345]*EXP([.$K$2]))" office:value-type="float" office:value="1.71231786875744">
            <text:p>1,712318</text:p>
          </table:table-cell>
          <table:table-cell table:number-columns-repeated="1002"/>
        </table:table-row>
        <table:table-row table:style-name="ro2">
          <table:table-cell table:formula="of:=[.A1346]+1" office:value-type="float" office:value="1345">
            <text:p>134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46]=1;[.$K$3]-([.$K$3]-[.V1346])*EXP([.$K$2]);[.V1346]*EXP([.$K$2]))" office:value-type="float" office:value="1.62880714086043">
            <text:p>1,628807</text:p>
          </table:table-cell>
          <table:table-cell table:number-columns-repeated="1002"/>
        </table:table-row>
        <table:table-row table:style-name="ro2">
          <table:table-cell table:formula="of:=[.A1347]+1" office:value-type="float" office:value="1346">
            <text:p>134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47]=1;[.$K$3]-([.$K$3]-[.V1347])*EXP([.$K$2]);[.V1347]*EXP([.$K$2]))" office:value-type="float" office:value="1.79322215671975">
            <text:p>1,793222</text:p>
          </table:table-cell>
          <table:table-cell table:number-columns-repeated="1002"/>
        </table:table-row>
        <table:table-row table:style-name="ro2">
          <table:table-cell table:formula="of:=[.A1348]+1" office:value-type="float" office:value="1347">
            <text:p>134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48]=1;[.$K$3]-([.$K$3]-[.V1348])*EXP([.$K$2]);[.V1348]*EXP([.$K$2]))" office:value-type="float" office:value="1.70576568013845">
            <text:p>1,705766</text:p>
          </table:table-cell>
          <table:table-cell table:number-columns-repeated="1002"/>
        </table:table-row>
        <table:table-row table:style-name="ro2">
          <table:table-cell table:formula="of:=[.A1349]+1" office:value-type="float" office:value="1348">
            <text:p>134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49]=1;[.$K$3]-([.$K$3]-[.V1349])*EXP([.$K$2]);[.V1349]*EXP([.$K$2]))" office:value-type="float" office:value="1.62257450625117">
            <text:p>1,622575</text:p>
          </table:table-cell>
          <table:table-cell table:number-columns-repeated="1002"/>
        </table:table-row>
        <table:table-row table:style-name="ro2">
          <table:table-cell table:formula="of:=[.A1350]+1" office:value-type="float" office:value="1349">
            <text:p>134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50]=1;[.$K$3]-([.$K$3]-[.V1350])*EXP([.$K$2]);[.V1350]*EXP([.$K$2]))" office:value-type="float" office:value="1.78729349128726">
            <text:p>1,787293</text:p>
          </table:table-cell>
          <table:table-cell table:number-columns-repeated="1002"/>
        </table:table-row>
        <table:table-row table:style-name="ro2">
          <table:table-cell table:formula="of:=[.A1351]+1" office:value-type="float" office:value="1350">
            <text:p>135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51]=1;[.$K$3]-([.$K$3]-[.V1351])*EXP([.$K$2]);[.V1351]*EXP([.$K$2]))" office:value-type="float" office:value="1.70012615913105">
            <text:p>1,700126</text:p>
          </table:table-cell>
          <table:table-cell table:number-columns-repeated="1002"/>
        </table:table-row>
        <table:table-row table:style-name="ro2">
          <table:table-cell table:formula="of:=[.A1352]+1" office:value-type="float" office:value="1351">
            <text:p>135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52]=1;[.$K$3]-([.$K$3]-[.V1352])*EXP([.$K$2]);[.V1352]*EXP([.$K$2]))" office:value-type="float" office:value="1.86106290542527">
            <text:p>1,861063</text:p>
          </table:table-cell>
          <table:table-cell table:number-columns-repeated="1002"/>
        </table:table-row>
        <table:table-row table:style-name="ro2">
          <table:table-cell table:formula="of:=[.A1353]+1" office:value-type="float" office:value="1352">
            <text:p>135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354]+64*[.B1355]+32*[.B1356]+16*[.B1357]+8*[.B1358]+4*[.B1359]+2*[.B1360]+[.B1361];2)" office:value-type="string" office:string-value="AD">
            <text:p>AD</text:p>
          </table:table-cell>
          <table:table-cell table:number-columns-repeated="16"/>
          <table:table-cell table:formula="of:=IF([.B1353]=1;[.$K$3]-([.$K$3]-[.V1353])*EXP([.$K$2]);[.V1353]*EXP([.$K$2]))" office:value-type="float" office:value="1.77029779648731">
            <text:p>1,770298</text:p>
          </table:table-cell>
          <table:table-cell table:number-columns-repeated="1002"/>
        </table:table-row>
        <table:table-row table:style-name="ro2">
          <table:table-cell table:formula="of:=[.A1354]+1" office:value-type="float" office:value="1353">
            <text:p>135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54]=1;[.$K$3]-([.$K$3]-[.V1354])*EXP([.$K$2]);[.V1354]*EXP([.$K$2]))" office:value-type="float" office:value="1.92781223164393">
            <text:p>1,927812</text:p>
          </table:table-cell>
          <table:table-cell table:number-columns-repeated="1002"/>
        </table:table-row>
        <table:table-row table:style-name="ro2">
          <table:table-cell table:formula="of:=[.A1355]+1" office:value-type="float" office:value="1354">
            <text:p>135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55]=1;[.$K$3]-([.$K$3]-[.V1355])*EXP([.$K$2]);[.V1355]*EXP([.$K$2]))" office:value-type="float" office:value="1.8337917196521">
            <text:p>1,833792</text:p>
          </table:table-cell>
          <table:table-cell table:number-columns-repeated="1002"/>
        </table:table-row>
        <table:table-row table:style-name="ro2">
          <table:table-cell table:formula="of:=[.A1356]+1" office:value-type="float" office:value="1355">
            <text:p>135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56]=1;[.$K$3]-([.$K$3]-[.V1356])*EXP([.$K$2]);[.V1356]*EXP([.$K$2]))" office:value-type="float" office:value="1.98820951963527">
            <text:p>1,988210</text:p>
          </table:table-cell>
          <table:table-cell table:number-columns-repeated="1002"/>
        </table:table-row>
        <table:table-row table:style-name="ro2">
          <table:table-cell table:formula="of:=[.A1357]+1" office:value-type="float" office:value="1356">
            <text:p>135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57]=1;[.$K$3]-([.$K$3]-[.V1357])*EXP([.$K$2]);[.V1357]*EXP([.$K$2]))" office:value-type="float" office:value="1.8912433971495">
            <text:p>1,891243</text:p>
          </table:table-cell>
          <table:table-cell table:number-columns-repeated="1002"/>
        </table:table-row>
        <table:table-row table:style-name="ro2">
          <table:table-cell table:formula="of:=[.A1358]+1" office:value-type="float" office:value="1357">
            <text:p>135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58]=1;[.$K$3]-([.$K$3]-[.V1358])*EXP([.$K$2]);[.V1358]*EXP([.$K$2]))" office:value-type="float" office:value="2.04285924575772">
            <text:p>2,042859</text:p>
          </table:table-cell>
          <table:table-cell table:number-columns-repeated="1002"/>
        </table:table-row>
        <table:table-row table:style-name="ro2">
          <table:table-cell table:formula="of:=[.A1359]+1" office:value-type="float" office:value="1358">
            <text:p>135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59]=1;[.$K$3]-([.$K$3]-[.V1359])*EXP([.$K$2]);[.V1359]*EXP([.$K$2]))" office:value-type="float" office:value="2.18708070217451">
            <text:p>2,187081</text:p>
          </table:table-cell>
          <table:table-cell table:number-columns-repeated="1002"/>
        </table:table-row>
        <table:table-row table:style-name="ro2">
          <table:table-cell table:formula="of:=[.A1360]+1" office:value-type="float" office:value="1359">
            <text:p>135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60]=1;[.$K$3]-([.$K$3]-[.V1360])*EXP([.$K$2]);[.V1360]*EXP([.$K$2]))" office:value-type="float" office:value="2.08041551766608">
            <text:p>2,080416</text:p>
          </table:table-cell>
          <table:table-cell table:number-columns-repeated="1002"/>
        </table:table-row>
        <table:table-row table:style-name="ro2">
          <table:table-cell table:formula="of:=[.A1361]+1" office:value-type="float" office:value="1360">
            <text:p>136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362]+64*[.B1363]+32*[.B1364]+16*[.B1365]+8*[.B1366]+4*[.B1367]+2*[.B1368]+[.B1369];2)" office:value-type="string" office:string-value="BB">
            <text:p>BB</text:p>
          </table:table-cell>
          <table:table-cell table:number-columns-repeated="16"/>
          <table:table-cell table:formula="of:=IF([.B1361]=1;[.$K$3]-([.$K$3]-[.V1361])*EXP([.$K$2]);[.V1361]*EXP([.$K$2]))" office:value-type="float" office:value="2.22280533308829">
            <text:p>2,222805</text:p>
          </table:table-cell>
          <table:table-cell table:number-columns-repeated="1002"/>
        </table:table-row>
        <table:table-row table:style-name="ro2">
          <table:table-cell table:formula="of:=[.A1362]+1" office:value-type="float" office:value="1361">
            <text:p>136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62]=1;[.$K$3]-([.$K$3]-[.V1362])*EXP([.$K$2]);[.V1362]*EXP([.$K$2]))" office:value-type="float" office:value="2.35825071526712">
            <text:p>2,358251</text:p>
          </table:table-cell>
          <table:table-cell table:number-columns-repeated="1002"/>
        </table:table-row>
        <table:table-row table:style-name="ro2">
          <table:table-cell table:formula="of:=[.A1363]+1" office:value-type="float" office:value="1362">
            <text:p>136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63]=1;[.$K$3]-([.$K$3]-[.V1363])*EXP([.$K$2]);[.V1363]*EXP([.$K$2]))" office:value-type="float" office:value="2.24323747071194">
            <text:p>2,243237</text:p>
          </table:table-cell>
          <table:table-cell table:number-columns-repeated="1002"/>
        </table:table-row>
        <table:table-row table:style-name="ro2">
          <table:table-cell table:formula="of:=[.A1364]+1" office:value-type="float" office:value="1363">
            <text:p>136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64]=1;[.$K$3]-([.$K$3]-[.V1364])*EXP([.$K$2]);[.V1364]*EXP([.$K$2]))" office:value-type="float" office:value="2.37768636578018">
            <text:p>2,377686</text:p>
          </table:table-cell>
          <table:table-cell table:number-columns-repeated="1002"/>
        </table:table-row>
        <table:table-row table:style-name="ro2">
          <table:table-cell table:formula="of:=[.A1365]+1" office:value-type="float" office:value="1364">
            <text:p>136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65]=1;[.$K$3]-([.$K$3]-[.V1365])*EXP([.$K$2]);[.V1365]*EXP([.$K$2]))" office:value-type="float" office:value="2.50557811086071">
            <text:p>2,505578</text:p>
          </table:table-cell>
          <table:table-cell table:number-columns-repeated="1002"/>
        </table:table-row>
        <table:table-row table:style-name="ro2">
          <table:table-cell table:formula="of:=[.A1366]+1" office:value-type="float" office:value="1365">
            <text:p>136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66]=1;[.$K$3]-([.$K$3]-[.V1366])*EXP([.$K$2]);[.V1366]*EXP([.$K$2]))" office:value-type="float" office:value="2.62723250193205">
            <text:p>2,627233</text:p>
          </table:table-cell>
          <table:table-cell table:number-columns-repeated="1002"/>
        </table:table-row>
        <table:table-row table:style-name="ro2">
          <table:table-cell table:formula="of:=[.A1367]+1" office:value-type="float" office:value="1366">
            <text:p>136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67]=1;[.$K$3]-([.$K$3]-[.V1367])*EXP([.$K$2]);[.V1367]*EXP([.$K$2]))" office:value-type="float" office:value="2.49910086084239">
            <text:p>2,499101</text:p>
          </table:table-cell>
          <table:table-cell table:number-columns-repeated="1002"/>
        </table:table-row>
        <table:table-row table:style-name="ro2">
          <table:table-cell table:formula="of:=[.A1368]+1" office:value-type="float" office:value="1367">
            <text:p>136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68]=1;[.$K$3]-([.$K$3]-[.V1368])*EXP([.$K$2]);[.V1368]*EXP([.$K$2]))" office:value-type="float" office:value="2.62107115112478">
            <text:p>2,621071</text:p>
          </table:table-cell>
          <table:table-cell table:number-columns-repeated="1002"/>
        </table:table-row>
        <table:table-row table:style-name="ro2">
          <table:table-cell table:formula="of:=[.A1369]+1" office:value-type="float" office:value="1368">
            <text:p>136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370]+64*[.B1371]+32*[.B1372]+16*[.B1373]+8*[.B1374]+4*[.B1375]+2*[.B1376]+[.B1377];2)" office:value-type="string" office:string-value="BB">
            <text:p>BB</text:p>
          </table:table-cell>
          <table:table-cell table:number-columns-repeated="16"/>
          <table:table-cell table:formula="of:=IF([.B1369]=1;[.$K$3]-([.$K$3]-[.V1369])*EXP([.$K$2]);[.V1369]*EXP([.$K$2]))" office:value-type="float" office:value="2.73709288015628">
            <text:p>2,737093</text:p>
          </table:table-cell>
          <table:table-cell table:number-columns-repeated="1002"/>
        </table:table-row>
        <table:table-row table:style-name="ro2">
          <table:table-cell table:formula="of:=[.A1370]+1" office:value-type="float" office:value="1369">
            <text:p>136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70]=1;[.$K$3]-([.$K$3]-[.V1370])*EXP([.$K$2]);[.V1370]*EXP([.$K$2]))" office:value-type="float" office:value="2.84745616269249">
            <text:p>2,847456</text:p>
          </table:table-cell>
          <table:table-cell table:number-columns-repeated="1002"/>
        </table:table-row>
        <table:table-row table:style-name="ro2">
          <table:table-cell table:formula="of:=[.A1371]+1" office:value-type="float" office:value="1370">
            <text:p>137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71]=1;[.$K$3]-([.$K$3]-[.V1371])*EXP([.$K$2]);[.V1371]*EXP([.$K$2]))" office:value-type="float" office:value="2.70858408692899">
            <text:p>2,708584</text:p>
          </table:table-cell>
          <table:table-cell table:number-columns-repeated="1002"/>
        </table:table-row>
        <table:table-row table:style-name="ro2">
          <table:table-cell table:formula="of:=[.A1372]+1" office:value-type="float" office:value="1371">
            <text:p>137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72]=1;[.$K$3]-([.$K$3]-[.V1372])*EXP([.$K$2]);[.V1372]*EXP([.$K$2]))" office:value-type="float" office:value="2.82033775971768">
            <text:p>2,820338</text:p>
          </table:table-cell>
          <table:table-cell table:number-columns-repeated="1002"/>
        </table:table-row>
        <table:table-row table:style-name="ro2">
          <table:table-cell table:formula="of:=[.A1373]+1" office:value-type="float" office:value="1372">
            <text:p>137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73]=1;[.$K$3]-([.$K$3]-[.V1373])*EXP([.$K$2]);[.V1373]*EXP([.$K$2]))" office:value-type="float" office:value="2.92664114157031">
            <text:p>2,926641</text:p>
          </table:table-cell>
          <table:table-cell table:number-columns-repeated="1002"/>
        </table:table-row>
        <table:table-row table:style-name="ro2">
          <table:table-cell table:formula="of:=[.A1374]+1" office:value-type="float" office:value="1373">
            <text:p>137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74]=1;[.$K$3]-([.$K$3]-[.V1374])*EXP([.$K$2]);[.V1374]*EXP([.$K$2]))" office:value-type="float" office:value="3.02776004631247">
            <text:p>3,027760</text:p>
          </table:table-cell>
          <table:table-cell table:number-columns-repeated="1002"/>
        </table:table-row>
        <table:table-row table:style-name="ro2">
          <table:table-cell table:formula="of:=[.A1375]+1" office:value-type="float" office:value="1374">
            <text:p>137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75]=1;[.$K$3]-([.$K$3]-[.V1375])*EXP([.$K$2]);[.V1375]*EXP([.$K$2]))" office:value-type="float" office:value="2.88009444638007">
            <text:p>2,880094</text:p>
          </table:table-cell>
          <table:table-cell table:number-columns-repeated="1002"/>
        </table:table-row>
        <table:table-row table:style-name="ro2">
          <table:table-cell table:formula="of:=[.A1376]+1" office:value-type="float" office:value="1375">
            <text:p>137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76]=1;[.$K$3]-([.$K$3]-[.V1376])*EXP([.$K$2]);[.V1376]*EXP([.$K$2]))" office:value-type="float" office:value="2.98348346023424">
            <text:p>2,983483</text:p>
          </table:table-cell>
          <table:table-cell table:number-columns-repeated="1002"/>
        </table:table-row>
        <table:table-row table:style-name="ro2">
          <table:table-cell table:formula="of:=[.A1377]+1" office:value-type="float" office:value="1376">
            <text:p>137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378]+64*[.B1379]+32*[.B1380]+16*[.B1381]+8*[.B1382]+4*[.B1383]+2*[.B1384]+[.B1385];2)" office:value-type="string" office:string-value="BB">
            <text:p>BB</text:p>
          </table:table-cell>
          <table:table-cell table:number-columns-repeated="16"/>
          <table:table-cell table:formula="of:=IF([.B1377]=1;[.$K$3]-([.$K$3]-[.V1377])*EXP([.$K$2]);[.V1377]*EXP([.$K$2]))" office:value-type="float" office:value="3.08183013238245">
            <text:p>3,081830</text:p>
          </table:table-cell>
          <table:table-cell table:number-columns-repeated="1002"/>
        </table:table-row>
        <table:table-row table:style-name="ro2">
          <table:table-cell table:formula="of:=[.A1378]+1" office:value-type="float" office:value="1377">
            <text:p>137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78]=1;[.$K$3]-([.$K$3]-[.V1378])*EXP([.$K$2]);[.V1378]*EXP([.$K$2]))" office:value-type="float" office:value="3.17538038073155">
            <text:p>3,175380</text:p>
          </table:table-cell>
          <table:table-cell table:number-columns-repeated="1002"/>
        </table:table-row>
        <table:table-row table:style-name="ro2">
          <table:table-cell table:formula="of:=[.A1379]+1" office:value-type="float" office:value="1378">
            <text:p>137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79]=1;[.$K$3]-([.$K$3]-[.V1379])*EXP([.$K$2]);[.V1379]*EXP([.$K$2]))" office:value-type="float" office:value="3.02051525213413">
            <text:p>3,020515</text:p>
          </table:table-cell>
          <table:table-cell table:number-columns-repeated="1002"/>
        </table:table-row>
        <table:table-row table:style-name="ro2">
          <table:table-cell table:formula="of:=[.A1380]+1" office:value-type="float" office:value="1379">
            <text:p>137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80]=1;[.$K$3]-([.$K$3]-[.V1380])*EXP([.$K$2]);[.V1380]*EXP([.$K$2]))" office:value-type="float" office:value="3.1170558624796">
            <text:p>3,117056</text:p>
          </table:table-cell>
          <table:table-cell table:number-columns-repeated="1002"/>
        </table:table-row>
        <table:table-row table:style-name="ro2">
          <table:table-cell table:formula="of:=[.A1381]+1" office:value-type="float" office:value="1380">
            <text:p>1380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81]=1;[.$K$3]-([.$K$3]-[.V1381])*EXP([.$K$2]);[.V1381]*EXP([.$K$2]))" office:value-type="float" office:value="3.20888813169948">
            <text:p>3,208888</text:p>
          </table:table-cell>
          <table:table-cell table:number-columns-repeated="1002"/>
        </table:table-row>
        <table:table-row table:style-name="ro2">
          <table:table-cell table:formula="of:=[.A1382]+1" office:value-type="float" office:value="1381">
            <text:p>138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82]=1;[.$K$3]-([.$K$3]-[.V1382])*EXP([.$K$2]);[.V1382]*EXP([.$K$2]))" office:value-type="float" office:value="3.2962416883001">
            <text:p>3,296242</text:p>
          </table:table-cell>
          <table:table-cell table:number-columns-repeated="1002"/>
        </table:table-row>
        <table:table-row table:style-name="ro2">
          <table:table-cell table:formula="of:=[.A1383]+1" office:value-type="float" office:value="1382">
            <text:p>1382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83]=1;[.$K$3]-([.$K$3]-[.V1383])*EXP([.$K$2]);[.V1383]*EXP([.$K$2]))" office:value-type="float" office:value="3.13548208417696">
            <text:p>3,135482</text:p>
          </table:table-cell>
          <table:table-cell table:number-columns-repeated="1002"/>
        </table:table-row>
        <table:table-row table:style-name="ro2">
          <table:table-cell table:formula="of:=[.A1384]+1" office:value-type="float" office:value="1383">
            <text:p>138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84]=1;[.$K$3]-([.$K$3]-[.V1384])*EXP([.$K$2]);[.V1384]*EXP([.$K$2]))" office:value-type="float" office:value="3.22641569596038">
            <text:p>3,226416</text:p>
          </table:table-cell>
          <table:table-cell table:number-columns-repeated="1002"/>
        </table:table-row>
        <table:table-row table:style-name="ro2">
          <table:table-cell table:formula="of:=[.A1385]+1" office:value-type="float" office:value="1384">
            <text:p>1384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386]+64*[.B1387]+32*[.B1388]+16*[.B1389]+8*[.B1390]+4*[.B1391]+2*[.B1392]+[.B1393];2)" office:value-type="string" office:string-value="B5">
            <text:p>B5</text:p>
          </table:table-cell>
          <table:table-cell table:number-columns-repeated="16"/>
          <table:table-cell table:formula="of:=IF([.B1385]=1;[.$K$3]-([.$K$3]-[.V1385])*EXP([.$K$2]);[.V1385]*EXP([.$K$2]))" office:value-type="float" office:value="3.3129144231649">
            <text:p>3,312914</text:p>
          </table:table-cell>
          <table:table-cell table:number-columns-repeated="1002"/>
        </table:table-row>
        <table:table-row table:style-name="ro2">
          <table:table-cell table:formula="of:=[.A1386]+1" office:value-type="float" office:value="1385">
            <text:p>138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86]=1;[.$K$3]-([.$K$3]-[.V1386])*EXP([.$K$2]);[.V1386]*EXP([.$K$2]))" office:value-type="float" office:value="3.39519455766369">
            <text:p>3,395195</text:p>
          </table:table-cell>
          <table:table-cell table:number-columns-repeated="1002"/>
        </table:table-row>
        <table:table-row table:style-name="ro2">
          <table:table-cell table:formula="of:=[.A1387]+1" office:value-type="float" office:value="1386">
            <text:p>138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87]=1;[.$K$3]-([.$K$3]-[.V1387])*EXP([.$K$2]);[.V1387]*EXP([.$K$2]))" office:value-type="float" office:value="3.22960896515439">
            <text:p>3,229609</text:p>
          </table:table-cell>
          <table:table-cell table:number-columns-repeated="1002"/>
        </table:table-row>
        <table:table-row table:style-name="ro2">
          <table:table-cell table:formula="of:=[.A1388]+1" office:value-type="float" office:value="1387">
            <text:p>138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88]=1;[.$K$3]-([.$K$3]-[.V1388])*EXP([.$K$2]);[.V1388]*EXP([.$K$2]))" office:value-type="float" office:value="3.31595195478258">
            <text:p>3,315952</text:p>
          </table:table-cell>
          <table:table-cell table:number-columns-repeated="1002"/>
        </table:table-row>
        <table:table-row table:style-name="ro2">
          <table:table-cell table:formula="of:=[.A1389]+1" office:value-type="float" office:value="1388">
            <text:p>138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89]=1;[.$K$3]-([.$K$3]-[.V1389])*EXP([.$K$2]);[.V1389]*EXP([.$K$2]))" office:value-type="float" office:value="3.39808394711629">
            <text:p>3,398084</text:p>
          </table:table-cell>
          <table:table-cell table:number-columns-repeated="1002"/>
        </table:table-row>
        <table:table-row table:style-name="ro2">
          <table:table-cell table:formula="of:=[.A1390]+1" office:value-type="float" office:value="1389">
            <text:p>138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90]=1;[.$K$3]-([.$K$3]-[.V1390])*EXP([.$K$2]);[.V1390]*EXP([.$K$2]))" office:value-type="float" office:value="3.23235743742054">
            <text:p>3,232357</text:p>
          </table:table-cell>
          <table:table-cell table:number-columns-repeated="1002"/>
        </table:table-row>
        <table:table-row table:style-name="ro2">
          <table:table-cell table:formula="of:=[.A1391]+1" office:value-type="float" office:value="1390">
            <text:p>139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91]=1;[.$K$3]-([.$K$3]-[.V1391])*EXP([.$K$2]);[.V1391]*EXP([.$K$2]))" office:value-type="float" office:value="3.31856638247457">
            <text:p>3,318566</text:p>
          </table:table-cell>
          <table:table-cell table:number-columns-repeated="1002"/>
        </table:table-row>
        <table:table-row table:style-name="ro2">
          <table:table-cell table:formula="of:=[.A1392]+1" office:value-type="float" office:value="1391">
            <text:p>139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92]=1;[.$K$3]-([.$K$3]-[.V1392])*EXP([.$K$2]);[.V1392]*EXP([.$K$2]))" office:value-type="float" office:value="3.1567179901687">
            <text:p>3,156718</text:p>
          </table:table-cell>
          <table:table-cell table:number-columns-repeated="1002"/>
        </table:table-row>
        <table:table-row table:style-name="ro2">
          <table:table-cell table:formula="of:=[.A1393]+1" office:value-type="float" office:value="1392">
            <text:p>139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394]+64*[.B1395]+32*[.B1396]+16*[.B1397]+8*[.B1398]+4*[.B1399]+2*[.B1400]+[.B1401];2)" office:value-type="string" office:string-value="55">
            <text:p>55</text:p>
          </table:table-cell>
          <table:table-cell table:number-columns-repeated="16"/>
          <table:table-cell table:formula="of:=IF([.B1393]=1;[.$K$3]-([.$K$3]-[.V1393])*EXP([.$K$2]);[.V1393]*EXP([.$K$2]))" office:value-type="float" office:value="3.24661591459566">
            <text:p>3,246616</text:p>
          </table:table-cell>
          <table:table-cell table:number-columns-repeated="1002"/>
        </table:table-row>
        <table:table-row table:style-name="ro2">
          <table:table-cell table:formula="of:=[.A1394]+1" office:value-type="float" office:value="1393">
            <text:p>139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94]=1;[.$K$3]-([.$K$3]-[.V1394])*EXP([.$K$2]);[.V1394]*EXP([.$K$2]))" office:value-type="float" office:value="3.08827658801569">
            <text:p>3,088277</text:p>
          </table:table-cell>
          <table:table-cell table:number-columns-repeated="1002"/>
        </table:table-row>
        <table:table-row table:style-name="ro2">
          <table:table-cell table:formula="of:=[.A1395]+1" office:value-type="float" office:value="1394">
            <text:p>139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95]=1;[.$K$3]-([.$K$3]-[.V1395])*EXP([.$K$2]);[.V1395]*EXP([.$K$2]))" office:value-type="float" office:value="3.18151243901362">
            <text:p>3,181512</text:p>
          </table:table-cell>
          <table:table-cell table:number-columns-repeated="1002"/>
        </table:table-row>
        <table:table-row table:style-name="ro2">
          <table:table-cell table:formula="of:=[.A1396]+1" office:value-type="float" office:value="1395">
            <text:p>139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96]=1;[.$K$3]-([.$K$3]-[.V1396])*EXP([.$K$2]);[.V1396]*EXP([.$K$2]))" office:value-type="float" office:value="3.02634824640479">
            <text:p>3,026348</text:p>
          </table:table-cell>
          <table:table-cell table:number-columns-repeated="1002"/>
        </table:table-row>
        <table:table-row table:style-name="ro2">
          <table:table-cell table:formula="of:=[.A1397]+1" office:value-type="float" office:value="1396">
            <text:p>139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97]=1;[.$K$3]-([.$K$3]-[.V1397])*EXP([.$K$2]);[.V1397]*EXP([.$K$2]))" office:value-type="float" office:value="3.1226043782628">
            <text:p>3,122604</text:p>
          </table:table-cell>
          <table:table-cell table:number-columns-repeated="1002"/>
        </table:table-row>
        <table:table-row table:style-name="ro2">
          <table:table-cell table:formula="of:=[.A1398]+1" office:value-type="float" office:value="1397">
            <text:p>139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398]=1;[.$K$3]-([.$K$3]-[.V1398])*EXP([.$K$2]);[.V1398]*EXP([.$K$2]))" office:value-type="float" office:value="2.97031316567833">
            <text:p>2,970313</text:p>
          </table:table-cell>
          <table:table-cell table:number-columns-repeated="1002"/>
        </table:table-row>
        <table:table-row table:style-name="ro2">
          <table:table-cell table:formula="of:=[.A1399]+1" office:value-type="float" office:value="1398">
            <text:p>1398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399]=1;[.$K$3]-([.$K$3]-[.V1399])*EXP([.$K$2]);[.V1399]*EXP([.$K$2]))" office:value-type="float" office:value="3.06930216067153">
            <text:p>3,069302</text:p>
          </table:table-cell>
          <table:table-cell table:number-columns-repeated="1002"/>
        </table:table-row>
        <table:table-row table:style-name="ro2">
          <table:table-cell table:formula="of:=[.A1400]+1" office:value-type="float" office:value="1399">
            <text:p>139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400]=1;[.$K$3]-([.$K$3]-[.V1400])*EXP([.$K$2]);[.V1400]*EXP([.$K$2]))" office:value-type="float" office:value="2.91961052791437">
            <text:p>2,919611</text:p>
          </table:table-cell>
          <table:table-cell table:number-columns-repeated="1002"/>
        </table:table-row>
        <table:table-row table:style-name="ro2">
          <table:table-cell table:formula="of:=[.A1401]+1" office:value-type="float" office:value="1400">
            <text:p>14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402]+64*[.B1403]+32*[.B1404]+16*[.B1405]+8*[.B1406]+4*[.B1407]+2*[.B1408]+[.B1409];2)" office:value-type="string" office:string-value="10">
            <text:p>10</text:p>
          </table:table-cell>
          <table:table-cell table:number-columns-repeated="16"/>
          <table:table-cell table:formula="of:=IF([.B1401]=1;[.$K$3]-([.$K$3]-[.V1401])*EXP([.$K$2]);[.V1401]*EXP([.$K$2]))" office:value-type="float" office:value="3.02107231973065">
            <text:p>3,021072</text:p>
          </table:table-cell>
          <table:table-cell table:number-columns-repeated="1002"/>
        </table:table-row>
        <table:table-row table:style-name="ro2">
          <table:table-cell table:formula="of:=[.A1402]+1" office:value-type="float" office:value="1401">
            <text:p>140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02]=1;[.$K$3]-([.$K$3]-[.V1402])*EXP([.$K$2]);[.V1402]*EXP([.$K$2]))" office:value-type="float" office:value="2.87373288407242">
            <text:p>2,873733</text:p>
          </table:table-cell>
          <table:table-cell table:number-columns-repeated="1002"/>
        </table:table-row>
        <table:table-row table:style-name="ro2">
          <table:table-cell table:formula="of:=[.A1403]+1" office:value-type="float" office:value="1402">
            <text:p>140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03]=1;[.$K$3]-([.$K$3]-[.V1403])*EXP([.$K$2]);[.V1403]*EXP([.$K$2]))" office:value-type="float" office:value="2.73357927748498">
            <text:p>2,733579</text:p>
          </table:table-cell>
          <table:table-cell table:number-columns-repeated="1002"/>
        </table:table-row>
        <table:table-row table:style-name="ro2">
          <table:table-cell table:formula="of:=[.A1404]+1" office:value-type="float" office:value="1403">
            <text:p>140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404]=1;[.$K$3]-([.$K$3]-[.V1404])*EXP([.$K$2]);[.V1404]*EXP([.$K$2]))" office:value-type="float" office:value="2.60026104294912">
            <text:p>2,600261</text:p>
          </table:table-cell>
          <table:table-cell table:number-columns-repeated="1002"/>
        </table:table-row>
        <table:table-row table:style-name="ro2">
          <table:table-cell table:formula="of:=[.A1405]+1" office:value-type="float" office:value="1404">
            <text:p>1404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05]=1;[.$K$3]-([.$K$3]-[.V1405])*EXP([.$K$2]);[.V1405]*EXP([.$K$2]))" office:value-type="float" office:value="2.71729769293255">
            <text:p>2,717298</text:p>
          </table:table-cell>
          <table:table-cell table:number-columns-repeated="1002"/>
        </table:table-row>
        <table:table-row table:style-name="ro2">
          <table:table-cell table:formula="of:=[.A1406]+1" office:value-type="float" office:value="1405">
            <text:p>140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06]=1;[.$K$3]-([.$K$3]-[.V1406])*EXP([.$K$2]);[.V1406]*EXP([.$K$2]))" office:value-type="float" office:value="2.58477352064534">
            <text:p>2,584774</text:p>
          </table:table-cell>
          <table:table-cell table:number-columns-repeated="1002"/>
        </table:table-row>
        <table:table-row table:style-name="ro2">
          <table:table-cell table:formula="of:=[.A1407]+1" office:value-type="float" office:value="1406">
            <text:p>140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07]=1;[.$K$3]-([.$K$3]-[.V1407])*EXP([.$K$2]);[.V1407]*EXP([.$K$2]))" office:value-type="float" office:value="2.45871262850816">
            <text:p>2,458713</text:p>
          </table:table-cell>
          <table:table-cell table:number-columns-repeated="1002"/>
        </table:table-row>
        <table:table-row table:style-name="ro2">
          <table:table-cell table:formula="of:=[.A1408]+1" office:value-type="float" office:value="1407">
            <text:p>140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08]=1;[.$K$3]-([.$K$3]-[.V1408])*EXP([.$K$2]);[.V1408]*EXP([.$K$2]))" office:value-type="float" office:value="2.33879979862845">
            <text:p>2,338800</text:p>
          </table:table-cell>
          <table:table-cell table:number-columns-repeated="1002"/>
        </table:table-row>
        <table:table-row table:style-name="ro2">
          <table:table-cell table:formula="of:=[.A1409]+1" office:value-type="float" office:value="1408">
            <text:p>140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410]+64*[.B1411]+32*[.B1412]+16*[.B1413]+8*[.B1414]+4*[.B1415]+2*[.B1416]+[.B1417];2)" office:value-type="string" office:string-value="82">
            <text:p>82</text:p>
          </table:table-cell>
          <table:table-cell table:number-columns-repeated="16"/>
          <table:table-cell table:formula="of:=IF([.B1409]=1;[.$K$3]-([.$K$3]-[.V1409])*EXP([.$K$2]);[.V1409]*EXP([.$K$2]))" office:value-type="float" office:value="2.22473518647173">
            <text:p>2,224735</text:p>
          </table:table-cell>
          <table:table-cell table:number-columns-repeated="1002"/>
        </table:table-row>
        <table:table-row table:style-name="ro2">
          <table:table-cell table:formula="of:=[.A1410]+1" office:value-type="float" office:value="1409">
            <text:p>140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10]=1;[.$K$3]-([.$K$3]-[.V1410])*EXP([.$K$2]);[.V1410]*EXP([.$K$2]))" office:value-type="float" office:value="2.36008644859042">
            <text:p>2,360086</text:p>
          </table:table-cell>
          <table:table-cell table:number-columns-repeated="1002"/>
        </table:table-row>
        <table:table-row table:style-name="ro2">
          <table:table-cell table:formula="of:=[.A1411]+1" office:value-type="float" office:value="1410">
            <text:p>141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11]=1;[.$K$3]-([.$K$3]-[.V1411])*EXP([.$K$2]);[.V1411]*EXP([.$K$2]))" office:value-type="float" office:value="2.2449836742646">
            <text:p>2,244984</text:p>
          </table:table-cell>
          <table:table-cell table:number-columns-repeated="1002"/>
        </table:table-row>
        <table:table-row table:style-name="ro2">
          <table:table-cell table:formula="of:=[.A1412]+1" office:value-type="float" office:value="1411">
            <text:p>1411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12]=1;[.$K$3]-([.$K$3]-[.V1412])*EXP([.$K$2]);[.V1412]*EXP([.$K$2]))" office:value-type="float" office:value="2.13549452848421">
            <text:p>2,135495</text:p>
          </table:table-cell>
          <table:table-cell table:number-columns-repeated="1002"/>
        </table:table-row>
        <table:table-row table:style-name="ro2">
          <table:table-cell table:formula="of:=[.A1413]+1" office:value-type="float" office:value="1412">
            <text:p>141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13]=1;[.$K$3]-([.$K$3]-[.V1413])*EXP([.$K$2]);[.V1413]*EXP([.$K$2]))" office:value-type="float" office:value="2.03134523135446">
            <text:p>2,031345</text:p>
          </table:table-cell>
          <table:table-cell table:number-columns-repeated="1002"/>
        </table:table-row>
        <table:table-row table:style-name="ro2">
          <table:table-cell table:formula="of:=[.A1414]+1" office:value-type="float" office:value="1413">
            <text:p>141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14]=1;[.$K$3]-([.$K$3]-[.V1414])*EXP([.$K$2]);[.V1414]*EXP([.$K$2]))" office:value-type="float" office:value="1.93227535538357">
            <text:p>1,932275</text:p>
          </table:table-cell>
          <table:table-cell table:number-columns-repeated="1002"/>
        </table:table-row>
        <table:table-row table:style-name="ro2">
          <table:table-cell table:formula="of:=[.A1415]+1" office:value-type="float" office:value="1414">
            <text:p>141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415]=1;[.$K$3]-([.$K$3]-[.V1415])*EXP([.$K$2]);[.V1415]*EXP([.$K$2]))" office:value-type="float" office:value="1.83803717427843">
            <text:p>1,838037</text:p>
          </table:table-cell>
          <table:table-cell table:number-columns-repeated="1002"/>
        </table:table-row>
        <table:table-row table:style-name="ro2">
          <table:table-cell table:formula="of:=[.A1416]+1" office:value-type="float" office:value="1415">
            <text:p>141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16]=1;[.$K$3]-([.$K$3]-[.V1416])*EXP([.$K$2]);[.V1416]*EXP([.$K$2]))" office:value-type="float" office:value="1.99224792099622">
            <text:p>1,992248</text:p>
          </table:table-cell>
          <table:table-cell table:number-columns-repeated="1002"/>
        </table:table-row>
        <table:table-row table:style-name="ro2">
          <table:table-cell table:formula="of:=[.A1417]+1" office:value-type="float" office:value="1416">
            <text:p>141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418]+64*[.B1419]+32*[.B1420]+16*[.B1421]+8*[.B1422]+4*[.B1423]+2*[.B1424]+[.B1425];2)" office:value-type="string" office:string-value="25">
            <text:p>25</text:p>
          </table:table-cell>
          <table:table-cell table:number-columns-repeated="16"/>
          <table:table-cell table:formula="of:=IF([.B1417]=1;[.$K$3]-([.$K$3]-[.V1417])*EXP([.$K$2]);[.V1417]*EXP([.$K$2]))" office:value-type="float" office:value="1.89508484335198">
            <text:p>1,895085</text:p>
          </table:table-cell>
          <table:table-cell table:number-columns-repeated="1002"/>
        </table:table-row>
        <table:table-row table:style-name="ro2">
          <table:table-cell table:formula="of:=[.A1418]+1" office:value-type="float" office:value="1417">
            <text:p>141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18]=1;[.$K$3]-([.$K$3]-[.V1418])*EXP([.$K$2]);[.V1418]*EXP([.$K$2]))" office:value-type="float" office:value="1.80266046492173">
            <text:p>1,802660</text:p>
          </table:table-cell>
          <table:table-cell table:number-columns-repeated="1002"/>
        </table:table-row>
        <table:table-row table:style-name="ro2">
          <table:table-cell table:formula="of:=[.A1419]+1" office:value-type="float" office:value="1418">
            <text:p>141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419]=1;[.$K$3]-([.$K$3]-[.V1419])*EXP([.$K$2]);[.V1419]*EXP([.$K$2]))" office:value-type="float" office:value="1.71474367661769">
            <text:p>1,714744</text:p>
          </table:table-cell>
          <table:table-cell table:number-columns-repeated="1002"/>
        </table:table-row>
        <table:table-row table:style-name="ro2">
          <table:table-cell table:formula="of:=[.A1420]+1" office:value-type="float" office:value="1419">
            <text:p>141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20]=1;[.$K$3]-([.$K$3]-[.V1420])*EXP([.$K$2]);[.V1420]*EXP([.$K$2]))" office:value-type="float" office:value="1.87496751817171">
            <text:p>1,874968</text:p>
          </table:table-cell>
          <table:table-cell table:number-columns-repeated="1002"/>
        </table:table-row>
        <table:table-row table:style-name="ro2">
          <table:table-cell table:formula="of:=[.A1421]+1" office:value-type="float" office:value="1420">
            <text:p>142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21]=1;[.$K$3]-([.$K$3]-[.V1421])*EXP([.$K$2]);[.V1421]*EXP([.$K$2]))" office:value-type="float" office:value="1.78352427326801">
            <text:p>1,783524</text:p>
          </table:table-cell>
          <table:table-cell table:number-columns-repeated="1002"/>
        </table:table-row>
        <table:table-row table:style-name="ro2">
          <table:table-cell table:formula="of:=[.A1422]+1" office:value-type="float" office:value="1421">
            <text:p>142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422]=1;[.$K$3]-([.$K$3]-[.V1422])*EXP([.$K$2]);[.V1422]*EXP([.$K$2]))" office:value-type="float" office:value="1.69654076804378">
            <text:p>1,696541</text:p>
          </table:table-cell>
          <table:table-cell table:number-columns-repeated="1002"/>
        </table:table-row>
        <table:table-row table:style-name="ro2">
          <table:table-cell table:formula="of:=[.A1423]+1" office:value-type="float" office:value="1422">
            <text:p>1422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23]=1;[.$K$3]-([.$K$3]-[.V1423])*EXP([.$K$2]);[.V1423]*EXP([.$K$2]))" office:value-type="float" office:value="1.85765237592471">
            <text:p>1,857652</text:p>
          </table:table-cell>
          <table:table-cell table:number-columns-repeated="1002"/>
        </table:table-row>
        <table:table-row table:style-name="ro2">
          <table:table-cell table:formula="of:=[.A1424]+1" office:value-type="float" office:value="1423">
            <text:p>1423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424]=1;[.$K$3]-([.$K$3]-[.V1424])*EXP([.$K$2]);[.V1424]*EXP([.$K$2]))" office:value-type="float" office:value="1.76705360047325">
            <text:p>1,767054</text:p>
          </table:table-cell>
          <table:table-cell table:number-columns-repeated="1002"/>
        </table:table-row>
        <table:table-row table:style-name="ro2">
          <table:table-cell table:formula="of:=[.A1425]+1" office:value-type="float" office:value="1424">
            <text:p>142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DEC2HEX(128*[.B1426]+64*[.B1427]+32*[.B1428]+16*[.B1429]+8*[.B1430]+4*[.B1431]+2*[.B1432]+[.B1433];2)" office:value-type="string" office:string-value="2D">
            <text:p>2D</text:p>
          </table:table-cell>
          <table:table-cell table:number-columns-repeated="16"/>
          <table:table-cell table:formula="of:=IF([.B1425]=1;[.$K$3]-([.$K$3]-[.V1425])*EXP([.$K$2]);[.V1425]*EXP([.$K$2]))" office:value-type="float" office:value="1.92472625693651">
            <text:p>1,924726</text:p>
          </table:table-cell>
          <table:table-cell table:number-columns-repeated="1002"/>
        </table:table-row>
        <table:table-row table:style-name="ro2">
          <table:table-cell table:formula="of:=[.A1426]+1" office:value-type="float" office:value="1425">
            <text:p>1425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26]=1;[.$K$3]-([.$K$3]-[.V1426])*EXP([.$K$2]);[.V1426]*EXP([.$K$2]))" office:value-type="float" office:value="1.83085624970713">
            <text:p>1,830856</text:p>
          </table:table-cell>
          <table:table-cell table:number-columns-repeated="1002"/>
        </table:table-row>
        <table:table-row table:style-name="ro2">
          <table:table-cell table:formula="of:=[.A1427]+1" office:value-type="float" office:value="1426">
            <text:p>1426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427]=1;[.$K$3]-([.$K$3]-[.V1427])*EXP([.$K$2]);[.V1427]*EXP([.$K$2]))" office:value-type="float" office:value="1.74156433675245">
            <text:p>1,741564</text:p>
          </table:table-cell>
          <table:table-cell table:number-columns-repeated="1002"/>
        </table:table-row>
        <table:table-row table:style-name="ro2">
          <table:table-cell table:formula="of:=[.A1428]+1" office:value-type="float" office:value="1427">
            <text:p>1427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28]=1;[.$K$3]-([.$K$3]-[.V1428])*EXP([.$K$2]);[.V1428]*EXP([.$K$2]))" office:value-type="float" office:value="1.90048011927643">
            <text:p>1,900480</text:p>
          </table:table-cell>
          <table:table-cell table:number-columns-repeated="1002"/>
        </table:table-row>
        <table:table-row table:style-name="ro2">
          <table:table-cell table:formula="of:=[.A1429]+1" office:value-type="float" office:value="1428">
            <text:p>142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429]=1;[.$K$3]-([.$K$3]-[.V1429])*EXP([.$K$2]);[.V1429]*EXP([.$K$2]))" office:value-type="float" office:value="1.80779261013437">
            <text:p>1,807793</text:p>
          </table:table-cell>
          <table:table-cell table:number-columns-repeated="1002"/>
        </table:table-row>
        <table:table-row table:style-name="ro2">
          <table:table-cell table:formula="of:=[.A1430]+1" office:value-type="float" office:value="1429">
            <text:p>1429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430]=1;[.$K$3]-([.$K$3]-[.V1430])*EXP([.$K$2]);[.V1430]*EXP([.$K$2]))" office:value-type="float" office:value="1.96347840165119">
            <text:p>1,963478</text:p>
          </table:table-cell>
          <table:table-cell table:number-columns-repeated="1002"/>
        </table:table-row>
        <table:table-row table:style-name="ro2">
          <table:table-cell table:formula="of:=[.A1431]+1" office:value-type="float" office:value="1430">
            <text:p>1430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31]=1;[.$K$3]-([.$K$3]-[.V1431])*EXP([.$K$2]);[.V1431]*EXP([.$K$2]))" office:value-type="float" office:value="2.11157130751867">
            <text:p>2,111571</text:p>
          </table:table-cell>
          <table:table-cell table:number-columns-repeated="1002"/>
        </table:table-row>
        <table:table-row table:style-name="ro2">
          <table:table-cell table:formula="of:=[.A1432]+1" office:value-type="float" office:value="1431">
            <text:p>1431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432]=1;[.$K$3]-([.$K$3]-[.V1432])*EXP([.$K$2]);[.V1432]*EXP([.$K$2]))" office:value-type="float" office:value="2.00858875964321">
            <text:p>2,008589</text:p>
          </table:table-cell>
          <table:table-cell table:number-columns-repeated="1002"/>
        </table:table-row>
        <table:table-row table:style-name="ro2">
          <table:table-cell table:formula="of:=[.A1433]+1" office:value-type="float" office:value="1432">
            <text:p>143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DEC2HEX(128*[.B1434]+64*[.B1435]+32*[.B1436]+16*[.B1437]+8*[.B1438]+4*[.B1439]+2*[.B1440]+[.B1441];2)" office:value-type="string" office:string-value="B6">
            <text:p>B6</text:p>
          </table:table-cell>
          <table:table-cell table:number-columns-repeated="16"/>
          <table:table-cell table:formula="of:=IF([.B1433]=1;[.$K$3]-([.$K$3]-[.V1433])*EXP([.$K$2]);[.V1433]*EXP([.$K$2]))" office:value-type="float" office:value="2.15448160739044">
            <text:p>2,154482</text:p>
          </table:table-cell>
          <table:table-cell table:number-columns-repeated="1002"/>
        </table:table-row>
        <table:table-row table:style-name="ro2">
          <table:table-cell table:formula="of:=[.A1434]+1" office:value-type="float" office:value="1433">
            <text:p>1433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34]=1;[.$K$3]-([.$K$3]-[.V1434])*EXP([.$K$2]);[.V1434]*EXP([.$K$2]))" office:value-type="float" office:value="2.29325917699181">
            <text:p>2,293259</text:p>
          </table:table-cell>
          <table:table-cell table:number-columns-repeated="1002"/>
        </table:table-row>
        <table:table-row table:style-name="ro2">
          <table:table-cell table:formula="of:=[.A1435]+1" office:value-type="float" office:value="1434">
            <text:p>1434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435]=1;[.$K$3]-([.$K$3]-[.V1435])*EXP([.$K$2]);[.V1435]*EXP([.$K$2]))" office:value-type="float" office:value="2.1814156071609">
            <text:p>2,181416</text:p>
          </table:table-cell>
          <table:table-cell table:number-columns-repeated="1002"/>
        </table:table-row>
        <table:table-row table:style-name="ro2">
          <table:table-cell table:formula="of:=[.A1436]+1" office:value-type="float" office:value="1435">
            <text:p>1435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436]=1;[.$K$3]-([.$K$3]-[.V1436])*EXP([.$K$2]);[.V1436]*EXP([.$K$2]))" office:value-type="float" office:value="2.31887959009297">
            <text:p>2,318880</text:p>
          </table:table-cell>
          <table:table-cell table:number-columns-repeated="1002"/>
        </table:table-row>
        <table:table-row table:style-name="ro2">
          <table:table-cell table:formula="of:=[.A1437]+1" office:value-type="float" office:value="1436">
            <text:p>1436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37]=1;[.$K$3]-([.$K$3]-[.V1437])*EXP([.$K$2]);[.V1437]*EXP([.$K$2]))" office:value-type="float" office:value="2.44963937546702">
            <text:p>2,449639</text:p>
          </table:table-cell>
          <table:table-cell table:number-columns-repeated="1002"/>
        </table:table-row>
        <table:table-row table:style-name="ro2">
          <table:table-cell table:formula="of:=[.A1438]+1" office:value-type="float" office:value="1437">
            <text:p>1437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438]=1;[.$K$3]-([.$K$3]-[.V1438])*EXP([.$K$2]);[.V1438]*EXP([.$K$2]))" office:value-type="float" office:value="2.33016905335978">
            <text:p>2,330169</text:p>
          </table:table-cell>
          <table:table-cell table:number-columns-repeated="1002"/>
        </table:table-row>
        <table:table-row table:style-name="ro2">
          <table:table-cell table:formula="of:=[.A1439]+1" office:value-type="float" office:value="1438">
            <text:p>1438</text:p>
          </table:table-cell>
          <table:table-cell office:value-type="float" office:value="1">
            <text:p>1</text:p>
          </table:table-cell>
          <table:table-cell table:number-columns-repeated="19"/>
          <table:table-cell table:formula="of:=IF([.B1439]=1;[.$K$3]-([.$K$3]-[.V1439])*EXP([.$K$2]);[.V1439]*EXP([.$K$2]))" office:value-type="float" office:value="2.46037824511323">
            <text:p>2,460378</text:p>
          </table:table-cell>
          <table:table-cell table:number-columns-repeated="1002"/>
        </table:table-row>
        <table:table-row table:style-name="ro2">
          <table:table-cell table:formula="of:=[.A1440]+1" office:value-type="float" office:value="1439">
            <text:p>1439</text:p>
          </table:table-cell>
          <table:table-cell office:value-type="float" office:value="0">
            <text:p>0</text:p>
          </table:table-cell>
          <table:table-cell table:number-columns-repeated="19"/>
          <table:table-cell table:formula="of:=IF([.B1440]=1;[.$K$3]-([.$K$3]-[.V1440])*EXP([.$K$2]);[.V1440]*EXP([.$K$2]))" office:value-type="float" office:value="2.58423705964956">
            <text:p>2,584237</text:p>
          </table:table-cell>
          <table:table-cell table:number-columns-repeated="1002"/>
        </table:table-row>
        <table:table-row table:style-name="ro3" table:number-rows-repeated="10471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sans" svg:font-family="Lucidasans" style:font-pitch="variable"/>
    <style:font-face style:name="Luxi Sans" svg:font-family="'Luxi Sans'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n" fo:country="US" style:font-name-asian="Luxi Sans" style:language-asian="zxx" style:country-asian="none" style:font-name-complex="Lucidasans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number-style style:name="N108P0" style:volatile="true">
      <number:number number:decimal-places="2" number:min-integer-digits="1"/>
    </number:number-style>
    <number:number-style style:name="N108">
      <style:text-properties fo:color="#ff0000"/>
      <number:text>-</number:text>
      <number:number number:decimal-places="2" number:min-integer-digits="1"/>
      <style:map style:condition="value()&gt;=0" style:apply-style-name="N108P0"/>
    </number:number-style>
    <number:number-style style:name="N110P0" style:volatile="true">
      <number:number number:decimal-places="4" number:min-integer-digits="1"/>
    </number:number-style>
    <number:number-style style:name="N110">
      <style:text-properties fo:color="#ff0000"/>
      <number:text>-</number:text>
      <number:number number:decimal-places="4" number:min-integer-digits="1"/>
      <style:map style:condition="value()&gt;=0" style:apply-style-name="N110P0"/>
    </number:number-style>
    <number:number-style style:name="N111">
      <number:number number:decimal-places="1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00-00-00</text:date>, <text:time style:data-style-name="N2" text:time-value="0000-00-00T23:23: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Jacques Pelletier</meta:initial-creator>
    <meta:creation-date>2004-04-05T16:26:15</meta:creation-date>
    <dc:creator>Jacques Pelletier</dc:creator>
    <dc:date>2013-05-19T00:39:57</dc:date>
    <dc:language>en-US</dc:language>
    <meta:editing-cycles>45</meta:editing-cycles>
    <meta:editing-duration>PT15H10M28S</meta:editing-duration>
    <meta:document-statistic meta:table-count="2" meta:cell-count="7928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number:number number:decimal-places="4" number:min-integer-digits="1"/>
    </number:number-style>
    <number:number-style style:name="N110">
      <style:text-properties fo:color="#ff0000"/>
      <number:text>-</number:text>
      <number:number number:decimal-places="4" number:min-integer-digits="1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graphic-properties draw:fill-color="#ffffff"/>
      <style:text-properties fo:font-size="23.7000007629395pt" style:font-family-asian="'MS Gothic'" style:font-size-asian="23.7000007629395pt" style:font-family-complex="Tahoma" style:font-size-complex="23.7000007629395pt"/>
    </style:style>
    <style:style style:name="ch3" style:family="chart">
      <style:graphic-properties draw:fill="solid" draw:fill-color="#d9d9d9"/>
      <style:text-properties fo:font-size="10.8999996185303pt" style:font-family-asian="'MS Gothic'" style:font-size-asian="10.8999996185303pt" style:font-family-complex="Tahoma" style:font-size-complex="10.8999996185303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chart:label-arrangement="side-by-side" chart:axis-position="0" chart:axis-label-position="outside-start" chart:tick-mark-position="at-labels"/>
      <style:text-properties fo:font-size="12.6999998092651pt" style:font-family-asian="'MS Gothic'" style:font-size-asian="12.6999998092651pt" style:font-family-complex="Tahoma" style:font-size-complex="12.6999998092651pt"/>
    </style:style>
    <style:style style:name="ch6" style:family="chart" style:data-style-name="N110">
      <style:chart-properties chart:display-label="true" chart:logarithmic="false" chart:origin="0" chart:reverse-direction="false" text:line-break="false" chart:label-arrangement="side-by-side" chart:axis-position="start"/>
      <style:text-properties fo:font-size="12.6999998092651pt" style:font-family-asian="'MS Gothic'" style:font-size-asian="12.6999998092651pt" style:font-family-complex="Tahoma" style:font-size-complex="12.6999998092651pt"/>
    </style:style>
    <style:style style:name="ch7" style:family="chart" style:data-style-name="N110">
      <style:chart-properties chart:symbol-type="none"/>
      <style:graphic-properties svg:stroke-color="#9999ff" draw:fill-color="#9999ff"/>
      <style:text-properties fo:font-size="10.8999996185303pt" style:font-family-asian="'MS Gothic'" style:font-size-asian="10.8999996185303pt" style:font-family-complex="Tahoma" style:font-size-complex="10.8999996185303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999999"/>
    </style:style>
  </office:automatic-styles>
  <office:body>
    <office:chart>
      <chart:chart svg:width="15.739cm" svg:height="13.524cm" xlink:href=".." xlink:type="simple" chart:class="chart:line" chart:style-name="ch1">
        <chart:title svg:x="5.456cm" svg:y="0.274cm" chart:style-name="ch2">
          <text:p>Chirp CEBus</text:p>
        </chart:title>
        <chart:legend chart:legend-position="end" svg:x="12.756cm" svg:y="6.39cm" style:legend-expansion="high" chart:style-name="ch3"/>
        <chart:plot-area chart:style-name="ch4" table:cell-range-address="Sheet1.B2:Sheet1.B361" svg:x="0.314cm" svg:y="1.849cm" svg:width="11.908cm" svg:height="11.714cm">
          <chartooo:coordinate-region svg:x="2.047cm" svg:y="2.101cm" svg:width="10.053cm" svg:height="10.352cm"/>
          <chart:axis chart:dimension="x" chart:name="primary-x" chart:style-name="ch5">
            <chart:grid chart:class="major"/>
          </chart:axis>
          <chart:axis chart:dimension="y" chart:name="primary-y" chart:style-name="ch6">
            <chart:grid chart:class="major"/>
          </chart:axis>
          <chart:series chart:style-name="ch7" chart:values-cell-range-address="Sheet1.B2:Sheet1.B361" chart:class="chart:line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16">
                <text:p>0.0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28">
                <text:p>0.1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27">
                <text:p>0.18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41">
                <text:p>0.2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85">
                <text:p>0.1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46">
                <text:p>-0.0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479">
                <text:p>-0.14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628">
                <text:p>-0.26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55">
                <text:p>-0.3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973">
                <text:p>-0.3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973">
                <text:p>-0.3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257">
                <text:p>-0.3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056">
                <text:p>-0.2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533">
                <text:p>-0.0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61">
                <text:p>0.1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19">
                <text:p>0.2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36">
                <text:p>0.37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04">
                <text:p>0.4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301">
                <text:p>0.4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52">
                <text:p>0.3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42">
                <text:p>0.2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529">
                <text:p>-0.05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115">
                <text:p>-0.2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218">
                <text:p>-0.32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973">
                <text:p>-0.3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008">
                <text:p>-0.4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596">
                <text:p>-0.3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61">
                <text:p>-0.2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148">
                <text:p>-0.11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48">
                <text:p>0.06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65">
                <text:p>0.20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73">
                <text:p>0.33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082">
                <text:p>0.40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082">
                <text:p>0.40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34">
                <text:p>0.3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22">
                <text:p>0.19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524">
                <text:p>-0.15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968">
                <text:p>-0.2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3963">
                <text:p>-0.39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295">
                <text:p>-0.42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944">
                <text:p>-0.39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861">
                <text:p>-0.28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417">
                <text:p>-0.14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22">
                <text:p>0.19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01">
                <text:p>0.4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82">
                <text:p>0.40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351">
                <text:p>0.33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16">
                <text:p>0.19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517">
                <text:p>-0.15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04">
                <text:p>-0.3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53">
                <text:p>-0.40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295">
                <text:p>-0.4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56">
                <text:p>-0.3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197">
                <text:p>-0.21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397">
                <text:p>-0.03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511">
                <text:p>0.15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67">
                <text:p>0.30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53">
                <text:p>0.4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28">
                <text:p>0.34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091">
                <text:p>0.20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51">
                <text:p>0.02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636">
                <text:p>-0.16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028">
                <text:p>-0.3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971">
                <text:p>-0.39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4018">
                <text:p>-0.40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31">
                <text:p>-0.3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904">
                <text:p>-0.19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173">
                <text:p>-0.01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082">
                <text:p>0.40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867">
                <text:p>0.38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915">
                <text:p>0.29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16">
                <text:p>0.13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686">
                <text:p>-0.06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594">
                <text:p>-0.25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3827">
                <text:p>-0.38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4295">
                <text:p>-0.42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3796">
                <text:p>-0.37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444">
                <text:p>-0.24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536">
                <text:p>-0.05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79">
                <text:p>0.14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134">
                <text:p>0.31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32">
                <text:p>0.40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29">
                <text:p>0.38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805">
                <text:p>0.28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53">
                <text:p>0.09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992">
                <text:p>-0.09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729">
                <text:p>-0.27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379">
                <text:p>-0.3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865">
                <text:p>-0.38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174">
                <text:p>-0.31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589">
                <text:p>-0.15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039">
                <text:p>0.20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419">
                <text:p>0.34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867">
                <text:p>0.38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435">
                <text:p>0.34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55">
                <text:p>0.19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777">
                <text:p>-0.17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968">
                <text:p>-0.39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592">
                <text:p>-0.35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2226">
                <text:p>-0.22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333">
                <text:p>-0.0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79">
                <text:p>0.16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104">
                <text:p>0.31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02">
                <text:p>-0.00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097">
                <text:p>-0.20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359">
                <text:p>-0.3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4078">
                <text:p>-0.40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3412">
                <text:p>-0.34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846">
                <text:p>-0.18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122">
                <text:p>0.21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652">
                <text:p>0.36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746">
                <text:p>0.2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053">
                <text:p>0.10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035">
                <text:p>-0.10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2753">
                <text:p>-0.27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3597">
                <text:p>-0.35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3426">
                <text:p>-0.34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2216">
                <text:p>-0.22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45">
                <text:p>-0.0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66">
                <text:p>0.13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936">
                <text:p>0.29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45">
                <text:p>0.35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048">
                <text:p>0.30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651">
                <text:p>0.16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235">
                <text:p>-0.02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992">
                <text:p>-0.19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3111">
                <text:p>-0.31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3328">
                <text:p>-0.33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2436">
                <text:p>-0.24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753">
                <text:p>-0.07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669">
                <text:p>0.26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385">
                <text:p>0.33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986">
                <text:p>0.29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441">
                <text:p>-0.04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2319">
                <text:p>-0.23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3436">
                <text:p>-0.34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3534">
                <text:p>-0.35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2372">
                <text:p>-0.23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465">
                <text:p>-0.04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443">
                <text:p>0.14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879">
                <text:p>0.28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224">
                <text:p>0.32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392">
                <text:p>0.23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63">
                <text:p>0.06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424">
                <text:p>-0.14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2973">
                <text:p>-0.29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3643">
                <text:p>-0.36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2894">
                <text:p>-0.28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157">
                <text:p>-0.11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424">
                <text:p>0.34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908">
                <text:p>0.29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266">
                <text:p>0.12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813">
                <text:p>-0.08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2519">
                <text:p>-0.25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3221">
                <text:p>-0.32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073">
                <text:p>-0.10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509">
                <text:p>0.25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223">
                <text:p>0.32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717">
                <text:p>0.27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194">
                <text:p>0.11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765">
                <text:p>-0.07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2281">
                <text:p>-0.22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2899">
                <text:p>-0.28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2405">
                <text:p>-0.24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906">
                <text:p>-0.09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163">
                <text:p>0.21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578">
                <text:p>0.25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63">
                <text:p>0.19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77">
                <text:p>0.03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379">
                <text:p>-0.13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2578">
                <text:p>-0.25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2899">
                <text:p>-0.28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2106">
                <text:p>-0.21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608">
                <text:p>-0.06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939">
                <text:p>0.09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929">
                <text:p>0.19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41">
                <text:p>0.20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154">
                <text:p>0.11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262">
                <text:p>-0.02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161">
                <text:p>-0.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2362">
                <text:p>-0.23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2202">
                <text:p>-0.22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1164">
                <text:p>-0.11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51">
                <text:p>0.02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559">
                <text:p>0.15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239">
                <text:p>0.22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887">
                <text:p>0.18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1417">
                <text:p>-0.14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1717">
                <text:p>-0.17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1099">
                <text:p>-0.10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06">
                <text:p>-0.00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301">
                <text:p>0.13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072">
                <text:p>0.20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85">
                <text:p>0.22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508">
                <text:p>0.15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019">
                <text:p>-0.10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727">
                <text:p>-0.17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645">
                <text:p>-0.16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615">
                <text:p>-0.06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706">
                <text:p>0.07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922">
                <text:p>0.19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578">
                <text:p>0.25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122">
                <text:p>0.21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815">
                <text:p>0.08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1116">
                <text:p>-0.11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309">
                <text:p>-0.3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461">
                <text:p>-0.4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3383">
                <text:p>-0.33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1861">
                <text:p>-0.18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338">
                <text:p>-0.03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62">
                <text:p>0.08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612">
                <text:p>0.16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827">
                <text:p>0.18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041">
                <text:p>0.20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134">
                <text:p>0.21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363">
                <text:p>0.23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71">
                <text:p>0.24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714">
                <text:p>0.27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793">
                <text:p>0.27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99">
                <text:p>0.25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213">
                <text:p>0.22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613">
                <text:p>0.16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013">
                <text:p>0.10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161">
                <text:p>-0.01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536">
                <text:p>-0.05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858">
                <text:p>-0.08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1932">
                <text:p>-0.19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2437">
                <text:p>-0.24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293">
                <text:p>-0.2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3328">
                <text:p>-0.33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3436">
                <text:p>-0.34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3322">
                <text:p>-0.33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2899">
                <text:p>-0.28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2362">
                <text:p>-0.23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1844">
                <text:p>-0.18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1244">
                <text:p>-0.12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644">
                <text:p>-0.06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214">
                <text:p>-0.02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182">
                <text:p>0.11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903">
                <text:p>0.19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836">
                <text:p>0.38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652">
                <text:p>0.36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49">
                <text:p>0.28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142">
                <text:p>0.21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541">
                <text:p>0.15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834">
                <text:p>0.08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842">
                <text:p>-0.08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1826">
                <text:p>-0.18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2641">
                <text:p>-0.26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3436">
                <text:p>-0.34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3949">
                <text:p>-0.39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4295">
                <text:p>-0.42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4295">
                <text:p>-0.42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4022">
                <text:p>-0.40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3514">
                <text:p>-0.35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2821">
                <text:p>-0.28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2006">
                <text:p>-0.20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1202">
                <text:p>-0.12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269">
                <text:p>-0.02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753">
                <text:p>0.07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648">
                <text:p>0.16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606">
                <text:p>0.26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421">
                <text:p>0.34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189">
                <text:p>0.41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082">
                <text:p>0.408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738">
                <text:p>0.37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08">
                <text:p>0.30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068">
                <text:p>0.20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981">
                <text:p>-0.09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2684">
                <text:p>-0.26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3319">
                <text:p>-0.33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3758">
                <text:p>-0.37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3865">
                <text:p>-0.38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3758">
                <text:p>-0.37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3192">
                <text:p>-0.31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2377">
                <text:p>-0.23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099">
                <text:p>-0.00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087">
                <text:p>0.20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857">
                <text:p>0.28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542">
                <text:p>0.35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437">
                <text:p>0.343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099">
                <text:p>0.30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498">
                <text:p>0.24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469">
                <text:p>0.14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447">
                <text:p>0.04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806">
                <text:p>-0.08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2061">
                <text:p>-0.20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3261">
                <text:p>-0.32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3847">
                <text:p>-0.38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4295">
                <text:p>-0.42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4197">
                <text:p>-0.41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3646">
                <text:p>-0.36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2791">
                <text:p>-0.27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1586">
                <text:p>-0.15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362">
                <text:p>-0.03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839">
                <text:p>0.08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039">
                <text:p>0.20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962">
                <text:p>0.29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108">
                <text:p>0.41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189">
                <text:p>0.41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781">
                <text:p>0.37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059">
                <text:p>0.30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803">
                <text:p>0.18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1211">
                <text:p>-0.12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2349">
                <text:p>-0.23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3321">
                <text:p>-0.33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3752">
                <text:p>-0.37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3474">
                <text:p>-0.34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2874">
                <text:p>-0.28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197">
                <text:p>-0.1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985">
                <text:p>-0.0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number:number number:decimal-places="4" number:min-integer-digits="1"/>
    </number:number-style>
    <number:number-style style:name="N110">
      <style:text-properties fo:color="#ff0000"/>
      <number:text>-</number:text>
      <number:number number:decimal-places="4" number:min-integer-digits="1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text-properties fo:font-size="22.1000003814697pt" style:font-family-asian="'MS Gothic'" style:font-size-asian="22.1000003814697pt" style:font-family-complex="Tahoma" style:font-size-complex="22.1000003814697pt"/>
    </style:style>
    <style:style style:name="ch3" style:family="chart">
      <style:graphic-properties draw:fill="solid" draw:fill-color="#d9d9d9"/>
      <style:text-properties fo:font-size="10.1999998092651pt" style:font-family-asian="'MS Gothic'" style:font-size-asian="10.1999998092651pt" style:font-family-complex="Tahoma" style:font-size-complex="10.199999809265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chart:label-arrangement="side-by-side" chart:axis-position="0" chart:axis-label-position="outside-start" chart:tick-mark-position="at-labels"/>
      <style:text-properties fo:font-size="11.8999996185303pt" style:font-family-asian="'MS Gothic'" style:font-size-asian="11.8999996185303pt" style:font-family-complex="Tahoma" style:font-size-complex="11.8999996185303pt"/>
    </style:style>
    <style:style style:name="ch6" style:family="chart" style:data-style-name="N110">
      <style:chart-properties chart:display-label="true" chart:logarithmic="false" chart:origin="0" chart:reverse-direction="false" text:line-break="false" chart:label-arrangement="side-by-side" chart:axis-position="start"/>
      <style:text-properties fo:font-size="11.8999996185303pt" style:font-family-asian="'MS Gothic'" style:font-size-asian="11.8999996185303pt" style:font-family-complex="Tahoma" style:font-size-complex="11.8999996185303pt"/>
    </style:style>
    <style:style style:name="ch7" style:family="chart" style:data-style-name="N110">
      <style:chart-properties chart:symbol-type="none"/>
      <style:graphic-properties svg:stroke-color="#9999ff" draw:fill-color="#9999ff"/>
      <style:text-properties fo:font-size="10.1999998092651pt" style:font-family-asian="'MS Gothic'" style:font-size-asian="10.1999998092651pt" style:font-family-complex="Tahoma" style:font-size-complex="10.1999998092651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999999"/>
    </style:style>
  </office:automatic-styles>
  <office:body>
    <office:chart>
      <chart:chart svg:width="15.754cm" svg:height="12.648cm" xlink:href=".." xlink:type="simple" chart:class="chart:line" chart:style-name="ch1">
        <chart:title svg:x="4.46cm" svg:y="0.254cm" chart:style-name="ch2">
          <text:p>Chirp CEBus dérivé</text:p>
        </chart:title>
        <chart:legend chart:legend-position="end" svg:x="12.787cm" svg:y="5.977cm" style:legend-expansion="high" chart:style-name="ch3"/>
        <chart:plot-area chart:style-name="ch4" table:cell-range-address="Sheet1.G2:Sheet1.G361" svg:x="0.315cm" svg:y="1.747cm" svg:width="11.546cm" svg:height="10.948cm">
          <chartooo:coordinate-region svg:x="1.995cm" svg:y="1.973cm" svg:width="9.844cm" svg:height="9.649cm"/>
          <chart:axis chart:dimension="x" chart:name="primary-x" chart:style-name="ch5">
            <chart:grid chart:class="major"/>
          </chart:axis>
          <chart:axis chart:dimension="y" chart:name="primary-y" chart:style-name="ch6">
            <chart:grid chart:class="major"/>
          </chart:axis>
          <chart:series chart:style-name="ch7" chart:values-cell-range-address="Sheet1.G2:Sheet1.G361" chart:class="chart:line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16">
                <text:p>0.0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12">
                <text:p>0.0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99">
                <text:p>0.0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801">
                <text:p>-0.08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03">
                <text:p>-0.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233">
                <text:p>-0.1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149">
                <text:p>-0.1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922">
                <text:p>-0.09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423000000000001">
                <text:p>-0.04230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16000000000001">
                <text:p>0.07160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01">
                <text:p>0.1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23">
                <text:p>0.15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94">
                <text:p>0.1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58">
                <text:p>0.14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17">
                <text:p>0.1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68">
                <text:p>0.06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03">
                <text:p>-0.01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649">
                <text:p>-0.06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21">
                <text:p>-0.1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45">
                <text:p>-0.14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526">
                <text:p>-0.15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586">
                <text:p>-0.15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103">
                <text:p>-0.1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755">
                <text:p>-0.0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62">
                <text:p>0.14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96">
                <text:p>0.1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17">
                <text:p>0.14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08">
                <text:p>0.1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09">
                <text:p>0.07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748">
                <text:p>-0.07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412">
                <text:p>-0.14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645">
                <text:p>-0.16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801">
                <text:p>-0.18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444">
                <text:p>-0.14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95">
                <text:p>-0.09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331999999999999">
                <text:p>-0.033199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51">
                <text:p>0.0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83">
                <text:p>0.10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44">
                <text:p>0.1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94">
                <text:p>0.16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45">
                <text:p>0.1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308">
                <text:p>0.13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71">
                <text:p>0.07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731">
                <text:p>-0.07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435">
                <text:p>-0.14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691">
                <text:p>-0.16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742">
                <text:p>-0.17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523">
                <text:p>-0.15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013">
                <text:p>-0.10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242">
                <text:p>-0.02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35">
                <text:p>0.07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63">
                <text:p>0.13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908">
                <text:p>0.19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56">
                <text:p>0.15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870000000000004">
                <text:p>0.00870000000000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712">
                <text:p>-0.07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337">
                <text:p>-0.13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84">
                <text:p>-0.1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887">
                <text:p>-0.18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392">
                <text:p>-0.13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943">
                <text:p>-0.09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470000000000004">
                <text:p>-0.004700000000000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08">
                <text:p>0.07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06">
                <text:p>0.14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731">
                <text:p>0.17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863">
                <text:p>0.18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962">
                <text:p>0.0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15">
                <text:p>-0.02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952">
                <text:p>-0.09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599">
                <text:p>-0.15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2002">
                <text:p>-0.2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908">
                <text:p>-0.19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233">
                <text:p>-0.12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468">
                <text:p>-0.04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99">
                <text:p>0.04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52">
                <text:p>0.13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908">
                <text:p>0.19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015">
                <text:p>0.20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55">
                <text:p>0.16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203">
                <text:p>-0.02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024">
                <text:p>-0.10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852">
                <text:p>-0.18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945">
                <text:p>-0.19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737">
                <text:p>-0.17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061">
                <text:p>-0.10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750000000000001">
                <text:p>-0.0075000000000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91">
                <text:p>0.06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585">
                <text:p>0.15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872">
                <text:p>0.18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756">
                <text:p>0.17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48">
                <text:p>0.04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432">
                <text:p>-0.04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48">
                <text:p>-0.1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82">
                <text:p>-0.1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912">
                <text:p>-0.19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523">
                <text:p>-0.15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668">
                <text:p>-0.06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366">
                <text:p>0.13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893">
                <text:p>0.18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012">
                <text:p>0.20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425">
                <text:p>0.14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56">
                <text:p>0.06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155">
                <text:p>-0.1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972">
                <text:p>-0.19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095">
                <text:p>-0.20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493">
                <text:p>-0.14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488">
                <text:p>-0.04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66">
                <text:p>0.06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566">
                <text:p>0.15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101">
                <text:p>0.21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867">
                <text:p>0.18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308">
                <text:p>0.13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906">
                <text:p>-0.09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1693">
                <text:p>-0.1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2088">
                <text:p>-0.2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1718">
                <text:p>-0.17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844">
                <text:p>-0.08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766">
                <text:p>0.17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816">
                <text:p>0.18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09">
                <text:p>0.06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497">
                <text:p>-0.04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1397">
                <text:p>-0.13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886">
                <text:p>-0.18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757">
                <text:p>-0.17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1119">
                <text:p>-0.11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217000000000001">
                <text:p>-0.0217000000000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683">
                <text:p>0.16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864">
                <text:p>0.18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58">
                <text:p>0.15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716">
                <text:p>0.07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489">
                <text:p>-0.14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938">
                <text:p>-0.19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878">
                <text:p>-0.18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117">
                <text:p>-0.11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979999999999998">
                <text:p>-0.009799999999999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62">
                <text:p>0.11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907">
                <text:p>0.19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08">
                <text:p>0.19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436">
                <text:p>0.14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45">
                <text:p>0.03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832">
                <text:p>-0.08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1729">
                <text:p>-0.17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2087">
                <text:p>-0.20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1549">
                <text:p>-0.15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67">
                <text:p>-0.0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749">
                <text:p>0.07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37">
                <text:p>0.17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28">
                <text:p>0.20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69">
                <text:p>0.17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516">
                <text:p>-0.05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1642">
                <text:p>-0.16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2079">
                <text:p>-0.20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706">
                <text:p>-0.17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702">
                <text:p>-0.07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81">
                <text:p>0.05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567">
                <text:p>0.15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971">
                <text:p>0.19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611">
                <text:p>0.16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714">
                <text:p>0.07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506">
                <text:p>-0.05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523">
                <text:p>-0.15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959">
                <text:p>-0.19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516">
                <text:p>-0.15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618">
                <text:p>-0.06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94">
                <text:p>0.04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499">
                <text:p>0.14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761">
                <text:p>0.17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308">
                <text:p>0.13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615">
                <text:p>-0.06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586">
                <text:p>-0.15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756">
                <text:p>-0.17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1199">
                <text:p>-0.11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321">
                <text:p>-0.03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793">
                <text:p>0.07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498">
                <text:p>0.14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547">
                <text:p>0.15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887">
                <text:p>-0.08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1416">
                <text:p>-0.14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1348">
                <text:p>-0.13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752">
                <text:p>-0.07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038">
                <text:p>0.10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415">
                <text:p>0.14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308">
                <text:p>0.13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352">
                <text:p>-0.03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1032">
                <text:p>-0.10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1224">
                <text:p>-0.12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1048">
                <text:p>-0.10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618">
                <text:p>0.06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093">
                <text:p>0.10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307">
                <text:p>0.13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771">
                <text:p>0.07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777">
                <text:p>-0.07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273">
                <text:p>-0.12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254">
                <text:p>-0.12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708">
                <text:p>-0.07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820000000000001">
                <text:p>0.008200000000000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321">
                <text:p>0.13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216">
                <text:p>0.12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656">
                <text:p>0.06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1307">
                <text:p>-0.13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1931">
                <text:p>-0.19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974">
                <text:p>-0.19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152">
                <text:p>-0.1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39">
                <text:p>-0.0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217">
                <text:p>0.12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522">
                <text:p>0.15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523">
                <text:p>0.15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789999999999996">
                <text:p>0.007899999999999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194">
                <text:p>-0.01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386">
                <text:p>-0.03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574">
                <text:p>-0.05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375">
                <text:p>-0.03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322">
                <text:p>-0.03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542">
                <text:p>-0.05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532">
                <text:p>-0.05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505">
                <text:p>-0.05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493">
                <text:p>-0.04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398000000000001">
                <text:p>-0.03980000000000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423">
                <text:p>0.04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537">
                <text:p>0.05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518">
                <text:p>0.05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732">
                <text:p>0.07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721">
                <text:p>0.07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777">
                <text:p>0.07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184">
                <text:p>-0.01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322">
                <text:p>-0.03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481">
                <text:p>-0.04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707">
                <text:p>-0.07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601">
                <text:p>-0.06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707">
                <text:p>-0.07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708">
                <text:p>-0.07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968">
                <text:p>-0.09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984">
                <text:p>-0.09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815">
                <text:p>-0.08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795">
                <text:p>-0.07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513">
                <text:p>-0.05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346">
                <text:p>-0.03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693">
                <text:p>0.06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815">
                <text:p>0.08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804">
                <text:p>0.08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933">
                <text:p>0.09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022">
                <text:p>0.10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958">
                <text:p>0.09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815">
                <text:p>0.08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539">
                <text:p>0.05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107">
                <text:p>-0.01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344">
                <text:p>-0.03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73">
                <text:p>-0.0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94">
                <text:p>-0.0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1093">
                <text:p>-0.109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879">
                <text:p>-0.08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1077">
                <text:p>-0.10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894">
                <text:p>-0.08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809">
                <text:p>-0.08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635">
                <text:p>-0.06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439">
                <text:p>-0.04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107">
                <text:p>-0.01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566">
                <text:p>0.05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815">
                <text:p>0.08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201">
                <text:p>0.12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473">
                <text:p>0.04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105">
                <text:p>-0.01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338">
                <text:p>-0.03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601">
                <text:p>-0.06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1029">
                <text:p>-0.10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1022">
                <text:p>-0.10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1253">
                <text:p>-0.12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1255">
                <text:p>-0.12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586">
                <text:p>-0.05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448">
                <text:p>-0.04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979999999999998">
                <text:p>0.009799999999999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205">
                <text:p>0.12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224">
                <text:p>0.12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201">
                <text:p>0.12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923">
                <text:p>0.09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708">
                <text:p>0.07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438">
                <text:p>0.04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408">
                <text:p>-0.04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722">
                <text:p>-0.07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1256">
                <text:p>-0.12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1491">
                <text:p>-0.14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1523">
                <text:p>-0.15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1138">
                <text:p>-0.11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972">
                <text:p>-0.09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431">
                <text:p>-0.04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600000000000001">
                <text:p>0.06000000000000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985">
                <text:p>0.09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4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1.92cm" svg:height="20.47cm" xlink:href=".." xlink:type="simple" chart:class="chart:scatter" chart:style-name="ch1">
        <chart:title svg:x="33.191cm" svg:y="0.545cm" chart:style-name="ch2">
          <text:p>CEBus chirp by modulation</text:p>
        </chart:title>
        <chart:legend chart:legend-position="end" svg:x="68.988cm" svg:y="9.687cm" style:legend-expansion="high" chart:style-name="ch3"/>
        <chart:plot-area chart:style-name="ch4" table:cell-range-address="Feuille4.A2:Feuille4.A1441 Feuille4.V2:Feuille4.V1441 Feuille4.D2:Feuille4.D362" svg:x="2.449cm" svg:y="2.551cm" svg:width="63.663cm" svg:height="16.529cm">
          <chartooo:coordinate-region svg:x="3.176cm" svg:y="2.75cm" svg:width="62.564cm" svg:height="15.683cm"/>
          <chart:axis chart:dimension="x" chart:name="primary-x" chart:style-name="ch5">
            <chart:title svg:x="33.918cm" svg:y="19.489cm" chart:style-name="ch6">
              <text:p>time</text:p>
            </chart:title>
          </chart:axis>
          <chart:axis chart:dimension="y" chart:name="primary-y" chart:style-name="ch7">
            <chart:title svg:x="0.451cm" svg:y="11.322cm" chart:style-name="ch8">
              <text:p>output</text:p>
            </chart:title>
            <chart:grid chart:style-name="ch9" chart:class="major"/>
          </chart:axis>
          <chart:series chart:style-name="ch10" chart:values-cell-range-address="Feuille4.V2:Feuille4.V1441" chart:class="chart:scatter">
            <chart:domain table:cell-range-address="Feuille4.A2:Feuille4.A1441"/>
            <chart:data-point chart:repeated="1440"/>
          </chart:series>
          <chart:series chart:style-name="ch11" chart:values-cell-range-address="Feuille4.D2:Feuille4.D362" chart:class="chart:scatter">
            <chart:domain table:cell-range-address="Feuille4.C2:Feuille4.C362"/>
            <chart:data-point chart:repeated="3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V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4.A2:Feuille4.A1441</svg:desc>
                </draw:g>
              </table:table-cell>
              <table:table-cell office:value-type="float" office:value="2.5">
                <text:p>2.5</text:p>
                <draw:g>
                  <svg:desc>Feuille4.V2:Feuille4.V1441</svg:desc>
                </draw:g>
              </table:table-cell>
              <table:table-cell office:value-type="float" office:value="0">
                <text:p>0</text:p>
                <draw:g>
                  <svg:desc>Feuille4.C2:Feuille4.C362</svg:desc>
                </draw:g>
              </table:table-cell>
              <table:table-cell office:value-type="float" office:value="2.5">
                <text:p>2.5</text:p>
                <draw:g>
                  <svg:desc>Feuille4.D2:Feuille4.D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62192643874821">
                <text:p>2.62192643874821</text:p>
              </table:table-cell>
              <table:table-cell office:value-type="float" office:value="4">
                <text:p>4</text:p>
              </table:table-cell>
              <table:table-cell office:value-type="float" office:value="2.6632">
                <text:p>2.6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7379064549101">
                <text:p>2.7379064549101</text:p>
              </table:table-cell>
              <table:table-cell office:value-type="float" office:value="8">
                <text:p>8</text:p>
              </table:table-cell>
              <table:table-cell office:value-type="float" office:value="2.7656">
                <text:p>2.7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60437718144093">
                <text:p>2.60437718144093</text:p>
              </table:table-cell>
              <table:table-cell office:value-type="float" office:value="12">
                <text:p>12</text:p>
              </table:table-cell>
              <table:table-cell office:value-type="float" office:value="2.8654">
                <text:p>2.8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72121308498127">
                <text:p>2.72121308498127</text:p>
              </table:table-cell>
              <table:table-cell office:value-type="float" office:value="16">
                <text:p>16</text:p>
              </table:table-cell>
              <table:table-cell office:value-type="float" office:value="2.9298">
                <text:p>2.9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83235083426698">
                <text:p>2.83235083426698</text:p>
              </table:table-cell>
              <table:table-cell office:value-type="float" office:value="20">
                <text:p>20</text:p>
              </table:table-cell>
              <table:table-cell office:value-type="float" office:value="2.9298">
                <text:p>2.9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6942154540639">
                <text:p>2.6942154540639</text:p>
              </table:table-cell>
              <table:table-cell office:value-type="float" office:value="24">
                <text:p>24</text:p>
              </table:table-cell>
              <table:table-cell office:value-type="float" office:value="2.9082">
                <text:p>2.9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80666989334656">
                <text:p>2.80666989334656</text:p>
              </table:table-cell>
              <table:table-cell office:value-type="float" office:value="28">
                <text:p>28</text:p>
              </table:table-cell>
              <table:table-cell office:value-type="float" office:value="2.817">
                <text:p>2.8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66978698741153">
                <text:p>2.66978698741153</text:p>
              </table:table-cell>
              <table:table-cell office:value-type="float" office:value="32">
                <text:p>32</text:p>
              </table:table-cell>
              <table:table-cell office:value-type="float" office:value="2.6568">
                <text:p>2.6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78343281707139">
                <text:p>2.78343281707139</text:p>
              </table:table-cell>
              <table:table-cell office:value-type="float" office:value="36">
                <text:p>36</text:p>
              </table:table-cell>
              <table:table-cell office:value-type="float" office:value="2.4508">
                <text:p>2.4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89153607421565">
                <text:p>2.89153607421565</text:p>
              </table:table-cell>
              <table:table-cell office:value-type="float" office:value="40">
                <text:p>40</text:p>
              </table:table-cell>
              <table:table-cell office:value-type="float" office:value="2.2042">
                <text:p>2.2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75051419579921">
                <text:p>2.75051419579921</text:p>
              </table:table-cell>
              <table:table-cell office:value-type="float" office:value="44">
                <text:p>44</text:p>
              </table:table-cell>
              <table:table-cell office:value-type="float" office:value="1.9744">
                <text:p>1.97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86022291304755">
                <text:p>2.86022291304755</text:p>
              </table:table-cell>
              <table:table-cell office:value-type="float" office:value="48">
                <text:p>4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96458107301841">
                <text:p>2.96458107301841</text:p>
              </table:table-cell>
              <table:table-cell office:value-type="float" office:value="52">
                <text:p>52</text:p>
              </table:table-cell>
              <table:table-cell office:value-type="float" office:value="1.7054">
                <text:p>1.70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81999674797301">
                <text:p>2.81999674797301</text:p>
              </table:table-cell>
              <table:table-cell office:value-type="float" office:value="56">
                <text:p>56</text:p>
              </table:table-cell>
              <table:table-cell office:value-type="float" office:value="1.7054">
                <text:p>1.7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92631676116468">
                <text:p>2.92631676116468</text:p>
              </table:table-cell>
              <table:table-cell office:value-type="float" office:value="60">
                <text:p>60</text:p>
              </table:table-cell>
              <table:table-cell office:value-type="float" office:value="1.8486">
                <text:p>1.84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78359860862948">
                <text:p>2.78359860862948</text:p>
              </table:table-cell>
              <table:table-cell office:value-type="float" office:value="64">
                <text:p>64</text:p>
              </table:table-cell>
              <table:table-cell office:value-type="float" office:value="2.0888">
                <text:p>2.08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89169378002403">
                <text:p>2.89169378002403</text:p>
              </table:table-cell>
              <table:table-cell office:value-type="float" office:value="68">
                <text:p>68</text:p>
              </table:table-cell>
              <table:table-cell office:value-type="float" office:value="2.3934">
                <text:p>2.39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99451708770099">
                <text:p>2.99451708770099</text:p>
              </table:table-cell>
              <table:table-cell office:value-type="float" office:value="72">
                <text:p>72</text:p>
              </table:table-cell>
              <table:table-cell office:value-type="float" office:value="2.7322">
                <text:p>2.7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.84847276599136">
                <text:p>2.84847276599136</text:p>
              </table:table-cell>
              <table:table-cell office:value-type="float" office:value="76">
                <text:p>76</text:p>
              </table:table-cell>
              <table:table-cell office:value-type="float" office:value="3.0238">
                <text:p>3.0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.95340398739635">
                <text:p>2.95340398739635</text:p>
              </table:table-cell>
              <table:table-cell office:value-type="float" office:value="80">
                <text:p>80</text:p>
              </table:table-cell>
              <table:table-cell office:value-type="float" office:value="3.2472">
                <text:p>3.2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.80936477524915">
                <text:p>2.80936477524915</text:p>
              </table:table-cell>
              <table:table-cell office:value-type="float" office:value="84">
                <text:p>84</text:p>
              </table:table-cell>
              <table:table-cell office:value-type="float" office:value="3.3808">
                <text:p>3.38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.91620331586925">
                <text:p>2.91620331586925</text:p>
              </table:table-cell>
              <table:table-cell office:value-type="float" office:value="88">
                <text:p>88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.77397840188138">
                <text:p>2.77397840188138</text:p>
              </table:table-cell>
              <table:table-cell office:value-type="float" office:value="92">
                <text:p>92</text:p>
              </table:table-cell>
              <table:table-cell office:value-type="float" office:value="3.2304">
                <text:p>3.2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.88254275629547">
                <text:p>2.88254275629547</text:p>
              </table:table-cell>
              <table:table-cell office:value-type="float" office:value="96">
                <text:p>96</text:p>
              </table:table-cell>
              <table:table-cell office:value-type="float" office:value="2.9884">
                <text:p>2.98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.98581236466607">
                <text:p>2.98581236466607</text:p>
              </table:table-cell>
              <table:table-cell office:value-type="float" office:value="100">
                <text:p>100</text:p>
              </table:table-cell>
              <table:table-cell office:value-type="float" office:value="2.6994">
                <text:p>2.6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.84019257730842">
                <text:p>2.84019257730842</text:p>
              </table:table-cell>
              <table:table-cell office:value-type="float" office:value="104">
                <text:p>104</text:p>
              </table:table-cell>
              <table:table-cell office:value-type="float" office:value="2.3942">
                <text:p>2.39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.94552762828072">
                <text:p>2.94552762828072</text:p>
              </table:table-cell>
              <table:table-cell office:value-type="float" office:value="108">
                <text:p>108</text:p>
              </table:table-cell>
              <table:table-cell office:value-type="float" office:value="2.077">
                <text:p>2.0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.80187255070042">
                <text:p>2.80187255070042</text:p>
              </table:table-cell>
              <table:table-cell office:value-type="float" office:value="112">
                <text:p>112</text:p>
              </table:table-cell>
              <table:table-cell office:value-type="float" office:value="1.8564">
                <text:p>1.85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.66522361392711">
                <text:p>2.66522361392711</text:p>
              </table:table-cell>
              <table:table-cell office:value-type="float" office:value="116">
                <text:p>116</text:p>
              </table:table-cell>
              <table:table-cell office:value-type="float" office:value="1.7054">
                <text:p>1.70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5352391244416">
                <text:p>2.5352391244416</text:p>
              </table:table-cell>
              <table:table-cell office:value-type="float" office:value="120">
                <text:p>120</text:p>
              </table:table-cell>
              <table:table-cell office:value-type="float" office:value="1.6984">
                <text:p>1.69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.65544693081071">
                <text:p>2.65544693081071</text:p>
              </table:table-cell>
              <table:table-cell office:value-type="float" office:value="124">
                <text:p>124</text:p>
              </table:table-cell>
              <table:table-cell office:value-type="float" office:value="1.7808">
                <text:p>1.78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76979213328368">
                <text:p>2.76979213328368</text:p>
              </table:table-cell>
              <table:table-cell office:value-type="float" office:value="128">
                <text:p>128</text:p>
              </table:table-cell>
              <table:table-cell office:value-type="float" office:value="1.978">
                <text:p>1.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.63470777693004">
                <text:p>2.63470777693004</text:p>
              </table:table-cell>
              <table:table-cell office:value-type="float" office:value="132">
                <text:p>132</text:p>
              </table:table-cell>
              <table:table-cell office:value-type="float" office:value="2.2704">
                <text:p>2.2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75006443987315">
                <text:p>2.75006443987315</text:p>
              </table:table-cell>
              <table:table-cell office:value-type="float" office:value="136">
                <text:p>136</text:p>
              </table:table-cell>
              <table:table-cell office:value-type="float" office:value="2.6296">
                <text:p>2.6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.61594221448042">
                <text:p>2.61594221448042</text:p>
              </table:table-cell>
              <table:table-cell office:value-type="float" office:value="140">
                <text:p>140</text:p>
              </table:table-cell>
              <table:table-cell office:value-type="float" office:value="2.913">
                <text:p>2.9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.48836120720733">
                <text:p>2.48836120720733</text:p>
              </table:table-cell>
              <table:table-cell office:value-type="float" office:value="144">
                <text:p>144</text:p>
              </table:table-cell>
              <table:table-cell office:value-type="float" office:value="3.1746">
                <text:p>3.17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36700239908173">
                <text:p>2.36700239908173</text:p>
              </table:table-cell>
              <table:table-cell office:value-type="float" office:value="148">
                <text:p>148</text:p>
              </table:table-cell>
              <table:table-cell office:value-type="float" office:value="3.3164">
                <text:p>3.3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.25156232987032">
                <text:p>2.25156232987032</text:p>
              </table:table-cell>
              <table:table-cell office:value-type="float" office:value="152">
                <text:p>152</text:p>
              </table:table-cell>
              <table:table-cell office:value-type="float" office:value="3.3164">
                <text:p>3.31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.14175233927003">
                <text:p>2.14175233927003</text:p>
              </table:table-cell>
              <table:table-cell office:value-type="float" office:value="156">
                <text:p>156</text:p>
              </table:table-cell>
              <table:table-cell office:value-type="float" office:value="3.1668">
                <text:p>3.16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.28115072260332">
                <text:p>2.28115072260332</text:p>
              </table:table-cell>
              <table:table-cell office:value-type="float" office:value="160">
                <text:p>160</text:p>
              </table:table-cell>
              <table:table-cell office:value-type="float" office:value="2.8844">
                <text:p>2.8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.16989768906135">
                <text:p>2.16989768906135</text:p>
              </table:table-cell>
              <table:table-cell office:value-type="float" office:value="164">
                <text:p>164</text:p>
              </table:table-cell>
              <table:table-cell office:value-type="float" office:value="2.5554">
                <text:p>2.55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.06407052999125">
                <text:p>2.06407052999125</text:p>
              </table:table-cell>
              <table:table-cell office:value-type="float" office:value="168">
                <text:p>168</text:p>
              </table:table-cell>
              <table:table-cell office:value-type="float" office:value="2.1952">
                <text:p>2.19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96340462237246">
                <text:p>1.96340462237246</text:p>
              </table:table-cell>
              <table:table-cell office:value-type="float" office:value="172">
                <text:p>172</text:p>
              </table:table-cell>
              <table:table-cell office:value-type="float" office:value="1.9064">
                <text:p>1.90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8676482490014">
                <text:p>1.8676482490014</text:p>
              </table:table-cell>
              <table:table-cell office:value-type="float" office:value="176">
                <text:p>176</text:p>
              </table:table-cell>
              <table:table-cell office:value-type="float" office:value="1.7074">
                <text:p>1.70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.0204148465638">
                <text:p>2.0204148465638</text:p>
              </table:table-cell>
              <table:table-cell office:value-type="float" office:value="180">
                <text:p>180</text:p>
              </table:table-cell>
              <table:table-cell office:value-type="float" office:value="1.641">
                <text:p>1.6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92187805174958">
                <text:p>1.92187805174958</text:p>
              </table:table-cell>
              <table:table-cell office:value-type="float" office:value="184">
                <text:p>184</text:p>
              </table:table-cell>
              <table:table-cell office:value-type="float" office:value="1.7112">
                <text:p>1.71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82814695312631">
                <text:p>1.82814695312631</text:p>
              </table:table-cell>
              <table:table-cell office:value-type="float" office:value="188">
                <text:p>188</text:p>
              </table:table-cell>
              <table:table-cell office:value-type="float" office:value="1.9278">
                <text:p>1.92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73898717412507">
                <text:p>1.73898717412507</text:p>
              </table:table-cell>
              <table:table-cell office:value-type="float" office:value="192">
                <text:p>192</text:p>
              </table:table-cell>
              <table:table-cell office:value-type="float" office:value="2.2166">
                <text:p>2.2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89802864635354">
                <text:p>1.89802864635354</text:p>
              </table:table-cell>
              <table:table-cell office:value-type="float" office:value="196">
                <text:p>196</text:p>
              </table:table-cell>
              <table:table-cell office:value-type="float" office:value="2.5554">
                <text:p>2.55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80546069695675">
                <text:p>1.80546069695675</text:p>
              </table:table-cell>
              <table:table-cell office:value-type="float" office:value="200">
                <text:p>200</text:p>
              </table:table-cell>
              <table:table-cell office:value-type="float" office:value="2.8844">
                <text:p>2.88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71740733972483">
                <text:p>1.71740733972483</text:p>
              </table:table-cell>
              <table:table-cell office:value-type="float" office:value="204">
                <text:p>204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63364839539975">
                <text:p>1.63364839539975</text:p>
              </table:table-cell>
              <table:table-cell office:value-type="float" office:value="208">
                <text:p>208</text:p>
              </table:table-cell>
              <table:table-cell office:value-type="float" office:value="3.3002">
                <text:p>3.30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79782730048905">
                <text:p>1.79782730048905</text:p>
              </table:table-cell>
              <table:table-cell office:value-type="float" office:value="212">
                <text:p>212</text:p>
              </table:table-cell>
              <table:table-cell office:value-type="float" office:value="3.3164">
                <text:p>3.31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71014622839587">
                <text:p>1.71014622839587</text:p>
              </table:table-cell>
              <table:table-cell office:value-type="float" office:value="216">
                <text:p>216</text:p>
              </table:table-cell>
              <table:table-cell office:value-type="float" office:value="3.1702">
                <text:p>3.17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8705942901455">
                <text:p>1.8705942901455</text:p>
              </table:table-cell>
              <table:table-cell office:value-type="float" office:value="220">
                <text:p>220</text:p>
              </table:table-cell>
              <table:table-cell office:value-type="float" office:value="2.8832">
                <text:p>2.88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77936433008943">
                <text:p>1.77936433008943</text:p>
              </table:table-cell>
              <table:table-cell office:value-type="float" office:value="224">
                <text:p>224</text:p>
              </table:table-cell>
              <table:table-cell office:value-type="float" office:value="2.545">
                <text:p>2.5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93643658518449">
                <text:p>1.93643658518449</text:p>
              </table:table-cell>
              <table:table-cell office:value-type="float" office:value="228">
                <text:p>228</text:p>
              </table:table-cell>
              <table:table-cell office:value-type="float" office:value="2.1966">
                <text:p>2.1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84199545850717">
                <text:p>1.84199545850717</text:p>
              </table:table-cell>
              <table:table-cell office:value-type="float" office:value="232">
                <text:p>232</text:p>
              </table:table-cell>
              <table:table-cell office:value-type="float" office:value="1.892">
                <text:p>1.8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75216027992871">
                <text:p>1.75216027992871</text:p>
              </table:table-cell>
              <table:table-cell office:value-type="float" office:value="236">
                <text:p>236</text:p>
              </table:table-cell>
              <table:table-cell office:value-type="float" office:value="1.6894">
                <text:p>1.6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.91055929220602">
                <text:p>1.91055929220602</text:p>
              </table:table-cell>
              <table:table-cell office:value-type="float" office:value="240">
                <text:p>240</text:p>
              </table:table-cell>
              <table:table-cell office:value-type="float" office:value="1.641">
                <text:p>1.6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81738021599963">
                <text:p>1.81738021599963</text:p>
              </table:table-cell>
              <table:table-cell office:value-type="float" office:value="244">
                <text:p>244</text:p>
              </table:table-cell>
              <table:table-cell office:value-type="float" office:value="1.788">
                <text:p>1.7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.97259841446074">
                <text:p>1.97259841446074</text:p>
              </table:table-cell>
              <table:table-cell office:value-type="float" office:value="248">
                <text:p>248</text:p>
              </table:table-cell>
              <table:table-cell office:value-type="float" office:value="2.0606">
                <text:p>2.06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.12024653205494">
                <text:p>2.12024653205494</text:p>
              </table:table-cell>
              <table:table-cell office:value-type="float" office:value="252">
                <text:p>252</text:p>
              </table:table-cell>
              <table:table-cell office:value-type="float" office:value="2.4206">
                <text:p>2.42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.01684088848626">
                <text:p>2.01684088848626</text:p>
              </table:table-cell>
              <table:table-cell office:value-type="float" office:value="256">
                <text:p>256</text:p>
              </table:table-cell>
              <table:table-cell office:value-type="float" office:value="2.8022">
                <text:p>2.80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.16233127516072">
                <text:p>2.16233127516072</text:p>
              </table:table-cell>
              <table:table-cell office:value-type="float" office:value="260">
                <text:p>260</text:p>
              </table:table-cell>
              <table:table-cell office:value-type="float" office:value="3.1134">
                <text:p>3.11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.05687313445103">
                <text:p>2.05687313445103</text:p>
              </table:table-cell>
              <table:table-cell office:value-type="float" office:value="264">
                <text:p>264</text:p>
              </table:table-cell>
              <table:table-cell office:value-type="float" office:value="3.3106">
                <text:p>3.31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.20041112545126">
                <text:p>2.20041112545126</text:p>
              </table:table-cell>
              <table:table-cell office:value-type="float" office:value="268">
                <text:p>268</text:p>
              </table:table-cell>
              <table:table-cell office:value-type="float" office:value="3.328">
                <text:p>3.3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.3369486860244">
                <text:p>2.3369486860244</text:p>
              </table:table-cell>
              <table:table-cell office:value-type="float" office:value="272">
                <text:p>272</text:p>
              </table:table-cell>
              <table:table-cell office:value-type="float" office:value="3.1856">
                <text:p>3.18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.46682723119112">
                <text:p>2.46682723119112</text:p>
              </table:table-cell>
              <table:table-cell office:value-type="float" office:value="276">
                <text:p>276</text:p>
              </table:table-cell>
              <table:table-cell office:value-type="float" office:value="2.9182">
                <text:p>2.91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59037152496505">
                <text:p>2.59037152496505</text:p>
              </table:table-cell>
              <table:table-cell office:value-type="float" office:value="280">
                <text:p>280</text:p>
              </table:table-cell>
              <table:table-cell office:value-type="float" office:value="2.5502">
                <text:p>2.55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46403761493554">
                <text:p>2.46403761493554</text:p>
              </table:table-cell>
              <table:table-cell office:value-type="float" office:value="284">
                <text:p>284</text:p>
              </table:table-cell>
              <table:table-cell office:value-type="float" office:value="2.1728">
                <text:p>2.17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58771795989968">
                <text:p>2.58771795989968</text:p>
              </table:table-cell>
              <table:table-cell office:value-type="float" office:value="288">
                <text:p>288</text:p>
              </table:table-cell>
              <table:table-cell office:value-type="float" office:value="1.8944">
                <text:p>1.89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70536634326196">
                <text:p>2.70536634326196</text:p>
              </table:table-cell>
              <table:table-cell office:value-type="float" office:value="292">
                <text:p>292</text:p>
              </table:table-cell>
              <table:table-cell office:value-type="float" office:value="1.7058">
                <text:p>1.70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81727694726111">
                <text:p>2.81727694726111</text:p>
              </table:table-cell>
              <table:table-cell office:value-type="float" office:value="296">
                <text:p>296</text:p>
              </table:table-cell>
              <table:table-cell office:value-type="float" office:value="1.6964">
                <text:p>1.69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92372960669874">
                <text:p>2.92372960669874</text:p>
              </table:table-cell>
              <table:table-cell office:value-type="float" office:value="300">
                <text:p>300</text:p>
              </table:table-cell>
              <table:table-cell office:value-type="float" office:value="1.838">
                <text:p>1.8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.02499050867217">
                <text:p>3.02499050867217</text:p>
              </table:table-cell>
              <table:table-cell office:value-type="float" office:value="304">
                <text:p>304</text:p>
              </table:table-cell>
              <table:table-cell office:value-type="float" office:value="2.1192">
                <text:p>2.11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.12131285818078">
                <text:p>3.12131285818078</text:p>
              </table:table-cell>
              <table:table-cell office:value-type="float" office:value="308">
                <text:p>308</text:p>
              </table:table-cell>
              <table:table-cell office:value-type="float" office:value="2.4654">
                <text:p>2.46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.21293751127041">
                <text:p>3.21293751127041</text:p>
              </table:table-cell>
              <table:table-cell office:value-type="float" office:value="312">
                <text:p>312</text:p>
              </table:table-cell>
              <table:table-cell office:value-type="float" office:value="2.838">
                <text:p>2.8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.30009357729894">
                <text:p>3.30009357729894</text:p>
              </table:table-cell>
              <table:table-cell office:value-type="float" office:value="316">
                <text:p>316</text:p>
              </table:table-cell>
              <table:table-cell office:value-type="float" office:value="3.124">
                <text:p>3.1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.13914611433258">
                <text:p>3.13914611433258</text:p>
              </table:table-cell>
              <table:table-cell office:value-type="float" office:value="320">
                <text:p>320</text:p>
              </table:table-cell>
              <table:table-cell office:value-type="float" office:value="3.3164">
                <text:p>3.31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3.22990102925666">
                <text:p>3.22990102925666</text:p>
              </table:table-cell>
              <table:table-cell office:value-type="float" office:value="324">
                <text:p>324</text:p>
              </table:table-cell>
              <table:table-cell office:value-type="float" office:value="3.2734">
                <text:p>3.27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.3162297747505">
                <text:p>3.3162297747505</text:p>
              </table:table-cell>
              <table:table-cell office:value-type="float" office:value="328">
                <text:p>328</text:p>
              </table:table-cell>
              <table:table-cell office:value-type="float" office:value="3.083">
                <text:p>3.0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.39834821764448">
                <text:p>3.39834821764448</text:p>
              </table:table-cell>
              <table:table-cell office:value-type="float" office:value="332">
                <text:p>332</text:p>
              </table:table-cell>
              <table:table-cell office:value-type="float" office:value="2.7632">
                <text:p>2.76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.23260881932299">
                <text:p>3.23260881932299</text:p>
              </table:table-cell>
              <table:table-cell office:value-type="float" office:value="336">
                <text:p>336</text:p>
              </table:table-cell>
              <table:table-cell office:value-type="float" office:value="2.3628">
                <text:p>2.36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.31880550433697">
                <text:p>3.31880550433697</text:p>
              </table:table-cell>
              <table:table-cell office:value-type="float" office:value="340">
                <text:p>340</text:p>
              </table:table-cell>
              <table:table-cell office:value-type="float" office:value="1.9812">
                <text:p>1.98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.40079832741669">
                <text:p>3.40079832741669</text:p>
              </table:table-cell>
              <table:table-cell office:value-type="float" office:value="344">
                <text:p>344</text:p>
              </table:table-cell>
              <table:table-cell office:value-type="float" office:value="1.7346">
                <text:p>1.73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.478792313328">
                <text:p>3.478792313328</text:p>
              </table:table-cell>
              <table:table-cell office:value-type="float" office:value="348">
                <text:p>348</text:p>
              </table:table-cell>
              <table:table-cell office:value-type="float" office:value="1.641">
                <text:p>1.6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.3091296101645">
                <text:p>3.3091296101645</text:p>
              </table:table-cell>
              <table:table-cell office:value-type="float" office:value="352">
                <text:p>352</text:p>
              </table:table-cell>
              <table:table-cell office:value-type="float" office:value="1.7408">
                <text:p>1.74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.14774145467505">
                <text:p>3.14774145467505</text:p>
              </table:table-cell>
              <table:table-cell office:value-type="float" office:value="356">
                <text:p>356</text:p>
              </table:table-cell>
              <table:table-cell office:value-type="float" office:value="2.0112">
                <text:p>2.01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.23807716990402">
                <text:p>3.23807716990402</text:p>
              </table:table-cell>
              <table:table-cell office:value-type="float" office:value="360">
                <text:p>360</text:p>
              </table:table-cell>
              <table:table-cell office:value-type="float" office:value="2.3928">
                <text:p>2.39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.32400716031313">
                <text:p>3.32400716031313</text:p>
              </table:table-cell>
              <table:table-cell office:value-type="float" office:value="364">
                <text:p>364</text:p>
              </table:table-cell>
              <table:table-cell office:value-type="float" office:value="2.7958">
                <text:p>2.79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3.16189341814091">
                <text:p>3.16189341814091</text:p>
              </table:table-cell>
              <table:table-cell office:value-type="float" office:value="368">
                <text:p>368</text:p>
              </table:table-cell>
              <table:table-cell office:value-type="float" office:value="3.1268">
                <text:p>3.12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.2515389339672">
                <text:p>3.2515389339672</text:p>
              </table:table-cell>
              <table:table-cell office:value-type="float" office:value="372">
                <text:p>372</text:p>
              </table:table-cell>
              <table:table-cell office:value-type="float" office:value="3.3064">
                <text:p>3.30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.09295950889929">
                <text:p>3.09295950889929</text:p>
              </table:table-cell>
              <table:table-cell office:value-type="float" office:value="376">
                <text:p>376</text:p>
              </table:table-cell>
              <table:table-cell office:value-type="float" office:value="3.2658">
                <text:p>3.26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.18596697115071">
                <text:p>3.18596697115071</text:p>
              </table:table-cell>
              <table:table-cell office:value-type="float" office:value="380">
                <text:p>380</text:p>
              </table:table-cell>
              <table:table-cell office:value-type="float" office:value="3.061">
                <text:p>3.0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.03058552844597">
                <text:p>3.03058552844597</text:p>
              </table:table-cell>
              <table:table-cell office:value-type="float" office:value="384">
                <text:p>384</text:p>
              </table:table-cell>
              <table:table-cell office:value-type="float" office:value="2.6906">
                <text:p>2.69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.88278212812386">
                <text:p>2.88278212812386</text:p>
              </table:table-cell>
              <table:table-cell office:value-type="float" office:value="388">
                <text:p>388</text:p>
              </table:table-cell>
              <table:table-cell office:value-type="float" office:value="2.3016">
                <text:p>2.30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.98604006219263">
                <text:p>2.98604006219263</text:p>
              </table:table-cell>
              <table:table-cell office:value-type="float" office:value="392">
                <text:p>392</text:p>
              </table:table-cell>
              <table:table-cell office:value-type="float" office:value="1.9542">
                <text:p>1.95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.84040916989557">
                <text:p>2.84040916989557</text:p>
              </table:table-cell>
              <table:table-cell office:value-type="float" office:value="396">
                <text:p>396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.94573365752274">
                <text:p>2.94573365752274</text:p>
              </table:table-cell>
              <table:table-cell office:value-type="float" office:value="400">
                <text:p>400</text:p>
              </table:table-cell>
              <table:table-cell office:value-type="float" office:value="1.727">
                <text:p>1.7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.80206853177774">
                <text:p>2.80206853177774</text:p>
              </table:table-cell>
              <table:table-cell office:value-type="float" office:value="404">
                <text:p>404</text:p>
              </table:table-cell>
              <table:table-cell office:value-type="float" office:value="1.8652">
                <text:p>1.86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.6654100368945">
                <text:p>2.6654100368945</text:p>
              </table:table-cell>
              <table:table-cell office:value-type="float" office:value="408">
                <text:p>408</text:p>
              </table:table-cell>
              <table:table-cell office:value-type="float" office:value="2.1822">
                <text:p>2.18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.53541645545359">
                <text:p>2.53541645545359</text:p>
              </table:table-cell>
              <table:table-cell office:value-type="float" office:value="412">
                <text:p>412</text:p>
              </table:table-cell>
              <table:table-cell office:value-type="float" office:value="2.5566">
                <text:p>2.55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.65561561328718">
                <text:p>2.65561561328718</text:p>
              </table:table-cell>
              <table:table-cell office:value-type="float" office:value="416">
                <text:p>416</text:p>
              </table:table-cell>
              <table:table-cell office:value-type="float" office:value="2.9078">
                <text:p>2.90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.52609971152228">
                <text:p>2.52609971152228</text:p>
              </table:table-cell>
              <table:table-cell office:value-type="float" office:value="420">
                <text:p>420</text:p>
              </table:table-cell>
              <table:table-cell office:value-type="float" office:value="3.1838">
                <text:p>3.18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.40290037482276">
                <text:p>2.40290037482276</text:p>
              </table:table-cell>
              <table:table-cell office:value-type="float" office:value="424">
                <text:p>424</text:p>
              </table:table-cell>
              <table:table-cell office:value-type="float" office:value="3.2734">
                <text:p>3.27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.2857095406752">
                <text:p>2.2857095406752</text:p>
              </table:table-cell>
              <table:table-cell office:value-type="float" office:value="428">
                <text:p>428</text:p>
              </table:table-cell>
              <table:table-cell office:value-type="float" office:value="3.187">
                <text:p>3.1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.17423417095226">
                <text:p>2.17423417095226</text:p>
              </table:table-cell>
              <table:table-cell office:value-type="float" office:value="432">
                <text:p>432</text:p>
              </table:table-cell>
              <table:table-cell office:value-type="float" office:value="2.891">
                <text:p>2.8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.06819551916471">
                <text:p>2.06819551916471</text:p>
              </table:table-cell>
              <table:table-cell office:value-type="float" office:value="436">
                <text:p>436</text:p>
              </table:table-cell>
              <table:table-cell office:value-type="float" office:value="2.527">
                <text:p>2.5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.96732843345">
                <text:p>1.96732843345</text:p>
              </table:table-cell>
              <table:table-cell office:value-type="float" office:value="440">
                <text:p>440</text:p>
              </table:table-cell>
              <table:table-cell office:value-type="float" office:value="2.1446">
                <text:p>2.14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.87138069355454">
                <text:p>1.87138069355454</text:p>
              </table:table-cell>
              <table:table-cell office:value-type="float" office:value="444">
                <text:p>44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.78011238015163">
                <text:p>1.78011238015163</text:p>
              </table:table-cell>
              <table:table-cell office:value-type="float" office:value="448">
                <text:p>448</text:p>
              </table:table-cell>
              <table:table-cell office:value-type="float" office:value="1.7064">
                <text:p>1.70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.69329527491823">
                <text:p>1.69329527491823</text:p>
              </table:table-cell>
              <table:table-cell office:value-type="float" office:value="452">
                <text:p>452</text:p>
              </table:table-cell>
              <table:table-cell office:value-type="float" office:value="1.7816">
                <text:p>1.78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.85456516736668">
                <text:p>1.85456516736668</text:p>
              </table:table-cell>
              <table:table-cell office:value-type="float" office:value="456">
                <text:p>456</text:p>
              </table:table-cell>
              <table:table-cell office:value-type="float" office:value="2.0548">
                <text:p>2.05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.76411695685327">
                <text:p>1.76411695685327</text:p>
              </table:table-cell>
              <table:table-cell office:value-type="float" office:value="460">
                <text:p>460</text:p>
              </table:table-cell>
              <table:table-cell office:value-type="float" office:value="2.4334">
                <text:p>2.43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.67807995761949">
                <text:p>1.67807995761949</text:p>
              </table:table-cell>
              <table:table-cell office:value-type="float" office:value="464">
                <text:p>464</text:p>
              </table:table-cell>
              <table:table-cell office:value-type="float" office:value="2.8358">
                <text:p>2.83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.59623903235257">
                <text:p>1.59623903235257</text:p>
              </table:table-cell>
              <table:table-cell office:value-type="float" office:value="468">
                <text:p>468</text:p>
              </table:table-cell>
              <table:table-cell office:value-type="float" office:value="3.1208">
                <text:p>3.12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.76224241360674">
                <text:p>1.76224241360674</text:p>
              </table:table-cell>
              <table:table-cell office:value-type="float" office:value="472">
                <text:p>472</text:p>
              </table:table-cell>
              <table:table-cell office:value-type="float" office:value="3.252">
                <text:p>3.2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.67629683692589">
                <text:p>1.67629683692589</text:p>
              </table:table-cell>
              <table:table-cell office:value-type="float" office:value="476">
                <text:p>476</text:p>
              </table:table-cell>
              <table:table-cell office:value-type="float" office:value="3.204">
                <text:p>3.2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.59454287548138">
                <text:p>1.59454287548138</text:p>
              </table:table-cell>
              <table:table-cell office:value-type="float" office:value="480">
                <text:p>480</text:p>
              </table:table-cell>
              <table:table-cell office:value-type="float" office:value="2.894">
                <text:p>2.8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.7606289792823">
                <text:p>1.7606289792823</text:p>
              </table:table-cell>
              <table:table-cell office:value-type="float" office:value="484">
                <text:p>484</text:p>
              </table:table-cell>
              <table:table-cell office:value-type="float" office:value="2.4996">
                <text:p>2.49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.67476209072198">
                <text:p>1.67476209072198</text:p>
              </table:table-cell>
              <table:table-cell office:value-type="float" office:value="488">
                <text:p>488</text:p>
              </table:table-cell>
              <table:table-cell office:value-type="float" office:value="2.0806">
                <text:p>2.08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.83693585722951">
                <text:p>1.83693585722951</text:p>
              </table:table-cell>
              <table:table-cell office:value-type="float" office:value="492">
                <text:p>492</text:p>
              </table:table-cell>
              <table:table-cell office:value-type="float" office:value="1.782">
                <text:p>1.7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.74734743831715">
                <text:p>1.74734743831715</text:p>
              </table:table-cell>
              <table:table-cell office:value-type="float" office:value="496">
                <text:p>496</text:p>
              </table:table-cell>
              <table:table-cell office:value-type="float" office:value="1.6844">
                <text:p>1.68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.90598117564965">
                <text:p>1.90598117564965</text:p>
              </table:table-cell>
              <table:table-cell office:value-type="float" office:value="500">
                <text:p>500</text:p>
              </table:table-cell>
              <table:table-cell office:value-type="float" office:value="1.8176">
                <text:p>1.81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.81302537682241">
                <text:p>1.81302537682241</text:p>
              </table:table-cell>
              <table:table-cell office:value-type="float" office:value="504">
                <text:p>504</text:p>
              </table:table-cell>
              <table:table-cell office:value-type="float" office:value="2.1308">
                <text:p>2.13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.96845596329641">
                <text:p>1.96845596329641</text:p>
              </table:table-cell>
              <table:table-cell office:value-type="float" office:value="508">
                <text:p>508</text:p>
              </table:table-cell>
              <table:table-cell office:value-type="float" office:value="2.551">
                <text:p>2.5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.87245323312144">
                <text:p>1.87245323312144</text:p>
              </table:table-cell>
              <table:table-cell office:value-type="float" office:value="512">
                <text:p>512</text:p>
              </table:table-cell>
              <table:table-cell office:value-type="float" office:value="2.9244">
                <text:p>2.92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.02498548884304">
                <text:p>2.02498548884304</text:p>
              </table:table-cell>
              <table:table-cell office:value-type="float" office:value="516">
                <text:p>516</text:p>
              </table:table-cell>
              <table:table-cell office:value-type="float" office:value="3.186">
                <text:p>3.1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.17007865867089">
                <text:p>2.17007865867089</text:p>
              </table:table-cell>
              <table:table-cell office:value-type="float" office:value="520">
                <text:p>520</text:p>
              </table:table-cell>
              <table:table-cell office:value-type="float" office:value="3.2304">
                <text:p>3.23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.06424267360879">
                <text:p>2.06424267360879</text:p>
              </table:table-cell>
              <table:table-cell office:value-type="float" office:value="524">
                <text:p>524</text:p>
              </table:table-cell>
              <table:table-cell office:value-type="float" office:value="3.0492">
                <text:p>3.04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.20742124794313">
                <text:p>2.20742124794313</text:p>
              </table:table-cell>
              <table:table-cell office:value-type="float" office:value="528">
                <text:p>528</text:p>
              </table:table-cell>
              <table:table-cell office:value-type="float" office:value="2.7106">
                <text:p>2.71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.34361692080803">
                <text:p>2.34361692080803</text:p>
              </table:table-cell>
              <table:table-cell office:value-type="float" office:value="532">
                <text:p>532</text:p>
              </table:table-cell>
              <table:table-cell office:value-type="float" office:value="2.293">
                <text:p>2.2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.47317025232678">
                <text:p>2.47317025232678</text:p>
              </table:table-cell>
              <table:table-cell office:value-type="float" office:value="536">
                <text:p>536</text:p>
              </table:table-cell>
              <table:table-cell office:value-type="float" office:value="1.9494">
                <text:p>1.94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.59640519330952">
                <text:p>2.59640519330952</text:p>
              </table:table-cell>
              <table:table-cell office:value-type="float" office:value="540">
                <text:p>540</text:p>
              </table:table-cell>
              <table:table-cell office:value-type="float" office:value="1.7806">
                <text:p>1.78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.46977701780248">
                <text:p>2.46977701780248</text:p>
              </table:table-cell>
              <table:table-cell office:value-type="float" office:value="544">
                <text:p>544</text:p>
              </table:table-cell>
              <table:table-cell office:value-type="float" office:value="1.8148">
                <text:p>1.81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.59317744878577">
                <text:p>2.59317744878577</text:p>
              </table:table-cell>
              <table:table-cell office:value-type="float" office:value="548">
                <text:p>548</text:p>
              </table:table-cell>
              <table:table-cell office:value-type="float" office:value="2.0568">
                <text:p>2.05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.71055956973315">
                <text:p>2.71055956973315</text:p>
              </table:table-cell>
              <table:table-cell office:value-type="float" office:value="552">
                <text:p>552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.8222168970886">
                <text:p>2.8222168970886</text:p>
              </table:table-cell>
              <table:table-cell office:value-type="float" office:value="556">
                <text:p>556</text:p>
              </table:table-cell>
              <table:table-cell office:value-type="float" office:value="2.7732">
                <text:p>2.77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.92842863233021">
                <text:p>2.92842863233021</text:p>
              </table:table-cell>
              <table:table-cell office:value-type="float" office:value="560">
                <text:p>560</text:p>
              </table:table-cell>
              <table:table-cell office:value-type="float" office:value="3.0872">
                <text:p>3.0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3.02946036011931">
                <text:p>3.02946036011931</text:p>
              </table:table-cell>
              <table:table-cell office:value-type="float" office:value="564">
                <text:p>564</text:p>
              </table:table-cell>
              <table:table-cell office:value-type="float" office:value="3.209">
                <text:p>3.2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3.12556471240044">
                <text:p>3.12556471240044</text:p>
              </table:table-cell>
              <table:table-cell office:value-type="float" office:value="568">
                <text:p>568</text:p>
              </table:table-cell>
              <table:table-cell office:value-type="float" office:value="3.1096">
                <text:p>3.10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.97312912261641">
                <text:p>2.97312912261641</text:p>
              </table:table-cell>
              <table:table-cell office:value-type="float" office:value="572">
                <text:p>572</text:p>
              </table:table-cell>
              <table:table-cell office:value-type="float" office:value="2.8302">
                <text:p>2.83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3.07198078176916">
                <text:p>3.07198078176916</text:p>
              </table:table-cell>
              <table:table-cell office:value-type="float" office:value="576">
                <text:p>576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.16601138861596">
                <text:p>3.16601138861596</text:p>
              </table:table-cell>
              <table:table-cell office:value-type="float" office:value="580">
                <text:p>580</text:p>
              </table:table-cell>
              <table:table-cell office:value-type="float" office:value="2.1016">
                <text:p>2.10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3.25545606865229">
                <text:p>3.25545606865229</text:p>
              </table:table-cell>
              <table:table-cell office:value-type="float" office:value="584">
                <text:p>584</text:p>
              </table:table-cell>
              <table:table-cell office:value-type="float" office:value="1.8778">
                <text:p>1.87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3.34053848016791">
                <text:p>3.34053848016791</text:p>
              </table:table-cell>
              <table:table-cell office:value-type="float" office:value="588">
                <text:p>588</text:p>
              </table:table-cell>
              <table:table-cell office:value-type="float" office:value="1.8344">
                <text:p>1.83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3.17761849601261">
                <text:p>3.17761849601261</text:p>
              </table:table-cell>
              <table:table-cell office:value-type="float" office:value="592">
                <text:p>592</text:p>
              </table:table-cell>
              <table:table-cell office:value-type="float" office:value="2.0128">
                <text:p>2.01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3.26649709074133">
                <text:p>3.26649709074133</text:p>
              </table:table-cell>
              <table:table-cell office:value-type="float" office:value="596">
                <text:p>596</text:p>
              </table:table-cell>
              <table:table-cell office:value-type="float" office:value="2.3494">
                <text:p>2.34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.35104102525556">
                <text:p>3.35104102525556</text:p>
              </table:table-cell>
              <table:table-cell office:value-type="float" office:value="600">
                <text:p>600</text:p>
              </table:table-cell>
              <table:table-cell office:value-type="float" office:value="2.7222">
                <text:p>2.72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3.43146170342856">
                <text:p>3.43146170342856</text:p>
              </table:table-cell>
              <table:table-cell office:value-type="float" office:value="604">
                <text:p>604</text:p>
              </table:table-cell>
              <table:table-cell office:value-type="float" office:value="3.0338">
                <text:p>3.03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3.26410734134859">
                <text:p>3.26410734134859</text:p>
              </table:table-cell>
              <table:table-cell office:value-type="float" office:value="608">
                <text:p>608</text:p>
              </table:table-cell>
              <table:table-cell office:value-type="float" office:value="3.177">
                <text:p>3.1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3.348767825316">
                <text:p>3.348767825316</text:p>
              </table:table-cell>
              <table:table-cell office:value-type="float" office:value="612">
                <text:p>612</text:p>
              </table:table-cell>
              <table:table-cell office:value-type="float" office:value="3.0972">
                <text:p>3.09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3.18544649126185">
                <text:p>3.18544649126185</text:p>
              </table:table-cell>
              <table:table-cell office:value-type="float" office:value="616">
                <text:p>616</text:p>
              </table:table-cell>
              <table:table-cell office:value-type="float" office:value="2.7994">
                <text:p>2.79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.27394331015726">
                <text:p>3.27394331015726</text:p>
              </table:table-cell>
              <table:table-cell office:value-type="float" office:value="620">
                <text:p>620</text:p>
              </table:table-cell>
              <table:table-cell office:value-type="float" office:value="2.4118">
                <text:p>2.41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.11427121076885">
                <text:p>3.11427121076885</text:p>
              </table:table-cell>
              <table:table-cell office:value-type="float" office:value="624">
                <text:p>624</text:p>
              </table:table-cell>
              <table:table-cell office:value-type="float" office:value="2.0362">
                <text:p>2.03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.20623928905523">
                <text:p>3.20623928905523</text:p>
              </table:table-cell>
              <table:table-cell office:value-type="float" office:value="628">
                <text:p>628</text:p>
              </table:table-cell>
              <table:table-cell office:value-type="float" office:value="1.8128">
                <text:p>1.81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.04986915373958">
                <text:p>3.04986915373958</text:p>
              </table:table-cell>
              <table:table-cell office:value-type="float" office:value="632">
                <text:p>632</text:p>
              </table:table-cell>
              <table:table-cell office:value-type="float" office:value="1.7932">
                <text:p>1.79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.14497815741061">
                <text:p>3.14497815741061</text:p>
              </table:table-cell>
              <table:table-cell office:value-type="float" office:value="636">
                <text:p>636</text:p>
              </table:table-cell>
              <table:table-cell office:value-type="float" office:value="2.0256">
                <text:p>2.02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.99159576274101">
                <text:p>2.99159576274101</text:p>
              </table:table-cell>
              <table:table-cell office:value-type="float" office:value="640">
                <text:p>640</text:p>
              </table:table-cell>
              <table:table-cell office:value-type="float" office:value="2.407">
                <text:p>2.4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.84569391573091">
                <text:p>2.84569391573091</text:p>
              </table:table-cell>
              <table:table-cell office:value-type="float" office:value="644">
                <text:p>644</text:p>
              </table:table-cell>
              <table:table-cell office:value-type="float" office:value="2.7886">
                <text:p>2.78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.70690778576589">
                <text:p>2.70690778576589</text:p>
              </table:table-cell>
              <table:table-cell office:value-type="float" office:value="648">
                <text:p>648</text:p>
              </table:table-cell>
              <table:table-cell office:value-type="float" office:value="3.0758">
                <text:p>3.07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.81874321272702">
                <text:p>2.81874321272702</text:p>
              </table:table-cell>
              <table:table-cell office:value-type="float" office:value="652">
                <text:p>652</text:p>
              </table:table-cell>
              <table:table-cell office:value-type="float" office:value="3.1448">
                <text:p>3.14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.68127148405762">
                <text:p>2.68127148405762</text:p>
              </table:table-cell>
              <table:table-cell office:value-type="float" office:value="656">
                <text:p>656</text:p>
              </table:table-cell>
              <table:table-cell office:value-type="float" office:value="2.9784">
                <text:p>2.97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.5505043307103">
                <text:p>2.5505043307103</text:p>
              </table:table-cell>
              <table:table-cell office:value-type="float" office:value="660">
                <text:p>660</text:p>
              </table:table-cell>
              <table:table-cell office:value-type="float" office:value="2.6326">
                <text:p>2.63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.42611476668814">
                <text:p>2.42611476668814</text:p>
              </table:table-cell>
              <table:table-cell office:value-type="float" office:value="664">
                <text:p>664</text:p>
              </table:table-cell>
              <table:table-cell office:value-type="float" office:value="2.2152">
                <text:p>2.21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.30779175328945">
                <text:p>2.30779175328945</text:p>
              </table:table-cell>
              <table:table-cell office:value-type="float" office:value="668">
                <text:p>668</text:p>
              </table:table-cell>
              <table:table-cell office:value-type="float" office:value="1.9054">
                <text:p>1.90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.19523942134901">
                <text:p>2.19523942134901</text:p>
              </table:table-cell>
              <table:table-cell office:value-type="float" office:value="672">
                <text:p>672</text:p>
              </table:table-cell>
              <table:table-cell office:value-type="float" office:value="1.7714">
                <text:p>1.77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.0881763314111">
                <text:p>2.0881763314111</text:p>
              </table:table-cell>
              <table:table-cell office:value-type="float" office:value="676">
                <text:p>676</text:p>
              </table:table-cell>
              <table:table-cell office:value-type="float" office:value="1.9212">
                <text:p>1.92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.9863347699842">
                <text:p>1.9863347699842</text:p>
              </table:table-cell>
              <table:table-cell office:value-type="float" office:value="680">
                <text:p>680</text:p>
              </table:table-cell>
              <table:table-cell office:value-type="float" office:value="2.2686">
                <text:p>2.26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.88946008011782">
                <text:p>1.88946008011782</text:p>
              </table:table-cell>
              <table:table-cell office:value-type="float" office:value="684">
                <text:p>684</text:p>
              </table:table-cell>
              <table:table-cell office:value-type="float" office:value="2.6742">
                <text:p>2.67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.04116290212398">
                <text:p>2.04116290212398</text:p>
              </table:table-cell>
              <table:table-cell office:value-type="float" office:value="688">
                <text:p>688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.9416142126996">
                <text:p>1.9416142126996</text:p>
              </table:table-cell>
              <table:table-cell office:value-type="float" office:value="692">
                <text:p>692</text:p>
              </table:table-cell>
              <table:table-cell office:value-type="float" office:value="3.1848">
                <text:p>3.18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.84692057014865">
                <text:p>1.84692057014865</text:p>
              </table:table-cell>
              <table:table-cell office:value-type="float" office:value="696">
                <text:p>696</text:p>
              </table:table-cell>
              <table:table-cell office:value-type="float" office:value="3.0816">
                <text:p>3.08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.75684519104103">
                <text:p>1.75684519104103</text:p>
              </table:table-cell>
              <table:table-cell office:value-type="float" office:value="700">
                <text:p>700</text:p>
              </table:table-cell>
              <table:table-cell office:value-type="float" office:value="2.7532">
                <text:p>2.75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.67116284001081">
                <text:p>1.67116284001081</text:p>
              </table:table-cell>
              <table:table-cell office:value-type="float" office:value="704">
                <text:p>704</text:p>
              </table:table-cell>
              <table:table-cell office:value-type="float" office:value="2.3374">
                <text:p>2.33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.58965926655046">
                <text:p>1.58965926655046</text:p>
              </table:table-cell>
              <table:table-cell office:value-type="float" office:value="708">
                <text:p>708</text:p>
              </table:table-cell>
              <table:table-cell office:value-type="float" office:value="1.9962">
                <text:p>1.99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.75598354676945">
                <text:p>1.75598354676945</text:p>
              </table:table-cell>
              <table:table-cell office:value-type="float" office:value="712">
                <text:p>712</text:p>
              </table:table-cell>
              <table:table-cell office:value-type="float" office:value="1.8558">
                <text:p>1.85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.67034321862623">
                <text:p>1.67034321862623</text:p>
              </table:table-cell>
              <table:table-cell office:value-type="float" office:value="716">
                <text:p>716</text:p>
              </table:table-cell>
              <table:table-cell office:value-type="float" office:value="1.972">
                <text:p>1.9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.58887961857249">
                <text:p>1.58887961857249</text:p>
              </table:table-cell>
              <table:table-cell office:value-type="float" office:value="720">
                <text:p>720</text:p>
              </table:table-cell>
              <table:table-cell office:value-type="float" office:value="2.2854">
                <text:p>2.28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.51138904517563">
                <text:p>1.51138904517563</text:p>
              </table:table-cell>
              <table:table-cell office:value-type="float" office:value="724">
                <text:p>724</text:p>
              </table:table-cell>
              <table:table-cell office:value-type="float" office:value="2.6796">
                <text:p>2.67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.68153060913553">
                <text:p>1.68153060913553</text:p>
              </table:table-cell>
              <table:table-cell office:value-type="float" office:value="728">
                <text:p>728</text:p>
              </table:table-cell>
              <table:table-cell office:value-type="float" office:value="3.0018">
                <text:p>3.00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.59952139360832">
                <text:p>1.59952139360832</text:p>
              </table:table-cell>
              <table:table-cell office:value-type="float" office:value="732">
                <text:p>732</text:p>
              </table:table-cell>
              <table:table-cell office:value-type="float" office:value="3.1446">
                <text:p>3.14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.76536469221505">
                <text:p>1.76536469221505</text:p>
              </table:table-cell>
              <table:table-cell office:value-type="float" office:value="736">
                <text:p>736</text:p>
              </table:table-cell>
              <table:table-cell office:value-type="float" office:value="3.0434">
                <text:p>3.04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.67926684020961">
                <text:p>1.67926684020961</text:p>
              </table:table-cell>
              <table:table-cell office:value-type="float" office:value="740">
                <text:p>740</text:p>
              </table:table-cell>
              <table:table-cell office:value-type="float" office:value="2.7388">
                <text:p>2.73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.84122090749215">
                <text:p>1.84122090749215</text:p>
              </table:table-cell>
              <table:table-cell office:value-type="float" office:value="744">
                <text:p>744</text:p>
              </table:table-cell>
              <table:table-cell office:value-type="float" office:value="2.347">
                <text:p>2.3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.75142350421244">
                <text:p>1.75142350421244</text:p>
              </table:table-cell>
              <table:table-cell office:value-type="float" office:value="748">
                <text:p>748</text:p>
              </table:table-cell>
              <table:table-cell office:value-type="float" office:value="2.0438">
                <text:p>2.04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.90985844946545">
                <text:p>1.90985844946545</text:p>
              </table:table-cell>
              <table:table-cell office:value-type="float" office:value="752">
                <text:p>752</text:p>
              </table:table-cell>
              <table:table-cell office:value-type="float" office:value="1.9202">
                <text:p>1.92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2.06056643125927">
                <text:p>2.06056643125927</text:p>
              </table:table-cell>
              <table:table-cell office:value-type="float" office:value="756">
                <text:p>756</text:p>
              </table:table-cell>
              <table:table-cell office:value-type="float" office:value="2.019">
                <text:p>2.0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.96007142055225">
                <text:p>1.96007142055225</text:p>
              </table:table-cell>
              <table:table-cell office:value-type="float" office:value="760">
                <text:p>760</text:p>
              </table:table-cell>
              <table:table-cell office:value-type="float" office:value="2.3188">
                <text:p>2.31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.10833048684864">
                <text:p>2.10833048684864</text:p>
              </table:table-cell>
              <table:table-cell office:value-type="float" office:value="764">
                <text:p>764</text:p>
              </table:table-cell>
              <table:table-cell office:value-type="float" office:value="2.671">
                <text:p>2.6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2.24935887315878">
                <text:p>2.24935887315878</text:p>
              </table:table-cell>
              <table:table-cell office:value-type="float" office:value="768">
                <text:p>768</text:p>
              </table:table-cell>
              <table:table-cell office:value-type="float" office:value="2.9326">
                <text:p>2.93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2.38350922390683">
                <text:p>2.38350922390683</text:p>
              </table:table-cell>
              <table:table-cell office:value-type="float" office:value="772">
                <text:p>772</text:p>
              </table:table-cell>
              <table:table-cell office:value-type="float" office:value="3.0156">
                <text:p>3.01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.26726410734903">
                <text:p>2.26726410734903</text:p>
              </table:table-cell>
              <table:table-cell office:value-type="float" office:value="776">
                <text:p>776</text:p>
              </table:table-cell>
              <table:table-cell office:value-type="float" office:value="2.8926">
                <text:p>2.89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.40054120952118">
                <text:p>2.40054120952118</text:p>
              </table:table-cell>
              <table:table-cell office:value-type="float" office:value="780">
                <text:p>780</text:p>
              </table:table-cell>
              <table:table-cell office:value-type="float" office:value="2.5754">
                <text:p>2.57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2.52731831071951">
                <text:p>2.52731831071951</text:p>
              </table:table-cell>
              <table:table-cell office:value-type="float" office:value="784">
                <text:p>784</text:p>
              </table:table-cell>
              <table:table-cell office:value-type="float" office:value="2.2242">
                <text:p>2.22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.64791241973226">
                <text:p>2.64791241973226</text:p>
              </table:table-cell>
              <table:table-cell office:value-type="float" office:value="788">
                <text:p>788</text:p>
              </table:table-cell>
              <table:table-cell office:value-type="float" office:value="1.9844">
                <text:p>1.98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2.76262508464664">
                <text:p>2.76262508464664</text:p>
              </table:table-cell>
              <table:table-cell office:value-type="float" office:value="792">
                <text:p>792</text:p>
              </table:table-cell>
              <table:table-cell office:value-type="float" office:value="1.9202">
                <text:p>1.92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2.87174314687609">
                <text:p>2.87174314687609</text:p>
              </table:table-cell>
              <table:table-cell office:value-type="float" office:value="796">
                <text:p>796</text:p>
              </table:table-cell>
              <table:table-cell office:value-type="float" office:value="2.0788">
                <text:p>2.07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.73168658091682">
                <text:p>2.73168658091682</text:p>
              </table:table-cell>
              <table:table-cell office:value-type="float" office:value="800">
                <text:p>800</text:p>
              </table:table-cell>
              <table:table-cell office:value-type="float" office:value="2.3784">
                <text:p>2.37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2.84231353177826">
                <text:p>2.84231353177826</text:p>
              </table:table-cell>
              <table:table-cell office:value-type="float" office:value="804">
                <text:p>804</text:p>
              </table:table-cell>
              <table:table-cell office:value-type="float" office:value="2.6878">
                <text:p>2.68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.94754514258045">
                <text:p>2.94754514258045</text:p>
              </table:table-cell>
              <table:table-cell office:value-type="float" office:value="808">
                <text:p>808</text:p>
              </table:table-cell>
              <table:table-cell office:value-type="float" office:value="2.8858">
                <text:p>2.88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3.04764454716311">
                <text:p>3.04764454716311</text:p>
              </table:table-cell>
              <table:table-cell office:value-type="float" office:value="812">
                <text:p>812</text:p>
              </table:table-cell>
              <table:table-cell office:value-type="float" office:value="2.9082">
                <text:p>2.90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3.14286204617713">
                <text:p>3.14286204617713</text:p>
              </table:table-cell>
              <table:table-cell office:value-type="float" office:value="816">
                <text:p>816</text:p>
              </table:table-cell>
              <table:table-cell office:value-type="float" office:value="2.7308">
                <text:p>2.73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3.23343573296664">
                <text:p>3.23343573296664</text:p>
              </table:table-cell>
              <table:table-cell office:value-type="float" office:value="820">
                <text:p>820</text:p>
              </table:table-cell>
              <table:table-cell office:value-type="float" office:value="2.4476">
                <text:p>2.44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3.0757392114299">
                <text:p>3.0757392114299</text:p>
              </table:table-cell>
              <table:table-cell office:value-type="float" office:value="824">
                <text:p>824</text:p>
              </table:table-cell>
              <table:table-cell office:value-type="float" office:value="2.178">
                <text:p>2.1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3.16958651749917">
                <text:p>3.16958651749917</text:p>
              </table:table-cell>
              <table:table-cell office:value-type="float" office:value="828">
                <text:p>828</text:p>
              </table:table-cell>
              <table:table-cell office:value-type="float" office:value="2.0276">
                <text:p>2.02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3.25885683644239">
                <text:p>3.25885683644239</text:p>
              </table:table-cell>
              <table:table-cell office:value-type="float" office:value="832">
                <text:p>832</text:p>
              </table:table-cell>
              <table:table-cell office:value-type="float" office:value="2.0596">
                <text:p>2.05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3.34377339055574">
                <text:p>3.34377339055574</text:p>
              </table:table-cell>
              <table:table-cell office:value-type="float" office:value="836">
                <text:p>836</text:p>
              </table:table-cell>
              <table:table-cell office:value-type="float" office:value="2.2672">
                <text:p>2.26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3.42454851545557">
                <text:p>3.42454851545557</text:p>
              </table:table-cell>
              <table:table-cell office:value-type="float" office:value="840">
                <text:p>840</text:p>
              </table:table-cell>
              <table:table-cell office:value-type="float" office:value="2.5502">
                <text:p>2.55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3.25753131353158">
                <text:p>3.25753131353158</text:p>
              </table:table-cell>
              <table:table-cell office:value-type="float" office:value="844">
                <text:p>844</text:p>
              </table:table-cell>
              <table:table-cell office:value-type="float" office:value="2.8118">
                <text:p>2.81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3.34251251416013">
                <text:p>3.34251251416013</text:p>
              </table:table-cell>
              <table:table-cell office:value-type="float" office:value="848">
                <text:p>848</text:p>
              </table:table-cell>
              <table:table-cell office:value-type="float" office:value="2.9478">
                <text:p>2.94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3.4233491327274">
                <text:p>3.4233491327274</text:p>
              </table:table-cell>
              <table:table-cell office:value-type="float" office:value="852">
                <text:p>852</text:p>
              </table:table-cell>
              <table:table-cell office:value-type="float" office:value="2.8774">
                <text:p>2.87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3.25639042538931">
                <text:p>3.25639042538931</text:p>
              </table:table-cell>
              <table:table-cell office:value-type="float" office:value="856">
                <text:p>856</text:p>
              </table:table-cell>
              <table:table-cell office:value-type="float" office:value="2.671">
                <text:p>2.6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3.34142726778913">
                <text:p>3.34142726778913</text:p>
              </table:table-cell>
              <table:table-cell office:value-type="float" office:value="860">
                <text:p>860</text:p>
              </table:table-cell>
              <table:table-cell office:value-type="float" office:value="2.4262">
                <text:p>2.42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3.42231681444648">
                <text:p>3.42231681444648</text:p>
              </table:table-cell>
              <table:table-cell office:value-type="float" office:value="864">
                <text:p>864</text:p>
              </table:table-cell>
              <table:table-cell office:value-type="float" office:value="2.2166">
                <text:p>2.21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3.25540845386504">
                <text:p>3.25540845386504</text:p>
              </table:table-cell>
              <table:table-cell office:value-type="float" office:value="868">
                <text:p>868</text:p>
              </table:table-cell>
              <table:table-cell office:value-type="float" office:value="2.1566">
                <text:p>2.15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3.0966403100848">
                <text:p>3.0966403100848</text:p>
              </table:table-cell>
              <table:table-cell office:value-type="float" office:value="872">
                <text:p>872</text:p>
              </table:table-cell>
              <table:table-cell office:value-type="float" office:value="2.2802">
                <text:p>2.28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3.18946825754411">
                <text:p>3.18946825754411</text:p>
              </table:table-cell>
              <table:table-cell office:value-type="float" office:value="876">
                <text:p>876</text:p>
              </table:table-cell>
              <table:table-cell office:value-type="float" office:value="2.4988">
                <text:p>2.49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3.03391605508698">
                <text:p>3.03391605508698</text:p>
              </table:table-cell>
              <table:table-cell office:value-type="float" office:value="880">
                <text:p>880</text:p>
              </table:table-cell>
              <table:table-cell office:value-type="float" office:value="2.7602">
                <text:p>2.76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.88595022306386">
                <text:p>2.88595022306386</text:p>
              </table:table-cell>
              <table:table-cell office:value-type="float" office:value="884">
                <text:p>884</text:p>
              </table:table-cell>
              <table:table-cell office:value-type="float" office:value="2.9144">
                <text:p>2.91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.74520076982275">
                <text:p>2.74520076982275</text:p>
              </table:table-cell>
              <table:table-cell office:value-type="float" office:value="888">
                <text:p>888</text:p>
              </table:table-cell>
              <table:table-cell office:value-type="float" office:value="2.957">
                <text:p>2.9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.61131574841741">
                <text:p>2.61131574841741</text:p>
              </table:table-cell>
              <table:table-cell office:value-type="float" office:value="892">
                <text:p>892</text:p>
              </table:table-cell>
              <table:table-cell office:value-type="float" office:value="2.8016">
                <text:p>2.80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.72781325405317">
                <text:p>2.72781325405317</text:p>
              </table:table-cell>
              <table:table-cell office:value-type="float" office:value="896">
                <text:p>896</text:p>
              </table:table-cell>
              <table:table-cell office:value-type="float" office:value="2.547">
                <text:p>2.5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.59477623179842">
                <text:p>2.59477623179842</text:p>
              </table:table-cell>
              <table:table-cell office:value-type="float" office:value="900">
                <text:p>900</text:p>
              </table:table-cell>
              <table:table-cell office:value-type="float" office:value="2.2962">
                <text:p>2.29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.46822750168174">
                <text:p>2.46822750168174</text:p>
              </table:table-cell>
              <table:table-cell office:value-type="float" office:value="904">
                <text:p>904</text:p>
              </table:table-cell>
              <table:table-cell office:value-type="float" office:value="2.1546">
                <text:p>2.15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.34785062596156">
                <text:p>2.34785062596156</text:p>
              </table:table-cell>
              <table:table-cell office:value-type="float" office:value="908">
                <text:p>908</text:p>
              </table:table-cell>
              <table:table-cell office:value-type="float" office:value="2.171">
                <text:p>2.1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.23334459974705">
                <text:p>2.23334459974705</text:p>
              </table:table-cell>
              <table:table-cell office:value-type="float" office:value="912">
                <text:p>912</text:p>
              </table:table-cell>
              <table:table-cell office:value-type="float" office:value="2.377">
                <text:p>2.3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.12442309832917">
                <text:p>2.12442309832917</text:p>
              </table:table-cell>
              <table:table-cell office:value-type="float" office:value="916">
                <text:p>916</text:p>
              </table:table-cell>
              <table:table-cell office:value-type="float" office:value="2.6412">
                <text:p>2.64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.02081376121968">
                <text:p>2.02081376121968</text:p>
              </table:table-cell>
              <table:table-cell office:value-type="float" office:value="920">
                <text:p>920</text:p>
              </table:table-cell>
              <table:table-cell office:value-type="float" office:value="2.8844">
                <text:p>2.88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.92225751110812">
                <text:p>1.92225751110812</text:p>
              </table:table-cell>
              <table:table-cell office:value-type="float" office:value="924">
                <text:p>924</text:p>
              </table:table-cell>
              <table:table-cell office:value-type="float" office:value="3.0156">
                <text:p>3.01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.07236078352998">
                <text:p>2.07236078352998</text:p>
              </table:table-cell>
              <table:table-cell office:value-type="float" office:value="928">
                <text:p>928</text:p>
              </table:table-cell>
              <table:table-cell office:value-type="float" office:value="2.9244">
                <text:p>2.92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.97129055547507">
                <text:p>1.97129055547507</text:p>
              </table:table-cell>
              <table:table-cell office:value-type="float" office:value="932">
                <text:p>932</text:p>
              </table:table-cell>
              <table:table-cell office:value-type="float" office:value="2.663">
                <text:p>2.6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.87514958060825">
                <text:p>1.87514958060825</text:p>
              </table:table-cell>
              <table:table-cell office:value-type="float" office:value="936">
                <text:p>936</text:p>
              </table:table-cell>
              <table:table-cell office:value-type="float" office:value="2.2768">
                <text:p>2.27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.78369745641474">
                <text:p>1.78369745641474</text:p>
              </table:table-cell>
              <table:table-cell office:value-type="float" office:value="940">
                <text:p>940</text:p>
              </table:table-cell>
              <table:table-cell office:value-type="float" office:value="1.882">
                <text:p>1.8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.69670550494878">
                <text:p>1.69670550494878</text:p>
              </table:table-cell>
              <table:table-cell office:value-type="float" office:value="944">
                <text:p>944</text:p>
              </table:table-cell>
              <table:table-cell office:value-type="float" office:value="1.578">
                <text:p>1.5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.61395620101962">
                <text:p>1.61395620101962</text:p>
              </table:table-cell>
              <table:table-cell office:value-type="float" office:value="948">
                <text:p>94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.77909550576168">
                <text:p>1.77909550576168</text:p>
              </table:table-cell>
              <table:table-cell office:value-type="float" office:value="952">
                <text:p>952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.69232799407749">
                <text:p>1.69232799407749</text:p>
              </table:table-cell>
              <table:table-cell office:value-type="float" office:value="956">
                <text:p>956</text:p>
              </table:table-cell>
              <table:table-cell office:value-type="float" office:value="1.8234">
                <text:p>1.82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.60979218387278">
                <text:p>1.60979218387278</text:p>
              </table:table-cell>
              <table:table-cell office:value-type="float" office:value="960">
                <text:p>960</text:p>
              </table:table-cell>
              <table:table-cell office:value-type="float" office:value="2.1278">
                <text:p>2.12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.77513457012748">
                <text:p>1.77513457012748</text:p>
              </table:table-cell>
              <table:table-cell office:value-type="float" office:value="964">
                <text:p>964</text:p>
              </table:table-cell>
              <table:table-cell office:value-type="float" office:value="2.4324">
                <text:p>2.43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.68856023555369">
                <text:p>1.68856023555369</text:p>
              </table:table-cell>
              <table:table-cell office:value-type="float" office:value="968">
                <text:p>968</text:p>
              </table:table-cell>
              <table:table-cell office:value-type="float" office:value="2.6724">
                <text:p>2.67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.85006105859695">
                <text:p>1.85006105859695</text:p>
              </table:table-cell>
              <table:table-cell office:value-type="float" office:value="972">
                <text:p>972</text:p>
              </table:table-cell>
              <table:table-cell office:value-type="float" office:value="2.8224">
                <text:p>2.82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.75983251606036">
                <text:p>1.75983251606036</text:p>
              </table:table-cell>
              <table:table-cell office:value-type="float" office:value="976">
                <text:p>976</text:p>
              </table:table-cell>
              <table:table-cell office:value-type="float" office:value="2.8654">
                <text:p>2.86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.91785734896617">
                <text:p>1.91785734896617</text:p>
              </table:table-cell>
              <table:table-cell office:value-type="float" office:value="980">
                <text:p>980</text:p>
              </table:table-cell>
              <table:table-cell office:value-type="float" office:value="2.9082">
                <text:p>2.90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.82432234233156">
                <text:p>1.82432234233156</text:p>
              </table:table-cell>
              <table:table-cell office:value-type="float" office:value="984">
                <text:p>984</text:p>
              </table:table-cell>
              <table:table-cell office:value-type="float" office:value="2.9268">
                <text:p>2.92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.97920196929627">
                <text:p>1.97920196929627</text:p>
              </table:table-cell>
              <table:table-cell office:value-type="float" office:value="988">
                <text:p>988</text:p>
              </table:table-cell>
              <table:table-cell office:value-type="float" office:value="2.9726">
                <text:p>2.97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.1265280277208">
                <text:p>2.1265280277208</text:p>
              </table:table-cell>
              <table:table-cell office:value-type="float" office:value="992">
                <text:p>992</text:p>
              </table:table-cell>
              <table:table-cell office:value-type="float" office:value="2.9942">
                <text:p>2.99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.0228160319935">
                <text:p>2.0228160319935</text:p>
              </table:table-cell>
              <table:table-cell office:value-type="float" office:value="996">
                <text:p>996</text:p>
              </table:table-cell>
              <table:table-cell office:value-type="float" office:value="3.0428">
                <text:p>3.04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.16801500748042">
                <text:p>2.16801500748042</text:p>
              </table:table-cell>
              <table:table-cell office:value-type="float" office:value="1000">
                <text:p>1000</text:p>
              </table:table-cell>
              <table:table-cell office:value-type="float" office:value="3.0586">
                <text:p>3.05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.30613254537094">
                <text:p>2.30613254537094</text:p>
              </table:table-cell>
              <table:table-cell office:value-type="float" office:value="1004">
                <text:p>1004</text:p>
              </table:table-cell>
              <table:table-cell office:value-type="float" office:value="3.0198">
                <text:p>3.01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.437514011452">
                <text:p>2.437514011452</text:p>
              </table:table-cell>
              <table:table-cell office:value-type="float" office:value="1008">
                <text:p>1008</text:p>
              </table:table-cell>
              <table:table-cell office:value-type="float" office:value="2.9426">
                <text:p>2.94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.56248792782234">
                <text:p>2.56248792782234</text:p>
              </table:table-cell>
              <table:table-cell office:value-type="float" office:value="1012">
                <text:p>1012</text:p>
              </table:table-cell>
              <table:table-cell office:value-type="float" office:value="2.8226">
                <text:p>2.82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.6813667943689">
                <text:p>2.6813667943689</text:p>
              </table:table-cell>
              <table:table-cell office:value-type="float" office:value="1016">
                <text:p>1016</text:p>
              </table:table-cell>
              <table:table-cell office:value-type="float" office:value="2.7026">
                <text:p>2.70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.79444787017928">
                <text:p>2.79444787017928</text:p>
              </table:table-cell>
              <table:table-cell office:value-type="float" office:value="1020">
                <text:p>1020</text:p>
              </table:table-cell>
              <table:table-cell office:value-type="float" office:value="2.5826">
                <text:p>2.58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.90201391684432">
                <text:p>2.90201391684432</text:p>
              </table:table-cell>
              <table:table-cell office:value-type="float" office:value="1024">
                <text:p>1024</text:p>
              </table:table-cell>
              <table:table-cell office:value-type="float" office:value="2.4678">
                <text:p>2.46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2.76048102801288">
                <text:p>2.76048102801288</text:p>
              </table:table-cell>
              <table:table-cell office:value-type="float" office:value="1028">
                <text:p>1028</text:p>
              </table:table-cell>
              <table:table-cell office:value-type="float" office:value="2.3928">
                <text:p>2.39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2.86970365711826">
                <text:p>2.86970365711826</text:p>
              </table:table-cell>
              <table:table-cell office:value-type="float" office:value="1032">
                <text:p>1032</text:p>
              </table:table-cell>
              <table:table-cell office:value-type="float" office:value="2.3284">
                <text:p>2.32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2.97359943574463">
                <text:p>2.97359943574463</text:p>
              </table:table-cell>
              <table:table-cell office:value-type="float" office:value="1036">
                <text:p>103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3.07242815745544">
                <text:p>3.07242815745544</text:p>
              </table:table-cell>
              <table:table-cell office:value-type="float" office:value="1040">
                <text:p>1040</text:p>
              </table:table-cell>
              <table:table-cell office:value-type="float" office:value="2.1136">
                <text:p>2.11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3.16643694553256">
                <text:p>3.16643694553256</text:p>
              </table:table-cell>
              <table:table-cell office:value-type="float" office:value="1044">
                <text:p>1044</text:p>
              </table:table-cell>
              <table:table-cell office:value-type="float" office:value="2.0126">
                <text:p>2.01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3.25586087091317">
                <text:p>3.25586087091317</text:p>
              </table:table-cell>
              <table:table-cell office:value-type="float" office:value="1048">
                <text:p>1048</text:p>
              </table:table-cell>
              <table:table-cell office:value-type="float" office:value="1.914">
                <text:p>1.9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3.09707066249312">
                <text:p>3.09707066249312</text:p>
              </table:table-cell>
              <table:table-cell office:value-type="float" office:value="1052">
                <text:p>1052</text:p>
              </table:table-cell>
              <table:table-cell office:value-type="float" office:value="1.8344">
                <text:p>1.83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3.18987762141781">
                <text:p>3.18987762141781</text:p>
              </table:table-cell>
              <table:table-cell office:value-type="float" office:value="1056">
                <text:p>1056</text:p>
              </table:table-cell>
              <table:table-cell office:value-type="float" office:value="1.8128">
                <text:p>1.81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3.2781583315454">
                <text:p>3.2781583315454</text:p>
              </table:table-cell>
              <table:table-cell office:value-type="float" office:value="1060">
                <text:p>1060</text:p>
              </table:table-cell>
              <table:table-cell office:value-type="float" office:value="1.8356">
                <text:p>1.83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3.36213354063458">
                <text:p>3.36213354063458</text:p>
              </table:table-cell>
              <table:table-cell office:value-type="float" office:value="1064">
                <text:p>1064</text:p>
              </table:table-cell>
              <table:table-cell office:value-type="float" office:value="1.9202">
                <text:p>1.92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3.19816035295238">
                <text:p>3.19816035295238</text:p>
              </table:table-cell>
              <table:table-cell office:value-type="float" office:value="1068">
                <text:p>1068</text:p>
              </table:table-cell>
              <table:table-cell office:value-type="float" office:value="2.0276">
                <text:p>2.02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3.28603710949632">
                <text:p>3.28603710949632</text:p>
              </table:table-cell>
              <table:table-cell office:value-type="float" office:value="1072">
                <text:p>1072</text:p>
              </table:table-cell>
              <table:table-cell office:value-type="float" office:value="2.1312">
                <text:p>2.13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3.36962806605061">
                <text:p>3.36962806605061</text:p>
              </table:table-cell>
              <table:table-cell office:value-type="float" office:value="1076">
                <text:p>1076</text:p>
              </table:table-cell>
              <table:table-cell office:value-type="float" office:value="2.2512">
                <text:p>2.25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3.20528936605077">
                <text:p>3.20528936605077</text:p>
              </table:table-cell>
              <table:table-cell office:value-type="float" office:value="1080">
                <text:p>1080</text:p>
              </table:table-cell>
              <table:table-cell office:value-type="float" office:value="2.3712">
                <text:p>2.37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3.29281843652317">
                <text:p>3.29281843652317</text:p>
              </table:table-cell>
              <table:table-cell office:value-type="float" office:value="1084">
                <text:p>1084</text:p>
              </table:table-cell>
              <table:table-cell office:value-type="float" office:value="2.4572">
                <text:p>2.45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3.3760786638557">
                <text:p>3.3760786638557</text:p>
              </table:table-cell>
              <table:table-cell office:value-type="float" office:value="1088">
                <text:p>108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3.2114253644886">
                <text:p>3.2114253644886</text:p>
              </table:table-cell>
              <table:table-cell office:value-type="float" office:value="1092">
                <text:p>1092</text:p>
              </table:table-cell>
              <table:table-cell office:value-type="float" office:value="2.7364">
                <text:p>2.73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3.05480230128949">
                <text:p>3.05480230128949</text:p>
              </table:table-cell>
              <table:table-cell office:value-type="float" office:value="1096">
                <text:p>1096</text:p>
              </table:table-cell>
              <table:table-cell office:value-type="float" office:value="2.8806">
                <text:p>2.88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.90581783501905">
                <text:p>2.90581783501905</text:p>
              </table:table-cell>
              <table:table-cell office:value-type="float" office:value="1100">
                <text:p>1100</text:p>
              </table:table-cell>
              <table:table-cell office:value-type="float" office:value="3.036">
                <text:p>3.0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3.00795230440552">
                <text:p>3.00795230440552</text:p>
              </table:table-cell>
              <table:table-cell office:value-type="float" office:value="1104">
                <text:p>1104</text:p>
              </table:table-cell>
              <table:table-cell office:value-type="float" office:value="3.166">
                <text:p>3.1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.86125273944526">
                <text:p>2.86125273944526</text:p>
              </table:table-cell>
              <table:table-cell office:value-type="float" office:value="1108">
                <text:p>1108</text:p>
              </table:table-cell>
              <table:table-cell office:value-type="float" office:value="3.252">
                <text:p>3.2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.7217077966936">
                <text:p>2.7217077966936</text:p>
              </table:table-cell>
              <table:table-cell office:value-type="float" office:value="1112">
                <text:p>1112</text:p>
              </table:table-cell>
              <table:table-cell office:value-type="float" office:value="3.2672">
                <text:p>3.26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.58896854110796">
                <text:p>2.58896854110796</text:p>
              </table:table-cell>
              <table:table-cell office:value-type="float" office:value="1116">
                <text:p>1116</text:p>
              </table:table-cell>
              <table:table-cell office:value-type="float" office:value="3.2304">
                <text:p>3.23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.46270305540858">
                <text:p>2.46270305540858</text:p>
              </table:table-cell>
              <table:table-cell office:value-type="float" office:value="1120">
                <text:p>1120</text:p>
              </table:table-cell>
              <table:table-cell office:value-type="float" office:value="3.166">
                <text:p>3.1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.34259561011245">
                <text:p>2.34259561011245</text:p>
              </table:table-cell>
              <table:table-cell office:value-type="float" office:value="1124">
                <text:p>1124</text:p>
              </table:table-cell>
              <table:table-cell office:value-type="float" office:value="3.0698">
                <text:p>3.06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.4721987515416">
                <text:p>2.4721987515416</text:p>
              </table:table-cell>
              <table:table-cell office:value-type="float" office:value="1128">
                <text:p>1128</text:p>
              </table:table-cell>
              <table:table-cell office:value-type="float" office:value="2.9284">
                <text:p>2.92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.3516281956803">
                <text:p>2.3516281956803</text:p>
              </table:table-cell>
              <table:table-cell office:value-type="float" office:value="1132">
                <text:p>1132</text:p>
              </table:table-cell>
              <table:table-cell office:value-type="float" office:value="2.8082">
                <text:p>2.80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.23693793521662">
                <text:p>2.23693793521662</text:p>
              </table:table-cell>
              <table:table-cell office:value-type="float" office:value="1136">
                <text:p>1136</text:p>
              </table:table-cell>
              <table:table-cell office:value-type="float" office:value="2.6668">
                <text:p>2.66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.12784118475992">
                <text:p>2.12784118475992</text:p>
              </table:table-cell>
              <table:table-cell office:value-type="float" office:value="1140">
                <text:p>1140</text:p>
              </table:table-cell>
              <table:table-cell office:value-type="float" office:value="2.5252">
                <text:p>2.52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.0240651456081">
                <text:p>2.0240651456081</text:p>
              </table:table-cell>
              <table:table-cell office:value-type="float" office:value="1144">
                <text:p>1144</text:p>
              </table:table-cell>
              <table:table-cell office:value-type="float" office:value="2.3316">
                <text:p>2.33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.92535032360875">
                <text:p>1.92535032360875</text:p>
              </table:table-cell>
              <table:table-cell office:value-type="float" office:value="1148">
                <text:p>1148</text:p>
              </table:table-cell>
              <table:table-cell office:value-type="float" office:value="2.1348">
                <text:p>2.13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.83144988028861">
                <text:p>1.83144988028861</text:p>
              </table:table-cell>
              <table:table-cell office:value-type="float" office:value="1152">
                <text:p>1152</text:p>
              </table:table-cell>
              <table:table-cell office:value-type="float" office:value="1.9718">
                <text:p>1.97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.98598189312527">
                <text:p>1.98598189312527</text:p>
              </table:table-cell>
              <table:table-cell office:value-type="float" office:value="1156">
                <text:p>1156</text:p>
              </table:table-cell>
              <table:table-cell office:value-type="float" office:value="1.8128">
                <text:p>1.81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.88912441326639">
                <text:p>1.88912441326639</text:p>
              </table:table-cell>
              <table:table-cell office:value-type="float" office:value="1160">
                <text:p>1160</text:p>
              </table:table-cell>
              <table:table-cell office:value-type="float" office:value="1.7102">
                <text:p>1.71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.79699072844163">
                <text:p>1.79699072844163</text:p>
              </table:table-cell>
              <table:table-cell office:value-type="float" office:value="1164">
                <text:p>1164</text:p>
              </table:table-cell>
              <table:table-cell office:value-type="float" office:value="1.641">
                <text:p>1.6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.70935045644865">
                <text:p>1.70935045644865</text:p>
              </table:table-cell>
              <table:table-cell office:value-type="float" office:value="1168">
                <text:p>1168</text:p>
              </table:table-cell>
              <table:table-cell office:value-type="float" office:value="1.641">
                <text:p>1.6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.62598445095769">
                <text:p>1.62598445095769</text:p>
              </table:table-cell>
              <table:table-cell office:value-type="float" office:value="1172">
                <text:p>1172</text:p>
              </table:table-cell>
              <table:table-cell office:value-type="float" office:value="1.6956">
                <text:p>1.69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.79053713102802">
                <text:p>1.79053713102802</text:p>
              </table:table-cell>
              <table:table-cell office:value-type="float" office:value="1176">
                <text:p>1176</text:p>
              </table:table-cell>
              <table:table-cell office:value-type="float" office:value="1.7972">
                <text:p>1.79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.70321160469494">
                <text:p>1.70321160469494</text:p>
              </table:table-cell>
              <table:table-cell office:value-type="float" office:value="1180">
                <text:p>1180</text:p>
              </table:table-cell>
              <table:table-cell office:value-type="float" office:value="1.9358">
                <text:p>1.93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.86399787203334">
                <text:p>1.86399787203334</text:p>
              </table:table-cell>
              <table:table-cell office:value-type="float" office:value="1184">
                <text:p>1184</text:p>
              </table:table-cell>
              <table:table-cell office:value-type="float" office:value="2.0988">
                <text:p>2.09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.77308962308483">
                <text:p>1.77308962308483</text:p>
              </table:table-cell>
              <table:table-cell office:value-type="float" office:value="1188">
                <text:p>1188</text:p>
              </table:table-cell>
              <table:table-cell office:value-type="float" office:value="2.2596">
                <text:p>2.25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.68661502175517">
                <text:p>1.68661502175517</text:p>
              </table:table-cell>
              <table:table-cell office:value-type="float" office:value="1192">
                <text:p>1192</text:p>
              </table:table-cell>
              <table:table-cell office:value-type="float" office:value="2.4462">
                <text:p>2.44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.84821071399486">
                <text:p>1.84821071399486</text:p>
              </table:table-cell>
              <table:table-cell office:value-type="float" office:value="1196">
                <text:p>1196</text:p>
              </table:table-cell>
              <table:table-cell office:value-type="float" office:value="2.6506">
                <text:p>2.65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.75807241382938">
                <text:p>1.75807241382938</text:p>
              </table:table-cell>
              <table:table-cell office:value-type="float" office:value="1200">
                <text:p>1200</text:p>
              </table:table-cell>
              <table:table-cell office:value-type="float" office:value="2.8296">
                <text:p>2.82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.91618308793393">
                <text:p>1.91618308793393</text:p>
              </table:table-cell>
              <table:table-cell office:value-type="float" office:value="1204">
                <text:p>1204</text:p>
              </table:table-cell>
              <table:table-cell office:value-type="float" office:value="3.0212">
                <text:p>3.02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.8227297359734">
                <text:p>1.8227297359734</text:p>
              </table:table-cell>
              <table:table-cell office:value-type="float" office:value="1208">
                <text:p>1208</text:p>
              </table:table-cell>
              <table:table-cell office:value-type="float" office:value="3.1842">
                <text:p>3.18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.97768703526674">
                <text:p>1.97768703526674</text:p>
              </table:table-cell>
              <table:table-cell office:value-type="float" office:value="1212">
                <text:p>1212</text:p>
              </table:table-cell>
              <table:table-cell office:value-type="float" office:value="3.292">
                <text:p>3.2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2.12508697789574">
                <text:p>2.12508697789574</text:p>
              </table:table-cell>
              <table:table-cell office:value-type="float" office:value="1216">
                <text:p>1216</text:p>
              </table:table-cell>
              <table:table-cell office:value-type="float" office:value="3.3378">
                <text:p>3.33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2.26529814049415">
                <text:p>2.26529814049415</text:p>
              </table:table-cell>
              <table:table-cell office:value-type="float" office:value="1220">
                <text:p>1220</text:p>
              </table:table-cell>
              <table:table-cell office:value-type="float" office:value="3.3164">
                <text:p>3.31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2.39867112400122">
                <text:p>2.39867112400122</text:p>
              </table:table-cell>
              <table:table-cell office:value-type="float" office:value="1224">
                <text:p>1224</text:p>
              </table:table-cell>
              <table:table-cell office:value-type="float" office:value="3.2476">
                <text:p>3.24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2.28168655285016">
                <text:p>2.28168655285016</text:p>
              </table:table-cell>
              <table:table-cell office:value-type="float" office:value="1228">
                <text:p>1228</text:p>
              </table:table-cell>
              <table:table-cell office:value-type="float" office:value="3.1016">
                <text:p>3.10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2.41426026405511">
                <text:p>2.41426026405511</text:p>
              </table:table-cell>
              <table:table-cell office:value-type="float" office:value="1232">
                <text:p>1232</text:p>
              </table:table-cell>
              <table:table-cell office:value-type="float" office:value="2.9136">
                <text:p>2.91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2.54036827906851">
                <text:p>2.54036827906851</text:p>
              </table:table-cell>
              <table:table-cell office:value-type="float" office:value="1236">
                <text:p>1236</text:p>
              </table:table-cell>
              <table:table-cell office:value-type="float" office:value="2.695">
                <text:p>2.6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2.66032593361464">
                <text:p>2.66032593361464</text:p>
              </table:table-cell>
              <table:table-cell office:value-type="float" office:value="1240">
                <text:p>1240</text:p>
              </table:table-cell>
              <table:table-cell office:value-type="float" office:value="2.5192">
                <text:p>2.51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2.77443318431301">
                <text:p>2.77443318431301</text:p>
              </table:table-cell>
              <table:table-cell office:value-type="float" office:value="1244">
                <text:p>1244</text:p>
              </table:table-cell>
              <table:table-cell office:value-type="float" office:value="2.3038">
                <text:p>2.30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2.88297535872618">
                <text:p>2.88297535872618</text:p>
              </table:table-cell>
              <table:table-cell office:value-type="float" office:value="1248">
                <text:p>1248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2.98622386882727">
                <text:p>2.98622386882727</text:p>
              </table:table-cell>
              <table:table-cell office:value-type="float" office:value="1252">
                <text:p>1252</text:p>
              </table:table-cell>
              <table:table-cell office:value-type="float" office:value="1.9632">
                <text:p>1.96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2.84058401217486">
                <text:p>2.84058401217486</text:p>
              </table:table-cell>
              <table:table-cell office:value-type="float" office:value="1256">
                <text:p>1256</text:p>
              </table:table-cell>
              <table:table-cell office:value-type="float" office:value="1.8362">
                <text:p>1.83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2.94589997264345">
                <text:p>2.94589997264345</text:p>
              </table:table-cell>
              <table:table-cell office:value-type="float" office:value="1260">
                <text:p>1260</text:p>
              </table:table-cell>
              <table:table-cell office:value-type="float" office:value="1.7484">
                <text:p>1.74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3.04607961311073">
                <text:p>3.04607961311073</text:p>
              </table:table-cell>
              <table:table-cell office:value-type="float" office:value="1264">
                <text:p>1264</text:p>
              </table:table-cell>
              <table:table-cell office:value-type="float" office:value="1.727">
                <text:p>1.7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3.14137343485911">
                <text:p>3.14137343485911</text:p>
              </table:table-cell>
              <table:table-cell office:value-type="float" office:value="1268">
                <text:p>1268</text:p>
              </table:table-cell>
              <table:table-cell office:value-type="float" office:value="1.7484">
                <text:p>1.74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3.23201972207929">
                <text:p>3.23201972207929</text:p>
              </table:table-cell>
              <table:table-cell office:value-type="float" office:value="1272">
                <text:p>1272</text:p>
              </table:table-cell>
              <table:table-cell office:value-type="float" office:value="1.8616">
                <text:p>1.86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3.31824513770487">
                <text:p>3.31824513770487</text:p>
              </table:table-cell>
              <table:table-cell office:value-type="float" office:value="1276">
                <text:p>1276</text:p>
              </table:table-cell>
              <table:table-cell office:value-type="float" office:value="2.0246">
                <text:p>2.02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3.15641241269129">
                <text:p>3.15641241269129</text:p>
              </table:table-cell>
              <table:table-cell office:value-type="float" office:value="1280">
                <text:p>128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3.24632524030768">
                <text:p>3.24632524030768</text:p>
              </table:table-cell>
              <table:table-cell office:value-type="float" office:value="1284">
                <text:p>1284</text:p>
              </table:table-cell>
              <table:table-cell office:value-type="float" office:value="2.4802">
                <text:p>2.48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3.33185296757645">
                <text:p>3.33185296757645</text:p>
              </table:table-cell>
              <table:table-cell office:value-type="float" office:value="1288">
                <text:p>1288</text:p>
              </table:table-cell>
              <table:table-cell office:value-type="float" office:value="2.7202">
                <text:p>2.72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3.16935658086874">
                <text:p>3.16935658086874</text:p>
              </table:table-cell>
              <table:table-cell office:value-type="float" office:value="1292">
                <text:p>1292</text:p>
              </table:table-cell>
              <table:table-cell office:value-type="float" office:value="2.9174">
                <text:p>2.91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3.25863811395375">
                <text:p>3.25863811395375</text:p>
              </table:table-cell>
              <table:table-cell office:value-type="float" office:value="1296">
                <text:p>1296</text:p>
              </table:table-cell>
              <table:table-cell office:value-type="float" office:value="3.0714">
                <text:p>3.07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3.34356533528875">
                <text:p>3.34356533528875</text:p>
              </table:table-cell>
              <table:table-cell office:value-type="float" office:value="1300">
                <text:p>1300</text:p>
              </table:table-cell>
              <table:table-cell office:value-type="float" office:value="3.166">
                <text:p>3.1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3.18049772966725">
                <text:p>3.18049772966725</text:p>
              </table:table-cell>
              <table:table-cell office:value-type="float" office:value="1304">
                <text:p>1304</text:p>
              </table:table-cell>
              <table:table-cell office:value-type="float" office:value="3.2084">
                <text:p>3.20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3.26923590251364">
                <text:p>3.26923590251364</text:p>
              </table:table-cell>
              <table:table-cell office:value-type="float" office:value="1308">
                <text:p>1308</text:p>
              </table:table-cell>
              <table:table-cell office:value-type="float" office:value="3.1874">
                <text:p>3.18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3.10979338610512">
                <text:p>3.10979338610512</text:p>
              </table:table-cell>
              <table:table-cell office:value-type="float" office:value="1312">
                <text:p>1312</text:p>
              </table:table-cell>
              <table:table-cell office:value-type="float" office:value="3.1198">
                <text:p>3.11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.20197985047733">
                <text:p>3.20197985047733</text:p>
              </table:table-cell>
              <table:table-cell office:value-type="float" office:value="1316">
                <text:p>1316</text:p>
              </table:table-cell>
              <table:table-cell office:value-type="float" office:value="2.9996">
                <text:p>2.99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3.04581745043243">
                <text:p>3.04581745043243</text:p>
              </table:table-cell>
              <table:table-cell office:value-type="float" office:value="1320">
                <text:p>1320</text:p>
              </table:table-cell>
              <table:table-cell office:value-type="float" office:value="2.7938">
                <text:p>2.79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2.89727118050908">
                <text:p>2.89727118050908</text:p>
              </table:table-cell>
              <table:table-cell office:value-type="float" office:value="1324">
                <text:p>1324</text:p>
              </table:table-cell>
              <table:table-cell office:value-type="float" office:value="2.5894">
                <text:p>2.589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2.75596959765815">
                <text:p>2.75596959765815</text:p>
              </table:table-cell>
              <table:table-cell office:value-type="float" office:value="1328">
                <text:p>1328</text:p>
              </table:table-cell>
              <table:table-cell office:value-type="float" office:value="2.3388">
                <text:p>2.33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2.86541225181826">
                <text:p>2.86541225181826</text:p>
              </table:table-cell>
              <table:table-cell office:value-type="float" office:value="1332">
                <text:p>1332</text:p>
              </table:table-cell>
              <table:table-cell office:value-type="float" office:value="2.0878">
                <text:p>2.08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2.72566444725438">
                <text:p>2.72566444725438</text:p>
              </table:table-cell>
              <table:table-cell office:value-type="float" office:value="1336">
                <text:p>1336</text:p>
              </table:table-cell>
              <table:table-cell office:value-type="float" office:value="1.8478">
                <text:p>1.84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2.59273222354384">
                <text:p>2.59273222354384</text:p>
              </table:table-cell>
              <table:table-cell office:value-type="float" office:value="1340">
                <text:p>1340</text:p>
              </table:table-cell>
              <table:table-cell office:value-type="float" office:value="1.7306">
                <text:p>1.73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2.46628318088606">
                <text:p>2.46628318088606</text:p>
              </table:table-cell>
              <table:table-cell office:value-type="float" office:value="1344">
                <text:p>1344</text:p>
              </table:table-cell>
              <table:table-cell office:value-type="float" office:value="1.641">
                <text:p>1.6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2.34600113081004">
                <text:p>2.34600113081004</text:p>
              </table:table-cell>
              <table:table-cell office:value-type="float" office:value="1348">
                <text:p>1348</text:p>
              </table:table-cell>
              <table:table-cell office:value-type="float" office:value="1.6606">
                <text:p>1.66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2.23158530553846">
                <text:p>2.23158530553846</text:p>
              </table:table-cell>
              <table:table-cell office:value-type="float" office:value="1352">
                <text:p>1352</text:p>
              </table:table-cell>
              <table:table-cell office:value-type="float" office:value="1.7708">
                <text:p>1.77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2.1227496059116">
                <text:p>2.1227496059116</text:p>
              </table:table-cell>
              <table:table-cell office:value-type="float" office:value="1356">
                <text:p>1356</text:p>
              </table:table-cell>
              <table:table-cell office:value-type="float" office:value="1.9418">
                <text:p>1.94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2.01922188599041">
                <text:p>2.01922188599041</text:p>
              </table:table-cell>
              <table:table-cell office:value-type="float" office:value="1360">
                <text:p>1360</text:p>
              </table:table-cell>
              <table:table-cell office:value-type="float" office:value="2.1828">
                <text:p>2.18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.9207432725499">
                <text:p>1.9207432725499</text:p>
              </table:table-cell>
              <table:table-cell office:value-type="float" office:value="1364">
                <text:p>1364</text:p>
              </table:table-cell>
              <table:table-cell office:value-type="float" office:value="2.4276">
                <text:p>2.42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.82706751776126">
                <text:p>1.82706751776126</text:p>
              </table:table-cell>
              <table:table-cell office:value-type="float" office:value="1368">
                <text:p>1368</text:p>
              </table:table-cell>
              <table:table-cell office:value-type="float" office:value="2.6678">
                <text:p>2.66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.73796038344399">
                <text:p>1.73796038344399</text:p>
              </table:table-cell>
              <table:table-cell office:value-type="float" office:value="1372">
                <text:p>1372</text:p>
              </table:table-cell>
              <table:table-cell office:value-type="float" office:value="2.9078">
                <text:p>2.90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.65319905534847">
                <text:p>1.65319905534847</text:p>
              </table:table-cell>
              <table:table-cell office:value-type="float" office:value="1376">
                <text:p>1376</text:p>
              </table:table-cell>
              <table:table-cell office:value-type="float" office:value="3.0924">
                <text:p>3.09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.81642446350068">
                <text:p>1.81642446350068</text:p>
              </table:table-cell>
              <table:table-cell office:value-type="float" office:value="1380">
                <text:p>1380</text:p>
              </table:table-cell>
              <table:table-cell office:value-type="float" office:value="3.234">
                <text:p>3.2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.72783639706477">
                <text:p>1.72783639706477</text:p>
              </table:table-cell>
              <table:table-cell office:value-type="float" office:value="1384">
                <text:p>1384</text:p>
              </table:table-cell>
              <table:table-cell office:value-type="float" office:value="3.3216">
                <text:p>3.32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.64356882161131">
                <text:p>1.64356882161131</text:p>
              </table:table-cell>
              <table:table-cell office:value-type="float" office:value="1388">
                <text:p>1388</text:p>
              </table:table-cell>
              <table:table-cell office:value-type="float" office:value="3.3378">
                <text:p>3.33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.80726390180507">
                <text:p>1.80726390180507</text:p>
              </table:table-cell>
              <table:table-cell office:value-type="float" office:value="1392">
                <text:p>1392</text:p>
              </table:table-cell>
              <table:table-cell office:value-type="float" office:value="3.2562">
                <text:p>3.25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.71912260123495">
                <text:p>1.71912260123495</text:p>
              </table:table-cell>
              <table:table-cell office:value-type="float" office:value="1396">
                <text:p>1396</text:p>
              </table:table-cell>
              <table:table-cell office:value-type="float" office:value="3.1118">
                <text:p>3.11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.63528000261889">
                <text:p>1.63528000261889</text:p>
              </table:table-cell>
              <table:table-cell office:value-type="float" office:value="1400">
                <text:p>1400</text:p>
              </table:table-cell>
              <table:table-cell office:value-type="float" office:value="2.8606">
                <text:p>2.86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.79937933328513">
                <text:p>1.79937933328513</text:p>
              </table:table-cell>
              <table:table-cell office:value-type="float" office:value="1404">
                <text:p>1404</text:p>
              </table:table-cell>
              <table:table-cell office:value-type="float" office:value="2.5624">
                <text:p>2.56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.71162256765929">
                <text:p>1.71162256765929</text:p>
              </table:table-cell>
              <table:table-cell office:value-type="float" office:value="1408">
                <text:p>1408</text:p>
              </table:table-cell>
              <table:table-cell office:value-type="float" office:value="2.2578">
                <text:p>2.25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.87199862749341">
                <text:p>1.87199862749341</text:p>
              </table:table-cell>
              <table:table-cell office:value-type="float" office:value="1412">
                <text:p>1412</text:p>
              </table:table-cell>
              <table:table-cell office:value-type="float" office:value="2.0302">
                <text:p>2.03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.78070017709668">
                <text:p>1.78070017709668</text:p>
              </table:table-cell>
              <table:table-cell office:value-type="float" office:value="1416">
                <text:p>1416</text:p>
              </table:table-cell>
              <table:table-cell office:value-type="float" office:value="1.8358">
                <text:p>1.83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.93770728216443">
                <text:p>1.93770728216443</text:p>
              </table:table-cell>
              <table:table-cell office:value-type="float" office:value="1420">
                <text:p>1420</text:p>
              </table:table-cell>
              <table:table-cell office:value-type="float" office:value="1.7496">
                <text:p>1.74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2.08705706036054">
                <text:p>2.08705706036054</text:p>
              </table:table-cell>
              <table:table-cell office:value-type="float" office:value="1424">
                <text:p>1424</text:p>
              </table:table-cell>
              <table:table-cell office:value-type="float" office:value="1.8052">
                <text:p>1.80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.98527008642691">
                <text:p>1.98527008642691</text:p>
              </table:table-cell>
              <table:table-cell office:value-type="float" office:value="1428">
                <text:p>1428</text:p>
              </table:table-cell>
              <table:table-cell office:value-type="float" office:value="1.9252">
                <text:p>1.92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2.13230019928678">
                <text:p>2.13230019928678</text:p>
              </table:table-cell>
              <table:table-cell office:value-type="float" office:value="1432">
                <text:p>1432</text:p>
              </table:table-cell>
              <table:table-cell office:value-type="float" office:value="2.106">
                <text:p>2.1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2.27215956892675">
                <text:p>2.27215956892675</text:p>
              </table:table-cell>
              <table:table-cell office:value-type="float" office:value="1436">
                <text:p>1436</text:p>
              </table:table-cell>
              <table:table-cell office:value-type="float" office:value="2.303">
                <text:p>2.3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2.40519791662042">
                <text:p>2.40519791662042</text:p>
              </table:table-cell>
              <table:table-cell office:value-type="float" office:value="1440">
                <text:p>144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2.53174790753358">
                <text:p>2.5317479075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2.65212598256049">
                <text:p>2.65212598256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2.76663314959083">
                <text:p>2.76663314959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2.87555573618632">
                <text:p>2.87555573618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2.97916610554867">
                <text:p>2.97916610554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3.07772333756952">
                <text:p>3.07772333756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2.92762099916867">
                <text:p>2.92762099916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3.02869211569185">
                <text:p>3.02869211569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3.12483393569584">
                <text:p>3.12483393569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3.21628686380869">
                <text:p>3.21628686380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3.30327957998637">
                <text:p>3.30327957998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3.1421767338354">
                <text:p>3.1421767338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3.23278384370221">
                <text:p>3.23278384370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3.31897199267649">
                <text:p>3.31897199267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3.15710381852764">
                <text:p>3.1571038185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3.24698292588349">
                <text:p>3.2469829258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3.08862569995179">
                <text:p>3.08862569995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3.18184452455969">
                <text:p>3.18184452455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3.02666413594766">
                <text:p>3.0266641359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3.12290486169087">
                <text:p>3.1229048616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2.97059899435669">
                <text:p>2.97059899435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2.82572117182432">
                <text:p>2.8257211718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2.68790912407393">
                <text:p>2.68790912407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2.55681824920306">
                <text:p>2.5568182492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2.67597362923878">
                <text:p>2.67597362923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2.54546485531989">
                <text:p>2.5454648553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2.42132106941273">
                <text:p>2.4213210694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2.30323184738893">
                <text:p>2.30323184738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2.19090190468349">
                <text:p>2.1909019046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2.08405035792959">
                <text:p>2.08405035792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.98241002260387">
                <text:p>1.98241002260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1.88572674492593">
                <text:p>1.8857267449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.7937587663415">
                <text:p>1.7937587663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.95012899649656">
                <text:p>1.95012899649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.85502008303958">
                <text:p>1.85502008303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.76454968602701">
                <text:p>1.7645496860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.67849158234238">
                <text:p>1.67849158234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.84048345939727">
                <text:p>1.84048345939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.75072202188555">
                <text:p>1.7507220218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.90919117883535">
                <text:p>1.9091911788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.81607882630539">
                <text:p>1.81607882630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.7275076167944">
                <text:p>1.7275076167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.88710895364037">
                <text:p>1.88710895364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.79507356394147">
                <text:p>1.79507356394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.95137967066092">
                <text:p>1.95137967066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2.10006263860161">
                <text:p>2.10006263860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2.24149425262889">
                <text:p>2.24149425262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2.13217528794984">
                <text:p>2.1321752879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2.2720407495876">
                <text:p>2.2720407495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2.40508489216881">
                <text:p>2.40508489216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2.53164039534953">
                <text:p>2.5316403953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2.4081708363111">
                <text:p>2.408170836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2.53457583622004">
                <text:p>2.5345758362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2.65481599153743">
                <text:p>2.65481599153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2.76919196528187">
                <text:p>2.76919196528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2.87798975696351">
                <text:p>2.87798975696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2.98148141773178">
                <text:p>2.98148141773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3.079925730645">
                <text:p>3.079925730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3.17356885776282">
                <text:p>3.17356885776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3.01879207818311">
                <text:p>3.01879207818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3.11541672871387">
                <text:p>3.1154167287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3.20732893943082">
                <text:p>3.20732893943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3.29475853873569">
                <text:p>3.2947585387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3.13407126867037">
                <text:p>3.1340712686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3.22507368673796">
                <text:p>3.22507368673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3.31163786450458">
                <text:p>3.31163786450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3.15012738000747">
                <text:p>3.1501273800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3.24034673228487">
                <text:p>3.24034673228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3.32616603483054">
                <text:p>3.3261660348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3.16394700310568">
                <text:p>3.16394700310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3.00963948691497">
                <text:p>3.0096394869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2.86285763709275">
                <text:p>2.8628576370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2.72323442255921">
                <text:p>2.72323442255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2.59042071255153">
                <text:p>2.59042071255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2.46408440361512">
                <text:p>2.4640844036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2.343909589172">
                <text:p>2.343909589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2.22959576958979">
                <text:p>2.22959576958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2.12085710077612">
                <text:p>2.12085710077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2.01742167941952">
                <text:p>2.0174216794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2.16288374058592">
                <text:p>2.1628837405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2.0573986558195">
                <text:p>2.0573986558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.95705813934373">
                <text:p>1.95705813934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.86161128760237">
                <text:p>1.8616112876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.77081943375004">
                <text:p>1.77081943375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.68445555086073">
                <text:p>1.68445555086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.84615656173871">
                <text:p>1.84615656173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.75611844376093">
                <text:p>1.75611844376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.6704715366138">
                <text:p>1.6704715366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.8328545559144">
                <text:p>1.8328545559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.74346518441597">
                <text:p>1.7434651844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.65843538400903">
                <text:p>1.65843538400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.82140541339896">
                <text:p>1.8214054133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.73257442316998">
                <text:p>1.73257442316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.89192864895307">
                <text:p>1.8919286489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.79965819994004">
                <text:p>1.79965819994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.95574071132338">
                <text:p>1.9557407113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2.10421098880119">
                <text:p>2.1042109888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2.24544028540186">
                <text:p>2.2454402854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2.37978174792996">
                <text:p>2.3797817479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2.50757130001715">
                <text:p>2.5075713000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2.62912848210625">
                <text:p>2.6291284821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2.7447572504688">
                <text:p>2.744757250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2.85474673725403">
                <text:p>2.85474673725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2.71551909597344">
                <text:p>2.7155190959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2.82693454437994">
                <text:p>2.8269345443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2.93291619724815">
                <text:p>2.9329161972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3.03372906391361">
                <text:p>3.0337290639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3.12962522905406">
                <text:p>3.1296252290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2.97699160553601">
                <text:p>2.9769916055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3.07565488917391">
                <text:p>3.075654889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3.16950630768813">
                <text:p>3.16950630768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3.25878053851">
                <text:p>3.25878053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3.34370081371742">
                <text:p>3.3437008137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3.18062660073499">
                <text:p>3.18062660073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3.26935848846524">
                <text:p>3.26935848846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3.10990999346931">
                <text:p>3.1099099934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2.95823789333683">
                <text:p>2.95823789333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3.05781580631143">
                <text:p>3.0578158063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3.15253724716324">
                <text:p>3.15253724716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2.99878619133615">
                <text:p>2.9987861913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2.85253366298538">
                <text:p>2.85253366298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2.71341395461049">
                <text:p>2.7134139546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2.58107919447635">
                <text:p>2.58107919447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2.4551984767525">
                <text:p>2.455198476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2.33545703407631">
                <text:p>2.33545703407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2.22155545047055">
                <text:p>2.22155545047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2.11320891264753">
                <text:p>2.11320891264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2.01014649782749">
                <text:p>2.0101464978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.91211049629057">
                <text:p>1.91211049629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.81885576696825">
                <text:p>1.8188557669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.73014912446302">
                <text:p>1.7301491244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.8896216334598">
                <text:p>1.8896216334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.79746369892006">
                <text:p>1.7974636989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.70980035988466">
                <text:p>1.70980035988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.6264124123442">
                <text:p>1.6264124123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.79094422049142">
                <text:p>1.79094422049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.70359884017093">
                <text:p>1.70359884017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.86436622181231">
                <text:p>1.8643662218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.77344000823309">
                <text:p>1.77344000823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1.93080119591454">
                <text:p>1.9308011959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1.83663491041507">
                <text:p>1.8366349104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1.99091404634848">
                <text:p>1.99091404634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2.13766890003488">
                <text:p>2.1376689000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2.27726643504969">
                <text:p>2.27726643504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2.41005571794354">
                <text:p>2.4100557179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2.29251591359408">
                <text:p>2.29251591359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2.42456147064326">
                <text:p>2.42456147064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2.55016708988302">
                <text:p>2.55016708988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2.66964685078652">
                <text:p>2.6696468507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2.78329951499023">
                <text:p>2.78329951499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2.89140927335371">
                <text:p>2.89140927335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2.9942464565847">
                <text:p>2.9942464565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2.84821533371037">
                <text:p>2.8482153337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2.95315911023585">
                <text:p>2.9531591102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3.05298471838512">
                <text:p>3.0529847183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3.14794177417538">
                <text:p>3.14794177417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3.23826771970704">
                <text:p>3.2382677197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3.08033553939616">
                <text:p>3.08033553939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3.17395867990534">
                <text:p>3.17395867990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3.26301576597183">
                <text:p>3.26301576597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3.34772948669857">
                <text:p>3.34772948669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3.18445879301635">
                <text:p>3.1844587930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3.02915090502718">
                <text:p>3.0291509050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3.12527034961126">
                <text:p>3.1252703496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2.97284911606986">
                <text:p>2.9728491160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2.82786155380659">
                <text:p>2.82786155380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2.68994511839514">
                <text:p>2.68994511839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2.55875494690951">
                <text:p>2.55875494690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2.43396299558709">
                <text:p>2.43396299558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2.31525721954834">
                <text:p>2.31525721954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2.44619367001852">
                <text:p>2.4461936700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2.32689139694901">
                <text:p>2.3268913969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2.21340756439547">
                <text:p>2.21340756439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2.10545840366543">
                <text:p>2.10545840366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2.00277398562886">
                <text:p>2.00277398562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1.90509754575474">
                <text:p>1.90509754575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1.812184842066">
                <text:p>1.81218484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1.96765642190379">
                <text:p>1.96765642190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1.87169268582268">
                <text:p>1.8716926858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1.7804091563773">
                <text:p>1.780409156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1.69357757719658">
                <text:p>1.69357757719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1.85483370160045">
                <text:p>1.85483370160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1.76437239451792">
                <text:p>1.7643723945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1.92217581493866">
                <text:p>1.92217581493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1.82843019423329">
                <text:p>1.82843019423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1.98310947889669">
                <text:p>1.98310947889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1.88639208833281">
                <text:p>1.8863920883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2.03824453806395">
                <text:p>2.03824453806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2.18269105643073">
                <text:p>2.18269105643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2.32009283496789">
                <text:p>2.32009283496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2.45079344969116">
                <text:p>2.45079344969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2.57511972021627">
                <text:p>2.5751197202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2.44952964948177">
                <text:p>2.44952964948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2.57391755627041">
                <text:p>2.57391755627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2.69223899325981">
                <text:p>2.69223899325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2.80478982567334">
                <text:p>2.80478982567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2.91185148921714">
                <text:p>2.9118514892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3.013691693816">
                <text:p>3.013691693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3.1105650930276">
                <text:p>3.110565093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3.20271392080909">
                <text:p>3.2027139208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3.04651571973165">
                <text:p>3.0465157197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3.14178827230915">
                <text:p>3.14178827230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3.23241432766816">
                <text:p>3.2324143276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3.07476762065564">
                <text:p>3.07476762065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3.16866231176613">
                <text:p>3.16866231176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3.25797770475482">
                <text:p>3.25797770475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3.09908425713009">
                <text:p>3.09908425713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2.94794013438908">
                <text:p>2.94794013438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3.04802027499391">
                <text:p>3.04802027499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2.89936657204896">
                <text:p>2.89936657204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2.75796279574674">
                <text:p>2.75796279574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2.62345536299256">
                <text:p>2.62345536299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2.73936081263915">
                <text:p>2.7393608126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2.60576060930655">
                <text:p>2.60576060930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2.4786761647773">
                <text:p>2.478676164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2.35778970174475">
                <text:p>2.35778970174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2.24279894108436">
                <text:p>2.24279894108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2.37726922349492">
                <text:p>2.37726922349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2.26132843534833">
                <text:p>2.26132843534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2.15104214616349">
                <text:p>2.15104214616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2.04613458277188">
                <text:p>2.0461345827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1.94634342162111">
                <text:p>1.9463434216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1.85141913282939">
                <text:p>1.8514191328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2.00497723372735">
                <text:p>2.00497723372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1.9071933401755">
                <text:p>1.907193340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1.81417842338673">
                <text:p>1.81417842338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1.72569989761977">
                <text:p>1.7256998976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1.88538939797023">
                <text:p>1.88538939797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1.79343787199097">
                <text:p>1.79343787199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1.94982375234818">
                <text:p>1.94982375234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1.85472972582399">
                <text:p>1.85472972582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2.00812636719635">
                <text:p>2.00812636719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2.15404176608932">
                <text:p>2.15404176608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2.29284078700408">
                <text:p>2.2928407870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2.18101762229365">
                <text:p>2.18101762229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2.31850101517674">
                <text:p>2.31850101517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2.44927926386732">
                <text:p>2.44927926386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2.57367938210647">
                <text:p>2.57367938210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2.69201243498692">
                <text:p>2.69201243498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2.8045743167778">
                <text:p>2.804574316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2.66779361331803">
                <text:p>2.6677936133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2.78153666097962">
                <text:p>2.78153666097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2.88973239474772">
                <text:p>2.88973239474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2.99265136031337">
                <text:p>2.9926513603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3.0905509086986">
                <text:p>3.090550908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2.93982296227152">
                <text:p>2.9398229622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3.04029898203196">
                <text:p>3.04029898203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3.13587472848479">
                <text:p>3.13587472848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3.22678919077935">
                <text:p>3.22678919077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3.06941682493017">
                <text:p>3.06941682493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3.16357247742756">
                <text:p>3.16357247742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3.00928322706972">
                <text:p>3.00928322706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3.10637162974161">
                <text:p>3.10637162974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2.95487209764446">
                <text:p>2.95487209764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2.81076128491555">
                <text:p>2.8107612849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2.67367883945911">
                <text:p>2.6736788394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2.54328198375843">
                <text:p>2.54328198375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2.66309753524999">
                <text:p>2.66309753524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2.53321673584512">
                <text:p>2.53321673584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2.40967029777353">
                <text:p>2.40967029777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2.29214929058758">
                <text:p>2.29214929058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2.18035985055534">
                <text:p>2.18035985055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2.07402244584822">
                <text:p>2.07402244584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1.97287117756577">
                <text:p>1.97287117756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2.12050599234636">
                <text:p>2.1205059923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2.01708769474994">
                <text:p>2.01708769474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1.91871316704446">
                <text:p>1.91871316704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1.82513642166965">
                <text:p>1.8251364216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1.73612346802011">
                <text:p>1.7361234680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1.89530460484338">
                <text:p>1.89530460484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1.80286950851872">
                <text:p>1.8028695085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1.95879540253458">
                <text:p>1.95879540253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1.86326382346761">
                <text:p>1.86326382346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1.7723913744901">
                <text:p>1.772391374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1.92980370464268">
                <text:p>1.92980370464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2.07953894486303">
                <text:p>2.07953894486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2.22197151124531">
                <text:p>2.2219715112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2.35745755939529">
                <text:p>2.35745755939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2.24248299750844">
                <text:p>2.24248299750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2.37696868866902">
                <text:p>2.37696868866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2.50489543527528">
                <text:p>2.50489543527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2.6265831208278">
                <text:p>2.6265831208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2.74233602792474">
                <text:p>2.7423360279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2.85244359912686">
                <text:p>2.85244359912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2.71332828321819">
                <text:p>2.7133282832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2.82485057882358">
                <text:p>2.82485057882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2.93093386789129">
                <text:p>2.93093386789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3.03184341390031">
                <text:p>3.0318434139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3.1278315432771">
                <text:p>3.1278315432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3.21913827634309">
                <text:p>3.21913827634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3.06213904999406">
                <text:p>3.06213904999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3.15664964376344">
                <text:p>3.15664964376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3.24655090148391">
                <text:p>3.24655090148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3.08821474563082">
                <text:p>3.08821474563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3.18145361271745">
                <text:p>3.1814536127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3.02629228910094">
                <text:p>3.0262922891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2.87869827253243">
                <text:p>2.87869827253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2.73830250109223">
                <text:p>2.73830250109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2.60475391222282">
                <text:p>2.6047539122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2.4777185648897">
                <text:p>2.4777185648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2.35687880455476">
                <text:p>2.35687880455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2.24193246887456">
                <text:p>2.24193246887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2.13259213213701">
                <text:p>2.1325921321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2.27243726404387">
                <text:p>2.27243726404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2.16160919089043">
                <text:p>2.16160919089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2.05618626664616">
                <text:p>2.0561862666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1.9559048790881">
                <text:p>1.9559048790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1.86051427251311">
                <text:p>1.8605142725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1.76977592071801">
                <text:p>1.7697759207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1.92731580805624">
                <text:p>1.92731580805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1.83331950692847">
                <text:p>1.8333195069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1.7439074595015">
                <text:p>1.7439074595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1.90270896658054">
                <text:p>1.90270896658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1.80991275527276">
                <text:p>1.80991275527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1.96549514609104">
                <text:p>1.96549514609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1.86963681667512">
                <text:p>1.86963681667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2.02230643064765">
                <text:p>2.02230643064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2.16753025968549">
                <text:p>2.16753025968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2.30567143900494">
                <text:p>2.30567143900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2.43707539350884">
                <text:p>2.43707539350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2.31821782403226">
                <text:p>2.3182178240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2.44900988411793">
                <text:p>2.4490098841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2.57342314016249">
                <text:p>2.57342314016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2.69176869011002">
                <text:p>2.6917686901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2.80434245947882">
                <text:p>2.80434245947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2.91142594132939">
                <text:p>2.9114259413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3.01328690014363">
                <text:p>3.0132869001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2.86632716387917">
                <text:p>2.86632716387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2.97038761602398">
                <text:p>2.9703876160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3.06937298003096">
                <text:p>3.06937298003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3.16353077086933">
                <text:p>3.16353077086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3.00924355456433">
                <text:p>3.00924355456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3.10633389208714">
                <text:p>3.10633389208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3.19868907797354">
                <text:p>3.19868907797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3.04268717079749">
                <text:p>3.04268717079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3.13814644390983">
                <text:p>3.1381464439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2.98509723583931">
                <text:p>2.9850972358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3.08336520322253">
                <text:p>3.0833652032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2.9329877077869">
                <text:p>2.9329877077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2.7899442093458">
                <text:p>2.7899442093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2.6538770246451">
                <text:p>2.6538770246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2.52444591484883">
                <text:p>2.52444591484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2.40132723476483">
                <text:p>2.40132723476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2.28421312356324">
                <text:p>2.28421312356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2.17281073496404">
                <text:p>2.17281073496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2.06684150496882">
                <text:p>2.0668415049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2.20989333280211">
                <text:p>2.20989333280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2.10211556316931">
                <text:p>2.102115563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1.99959417738754">
                <text:p>1.99959417738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1.90207281859133">
                <text:p>1.90207281859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1.80930763258708">
                <text:p>1.80930763258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1.96491953558699">
                <text:p>1.9649195355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1.86908927902662">
                <text:p>1.8690892790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2.02178559672538">
                <text:p>2.02178559672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1.92318194963691">
                <text:p>1.92318194963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2.07324013665971">
                <text:p>2.07324013665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1.9721270220466">
                <text:p>1.9721270220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2.11979812972012">
                <text:p>2.1197981297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2.26026723248779">
                <text:p>2.26026723248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2.39388557627361">
                <text:p>2.39388557627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2.27713439903931">
                <text:p>2.2771343990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2.40993012140537">
                <text:p>2.4099301214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2.5362493199678">
                <text:p>2.5362493199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2.65640785851973">
                <text:p>2.6564078585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2.77070619599532">
                <text:p>2.7707061959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2.87943013777362">
                <text:p>2.87943013777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2.73899867284441">
                <text:p>2.73899867284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2.84926900877444">
                <text:p>2.84926900877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2.95416139696066">
                <text:p>2.9541613969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3.05393812300955">
                <text:p>3.05393812300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3.14884868070759">
                <text:p>3.14884868070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2.99527751838931">
                <text:p>2.99527751838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3.09304898753382">
                <text:p>3.09304898753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3.18605208586075">
                <text:p>3.1860520858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3.27451936955905">
                <text:p>3.27451936955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3.11481917542209">
                <text:p>3.1148191754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2.96290765166055">
                <text:p>2.9629076516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2.81840494033782">
                <text:p>2.81840494033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2.68094970940752">
                <text:p>2.68094970940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2.55019824919507">
                <text:p>2.55019824919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2.66967649044098">
                <text:p>2.66967649044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2.53947483160526">
                <text:p>2.5394748316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2.41562318260192">
                <text:p>2.41562318260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2.29781184979701">
                <text:p>2.29781184979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2.18574624349333">
                <text:p>2.18574624349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2.32299901879919">
                <text:p>2.32299901879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2.20970501976808">
                <text:p>2.20970501976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2.10193643427033">
                <text:p>2.10193643427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1.99942378470804">
                <text:p>1.99942378470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2.1457636135573">
                <text:p>2.145763613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2.04111348723869">
                <text:p>2.0411134872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1.9415672078067">
                <text:p>1.9415672078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1.84687585771143">
                <text:p>1.8468758577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2.00065553675153">
                <text:p>2.00065553675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1.90308241484833">
                <text:p>1.90308241484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2.05412086775003">
                <text:p>2.05412086775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1.95394021088477">
                <text:p>1.95394021088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2.10249829980515">
                <text:p>2.1024982998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2.24381112523382">
                <text:p>2.24381112523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2.37823204284089">
                <text:p>2.37823204284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2.50609717493713">
                <text:p>2.5060971749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2.38387337345831">
                <text:p>2.38387337345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2.51146337461376">
                <text:p>2.5114633746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2.63283073798489">
                <text:p>2.63283073798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2.74827894519759">
                <text:p>2.7482789451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2.85809667690416">
                <text:p>2.85809667690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2.71870565713895">
                <text:p>2.7187056571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2.82996569512355">
                <text:p>2.82996569512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2.93579951702557">
                <text:p>2.93579951702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3.03647176252613">
                <text:p>3.0364717625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2.8883812871804">
                <text:p>2.888381287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2.99136614703968">
                <text:p>2.99136614703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2.84547549851947">
                <text:p>2.8454754985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2.95055289838399">
                <text:p>2.95055289838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2.80665273548871">
                <text:p>2.80665273548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2.91362354384871">
                <text:p>2.9136235438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2.77152444682694">
                <text:p>2.7715244468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2.63635560454485">
                <text:p>2.63635560454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2.50777902449043">
                <text:p>2.50777902449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2.385473198241">
                <text:p>2.385473198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2.51298517502109">
                <text:p>2.5129851750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2.39042544181414">
                <text:p>2.3904254418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2.27384301732873">
                <text:p>2.27384301732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2.16294638477857">
                <text:p>2.16294638477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2.05745824481882">
                <text:p>2.0574582448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1.95711482215326">
                <text:p>1.95711482215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2.10551808345509">
                <text:p>2.10551808345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2.00283075480083">
                <text:p>2.00283075480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1.90515154626153">
                <text:p>1.9051515462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2.05608908643343">
                <text:p>2.05608908643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1.95581243841027">
                <text:p>1.9558124384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1.86042634022034">
                <text:p>1.8604263402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2.01354515443019">
                <text:p>2.01354515443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1.91534339845483">
                <text:p>1.91534339845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2.06578387612986">
                <text:p>2.06578387612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1.96503440763386">
                <text:p>1.965034407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2.11305142619409">
                <text:p>2.11305142619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2.25384956957545">
                <text:p>2.25384956957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2.38778090647486">
                <text:p>2.38778090647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2.27132745749988">
                <text:p>2.27132745749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2.40440638774671">
                <text:p>2.40440638774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2.53099498197857">
                <text:p>2.53099498197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2.6514097776181">
                <text:p>2.651409777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2.76595187437566">
                <text:p>2.76595187437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2.63105480965903">
                <text:p>2.63105480965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2.74658962991823">
                <text:p>2.7465896299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2.85648975050317">
                <text:p>2.85648975050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2.96102997895975">
                <text:p>2.9610299789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2.81661884281525">
                <text:p>2.8166188428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2.92310359838544">
                <text:p>2.92310359838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2.78054215364815">
                <text:p>2.7805421536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2.88878639011114">
                <text:p>2.8887863901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2.74789861537091">
                <text:p>2.74789861537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2.85773489598201">
                <text:p>2.8577348959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2.71836152048058">
                <text:p>2.7183615204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2.58578546471163">
                <text:p>2.5857854647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2.45967521947995">
                <text:p>2.4596752194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2.58356832098101">
                <text:p>2.5835683209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2.45756620712504">
                <text:p>2.4575662071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2.33770928887596">
                <text:p>2.33770928887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2.22369786150745">
                <text:p>2.22369786150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2.35909971456163">
                <text:p>2.3590997145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2.24404506382226">
                <text:p>2.2440450638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2.13460169461332">
                <text:p>2.1346016946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2.03049594150527">
                <text:p>2.03049594150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2.17532036338553">
                <text:p>2.17532036338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2.0692287373679">
                <text:p>2.0692287373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1.9683112610068">
                <text:p>1.9683112610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2.11616846554221">
                <text:p>2.1161684655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2.01296171162427">
                <text:p>2.0129617116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2.15864128798676">
                <text:p>2.15864128798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2.05336311007513">
                <text:p>2.05336311007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2.19707228698419">
                <text:p>2.19707228698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2.08991980713444">
                <text:p>2.08991980713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2.23184609288956">
                <text:p>2.23184609288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2.36685055200994">
                <text:p>2.36685055200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2.49527076596404">
                <text:p>2.49527076596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2.37357497468143">
                <text:p>2.37357497468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2.50166723467194">
                <text:p>2.50166723467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2.62351236142571">
                <text:p>2.62351236142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2.73941503122592">
                <text:p>2.7394150312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2.60581218362164">
                <text:p>2.6058121836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2.72257810127979">
                <text:p>2.72257810127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2.83364927793505">
                <text:p>2.83364927793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2.69545057188702">
                <text:p>2.69545057188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2.80784477376264">
                <text:p>2.8078447737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2.91475744573001">
                <text:p>2.9147574457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2.77260304766093">
                <text:p>2.77260304766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2.88123447889186">
                <text:p>2.88123447889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2.98456789270435">
                <text:p>2.9845678927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2.83900879896046">
                <text:p>2.83900879896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2.94440158348406">
                <text:p>2.94440158348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2.80080142375653">
                <text:p>2.80080142375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2.90805760395713">
                <text:p>2.90805760395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2.76622996102707">
                <text:p>2.76622996102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2.63131933386441">
                <text:p>2.63131933386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2.50298837562945">
                <text:p>2.5029883756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2.38091619208198">
                <text:p>2.38091619208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2.508650416675">
                <text:p>2.508650416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2.38630209212724">
                <text:p>2.38630209212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2.26992076577904">
                <text:p>2.26992076577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2.15921542369422">
                <text:p>2.15921542369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2.29776212235014">
                <text:p>2.29776212235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2.18569894128267">
                <text:p>2.18569894128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2.07910114604813">
                <text:p>2.07910114604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2.22155506413057">
                <text:p>2.22155506413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2.11320854514957">
                <text:p>2.11320854514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2.25399902574904">
                <text:p>2.25399902574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2.14407019608843">
                <text:p>2.14407019608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2.28335553621076">
                <text:p>2.2833555362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2.17199497264028">
                <text:p>2.1719949726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2.30991840533949">
                <text:p>2.30991840533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2.44111523285112">
                <text:p>2.4411152328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2.56591351558133">
                <text:p>2.56591351558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2.44077243674503">
                <text:p>2.4407724367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2.56558743783861">
                <text:p>2.56558743783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2.68431513949791">
                <text:p>2.68431513949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2.79725242281958">
                <text:p>2.7972524228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2.6608288123419">
                <text:p>2.660828812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2.77491153735533">
                <text:p>2.7749115373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2.88343038221534">
                <text:p>2.8834303822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2.74280382306257">
                <text:p>2.74280382306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2.85288857962659">
                <text:p>2.85288857962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2.95760443925929">
                <text:p>2.9576044392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2.81336036865738">
                <text:p>2.81336036865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2.9200040418875">
                <text:p>2.920004041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3.02144664180084">
                <text:p>3.02144664180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2.87408895023983">
                <text:p>2.87408895023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2.97777085559692">
                <text:p>2.97777085559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2.83254325726446">
                <text:p>2.8325432572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2.93825136997748">
                <text:p>2.93825136997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2.79495115970211">
                <text:p>2.79495115970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2.65863978315104">
                <text:p>2.65863978315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2.52897639088147">
                <text:p>2.5289763908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2.6494896343705">
                <text:p>2.6494896343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2.52027250012286">
                <text:p>2.5202725001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2.39735735987684">
                <text:p>2.39735735987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2.2804368617582">
                <text:p>2.2804368617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2.4130715211169">
                <text:p>2.413071521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2.29538463431109">
                <text:p>2.2953846343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2.18343740470352">
                <text:p>2.1834374047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2.32080278340589">
                <text:p>2.32080278340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2.20761589603884">
                <text:p>2.2076158960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2.09994919830766">
                <text:p>2.09994919830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2.24138634488336">
                <text:p>2.24138634488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2.13207264292715">
                <text:p>2.1320726429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2.27194311062174">
                <text:p>2.2719431106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2.16113913761508">
                <text:p>2.1611391376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2.29959201563599">
                <text:p>2.29959201563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2.43129246711629">
                <text:p>2.4312924671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2.31271693428795">
                <text:p>2.31271693428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2.44377727593222">
                <text:p>2.44377727593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2.56844572928935">
                <text:p>2.56844572928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2.44318115293323">
                <text:p>2.44318115293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2.5678786795521">
                <text:p>2.5678786795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2.68649463603442">
                <text:p>2.68649463603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2.55547274655928">
                <text:p>2.55547274655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2.67469374753327">
                <text:p>2.6746937475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2.78810027167816">
                <text:p>2.78810027167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2.89597589437513">
                <text:p>2.89597589437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2.7547374833744">
                <text:p>2.754737483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2.8642402284572">
                <text:p>2.8642402284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2.96840246164357">
                <text:p>2.96840246164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3.06748464277215">
                <text:p>3.06748464277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2.91788165140893">
                <text:p>2.91788165140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3.01942776152734">
                <text:p>3.0194277615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2.87216853191913">
                <text:p>2.8721685319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2.97594409718292">
                <text:p>2.9759440971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2.83080559090961">
                <text:p>2.83080559090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2.93659845061078">
                <text:p>2.9365984506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2.79337885416418">
                <text:p>2.79337885416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2.65714415985906">
                <text:p>2.65714415985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2.52755370999816">
                <text:p>2.52755370999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2.4042834609562">
                <text:p>2.4042834609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2.28702517290195">
                <text:p>2.28702517290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2.17548563903817">
                <text:p>2.17548563903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2.06938595243184">
                <text:p>2.0693859524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1.96846080860161">
                <text:p>1.96846080860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1.87245784211832">
                <text:p>1.8724578421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1.78113699556005">
                <text:p>1.78113699556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1.69426991924352">
                <text:p>1.69426991924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1.61163940023089">
                <text:p>1.6116394002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1.5330388191843">
                <text:p>1.533038819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1.70212451120637">
                <text:p>1.70212451120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1.61911091922339">
                <text:p>1.6191109192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1.54014594789569">
                <text:p>1.54014594789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1.46503214366392">
                <text:p>1.46503214366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1.63743456038891">
                <text:p>1.63743456038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1.55757593453632">
                <text:p>1.55757593453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1.48161205982515">
                <text:p>1.4816120598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1.65320586449722">
                <text:p>1.65320586449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1.5725780630669">
                <text:p>1.5725780630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1.73973540341">
                <text:p>1.7397354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1.65488750656922">
                <text:p>1.6548875065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1.81803056798369">
                <text:p>1.8180305679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1.97321704840426">
                <text:p>1.97321704840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1.87698211736858">
                <text:p>1.87698211736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2.02929349679908">
                <text:p>2.02929349679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2.17417656259966">
                <text:p>2.17417656259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2.06814072040461">
                <text:p>2.06814072040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2.2111291847534">
                <text:p>2.211129184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2.34714401940614">
                <text:p>2.34714401940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2.2326724548">
                <text:p>2.2326724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2.36763661177443">
                <text:p>2.36763661177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2.49601848914144">
                <text:p>2.49601848914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2.61813910846558">
                <text:p>2.61813910846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2.49045095740853">
                <text:p>2.49045095740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2.6128431084594">
                <text:p>2.6128431084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2.72926612386692">
                <text:p>2.72926612386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2.84001112181165">
                <text:p>2.8400111218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2.70150214497653">
                <text:p>2.70150214497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2.81360120814989">
                <text:p>2.81360120814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2.92023313549937">
                <text:p>2.92023313549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2.77781168488898">
                <text:p>2.77781168488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2.88618908788473">
                <text:p>2.88618908788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2.98928086256526">
                <text:p>2.98928086256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2.84349191456895">
                <text:p>2.8434919145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2.94866605496429">
                <text:p>2.94866605496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3.0487107920049">
                <text:p>3.048710792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2.90002341214794">
                <text:p>2.90002341214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2.75858760137608">
                <text:p>2.75858760137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2.8679025739882">
                <text:p>2.8679025739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2.97188619247535">
                <text:p>2.97188619247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2.82694559254994">
                <text:p>2.82694559254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2.93292670659254">
                <text:p>2.93292670659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3.03373906071123">
                <text:p>3.0337390607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2.88578186080568">
                <text:p>2.88578186080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2.98889349618521">
                <text:p>2.98889349618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3.08697631776662">
                <text:p>3.08697631776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3.1802755836929">
                <text:p>3.1802755836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3.02517171322987">
                <text:p>3.0251717132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2.87763234779149">
                <text:p>2.8776323477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2.98114143961077">
                <text:p>2.9811414396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2.83574945595618">
                <text:p>2.83574945595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2.94130120051384">
                <text:p>2.9413012005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3.04170512574447">
                <text:p>3.04170512574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3.13721229375921">
                <text:p>3.13721229375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2.98420864472914">
                <text:p>2.98420864472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3.08251994921219">
                <text:p>3.0825199492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3.17603655479751">
                <text:p>3.1760365547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3.02113942421327">
                <text:p>3.0211394242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3.11764959332723">
                <text:p>3.11764959332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2.96560002845555">
                <text:p>2.9656000284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3.0648188858635">
                <text:p>3.064818885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2.91534590499886">
                <text:p>2.91534590499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3.01701568492901">
                <text:p>3.01701568492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2.86987409368465">
                <text:p>2.8698740936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2.97376156002159">
                <text:p>2.9737615600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2.82872949734168">
                <text:p>2.82872949734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2.93462360932095">
                <text:p>2.9346236093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2.79150032702058">
                <text:p>2.7915003270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2.89921012706177">
                <text:p>2.8992101270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2.75781398067161">
                <text:p>2.75781398067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2.8671666832107">
                <text:p>2.867166683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2.72733331401814">
                <text:p>2.7273333140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2.5943196987151">
                <text:p>2.5943196987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2.71164611147606">
                <text:p>2.71164611147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2.57939757006897">
                <text:p>2.57939757006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2.45359886613525">
                <text:p>2.45359886613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2.57778831488587">
                <text:p>2.5777883148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2.45206809525355">
                <text:p>2.45206809525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2.57633220058102">
                <text:p>2.5763322005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2.45068299648135">
                <text:p>2.4506829964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2.33116177637664">
                <text:p>2.33116177637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2.46132255245724">
                <text:p>2.46132255245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2.58513531258096">
                <text:p>2.58513531258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2.45905677564286">
                <text:p>2.4590567756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2.33912716150934">
                <text:p>2.33912716150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2.22504658367652">
                <text:p>2.22504658367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2.36038265877432">
                <text:p>2.36038265877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2.24526543810736">
                <text:p>2.2452654381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2.37961542803864">
                <text:p>2.3796154280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2.26356021414622">
                <text:p>2.26356021414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2.15316507982502">
                <text:p>2.15316507982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2.29200685723342">
                <text:p>2.29200685723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2.18022436375783">
                <text:p>2.1802243637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2.0738935668198">
                <text:p>2.0738935668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2.21660146153816">
                <text:p>2.21660146153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2.10849653260638">
                <text:p>2.10849653260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2.00566394327292">
                <text:p>2.00566394327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2.15169943599776">
                <text:p>2.15169943599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2.04675981620266">
                <text:p>2.0467598162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1.94693816205765">
                <text:p>1.94693816205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2.095837744929">
                <text:p>2.09583774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1.99362253195569">
                <text:p>1.99362253195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1.89639241374387">
                <text:p>1.89639241374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1.8039042643531">
                <text:p>1.8039042643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1.95977969273141">
                <text:p>1.95977969273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1.86420010926509">
                <text:p>1.86420010926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1.7732819970904">
                <text:p>1.7732819970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1.93065089106621">
                <text:p>1.9306508910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1.8364919360207">
                <text:p>1.8364919360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1.74692516740117">
                <text:p>1.7469251674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1.90557949912926">
                <text:p>1.90557949912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1.81264329029708">
                <text:p>1.81264329029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">
                <text:p>1056</text:p>
              </table:table-cell>
              <table:table-cell office:value-type="float" office:value="1.72423963385438">
                <text:p>1.72423963385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">
                <text:p>1057</text:p>
              </table:table-cell>
              <table:table-cell office:value-type="float" office:value="1.88400035210905">
                <text:p>1.88400035210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">
                <text:p>1058</text:p>
              </table:table-cell>
              <table:table-cell office:value-type="float" office:value="1.79211657069583">
                <text:p>1.79211657069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">
                <text:p>1059</text:p>
              </table:table-cell>
              <table:table-cell office:value-type="float" office:value="1.94856689167762">
                <text:p>1.9485668916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">
                <text:p>1060</text:p>
              </table:table-cell>
              <table:table-cell office:value-type="float" office:value="1.85353416297165">
                <text:p>1.85353416297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1.76313623513593">
                <text:p>1.76313623513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">
                <text:p>1062</text:p>
              </table:table-cell>
              <table:table-cell office:value-type="float" office:value="1.92099994376114">
                <text:p>1.92099994376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1.82731167096981">
                <text:p>1.82731167096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">
                <text:p>1064</text:p>
              </table:table-cell>
              <table:table-cell office:value-type="float" office:value="1.98204550665648">
                <text:p>1.98204550665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">
                <text:p>1065</text:p>
              </table:table-cell>
              <table:table-cell office:value-type="float" office:value="1.88538000663107">
                <text:p>1.8853800066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">
                <text:p>1066</text:p>
              </table:table-cell>
              <table:table-cell office:value-type="float" office:value="2.03728181616926">
                <text:p>2.0372818161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">
                <text:p>1067</text:p>
              </table:table-cell>
              <table:table-cell office:value-type="float" office:value="1.93792240954045">
                <text:p>1.93792240954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">
                <text:p>1068</text:p>
              </table:table-cell>
              <table:table-cell office:value-type="float" office:value="2.08726169585063">
                <text:p>2.08726169585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">
                <text:p>1069</text:p>
              </table:table-cell>
              <table:table-cell office:value-type="float" office:value="1.98546474172638">
                <text:p>1.9854647417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2.13248536113527">
                <text:p>2.13248536113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2.0284828228289">
                <text:p>2.0284828228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">
                <text:p>1072</text:p>
              </table:table-cell>
              <table:table-cell office:value-type="float" office:value="2.17340542566555">
                <text:p>2.17340542566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">
                <text:p>1073</text:p>
              </table:table-cell>
              <table:table-cell office:value-type="float" office:value="2.06740719226257">
                <text:p>2.06740719226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">
                <text:p>1074</text:p>
              </table:table-cell>
              <table:table-cell office:value-type="float" office:value="2.21043143120099">
                <text:p>2.2104314312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">
                <text:p>1075</text:p>
              </table:table-cell>
              <table:table-cell office:value-type="float" office:value="2.10262741819961">
                <text:p>2.1026274181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">
                <text:p>1076</text:p>
              </table:table-cell>
              <table:table-cell office:value-type="float" office:value="2.24393394644987">
                <text:p>2.24393394644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">
                <text:p>1077</text:p>
              </table:table-cell>
              <table:table-cell office:value-type="float" office:value="2.37834887399555">
                <text:p>2.37834887399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">
                <text:p>1078</text:p>
              </table:table-cell>
              <table:table-cell office:value-type="float" office:value="2.26235543067271">
                <text:p>2.26235543067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">
                <text:p>1079</text:p>
              </table:table-cell>
              <table:table-cell office:value-type="float" office:value="2.3958719318313">
                <text:p>2.3958719318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">
                <text:p>1080</text:p>
              </table:table-cell>
              <table:table-cell office:value-type="float" office:value="2.2790238788933">
                <text:p>2.2790238788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">
                <text:p>1081</text:p>
              </table:table-cell>
              <table:table-cell office:value-type="float" office:value="2.41172745023949">
                <text:p>2.41172745023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">
                <text:p>1082</text:p>
              </table:table-cell>
              <table:table-cell office:value-type="float" office:value="2.53795899204031">
                <text:p>2.53795899204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">
                <text:p>1083</text:p>
              </table:table-cell>
              <table:table-cell office:value-type="float" office:value="2.41418127140492">
                <text:p>2.41418127140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  <table:table-cell office:value-type="float" office:value="2.54029313893533">
                <text:p>2.54029313893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">
                <text:p>1085</text:p>
              </table:table-cell>
              <table:table-cell office:value-type="float" office:value="2.41640158061257">
                <text:p>2.4164015806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">
                <text:p>1086</text:p>
              </table:table-cell>
              <table:table-cell office:value-type="float" office:value="2.54240516238514">
                <text:p>2.54240516238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">
                <text:p>1087</text:p>
              </table:table-cell>
              <table:table-cell office:value-type="float" office:value="2.66226347695969">
                <text:p>2.66226347695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">
                <text:p>1088</text:p>
              </table:table-cell>
              <table:table-cell office:value-type="float" office:value="2.53242335505764">
                <text:p>2.5324233550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">
                <text:p>1089</text:p>
              </table:table-cell>
              <table:table-cell office:value-type="float" office:value="2.65276848812007">
                <text:p>2.6527684881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">
                <text:p>1090</text:p>
              </table:table-cell>
              <table:table-cell office:value-type="float" office:value="2.76724431978452">
                <text:p>2.76724431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">
                <text:p>1091</text:p>
              </table:table-cell>
              <table:table-cell office:value-type="float" office:value="2.63228422176149">
                <text:p>2.63228422176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">
                <text:p>1092</text:p>
              </table:table-cell>
              <table:table-cell office:value-type="float" office:value="2.74775908288493">
                <text:p>2.74775908288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2.85760216857567">
                <text:p>2.85760216857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">
                <text:p>1094</text:p>
              </table:table-cell>
              <table:table-cell office:value-type="float" office:value="2.71823526626622">
                <text:p>2.71823526626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">
                <text:p>1095</text:p>
              </table:table-cell>
              <table:table-cell office:value-type="float" office:value="2.8295182454844">
                <text:p>2.829518245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">
                <text:p>1096</text:p>
              </table:table-cell>
              <table:table-cell office:value-type="float" office:value="2.93537388976282">
                <text:p>2.93537388976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">
                <text:p>1097</text:p>
              </table:table-cell>
              <table:table-cell office:value-type="float" office:value="3.03606689334994">
                <text:p>3.03606689334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">
                <text:p>1098</text:p>
              </table:table-cell>
              <table:table-cell office:value-type="float" office:value="2.88799616370694">
                <text:p>2.88799616370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2.99099980625965">
                <text:p>2.99099980625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">
                <text:p>1100</text:p>
              </table:table-cell>
              <table:table-cell office:value-type="float" office:value="3.08897990188654">
                <text:p>3.08897990188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">
                <text:p>1101</text:p>
              </table:table-cell>
              <table:table-cell office:value-type="float" office:value="3.18218145186224">
                <text:p>3.18218145186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3.02698463111176">
                <text:p>3.0269846311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3.12320972612138">
                <text:p>3.1232097261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">
                <text:p>1104</text:p>
              </table:table-cell>
              <table:table-cell office:value-type="float" office:value="3.2147418678699">
                <text:p>3.214741867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">
                <text:p>1105</text:p>
              </table:table-cell>
              <table:table-cell office:value-type="float" office:value="3.30180993438867">
                <text:p>3.3018099343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">
                <text:p>1106</text:p>
              </table:table-cell>
              <table:table-cell office:value-type="float" office:value="3.14077876369927">
                <text:p>3.14077876369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">
                <text:p>1107</text:p>
              </table:table-cell>
              <table:table-cell office:value-type="float" office:value="3.23145405337415">
                <text:p>3.23145405337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3.31770705698802">
                <text:p>3.31770705698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">
                <text:p>1109</text:p>
              </table:table-cell>
              <table:table-cell office:value-type="float" office:value="3.15590057448068">
                <text:p>3.15590057448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">
                <text:p>1110</text:p>
              </table:table-cell>
              <table:table-cell office:value-type="float" office:value="3.24583836474116">
                <text:p>3.24583836474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">
                <text:p>1111</text:p>
              </table:table-cell>
              <table:table-cell office:value-type="float" office:value="3.3313898372115">
                <text:p>3.331389837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">
                <text:p>1112</text:p>
              </table:table-cell>
              <table:table-cell office:value-type="float" office:value="3.16891603763822">
                <text:p>3.16891603763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">
                <text:p>1113</text:p>
              </table:table-cell>
              <table:table-cell office:value-type="float" office:value="3.25821905627012">
                <text:p>3.2582190562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">
                <text:p>1114</text:p>
              </table:table-cell>
              <table:table-cell office:value-type="float" office:value="3.09931383779308">
                <text:p>3.09931383779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">
                <text:p>1115</text:p>
              </table:table-cell>
              <table:table-cell office:value-type="float" office:value="3.19201139576744">
                <text:p>3.19201139576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">
                <text:p>1116</text:p>
              </table:table-cell>
              <table:table-cell office:value-type="float" office:value="3.28018804049202">
                <text:p>3.28018804049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">
                <text:p>1117</text:p>
              </table:table-cell>
              <table:table-cell office:value-type="float" office:value="3.12021138201135">
                <text:p>3.1202113820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">
                <text:p>1118</text:p>
              </table:table-cell>
              <table:table-cell office:value-type="float" office:value="3.21188975472766">
                <text:p>3.2118897547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3.05524404294933">
                <text:p>3.05524404294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">
                <text:p>1120</text:p>
              </table:table-cell>
              <table:table-cell office:value-type="float" office:value="3.15009091018036">
                <text:p>3.15009091018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">
                <text:p>1121</text:p>
              </table:table-cell>
              <table:table-cell office:value-type="float" office:value="2.99645916361579">
                <text:p>2.9964591636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">
                <text:p>1122</text:p>
              </table:table-cell>
              <table:table-cell office:value-type="float" office:value="3.09417300324257">
                <text:p>3.09417300324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2.94326840518008">
                <text:p>2.94326840518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3.04357638870701">
                <text:p>3.04357638870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">
                <text:p>1125</text:p>
              </table:table-cell>
              <table:table-cell office:value-type="float" office:value="2.89513941665373">
                <text:p>2.89513941665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">
                <text:p>1126</text:p>
              </table:table-cell>
              <table:table-cell office:value-type="float" office:value="2.99779467864929">
                <text:p>2.9977946786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">
                <text:p>1127</text:p>
              </table:table-cell>
              <table:table-cell office:value-type="float" office:value="2.85159050694287">
                <text:p>2.85159050694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">
                <text:p>1128</text:p>
              </table:table-cell>
              <table:table-cell office:value-type="float" office:value="2.95636967432739">
                <text:p>2.95636967432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">
                <text:p>1129</text:p>
              </table:table-cell>
              <table:table-cell office:value-type="float" office:value="2.81218582392181">
                <text:p>2.8121858239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">
                <text:p>1130</text:p>
              </table:table-cell>
              <table:table-cell office:value-type="float" office:value="2.91888678037464">
                <text:p>2.91888678037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2.77653099227851">
                <text:p>2.77653099227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">
                <text:p>1132</text:p>
              </table:table-cell>
              <table:table-cell office:value-type="float" office:value="2.88497085538991">
                <text:p>2.88497085538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">
                <text:p>1133</text:p>
              </table:table-cell>
              <table:table-cell office:value-type="float" office:value="2.74426916647388">
                <text:p>2.74426916647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">
                <text:p>1134</text:p>
              </table:table-cell>
              <table:table-cell office:value-type="float" office:value="2.6104295799">
                <text:p>2.6104295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">
                <text:p>1135</text:p>
              </table:table-cell>
              <table:table-cell office:value-type="float" office:value="2.72697030448435">
                <text:p>2.72697030448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2.59397439336518">
                <text:p>2.5939743933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">
                <text:p>1137</text:p>
              </table:table-cell>
              <table:table-cell office:value-type="float" office:value="2.71131764686678">
                <text:p>2.71131764686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">
                <text:p>1138</text:p>
              </table:table-cell>
              <table:table-cell office:value-type="float" office:value="2.57908512486772">
                <text:p>2.5790851248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">
                <text:p>1139</text:p>
              </table:table-cell>
              <table:table-cell office:value-type="float" office:value="2.6971545365627">
                <text:p>2.697154536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">
                <text:p>1140</text:p>
              </table:table-cell>
              <table:table-cell office:value-type="float" office:value="2.56561275760403">
                <text:p>2.5656127576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">
                <text:p>1141</text:p>
              </table:table-cell>
              <table:table-cell office:value-type="float" office:value="2.44048634690737">
                <text:p>2.44048634690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">
                <text:p>1142</text:p>
              </table:table-cell>
              <table:table-cell office:value-type="float" office:value="2.56531530076698">
                <text:p>2.5653153007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">
                <text:p>1143</text:p>
              </table:table-cell>
              <table:table-cell office:value-type="float" office:value="2.44020339721145">
                <text:p>2.4402033972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">
                <text:p>1144</text:p>
              </table:table-cell>
              <table:table-cell office:value-type="float" office:value="2.32119327319413">
                <text:p>2.32119327319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">
                <text:p>1145</text:p>
              </table:table-cell>
              <table:table-cell office:value-type="float" office:value="2.20798734141538">
                <text:p>2.2079873414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">
                <text:p>1146</text:p>
              </table:table-cell>
              <table:table-cell office:value-type="float" office:value="2.34415540557585">
                <text:p>2.34415540557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">
                <text:p>1147</text:p>
              </table:table-cell>
              <table:table-cell office:value-type="float" office:value="2.22982959738615">
                <text:p>2.22982959738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">
                <text:p>1148</text:p>
              </table:table-cell>
              <table:table-cell office:value-type="float" office:value="2.12107952465629">
                <text:p>2.1210795246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">
                <text:p>1149</text:p>
              </table:table-cell>
              <table:table-cell office:value-type="float" office:value="2.01763325555905">
                <text:p>2.01763325555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">
                <text:p>1150</text:p>
              </table:table-cell>
              <table:table-cell office:value-type="float" office:value="2.16308499803537">
                <text:p>2.16308499803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">
                <text:p>1151</text:p>
              </table:table-cell>
              <table:table-cell office:value-type="float" office:value="2.05759009782731">
                <text:p>2.05759009782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">
                <text:p>1152</text:p>
              </table:table-cell>
              <table:table-cell office:value-type="float" office:value="1.95724024461464">
                <text:p>1.9572402446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">
                <text:p>1153</text:p>
              </table:table-cell>
              <table:table-cell office:value-type="float" office:value="1.86178451149442">
                <text:p>1.86178451149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">
                <text:p>1154</text:p>
              </table:table-cell>
              <table:table-cell office:value-type="float" office:value="1.77098420941318">
                <text:p>1.7709842094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">
                <text:p>1155</text:p>
              </table:table-cell>
              <table:table-cell office:value-type="float" office:value="1.92846516781638">
                <text:p>1.9284651678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">
                <text:p>1156</text:p>
              </table:table-cell>
              <table:table-cell office:value-type="float" office:value="1.83441281175165">
                <text:p>1.83441281175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">
                <text:p>1157</text:p>
              </table:table-cell>
              <table:table-cell office:value-type="float" office:value="1.74494744321926">
                <text:p>1.7449474432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">
                <text:p>1158</text:p>
              </table:table-cell>
              <table:table-cell office:value-type="float" office:value="1.65984535219745">
                <text:p>1.65984535219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">
                <text:p>1159</text:p>
              </table:table-cell>
              <table:table-cell office:value-type="float" office:value="1.82274661662739">
                <text:p>1.82274661662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">
                <text:p>1160</text:p>
              </table:table-cell>
              <table:table-cell office:value-type="float" office:value="1.7338502151451">
                <text:p>1.733850215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">
                <text:p>1161</text:p>
              </table:table-cell>
              <table:table-cell office:value-type="float" office:value="1.64928934232291">
                <text:p>1.6492893423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">
                <text:p>1162</text:p>
              </table:table-cell>
              <table:table-cell office:value-type="float" office:value="1.56885255193298">
                <text:p>1.56885255193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1.73619158759812">
                <text:p>1.73619158759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">
                <text:p>1164</text:p>
              </table:table-cell>
              <table:table-cell office:value-type="float" office:value="1.65151652469394">
                <text:p>1.6515165246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">
                <text:p>1165</text:p>
              </table:table-cell>
              <table:table-cell office:value-type="float" office:value="1.57097111333804">
                <text:p>1.57097111333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">
                <text:p>1166</text:p>
              </table:table-cell>
              <table:table-cell office:value-type="float" office:value="1.73820682554422">
                <text:p>1.7382068255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1.65343347832564">
                <text:p>1.6534334783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">
                <text:p>1168</text:p>
              </table:table-cell>
              <table:table-cell office:value-type="float" office:value="1.57279457603791">
                <text:p>1.57279457603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">
                <text:p>1169</text:p>
              </table:table-cell>
              <table:table-cell office:value-type="float" office:value="1.73994135691882">
                <text:p>1.7399413569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">
                <text:p>1170</text:p>
              </table:table-cell>
              <table:table-cell office:value-type="float" office:value="1.65508341560688">
                <text:p>1.65508341560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">
                <text:p>1171</text:p>
              </table:table-cell>
              <table:table-cell office:value-type="float" office:value="1.5743640449284">
                <text:p>1.5743640449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1.74143428190829">
                <text:p>1.7414342819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">
                <text:p>1173</text:p>
              </table:table-cell>
              <table:table-cell office:value-type="float" office:value="1.65650352978544">
                <text:p>1.65650352978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">
                <text:p>1174</text:p>
              </table:table-cell>
              <table:table-cell office:value-type="float" office:value="1.81956777681764">
                <text:p>1.8195677768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1.73082640918228">
                <text:p>1.73082640918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">
                <text:p>1176</text:p>
              </table:table-cell>
              <table:table-cell office:value-type="float" office:value="1.89026588661353">
                <text:p>1.8902658866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.79807653147672">
                <text:p>1.79807653147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1.95423618174127">
                <text:p>1.95423618174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1.85892695849622">
                <text:p>1.85892695849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">
                <text:p>1180</text:p>
              </table:table-cell>
              <table:table-cell office:value-type="float" office:value="2.01211889841565">
                <text:p>2.0121188984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1.91398670176693">
                <text:p>1.91398670176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">
                <text:p>1182</text:p>
              </table:table-cell>
              <table:table-cell office:value-type="float" office:value="2.06449334632021">
                <text:p>2.0644933463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">
                <text:p>1183</text:p>
              </table:table-cell>
              <table:table-cell office:value-type="float" office:value="1.96380681770573">
                <text:p>1.96380681770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">
                <text:p>1184</text:p>
              </table:table-cell>
              <table:table-cell office:value-type="float" office:value="2.11188370653323">
                <text:p>2.11188370653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">
                <text:p>1185</text:p>
              </table:table-cell>
              <table:table-cell office:value-type="float" office:value="2.25273880027447">
                <text:p>2.25273880027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">
                <text:p>1186</text:p>
              </table:table-cell>
              <table:table-cell office:value-type="float" office:value="2.14287143253551">
                <text:p>2.14287143253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">
                <text:p>1187</text:p>
              </table:table-cell>
              <table:table-cell office:value-type="float" office:value="2.2822152370462">
                <text:p>2.2822152370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">
                <text:p>1188</text:p>
              </table:table-cell>
              <table:table-cell office:value-type="float" office:value="2.17091028652222">
                <text:p>2.1709102865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">
                <text:p>1189</text:p>
              </table:table-cell>
              <table:table-cell office:value-type="float" office:value="2.30888661998764">
                <text:p>2.30888661998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2.44013376826467">
                <text:p>2.44013376826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">
                <text:p>1191</text:p>
              </table:table-cell>
              <table:table-cell office:value-type="float" office:value="2.32112704009116">
                <text:p>2.32112704009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">
                <text:p>1192</text:p>
              </table:table-cell>
              <table:table-cell office:value-type="float" office:value="2.45177721603539">
                <text:p>2.45177721603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">
                <text:p>1193</text:p>
              </table:table-cell>
              <table:table-cell office:value-type="float" office:value="2.57605550770974">
                <text:p>2.57605550770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">
                <text:p>1194</text:p>
              </table:table-cell>
              <table:table-cell office:value-type="float" office:value="2.45041979808063">
                <text:p>2.45041979808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">
                <text:p>1195</text:p>
              </table:table-cell>
              <table:table-cell office:value-type="float" office:value="2.57476429180982">
                <text:p>2.57476429180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2.69304443301968">
                <text:p>2.6930444330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">
                <text:p>1197</text:p>
              </table:table-cell>
              <table:table-cell office:value-type="float" office:value="2.56170310617616">
                <text:p>2.56170310617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">
                <text:p>1198</text:p>
              </table:table-cell>
              <table:table-cell office:value-type="float" office:value="2.68062024892607">
                <text:p>2.68062024892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2.79373773418734">
                <text:p>2.79373773418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0">
                <text:p>1200</text:p>
              </table:table-cell>
              <table:table-cell office:value-type="float" office:value="2.90133841459338">
                <text:p>2.90133841459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1">
                <text:p>1201</text:p>
              </table:table-cell>
              <table:table-cell office:value-type="float" office:value="2.75983847039547">
                <text:p>2.75983847039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2">
                <text:p>1202</text:p>
              </table:table-cell>
              <table:table-cell office:value-type="float" office:value="2.86909243740565">
                <text:p>2.86909243740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3">
                <text:p>1203</text:p>
              </table:table-cell>
              <table:table-cell office:value-type="float" office:value="2.97301802556915">
                <text:p>2.9730180255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4">
                <text:p>1204</text:p>
              </table:table-cell>
              <table:table-cell office:value-type="float" office:value="3.07187510298882">
                <text:p>3.07187510298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5">
                <text:p>1205</text:p>
              </table:table-cell>
              <table:table-cell office:value-type="float" office:value="2.92205798635413">
                <text:p>2.92205798635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6">
                <text:p>1206</text:p>
              </table:table-cell>
              <table:table-cell office:value-type="float" office:value="3.02340041421379">
                <text:p>3.0234004142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7">
                <text:p>1207</text:p>
              </table:table-cell>
              <table:table-cell office:value-type="float" office:value="3.11980031354423">
                <text:p>3.11980031354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8">
                <text:p>1208</text:p>
              </table:table-cell>
              <table:table-cell office:value-type="float" office:value="3.21149873430625">
                <text:p>3.2114987343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9">
                <text:p>1209</text:p>
              </table:table-cell>
              <table:table-cell office:value-type="float" office:value="3.05487209281891">
                <text:p>3.0548720928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0">
                <text:p>1210</text:p>
              </table:table-cell>
              <table:table-cell office:value-type="float" office:value="3.14973710027185">
                <text:p>3.14973710027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1">
                <text:p>1211</text:p>
              </table:table-cell>
              <table:table-cell office:value-type="float" office:value="3.23997548671657">
                <text:p>3.2399754867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2">
                <text:p>1212</text:p>
              </table:table-cell>
              <table:table-cell office:value-type="float" office:value="3.32581289512226">
                <text:p>3.3258128951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3">
                <text:p>1213</text:p>
              </table:table-cell>
              <table:table-cell office:value-type="float" office:value="3.1636110862242">
                <text:p>3.1636110862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4">
                <text:p>1214</text:p>
              </table:table-cell>
              <table:table-cell office:value-type="float" office:value="3.25317283038955">
                <text:p>3.25317283038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5">
                <text:p>1215</text:p>
              </table:table-cell>
              <table:table-cell office:value-type="float" office:value="3.33836659674924">
                <text:p>3.33836659674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6">
                <text:p>1216</text:p>
              </table:table-cell>
              <table:table-cell office:value-type="float" office:value="3.41940541409462">
                <text:p>3.41940541409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7">
                <text:p>1217</text:p>
              </table:table-cell>
              <table:table-cell office:value-type="float" office:value="3.25263904418385">
                <text:p>3.2526390441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8">
                <text:p>1218</text:p>
              </table:table-cell>
              <table:table-cell office:value-type="float" office:value="3.33785884360399">
                <text:p>3.33785884360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9">
                <text:p>1219</text:p>
              </table:table-cell>
              <table:table-cell office:value-type="float" office:value="3.41892242436247">
                <text:p>3.41892242436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0">
                <text:p>1220</text:p>
              </table:table-cell>
              <table:table-cell office:value-type="float" office:value="3.2521796101389">
                <text:p>3.252179610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3.33742181642181">
                <text:p>3.3374218164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2">
                <text:p>1222</text:p>
              </table:table-cell>
              <table:table-cell office:value-type="float" office:value="3.17465383375105">
                <text:p>3.17465383375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3">
                <text:p>1223</text:p>
              </table:table-cell>
              <table:table-cell office:value-type="float" office:value="3.26367701676442">
                <text:p>3.26367701676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4">
                <text:p>1224</text:p>
              </table:table-cell>
              <table:table-cell office:value-type="float" office:value="3.10450561041303">
                <text:p>3.1045056104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3.19694996264885">
                <text:p>3.19694996264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6">
                <text:p>1226</text:p>
              </table:table-cell>
              <table:table-cell office:value-type="float" office:value="3.04103287312805">
                <text:p>3.04103287312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7">
                <text:p>1227</text:p>
              </table:table-cell>
              <table:table-cell office:value-type="float" office:value="3.13657282728978">
                <text:p>3.13657282728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8">
                <text:p>1228</text:p>
              </table:table-cell>
              <table:table-cell office:value-type="float" office:value="2.98360036540743">
                <text:p>2.9836003654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9">
                <text:p>1229</text:p>
              </table:table-cell>
              <table:table-cell office:value-type="float" office:value="3.08194133602306">
                <text:p>3.08194133602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0">
                <text:p>1230</text:p>
              </table:table-cell>
              <table:table-cell office:value-type="float" office:value="2.93163328341018">
                <text:p>2.9316332834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1">
                <text:p>1231</text:p>
              </table:table-cell>
              <table:table-cell office:value-type="float" office:value="2.7886558410254">
                <text:p>2.7886558410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2">
                <text:p>1232</text:p>
              </table:table-cell>
              <table:table-cell office:value-type="float" office:value="2.89650436828558">
                <text:p>2.8965043682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3">
                <text:p>1233</text:p>
              </table:table-cell>
              <table:table-cell office:value-type="float" office:value="2.75524018330809">
                <text:p>2.75524018330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4">
                <text:p>1234</text:p>
              </table:table-cell>
              <table:table-cell office:value-type="float" office:value="2.86471841142583">
                <text:p>2.864718411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5">
                <text:p>1235</text:p>
              </table:table-cell>
              <table:table-cell office:value-type="float" office:value="2.72500444585719">
                <text:p>2.7250044458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6">
                <text:p>1236</text:p>
              </table:table-cell>
              <table:table-cell office:value-type="float" office:value="2.59210441079462">
                <text:p>2.59210441079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7">
                <text:p>1237</text:p>
              </table:table-cell>
              <table:table-cell office:value-type="float" office:value="2.70953886442236">
                <text:p>2.7095388644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2.5773930946668">
                <text:p>2.5773930946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2.45169215015202">
                <text:p>2.4516921501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0">
                <text:p>1240</text:p>
              </table:table-cell>
              <table:table-cell office:value-type="float" office:value="2.33212171304202">
                <text:p>2.33212171304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1">
                <text:p>1241</text:p>
              </table:table-cell>
              <table:table-cell office:value-type="float" office:value="2.46223567245901">
                <text:p>2.46223567245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2">
                <text:p>1242</text:p>
              </table:table-cell>
              <table:table-cell office:value-type="float" office:value="2.34215102169831">
                <text:p>2.34215102169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3">
                <text:p>1243</text:p>
              </table:table-cell>
              <table:table-cell office:value-type="float" office:value="2.22792296846385">
                <text:p>2.22792296846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4">
                <text:p>1244</text:p>
              </table:table-cell>
              <table:table-cell office:value-type="float" office:value="2.11926588312379">
                <text:p>2.11926588312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5">
                <text:p>1245</text:p>
              </table:table-cell>
              <table:table-cell office:value-type="float" office:value="2.25976094386427">
                <text:p>2.25976094386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6">
                <text:p>1246</text:p>
              </table:table-cell>
              <table:table-cell office:value-type="float" office:value="2.1495511021412">
                <text:p>2.149551102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7">
                <text:p>1247</text:p>
              </table:table-cell>
              <table:table-cell office:value-type="float" office:value="2.04471625782465">
                <text:p>2.0447162578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8">
                <text:p>1248</text:p>
              </table:table-cell>
              <table:table-cell office:value-type="float" office:value="1.94499426919779">
                <text:p>1.9449942691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9">
                <text:p>1249</text:p>
              </table:table-cell>
              <table:table-cell office:value-type="float" office:value="2.09398865684263">
                <text:p>2.0939886568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0">
                <text:p>1250</text:p>
              </table:table-cell>
              <table:table-cell office:value-type="float" office:value="1.99186362495944">
                <text:p>1.99186362495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1">
                <text:p>1251</text:p>
              </table:table-cell>
              <table:table-cell office:value-type="float" office:value="1.89471928965407">
                <text:p>1.89471928965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2">
                <text:p>1252</text:p>
              </table:table-cell>
              <table:table-cell office:value-type="float" office:value="1.80231273948805">
                <text:p>1.80231273948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3">
                <text:p>1253</text:p>
              </table:table-cell>
              <table:table-cell office:value-type="float" office:value="1.95826578744995">
                <text:p>1.95826578744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4">
                <text:p>1254</text:p>
              </table:table-cell>
              <table:table-cell office:value-type="float" office:value="1.86276003801545">
                <text:p>1.8627600380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5">
                <text:p>1255</text:p>
              </table:table-cell>
              <table:table-cell office:value-type="float" office:value="1.77191215894437">
                <text:p>1.77191215894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6">
                <text:p>1256</text:p>
              </table:table-cell>
              <table:table-cell office:value-type="float" office:value="1.9293478607149">
                <text:p>1.9293478607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7">
                <text:p>1257</text:p>
              </table:table-cell>
              <table:table-cell office:value-type="float" office:value="1.83525245520952">
                <text:p>1.8352524552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8">
                <text:p>1258</text:p>
              </table:table-cell>
              <table:table-cell office:value-type="float" office:value="1.74574613678247">
                <text:p>1.74574613678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9">
                <text:p>1259</text:p>
              </table:table-cell>
              <table:table-cell office:value-type="float" office:value="1.66060509301593">
                <text:p>1.6606050930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0">
                <text:p>1260</text:p>
              </table:table-cell>
              <table:table-cell office:value-type="float" office:value="1.82346930444893">
                <text:p>1.8234693044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1">
                <text:p>1261</text:p>
              </table:table-cell>
              <table:table-cell office:value-type="float" office:value="1.73453765706568">
                <text:p>1.73453765706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2">
                <text:p>1262</text:p>
              </table:table-cell>
              <table:table-cell office:value-type="float" office:value="1.6499432573054">
                <text:p>1.649943257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3">
                <text:p>1263</text:p>
              </table:table-cell>
              <table:table-cell office:value-type="float" office:value="1.81332745260188">
                <text:p>1.8133274526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4">
                <text:p>1264</text:p>
              </table:table-cell>
              <table:table-cell office:value-type="float" office:value="1.72489042916983">
                <text:p>1.72489042916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5">
                <text:p>1265</text:p>
              </table:table-cell>
              <table:table-cell office:value-type="float" office:value="1.64076653026601">
                <text:p>1.64076653026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6">
                <text:p>1266</text:p>
              </table:table-cell>
              <table:table-cell office:value-type="float" office:value="1.8045982798214">
                <text:p>1.8045982798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7">
                <text:p>1267</text:p>
              </table:table-cell>
              <table:table-cell office:value-type="float" office:value="1.71658698316949">
                <text:p>1.71658698316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8">
                <text:p>1268</text:p>
              </table:table-cell>
              <table:table-cell office:value-type="float" office:value="1.87672092560216">
                <text:p>1.8767209256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9">
                <text:p>1269</text:p>
              </table:table-cell>
              <table:table-cell office:value-type="float" office:value="1.78519216600899">
                <text:p>1.78519216600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0">
                <text:p>1270</text:p>
              </table:table-cell>
              <table:table-cell office:value-type="float" office:value="1.94198019419234">
                <text:p>1.94198019419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1">
                <text:p>1271</text:p>
              </table:table-cell>
              <table:table-cell office:value-type="float" office:value="1.84726870251337">
                <text:p>1.8472687025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2">
                <text:p>1272</text:p>
              </table:table-cell>
              <table:table-cell office:value-type="float" office:value="2.0010292222864">
                <text:p>2.00102922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3">
                <text:p>1273</text:p>
              </table:table-cell>
              <table:table-cell office:value-type="float" office:value="1.9034378755246">
                <text:p>1.9034378755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4">
                <text:p>1274</text:p>
              </table:table-cell>
              <table:table-cell office:value-type="float" office:value="2.05445899240456">
                <text:p>2.05445899240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5">
                <text:p>1275</text:p>
              </table:table-cell>
              <table:table-cell office:value-type="float" office:value="1.95426184500531">
                <text:p>1.95426184500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6">
                <text:p>1276</text:p>
              </table:table-cell>
              <table:table-cell office:value-type="float" office:value="2.10280424764453">
                <text:p>2.10280424764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7">
                <text:p>1277</text:p>
              </table:table-cell>
              <table:table-cell office:value-type="float" office:value="2.00024927432456">
                <text:p>2.0002492743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8">
                <text:p>1278</text:p>
              </table:table-cell>
              <table:table-cell office:value-type="float" office:value="2.14654884357016">
                <text:p>2.14654884357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9">
                <text:p>1279</text:p>
              </table:table-cell>
              <table:table-cell office:value-type="float" office:value="2.28571329862834">
                <text:p>2.2857132986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0">
                <text:p>1280</text:p>
              </table:table-cell>
              <table:table-cell office:value-type="float" office:value="2.17423774562787">
                <text:p>2.1742377456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1">
                <text:p>1281</text:p>
              </table:table-cell>
              <table:table-cell office:value-type="float" office:value="2.31205179699776">
                <text:p>2.31205179699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2">
                <text:p>1282</text:p>
              </table:table-cell>
              <table:table-cell office:value-type="float" office:value="2.44314457777045">
                <text:p>2.44314457777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3">
                <text:p>1283</text:p>
              </table:table-cell>
              <table:table-cell office:value-type="float" office:value="2.32399101068462">
                <text:p>2.3239910106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4">
                <text:p>1284</text:p>
              </table:table-cell>
              <table:table-cell office:value-type="float" office:value="2.4545015091348">
                <text:p>2.454501509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5">
                <text:p>1285</text:p>
              </table:table-cell>
              <table:table-cell office:value-type="float" office:value="2.57864693546686">
                <text:p>2.57864693546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6">
                <text:p>1286</text:p>
              </table:table-cell>
              <table:table-cell office:value-type="float" office:value="2.45288484041467">
                <text:p>2.4528848404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7">
                <text:p>1287</text:p>
              </table:table-cell>
              <table:table-cell office:value-type="float" office:value="2.5771091126106">
                <text:p>2.5771091126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8">
                <text:p>1288</text:p>
              </table:table-cell>
              <table:table-cell office:value-type="float" office:value="2.69527489556056">
                <text:p>2.6952748955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9">
                <text:p>1289</text:p>
              </table:table-cell>
              <table:table-cell office:value-type="float" office:value="2.80767766527172">
                <text:p>2.80767766527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0">
                <text:p>1290</text:p>
              </table:table-cell>
              <table:table-cell office:value-type="float" office:value="2.67074560971993">
                <text:p>2.6707456097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1">
                <text:p>1291</text:p>
              </table:table-cell>
              <table:table-cell office:value-type="float" office:value="2.78434468681812">
                <text:p>2.7843446868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2">
                <text:p>1292</text:p>
              </table:table-cell>
              <table:table-cell office:value-type="float" office:value="2.89240347155006">
                <text:p>2.8924034715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3">
                <text:p>1293</text:p>
              </table:table-cell>
              <table:table-cell office:value-type="float" office:value="2.99519216716286">
                <text:p>2.99519216716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4">
                <text:p>1294</text:p>
              </table:table-cell>
              <table:table-cell office:value-type="float" office:value="2.84911492143937">
                <text:p>2.849114921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5">
                <text:p>1295</text:p>
              </table:table-cell>
              <table:table-cell office:value-type="float" office:value="2.9540148245536">
                <text:p>2.9540148245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6">
                <text:p>1296</text:p>
              </table:table-cell>
              <table:table-cell office:value-type="float" office:value="3.05379869902313">
                <text:p>3.0537986990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7">
                <text:p>1297</text:p>
              </table:table-cell>
              <table:table-cell office:value-type="float" office:value="3.14871605650923">
                <text:p>3.14871605650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8">
                <text:p>1298</text:p>
              </table:table-cell>
              <table:table-cell office:value-type="float" office:value="2.99515136234943">
                <text:p>2.99515136234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3.09292898419661">
                <text:p>3.09292898419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0">
                <text:p>1300</text:p>
              </table:table-cell>
              <table:table-cell office:value-type="float" office:value="3.18593793515535">
                <text:p>3.1859379351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1">
                <text:p>1301</text:p>
              </table:table-cell>
              <table:table-cell office:value-type="float" office:value="3.27441078604925">
                <text:p>3.2744107860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2">
                <text:p>1302</text:p>
              </table:table-cell>
              <table:table-cell office:value-type="float" office:value="3.11471588759255">
                <text:p>3.11471588759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3">
                <text:p>1303</text:p>
              </table:table-cell>
              <table:table-cell office:value-type="float" office:value="3.20666227873433">
                <text:p>3.20666227873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4">
                <text:p>1304</text:p>
              </table:table-cell>
              <table:table-cell office:value-type="float" office:value="3.29412439146503">
                <text:p>3.29412439146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3.13346804912705">
                <text:p>3.1334680491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6">
                <text:p>1306</text:p>
              </table:table-cell>
              <table:table-cell office:value-type="float" office:value="3.22449988655893">
                <text:p>3.22449988655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7">
                <text:p>1307</text:p>
              </table:table-cell>
              <table:table-cell office:value-type="float" office:value="3.31109204889049">
                <text:p>3.3110920488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8">
                <text:p>1308</text:p>
              </table:table-cell>
              <table:table-cell office:value-type="float" office:value="3.14960818413499">
                <text:p>3.14960818413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09">
                <text:p>1309</text:p>
              </table:table-cell>
              <table:table-cell office:value-type="float" office:value="3.2398528578939">
                <text:p>3.2398528578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0">
                <text:p>1310</text:p>
              </table:table-cell>
              <table:table-cell office:value-type="float" office:value="3.08184336948141">
                <text:p>3.08184336948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1">
                <text:p>1311</text:p>
              </table:table-cell>
              <table:table-cell office:value-type="float" office:value="3.17539297224957">
                <text:p>3.17539297224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2">
                <text:p>1312</text:p>
              </table:table-cell>
              <table:table-cell office:value-type="float" office:value="3.02052722955657">
                <text:p>3.02052722955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3">
                <text:p>1313</text:p>
              </table:table-cell>
              <table:table-cell office:value-type="float" office:value="3.11706725575626">
                <text:p>3.11706725575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4">
                <text:p>1314</text:p>
              </table:table-cell>
              <table:table-cell office:value-type="float" office:value="2.96504609182305">
                <text:p>2.9650460918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5">
                <text:p>1315</text:p>
              </table:table-cell>
              <table:table-cell office:value-type="float" office:value="3.06429196503936">
                <text:p>3.0642919650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6">
                <text:p>1316</text:p>
              </table:table-cell>
              <table:table-cell office:value-type="float" office:value="2.91484468240655">
                <text:p>2.91484468240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7">
                <text:p>1317</text:p>
              </table:table-cell>
              <table:table-cell office:value-type="float" office:value="3.01653890725098">
                <text:p>3.0165389072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8">
                <text:p>1318</text:p>
              </table:table-cell>
              <table:table-cell office:value-type="float" office:value="2.86942056872836">
                <text:p>2.8694205687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19">
                <text:p>1319</text:p>
              </table:table-cell>
              <table:table-cell office:value-type="float" office:value="2.97333015373842">
                <text:p>2.97333015373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0">
                <text:p>1320</text:p>
              </table:table-cell>
              <table:table-cell office:value-type="float" office:value="2.82831913099122">
                <text:p>2.82831913099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1">
                <text:p>1321</text:p>
              </table:table-cell>
              <table:table-cell office:value-type="float" office:value="2.69038037927714">
                <text:p>2.69038037927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2">
                <text:p>1322</text:p>
              </table:table-cell>
              <table:table-cell office:value-type="float" office:value="2.80302185736423">
                <text:p>2.80302185736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3">
                <text:p>1323</text:p>
              </table:table-cell>
              <table:table-cell office:value-type="float" office:value="2.6663168682435">
                <text:p>2.6663168682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4">
                <text:p>1324</text:p>
              </table:table-cell>
              <table:table-cell office:value-type="float" office:value="2.53627906011581">
                <text:p>2.5362790601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5">
                <text:p>1325</text:p>
              </table:table-cell>
              <table:table-cell office:value-type="float" office:value="2.65643614822361">
                <text:p>2.6564361482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6">
                <text:p>1326</text:p>
              </table:table-cell>
              <table:table-cell office:value-type="float" office:value="2.52688022849764">
                <text:p>2.5268802284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7">
                <text:p>1327</text:p>
              </table:table-cell>
              <table:table-cell office:value-type="float" office:value="2.40364282553604">
                <text:p>2.40364282553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8">
                <text:p>1328</text:p>
              </table:table-cell>
              <table:table-cell office:value-type="float" office:value="2.28641578163992">
                <text:p>2.2864157816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29">
                <text:p>1329</text:p>
              </table:table-cell>
              <table:table-cell office:value-type="float" office:value="2.41875884563512">
                <text:p>2.41875884563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0">
                <text:p>1330</text:p>
              </table:table-cell>
              <table:table-cell office:value-type="float" office:value="2.3007945847395">
                <text:p>2.3007945847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1">
                <text:p>1331</text:p>
              </table:table-cell>
              <table:table-cell office:value-type="float" office:value="2.18858350873612">
                <text:p>2.18858350873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2">
                <text:p>1332</text:p>
              </table:table-cell>
              <table:table-cell office:value-type="float" office:value="2.08184503148681">
                <text:p>2.08184503148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3">
                <text:p>1333</text:p>
              </table:table-cell>
              <table:table-cell office:value-type="float" office:value="1.98031225120087">
                <text:p>1.98031225120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4">
                <text:p>1334</text:p>
              </table:table-cell>
              <table:table-cell office:value-type="float" office:value="2.12758416053795">
                <text:p>2.12758416053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5">
                <text:p>1335</text:p>
              </table:table-cell>
              <table:table-cell office:value-type="float" office:value="2.02382065660535">
                <text:p>2.0238206566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6">
                <text:p>1336</text:p>
              </table:table-cell>
              <table:table-cell office:value-type="float" office:value="1.92511775847536">
                <text:p>1.92511775847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7">
                <text:p>1337</text:p>
              </table:table-cell>
              <table:table-cell office:value-type="float" office:value="1.83122865749062">
                <text:p>1.8312286574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8">
                <text:p>1338</text:p>
              </table:table-cell>
              <table:table-cell office:value-type="float" office:value="1.74191858199402">
                <text:p>1.74191858199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39">
                <text:p>1339</text:p>
              </table:table-cell>
              <table:table-cell office:value-type="float" office:value="1.9008170877737">
                <text:p>1.9008170877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0">
                <text:p>1340</text:p>
              </table:table-cell>
              <table:table-cell office:value-type="float" office:value="1.8081131444841">
                <text:p>1.808113144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1">
                <text:p>1341</text:p>
              </table:table-cell>
              <table:table-cell office:value-type="float" office:value="1.71993042585979">
                <text:p>1.71993042585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2">
                <text:p>1342</text:p>
              </table:table-cell>
              <table:table-cell office:value-type="float" office:value="1.63604842917187">
                <text:p>1.63604842917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3">
                <text:p>1343</text:p>
              </table:table-cell>
              <table:table-cell office:value-type="float" office:value="1.80011028323289">
                <text:p>1.80011028323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4">
                <text:p>1344</text:p>
              </table:table-cell>
              <table:table-cell office:value-type="float" office:value="1.71231786875744">
                <text:p>1.7123178687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5">
                <text:p>1345</text:p>
              </table:table-cell>
              <table:table-cell office:value-type="float" office:value="1.62880714086043">
                <text:p>1.62880714086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6">
                <text:p>1346</text:p>
              </table:table-cell>
              <table:table-cell office:value-type="float" office:value="1.79322215671975">
                <text:p>1.7932221567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7">
                <text:p>1347</text:p>
              </table:table-cell>
              <table:table-cell office:value-type="float" office:value="1.70576568013845">
                <text:p>1.70576568013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8">
                <text:p>1348</text:p>
              </table:table-cell>
              <table:table-cell office:value-type="float" office:value="1.62257450625117">
                <text:p>1.62257450625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9">
                <text:p>1349</text:p>
              </table:table-cell>
              <table:table-cell office:value-type="float" office:value="1.78729349128726">
                <text:p>1.78729349128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0">
                <text:p>1350</text:p>
              </table:table-cell>
              <table:table-cell office:value-type="float" office:value="1.70012615913105">
                <text:p>1.7001261591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1">
                <text:p>1351</text:p>
              </table:table-cell>
              <table:table-cell office:value-type="float" office:value="1.86106290542527">
                <text:p>1.8610629054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2">
                <text:p>1352</text:p>
              </table:table-cell>
              <table:table-cell office:value-type="float" office:value="1.77029779648731">
                <text:p>1.77029779648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3">
                <text:p>1353</text:p>
              </table:table-cell>
              <table:table-cell office:value-type="float" office:value="1.92781223164393">
                <text:p>1.92781223164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4">
                <text:p>1354</text:p>
              </table:table-cell>
              <table:table-cell office:value-type="float" office:value="1.8337917196521">
                <text:p>1.8337917196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5">
                <text:p>1355</text:p>
              </table:table-cell>
              <table:table-cell office:value-type="float" office:value="1.98820951963527">
                <text:p>1.98820951963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6">
                <text:p>1356</text:p>
              </table:table-cell>
              <table:table-cell office:value-type="float" office:value="1.8912433971495">
                <text:p>1.891243397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7">
                <text:p>1357</text:p>
              </table:table-cell>
              <table:table-cell office:value-type="float" office:value="2.04285924575772">
                <text:p>2.04285924575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8">
                <text:p>1358</text:p>
              </table:table-cell>
              <table:table-cell office:value-type="float" office:value="2.18708070217451">
                <text:p>2.18708070217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59">
                <text:p>1359</text:p>
              </table:table-cell>
              <table:table-cell office:value-type="float" office:value="2.08041551766608">
                <text:p>2.08041551766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0">
                <text:p>1360</text:p>
              </table:table-cell>
              <table:table-cell office:value-type="float" office:value="2.22280533308829">
                <text:p>2.2228053330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1">
                <text:p>1361</text:p>
              </table:table-cell>
              <table:table-cell office:value-type="float" office:value="2.35825071526712">
                <text:p>2.3582507152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2">
                <text:p>1362</text:p>
              </table:table-cell>
              <table:table-cell office:value-type="float" office:value="2.24323747071194">
                <text:p>2.2432374707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3">
                <text:p>1363</text:p>
              </table:table-cell>
              <table:table-cell office:value-type="float" office:value="2.37768636578018">
                <text:p>2.37768636578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4">
                <text:p>1364</text:p>
              </table:table-cell>
              <table:table-cell office:value-type="float" office:value="2.50557811086071">
                <text:p>2.50557811086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5">
                <text:p>1365</text:p>
              </table:table-cell>
              <table:table-cell office:value-type="float" office:value="2.62723250193205">
                <text:p>2.62723250193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6">
                <text:p>1366</text:p>
              </table:table-cell>
              <table:table-cell office:value-type="float" office:value="2.49910086084239">
                <text:p>2.49910086084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7">
                <text:p>1367</text:p>
              </table:table-cell>
              <table:table-cell office:value-type="float" office:value="2.62107115112478">
                <text:p>2.6210711511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8">
                <text:p>1368</text:p>
              </table:table-cell>
              <table:table-cell office:value-type="float" office:value="2.73709288015628">
                <text:p>2.7370928801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69">
                <text:p>1369</text:p>
              </table:table-cell>
              <table:table-cell office:value-type="float" office:value="2.84745616269249">
                <text:p>2.8474561626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0">
                <text:p>1370</text:p>
              </table:table-cell>
              <table:table-cell office:value-type="float" office:value="2.70858408692899">
                <text:p>2.70858408692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1">
                <text:p>1371</text:p>
              </table:table-cell>
              <table:table-cell office:value-type="float" office:value="2.82033775971768">
                <text:p>2.8203377597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2">
                <text:p>1372</text:p>
              </table:table-cell>
              <table:table-cell office:value-type="float" office:value="2.92664114157031">
                <text:p>2.9266411415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3">
                <text:p>1373</text:p>
              </table:table-cell>
              <table:table-cell office:value-type="float" office:value="3.02776004631247">
                <text:p>3.0277600463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4">
                <text:p>1374</text:p>
              </table:table-cell>
              <table:table-cell office:value-type="float" office:value="2.88009444638007">
                <text:p>2.8800944463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5">
                <text:p>1375</text:p>
              </table:table-cell>
              <table:table-cell office:value-type="float" office:value="2.98348346023424">
                <text:p>2.98348346023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6">
                <text:p>1376</text:p>
              </table:table-cell>
              <table:table-cell office:value-type="float" office:value="3.08183013238245">
                <text:p>3.08183013238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7">
                <text:p>1377</text:p>
              </table:table-cell>
              <table:table-cell office:value-type="float" office:value="3.17538038073155">
                <text:p>3.17538038073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8">
                <text:p>1378</text:p>
              </table:table-cell>
              <table:table-cell office:value-type="float" office:value="3.02051525213413">
                <text:p>3.02051525213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79">
                <text:p>1379</text:p>
              </table:table-cell>
              <table:table-cell office:value-type="float" office:value="3.1170558624796">
                <text:p>3.1170558624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0">
                <text:p>1380</text:p>
              </table:table-cell>
              <table:table-cell office:value-type="float" office:value="3.20888813169948">
                <text:p>3.20888813169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1">
                <text:p>1381</text:p>
              </table:table-cell>
              <table:table-cell office:value-type="float" office:value="3.2962416883001">
                <text:p>3.296241688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2">
                <text:p>1382</text:p>
              </table:table-cell>
              <table:table-cell office:value-type="float" office:value="3.13548208417696">
                <text:p>3.13548208417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3">
                <text:p>1383</text:p>
              </table:table-cell>
              <table:table-cell office:value-type="float" office:value="3.22641569596038">
                <text:p>3.2264156959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4">
                <text:p>1384</text:p>
              </table:table-cell>
              <table:table-cell office:value-type="float" office:value="3.3129144231649">
                <text:p>3.312914423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3.39519455766369">
                <text:p>3.39519455766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6">
                <text:p>1386</text:p>
              </table:table-cell>
              <table:table-cell office:value-type="float" office:value="3.22960896515439">
                <text:p>3.22960896515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7">
                <text:p>1387</text:p>
              </table:table-cell>
              <table:table-cell office:value-type="float" office:value="3.31595195478258">
                <text:p>3.31595195478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8">
                <text:p>1388</text:p>
              </table:table-cell>
              <table:table-cell office:value-type="float" office:value="3.39808394711629">
                <text:p>3.3980839471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89">
                <text:p>1389</text:p>
              </table:table-cell>
              <table:table-cell office:value-type="float" office:value="3.23235743742054">
                <text:p>3.2323574374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0">
                <text:p>1390</text:p>
              </table:table-cell>
              <table:table-cell office:value-type="float" office:value="3.31856638247457">
                <text:p>3.3185663824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1">
                <text:p>1391</text:p>
              </table:table-cell>
              <table:table-cell office:value-type="float" office:value="3.1567179901687">
                <text:p>3.156717990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2">
                <text:p>1392</text:p>
              </table:table-cell>
              <table:table-cell office:value-type="float" office:value="3.24661591459566">
                <text:p>3.24661591459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3">
                <text:p>1393</text:p>
              </table:table-cell>
              <table:table-cell office:value-type="float" office:value="3.08827658801569">
                <text:p>3.0882765880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4">
                <text:p>1394</text:p>
              </table:table-cell>
              <table:table-cell office:value-type="float" office:value="3.18151243901362">
                <text:p>3.1815124390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5">
                <text:p>1395</text:p>
              </table:table-cell>
              <table:table-cell office:value-type="float" office:value="3.02634824640479">
                <text:p>3.0263482464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6">
                <text:p>1396</text:p>
              </table:table-cell>
              <table:table-cell office:value-type="float" office:value="3.1226043782628">
                <text:p>3.1226043782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7">
                <text:p>1397</text:p>
              </table:table-cell>
              <table:table-cell office:value-type="float" office:value="2.97031316567833">
                <text:p>2.97031316567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8">
                <text:p>1398</text:p>
              </table:table-cell>
              <table:table-cell office:value-type="float" office:value="3.06930216067153">
                <text:p>3.0693021606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99">
                <text:p>1399</text:p>
              </table:table-cell>
              <table:table-cell office:value-type="float" office:value="2.91961052791437">
                <text:p>2.9196105279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0">
                <text:p>1400</text:p>
              </table:table-cell>
              <table:table-cell office:value-type="float" office:value="3.02107231973065">
                <text:p>3.02107231973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1">
                <text:p>1401</text:p>
              </table:table-cell>
              <table:table-cell office:value-type="float" office:value="2.87373288407242">
                <text:p>2.87373288407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2">
                <text:p>1402</text:p>
              </table:table-cell>
              <table:table-cell office:value-type="float" office:value="2.73357927748498">
                <text:p>2.73357927748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3">
                <text:p>1403</text:p>
              </table:table-cell>
              <table:table-cell office:value-type="float" office:value="2.60026104294912">
                <text:p>2.6002610429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4">
                <text:p>1404</text:p>
              </table:table-cell>
              <table:table-cell office:value-type="float" office:value="2.71729769293255">
                <text:p>2.71729769293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5">
                <text:p>1405</text:p>
              </table:table-cell>
              <table:table-cell office:value-type="float" office:value="2.58477352064534">
                <text:p>2.5847735206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6">
                <text:p>1406</text:p>
              </table:table-cell>
              <table:table-cell office:value-type="float" office:value="2.45871262850816">
                <text:p>2.45871262850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7">
                <text:p>1407</text:p>
              </table:table-cell>
              <table:table-cell office:value-type="float" office:value="2.33879979862845">
                <text:p>2.33879979862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8">
                <text:p>1408</text:p>
              </table:table-cell>
              <table:table-cell office:value-type="float" office:value="2.22473518647173">
                <text:p>2.22473518647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09">
                <text:p>1409</text:p>
              </table:table-cell>
              <table:table-cell office:value-type="float" office:value="2.36008644859042">
                <text:p>2.36008644859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0">
                <text:p>1410</text:p>
              </table:table-cell>
              <table:table-cell office:value-type="float" office:value="2.2449836742646">
                <text:p>2.2449836742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1">
                <text:p>1411</text:p>
              </table:table-cell>
              <table:table-cell office:value-type="float" office:value="2.13549452848421">
                <text:p>2.1354945284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2">
                <text:p>1412</text:p>
              </table:table-cell>
              <table:table-cell office:value-type="float" office:value="2.03134523135446">
                <text:p>2.03134523135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3">
                <text:p>1413</text:p>
              </table:table-cell>
              <table:table-cell office:value-type="float" office:value="1.93227535538357">
                <text:p>1.93227535538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4">
                <text:p>1414</text:p>
              </table:table-cell>
              <table:table-cell office:value-type="float" office:value="1.83803717427843">
                <text:p>1.83803717427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5">
                <text:p>1415</text:p>
              </table:table-cell>
              <table:table-cell office:value-type="float" office:value="1.99224792099622">
                <text:p>1.99224792099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6">
                <text:p>1416</text:p>
              </table:table-cell>
              <table:table-cell office:value-type="float" office:value="1.89508484335198">
                <text:p>1.8950848433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7">
                <text:p>1417</text:p>
              </table:table-cell>
              <table:table-cell office:value-type="float" office:value="1.80266046492173">
                <text:p>1.8026604649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8">
                <text:p>1418</text:p>
              </table:table-cell>
              <table:table-cell office:value-type="float" office:value="1.71474367661769">
                <text:p>1.7147436766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19">
                <text:p>1419</text:p>
              </table:table-cell>
              <table:table-cell office:value-type="float" office:value="1.87496751817171">
                <text:p>1.87496751817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0">
                <text:p>1420</text:p>
              </table:table-cell>
              <table:table-cell office:value-type="float" office:value="1.78352427326801">
                <text:p>1.7835242732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1">
                <text:p>1421</text:p>
              </table:table-cell>
              <table:table-cell office:value-type="float" office:value="1.69654076804378">
                <text:p>1.69654076804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2">
                <text:p>1422</text:p>
              </table:table-cell>
              <table:table-cell office:value-type="float" office:value="1.85765237592471">
                <text:p>1.85765237592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3">
                <text:p>1423</text:p>
              </table:table-cell>
              <table:table-cell office:value-type="float" office:value="1.76705360047325">
                <text:p>1.7670536004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4">
                <text:p>1424</text:p>
              </table:table-cell>
              <table:table-cell office:value-type="float" office:value="1.92472625693651">
                <text:p>1.92472625693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5">
                <text:p>1425</text:p>
              </table:table-cell>
              <table:table-cell office:value-type="float" office:value="1.83085624970713">
                <text:p>1.83085624970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6">
                <text:p>1426</text:p>
              </table:table-cell>
              <table:table-cell office:value-type="float" office:value="1.74156433675245">
                <text:p>1.74156433675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7">
                <text:p>1427</text:p>
              </table:table-cell>
              <table:table-cell office:value-type="float" office:value="1.90048011927643">
                <text:p>1.9004801192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8">
                <text:p>1428</text:p>
              </table:table-cell>
              <table:table-cell office:value-type="float" office:value="1.80779261013437">
                <text:p>1.80779261013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29">
                <text:p>1429</text:p>
              </table:table-cell>
              <table:table-cell office:value-type="float" office:value="1.96347840165119">
                <text:p>1.96347840165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0">
                <text:p>1430</text:p>
              </table:table-cell>
              <table:table-cell office:value-type="float" office:value="2.11157130751867">
                <text:p>2.1115713075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1">
                <text:p>1431</text:p>
              </table:table-cell>
              <table:table-cell office:value-type="float" office:value="2.00858875964321">
                <text:p>2.0085887596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2">
                <text:p>1432</text:p>
              </table:table-cell>
              <table:table-cell office:value-type="float" office:value="2.15448160739044">
                <text:p>2.15448160739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3">
                <text:p>1433</text:p>
              </table:table-cell>
              <table:table-cell office:value-type="float" office:value="2.29325917699181">
                <text:p>2.29325917699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4">
                <text:p>1434</text:p>
              </table:table-cell>
              <table:table-cell office:value-type="float" office:value="2.1814156071609">
                <text:p>2.181415607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5">
                <text:p>1435</text:p>
              </table:table-cell>
              <table:table-cell office:value-type="float" office:value="2.31887959009297">
                <text:p>2.3188795900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6">
                <text:p>1436</text:p>
              </table:table-cell>
              <table:table-cell office:value-type="float" office:value="2.44963937546702">
                <text:p>2.44963937546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7">
                <text:p>1437</text:p>
              </table:table-cell>
              <table:table-cell office:value-type="float" office:value="2.33016905335978">
                <text:p>2.33016905335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8">
                <text:p>1438</text:p>
              </table:table-cell>
              <table:table-cell office:value-type="float" office:value="2.46037824511323">
                <text:p>2.4603782451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39">
                <text:p>1439</text:p>
              </table:table-cell>
              <table:table-cell office:value-type="float" office:value="2.58423705964956">
                <text:p>2.5842370596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